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63.0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1165.2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NFY3_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office:annotation draw:style-name="gr1" draw:text-style-name="P2" svg:width="82.18pt" svg:height="140.06pt" svg:x="82.03pt" svg:y="0pt" draw:caption-point-x="-17.29pt" draw:caption-point-y="0.28pt">
              <dc:date>2017-04-19T00:00:00</dc:date>
              <text:p text:style-name="P1">Note that upon loading, it said this file could not be loaded because the maximum number of chars per cell was exceeded. Might be that this is therefore incorrect</text:p>
            </office:annotation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2.8E-015" calcext:value-type="float">
            <text:p>2.8E-15</text:p>
          </table:table-cell>
          <table:table-cell office:value-type="float" office:value="0.0000000000399" calcext:value-type="float">
            <text:p>3.99E-11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2003" calcext:value-type="float">
            <text:p>2003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MAEL <text:s/>- <text:s/>maelstrom spermatogenic transposon silencer, SP1 <text:s/>- <text:s/>sp1 transcription facto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WBP2 <text:s/>- <text:s/>ww domain binding protein 2, SOX1 <text:s/>- <text:s/>sry (sex determining region y)-box 1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TP53INP2 <text:s/>- <text:s/>tumor protein p53 inducible nuclear protein 2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NEK7 <text:s/>- <text:s/>nima-related kinase 7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IWS1 <text:s/>- <text:s/>iws1 homolog (s. cerevisiae), ZNF768 <text:s/>- <text:s/>zinc finger protein 768, JUN <text:s/>- <text:s/>jun proto-oncogene, JARID2 <text:s/>- <text:s/>jumonji, at rich interactive domain 2, JUNB <text:s/>- <text:s/>jun b proto-oncogene, STAT3 <text:s/>- <text:s/>signal transducer and activator of transcription 3 (acute-phase response factor), CRY2 <text:s/>- <text:s/>cryptochrome 2 (photolyase-like), ATF7 <text:s/>- <text:s/>activating transcription factor 7, E2F8 <text:s/>- <text:s/>e2f transcription factor 8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F397 <text:s/>- <text:s/>zinc finger protein 397, ZNHIT3 <text:s/>- <text:s/>zinc finger, hit-type containing 3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IWIL1 <text:s/>- <text:s/>piwi-like rna-mediated gene silencing 1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PPP1R3B <text:s/>- <text:s/>protein phosphatase 1, regulatory subunit 3b, PBXIP1 <text:s/>- <text:s/>pre-b-cell leukemia homeobox interacting protein 1, ZNF628 <text:s/>- <text:s/>zinc finger protein 628, CBX8 <text:s/>- <text:s/>chromobox homolog 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PAX8 <text:s/>- <text:s/>paired box 8, HIST1H1B <text:s/>- <text:s/>histone cluster 1, h1b, AURKB <text:s/>- <text:s/>aurora kinase b, HIST1H1D <text:s/>- <text:s/>histone cluster 1, h1d, PDGFRB <text:s/>- <text:s/>platelet-derived growth factor receptor, beta polypeptide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TICRR <text:s/>- <text:s/>topbp1-interacting checkpoint and replication regulator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DAPK1 <text:s/>- <text:s/>death-associated protein kinase 1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ZNF444 <text:s/>- <text:s/>zinc finger protein 444, EPC2 <text:s/>- <text:s/>enhancer of polycomb homolog 2 (drosophila), GOLGA2 <text:s/>- <text:s/>golgin a2, GOLGB1 <text:s/>- <text:s/>golgin b1, XPO1 <text:s/>- <text:s/>exportin 1 (crm1 homolog, yeast)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ATP2B4 <text:s/>- <text:s/>atpase, ca++ transporting, plasma membrane 4, WARS <text:s/>- <text:s/>tryptophanyl-trna synthetase, HBEGF <text:s/>- <text:s/>heparin-binding egf-like growth factor, NKX3-2 <text:s/>- <text:s/>nk3 homeobox 2, PITX2 <text:s/>- <text:s/>paired-like homeodomain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DLX1 <text:s/>- <text:s/>distal-less homeobox 1, SHH <text:s/>- <text:s/>sonic hedgehog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MXD1 <text:s/>- <text:s/>max dimerization protein 1, SF1 <text:s/>- <text:s/>splicing factor 1, PIAS4 <text:s/>- <text:s/>protein inhibitor of activated stat, 4, DBX1 <text:s/>- <text:s/>developing brain homeobox 1, SMAD2 <text:s/>- <text:s/>smad family member 2, DNM2 <text:s/>- <text:s/>dynamin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SMAD6 <text:s/>- <text:s/>smad family member 6, CCND1 <text:s/>- <text:s/>cyclin d1, GSK3B <text:s/>- <text:s/>glycogen synthase kinase 3 beta, MAF <text:s/>- <text:s/>v-maf avian musculoaponeurotic fibrosarcoma oncogene homolog, CCNK <text:s/>- <text:s/>cyclin k, HSPA1B <text:s/>- <text:s/>heat shock 70kda protein 1b, SIX5 <text:s/>- <text:s/>six homeobox 5, MAPRE3 <text:s/>- <text:s/>microtubule-associated protein, rp/eb family, member 3, EMX1 <text:s/>- <text:s/>empty spiracles homeobox 1, CASZ1 <text:s/>- <text:s/>castor zinc finger 1, DDX25 <text:s/>- <text:s/>dead (asp-glu-ala-asp) box helicase 25, ELK1 <text:s/>- <text:s/>elk1, member of ets oncogene family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KLF9 <text:s/>- <text:s/>kruppel-like factor 9, ENG <text:s/>- <text:s/>endoglin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HOXC6 <text:s/>- <text:s/>homeobox c6, TSC22D1 <text:s/>- <text:s/>tsc22 domain family, member 1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PRDM10 <text:s/>- <text:s/>pr domain containing 10, MXI1 <text:s/>- <text:s/>max interactor 1, dimerization protein, PRDM9 <text:s/>- <text:s/>pr domain containing 9, UBN1 <text:s/>- <text:s/>ubinuclein 1, DDX54 <text:s/>- <text:s/>dead (asp-glu-ala-asp) box polypeptide 54, KDM4B <text:s/>- <text:s/>lysine (k)-specific demethylase 4b, RNF4 <text:s/>- <text:s/>ring finger protein 4, EIF2B2 <text:s/>- <text:s/>eukaryotic translation initiation factor 2b, subunit 2 beta, 39kda, KDM1A <text:s/>- <text:s/>lysine (k)-specific demethylase 1a, INO80B <text:s/>- <text:s/>ino80 complex subunit b, HNRNPR <text:s/>- <text:s/>heterogeneous nuclear ribonucleoprotein r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POMT2 <text:s/>- <text:s/>protein-o-mannosyltransferase 2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TRAF2 <text:s/>- <text:s/>tnf receptor-associated factor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ACOT8 <text:s/>- <text:s/>acyl-coa thioesterase 8, HMGN1 <text:s/>- <text:s/>high mobility group nucleosome binding domain 1, HMGB2 <text:s/>- <text:s/>high mobility group box 2, HMGB1 <text:s/>- <text:s/>high mobility group box 1, FANCA <text:s/>- <text:s/>fanconi anemia, complementation group a, HLX <text:s/>- <text:s/>h2.0-like homeobox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OXC4 <text:s/>- <text:s/>homeobox c4, HMG20A <text:s/>- <text:s/>high mobility group 20a, HMG20B <text:s/>- <text:s/>high mobility group 20b, ERG <text:s/>- <text:s/>v-ets avian erythroblastosis virus e26 oncogene homolog, UBB <text:s/>- <text:s/>ubiquitin b, ESRRB <text:s/>- <text:s/>estrogen-related receptor beta, HNRNPL <text:s/>- <text:s/>heterogeneous nuclear ribonucleoprotein l, RCOR1 <text:s/>- <text:s/>rest corepressor 1, TULP3 <text:s/>- <text:s/>tubby like protein 3, SALL4 <text:s/>- <text:s/>sal-like 4 (drosophila), HOXA4 <text:s/>- <text:s/>homeobox a4, ETS2 <text:s/>- <text:s/>v-ets avian erythroblastosis virus e26 oncogene homolog 2, TINF2 <text:s/>- <text:s/>terf1 (trf1)-interacting nuclear factor 2, ZSCAN1 <text:s/>- <text:s/>zinc finger and scan domain containing 1, RPS6KA1 <text:s/>- <text:s/>ribosomal protein s6 kinase, 90kda, polypeptide 1, ZIK1 <text:s/>- <text:s/>zinc finger protein interacting with k protein 1, HOXA6 <text:s/>- <text:s/>homeobox a6, ETF1 <text:s/>- <text:s/>eukaryotic translation termination factor 1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HNRNPC <text:s/>- <text:s/>heterogeneous nuclear ribonucleoprotein c (c1/c2), ZNF830 <text:s/>- <text:s/>zinc finger protein 830, HNRNPAB <text:s/>- <text:s/>heterogeneous nuclear ribonucleoprotein a/b, CAT <text:s/>- <text:s/>catalase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TOX3 <text:s/>- <text:s/>tox high mobility group box family member 3, ARID3B <text:s/>- <text:s/>at rich interactive domain 3b (bright-like), ENC1 <text:s/>- <text:s/>ectodermal-neural cortex 1 (with btb domain), ZNF436 <text:s/>- <text:s/>zinc finger protein 436, RBMX <text:s/>- <text:s/>rna binding motif protein, x-linked, CAMTA1 <text:s/>- <text:s/>calmodulin binding transcription activator 1, OSM <text:s/>- <text:s/>oncostatin m, CD74 <text:s/>- <text:s/>cd74 molecule, major histocompatibility complex, class ii invariant chain, ZNF574 <text:s/>- <text:s/>zinc finger protein 574, USP16 <text:s/>- <text:s/>ubiquitin specific peptidase 16, FOXM1 <text:s/>- <text:s/>forkhead box m1, ILF2 <text:s/>- <text:s/>interleukin enhancer binding factor 2, FOXO1 <text:s/>- <text:s/>forkhead box o1, SOST <text:s/>- <text:s/>sclerostin, IGF2BP2 <text:s/>- <text:s/>insulin-like growth factor 2 mrna binding protein 2, IL4 <text:s/>- <text:s/>interleukin 4, FOXC1 <text:s/>- <text:s/>forkhead box c1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VIMP <text:s/>- <text:s/>vcp-interacting membrane protein, FGFR2 <text:s/>- <text:s/>fibroblast growth factor receptor 2, PSME2 <text:s/>- <text:s/>proteasome (prosome, macropain) activator subunit 2 (pa28 beta), IRS1 <text:s/>- <text:s/>insulin receptor substrate 1, DDR2 <text:s/>- <text:s/>discoidin domain receptor tyrosine kinase 2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REBRF <text:s/>- <text:s/>creb3 regulatory factor, CEBPG <text:s/>- <text:s/>ccaat/enhancer binding protein (c/ebp), gamma, GZF1 <text:s/>- <text:s/>gdnf-inducible zinc finger protein 1, INSIG1 <text:s/>- <text:s/>insulin induced gene 1, TBX15 <text:s/>- <text:s/>t-box 15, CCT7 <text:s/>- <text:s/>chaperonin containing tcp1, subunit 7 (eta), INSM1 <text:s/>- <text:s/>insulinoma-associated 1, NDUFA13 <text:s/>- <text:s/>nadh dehydrogenase (ubiquinone) 1 alpha subcomplex, 13, CXCL10 <text:s/>- <text:s/>chemokine (c-x-c motif) ligand 10, KLHL25 <text:s/>- <text:s/>kelch-like family member 25, PCBP3 <text:s/>- <text:s/>poly(rc) binding protein 3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PEX2 <text:s/>- <text:s/>peroxisomal biogenesis factor 2, TLX3 <text:s/>- <text:s/>t-cell leukemia homeobox 3, HIST1H2AC <text:s/>- <text:s/>histone cluster 1, h2ac, LHX5 <text:s/>- <text:s/>lim homeobox 5, PUM1 <text:s/>- <text:s/>pumilio homolog 1 (drosophila), VSX2 <text:s/>- <text:s/>visual system homeobox 2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NFKBIB <text:s/>- <text:s/>nuclear factor of kappa light polypeptide gene enhancer in b-cells inhibitor, beta, ID4 <text:s/>- <text:s/>inhibitor of dna binding 4, dominant negative helix-loop-helix protein, NKX6-1 <text:s/>- <text:s/>nk6 homeobox 1, NKX3-1 <text:s/>- <text:s/>nk3 homeobox 1, STOML2 <text:s/>- <text:s/>stomatin (epb72)-like 2, OTP <text:s/>- <text:s/>orthopedia homeobox, PAF1 <text:s/>- <text:s/>paf1, rna polymerase ii associated factor, homolog (s. cerevisiae), TADA2B <text:s/>- <text:s/>transcriptional adaptor 2b, ATP1B4 <text:s/>- <text:s/>atpase, na+/k+ transporting, beta 4 polypeptide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NOX4 <text:s/>- <text:s/>nadph oxidase 4, TMBIM6 <text:s/>- <text:s/>transmembrane bax inhibitor motif containing 6, EIF4ENIF1 <text:s/>- <text:s/>eukaryotic translation initiation factor 4e nuclear import factor 1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NF2 <text:s/>- <text:s/>neurofibromin 2 (merlin), HIST1H2AA <text:s/>- <text:s/>histone cluster 1, h2aa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FNIP1 <text:s/>- <text:s/>folliculin interacting protein 1, HEY2 <text:s/>- <text:s/>hairy/enhancer-of-split related with yrpw motif 2, RARA <text:s/>- <text:s/>retinoic acid receptor, alpha, FOXB1 <text:s/>- <text:s/>forkhead box b1, CDK5RAP3 <text:s/>- <text:s/>cdk5 regulatory subunit associated protein 3, MTERFD3 <text:s/>- <text:s/>mterf domain containing 3, JMJD1C <text:s/>- <text:s/>jumonji domain containing 1c, RBL2 <text:s/>- <text:s/>retinoblastoma-like 2 (p130), NEUROG3 <text:s/>- <text:s/>neurogenin 3, TGFB3 <text:s/>- <text:s/>transforming growth factor, beta 3, NEUROG2 <text:s/>- <text:s/>neurogenin 2, RBM4 <text:s/>- <text:s/>rna binding motif protein 4, TGFB1I1 <text:s/>- <text:s/>transforming growth factor beta 1 induced transcript 1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CKS2 <text:s/>- <text:s/>cdc28 protein kinase regulatory subunit 2, THBS1 <text:s/>- <text:s/>thrombospondin 1, CIRBP <text:s/>- <text:s/>cold inducible rna binding protein, HP1BP3 <text:s/>- <text:s/>heterochromatin protein 1, binding protein 3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organic cyclic compound metabolic process</text:p>
          </table:table-cell>
          <table:table-cell office:value-type="float" office:value="5.53E-015" calcext:value-type="float">
            <text:p>5.53E-15</text:p>
          </table:table-cell>
          <table:table-cell office:value-type="float" office:value="0.0000000000394" calcext:value-type="float">
            <text:p>3.94E-11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740" calcext:value-type="float">
            <text:p>3740</text:p>
          </table:table-cell>
          <table:table-cell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LRRC16A <text:s/>- <text:s/>leucine rich repeat containing 16a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CYP39A1 <text:s/>- <text:s/>cytochrome p450, family 39, subfamily a, polypeptide 1, ACACA <text:s/>- <text:s/>acetyl-coa carboxylase alpha, GCH1 <text:s/>- <text:s/>gtp cyclohydrolase 1, SP3 <text:s/>- <text:s/>sp3 transcription factor, LTV1 <text:s/>- <text:s/>ltv1 homolog (s. cerevisiae), SP1 <text:s/>- <text:s/>sp1 transcription factor, MAEL <text:s/>- <text:s/>maelstrom spermatogenic transposon silencer, ACAT1 <text:s/>- <text:s/>acetyl-coa acetyltransferase 1, SP2 <text:s/>- <text:s/>sp2 transcription factor, BRD8 <text:s/>- <text:s/>bromodomain containing 8, ACAT2 <text:s/>- <text:s/>acetyl-coa acetyltransferase 2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PABPN1 <text:s/>- <text:s/>poly(a) binding protein, nuclear 1, SOX1 <text:s/>- <text:s/>sry (sex determining region y)-box 1, CCNB1IP1 <text:s/>- <text:s/>cyclin b1 interacting protein 1, e3 ubiquitin protein ligase, ORC3 <text:s/>- <text:s/>origin recognition complex, subunit 3, ATF7IP2 <text:s/>- <text:s/>activating transcription factor 7 interacting protein 2, POLD4 <text:s/>- <text:s/>polymerase (dna-directed), delta 4, accessory subunit, SON <text:s/>- <text:s/>son dna binding protein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SNCA <text:s/>- <text:s/>synuclein, alpha (non a4 component of amyloid precursor)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ALDH1L1 <text:s/>- <text:s/>aldehyde dehydrogenase 1 family, member l1, LBR <text:s/>- <text:s/>lamin b receptor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DHTKD1 <text:s/>- <text:s/>dehydrogenase e1 and transketolase domain containing 1, HNRNPUL1 <text:s/>- <text:s/>heterogeneous nuclear ribonucleoprotein u-like 1, HSD17B8 <text:s/>- <text:s/>hydroxysteroid (17-beta) dehydrogenase 8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HINT2 <text:s/>- <text:s/>histidine triad nucleotide binding protein 2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SD17B12 <text:s/>- <text:s/>hydroxysteroid (17-beta) dehydrogenase 12, HIVEP3 <text:s/>- <text:s/>human immunodeficiency virus type i enhancer binding protein 3, CTBP2 <text:s/>- <text:s/>c-terminal binding protein 2, GTPBP3 <text:s/>- <text:s/>gtp binding protein 3 (mitochondrial), CITED4 <text:s/>- <text:s/>cbp/p300-interacting transactivator, with glu/asp-rich carboxy-terminal domain, 4, N4BP2 <text:s/>- <text:s/>nedd4 binding protein 2, RAD54B <text:s/>- <text:s/>rad54 homolog b (s. cerevisiae)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SNRNP40 <text:s/>- <text:s/>small nuclear ribonucleoprotein 40kda (u5), DCAKD <text:s/>- <text:s/>dephospho-coa kinase domain containing, TGIF2 <text:s/>- <text:s/>tgfb-induced factor homeobox 2, ZRANB2 <text:s/>- <text:s/>zinc finger, ran-binding domain containing 2, SLC25A19 <text:s/>- <text:s/>solute carrier family 25 (mitochondrial thiamine pyrophosphate carrier), member 19, RPAIN <text:s/>- <text:s/>rpa interacting protein, LIN28A <text:s/>- <text:s/>lin-28 homolog a (c. elegans), POLDIP3 <text:s/>- <text:s/>polymerase (dna-directed), delta interacting protein 3, CELF6 <text:s/>- <text:s/>cugbp, elav-like family member 6, IWS1 <text:s/>- <text:s/>iws1 homolog (s. cerevisiae), TDRKH <text:s/>- <text:s/>tudor and kh domain containing, THAP9 <text:s/>- <text:s/>thap domain containing 9, ZNF768 <text:s/>- <text:s/>zinc finger protein 768, JUN <text:s/>- <text:s/>jun proto-oncogene, PRODH <text:s/>- <text:s/>proline dehydrogenase (oxidase) 1, JARID2 <text:s/>- <text:s/>jumonji, at rich interactive domain 2, STAT3 <text:s/>- <text:s/>signal transducer and activator of transcription 3 (acute-phase response factor), CRY2 <text:s/>- <text:s/>cryptochrome 2 (photolyase-like), GALT <text:s/>- <text:s/>galactose-1-phosphate uridylyltransferase, JUNB <text:s/>- <text:s/>jun b proto-oncogene, E2F8 <text:s/>- <text:s/>e2f transcription factor 8, ATF7 <text:s/>- <text:s/>activating transcription factor 7, ALDOB <text:s/>- <text:s/>aldolase b, fructose-bisphosphate, SLC25A25 <text:s/>- <text:s/>solute carrier family 25 (mitochondrial carrier; phosphate carrier), member 25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NHP2 <text:s/>- <text:s/>nhp2 ribonucleoprotein, EXD1 <text:s/>- <text:s/>exonuclease 3'-5' domain containing 1, HMGA2 <text:s/>- <text:s/>high mobility group at-hook 2, ADAD2 <text:s/>- <text:s/>adenosine deaminase domain containing 2, PHF5A <text:s/>- <text:s/>phd finger protein 5a, ASF1B <text:s/>- <text:s/>anti-silencing function 1b histone chaperone, SCP2D1 <text:s/>- <text:s/>scp2 sterol-binding domain containing 1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OSBPL9 <text:s/>- <text:s/>oxysterol binding protein-like 9, OSBPL6 <text:s/>- <text:s/>oxysterol binding protein-like 6, CCDC88A <text:s/>- <text:s/>coiled-coil domain containing 88a, SQLE <text:s/>- <text:s/>squalene epoxidase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ZNF189 <text:s/>- <text:s/>zinc finger protein 189, RBM23 <text:s/>- <text:s/>rna binding motif protein 23, ZNF280B <text:s/>- <text:s/>zinc finger protein 280b, PAX1 <text:s/>- <text:s/>paired box 1, DDT <text:s/>- <text:s/>d-dopachrome tautomerase, PAX6 <text:s/>- <text:s/>paired box 6, RFWD3 <text:s/>- <text:s/>ring finger and wd repeat domain 3, ZNF385A <text:s/>- <text:s/>zinc finger protein 385a, PAX3 <text:s/>- <text:s/>paired box 3, SIN3A <text:s/>- <text:s/>sin3 transcription regulator family member a, DDC <text:s/>- <text:s/>dopa decarboxylase (aromatic l-amino acid decarboxylase), PIWIL1 <text:s/>- <text:s/>piwi-like rna-mediated gene silencing 1, PBX1 <text:s/>- <text:s/>pre-b-cell leukemia homeobox 1, GTF2E1 <text:s/>- <text:s/>general transcription factor iie, polypeptide 1, alpha 56kda, MLH1 <text:s/>- <text:s/>mutl homolog 1, colon cancer, nonpolyposis type 2 (e. coli)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GSTZ1 <text:s/>- <text:s/>glutathione s-transferase zeta 1, NUDT2 <text:s/>- <text:s/>nudix (nucleoside diphosphate linked moiety x)-type motif 2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PDE7A <text:s/>- <text:s/>phosphodiesterase 7a, H2AFX <text:s/>- <text:s/>h2a histone family, member x, PAX8 <text:s/>- <text:s/>paired box 8, SC5D <text:s/>- <text:s/>sterol-c5-desaturase, NME9 <text:s/>- <text:s/>nme/nm23 family member 9, ARID1B <text:s/>- <text:s/>at rich interactive domain 1b (swi1-like), BTG2 <text:s/>- <text:s/>btg family, member 2, MED30 <text:s/>- <text:s/>mediator complex subunit 30, MEF2D <text:s/>- <text:s/>myocyte enhancer factor 2d, OSBPL3 <text:s/>- <text:s/>oxysterol binding protein-like 3, CSDE1 <text:s/>- <text:s/>cold shock domain containing e1, rna-binding, PEG3 <text:s/>- <text:s/>paternally expressed 3, BRWD1 <text:s/>- <text:s/>bromodomain and wd repeat domain containing 1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ANK1 <text:s/>- <text:s/>pantothenate kinase 1, C14orf1 <text:s/>- <text:s/>chromosome 14 open reading fram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CYP24A1 <text:s/>- <text:s/>cytochrome p450, family 24, subfamily a, polypeptide 1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ZNF444 <text:s/>- <text:s/>zinc finger protein 444, EPC2 <text:s/>- <text:s/>enhancer of polycomb homolog 2 (drosophila), DTL <text:s/>- <text:s/>denticleless e3 ubiquitin protein ligase homolog (drosophila), BAHD1 <text:s/>- <text:s/>bromo adjacent homology domain containing 1, ZBTB20 <text:s/>- <text:s/>zinc finger and btb domain containing 20, ATP1B1 <text:s/>- <text:s/>atpase, na+/k+ transporting, beta 1 polypeptide, PUS3 <text:s/>- <text:s/>pseudouridylate synthase 3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DTYMK <text:s/>- <text:s/>deoxythymidylate kinase (thymidylate kinase), LSS <text:s/>- <text:s/>lanosterol synthase (2,3-oxidosqualene-lanosterol cyclase), PPIL1 <text:s/>- <text:s/>peptidylprolyl isomerase (cyclophilin)-like 1, PITX2 <text:s/>- <text:s/>paired-like homeodomain 2, NKX3-2 <text:s/>- <text:s/>nk3 homeobox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SHH <text:s/>- <text:s/>sonic hedgehog, DLX1 <text:s/>- <text:s/>distal-less homeobox 1, DLX2 <text:s/>- <text:s/>distal-less homeobox 2, DLX3 <text:s/>- <text:s/>distal-less homeobox 3, DHCR24 <text:s/>- <text:s/>24-dehydrocholesterol reductase, TYW1 <text:s/>- <text:s/>trna-yw synthesizing protein 1 homolog (s. cerevisiae), DHCR7 <text:s/>- <text:s/>7-dehydrocholesterol reductase, RHNO1 <text:s/>- <text:s/>rad9-hus1-rad1 interacting nuclear orphan 1, SESN2 <text:s/>- <text:s/>sestrin 2, SIM1 <text:s/>- <text:s/>single-minded homolog 1 (drosophila), SIX1 <text:s/>- <text:s/>six homeobox 1, MPC1 <text:s/>- <text:s/>mitochondrial pyruvate carrier 1, TAF1B <text:s/>- <text:s/>tata box binding protein (tbp)-associated factor, rna polymerase i, b, 63kda, GRIN2A <text:s/>- <text:s/>glutamate receptor, ionotropic, n-methyl d-aspartate 2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YP2R1 <text:s/>- <text:s/>cytochrome p450, family 2, subfamily r, polypeptide 1, CNBP <text:s/>- <text:s/>cchc-type zinc finger, nucleic acid binding protein, SRSF6 <text:s/>- <text:s/>serine/arginine-rich splicing factor 6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RECQL <text:s/>- <text:s/>recq protein-like (dna helicase q1-like), ZFP36L2 <text:s/>- <text:s/>zfp36 ring finger protein-like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ELAVL1 <text:s/>- <text:s/>elav (embryonic lethal, abnormal vision, drosophila)-like 1 (hu antigen r), BLVRA <text:s/>- <text:s/>biliverdin reductase a, HOXD3 <text:s/>- <text:s/>homeobox d3, ELAVL4 <text:s/>- <text:s/>elav (embryonic lethal, abnormal vision, drosophila)-like 4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PYCR2 <text:s/>- <text:s/>pyrroline-5-carboxylate reductase family, member 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VD <text:s/>- <text:s/>mevalonate (diphospho) decarboxylas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LDH4A1 <text:s/>- <text:s/>aldehyde dehydrogenase 4 family, member a1, AGO1 <text:s/>- <text:s/>argonaute risc catalytic component 1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DHX57 <text:s/>- <text:s/>deah (asp-glu-ala-asp/his) box polypeptide 57, CHAF1A <text:s/>- <text:s/>chromatin assembly factor 1, subunit a (p150), RPLP0 <text:s/>- <text:s/>ribosomal protein, large, p0, DDX24 <text:s/>- <text:s/>dead (asp-glu-ala-asp) box helicase 24, VLDLR <text:s/>- <text:s/>very low density lipoprotein receptor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SERPINA6 <text:s/>- <text:s/>serpin peptidase inhibitor, clade a (alpha-1 antiproteinase, antitrypsin), member 6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HMGCS1 <text:s/>- <text:s/>3-hydroxy-3-methylglutaryl-coa synthase 1 (soluble)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AFMID <text:s/>- <text:s/>arylformamidase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OSBP <text:s/>- <text:s/>oxysterol binding protein, PDE11A <text:s/>- <text:s/>phosphodiesterase 11a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CDC14B <text:s/>- <text:s/>cell division cycle 14b, OAT <text:s/>- <text:s/>ornithine aminotransferase, ENTPD1 <text:s/>- <text:s/>ectonucleoside triphosphate diphosphohydrolase 1, SLC19A3 <text:s/>- <text:s/>solute carrier family 19 (thiamine transporter), member 3, FOXC1 <text:s/>- <text:s/>forkhead box c1, IL4 <text:s/>- <text:s/>interleukin 4, FOXL1 <text:s/>- <text:s/>forkhead box l1, DMRT2 <text:s/>- <text:s/>doublesex and mab-3 related transcription factor 2, PIR <text:s/>- <text:s/>pirin (iron-binding nuclear protein), RPUSD1 <text:s/>- <text:s/>rna pseudouridylate synthase domain containing 1, MED8 <text:s/>- <text:s/>mediator complex subunit 8, FOXG1 <text:s/>- <text:s/>forkhead box g1, SP9 <text:s/>- <text:s/>sp9 transcription factor, TDO2 <text:s/>- <text:s/>tryptophan 2,3-dioxygenase, EAF2 <text:s/>- <text:s/>ell associated factor 2, KDM3A <text:s/>- <text:s/>lysine (k)-specific demethylase 3a, FAM208A <text:s/>- <text:s/>family with sequence similarity 208, member a, EXOSC1 <text:s/>- <text:s/>exosome component 1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FDXR <text:s/>- <text:s/>ferredoxin reductase, CEBPG <text:s/>- <text:s/>ccaat/enhancer binding protein (c/ebp), gamma, CREBRF <text:s/>- <text:s/>creb3 regulatory factor, HSD17B6 <text:s/>- <text:s/>hydroxysteroid (17-beta) dehydrogenase 6, GZF1 <text:s/>- <text:s/>gdnf-inducible zinc finger protein 1, TBX15 <text:s/>- <text:s/>t-box 15, INSIG1 <text:s/>- <text:s/>insulin induced gene 1, FDPS <text:s/>- <text:s/>farnesyl diphosphate synthase, FDFT1 <text:s/>- <text:s/>farnesyl-diphosphate farnesyltransferase 1, INSM1 <text:s/>- <text:s/>insulinoma-associated 1, NPC2 <text:s/>- <text:s/>niemann-pick disease, type c2, GINS1 <text:s/>- <text:s/>gins complex subunit 1 (psf1 homolog), PCBP3 <text:s/>- <text:s/>poly(rc) binding protein 3, CDKN2D <text:s/>- <text:s/>cyclin-dependent kinase inhibitor 2d (p19, inhibits cdk4), APEX2 <text:s/>- <text:s/>apex nuclease (apurinic/apyrimidinic endonuclease) 2, SLC11A2 <text:s/>- <text:s/>solute carrier family 11 (proton-coupled divalent metal ion transporter), member 2, IRF6 <text:s/>- <text:s/>interferon regulatory factor 6, POLR1D <text:s/>- <text:s/>polymerase (rna) i polypeptide d, 16kda, SLC19A2 <text:s/>- <text:s/>solute carrier family 19 (thiamine transporter), member 2, MED19 <text:s/>- <text:s/>mediator complex subunit 19, NRL <text:s/>- <text:s/>neural retina leucine zipper, UTP18 <text:s/>- <text:s/>utp18 small subunit (ssu) processome component homolog (yeast), RRN3 <text:s/>- <text:s/>rrn3 rna polymerase i transcription factor homolog (s. cerevisiae), SLC17A3 <text:s/>- <text:s/>solute carrier family 17 (organic anion transporter), member 3, TAF5L <text:s/>- <text:s/>taf5-like rna polymerase ii, p300/cbp-associated factor (pcaf)-associated factor, 65kda, TK1 <text:s/>- <text:s/>thymidine kinase 1, soluble, PDE7B <text:s/>- <text:s/>phosphodiesterase 7b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TM7SF2 <text:s/>- <text:s/>transmembrane 7 superfamily member 2, ID1 <text:s/>- <text:s/>inhibitor of dna binding 1, dominant negative helix-loop-helix protein, NFYC <text:s/>- <text:s/>nuclear transcription factor y, gamma, SOX14 <text:s/>- <text:s/>sry (sex determining region y)-box 14, FOXP2 <text:s/>- <text:s/>forkhead box p2, ID4 <text:s/>- <text:s/>inhibitor of dna binding 4, dominant negative helix-loop-helix protein, NFKBIB <text:s/>- <text:s/>nuclear factor of kappa light polypeptide gene enhancer in b-cells inhibitor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OARD1 <text:s/>- <text:s/>o-acyl-adp-ribose deacylase 1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SNCAIP <text:s/>- <text:s/>synuclein, alpha interacting protein, KLF1 <text:s/>- <text:s/>kruppel-like factor 1 (erythroid), HEY2 <text:s/>- <text:s/>hairy/enhancer-of-split related with yrpw motif 2, NEUROG1 <text:s/>- <text:s/>neurogenin 1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ERCC8 <text:s/>- <text:s/>excision repair cross-complementing rodent repair deficiency, complementation group 8, NNT <text:s/>- <text:s/>nicotinamide nucleotide transhydrogenase, FOSB <text:s/>- <text:s/>fbj murine osteosarcoma viral oncogene homolog b, DDX4 <text:s/>- <text:s/>dead (asp-glu-ala-asp) box polypeptide 4, TTF2 <text:s/>- <text:s/>transcription termination factor, rna polymerase ii, KLF10 <text:s/>- <text:s/>kruppel-like factor 10, SULT1A4 <text:s/>- <text:s/>sulfotransferase family, cytosolic, 1a, phenol-preferring, member 4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8.71E-015" calcext:value-type="float">
            <text:p>8.71E-15</text:p>
          </table:table-cell>
          <table:table-cell office:value-type="float" office:value="0.0000000000413" calcext:value-type="float">
            <text:p>4.13E-11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2003" calcext:value-type="float">
            <text:p>2003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MAEL <text:s/>- <text:s/>maelstrom spermatogenic transposon silencer, SP1 <text:s/>- <text:s/>sp1 transcription facto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WBP2 <text:s/>- <text:s/>ww domain binding protein 2, SOX1 <text:s/>- <text:s/>sry (sex determining region y)-box 1, PABPN1 <text:s/>- <text:s/>poly(a) binding protein, nuclear 1, SON <text:s/>- <text:s/>son dna binding protein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SNRPA <text:s/>- <text:s/>small nuclear ribonucleoprotein polypeptide a, ACVR1 <text:s/>- <text:s/>activin a receptor, type i, POU3F4 <text:s/>- <text:s/>pou class 3 homeobox 4, POU3F3 <text:s/>- <text:s/>pou class 3 homeobox 3, COMMD10 <text:s/>- <text:s/>comm domain containing 10, TP53INP2 <text:s/>- <text:s/>tumor protein p53 inducible nuclear protein 2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C11orf35 <text:s/>- <text:s/>chromosome 11 open reading frame 35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CELF6 <text:s/>- <text:s/>cugbp, elav-like family member 6, IWS1 <text:s/>- <text:s/>iws1 homolog (s. cerevisiae), ZNF768 <text:s/>- <text:s/>zinc finger protein 768, JUN <text:s/>- <text:s/>jun proto-oncogene, JARID2 <text:s/>- <text:s/>jumonji, at rich interactive domain 2, JUNB <text:s/>- <text:s/>jun b proto-oncogene, STAT3 <text:s/>- <text:s/>signal transducer and activator of transcription 3 (acute-phase response factor), CRY2 <text:s/>- <text:s/>cryptochrome 2 (photolyase-like), ATF7 <text:s/>- <text:s/>activating transcription factor 7, E2F8 <text:s/>- <text:s/>e2f transcription factor 8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F397 <text:s/>- <text:s/>zinc finger protein 397, ZNHIT3 <text:s/>- <text:s/>zinc finger, hit-type containing 3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ZNF444 <text:s/>- <text:s/>zinc finger protein 444, EPC2 <text:s/>- <text:s/>enhancer of polycomb homolog 2 (drosophila), GOLGB1 <text:s/>- <text:s/>golgin b1, XPO1 <text:s/>- <text:s/>exportin 1 (crm1 homolog, yeast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TRPV1 <text:s/>- <text:s/>transient receptor potential cation channel, subfamily v, member 1, ATP2B4 <text:s/>- <text:s/>atpase, ca++ transporting, plasma membrane 4, NKX3-2 <text:s/>- <text:s/>nk3 homeobox 2, PITX2 <text:s/>- <text:s/>paired-like homeodomain 2, PITX3 <text:s/>- <text:s/>paired-like homeodomain 3, SHC1 <text:s/>- <text:s/>shc (src homology 2 domain containing) transforming protein 1, ZNF597 <text:s/>- <text:s/>zinc finger protein 597, PNPT1 <text:s/>- <text:s/>polyribonucleotide nucleotidyltransferase 1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RBM42 <text:s/>- <text:s/>rna binding motif protein 42, SIX1 <text:s/>- <text:s/>six homeobox 1, TAF1B <text:s/>- <text:s/>tata box binding protein (tbp)-associated factor, rna polymerase i, b, 63kda, SFRP1 <text:s/>- <text:s/>secreted frizzled-related protein 1, ZIC1 <text:s/>- <text:s/>zic family member 1, MXD1 <text:s/>- <text:s/>max dimerization protein 1, SF1 <text:s/>- <text:s/>splicing factor 1, PIAS4 <text:s/>- <text:s/>protein inhibitor of activated stat, 4, DBX1 <text:s/>- <text:s/>developing brain homeobox 1, SMAD2 <text:s/>- <text:s/>smad family member 2, DNM2 <text:s/>- <text:s/>dynamin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HIST1H2AG <text:s/>- <text:s/>histone cluster 1, h2ag, SMAD6 <text:s/>- <text:s/>smad family member 6, CCND1 <text:s/>- <text:s/>cyclin d1, GSK3B <text:s/>- <text:s/>glycogen synthase kinase 3 beta, MAF <text:s/>- <text:s/>v-maf avian musculoaponeurotic fibrosarcoma oncogene homolog, CCNK <text:s/>- <text:s/>cyclin k, HSPA1B <text:s/>- <text:s/>heat shock 70kda protein 1b, SIX5 <text:s/>- <text:s/>six homeobox 5, MAPRE3 <text:s/>- <text:s/>microtubule-associated protein, rp/eb family, member 3, EMX1 <text:s/>- <text:s/>empty spiracles homeobox 1, CASZ1 <text:s/>- <text:s/>castor zinc finger 1, ELK1 <text:s/>- <text:s/>elk1, member of ets oncogene family, MBNL2 <text:s/>- <text:s/>muscleblind-like splicing regulator 2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KLF9 <text:s/>- <text:s/>kruppel-like factor 9, ENG <text:s/>- <text:s/>endoglin, TDRD3 <text:s/>- <text:s/>tudor domain containing 3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PSME3 <text:s/>- <text:s/>proteasome (prosome, macropain) activator subunit 3 (pa28 gamma; ki), HOXD3 <text:s/>- <text:s/>homeobox d3, HOXD1 <text:s/>- <text:s/>homeobox d1, BARHL1 <text:s/>- <text:s/>barh-like homeobox 1, LDB1 <text:s/>- <text:s/>lim domain binding 1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CCNA1 <text:s/>- <text:s/>cyclin a1, PRDM10 <text:s/>- <text:s/>pr domain containing 10, MXI1 <text:s/>- <text:s/>max interactor 1, dimerization protein, PRDM9 <text:s/>- <text:s/>pr domain containing 9, UBN1 <text:s/>- <text:s/>ubinuclein 1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TRAF2 <text:s/>- <text:s/>tnf receptor-associated factor 2, EDA <text:s/>- <text:s/>ectodysplasin a, HSPA5 <text:s/>- <text:s/>heat shock 70kda protein 5 (glucose-regulated protein, 78kda), NR2C2 <text:s/>- <text:s/>nuclear receptor subfamily 2, group c, member 2, HES5 <text:s/>- <text:s/>hairy and enhancer of split 5 (drosophila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ETV4 <text:s/>- <text:s/>ets variant 4, TWSG1 <text:s/>- <text:s/>twisted gastrulation homolog 1 (drosophila), HOXB13 <text:s/>- <text:s/>homeobox b13, ETV6 <text:s/>- <text:s/>ets variant 6, VLDLR <text:s/>- <text:s/>very low density lipoprotein receptor, CKAP2 <text:s/>- <text:s/>cytoskeleton associated protein 2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TRADD <text:s/>- <text:s/>tnfrsf1a-associated via death domain, ZBTB5 <text:s/>- <text:s/>zinc finger and btb domain containing 5, HOXB4 <text:s/>- <text:s/>homeobox b4, EHF <text:s/>- <text:s/>ets homologous factor, CHRDL1 <text:s/>- <text:s/>chordin-like 1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UBB <text:s/>- <text:s/>ubiquitin b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RPS6KA1 <text:s/>- <text:s/>ribosomal protein s6 kinase, 90kda, polypeptide 1, ZIK1 <text:s/>- <text:s/>zinc finger protein interacting with k protein 1, HOXA6 <text:s/>- <text:s/>homeobox a6, RUNX3 <text:s/>- <text:s/>runt-related transcription factor 3, EFCAB6 <text:s/>- <text:s/>ef-hand calcium binding domain 6, RYR2 <text:s/>- <text:s/>ryanodine receptor 2 (cardiac), ZFP3 <text:s/>- <text:s/>zfp3 zinc finger protein, HNRNPA1 <text:s/>- <text:s/>heterogeneous nuclear ribonucleoprotein a1, HNRNPAB <text:s/>- <text:s/>heterogeneous nuclear ribonucleoprotein a/b, CAT <text:s/>- <text:s/>catalase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TOX3 <text:s/>- <text:s/>tox high mobility group box family member 3, ARID3B <text:s/>- <text:s/>at rich interactive domain 3b (bright-like), ZNF436 <text:s/>- <text:s/>zinc finger protein 436, RBMX <text:s/>- <text:s/>rna binding motif protein, x-linked, CAMTA1 <text:s/>- <text:s/>calmodulin binding transcription activator 1, OSM <text:s/>- <text:s/>oncostatin m, CD74 <text:s/>- <text:s/>cd74 molecule, major histocompatibility complex, class ii invariant chain, ZNF574 <text:s/>- <text:s/>zinc finger protein 574, USP16 <text:s/>- <text:s/>ubiquitin specific peptidase 16, FOXM1 <text:s/>- <text:s/>forkhead box m1, ILF2 <text:s/>- <text:s/>interleukin enhancer binding factor 2, FOXO1 <text:s/>- <text:s/>forkhead box o1, SOST <text:s/>- <text:s/>sclerostin, IL4 <text:s/>- <text:s/>interleukin 4, FOXC1 <text:s/>- <text:s/>forkhead box c1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FGFR2 <text:s/>- <text:s/>fibroblast growth factor receptor 2, PSME2 <text:s/>- <text:s/>proteasome (prosome, macropain) activator subunit 2 (pa28 beta), DDR2 <text:s/>- <text:s/>discoidin domain receptor tyrosine kinase 2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REBRF <text:s/>- <text:s/>creb3 regulatory factor, CEBPG <text:s/>- <text:s/>ccaat/enhancer binding protein (c/ebp), gamma, GZF1 <text:s/>- <text:s/>gdnf-inducible zinc finger protein 1, INSIG1 <text:s/>- <text:s/>insulin induced gene 1, TBX15 <text:s/>- <text:s/>t-box 15, INSM1 <text:s/>- <text:s/>insulinoma-associated 1, NDUFA13 <text:s/>- <text:s/>nadh dehydrogenase (ubiquinone) 1 alpha subcomplex, 13, CXCL10 <text:s/>- <text:s/>chemokine (c-x-c motif) ligand 10, PCBP3 <text:s/>- <text:s/>poly(rc) binding protein 3, IRF6 <text:s/>- <text:s/>interferon regulatory factor 6, RNF40 <text:s/>- <text:s/>ring finger protein 40, e3 ubiquitin protein ligase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OB2 <text:s/>- <text:s/>transducer of erbb2, 2, TLE4 <text:s/>- <text:s/>transducin-like enhancer of split 4 (e(sp1) homolog, drosophila), PEX2 <text:s/>- <text:s/>peroxisomal biogenesis factor 2, TLX3 <text:s/>- <text:s/>t-cell leukemia homeobox 3, HIST1H2AC <text:s/>- <text:s/>histone cluster 1, h2ac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NFKBIB <text:s/>- <text:s/>nuclear factor of kappa light polypeptide gene enhancer in b-cells inhibitor, beta, ID4 <text:s/>- <text:s/>inhibitor of dna binding 4, dominant negative helix-loop-helix protein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SUZ12 <text:s/>- <text:s/>suz12 polycomb repressive complex 2 subunit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HIST1H2AA <text:s/>- <text:s/>histone cluster 1, h2aa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FNIP1 <text:s/>- <text:s/>folliculin interacting protein 1, HEY2 <text:s/>- <text:s/>hairy/enhancer-of-split related with yrpw motif 2, RARA <text:s/>- <text:s/>retinoic acid receptor, alpha, FOXB1 <text:s/>- <text:s/>forkhead box b1, CDK5RAP3 <text:s/>- <text:s/>cdk5 regulatory subunit associated protein 3, MTERFD3 <text:s/>- <text:s/>mterf domain containing 3, JMJD1C <text:s/>- <text:s/>jumonji domain containing 1c, RBL2 <text:s/>- <text:s/>retinoblastoma-like 2 (p130), NEUROG3 <text:s/>- <text:s/>neurogenin 3, TGFB3 <text:s/>- <text:s/>transforming growth factor, beta 3, NEUROG2 <text:s/>- <text:s/>neurogenin 2, RBM4 <text:s/>- <text:s/>rna binding motif protein 4, TGFB1I1 <text:s/>- <text:s/>transforming growth factor beta 1 induced transcript 1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CKS2 <text:s/>- <text:s/>cdc28 protein kinase regulatory subunit 2, HP1BP3 <text:s/>- <text:s/>heterochromatin protein 1, binding protein 3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0000000215" calcext:value-type="float">
            <text:p>2.15E-14</text:p>
          </table:table-cell>
          <table:table-cell office:value-type="float" office:value="0.0000000000764" calcext:value-type="float">
            <text:p>7.64E-11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2003" calcext:value-type="float">
            <text:p>200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SOX1 <text:s/>- <text:s/>sry (sex determining region y)-box 1, WBP2 <text:s/>- <text:s/>ww domain binding protein 2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UCO <text:s/>- <text:s/>sun domain containing ossification factor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TMEFF2 <text:s/>- <text:s/>transmembrane protein with egf-like and two follistatin-like domains 2, HNRNPUL1 <text:s/>- <text:s/>heterogeneous nuclear ribonucleoprotein u-like 1, AP2A1 <text:s/>- <text:s/>adaptor-related protein complex 2, alpha 1 subunit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NEK7 <text:s/>- <text:s/>nima-related kinase 7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F397 <text:s/>- <text:s/>zinc finger protein 397, ZNHIT3 <text:s/>- <text:s/>zinc finger, hit-type containing 3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IWIL1 <text:s/>- <text:s/>piwi-like rna-mediated gene silencing 1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PPP1R3B <text:s/>- <text:s/>protein phosphatase 1, regulatory subunit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TICRR <text:s/>- <text:s/>topbp1-interacting checkpoint and replication regulator, PCNA <text:s/>- <text:s/>proliferating cell nuclear antigen, PRDM2 <text:s/>- <text:s/>pr domain containing 2, with znf domain, DAXX <text:s/>- <text:s/>death-domain associated protein, DAPK1 <text:s/>- <text:s/>death-associated protein kinase 1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GOLGA2 <text:s/>- <text:s/>golgin a2, XPO1 <text:s/>- <text:s/>exportin 1 (crm1 homolog, yeast), GOLGB1 <text:s/>- <text:s/>golgin b1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ATP2B4 <text:s/>- <text:s/>atpase, ca++ transporting, plasma membrane 4, WARS <text:s/>- <text:s/>tryptophanyl-trna synthetase, HBEGF <text:s/>- <text:s/>heparin-binding egf-like growth factor, NKX3-2 <text:s/>- <text:s/>nk3 homeobox 2, PITX2 <text:s/>- <text:s/>paired-like homeodomain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DDX25 <text:s/>- <text:s/>dead (asp-glu-ala-asp) box helicase 25, ELK1 <text:s/>- <text:s/>elk1, member of ets oncogene family, CREG1 <text:s/>- <text:s/>cellular repressor of e1a-stimulated genes 1, RFX2 <text:s/>- <text:s/>regulatory factor x, 2 (influences hla class ii expression), WHSC1L1 <text:s/>- <text:s/>wolf-hirschhorn syndrome candidate 1-like 1, RFX1 <text:s/>- <text:s/>regulatory factor x, 1 (influences hla class ii expression), ORMDL2 <text:s/>- <text:s/>orm1-like 2 (s. cerevisiae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TDRD3 <text:s/>- <text:s/>tudor domain containing 3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ABCA7 <text:s/>- <text:s/>atp-binding cassette, sub-family a (abc1), member 7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EIF2B2 <text:s/>- <text:s/>eukaryotic translation initiation factor 2b, subunit 2 beta, 39kda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POMT2 <text:s/>- <text:s/>protein-o-mannosyltransferase 2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ACOT8 <text:s/>- <text:s/>acyl-coa thioesterase 8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RPS6KA1 <text:s/>- <text:s/>ribosomal protein s6 kinase, 90kda, polypeptide 1, ETF1 <text:s/>- <text:s/>eukaryotic translation termination factor 1, HOXA6 <text:s/>- <text:s/>homeobox a6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ZNF830 <text:s/>- <text:s/>zinc finger protein 830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ENC1 <text:s/>- <text:s/>ectodermal-neural cortex 1 (with btb domain)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SOST <text:s/>- <text:s/>sclerostin, ERRFI1 <text:s/>- <text:s/>erbb receptor feedback inhibitor 1, IGF2BP2 <text:s/>- <text:s/>insulin-like growth factor 2 mrna binding protein 2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VIMP <text:s/>- <text:s/>vcp-interacting membrane protein, FGFR2 <text:s/>- <text:s/>fibroblast growth factor receptor 2, PSME2 <text:s/>- <text:s/>proteasome (prosome, macropain) activator subunit 2 (pa28 beta), IRS1 <text:s/>- <text:s/>insulin receptor substrate 1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EBPG <text:s/>- <text:s/>ccaat/enhancer binding protein (c/ebp), gamma, CREBRF <text:s/>- <text:s/>creb3 regulatory factor, GZF1 <text:s/>- <text:s/>gdnf-inducible zinc finger protein 1, TBX15 <text:s/>- <text:s/>t-box 15, INSIG1 <text:s/>- <text:s/>insulin induced gene 1, CCT7 <text:s/>- <text:s/>chaperonin containing tcp1, subunit 7 (eta), INSM1 <text:s/>- <text:s/>insulinoma-associated 1, NDUFA13 <text:s/>- <text:s/>nadh dehydrogenase (ubiquinone) 1 alpha subcomplex, 13, CXCL10 <text:s/>- <text:s/>chemokine (c-x-c motif) ligand 10, KLHL25 <text:s/>- <text:s/>kelch-like family member 25, PCBP3 <text:s/>- <text:s/>poly(rc) binding protein 3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PUM1 <text:s/>- <text:s/>pumilio homolog 1 (drosophila), VSX2 <text:s/>- <text:s/>visual system homeobox 2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NOX4 <text:s/>- <text:s/>nadph oxidase 4, EIF4ENIF1 <text:s/>- <text:s/>eukaryotic translation initiation factor 4e nuclear import factor 1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USP21 <text:s/>- <text:s/>ubiquitin specific peptidase 21, ZBTB9 <text:s/>- <text:s/>zinc finger and btb domain containing 9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NF2 <text:s/>- <text:s/>neurofibromin 2 (merlin), TAF8 <text:s/>- <text:s/>taf8 rna polymerase ii, tata box binding protein (tbp)-associated factor, 43kda, HEY2 <text:s/>- <text:s/>hairy/enhancer-of-split related with yrpw motif 2, FNIP1 <text:s/>- <text:s/>folliculin interacting protein 1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THBS1 <text:s/>- <text:s/>thrombospondin 1, CKS2 <text:s/>- <text:s/>cdc28 protein kinase regulatory subunit 2, CIRBP <text:s/>- <text:s/>cold inducible rna binding protein, TTF2 <text:s/>- <text:s/>transcription termination factor, rna polymerase ii, HP1BP3 <text:s/>- <text:s/>heterochromatin protein 1, binding protein 3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0000000000364" calcext:value-type="float">
            <text:p>3.64E-14</text:p>
          </table:table-cell>
          <table:table-cell office:value-type="float" office:value="0.000000000104" calcext:value-type="float">
            <text:p>1.04E-10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2003" calcext:value-type="float">
            <text:p>20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LTV1 <text:s/>- <text:s/>ltv1 homolog (s. cerevisiae), SP3 <text:s/>- <text:s/>sp3 transcription factor, SP1 <text:s/>- <text:s/>sp1 transcription factor, MAEL <text:s/>- <text:s/>maelstrom spermatogenic transposon silence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CCNB1IP1 <text:s/>- <text:s/>cyclin b1 interacting protein 1, e3 ubiquitin protein ligase, PABPN1 <text:s/>- <text:s/>poly(a) binding protein, nuclear 1, ORC3 <text:s/>- <text:s/>origin recognition complex, subunit 3, SON <text:s/>- <text:s/>son dna binding protein, POLD4 <text:s/>- <text:s/>polymerase (dna-directed), delta 4, accessory subunit, ORC6 <text:s/>- <text:s/>origin recognition complex, subunit 6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TBPL1 <text:s/>- <text:s/>tbp-like 1, VGLL1 <text:s/>- <text:s/>vestigial like 1 (drosophila), SNRPA <text:s/>- <text:s/>small nuclear ribonucleoprotein polypeptide a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GTPBP3 <text:s/>- <text:s/>gtp binding protein 3 (mitochondrial), CITED4 <text:s/>- <text:s/>cbp/p300-interacting transactivator, with glu/asp-rich carboxy-terminal domain, 4, RAD54B <text:s/>- <text:s/>rad54 homolog b (s. cerevisiae), N4BP2 <text:s/>- <text:s/>nedd4 binding protein 2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SLBP <text:s/>- <text:s/>stem-loop binding protein, KPNA2 <text:s/>- <text:s/>karyopherin alpha 2 (rag cohort 1, importin alpha 1), SBDS <text:s/>- <text:s/>shwachman-bodian-diamond syndrome, KPNB1 <text:s/>- <text:s/>karyopherin (importin) beta 1, TXLNG <text:s/>- <text:s/>taxilin gamma, DDX52 <text:s/>- <text:s/>dead (asp-glu-ala-asp) box polypeptide 52, ZNF526 <text:s/>- <text:s/>zinc finger protein 526, ZBTB46 <text:s/>- <text:s/>zinc finger and btb domain containing 46, DEK <text:s/>- <text:s/>dek oncogene, RMI2 <text:s/>- <text:s/>recq mediated genome instability 2, MED21 <text:s/>- <text:s/>mediator complex subunit 21, SUV420H2 <text:s/>- <text:s/>suppressor of variegation 4-20 homolog 2 (drosophila), SNRNP40 <text:s/>- <text:s/>small nuclear ribonucleoprotein 40kda (u5), TGIF2 <text:s/>- <text:s/>tgfb-induced factor homeobox 2, ZRANB2 <text:s/>- <text:s/>zinc finger, ran-binding domain containing 2, RPAIN <text:s/>- <text:s/>rpa interacting protein, LIN28A <text:s/>- <text:s/>lin-28 homolog a (c. elegans), POLDIP3 <text:s/>- <text:s/>polymerase (dna-directed), delta interacting protein 3, CELF6 <text:s/>- <text:s/>cugbp, elav-like family member 6, IWS1 <text:s/>- <text:s/>iws1 homolog (s. cerevisiae), TDRKH <text:s/>- <text:s/>tudor and kh domain containing, THAP9 <text:s/>- <text:s/>thap domain containing 9, ZNF768 <text:s/>- <text:s/>zinc finger protein 768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ATF7 <text:s/>- <text:s/>activating transcription factor 7, E2F8 <text:s/>- <text:s/>e2f transcription factor 8, ELAC2 <text:s/>- <text:s/>elac ribonuclease z 2, ZNF416 <text:s/>- <text:s/>zinc finger protein 416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EXD1 <text:s/>- <text:s/>exonuclease 3'-5' domain containing 1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RBMXL1 <text:s/>- <text:s/>rna binding motif protein, x-linked-like 1, FAM111A <text:s/>- <text:s/>family with sequence similarity 111, member a, DEDD2 <text:s/>- <text:s/>death effector domain containing 2, ZNF189 <text:s/>- <text:s/>zinc finger protein 189, ZNF280B <text:s/>- <text:s/>zinc finger protein 280b, RBM23 <text:s/>- <text:s/>rna binding motif protein 23, PAX1 <text:s/>- <text:s/>paired box 1, PAX6 <text:s/>- <text:s/>paired box 6, RFWD3 <text:s/>- <text:s/>ring finger and wd repeat domain 3, ZNF385A <text:s/>- <text:s/>zinc finger protein 385a, PAX3 <text:s/>- <text:s/>paired box 3, SIN3A <text:s/>- <text:s/>sin3 transcription regulator family member a, MLH1 <text:s/>- <text:s/>mutl homolog 1, colon cancer, nonpolyposis type 2 (e. coli), PIWIL1 <text:s/>- <text:s/>piwi-like rna-mediated gene silencing 1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HEXIM2 <text:s/>- <text:s/>hexamethylene bis-acetamide inducible 2, CNTD1 <text:s/>- <text:s/>cyclin n-terminal domain containing 1, INTS7 <text:s/>- <text:s/>integrator complex subunit 7, MN1 <text:s/>- <text:s/>meningioma (disrupted in balanced translocation) 1, CHEK2 <text:s/>- <text:s/>checkpoint kinase 2, ZNF551 <text:s/>- <text:s/>zinc finger protein 551, EARS2 <text:s/>- <text:s/>glutamyl-trna synthetase 2, mitochondrial, ZNF473 <text:s/>- <text:s/>zinc finger protein 473, SCAI <text:s/>- <text:s/>suppressor of cancer cell invasion, MNT <text:s/>- <text:s/>mnt, max dimerization protein, DDX10 <text:s/>- <text:s/>dead (asp-glu-ala-asp) box polypeptide 10, QTRTD1 <text:s/>- <text:s/>queuine trna-ribosyltransferase domain containing 1, ZMYM5 <text:s/>- <text:s/>zinc finger, mym-type 5, ARNTL <text:s/>- <text:s/>aryl hydrocarbon receptor nuclear translocator-like, SCML1 <text:s/>- <text:s/>sex comb on midleg-like 1 (drosophila), H2AFX <text:s/>- <text:s/>h2a histone family, member x, SAP130 <text:s/>- <text:s/>sin3a-associated protein, 130kda, PAX8 <text:s/>- <text:s/>paired box 8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TICRR <text:s/>- <text:s/>topbp1-interacting checkpoint and replication regulator, PCNA <text:s/>- <text:s/>proliferating cell nuclear antigen, LSM6 <text:s/>- <text:s/>lsm6 homolog, u6 small nuclear rna associated (s. cerevisiae), PRDM2 <text:s/>- <text:s/>pr domain containing 2, with znf domain, DAXX <text:s/>- <text:s/>death-domain associated protein, PPP1R1B <text:s/>- <text:s/>protein phosphatase 1, regulatory (inhibitor) subunit 1b, PRPF38B <text:s/>- <text:s/>prp38 pre-mrna processing factor 38 (yeast) domain containing b, RAD9B <text:s/>- <text:s/>rad9 homolog b (s. pombe)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ATRIP <text:s/>- <text:s/>atr interacting protein, CCNE2 <text:s/>- <text:s/>cyclin e2, ZNF444 <text:s/>- <text:s/>zinc finger protein 444, EPC2 <text:s/>- <text:s/>enhancer of polycomb homolog 2 (drosophila), DTL <text:s/>- <text:s/>denticleless e3 ubiquitin protein ligase homolog (drosophila), BAHD1 <text:s/>- <text:s/>bromo adjacent homology domain containing 1, ZBTB20 <text:s/>- <text:s/>zinc finger and btb domain containing 20, PUS3 <text:s/>- <text:s/>pseudouridylate synthase 3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MCM5 <text:s/>- <text:s/>minichromosome maintenance complex component 5, WARS <text:s/>- <text:s/>tryptophanyl-trna synthetase, PPIL1 <text:s/>- <text:s/>peptidylprolyl isomerase (cyclophilin)-like 1, PITX2 <text:s/>- <text:s/>paired-like homeodomain 2, NKX3-2 <text:s/>- <text:s/>nk3 homeobox 2, PITX3 <text:s/>- <text:s/>paired-like homeodomain 3, ZNF597 <text:s/>- <text:s/>zinc finger protein 597, PNPT1 <text:s/>- <text:s/>polyribonucleotide nucleotidyltransferase 1, GRWD1 <text:s/>- <text:s/>glutamate-rich wd repeat containing 1, ZNF343 <text:s/>- <text:s/>zinc finger protein 343, DLX1 <text:s/>- <text:s/>distal-less homeobox 1, DLX2 <text:s/>- <text:s/>distal-less homeobox 2, DLX3 <text:s/>- <text:s/>distal-less homeobox 3, TYW1 <text:s/>- <text:s/>trna-yw synthesizing protein 1 homolog (s. cerevisiae), RHNO1 <text:s/>- <text:s/>rad9-hus1-rad1 interacting nuclear orphan 1, SESN2 <text:s/>- <text:s/>sestrin 2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SMAD6 <text:s/>- <text:s/>smad family member 6, CCND1 <text:s/>- <text:s/>cyclin d1, MAF <text:s/>- <text:s/>v-maf avian musculoaponeurotic fibrosarcoma oncogene homolog, QRSL1 <text:s/>- <text:s/>glutaminyl-trna synthase (glutamine-hydrolyzing)-like 1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RECQL <text:s/>- <text:s/>recq protein-like (dna helicase q1-like), ZFP36L2 <text:s/>- <text:s/>zfp36 ring finger protein-like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ELAVL1 <text:s/>- <text:s/>elav (embryonic lethal, abnormal vision, drosophila)-like 1 (hu antigen r), HOXD3 <text:s/>- <text:s/>homeobox d3, ELAVL4 <text:s/>- <text:s/>elav (embryonic lethal, abnormal vision, drosophila)-like 4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IARS <text:s/>- <text:s/>isoleucyl-trna synthetase, DDX50 <text:s/>- <text:s/>dead (asp-glu-ala-asp) box polypeptide 50, NABP2 <text:s/>- <text:s/>nucleic acid binding protein 2, PRDM10 <text:s/>- <text:s/>pr domain containing 10, MXI1 <text:s/>- <text:s/>max interactor 1, dimerization protein, PRDM9 <text:s/>- <text:s/>pr domain containing 9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SERTAD1 <text:s/>- <text:s/>serta domain containing 1, IMP4 <text:s/>- <text:s/>imp4, u3 small nucleolar ribonucleoprotein, homolog (yeast), HERC2 <text:s/>- <text:s/>hect and rld domain containing e3 ubiquitin protein ligase 2, HIST3H2A <text:s/>- <text:s/>histone cluster 3, h2a, SERTAD3 <text:s/>- <text:s/>serta domain containing 3, RORB <text:s/>- <text:s/>rar-related orphan receptor b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R <text:s/>- <text:s/>5-methyltetrahydrofolate-homocysteine methyltransferase reductase, TTLL5 <text:s/>- <text:s/>tubulin tyrosine ligase-like family, member 5, INTS12 <text:s/>- <text:s/>integrator complex subunit 12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FANCD2 <text:s/>- <text:s/>fanconi anemia, complementation group d2, AGO1 <text:s/>- <text:s/>argonaute risc catalytic component 1, RPA2 <text:s/>- <text:s/>replication protein a2, 32kda, C19orf40 <text:s/>- <text:s/>chromosome 19 open reading frame 40, ZBTB48 <text:s/>- <text:s/>zinc finger and btb domain containing 48, ETV4 <text:s/>- <text:s/>ets variant 4, DCPS <text:s/>- <text:s/>decapping enzyme, scavenger, HOXB13 <text:s/>- <text:s/>homeobox b13, ETV6 <text:s/>- <text:s/>ets variant 6, RPLP1 <text:s/>- <text:s/>ribosomal protein, large, p1, DHX57 <text:s/>- <text:s/>deah (asp-glu-ala-asp/his) box polypeptide 57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MSX1 <text:s/>- <text:s/>msh homeobox 1, NCOA2 <text:s/>- <text:s/>nuclear receptor coactivator 2, MSX2 <text:s/>- <text:s/>msh homeobox 2, EZH2 <text:s/>- <text:s/>enhancer of zeste homolog 2 (drosophila)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RARS2 <text:s/>- <text:s/>arginyl-trna synthetase 2, mitochondrial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UBB <text:s/>- <text:s/>ubiquitin b, ERG <text:s/>- <text:s/>v-ets avian erythroblastosis virus e26 oncogene homolog, ESRRB <text:s/>- <text:s/>estrogen-related receptor beta, HNRNPL <text:s/>- <text:s/>heterogeneous nuclear ribonucleoprotein l, RCOR1 <text:s/>- <text:s/>rest corepressor 1, SALL4 <text:s/>- <text:s/>sal-like 4 (drosophila), HOXA4 <text:s/>- <text:s/>homeobox a4, ETS2 <text:s/>- <text:s/>v-ets avian erythroblastosis virus e26 oncogene homolog 2, TINF2 <text:s/>- <text:s/>terf1 (trf1)-interacting nuclear factor 2, ZSCAN1 <text:s/>- <text:s/>zinc finger and scan domain containing 1, ZIK1 <text:s/>- <text:s/>zinc finger protein interacting with k protein 1, HOXA6 <text:s/>- <text:s/>homeobox a6, ETF1 <text:s/>- <text:s/>eukaryotic translation termination factor 1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HNRNPC <text:s/>- <text:s/>heterogeneous nuclear ribonucleoprotein c (c1/c2), ZNF830 <text:s/>- <text:s/>zinc finger protein 830, SPATA24 <text:s/>- <text:s/>spermatogenesis associated 24, SARS2 <text:s/>- <text:s/>seryl-trna synthetase 2, mitochondrial, REC8 <text:s/>- <text:s/>rec8 meiotic recombination protein, HNRNPDL <text:s/>- <text:s/>heterogeneous nuclear ribonucleoprotein d-like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CDC6 <text:s/>- <text:s/>cell division cycle 6, FOXK2 <text:s/>- <text:s/>forkhead box k2, CDC25A <text:s/>- <text:s/>cell division cycle 25a, CDK1 <text:s/>- <text:s/>cyclin-dependent kinase 1, ZNF34 <text:s/>- <text:s/>zinc finger protein 34, TOX3 <text:s/>- <text:s/>tox high mobility group box family member 3, ARID3B <text:s/>- <text:s/>at rich interactive domain 3b (bright-like), AEN <text:s/>- <text:s/>apoptosis enhancing nuclease, ZNF436 <text:s/>- <text:s/>zinc finger protein 436, RBMX <text:s/>- <text:s/>rna binding motif protein, x-linked, CAMTA1 <text:s/>- <text:s/>calmodulin binding transcription activator 1, ETAA1 <text:s/>- <text:s/>ewing tumor-associated antigen 1, ZNF574 <text:s/>- <text:s/>zinc finger protein 574, POLL <text:s/>- <text:s/>polymerase (dna directed), lambda, USP16 <text:s/>- <text:s/>ubiquitin specific peptidase 16, FOXM1 <text:s/>- <text:s/>forkhead box m1, ILF2 <text:s/>- <text:s/>interleukin enhancer binding factor 2, FOXO1 <text:s/>- <text:s/>forkhead box o1, CDC14B <text:s/>- <text:s/>cell division cycle 14b, FOXC1 <text:s/>- <text:s/>forkhead box c1, FOXL1 <text:s/>- <text:s/>forkhead box l1, DMRT2 <text:s/>- <text:s/>doublesex and mab-3 related transcription factor 2, PIR <text:s/>- <text:s/>pirin (iron-binding nuclear protein), RPUSD1 <text:s/>- <text:s/>rna pseudouridylate synthase domain containing 1, FOXG1 <text:s/>- <text:s/>forkhead box g1, MED8 <text:s/>- <text:s/>mediator complex subunit 8, SP9 <text:s/>- <text:s/>sp9 transcription factor, EAF2 <text:s/>- <text:s/>ell associated factor 2, KDM3A <text:s/>- <text:s/>lysine (k)-specific demethylase 3a, FAM208A <text:s/>- <text:s/>family with sequence similarity 208, member a, EXOSC1 <text:s/>- <text:s/>exosome component 1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NUP88 <text:s/>- <text:s/>nucleoporin 88kda, ZBTB8OS <text:s/>- <text:s/>zinc finger and btb domain containing 8 opposite strand, KIAA0101 <text:s/>- <text:s/>kiaa0101, KHSRP <text:s/>- <text:s/>kh-type splicing regulatory protein, POLR1E <text:s/>- <text:s/>polymerase (rna) i polypeptide e, 53kda, SMG9 <text:s/>- <text:s/>smg9 nonsense mediated mrna decay factor, CREBRF <text:s/>- <text:s/>creb3 regulatory factor, CEBPG <text:s/>- <text:s/>ccaat/enhancer binding protein (c/ebp), gamma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APEX2 <text:s/>- <text:s/>apex nuclease (apurinic/apyrimidinic endonuclease) 2, IRF6 <text:s/>- <text:s/>interferon regulatory factor 6, POLR1D <text:s/>- <text:s/>polymerase (rna) i polypeptide d, 16kda, MED19 <text:s/>- <text:s/>mediator complex subunit 19, NRL <text:s/>- <text:s/>neural retina leucine zipper, UTP18 <text:s/>- <text:s/>utp18 small subunit (ssu) processome component homolog (yeast), RRN3 <text:s/>- <text:s/>rrn3 rna polymerase i transcription factor homolog (s. cerevisiae), TAF5L <text:s/>- <text:s/>taf5-like rna polymerase ii, p300/cbp-associated factor (pcaf)-associated factor, 65kda, TK1 <text:s/>- <text:s/>thymidine kinase 1, soluble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JMJD1C <text:s/>- <text:s/>jumonji domain containing 1c, RBL2 <text:s/>- <text:s/>retinoblastoma-like 2 (p130), NEUROG3 <text:s/>- <text:s/>neurogenin 3, NEUROG2 <text:s/>- <text:s/>neurogenin 2, RBM4 <text:s/>- <text:s/>rna binding motif protein 4, TGFB1I1 <text:s/>- <text:s/>transforming growth factor beta 1 induced transcript 1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ERCC8 <text:s/>- <text:s/>excision repair cross-complementing rodent repair deficiency, complementation group 8, FOSB <text:s/>- <text:s/>fbj murine osteosarcoma viral oncogene homolog b, DDX4 <text:s/>- <text:s/>dead (asp-glu-ala-asp) box polypeptide 4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0000000399" calcext:value-type="float">
            <text:p>3.99E-14</text:p>
          </table:table-cell>
          <table:table-cell office:value-type="float" office:value="0.0000000000946" calcext:value-type="float">
            <text:p>9.46E-11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2003" calcext:value-type="float">
            <text:p>200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ACR <text:s/>- <text:s/>acrosin, DEPDC1 <text:s/>- <text:s/>dep domain containing 1, C12orf52 <text:s/>- <text:s/>chromosome 12 open reading frame 52, DPF3 <text:s/>- <text:s/>d4, zinc and double phd fingers, family 3, GRHL3 <text:s/>- <text:s/>grainyhead-like 3 (drosophila), PABPN1 <text:s/>- <text:s/>poly(a) binding protein, nuclear 1, SOX1 <text:s/>- <text:s/>sry (sex determining region y)-box 1, WBP2 <text:s/>- <text:s/>ww domain binding protein 2, ATF7IP2 <text:s/>- <text:s/>activating transcription factor 7 interacting protein 2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SNRPA <text:s/>- <text:s/>small nuclear ribonucleoprotein polypeptide a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UBR5 <text:s/>- <text:s/>ubiquitin protein ligase e3 component n-recognin 5, SSBP3 <text:s/>- <text:s/>single stranded dna binding protein 3, ADCYAP1R1 <text:s/>- <text:s/>adenylate cyclase activating polypeptide 1 (pituitary) receptor type i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C11orf35 <text:s/>- <text:s/>chromosome 11 open reading frame 35, PTF1A <text:s/>- <text:s/>pancreas specific transcription factor, 1a, PPP2R1A <text:s/>- <text:s/>protein phosphatase 2, regulatory subunit a, alpha, KPNA2 <text:s/>- <text:s/>karyopherin alpha 2 (rag cohort 1, importin alpha 1)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NEK7 <text:s/>- <text:s/>nima-related kinase 7, ZRANB2 <text:s/>- <text:s/>zinc finger, ran-binding domain containing 2, FZD2 <text:s/>- <text:s/>frizzled family receptor 2, LIN28A <text:s/>- <text:s/>lin-28 homolog a (c. elegans), RNF165 <text:s/>- <text:s/>ring finger protein 165, CELF6 <text:s/>- <text:s/>cugbp, elav-like family member 6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SLC25A33 <text:s/>- <text:s/>solute carrier family 25 (pyrimidine nucleotide carrier), member 33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NUDT16L1 <text:s/>- <text:s/>nudix (nucleoside diphosphate linked moiety x)-type motif 16-like 1, ZNF324 <text:s/>- <text:s/>zinc finger protein 324, MAPK7 <text:s/>- <text:s/>mitogen-activated protein kinase 7, ZNF397 <text:s/>- <text:s/>zinc finger protein 397, ZNHIT3 <text:s/>- <text:s/>zinc finger, hit-type containing 3, FAM178A <text:s/>- <text:s/>family with sequence similarity 178, member a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APLP1 <text:s/>- <text:s/>amyloid beta (a4) precursor-like protein 1, CXCL9 <text:s/>- <text:s/>chemokine (c-x-c motif) ligand 9, PAX3 <text:s/>- <text:s/>paired box 3, SIN3A <text:s/>- <text:s/>sin3 transcription regulator family member a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MSH6 <text:s/>- <text:s/>muts homolog 6 (e. coli)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GUCA2A <text:s/>- <text:s/>guanylate cyclase activator 2a (guanylin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TICRR <text:s/>- <text:s/>topbp1-interacting checkpoint and replication regulator, PCNA <text:s/>- <text:s/>proliferating cell nuclear antigen, PRDM2 <text:s/>- <text:s/>pr domain containing 2, with znf domain, DAXX <text:s/>- <text:s/>death-domain associated protein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PDE4D <text:s/>- <text:s/>phosphodiesterase 4d, camp-specific, HDAC1 <text:s/>- <text:s/>histone deacetylase 1, KAT7 <text:s/>- <text:s/>k(lysine) acetyltransferase 7, EPC2 <text:s/>- <text:s/>enhancer of polycomb homolog 2 (drosophila), ZNF444 <text:s/>- <text:s/>zinc finger protein 444, XPO1 <text:s/>- <text:s/>exportin 1 (crm1 homolog, yeast), GOLGB1 <text:s/>- <text:s/>golgin b1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TRPV1 <text:s/>- <text:s/>transient receptor potential cation channel, subfamily v, member 1, ATP2B4 <text:s/>- <text:s/>atpase, ca++ transporting, plasma membrane 4, NKX3-2 <text:s/>- <text:s/>nk3 homeobox 2, PITX2 <text:s/>- <text:s/>paired-like homeodomain 2, PITX3 <text:s/>- <text:s/>paired-like homeodomain 3, SHC1 <text:s/>- <text:s/>shc (src homology 2 domain containing) transforming protein 1, PNPT1 <text:s/>- <text:s/>polyribonucleotide nucleotidyltransferase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RBM42 <text:s/>- <text:s/>rna binding motif protein 42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SLX1A <text:s/>- <text:s/>slx1 structure-specific endonuclease subunit homolog a (s. cerevisiae), HIST1H2AG <text:s/>- <text:s/>histone cluster 1, h2ag, GSK3B <text:s/>- <text:s/>glycogen synthase kinase 3 beta, CCND1 <text:s/>- <text:s/>cyclin d1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ELK1 <text:s/>- <text:s/>elk1, member of ets oncogene family, MBNL2 <text:s/>- <text:s/>muscleblind-like splicing regulator 2, CREG1 <text:s/>- <text:s/>cellular repressor of e1a-stimulated genes 1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TDRD3 <text:s/>- <text:s/>tudor domain containing 3, RLN2 <text:s/>- <text:s/>relaxin 2, TRIM11 <text:s/>- <text:s/>tripartite motif containing 11, APLF <text:s/>- <text:s/>aprataxin and pnkp like factor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HOXD3 <text:s/>- <text:s/>homeobox d3, HOXD1 <text:s/>- <text:s/>homeobox d1, BARHL1 <text:s/>- <text:s/>barh-like homeobox 1, LDB1 <text:s/>- <text:s/>lim domain binding 1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CCNA1 <text:s/>- <text:s/>cyclin a1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HELB <text:s/>- <text:s/>helicase (dna) b, WDTC1 <text:s/>- <text:s/>wd and tetratricopeptide repeats 1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EDA <text:s/>- <text:s/>ectodysplasin a, HSPA5 <text:s/>- <text:s/>heat shock 70kda protein 5 (glucose-regulated protein, 78kda), NR2C2 <text:s/>- <text:s/>nuclear receptor subfamily 2, group c, member 2, HES5 <text:s/>- <text:s/>hairy and enhancer of split 5 (drosophila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FANCD2 <text:s/>- <text:s/>fanconi anemia, complementation group d2, PTK2B <text:s/>- <text:s/>protein tyrosine kinase 2 beta, TNKS <text:s/>- <text:s/>tankyrase, trf1-interacting ankyrin-related adp-ribose polymerase, TNRC6B <text:s/>- <text:s/>trinucleotide repeat containing 6b, AGO1 <text:s/>- <text:s/>argonaute risc catalytic component 1, RPA2 <text:s/>- <text:s/>replication protein a2, 32kda, ZBTB48 <text:s/>- <text:s/>zinc finger and btb domain containing 48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RPS6KA1 <text:s/>- <text:s/>ribosomal protein s6 kinase, 90kda, polypeptide 1, HOXA6 <text:s/>- <text:s/>homeobox a6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ZNF830 <text:s/>- <text:s/>zinc finger protein 830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CCNC <text:s/>- <text:s/>cyclin c, TMEM161A <text:s/>- <text:s/>transmembrane protein 161a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PSMA5 <text:s/>- <text:s/>proteasome (prosome, macropain) subunit, alpha type, 5, FOXL1 <text:s/>- <text:s/>forkhead box l1, PSMA3 <text:s/>- <text:s/>proteasome (prosome, macropain) subunit, alpha type, 3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FGFR2 <text:s/>- <text:s/>fibroblast growth factor receptor 2, PSME2 <text:s/>- <text:s/>proteasome (prosome, macropain) activator subunit 2 (pa28 beta)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EBPG <text:s/>- <text:s/>ccaat/enhancer binding protein (c/ebp), gamma, CREBRF <text:s/>- <text:s/>creb3 regulatory factor, GZF1 <text:s/>- <text:s/>gdnf-inducible zinc finger protein 1, TBX15 <text:s/>- <text:s/>t-box 15, INSIG1 <text:s/>- <text:s/>insulin induced gene 1, CCT7 <text:s/>- <text:s/>chaperonin containing tcp1, subunit 7 (eta), INSM1 <text:s/>- <text:s/>insulinoma-associated 1, NDUFA13 <text:s/>- <text:s/>nadh dehydrogenase (ubiquinone) 1 alpha subcomplex, 13, CXCL10 <text:s/>- <text:s/>chemokine (c-x-c motif) ligand 10, PCBP3 <text:s/>- <text:s/>poly(rc) binding protein 3, PTPN1 <text:s/>- <text:s/>protein tyrosine phosphatase, non-receptor type 1, IRF6 <text:s/>- <text:s/>interferon regulatory factor 6, RNF40 <text:s/>- <text:s/>ring finger protein 40, e3 ubiquitin protein ligase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NOX4 <text:s/>- <text:s/>nadph oxidase 4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USP21 <text:s/>- <text:s/>ubiquitin specific peptidase 21, ZBTB9 <text:s/>- <text:s/>zinc finger and btb domain containing 9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NF2 <text:s/>- <text:s/>neurofibromin 2 (merlin), TAF8 <text:s/>- <text:s/>taf8 rna polymerase ii, tata box binding protein (tbp)-associated factor, 43kda, HEY2 <text:s/>- <text:s/>hairy/enhancer-of-split related with yrpw motif 2, FNIP1 <text:s/>- <text:s/>folliculin interacting protein 1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THBS1 <text:s/>- <text:s/>thrombospondin 1, CKS2 <text:s/>- <text:s/>cdc28 protein kinase regulatory subunit 2, TTF2 <text:s/>- <text:s/>transcription termination factor, rna polymerase ii, HP1BP3 <text:s/>- <text:s/>heterochromatin protein 1, binding protein 3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0000000594" calcext:value-type="float">
            <text:p>5.94E-14</text:p>
          </table:table-cell>
          <table:table-cell office:value-type="float" office:value="0.000000000121" calcext:value-type="float">
            <text:p>1.21E-10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ABAT <text:s/>- <text:s/>4-aminobutyrate aminotransferase, FBXO18 <text:s/>- <text:s/>f-box protein, helicase, 18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ACR <text:s/>- <text:s/>acrosin, DEPDC1 <text:s/>- <text:s/>dep domain containing 1, C12orf52 <text:s/>- <text:s/>chromosome 12 open reading frame 52, DPF3 <text:s/>- <text:s/>d4, zinc and double phd fingers, family 3, GRHL3 <text:s/>- <text:s/>grainyhead-like 3 (drosophila), PABPN1 <text:s/>- <text:s/>poly(a) binding protein, nuclear 1, SOX1 <text:s/>- <text:s/>sry (sex determining region y)-box 1, WBP2 <text:s/>- <text:s/>ww domain binding protein 2, ATF7IP2 <text:s/>- <text:s/>activating transcription factor 7 interacting protein 2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CTSA <text:s/>- <text:s/>cathepsin a, SNCA <text:s/>- <text:s/>synuclein, alpha (non a4 component of amyloid precursor), PPM1A <text:s/>- <text:s/>protein phosphatase, mg2+/mn2+ dependent, 1a, TBPL1 <text:s/>- <text:s/>tbp-like 1, SNRPA <text:s/>- <text:s/>small nuclear ribonucleoprotein polypeptide a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UBR5 <text:s/>- <text:s/>ubiquitin protein ligase e3 component n-recognin 5, SSBP3 <text:s/>- <text:s/>single stranded dna binding protein 3, ADCYAP1R1 <text:s/>- <text:s/>adenylate cyclase activating polypeptide 1 (pituitary) receptor type i, ATCAY <text:s/>- <text:s/>ataxia, cerebellar, cayman type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AP2A1 <text:s/>- <text:s/>adaptor-related protein complex 2, alpha 1 subunit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VPS35 <text:s/>- <text:s/>vacuolar protein sorting 35 homolog (s. cerevisiae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C11orf35 <text:s/>- <text:s/>chromosome 11 open reading frame 35, PTF1A <text:s/>- <text:s/>pancreas specific transcription factor, 1a, PPP2R1A <text:s/>- <text:s/>protein phosphatase 2, regulatory subunit a, alpha, KPNA2 <text:s/>- <text:s/>karyopherin alpha 2 (rag cohort 1, importin alpha 1)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NEK7 <text:s/>- <text:s/>nima-related kinase 7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CELF6 <text:s/>- <text:s/>cugbp, elav-like family member 6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SLC25A33 <text:s/>- <text:s/>solute carrier family 25 (pyrimidine nucleotide carrier), member 33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NUDT16L1 <text:s/>- <text:s/>nudix (nucleoside diphosphate linked moiety x)-type motif 16-like 1, ZNF324 <text:s/>- <text:s/>zinc finger protein 324, MAPK7 <text:s/>- <text:s/>mitogen-activated protein kinase 7, ZNF397 <text:s/>- <text:s/>zinc finger protein 397, ZNHIT3 <text:s/>- <text:s/>zinc finger, hit-type containing 3, FAM178A <text:s/>- <text:s/>family with sequence similarity 178, member a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APLP1 <text:s/>- <text:s/>amyloid beta (a4) precursor-like protein 1, CXCL9 <text:s/>- <text:s/>chemokine (c-x-c motif) ligand 9, PAX3 <text:s/>- <text:s/>paired box 3, SIN3A <text:s/>- <text:s/>sin3 transcription regulator family member a, MAP3K10 <text:s/>- <text:s/>mitogen-activated protein kinase kinase kinase 10, PIWIL1 <text:s/>- <text:s/>piwi-like rna-mediated gene silencing 1, GTF2E1 <text:s/>- <text:s/>general transcription factor iie, polypeptide 1, alpha 56kda, MLH1 <text:s/>- <text:s/>mutl homolog 1, colon cancer, nonpolyposis type 2 (e. coli), PBX1 <text:s/>- <text:s/>pre-b-cell leukemia homeobox 1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MSH6 <text:s/>- <text:s/>muts homolog 6 (e. coli)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GUCA2A <text:s/>- <text:s/>guanylate cyclase activator 2a (guanylin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PDE1B <text:s/>- <text:s/>phosphodiesterase 1b, calmodulin-dependent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TICRR <text:s/>- <text:s/>topbp1-interacting checkpoint and replication regulator, PCNA <text:s/>- <text:s/>proliferating cell nuclear antigen, PRDM2 <text:s/>- <text:s/>pr domain containing 2, with znf domain, DAXX <text:s/>- <text:s/>death-domain associated protein, DAPK1 <text:s/>- <text:s/>death-associated protein kinase 1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PDE4D <text:s/>- <text:s/>phosphodiesterase 4d, camp-specific, HDAC1 <text:s/>- <text:s/>histone deacetylase 1, KAT7 <text:s/>- <text:s/>k(lysine) acetyltransferase 7, EPC2 <text:s/>- <text:s/>enhancer of polycomb homolog 2 (drosophila), ZNF444 <text:s/>- <text:s/>zinc finger protein 444, XPO1 <text:s/>- <text:s/>exportin 1 (crm1 homolog, yeast), GOLGB1 <text:s/>- <text:s/>golgin b1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ATP2B4 <text:s/>- <text:s/>atpase, ca++ transporting, plasma membrane 4, NKX3-2 <text:s/>- <text:s/>nk3 homeobox 2, PITX2 <text:s/>- <text:s/>paired-like homeodomain 2, PITX3 <text:s/>- <text:s/>paired-like homeodomain 3, SHC1 <text:s/>- <text:s/>shc (src homology 2 domain containing) transforming protein 1, PNPT1 <text:s/>- <text:s/>polyribonucleotide nucleotidyltransferase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RBM42 <text:s/>- <text:s/>rna binding motif protein 42, NQO1 <text:s/>- <text:s/>nad(p)h dehydrogenase, quinone 1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SLX1A <text:s/>- <text:s/>slx1 structure-specific endonuclease subunit homolog a (s. cerevisiae), HIST1H2AG <text:s/>- <text:s/>histone cluster 1, h2ag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DDX25 <text:s/>- <text:s/>dead (asp-glu-ala-asp) box helicase 25, ELK1 <text:s/>- <text:s/>elk1, member of ets oncogene family, MBNL2 <text:s/>- <text:s/>muscleblind-like splicing regulator 2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ORMDL2 <text:s/>- <text:s/>orm1-like 2 (s. cerevisiae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TDRD3 <text:s/>- <text:s/>tudor domain containing 3, RLN2 <text:s/>- <text:s/>relaxin 2, TRIM11 <text:s/>- <text:s/>tripartite motif containing 11, APLF <text:s/>- <text:s/>aprataxin and pnkp like factor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EIF2B2 <text:s/>- <text:s/>eukaryotic translation initiation factor 2b, subunit 2 beta, 39kda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SERTAD1 <text:s/>- <text:s/>serta domain containing 1, HIST3H2A <text:s/>- <text:s/>histone cluster 3, h2a, RORB <text:s/>- <text:s/>rar-related orphan receptor b, SERTAD3 <text:s/>- <text:s/>serta domain containing 3, RORC <text:s/>- <text:s/>rar-related orphan receptor c, EBF1 <text:s/>- <text:s/>early b-cell factor 1, E2F3 <text:s/>- <text:s/>e2f transcription factor 3, HELB <text:s/>- <text:s/>helicase (dna) b, WDTC1 <text:s/>- <text:s/>wd and tetratricopeptide repeats 1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FABP3 <text:s/>- <text:s/>fatty acid binding protein 3, muscle and heart (mammary-derived growth inhibitor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RPA2 <text:s/>- <text:s/>replication protein a2, 32kda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RPS6KA1 <text:s/>- <text:s/>ribosomal protein s6 kinase, 90kda, polypeptide 1, ETF1 <text:s/>- <text:s/>eukaryotic translation termination factor 1, HOXA6 <text:s/>- <text:s/>homeobox a6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ZNF830 <text:s/>- <text:s/>zinc finger protein 830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TMEM161A <text:s/>- <text:s/>transmembrane protein 161a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ENC1 <text:s/>- <text:s/>ectodermal-neural cortex 1 (with btb domain)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SOST <text:s/>- <text:s/>sclerostin, IGF2BP2 <text:s/>- <text:s/>insulin-like growth factor 2 mrna binding protein 2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FOXG1 <text:s/>- <text:s/>forkhead box g1, MED8 <text:s/>- <text:s/>mediator complex subunit 8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VIMP <text:s/>- <text:s/>vcp-interacting membrane protein, FGFR2 <text:s/>- <text:s/>fibroblast growth factor receptor 2, PSME2 <text:s/>- <text:s/>proteasome (prosome, macropain) activator subunit 2 (pa28 beta)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EBPG <text:s/>- <text:s/>ccaat/enhancer binding protein (c/ebp), gamma, CREBRF <text:s/>- <text:s/>creb3 regulatory factor, GZF1 <text:s/>- <text:s/>gdnf-inducible zinc finger protein 1, TBX15 <text:s/>- <text:s/>t-box 15, INSIG1 <text:s/>- <text:s/>insulin induced gene 1, CCT7 <text:s/>- <text:s/>chaperonin containing tcp1, subunit 7 (eta), INSM1 <text:s/>- <text:s/>insulinoma-associated 1, NDUFA13 <text:s/>- <text:s/>nadh dehydrogenase (ubiquinone) 1 alpha subcomplex, 13, CXCL10 <text:s/>- <text:s/>chemokine (c-x-c motif) ligand 10, KLHL25 <text:s/>- <text:s/>kelch-like family member 25, PCBP3 <text:s/>- <text:s/>poly(rc) binding protein 3, PTPN1 <text:s/>- <text:s/>protein tyrosine phosphatase, non-receptor type 1, IRF6 <text:s/>- <text:s/>interferon regulatory factor 6, RNF40 <text:s/>- <text:s/>ring finger protein 40, e3 ubiquitin protein ligase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PUM1 <text:s/>- <text:s/>pumilio homolog 1 (drosophila)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NOX4 <text:s/>- <text:s/>nadph oxidase 4, EIF4ENIF1 <text:s/>- <text:s/>eukaryotic translation initiation factor 4e nuclear import factor 1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NF2 <text:s/>- <text:s/>neurofibromin 2 (merlin), TAF8 <text:s/>- <text:s/>taf8 rna polymerase ii, tata box binding protein (tbp)-associated factor, 43kda, FNIP1 <text:s/>- <text:s/>folliculin interacting protein 1, HEY2 <text:s/>- <text:s/>hairy/enhancer-of-split related with yrpw motif 2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THBS1 <text:s/>- <text:s/>thrombospondin 1, CKS2 <text:s/>- <text:s/>cdc28 protein kinase regulatory subunit 2, CIRBP <text:s/>- <text:s/>cold inducible rna binding protein, TTF2 <text:s/>- <text:s/>transcription termination factor, rna polymerase ii, HP1BP3 <text:s/>- <text:s/>heterochromatin protein 1, binding protein 3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0000000694" calcext:value-type="float">
            <text:p>6.94E-14</text:p>
          </table:table-cell>
          <table:table-cell office:value-type="float" office:value="0.000000000124" calcext:value-type="float">
            <text:p>1.24E-10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2003" calcext:value-type="float">
            <text:p>200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PLK1 <text:s/>- <text:s/>polo-like kinase 1, BRD8 <text:s/>- <text:s/>bromodomain containing 8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WBP2 <text:s/>- <text:s/>ww domain binding protein 2, SOX1 <text:s/>- <text:s/>sry (sex determining region y)-box 1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TP53INP2 <text:s/>- <text:s/>tumor protein p53 inducible nuclear protein 2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IWS1 <text:s/>- <text:s/>iws1 homolog (s. cerevisiae), ZNF768 <text:s/>- <text:s/>zinc finger protein 768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ATF7 <text:s/>- <text:s/>activating transcription factor 7, E2F8 <text:s/>- <text:s/>e2f transcription factor 8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F397 <text:s/>- <text:s/>zinc finger protein 397, ZNHIT3 <text:s/>- <text:s/>zinc finger, hit-type containing 3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XPO1 <text:s/>- <text:s/>exportin 1 (crm1 homolog, yeast), GOLGB1 <text:s/>- <text:s/>golgin b1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TRPV1 <text:s/>- <text:s/>transient receptor potential cation channel, subfamily v, member 1, ATP2B4 <text:s/>- <text:s/>atpase, ca++ transporting, plasma membrane 4, PITX2 <text:s/>- <text:s/>paired-like homeodomain 2, NKX3-2 <text:s/>- <text:s/>nk3 homeobox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MXD1 <text:s/>- <text:s/>max dimerization protein 1, SF1 <text:s/>- <text:s/>splicing factor 1, PIAS4 <text:s/>- <text:s/>protein inhibitor of activated stat, 4, DBX1 <text:s/>- <text:s/>developing brain homeobox 1, SMAD2 <text:s/>- <text:s/>smad family member 2, DNM2 <text:s/>- <text:s/>dynamin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SMAD6 <text:s/>- <text:s/>smad family member 6, CCND1 <text:s/>- <text:s/>cyclin d1, GSK3B <text:s/>- <text:s/>glycogen synthase kinase 3 beta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ELK1 <text:s/>- <text:s/>elk1, member of ets oncogene family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KLF9 <text:s/>- <text:s/>kruppel-like factor 9, ENG <text:s/>- <text:s/>endoglin, TDRD3 <text:s/>- <text:s/>tudor domain containing 3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PSME3 <text:s/>- <text:s/>proteasome (prosome, macropain) activator subunit 3 (pa28 gamma; ki), HOXD3 <text:s/>- <text:s/>homeobox d3, HOXD1 <text:s/>- <text:s/>homeobox d1, BARHL1 <text:s/>- <text:s/>barh-like homeobox 1, LDB1 <text:s/>- <text:s/>lim domain binding 1, ANKRD49 <text:s/>- <text:s/>ankyrin repeat domain 49, HOXC6 <text:s/>- <text:s/>homeobox c6, TSC22D1 <text:s/>- <text:s/>tsc22 domain family, member 1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CCNA1 <text:s/>- <text:s/>cyclin a1, PRDM10 <text:s/>- <text:s/>pr domain containing 10, MXI1 <text:s/>- <text:s/>max interactor 1, dimerization protein, PRDM9 <text:s/>- <text:s/>pr domain containing 9, UBN1 <text:s/>- <text:s/>ubinuclein 1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PSMC3IP <text:s/>- <text:s/>psmc3 interacting protein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TRAF2 <text:s/>- <text:s/>tnf receptor-associated factor 2, EDA <text:s/>- <text:s/>ectodysplasin a, HSPA5 <text:s/>- <text:s/>heat shock 70kda protein 5 (glucose-regulated protein, 78kda), NR2C2 <text:s/>- <text:s/>nuclear receptor subfamily 2, group c, member 2, HES5 <text:s/>- <text:s/>hairy and enhancer of split 5 (drosophila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TNKS <text:s/>- <text:s/>tankyrase, trf1-interacting ankyrin-related adp-ribose polymerase, AGO1 <text:s/>- <text:s/>argonaute risc catalytic component 1, ZBTB48 <text:s/>- <text:s/>zinc finger and btb domain containing 48, ETV4 <text:s/>- <text:s/>ets variant 4, TWSG1 <text:s/>- <text:s/>twisted gastrulation homolog 1 (drosophila), HOXB13 <text:s/>- <text:s/>homeobox b13, ETV6 <text:s/>- <text:s/>ets variant 6, VLDLR <text:s/>- <text:s/>very low density lipoprotein receptor, CKAP2 <text:s/>- <text:s/>cytoskeleton associated protein 2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TRADD <text:s/>- <text:s/>tnfrsf1a-associated via death domain, ZBTB5 <text:s/>- <text:s/>zinc finger and btb domain containing 5, HOXB4 <text:s/>- <text:s/>homeobox b4, EHF <text:s/>- <text:s/>ets homologous factor, CHRDL1 <text:s/>- <text:s/>chordin-like 1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UBB <text:s/>- <text:s/>ubiquitin b, ESRRB <text:s/>- <text:s/>estrogen-related receptor beta, RCOR1 <text:s/>- <text:s/>rest corepressor 1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RPS6KA1 <text:s/>- <text:s/>ribosomal protein s6 kinase, 90kda, polypeptide 1, ZIK1 <text:s/>- <text:s/>zinc finger protein interacting with k protein 1, HOXA6 <text:s/>- <text:s/>homeobox a6, RUNX3 <text:s/>- <text:s/>runt-related transcription factor 3, EFCAB6 <text:s/>- <text:s/>ef-hand calcium binding domain 6, RYR2 <text:s/>- <text:s/>ryanodine receptor 2 (cardiac), ZFP3 <text:s/>- <text:s/>zfp3 zinc finger protein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USP16 <text:s/>- <text:s/>ubiquitin specific peptidase 16, FOXM1 <text:s/>- <text:s/>forkhead box m1, FOXO1 <text:s/>- <text:s/>forkhead box o1, ILF2 <text:s/>- <text:s/>interleukin enhancer binding factor 2, SOST <text:s/>- <text:s/>sclerostin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FOXG1 <text:s/>- <text:s/>forkhead box g1, MED8 <text:s/>- <text:s/>mediator complex subunit 8, CAND1 <text:s/>- <text:s/>cullin-associated and neddylation-dissociated 1, SP9 <text:s/>- <text:s/>sp9 transcription factor, EAF2 <text:s/>- <text:s/>ell associated factor 2, PSMD10 <text:s/>- <text:s/>proteasome (prosome, macropain) 26s subunit, non-atpase, 10, FAM208A <text:s/>- <text:s/>family with sequence similarity 208, member a, KDM3A <text:s/>- <text:s/>lysine (k)-specific demethylase 3a, FGFR2 <text:s/>- <text:s/>fibroblast growth factor receptor 2, PSME2 <text:s/>- <text:s/>proteasome (prosome, macropain) activator subunit 2 (pa28 beta), DDR2 <text:s/>- <text:s/>discoidin domain receptor tyrosine kinase 2, ZNF25 <text:s/>- <text:s/>zinc finger protein 25, ISL1 <text:s/>- <text:s/>isl lim homeobox 1, MAML1 <text:s/>- <text:s/>mastermind-like 1 (drosophila), BCLAF1 <text:s/>- <text:s/>bcl2-associated transcription factor 1, GMNN <text:s/>- <text:s/>geminin, dna replication inhibitor, KHSRP <text:s/>- <text:s/>kh-type splicing regulatory protein, FER <text:s/>- <text:s/>fer (fps/fes related) tyrosine kinase, CREBRF <text:s/>- <text:s/>creb3 regulatory factor, CEBPG <text:s/>- <text:s/>ccaat/enhancer binding protein (c/ebp), gamma, GZF1 <text:s/>- <text:s/>gdnf-inducible zinc finger protein 1, TBX15 <text:s/>- <text:s/>t-box 15, INSIG1 <text:s/>- <text:s/>insulin induced gene 1, INSM1 <text:s/>- <text:s/>insulinoma-associated 1, NDUFA13 <text:s/>- <text:s/>nadh dehydrogenase (ubiquinone) 1 alpha subcomplex, 13, CXCL10 <text:s/>- <text:s/>chemokine (c-x-c motif) ligand 10, PCBP3 <text:s/>- <text:s/>poly(rc) binding protein 3, IRF6 <text:s/>- <text:s/>interferon regulatory factor 6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OB2 <text:s/>- <text:s/>transducer of erbb2, 2, TLE4 <text:s/>- <text:s/>transducin-like enhancer of split 4 (e(sp1) homolog, drosophila), PEX2 <text:s/>- <text:s/>peroxisomal biogenesis factor 2, TLX3 <text:s/>- <text:s/>t-cell leukemia homeobox 3, HIST1H2AC <text:s/>- <text:s/>histone cluster 1, h2ac, LHX5 <text:s/>- <text:s/>lim homeobox 5, VSX2 <text:s/>- <text:s/>visual system homeobox 2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NFKBIB <text:s/>- <text:s/>nuclear factor of kappa light polypeptide gene enhancer in b-cells inhibitor, beta, ID4 <text:s/>- <text:s/>inhibitor of dna binding 4, dominant negative helix-loop-helix protein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SUZ12 <text:s/>- <text:s/>suz12 polycomb repressive complex 2 subunit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HIST1H2AA <text:s/>- <text:s/>histone cluster 1, h2aa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FNIP1 <text:s/>- <text:s/>folliculin interacting protein 1, RARA <text:s/>- <text:s/>retinoic acid receptor, alpha, FOXB1 <text:s/>- <text:s/>forkhead box b1, CDK5RAP3 <text:s/>- <text:s/>cdk5 regulatory subunit associated protein 3, MTERFD3 <text:s/>- <text:s/>mterf domain containing 3, JMJD1C <text:s/>- <text:s/>jumonji domain containing 1c, RBL2 <text:s/>- <text:s/>retinoblastoma-like 2 (p130), NEUROG3 <text:s/>- <text:s/>neurogenin 3, TGFB3 <text:s/>- <text:s/>transforming growth factor, beta 3, NEUROG2 <text:s/>- <text:s/>neurogenin 2, TGFB1I1 <text:s/>- <text:s/>transforming growth factor beta 1 induced transcript 1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CKS2 <text:s/>- <text:s/>cdc28 protein kinase regulatory subunit 2, HP1BP3 <text:s/>- <text:s/>heterochromatin protein 1, binding protein 3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0000000735" calcext:value-type="float">
            <text:p>7.35E-14</text:p>
          </table:table-cell>
          <table:table-cell office:value-type="float" office:value="0.000000000116" calcext:value-type="float">
            <text:p>1.16E-10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2003" calcext:value-type="float">
            <text:p>200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MAEL <text:s/>- <text:s/>maelstrom spermatogenic transposon silencer, SP1 <text:s/>- <text:s/>sp1 transcription factor, SP2 <text:s/>- <text:s/>sp2 transcription factor, PLK1 <text:s/>- <text:s/>polo-like kinase 1, BRD8 <text:s/>- <text:s/>bromodomain containing 8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SOX1 <text:s/>- <text:s/>sry (sex determining region y)-box 1, WBP2 <text:s/>- <text:s/>ww domain binding protein 2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TP53INP2 <text:s/>- <text:s/>tumor protein p53 inducible nuclear protein 2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IWS1 <text:s/>- <text:s/>iws1 homolog (s. cerevisiae), ZNF768 <text:s/>- <text:s/>zinc finger protein 768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ATF7 <text:s/>- <text:s/>activating transcription factor 7, E2F8 <text:s/>- <text:s/>e2f transcription factor 8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HIT3 <text:s/>- <text:s/>zinc finger, hit-type containing 3, ZNF397 <text:s/>- <text:s/>zinc finger protein 397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PAX8 <text:s/>- <text:s/>paired box 8, AURKB <text:s/>- <text:s/>aurora kinase b, HIST1H1D <text:s/>- <text:s/>histone cluster 1, h1d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GOLGB1 <text:s/>- <text:s/>golgin b1, XPO1 <text:s/>- <text:s/>exportin 1 (crm1 homolog, yeast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TRPV1 <text:s/>- <text:s/>transient receptor potential cation channel, subfamily v, member 1, ATP2B4 <text:s/>- <text:s/>atpase, ca++ transporting, plasma membrane 4, PITX2 <text:s/>- <text:s/>paired-like homeodomain 2, NKX3-2 <text:s/>- <text:s/>nk3 homeobox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DLX1 <text:s/>- <text:s/>distal-less homeobox 1, SHH <text:s/>- <text:s/>sonic hedgehog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MXD1 <text:s/>- <text:s/>max dimerization protein 1, SF1 <text:s/>- <text:s/>splicing factor 1, PIAS4 <text:s/>- <text:s/>protein inhibitor of activated stat, 4, DBX1 <text:s/>- <text:s/>developing brain homeobox 1, SMAD2 <text:s/>- <text:s/>smad family member 2, DNM2 <text:s/>- <text:s/>dynamin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SMAD6 <text:s/>- <text:s/>smad family member 6, CCND1 <text:s/>- <text:s/>cyclin d1, GSK3B <text:s/>- <text:s/>glycogen synthase kinase 3 beta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ELK1 <text:s/>- <text:s/>elk1, member of ets oncogene family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KLF9 <text:s/>- <text:s/>kruppel-like factor 9, ENG <text:s/>- <text:s/>endoglin, PPP1R12A <text:s/>- <text:s/>protein phosphatase 1, regulatory subunit 12a, TRIM11 <text:s/>- <text:s/>tripartite motif containing 11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PSME3 <text:s/>- <text:s/>proteasome (prosome, macropain) activator subunit 3 (pa28 gamma; ki), HOXD3 <text:s/>- <text:s/>homeobox d3, HOXD1 <text:s/>- <text:s/>homeobox d1, BARHL1 <text:s/>- <text:s/>barh-like homeobox 1, LDB1 <text:s/>- <text:s/>lim domain binding 1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CCNA1 <text:s/>- <text:s/>cyclin a1, PRDM10 <text:s/>- <text:s/>pr domain containing 10, MXI1 <text:s/>- <text:s/>max interactor 1, dimerization protein, PRDM9 <text:s/>- <text:s/>pr domain containing 9, UBN1 <text:s/>- <text:s/>ubinuclein 1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TRAF2 <text:s/>- <text:s/>tnf receptor-associated factor 2, EDA <text:s/>- <text:s/>ectodysplasin a, HSPA5 <text:s/>- <text:s/>heat shock 70kda protein 5 (glucose-regulated protein, 78kda), NR2C2 <text:s/>- <text:s/>nuclear receptor subfamily 2, group c, member 2, HES5 <text:s/>- <text:s/>hairy and enhancer of split 5 (drosophila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TNKS <text:s/>- <text:s/>tankyrase, trf1-interacting ankyrin-related adp-ribose polymerase, AGO1 <text:s/>- <text:s/>argonaute risc catalytic component 1, ZBTB48 <text:s/>- <text:s/>zinc finger and btb domain containing 48, ETV4 <text:s/>- <text:s/>ets variant 4, TWSG1 <text:s/>- <text:s/>twisted gastrulation homolog 1 (drosophila), HOXB13 <text:s/>- <text:s/>homeobox b13, ETV6 <text:s/>- <text:s/>ets variant 6, VLDLR <text:s/>- <text:s/>very low density lipoprotein receptor, CKAP2 <text:s/>- <text:s/>cytoskeleton associated protein 2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TRADD <text:s/>- <text:s/>tnfrsf1a-associated via death domain, ZBTB5 <text:s/>- <text:s/>zinc finger and btb domain containing 5, HOXB4 <text:s/>- <text:s/>homeobox b4, EHF <text:s/>- <text:s/>ets homologous factor, CHRDL1 <text:s/>- <text:s/>chordin-like 1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UBB <text:s/>- <text:s/>ubiquitin b, ESRRB <text:s/>- <text:s/>estrogen-related receptor beta, RCOR1 <text:s/>- <text:s/>rest corepressor 1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RPS6KA1 <text:s/>- <text:s/>ribosomal protein s6 kinase, 90kda, polypeptide 1, ZIK1 <text:s/>- <text:s/>zinc finger protein interacting with k protein 1, HOXA6 <text:s/>- <text:s/>homeobox a6, RUNX3 <text:s/>- <text:s/>runt-related transcription factor 3, EFCAB6 <text:s/>- <text:s/>ef-hand calcium binding domain 6, RYR2 <text:s/>- <text:s/>ryanodine receptor 2 (cardiac), ZFP3 <text:s/>- <text:s/>zfp3 zinc finger protein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USP16 <text:s/>- <text:s/>ubiquitin specific peptidase 16, FOXM1 <text:s/>- <text:s/>forkhead box m1, FOXO1 <text:s/>- <text:s/>forkhead box o1, ILF2 <text:s/>- <text:s/>interleukin enhancer binding factor 2, SOST <text:s/>- <text:s/>sclerostin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FOXG1 <text:s/>- <text:s/>forkhead box g1, MED8 <text:s/>- <text:s/>mediator complex subunit 8, CAND1 <text:s/>- <text:s/>cullin-associated and neddylation-dissociated 1, SP9 <text:s/>- <text:s/>sp9 transcription factor, EAF2 <text:s/>- <text:s/>ell associated factor 2, PSMD10 <text:s/>- <text:s/>proteasome (prosome, macropain) 26s subunit, non-atpase, 10, FAM208A <text:s/>- <text:s/>family with sequence similarity 208, member a, KDM3A <text:s/>- <text:s/>lysine (k)-specific demethylase 3a, FGFR2 <text:s/>- <text:s/>fibroblast growth factor receptor 2, PSME2 <text:s/>- <text:s/>proteasome (prosome, macropain) activator subunit 2 (pa28 beta), DDR2 <text:s/>- <text:s/>discoidin domain receptor tyrosine kinase 2, ZNF25 <text:s/>- <text:s/>zinc finger protein 25, ISL1 <text:s/>- <text:s/>isl lim homeobox 1, MAML1 <text:s/>- <text:s/>mastermind-like 1 (drosophila), BCLAF1 <text:s/>- <text:s/>bcl2-associated transcription factor 1, GMNN <text:s/>- <text:s/>geminin, dna replication inhibitor, KHSRP <text:s/>- <text:s/>kh-type splicing regulatory protein, FER <text:s/>- <text:s/>fer (fps/fes related) tyrosine kinase, CREBRF <text:s/>- <text:s/>creb3 regulatory factor, CEBPG <text:s/>- <text:s/>ccaat/enhancer binding protein (c/ebp), gamma, TBX15 <text:s/>- <text:s/>t-box 15, GZF1 <text:s/>- <text:s/>gdnf-inducible zinc finger protein 1, INSIG1 <text:s/>- <text:s/>insulin induced gene 1, INSM1 <text:s/>- <text:s/>insulinoma-associated 1, NDUFA13 <text:s/>- <text:s/>nadh dehydrogenase (ubiquinone) 1 alpha subcomplex, 13, CXCL10 <text:s/>- <text:s/>chemokine (c-x-c motif) ligand 10, PCBP3 <text:s/>- <text:s/>poly(rc) binding protein 3, IRF6 <text:s/>- <text:s/>interferon regulatory factor 6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PEX2 <text:s/>- <text:s/>peroxisomal biogenesis factor 2, TLX3 <text:s/>- <text:s/>t-cell leukemia homeobox 3, HIST1H2AC <text:s/>- <text:s/>histone cluster 1, h2ac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NFKBIB <text:s/>- <text:s/>nuclear factor of kappa light polypeptide gene enhancer in b-cells inhibitor, beta, ID4 <text:s/>- <text:s/>inhibitor of dna binding 4, dominant negative helix-loop-helix protein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SUZ12 <text:s/>- <text:s/>suz12 polycomb repressive complex 2 subunit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NR2F1 <text:s/>- <text:s/>nuclear receptor subfamily 2, group f, member 1, TFCP2 <text:s/>- <text:s/>transcription factor cp2, HIST1H2AA <text:s/>- <text:s/>histone cluster 1, h2aa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FNIP1 <text:s/>- <text:s/>folliculin interacting protein 1, RARA <text:s/>- <text:s/>retinoic acid receptor, alpha, FOXB1 <text:s/>- <text:s/>forkhead box b1, CDK5RAP3 <text:s/>- <text:s/>cdk5 regulatory subunit associated protein 3, MTERFD3 <text:s/>- <text:s/>mterf domain containing 3, JMJD1C <text:s/>- <text:s/>jumonji domain containing 1c, RBL2 <text:s/>- <text:s/>retinoblastoma-like 2 (p130), NEUROG3 <text:s/>- <text:s/>neurogenin 3, TGFB3 <text:s/>- <text:s/>transforming growth factor, beta 3, NEUROG2 <text:s/>- <text:s/>neurogenin 2, TGFB1I1 <text:s/>- <text:s/>transforming growth factor beta 1 induced transcript 1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CKS2 <text:s/>- <text:s/>cdc28 protein kinase regulatory subunit 2, HP1BP3 <text:s/>- <text:s/>heterochromatin protein 1, binding protein 3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0000000766" calcext:value-type="float">
            <text:p>7.66E-14</text:p>
          </table:table-cell>
          <table:table-cell office:value-type="float" office:value="0.000000000109" calcext:value-type="float">
            <text:p>1.09E-10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2003" calcext:value-type="float">
            <text:p>200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MAEL <text:s/>- <text:s/>maelstrom spermatogenic transposon silencer, SP1 <text:s/>- <text:s/>sp1 transcription factor, SP2 <text:s/>- <text:s/>sp2 transcription factor, PLK1 <text:s/>- <text:s/>polo-like kinase 1, BRD8 <text:s/>- <text:s/>bromodomain containing 8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SOX1 <text:s/>- <text:s/>sry (sex determining region y)-box 1, WBP2 <text:s/>- <text:s/>ww domain binding protein 2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TP53INP2 <text:s/>- <text:s/>tumor protein p53 inducible nuclear protein 2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IWS1 <text:s/>- <text:s/>iws1 homolog (s. cerevisiae), ZNF768 <text:s/>- <text:s/>zinc finger protein 768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ATF7 <text:s/>- <text:s/>activating transcription factor 7, E2F8 <text:s/>- <text:s/>e2f transcription factor 8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HIT3 <text:s/>- <text:s/>zinc finger, hit-type containing 3, ZNF397 <text:s/>- <text:s/>zinc finger protein 397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GOLGB1 <text:s/>- <text:s/>golgin b1, XPO1 <text:s/>- <text:s/>exportin 1 (crm1 homolog, yeast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TRPV1 <text:s/>- <text:s/>transient receptor potential cation channel, subfamily v, member 1, ATP2B4 <text:s/>- <text:s/>atpase, ca++ transporting, plasma membrane 4, PITX2 <text:s/>- <text:s/>paired-like homeodomain 2, NKX3-2 <text:s/>- <text:s/>nk3 homeobox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MXD1 <text:s/>- <text:s/>max dimerization protein 1, SF1 <text:s/>- <text:s/>splicing factor 1, PIAS4 <text:s/>- <text:s/>protein inhibitor of activated stat, 4, DBX1 <text:s/>- <text:s/>developing brain homeobox 1, SMAD2 <text:s/>- <text:s/>smad family member 2, DNM2 <text:s/>- <text:s/>dynamin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SMAD6 <text:s/>- <text:s/>smad family member 6, CCND1 <text:s/>- <text:s/>cyclin d1, GSK3B <text:s/>- <text:s/>glycogen synthase kinase 3 beta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ELK1 <text:s/>- <text:s/>elk1, member of ets oncogene family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KLF9 <text:s/>- <text:s/>kruppel-like factor 9, ENG <text:s/>- <text:s/>endoglin, TDRD3 <text:s/>- <text:s/>tudor domain containing 3, PPP1R12A <text:s/>- <text:s/>protein phosphatase 1, regulatory subunit 12a, TRIM11 <text:s/>- <text:s/>tripartite motif containing 11, BLM <text:s/>- <text:s/>bloom syndrome, recq helicase-like, GRHL1 <text:s/>- <text:s/>grainyhead-like 1 (drosophila), ALYREF <text:s/>- <text:s/>aly/ref export factor, ELAVL2 <text:s/>- <text:s/>elav (embryonic lethal, abnormal vision, drosophila)-like 2 (hu antigen b), PER2 <text:s/>- <text:s/>period circadian clock 2, PSME3 <text:s/>- <text:s/>proteasome (prosome, macropain) activator subunit 3 (pa28 gamma; ki), HOXD3 <text:s/>- <text:s/>homeobox d3, HOXD1 <text:s/>- <text:s/>homeobox d1, BARHL1 <text:s/>- <text:s/>barh-like homeobox 1, LDB1 <text:s/>- <text:s/>lim domain binding 1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CCNA1 <text:s/>- <text:s/>cyclin a1, PRDM10 <text:s/>- <text:s/>pr domain containing 10, MXI1 <text:s/>- <text:s/>max interactor 1, dimerization protein, PRDM9 <text:s/>- <text:s/>pr domain containing 9, UBN1 <text:s/>- <text:s/>ubinuclein 1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PSMC3IP <text:s/>- <text:s/>psmc3 interacting protein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WDTC1 <text:s/>- <text:s/>wd and tetratricopeptide repeats 1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TRAF2 <text:s/>- <text:s/>tnf receptor-associated factor 2, EDA <text:s/>- <text:s/>ectodysplasin a, HSPA5 <text:s/>- <text:s/>heat shock 70kda protein 5 (glucose-regulated protein, 78kda), NR2C2 <text:s/>- <text:s/>nuclear receptor subfamily 2, group c, member 2, HES5 <text:s/>- <text:s/>hairy and enhancer of split 5 (drosophila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TNKS <text:s/>- <text:s/>tankyrase, trf1-interacting ankyrin-related adp-ribose polymerase, AGO1 <text:s/>- <text:s/>argonaute risc catalytic component 1, ZBTB48 <text:s/>- <text:s/>zinc finger and btb domain containing 48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TRADD <text:s/>- <text:s/>tnfrsf1a-associated via death domain, ZBTB5 <text:s/>- <text:s/>zinc finger and btb domain containing 5, HOXB4 <text:s/>- <text:s/>homeobox b4, EHF <text:s/>- <text:s/>ets homologous factor, CHRDL1 <text:s/>- <text:s/>chordin-like 1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UBB <text:s/>- <text:s/>ubiquitin b, ESRRB <text:s/>- <text:s/>estrogen-related receptor beta, RCOR1 <text:s/>- <text:s/>rest corepressor 1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RPS6KA1 <text:s/>- <text:s/>ribosomal protein s6 kinase, 90kda, polypeptide 1, ZIK1 <text:s/>- <text:s/>zinc finger protein interacting with k protein 1, HOXA6 <text:s/>- <text:s/>homeobox a6, RUNX3 <text:s/>- <text:s/>runt-related transcription factor 3, EFCAB6 <text:s/>- <text:s/>ef-hand calcium binding domain 6, RYR2 <text:s/>- <text:s/>ryanodine receptor 2 (cardiac), ZFP3 <text:s/>- <text:s/>zfp3 zinc finger protein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RBX1 <text:s/>- <text:s/>ring-box 1, e3 ubiquitin protein ligase, CCNC <text:s/>- <text:s/>cyclin c, UBE2D3 <text:s/>- <text:s/>ubiquitin-conjugating enzyme e2d 3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USP16 <text:s/>- <text:s/>ubiquitin specific peptidase 16, FOXM1 <text:s/>- <text:s/>forkhead box m1, FOXO1 <text:s/>- <text:s/>forkhead box o1, ILF2 <text:s/>- <text:s/>interleukin enhancer binding factor 2, SOST <text:s/>- <text:s/>sclerostin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CAND1 <text:s/>- <text:s/>cullin-associated and neddylation-dissociated 1, SP9 <text:s/>- <text:s/>sp9 transcription factor, EAF2 <text:s/>- <text:s/>ell associated factor 2, PSMD10 <text:s/>- <text:s/>proteasome (prosome, macropain) 26s subunit, non-atpase, 10, FAM208A <text:s/>- <text:s/>family with sequence similarity 208, member a, KDM3A <text:s/>- <text:s/>lysine (k)-specific demethylase 3a, FGFR2 <text:s/>- <text:s/>fibroblast growth factor receptor 2, PSME2 <text:s/>- <text:s/>proteasome (prosome, macropain) activator subunit 2 (pa28 beta), DDR2 <text:s/>- <text:s/>discoidin domain receptor tyrosine kinase 2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REBRF <text:s/>- <text:s/>creb3 regulatory factor, CEBPG <text:s/>- <text:s/>ccaat/enhancer binding protein (c/ebp), gamma, GZF1 <text:s/>- <text:s/>gdnf-inducible zinc finger protein 1, INSIG1 <text:s/>- <text:s/>insulin induced gene 1, TBX15 <text:s/>- <text:s/>t-box 15, INSM1 <text:s/>- <text:s/>insulinoma-associated 1, NDUFA13 <text:s/>- <text:s/>nadh dehydrogenase (ubiquinone) 1 alpha subcomplex, 13, CXCL10 <text:s/>- <text:s/>chemokine (c-x-c motif) ligand 10, PCBP3 <text:s/>- <text:s/>poly(rc) binding protein 3, IRF6 <text:s/>- <text:s/>interferon regulatory factor 6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OB2 <text:s/>- <text:s/>transducer of erbb2, 2, TLE4 <text:s/>- <text:s/>transducin-like enhancer of split 4 (e(sp1) homolog, drosophila), PEX2 <text:s/>- <text:s/>peroxisomal biogenesis factor 2, TLX3 <text:s/>- <text:s/>t-cell leukemia homeobox 3, HIST1H2AC <text:s/>- <text:s/>histone cluster 1, h2ac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NFKBIB <text:s/>- <text:s/>nuclear factor of kappa light polypeptide gene enhancer in b-cells inhibitor, beta, ID4 <text:s/>- <text:s/>inhibitor of dna binding 4, dominant negative helix-loop-helix protein, NKX6-1 <text:s/>- <text:s/>nk6 homeobox 1, NKX3-1 <text:s/>- <text:s/>nk3 homeobox 1, OTP <text:s/>- <text:s/>orthopedia homeobox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SUZ12 <text:s/>- <text:s/>suz12 polycomb repressive complex 2 subunit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NR2F1 <text:s/>- <text:s/>nuclear receptor subfamily 2, group f, member 1, TFCP2 <text:s/>- <text:s/>transcription factor cp2, HIST1H2AA <text:s/>- <text:s/>histone cluster 1, h2aa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FNIP1 <text:s/>- <text:s/>folliculin interacting protein 1, HEY2 <text:s/>- <text:s/>hairy/enhancer-of-split related with yrpw motif 2, RARA <text:s/>- <text:s/>retinoic acid receptor, alpha, FOXB1 <text:s/>- <text:s/>forkhead box b1, CDK5RAP3 <text:s/>- <text:s/>cdk5 regulatory subunit associated protein 3, MTERFD3 <text:s/>- <text:s/>mterf domain containing 3, JMJD1C <text:s/>- <text:s/>jumonji domain containing 1c, RBL2 <text:s/>- <text:s/>retinoblastoma-like 2 (p130), NEUROG3 <text:s/>- <text:s/>neurogenin 3, TGFB3 <text:s/>- <text:s/>transforming growth factor, beta 3, NEUROG2 <text:s/>- <text:s/>neurogenin 2, TGFB1I1 <text:s/>- <text:s/>transforming growth factor beta 1 induced transcript 1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CKS2 <text:s/>- <text:s/>cdc28 protein kinase regulatory subunit 2, HP1BP3 <text:s/>- <text:s/>heterochromatin protein 1, binding protein 3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heterocycle metabolic process</text:p>
          </table:table-cell>
          <table:table-cell office:value-type="float" office:value="0.0000000000000901" calcext:value-type="float">
            <text:p>9.01E-14</text:p>
          </table:table-cell>
          <table:table-cell office:value-type="float" office:value="0.000000000117" calcext:value-type="float">
            <text:p>1.17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539" calcext:value-type="float">
            <text:p>3539</text:p>
          </table:table-cell>
          <table:table-cell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LRRC16A <text:s/>- <text:s/>leucine rich repeat containing 16a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ACACA <text:s/>- <text:s/>acetyl-coa carboxylase alpha, GCH1 <text:s/>- <text:s/>gtp cyclohydrolase 1, SP3 <text:s/>- <text:s/>sp3 transcription factor, LTV1 <text:s/>- <text:s/>ltv1 homolog (s. cerevisiae), SP1 <text:s/>- <text:s/>sp1 transcription factor, ACAT1 <text:s/>- <text:s/>acetyl-coa acetyltransferase 1, MAEL <text:s/>- <text:s/>maelstrom spermatogenic transposon silence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PABPN1 <text:s/>- <text:s/>poly(a) binding protein, nuclear 1, SOX1 <text:s/>- <text:s/>sry (sex determining region y)-box 1, CCNB1IP1 <text:s/>- <text:s/>cyclin b1 interacting protein 1, e3 ubiquitin protein ligase, ORC3 <text:s/>- <text:s/>origin recognition complex, subunit 3, ATF7IP2 <text:s/>- <text:s/>activating transcription factor 7 interacting protein 2, POLD4 <text:s/>- <text:s/>polymerase (dna-directed), delta 4, accessory subunit, SON <text:s/>- <text:s/>son dna binding protein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ALDH1L1 <text:s/>- <text:s/>aldehyde dehydrogenase 1 family, member l1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HES6 <text:s/>- <text:s/>hairy and enhancer of split 6 (drosophila), POLA1 <text:s/>- <text:s/>polymerase (dna directed), alpha 1, catalytic subunit, DHTKD1 <text:s/>- <text:s/>dehydrogenase e1 and transketolase domain containing 1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GTPBP3 <text:s/>- <text:s/>gtp binding protein 3 (mitochondrial), RAD54B <text:s/>- <text:s/>rad54 homolog b (s. cerevisiae), N4BP2 <text:s/>- <text:s/>nedd4 binding protein 2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SNRNP40 <text:s/>- <text:s/>small nuclear ribonucleoprotein 40kda (u5), DCAKD <text:s/>- <text:s/>dephospho-coa kinase domain containing, TGIF2 <text:s/>- <text:s/>tgfb-induced factor homeobox 2, ZRANB2 <text:s/>- <text:s/>zinc finger, ran-binding domain containing 2, SLC25A19 <text:s/>- <text:s/>solute carrier family 25 (mitochondrial thiamine pyrophosphate carrier), member 19, RPAIN <text:s/>- <text:s/>rpa interacting protein, LIN28A <text:s/>- <text:s/>lin-28 homolog a (c. elegans), POLDIP3 <text:s/>- <text:s/>polymerase (dna-directed), delta interacting protein 3, CELF6 <text:s/>- <text:s/>cugbp, elav-like family member 6, TDRKH <text:s/>- <text:s/>tudor and kh domain containing, IWS1 <text:s/>- <text:s/>iws1 homolog (s. cerevisiae), THAP9 <text:s/>- <text:s/>thap domain containing 9, ZNF768 <text:s/>- <text:s/>zinc finger protein 768, JUN <text:s/>- <text:s/>jun proto-oncogene, JARID2 <text:s/>- <text:s/>jumonji, at rich interactive domain 2, PRODH <text:s/>- <text:s/>proline dehydrogenase (oxidase) 1, STAT3 <text:s/>- <text:s/>signal transducer and activator of transcription 3 (acute-phase response factor), GALT <text:s/>- <text:s/>galactose-1-phosphate uridylyltransferase, CRY2 <text:s/>- <text:s/>cryptochrome 2 (photolyase-like), JUNB <text:s/>- <text:s/>jun b proto-oncogene, E2F8 <text:s/>- <text:s/>e2f transcription factor 8, ATF7 <text:s/>- <text:s/>activating transcription factor 7, ALDOB <text:s/>- <text:s/>aldolase b, fructose-bisphosphate, SLC25A25 <text:s/>- <text:s/>solute carrier family 25 (mitochondrial carrier; phosphate carrier), member 25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EXD1 <text:s/>- <text:s/>exonuclease 3'-5' domain containing 1, NHP2 <text:s/>- <text:s/>nhp2 ribonucleoprotein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ZNF189 <text:s/>- <text:s/>zinc finger protein 189, ZNF280B <text:s/>- <text:s/>zinc finger protein 280b, RBM23 <text:s/>- <text:s/>rna binding motif protein 23, PAX1 <text:s/>- <text:s/>paired box 1, PAX6 <text:s/>- <text:s/>paired box 6, ZNF385A <text:s/>- <text:s/>zinc finger protein 385a, RFWD3 <text:s/>- <text:s/>ring finger and wd repeat domain 3, PAX3 <text:s/>- <text:s/>paired box 3, SIN3A <text:s/>- <text:s/>sin3 transcription regulator family member a, DDC <text:s/>- <text:s/>dopa decarboxylase (aromatic l-amino acid decarboxylase), PIWIL1 <text:s/>- <text:s/>piwi-like rna-mediated gene silencing 1, PBX1 <text:s/>- <text:s/>pre-b-cell leukemia homeobox 1, GTF2E1 <text:s/>- <text:s/>general transcription factor iie, polypeptide 1, alpha 56kda, MLH1 <text:s/>- <text:s/>mutl homolog 1, colon cancer, nonpolyposis type 2 (e. coli)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NUDT2 <text:s/>- <text:s/>nudix (nucleoside diphosphate linked moiety x)-type motif 2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PDE7A <text:s/>- <text:s/>phosphodiesterase 7a, H2AFX <text:s/>- <text:s/>h2a histone family, member x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PEG3 <text:s/>- <text:s/>paternally expressed 3, BRWD1 <text:s/>- <text:s/>bromodomain and wd repeat domain containing 1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ANK1 <text:s/>- <text:s/>pantothenate kinas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ZNF444 <text:s/>- <text:s/>zinc finger protein 444, EPC2 <text:s/>- <text:s/>enhancer of polycomb homolog 2 (drosophila), DTL <text:s/>- <text:s/>denticleless e3 ubiquitin protein ligase homolog (drosophila), BAHD1 <text:s/>- <text:s/>bromo adjacent homology domain containing 1, ZBTB20 <text:s/>- <text:s/>zinc finger and btb domain containing 20, ATP1B1 <text:s/>- <text:s/>atpase, na+/k+ transporting, beta 1 polypeptide, PUS3 <text:s/>- <text:s/>pseudouridylate synthase 3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DTYMK <text:s/>- <text:s/>deoxythymidylate kinase (thymidylate kinase), PPIL1 <text:s/>- <text:s/>peptidylprolyl isomerase (cyclophilin)-like 1, PITX2 <text:s/>- <text:s/>paired-like homeodomain 2, NKX3-2 <text:s/>- <text:s/>nk3 homeobox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DLX1 <text:s/>- <text:s/>distal-less homeobox 1, DLX2 <text:s/>- <text:s/>distal-less homeobox 2, DLX3 <text:s/>- <text:s/>distal-less homeobox 3, TYW1 <text:s/>- <text:s/>trna-yw synthesizing protein 1 homolog (s. cerevisiae), RHNO1 <text:s/>- <text:s/>rad9-hus1-rad1 interacting nuclear orphan 1, SESN2 <text:s/>- <text:s/>sestrin 2, SIM1 <text:s/>- <text:s/>single-minded homolog 1 (drosophila), SIX1 <text:s/>- <text:s/>six homeobox 1, MPC1 <text:s/>- <text:s/>mitochondrial pyruvate carrier 1, TAF1B <text:s/>- <text:s/>tata box binding protein (tbp)-associated factor, rna polymerase i, b, 63kda, GRIN2A <text:s/>- <text:s/>glutamate receptor, ionotropic, n-methyl d-aspartate 2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RECQL <text:s/>- <text:s/>recq protein-like (dna helicase q1-like), ZFP36L2 <text:s/>- <text:s/>zfp36 ring finger protein-like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ELAVL1 <text:s/>- <text:s/>elav (embryonic lethal, abnormal vision, drosophila)-like 1 (hu antigen r), BLVRA <text:s/>- <text:s/>biliverdin reductase a, HOXD3 <text:s/>- <text:s/>homeobox d3, ELAVL4 <text:s/>- <text:s/>elav (embryonic lethal, abnormal vision, drosophila)-like 4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PYCR2 <text:s/>- <text:s/>pyrroline-5-carboxylate reductase family, member 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LDH4A1 <text:s/>- <text:s/>aldehyde dehydrogenase 4 family, member a1, AGO1 <text:s/>- <text:s/>argonaute risc catalytic component 1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DHX57 <text:s/>- <text:s/>deah (asp-glu-ala-asp/his) box polypeptide 57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AFMID <text:s/>- <text:s/>arylformamidase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PDE11A <text:s/>- <text:s/>phosphodiesterase 11a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CDC14B <text:s/>- <text:s/>cell division cycle 14b, OAT <text:s/>- <text:s/>ornithine aminotransferase, ENTPD1 <text:s/>- <text:s/>ectonucleoside triphosphate diphosphohydrolase 1, SLC19A3 <text:s/>- <text:s/>solute carrier family 19 (thiamine transporter), member 3, FOXC1 <text:s/>- <text:s/>forkhead box c1, FOXL1 <text:s/>- <text:s/>forkhead box l1, DMRT2 <text:s/>- <text:s/>doublesex and mab-3 related transcription factor 2, PIR <text:s/>- <text:s/>pirin (iron-binding nuclear protein), RPUSD1 <text:s/>- <text:s/>rna pseudouridylate synthase domain containing 1, MED8 <text:s/>- <text:s/>mediator complex subunit 8, FOXG1 <text:s/>- <text:s/>forkhead box g1, SP9 <text:s/>- <text:s/>sp9 transcription factor, TDO2 <text:s/>- <text:s/>tryptophan 2,3-dioxygenase, EAF2 <text:s/>- <text:s/>ell associated factor 2, KDM3A <text:s/>- <text:s/>lysine (k)-specific demethylase 3a, FAM208A <text:s/>- <text:s/>family with sequence similarity 208, member a, EXOSC1 <text:s/>- <text:s/>exosome component 1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APEX2 <text:s/>- <text:s/>apex nuclease (apurinic/apyrimidinic endonuclease) 2, SLC11A2 <text:s/>- <text:s/>solute carrier family 11 (proton-coupled divalent metal ion transporter), member 2, IRF6 <text:s/>- <text:s/>interferon regulatory factor 6, POLR1D <text:s/>- <text:s/>polymerase (rna) i polypeptide d, 16kda, SLC19A2 <text:s/>- <text:s/>solute carrier family 19 (thiamine transporter), member 2, MED19 <text:s/>- <text:s/>mediator complex subunit 19, UTP18 <text:s/>- <text:s/>utp18 small subunit (ssu) processome component homolog (yeast), NRL <text:s/>- <text:s/>neural retina leucine zipper, RRN3 <text:s/>- <text:s/>rrn3 rna polymerase i transcription factor homolog (s. cerevisiae), SLC17A3 <text:s/>- <text:s/>solute carrier family 17 (organic anion transporter), member 3, TAF5L <text:s/>- <text:s/>taf5-like rna polymerase ii, p300/cbp-associated factor (pcaf)-associated factor, 65kda, TK1 <text:s/>- <text:s/>thymidine kinase 1, soluble, PDE7B <text:s/>- <text:s/>phosphodiesterase 7b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ID4 <text:s/>- <text:s/>inhibitor of dna binding 4, dominant negative helix-loop-helix protein, NFKBIB <text:s/>- <text:s/>nuclear factor of kappa light polypeptide gene enhancer in b-cells inhibitor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OARD1 <text:s/>- <text:s/>o-acyl-adp-ribose deacylase 1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HEY2 <text:s/>- <text:s/>hairy/enhancer-of-split related with yrpw motif 2, KLF1 <text:s/>- <text:s/>kruppel-like factor 1 (erythroid), NEUROG1 <text:s/>- <text:s/>neurogenin 1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NNT <text:s/>- <text:s/>nicotinamide nucleotide transhydrogenase, ERCC8 <text:s/>- <text:s/>excision repair cross-complementing rodent repair deficiency, complementation group 8, FOSB <text:s/>- <text:s/>fbj murine osteosarcoma viral oncogene homolog b, DDX4 <text:s/>- <text:s/>dead (asp-glu-ala-asp) box polypeptide 4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000000000132" calcext:value-type="float">
            <text:p>1.32E-13</text:p>
          </table:table-cell>
          <table:table-cell office:value-type="float" office:value="0.000000000157" calcext:value-type="float">
            <text:p>1.57E-10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2003" calcext:value-type="float">
            <text:p>2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CYP39A1 <text:s/>- <text:s/>cytochrome p450, family 39, subfamily a, polypeptide 1, GCH1 <text:s/>- <text:s/>gtp cyclohydrolase 1, SP3 <text:s/>- <text:s/>sp3 transcription factor, SP1 <text:s/>- <text:s/>sp1 transcription factor, ACAT1 <text:s/>- <text:s/>acetyl-coa acetyltransferase 1, SP2 <text:s/>- <text:s/>sp2 transcription factor, BRD8 <text:s/>- <text:s/>bromodomain containing 8, ACAT2 <text:s/>- <text:s/>acetyl-coa acetyltransferase 2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POLD4 <text:s/>- <text:s/>polymerase (dna-directed), delta 4, accessory subunit, MMAB <text:s/>- <text:s/>methylmalonic aciduria (cobalamin deficiency) cblb type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SNCA <text:s/>- <text:s/>synuclein, alpha (non a4 component of amyloid precursor)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LBR <text:s/>- <text:s/>lamin b receptor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HSD17B8 <text:s/>- <text:s/>hydroxysteroid (17-beta) dehydrogenase 8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HINT2 <text:s/>- <text:s/>histidine triad nucleotide binding protein 2, CCAR1 <text:s/>- <text:s/>cell division cycle and apoptosis regulator 1, GTF2IRD2 <text:s/>- <text:s/>gtf2i repeat domain containing 2, PRIM1 <text:s/>- <text:s/>primase, dna, polypeptide 1 (49kda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DCAKD <text:s/>- <text:s/>dephospho-coa kinase domain containing, IWS1 <text:s/>- <text:s/>iws1 homolog (s. cerevisiae), POLDIP3 <text:s/>- <text:s/>polymerase (dna-directed), delta interacting protein 3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SCP2D1 <text:s/>- <text:s/>scp2 sterol-binding domain containing 1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OSBPL9 <text:s/>- <text:s/>oxysterol binding protein-like 9, OSBPL6 <text:s/>- <text:s/>oxysterol binding protein-like 6, ZNF683 <text:s/>- <text:s/>zinc finger protein 683, SQLE <text:s/>- <text:s/>squalene epoxidase, NUP214 <text:s/>- <text:s/>nucleoporin 214kda, SARNP <text:s/>- <text:s/>sap domain containing ribonucleoprotein, BRD3 <text:s/>- <text:s/>bromodomain containing 3, SREBF1 <text:s/>- <text:s/>sterol regulatory element binding transcription factor 1, GART <text:s/>- <text:s/>phosphoribosylglycinamide formyltransferase, phosphoribosylglycinamide synthetase, phosphoribosylaminoimidazole synthetase, DEDD2 <text:s/>- <text:s/>death effector domain containing 2, ZNF189 <text:s/>- <text:s/>zinc finger protein 189, ZNF280B <text:s/>- <text:s/>zinc finger protein 280b, PAX1 <text:s/>- <text:s/>paired box 1, DDT <text:s/>- <text:s/>d-dopachrome tautomerase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MOCS1 <text:s/>- <text:s/>molybdenum cofactor synthesis 1, QTRTD1 <text:s/>- <text:s/>queuine trna-ribosyltransferase domain containing 1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SC5D <text:s/>- <text:s/>sterol-c5-desaturase, NME9 <text:s/>- <text:s/>nme/nm23 family member 9, ARID1B <text:s/>- <text:s/>at rich interactive domain 1b (swi1-like), BTG2 <text:s/>- <text:s/>btg family, member 2, MED30 <text:s/>- <text:s/>mediator complex subunit 30, MEF2D <text:s/>- <text:s/>myocyte enhancer factor 2d, OSBPL3 <text:s/>- <text:s/>oxysterol binding protein-like 3, BRWD1 <text:s/>- <text:s/>bromodomain and wd repeat domain containing 1, PEG3 <text:s/>- <text:s/>paternally expressed 3, PCNA <text:s/>- <text:s/>proliferating cell nuclear antigen, PRDM2 <text:s/>- <text:s/>pr domain containing 2, with znf domain, DAXX <text:s/>- <text:s/>death-domain associated protein, PANK1 <text:s/>- <text:s/>pantothenate kinase 1, C14orf1 <text:s/>- <text:s/>chromosome 14 open reading frame 1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PGM3 <text:s/>- <text:s/>phosphoglucomutase 3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ATP5E <text:s/>- <text:s/>atp synthase, h+ transporting, mitochondrial f1 complex, epsilon subunit, ATP5G1 <text:s/>- <text:s/>atp synthase, h+ transporting, mitochondrial fo complex, subunit c1 (subunit 9), DTYMK <text:s/>- <text:s/>deoxythymidylate kinase (thymidylate kinase), LSS <text:s/>- <text:s/>lanosterol synthase (2,3-oxidosqualene-lanosterol cyclase), NKX3-2 <text:s/>- <text:s/>nk3 homeobox 2, PITX2 <text:s/>- <text:s/>paired-like homeodomain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DHCR24 <text:s/>- <text:s/>24-dehydrocholesterol reductase, DHCR7 <text:s/>- <text:s/>7-dehydrocholesterol reductase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CYP2R1 <text:s/>- <text:s/>cytochrome p450, family 2, subfamily r, polypeptide 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CCNK <text:s/>- <text:s/>cyclin k, SIX5 <text:s/>- <text:s/>six homeobox 5, CASZ1 <text:s/>- <text:s/>castor zinc finger 1, ELK1 <text:s/>- <text:s/>elk1, member of ets oncogene family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PYCR2 <text:s/>- <text:s/>pyrroline-5-carboxylate reductase family, member 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MVD <text:s/>- <text:s/>mevalonate (diphospho) decarboxylase, HELB <text:s/>- <text:s/>helicase (dna) b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ACOT8 <text:s/>- <text:s/>acyl-coa thioesterase 8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LDH4A1 <text:s/>- <text:s/>aldehyde dehydrogenase 4 family, member a1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HMGCR <text:s/>- <text:s/>3-hydroxy-3-methylglutaryl-coa reductase, HMGCS1 <text:s/>- <text:s/>3-hydroxy-3-methylglutaryl-coa synthase 1 (soluble)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OSBP <text:s/>- <text:s/>oxysterol binding protein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OAT <text:s/>- <text:s/>ornithine aminotransferase, FOXC1 <text:s/>- <text:s/>forkhead box c1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NADK2 <text:s/>- <text:s/>nad kinase 2, mitochondrial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FDXR <text:s/>- <text:s/>ferredoxin reductase, CREBRF <text:s/>- <text:s/>creb3 regulatory factor, CEBPG <text:s/>- <text:s/>ccaat/enhancer binding protein (c/ebp), gamma, TBX15 <text:s/>- <text:s/>t-box 15, GZF1 <text:s/>- <text:s/>gdnf-inducible zinc finger protein 1, INSIG1 <text:s/>- <text:s/>insulin induced gene 1, HSD17B6 <text:s/>- <text:s/>hydroxysteroid (17-beta) dehydrogenase 6, FDPS <text:s/>- <text:s/>farnesyl diphosphate synthase, FDFT1 <text:s/>- <text:s/>farnesyl-diphosphate farnesyltransferase 1, INSM1 <text:s/>- <text:s/>insulinoma-associated 1, CDKN2D <text:s/>- <text:s/>cyclin-dependent kinase inhibitor 2d (p19, inhibits cdk4), SLC11A2 <text:s/>- <text:s/>solute carrier family 11 (proton-coupled divalent metal ion transporter), member 2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PYCR1 <text:s/>- <text:s/>pyrroline-5-carboxylate reductase 1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TM7SF2 <text:s/>- <text:s/>transmembrane 7 superfamily member 2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00000000133" calcext:value-type="float">
            <text:p>1.33E-13</text:p>
          </table:table-cell>
          <table:table-cell office:value-type="float" office:value="0.000000000146" calcext:value-type="float">
            <text:p>1.46E-10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2003" calcext:value-type="float">
            <text:p>200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[MED29 <text:s/>- <text:s/>mediator complex subunit 29, HNRNPA0 <text:s/>- <text:s/>heterogeneous nuclear ribonucleoprotein a0, FAM46A <text:s/>- <text:s/>family with sequence similarity 46, member a, PNN <text:s/>- <text:s/>pinin, desmosome associated protein, ABAT <text:s/>- <text:s/>4-aminobutyrate aminotransferase, SEPT4 <text:s/>- <text:s/>septin 4, GRHL2 <text:s/>- <text:s/>grainyhead-like 2 (drosophila), OS9 <text:s/>- <text:s/>osteosarcoma amplified 9, endoplasmic reticulum lectin, GCNT2 <text:s/>- <text:s/>glucosaminyl (n-acetyl) transferase 2, i-branching enzyme (i blood group), PNRC1 <text:s/>- <text:s/>proline-rich nuclear receptor coactivator 1, ACACA <text:s/>- <text:s/>acetyl-coa carboxylase alpha, GCHFR <text:s/>- <text:s/>gtp cyclohydrolase i feedback regulator, GCH1 <text:s/>- <text:s/>gtp cyclohydrolase 1, YWHAQ <text:s/>- <text:s/>tyrosine 3-monooxygenase/tryptophan 5-monooxygenase activation protein, theta polypeptide, ASIC2 <text:s/>- <text:s/>acid-sensing (proton-gated) ion channel 2, BRD8 <text:s/>- <text:s/>bromodomain containing 8, PLK1 <text:s/>- <text:s/>polo-like kinase 1, ANP32A <text:s/>- <text:s/>acidic (leucine-rich) nuclear phosphoprotein 32 family, member a, GPC3 <text:s/>- <text:s/>glypican 3, PLP1 <text:s/>- <text:s/>proteolipid protein 1, ZNF556 <text:s/>- <text:s/>zinc finger protein 556, GADD45G <text:s/>- <text:s/>growth arrest and dna-damage-inducible, gamma, ACR <text:s/>- <text:s/>acrosin, DEPDC1 <text:s/>- <text:s/>dep domain containing 1, DPF3 <text:s/>- <text:s/>d4, zinc and double phd fingers, family 3, PABPN1 <text:s/>- <text:s/>poly(a) binding protein, nuclear 1, ATF7IP2 <text:s/>- <text:s/>activating transcription factor 7 interacting protein 2, KIF16B <text:s/>- <text:s/>kinesin family member 16b, ZNF672 <text:s/>- <text:s/>zinc finger protein 672, CTSA <text:s/>- <text:s/>cathepsin a, PPM1A <text:s/>- <text:s/>protein phosphatase, mg2+/mn2+ dependent, 1a, ACVR1 <text:s/>- <text:s/>activin a receptor, type i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GNA12 <text:s/>- <text:s/>guanine nucleotide binding protein (g protein) alpha 12, SRCAP <text:s/>- <text:s/>snf2-related crebbp activator protein, HES6 <text:s/>- <text:s/>hairy and enhancer of split 6 (drosophila), POLA1 <text:s/>- <text:s/>polymerase (dna directed), alpha 1, catalytic subunit, CNST <text:s/>- <text:s/>consortin, connexin sorting protein, HNRNPUL1 <text:s/>- <text:s/>heterogeneous nuclear ribonucleoprotein u-like 1, AP2A1 <text:s/>- <text:s/>adaptor-related protein complex 2, alpha 1 subunit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SOX30 <text:s/>- <text:s/>sry (sex determining region y)-box 30, UBE2C <text:s/>- <text:s/>ubiquitin-conjugating enzyme e2c, PPP2R1A <text:s/>- <text:s/>protein phosphatase 2, regulatory subunit a, alpha, TXLNG <text:s/>- <text:s/>taxilin gamma, PPP1R7 <text:s/>- <text:s/>protein phosphatase 1, regulatory subunit 7, ZNF526 <text:s/>- <text:s/>zinc finger protein 526, FUT8 <text:s/>- <text:s/>fucosyltransferase 8 (alpha (1,6) fucosyltransferase), ABCD2 <text:s/>- <text:s/>atp-binding cassette, sub-family d (ald), member 2, DEK <text:s/>- <text:s/>dek oncogene, FZD2 <text:s/>- <text:s/>frizzled family receptor 2, LIN28A <text:s/>- <text:s/>lin-28 homolog a (c. elegans), RNF165 <text:s/>- <text:s/>ring finger protein 165, TDRKH <text:s/>- <text:s/>tudor and kh domain containing, IWS1 <text:s/>- <text:s/>iws1 homolog (s. cerevisiae), ZNF768 <text:s/>- <text:s/>zinc finger protein 768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EXD1 <text:s/>- <text:s/>exonuclease 3'-5' domain containing 1, MAP2K1 <text:s/>- <text:s/>mitogen-activated protein kinase kinase 1, HMGA2 <text:s/>- <text:s/>high mobility group at-hook 2, ASF1B <text:s/>- <text:s/>anti-silencing function 1b histone chaperone, MAPK7 <text:s/>- <text:s/>mitogen-activated protein kinase 7, FAM178A <text:s/>- <text:s/>family with sequence similarity 178, member a, GATA3 <text:s/>- <text:s/>gata binding protein 3, CISD2 <text:s/>- <text:s/>cdgsh iron sulfur domain 2, PRKCZ <text:s/>- <text:s/>protein kinase c, zeta, CCDC88A <text:s/>- <text:s/>coiled-coil domain containing 88a, SLC26A9 <text:s/>- <text:s/>solute carrier family 26 (anion exchanger), member 9, NUP214 <text:s/>- <text:s/>nucleoporin 214kda, BRD3 <text:s/>- <text:s/>bromodomain containing 3, PRKAR1A <text:s/>- <text:s/>protein kinase, camp-dependent, regulatory, type i, alpha, ANK3 <text:s/>- <text:s/>ankyrin 3, node of ranvier (ankyrin g), DEDD2 <text:s/>- <text:s/>death effector domain containing 2, ZNF189 <text:s/>- <text:s/>zinc finger protein 189, PAX1 <text:s/>- <text:s/>paired box 1, PAX6 <text:s/>- <text:s/>paired box 6, APLP1 <text:s/>- <text:s/>amyloid beta (a4) precursor-like protein 1, PAX3 <text:s/>- <text:s/>paired box 3, GTF2E1 <text:s/>- <text:s/>general transcription factor iie, polypeptide 1, alpha 56kda, PBX1 <text:s/>- <text:s/>pre-b-cell leukemia homeobox 1, PPP1R3B <text:s/>- <text:s/>protein phosphatase 1, regulatory subunit 3b, MSH6 <text:s/>- <text:s/>muts homolog 6 (e. coli), CHP1 <text:s/>- <text:s/>calcineurin-like ef-hand protein 1, ZNF132 <text:s/>- <text:s/>zinc finger protein 132, GUCA2A <text:s/>- <text:s/>guanylate cyclase activator 2a (guanylin), HEXIM2 <text:s/>- <text:s/>hexamethylene bis-acetamide inducible 2, PEBP1 <text:s/>- <text:s/>phosphatidylethanolamine binding protein 1, LRTM2 <text:s/>- <text:s/>leucine-rich repeats and transmembrane domains 2, CHEK2 <text:s/>- <text:s/>checkpoint kinase 2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CDC20B <text:s/>- <text:s/>cell division cycle 20b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LSM6 <text:s/>- <text:s/>lsm6 homolog, u6 small nuclear rna associated (s. cerevisiae), PRDM2 <text:s/>- <text:s/>pr domain containing 2, with znf domain, MAP3K12 <text:s/>- <text:s/>mitogen-activated protein kinase kinase kinase 12, BMPER <text:s/>- <text:s/>bmp binding endothelial regulator, ARX <text:s/>- <text:s/>aristaless related homeobox, ZCCHC12 <text:s/>- <text:s/>zinc finger, cchc domain containing 12, PDE4D <text:s/>- <text:s/>phosphodiesterase 4d, camp-specific, ZNF214 <text:s/>- <text:s/>zinc finger protein 214, HDAC1 <text:s/>- <text:s/>histone deacetylase 1, KAT7 <text:s/>- <text:s/>k(lysine) acetyltransferase 7, XDH <text:s/>- <text:s/>xanthine dehydrogenase, ZNF444 <text:s/>- <text:s/>zinc finger protein 444, GOLGA2 <text:s/>- <text:s/>golgin a2, GOLGB1 <text:s/>- <text:s/>golgin b1, XPO1 <text:s/>- <text:s/>exportin 1 (crm1 homolog, yeast), BAHD1 <text:s/>- <text:s/>bromo adjacent homology domain containing 1, ATP1B1 <text:s/>- <text:s/>atpase, na+/k+ transporting, beta 1 polypeptide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LXIP <text:s/>- <text:s/>mlx interacting protein, ATP6V1E1 <text:s/>- <text:s/>atpase, h+ transporting, lysosomal 31kda, v1 subunit e1, SPPL3 <text:s/>- <text:s/>signal peptide peptidase like 3, FOXN4 <text:s/>- <text:s/>forkhead box n4, ADNP2 <text:s/>- <text:s/>adnp homeobox 2, WNT3 <text:s/>- <text:s/>wingless-type mmtv integration site family, member 3, PER1 <text:s/>- <text:s/>period circadian clock 1, WNT6 <text:s/>- <text:s/>wingless-type mmtv integration site family, member 6, TRPV1 <text:s/>- <text:s/>transient receptor potential cation channel, subfamily v, member 1, ATP2B4 <text:s/>- <text:s/>atpase, ca++ transporting, plasma membrane 4, WARS <text:s/>- <text:s/>tryptophanyl-trna synthetase, NKX3-2 <text:s/>- <text:s/>nk3 homeobox 2, PITX2 <text:s/>- <text:s/>paired-like homeodomain 2, PITX3 <text:s/>- <text:s/>paired-like homeodomain 3, ZNF343 <text:s/>- <text:s/>zinc finger protein 343, PIK3R1 <text:s/>- <text:s/>phosphoinositide-3-kinase, regulatory subunit 1 (alpha), PLEKHF1 <text:s/>- <text:s/>pleckstrin homology domain containing, family f (with fyve domain) member 1, RBM42 <text:s/>- <text:s/>rna binding motif protein 42, GRIN2A <text:s/>- <text:s/>glutamate receptor, ionotropic, n-methyl d-aspartate 2a, ZIC1 <text:s/>- <text:s/>zic family member 1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GSK3B <text:s/>- <text:s/>glycogen synthase kinase 3 beta, CCND1 <text:s/>- <text:s/>cyclin d1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CREG1 <text:s/>- <text:s/>cellular repressor of e1a-stimulated genes 1, RFX2 <text:s/>- <text:s/>regulatory factor x, 2 (influences hla class ii expression), WHSC1L1 <text:s/>- <text:s/>wolf-hirschhorn syndrome candidate 1-like 1, CHAC1 <text:s/>- <text:s/>chac, cation transport regulator homolog 1 (e. coli)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BMP6 <text:s/>- <text:s/>bone morphogenetic protein 6, DDA1 <text:s/>- <text:s/>det1 and ddb1 associated 1, OLIG2 <text:s/>- <text:s/>oligodendrocyte lineage transcription factor 2, MYRF <text:s/>- <text:s/>myelin regulatory factor, TRIB1 <text:s/>- <text:s/>tribbles homolog 1 (drosophila), GDF11 <text:s/>- <text:s/>growth differentiation factor 11, IARS <text:s/>- <text:s/>isoleucyl-trna synthetase, CCNA1 <text:s/>- <text:s/>cyclin a1, NABP2 <text:s/>- <text:s/>nucleic acid binding protein 2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RORB <text:s/>- <text:s/>rar-related orphan receptor b, RORC <text:s/>- <text:s/>rar-related orphan receptor c, SPRY2 <text:s/>- <text:s/>sprouty homolog 2 (drosophila), MBTD1 <text:s/>- <text:s/>mbt domain containing 1, AKAP8 <text:s/>- <text:s/>a kinase (prka) anchor protein 8, BARHL2 <text:s/>- <text:s/>barh-like homeobox 2, BOLL <text:s/>- <text:s/>bol, boule-like (drosophila), HSPA5 <text:s/>- <text:s/>heat shock 70kda protein 5 (glucose-regulated protein, 78kda)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RPA2 <text:s/>- <text:s/>replication protein a2, 32kda, ZBTB48 <text:s/>- <text:s/>zinc finger and btb domain containing 48, HOXB13 <text:s/>- <text:s/>homeobox b13, HK2 <text:s/>- <text:s/>hexokinase 2, RPLP1 <text:s/>- <text:s/>ribosomal protein, large, p1, LAMTOR1 <text:s/>- <text:s/>late endosomal/lysosomal adaptor, mapk and mtor activator 1, RPLP0 <text:s/>- <text:s/>ribosomal protein, large, p0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EHF <text:s/>- <text:s/>ets homologous factor, URI1 <text:s/>- <text:s/>uri1, prefoldin-like chaperone, HOXC4 <text:s/>- <text:s/>homeobox c4, HMG20A <text:s/>- <text:s/>high mobility group 20a, HMG20B <text:s/>- <text:s/>high mobility group 20b, CCNG1 <text:s/>- <text:s/>cyclin g1, HNRNPL <text:s/>- <text:s/>heterogeneous nuclear ribonucleoprotein l, HOXA4 <text:s/>- <text:s/>homeobox a4, TINF2 <text:s/>- <text:s/>terf1 (trf1)-interacting nuclear factor 2, RPS6KA1 <text:s/>- <text:s/>ribosomal protein s6 kinase, 90kda, polypeptide 1, FGF20 <text:s/>- <text:s/>fibroblast growth factor 20, HOXA6 <text:s/>- <text:s/>homeobox a6, RUNX3 <text:s/>- <text:s/>runt-related transcription factor 3, EFCAB6 <text:s/>- <text:s/>ef-hand calcium binding domain 6, RYR2 <text:s/>- <text:s/>ryanodine receptor 2 (cardiac), ZFP3 <text:s/>- <text:s/>zfp3 zinc finger protein, SERPINA6 <text:s/>- <text:s/>serpin peptidase inhibitor, clade a (alpha-1 antiproteinase, antitrypsin), member 6, HNRNPA1 <text:s/>- <text:s/>heterogeneous nuclear ribonucleoprotein a1, SORT1 <text:s/>- <text:s/>sortilin 1, HNRNPC <text:s/>- <text:s/>heterogeneous nuclear ribonucleoprotein c (c1/c2), HNRNPAB <text:s/>- <text:s/>heterogeneous nuclear ribonucleoprotein a/b, CAT <text:s/>- <text:s/>catalase, ISL2 <text:s/>- <text:s/>isl lim homeobox 2, SPATA24 <text:s/>- <text:s/>spermatogenesis associated 24, ARIH2 <text:s/>- <text:s/>ariadne homolog 2 (drosophila), HMGCR <text:s/>- <text:s/>3-hydroxy-3-methylglutaryl-coa reductase, NANOS1 <text:s/>- <text:s/>nanos homolog 1 (drosophila), CCNC <text:s/>- <text:s/>cyclin c, TMEM161A <text:s/>- <text:s/>transmembrane protein 161a, LYPLA1 <text:s/>- <text:s/>lysophospholipase i, WDR81 <text:s/>- <text:s/>wd repeat domain 81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CDC20 <text:s/>- <text:s/>cell division cycle 20, CDK1 <text:s/>- <text:s/>cyclin-dependent kinase 1, CDH1 <text:s/>- <text:s/>cadherin 1, type 1, e-cadherin (epithelial)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RBMX <text:s/>- <text:s/>rna binding motif protein, x-linked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ZNF574 <text:s/>- <text:s/>zinc finger protein 574, USP16 <text:s/>- <text:s/>ubiquitin specific peptidase 16, ILF2 <text:s/>- <text:s/>interleukin enhancer binding factor 2, UBE2S <text:s/>- <text:s/>ubiquitin-conjugating enzyme e2s, ERRFI1 <text:s/>- <text:s/>erbb receptor feedback inhibitor 1, CDC14B <text:s/>- <text:s/>cell division cycle 14b, IGF2BP2 <text:s/>- <text:s/>insulin-like growth factor 2 mrna binding protein 2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PSME2 <text:s/>- <text:s/>proteasome (prosome, macropain) activator subunit 2 (pa28 beta), IRS1 <text:s/>- <text:s/>insulin receptor substrate 1, TYSND1 <text:s/>- <text:s/>trypsin domain containing 1, ZNF25 <text:s/>- <text:s/>zinc finger protein 25, ISL1 <text:s/>- <text:s/>isl lim homeobox 1, KHSRP <text:s/>- <text:s/>kh-type splicing regulatory protein, POLR1E <text:s/>- <text:s/>polymerase (rna) i polypeptide e, 53kda, TPCN2 <text:s/>- <text:s/>two pore segment channel 2, CEBPG <text:s/>- <text:s/>ccaat/enhancer binding protein (c/ebp), gamma, INSIG1 <text:s/>- <text:s/>insulin induced gene 1, GZF1 <text:s/>- <text:s/>gdnf-inducible zinc finger protein 1, CCT7 <text:s/>- <text:s/>chaperonin containing tcp1, subunit 7 (eta), INSM1 <text:s/>- <text:s/>insulinoma-associated 1, NPC2 <text:s/>- <text:s/>niemann-pick disease, type c2, CXCL10 <text:s/>- <text:s/>chemokine (c-x-c motif) ligand 10, CDKN3 <text:s/>- <text:s/>cyclin-dependent kinase inhibitor 3, PCBP3 <text:s/>- <text:s/>poly(rc) binding protein 3, KLHL25 <text:s/>- <text:s/>kelch-like family member 25, CDKN2D <text:s/>- <text:s/>cyclin-dependent kinase inhibitor 2d (p19, inhibits cdk4), SORBS1 <text:s/>- <text:s/>sorbin and sh3 domain containing 1, PTPN1 <text:s/>- <text:s/>protein tyrosine phosphatase, non-receptor type 1, PPAP2A <text:s/>- <text:s/>phosphatidic acid phosphatase type 2a, IRF6 <text:s/>- <text:s/>interferon regulatory factor 6, TNFSF11 <text:s/>- <text:s/>tumor necrosis factor (ligand) superfamily, member 11, MED19 <text:s/>- <text:s/>mediator complex subunit 19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TOB2 <text:s/>- <text:s/>transducer of erbb2, 2, TFB2M <text:s/>- <text:s/>transcription factor b2, mitochondrial, PEX2 <text:s/>- <text:s/>peroxisomal biogenesis factor 2, HIST1H2AC <text:s/>- <text:s/>histone cluster 1, h2ac, LHX5 <text:s/>- <text:s/>lim homeobox 5, VSX2 <text:s/>- <text:s/>visual system homeobox 2, GIPC1 <text:s/>- <text:s/>gipc pdz domain containing family, member 1, FOXN3 <text:s/>- <text:s/>forkhead box n3, ID1 <text:s/>- <text:s/>inhibitor of dna binding 1, dominant negative helix-loop-helix protein, SOX14 <text:s/>- <text:s/>sry (sex determining region y)-box 14, ID4 <text:s/>- <text:s/>inhibitor of dna binding 4, dominant negative helix-loop-helix protein, PIP4K2B <text:s/>- <text:s/>phosphatidylinositol-5-phosphate 4-kinase, type ii, beta, PAF1 <text:s/>- <text:s/>paf1, rna polymerase ii associated factor, homolog (s. cerevisiae), MEX3D <text:s/>- <text:s/>mex-3 rna binding family member d, ZNF513 <text:s/>- <text:s/>zinc finger protein 513, LTBP4 <text:s/>- <text:s/>latent transforming growth factor beta binding protein 4, MIER2 <text:s/>- <text:s/>mesoderm induction early response 1, family member 2, NCK2 <text:s/>- <text:s/>nck adaptor protein 2, ZBTB9 <text:s/>- <text:s/>zinc finger and btb domain containing 9, USP21 <text:s/>- <text:s/>ubiquitin specific peptidase 21, CELF1 <text:s/>- <text:s/>cugbp, elav-like family member 1, HIST1H2AA <text:s/>- <text:s/>histone cluster 1, h2aa, KHDRBS1 <text:s/>- <text:s/>kh domain containing, rna binding, signal transduction associated 1, TAF8 <text:s/>- <text:s/>taf8 rna polymerase ii, tata box binding protein (tbp)-associated factor, 43kda, RBM24 <text:s/>- <text:s/>rna binding motif protein 24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IRS4 <text:s/>- <text:s/>insulin receptor substrate 4, RBM4 <text:s/>- <text:s/>rna binding motif protein 4, NEUROG2 <text:s/>- <text:s/>neurogenin 2, ARID4A <text:s/>- <text:s/>at rich interactive domain 4a (rbp1-like), SIX2 <text:s/>- <text:s/>six homeobox 2, RBBP4 <text:s/>- <text:s/>retinoblastoma binding protein 4, DDX4 <text:s/>- <text:s/>dead (asp-glu-ala-asp) box polypeptide 4, CKS2 <text:s/>- <text:s/>cdc28 protein kinase regulatory subunit 2, CUL3 <text:s/>- <text:s/>cullin 3, CIRBP <text:s/>- <text:s/>cold inducible rna binding protein, TTF2 <text:s/>- <text:s/>transcription termination factor, rna polymerase ii, KLF11 <text:s/>- <text:s/>kruppel-like factor 11, DMRTC2 <text:s/>- <text:s/>dmrt-like family c2, ZMYND8 <text:s/>- <text:s/>zinc finger, mynd-type containing 8, LHX1 <text:s/>- <text:s/>lim homeobox 1, NFATC2IP <text:s/>- <text:s/>nuclear factor of activated t-cells, cytoplasmic, calcineurin-dependent 2 interacting protein, ZFYVE28 <text:s/>- <text:s/>zinc finger, fyve domain containing 28, PLAC8 <text:s/>- <text:s/>placenta-specific 8, FBXO18 <text:s/>- <text:s/>f-box protein, helicase, 18, PPP4R4 <text:s/>- <text:s/>protein phosphatase 4, regulatory subunit 4, FIZ1 <text:s/>- <text:s/>flt3-interacting zinc finger 1, TRAF4 <text:s/>- <text:s/>tnf receptor-associated factor 4, SP3 <text:s/>- <text:s/>sp3 transcription factor, CPT1A <text:s/>- <text:s/>carnitine palmitoyltransferase 1a (liver), MAEL <text:s/>- <text:s/>maelstrom spermatogenic transposon silencer, SP1 <text:s/>- <text:s/>sp1 transcription factor, SP2 <text:s/>- <text:s/>sp2 transcription factor, SOX9 <text:s/>- <text:s/>sry (sex determining region y)-box 9, ECSIT <text:s/>- <text:s/>ecsit signalling integrator, SOX4 <text:s/>- <text:s/>sry (sex determining region y)-box 4, C12orf52 <text:s/>- <text:s/>chromosome 12 open reading frame 52, GRHL3 <text:s/>- <text:s/>grainyhead-like 3 (drosophila), WBP2 <text:s/>- <text:s/>ww domain binding protein 2, SOX1 <text:s/>- <text:s/>sry (sex determining region y)-box 1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SUCO <text:s/>- <text:s/>sun domain containing ossification factor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COMMD10 <text:s/>- <text:s/>comm domain containing 10, TP53INP2 <text:s/>- <text:s/>tumor protein p53 inducible nuclear protein 2, ACTL6B <text:s/>- <text:s/>actin-like 6b, UBR5 <text:s/>- <text:s/>ubiquitin protein ligase e3 component n-recognin 5, SSBP3 <text:s/>- <text:s/>single stranded dna binding protein 3, ATCAY <text:s/>- <text:s/>ataxia, cerebellar, cayman type, SLIT3 <text:s/>- <text:s/>slit homolog 3 (drosophila), MID1IP1 <text:s/>- <text:s/>mid1 interacting protein 1, DMRT3 <text:s/>- <text:s/>doublesex and mab-3 related transcription factor 3, ONECUT2 <text:s/>- <text:s/>one cut homeobox 2, DACT1 <text:s/>- <text:s/>dishevelled-binding antagonist of beta-catenin 1, AFF3 <text:s/>- <text:s/>af4/fmr2 family, member 3, KLF6 <text:s/>- <text:s/>kruppel-like factor 6, TMEFF2 <text:s/>- <text:s/>transmembrane protein with egf-like and two follistatin-like domains 2, CHD6 <text:s/>- <text:s/>chromodomain helicase dna binding protein 6, POLR1B <text:s/>- <text:s/>polymerase (rna) i polypeptide b, 128kda, MED23 <text:s/>- <text:s/>mediator complex subunit 23, CXorf27 <text:s/>- <text:s/>chromosome x open reading frame 27, HINT2 <text:s/>- <text:s/>histidine triad nucleotide binding protein 2, T <text:s/>- <text:s/>t, brachyury homolog (mouse), GTF2IRD2 <text:s/>- <text:s/>gtf2i repeat domain containing 2, CTH <text:s/>- <text:s/>cystathionase (cystathionine gamma-lyase), HIVEP3 <text:s/>- <text:s/>human immunodeficiency virus type i enhancer binding protein 3, CTBP2 <text:s/>- <text:s/>c-terminal binding protein 2, SETD3 <text:s/>- <text:s/>set domain containing 3, CREB3L3 <text:s/>- <text:s/>camp responsive element binding protein 3-like 3, STX5 <text:s/>- <text:s/>syntaxin 5, TNPO1 <text:s/>- <text:s/>transportin 1, C11orf35 <text:s/>- <text:s/>chromosome 11 open reading frame 35, PTF1A <text:s/>- <text:s/>pancreas specific transcription factor, 1a, KPNA2 <text:s/>- <text:s/>karyopherin alpha 2 (rag cohort 1, importin alpha 1), LIPG <text:s/>- <text:s/>lipase, endothelial, ZBTB46 <text:s/>- <text:s/>zinc finger and btb domain containing 46, FKBP8 <text:s/>- <text:s/>fk506 binding protein 8, 38kda, PHF20L1 <text:s/>- <text:s/>phd finger protein 20-like 1, MED21 <text:s/>- <text:s/>mediator complex subunit 21, SUV420H2 <text:s/>- <text:s/>suppressor of variegation 4-20 homolog 2 (drosophila), STK11 <text:s/>- <text:s/>serine/threonine kinase 11, KIT <text:s/>- <text:s/>v-kit hardy-zuckerman 4 feline sarcoma viral oncogene homolog, NEK7 <text:s/>- <text:s/>nima-related kinase 7, BCL2L13 <text:s/>- <text:s/>bcl2-like 13 (apoptosis facilitator), TGIF2 <text:s/>- <text:s/>tgfb-induced factor homeobox 2, ZRANB2 <text:s/>- <text:s/>zinc finger, ran-binding domain containing 2, AURKA <text:s/>- <text:s/>aurora kinase a, CRKL <text:s/>- <text:s/>v-crk avian sarcoma virus ct10 oncogene homolog-like, RAB33A <text:s/>- <text:s/>rab33a, member ras oncogene family, POLDIP3 <text:s/>- <text:s/>polymerase (dna-directed), delta interacting protein 3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CRIM1 <text:s/>- <text:s/>cysteine rich transmembrane bmp regulator 1 (chordin-like), ING5 <text:s/>- <text:s/>inhibitor of growth family, member 5, SLC25A33 <text:s/>- <text:s/>solute carrier family 25 (pyrimidine nucleotide carrier), member 33, PRKD2 <text:s/>- <text:s/>protein kinase d2, PHF5A <text:s/>- <text:s/>phd finger protein 5a, NUDT16L1 <text:s/>- <text:s/>nudix (nucleoside diphosphate linked moiety x)-type motif 16-like 1, ZNF324 <text:s/>- <text:s/>zinc finger protein 324, ZNHIT3 <text:s/>- <text:s/>zinc finger, hit-type containing 3, ZNF397 <text:s/>- <text:s/>zinc finger protein 397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ZNF280B <text:s/>- <text:s/>zinc finger protein 280b, LACRT <text:s/>- <text:s/>lacritin, ZNF385A <text:s/>- <text:s/>zinc finger protein 385a, BRWD3 <text:s/>- <text:s/>bromodomain and wd repeat domain containing 3, CXCL9 <text:s/>- <text:s/>chemokine (c-x-c motif) ligand 9, SIN3A <text:s/>- <text:s/>sin3 transcription regulator family member a, MIDN <text:s/>- <text:s/>midnolin, MID1 <text:s/>- <text:s/>midline 1 (opitz/bbb syndrome), MAP3K10 <text:s/>- <text:s/>mitogen-activated protein kinase kinase kinase 10, PIWIL1 <text:s/>- <text:s/>piwi-like rna-mediated gene silencing 1, MLH1 <text:s/>- <text:s/>mutl homolog 1, colon cancer, nonpolyposis type 2 (e. coli), MAP3K9 <text:s/>- <text:s/>mitogen-activated protein kinase kinase kinase 9, ZNF287 <text:s/>- <text:s/>zinc finger protein 287, KDM3B <text:s/>- <text:s/>lysine (k)-specific demethylase 3b, TBC1D10A <text:s/>- <text:s/>tbc1 domain family, member 10a, PBXIP1 <text:s/>- <text:s/>pre-b-cell leukemia homeobox interacting protein 1, ZNF628 <text:s/>- <text:s/>zinc finger protein 628, CBX8 <text:s/>- <text:s/>chromobox homolog 8, MLLT1 <text:s/>- <text:s/>myeloid/lymphoid or mixed-lineage leukemia (trithorax homolog, drosophila); translocated to,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MN1 <text:s/>- <text:s/>meningioma (disrupted in balanced translocation) 1, ZNF551 <text:s/>- <text:s/>zinc finger protein 551, CACUL1 <text:s/>- <text:s/>cdk2-associated, cullin domain 1, ZNF473 <text:s/>- <text:s/>zinc finger protein 473, NDRG2 <text:s/>- <text:s/>ndrg family member 2, MNT <text:s/>- <text:s/>mnt, max dimerization protein, ZMYM5 <text:s/>- <text:s/>zinc finger, mym-type 5, SCML1 <text:s/>- <text:s/>sex comb on midleg-like 1 (drosophila), ZMYM3 <text:s/>- <text:s/>zinc finger, mym-type 3, AURKB <text:s/>- <text:s/>aurora kinase b, BUB3 <text:s/>- <text:s/>bub3 mitotic checkpoint protein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RAB8A <text:s/>- <text:s/>rab8a, member ras oncogene family, DAXX <text:s/>- <text:s/>death-domain associated protein, DAPK1 <text:s/>- <text:s/>death-associated protein kinase 1, PPP1R1B <text:s/>- <text:s/>protein phosphatase 1, regulatory (inhibitor) subunit 1b, IBTK <text:s/>- <text:s/>inhibitor of bruton agammaglobulinemia tyrosine kinase, TPCN1 <text:s/>- <text:s/>two pore segment channel 1, HGS <text:s/>- <text:s/>hepatocyte growth factor-regulated tyrosine kinase substrate, MBD3 <text:s/>- <text:s/>methyl-cpg binding domain protein 3, DYRK1B <text:s/>- <text:s/>dual-specificity tyrosine-(y)-phosphorylation regulated kinase 1b, PPP1R36 <text:s/>- <text:s/>protein phosphatase 1, regulatory subunit 36, CCNE2 <text:s/>- <text:s/>cyclin e2, ANAPC11 <text:s/>- <text:s/>anaphase promoting complex subunit 11, EPC2 <text:s/>- <text:s/>enhancer of polycomb homolog 2 (drosophila), DSCAM <text:s/>- <text:s/>down syndrome cell adhesion molecule, ZBTB20 <text:s/>- <text:s/>zinc finger and btb domain containing 20, DUSP8 <text:s/>- <text:s/>dual specificity phosphatase 8, MAZ <text:s/>- <text:s/>myc-associated zinc finger protein (purine-binding transcription factor), TBX19 <text:s/>- <text:s/>t-box 19, PLIN5 <text:s/>- <text:s/>perilipin 5, DUSP6 <text:s/>- <text:s/>dual specificity phosphatase 6, TBX18 <text:s/>- <text:s/>t-box 18, MKL1 <text:s/>- <text:s/>megakaryoblastic leukemia (translocation) 1, SPDYA <text:s/>- <text:s/>speedy/ringo cell cycle regulator family member a, LCMT1 <text:s/>- <text:s/>leucine carboxyl methyltransferase 1, LDB2 <text:s/>- <text:s/>lim domain binding 2, GIGYF2 <text:s/>- <text:s/>grb10 interacting gyf protein 2, SLC45A3 <text:s/>- <text:s/>solute carrier family 45, member 3, MAP3K6 <text:s/>- <text:s/>mitogen-activated protein kinase kinase kinase 6, HBEGF <text:s/>- <text:s/>heparin-binding egf-like growth factor, DLG3 <text:s/>- <text:s/>discs, large homolog 3 (drosophila), SHC1 <text:s/>- <text:s/>shc (src homology 2 domain containing) transforming protein 1, PNPT1 <text:s/>- <text:s/>polyribonucleotide nucleotidyltransferase 1, ZNF597 <text:s/>- <text:s/>zinc finger protein 597, DLG1 <text:s/>- <text:s/>discs, large homolog 1 (drosophila), DLG2 <text:s/>- <text:s/>discs, large homolog 2 (drosophila), DLX1 <text:s/>- <text:s/>distal-less homeobox 1, SHH <text:s/>- <text:s/>sonic hedgehog, DLX2 <text:s/>- <text:s/>distal-less homeobox 2, LRP6 <text:s/>- <text:s/>low density lipoprotein receptor-related protein 6, DLX3 <text:s/>- <text:s/>distal-less homeobox 3, INHBE <text:s/>- <text:s/>inhibin, beta e, DHCR24 <text:s/>- <text:s/>24-dehydrocholesterol reductase, DHCR7 <text:s/>- <text:s/>7-dehydrocholesterol reductase, LUM <text:s/>- <text:s/>lumican, SPAG9 <text:s/>- <text:s/>sperm associated antigen 9, SESN2 <text:s/>- <text:s/>sestrin 2, SIM1 <text:s/>- <text:s/>single-minded homolog 1 (drosophila), NQO1 <text:s/>- <text:s/>nad(p)h dehydrogenase, quinone 1, BRSK2 <text:s/>- <text:s/>br serine/threonine kinase 2, SIX1 <text:s/>- <text:s/>six homeobox 1, TAF1B <text:s/>- <text:s/>tata box binding protein (tbp)-associated factor, rna polymerase i, b, 63kda, SFRP1 <text:s/>- <text:s/>secreted frizzled-related protein 1, MXD1 <text:s/>- <text:s/>max dimerization protein 1, PIAS4 <text:s/>- <text:s/>protein inhibitor of activated stat, 4, DNM2 <text:s/>- <text:s/>dynamin 2, SMAD2 <text:s/>- <text:s/>smad family member 2, SRSF6 <text:s/>- <text:s/>serine/arginine-rich splicing factor 6, ZBTB26 <text:s/>- <text:s/>zinc finger and btb domain containing 26, LRRC4C <text:s/>- <text:s/>leucine rich repeat containing 4c, HIST1H2AG <text:s/>- <text:s/>histone cluster 1, h2ag, SMAD6 <text:s/>- <text:s/>smad family member 6, ITSN1 <text:s/>- <text:s/>intersectin 1 (sh3 domain protein), MAF <text:s/>- <text:s/>v-maf avian musculoaponeurotic fibrosarcoma oncogene homolog, FAM83D <text:s/>- <text:s/>family with sequence similarity 83, member d, MARK2 <text:s/>- <text:s/>map/microtubule affinity-regulating kinase 2, SIX5 <text:s/>- <text:s/>six homeobox 5, MAPRE3 <text:s/>- <text:s/>microtubule-associated protein, rp/eb family, member 3, EMX1 <text:s/>- <text:s/>empty spiracles homeobox 1, DDX25 <text:s/>- <text:s/>dead (asp-glu-ala-asp) box helicase 25, ELK1 <text:s/>- <text:s/>elk1, member of ets oncogene family, MBNL2 <text:s/>- <text:s/>muscleblind-like splicing regulator 2, ENSA <text:s/>- <text:s/>endosulfine alpha, ORMDL2 <text:s/>- <text:s/>orm1-like 2 (s. cerevisiae), EPAS1 <text:s/>- <text:s/>endothelial pas domain protein 1, ATP6AP2 <text:s/>- <text:s/>atpase, h+ transporting, lysosomal accessory protein 2, ZNF524 <text:s/>- <text:s/>zinc finger protein 524, EMX2 <text:s/>- <text:s/>empty spiracles homeobox 2, SIRT2 <text:s/>- <text:s/>sirtuin 2, ENG <text:s/>- <text:s/>endoglin, TDRD3 <text:s/>- <text:s/>tudor domain containing 3, TPX2 <text:s/>- <text:s/>tpx2, microtubule-associated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BARHL1 <text:s/>- <text:s/>barh-like homeobox 1, EIF5 <text:s/>- <text:s/>eukaryotic translation initiation factor 5, TOPORS <text:s/>- <text:s/>topoisomerase i binding, arginine/serine-rich, e3 ubiquitin protein ligase, CNOT1 <text:s/>- <text:s/>ccr4-not transcription complex, subunit 1, EXOSC7 <text:s/>- <text:s/>exosome component 7, ZNF362 <text:s/>- <text:s/>zinc finger protein 362, PRDM10 <text:s/>- <text:s/>pr domain containing 10, MXI1 <text:s/>- <text:s/>max interactor 1, dimerization protein, PRDM9 <text:s/>- <text:s/>pr domain containing 9, UBN1 <text:s/>- <text:s/>ubinuclein 1, KDM4B <text:s/>- <text:s/>lysine (k)-specific demethylase 4b, CELSR3 <text:s/>- <text:s/>cadherin, egf lag seven-pass g-type receptor 3, KDM1A <text:s/>- <text:s/>lysine (k)-specific demethylase 1a, INO80B <text:s/>- <text:s/>ino80 complex subunit b, PSMC3IP <text:s/>- <text:s/>psmc3 interacting protein, CTDSP2 <text:s/>- <text:s/>ctd (carboxy-terminal domain, rna polymerase ii, polypeptide a) small phosphatase 2, HNRNPLL <text:s/>- <text:s/>heterogeneous nuclear ribonucleoprotein l-like, SERTAD1 <text:s/>- <text:s/>serta domain containing 1, HIST3H2A <text:s/>- <text:s/>histone cluster 3, h2a, SERTAD3 <text:s/>- <text:s/>serta domain containing 3, EBF1 <text:s/>- <text:s/>early b-cell factor 1, E2F3 <text:s/>- <text:s/>e2f transcription factor 3, HELB <text:s/>- <text:s/>helicase (dna) b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TRAF2 <text:s/>- <text:s/>tnf receptor-associated factor 2, EDA <text:s/>- <text:s/>ectodysplasin a, NR2C2 <text:s/>- <text:s/>nuclear receptor subfamily 2, group c, member 2, ECE1 <text:s/>- <text:s/>endothelin converting enzyme 1, HES5 <text:s/>- <text:s/>hairy and enhancer of split 5 (drosophila), ACOT8 <text:s/>- <text:s/>acyl-coa thioesterase 8, FABP3 <text:s/>- <text:s/>fatty acid binding protein 3, muscle and heart (mammary-derived growth inhibitor), FANCA <text:s/>- <text:s/>fanconi anemia, complementation group a, DERL3 <text:s/>- <text:s/>derlin 3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FASN <text:s/>- <text:s/>fatty acid synthase, COA3 <text:s/>- <text:s/>cytochrome c oxidase assembly factor 3, ETV4 <text:s/>- <text:s/>ets variant 4, TWSG1 <text:s/>- <text:s/>twisted gastrulation homolog 1 (drosophila), DCPS <text:s/>- <text:s/>decapping enzyme, scavenger, ETV6 <text:s/>- <text:s/>ets variant 6, VIM <text:s/>- <text:s/>vimentin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IL23R <text:s/>- <text:s/>interleukin 23 receptor, KIF14 <text:s/>- <text:s/>kinesin family member 14, ZBTB5 <text:s/>- <text:s/>zinc finger and btb domain containing 5, PASK <text:s/>- <text:s/>pas domain containing serine/threonine kinase, CHRDL1 <text:s/>- <text:s/>chordin-like 1, ERG <text:s/>- <text:s/>v-ets avian erythroblastosis virus e26 oncogene homolog, UBB <text:s/>- <text:s/>ubiquitin b, ESRRB <text:s/>- <text:s/>estrogen-related receptor beta, ARRDC4 <text:s/>- <text:s/>arrestin domain containing 4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ETF1 <text:s/>- <text:s/>eukaryotic translation termination factor 1, ZNF830 <text:s/>- <text:s/>zinc finger protein 830, EPHB1 <text:s/>- <text:s/>eph receptor b1, EPHA8 <text:s/>- <text:s/>eph receptor a8, EPHA7 <text:s/>- <text:s/>eph receptor a7, HNRNPDL <text:s/>- <text:s/>heterogeneous nuclear ribonucleoprotein d-like, RBX1 <text:s/>- <text:s/>ring-box 1, e3 ubiquitin protein ligase, UBE2D3 <text:s/>- <text:s/>ubiquitin-conjugating enzyme e2d 3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PIK3IP1 <text:s/>- <text:s/>phosphoinositide-3-kinase interacting protein 1, FN1 <text:s/>- <text:s/>fibronectin 1, ZNF34 <text:s/>- <text:s/>zinc finger protein 34, ZNF436 <text:s/>- <text:s/>zinc finger protein 436, CAMTA1 <text:s/>- <text:s/>calmodulin binding transcription activator 1, OSM <text:s/>- <text:s/>oncostatin m, ADC <text:s/>- <text:s/>arginine decarboxylase, FOXM1 <text:s/>- <text:s/>forkhead box m1, FOXO1 <text:s/>- <text:s/>forkhead box o1, SOST <text:s/>- <text:s/>sclerostin, FOXC1 <text:s/>- <text:s/>forkhead box c1, FOXL1 <text:s/>- <text:s/>forkhead box l1, VPS26B <text:s/>- <text:s/>vacuolar protein sorting 26 homolog b (s. pombe), MED8 <text:s/>- <text:s/>mediator complex subunit 8, FOXG1 <text:s/>- <text:s/>forkhead box g1, CAND1 <text:s/>- <text:s/>cullin-associated and neddylation-dissociated 1, EAF2 <text:s/>- <text:s/>ell associated factor 2, FAM208A <text:s/>- <text:s/>family with sequence similarity 208, member a, KDM3A <text:s/>- <text:s/>lysine (k)-specific demethylase 3a, CLEC16A <text:s/>- <text:s/>c-type lectin domain family 16, member a, DERL2 <text:s/>- <text:s/>derlin 2, VIMP <text:s/>- <text:s/>vcp-interacting membrane protein, EXOSC1 <text:s/>- <text:s/>exosome component 1, FGFR2 <text:s/>- <text:s/>fibroblast growth factor receptor 2, DDR2 <text:s/>- <text:s/>discoidin domain receptor tyrosine kinase 2, MAML1 <text:s/>- <text:s/>mastermind-like 1 (drosophila), BCLAF1 <text:s/>- <text:s/>bcl2-associated transcription factor 1, TARBP2 <text:s/>- <text:s/>tar (hiv-1) rna binding protein 2, NUP88 <text:s/>- <text:s/>nucleoporin 88kda, GMNN <text:s/>- <text:s/>geminin, dna replication inhibitor, SZT2 <text:s/>- <text:s/>seizure threshold 2 homolog (mouse), RASSF2 <text:s/>- <text:s/>ras association (ralgds/af-6) domain family member 2, FER <text:s/>- <text:s/>fer (fps/fes related) tyrosine kinase, SMG9 <text:s/>- <text:s/>smg9 nonsense mediated mrna decay factor, CREBRF <text:s/>- <text:s/>creb3 regulatory factor, NEK10 <text:s/>- <text:s/>nima-related kinase 10, TBX15 <text:s/>- <text:s/>t-box 15, PGP <text:s/>- <text:s/>phosphoglycolate phosphatase, NDUFA13 <text:s/>- <text:s/>nadh dehydrogenase (ubiquinone) 1 alpha subcomplex, 13, SFI1 <text:s/>- <text:s/>sfi1 homolog, spindle assembly associated (yeast), RNF40 <text:s/>- <text:s/>ring finger protein 40, e3 ubiquitin protein ligase, ZFP91 <text:s/>- <text:s/>zfp91 zinc finger protein, POLR1D <text:s/>- <text:s/>polymerase (rna) i polypeptide d, 16kda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OPA3 <text:s/>- <text:s/>optic atrophy 3 (autosomal recessive, with chorea and spastic paraplegia), TLE1 <text:s/>- <text:s/>transducin-like enhancer of split 1 (e(sp1) homolog, drosophila), TLE3 <text:s/>- <text:s/>transducin-like enhancer of split 3 (e(sp1) homolog, drosophila), TLE4 <text:s/>- <text:s/>transducin-like enhancer of split 4 (e(sp1) homolog, drosophila), HERPUD1 <text:s/>- <text:s/>homocysteine-inducible, endoplasmic reticulum stress-inducible, ubiquitin-like domain member 1, TLX3 <text:s/>- <text:s/>t-cell leukemia homeobox 3, RIMS2 <text:s/>- <text:s/>regulating synaptic membrane exocytosis 2, PUM1 <text:s/>- <text:s/>pumilio homolog 1 (drosophila), C7orf55 <text:s/>- <text:s/>chromosome 7 open reading frame 55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TADA2B <text:s/>- <text:s/>transcriptional adaptor 2b, ATP1B4 <text:s/>- <text:s/>atpase, na+/k+ transporting, beta 4 polypeptide, HDAC9 <text:s/>- <text:s/>histone deacetylase 9, MYOCD <text:s/>- <text:s/>myocardin, SETD1A <text:s/>- <text:s/>set domain containing 1a, ZNF614 <text:s/>- <text:s/>zinc finger protein 614, NOX4 <text:s/>- <text:s/>nadph oxidase 4, TMBIM6 <text:s/>- <text:s/>transmembrane bax inhibitor motif containing 6, EIF4ENIF1 <text:s/>- <text:s/>eukaryotic translation initiation factor 4e nuclear import factor 1, SUZ12 <text:s/>- <text:s/>suz12 polycomb repressive complex 2 subunit, NEK2 <text:s/>- <text:s/>nima-related kinase 2, TEF <text:s/>- <text:s/>thyrotrophic embryonic factor, WNT10A <text:s/>- <text:s/>wingless-type mmtv integration site family, member 10a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3 <text:s/>- <text:s/>transforming growth factor, beta 3, TGFB1I1 <text:s/>- <text:s/>transforming growth factor beta 1 induced transcript 1, NUP93 <text:s/>- <text:s/>nucleoporin 93kda, RASD2 <text:s/>- <text:s/>rasd family, member 2, KDM4A <text:s/>- <text:s/>lysine (k)-specific demethylase 4a, FOSB <text:s/>- <text:s/>fbj murine osteosarcoma viral oncogene homolog b, THBS1 <text:s/>- <text:s/>thrombospondin 1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nucleobase-containing compound metabolic process</text:p>
          </table:table-cell>
          <table:table-cell office:value-type="float" office:value="0.000000000000145" calcext:value-type="float">
            <text:p>1.45E-13</text:p>
          </table:table-cell>
          <table:table-cell office:value-type="float" office:value="0.000000000147" calcext:value-type="float">
            <text:p>1.47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405" calcext:value-type="float">
            <text:p>3405</text:p>
          </table:table-cell>
          <table:table-cell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SP3 <text:s/>- <text:s/>sp3 transcription factor, LTV1 <text:s/>- <text:s/>ltv1 homolog (s. cerevisiae), SP1 <text:s/>- <text:s/>sp1 transcription factor, ACAT1 <text:s/>- <text:s/>acetyl-coa acetyltransferase 1, MAEL <text:s/>- <text:s/>maelstrom spermatogenic transposon silence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PABPN1 <text:s/>- <text:s/>poly(a) binding protein, nuclear 1, CCNB1IP1 <text:s/>- <text:s/>cyclin b1 interacting protein 1, e3 ubiquitin protein ligase, SOX1 <text:s/>- <text:s/>sry (sex determining region y)-box 1, ORC3 <text:s/>- <text:s/>origin recognition complex, subunit 3, ATF7IP2 <text:s/>- <text:s/>activating transcription factor 7 interacting protein 2, POLD4 <text:s/>- <text:s/>polymerase (dna-directed), delta 4, accessory subunit, SON <text:s/>- <text:s/>son dna binding protein, ORC6 <text:s/>- <text:s/>origin recognition complex, subunit 6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HES6 <text:s/>- <text:s/>hairy and enhancer of split 6 (drosophila), POLA1 <text:s/>- <text:s/>polymerase (dna directed), alpha 1, catalytic subunit, DHTKD1 <text:s/>- <text:s/>dehydrogenase e1 and transketolase domain containing 1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GTPBP3 <text:s/>- <text:s/>gtp binding protein 3 (mitochondrial), RAD54B <text:s/>- <text:s/>rad54 homolog b (s. cerevisiae), N4BP2 <text:s/>- <text:s/>nedd4 binding protein 2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SNRNP40 <text:s/>- <text:s/>small nuclear ribonucleoprotein 40kda (u5), DCAKD <text:s/>- <text:s/>dephospho-coa kinase domain containing, TGIF2 <text:s/>- <text:s/>tgfb-induced factor homeobox 2, ZRANB2 <text:s/>- <text:s/>zinc finger, ran-binding domain containing 2, RPAIN <text:s/>- <text:s/>rpa interacting protein, LIN28A <text:s/>- <text:s/>lin-28 homolog a (c. elegans), POLDIP3 <text:s/>- <text:s/>polymerase (dna-directed), delta interacting protein 3, CELF6 <text:s/>- <text:s/>cugbp, elav-like family member 6, TDRKH <text:s/>- <text:s/>tudor and kh domain containing, IWS1 <text:s/>- <text:s/>iws1 homolog (s. cerevisiae), THAP9 <text:s/>- <text:s/>thap domain containing 9, ZNF768 <text:s/>- <text:s/>zinc finger protein 768, JUN <text:s/>- <text:s/>jun proto-oncogene, JARID2 <text:s/>- <text:s/>jumonji, at rich interactive domain 2, STAT3 <text:s/>- <text:s/>signal transducer and activator of transcription 3 (acute-phase response factor), GALT <text:s/>- <text:s/>galactose-1-phosphate uridylyltransferase, CRY2 <text:s/>- <text:s/>cryptochrome 2 (photolyase-like), JUNB <text:s/>- <text:s/>jun b proto-oncogene, E2F8 <text:s/>- <text:s/>e2f transcription factor 8, ALDOB <text:s/>- <text:s/>aldolase b, fructose-bisphosphate, SLC25A25 <text:s/>- <text:s/>solute carrier family 25 (mitochondrial carrier; phosphate carrier), member 25, ATF7 <text:s/>- <text:s/>activating transcription factor 7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EXD1 <text:s/>- <text:s/>exonuclease 3'-5' domain containing 1, NHP2 <text:s/>- <text:s/>nhp2 ribonucleoprotein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ZNF189 <text:s/>- <text:s/>zinc finger protein 189, ZNF280B <text:s/>- <text:s/>zinc finger protein 280b, RBM23 <text:s/>- <text:s/>rna binding motif protein 23, PAX1 <text:s/>- <text:s/>paired box 1, PAX6 <text:s/>- <text:s/>paired box 6, ZNF385A <text:s/>- <text:s/>zinc finger protein 385a, RFWD3 <text:s/>- <text:s/>ring finger and wd repeat domain 3, PAX3 <text:s/>- <text:s/>paired box 3, SIN3A <text:s/>- <text:s/>sin3 transcription regulator family member a, PIWIL1 <text:s/>- <text:s/>piwi-like rna-mediated gene silencing 1, GTF2E1 <text:s/>- <text:s/>general transcription factor iie, polypeptide 1, alpha 56kda, MLH1 <text:s/>- <text:s/>mutl homolog 1, colon cancer, nonpolyposis type 2 (e. coli), PBX1 <text:s/>- <text:s/>pre-b-cell leukemia homeobox 1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NUDT2 <text:s/>- <text:s/>nudix (nucleoside diphosphate linked moiety x)-type motif 2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H2AFX <text:s/>- <text:s/>h2a histone family, member x, PDE7A <text:s/>- <text:s/>phosphodiesterase 7a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ANK1 <text:s/>- <text:s/>pantothenate kinas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ATP1B1 <text:s/>- <text:s/>atpase, na+/k+ transporting, beta 1 polypeptide, PUS3 <text:s/>- <text:s/>pseudouridylate synthase 3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DTYMK <text:s/>- <text:s/>deoxythymidylate kinase (thymidylate kinase), PPIL1 <text:s/>- <text:s/>peptidylprolyl isomerase (cyclophilin)-like 1, NKX3-2 <text:s/>- <text:s/>nk3 homeobox 2, PITX2 <text:s/>- <text:s/>paired-like homeodomain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DLX1 <text:s/>- <text:s/>distal-less homeobox 1, DLX2 <text:s/>- <text:s/>distal-less homeobox 2, DLX3 <text:s/>- <text:s/>distal-less homeobox 3, TYW1 <text:s/>- <text:s/>trna-yw synthesizing protein 1 homolog (s. cerevisiae), RHNO1 <text:s/>- <text:s/>rad9-hus1-rad1 interacting nuclear orphan 1, SESN2 <text:s/>- <text:s/>sestrin 2, SIM1 <text:s/>- <text:s/>single-minded homolog 1 (drosophila), SIX1 <text:s/>- <text:s/>six homeobox 1, MPC1 <text:s/>- <text:s/>mitochondrial pyruvate carrier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RECQL <text:s/>- <text:s/>recq protein-like (dna helicase q1-like), ZFP36L2 <text:s/>- <text:s/>zfp36 ring finger protein-like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ELAVL1 <text:s/>- <text:s/>elav (embryonic lethal, abnormal vision, drosophila)-like 1 (hu antigen r), HOXD3 <text:s/>- <text:s/>homeobox d3, ELAVL4 <text:s/>- <text:s/>elav (embryonic lethal, abnormal vision, drosophila)-like 4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GO1 <text:s/>- <text:s/>argonaute risc catalytic component 1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DHX57 <text:s/>- <text:s/>deah (asp-glu-ala-asp/his) box polypeptide 57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PDE11A <text:s/>- <text:s/>phosphodiesterase 11a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CDC14B <text:s/>- <text:s/>cell division cycle 14b, ENTPD1 <text:s/>- <text:s/>ectonucleoside triphosphate diphosphohydrolase 1, FOXC1 <text:s/>- <text:s/>forkhead box c1, FOXL1 <text:s/>- <text:s/>forkhead box l1, DMRT2 <text:s/>- <text:s/>doublesex and mab-3 related transcription factor 2, PIR <text:s/>- <text:s/>pirin (iron-binding nuclear protein), RPUSD1 <text:s/>- <text:s/>rna pseudouridylate synthase domain containing 1, FOXG1 <text:s/>- <text:s/>forkhead box g1, MED8 <text:s/>- <text:s/>mediator complex subunit 8, SP9 <text:s/>- <text:s/>sp9 transcription factor, EAF2 <text:s/>- <text:s/>ell associated factor 2, KDM3A <text:s/>- <text:s/>lysine (k)-specific demethylase 3a, FAM208A <text:s/>- <text:s/>family with sequence similarity 208, member a, EXOSC1 <text:s/>- <text:s/>exosome component 1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APEX2 <text:s/>- <text:s/>apex nuclease (apurinic/apyrimidinic endonuclease) 2, IRF6 <text:s/>- <text:s/>interferon regulatory factor 6, POLR1D <text:s/>- <text:s/>polymerase (rna) i polypeptide d, 16kda, MED19 <text:s/>- <text:s/>mediator complex subunit 19, UTP18 <text:s/>- <text:s/>utp18 small subunit (ssu) processome component homolog (yeast)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PDE7B <text:s/>- <text:s/>phosphodiesterase 7b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ID4 <text:s/>- <text:s/>inhibitor of dna binding 4, dominant negative helix-loop-helix protein, NFKBIB <text:s/>- <text:s/>nuclear factor of kappa light polypeptide gene enhancer in b-cells inhibitor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OARD1 <text:s/>- <text:s/>o-acyl-adp-ribose deacylase 1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HEY2 <text:s/>- <text:s/>hairy/enhancer-of-split related with yrpw motif 2, KLF1 <text:s/>- <text:s/>kruppel-like factor 1 (erythroid), NEUROG1 <text:s/>- <text:s/>neurogenin 1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NNT <text:s/>- <text:s/>nicotinamide nucleotide transhydrogenase, ERCC8 <text:s/>- <text:s/>excision repair cross-complementing rodent repair deficiency, complementation group 8, FOSB <text:s/>- <text:s/>fbj murine osteosarcoma viral oncogene homolog b, DDX4 <text:s/>- <text:s/>dead (asp-glu-ala-asp) box polypeptide 4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00000000168" calcext:value-type="float">
            <text:p>1.68E-13</text:p>
          </table:table-cell>
          <table:table-cell office:value-type="float" office:value="0.000000000159" calcext:value-type="float">
            <text:p>1.59E-10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MED29 <text:s/>- <text:s/>mediator complex subunit 29, PNN <text:s/>- <text:s/>pinin, desmosome associated protein, ABAT <text:s/>- <text:s/>4-aminobutyrate aminotransferase, SEPT4 <text:s/>- <text:s/>septin 4, GRHL2 <text:s/>- <text:s/>grainyhead-like 2 (drosophila), OS9 <text:s/>- <text:s/>osteosarcoma amplified 9, endoplasmic reticulum lectin, GCNT2 <text:s/>- <text:s/>glucosaminyl (n-acetyl) transferase 2, i-branching enzyme (i blood group), PNRC1 <text:s/>- <text:s/>proline-rich nuclear receptor coactivator 1, YWHAQ <text:s/>- <text:s/>tyrosine 3-monooxygenase/tryptophan 5-monooxygenase activation protein, theta polypeptide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GADD45G <text:s/>- <text:s/>growth arrest and dna-damage-inducible, gamma, ACR <text:s/>- <text:s/>acrosin, DEPDC1 <text:s/>- <text:s/>dep domain containing 1, DPF3 <text:s/>- <text:s/>d4, zinc and double phd fingers, family 3, PABPN1 <text:s/>- <text:s/>poly(a) binding protein, nuclear 1, ATF7IP2 <text:s/>- <text:s/>activating transcription factor 7 interacting protein 2, ZNF672 <text:s/>- <text:s/>zinc finger protein 672, CTSA <text:s/>- <text:s/>cathepsin a, PPM1A <text:s/>- <text:s/>protein phosphatase, mg2+/mn2+ dependent, 1a, ACVR1 <text:s/>- <text:s/>activin a receptor, type i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POLR2I <text:s/>- <text:s/>polymerase (rna) ii (dna directed) polypeptide i, 14.5kda, FEM1A <text:s/>- <text:s/>fem-1 homolog a (c. elegans)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GNA12 <text:s/>- <text:s/>guanine nucleotide binding protein (g protein) alpha 12, SRCAP <text:s/>- <text:s/>snf2-related crebbp activator protein, HES6 <text:s/>- <text:s/>hairy and enhancer of split 6 (drosophila), POLA1 <text:s/>- <text:s/>polymerase (dna directed), alpha 1, catalytic subunit, HNRNPUL1 <text:s/>- <text:s/>heterogeneous nuclear ribonucleoprotein u-like 1, AP2A1 <text:s/>- <text:s/>adaptor-related protein complex 2, alpha 1 subunit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SOX30 <text:s/>- <text:s/>sry (sex determining region y)-box 30, UBE2C <text:s/>- <text:s/>ubiquitin-conjugating enzyme e2c, PPP2R1A <text:s/>- <text:s/>protein phosphatase 2, regulatory subunit a, alpha, TXLNG <text:s/>- <text:s/>taxilin gamma, PPP1R7 <text:s/>- <text:s/>protein phosphatase 1, regulatory subunit 7, ZNF526 <text:s/>- <text:s/>zinc finger protein 526, ABCD2 <text:s/>- <text:s/>atp-binding cassette, sub-family d (ald), member 2, DEK <text:s/>- <text:s/>dek oncogene, FZD2 <text:s/>- <text:s/>frizzled family receptor 2, LIN28A <text:s/>- <text:s/>lin-28 homolog a (c. elegans), RNF165 <text:s/>- <text:s/>ring finger protein 165, IWS1 <text:s/>- <text:s/>iws1 homolog (s. cerevisiae), ZNF768 <text:s/>- <text:s/>zinc finger protein 768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MAP2K1 <text:s/>- <text:s/>mitogen-activated protein kinase kinase 1, HMGA2 <text:s/>- <text:s/>high mobility group at-hook 2, ASF1B <text:s/>- <text:s/>anti-silencing function 1b histone chaperone, MAPK7 <text:s/>- <text:s/>mitogen-activated protein kinase 7, FAM178A <text:s/>- <text:s/>family with sequence similarity 178, member a, GATA3 <text:s/>- <text:s/>gata binding protein 3, PRKCZ <text:s/>- <text:s/>protein kinase c, zeta, CCDC88A <text:s/>- <text:s/>coiled-coil domain containing 88a, BRD3 <text:s/>- <text:s/>bromodomain containing 3, PRKAR1A <text:s/>- <text:s/>protein kinase, camp-dependent, regulatory, type i, alpha, DEDD2 <text:s/>- <text:s/>death effector domain containing 2, ZNF189 <text:s/>- <text:s/>zinc finger protein 189, PAX1 <text:s/>- <text:s/>paired box 1, PAX6 <text:s/>- <text:s/>paired box 6, APLP1 <text:s/>- <text:s/>amyloid beta (a4) precursor-like protein 1, PAX3 <text:s/>- <text:s/>paired box 3, GTF2E1 <text:s/>- <text:s/>general transcription factor iie, polypeptide 1, alpha 56kda, PBX1 <text:s/>- <text:s/>pre-b-cell leukemia homeobox 1, PPP1R3B <text:s/>- <text:s/>protein phosphatase 1, regulatory subunit 3b, MSH6 <text:s/>- <text:s/>muts homolog 6 (e. coli), CHP1 <text:s/>- <text:s/>calcineurin-like ef-hand protein 1, ZNF132 <text:s/>- <text:s/>zinc finger protein 132, GUCA2A <text:s/>- <text:s/>guanylate cyclase activator 2a (guanylin), HEXIM2 <text:s/>- <text:s/>hexamethylene bis-acetamide inducible 2, PEBP1 <text:s/>- <text:s/>phosphatidylethanolamine binding protein 1, LRTM2 <text:s/>- <text:s/>leucine-rich repeats and transmembrane domains 2, CHEK2 <text:s/>- <text:s/>checkpoint kinase 2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CDC20B <text:s/>- <text:s/>cell division cycle 20b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MAP3K12 <text:s/>- <text:s/>mitogen-activated protein kinase kinase kinase 12, BMPER <text:s/>- <text:s/>bmp binding endothelial regulator, ARX <text:s/>- <text:s/>aristaless related homeobox, ZCCHC12 <text:s/>- <text:s/>zinc finger, cchc domain containing 12, PDE4D <text:s/>- <text:s/>phosphodiesterase 4d, camp-specific, ZNF214 <text:s/>- <text:s/>zinc finger protein 214, HDAC1 <text:s/>- <text:s/>histone deacetylase 1, KAT7 <text:s/>- <text:s/>k(lysine) acetyltransferase 7, XDH <text:s/>- <text:s/>xanthine dehydrogenase, ZNF444 <text:s/>- <text:s/>zinc finger protein 444, GOLGA2 <text:s/>- <text:s/>golgin a2, GOLGB1 <text:s/>- <text:s/>golgin b1, XPO1 <text:s/>- <text:s/>exportin 1 (crm1 homolog, yeast), BAHD1 <text:s/>- <text:s/>bromo adjacent homology domain containing 1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LXIP <text:s/>- <text:s/>mlx interacting protein, SPPL3 <text:s/>- <text:s/>signal peptide peptidase like 3, FOXN4 <text:s/>- <text:s/>forkhead box n4, ADNP2 <text:s/>- <text:s/>adnp homeobox 2, PER1 <text:s/>- <text:s/>period circadian clock 1, WNT6 <text:s/>- <text:s/>wingless-type mmtv integration site family, member 6, TRPV1 <text:s/>- <text:s/>transient receptor potential cation channel, subfamily v, member 1, ATP2B4 <text:s/>- <text:s/>atpase, ca++ transporting, plasma membrane 4, WARS <text:s/>- <text:s/>tryptophanyl-trna synthetase, NKX3-2 <text:s/>- <text:s/>nk3 homeobox 2, PITX2 <text:s/>- <text:s/>paired-like homeodomain 2, PITX3 <text:s/>- <text:s/>paired-like homeodomain 3, ZNF343 <text:s/>- <text:s/>zinc finger protein 343, PIK3R1 <text:s/>- <text:s/>phosphoinositide-3-kinase, regulatory subunit 1 (alpha), RBM42 <text:s/>- <text:s/>rna binding motif protein 42, GRIN2A <text:s/>- <text:s/>glutamate receptor, ionotropic, n-methyl d-aspartate 2a, ZIC1 <text:s/>- <text:s/>zic family member 1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GSK3B <text:s/>- <text:s/>glycogen synthase kinase 3 beta, CCND1 <text:s/>- <text:s/>cyclin d1, CCNK <text:s/>- <text:s/>cyclin k, HSPA1B <text:s/>- <text:s/>heat shock 70kda protein 1b, CASZ1 <text:s/>- <text:s/>castor zinc finger 1, STRA13 <text:s/>- <text:s/>stimulated by retinoic acid 13, MAEA <text:s/>- <text:s/>macrophage erythroblast attacher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HOXC6 <text:s/>- <text:s/>homeobox c6, TSC22D1 <text:s/>- <text:s/>tsc22 domain family, member 1, CRTC2 <text:s/>- <text:s/>creb regulated transcription coactivator 2, HOXC9 <text:s/>- <text:s/>homeobox c9, BMP6 <text:s/>- <text:s/>bone morphogenetic protein 6, ABCA7 <text:s/>- <text:s/>atp-binding cassette, sub-family a (abc1), member 7, DDA1 <text:s/>- <text:s/>det1 and ddb1 associated 1, OLIG2 <text:s/>- <text:s/>oligodendrocyte lineage transcription factor 2, MYRF <text:s/>- <text:s/>myelin regulatory factor, TRIB1 <text:s/>- <text:s/>tribbles homolog 1 (drosophila), GDF11 <text:s/>- <text:s/>growth differentiation factor 11, IARS <text:s/>- <text:s/>isoleucyl-trna synthetase, CCNA1 <text:s/>- <text:s/>cyclin a1, NABP2 <text:s/>- <text:s/>nucleic acid binding protein 2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RORB <text:s/>- <text:s/>rar-related orphan receptor b, RORC <text:s/>- <text:s/>rar-related orphan receptor c, SPRY2 <text:s/>- <text:s/>sprouty homolog 2 (drosophila), MBTD1 <text:s/>- <text:s/>mbt domain containing 1, AKAP8 <text:s/>- <text:s/>a kinase (prka) anchor protein 8, BARHL2 <text:s/>- <text:s/>barh-like homeobox 2, BOLL <text:s/>- <text:s/>bol, boule-like (drosophila), HSPA5 <text:s/>- <text:s/>heat shock 70kda protein 5 (glucose-regulated protein, 78kda)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RPA2 <text:s/>- <text:s/>replication protein a2, 32kda, ZBTB48 <text:s/>- <text:s/>zinc finger and btb domain containing 48, HOXB13 <text:s/>- <text:s/>homeobox b13, RPLP1 <text:s/>- <text:s/>ribosomal protein, large, p1, LAMTOR1 <text:s/>- <text:s/>late endosomal/lysosomal adaptor, mapk and mtor activator 1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EHF <text:s/>- <text:s/>ets homologous factor, URI1 <text:s/>- <text:s/>uri1, prefoldin-like chaperone, HOXC4 <text:s/>- <text:s/>homeobox c4, HMG20A <text:s/>- <text:s/>high mobility group 20a, HMG20B <text:s/>- <text:s/>high mobility group 20b, CCNG1 <text:s/>- <text:s/>cyclin g1, HNRNPL <text:s/>- <text:s/>heterogeneous nuclear ribonucleoprotein l, HOXA4 <text:s/>- <text:s/>homeobox a4, TINF2 <text:s/>- <text:s/>terf1 (trf1)-interacting nuclear factor 2, RPS6KA1 <text:s/>- <text:s/>ribosomal protein s6 kinase, 90kda, polypeptide 1, FGF20 <text:s/>- <text:s/>fibroblast growth factor 20, HOXA6 <text:s/>- <text:s/>homeobox a6, RUNX3 <text:s/>- <text:s/>runt-related transcription factor 3, EFCAB6 <text:s/>- <text:s/>ef-hand calcium binding domain 6, RYR2 <text:s/>- <text:s/>ryanodine receptor 2 (cardiac), ZFP3 <text:s/>- <text:s/>zfp3 zinc finger protein, SERPINA6 <text:s/>- <text:s/>serpin peptidase inhibitor, clade a (alpha-1 antiproteinase, antitrypsin), member 6, HNRNPA1 <text:s/>- <text:s/>heterogeneous nuclear ribonucleoprotein a1, HNRNPC <text:s/>- <text:s/>heterogeneous nuclear ribonucleoprotein c (c1/c2), HNRNPAB <text:s/>- <text:s/>heterogeneous nuclear ribonucleoprotein a/b, CAT <text:s/>- <text:s/>catalase, ISL2 <text:s/>- <text:s/>isl lim homeobox 2, SPATA24 <text:s/>- <text:s/>spermatogenesis associated 24, ARIH2 <text:s/>- <text:s/>ariadne homolog 2 (drosophila), HMGCR <text:s/>- <text:s/>3-hydroxy-3-methylglutaryl-coa reductase, NANOS1 <text:s/>- <text:s/>nanos homolog 1 (drosophila), CCNC <text:s/>- <text:s/>cyclin c, TMEM161A <text:s/>- <text:s/>transmembrane protein 161a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CDC20 <text:s/>- <text:s/>cell division cycle 20, CDK1 <text:s/>- <text:s/>cyclin-dependent kinase 1, CDH1 <text:s/>- <text:s/>cadherin 1, type 1, e-cadherin (epitheli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RBMX <text:s/>- <text:s/>rna binding motif protein, x-linked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ZNF574 <text:s/>- <text:s/>zinc finger protein 574, USP16 <text:s/>- <text:s/>ubiquitin specific peptidase 16, ILF2 <text:s/>- <text:s/>interleukin enhancer binding factor 2, UBE2S <text:s/>- <text:s/>ubiquitin-conjugating enzyme e2s, ERRFI1 <text:s/>- <text:s/>erbb receptor feedback inhibitor 1, CDC14B <text:s/>- <text:s/>cell division cycle 14b, IGF2BP2 <text:s/>- <text:s/>insulin-like growth factor 2 mrna binding protein 2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PSME2 <text:s/>- <text:s/>proteasome (prosome, macropain) activator subunit 2 (pa28 beta), TYSND1 <text:s/>- <text:s/>trypsin domain containing 1, IRS1 <text:s/>- <text:s/>insulin receptor substrate 1, ZNF25 <text:s/>- <text:s/>zinc finger protein 25, ISL1 <text:s/>- <text:s/>isl lim homeobox 1, KHSRP <text:s/>- <text:s/>kh-type splicing regulatory protein, CEBPG <text:s/>- <text:s/>ccaat/enhancer binding protein (c/ebp), gamma, INSIG1 <text:s/>- <text:s/>insulin induced gene 1, GZF1 <text:s/>- <text:s/>gdnf-inducible zinc finger protein 1, CCT7 <text:s/>- <text:s/>chaperonin containing tcp1, subunit 7 (eta), INSM1 <text:s/>- <text:s/>insulinoma-associated 1, NPC2 <text:s/>- <text:s/>niemann-pick disease, type c2, CXCL10 <text:s/>- <text:s/>chemokine (c-x-c motif) ligand 10, CDKN3 <text:s/>- <text:s/>cyclin-dependent kinase inhibitor 3, PCBP3 <text:s/>- <text:s/>poly(rc) binding protein 3, KLHL25 <text:s/>- <text:s/>kelch-like family member 25, CDKN2D <text:s/>- <text:s/>cyclin-dependent kinase inhibitor 2d (p19, inhibits cdk4), SORBS1 <text:s/>- <text:s/>sorbin and sh3 domain containing 1, PTPN1 <text:s/>- <text:s/>protein tyrosine phosphatase, non-receptor type 1, PPAP2A <text:s/>- <text:s/>phosphatidic acid phosphatase type 2a, IRF6 <text:s/>- <text:s/>interferon regulatory factor 6, TNFSF11 <text:s/>- <text:s/>tumor necrosis factor (ligand) superfamily, member 11, MED19 <text:s/>- <text:s/>mediator complex subunit 19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TOB2 <text:s/>- <text:s/>transducer of erbb2, 2, TFB2M <text:s/>- <text:s/>transcription factor b2, mitochondrial, PEX2 <text:s/>- <text:s/>peroxisomal biogenesis factor 2, HIST1H2AC <text:s/>- <text:s/>histone cluster 1, h2ac, LHX5 <text:s/>- <text:s/>lim homeobox 5, VSX2 <text:s/>- <text:s/>visual system homeobox 2, GIPC1 <text:s/>- <text:s/>gipc pdz domain containing family, member 1, FOXN3 <text:s/>- <text:s/>forkhead box n3, ID1 <text:s/>- <text:s/>inhibitor of dna binding 1, dominant negative helix-loop-helix protein, SOX14 <text:s/>- <text:s/>sry (sex determining region y)-box 14, ID4 <text:s/>- <text:s/>inhibitor of dna binding 4, dominant negative helix-loop-helix protein, PAF1 <text:s/>- <text:s/>paf1, rna polymerase ii associated factor, homolog (s. cerevisiae), MEX3D <text:s/>- <text:s/>mex-3 rna binding family member d, ZNF513 <text:s/>- <text:s/>zinc finger protein 513, LTBP4 <text:s/>- <text:s/>latent transforming growth factor beta binding protein 4, MIER2 <text:s/>- <text:s/>mesoderm induction early response 1, family member 2, NCK2 <text:s/>- <text:s/>nck adaptor protein 2, ZBTB9 <text:s/>- <text:s/>zinc finger and btb domain containing 9, USP21 <text:s/>- <text:s/>ubiquitin specific peptidase 21, CELF1 <text:s/>- <text:s/>cugbp, elav-like family member 1, HIST1H2AA <text:s/>- <text:s/>histone cluster 1, h2aa, KHDRBS1 <text:s/>- <text:s/>kh domain containing, rna binding, signal transduction associated 1, TAF8 <text:s/>- <text:s/>taf8 rna polymerase ii, tata box binding protein (tbp)-associated factor, 43kda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IRS4 <text:s/>- <text:s/>insulin receptor substrate 4, RBM4 <text:s/>- <text:s/>rna binding motif protein 4, NEUROG2 <text:s/>- <text:s/>neurogenin 2, ARID4A <text:s/>- <text:s/>at rich interactive domain 4a (rbp1-like), SIX2 <text:s/>- <text:s/>six homeobox 2, RBBP4 <text:s/>- <text:s/>retinoblastoma binding protein 4, CKS2 <text:s/>- <text:s/>cdc28 protein kinase regulatory subunit 2, CUL3 <text:s/>- <text:s/>cullin 3, CIRBP <text:s/>- <text:s/>cold inducible rna binding protein, TTF2 <text:s/>- <text:s/>transcription termination factor, rna polymerase ii, KLF11 <text:s/>- <text:s/>kruppel-like factor 11, DMRTC2 <text:s/>- <text:s/>dmrt-like family c2, ZMYND8 <text:s/>- <text:s/>zinc finger, mynd-type containing 8, LHX1 <text:s/>- <text:s/>lim homeobox 1, NFATC2IP <text:s/>- <text:s/>nuclear factor of activated t-cells, cytoplasmic, calcineurin-dependent 2 interacting protein, ZFYVE28 <text:s/>- <text:s/>zinc finger, fyve domain containing 28, PLAC8 <text:s/>- <text:s/>placenta-specific 8, FBXO18 <text:s/>- <text:s/>f-box protein, helicase, 18, PPP4R4 <text:s/>- <text:s/>protein phosphatase 4, regulatory subunit 4, FIZ1 <text:s/>- <text:s/>flt3-interacting zinc finger 1, TRAF4 <text:s/>- <text:s/>tnf receptor-associated factor 4, SP3 <text:s/>- <text:s/>sp3 transcription factor, CPT1A <text:s/>- <text:s/>carnitine palmitoyltransferase 1a (liver), MAEL <text:s/>- <text:s/>maelstrom spermatogenic transposon silencer, SP1 <text:s/>- <text:s/>sp1 transcription factor, SP2 <text:s/>- <text:s/>sp2 transcription factor, SOX9 <text:s/>- <text:s/>sry (sex determining region y)-box 9, SOX4 <text:s/>- <text:s/>sry (sex determining region y)-box 4, C12orf52 <text:s/>- <text:s/>chromosome 12 open reading frame 52, GRHL3 <text:s/>- <text:s/>grainyhead-like 3 (drosophila), WBP2 <text:s/>- <text:s/>ww domain binding protein 2, SOX1 <text:s/>- <text:s/>sry (sex determining region y)-box 1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COMMD10 <text:s/>- <text:s/>comm domain containing 10, TP53INP2 <text:s/>- <text:s/>tumor protein p53 inducible nuclear protein 2, ACTL6B <text:s/>- <text:s/>actin-like 6b, UBR5 <text:s/>- <text:s/>ubiquitin protein ligase e3 component n-recognin 5, SSBP3 <text:s/>- <text:s/>single stranded dna binding protein 3, ATCAY <text:s/>- <text:s/>ataxia, cerebellar, cayman type, MID1IP1 <text:s/>- <text:s/>mid1 interacting protein 1, DMRT3 <text:s/>- <text:s/>doublesex and mab-3 related transcription factor 3, ONECUT2 <text:s/>- <text:s/>one cut homeobox 2, DACT1 <text:s/>- <text:s/>dishevelled-binding antagonist of beta-catenin 1, AFF3 <text:s/>- <text:s/>af4/fmr2 family, member 3, KLF6 <text:s/>- <text:s/>kruppel-like factor 6, CHD6 <text:s/>- <text:s/>chromodomain helicase dna binding protein 6, MED23 <text:s/>- <text:s/>mediator complex subunit 23, CXorf27 <text:s/>- <text:s/>chromosome x open reading frame 27, HINT2 <text:s/>- <text:s/>histidine triad nucleotide binding protein 2, T <text:s/>- <text:s/>t, brachyury homolog (mouse), GTF2IRD2 <text:s/>- <text:s/>gtf2i repeat domain containing 2, CTH <text:s/>- <text:s/>cystathionase (cystathionine gamma-lyase), HIVEP3 <text:s/>- <text:s/>human immunodeficiency virus type i enhancer binding protein 3, CTBP2 <text:s/>- <text:s/>c-terminal binding protein 2, SETD3 <text:s/>- <text:s/>set domain containing 3, CREB3L3 <text:s/>- <text:s/>camp responsive element binding protein 3-like 3, STX5 <text:s/>- <text:s/>syntaxin 5, C11orf35 <text:s/>- <text:s/>chromosome 11 open reading frame 35, PTF1A <text:s/>- <text:s/>pancreas specific transcription factor, 1a, KPNA2 <text:s/>- <text:s/>karyopherin alpha 2 (rag cohort 1, importin alpha 1), LIPG <text:s/>- <text:s/>lipase, endothelial, ZBTB46 <text:s/>- <text:s/>zinc finger and btb domain containing 46, FKBP8 <text:s/>- <text:s/>fk506 binding protein 8, 38kda, PHF20L1 <text:s/>- <text:s/>phd finger protein 20-like 1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NEK7 <text:s/>- <text:s/>nima-related kinase 7, BCL2L13 <text:s/>- <text:s/>bcl2-like 13 (apoptosis facilitator), TGIF2 <text:s/>- <text:s/>tgfb-induced factor homeobox 2, ZRANB2 <text:s/>- <text:s/>zinc finger, ran-binding domain containing 2, AURKA <text:s/>- <text:s/>aurora kinase a, CRKL <text:s/>- <text:s/>v-crk avian sarcoma virus ct10 oncogene homolog-like, CELF6 <text:s/>- <text:s/>cugbp, elav-like family member 6, POLDIP3 <text:s/>- <text:s/>polymerase (dna-directed), delta interacting protein 3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CRIM1 <text:s/>- <text:s/>cysteine rich transmembrane bmp regulator 1 (chordin-like), ING5 <text:s/>- <text:s/>inhibitor of growth family, member 5, SLC25A33 <text:s/>- <text:s/>solute carrier family 25 (pyrimidine nucleotide carrier), member 33, PRKD2 <text:s/>- <text:s/>protein kinase d2, PHF5A <text:s/>- <text:s/>phd finger protein 5a, ZNF324 <text:s/>- <text:s/>zinc finger protein 324, NUDT16L1 <text:s/>- <text:s/>nudix (nucleoside diphosphate linked moiety x)-type motif 16-like 1, ZNF397 <text:s/>- <text:s/>zinc finger protein 397, ZNHIT3 <text:s/>- <text:s/>zinc finger, hit-type containing 3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ZNF280B <text:s/>- <text:s/>zinc finger protein 280b, LACRT <text:s/>- <text:s/>lacritin, ZNF385A <text:s/>- <text:s/>zinc finger protein 385a, BRWD3 <text:s/>- <text:s/>bromodomain and wd repeat domain containing 3, CXCL9 <text:s/>- <text:s/>chemokine (c-x-c motif) ligand 9, SIN3A <text:s/>- <text:s/>sin3 transcription regulator family member a, MID1 <text:s/>- <text:s/>midline 1 (opitz/bbb syndrome), MIDN <text:s/>- <text:s/>midnolin, MAP3K10 <text:s/>- <text:s/>mitogen-activated protein kinase kinase kinase 10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PBXIP1 <text:s/>- <text:s/>pre-b-cell leukemia homeobox interacting protein 1, ZNF628 <text:s/>- <text:s/>zinc finger protein 628, CBX8 <text:s/>- <text:s/>chromobox homolog 8, MLLT1 <text:s/>- <text:s/>myeloid/lymphoid or mixed-lineage leukemia (trithorax homolog, drosophila); translocated to,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MN1 <text:s/>- <text:s/>meningioma (disrupted in balanced translocation) 1, ZNF551 <text:s/>- <text:s/>zinc finger protein 551, CACUL1 <text:s/>- <text:s/>cdk2-associated, cullin domain 1, ZNF473 <text:s/>- <text:s/>zinc finger protein 473, NDRG2 <text:s/>- <text:s/>ndrg family member 2, MNT <text:s/>- <text:s/>mnt, max dimerization protein, ZMYM5 <text:s/>- <text:s/>zinc finger, mym-type 5, SCML1 <text:s/>- <text:s/>sex comb on midleg-like 1 (drosophila), ZMYM3 <text:s/>- <text:s/>zinc finger, mym-type 3, AURKB <text:s/>- <text:s/>aurora kinase b, BUB3 <text:s/>- <text:s/>bub3 mitotic checkpoint protein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DAXX <text:s/>- <text:s/>death-domain associated protein, DAPK1 <text:s/>- <text:s/>death-associated protein kinase 1, IBTK <text:s/>- <text:s/>inhibitor of bruton agammaglobulinemia tyrosine kinase, PPP1R1B <text:s/>- <text:s/>protein phosphatase 1, regulatory (inhibitor) subunit 1b, HGS <text:s/>- <text:s/>hepatocyte growth factor-regulated tyrosine kinase substrate, MBD3 <text:s/>- <text:s/>methyl-cpg binding domain protein 3, DYRK1B <text:s/>- <text:s/>dual-specificity tyrosine-(y)-phosphorylation regulated kinase 1b, ANAPC11 <text:s/>- <text:s/>anaphase promoting complex subunit 11, CCNE2 <text:s/>- <text:s/>cyclin e2, EPC2 <text:s/>- <text:s/>enhancer of polycomb homolog 2 (drosophila), ZBTB20 <text:s/>- <text:s/>zinc finger and btb domain containing 20, DUSP8 <text:s/>- <text:s/>dual specificity phosphatase 8, MAZ <text:s/>- <text:s/>myc-associated zinc finger protein (purine-binding transcription factor), DUSP6 <text:s/>- <text:s/>dual specificity phosphatase 6, PLIN5 <text:s/>- <text:s/>perilipin 5, TBX19 <text:s/>- <text:s/>t-box 19, TBX18 <text:s/>- <text:s/>t-box 18, MKL1 <text:s/>- <text:s/>megakaryoblastic leukemia (translocation) 1, SPDYA <text:s/>- <text:s/>speedy/ringo cell cycle regulator family member a, LCMT1 <text:s/>- <text:s/>leucine carboxyl methyltransferase 1, GIGYF2 <text:s/>- <text:s/>grb10 interacting gyf protein 2, LDB2 <text:s/>- <text:s/>lim domain binding 2, SLC45A3 <text:s/>- <text:s/>solute carrier family 45, member 3, HBEGF <text:s/>- <text:s/>heparin-binding egf-like growth factor, MAP3K6 <text:s/>- <text:s/>mitogen-activated protein kinase kinase kinase 6, SHC1 <text:s/>- <text:s/>shc (src homology 2 domain containing) transforming protein 1, ZNF597 <text:s/>- <text:s/>zinc finger protein 597, PNPT1 <text:s/>- <text:s/>polyribonucleotide nucleotidyltransferase 1, DLG1 <text:s/>- <text:s/>discs, large homolog 1 (drosophila), DLX1 <text:s/>- <text:s/>distal-less homeobox 1, SHH <text:s/>- <text:s/>sonic hedgehog, DLX2 <text:s/>- <text:s/>distal-less homeobox 2, LRP6 <text:s/>- <text:s/>low density lipoprotein receptor-related protein 6, DLX3 <text:s/>- <text:s/>distal-less homeobox 3, INHBE <text:s/>- <text:s/>inhibin, beta e, DHCR24 <text:s/>- <text:s/>24-dehydrocholesterol reductase, DHCR7 <text:s/>- <text:s/>7-dehydrocholesterol reductase, LUM <text:s/>- <text:s/>lumican, SPAG9 <text:s/>- <text:s/>sperm associated antigen 9, SIM1 <text:s/>- <text:s/>single-minded homolog 1 (drosophila), SESN2 <text:s/>- <text:s/>sestrin 2, NQO1 <text:s/>- <text:s/>nad(p)h dehydrogenase, quinone 1, BRSK2 <text:s/>- <text:s/>br serine/threonine kinase 2, SIX1 <text:s/>- <text:s/>six homeobox 1, TAF1B <text:s/>- <text:s/>tata box binding protein (tbp)-associated factor, rna polymerase i, b, 63kda, SFRP1 <text:s/>- <text:s/>secreted frizzled-related protein 1, MXD1 <text:s/>- <text:s/>max dimerization protein 1, PIAS4 <text:s/>- <text:s/>protein inhibitor of activated stat, 4, SMAD2 <text:s/>- <text:s/>smad family member 2, DNM2 <text:s/>- <text:s/>dynamin 2, SRSF6 <text:s/>- <text:s/>serine/arginine-rich splicing factor 6, ZBTB26 <text:s/>- <text:s/>zinc finger and btb domain containing 26, LRRC4C <text:s/>- <text:s/>leucine rich repeat containing 4c, HIST1H2AG <text:s/>- <text:s/>histone cluster 1, h2ag, SMAD6 <text:s/>- <text:s/>smad family member 6, MAF <text:s/>- <text:s/>v-maf avian musculoaponeurotic fibrosarcoma oncogene homolog, FAM83D <text:s/>- <text:s/>family with sequence similarity 83, member d, SIX5 <text:s/>- <text:s/>six homeobox 5, MARK2 <text:s/>- <text:s/>map/microtubule affinity-regulating kinase 2, MAPRE3 <text:s/>- <text:s/>microtubule-associated protein, rp/eb family, member 3, EMX1 <text:s/>- <text:s/>empty spiracles homeobox 1, DDX25 <text:s/>- <text:s/>dead (asp-glu-ala-asp) box helicase 25, ELK1 <text:s/>- <text:s/>elk1, member of ets oncogene family, MBNL2 <text:s/>- <text:s/>muscleblind-like splicing regulator 2, ENSA <text:s/>- <text:s/>endosulfine alpha, ORMDL2 <text:s/>- <text:s/>orm1-like 2 (s. cerevisiae), EPAS1 <text:s/>- <text:s/>endothelial pas domain protein 1, ATP6AP2 <text:s/>- <text:s/>atpase, h+ transporting, lysosomal accessory protein 2, ZNF524 <text:s/>- <text:s/>zinc finger protein 524, EMX2 <text:s/>- <text:s/>empty spiracles homeobox 2, SIRT2 <text:s/>- <text:s/>sirtuin 2, ENG <text:s/>- <text:s/>endoglin, TDRD3 <text:s/>- <text:s/>tudor domain containing 3, TPX2 <text:s/>- <text:s/>tpx2, microtubule-associated, PPP1R12A <text:s/>- <text:s/>protein phosphatase 1, regulatory subunit 12a, TRIM11 <text:s/>- <text:s/>tripartite motif containing 11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PSME3 <text:s/>- <text:s/>proteasome (prosome, macropain) activator subunit 3 (pa28 gamma; ki), BARHL1 <text:s/>- <text:s/>barh-like homeobox 1, EIF5 <text:s/>- <text:s/>eukaryotic translation initiation factor 5, TOPORS <text:s/>- <text:s/>topoisomerase i binding, arginine/serine-rich, e3 ubiquitin protein ligase, CNOT1 <text:s/>- <text:s/>ccr4-not transcription complex, subunit 1, ZNF362 <text:s/>- <text:s/>zinc finger protein 362, PRDM10 <text:s/>- <text:s/>pr domain containing 10, MXI1 <text:s/>- <text:s/>max interactor 1, dimerization protein, PRDM9 <text:s/>- <text:s/>pr domain containing 9, UBN1 <text:s/>- <text:s/>ubinuclein 1, CELSR3 <text:s/>- <text:s/>cadherin, egf lag seven-pass g-type receptor 3, KDM4B <text:s/>- <text:s/>lysine (k)-specific demethylase 4b, KDM1A <text:s/>- <text:s/>lysine (k)-specific demethylase 1a, INO80B <text:s/>- <text:s/>ino80 complex subunit b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HIST3H2A <text:s/>- <text:s/>histone cluster 3, h2a, SERTAD3 <text:s/>- <text:s/>serta domain containing 3, EBF1 <text:s/>- <text:s/>early b-cell factor 1, E2F3 <text:s/>- <text:s/>e2f transcription factor 3, HELB <text:s/>- <text:s/>helicase (dna) b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TRAF2 <text:s/>- <text:s/>tnf receptor-associated factor 2, EDA <text:s/>- <text:s/>ectodysplasin a, NR2C2 <text:s/>- <text:s/>nuclear receptor subfamily 2, group c, member 2, HES5 <text:s/>- <text:s/>hairy and enhancer of split 5 (drosophila), ACOT8 <text:s/>- <text:s/>acyl-coa thioesterase 8, FABP3 <text:s/>- <text:s/>fatty acid binding protein 3, muscle and heart (mammary-derived growth inhibitor), FANCA <text:s/>- <text:s/>fanconi anemia, complementation group a, DERL3 <text:s/>- <text:s/>derlin 3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COA3 <text:s/>- <text:s/>cytochrome c oxidase assembly factor 3, ETV4 <text:s/>- <text:s/>ets variant 4, TWSG1 <text:s/>- <text:s/>twisted gastrulation homolog 1 (drosophila), ETV6 <text:s/>- <text:s/>ets variant 6, VLDLR <text:s/>- <text:s/>very low density lipoprotein receptor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IL23R <text:s/>- <text:s/>interleukin 23 receptor, KIF14 <text:s/>- <text:s/>kinesin family member 14, ZBTB5 <text:s/>- <text:s/>zinc finger and btb domain containing 5, PASK <text:s/>- <text:s/>pas domain containing serine/threonine kinase, CHRDL1 <text:s/>- <text:s/>chordin-like 1, ERG <text:s/>- <text:s/>v-ets avian erythroblastosis virus e26 oncogene homolog, UBB <text:s/>- <text:s/>ubiquitin b, ESRRB <text:s/>- <text:s/>estrogen-related receptor beta, ARRDC4 <text:s/>- <text:s/>arrestin domain containing 4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ETF1 <text:s/>- <text:s/>eukaryotic translation termination factor 1, ZNF830 <text:s/>- <text:s/>zinc finger protein 830, EPHB1 <text:s/>- <text:s/>eph receptor b1, EPHA8 <text:s/>- <text:s/>eph receptor a8, EPHA7 <text:s/>- <text:s/>eph receptor a7, HNRNPDL <text:s/>- <text:s/>heterogeneous nuclear ribonucleoprotein d-like, UBE2D3 <text:s/>- <text:s/>ubiquitin-conjugating enzyme e2d 3, RBX1 <text:s/>- <text:s/>ring-box 1, e3 ubiquitin protein ligase, ERBB4 <text:s/>- <text:s/>v-erb-b2 avian erythroblastic leukemia viral oncogene homolog 4, ERCC2 <text:s/>- <text:s/>excision repair cross-complementing rodent repair deficiency, complementation group 2, ATAD2 <text:s/>- <text:s/>atpase family, aaa domain containing 2, LRIG2 <text:s/>- <text:s/>leucine-rich repeats and immunoglobulin-like domains 2, PIK3IP1 <text:s/>- <text:s/>phosphoinositide-3-kinase interacting protein 1, FN1 <text:s/>- <text:s/>fibronectin 1, ZNF34 <text:s/>- <text:s/>zinc finger protein 34, CAMTA1 <text:s/>- <text:s/>calmodulin binding transcription activator 1, ZNF436 <text:s/>- <text:s/>zinc finger protein 436, OSM <text:s/>- <text:s/>oncostatin m, ADC <text:s/>- <text:s/>arginine decarboxylase, FOXM1 <text:s/>- <text:s/>forkhead box m1, FOXO1 <text:s/>- <text:s/>forkhead box o1, SOST <text:s/>- <text:s/>sclerostin, FOXC1 <text:s/>- <text:s/>forkhead box c1, FOXL1 <text:s/>- <text:s/>forkhead box l1, MED8 <text:s/>- <text:s/>mediator complex subunit 8, FOXG1 <text:s/>- <text:s/>forkhead box g1, CAND1 <text:s/>- <text:s/>cullin-associated and neddylation-dissociated 1, EAF2 <text:s/>- <text:s/>ell associated factor 2, FAM208A <text:s/>- <text:s/>family with sequence similarity 208, member a, KDM3A <text:s/>- <text:s/>lysine (k)-specific demethylase 3a, CLEC16A <text:s/>- <text:s/>c-type lectin domain family 16, member a, DERL2 <text:s/>- <text:s/>derlin 2, VIMP <text:s/>- <text:s/>vcp-interacting membrane protein, FGFR2 <text:s/>- <text:s/>fibroblast growth factor receptor 2, DDR2 <text:s/>- <text:s/>discoidin domain receptor tyrosine kinase 2, MAML1 <text:s/>- <text:s/>mastermind-like 1 (drosophila), TARBP2 <text:s/>- <text:s/>tar (hiv-1) rna binding protein 2, BCLAF1 <text:s/>- <text:s/>bcl2-associated transcription factor 1, GMNN <text:s/>- <text:s/>geminin, dna replication inhibitor, RASSF2 <text:s/>- <text:s/>ras association (ralgds/af-6) domain family member 2, FER <text:s/>- <text:s/>fer (fps/fes related) tyrosine kinase, CREBRF <text:s/>- <text:s/>creb3 regulatory factor, NEK10 <text:s/>- <text:s/>nima-related kinase 10, TBX15 <text:s/>- <text:s/>t-box 15, PGP <text:s/>- <text:s/>phosphoglycolate phosphatase, NDUFA13 <text:s/>- <text:s/>nadh dehydrogenase (ubiquinone) 1 alpha subcomplex, 13, ZFP91 <text:s/>- <text:s/>zfp91 zinc finger protein, RNF40 <text:s/>- <text:s/>ring finger protein 40, e3 ubiquitin protein ligase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OPA3 <text:s/>- <text:s/>optic atrophy 3 (autosomal recessive, with chorea and spastic paraplegia), TLE1 <text:s/>- <text:s/>transducin-like enhancer of split 1 (e(sp1) homolog, drosophila), TLE3 <text:s/>- <text:s/>transducin-like enhancer of split 3 (e(sp1) homolog, drosophila), TLE4 <text:s/>- <text:s/>transducin-like enhancer of split 4 (e(sp1) homolog, drosophila), HERPUD1 <text:s/>- <text:s/>homocysteine-inducible, endoplasmic reticulum stress-inducible, ubiquitin-like domain member 1, TLX3 <text:s/>- <text:s/>t-cell leukemia homeobox 3, PUM1 <text:s/>- <text:s/>pumilio homolog 1 (drosophila), C7orf55 <text:s/>- <text:s/>chromosome 7 open reading frame 55, ZFPM2 <text:s/>- <text:s/>zinc finger protein, fog family member 2, DHX34 <text:s/>- <text:s/>deah (asp-glu-ala-his) box polypeptide 34, NFYA <text:s/>- <text:s/>nuclear transcription factor y, alpha, KCNIP3 <text:s/>- <text:s/>kv channel interacting protein 3, calsenilin, HDAC4 <text:s/>- <text:s/>histone deacetylase 4, NFYC <text:s/>- <text:s/>nuclear transcription factor y, gamma, CBX5 <text:s/>- <text:s/>chromobox homolog 5, FOXP2 <text:s/>- <text:s/>forkhead box p2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ATP1B4 <text:s/>- <text:s/>atpase, na+/k+ transporting, beta 4 polypeptide, TADA2B <text:s/>- <text:s/>transcriptional adaptor 2b, HDAC9 <text:s/>- <text:s/>histone deacetylase 9, MYOCD <text:s/>- <text:s/>myocardin, SETD1A <text:s/>- <text:s/>set domain containing 1a, ZNF614 <text:s/>- <text:s/>zinc finger protein 614, NOX4 <text:s/>- <text:s/>nadph oxidase 4, TMBIM6 <text:s/>- <text:s/>transmembrane bax inhibitor motif containing 6, EIF4ENIF1 <text:s/>- <text:s/>eukaryotic translation initiation factor 4e nuclear import factor 1, SUZ12 <text:s/>- <text:s/>suz12 polycomb repressive complex 2 subunit, NEK2 <text:s/>- <text:s/>nima-related kinase 2, TEF <text:s/>- <text:s/>thyrotrophic embryonic factor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3 <text:s/>- <text:s/>transforming growth factor, beta 3, TGFB1I1 <text:s/>- <text:s/>transforming growth factor beta 1 induced transcript 1, RASD2 <text:s/>- <text:s/>rasd family, member 2, KDM4A <text:s/>- <text:s/>lysine (k)-specific demethylase 4a, FOSB <text:s/>- <text:s/>fbj murine osteosarcoma viral oncogene homolog b, THBS1 <text:s/>- <text:s/>thrombospondin 1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000000238" calcext:value-type="float">
            <text:p>2.38E-13</text:p>
          </table:table-cell>
          <table:table-cell office:value-type="float" office:value="0.000000000211" calcext:value-type="float">
            <text:p>2.11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HNRNPA0 <text:s/>- <text:s/>heterogeneous nuclear ribonucleoprotein a0, FAM46A <text:s/>- <text:s/>family with sequence similarity 46, member a, PNN <text:s/>- <text:s/>pinin, desmosome associated protein, GRHL2 <text:s/>- <text:s/>grainyhead-like 2 (drosophila), GCNT2 <text:s/>- <text:s/>glucosaminyl (n-acetyl) transferase 2, i-branching enzyme (i blood group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ASIC2 <text:s/>- <text:s/>acid-sensing (proton-gated) ion channel 2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PLP1 <text:s/>- <text:s/>proteolipid protein 1, ZNF556 <text:s/>- <text:s/>zinc finger protein 556, SOX9 <text:s/>- <text:s/>sry (sex determining region y)-box 9, SOX4 <text:s/>- <text:s/>sry (sex determining region y)-box 4, DEPDC1 <text:s/>- <text:s/>dep domain containing 1, C12orf52 <text:s/>- <text:s/>chromosome 12 open reading frame 52, DPF3 <text:s/>- <text:s/>d4, zinc and double phd fingers, family 3, GRHL3 <text:s/>- <text:s/>grainyhead-like 3 (drosophila), PABPN1 <text:s/>- <text:s/>poly(a) binding protein, nuclear 1, SOX1 <text:s/>- <text:s/>sry (sex determining region y)-box 1, WBP2 <text:s/>- <text:s/>ww domain binding protein 2, ATF7IP2 <text:s/>- <text:s/>activating transcription factor 7 interacting protein 2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SNRPA <text:s/>- <text:s/>small nuclear ribonucleoprotein polypeptide a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UBR5 <text:s/>- <text:s/>ubiquitin protein ligase e3 component n-recognin 5, SSBP3 <text:s/>- <text:s/>single stranded dna binding protein 3, POLR2I <text:s/>- <text:s/>polymerase (rna) ii (dna directed) polypeptide i, 14.5kda, ADCYAP1 <text:s/>- <text:s/>adenylate cyclase activating polypeptide 1 (pituitary), SLIT3 <text:s/>- <text:s/>slit homolog 3 (drosophila)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VPS35 <text:s/>- <text:s/>vacuolar protein sorting 35 homolog (s. cerevisiae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TNPO1 <text:s/>- <text:s/>transportin 1, C11orf35 <text:s/>- <text:s/>chromosome 11 open reading frame 35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UT8 <text:s/>- <text:s/>fucosyltransferase 8 (alpha (1,6) fucosyltransferase)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CELF6 <text:s/>- <text:s/>cugbp, elav-like family member 6, TDRKH <text:s/>- <text:s/>tudor and kh domain containing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MAP2K6 <text:s/>- <text:s/>mitogen-activated protein kinase kinase 6, ZNF668 <text:s/>- <text:s/>zinc finger protein 668, EXD1 <text:s/>- <text:s/>exonuclease 3'-5' domain containing 1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F397 <text:s/>- <text:s/>zinc finger protein 397, ZNHIT3 <text:s/>- <text:s/>zinc finger, hit-type containing 3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ZNF683 <text:s/>- <text:s/>zinc finger protein 683, SLC26A9 <text:s/>- <text:s/>solute carrier family 26 (anion exchanger), member 9, NUP214 <text:s/>- <text:s/>nucleoporin 214kda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ANK3 <text:s/>- <text:s/>ankyrin 3, node of ranvier (ankyrin g)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PAX3 <text:s/>- <text:s/>paired box 3, SIN3A <text:s/>- <text:s/>sin3 transcription regulator family member a, MAP3K10 <text:s/>- <text:s/>mitogen-activated protein kinase kinase kinase 10, PIWIL1 <text:s/>- <text:s/>piwi-like rna-mediated gene silencing 1, GTF2E1 <text:s/>- <text:s/>general transcription factor iie, polypeptide 1, alpha 56kda, MLH1 <text:s/>- <text:s/>mutl homolog 1, colon cancer, nonpolyposis type 2 (e. coli), PBX1 <text:s/>- <text:s/>pre-b-cell leukemia homeobox 1, MAP3K9 <text:s/>- <text:s/>mitogen-activated protein kinase kinase kinase 9, ZNF287 <text:s/>- <text:s/>zinc finger protein 287, KDM3B <text:s/>- <text:s/>lysine (k)-specific demethylase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LSM6 <text:s/>- <text:s/>lsm6 homolog, u6 small nuclear rna associated (s. cerevisiae), DAXX <text:s/>- <text:s/>death-domain associated protein, DAPK1 <text:s/>- <text:s/>death-associated protein kinase 1, BMPER <text:s/>- <text:s/>bmp binding endothelial regulator, ARX <text:s/>- <text:s/>aristaless related homeobox, HGS <text:s/>- <text:s/>hepatocyte growth factor-regulated tyrosine kinase substrate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XDH <text:s/>- <text:s/>xanthine dehydrogenase, EPC2 <text:s/>- <text:s/>enhancer of polycomb homolog 2 (drosophila), ZNF444 <text:s/>- <text:s/>zinc finger protein 444, XPO1 <text:s/>- <text:s/>exportin 1 (crm1 homolog, yeast), GOLGB1 <text:s/>- <text:s/>golgin b1, BAHD1 <text:s/>- <text:s/>bromo adjacent homology domain containing 1, ZBTB20 <text:s/>- <text:s/>zinc finger and btb domain containing 20, ATP1B1 <text:s/>- <text:s/>atpase, na+/k+ transporting, beta 1 polypeptide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WNT3 <text:s/>- <text:s/>wingless-type mmtv integration site family, member 3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ATP2B4 <text:s/>- <text:s/>atpase, ca++ transporting, plasma membrane 4, WARS <text:s/>- <text:s/>tryptophanyl-trna synthetase, NKX3-2 <text:s/>- <text:s/>nk3 homeobox 2, PITX2 <text:s/>- <text:s/>paired-like homeodomain 2, PITX3 <text:s/>- <text:s/>paired-like homeodomain 3, SHC1 <text:s/>- <text:s/>shc (src homology 2 domain containing) transforming protein 1, PNPT1 <text:s/>- <text:s/>polyribonucleotide nucleotidyltransferase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RBM42 <text:s/>- <text:s/>rna binding motif protein 42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HIST1H2AG <text:s/>- <text:s/>histone cluster 1, h2ag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DDX25 <text:s/>- <text:s/>dead (asp-glu-ala-asp) box helicase 25, ELK1 <text:s/>- <text:s/>elk1, member of ets oncogene family, MBNL2 <text:s/>- <text:s/>muscleblind-like splicing regulator 2, CREG1 <text:s/>- <text:s/>cellular repressor of e1a-stimulated genes 1, RFX2 <text:s/>- <text:s/>regulatory factor x, 2 (influences hla class ii expression), WHSC1L1 <text:s/>- <text:s/>wolf-hirschhorn syndrome candidate 1-like 1, CHAC1 <text:s/>- <text:s/>chac, cation transport regulator homolog 1 (e. coli), RFX1 <text:s/>- <text:s/>regulatory factor x, 1 (influences hla class ii expression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RLN2 <text:s/>- <text:s/>relaxin 2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HOXC9 <text:s/>- <text:s/>homeobox c9, CNOT1 <text:s/>- <text:s/>ccr4-not transcription complex, subunit 1, EXOSC7 <text:s/>- <text:s/>exosome component 7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EIF2B2 <text:s/>- <text:s/>eukaryotic translation initiation factor 2b, subunit 2 beta, 39kda, RNF4 <text:s/>- <text:s/>ring finger protein 4, KDM1A <text:s/>- <text:s/>lysine (k)-specific demethylase 1a, INO80B <text:s/>- <text:s/>ino80 complex subunit b, HNRNPR <text:s/>- <text:s/>heterogeneous nuclear ribonucleoprotein r, HNRNPLL <text:s/>- <text:s/>heterogeneous nuclear ribonucleoprotein l-like, SERTAD1 <text:s/>- <text:s/>serta domain containing 1, HIST3H2A <text:s/>- <text:s/>histone cluster 3, h2a, SERTAD3 <text:s/>- <text:s/>serta domain containing 3, RORB <text:s/>- <text:s/>rar-related orphan receptor b, RORC <text:s/>- <text:s/>rar-related orphan receptor c, EBF1 <text:s/>- <text:s/>early b-cell factor 1, E2F3 <text:s/>- <text:s/>e2f transcription factor 3, SPRY2 <text:s/>- <text:s/>sprouty homolog 2 (drosophila), WDTC1 <text:s/>- <text:s/>wd and tetratricopeptide repeats 1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SUSD4 <text:s/>- <text:s/>sushi domain containing 4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DCPS <text:s/>- <text:s/>decapping enzyme, scavenger, ETV6 <text:s/>- <text:s/>ets variant 6, VIM <text:s/>- <text:s/>vimentin, RPLP1 <text:s/>- <text:s/>ribosomal protein, large, p1, RPLP0 <text:s/>- <text:s/>ribosomal protein, large, p0, VLDLR <text:s/>- <text:s/>very low density lipoprotein receptor, KDM6A <text:s/>- <text:s/>lysine (k)-specific demethylase 6a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RPS6KA1 <text:s/>- <text:s/>ribosomal protein s6 kinase, 90kda, polypeptide 1, ETF1 <text:s/>- <text:s/>eukaryotic translation termination factor 1, HOXA6 <text:s/>- <text:s/>homeobox a6, EFCAB6 <text:s/>- <text:s/>ef-hand calcium binding domain 6, RUNX3 <text:s/>- <text:s/>runt-related transcription factor 3, RYR2 <text:s/>- <text:s/>ryanodine receptor 2 (cardiac), ZFP3 <text:s/>- <text:s/>zfp3 zinc finger protein, SORT1 <text:s/>- <text:s/>sortilin 1, HNRNPA1 <text:s/>- <text:s/>heterogeneous nuclear ribonucleoprotein a1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FN1 <text:s/>- <text:s/>fibronectin 1, CDK1 <text:s/>- <text:s/>cyclin-dependent kinase 1, CDH1 <text:s/>- <text:s/>cadherin 1, type 1, e-cadherin (epithelial), ZNF34 <text:s/>- <text:s/>zinc finger protein 34, CDH3 <text:s/>- <text:s/>cadherin 3, type 1, p-cadherin (placental), ARID3B <text:s/>- <text:s/>at rich interactive domain 3b (bright-like), TOX3 <text:s/>- <text:s/>tox high mobility group box family member 3, ENC1 <text:s/>- <text:s/>ectodermal-neural cortex 1 (with btb domain)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SOST <text:s/>- <text:s/>sclerostin, IGF2BP2 <text:s/>- <text:s/>insulin-like growth factor 2 mrna binding protein 2, FOXC1 <text:s/>- <text:s/>forkhead box c1, IL4 <text:s/>- <text:s/>interleukin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EXOSC1 <text:s/>- <text:s/>exosome component 1, FGFR2 <text:s/>- <text:s/>fibroblast growth factor receptor 2, PSME2 <text:s/>- <text:s/>proteasome (prosome, macropain) activator subunit 2 (pa28 beta)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NUP88 <text:s/>- <text:s/>nucleoporin 88kda, GMNN <text:s/>- <text:s/>geminin, dna replication inhibitor, KHSRP <text:s/>- <text:s/>kh-type splicing regulatory protein, POLR1E <text:s/>- <text:s/>polymerase (rna) i polypeptide e, 53kda, FER <text:s/>- <text:s/>fer (fps/fes related) tyrosine kinase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IG1 <text:s/>- <text:s/>insulin induced gene 1, INSM1 <text:s/>- <text:s/>insulinoma-associated 1, NDUFA13 <text:s/>- <text:s/>nadh dehydrogenase (ubiquinone) 1 alpha subcomplex, 13, CXCL10 <text:s/>- <text:s/>chemokine (c-x-c motif) ligand 10, KLHL25 <text:s/>- <text:s/>kelch-like family member 25, PCBP3 <text:s/>- <text:s/>poly(rc) binding protein 3, IRF6 <text:s/>- <text:s/>interferon regulatory factor 6, RNF40 <text:s/>- <text:s/>ring finger protein 40, e3 ubiquitin protein ligase, POLR1D <text:s/>- <text:s/>polymerase (rna) i polypeptide d, 16kda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RIMS2 <text:s/>- <text:s/>regulating synaptic membrane exocytosis 2, PUM1 <text:s/>- <text:s/>pumilio homolog 1 (drosophila)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PAF1 <text:s/>- <text:s/>paf1, rna polymerase ii associated factor, homolog (s. cerevisiae), TADA2B <text:s/>- <text:s/>transcriptional adaptor 2b, ATP1B4 <text:s/>- <text:s/>atpase, na+/k+ transporting, beta 4 polypeptide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EIF4ENIF1 <text:s/>- <text:s/>eukaryotic translation initiation factor 4e nuclear import factor 1, SUZ12 <text:s/>- <text:s/>suz12 polycomb repressive complex 2 subunit, TEF <text:s/>- <text:s/>thyrotrophic embryonic factor, MIER2 <text:s/>- <text:s/>mesoderm induction early response 1, family member 2, WNT10A <text:s/>- <text:s/>wingless-type mmtv integration site family, member 10a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USP21 <text:s/>- <text:s/>ubiquitin specific peptidase 21, ZBTB9 <text:s/>- <text:s/>zinc finger and btb domain containing 9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TAF8 <text:s/>- <text:s/>taf8 rna polymerase ii, tata box binding protein (tbp)-associated factor, 43kda, RBM24 <text:s/>- <text:s/>rna binding motif protein 24, FNIP1 <text:s/>- <text:s/>folliculin interacting protein 1, HEY2 <text:s/>- <text:s/>hairy/enhancer-of-split related with yrpw motif 2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DDX4 <text:s/>- <text:s/>dead (asp-glu-ala-asp) box polypeptide 4, CUL3 <text:s/>- <text:s/>cullin 3, THBS1 <text:s/>- <text:s/>thrombospondin 1, CKS2 <text:s/>- <text:s/>cdc28 protein kinase regulatory subunit 2, CIRBP <text:s/>- <text:s/>cold inducible rna binding protein, TTF2 <text:s/>- <text:s/>transcription termination factor, rna polymerase ii, HP1BP3 <text:s/>- <text:s/>heterochromatin protein 1, binding protein 3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0000000264" calcext:value-type="float">
            <text:p>2.64E-13</text:p>
          </table:table-cell>
          <table:table-cell office:value-type="float" office:value="0.000000000221" calcext:value-type="float">
            <text:p>2.21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GCHFR <text:s/>- <text:s/>gtp cyclohydrolase i feedback regulator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ACR <text:s/>- <text:s/>acrosin, DEPDC1 <text:s/>- <text:s/>dep domain containing 1, C12orf52 <text:s/>- <text:s/>chromosome 12 open reading frame 52, DPF3 <text:s/>- <text:s/>d4, zinc and double phd fingers, family 3, GRHL3 <text:s/>- <text:s/>grainyhead-like 3 (drosophila), SOX1 <text:s/>- <text:s/>sry (sex determining region y)-box 1, WBP2 <text:s/>- <text:s/>ww domain binding protein 2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UCO <text:s/>- <text:s/>sun domain containing ossification factor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ADCYAP1R1 <text:s/>- <text:s/>adenylate cyclase activating polypeptide 1 (pituitary) receptor type i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TMEFF2 <text:s/>- <text:s/>transmembrane protein with egf-like and two follistatin-like domains 2, HNRNPUL1 <text:s/>- <text:s/>heterogeneous nuclear ribonucleoprotein u-like 1, AP2A1 <text:s/>- <text:s/>adaptor-related protein complex 2, alpha 1 subunit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VPS35 <text:s/>- <text:s/>vacuolar protein sorting 35 homolog (s. cerevisiae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TK11 <text:s/>- <text:s/>serine/threonine kinase 11, SUV420H2 <text:s/>- <text:s/>suppressor of variegation 4-20 homolog 2 (drosophila), KIT <text:s/>- <text:s/>v-kit hardy-zuckerman 4 feline sarcoma viral oncogene homolog, TGIF2 <text:s/>- <text:s/>tgfb-induced factor homeobox 2, NEK7 <text:s/>- <text:s/>nima-related kinase 7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SLC25A33 <text:s/>- <text:s/>solute carrier family 25 (pyrimidine nucleotide carrier), member 33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HIT3 <text:s/>- <text:s/>zinc finger, hit-type containing 3, ZNF397 <text:s/>- <text:s/>zinc finger protein 397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APLP1 <text:s/>- <text:s/>amyloid beta (a4) precursor-like protein 1, PAX3 <text:s/>- <text:s/>paired box 3, SIN3A <text:s/>- <text:s/>sin3 transcription regulator family member a, MAP3K10 <text:s/>- <text:s/>mitogen-activated protein kinase kinase kinase 10, PIWIL1 <text:s/>- <text:s/>piwi-like rna-mediated gene silencing 1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PPP1R3B <text:s/>- <text:s/>protein phosphatase 1, regulatory subunit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GUCA2A <text:s/>- <text:s/>guanylate cyclase activator 2a (guanylin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ARID1B <text:s/>- <text:s/>at rich interactive domain 1b (swi1-like), BTG2 <text:s/>- <text:s/>btg family, member 2, MED30 <text:s/>- <text:s/>mediator complex subunit 30, PDK3 <text:s/>- <text:s/>pyruvate dehydrogenase kinase, isozyme 3, MEF2D <text:s/>- <text:s/>myocyte enhancer factor 2d, PDK2 <text:s/>- <text:s/>pyruvate dehydrogenase kinase, isozyme 2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TICRR <text:s/>- <text:s/>topbp1-interacting checkpoint and replication regulator, PCNA <text:s/>- <text:s/>proliferating cell nuclear antigen, PRDM2 <text:s/>- <text:s/>pr domain containing 2, with znf domain, DAXX <text:s/>- <text:s/>death-domain associated protein, DAPK1 <text:s/>- <text:s/>death-associated protein kinase 1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GOLGA2 <text:s/>- <text:s/>golgin a2, XPO1 <text:s/>- <text:s/>exportin 1 (crm1 homolog, yeast), GOLGB1 <text:s/>- <text:s/>golgin b1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PLIN5 <text:s/>- <text:s/>perilipin 5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SLC45A3 <text:s/>- <text:s/>solute carrier family 45, member 3, ATP2B4 <text:s/>- <text:s/>atpase, ca++ transporting, plasma membrane 4, WARS <text:s/>- <text:s/>tryptophanyl-trna synthetase, HBEGF <text:s/>- <text:s/>heparin-binding egf-like growth factor, NKX3-2 <text:s/>- <text:s/>nk3 homeobox 2, PITX2 <text:s/>- <text:s/>paired-like homeodomain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DHCR7 <text:s/>- <text:s/>7-dehydrocholesterol reductase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DDX25 <text:s/>- <text:s/>dead (asp-glu-ala-asp) box helicase 25, ELK1 <text:s/>- <text:s/>elk1, member of ets oncogene family, MAEA <text:s/>- <text:s/>macrophage erythroblast attacher, CREG1 <text:s/>- <text:s/>cellular repressor of e1a-stimulated genes 1, WHSC1L1 <text:s/>- <text:s/>wolf-hirschhorn syndrome candidate 1-like 1, RFX2 <text:s/>- <text:s/>regulatory factor x, 2 (influences hla class ii expression), RFX1 <text:s/>- <text:s/>regulatory factor x, 1 (influences hla class ii expression), ORMDL2 <text:s/>- <text:s/>orm1-like 2 (s. cerevisiae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TDRD3 <text:s/>- <text:s/>tudor domain containing 3, RLN2 <text:s/>- <text:s/>relaxin 2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ABCA7 <text:s/>- <text:s/>atp-binding cassette, sub-family a (abc1), member 7, BMP6 <text:s/>- <text:s/>bone morphogenetic protein 6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EIF2B2 <text:s/>- <text:s/>eukaryotic translation initiation factor 2b, subunit 2 beta, 39kda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SERTAD1 <text:s/>- <text:s/>serta domain containing 1, HIST3H2A <text:s/>- <text:s/>histone cluster 3, h2a, RORB <text:s/>- <text:s/>rar-related orphan receptor b, SERTAD3 <text:s/>- <text:s/>serta domain containing 3, RORC <text:s/>- <text:s/>rar-related orphan receptor c, EBF1 <text:s/>- <text:s/>early b-cell factor 1, E2F3 <text:s/>- <text:s/>e2f transcription factor 3, WDTC1 <text:s/>- <text:s/>wd and tetratricopeptide repeats 1, POMT2 <text:s/>- <text:s/>protein-o-mannosyltransferase 2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ACOT8 <text:s/>- <text:s/>acyl-coa thioesterase 8, FABP3 <text:s/>- <text:s/>fatty acid binding protein 3, muscle and heart (mammary-derived growth inhibitor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RPS6KA1 <text:s/>- <text:s/>ribosomal protein s6 kinase, 90kda, polypeptide 1, ETF1 <text:s/>- <text:s/>eukaryotic translation termination factor 1, HOXA6 <text:s/>- <text:s/>homeobox a6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ZNF830 <text:s/>- <text:s/>zinc finger protein 830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CDH3 <text:s/>- <text:s/>cadherin 3, type 1, p-cadherin (placental), ARID3B <text:s/>- <text:s/>at rich interactive domain 3b (bright-like), TOX3 <text:s/>- <text:s/>tox high mobility group box family member 3, ENC1 <text:s/>- <text:s/>ectodermal-neural cortex 1 (with btb domain)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ERRFI1 <text:s/>- <text:s/>erbb receptor feedback inhibitor 1, SOST <text:s/>- <text:s/>sclerostin, IGF2BP2 <text:s/>- <text:s/>insulin-like growth factor 2 mrna binding protein 2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VIMP <text:s/>- <text:s/>vcp-interacting membrane protein, FGFR2 <text:s/>- <text:s/>fibroblast growth factor receptor 2, PSME2 <text:s/>- <text:s/>proteasome (prosome, macropain) activator subunit 2 (pa28 beta), IRS1 <text:s/>- <text:s/>insulin receptor substrate 1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EBPG <text:s/>- <text:s/>ccaat/enhancer binding protein (c/ebp), gamma, CREBRF <text:s/>- <text:s/>creb3 regulatory factor, GZF1 <text:s/>- <text:s/>gdnf-inducible zinc finger protein 1, TBX15 <text:s/>- <text:s/>t-box 15, INSIG1 <text:s/>- <text:s/>insulin induced gene 1, CCT7 <text:s/>- <text:s/>chaperonin containing tcp1, subunit 7 (eta), INSM1 <text:s/>- <text:s/>insulinoma-associated 1, PGP <text:s/>- <text:s/>phosphoglycolate phosphatase, NDUFA13 <text:s/>- <text:s/>nadh dehydrogenase (ubiquinone) 1 alpha subcomplex, 13, CXCL10 <text:s/>- <text:s/>chemokine (c-x-c motif) ligand 10, KLHL25 <text:s/>- <text:s/>kelch-like family member 25, PCBP3 <text:s/>- <text:s/>poly(rc) binding protein 3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PUM1 <text:s/>- <text:s/>pumilio homolog 1 (drosophila)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NOX4 <text:s/>- <text:s/>nadph oxidase 4, EIF4ENIF1 <text:s/>- <text:s/>eukaryotic translation initiation factor 4e nuclear import factor 1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NF2 <text:s/>- <text:s/>neurofibromin 2 (merlin), TAF8 <text:s/>- <text:s/>taf8 rna polymerase ii, tata box binding protein (tbp)-associated factor, 43kda, HEY2 <text:s/>- <text:s/>hairy/enhancer-of-split related with yrpw motif 2, FNIP1 <text:s/>- <text:s/>folliculin interacting protein 1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THBS1 <text:s/>- <text:s/>thrombospondin 1, CKS2 <text:s/>- <text:s/>cdc28 protein kinase regulatory subunit 2, CIRBP <text:s/>- <text:s/>cold inducible rna binding protein, TTF2 <text:s/>- <text:s/>transcription termination factor, rna polymerase ii, HP1BP3 <text:s/>- <text:s/>heterochromatin protein 1, binding protein 3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0000000381" calcext:value-type="float">
            <text:p>3.81E-13</text:p>
          </table:table-cell>
          <table:table-cell office:value-type="float" office:value="0.000000000301" calcext:value-type="float">
            <text:p>3.01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2003" calcext:value-type="float">
            <text:p>200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NFATC2IP <text:s/>- <text:s/>nuclear factor of activated t-cells, cytoplasmic, calcineurin-dependent 2 interacting protein, PLAC8 <text:s/>- <text:s/>placenta-specific 8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YWHAQ <text:s/>- <text:s/>tyrosine 3-monooxygenase/tryptophan 5-monooxygenase activation protein, theta polypeptide, SP3 <text:s/>- <text:s/>sp3 transcription factor, SP1 <text:s/>- <text:s/>sp1 transcription factor, MAEL <text:s/>- <text:s/>maelstrom spermatogenic transposon silencer, SP2 <text:s/>- <text:s/>sp2 transcription factor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ACR <text:s/>- <text:s/>acrosin, DEPDC1 <text:s/>- <text:s/>dep domain containing 1, C12orf52 <text:s/>- <text:s/>chromosome 12 open reading frame 52, DPF3 <text:s/>- <text:s/>d4, zinc and double phd fingers, family 3, GRHL3 <text:s/>- <text:s/>grainyhead-like 3 (drosophila), SOX1 <text:s/>- <text:s/>sry (sex determining region y)-box 1, WBP2 <text:s/>- <text:s/>ww domain binding protein 2, ATF7IP2 <text:s/>- <text:s/>activating transcription factor 7 interacting protein 2, HES4 <text:s/>- <text:s/>hairy and enhancer of split 4 (drosophila), LEMD3 <text:s/>- <text:s/>lem domain containing 3, ATF6B <text:s/>- <text:s/>activating transcription factor 6 beta, IER5 <text:s/>- <text:s/>immediate early response 5, ZNF672 <text:s/>- <text:s/>zinc finger protein 672, SNCA <text:s/>- <text:s/>synuclein, alpha (non a4 component of amyloid precursor), PPM1A <text:s/>- <text:s/>protein phosphatase, mg2+/mn2+ dependent, 1a, TBPL1 <text:s/>- <text:s/>tbp-like 1, VGLL1 <text:s/>- <text:s/>vestigial like 1 (drosophila), ACVR1 <text:s/>- <text:s/>activin a receptor, type i, POU3F4 <text:s/>- <text:s/>pou class 3 homeobox 4, POU3F3 <text:s/>- <text:s/>pou class 3 homeobox 3, COMMD10 <text:s/>- <text:s/>comm domain containing 10, FZD8 <text:s/>- <text:s/>frizzled family receptor 8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SSBP3 <text:s/>- <text:s/>single stranded dna binding protein 3, ADCYAP1R1 <text:s/>- <text:s/>adenylate cyclase activating polypeptide 1 (pituitary) receptor type i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DACT1 <text:s/>- <text:s/>dishevelled-binding antagonist of beta-catenin 1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RDM5 <text:s/>- <text:s/>pr domain containing 5, MED23 <text:s/>- <text:s/>mediator complex subunit 23, CXorf27 <text:s/>- <text:s/>chromosome x open reading frame 27, T <text:s/>- <text:s/>t, brachyury homolog (mouse), CCAR1 <text:s/>- <text:s/>cell division cycle and apoptosis regulator 1, GTF2IRD2 <text:s/>- <text:s/>gtf2i repeat domain containing 2, VPS35 <text:s/>- <text:s/>vacuolar protein sorting 35 homolog (s. cerevisiae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TXLNG <text:s/>- <text:s/>taxilin gamma, ZNF526 <text:s/>- <text:s/>zinc finger protein 526, ZBTB46 <text:s/>- <text:s/>zinc finger and btb domain containing 46, DEK <text:s/>- <text:s/>dek oncogene, FKBP8 <text:s/>- <text:s/>fk506 binding protein 8, 38kda, PHF20L1 <text:s/>- <text:s/>phd finger protein 20-like 1, MED21 <text:s/>- <text:s/>mediator complex subunit 21, SUV420H2 <text:s/>- <text:s/>suppressor of variegation 4-20 homolog 2 (drosophila), KIT <text:s/>- <text:s/>v-kit hardy-zuckerman 4 feline sarcoma viral oncogene homolog, TGIF2 <text:s/>- <text:s/>tgfb-induced factor homeobox 2, NEK7 <text:s/>- <text:s/>nima-related kinase 7, ZRANB2 <text:s/>- <text:s/>zinc finger, ran-binding domain containing 2, FZD2 <text:s/>- <text:s/>frizzled family receptor 2, LIN28A <text:s/>- <text:s/>lin-28 homolog a (c. elegans), RNF165 <text:s/>- <text:s/>ring finger protein 165, POLDIP3 <text:s/>- <text:s/>polymerase (dna-directed), delta interacting protein 3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MID2 <text:s/>- <text:s/>midline 2, MAP2K6 <text:s/>- <text:s/>mitogen-activated protein kinase kinase 6, ZNF668 <text:s/>- <text:s/>zinc finger protein 668, PRKD2 <text:s/>- <text:s/>protein kinase d2, MAP2K1 <text:s/>- <text:s/>mitogen-activated protein kinase kinase 1, HMGA2 <text:s/>- <text:s/>high mobility group at-hook 2, PHF5A <text:s/>- <text:s/>phd finger protein 5a, ASF1B <text:s/>- <text:s/>anti-silencing function 1b histone chaperone, ZNF324 <text:s/>- <text:s/>zinc finger protein 324, MAPK7 <text:s/>- <text:s/>mitogen-activated protein kinase 7, ZNHIT3 <text:s/>- <text:s/>zinc finger, hit-type containing 3, ZNF397 <text:s/>- <text:s/>zinc finger protein 397, GATA3 <text:s/>- <text:s/>gata binding protein 3, HMGN3 <text:s/>- <text:s/>high mobility group nucleosomal binding domain 3, PHF6 <text:s/>- <text:s/>phd finger protein 6, PRKCZ <text:s/>- <text:s/>protein kinase c, zeta, BAMBI <text:s/>- <text:s/>bmp and activin membrane-bound inhibitor, CCDC88A <text:s/>- <text:s/>coiled-coil domain containing 88a, ZNF683 <text:s/>- <text:s/>zinc finger protein 683, SARNP <text:s/>- <text:s/>sap domain containing ribonucleoprotein, BRD3 <text:s/>- <text:s/>bromodomain containing 3, SREBF1 <text:s/>- <text:s/>sterol regulatory element binding transcription factor 1, PRKAR1A <text:s/>- <text:s/>protein kinase, camp-dependent, regulatory, type i, alph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BRWD3 <text:s/>- <text:s/>bromodomain and wd repeat domain containing 3, APLP1 <text:s/>- <text:s/>amyloid beta (a4) precursor-like protein 1, PAX3 <text:s/>- <text:s/>paired box 3, SIN3A <text:s/>- <text:s/>sin3 transcription regulator family member a, MAP3K10 <text:s/>- <text:s/>mitogen-activated protein kinase kinase kinase 10, PIWIL1 <text:s/>- <text:s/>piwi-like rna-mediated gene silencing 1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PPP1R3B <text:s/>- <text:s/>protein phosphatase 1, regulatory subunit 3b, PBXIP1 <text:s/>- <text:s/>pre-b-cell leukemia homeobox interacting protein 1, CBX8 <text:s/>- <text:s/>chromobox homolog 8, ZNF628 <text:s/>- <text:s/>zinc finger protein 628, MLLT1 <text:s/>- <text:s/>myeloid/lymphoid or mixed-lineage leukemia (trithorax homolog, drosophila); translocated to, 1, CHP1 <text:s/>- <text:s/>calcineurin-like ef-hand protein 1, ZNF132 <text:s/>- <text:s/>zinc finger protein 132, BRIP1 <text:s/>- <text:s/>brca1 interacting protein c-terminal helicase 1, RPS6KA5 <text:s/>- <text:s/>ribosomal protein s6 kinase, 90kda, polypeptide 5, SUFU <text:s/>- <text:s/>suppressor of fused homolog (drosophila), GUCA2A <text:s/>- <text:s/>guanylate cyclase activator 2a (guanylin), HEXIM2 <text:s/>- <text:s/>hexamethylene bis-acetamide inducible 2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PAK3 <text:s/>- <text:s/>p21 protein (cdc42/rac)-activated kinase 3, ZMYM5 <text:s/>- <text:s/>zinc finger, mym-type 5, ARNTL <text:s/>- <text:s/>aryl hydrocarbon receptor nuclear translocator-like, SCML1 <text:s/>- <text:s/>sex comb on midleg-like 1 (drosophila), ZMYM3 <text:s/>- <text:s/>zinc finger, mym-type 3, RNF31 <text:s/>- <text:s/>ring finger protein 31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ARID1B <text:s/>- <text:s/>at rich interactive domain 1b (swi1-like), BTG2 <text:s/>- <text:s/>btg family, member 2, MED30 <text:s/>- <text:s/>mediator complex subunit 30, PDK3 <text:s/>- <text:s/>pyruvate dehydrogenase kinase, isozyme 3, MEF2D <text:s/>- <text:s/>myocyte enhancer factor 2d, PDK2 <text:s/>- <text:s/>pyruvate dehydrogenase kinase, isozyme 2, CSDE1 <text:s/>- <text:s/>cold shock domain containing e1, rna-binding, BRWD1 <text:s/>- <text:s/>bromodomain and wd repeat domain containing 1, PEG3 <text:s/>- <text:s/>paternally expressed 3, LRP8 <text:s/>- <text:s/>low density lipoprotein receptor-related protein 8, apolipoprotein e receptor, TICRR <text:s/>- <text:s/>topbp1-interacting checkpoint and replication regulator, PCNA <text:s/>- <text:s/>proliferating cell nuclear antigen, PRDM2 <text:s/>- <text:s/>pr domain containing 2, with znf domain, DAXX <text:s/>- <text:s/>death-domain associated protein, DAPK1 <text:s/>- <text:s/>death-associated protein kinase 1, BMPER <text:s/>- <text:s/>bmp binding endothelial regulator, ARX <text:s/>- <text:s/>aristaless related homeobox, ZCCHC12 <text:s/>- <text:s/>zinc finger, cchc domain containing 12, MBD3 <text:s/>- <text:s/>methyl-cpg binding domain protein 3, DYRK1B <text:s/>- <text:s/>dual-specificity tyrosine-(y)-phosphorylation regulated kinase 1b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GOLGA2 <text:s/>- <text:s/>golgin a2, XPO1 <text:s/>- <text:s/>exportin 1 (crm1 homolog, yeast), GOLGB1 <text:s/>- <text:s/>golgin b1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PLIN5 <text:s/>- <text:s/>perilipin 5, TBX18 <text:s/>- <text:s/>t-box 18, ADNP2 <text:s/>- <text:s/>adnp homeobox 2, MKL1 <text:s/>- <text:s/>megakaryoblastic leukemia (translocation) 1, PER1 <text:s/>- <text:s/>period circadian clock 1, WNT6 <text:s/>- <text:s/>wingless-type mmtv integration site family, member 6, LDB2 <text:s/>- <text:s/>lim domain binding 2, GIGYF2 <text:s/>- <text:s/>grb10 interacting gyf protein 2, TRPV1 <text:s/>- <text:s/>transient receptor potential cation channel, subfamily v, member 1, SLC45A3 <text:s/>- <text:s/>solute carrier family 45, member 3, ATP2B4 <text:s/>- <text:s/>atpase, ca++ transporting, plasma membrane 4, WARS <text:s/>- <text:s/>tryptophanyl-trna synthetase, HBEGF <text:s/>- <text:s/>heparin-binding egf-like growth factor, NKX3-2 <text:s/>- <text:s/>nk3 homeobox 2, PITX2 <text:s/>- <text:s/>paired-like homeodomain 2, PITX3 <text:s/>- <text:s/>paired-like homeodomain 3, SHC1 <text:s/>- <text:s/>shc (src homology 2 domain containing) transforming protein 1, ZNF597 <text:s/>- <text:s/>zinc finger protein 597, DLG1 <text:s/>- <text:s/>discs, large homolog 1 (drosophila), ZNF343 <text:s/>- <text:s/>zinc finger protein 343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LUM <text:s/>- <text:s/>lumican, SESN2 <text:s/>- <text:s/>sestrin 2, SIM1 <text:s/>- <text:s/>single-minded homolog 1 (drosophila), SIX1 <text:s/>- <text:s/>six homeobox 1, TAF1B <text:s/>- <text:s/>tata box binding protein (tbp)-associated factor, rna polymerase i, b, 63kda, SFRP1 <text:s/>- <text:s/>secreted frizzled-related protein 1, ZIC1 <text:s/>- <text:s/>zic family member 1, SF1 <text:s/>- <text:s/>splicing factor 1, MXD1 <text:s/>- <text:s/>max dimerization protein 1, DBX1 <text:s/>- <text:s/>developing brain homeobox 1, PIAS4 <text:s/>- <text:s/>protein inhibitor of activated stat, 4, DNM2 <text:s/>- <text:s/>dynamin 2, SMAD2 <text:s/>- <text:s/>smad family member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HIST1H2AG <text:s/>- <text:s/>histone cluster 1, h2ag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SIX5 <text:s/>- <text:s/>six homeobox 5, EMX1 <text:s/>- <text:s/>empty spiracles homeobox 1, MAPRE3 <text:s/>- <text:s/>microtubule-associated protein, rp/eb family, member 3, CASZ1 <text:s/>- <text:s/>castor zinc finger 1, DDX25 <text:s/>- <text:s/>dead (asp-glu-ala-asp) box helicase 25, ELK1 <text:s/>- <text:s/>elk1, member of ets oncogene family, MAEA <text:s/>- <text:s/>macrophage erythroblast attacher, CREG1 <text:s/>- <text:s/>cellular repressor of e1a-stimulated genes 1, RFX2 <text:s/>- <text:s/>regulatory factor x, 2 (influences hla class ii expression), WHSC1L1 <text:s/>- <text:s/>wolf-hirschhorn syndrome candidate 1-like 1, RFX1 <text:s/>- <text:s/>regulatory factor x, 1 (influences hla class ii expression), ORMDL2 <text:s/>- <text:s/>orm1-like 2 (s. cerevisiae), EPAS1 <text:s/>- <text:s/>endothelial pas domain protein 1, ZFP36L2 <text:s/>- <text:s/>zfp36 ring finger protein-like 2, ZNF524 <text:s/>- <text:s/>zinc finger protein 524, EMX2 <text:s/>- <text:s/>empty spiracles homeobox 2, SIRT2 <text:s/>- <text:s/>sirtuin 2, ENG <text:s/>- <text:s/>endoglin, KLF9 <text:s/>- <text:s/>kruppel-like factor 9, TDRD3 <text:s/>- <text:s/>tudor domain containing 3, RLN2 <text:s/>- <text:s/>relaxin 2, TRIM11 <text:s/>- <text:s/>tripartite motif containing 11, PPP1R12A <text:s/>- <text:s/>protein phosphatase 1, regulatory subunit 12a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HOXD3 <text:s/>- <text:s/>homeobox d3, HOXD1 <text:s/>- <text:s/>homeobox d1, BARHL1 <text:s/>- <text:s/>barh-like homeobox 1, LDB1 <text:s/>- <text:s/>lim domain binding 1, EIF5 <text:s/>- <text:s/>eukaryotic translation initiation factor 5, ANKRD49 <text:s/>- <text:s/>ankyrin repeat domain 49, TSC22D1 <text:s/>- <text:s/>tsc22 domain family, member 1, HOXC6 <text:s/>- <text:s/>homeobox c6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HOXC9 <text:s/>- <text:s/>homeobox c9, CNOT1 <text:s/>- <text:s/>ccr4-not transcription complex, subunit 1, OLIG2 <text:s/>- <text:s/>oligodendrocyte lineage transcription factor 2, MYRF <text:s/>- <text:s/>myelin regulatory factor, TRIB1 <text:s/>- <text:s/>tribbles homolog 1 (drosophila), ZNF362 <text:s/>- <text:s/>zinc finger protein 362, IARS <text:s/>- <text:s/>isoleucyl-trna synthetase, CCNA1 <text:s/>- <text:s/>cyclin a1, PRDM10 <text:s/>- <text:s/>pr domain containing 10, PRDM9 <text:s/>- <text:s/>pr domain containing 9, MXI1 <text:s/>- <text:s/>max interactor 1, dimerization protein, DDX54 <text:s/>- <text:s/>dead (asp-glu-ala-asp) box polypeptide 54, UBN1 <text:s/>- <text:s/>ubinuclein 1, KDM4B <text:s/>- <text:s/>lysine (k)-specific demethylase 4b, EIF2B2 <text:s/>- <text:s/>eukaryotic translation initiation factor 2b, subunit 2 beta, 39kda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SERTAD1 <text:s/>- <text:s/>serta domain containing 1, HIST3H2A <text:s/>- <text:s/>histone cluster 3, h2a, RORB <text:s/>- <text:s/>rar-related orphan receptor b, SERTAD3 <text:s/>- <text:s/>serta domain containing 3, RORC <text:s/>- <text:s/>rar-related orphan receptor c, EBF1 <text:s/>- <text:s/>early b-cell factor 1, E2F3 <text:s/>- <text:s/>e2f transcription factor 3, WDTC1 <text:s/>- <text:s/>wd and tetratricopeptide repeats 1, POMT2 <text:s/>- <text:s/>protein-o-mannosyltransferase 2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ACOT8 <text:s/>- <text:s/>acyl-coa thioesterase 8, FABP3 <text:s/>- <text:s/>fatty acid binding protein 3, muscle and heart (mammary-derived growth inhibitor)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FANCD2 <text:s/>- <text:s/>fanconi anemia, complementation group d2, LSM14B <text:s/>- <text:s/>lsm14b, scd6 homolog b (s. cerevisiae), PTK2B <text:s/>- <text:s/>protein tyrosine kinase 2 beta, TNKS <text:s/>- <text:s/>tankyrase, trf1-interacting ankyrin-related adp-ribose polymerase, TNRC6B <text:s/>- <text:s/>trinucleotide repeat containing 6b, AGO1 <text:s/>- <text:s/>argonaute risc catalytic component 1, ZBTB48 <text:s/>- <text:s/>zinc finger and btb domain containing 48, COA3 <text:s/>- <text:s/>cytochrome c oxidase assembly factor 3, TWSG1 <text:s/>- <text:s/>twisted gastrulation homolog 1 (drosophila), ETV4 <text:s/>- <text:s/>ets variant 4, HOXB13 <text:s/>- <text:s/>homeobox b13, ETV6 <text:s/>- <text:s/>ets variant 6, VLDLR <text:s/>- <text:s/>very low density lipoprotein receptor, CKAP2 <text:s/>- <text:s/>cytoskeleton associated protein 2, PTRF <text:s/>- <text:s/>polymerase i and transcript release factor, NCOA2 <text:s/>- <text:s/>nuclear receptor coactivator 2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ZBTB5 <text:s/>- <text:s/>zinc finger and btb domain containing 5, HOXB4 <text:s/>- <text:s/>homeobox b4, PASK <text:s/>- <text:s/>pas domain containing serine/threonine kinase, EHF <text:s/>- <text:s/>ets homologous factor, URI1 <text:s/>- <text:s/>uri1, prefoldin-like chaperone, CHRDL1 <text:s/>- <text:s/>chordin-like 1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RPS6KA1 <text:s/>- <text:s/>ribosomal protein s6 kinase, 90kda, polypeptide 1, ETF1 <text:s/>- <text:s/>eukaryotic translation termination factor 1, HOXA6 <text:s/>- <text:s/>homeobox a6, EFCAB6 <text:s/>- <text:s/>ef-hand calcium binding domain 6, RUNX3 <text:s/>- <text:s/>runt-related transcription factor 3, RYR2 <text:s/>- <text:s/>ryanodine receptor 2 (cardiac), ZFP3 <text:s/>- <text:s/>zfp3 zinc finger protein, HNRNPA1 <text:s/>- <text:s/>heterogeneous nuclear ribonucleoprotein a1, ZNF830 <text:s/>- <text:s/>zinc finger protein 830, HNRNPC <text:s/>- <text:s/>heterogeneous nuclear ribonucleoprotein c (c1/c2), CAT <text:s/>- <text:s/>catalase, HNRNPAB <text:s/>- <text:s/>heterogeneous nuclear ribonucleoprotein a/b, ISL2 <text:s/>- <text:s/>isl lim homeobox 2, SPATA24 <text:s/>- <text:s/>spermatogenesis associated 24, HNRNPDL <text:s/>- <text:s/>heterogeneous nuclear ribonucleoprotein d-like, NANOS1 <text:s/>- <text:s/>nanos homolog 1 (drosophila), RBX1 <text:s/>- <text:s/>ring-box 1, e3 ubiquitin protein ligase, UBE2D3 <text:s/>- <text:s/>ubiquitin-conjugating enzyme e2d 3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RFX7 <text:s/>- <text:s/>regulatory factor x, 7, CDC6 <text:s/>- <text:s/>cell division cycle 6, FOXK2 <text:s/>- <text:s/>forkhead box k2, CDK1 <text:s/>- <text:s/>cyclin-dependent kinase 1, CDH1 <text:s/>- <text:s/>cadherin 1, type 1, e-cadherin (epithelial), ZNF34 <text:s/>- <text:s/>zinc finger protein 34, CDH3 <text:s/>- <text:s/>cadherin 3, type 1, p-cadherin (placental), ARID3B <text:s/>- <text:s/>at rich interactive domain 3b (bright-like), TOX3 <text:s/>- <text:s/>tox high mobility group box family member 3, ENC1 <text:s/>- <text:s/>ectodermal-neural cortex 1 (with btb domain), ZNF436 <text:s/>- <text:s/>zinc finger protein 436, CAMTA1 <text:s/>- <text:s/>calmodulin binding transcription activator 1, RBMX <text:s/>- <text:s/>rna binding motif protein, x-linked, OSM <text:s/>- <text:s/>oncostatin m, CD74 <text:s/>- <text:s/>cd74 molecule, major histocompatibility complex, class ii invariant chain, ZNF574 <text:s/>- <text:s/>zinc finger protein 574, FOXM1 <text:s/>- <text:s/>forkhead box m1, USP16 <text:s/>- <text:s/>ubiquitin specific peptidase 16, FOXO1 <text:s/>- <text:s/>forkhead box o1, ILF2 <text:s/>- <text:s/>interleukin enhancer binding factor 2, ERRFI1 <text:s/>- <text:s/>erbb receptor feedback inhibitor 1, SOST <text:s/>- <text:s/>sclerostin, IGF2BP2 <text:s/>- <text:s/>insulin-like growth factor 2 mrna binding protein 2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PIR <text:s/>- <text:s/>pirin (iron-binding nuclear protein), FOXG1 <text:s/>- <text:s/>forkhead box g1, MED8 <text:s/>- <text:s/>mediator complex subunit 8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FAM208A <text:s/>- <text:s/>family with sequence similarity 208, member a, VIMP <text:s/>- <text:s/>vcp-interacting membrane protein, FGFR2 <text:s/>- <text:s/>fibroblast growth factor receptor 2, PSME2 <text:s/>- <text:s/>proteasome (prosome, macropain) activator subunit 2 (pa28 beta), IRS1 <text:s/>- <text:s/>insulin receptor substrate 1, ZNF25 <text:s/>- <text:s/>zinc finger protein 25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GMNN <text:s/>- <text:s/>geminin, dna replication inhibitor, KHSRP <text:s/>- <text:s/>kh-type splicing regulatory protein, FER <text:s/>- <text:s/>fer (fps/fes related) tyrosine kinase, CEBPG <text:s/>- <text:s/>ccaat/enhancer binding protein (c/ebp), gamma, CREBRF <text:s/>- <text:s/>creb3 regulatory factor, GZF1 <text:s/>- <text:s/>gdnf-inducible zinc finger protein 1, TBX15 <text:s/>- <text:s/>t-box 15, INSIG1 <text:s/>- <text:s/>insulin induced gene 1, CCT7 <text:s/>- <text:s/>chaperonin containing tcp1, subunit 7 (eta), INSM1 <text:s/>- <text:s/>insulinoma-associated 1, PGP <text:s/>- <text:s/>phosphoglycolate phosphatase, NDUFA13 <text:s/>- <text:s/>nadh dehydrogenase (ubiquinone) 1 alpha subcomplex, 13, CXCL10 <text:s/>- <text:s/>chemokine (c-x-c motif) ligand 10, KLHL25 <text:s/>- <text:s/>kelch-like family member 25, PCBP3 <text:s/>- <text:s/>poly(rc) binding protein 3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NRL <text:s/>- <text:s/>neural retina leucine zipper, ERBB2IP <text:s/>- <text:s/>erbb2 interacting protein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FB2M <text:s/>- <text:s/>transcription factor b2, mitochondrial, TLE4 <text:s/>- <text:s/>transducin-like enhancer of split 4 (e(sp1) homolog, drosophila), TOB2 <text:s/>- <text:s/>transducer of erbb2, 2, PEX2 <text:s/>- <text:s/>peroxisomal biogenesis factor 2, HIST1H2AC <text:s/>- <text:s/>histone cluster 1, h2ac, TLX3 <text:s/>- <text:s/>t-cell leukemia homeobox 3, LHX5 <text:s/>- <text:s/>lim homeobox 5, PUM1 <text:s/>- <text:s/>pumilio homolog 1 (drosophila)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CBX5 <text:s/>- <text:s/>chromobox homolog 5, FOXP2 <text:s/>- <text:s/>forkhead box p2, ID4 <text:s/>- <text:s/>inhibitor of dna binding 4, dominant negative helix-loop-helix protein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PAF1 <text:s/>- <text:s/>paf1, rna polymerase ii associated factor, homolog (s. cerevisiae), TADA2B <text:s/>- <text:s/>transcriptional adaptor 2b, ATP1B4 <text:s/>- <text:s/>atpase, na+/k+ transporting, beta 4 polypeptide, MEX3D <text:s/>- <text:s/>mex-3 rna binding family member d, HDAC9 <text:s/>- <text:s/>histone deacetylase 9, MYOCD <text:s/>- <text:s/>myocardin, SETD1A <text:s/>- <text:s/>set domain containing 1a, ZNF513 <text:s/>- <text:s/>zinc finger protein 513, ZNF614 <text:s/>- <text:s/>zinc finger protein 614, TMBIM6 <text:s/>- <text:s/>transmembrane bax inhibitor motif containing 6, NOX4 <text:s/>- <text:s/>nadph oxidase 4, EIF4ENIF1 <text:s/>- <text:s/>eukaryotic translation initiation factor 4e nuclear import factor 1, SUZ12 <text:s/>- <text:s/>suz12 polycomb repressive complex 2 subunit, NEK2 <text:s/>- <text:s/>nima-related kinase 2, TEF <text:s/>- <text:s/>thyrotrophic embryonic factor, MIER2 <text:s/>- <text:s/>mesoderm induction early response 1, family member 2, NCK2 <text:s/>- <text:s/>nck adaptor protein 2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USP21 <text:s/>- <text:s/>ubiquitin specific peptidase 21, ZBTB9 <text:s/>- <text:s/>zinc finger and btb domain containing 9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HIST1H2AA <text:s/>- <text:s/>histone cluster 1, h2aa, NF2 <text:s/>- <text:s/>neurofibromin 2 (merlin), TAF8 <text:s/>- <text:s/>taf8 rna polymerase ii, tata box binding protein (tbp)-associated factor, 43kda, FNIP1 <text:s/>- <text:s/>folliculin interacting protein 1, HEY2 <text:s/>- <text:s/>hairy/enhancer-of-split related with yrpw motif 2, KLF1 <text:s/>- <text:s/>kruppel-like factor 1 (erythroid), NEUROG1 <text:s/>- <text:s/>neurogenin 1, RARA <text:s/>- <text:s/>retinoic acid receptor, alpha, FOXB1 <text:s/>- <text:s/>forkhead box b1, CDK5RAP3 <text:s/>- <text:s/>cdk5 regulatory subunit associated protein 3, MTERFD3 <text:s/>- <text:s/>mterf domain containing 3, RBL2 <text:s/>- <text:s/>retinoblastoma-like 2 (p130), JMJD1C <text:s/>- <text:s/>jumonji domain containing 1c, NEUROG3 <text:s/>- <text:s/>neurogenin 3, TGFB3 <text:s/>- <text:s/>transforming growth factor, beta 3, NEUROG2 <text:s/>- <text:s/>neurogenin 2, TGFB1I1 <text:s/>- <text:s/>transforming growth factor beta 1 induced transcript 1, RBM4 <text:s/>- <text:s/>rna binding motif protein 4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CUL3 <text:s/>- <text:s/>cullin 3, THBS1 <text:s/>- <text:s/>thrombospondin 1, CKS2 <text:s/>- <text:s/>cdc28 protein kinase regulatory subunit 2, CIRBP <text:s/>- <text:s/>cold inducible rna binding protein, TTF2 <text:s/>- <text:s/>transcription termination factor, rna polymerase ii, HP1BP3 <text:s/>- <text:s/>heterochromatin protein 1, binding protein 3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cellular nitrogen compound metabolic process</text:p>
          </table:table-cell>
          <table:table-cell office:value-type="float" office:value="0.000000000000424" calcext:value-type="float">
            <text:p>4.24E-13</text:p>
          </table:table-cell>
          <table:table-cell office:value-type="float" office:value="0.000000000318" calcext:value-type="float">
            <text:p>3.18E-10</text:p>
          </table:table-cell>
          <table:table-cell office:value-type="float" office:value="1.25" calcext:value-type="float">
            <text:p>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785" calcext:value-type="float">
            <text:p>3785</text:p>
          </table:table-cell>
          <table:table-cell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LRRC16A <text:s/>- <text:s/>leucine rich repeat containing 16a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ACACA <text:s/>- <text:s/>acetyl-coa carboxylase alpha, GCHFR <text:s/>- <text:s/>gtp cyclohydrolase i feedback regulator, GCH1 <text:s/>- <text:s/>gtp cyclohydrolase 1, SP3 <text:s/>- <text:s/>sp3 transcription factor, LTV1 <text:s/>- <text:s/>ltv1 homolog (s. cerevisiae), SP1 <text:s/>- <text:s/>sp1 transcription factor, ACAT1 <text:s/>- <text:s/>acetyl-coa acetyltransferase 1, CPT1A <text:s/>- <text:s/>carnitine palmitoyltransferase 1a (liver), MAEL <text:s/>- <text:s/>maelstrom spermatogenic transposon silence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CPD <text:s/>- <text:s/>carboxypeptidase d, GRHL3 <text:s/>- <text:s/>grainyhead-like 3 (drosophila), PABPN1 <text:s/>- <text:s/>poly(a) binding protein, nuclear 1, CCNB1IP1 <text:s/>- <text:s/>cyclin b1 interacting protein 1, e3 ubiquitin protein ligase, SOX1 <text:s/>- <text:s/>sry (sex determining region y)-box 1, ORC3 <text:s/>- <text:s/>origin recognition complex, subunit 3, ATF7IP2 <text:s/>- <text:s/>activating transcription factor 7 interacting protein 2, POLD4 <text:s/>- <text:s/>polymerase (dna-directed), delta 4, accessory subunit, SON <text:s/>- <text:s/>son dna binding protein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SPTLC2 <text:s/>- <text:s/>serine palmitoyltransferase, long chain base subunit 2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LA2G15 <text:s/>- <text:s/>phospholipase a2, group xv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ALDH1L1 <text:s/>- <text:s/>aldehyde dehydrogenase 1 family, member l1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HES6 <text:s/>- <text:s/>hairy and enhancer of split 6 (drosophila), POLA1 <text:s/>- <text:s/>polymerase (dna directed), alpha 1, catalytic subunit, DHTKD1 <text:s/>- <text:s/>dehydrogenase e1 and transketolase domain containing 1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GTPBP3 <text:s/>- <text:s/>gtp binding protein 3 (mitochondrial), CITED4 <text:s/>- <text:s/>cbp/p300-interacting transactivator, with glu/asp-rich carboxy-terminal domain, 4, N4BP2 <text:s/>- <text:s/>nedd4 binding protein 2, RAD54B <text:s/>- <text:s/>rad54 homolog b (s. cerevisiae)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SNRNP40 <text:s/>- <text:s/>small nuclear ribonucleoprotein 40kda (u5), DCAKD <text:s/>- <text:s/>dephospho-coa kinase domain containing, TGIF2 <text:s/>- <text:s/>tgfb-induced factor homeobox 2, ZRANB2 <text:s/>- <text:s/>zinc finger, ran-binding domain containing 2, SLC25A19 <text:s/>- <text:s/>solute carrier family 25 (mitochondrial thiamine pyrophosphate carrier), member 19, RPAIN <text:s/>- <text:s/>rpa interacting protein, LIN28A <text:s/>- <text:s/>lin-28 homolog a (c. elegans), MRPL37 <text:s/>- <text:s/>mitochondrial ribosomal protein l37, POLDIP3 <text:s/>- <text:s/>polymerase (dna-directed), delta interacting protein 3, CELF6 <text:s/>- <text:s/>cugbp, elav-like family member 6, IWS1 <text:s/>- <text:s/>iws1 homolog (s. cerevisiae), TDRKH <text:s/>- <text:s/>tudor and kh domain containing, MRPL51 <text:s/>- <text:s/>mitochondrial ribosomal protein l51, THAP9 <text:s/>- <text:s/>thap domain containing 9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GALT <text:s/>- <text:s/>galactose-1-phosphate uridylyltransferase, JUNB <text:s/>- <text:s/>jun b proto-oncogene, E2F8 <text:s/>- <text:s/>e2f transcription factor 8, ALDOB <text:s/>- <text:s/>aldolase b, fructose-bisphosphate, SLC25A25 <text:s/>- <text:s/>solute carrier family 25 (mitochondrial carrier; phosphate carrier), member 25, ATF7 <text:s/>- <text:s/>activating transcription factor 7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SPCS3 <text:s/>- <text:s/>signal peptidase complex subunit 3 homolog (s. cerevisiae), MAP2K6 <text:s/>- <text:s/>mitogen-activated protein kinase kinase 6, ZNF668 <text:s/>- <text:s/>zinc finger protein 668, NHP2 <text:s/>- <text:s/>nhp2 ribonucleoprotein, EXD1 <text:s/>- <text:s/>exonuclease 3'-5' domain containing 1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SRM <text:s/>- <text:s/>spermidine synthase, ZNF189 <text:s/>- <text:s/>zinc finger protein 189, RBM23 <text:s/>- <text:s/>rna binding motif protein 23, ZNF280B <text:s/>- <text:s/>zinc finger protein 280b, PAX1 <text:s/>- <text:s/>paired box 1, PAX6 <text:s/>- <text:s/>paired box 6, RFWD3 <text:s/>- <text:s/>ring finger and wd repeat domain 3, ZNF385A <text:s/>- <text:s/>zinc finger protein 385a, PAX3 <text:s/>- <text:s/>paired box 3, SIN3A <text:s/>- <text:s/>sin3 transcription regulator family member a, DDC <text:s/>- <text:s/>dopa decarboxylase (aromatic l-amino acid decarboxylase), PIWIL1 <text:s/>- <text:s/>piwi-like rna-mediated gene silencing 1, PBX1 <text:s/>- <text:s/>pre-b-cell leukemia homeobox 1, GTF2E1 <text:s/>- <text:s/>general transcription factor iie, polypeptide 1, alpha 56kda, MLH1 <text:s/>- <text:s/>mutl homolog 1, colon cancer, nonpolyposis type 2 (e. coli)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GSTZ1 <text:s/>- <text:s/>glutathione s-transferase zeta 1, NUDT2 <text:s/>- <text:s/>nudix (nucleoside diphosphate linked moiety x)-type motif 2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PDE7A <text:s/>- <text:s/>phosphodiesterase 7a, H2AFX <text:s/>- <text:s/>h2a histone family, member x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PEG3 <text:s/>- <text:s/>paternally expressed 3, BRWD1 <text:s/>- <text:s/>bromodomain and wd repeat domain containing 1, HAGH <text:s/>- <text:s/>hydroxyacylglutathione hydrolase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CSK2 <text:s/>- <text:s/>proprotein convertase subtilisin/kexin type 2, PANK1 <text:s/>- <text:s/>pantothenate kinas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ZNF444 <text:s/>- <text:s/>zinc finger protein 444, EPC2 <text:s/>- <text:s/>enhancer of polycomb homolog 2 (drosophila), DTL <text:s/>- <text:s/>denticleless e3 ubiquitin protein ligase homolog (drosophila), BAHD1 <text:s/>- <text:s/>bromo adjacent homology domain containing 1, ZBTB20 <text:s/>- <text:s/>zinc finger and btb domain containing 20, ATP1B1 <text:s/>- <text:s/>atpase, na+/k+ transporting, beta 1 polypeptide, PUS3 <text:s/>- <text:s/>pseudouridylate synthase 3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IMMP1L <text:s/>- <text:s/>imp1 inner mitochondrial membrane peptidase-like (s. cerevisiae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ALDH7A1 <text:s/>- <text:s/>aldehyde dehydrogenase 7 family, member a1, DTYMK <text:s/>- <text:s/>deoxythymidylate kinase (thymidylate kinase), PPIL1 <text:s/>- <text:s/>peptidylprolyl isomerase (cyclophilin)-like 1, PITX2 <text:s/>- <text:s/>paired-like homeodomain 2, NKX3-2 <text:s/>- <text:s/>nk3 homeobox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DLX1 <text:s/>- <text:s/>distal-less homeobox 1, DLX2 <text:s/>- <text:s/>distal-less homeobox 2, DLX3 <text:s/>- <text:s/>distal-less homeobox 3, TYW1 <text:s/>- <text:s/>trna-yw synthesizing protein 1 homolog (s. cerevisiae), RHNO1 <text:s/>- <text:s/>rad9-hus1-rad1 interacting nuclear orphan 1, SESN2 <text:s/>- <text:s/>sestrin 2, SIM1 <text:s/>- <text:s/>single-minded homolog 1 (drosophila), NQO1 <text:s/>- <text:s/>nad(p)h dehydrogenase, quinone 1, SIX1 <text:s/>- <text:s/>six homeobox 1, MPC1 <text:s/>- <text:s/>mitochondrial pyruvate carrier 1, TAF1B <text:s/>- <text:s/>tata box binding protein (tbp)-associated factor, rna polymerase i, b, 63kda, GRIN2A <text:s/>- <text:s/>glutamate receptor, ionotropic, n-methyl d-aspartate 2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ORMDL2 <text:s/>- <text:s/>orm1-like 2 (s. cerevisiae), EPAS1 <text:s/>- <text:s/>endothelial pas domain protein 1, RECQL <text:s/>- <text:s/>recq protein-like (dna helicase q1-like), ZFP36L2 <text:s/>- <text:s/>zfp36 ring finger protein-like 2, ATP6AP2 <text:s/>- <text:s/>atpase, h+ transporting, lysosomal accessory protein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ST3GAL5 <text:s/>- <text:s/>st3 beta-galactoside alpha-2,3-sialyltransferase 5, ELAVL1 <text:s/>- <text:s/>elav (embryonic lethal, abnormal vision, drosophila)-like 1 (hu antigen r), BLVRA <text:s/>- <text:s/>biliverdin reductase a, HOXD3 <text:s/>- <text:s/>homeobox d3, ELAVL4 <text:s/>- <text:s/>elav (embryonic lethal, abnormal vision, drosophila)-like 4, HOXD1 <text:s/>- <text:s/>homeobox d1, BARHL1 <text:s/>- <text:s/>barh-like homeobox 1, LDB1 <text:s/>- <text:s/>lim domain binding 1, MRPS36 <text:s/>- <text:s/>mitochondrial ribosomal protein s36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GGCT <text:s/>- <text:s/>gamma-glutamylcyclotransferase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TRHDE <text:s/>- <text:s/>thyrotropin-releasing hormone degrading enzym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ECE1 <text:s/>- <text:s/>endothelin converting enzyme 1, HES5 <text:s/>- <text:s/>hairy and enhancer of split 5 (drosophila)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GO1 <text:s/>- <text:s/>argonaute risc catalytic component 1, FASN <text:s/>- <text:s/>fatty acid synthase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MRPS12 <text:s/>- <text:s/>mitochondrial ribosomal protein s12, DHX57 <text:s/>- <text:s/>deah (asp-glu-ala-asp/his) box polypeptide 57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SATL1 <text:s/>- <text:s/>spermidine/spermine n1-acetyl transferase-like 1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MRPS15 <text:s/>- <text:s/>mitochondrial ribosomal protein s15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MRPS18B <text:s/>- <text:s/>mitochondrial ribosomal protein s18b, MRPL41 <text:s/>- <text:s/>mitochondrial ribosomal protein l41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AFMID <text:s/>- <text:s/>arylformamidase, PRMT5 <text:s/>- <text:s/>protein arginine methyltransferase 5, ERCC2 <text:s/>- <text:s/>excision repair cross-complementing rodent repair deficiency, complementation group 2, RRBP1 <text:s/>- <text:s/>ribosome binding protein 1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ADC <text:s/>- <text:s/>arginine decarboxylase, PDE11A <text:s/>- <text:s/>phosphodiesterase 11a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CDC14B <text:s/>- <text:s/>cell division cycle 14b, ENTPD1 <text:s/>- <text:s/>ectonucleoside triphosphate diphosphohydrolase 1, SLC19A3 <text:s/>- <text:s/>solute carrier family 19 (thiamine transporter), member 3, FOXC1 <text:s/>- <text:s/>forkhead box c1, FOXL1 <text:s/>- <text:s/>forkhead box l1, METTL17 <text:s/>- <text:s/>methyltransferase like 17, DMRT2 <text:s/>- <text:s/>doublesex and mab-3 related transcription factor 2, PIR <text:s/>- <text:s/>pirin (iron-binding nuclear protein), RPUSD1 <text:s/>- <text:s/>rna pseudouridylate synthase domain containing 1, MED8 <text:s/>- <text:s/>mediator complex subunit 8, FOXG1 <text:s/>- <text:s/>forkhead box g1, SP9 <text:s/>- <text:s/>sp9 transcription factor, TDO2 <text:s/>- <text:s/>tryptophan 2,3-dioxygenase, EAF2 <text:s/>- <text:s/>ell associated factor 2, KDM3A <text:s/>- <text:s/>lysine (k)-specific demethylase 3a, FAM208A <text:s/>- <text:s/>family with sequence similarity 208, member a, EXOSC1 <text:s/>- <text:s/>exosome component 1, SPCS2 <text:s/>- <text:s/>signal peptidase complex subunit 2 homolog (s. cerevisiae)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MRPL4 <text:s/>- <text:s/>mitochondrial ribosomal protein l4, APEX2 <text:s/>- <text:s/>apex nuclease (apurinic/apyrimidinic endonuclease) 2, SLC11A2 <text:s/>- <text:s/>solute carrier family 11 (proton-coupled divalent metal ion transporter), member 2, IRF6 <text:s/>- <text:s/>interferon regulatory factor 6, POLR1D <text:s/>- <text:s/>polymerase (rna) i polypeptide d, 16kda, SLC19A2 <text:s/>- <text:s/>solute carrier family 19 (thiamine transporter), member 2, MED19 <text:s/>- <text:s/>mediator complex subunit 19, UTP18 <text:s/>- <text:s/>utp18 small subunit (ssu) processome component homolog (yeast), NRL <text:s/>- <text:s/>neural retina leucine zipper, RRN3 <text:s/>- <text:s/>rrn3 rna polymerase i transcription factor homolog (s. cerevisiae), SLC17A3 <text:s/>- <text:s/>solute carrier family 17 (organic anion transporter), member 3, TAF5L <text:s/>- <text:s/>taf5-like rna polymerase ii, p300/cbp-associated factor (pcaf)-associated factor, 65kda, TK1 <text:s/>- <text:s/>thymidine kinase 1, soluble, PDE7B <text:s/>- <text:s/>phosphodiesterase 7b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NOVA2 <text:s/>- <text:s/>neuro-oncological ventral antigen 2, LHX5 <text:s/>- <text:s/>lim homeobox 5, VSX2 <text:s/>- <text:s/>visual system homeobox 2, CHKA <text:s/>- <text:s/>choline kinase alpha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ST6GALNAC6 <text:s/>- <text:s/>st6 (alpha-n-acetyl-neuraminyl-2,3-beta-galactosyl-1,3)-n-acetylgalactosaminide alpha-2,6-sialyltransferase 6, ID4 <text:s/>- <text:s/>inhibitor of dna binding 4, dominant negative helix-loop-helix protein, NFKBIB <text:s/>- <text:s/>nuclear factor of kappa light polypeptide gene enhancer in b-cells inhibitor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NEU1 <text:s/>- <text:s/>sialidase 1 (lysosomal sialidase), SUZ12 <text:s/>- <text:s/>suz12 polycomb repressive complex 2 subunit, TEF <text:s/>- <text:s/>thyrotrophic embryonic factor, MIER2 <text:s/>- <text:s/>mesoderm induction early response 1, family member 2, OARD1 <text:s/>- <text:s/>o-acyl-adp-ribose deacylase 1, SAT2 <text:s/>- <text:s/>spermidine/spermine n1-acetyltransferase family member 2, ESCO2 <text:s/>- <text:s/>establishment of sister chromatid cohesion n-acetyltransferase 2, EPC1 <text:s/>- <text:s/>enhancer of polycomb homolog 1 (drosophila), TFDP2 <text:s/>- <text:s/>transcription factor dp-2 (e2f dimerization partner 2), USP21 <text:s/>- <text:s/>ubiquitin specific peptidase 21, ZBTB9 <text:s/>- <text:s/>zinc finger and btb domain containing 9, NFATC4 <text:s/>- <text:s/>nuclear factor of activated t-cells, cytoplasmic, calcineurin-dependent 4, ASAH2 <text:s/>- <text:s/>n-acylsphingosine amidohydrolase (non-lysosomal ceramidase) 2, SEC11A <text:s/>- <text:s/>sec11 homolog a (s. cerevisiae)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HEY2 <text:s/>- <text:s/>hairy/enhancer-of-split related with yrpw motif 2, NEUROG1 <text:s/>- <text:s/>neurogenin 1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ERCC8 <text:s/>- <text:s/>excision repair cross-complementing rodent repair deficiency, complementation group 8, NNT <text:s/>- <text:s/>nicotinamide nucleotide transhydrogenase, FOSB <text:s/>- <text:s/>fbj murine osteosarcoma viral oncogene homolog b, DDX4 <text:s/>- <text:s/>dead (asp-glu-ala-asp) box polypeptide 4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cellular aromatic compound metabolic process</text:p>
          </table:table-cell>
          <table:table-cell office:value-type="float" office:value="0.000000000000526" calcext:value-type="float">
            <text:p>5.26E-13</text:p>
          </table:table-cell>
          <table:table-cell office:value-type="float" office:value="0.000000000374" calcext:value-type="float">
            <text:p>3.74E-10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3568" calcext:value-type="float">
            <text:p>3568</text:p>
          </table:table-cell>
          <table:table-cell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MS2 <text:s/>- <text:s/>pms2 postmeiotic segregation increased 2 (s. cerevisiae), HNRNPA0 <text:s/>- <text:s/>heterogeneous nuclear ribonucleoprotein a0, LRRC16A <text:s/>- <text:s/>leucine rich repeat containing 16a, PNN <text:s/>- <text:s/>pinin, desmosome associated protein, FBXO18 <text:s/>- <text:s/>f-box protein, helicase, 18, GRHL2 <text:s/>- <text:s/>grainyhead-like 2 (drosophila), PNRC1 <text:s/>- <text:s/>proline-rich nuclear receptor coactivator 1, FIZ1 <text:s/>- <text:s/>flt3-interacting zinc finger 1, GCH1 <text:s/>- <text:s/>gtp cyclohydrolase 1, SP3 <text:s/>- <text:s/>sp3 transcription factor, LTV1 <text:s/>- <text:s/>ltv1 homolog (s. cerevisiae), SP1 <text:s/>- <text:s/>sp1 transcription factor, ACAT1 <text:s/>- <text:s/>acetyl-coa acetyltransferase 1, MAEL <text:s/>- <text:s/>maelstrom spermatogenic transposon silence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PABPN1 <text:s/>- <text:s/>poly(a) binding protein, nuclear 1, SOX1 <text:s/>- <text:s/>sry (sex determining region y)-box 1, CCNB1IP1 <text:s/>- <text:s/>cyclin b1 interacting protein 1, e3 ubiquitin protein ligase, ORC3 <text:s/>- <text:s/>origin recognition complex, subunit 3, ATF7IP2 <text:s/>- <text:s/>activating transcription factor 7 interacting protein 2, POLD4 <text:s/>- <text:s/>polymerase (dna-directed), delta 4, accessory subunit, SON <text:s/>- <text:s/>son dna binding protein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HIST3H3 <text:s/>- <text:s/>histone cluster 3, h3, SNCA <text:s/>- <text:s/>synuclein, alpha (non a4 component of amyloid precursor)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WDR3 <text:s/>- <text:s/>wd repeat domain 3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ACTL6B <text:s/>- <text:s/>actin-like 6b, PPARD <text:s/>- <text:s/>peroxisome proliferator-activated receptor delta, UBR5 <text:s/>- <text:s/>ubiquitin protein ligase e3 component n-recognin 5, POLRMT <text:s/>- <text:s/>polymerase (rna) mitochondrial (dna directed)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DMRT3 <text:s/>- <text:s/>doublesex and mab-3 related transcription factor 3, ALDH1L1 <text:s/>- <text:s/>aldehyde dehydrogenase 1 family, member l1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HES6 <text:s/>- <text:s/>hairy and enhancer of split 6 (drosophila), POLA1 <text:s/>- <text:s/>polymerase (dna directed), alpha 1, catalytic subunit, DHTKD1 <text:s/>- <text:s/>dehydrogenase e1 and transketolase domain containing 1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GTPBP3 <text:s/>- <text:s/>gtp binding protein 3 (mitochondrial), RAD54B <text:s/>- <text:s/>rad54 homolog b (s. cerevisiae), N4BP2 <text:s/>- <text:s/>nedd4 binding protein 2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SNRNP40 <text:s/>- <text:s/>small nuclear ribonucleoprotein 40kda (u5), DCAKD <text:s/>- <text:s/>dephospho-coa kinase domain containing, TGIF2 <text:s/>- <text:s/>tgfb-induced factor homeobox 2, ZRANB2 <text:s/>- <text:s/>zinc finger, ran-binding domain containing 2, SLC25A19 <text:s/>- <text:s/>solute carrier family 25 (mitochondrial thiamine pyrophosphate carrier), member 19, RPAIN <text:s/>- <text:s/>rpa interacting protein, LIN28A <text:s/>- <text:s/>lin-28 homolog a (c. elegans), POLDIP3 <text:s/>- <text:s/>polymerase (dna-directed), delta interacting protein 3, CELF6 <text:s/>- <text:s/>cugbp, elav-like family member 6, TDRKH <text:s/>- <text:s/>tudor and kh domain containing, IWS1 <text:s/>- <text:s/>iws1 homolog (s. cerevisiae), THAP9 <text:s/>- <text:s/>thap domain containing 9, ZNF768 <text:s/>- <text:s/>zinc finger protein 768, JUN <text:s/>- <text:s/>jun proto-oncogene, JARID2 <text:s/>- <text:s/>jumonji, at rich interactive domain 2, STAT3 <text:s/>- <text:s/>signal transducer and activator of transcription 3 (acute-phase response factor), GALT <text:s/>- <text:s/>galactose-1-phosphate uridylyltransferase, CRY2 <text:s/>- <text:s/>cryptochrome 2 (photolyase-like), JUNB <text:s/>- <text:s/>jun b proto-oncogene, E2F8 <text:s/>- <text:s/>e2f transcription factor 8, ATF7 <text:s/>- <text:s/>activating transcription factor 7, ALDOB <text:s/>- <text:s/>aldolase b, fructose-bisphosphate, SLC25A25 <text:s/>- <text:s/>solute carrier family 25 (mitochondrial carrier; phosphate carrier), member 25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EXD1 <text:s/>- <text:s/>exonuclease 3'-5' domain containing 1, NHP2 <text:s/>- <text:s/>nhp2 ribonucleoprotein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SQLE <text:s/>- <text:s/>squalene epoxidase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ZNF189 <text:s/>- <text:s/>zinc finger protein 189, ZNF280B <text:s/>- <text:s/>zinc finger protein 280b, RBM23 <text:s/>- <text:s/>rna binding motif protein 23, PAX1 <text:s/>- <text:s/>paired box 1, DDT <text:s/>- <text:s/>d-dopachrome tautomerase, PAX6 <text:s/>- <text:s/>paired box 6, ZNF385A <text:s/>- <text:s/>zinc finger protein 385a, RFWD3 <text:s/>- <text:s/>ring finger and wd repeat domain 3, PAX3 <text:s/>- <text:s/>paired box 3, SIN3A <text:s/>- <text:s/>sin3 transcription regulator family member a, DDC <text:s/>- <text:s/>dopa decarboxylase (aromatic l-amino acid decarboxylase), PIWIL1 <text:s/>- <text:s/>piwi-like rna-mediated gene silencing 1, PBX1 <text:s/>- <text:s/>pre-b-cell leukemia homeobox 1, GTF2E1 <text:s/>- <text:s/>general transcription factor iie, polypeptide 1, alpha 56kda, MLH1 <text:s/>- <text:s/>mutl homolog 1, colon cancer, nonpolyposis type 2 (e. coli)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GSTZ1 <text:s/>- <text:s/>glutathione s-transferase zeta 1, NUDT2 <text:s/>- <text:s/>nudix (nucleoside diphosphate linked moiety x)-type motif 2, MLLT1 <text:s/>- <text:s/>myeloid/lymphoid or mixed-lineage leukemia (trithorax homolog, drosophila); translocated to, 1, MSH6 <text:s/>- <text:s/>muts homolog 6 (e. coli)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PDE7A <text:s/>- <text:s/>phosphodiesterase 7a, H2AFX <text:s/>- <text:s/>h2a histone family, member x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PEG3 <text:s/>- <text:s/>paternally expressed 3, BRWD1 <text:s/>- <text:s/>bromodomain and wd repeat domain containing 1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ANK1 <text:s/>- <text:s/>pantothenate kinas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ZNF444 <text:s/>- <text:s/>zinc finger protein 444, EPC2 <text:s/>- <text:s/>enhancer of polycomb homolog 2 (drosophila), DTL <text:s/>- <text:s/>denticleless e3 ubiquitin protein ligase homolog (drosophila), BAHD1 <text:s/>- <text:s/>bromo adjacent homology domain containing 1, ZBTB20 <text:s/>- <text:s/>zinc finger and btb domain containing 20, ATP1B1 <text:s/>- <text:s/>atpase, na+/k+ transporting, beta 1 polypeptide, PUS3 <text:s/>- <text:s/>pseudouridylate synthase 3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DTYMK <text:s/>- <text:s/>deoxythymidylate kinase (thymidylate kinase), PPIL1 <text:s/>- <text:s/>peptidylprolyl isomerase (cyclophilin)-like 1, PITX2 <text:s/>- <text:s/>paired-like homeodomain 2, NKX3-2 <text:s/>- <text:s/>nk3 homeobox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DLX1 <text:s/>- <text:s/>distal-less homeobox 1, DLX2 <text:s/>- <text:s/>distal-less homeobox 2, DLX3 <text:s/>- <text:s/>distal-less homeobox 3, TYW1 <text:s/>- <text:s/>trna-yw synthesizing protein 1 homolog (s. cerevisiae), RHNO1 <text:s/>- <text:s/>rad9-hus1-rad1 interacting nuclear orphan 1, SESN2 <text:s/>- <text:s/>sestrin 2, SIM1 <text:s/>- <text:s/>single-minded homolog 1 (drosophila), SIX1 <text:s/>- <text:s/>six homeobox 1, MPC1 <text:s/>- <text:s/>mitochondrial pyruvate carrier 1, TAF1B <text:s/>- <text:s/>tata box binding protein (tbp)-associated factor, rna polymerase i, b, 63kda, GRIN2A <text:s/>- <text:s/>glutamate receptor, ionotropic, n-methyl d-aspartate 2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RECQL <text:s/>- <text:s/>recq protein-like (dna helicase q1-like), ZFP36L2 <text:s/>- <text:s/>zfp36 ring finger protein-like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ELAVL1 <text:s/>- <text:s/>elav (embryonic lethal, abnormal vision, drosophila)-like 1 (hu antigen r), BLVRA <text:s/>- <text:s/>biliverdin reductase a, HOXD3 <text:s/>- <text:s/>homeobox d3, ELAVL4 <text:s/>- <text:s/>elav (embryonic lethal, abnormal vision, drosophila)-like 4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GO1 <text:s/>- <text:s/>argonaute risc catalytic component 1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DHX57 <text:s/>- <text:s/>deah (asp-glu-ala-asp/his) box polypeptide 57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PRMT5 <text:s/>- <text:s/>protein arginine methyltransferase 5, AFMID <text:s/>- <text:s/>arylformamidase, ERCC2 <text:s/>- <text:s/>excision repair cross-complementing rodent repair deficiency, complementation group 2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PDE11A <text:s/>- <text:s/>phosphodiesterase 11a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CDC14B <text:s/>- <text:s/>cell division cycle 14b, ENTPD1 <text:s/>- <text:s/>ectonucleoside triphosphate diphosphohydrolase 1, SLC19A3 <text:s/>- <text:s/>solute carrier family 19 (thiamine transporter), member 3, FOXC1 <text:s/>- <text:s/>forkhead box c1, FOXL1 <text:s/>- <text:s/>forkhead box l1, DMRT2 <text:s/>- <text:s/>doublesex and mab-3 related transcription factor 2, PIR <text:s/>- <text:s/>pirin (iron-binding nuclear protein), RPUSD1 <text:s/>- <text:s/>rna pseudouridylate synthase domain containing 1, MED8 <text:s/>- <text:s/>mediator complex subunit 8, FOXG1 <text:s/>- <text:s/>forkhead box g1, SP9 <text:s/>- <text:s/>sp9 transcription factor, TDO2 <text:s/>- <text:s/>tryptophan 2,3-dioxygenase, EAF2 <text:s/>- <text:s/>ell associated factor 2, KDM3A <text:s/>- <text:s/>lysine (k)-specific demethylase 3a, FAM208A <text:s/>- <text:s/>family with sequence similarity 208, member a, EXOSC1 <text:s/>- <text:s/>exosome component 1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APEX2 <text:s/>- <text:s/>apex nuclease (apurinic/apyrimidinic endonuclease) 2, SLC11A2 <text:s/>- <text:s/>solute carrier family 11 (proton-coupled divalent metal ion transporter), member 2, IRF6 <text:s/>- <text:s/>interferon regulatory factor 6, POLR1D <text:s/>- <text:s/>polymerase (rna) i polypeptide d, 16kda, SLC19A2 <text:s/>- <text:s/>solute carrier family 19 (thiamine transporter), member 2, MED19 <text:s/>- <text:s/>mediator complex subunit 19, NRL <text:s/>- <text:s/>neural retina leucine zipper, UTP18 <text:s/>- <text:s/>utp18 small subunit (ssu) processome component homolog (yeast), RRN3 <text:s/>- <text:s/>rrn3 rna polymerase i transcription factor homolog (s. cerevisiae), SLC17A3 <text:s/>- <text:s/>solute carrier family 17 (organic anion transporter), member 3, TAF5L <text:s/>- <text:s/>taf5-like rna polymerase ii, p300/cbp-associated factor (pcaf)-associated factor, 65kda, TK1 <text:s/>- <text:s/>thymidine kinase 1, soluble, PDE7B <text:s/>- <text:s/>phosphodiesterase 7b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ID4 <text:s/>- <text:s/>inhibitor of dna binding 4, dominant negative helix-loop-helix protein, NFKBIB <text:s/>- <text:s/>nuclear factor of kappa light polypeptide gene enhancer in b-cells inhibitor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OARD1 <text:s/>- <text:s/>o-acyl-adp-ribose deacylase 1, ESCO2 <text:s/>- <text:s/>establishment of sister chromatid cohesion n-acetyltransferase 2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SNCAIP <text:s/>- <text:s/>synuclein, alpha interacting protein, HEY2 <text:s/>- <text:s/>hairy/enhancer-of-split related with yrpw motif 2, KLF1 <text:s/>- <text:s/>kruppel-like factor 1 (erythroid), NEUROG1 <text:s/>- <text:s/>neurogenin 1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NNT <text:s/>- <text:s/>nicotinamide nucleotide transhydrogenase, ERCC8 <text:s/>- <text:s/>excision repair cross-complementing rodent repair deficiency, complementation group 8, FOSB <text:s/>- <text:s/>fbj murine osteosarcoma viral oncogene homolog b, DDX4 <text:s/>- <text:s/>dead (asp-glu-ala-asp) box polypeptide 4, TTF2 <text:s/>- <text:s/>transcription termination factor, rna polymerase ii, KLF10 <text:s/>- <text:s/>kruppel-like factor 10, SULT1A4 <text:s/>- <text:s/>sulfotransferase family, cytosolic, 1a, phenol-preferring, member 4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organic substance biosynthetic process</text:p>
          </table:table-cell>
          <table:table-cell office:value-type="float" office:value="0.000000000000861" calcext:value-type="float">
            <text:p>8.61E-13</text:p>
          </table:table-cell>
          <table:table-cell office:value-type="float" office:value="0.000000000583" calcext:value-type="float">
            <text:p>5.83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2003" calcext:value-type="float">
            <text:p>200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SCD5 <text:s/>- <text:s/>stearoyl-coa desaturase 5, PNN <text:s/>- <text:s/>pinin, desmosome associated protein, ABAT <text:s/>- <text:s/>4-aminobutyrate aminotransferase, GRHL2 <text:s/>- <text:s/>grainyhead-like 2 (drosophila), SERINC3 <text:s/>- <text:s/>serine incorporator 3, GCNT2 <text:s/>- <text:s/>glucosaminyl (n-acetyl) transferase 2, i-branching enzyme (i blood group), PNRC1 <text:s/>- <text:s/>proline-rich nuclear receptor coactivator 1, FIZ1 <text:s/>- <text:s/>flt3-interacting zinc finger 1, CYP39A1 <text:s/>- <text:s/>cytochrome p450, family 39, subfamily a, polypeptide 1, ACACA <text:s/>- <text:s/>acetyl-coa carboxylase alpha, GCH1 <text:s/>- <text:s/>gtp cyclohydrolase 1, SP3 <text:s/>- <text:s/>sp3 transcription factor, SP1 <text:s/>- <text:s/>sp1 transcription factor, ACAT1 <text:s/>- <text:s/>acetyl-coa acetyltransferase 1, SP2 <text:s/>- <text:s/>sp2 transcription factor, GK <text:s/>- <text:s/>glycerol kinase, ACAT2 <text:s/>- <text:s/>acetyl-coa acetyltransferase 2, BRD8 <text:s/>- <text:s/>bromodomain containing 8, ANP32A <text:s/>- <text:s/>acidic (leucine-rich) nuclear phosphoprotein 32 family, member a, GPC3 <text:s/>- <text:s/>glypican 3, PLP1 <text:s/>- <text:s/>proteolipid protein 1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LPL <text:s/>- <text:s/>lipoprotein lipase, PABPN1 <text:s/>- <text:s/>poly(a) binding protein, nuclear 1, SOX1 <text:s/>- <text:s/>sry (sex determining region y)-box 1, ACOT9 <text:s/>- <text:s/>acyl-coa thioesterase 9, ORC3 <text:s/>- <text:s/>origin recognition complex, subunit 3, ATF7IP2 <text:s/>- <text:s/>activating transcription factor 7 interacting protein 2, POLD4 <text:s/>- <text:s/>polymerase (dna-directed), delta 4, accessory subunit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GLUL <text:s/>- <text:s/>glutamate-ammonia ligase, NUS1 <text:s/>- <text:s/>nuclear undecaprenyl pyrophosphate synthase 1 homolog (s. cerevisiae), ENOPH1 <text:s/>- <text:s/>enolase-phosphatase 1, SNCA <text:s/>- <text:s/>synuclein, alpha (non a4 component of amyloid precursor), SPTLC2 <text:s/>- <text:s/>serine palmitoyltransferase, long chain base subunit 2, GLS <text:s/>- <text:s/>glutaminase, MOGAT1 <text:s/>- <text:s/>monoacylglycerol o-acyltransferase 1, TBPL1 <text:s/>- <text:s/>tbp-like 1, VGLL1 <text:s/>- <text:s/>vestigial like 1 (drosophila), POU3F4 <text:s/>- <text:s/>pou class 3 homeobox 4, MRPS30 <text:s/>- <text:s/>mitochondrial ribosomal protein s30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PCYT1B <text:s/>- <text:s/>phosphate cytidylyltransferase 1, choline, beta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LBR <text:s/>- <text:s/>lamin b receptor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PRKD3 <text:s/>- <text:s/>protein kinase d3, HES6 <text:s/>- <text:s/>hairy and enhancer of split 6 (drosophila), POLA1 <text:s/>- <text:s/>polymerase (dna directed), alpha 1, catalytic subunit, CHST12 <text:s/>- <text:s/>carbohydrate (chondroitin 4) sulfotransferase 12, HNRNPUL1 <text:s/>- <text:s/>heterogeneous nuclear ribonucleoprotein u-like 1, HSD17B8 <text:s/>- <text:s/>hydroxysteroid (17-beta) dehydrogenase 8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HINT2 <text:s/>- <text:s/>histidine triad nucleotide binding protein 2, CCAR1 <text:s/>- <text:s/>cell division cycle and apoptosis regulator 1, GTF2IRD2 <text:s/>- <text:s/>gtf2i repeat domain containing 2, PRIM1 <text:s/>- <text:s/>primase, dna, polypeptide 1 (49kd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FAR1 <text:s/>- <text:s/>fatty acyl coa reductase 1, ZFP64 <text:s/>- <text:s/>zfp64 zinc finger protein, CREB3L3 <text:s/>- <text:s/>camp responsive element binding protein 3-like 3, PLEKHA8 <text:s/>- <text:s/>pleckstrin homology domain containing, family a (phosphoinositide binding specific) member 8, SOX30 <text:s/>- <text:s/>sry (sex determining region y)-box 30, ELOVL5 <text:s/>- <text:s/>elovl fatty acid elongase 5, SLBP <text:s/>- <text:s/>stem-loop binding protein, PTF1A <text:s/>- <text:s/>pancreas specific transcription factor, 1a, TXLNG <text:s/>- <text:s/>taxilin gamma, ZNF526 <text:s/>- <text:s/>zinc finger protein 526, ZBTB46 <text:s/>- <text:s/>zinc finger and btb domain containing 46, ALG13 <text:s/>- <text:s/>alg13, udp-n-acetylglucosaminyltransferase subunit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DCAKD <text:s/>- <text:s/>dephospho-coa kinase domain containing, TGIF2 <text:s/>- <text:s/>tgfb-induced factor homeobox 2, MECR <text:s/>- <text:s/>mitochondrial trans-2-enoyl-coa reductase, RPAIN <text:s/>- <text:s/>rpa interacting protein, MRPL37 <text:s/>- <text:s/>mitochondrial ribosomal protein l37, POLDIP3 <text:s/>- <text:s/>polymerase (dna-directed), delta interacting protein 3, MRPL51 <text:s/>- <text:s/>mitochondrial ribosomal protein l51, IWS1 <text:s/>- <text:s/>iws1 homolog (s. cerevisiae), ZNF768 <text:s/>- <text:s/>zinc finger protein 768, JUN <text:s/>- <text:s/>jun proto-oncogene, GALNT2 <text:s/>- <text:s/>udp-n-acetyl-alpha-d-galactosamine:polypeptide n-acetylgalactosaminyltransferase 2 (galnac-t2)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ALDOB <text:s/>- <text:s/>aldolase b, fructose-bisphosphate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PRKD2 <text:s/>- <text:s/>protein kinase d2, NHP2 <text:s/>- <text:s/>nhp2 ribonucleoprotein, HMGA2 <text:s/>- <text:s/>high mobility group at-hook 2, PHF5A <text:s/>- <text:s/>phd finger protein 5a, ASF1B <text:s/>- <text:s/>anti-silencing function 1b histone chaperone, SCP2D1 <text:s/>- <text:s/>scp2 sterol-binding domain containing 1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OSBPL9 <text:s/>- <text:s/>oxysterol binding protein-like 9, OSBPL6 <text:s/>- <text:s/>oxysterol binding protein-like 6, CCDC88A <text:s/>- <text:s/>coiled-coil domain containing 88a, SQLE <text:s/>- <text:s/>squalene epoxidase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GART <text:s/>- <text:s/>phosphoribosylglycinamide formyltransferase, phosphoribosylglycinamide synthetase, phosphoribosylaminoimidazole synthetase, FAM111A <text:s/>- <text:s/>family with sequence similarity 111, member a, DEDD2 <text:s/>- <text:s/>death effector domain containing 2, SRM <text:s/>- <text:s/>spermidine synthase, ZNF189 <text:s/>- <text:s/>zinc finger protein 189, ZNF280B <text:s/>- <text:s/>zinc finger protein 280b, PAX1 <text:s/>- <text:s/>paired box 1, DDT <text:s/>- <text:s/>d-dopachrome tautomerase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CBX8 <text:s/>- <text:s/>chromobox homolog 8, GSTZ1 <text:s/>- <text:s/>glutathione s-transferase zeta 1, ZNF628 <text:s/>- <text:s/>zinc finger protein 62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P4HB <text:s/>- <text:s/>prolyl 4-hydroxylase, beta polypeptide, HEXIM2 <text:s/>- <text:s/>hexamethylene bis-acetamide inducible 2, INTS7 <text:s/>- <text:s/>integrator complex subunit 7, LCLAT1 <text:s/>- <text:s/>lysocardiolipin acyltransferase 1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SC5D <text:s/>- <text:s/>sterol-c5-desaturase, PDGFRB <text:s/>- <text:s/>platelet-derived growth factor receptor, beta polypeptide, NME9 <text:s/>- <text:s/>nme/nm23 family member 9, ARID1B <text:s/>- <text:s/>at rich interactive domain 1b (swi1-like), BTG2 <text:s/>- <text:s/>btg family, member 2, MED30 <text:s/>- <text:s/>mediator complex subunit 30, MEF2D <text:s/>- <text:s/>myocyte enhancer factor 2d, OSBPL3 <text:s/>- <text:s/>oxysterol binding protein-like 3, BRWD1 <text:s/>- <text:s/>bromodomain and wd repeat domain containing 1, PEG3 <text:s/>- <text:s/>paternally expressed 3, HAGH <text:s/>- <text:s/>hydroxyacylglutathione hydrolase, TICRR <text:s/>- <text:s/>topbp1-interacting checkpoint and replication regulator, PCNA <text:s/>- <text:s/>proliferating cell nuclear antigen, PRDM2 <text:s/>- <text:s/>pr domain containing 2, with znf domain, DAXX <text:s/>- <text:s/>death-domain associated protein, PCK2 <text:s/>- <text:s/>phosphoenolpyruvate carboxykinase 2 (mitochondrial), PANK1 <text:s/>- <text:s/>pantothenate kinase 1, C14orf1 <text:s/>- <text:s/>chromosome 14 open reading frame 1, PPP1R1B <text:s/>- <text:s/>protein phosphatase 1, regulatory (inhibitor) subunit 1b, ARX <text:s/>- <text:s/>aristaless related homeobox, RAD9B <text:s/>- <text:s/>rad9 homolog b (s. pombe), SARS <text:s/>- <text:s/>seryl-trna synthetase, ZCCHC12 <text:s/>- <text:s/>zinc finger, cchc domain containing 12, PLA2G16 <text:s/>- <text:s/>phospholipase a2, group xvi, MBD3 <text:s/>- <text:s/>methyl-cpg binding domain protein 3, ZNF214 <text:s/>- <text:s/>zinc finger protein 214, HDAC1 <text:s/>- <text:s/>histone deacetylase 1, KAT7 <text:s/>- <text:s/>k(lysine) acetyltransferase 7, ATRIP <text:s/>- <text:s/>atr interacting protein, PGM3 <text:s/>- <text:s/>phosphoglucomutase 3, EPC2 <text:s/>- <text:s/>enhancer of polycomb homolog 2 (drosophila), ZNF444 <text:s/>- <text:s/>zinc finger protein 444, DTL <text:s/>- <text:s/>denticleless e3 ubiquitin protein ligase homolog (drosophila), GOT1 <text:s/>- <text:s/>glutamic-oxaloacetic transaminase 1, soluble, BAHD1 <text:s/>- <text:s/>bromo adjacent homology domain containing 1, ZBTB20 <text:s/>- <text:s/>zinc finger and btb domain containing 20, AGPAT5 <text:s/>- <text:s/>1-acylglycerol-3-phosphate o-acyltransferase 5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TMR4 <text:s/>- <text:s/>myotubularin related protein 4, MLXIP <text:s/>- <text:s/>mlx interacting protein, FOXN4 <text:s/>- <text:s/>forkhead box n4, PEX7 <text:s/>- <text:s/>peroxisomal biogenesis factor 7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SLC2A1 <text:s/>- <text:s/>solute carrier family 2 (facilitated glucose transporter), member 1, PER1 <text:s/>- <text:s/>period circadian clock 1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PI4K2A <text:s/>- <text:s/>phosphatidylinositol 4-kinase type 2 alpha, ATP5G1 <text:s/>- <text:s/>atp synthase, h+ transporting, mitochondrial fo complex, subunit c1 (subunit 9), SLC2A4 <text:s/>- <text:s/>solute carrier family 2 (facilitated glucose transporter), member 4, WARS <text:s/>- <text:s/>tryptophanyl-trna synthetase, PITPNM2 <text:s/>- <text:s/>phosphatidylinositol transfer protein, membrane-associated 2, ALDH7A1 <text:s/>- <text:s/>aldehyde dehydrogenase 7 family, member a1, DTYMK <text:s/>- <text:s/>deoxythymidylate kinase (thymidylate kinase), LSS <text:s/>- <text:s/>lanosterol synthase (2,3-oxidosqualene-lanosterol cyclase), NKX3-2 <text:s/>- <text:s/>nk3 homeobox 2, PITX2 <text:s/>- <text:s/>paired-like homeodomain 2, PITX3 <text:s/>- <text:s/>paired-like homeodomain 3, ZNF597 <text:s/>- <text:s/>zinc finger protein 597, GRWD1 <text:s/>- <text:s/>glutamate-rich wd repeat containing 1, ZNF343 <text:s/>- <text:s/>zinc finger protein 343, DLX1 <text:s/>- <text:s/>distal-less homeobox 1, DLX2 <text:s/>- <text:s/>distal-less homeobox 2, GSTO2 <text:s/>- <text:s/>glutathione s-transferase omega 2, DLX3 <text:s/>- <text:s/>distal-less homeobox 3, PIK3R1 <text:s/>- <text:s/>phosphoinositide-3-kinase, regulatory subunit 1 (alpha), DHCR24 <text:s/>- <text:s/>24-dehydrocholesterol reductase, DHCR7 <text:s/>- <text:s/>7-dehydrocholesterol reductase, RHNO1 <text:s/>- <text:s/>rad9-hus1-rad1 interacting nuclear orphan 1, LUM <text:s/>- <text:s/>lumican, ST3GAL3 <text:s/>- <text:s/>st3 beta-galactoside alpha-2,3-sialyltransferase 3, SIM1 <text:s/>- <text:s/>single-minded homolog 1 (drosophila), SIX1 <text:s/>- <text:s/>six homeobox 1, MPC1 <text:s/>- <text:s/>mitochondrial pyruvate carrier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YP2R1 <text:s/>- <text:s/>cytochrome p450, family 2, subfamily r, polypeptide 1, CNBP <text:s/>- <text:s/>cchc-type zinc finger, nucleic acid binding protein, SRSF6 <text:s/>- <text:s/>serine/arginine-rich splicing factor 6, ZIC3 <text:s/>- <text:s/>zic family member 3, GPAM <text:s/>- <text:s/>glycerol-3-phosphate acyltransferase, mitochondrial, ZBTB26 <text:s/>- <text:s/>zinc finger and btb domain containing 26, CCND1 <text:s/>- <text:s/>cyclin d1, SMAD6 <text:s/>- <text:s/>smad family member 6, BCAT2 <text:s/>- <text:s/>branched chain amino-acid transaminase 2, mitochondrial, MAF <text:s/>- <text:s/>v-maf avian musculoaponeurotic fibrosarcoma oncogene homolog, QRSL1 <text:s/>- <text:s/>glutaminyl-trna synthase (glutamine-hydrolyzing)-like 1, CCNK <text:s/>- <text:s/>cyclin k, SIX5 <text:s/>- <text:s/>six homeobox 5, CASZ1 <text:s/>- <text:s/>castor zinc finger 1, ELK1 <text:s/>- <text:s/>elk1, member of ets oncogene family, RFX2 <text:s/>- <text:s/>regulatory factor x, 2 (influences hla class ii expression), WHSC1L1 <text:s/>- <text:s/>wolf-hirschhorn syndrome candidate 1-like 1, CHAC1 <text:s/>- <text:s/>chac, cation transport regulator homolog 1 (e. coli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ALG12 <text:s/>- <text:s/>alg12, alpha-1,6-mannosyltransferase, LOC344967 <text:s/>- <text:s/>acyl-coa thioesterase 7 pseudogene, ST3GAL5 <text:s/>- <text:s/>st3 beta-galactoside alpha-2,3-sialyltransferase 5, HOXD3 <text:s/>- <text:s/>homeobox d3, HOXD1 <text:s/>- <text:s/>homeobox d1, BARHL1 <text:s/>- <text:s/>barh-like homeobox 1, LDB1 <text:s/>- <text:s/>lim domain binding 1, MRPS36 <text:s/>- <text:s/>mitochondrial ribosomal protein s36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GGCT <text:s/>- <text:s/>gamma-glutamylcyclotransferase, CNOT1 <text:s/>- <text:s/>ccr4-not transcription complex, subunit 1, ST8SIA5 <text:s/>- <text:s/>st8 alpha-n-acetyl-neuraminide alpha-2,8-sialyltransferase 5, OLIG2 <text:s/>- <text:s/>oligodendrocyte lineage transcription factor 2, ADCK3 <text:s/>- <text:s/>aarf domain containing kinase 3, MYRF <text:s/>- <text:s/>myelin regulatory factor, ZNF362 <text:s/>- <text:s/>zinc finger protein 362, PYCR2 <text:s/>- <text:s/>pyrroline-5-carboxylate reductase family, member 2, ELOVL3 <text:s/>- <text:s/>elovl fatty acid elongase 3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VD <text:s/>- <text:s/>mevalonate (diphospho) decarboxylas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LDH4A1 <text:s/>- <text:s/>aldehyde dehydrogenase 4 family, member a1, B3GALT6 <text:s/>- <text:s/>udp-gal:betagal beta 1,3-galactosyltransferase polypeptide 6, AGO1 <text:s/>- <text:s/>argonaute risc catalytic component 1, FASN <text:s/>- <text:s/>fatty acid synthase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EXT1 <text:s/>- <text:s/>exostosin glycosyltransferase 1, CHAF1A <text:s/>- <text:s/>chromatin assembly factor 1, subunit a (p150), RPLP0 <text:s/>- <text:s/>ribosomal protein, large, p0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DOLPP1 <text:s/>- <text:s/>dolichyldiphosphatase 1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ZSCAN1 <text:s/>- <text:s/>zinc finger and scan domain containing 1, MRPS18B <text:s/>- <text:s/>mitochondrial ribosomal protein s18b, MRPL41 <text:s/>- <text:s/>mitochondrial ribosomal protein l41, ZIK1 <text:s/>- <text:s/>zinc finger protein interacting with k protein 1, FGF20 <text:s/>- <text:s/>fibroblast growth factor 20, HOXA6 <text:s/>- <text:s/>homeobox a6, EFCAB6 <text:s/>- <text:s/>ef-hand calcium binding domain 6, RUNX3 <text:s/>- <text:s/>runt-related transcription factor 3, CDS2 <text:s/>- <text:s/>cdp-diacylglycerol synthase (phosphatidate cytidylyltransferase) 2, ZFP3 <text:s/>- <text:s/>zfp3 zinc finger protein, ACSBG1 <text:s/>- <text:s/>acyl-coa synthetase bubblegum family member 1, ZNF830 <text:s/>- <text:s/>zinc finger protein 830, SPATA24 <text:s/>- <text:s/>spermatogenesis associated 24, SARS2 <text:s/>- <text:s/>seryl-trna synthetase 2, mitochondrial, HNRNPDL <text:s/>- <text:s/>heterogeneous nuclear ribonucleoprotein d-like, HMGCR <text:s/>- <text:s/>3-hydroxy-3-methylglutaryl-coa reductase, HMGCS1 <text:s/>- <text:s/>3-hydroxy-3-methylglutaryl-coa synthase 1 (soluble)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RRBP1 <text:s/>- <text:s/>ribosome binding protein 1, ATAD2 <text:s/>- <text:s/>atpase family, aaa domain containing 2, HMX2 <text:s/>- <text:s/>h6 family homeobox 2, CDC6 <text:s/>- <text:s/>cell division cycle 6, CDC25A <text:s/>- <text:s/>cell division cycle 25a, FOXK2 <text:s/>- <text:s/>forkhead box k2, CDK1 <text:s/>- <text:s/>cyclin-dependent kinase 1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PIK3R3 <text:s/>- <text:s/>phosphoinositide-3-kinase, regulatory subunit 3 (gamma), OSBP <text:s/>- <text:s/>oxysterol binding protein, CD74 <text:s/>- <text:s/>cd74 molecule, major histocompatibility complex, class ii invariant chain, ADC <text:s/>- <text:s/>arginine decarboxylase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OAT <text:s/>- <text:s/>ornithine aminotransferase, FOXC1 <text:s/>- <text:s/>forkhead box c1, IL4 <text:s/>- <text:s/>interleukin 4, FOXL1 <text:s/>- <text:s/>forkhead box l1, METTL17 <text:s/>- <text:s/>methyltransferase like 17, DMRT2 <text:s/>- <text:s/>doublesex and mab-3 related transcription factor 2, CECR5 <text:s/>- <text:s/>cat eye syndrome chromosome region, candidate 5, PIR <text:s/>- <text:s/>pirin (iron-binding nuclear protein), SLC44A4 <text:s/>- <text:s/>solute carrier family 44, member 4, MED8 <text:s/>- <text:s/>mediator complex subunit 8, FOXG1 <text:s/>- <text:s/>forkhead box g1, MAT2B <text:s/>- <text:s/>methionine adenosyltransferase ii, beta, SP9 <text:s/>- <text:s/>sp9 transcription factor, EAF2 <text:s/>- <text:s/>ell associated factor 2, COQ6 <text:s/>- <text:s/>coenzyme q6 monooxygenase, KDM3A <text:s/>- <text:s/>lysine (k)-specific demethylase 3a, FAM208A <text:s/>- <text:s/>family with sequence similarity 208, member a, FGFR2 <text:s/>- <text:s/>fibroblast growth factor receptor 2, PSPH <text:s/>- <text:s/>phosphoserine phosphatase, ALDH8A1 <text:s/>- <text:s/>aldehyde dehydrogenase 8 family, member a1, NADK2 <text:s/>- <text:s/>nad kinase 2, mitochondrial, IRS1 <text:s/>- <text:s/>insulin receptor substrate 1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FDXR <text:s/>- <text:s/>ferredoxin reductase, CEBPG <text:s/>- <text:s/>ccaat/enhancer binding protein (c/ebp), gamma, CREBRF <text:s/>- <text:s/>creb3 regulatory factor, PIP5K1C <text:s/>- <text:s/>phosphatidylinositol-4-phosphate 5-kinase, type i, gamma, HSD17B6 <text:s/>- <text:s/>hydroxysteroid (17-beta) dehydrogenase 6, GZF1 <text:s/>- <text:s/>gdnf-inducible zinc finger protein 1, TBX15 <text:s/>- <text:s/>t-box 15, INSIG1 <text:s/>- <text:s/>insulin induced gene 1, FDPS <text:s/>- <text:s/>farnesyl diphosphate synthase, FDFT1 <text:s/>- <text:s/>farnesyl-diphosphate farnesyltransferase 1, INSM1 <text:s/>- <text:s/>insulinoma-associated 1, PGP <text:s/>- <text:s/>phosphoglycolate phosphatase, CDKN2D <text:s/>- <text:s/>cyclin-dependent kinase inhibitor 2d (p19, inhibits cdk4), MRPL4 <text:s/>- <text:s/>mitochondrial ribosomal protein l4, SLC11A2 <text:s/>- <text:s/>solute carrier family 11 (proton-coupled divalent metal ion transporter), member 2, PPAP2A <text:s/>- <text:s/>phosphatidic acid phosphatase type 2a, IRF6 <text:s/>- <text:s/>interferon regulatory factor 6, CRYL1 <text:s/>- <text:s/>crystallin, lambda 1, POLR1D <text:s/>- <text:s/>polymerase (rna) i polypeptide d, 16kda, PTPN13 <text:s/>- <text:s/>protein tyrosine phosphatase, non-receptor type 13 (apo-1/cd95 (fas)-associated phosphatase), MED19 <text:s/>- <text:s/>mediator complex subunit 19, NRL <text:s/>- <text:s/>neural retina leucine zipper, FOLH1B <text:s/>- <text:s/>folate hydrolase 1b, RRN3 <text:s/>- <text:s/>rrn3 rna polymerase i transcription factor homolog (s. cerevisiae), TAF5L <text:s/>- <text:s/>taf5-like rna polymerase ii, p300/cbp-associated factor (pcaf)-associated factor, 65kda, TK1 <text:s/>- <text:s/>thymidine kinase 1, soluble, MBOAT1 <text:s/>- <text:s/>membrane bound o-acyltransferase domain containing 1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LHX5 <text:s/>- <text:s/>lim homeobox 5, VSX2 <text:s/>- <text:s/>visual system homeobox 2, CHKA <text:s/>- <text:s/>choline kinase alpha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TM7SF2 <text:s/>- <text:s/>transmembrane 7 superfamily member 2, ID1 <text:s/>- <text:s/>inhibitor of dna binding 1, dominant negative helix-loop-helix protein, NFYC <text:s/>- <text:s/>nuclear transcription factor y, gamma, SOX14 <text:s/>- <text:s/>sry (sex determining region y)-box 14, GLS2 <text:s/>- <text:s/>glutaminase 2 (liver, mitochondrial), FOXP2 <text:s/>- <text:s/>forkhead box p2, ST6GALNAC6 <text:s/>- <text:s/>st6 (alpha-n-acetyl-neuraminyl-2,3-beta-galactosyl-1,3)-n-acetylgalactosaminide alpha-2,6-sialyltransferase 6, ID4 <text:s/>- <text:s/>inhibitor of dna binding 4, dominant negative helix-loop-helix protein, NFKBIB <text:s/>- <text:s/>nuclear factor of kappa light polypeptide gene enhancer in b-cells inhibitor, beta, PIP4K2B <text:s/>- <text:s/>phosphatidylinositol-5-phosphate 4-kinase, type ii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MRPL50 <text:s/>- <text:s/>mitochondrial ribosomal protein l50, CHST7 <text:s/>- <text:s/>carbohydrate (n-acetylglucosamine 6-o) sulfotransferase 7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FGF22 <text:s/>- <text:s/>fibroblast growth factor 22, KHDRBS1 <text:s/>- <text:s/>kh domain containing, rna binding, signal transduction associated 1, TAF8 <text:s/>- <text:s/>taf8 rna polymerase ii, tata box binding protein (tbp)-associated factor, 43kda, HEY2 <text:s/>- <text:s/>hairy/enhancer-of-split related with yrpw motif 2, KLF1 <text:s/>- <text:s/>kruppel-like factor 1 (erythroid), NEUROG1 <text:s/>- <text:s/>neurogenin 1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MBOAT2 <text:s/>- <text:s/>membrane bound o-acyltransferase domain containing 2, NEUROG2 <text:s/>- <text:s/>neurogenin 2, TGFB1I1 <text:s/>- <text:s/>transforming growth factor beta 1 induced transcript 1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PPIP5K1 <text:s/>- <text:s/>diphosphoinositol pentakisphosphate kinase 1, RBP4 <text:s/>- <text:s/>retinol binding protein 4, plasma, TTF2 <text:s/>- <text:s/>transcription termination factor, rna polymerase ii, KLF10 <text:s/>- <text:s/>kruppel-like factor 10, COQ10B <text:s/>- <text:s/>coenzyme q10 homolog b (s. cerevisiae)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0.000000000000865" calcext:value-type="float">
            <text:p>8.65E-13</text:p>
          </table:table-cell>
          <table:table-cell office:value-type="float" office:value="0.00000000056" calcext:value-type="float">
            <text:p>5.6E-10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3402" calcext:value-type="float">
            <text:p>3402</text:p>
          </table:table-cell>
          <table:table-cell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SCD5 <text:s/>- <text:s/>stearoyl-coa desaturase 5, PNN <text:s/>- <text:s/>pinin, desmosome associated protein, ABAT <text:s/>- <text:s/>4-aminobutyrate aminotransferase, GRHL2 <text:s/>- <text:s/>grainyhead-like 2 (drosophila), SERINC3 <text:s/>- <text:s/>serine incorporator 3, GCNT2 <text:s/>- <text:s/>glucosaminyl (n-acetyl) transferase 2, i-branching enzyme (i blood group), PNRC1 <text:s/>- <text:s/>proline-rich nuclear receptor coactivator 1, FIZ1 <text:s/>- <text:s/>flt3-interacting zinc finger 1, CYP39A1 <text:s/>- <text:s/>cytochrome p450, family 39, subfamily a, polypeptide 1, ACACA <text:s/>- <text:s/>acetyl-coa carboxylase alpha, GCHFR <text:s/>- <text:s/>gtp cyclohydrolase i feedback regulator, GCH1 <text:s/>- <text:s/>gtp cyclohydrolase 1, SP3 <text:s/>- <text:s/>sp3 transcription factor, SP1 <text:s/>- <text:s/>sp1 transcription factor, ACAT1 <text:s/>- <text:s/>acetyl-coa acetyltransferase 1, SP2 <text:s/>- <text:s/>sp2 transcription factor, GK <text:s/>- <text:s/>glycerol kinase, ACAT2 <text:s/>- <text:s/>acetyl-coa acetyltransferase 2, BRD8 <text:s/>- <text:s/>bromodomain containing 8, ANP32A <text:s/>- <text:s/>acidic (leucine-rich) nuclear phosphoprotein 32 family, member a, GPC3 <text:s/>- <text:s/>glypican 3, PLP1 <text:s/>- <text:s/>proteolipid protein 1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LPL <text:s/>- <text:s/>lipoprotein lipase, PABPN1 <text:s/>- <text:s/>poly(a) binding protein, nuclear 1, SOX1 <text:s/>- <text:s/>sry (sex determining region y)-box 1, ACOT9 <text:s/>- <text:s/>acyl-coa thioesterase 9, ORC3 <text:s/>- <text:s/>origin recognition complex, subunit 3, ATF7IP2 <text:s/>- <text:s/>activating transcription factor 7 interacting protein 2, POLD4 <text:s/>- <text:s/>polymerase (dna-directed), delta 4, accessory subunit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GLUL <text:s/>- <text:s/>glutamate-ammonia ligase, NUS1 <text:s/>- <text:s/>nuclear undecaprenyl pyrophosphate synthase 1 homolog (s. cerevisiae), ENOPH1 <text:s/>- <text:s/>enolase-phosphatase 1, SNCA <text:s/>- <text:s/>synuclein, alpha (non a4 component of amyloid precursor), SPTLC2 <text:s/>- <text:s/>serine palmitoyltransferase, long chain base subunit 2, GLS <text:s/>- <text:s/>glutaminase, MOGAT1 <text:s/>- <text:s/>monoacylglycerol o-acyltransferase 1, TBPL1 <text:s/>- <text:s/>tbp-like 1, VGLL1 <text:s/>- <text:s/>vestigial like 1 (drosophila), POU3F4 <text:s/>- <text:s/>pou class 3 homeobox 4, MRPS30 <text:s/>- <text:s/>mitochondrial ribosomal protein s30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PCYT1B <text:s/>- <text:s/>phosphate cytidylyltransferase 1, choline, beta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ALDH1L1 <text:s/>- <text:s/>aldehyde dehydrogenase 1 family, member l1, LBR <text:s/>- <text:s/>lamin b receptor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PRKD3 <text:s/>- <text:s/>protein kinase d3, HES6 <text:s/>- <text:s/>hairy and enhancer of split 6 (drosophila), CHST12 <text:s/>- <text:s/>carbohydrate (chondroitin 4) sulfotransferase 12, POLA1 <text:s/>- <text:s/>polymerase (dna directed), alpha 1, catalytic subunit, HNRNPUL1 <text:s/>- <text:s/>heterogeneous nuclear ribonucleoprotein u-like 1, HSD17B8 <text:s/>- <text:s/>hydroxysteroid (17-beta) dehydrogenase 8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HINT2 <text:s/>- <text:s/>histidine triad nucleotide binding protein 2, CCAR1 <text:s/>- <text:s/>cell division cycle and apoptosis regulator 1, GTF2IRD2 <text:s/>- <text:s/>gtf2i repeat domain containing 2, PRIM1 <text:s/>- <text:s/>primase, dna, polypeptide 1 (49kd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FAR1 <text:s/>- <text:s/>fatty acyl coa reductase 1, ZFP64 <text:s/>- <text:s/>zfp64 zinc finger protein, CREB3L3 <text:s/>- <text:s/>camp responsive element binding protein 3-like 3, PLEKHA8 <text:s/>- <text:s/>pleckstrin homology domain containing, family a (phosphoinositide binding specific) member 8, SOX30 <text:s/>- <text:s/>sry (sex determining region y)-box 30, ELOVL5 <text:s/>- <text:s/>elovl fatty acid elongase 5, SLBP <text:s/>- <text:s/>stem-loop binding protein, PTF1A <text:s/>- <text:s/>pancreas specific transcription factor, 1a, TXLNG <text:s/>- <text:s/>taxilin gamma, ZNF526 <text:s/>- <text:s/>zinc finger protein 526, ZBTB46 <text:s/>- <text:s/>zinc finger and btb domain containing 46, ALG13 <text:s/>- <text:s/>alg13, udp-n-acetylglucosaminyltransferase subunit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DCAKD <text:s/>- <text:s/>dephospho-coa kinase domain containing, TGIF2 <text:s/>- <text:s/>tgfb-induced factor homeobox 2, MECR <text:s/>- <text:s/>mitochondrial trans-2-enoyl-coa reductase, RPAIN <text:s/>- <text:s/>rpa interacting protein, MRPL37 <text:s/>- <text:s/>mitochondrial ribosomal protein l37, POLDIP3 <text:s/>- <text:s/>polymerase (dna-directed), delta interacting protein 3, MRPL51 <text:s/>- <text:s/>mitochondrial ribosomal protein l51, IWS1 <text:s/>- <text:s/>iws1 homolog (s. cerevisiae), ZNF768 <text:s/>- <text:s/>zinc finger protein 768, JUN <text:s/>- <text:s/>jun proto-oncogene, GALNT2 <text:s/>- <text:s/>udp-n-acetyl-alpha-d-galactosamine:polypeptide n-acetylgalactosaminyltransferase 2 (galnac-t2)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ALDOB <text:s/>- <text:s/>aldolase b, fructose-bisphosphate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PRKD2 <text:s/>- <text:s/>protein kinase d2, NHP2 <text:s/>- <text:s/>nhp2 ribonucleoprotein, HMGA2 <text:s/>- <text:s/>high mobility group at-hook 2, PHF5A <text:s/>- <text:s/>phd finger protein 5a, ASF1B <text:s/>- <text:s/>anti-silencing function 1b histone chaperone, SCP2D1 <text:s/>- <text:s/>scp2 sterol-binding domain containing 1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OSBPL9 <text:s/>- <text:s/>oxysterol binding protein-like 9, OSBPL6 <text:s/>- <text:s/>oxysterol binding protein-like 6, CCDC88A <text:s/>- <text:s/>coiled-coil domain containing 88a, ZNF683 <text:s/>- <text:s/>zinc finger protein 683, SQLE <text:s/>- <text:s/>squalene epoxidase, NUP214 <text:s/>- <text:s/>nucleoporin 214kda, SARNP <text:s/>- <text:s/>sap domain containing ribonucleoprotein, BRD3 <text:s/>- <text:s/>bromodomain containing 3, SREBF1 <text:s/>- <text:s/>sterol regulatory element binding transcription factor 1, GART <text:s/>- <text:s/>phosphoribosylglycinamide formyltransferase, phosphoribosylglycinamide synthetase, phosphoribosylaminoimidazole synthetase, FAM111A <text:s/>- <text:s/>family with sequence similarity 111, member a, DEDD2 <text:s/>- <text:s/>death effector domain containing 2, SRM <text:s/>- <text:s/>spermidine synthase, ZNF189 <text:s/>- <text:s/>zinc finger protein 189, ZNF280B <text:s/>- <text:s/>zinc finger protein 280b, PAX1 <text:s/>- <text:s/>paired box 1, DDT <text:s/>- <text:s/>d-dopachrome tautomerase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CBX8 <text:s/>- <text:s/>chromobox homolog 8, GSTZ1 <text:s/>- <text:s/>glutathione s-transferase zeta 1, ZNF628 <text:s/>- <text:s/>zinc finger protein 628, MLLT1 <text:s/>- <text:s/>myeloid/lymphoid or mixed-lineage leukemia (trithorax homolog, drosophila); translocated to, 1, ZNF132 <text:s/>- <text:s/>zinc finger protein 132, BRIP1 <text:s/>- <text:s/>brca1 interacting protein c-terminal helicase 1, BOLA2B <text:s/>- <text:s/>bola homolog 2b (e. coli), GUCY1B3 <text:s/>- <text:s/>guanylate cyclase 1, soluble, beta 3, P4HB <text:s/>- <text:s/>prolyl 4-hydroxylase, beta polypeptide, HEXIM2 <text:s/>- <text:s/>hexamethylene bis-acetamide inducible 2, INTS7 <text:s/>- <text:s/>integrator complex subunit 7, LCLAT1 <text:s/>- <text:s/>lysocardiolipin acyltransferase 1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SC5D <text:s/>- <text:s/>sterol-c5-desaturase, PDGFRB <text:s/>- <text:s/>platelet-derived growth factor receptor, beta polypeptide, NME9 <text:s/>- <text:s/>nme/nm23 family member 9, ARID1B <text:s/>- <text:s/>at rich interactive domain 1b (swi1-like), BTG2 <text:s/>- <text:s/>btg family, member 2, MED30 <text:s/>- <text:s/>mediator complex subunit 30, MEF2D <text:s/>- <text:s/>myocyte enhancer factor 2d, OSBPL3 <text:s/>- <text:s/>oxysterol binding protein-like 3, BRWD1 <text:s/>- <text:s/>bromodomain and wd repeat domain containing 1, PEG3 <text:s/>- <text:s/>paternally expressed 3, HAGH <text:s/>- <text:s/>hydroxyacylglutathione hydrolase, TICRR <text:s/>- <text:s/>topbp1-interacting checkpoint and replication regulator, PCNA <text:s/>- <text:s/>proliferating cell nuclear antigen, PRDM2 <text:s/>- <text:s/>pr domain containing 2, with znf domain, DAXX <text:s/>- <text:s/>death-domain associated protein, PCK2 <text:s/>- <text:s/>phosphoenolpyruvate carboxykinase 2 (mitochondrial), ISCA2 <text:s/>- <text:s/>iron-sulfur cluster assembly 2, PANK1 <text:s/>- <text:s/>pantothenate kinase 1, C14orf1 <text:s/>- <text:s/>chromosome 14 open reading frame 1, PPP1R1B <text:s/>- <text:s/>protein phosphatase 1, regulatory (inhibitor) subunit 1b, ARX <text:s/>- <text:s/>aristaless related homeobox, RAD9B <text:s/>- <text:s/>rad9 homolog b (s. pombe), SARS <text:s/>- <text:s/>seryl-trna synthetase, ZCCHC12 <text:s/>- <text:s/>zinc finger, cchc domain containing 12, PLA2G16 <text:s/>- <text:s/>phospholipase a2, group xvi, MBD3 <text:s/>- <text:s/>methyl-cpg binding domain protein 3, ZNF214 <text:s/>- <text:s/>zinc finger protein 214, HDAC1 <text:s/>- <text:s/>histone deacetylase 1, KAT7 <text:s/>- <text:s/>k(lysine) acetyltransferase 7, ATRIP <text:s/>- <text:s/>atr interacting protein, PGM3 <text:s/>- <text:s/>phosphoglucomutase 3, EPC2 <text:s/>- <text:s/>enhancer of polycomb homolog 2 (drosophila), ZNF444 <text:s/>- <text:s/>zinc finger protein 444, DTL <text:s/>- <text:s/>denticleless e3 ubiquitin protein ligase homolog (drosophila), GOT1 <text:s/>- <text:s/>glutamic-oxaloacetic transaminase 1, soluble, BAHD1 <text:s/>- <text:s/>bromo adjacent homology domain containing 1, ZBTB20 <text:s/>- <text:s/>zinc finger and btb domain containing 20, AGPAT5 <text:s/>- <text:s/>1-acylglycerol-3-phosphate o-acyltransferase 5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TMR4 <text:s/>- <text:s/>myotubularin related protein 4, MLXIP <text:s/>- <text:s/>mlx interacting protein, FOXN4 <text:s/>- <text:s/>forkhead box n4, PEX7 <text:s/>- <text:s/>peroxisomal biogenesis factor 7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SLC2A1 <text:s/>- <text:s/>solute carrier family 2 (facilitated glucose transporter), member 1, PER1 <text:s/>- <text:s/>period circadian clock 1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PI4K2A <text:s/>- <text:s/>phosphatidylinositol 4-kinase type 2 alpha, ATP5G1 <text:s/>- <text:s/>atp synthase, h+ transporting, mitochondrial fo complex, subunit c1 (subunit 9), SLC2A4 <text:s/>- <text:s/>solute carrier family 2 (facilitated glucose transporter), member 4, WARS <text:s/>- <text:s/>tryptophanyl-trna synthetase, PITPNM2 <text:s/>- <text:s/>phosphatidylinositol transfer protein, membrane-associated 2, ALDH7A1 <text:s/>- <text:s/>aldehyde dehydrogenase 7 family, member a1, DTYMK <text:s/>- <text:s/>deoxythymidylate kinase (thymidylate kinase), LSS <text:s/>- <text:s/>lanosterol synthase (2,3-oxidosqualene-lanosterol cyclase), NKX3-2 <text:s/>- <text:s/>nk3 homeobox 2, PITX2 <text:s/>- <text:s/>paired-like homeodomain 2, PITX3 <text:s/>- <text:s/>paired-like homeodomain 3, ZNF597 <text:s/>- <text:s/>zinc finger protein 597, GRWD1 <text:s/>- <text:s/>glutamate-rich wd repeat containing 1, ZNF343 <text:s/>- <text:s/>zinc finger protein 343, DLX1 <text:s/>- <text:s/>distal-less homeobox 1, DLX2 <text:s/>- <text:s/>distal-less homeobox 2, GSTO2 <text:s/>- <text:s/>glutathione s-transferase omega 2, DLX3 <text:s/>- <text:s/>distal-less homeobox 3, PIK3R1 <text:s/>- <text:s/>phosphoinositide-3-kinase, regulatory subunit 1 (alpha), DHCR24 <text:s/>- <text:s/>24-dehydrocholesterol reductase, DHCR7 <text:s/>- <text:s/>7-dehydrocholesterol reductase, RHNO1 <text:s/>- <text:s/>rad9-hus1-rad1 interacting nuclear orphan 1, LUM <text:s/>- <text:s/>lumican, ST3GAL3 <text:s/>- <text:s/>st3 beta-galactoside alpha-2,3-sialyltransferase 3, SIM1 <text:s/>- <text:s/>single-minded homolog 1 (drosophila), NQO1 <text:s/>- <text:s/>nad(p)h dehydrogenase, quinone 1, SIX1 <text:s/>- <text:s/>six homeobox 1, MPC1 <text:s/>- <text:s/>mitochondrial pyruvate carrier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YP2R1 <text:s/>- <text:s/>cytochrome p450, family 2, subfamily r, polypeptide 1, CNBP <text:s/>- <text:s/>cchc-type zinc finger, nucleic acid binding protein, SRSF6 <text:s/>- <text:s/>serine/arginine-rich splicing factor 6, ZIC3 <text:s/>- <text:s/>zic family member 3, GPAM <text:s/>- <text:s/>glycerol-3-phosphate acyltransferase, mitochondrial, ZBTB26 <text:s/>- <text:s/>zinc finger and btb domain containing 26, CCND1 <text:s/>- <text:s/>cyclin d1, SMAD6 <text:s/>- <text:s/>smad family member 6, BCAT2 <text:s/>- <text:s/>branched chain amino-acid transaminase 2, mitochondrial, MAF <text:s/>- <text:s/>v-maf avian musculoaponeurotic fibrosarcoma oncogene homolog, QRSL1 <text:s/>- <text:s/>glutaminyl-trna synthase (glutamine-hydrolyzing)-like 1, CCNK <text:s/>- <text:s/>cyclin k, SIX5 <text:s/>- <text:s/>six homeobox 5, CASZ1 <text:s/>- <text:s/>castor zinc finger 1, ELK1 <text:s/>- <text:s/>elk1, member of ets oncogene family, RFX2 <text:s/>- <text:s/>regulatory factor x, 2 (influences hla class ii expression), WHSC1L1 <text:s/>- <text:s/>wolf-hirschhorn syndrome candidate 1-like 1, CHAC1 <text:s/>- <text:s/>chac, cation transport regulator homolog 1 (e. coli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ALG12 <text:s/>- <text:s/>alg12, alpha-1,6-mannosyltransferase, PER2 <text:s/>- <text:s/>period circadian clock 2, LOC344967 <text:s/>- <text:s/>acyl-coa thioesterase 7 pseudogene, ST3GAL5 <text:s/>- <text:s/>st3 beta-galactoside alpha-2,3-sialyltransferase 5, HOXD3 <text:s/>- <text:s/>homeobox d3, HOXD1 <text:s/>- <text:s/>homeobox d1, BARHL1 <text:s/>- <text:s/>barh-like homeobox 1, LDB1 <text:s/>- <text:s/>lim domain binding 1, MRPS36 <text:s/>- <text:s/>mitochondrial ribosomal protein s36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GGCT <text:s/>- <text:s/>gamma-glutamylcyclotransferase, CNOT1 <text:s/>- <text:s/>ccr4-not transcription complex, subunit 1, ST8SIA5 <text:s/>- <text:s/>st8 alpha-n-acetyl-neuraminide alpha-2,8-sialyltransferase 5, OLIG2 <text:s/>- <text:s/>oligodendrocyte lineage transcription factor 2, ADCK3 <text:s/>- <text:s/>aarf domain containing kinase 3, MYRF <text:s/>- <text:s/>myelin regulatory factor, ZNF362 <text:s/>- <text:s/>zinc finger protein 362, PYCR2 <text:s/>- <text:s/>pyrroline-5-carboxylate reductase family, member 2, ELOVL3 <text:s/>- <text:s/>elovl fatty acid elongase 3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NUBP2 <text:s/>- <text:s/>nucleotide binding protein 2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VD <text:s/>- <text:s/>mevalonate (diphospho) decarboxylas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LDH4A1 <text:s/>- <text:s/>aldehyde dehydrogenase 4 family, member a1, B3GALT6 <text:s/>- <text:s/>udp-gal:betagal beta 1,3-galactosyltransferase polypeptide 6, AGO1 <text:s/>- <text:s/>argonaute risc catalytic component 1, FASN <text:s/>- <text:s/>fatty acid synthase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EXT1 <text:s/>- <text:s/>exostosin glycosyltransferase 1, CHAF1A <text:s/>- <text:s/>chromatin assembly factor 1, subunit a (p150), RPLP0 <text:s/>- <text:s/>ribosomal protein, large, p0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GBF1 <text:s/>- <text:s/>golgi brefeldin a resistant guanine nucleotide exchange factor 1, UBB <text:s/>- <text:s/>ubiquitin b, ERG <text:s/>- <text:s/>v-ets avian erythroblastosis virus e26 oncogene homolog, ESRRB <text:s/>- <text:s/>estrogen-related receptor beta, GFPT2 <text:s/>- <text:s/>glutamine-fructose-6-phosphate transaminase 2, DOLPP1 <text:s/>- <text:s/>dolichyldiphosphatase 1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ZSCAN1 <text:s/>- <text:s/>zinc finger and scan domain containing 1, MRPS18B <text:s/>- <text:s/>mitochondrial ribosomal protein s18b, MRPL41 <text:s/>- <text:s/>mitochondrial ribosomal protein l41, ZIK1 <text:s/>- <text:s/>zinc finger protein interacting with k protein 1, FGF20 <text:s/>- <text:s/>fibroblast growth factor 20, HOXA6 <text:s/>- <text:s/>homeobox a6, EFCAB6 <text:s/>- <text:s/>ef-hand calcium binding domain 6, RUNX3 <text:s/>- <text:s/>runt-related transcription factor 3, CDS2 <text:s/>- <text:s/>cdp-diacylglycerol synthase (phosphatidate cytidylyltransferase) 2, ZFP3 <text:s/>- <text:s/>zfp3 zinc finger protein, ACSBG1 <text:s/>- <text:s/>acyl-coa synthetase bubblegum family member 1, ZNF830 <text:s/>- <text:s/>zinc finger protein 830, SPATA24 <text:s/>- <text:s/>spermatogenesis associated 24, SARS2 <text:s/>- <text:s/>seryl-trna synthetase 2, mitochondrial, HNRNPDL <text:s/>- <text:s/>heterogeneous nuclear ribonucleoprotein d-like, HMGCR <text:s/>- <text:s/>3-hydroxy-3-methylglutaryl-coa reductase, HMGCS1 <text:s/>- <text:s/>3-hydroxy-3-methylglutaryl-coa synthase 1 (soluble), CCNC <text:s/>- <text:s/>cyclin c, HSCB <text:s/>- <text:s/>hscb iron-sulfur cluster co-chaperone homolog (e. coli), ERBB4 <text:s/>- <text:s/>v-erb-b2 avian erythroblastic leukemia viral oncogene homolog 4, PRMT5 <text:s/>- <text:s/>protein arginine methyltransferase 5, ERCC2 <text:s/>- <text:s/>excision repair cross-complementing rodent repair deficiency, complementation group 2, RRBP1 <text:s/>- <text:s/>ribosome binding protein 1, ATAD2 <text:s/>- <text:s/>atpase family, aaa domain containing 2, HMX2 <text:s/>- <text:s/>h6 family homeobox 2, CDC6 <text:s/>- <text:s/>cell division cycle 6, CDC25A <text:s/>- <text:s/>cell division cycle 25a, FOXK2 <text:s/>- <text:s/>forkhead box k2, CDK1 <text:s/>- <text:s/>cyclin-dependent kinase 1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PIK3R3 <text:s/>- <text:s/>phosphoinositide-3-kinase, regulatory subunit 3 (gamma), OSBP <text:s/>- <text:s/>oxysterol binding protein, CD74 <text:s/>- <text:s/>cd74 molecule, major histocompatibility complex, class ii invariant chain, ADC <text:s/>- <text:s/>arginine decarboxylase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OAT <text:s/>- <text:s/>ornithine aminotransferase, FOXC1 <text:s/>- <text:s/>forkhead box c1, IL4 <text:s/>- <text:s/>interleukin 4, FOXL1 <text:s/>- <text:s/>forkhead box l1, METTL17 <text:s/>- <text:s/>methyltransferase like 17, DMRT2 <text:s/>- <text:s/>doublesex and mab-3 related transcription factor 2, CECR5 <text:s/>- <text:s/>cat eye syndrome chromosome region, candidate 5, PIR <text:s/>- <text:s/>pirin (iron-binding nuclear protein), SLC44A4 <text:s/>- <text:s/>solute carrier family 44, member 4, FOXG1 <text:s/>- <text:s/>forkhead box g1, MED8 <text:s/>- <text:s/>mediator complex subunit 8, MAT2B <text:s/>- <text:s/>methionine adenosyltransferase ii, beta, SP9 <text:s/>- <text:s/>sp9 transcription factor, EAF2 <text:s/>- <text:s/>ell associated factor 2, COQ6 <text:s/>- <text:s/>coenzyme q6 monooxygenase, KDM3A <text:s/>- <text:s/>lysine (k)-specific demethylase 3a, FAM208A <text:s/>- <text:s/>family with sequence similarity 208, member a, FGFR2 <text:s/>- <text:s/>fibroblast growth factor receptor 2, PSPH <text:s/>- <text:s/>phosphoserine phosphatase, ALDH8A1 <text:s/>- <text:s/>aldehyde dehydrogenase 8 family, member a1, NADK2 <text:s/>- <text:s/>nad kinase 2, mitochondrial, IRS1 <text:s/>- <text:s/>insulin receptor substrate 1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FDXR <text:s/>- <text:s/>ferredoxin reductase, CEBPG <text:s/>- <text:s/>ccaat/enhancer binding protein (c/ebp), gamma, CREBRF <text:s/>- <text:s/>creb3 regulatory factor, PIP5K1C <text:s/>- <text:s/>phosphatidylinositol-4-phosphate 5-kinase, type i, gamma, GZF1 <text:s/>- <text:s/>gdnf-inducible zinc finger protein 1, HSD17B6 <text:s/>- <text:s/>hydroxysteroid (17-beta) dehydrogenase 6, TBX15 <text:s/>- <text:s/>t-box 15, INSIG1 <text:s/>- <text:s/>insulin induced gene 1, FDPS <text:s/>- <text:s/>farnesyl diphosphate synthase, FDFT1 <text:s/>- <text:s/>farnesyl-diphosphate farnesyltransferase 1, INSM1 <text:s/>- <text:s/>insulinoma-associated 1, PGP <text:s/>- <text:s/>phosphoglycolate phosphatase, CDKN2D <text:s/>- <text:s/>cyclin-dependent kinase inhibitor 2d (p19, inhibits cdk4), MRPL4 <text:s/>- <text:s/>mitochondrial ribosomal protein l4, SLC11A2 <text:s/>- <text:s/>solute carrier family 11 (proton-coupled divalent metal ion transporter), member 2, PPAP2A <text:s/>- <text:s/>phosphatidic acid phosphatase type 2a, IRF6 <text:s/>- <text:s/>interferon regulatory factor 6, CRYL1 <text:s/>- <text:s/>crystallin, lambda 1, POLR1D <text:s/>- <text:s/>polymerase (rna) i polypeptide d, 16kda, PTPN13 <text:s/>- <text:s/>protein tyrosine phosphatase, non-receptor type 13 (apo-1/cd95 (fas)-associated phosphatase), MED19 <text:s/>- <text:s/>mediator complex subunit 19, NRL <text:s/>- <text:s/>neural retina leucine zipper, FOLH1B <text:s/>- <text:s/>folate hydrolase 1b, RRN3 <text:s/>- <text:s/>rrn3 rna polymerase i transcription factor homolog (s. cerevisiae), TAF5L <text:s/>- <text:s/>taf5-like rna polymerase ii, p300/cbp-associated factor (pcaf)-associated factor, 65kda, TK1 <text:s/>- <text:s/>thymidine kinase 1, soluble, MBOAT1 <text:s/>- <text:s/>membrane bound o-acyltransferase domain containing 1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LHX5 <text:s/>- <text:s/>lim homeobox 5, VSX2 <text:s/>- <text:s/>visual system homeobox 2, CHKA <text:s/>- <text:s/>choline kinase alpha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TM7SF2 <text:s/>- <text:s/>transmembrane 7 superfamily member 2, ID1 <text:s/>- <text:s/>inhibitor of dna binding 1, dominant negative helix-loop-helix protein, GCAT <text:s/>- <text:s/>glycine c-acetyltransferase, NFYC <text:s/>- <text:s/>nuclear transcription factor y, gamma, SOX14 <text:s/>- <text:s/>sry (sex determining region y)-box 14, GLS2 <text:s/>- <text:s/>glutaminase 2 (liver, mitochondrial), FOXP2 <text:s/>- <text:s/>forkhead box p2, ST6GALNAC6 <text:s/>- <text:s/>st6 (alpha-n-acetyl-neuraminyl-2,3-beta-galactosyl-1,3)-n-acetylgalactosaminide alpha-2,6-sialyltransferase 6, ID4 <text:s/>- <text:s/>inhibitor of dna binding 4, dominant negative helix-loop-helix protein, NFKBIB <text:s/>- <text:s/>nuclear factor of kappa light polypeptide gene enhancer in b-cells inhibitor, beta, PIP4K2B <text:s/>- <text:s/>phosphatidylinositol-5-phosphate 4-kinase, type ii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MRPL50 <text:s/>- <text:s/>mitochondrial ribosomal protein l50, CHST7 <text:s/>- <text:s/>carbohydrate (n-acetylglucosamine 6-o) sulfotransferase 7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FGF22 <text:s/>- <text:s/>fibroblast growth factor 22, KHDRBS1 <text:s/>- <text:s/>kh domain containing, rna binding, signal transduction associated 1, TAF8 <text:s/>- <text:s/>taf8 rna polymerase ii, tata box binding protein (tbp)-associated factor, 43kda, HEY2 <text:s/>- <text:s/>hairy/enhancer-of-split related with yrpw motif 2, KLF1 <text:s/>- <text:s/>kruppel-like factor 1 (erythroid), NEUROG1 <text:s/>- <text:s/>neurogenin 1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MBOAT2 <text:s/>- <text:s/>membrane bound o-acyltransferase domain containing 2, NEUROG2 <text:s/>- <text:s/>neurogenin 2, TGFB1I1 <text:s/>- <text:s/>transforming growth factor beta 1 induced transcript 1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PPIP5K1 <text:s/>- <text:s/>diphosphoinositol pentakisphosphate kinase 1, RBP4 <text:s/>- <text:s/>retinol binding protein 4, plasma, TTF2 <text:s/>- <text:s/>transcription termination factor, rna polymerase ii, KLF10 <text:s/>- <text:s/>kruppel-like factor 10, COQ10B <text:s/>- <text:s/>coenzyme q10 homolog b (s. cerevisiae)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0000000102" calcext:value-type="float">
            <text:p>1.02E-12</text:p>
          </table:table-cell>
          <table:table-cell office:value-type="float" office:value="0.00000000063" calcext:value-type="float">
            <text:p>6.3E-10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[MED29 <text:s/>- <text:s/>mediator complex subunit 29, HNRNPA0 <text:s/>- <text:s/>heterogeneous nuclear ribonucleoprotein a0, FAM46A <text:s/>- <text:s/>family with sequence similarity 46, member a, PNN <text:s/>- <text:s/>pinin, desmosome associated protein, SEPT4 <text:s/>- <text:s/>septin 4, GRHL2 <text:s/>- <text:s/>grainyhead-like 2 (drosophila), OS9 <text:s/>- <text:s/>osteosarcoma amplified 9, endoplasmic reticulum lectin, GCNT2 <text:s/>- <text:s/>glucosaminyl (n-acetyl) transferase 2, i-branching enzyme (i blood group), PNRC1 <text:s/>- <text:s/>proline-rich nuclear receptor coactivator 1, YWHAQ <text:s/>- <text:s/>tyrosine 3-monooxygenase/tryptophan 5-monooxygenase activation protein, theta polypeptide, ASIC2 <text:s/>- <text:s/>acid-sensing (proton-gated) ion channel 2, BRD8 <text:s/>- <text:s/>bromodomain containing 8, PLK1 <text:s/>- <text:s/>polo-like kinase 1, ANP32A <text:s/>- <text:s/>acidic (leucine-rich) nuclear phosphoprotein 32 family, member a, GPC3 <text:s/>- <text:s/>glypican 3, PLP1 <text:s/>- <text:s/>proteolipid protein 1, ZNF556 <text:s/>- <text:s/>zinc finger protein 556, GADD45G <text:s/>- <text:s/>growth arrest and dna-damage-inducible, gamma, DEPDC1 <text:s/>- <text:s/>dep domain containing 1, DPF3 <text:s/>- <text:s/>d4, zinc and double phd fingers, family 3, PABPN1 <text:s/>- <text:s/>poly(a) binding protein, nuclear 1, ATF7IP2 <text:s/>- <text:s/>activating transcription factor 7 interacting protein 2, KIF16B <text:s/>- <text:s/>kinesin family member 16b, ZNF672 <text:s/>- <text:s/>zinc finger protein 672, CTSA <text:s/>- <text:s/>cathepsin a, PPM1A <text:s/>- <text:s/>protein phosphatase, mg2+/mn2+ dependent, 1a, ACVR1 <text:s/>- <text:s/>activin a receptor, type i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GNA12 <text:s/>- <text:s/>guanine nucleotide binding protein (g protein) alpha 12, SRCAP <text:s/>- <text:s/>snf2-related crebbp activator protein, HES6 <text:s/>- <text:s/>hairy and enhancer of split 6 (drosophila), POLA1 <text:s/>- <text:s/>polymerase (dna directed), alpha 1, catalytic subunit, HNRNPUL1 <text:s/>- <text:s/>heterogeneous nuclear ribonucleoprotein u-like 1, AP2A1 <text:s/>- <text:s/>adaptor-related protein complex 2, alpha 1 subunit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SOX30 <text:s/>- <text:s/>sry (sex determining region y)-box 30, UBE2C <text:s/>- <text:s/>ubiquitin-conjugating enzyme e2c, PPP2R1A <text:s/>- <text:s/>protein phosphatase 2, regulatory subunit a, alpha, TXLNG <text:s/>- <text:s/>taxilin gamma, PPP1R7 <text:s/>- <text:s/>protein phosphatase 1, regulatory subunit 7, ZNF526 <text:s/>- <text:s/>zinc finger protein 526, FUT8 <text:s/>- <text:s/>fucosyltransferase 8 (alpha (1,6) fucosyltransferase), DEK <text:s/>- <text:s/>dek oncogene, FZD2 <text:s/>- <text:s/>frizzled family receptor 2, LIN28A <text:s/>- <text:s/>lin-28 homolog a (c. elegans), RNF165 <text:s/>- <text:s/>ring finger protein 165, TDRKH <text:s/>- <text:s/>tudor and kh domain containing, IWS1 <text:s/>- <text:s/>iws1 homolog (s. cerevisiae), ZNF768 <text:s/>- <text:s/>zinc finger protein 768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EXD1 <text:s/>- <text:s/>exonuclease 3'-5' domain containing 1, MAP2K1 <text:s/>- <text:s/>mitogen-activated protein kinase kinase 1, HMGA2 <text:s/>- <text:s/>high mobility group at-hook 2, ASF1B <text:s/>- <text:s/>anti-silencing function 1b histone chaperone, MAPK7 <text:s/>- <text:s/>mitogen-activated protein kinase 7, FAM178A <text:s/>- <text:s/>family with sequence similarity 178, member a, GATA3 <text:s/>- <text:s/>gata binding protein 3, PRKCZ <text:s/>- <text:s/>protein kinase c, zeta, CCDC88A <text:s/>- <text:s/>coiled-coil domain containing 88a, SLC26A9 <text:s/>- <text:s/>solute carrier family 26 (anion exchanger), member 9, NUP214 <text:s/>- <text:s/>nucleoporin 214kda, BRD3 <text:s/>- <text:s/>bromodomain containing 3, PRKAR1A <text:s/>- <text:s/>protein kinase, camp-dependent, regulatory, type i, alpha, ANK3 <text:s/>- <text:s/>ankyrin 3, node of ranvier (ankyrin g), DEDD2 <text:s/>- <text:s/>death effector domain containing 2, ZNF189 <text:s/>- <text:s/>zinc finger protein 189, PAX1 <text:s/>- <text:s/>paired box 1, PAX6 <text:s/>- <text:s/>paired box 6, PAX3 <text:s/>- <text:s/>paired box 3, GTF2E1 <text:s/>- <text:s/>general transcription factor iie, polypeptide 1, alpha 56kda, PBX1 <text:s/>- <text:s/>pre-b-cell leukemia homeobox 1, PPP1R3B <text:s/>- <text:s/>protein phosphatase 1, regulatory subunit 3b, MSH6 <text:s/>- <text:s/>muts homolog 6 (e. coli), CHP1 <text:s/>- <text:s/>calcineurin-like ef-hand protein 1, ZNF132 <text:s/>- <text:s/>zinc finger protein 132, HEXIM2 <text:s/>- <text:s/>hexamethylene bis-acetamide inducible 2, PEBP1 <text:s/>- <text:s/>phosphatidylethanolamine binding protein 1, LRTM2 <text:s/>- <text:s/>leucine-rich repeats and transmembrane domains 2, CHEK2 <text:s/>- <text:s/>checkpoint kinase 2, SCAI <text:s/>- <text:s/>suppressor of cancer cell invasion, PAK3 <text:s/>- <text:s/>p21 protein (cdc42/rac)-activated kinase 3, DUSP10 <text:s/>- <text:s/>dual specificity phosphatase 10, ARNTL <text:s/>- <text:s/>aryl hydrocarbon receptor nuclear translocator-like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CDC20B <text:s/>- <text:s/>cell division cycle 20b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LSM6 <text:s/>- <text:s/>lsm6 homolog, u6 small nuclear rna associated (s. cerevisiae), PRDM2 <text:s/>- <text:s/>pr domain containing 2, with znf domain, MAP3K12 <text:s/>- <text:s/>mitogen-activated protein kinase kinase kinase 12, BMPER <text:s/>- <text:s/>bmp binding endothelial regulator, ARX <text:s/>- <text:s/>aristaless related homeobox, ZCCHC12 <text:s/>- <text:s/>zinc finger, cchc domain containing 12, PDE4D <text:s/>- <text:s/>phosphodiesterase 4d, camp-specific, ZNF214 <text:s/>- <text:s/>zinc finger protein 214, HDAC1 <text:s/>- <text:s/>histone deacetylase 1, KAT7 <text:s/>- <text:s/>k(lysine) acetyltransferase 7, XDH <text:s/>- <text:s/>xanthine dehydrogenase, ZNF444 <text:s/>- <text:s/>zinc finger protein 444, GOLGA2 <text:s/>- <text:s/>golgin a2, GOLGB1 <text:s/>- <text:s/>golgin b1, XPO1 <text:s/>- <text:s/>exportin 1 (crm1 homolog, yeast), BAHD1 <text:s/>- <text:s/>bromo adjacent homology domain containing 1, ATP1B1 <text:s/>- <text:s/>atpase, na+/k+ transporting, beta 1 polypeptide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LXIP <text:s/>- <text:s/>mlx interacting protein, SPPL3 <text:s/>- <text:s/>signal peptide peptidase like 3, FOXN4 <text:s/>- <text:s/>forkhead box n4, ADNP2 <text:s/>- <text:s/>adnp homeobox 2, WNT3 <text:s/>- <text:s/>wingless-type mmtv integration site family, member 3, PER1 <text:s/>- <text:s/>period circadian clock 1, WNT6 <text:s/>- <text:s/>wingless-type mmtv integration site family, member 6, TRPV1 <text:s/>- <text:s/>transient receptor potential cation channel, subfamily v, member 1, ATP2B4 <text:s/>- <text:s/>atpase, ca++ transporting, plasma membrane 4, WARS <text:s/>- <text:s/>tryptophanyl-trna synthetase, NKX3-2 <text:s/>- <text:s/>nk3 homeobox 2, PITX2 <text:s/>- <text:s/>paired-like homeodomain 2, PITX3 <text:s/>- <text:s/>paired-like homeodomain 3, ZNF343 <text:s/>- <text:s/>zinc finger protein 343, PIK3R1 <text:s/>- <text:s/>phosphoinositide-3-kinase, regulatory subunit 1 (alpha), RBM42 <text:s/>- <text:s/>rna binding motif protein 42, GRIN2A <text:s/>- <text:s/>glutamate receptor, ionotropic, n-methyl d-aspartate 2a, ZIC1 <text:s/>- <text:s/>zic family member 1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GSK3B <text:s/>- <text:s/>glycogen synthase kinase 3 beta, CCND1 <text:s/>- <text:s/>cyclin d1, CCNK <text:s/>- <text:s/>cyclin k, HSPA1B <text:s/>- <text:s/>heat shock 70kda protein 1b, CASZ1 <text:s/>- <text:s/>castor zinc finger 1, STRA13 <text:s/>- <text:s/>stimulated by retinoic acid 13, CREG1 <text:s/>- <text:s/>cellular repressor of e1a-stimulated genes 1, RFX2 <text:s/>- <text:s/>regulatory factor x, 2 (influences hla class ii expression), WHSC1L1 <text:s/>- <text:s/>wolf-hirschhorn syndrome candidate 1-like 1, CHAC1 <text:s/>- <text:s/>chac, cation transport regulator homolog 1 (e. coli)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BMP6 <text:s/>- <text:s/>bone morphogenetic protein 6, DDA1 <text:s/>- <text:s/>det1 and ddb1 associated 1, OLIG2 <text:s/>- <text:s/>oligodendrocyte lineage transcription factor 2, MYRF <text:s/>- <text:s/>myelin regulatory factor, TRIB1 <text:s/>- <text:s/>tribbles homolog 1 (drosophila), GDF11 <text:s/>- <text:s/>growth differentiation factor 11, IARS <text:s/>- <text:s/>isoleucyl-trna synthetase, CCNA1 <text:s/>- <text:s/>cyclin a1, NABP2 <text:s/>- <text:s/>nucleic acid binding protein 2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RORB <text:s/>- <text:s/>rar-related orphan receptor b, RORC <text:s/>- <text:s/>rar-related orphan receptor c, SPRY2 <text:s/>- <text:s/>sprouty homolog 2 (drosophila), MBTD1 <text:s/>- <text:s/>mbt domain containing 1, AKAP8 <text:s/>- <text:s/>a kinase (prka) anchor protein 8, BARHL2 <text:s/>- <text:s/>barh-like homeobox 2, BOLL <text:s/>- <text:s/>bol, boule-like (drosophila), HSPA5 <text:s/>- <text:s/>heat shock 70kda protein 5 (glucose-regulated protein, 78kda)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RPA2 <text:s/>- <text:s/>replication protein a2, 32kda, ZBTB48 <text:s/>- <text:s/>zinc finger and btb domain containing 48, HOXB13 <text:s/>- <text:s/>homeobox b13, RPLP1 <text:s/>- <text:s/>ribosomal protein, large, p1, LAMTOR1 <text:s/>- <text:s/>late endosomal/lysosomal adaptor, mapk and mtor activator 1, RPLP0 <text:s/>- <text:s/>ribosomal protein, large, p0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EHF <text:s/>- <text:s/>ets homologous factor, URI1 <text:s/>- <text:s/>uri1, prefoldin-like chaperone, HOXC4 <text:s/>- <text:s/>homeobox c4, HMG20A <text:s/>- <text:s/>high mobility group 20a, HMG20B <text:s/>- <text:s/>high mobility group 20b, CCNG1 <text:s/>- <text:s/>cyclin g1, HNRNPL <text:s/>- <text:s/>heterogeneous nuclear ribonucleoprotein l, HOXA4 <text:s/>- <text:s/>homeobox a4, TINF2 <text:s/>- <text:s/>terf1 (trf1)-interacting nuclear factor 2, RPS6KA1 <text:s/>- <text:s/>ribosomal protein s6 kinase, 90kda, polypeptide 1, FGF20 <text:s/>- <text:s/>fibroblast growth factor 20, HOXA6 <text:s/>- <text:s/>homeobox a6, RUNX3 <text:s/>- <text:s/>runt-related transcription factor 3, EFCAB6 <text:s/>- <text:s/>ef-hand calcium binding domain 6, RYR2 <text:s/>- <text:s/>ryanodine receptor 2 (cardiac), ZFP3 <text:s/>- <text:s/>zfp3 zinc finger protein, SERPINA6 <text:s/>- <text:s/>serpin peptidase inhibitor, clade a (alpha-1 antiproteinase, antitrypsin), member 6, HNRNPA1 <text:s/>- <text:s/>heterogeneous nuclear ribonucleoprotein a1, SORT1 <text:s/>- <text:s/>sortilin 1, HNRNPC <text:s/>- <text:s/>heterogeneous nuclear ribonucleoprotein c (c1/c2), HNRNPAB <text:s/>- <text:s/>heterogeneous nuclear ribonucleoprotein a/b, CAT <text:s/>- <text:s/>catalase, ISL2 <text:s/>- <text:s/>isl lim homeobox 2, SPATA24 <text:s/>- <text:s/>spermatogenesis associated 24, ARIH2 <text:s/>- <text:s/>ariadne homolog 2 (drosophila), HMGCR <text:s/>- <text:s/>3-hydroxy-3-methylglutaryl-coa reductase, NANOS1 <text:s/>- <text:s/>nanos homolog 1 (drosophila), CCNC <text:s/>- <text:s/>cyclin c, TMEM161A <text:s/>- <text:s/>transmembrane protein 161a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CDC20 <text:s/>- <text:s/>cell division cycle 20, CDK1 <text:s/>- <text:s/>cyclin-dependent kinase 1, CDH1 <text:s/>- <text:s/>cadherin 1, type 1, e-cadherin (epithelial)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RBMX <text:s/>- <text:s/>rna binding motif protein, x-linked, ETAA1 <text:s/>- <text:s/>ewing tumor-associated antigen 1, INHBC <text:s/>- <text:s/>inhibin, beta c, CD74 <text:s/>- <text:s/>cd74 molecule, major histocompatibility complex, class ii invariant chain, ZNF574 <text:s/>- <text:s/>zinc finger protein 574, USP16 <text:s/>- <text:s/>ubiquitin specific peptidase 16, ILF2 <text:s/>- <text:s/>interleukin enhancer binding factor 2, UBE2S <text:s/>- <text:s/>ubiquitin-conjugating enzyme e2s, ERRFI1 <text:s/>- <text:s/>erbb receptor feedback inhibitor 1, CDC14B <text:s/>- <text:s/>cell division cycle 14b, IGF2BP2 <text:s/>- <text:s/>insulin-like growth factor 2 mrna binding protein 2, IL4 <text:s/>- <text:s/>interleukin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PSME2 <text:s/>- <text:s/>proteasome (prosome, macropain) activator subunit 2 (pa28 beta), IRS1 <text:s/>- <text:s/>insulin receptor substrate 1, ZNF25 <text:s/>- <text:s/>zinc finger protein 25, ISL1 <text:s/>- <text:s/>isl lim homeobox 1, KHSRP <text:s/>- <text:s/>kh-type splicing regulatory protein, POLR1E <text:s/>- <text:s/>polymerase (rna) i polypeptide e, 53kda, CEBPG <text:s/>- <text:s/>ccaat/enhancer binding protein (c/ebp), gamma, INSIG1 <text:s/>- <text:s/>insulin induced gene 1, GZF1 <text:s/>- <text:s/>gdnf-inducible zinc finger protein 1, CCT7 <text:s/>- <text:s/>chaperonin containing tcp1, subunit 7 (eta), INSM1 <text:s/>- <text:s/>insulinoma-associated 1, CXCL10 <text:s/>- <text:s/>chemokine (c-x-c motif) ligand 10, CDKN3 <text:s/>- <text:s/>cyclin-dependent kinase inhibitor 3, PCBP3 <text:s/>- <text:s/>poly(rc) binding protein 3, KLHL25 <text:s/>- <text:s/>kelch-like family member 25, CDKN2D <text:s/>- <text:s/>cyclin-dependent kinase inhibitor 2d (p19, inhibits cdk4), SORBS1 <text:s/>- <text:s/>sorbin and sh3 domain containing 1, PTPN1 <text:s/>- <text:s/>protein tyrosine phosphatase, non-receptor type 1, IRF6 <text:s/>- <text:s/>interferon regulatory factor 6, TNFSF11 <text:s/>- <text:s/>tumor necrosis factor (ligand) superfamily, member 11, MED19 <text:s/>- <text:s/>mediator complex subunit 19, RRN3 <text:s/>- <text:s/>rrn3 rna polymerase i transcription factor homolog (s. cerevisiae), TAF5L <text:s/>- <text:s/>taf5-like rna polymerase ii, p300/cbp-associated factor (pcaf)-associated factor, 65kda, RFWD2 <text:s/>- <text:s/>ring finger and wd repeat domain 2, e3 ubiquitin protein ligase, TOB2 <text:s/>- <text:s/>transducer of erbb2, 2, TFB2M <text:s/>- <text:s/>transcription factor b2, mitochondrial, PEX2 <text:s/>- <text:s/>peroxisomal biogenesis factor 2, HIST1H2AC <text:s/>- <text:s/>histone cluster 1, h2ac, LHX5 <text:s/>- <text:s/>lim homeobox 5, VSX2 <text:s/>- <text:s/>visual system homeobox 2, GIPC1 <text:s/>- <text:s/>gipc pdz domain containing family, member 1, FOXN3 <text:s/>- <text:s/>forkhead box n3, ID1 <text:s/>- <text:s/>inhibitor of dna binding 1, dominant negative helix-loop-helix protein, SOX14 <text:s/>- <text:s/>sry (sex determining region y)-box 14, ID4 <text:s/>- <text:s/>inhibitor of dna binding 4, dominant negative helix-loop-helix protein, PAF1 <text:s/>- <text:s/>paf1, rna polymerase ii associated factor, homolog (s. cerevisiae), MEX3D <text:s/>- <text:s/>mex-3 rna binding family member d, ZNF513 <text:s/>- <text:s/>zinc finger protein 513, LTBP4 <text:s/>- <text:s/>latent transforming growth factor beta binding protein 4, MIER2 <text:s/>- <text:s/>mesoderm induction early response 1, family member 2, NCK2 <text:s/>- <text:s/>nck adaptor protein 2, USP21 <text:s/>- <text:s/>ubiquitin specific peptidase 21, ZBTB9 <text:s/>- <text:s/>zinc finger and btb domain containing 9, CELF1 <text:s/>- <text:s/>cugbp, elav-like family member 1, HIST1H2AA <text:s/>- <text:s/>histone cluster 1, h2aa, KHDRBS1 <text:s/>- <text:s/>kh domain containing, rna binding, signal transduction associated 1, TAF8 <text:s/>- <text:s/>taf8 rna polymerase ii, tata box binding protein (tbp)-associated factor, 43kda, RBM24 <text:s/>- <text:s/>rna binding motif protein 24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RBM4 <text:s/>- <text:s/>rna binding motif protein 4, NEUROG2 <text:s/>- <text:s/>neurogenin 2, ARID4A <text:s/>- <text:s/>at rich interactive domain 4a (rbp1-like), SIX2 <text:s/>- <text:s/>six homeobox 2, RBBP4 <text:s/>- <text:s/>retinoblastoma binding protein 4, DDX4 <text:s/>- <text:s/>dead (asp-glu-ala-asp) box polypeptide 4, CKS2 <text:s/>- <text:s/>cdc28 protein kinase regulatory subunit 2, CUL3 <text:s/>- <text:s/>cullin 3, CIRBP <text:s/>- <text:s/>cold inducible rna binding protein, TTF2 <text:s/>- <text:s/>transcription termination factor, rna polymerase ii, KLF11 <text:s/>- <text:s/>kruppel-like factor 11, DMRTC2 <text:s/>- <text:s/>dmrt-like family c2, ZMYND8 <text:s/>- <text:s/>zinc finger, mynd-type containing 8, LHX1 <text:s/>- <text:s/>lim homeobox 1, NFATC2IP <text:s/>- <text:s/>nuclear factor of activated t-cells, cytoplasmic, calcineurin-dependent 2 interacting protein, ZFYVE28 <text:s/>- <text:s/>zinc finger, fyve domain containing 28, PLAC8 <text:s/>- <text:s/>placenta-specific 8, FBXO18 <text:s/>- <text:s/>f-box protein, helicase, 18, PPP4R4 <text:s/>- <text:s/>protein phosphatase 4, regulatory subunit 4, FIZ1 <text:s/>- <text:s/>flt3-interacting zinc finger 1, TRAF4 <text:s/>- <text:s/>tnf receptor-associated factor 4, SP3 <text:s/>- <text:s/>sp3 transcription factor, MAEL <text:s/>- <text:s/>maelstrom spermatogenic transposon silencer, SP1 <text:s/>- <text:s/>sp1 transcription factor, SP2 <text:s/>- <text:s/>sp2 transcription factor, SOX9 <text:s/>- <text:s/>sry (sex determining region y)-box 9, SOX4 <text:s/>- <text:s/>sry (sex determining region y)-box 4, C12orf52 <text:s/>- <text:s/>chromosome 12 open reading frame 52, GRHL3 <text:s/>- <text:s/>grainyhead-like 3 (drosophila), WBP2 <text:s/>- <text:s/>ww domain binding protein 2, SOX1 <text:s/>- <text:s/>sry (sex determining region y)-box 1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SUCO <text:s/>- <text:s/>sun domain containing ossification factor, ANAPC5 <text:s/>- <text:s/>anaphase promoting complex subunit 5, SNCA <text:s/>- <text:s/>synuclein, alpha (non a4 component of amyloid precursor), TBPL1 <text:s/>- <text:s/>tbp-like 1, VGLL1 <text:s/>- <text:s/>vestigial like 1 (drosophila), SNRPA <text:s/>- <text:s/>small nuclear ribonucleoprotein polypeptide a, COMMD10 <text:s/>- <text:s/>comm domain containing 10, TP53INP2 <text:s/>- <text:s/>tumor protein p53 inducible nuclear protein 2, ACTL6B <text:s/>- <text:s/>actin-like 6b, UBR5 <text:s/>- <text:s/>ubiquitin protein ligase e3 component n-recognin 5, SSBP3 <text:s/>- <text:s/>single stranded dna binding protein 3, SLIT3 <text:s/>- <text:s/>slit homolog 3 (drosophila), DMRT3 <text:s/>- <text:s/>doublesex and mab-3 related transcription factor 3, ONECUT2 <text:s/>- <text:s/>one cut homeobox 2, DACT1 <text:s/>- <text:s/>dishevelled-binding antagonist of beta-catenin 1, AFF3 <text:s/>- <text:s/>af4/fmr2 family, member 3, KLF6 <text:s/>- <text:s/>kruppel-like factor 6, TMEFF2 <text:s/>- <text:s/>transmembrane protein with egf-like and two follistatin-like domains 2, CHD6 <text:s/>- <text:s/>chromodomain helicase dna binding protein 6, POLR1B <text:s/>- <text:s/>polymerase (rna) i polypeptide b, 128kda, MED23 <text:s/>- <text:s/>mediator complex subunit 23, CXorf27 <text:s/>- <text:s/>chromosome x open reading frame 27, HINT2 <text:s/>- <text:s/>histidine triad nucleotide binding protein 2, T <text:s/>- <text:s/>t, brachyury homolog (mouse), GTF2IRD2 <text:s/>- <text:s/>gtf2i repeat domain containing 2, CTH <text:s/>- <text:s/>cystathionase (cystathionine gamma-lyase), HIVEP3 <text:s/>- <text:s/>human immunodeficiency virus type i enhancer binding protein 3, CTBP2 <text:s/>- <text:s/>c-terminal binding protein 2, SETD3 <text:s/>- <text:s/>set domain containing 3, CREB3L3 <text:s/>- <text:s/>camp responsive element binding protein 3-like 3, STX5 <text:s/>- <text:s/>syntaxin 5, TNPO1 <text:s/>- <text:s/>transportin 1, C11orf35 <text:s/>- <text:s/>chromosome 11 open reading frame 35, PTF1A <text:s/>- <text:s/>pancreas specific transcription factor, 1a, KPNA2 <text:s/>- <text:s/>karyopherin alpha 2 (rag cohort 1, importin alpha 1), LIPG <text:s/>- <text:s/>lipase, endothelial, ZBTB46 <text:s/>- <text:s/>zinc finger and btb domain containing 46, FKBP8 <text:s/>- <text:s/>fk506 binding protein 8, 38kda, PHF20L1 <text:s/>- <text:s/>phd finger protein 20-like 1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NEK7 <text:s/>- <text:s/>nima-related kinase 7, BCL2L13 <text:s/>- <text:s/>bcl2-like 13 (apoptosis facilitator), TGIF2 <text:s/>- <text:s/>tgfb-induced factor homeobox 2, ZRANB2 <text:s/>- <text:s/>zinc finger, ran-binding domain containing 2, AURKA <text:s/>- <text:s/>aurora kinase a, CRKL <text:s/>- <text:s/>v-crk avian sarcoma virus ct10 oncogene homolog-like, CELF6 <text:s/>- <text:s/>cugbp, elav-like family member 6, POLDIP3 <text:s/>- <text:s/>polymerase (dna-directed), delta interacting protein 3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CRIM1 <text:s/>- <text:s/>cysteine rich transmembrane bmp regulator 1 (chordin-like), ING5 <text:s/>- <text:s/>inhibitor of growth family, member 5, PRKD2 <text:s/>- <text:s/>protein kinase d2, PHF5A <text:s/>- <text:s/>phd finger protein 5a, ZNF324 <text:s/>- <text:s/>zinc finger protein 324, NUDT16L1 <text:s/>- <text:s/>nudix (nucleoside diphosphate linked moiety x)-type motif 16-like 1, ZNHIT3 <text:s/>- <text:s/>zinc finger, hit-type containing 3, ZNF397 <text:s/>- <text:s/>zinc finger protein 397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ZNF280B <text:s/>- <text:s/>zinc finger protein 280b, LACRT <text:s/>- <text:s/>lacritin, ZNF385A <text:s/>- <text:s/>zinc finger protein 385a, BRWD3 <text:s/>- <text:s/>bromodomain and wd repeat domain containing 3, SIN3A <text:s/>- <text:s/>sin3 transcription regulator family member a, MID1 <text:s/>- <text:s/>midline 1 (opitz/bbb syndrome), MAP3K10 <text:s/>- <text:s/>mitogen-activated protein kinase kinase kinase 10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PBXIP1 <text:s/>- <text:s/>pre-b-cell leukemia homeobox interacting protein 1, ZNF628 <text:s/>- <text:s/>zinc finger protein 628, CBX8 <text:s/>- <text:s/>chromobox homolog 8, MLLT1 <text:s/>- <text:s/>myeloid/lymphoid or mixed-lineage leukemia (trithorax homolog, drosophila); translocated to,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MN1 <text:s/>- <text:s/>meningioma (disrupted in balanced translocation) 1, ZNF551 <text:s/>- <text:s/>zinc finger protein 551, CACUL1 <text:s/>- <text:s/>cdk2-associated, cullin domain 1, ZNF473 <text:s/>- <text:s/>zinc finger protein 473, NDRG2 <text:s/>- <text:s/>ndrg family member 2, MNT <text:s/>- <text:s/>mnt, max dimerization protein, ZMYM5 <text:s/>- <text:s/>zinc finger, mym-type 5, SCML1 <text:s/>- <text:s/>sex comb on midleg-like 1 (drosophila), ZMYM3 <text:s/>- <text:s/>zinc finger, mym-type 3, AURKB <text:s/>- <text:s/>aurora kinase b, BUB3 <text:s/>- <text:s/>bub3 mitotic checkpoint protein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DAXX <text:s/>- <text:s/>death-domain associated protein, DAPK1 <text:s/>- <text:s/>death-associated protein kinase 1, IBTK <text:s/>- <text:s/>inhibitor of bruton agammaglobulinemia tyrosine kinase, PPP1R1B <text:s/>- <text:s/>protein phosphatase 1, regulatory (inhibitor) subunit 1b, HGS <text:s/>- <text:s/>hepatocyte growth factor-regulated tyrosine kinase substrate, MBD3 <text:s/>- <text:s/>methyl-cpg binding domain protein 3, DYRK1B <text:s/>- <text:s/>dual-specificity tyrosine-(y)-phosphorylation regulated kinase 1b, ANAPC11 <text:s/>- <text:s/>anaphase promoting complex subunit 11, CCNE2 <text:s/>- <text:s/>cyclin e2, EPC2 <text:s/>- <text:s/>enhancer of polycomb homolog 2 (drosophila), ZBTB20 <text:s/>- <text:s/>zinc finger and btb domain containing 20, DUSP8 <text:s/>- <text:s/>dual specificity phosphatase 8, MAZ <text:s/>- <text:s/>myc-associated zinc finger protein (purine-binding transcription factor), DUSP6 <text:s/>- <text:s/>dual specificity phosphatase 6, TBX19 <text:s/>- <text:s/>t-box 19, TBX18 <text:s/>- <text:s/>t-box 18, MKL1 <text:s/>- <text:s/>megakaryoblastic leukemia (translocation) 1, SPDYA <text:s/>- <text:s/>speedy/ringo cell cycle regulator family member a, GIGYF2 <text:s/>- <text:s/>grb10 interacting gyf protein 2, LDB2 <text:s/>- <text:s/>lim domain binding 2, HBEGF <text:s/>- <text:s/>heparin-binding egf-like growth factor, MAP3K6 <text:s/>- <text:s/>mitogen-activated protein kinase kinase kinase 6, SHC1 <text:s/>- <text:s/>shc (src homology 2 domain containing) transforming protein 1, ZNF597 <text:s/>- <text:s/>zinc finger protein 597, PNPT1 <text:s/>- <text:s/>polyribonucleotide nucleotidyltransferase 1, DLG1 <text:s/>- <text:s/>discs, large homolog 1 (drosophila), DLX1 <text:s/>- <text:s/>distal-less homeobox 1, SHH <text:s/>- <text:s/>sonic hedgehog, DLX2 <text:s/>- <text:s/>distal-less homeobox 2, LRP6 <text:s/>- <text:s/>low density lipoprotein receptor-related protein 6, DLX3 <text:s/>- <text:s/>distal-less homeobox 3, INHBE <text:s/>- <text:s/>inhibin, beta e, DHCR24 <text:s/>- <text:s/>24-dehydrocholesterol reductase, LUM <text:s/>- <text:s/>lumican, SPAG9 <text:s/>- <text:s/>sperm associated antigen 9, SIM1 <text:s/>- <text:s/>single-minded homolog 1 (drosophila), SESN2 <text:s/>- <text:s/>sestrin 2, BRSK2 <text:s/>- <text:s/>br serine/threonine kinase 2, SIX1 <text:s/>- <text:s/>six homeobox 1, TAF1B <text:s/>- <text:s/>tata box binding protein (tbp)-associated factor, rna polymerase i, b, 63kda, SFRP1 <text:s/>- <text:s/>secreted frizzled-related protein 1, MXD1 <text:s/>- <text:s/>max dimerization protein 1, PIAS4 <text:s/>- <text:s/>protein inhibitor of activated stat, 4, SMAD2 <text:s/>- <text:s/>smad family member 2, DNM2 <text:s/>- <text:s/>dynamin 2, SRSF6 <text:s/>- <text:s/>serine/arginine-rich splicing factor 6, ZBTB26 <text:s/>- <text:s/>zinc finger and btb domain containing 26, LRRC4C <text:s/>- <text:s/>leucine rich repeat containing 4c, HIST1H2AG <text:s/>- <text:s/>histone cluster 1, h2ag, SMAD6 <text:s/>- <text:s/>smad family member 6, MAF <text:s/>- <text:s/>v-maf avian musculoaponeurotic fibrosarcoma oncogene homolog, FAM83D <text:s/>- <text:s/>family with sequence similarity 83, member d, SIX5 <text:s/>- <text:s/>six homeobox 5, MARK2 <text:s/>- <text:s/>map/microtubule affinity-regulating kinase 2, EMX1 <text:s/>- <text:s/>empty spiracles homeobox 1, MAPRE3 <text:s/>- <text:s/>microtubule-associated protein, rp/eb family, member 3, DDX25 <text:s/>- <text:s/>dead (asp-glu-ala-asp) box helicase 25, ELK1 <text:s/>- <text:s/>elk1, member of ets oncogene family, MBNL2 <text:s/>- <text:s/>muscleblind-like splicing regulator 2, ENSA <text:s/>- <text:s/>endosulfine alpha, ORMDL2 <text:s/>- <text:s/>orm1-like 2 (s. cerevisiae), EPAS1 <text:s/>- <text:s/>endothelial pas domain protein 1, ATP6AP2 <text:s/>- <text:s/>atpase, h+ transporting, lysosomal accessory protein 2, ZNF524 <text:s/>- <text:s/>zinc finger protein 524, EMX2 <text:s/>- <text:s/>empty spiracles homeobox 2, SIRT2 <text:s/>- <text:s/>sirtuin 2, ENG <text:s/>- <text:s/>endoglin, TDRD3 <text:s/>- <text:s/>tudor domain containing 3, TPX2 <text:s/>- <text:s/>tpx2, microtubule-associated, PPP1R12A <text:s/>- <text:s/>protein phosphatase 1, regulatory subunit 12a, TRIM11 <text:s/>- <text:s/>tripartite motif containing 11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PSME3 <text:s/>- <text:s/>proteasome (prosome, macropain) activator subunit 3 (pa28 gamma; ki), BARHL1 <text:s/>- <text:s/>barh-like homeobox 1, EIF5 <text:s/>- <text:s/>eukaryotic translation initiation factor 5, TOPORS <text:s/>- <text:s/>topoisomerase i binding, arginine/serine-rich, e3 ubiquitin protein ligase, CNOT1 <text:s/>- <text:s/>ccr4-not transcription complex, subunit 1, EXOSC7 <text:s/>- <text:s/>exosome component 7, ZNF362 <text:s/>- <text:s/>zinc finger protein 362, PRDM10 <text:s/>- <text:s/>pr domain containing 10, MXI1 <text:s/>- <text:s/>max interactor 1, dimerization protein, PRDM9 <text:s/>- <text:s/>pr domain containing 9, UBN1 <text:s/>- <text:s/>ubinuclein 1, CELSR3 <text:s/>- <text:s/>cadherin, egf lag seven-pass g-type receptor 3, KDM4B <text:s/>- <text:s/>lysine (k)-specific demethylase 4b, KDM1A <text:s/>- <text:s/>lysine (k)-specific demethylase 1a, INO80B <text:s/>- <text:s/>ino80 complex subunit b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HIST3H2A <text:s/>- <text:s/>histone cluster 3, h2a, SERTAD3 <text:s/>- <text:s/>serta domain containing 3, EBF1 <text:s/>- <text:s/>early b-cell factor 1, E2F3 <text:s/>- <text:s/>e2f transcription factor 3, HELB <text:s/>- <text:s/>helicase (dna) b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TRAF2 <text:s/>- <text:s/>tnf receptor-associated factor 2, EDA <text:s/>- <text:s/>ectodysplasin a, NR2C2 <text:s/>- <text:s/>nuclear receptor subfamily 2, group c, member 2, ECE1 <text:s/>- <text:s/>endothelin converting enzyme 1, HES5 <text:s/>- <text:s/>hairy and enhancer of split 5 (drosophila), ACOT8 <text:s/>- <text:s/>acyl-coa thioesterase 8, FANCA <text:s/>- <text:s/>fanconi anemia, complementation group a, DERL3 <text:s/>- <text:s/>derlin 3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COA3 <text:s/>- <text:s/>cytochrome c oxidase assembly factor 3, ETV4 <text:s/>- <text:s/>ets variant 4, TWSG1 <text:s/>- <text:s/>twisted gastrulation homolog 1 (drosophila), DCPS <text:s/>- <text:s/>decapping enzyme, scavenger, ETV6 <text:s/>- <text:s/>ets variant 6, VIM <text:s/>- <text:s/>vimentin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IL23R <text:s/>- <text:s/>interleukin 23 receptor, KIF14 <text:s/>- <text:s/>kinesin family member 14, ZBTB5 <text:s/>- <text:s/>zinc finger and btb domain containing 5, PASK <text:s/>- <text:s/>pas domain containing serine/threonine kinase, CHRDL1 <text:s/>- <text:s/>chordin-like 1, ERG <text:s/>- <text:s/>v-ets avian erythroblastosis virus e26 oncogene homolog, UBB <text:s/>- <text:s/>ubiquitin b, ESRRB <text:s/>- <text:s/>estrogen-related receptor beta, ARRDC4 <text:s/>- <text:s/>arrestin domain containing 4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ETF1 <text:s/>- <text:s/>eukaryotic translation termination factor 1, ZNF830 <text:s/>- <text:s/>zinc finger protein 830, EPHB1 <text:s/>- <text:s/>eph receptor b1, EPHA8 <text:s/>- <text:s/>eph receptor a8, EPHA7 <text:s/>- <text:s/>eph receptor a7, HNRNPDL <text:s/>- <text:s/>heterogeneous nuclear ribonucleoprotein d-like, UBE2D3 <text:s/>- <text:s/>ubiquitin-conjugating enzyme e2d 3, RBX1 <text:s/>- <text:s/>ring-box 1, e3 ubiquitin protein ligase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FN1 <text:s/>- <text:s/>fibronectin 1, ZNF34 <text:s/>- <text:s/>zinc finger protein 34, CAMTA1 <text:s/>- <text:s/>calmodulin binding transcription activator 1, ZNF436 <text:s/>- <text:s/>zinc finger protein 436, OSM <text:s/>- <text:s/>oncostatin m, ADC <text:s/>- <text:s/>arginine decarboxylase, FOXM1 <text:s/>- <text:s/>forkhead box m1, FOXO1 <text:s/>- <text:s/>forkhead box o1, SOST <text:s/>- <text:s/>sclerostin, FOXC1 <text:s/>- <text:s/>forkhead box c1, FOXL1 <text:s/>- <text:s/>forkhead box l1, FOXG1 <text:s/>- <text:s/>forkhead box g1, MED8 <text:s/>- <text:s/>mediator complex subunit 8, CAND1 <text:s/>- <text:s/>cullin-associated and neddylation-dissociated 1, EAF2 <text:s/>- <text:s/>ell associated factor 2, FAM208A <text:s/>- <text:s/>family with sequence similarity 208, member a, KDM3A <text:s/>- <text:s/>lysine (k)-specific demethylase 3a, CLEC16A <text:s/>- <text:s/>c-type lectin domain family 16, member a, DERL2 <text:s/>- <text:s/>derlin 2, VIMP <text:s/>- <text:s/>vcp-interacting membrane protein, EXOSC1 <text:s/>- <text:s/>exosome component 1, FGFR2 <text:s/>- <text:s/>fibroblast growth factor receptor 2, DDR2 <text:s/>- <text:s/>discoidin domain receptor tyrosine kinase 2, MAML1 <text:s/>- <text:s/>mastermind-like 1 (drosophila), TARBP2 <text:s/>- <text:s/>tar (hiv-1) rna binding protein 2, BCLAF1 <text:s/>- <text:s/>bcl2-associated transcription factor 1, NUP88 <text:s/>- <text:s/>nucleoporin 88kda, GMNN <text:s/>- <text:s/>geminin, dna replication inhibitor, RASSF2 <text:s/>- <text:s/>ras association (ralgds/af-6) domain family member 2, FER <text:s/>- <text:s/>fer (fps/fes related) tyrosine kinase, SMG9 <text:s/>- <text:s/>smg9 nonsense mediated mrna decay factor, CREBRF <text:s/>- <text:s/>creb3 regulatory factor, NEK10 <text:s/>- <text:s/>nima-related kinase 10, TBX15 <text:s/>- <text:s/>t-box 15, NDUFA13 <text:s/>- <text:s/>nadh dehydrogenase (ubiquinone) 1 alpha subcomplex, 13, ZFP91 <text:s/>- <text:s/>zfp91 zinc finger protein, RNF40 <text:s/>- <text:s/>ring finger protein 40, e3 ubiquitin protein ligase, POLR1D <text:s/>- <text:s/>polymerase (rna) i polypeptide d, 16kda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TLE1 <text:s/>- <text:s/>transducin-like enhancer of split 1 (e(sp1) homolog, drosophila), TLE3 <text:s/>- <text:s/>transducin-like enhancer of split 3 (e(sp1) homolog, drosophila), TLE4 <text:s/>- <text:s/>transducin-like enhancer of split 4 (e(sp1) homolog, drosophila), HERPUD1 <text:s/>- <text:s/>homocysteine-inducible, endoplasmic reticulum stress-inducible, ubiquitin-like domain member 1, TLX3 <text:s/>- <text:s/>t-cell leukemia homeobox 3, RIMS2 <text:s/>- <text:s/>regulating synaptic membrane exocytosis 2, PUM1 <text:s/>- <text:s/>pumilio homolog 1 (drosophila)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TADA2B <text:s/>- <text:s/>transcriptional adaptor 2b, ATP1B4 <text:s/>- <text:s/>atpase, na+/k+ transporting, beta 4 polypeptide, HDAC9 <text:s/>- <text:s/>histone deacetylase 9, MYOCD <text:s/>- <text:s/>myocardin, SETD1A <text:s/>- <text:s/>set domain containing 1a, ZNF614 <text:s/>- <text:s/>zinc finger protein 614, NOX4 <text:s/>- <text:s/>nadph oxidase 4, TMBIM6 <text:s/>- <text:s/>transmembrane bax inhibitor motif containing 6, EIF4ENIF1 <text:s/>- <text:s/>eukaryotic translation initiation factor 4e nuclear import factor 1, SUZ12 <text:s/>- <text:s/>suz12 polycomb repressive complex 2 subunit, NEK2 <text:s/>- <text:s/>nima-related kinase 2, TEF <text:s/>- <text:s/>thyrotrophic embryonic factor, WNT10A <text:s/>- <text:s/>wingless-type mmtv integration site family, member 10a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FNIP1 <text:s/>- <text:s/>folliculin interacting protein 1, HEY2 <text:s/>- <text:s/>hairy/enhancer-of-split related with yrpw motif 2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3 <text:s/>- <text:s/>transforming growth factor, beta 3, TGFB1I1 <text:s/>- <text:s/>transforming growth factor beta 1 induced transcript 1, NUP93 <text:s/>- <text:s/>nucleoporin 93kda, RASD2 <text:s/>- <text:s/>rasd family, member 2, KDM4A <text:s/>- <text:s/>lysine (k)-specific demethylase 4a, FOSB <text:s/>- <text:s/>fbj murine osteosarcoma viral oncogene homolog b, THBS1 <text:s/>- <text:s/>thrombospondin 1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0000000106" calcext:value-type="float">
            <text:p>1.06E-12</text:p>
          </table:table-cell>
          <table:table-cell office:value-type="float" office:value="0.000000000631" calcext:value-type="float">
            <text:p>6.31E-10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2003" calcext:value-type="float">
            <text:p>2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SP3 <text:s/>- <text:s/>sp3 transcription factor, SP1 <text:s/>- <text:s/>sp1 transcription facto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SUV420H2 <text:s/>- <text:s/>suppressor of variegation 4-20 homolog 2 (drosophila), MED21 <text:s/>- <text:s/>mediator complex subunit 21, TGIF2 <text:s/>- <text:s/>tgfb-induced factor homeobox 2, IWS1 <text:s/>- <text:s/>iws1 homolog (s. cerevisiae), POLDIP3 <text:s/>- <text:s/>polymerase (dna-directed), delta interacting protein 3, ZNF768 <text:s/>- <text:s/>zinc finger protein 768, JUN <text:s/>- <text:s/>jun proto-oncogene, JARID2 <text:s/>- <text:s/>jumonji, at rich interactive domain 2, CRY2 <text:s/>- <text:s/>cryptochrome 2 (photolyase-like), STAT3 <text:s/>- <text:s/>signal transducer and activator of transcription 3 (acute-phase response factor), JUNB <text:s/>- <text:s/>jun b proto-oncogene, ATF7 <text:s/>- <text:s/>activating transcription factor 7, E2F8 <text:s/>- <text:s/>e2f transcription factor 8, ZNF416 <text:s/>- <text:s/>zinc finger protein 416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MLLT1 <text:s/>- <text:s/>myeloid/lymphoid or mixed-lineage leukemia (trithorax homolog, drosophila); translocated to, 1, ZNF132 <text:s/>- <text:s/>zinc finger protein 132, HEXIM2 <text:s/>- <text:s/>hexamethylene bis-acetamide inducible 2, INTS7 <text:s/>- <text:s/>integrator complex subunit 7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ARNTL <text:s/>- <text:s/>aryl hydrocarbon receptor nuclear translocator-like, ZMYM5 <text:s/>- <text:s/>zinc finger, mym-type 5, SCML1 <text:s/>- <text:s/>sex comb on midleg-like 1 (drosophila), SAP130 <text:s/>- <text:s/>sin3a-associated protein, 130kda, PAX8 <text:s/>- <text:s/>paired box 8, ARID1B <text:s/>- <text:s/>at rich interactive domain 1b (swi1-like), BTG2 <text:s/>- <text:s/>btg family, member 2, MED30 <text:s/>- <text:s/>mediator complex subunit 30, MEF2D <text:s/>- <text:s/>myocyte enhancer factor 2d, PEG3 <text:s/>- <text:s/>paternally expressed 3, BRWD1 <text:s/>- <text:s/>bromodomain and wd repeat domain containing 1, PRDM2 <text:s/>- <text:s/>pr domain containing 2, with znf domain, DAXX <text:s/>- <text:s/>death-domain associated protein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PITX2 <text:s/>- <text:s/>paired-like homeodomain 2, NKX3-2 <text:s/>- <text:s/>nk3 homeobox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SIM1 <text:s/>- <text:s/>single-minded homolog 1 (drosophila), SIX1 <text:s/>- <text:s/>six homeobox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CCND1 <text:s/>- <text:s/>cyclin d1, SMAD6 <text:s/>- <text:s/>smad family member 6, MAF <text:s/>- <text:s/>v-maf avian musculoaponeurotic fibrosarcoma oncogene homolog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TSC22D1 <text:s/>- <text:s/>tsc22 domain family, member 1, HOXC6 <text:s/>- <text:s/>homeobox c6, CRTC2 <text:s/>- <text:s/>creb regulated transcription coactivator 2, TOPORS <text:s/>- <text:s/>topoisomerase i binding, arginine/serine-rich, e3 ubiquitin protein ligase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RORB <text:s/>- <text:s/>rar-related orphan receptor b, SERTAD3 <text:s/>- <text:s/>serta domain containing 3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TTLL5 <text:s/>- <text:s/>tubulin tyrosine ligase-like family, member 5, INTS12 <text:s/>- <text:s/>integrator complex subunit 12, HMGB2 <text:s/>- <text:s/>high mobility group box 2, HLX <text:s/>- <text:s/>h2.0-like homeobox, AGO1 <text:s/>- <text:s/>argonaute risc catalytic component 1, ZBTB48 <text:s/>- <text:s/>zinc finger and btb domain containing 48, ETV4 <text:s/>- <text:s/>ets variant 4, HOXB13 <text:s/>- <text:s/>homeobox b13, ETV6 <text:s/>- <text:s/>ets variant 6, RPLP1 <text:s/>- <text:s/>ribosomal protein, large, p1, RPLP0 <text:s/>- <text:s/>ribosomal protein, large, p0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HOXB4 <text:s/>- <text:s/>homeobox b4, ZBTB5 <text:s/>- <text:s/>zinc finger and btb domain containing 5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ESRRB <text:s/>- <text:s/>estrogen-related receptor beta, RCOR1 <text:s/>- <text:s/>rest corepressor 1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CAMTA1 <text:s/>- <text:s/>calmodulin binding transcription activator 1, RBMX <text:s/>- <text:s/>rna binding motif protein, x-linked, ZNF436 <text:s/>- <text:s/>zinc finger protein 436, ZNF574 <text:s/>- <text:s/>zinc finger protein 574, FOXM1 <text:s/>- <text:s/>forkhead box m1, USP16 <text:s/>- <text:s/>ubiquitin specific peptidase 16, FOXO1 <text:s/>- <text:s/>forkhead box o1, ILF2 <text:s/>- <text:s/>interleukin enhancer binding factor 2, FOXC1 <text:s/>- <text:s/>forkhead box c1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ZNF25 <text:s/>- <text:s/>zinc finger protein 25, ISL1 <text:s/>- <text:s/>isl lim homeobox 1, MAML1 <text:s/>- <text:s/>mastermind-like 1 (drosophila), BCLAF1 <text:s/>- <text:s/>bcl2-associated transcription factor 1, NUP88 <text:s/>- <text:s/>nucleoporin 88kda, KHSRP <text:s/>- <text:s/>kh-type splicing regulatory protein, POLR1E <text:s/>- <text:s/>polymerase (rna) i polypeptide e, 53kda, CEBPG <text:s/>- <text:s/>ccaat/enhancer binding protein (c/ebp), gamma, CREBRF <text:s/>- <text:s/>creb3 regulatory factor, TBX15 <text:s/>- <text:s/>t-box 15, GZF1 <text:s/>- <text:s/>gdnf-inducible zinc finger protein 1, INSM1 <text:s/>- <text:s/>insulinoma-associated 1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0.0000000000011" calcext:value-type="float">
            <text:p>1.1E-12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4188" calcext:value-type="float">
            <text:p>4188</text:p>
          </table:table-cell>
          <table:table-cell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[MED29 <text:s/>- <text:s/>mediator complex subunit 29, ZMYND8 <text:s/>- <text:s/>zinc finger, mynd-type containing 8, LHX1 <text:s/>- <text:s/>lim homeobox 1, PMS2 <text:s/>- <text:s/>pms2 postmeiotic segregation increased 2 (s. cerevisiae), HNRNPA0 <text:s/>- <text:s/>heterogeneous nuclear ribonucleoprotein a0, PNN <text:s/>- <text:s/>pinin, desmosome associated protein, LRRC16A <text:s/>- <text:s/>leucine rich repeat containing 16a, FBXO18 <text:s/>- <text:s/>f-box protein, helicase, 18, ABAT <text:s/>- <text:s/>4-aminobutyrate aminotransferase, GRHL2 <text:s/>- <text:s/>grainyhead-like 2 (drosophila), SERINC3 <text:s/>- <text:s/>serine incorporator 3, PNRC1 <text:s/>- <text:s/>proline-rich nuclear receptor coactivator 1, GCNT2 <text:s/>- <text:s/>glucosaminyl (n-acetyl) transferase 2, i-branching enzyme (i blood group), FIZ1 <text:s/>- <text:s/>flt3-interacting zinc finger 1, ACACA <text:s/>- <text:s/>acetyl-coa carboxylase alpha, GCHFR <text:s/>- <text:s/>gtp cyclohydrolase i feedback regulator, GCH1 <text:s/>- <text:s/>gtp cyclohydrolase 1, SP3 <text:s/>- <text:s/>sp3 transcription factor, LTV1 <text:s/>- <text:s/>ltv1 homolog (s. cerevisiae), SP1 <text:s/>- <text:s/>sp1 transcription factor, MAEL <text:s/>- <text:s/>maelstrom spermatogenic transposon silencer, CPT1A <text:s/>- <text:s/>carnitine palmitoyltransferase 1a (liver), ACAT1 <text:s/>- <text:s/>acetyl-coa acetyltransferase 1, SP2 <text:s/>- <text:s/>sp2 transcription factor, BRD8 <text:s/>- <text:s/>bromodomain containing 8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CPD <text:s/>- <text:s/>carboxypeptidase d, GRHL3 <text:s/>- <text:s/>grainyhead-like 3 (drosophila), PABPN1 <text:s/>- <text:s/>poly(a) binding protein, nuclear 1, SOX1 <text:s/>- <text:s/>sry (sex determining region y)-box 1, CCNB1IP1 <text:s/>- <text:s/>cyclin b1 interacting protein 1, e3 ubiquitin protein ligase, ORC3 <text:s/>- <text:s/>origin recognition complex, subunit 3, ATF7IP2 <text:s/>- <text:s/>activating transcription factor 7 interacting protein 2, SON <text:s/>- <text:s/>son dna binding protein, POLD4 <text:s/>- <text:s/>polymerase (dna-directed), delta 4, accessory subunit, MMAB <text:s/>- <text:s/>methylmalonic aciduria (cobalamin deficiency) cblb type, ORC6 <text:s/>- <text:s/>origin recognition complex, subunit 6, HES4 <text:s/>- <text:s/>hairy and enhancer of split 4 (drosophila), ATF6B <text:s/>- <text:s/>activating transcription factor 6 beta, IER5 <text:s/>- <text:s/>immediate early response 5, ZNF672 <text:s/>- <text:s/>zinc finger protein 672, GLUL <text:s/>- <text:s/>glutamate-ammonia ligase, SNRPD2 <text:s/>- <text:s/>small nuclear ribonucleoprotein d2 polypeptide 16.5kda, CTSA <text:s/>- <text:s/>cathepsin a, HIST3H3 <text:s/>- <text:s/>histone cluster 3, h3, ENOPH1 <text:s/>- <text:s/>enolase-phosphatase 1, SNCA <text:s/>- <text:s/>synuclein, alpha (non a4 component of amyloid precursor), SPTLC2 <text:s/>- <text:s/>serine palmitoyltransferase, long chain base subunit 2, GLS <text:s/>- <text:s/>glutaminase, TBPL1 <text:s/>- <text:s/>tbp-like 1, SNRPA <text:s/>- <text:s/>small nuclear ribonucleoprotein polypeptide a, VGLL1 <text:s/>- <text:s/>vestigial like 1 (drosophila), EEF1E1 <text:s/>- <text:s/>eukaryotic translation elongation factor 1 epsilon 1, RNASE9 <text:s/>- <text:s/>ribonuclease, rnase a family, 9 (non-active), POU3F4 <text:s/>- <text:s/>pou class 3 homeobox 4, WDR3 <text:s/>- <text:s/>wd repeat domain 3, GLDC <text:s/>- <text:s/>glycine dehydrogenase (decarboxylating)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NT5C1A <text:s/>- <text:s/>5'-nucleotidase, cytosolic ia, PPARG <text:s/>- <text:s/>peroxisome proliferator-activated receptor gamma, PPARD <text:s/>- <text:s/>peroxisome proliferator-activated receptor delta, ACTL6B <text:s/>- <text:s/>actin-like 6b, PCYT1B <text:s/>- <text:s/>phosphate cytidylyltransferase 1, choline, beta, UBR5 <text:s/>- <text:s/>ubiquitin protein ligase e3 component n-recognin 5, POLRMT <text:s/>- <text:s/>polymerase (rna) mitochondrial (dna directed), SSBP3 <text:s/>- <text:s/>single stranded dna binding protein 3, PLA2G15 <text:s/>- <text:s/>phospholipase a2, group xv, POLR2I <text:s/>- <text:s/>polymerase (rna) ii (dna directed) polypeptide i, 14.5kda, ADCYAP1 <text:s/>- <text:s/>adenylate cyclase activating polypeptide 1 (pituitary), POU3F1 <text:s/>- <text:s/>pou class 3 homeobox 1, POU3F2 <text:s/>- <text:s/>pou class 3 homeobox 2, ENOSF1 <text:s/>- <text:s/>enolase superfamily member 1, ZNF275 <text:s/>- <text:s/>zinc finger protein 275, DMRT3 <text:s/>- <text:s/>doublesex and mab-3 related transcription factor 3, POU2F2 <text:s/>- <text:s/>pou class 2 homeobox 2, ALDH1L1 <text:s/>- <text:s/>aldehyde dehydrogenase 1 family, member l1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RKD3 <text:s/>- <text:s/>protein kinase d3, POLA1 <text:s/>- <text:s/>polymerase (dna directed), alpha 1, catalytic subunit, CHST12 <text:s/>- <text:s/>carbohydrate (chondroitin 4) sulfotransferase 12, DHTKD1 <text:s/>- <text:s/>dehydrogenase e1 and transketolase domain containing 1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CTH <text:s/>- <text:s/>cystathionase (cystathionine gamma-lyase), HIVEP3 <text:s/>- <text:s/>human immunodeficiency virus type i enhancer binding protein 3, CTBP2 <text:s/>- <text:s/>c-terminal binding protein 2, GTPBP3 <text:s/>- <text:s/>gtp binding protein 3 (mitochondrial), CITED4 <text:s/>- <text:s/>cbp/p300-interacting transactivator, with glu/asp-rich carboxy-terminal domain, 4, N4BP2 <text:s/>- <text:s/>nedd4 binding protein 2, RAD54B <text:s/>- <text:s/>rad54 homolog b (s. cerevisiae), HIBADH <text:s/>- <text:s/>3-hydroxyisobutyrate dehydrogenase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SLBP <text:s/>- <text:s/>stem-loop binding protein, PTF1A <text:s/>- <text:s/>pancreas specific transcription factor, 1a, PPP2R1A <text:s/>- <text:s/>protein phosphatase 2, regulatory subunit a, alpha, KPNA2 <text:s/>- <text:s/>karyopherin alpha 2 (rag cohort 1, importin alpha 1), KPNB1 <text:s/>- <text:s/>karyopherin (importin) beta 1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FUT8 <text:s/>- <text:s/>fucosyltransferase 8 (alpha (1,6) fucosyltransferase), RMI2 <text:s/>- <text:s/>recq mediated genome instability 2, MED21 <text:s/>- <text:s/>mediator complex subunit 21, SUV420H2 <text:s/>- <text:s/>suppressor of variegation 4-20 homolog 2 (drosophila), KIT <text:s/>- <text:s/>v-kit hardy-zuckerman 4 feline sarcoma viral oncogene homolog, SNRNP40 <text:s/>- <text:s/>small nuclear ribonucleoprotein 40kda (u5), DCAKD <text:s/>- <text:s/>dephospho-coa kinase domain containing, TGIF2 <text:s/>- <text:s/>tgfb-induced factor homeobox 2, ZRANB2 <text:s/>- <text:s/>zinc finger, ran-binding domain containing 2, SLC25A19 <text:s/>- <text:s/>solute carrier family 25 (mitochondrial thiamine pyrophosphate carrier), member 19, RPAIN <text:s/>- <text:s/>rpa interacting protein, LIN28A <text:s/>- <text:s/>lin-28 homolog a (c. elegans), MRPL37 <text:s/>- <text:s/>mitochondrial ribosomal protein l37, POLDIP3 <text:s/>- <text:s/>polymerase (dna-directed), delta interacting protein 3, CELF6 <text:s/>- <text:s/>cugbp, elav-like family member 6, IWS1 <text:s/>- <text:s/>iws1 homolog (s. cerevisiae), TDRKH <text:s/>- <text:s/>tudor and kh domain containing, MRPL51 <text:s/>- <text:s/>mitochondrial ribosomal protein l51, THAP9 <text:s/>- <text:s/>thap domain containing 9, ZNF768 <text:s/>- <text:s/>zinc finger protein 768, JUN <text:s/>- <text:s/>jun proto-oncogene, PRODH <text:s/>- <text:s/>proline dehydrogenase (oxidase) 1, JARID2 <text:s/>- <text:s/>jumonji, at rich interactive domain 2, STAT3 <text:s/>- <text:s/>signal transducer and activator of transcription 3 (acute-phase response factor), CRY2 <text:s/>- <text:s/>cryptochrome 2 (photolyase-like), GALT <text:s/>- <text:s/>galactose-1-phosphate uridylyltransferase, JUNB <text:s/>- <text:s/>jun b proto-oncogene, E2F8 <text:s/>- <text:s/>e2f transcription factor 8, ATF7 <text:s/>- <text:s/>activating transcription factor 7, SLC25A25 <text:s/>- <text:s/>solute carrier family 25 (mitochondrial carrier; phosphate carrier), member 25, ALDOB <text:s/>- <text:s/>aldolase b, fructose-bisphosphate, MACROD2 <text:s/>- <text:s/>macro domain containing 2, ELAC2 <text:s/>- <text:s/>elac ribonuclease z 2, ZNF416 <text:s/>- <text:s/>zinc finger protein 416, ING5 <text:s/>- <text:s/>inhibitor of growth family, member 5, AMD1 <text:s/>- <text:s/>adenosylmethionine decarboxylase 1, SLC25A33 <text:s/>- <text:s/>solute carrier family 25 (pyrimidine nucleotide carrier), member 33, SPCS3 <text:s/>- <text:s/>signal peptidase complex subunit 3 homolog (s. cerevisiae), MAP2K6 <text:s/>- <text:s/>mitogen-activated protein kinase kinase 6, ZNF668 <text:s/>- <text:s/>zinc finger protein 668, NHP2 <text:s/>- <text:s/>nhp2 ribonucleoprotein, PRKD2 <text:s/>- <text:s/>protein kinase d2, EXD1 <text:s/>- <text:s/>exonuclease 3'-5' domain containing 1, HMGA2 <text:s/>- <text:s/>high mobility group at-hook 2, ADAD2 <text:s/>- <text:s/>adenosine deaminase domain containing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FAM178A <text:s/>- <text:s/>family with sequence similarity 178, member a, GATA3 <text:s/>- <text:s/>gata binding protein 3, PHF6 <text:s/>- <text:s/>phd finger protein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GART <text:s/>- <text:s/>phosphoribosylglycinamide formyltransferase, phosphoribosylglycinamide synthetase, phosphoribosylaminoimidazole synthetase, FAM111A <text:s/>- <text:s/>family with sequence similarity 111, member a, RBMXL1 <text:s/>- <text:s/>rna binding motif protein, x-linked-like 1, DEDD2 <text:s/>- <text:s/>death effector domain containing 2, SRM <text:s/>- <text:s/>spermidine synthase, ZNF189 <text:s/>- <text:s/>zinc finger protein 189, RBM23 <text:s/>- <text:s/>rna binding motif protein 23, ZNF280B <text:s/>- <text:s/>zinc finger protein 280b, PAX1 <text:s/>- <text:s/>paired box 1, PAX6 <text:s/>- <text:s/>paired box 6, RFWD3 <text:s/>- <text:s/>ring finger and wd repeat domain 3, ZNF385A <text:s/>- <text:s/>zinc finger protein 385a, PAX3 <text:s/>- <text:s/>paired box 3, SIN3A <text:s/>- <text:s/>sin3 transcription regulator family member a, DDC <text:s/>- <text:s/>dopa decarboxylase (aromatic l-amino acid decarboxylase), PIWIL1 <text:s/>- <text:s/>piwi-like rna-mediated gene silencing 1, PBX1 <text:s/>- <text:s/>pre-b-cell leukemia homeobox 1, GTF2E1 <text:s/>- <text:s/>general transcription factor iie, polypeptide 1, alpha 56kda, MLH1 <text:s/>- <text:s/>mutl homolog 1, colon cancer, nonpolyposis type 2 (e. coli), MAP3K9 <text:s/>- <text:s/>mitogen-activated protein kinase kinase kinase 9, ZNF287 <text:s/>- <text:s/>zinc finger protein 287, KDM3B <text:s/>- <text:s/>lysine (k)-specific demethylase 3b, HYKK <text:s/>- <text:s/>hydroxylysine kinase, CBX8 <text:s/>- <text:s/>chromobox homolog 8, ZNF628 <text:s/>- <text:s/>zinc finger protein 628, GSTZ1 <text:s/>- <text:s/>glutathione s-transferase zeta 1, NUDT2 <text:s/>- <text:s/>nudix (nucleoside diphosphate linked moiety x)-type motif 2, MLLT1 <text:s/>- <text:s/>myeloid/lymphoid or mixed-lineage leukemia (trithorax homolog, drosophila); translocated to, 1, MSH6 <text:s/>- <text:s/>muts homolog 6 (e. coli), CHP1 <text:s/>- <text:s/>calcineurin-like ef-hand protein 1, ZNF132 <text:s/>- <text:s/>zinc finger protein 132, BRIP1 <text:s/>- <text:s/>brca1 interacting protein c-terminal helicase 1, GUCY1B3 <text:s/>- <text:s/>guanylate cyclase 1, soluble, beta 3, P4HB <text:s/>- <text:s/>prolyl 4-hydroxylase, beta polypeptide, HEXIM2 <text:s/>- <text:s/>hexamethylene bis-acetamide inducible 2, INTS7 <text:s/>- <text:s/>integrator complex subunit 7, CNTD1 <text:s/>- <text:s/>cyclin n-terminal domain containing 1, CHEK2 <text:s/>- <text:s/>checkpoint kinase 2, MN1 <text:s/>- <text:s/>meningioma (disrupted in balanced translocation) 1, ZNF551 <text:s/>- <text:s/>zinc finger protein 551, EARS2 <text:s/>- <text:s/>glutamyl-trna synthetase 2, mitochondrial, ZNF473 <text:s/>- <text:s/>zinc finger protein 473, ALDH6A1 <text:s/>- <text:s/>aldehyde dehydrogenase 6 family, member a1, SCAI <text:s/>- <text:s/>suppressor of cancer cell invasion, MNT <text:s/>- <text:s/>mnt, max dimerization protein, DDX10 <text:s/>- <text:s/>dead (asp-glu-ala-asp) box polypeptide 10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PDE1B <text:s/>- <text:s/>phosphodiesterase 1b, calmodulin-dependent, SAP130 <text:s/>- <text:s/>sin3a-associated protein, 130kda, PDE7A <text:s/>- <text:s/>phosphodiesterase 7a, H2AFX <text:s/>- <text:s/>h2a histone family, member x, PAX8 <text:s/>- <text:s/>paired box 8, PDGFRB <text:s/>- <text:s/>platelet-derived growth factor receptor, beta polypeptide, NME9 <text:s/>- <text:s/>nme/nm23 family member 9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PEG3 <text:s/>- <text:s/>paternally expressed 3, BRWD1 <text:s/>- <text:s/>bromodomain and wd repeat domain containing 1, HAGH <text:s/>- <text:s/>hydroxyacylglutathione hydrolase, TICRR <text:s/>- <text:s/>topbp1-interacting checkpoint and replication regulator, PCNA <text:s/>- <text:s/>proliferating cell nuclear antigen, PRDM2 <text:s/>- <text:s/>pr domain containing 2, with znf domain, LSM6 <text:s/>- <text:s/>lsm6 homolog, u6 small nuclear rna associated (s. cerevisiae), DAXX <text:s/>- <text:s/>death-domain associated protein, PCK2 <text:s/>- <text:s/>phosphoenolpyruvate carboxykinase 2 (mitochondrial), PCSK2 <text:s/>- <text:s/>proprotein convertase subtilisin/kexin type 2, PANK1 <text:s/>- <text:s/>pantothenate kinase 1, PPP1R1B <text:s/>- <text:s/>protein phosphatase 1, regulatory (inhibitor) subunit 1b, PRPF38B <text:s/>- <text:s/>prp38 pre-mrna processing factor 38 (yeast) domain containing b, ARX <text:s/>- <text:s/>aristaless related homeobox, RAD9B <text:s/>- <text:s/>rad9 homolog b (s. pombe), SARS <text:s/>- <text:s/>seryl-trna synthetase, ZCCHC12 <text:s/>- <text:s/>zinc finger, cchc domain containing 12, PLA2G16 <text:s/>- <text:s/>phospholipase a2, group xvi, MBD3 <text:s/>- <text:s/>methyl-cpg binding domain protein 3, ZNF214 <text:s/>- <text:s/>zinc finger protein 214, PDE4D <text:s/>- <text:s/>phosphodiesterase 4d, camp-specific, HDAC1 <text:s/>- <text:s/>histone deacetylase 1, SLC28A2 <text:s/>- <text:s/>solute carrier family 28 (concentrative nucleoside transporter), member 2, KAT7 <text:s/>- <text:s/>k(lysine) acetyltransferase 7, ATRIP <text:s/>- <text:s/>atr interacting protein, XDH <text:s/>- <text:s/>xanthine dehydrogenase, PGK2 <text:s/>- <text:s/>phosphoglycerate kinase 2, PGM3 <text:s/>- <text:s/>phosphoglucomutase 3, CCNE2 <text:s/>- <text:s/>cyclin e2, ZNF444 <text:s/>- <text:s/>zinc finger protein 444, EPC2 <text:s/>- <text:s/>enhancer of polycomb homolog 2 (drosophila), GNS <text:s/>- <text:s/>glucosamine (n-acetyl)-6-sulfatase, DTL <text:s/>- <text:s/>denticleless e3 ubiquitin protein ligase homolog (drosophila), GOT1 <text:s/>- <text:s/>glutamic-oxaloacetic transaminase 1, soluble, BAHD1 <text:s/>- <text:s/>bromo adjacent homology domain containing 1, ZBTB20 <text:s/>- <text:s/>zinc finger and btb domain containing 20, ATP1B1 <text:s/>- <text:s/>atpase, na+/k+ transporting, beta 1 polypeptide, PUS3 <text:s/>- <text:s/>pseudouridylate synthase 3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MLXIP <text:s/>- <text:s/>mlx interacting protein, ENPP4 <text:s/>- <text:s/>ectonucleotide pyrophosphatase/phosphodiesterase 4 (putative), FOXN4 <text:s/>- <text:s/>forkhead box n4, MAZ <text:s/>- <text:s/>myc-associated zinc finger protein (purine-binding transcription factor), IMMP1L <text:s/>- <text:s/>imp1 inner mitochondrial membrane peptidase-like (s. cerevisiae), TBX19 <text:s/>- <text:s/>t-box 19, TBX18 <text:s/>- <text:s/>t-box 18, ADNP2 <text:s/>- <text:s/>adnp homeobox 2, MKL1 <text:s/>- <text:s/>megakaryoblastic leukemia (translocation) 1, PER1 <text:s/>- <text:s/>period circadian clock 1, ABHD12 <text:s/>- <text:s/>abhydrolase domain containing 12, ZC3H12C <text:s/>- <text:s/>zinc finger ccch-type containing 12c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ATP5G1 <text:s/>- <text:s/>atp synthase, h+ transporting, mitochondrial fo complex, subunit c1 (subunit 9), WARS <text:s/>- <text:s/>tryptophanyl-trna synthetase, ALDH7A1 <text:s/>- <text:s/>aldehyde dehydrogenase 7 family, member a1, DTYMK <text:s/>- <text:s/>deoxythymidylate kinase (thymidylate kinase), PPIL1 <text:s/>- <text:s/>peptidylprolyl isomerase (cyclophilin)-like 1, PITX2 <text:s/>- <text:s/>paired-like homeodomain 2, NKX3-2 <text:s/>- <text:s/>nk3 homeobox 2, PITX3 <text:s/>- <text:s/>paired-like homeodomain 3, DLG3 <text:s/>- <text:s/>discs, large homolog 3 (drosophila), PNPT1 <text:s/>- <text:s/>polyribonucleotide nucleotidyltransferase 1, ZNF597 <text:s/>- <text:s/>zinc finger protein 597, DLG1 <text:s/>- <text:s/>discs, large homolog 1 (drosophila), GRWD1 <text:s/>- <text:s/>glutamate-rich wd repeat containing 1, ZNF343 <text:s/>- <text:s/>zinc finger protein 343, DLG2 <text:s/>- <text:s/>discs, large homolog 2 (drosophila), DLX1 <text:s/>- <text:s/>distal-less homeobox 1, DLX2 <text:s/>- <text:s/>distal-less homeobox 2, GSTO2 <text:s/>- <text:s/>glutathione s-transferase omega 2, DLX3 <text:s/>- <text:s/>distal-less homeobox 3, TYW1 <text:s/>- <text:s/>trna-yw synthesizing protein 1 homolog (s. cerevisiae), RHNO1 <text:s/>- <text:s/>rad9-hus1-rad1 interacting nuclear orphan 1, LUM <text:s/>- <text:s/>lumican, ST3GAL3 <text:s/>- <text:s/>st3 beta-galactoside alpha-2,3-sialyltransferase 3, SESN2 <text:s/>- <text:s/>sestrin 2, SIM1 <text:s/>- <text:s/>single-minded homolog 1 (drosophila), NQO1 <text:s/>- <text:s/>nad(p)h dehydrogenase, quinone 1, SIX1 <text:s/>- <text:s/>six homeobox 1, MPC1 <text:s/>- <text:s/>mitochondrial pyruvate carrier 1, TAF1B <text:s/>- <text:s/>tata box binding protein (tbp)-associated factor, rna polymerase i, b, 63kda, GRIN2A <text:s/>- <text:s/>glutamate receptor, ionotropic, n-methyl d-aspartate 2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SRSF6 <text:s/>- <text:s/>serine/arginine-rich splicing factor 6, ZIC3 <text:s/>- <text:s/>zic family member 3, ZBTB26 <text:s/>- <text:s/>zinc finger and btb domain containing 26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CCND1 <text:s/>- <text:s/>cyclin d1, GSK3B <text:s/>- <text:s/>glycogen synthase kinase 3 beta, SMAD6 <text:s/>- <text:s/>smad family member 6, BCKDHB <text:s/>- <text:s/>branched chain keto acid dehydrogenase e1, beta polypeptide, BCAT2 <text:s/>- <text:s/>branched chain amino-acid transaminase 2, mitochondrial, QRSL1 <text:s/>- <text:s/>glutaminyl-trna synthase (glutamine-hydrolyzing)-like 1, MAF <text:s/>- <text:s/>v-maf avian musculoaponeurotic fibrosarcoma oncogene homolog, CCNK <text:s/>- <text:s/>cyclin k, HSPA1B <text:s/>- <text:s/>heat shock 70kda protein 1b, SIX5 <text:s/>- <text:s/>six homeobox 5, CASZ1 <text:s/>- <text:s/>castor zinc finger 1, STRA13 <text:s/>- <text:s/>stimulated by retinoic acid 13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ORMDL2 <text:s/>- <text:s/>orm1-like 2 (s. cerevisiae), EPAS1 <text:s/>- <text:s/>endothelial pas domain protein 1, RECQL <text:s/>- <text:s/>recq protein-like (dna helicase q1-like), ZFP36L2 <text:s/>- <text:s/>zfp36 ring finger protein-like 2, ATP6AP2 <text:s/>- <text:s/>atpase, h+ transporting, lysosomal accessory protein 2, ZNF524 <text:s/>- <text:s/>zinc finger protein 524, SIRT2 <text:s/>- <text:s/>sirtuin 2, KLF9 <text:s/>- <text:s/>kruppel-like factor 9, RCL1 <text:s/>- <text:s/>rna terminal phosphate cyclase-like 1, RAD18 <text:s/>- <text:s/>rad18 homolog (s. cerevisiae), APLF <text:s/>- <text:s/>aprataxin and pnkp like factor, BLM <text:s/>- <text:s/>bloom syndrome, recq helicase-like, GRHL1 <text:s/>- <text:s/>grainyhead-like 1 (drosophila), ALYREF <text:s/>- <text:s/>aly/ref export factor, PER2 <text:s/>- <text:s/>period circadian clock 2, ELAVL2 <text:s/>- <text:s/>elav (embryonic lethal, abnormal vision, drosophila)-like 2 (hu antigen b), ST3GAL5 <text:s/>- <text:s/>st3 beta-galactoside alpha-2,3-sialyltransferase 5, ELAVL1 <text:s/>- <text:s/>elav (embryonic lethal, abnormal vision, drosophila)-like 1 (hu antigen r), BLVRA <text:s/>- <text:s/>biliverdin reductase a, HOXD3 <text:s/>- <text:s/>homeobox d3, ELAVL4 <text:s/>- <text:s/>elav (embryonic lethal, abnormal vision, drosophila)-like 4, HOXD1 <text:s/>- <text:s/>homeobox d1, BARHL1 <text:s/>- <text:s/>barh-like homeobox 1, LDB1 <text:s/>- <text:s/>lim domain binding 1, MRPS36 <text:s/>- <text:s/>mitochondrial ribosomal protein s36, MYO1E <text:s/>- <text:s/>myosin ie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GGCT <text:s/>- <text:s/>gamma-glutamylcyclotransferase, CNOT1 <text:s/>- <text:s/>ccr4-not transcription complex, subunit 1, ST8SIA5 <text:s/>- <text:s/>st8 alpha-n-acetyl-neuraminide alpha-2,8-sialyltransferase 5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PYCR2 <text:s/>- <text:s/>pyrroline-5-carboxylate reductase family, member 2, IARS <text:s/>- <text:s/>isoleucyl-trna synthetase, DDX50 <text:s/>- <text:s/>dead (asp-glu-ala-asp) box polypeptide 50, NABP2 <text:s/>- <text:s/>nucleic acid binding protein 2, PRDM10 <text:s/>- <text:s/>pr domain containing 10, PRDM9 <text:s/>- <text:s/>pr domain containing 9, MXI1 <text:s/>- <text:s/>max interactor 1, dimerization protein, UBE2U <text:s/>- <text:s/>ubiquitin-conjugating enzyme e2u (putative)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PSMC3IP <text:s/>- <text:s/>psmc3 interacting protein, HNRNPLL <text:s/>- <text:s/>heterogeneous nuclear ribonucleoprotein l-like, IMP4 <text:s/>- <text:s/>imp4, u3 small nucleolar ribonucleoprotein, homolog (yeast), SERTAD1 <text:s/>- <text:s/>serta domain containing 1, HERC2 <text:s/>- <text:s/>hect and rld domain containing e3 ubiquitin protein ligase 2, HIST3H2A <text:s/>- <text:s/>histone cluster 3, h2a, RORB <text:s/>- <text:s/>rar-related orphan receptor b, SERTAD3 <text:s/>- <text:s/>serta domain containing 3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TRHDE <text:s/>- <text:s/>thyrotropin-releasing hormone degrading enzym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ECE1 <text:s/>- <text:s/>endothelin converting enzyme 1, PCYOX1L <text:s/>- <text:s/>prenylcysteine oxidase 1 like, HES5 <text:s/>- <text:s/>hairy and enhancer of split 5 (drosophila), MTR <text:s/>- <text:s/>5-methyltetrahydrofolate-homocysteine methyltransferase, MTRR <text:s/>- <text:s/>5-methyltetrahydrofolate-homocysteine methyltransferase reductase, INTS12 <text:s/>- <text:s/>integrator complex subunit 12, TTLL5 <text:s/>- <text:s/>tubulin tyrosine ligase-like family, member 5, HMGN1 <text:s/>- <text:s/>high mobility group nucleosome binding domain 1, PGLYRP4 <text:s/>- <text:s/>peptidoglycan recognition protein 4, HMGB2 <text:s/>- <text:s/>high mobility group box 2, FANCA <text:s/>- <text:s/>fanconi anemia, complementation group a, HMGB1 <text:s/>- <text:s/>high mobility group box 1, HLX <text:s/>- <text:s/>h2.0-like homeobox, USP1 <text:s/>- <text:s/>ubiquitin specific peptidase 1, NOL8 <text:s/>- <text:s/>nucleolar protein 8, MTHFD1 <text:s/>- <text:s/>methylenetetrahydrofolate dehydrogenase (nadp+ dependent) 1, methenyltetrahydrofolate cyclohydrolase, formyltetrahydrofolate synthetase, FANCD2 <text:s/>- <text:s/>fanconi anemia, complementation group d2, ALDH4A1 <text:s/>- <text:s/>aldehyde dehydrogenase 4 family, member a1, B3GALT6 <text:s/>- <text:s/>udp-gal:betagal beta 1,3-galactosyltransferase polypeptide 6, AGO1 <text:s/>- <text:s/>argonaute risc catalytic component 1, FASN <text:s/>- <text:s/>fatty acid synthase, RPA2 <text:s/>- <text:s/>replication protein a2, 32kda, C19orf40 <text:s/>- <text:s/>chromosome 19 open reading frame 40, ZBTB48 <text:s/>- <text:s/>zinc finger and btb domain containing 48, ETV4 <text:s/>- <text:s/>ets variant 4, HOXB13 <text:s/>- <text:s/>homeobox b13, DCPS <text:s/>- <text:s/>decapping enzyme, scavenger, ETV6 <text:s/>- <text:s/>ets variant 6, HK2 <text:s/>- <text:s/>hexokinase 2, RPLP1 <text:s/>- <text:s/>ribosomal protein, large, p1, MRPS12 <text:s/>- <text:s/>mitochondrial ribosomal protein s12, DHX57 <text:s/>- <text:s/>deah (asp-glu-ala-asp/his) box polypeptide 57, EXT1 <text:s/>- <text:s/>exostosin glycosyltransferase 1, CHAF1A <text:s/>- <text:s/>chromatin assembly factor 1, subunit a (p150), RPLP0 <text:s/>- <text:s/>ribosomal protein, large, p0, DDX24 <text:s/>- <text:s/>dead (asp-glu-ala-asp) box helicase 24, NOL6 <text:s/>- <text:s/>nucleolar protein 6 (rna-associated), UVRAG <text:s/>- <text:s/>uv radiation resistance associated, PTRF <text:s/>- <text:s/>polymerase i and transcript release factor, NCOA2 <text:s/>- <text:s/>nuclear receptor coactivator 2, MSX1 <text:s/>- <text:s/>msh homeobox 1, EZH2 <text:s/>- <text:s/>enhancer of zeste homolog 2 (drosophila), MSX2 <text:s/>- <text:s/>msh homeobox 2, MSH5 <text:s/>- <text:s/>muts homolog 5 (e. coli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SATL1 <text:s/>- <text:s/>spermidine/spermine n1-acetyl transferase-like 1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HNRNPL <text:s/>- <text:s/>heterogeneous nuclear ribonucleoprotein l, MRPS15 <text:s/>- <text:s/>mitochondrial ribosomal protein s15, SALL4 <text:s/>- <text:s/>sal-like 4 (drosophila), ETS2 <text:s/>- <text:s/>v-ets avian erythroblastosis virus e26 oncogene homolog 2, HOXA4 <text:s/>- <text:s/>homeobox a4, ZSCAN1 <text:s/>- <text:s/>zinc finger and scan domain containing 1, TINF2 <text:s/>- <text:s/>terf1 (trf1)-interacting nuclear factor 2, MRPS18B <text:s/>- <text:s/>mitochondrial ribosomal protein s18b, MRPL41 <text:s/>- <text:s/>mitochondrial ribosomal protein l41, ZIK1 <text:s/>- <text:s/>zinc finger protein interacting with k protein 1, ETF1 <text:s/>- <text:s/>eukaryotic translation termination factor 1, HOXA6 <text:s/>- <text:s/>homeobox a6, EFCAB6 <text:s/>- <text:s/>ef-hand calcium binding domain 6, RUNX3 <text:s/>- <text:s/>runt-related transcription factor 3, ZFP3 <text:s/>- <text:s/>zfp3 zinc finger protein, UBE2T <text:s/>- <text:s/>ubiquitin-conjugating enzyme e2t (putative), HNRNPA1 <text:s/>- <text:s/>heterogeneous nuclear ribonucleoprotein a1, ZNF830 <text:s/>- <text:s/>zinc finger protein 830, HNRNPC <text:s/>- <text:s/>heterogeneous nuclear ribonucleoprotein c (c1/c2), CAT <text:s/>- <text:s/>catalase, SPATA24 <text:s/>- <text:s/>spermatogenesis associated 24, SARS2 <text:s/>- <text:s/>seryl-trna synthetase 2, mitochondrial, REC8 <text:s/>- <text:s/>rec8 meiotic recombination protein, HNRNPDL <text:s/>- <text:s/>heterogeneous nuclear ribonucleoprotein d-like, HMGCR <text:s/>- <text:s/>3-hydroxy-3-methylglutaryl-coa reductase, RBX1 <text:s/>- <text:s/>ring-box 1, e3 ubiquitin protein ligase, UBE2D3 <text:s/>- <text:s/>ubiquitin-conjugating enzyme e2d 3, CCNC <text:s/>- <text:s/>cyclin c, ERBB4 <text:s/>- <text:s/>v-erb-b2 avian erythroblastic leukemia viral oncogene homolog 4, MPP2 <text:s/>- <text:s/>membrane protein, palmitoylated 2 (maguk p55 subfamily member 2), AFMID <text:s/>- <text:s/>arylformamidase, PRMT5 <text:s/>- <text:s/>protein arginine methyltransferase 5, ERCC2 <text:s/>- <text:s/>excision repair cross-complementing rodent repair deficiency, complementation group 2, RRBP1 <text:s/>- <text:s/>ribosome binding protein 1, ATAD2 <text:s/>- <text:s/>atpase family, aaa domain containing 2, HMX2 <text:s/>- <text:s/>h6 family homeobox 2, CDC6 <text:s/>- <text:s/>cell division cycle 6, CDC25A <text:s/>- <text:s/>cell division cycle 25a, FOXK2 <text:s/>- <text:s/>forkhead box k2, KCNAB2 <text:s/>- <text:s/>potassium voltage-gated channel, shaker-related subfamily, beta member 2, CDK1 <text:s/>- <text:s/>cyclin-dependent kinase 1, ZNF34 <text:s/>- <text:s/>zinc finger protein 34, ARID3B <text:s/>- <text:s/>at rich interactive domain 3b (bright-like), TOX3 <text:s/>- <text:s/>tox high mobility group box family member 3, AEN <text:s/>- <text:s/>apoptosis enhancing nuclease, ZNF436 <text:s/>- <text:s/>zinc finger protein 436, CAMTA1 <text:s/>- <text:s/>calmodulin binding transcription activator 1, RBMX <text:s/>- <text:s/>rna binding motif protein, x-linked, ETAA1 <text:s/>- <text:s/>ewing tumor-associated antigen 1, ADC <text:s/>- <text:s/>arginine decarboxylase, PDE11A <text:s/>- <text:s/>phosphodiesterase 11a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CDC14B <text:s/>- <text:s/>cell division cycle 14b, OAT <text:s/>- <text:s/>ornithine aminotransferase, ENTPD1 <text:s/>- <text:s/>ectonucleoside triphosphate diphosphohydrolase 1, SLC19A3 <text:s/>- <text:s/>solute carrier family 19 (thiamine transporter), member 3, FOXC1 <text:s/>- <text:s/>forkhead box c1, FOXL1 <text:s/>- <text:s/>forkhead box l1, METTL17 <text:s/>- <text:s/>methyltransferase like 17, DMRT2 <text:s/>- <text:s/>doublesex and mab-3 related transcription factor 2, PIR <text:s/>- <text:s/>pirin (iron-binding nuclear protein), RPUSD1 <text:s/>- <text:s/>rna pseudouridylate synthase domain containing 1, SLC44A4 <text:s/>- <text:s/>solute carrier family 44, member 4, FOXG1 <text:s/>- <text:s/>forkhead box g1, MED8 <text:s/>- <text:s/>mediator complex subunit 8, SP9 <text:s/>- <text:s/>sp9 transcription factor, TDO2 <text:s/>- <text:s/>tryptophan 2,3-dioxygenase, EAF2 <text:s/>- <text:s/>ell associated factor 2, KDM3A <text:s/>- <text:s/>lysine (k)-specific demethylase 3a, FAM208A <text:s/>- <text:s/>family with sequence similarity 208, member a, EXOSC1 <text:s/>- <text:s/>exosome component 1, SPCS2 <text:s/>- <text:s/>signal peptidase complex subunit 2 homolog (s. cerevisiae), PGLYRP3 <text:s/>- <text:s/>peptidoglycan recognition protein 3, PSPH <text:s/>- <text:s/>phosphoserine phosphatase, NADK2 <text:s/>- <text:s/>nad kinase 2, mitochondrial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ZBTB8OS <text:s/>- <text:s/>zinc finger and btb domain containing 8 opposite strand, NUP88 <text:s/>- <text:s/>nucleoporin 88kda, KIAA0101 <text:s/>- <text:s/>kiaa0101, KHSRP <text:s/>- <text:s/>kh-type splicing regulatory protein, POLR1E <text:s/>- <text:s/>polymerase (rna) i polypeptide e, 53kda, SMG9 <text:s/>- <text:s/>smg9 nonsense mediated mrna decay factor, CEBPG <text:s/>- <text:s/>ccaat/enhancer binding protein (c/ebp), gamma, CREBRF <text:s/>- <text:s/>creb3 regulatory factor, GZF1 <text:s/>- <text:s/>gdnf-inducible zinc finger protein 1, TBX15 <text:s/>- <text:s/>t-box 15, INSM1 <text:s/>- <text:s/>insulinoma-associated 1, GINS1 <text:s/>- <text:s/>gins complex subunit 1 (psf1 homolog), PCBP3 <text:s/>- <text:s/>poly(rc) binding protein 3, CDKN2D <text:s/>- <text:s/>cyclin-dependent kinase inhibitor 2d (p19, inhibits cdk4), MRPL4 <text:s/>- <text:s/>mitochondrial ribosomal protein l4, APEX2 <text:s/>- <text:s/>apex nuclease (apurinic/apyrimidinic endonuclease) 2, SLC11A2 <text:s/>- <text:s/>solute carrier family 11 (proton-coupled divalent metal ion transporter), member 2, PPAP2A <text:s/>- <text:s/>phosphatidic acid phosphatase type 2a, IRF6 <text:s/>- <text:s/>interferon regulatory factor 6, POLR1D <text:s/>- <text:s/>polymerase (rna) i polypeptide d, 16kda, SLC19A2 <text:s/>- <text:s/>solute carrier family 19 (thiamine transporter), member 2, MED19 <text:s/>- <text:s/>mediator complex subunit 19, NRL <text:s/>- <text:s/>neural retina leucine zipper, UTP18 <text:s/>- <text:s/>utp18 small subunit (ssu) processome component homolog (yeast), FOLH1B <text:s/>- <text:s/>folate hydrolase 1b, RRN3 <text:s/>- <text:s/>rrn3 rna polymerase i transcription factor homolog (s. cerevisiae), SLC17A3 <text:s/>- <text:s/>solute carrier family 17 (organic anion transporter), member 3, TAF5L <text:s/>- <text:s/>taf5-like rna polymerase ii, p300/cbp-associated factor (pcaf)-associated factor, 65kda, TK1 <text:s/>- <text:s/>thymidine kinase 1, soluble, MBOAT1 <text:s/>- <text:s/>membrane bound o-acyltransferase domain containing 1, PDE7B <text:s/>- <text:s/>phosphodiesterase 7b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NOVA2 <text:s/>- <text:s/>neuro-oncological ventral antigen 2, LHX5 <text:s/>- <text:s/>lim homeobox 5, VSX2 <text:s/>- <text:s/>visual system homeobox 2, CHKA <text:s/>- <text:s/>choline kinase alpha, FOXN3 <text:s/>- <text:s/>forkhead box n3, ZFPM2 <text:s/>- <text:s/>zinc finger protein, fog family member 2, DHX34 <text:s/>- <text:s/>deah (asp-glu-ala-his) box polypeptide 34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GCAT <text:s/>- <text:s/>glycine c-acetyltransferase, NFYC <text:s/>- <text:s/>nuclear transcription factor y, gamma, SOX14 <text:s/>- <text:s/>sry (sex determining region y)-box 14, GLS2 <text:s/>- <text:s/>glutaminase 2 (liver, mitochondrial)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DDX56 <text:s/>- <text:s/>dead (asp-glu-ala-asp) box helicase 56, ZNF513 <text:s/>- <text:s/>zinc finger protein 513, ZNF614 <text:s/>- <text:s/>zinc finger protein 614, NOX4 <text:s/>- <text:s/>nadph oxidase 4, NEU1 <text:s/>- <text:s/>sialidase 1 (lysosomal sialidase), SUZ12 <text:s/>- <text:s/>suz12 polycomb repressive complex 2 subunit, PLA2G3 <text:s/>- <text:s/>phospholipase a2, group iii, TEF <text:s/>- <text:s/>thyrotrophic embryonic factor, MIER2 <text:s/>- <text:s/>mesoderm induction early response 1, family member 2, OARD1 <text:s/>- <text:s/>o-acyl-adp-ribose deacylase 1, CHST7 <text:s/>- <text:s/>carbohydrate (n-acetylglucosamine 6-o) sulfotransferase 7, SAT2 <text:s/>- <text:s/>spermidine/spermine n1-acetyltransferase family member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ASAH2 <text:s/>- <text:s/>n-acylsphingosine amidohydrolase (non-lysosomal ceramidase) 2, NFATC3 <text:s/>- <text:s/>nuclear factor of activated t-cells, cytoplasmic, calcineurin-dependent 3, SEC11A <text:s/>- <text:s/>sec11 homolog a (s. cerevisiae), EEA1 <text:s/>- <text:s/>early endosome antigen 1, NR2F1 <text:s/>- <text:s/>nuclear receptor subfamily 2, group f, member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SNCAIP <text:s/>- <text:s/>synuclein, alpha interacting protein, NEUROG1 <text:s/>- <text:s/>neurogenin 1, KLF1 <text:s/>- <text:s/>kruppel-like factor 1 (erythroid), HEY2 <text:s/>- <text:s/>hairy/enhancer-of-split related with yrpw motif 2, MCCC2 <text:s/>- <text:s/>methylcrotonoyl-coa carboxylase 2 (beta)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MBOAT2 <text:s/>- <text:s/>membrane bound o-acyltransferase domain containing 2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ERCC8 <text:s/>- <text:s/>excision repair cross-complementing rodent repair deficiency, complementation group 8, NNT <text:s/>- <text:s/>nicotinamide nucleotide transhydrogenase, FOSB <text:s/>- <text:s/>fbj murine osteosarcoma viral oncogene homolog b, DDX4 <text:s/>- <text:s/>dead (asp-glu-ala-asp) box polypeptide 4, TTF2 <text:s/>- <text:s/>transcription termination factor, rna polymerase ii, CKB <text:s/>- <text:s/>creatine kinase, brain, KLF10 <text:s/>- <text:s/>kruppel-like factor 10, SULT1A4 <text:s/>- <text:s/>sulfotransferase family, cytosolic, 1a, phenol-preferring, member 4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000000137" calcext:value-type="float">
            <text:p>1.37E-12</text:p>
          </table:table-cell>
          <table:table-cell office:value-type="float" office:value="0.000000000752" calcext:value-type="float">
            <text:p>7.52E-10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[MED29 <text:s/>- <text:s/>mediator complex subunit 29, PNN <text:s/>- <text:s/>pinin, desmosome associated protein, ABAT <text:s/>- <text:s/>4-aminobutyrate aminotransferase, SEPT4 <text:s/>- <text:s/>septin 4, GRHL2 <text:s/>- <text:s/>grainyhead-like 2 (drosophila), GCNT2 <text:s/>- <text:s/>glucosaminyl (n-acetyl) transferase 2, i-branching enzyme (i blood group), PNRC1 <text:s/>- <text:s/>proline-rich nuclear receptor coactivator 1, ACACA <text:s/>- <text:s/>acetyl-coa carboxylase alpha, GCH1 <text:s/>- <text:s/>gtp cyclohydrolase 1, YWHAQ <text:s/>- <text:s/>tyrosine 3-monooxygenase/tryptophan 5-monooxygenase activation protein, theta polypeptide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GADD45G <text:s/>- <text:s/>growth arrest and dna-damage-inducible, gamma, ACR <text:s/>- <text:s/>acrosin, DEPDC1 <text:s/>- <text:s/>dep domain containing 1, DPF3 <text:s/>- <text:s/>d4, zinc and double phd fingers, family 3, PABPN1 <text:s/>- <text:s/>poly(a) binding protein, nuclear 1, ATF7IP2 <text:s/>- <text:s/>activating transcription factor 7 interacting protein 2, KIF16B <text:s/>- <text:s/>kinesin family member 16b, ZNF672 <text:s/>- <text:s/>zinc finger protein 672, CTSA <text:s/>- <text:s/>cathepsin a, PPM1A <text:s/>- <text:s/>protein phosphatase, mg2+/mn2+ dependent, 1a, ACVR1 <text:s/>- <text:s/>activin a receptor, type i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GNA12 <text:s/>- <text:s/>guanine nucleotide binding protein (g protein) alpha 12, SRCAP <text:s/>- <text:s/>snf2-related crebbp activator protein, HES6 <text:s/>- <text:s/>hairy and enhancer of split 6 (drosophila), POLA1 <text:s/>- <text:s/>polymerase (dna directed), alpha 1, catalytic subunit, CNST <text:s/>- <text:s/>consortin, connexin sorting protein, HNRNPUL1 <text:s/>- <text:s/>heterogeneous nuclear ribonucleoprotein u-like 1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SOX30 <text:s/>- <text:s/>sry (sex determining region y)-box 30, UBE2C <text:s/>- <text:s/>ubiquitin-conjugating enzyme e2c, PPP2R1A <text:s/>- <text:s/>protein phosphatase 2, regulatory subunit a, alpha, TXLNG <text:s/>- <text:s/>taxilin gamma, PPP1R7 <text:s/>- <text:s/>protein phosphatase 1, regulatory subunit 7, ZNF526 <text:s/>- <text:s/>zinc finger protein 526, ABCD2 <text:s/>- <text:s/>atp-binding cassette, sub-family d (ald), member 2, DEK <text:s/>- <text:s/>dek oncogene, FZD2 <text:s/>- <text:s/>frizzled family receptor 2, LIN28A <text:s/>- <text:s/>lin-28 homolog a (c. elegans), RNF165 <text:s/>- <text:s/>ring finger protein 165, IWS1 <text:s/>- <text:s/>iws1 homolog (s. cerevisiae), ZNF768 <text:s/>- <text:s/>zinc finger protein 768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MAP2K1 <text:s/>- <text:s/>mitogen-activated protein kinase kinase 1, HMGA2 <text:s/>- <text:s/>high mobility group at-hook 2, ASF1B <text:s/>- <text:s/>anti-silencing function 1b histone chaperone, MAPK7 <text:s/>- <text:s/>mitogen-activated protein kinase 7, FAM178A <text:s/>- <text:s/>family with sequence similarity 178, member a, GATA3 <text:s/>- <text:s/>gata binding protein 3, CISD2 <text:s/>- <text:s/>cdgsh iron sulfur domain 2, PRKCZ <text:s/>- <text:s/>protein kinase c, zeta, CCDC88A <text:s/>- <text:s/>coiled-coil domain containing 88a, BRD3 <text:s/>- <text:s/>bromodomain containing 3, PRKAR1A <text:s/>- <text:s/>protein kinase, camp-dependent, regulatory, type i, alpha, DEDD2 <text:s/>- <text:s/>death effector domain containing 2, ZNF189 <text:s/>- <text:s/>zinc finger protein 189, PAX1 <text:s/>- <text:s/>paired box 1, PAX6 <text:s/>- <text:s/>paired box 6, APLP1 <text:s/>- <text:s/>amyloid beta (a4) precursor-like protein 1, PAX3 <text:s/>- <text:s/>paired box 3, GTF2E1 <text:s/>- <text:s/>general transcription factor iie, polypeptide 1, alpha 56kda, PBX1 <text:s/>- <text:s/>pre-b-cell leukemia homeobox 1, PPP1R3B <text:s/>- <text:s/>protein phosphatase 1, regulatory subunit 3b, MSH6 <text:s/>- <text:s/>muts homolog 6 (e. coli), CHP1 <text:s/>- <text:s/>calcineurin-like ef-hand protein 1, ZNF132 <text:s/>- <text:s/>zinc finger protein 132, GUCA2A <text:s/>- <text:s/>guanylate cyclase activator 2a (guanylin), HEXIM2 <text:s/>- <text:s/>hexamethylene bis-acetamide inducible 2, PEBP1 <text:s/>- <text:s/>phosphatidylethanolamine binding protein 1, LRTM2 <text:s/>- <text:s/>leucine-rich repeats and transmembrane domains 2, CHEK2 <text:s/>- <text:s/>checkpoint kinase 2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CDC20B <text:s/>- <text:s/>cell division cycle 20b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MAP3K12 <text:s/>- <text:s/>mitogen-activated protein kinase kinase kinase 12, BMPER <text:s/>- <text:s/>bmp binding endothelial regulator, ARX <text:s/>- <text:s/>aristaless related homeobox, ZCCHC12 <text:s/>- <text:s/>zinc finger, cchc domain containing 12, PDE4D <text:s/>- <text:s/>phosphodiesterase 4d, camp-specific, ZNF214 <text:s/>- <text:s/>zinc finger protein 214, HDAC1 <text:s/>- <text:s/>histone deacetylase 1, KAT7 <text:s/>- <text:s/>k(lysine) acetyltransferase 7, XDH <text:s/>- <text:s/>xanthine dehydrogenase, ZNF444 <text:s/>- <text:s/>zinc finger protein 444, GOLGA2 <text:s/>- <text:s/>golgin a2, GOLGB1 <text:s/>- <text:s/>golgin b1, XPO1 <text:s/>- <text:s/>exportin 1 (crm1 homolog, yeast), BAHD1 <text:s/>- <text:s/>bromo adjacent homology domain containing 1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LXIP <text:s/>- <text:s/>mlx interacting protein, ATP6V1E1 <text:s/>- <text:s/>atpase, h+ transporting, lysosomal 31kda, v1 subunit e1, SPPL3 <text:s/>- <text:s/>signal peptide peptidase like 3, FOXN4 <text:s/>- <text:s/>forkhead box n4, ADNP2 <text:s/>- <text:s/>adnp homeobox 2, PER1 <text:s/>- <text:s/>period circadian clock 1, WNT6 <text:s/>- <text:s/>wingless-type mmtv integration site family, member 6, TRPV1 <text:s/>- <text:s/>transient receptor potential cation channel, subfamily v, member 1, ATP2B4 <text:s/>- <text:s/>atpase, ca++ transporting, plasma membrane 4, WARS <text:s/>- <text:s/>tryptophanyl-trna synthetase, NKX3-2 <text:s/>- <text:s/>nk3 homeobox 2, PITX2 <text:s/>- <text:s/>paired-like homeodomain 2, PITX3 <text:s/>- <text:s/>paired-like homeodomain 3, ZNF343 <text:s/>- <text:s/>zinc finger protein 343, PIK3R1 <text:s/>- <text:s/>phosphoinositide-3-kinase, regulatory subunit 1 (alpha), PLEKHF1 <text:s/>- <text:s/>pleckstrin homology domain containing, family f (with fyve domain) member 1, RBM42 <text:s/>- <text:s/>rna binding motif protein 42, ZIC1 <text:s/>- <text:s/>zic family member 1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GSK3B <text:s/>- <text:s/>glycogen synthase kinase 3 beta, CCND1 <text:s/>- <text:s/>cyclin d1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HOXC6 <text:s/>- <text:s/>homeobox c6, TSC22D1 <text:s/>- <text:s/>tsc22 domain family, member 1, CRTC2 <text:s/>- <text:s/>creb regulated transcription coactivator 2, HOXC9 <text:s/>- <text:s/>homeobox c9, BMP6 <text:s/>- <text:s/>bone morphogenetic protein 6, ABCA7 <text:s/>- <text:s/>atp-binding cassette, sub-family a (abc1), member 7, DDA1 <text:s/>- <text:s/>det1 and ddb1 associated 1, OLIG2 <text:s/>- <text:s/>oligodendrocyte lineage transcription factor 2, MYRF <text:s/>- <text:s/>myelin regulatory factor, TRIB1 <text:s/>- <text:s/>tribbles homolog 1 (drosophila), GDF11 <text:s/>- <text:s/>growth differentiation factor 11, IARS <text:s/>- <text:s/>isoleucyl-trna synthetase, CCNA1 <text:s/>- <text:s/>cyclin a1, NABP2 <text:s/>- <text:s/>nucleic acid binding protein 2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RORB <text:s/>- <text:s/>rar-related orphan receptor b, RORC <text:s/>- <text:s/>rar-related orphan receptor c, SPRY2 <text:s/>- <text:s/>sprouty homolog 2 (drosophila), MBTD1 <text:s/>- <text:s/>mbt domain containing 1, AKAP8 <text:s/>- <text:s/>a kinase (prka) anchor protein 8, BARHL2 <text:s/>- <text:s/>barh-like homeobox 2, BOLL <text:s/>- <text:s/>bol, boule-like (drosophila), HSPA5 <text:s/>- <text:s/>heat shock 70kda protein 5 (glucose-regulated protein, 78kda), HMGN1 <text:s/>- <text:s/>high mobility group nucleosome binding domain 1, HMGB2 <text:s/>- <text:s/>high mobility group box 2, HMGB1 <text:s/>- <text:s/>high mobility group box 1, HLX <text:s/>- <text:s/>h2.0-like homeobox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RPA2 <text:s/>- <text:s/>replication protein a2, 32kda, ZBTB48 <text:s/>- <text:s/>zinc finger and btb domain containing 48, HOXB13 <text:s/>- <text:s/>homeobox b13, HK2 <text:s/>- <text:s/>hexokinase 2, RPLP1 <text:s/>- <text:s/>ribosomal protein, large, p1, LAMTOR1 <text:s/>- <text:s/>late endosomal/lysosomal adaptor, mapk and mtor activator 1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EHF <text:s/>- <text:s/>ets homologous factor, URI1 <text:s/>- <text:s/>uri1, prefoldin-like chaperone, HOXC4 <text:s/>- <text:s/>homeobox c4, HMG20A <text:s/>- <text:s/>high mobility group 20a, HMG20B <text:s/>- <text:s/>high mobility group 20b, CCNG1 <text:s/>- <text:s/>cyclin g1, HNRNPL <text:s/>- <text:s/>heterogeneous nuclear ribonucleoprotein l, HOXA4 <text:s/>- <text:s/>homeobox a4, TINF2 <text:s/>- <text:s/>terf1 (trf1)-interacting nuclear factor 2, RPS6KA1 <text:s/>- <text:s/>ribosomal protein s6 kinase, 90kda, polypeptide 1, FGF20 <text:s/>- <text:s/>fibroblast growth factor 20, HOXA6 <text:s/>- <text:s/>homeobox a6, RUNX3 <text:s/>- <text:s/>runt-related transcription factor 3, EFCAB6 <text:s/>- <text:s/>ef-hand calcium binding domain 6, RYR2 <text:s/>- <text:s/>ryanodine receptor 2 (cardiac), SERPINA6 <text:s/>- <text:s/>serpin peptidase inhibitor, clade a (alpha-1 antiproteinase, antitrypsin), member 6, ZFP3 <text:s/>- <text:s/>zfp3 zinc finger protein, HNRNPA1 <text:s/>- <text:s/>heterogeneous nuclear ribonucleoprotein a1, HNRNPC <text:s/>- <text:s/>heterogeneous nuclear ribonucleoprotein c (c1/c2), HNRNPAB <text:s/>- <text:s/>heterogeneous nuclear ribonucleoprotein a/b, CAT <text:s/>- <text:s/>catalase, ISL2 <text:s/>- <text:s/>isl lim homeobox 2, SPATA24 <text:s/>- <text:s/>spermatogenesis associated 24, ARIH2 <text:s/>- <text:s/>ariadne homolog 2 (drosophila), HMGCR <text:s/>- <text:s/>3-hydroxy-3-methylglutaryl-coa reductase, NANOS1 <text:s/>- <text:s/>nanos homolog 1 (drosophila), CCNC <text:s/>- <text:s/>cyclin c, TMEM161A <text:s/>- <text:s/>transmembrane protein 161a, WDR81 <text:s/>- <text:s/>wd repeat domain 81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CDC20 <text:s/>- <text:s/>cell division cycle 20, CDK1 <text:s/>- <text:s/>cyclin-dependent kinase 1, CDH1 <text:s/>- <text:s/>cadherin 1, type 1, e-cadherin (epithelial)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RBMX <text:s/>- <text:s/>rna binding motif protein, x-linked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ZNF574 <text:s/>- <text:s/>zinc finger protein 574, USP16 <text:s/>- <text:s/>ubiquitin specific peptidase 16, ILF2 <text:s/>- <text:s/>interleukin enhancer binding factor 2, UBE2S <text:s/>- <text:s/>ubiquitin-conjugating enzyme e2s, ERRFI1 <text:s/>- <text:s/>erbb receptor feedback inhibitor 1, CDC14B <text:s/>- <text:s/>cell division cycle 14b, IGF2BP2 <text:s/>- <text:s/>insulin-like growth factor 2 mrna binding protein 2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PSME2 <text:s/>- <text:s/>proteasome (prosome, macropain) activator subunit 2 (pa28 beta), IRS1 <text:s/>- <text:s/>insulin receptor substrate 1, TYSND1 <text:s/>- <text:s/>trypsin domain containing 1, ZNF25 <text:s/>- <text:s/>zinc finger protein 25, ISL1 <text:s/>- <text:s/>isl lim homeobox 1, KHSRP <text:s/>- <text:s/>kh-type splicing regulatory protein, TPCN2 <text:s/>- <text:s/>two pore segment channel 2, CEBPG <text:s/>- <text:s/>ccaat/enhancer binding protein (c/ebp), gamma, INSIG1 <text:s/>- <text:s/>insulin induced gene 1, GZF1 <text:s/>- <text:s/>gdnf-inducible zinc finger protein 1, CCT7 <text:s/>- <text:s/>chaperonin containing tcp1, subunit 7 (eta), INSM1 <text:s/>- <text:s/>insulinoma-associated 1, NPC2 <text:s/>- <text:s/>niemann-pick disease, type c2, CXCL10 <text:s/>- <text:s/>chemokine (c-x-c motif) ligand 10, CDKN3 <text:s/>- <text:s/>cyclin-dependent kinase inhibitor 3, PCBP3 <text:s/>- <text:s/>poly(rc) binding protein 3, KLHL25 <text:s/>- <text:s/>kelch-like family member 25, CDKN2D <text:s/>- <text:s/>cyclin-dependent kinase inhibitor 2d (p19, inhibits cdk4), SORBS1 <text:s/>- <text:s/>sorbin and sh3 domain containing 1, PTPN1 <text:s/>- <text:s/>protein tyrosine phosphatase, non-receptor type 1, IRF6 <text:s/>- <text:s/>interferon regulatory factor 6, TNFSF11 <text:s/>- <text:s/>tumor necrosis factor (ligand) superfamily, member 11, MED19 <text:s/>- <text:s/>mediator complex subunit 19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TOB2 <text:s/>- <text:s/>transducer of erbb2, 2, TFB2M <text:s/>- <text:s/>transcription factor b2, mitochondrial, PEX2 <text:s/>- <text:s/>peroxisomal biogenesis factor 2, HIST1H2AC <text:s/>- <text:s/>histone cluster 1, h2ac, LHX5 <text:s/>- <text:s/>lim homeobox 5, VSX2 <text:s/>- <text:s/>visual system homeobox 2, GIPC1 <text:s/>- <text:s/>gipc pdz domain containing family, member 1, FOXN3 <text:s/>- <text:s/>forkhead box n3, ID1 <text:s/>- <text:s/>inhibitor of dna binding 1, dominant negative helix-loop-helix protein, SOX14 <text:s/>- <text:s/>sry (sex determining region y)-box 14, ID4 <text:s/>- <text:s/>inhibitor of dna binding 4, dominant negative helix-loop-helix protein, PIP4K2B <text:s/>- <text:s/>phosphatidylinositol-5-phosphate 4-kinase, type ii, beta, PAF1 <text:s/>- <text:s/>paf1, rna polymerase ii associated factor, homolog (s. cerevisiae), MEX3D <text:s/>- <text:s/>mex-3 rna binding family member d, ZNF513 <text:s/>- <text:s/>zinc finger protein 513, MIER2 <text:s/>- <text:s/>mesoderm induction early response 1, family member 2, NCK2 <text:s/>- <text:s/>nck adaptor protein 2, USP21 <text:s/>- <text:s/>ubiquitin specific peptidase 21, ZBTB9 <text:s/>- <text:s/>zinc finger and btb domain containing 9, CELF1 <text:s/>- <text:s/>cugbp, elav-like family member 1, HIST1H2AA <text:s/>- <text:s/>histone cluster 1, h2aa, KHDRBS1 <text:s/>- <text:s/>kh domain containing, rna binding, signal transduction associated 1, TAF8 <text:s/>- <text:s/>taf8 rna polymerase ii, tata box binding protein (tbp)-associated factor, 43kda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RBM4 <text:s/>- <text:s/>rna binding motif protein 4, NEUROG2 <text:s/>- <text:s/>neurogenin 2, ARID4A <text:s/>- <text:s/>at rich interactive domain 4a (rbp1-like), SIX2 <text:s/>- <text:s/>six homeobox 2, RBBP4 <text:s/>- <text:s/>retinoblastoma binding protein 4, CKS2 <text:s/>- <text:s/>cdc28 protein kinase regulatory subunit 2, CUL3 <text:s/>- <text:s/>cullin 3, CIRBP <text:s/>- <text:s/>cold inducible rna binding protein, TTF2 <text:s/>- <text:s/>transcription termination factor, rna polymerase ii, KLF11 <text:s/>- <text:s/>kruppel-like factor 11, DMRTC2 <text:s/>- <text:s/>dmrt-like family c2, ZMYND8 <text:s/>- <text:s/>zinc finger, mynd-type containing 8, LHX1 <text:s/>- <text:s/>lim homeobox 1, NFATC2IP <text:s/>- <text:s/>nuclear factor of activated t-cells, cytoplasmic, calcineurin-dependent 2 interacting protein, ZFYVE28 <text:s/>- <text:s/>zinc finger, fyve domain containing 28, PLAC8 <text:s/>- <text:s/>placenta-specific 8, FBXO18 <text:s/>- <text:s/>f-box protein, helicase, 18, PPP4R4 <text:s/>- <text:s/>protein phosphatase 4, regulatory subunit 4, FIZ1 <text:s/>- <text:s/>flt3-interacting zinc finger 1, TRAF4 <text:s/>- <text:s/>tnf receptor-associated factor 4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OX9 <text:s/>- <text:s/>sry (sex determining region y)-box 9, SOX4 <text:s/>- <text:s/>sry (sex determining region y)-box 4, C12orf52 <text:s/>- <text:s/>chromosome 12 open reading frame 52, GRHL3 <text:s/>- <text:s/>grainyhead-like 3 (drosophila), WBP2 <text:s/>- <text:s/>ww domain binding protein 2, SOX1 <text:s/>- <text:s/>sry (sex determining region y)-box 1, SON <text:s/>- <text:s/>son dna binding protein, HES4 <text:s/>- <text:s/>hairy and enhancer of split 4 (drosophila), LEMD3 <text:s/>- <text:s/>lem domain containing 3, ATF6B <text:s/>- <text:s/>activating transcription factor 6 beta, IER5 <text:s/>- <text:s/>immediate early response 5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COMMD10 <text:s/>- <text:s/>comm domain containing 10, TP53INP2 <text:s/>- <text:s/>tumor protein p53 inducible nuclear protein 2, ACTL6B <text:s/>- <text:s/>actin-like 6b, UBR5 <text:s/>- <text:s/>ubiquitin protein ligase e3 component n-recognin 5, SSBP3 <text:s/>- <text:s/>single stranded dna binding protein 3, ATCAY <text:s/>- <text:s/>ataxia, cerebellar, cayman type, MID1IP1 <text:s/>- <text:s/>mid1 interacting protein 1, DMRT3 <text:s/>- <text:s/>doublesex and mab-3 related transcription factor 3, ONECUT2 <text:s/>- <text:s/>one cut homeobox 2, DACT1 <text:s/>- <text:s/>dishevelled-binding antagonist of beta-catenin 1, AFF3 <text:s/>- <text:s/>af4/fmr2 family, member 3, KLF6 <text:s/>- <text:s/>kruppel-like factor 6, CHD6 <text:s/>- <text:s/>chromodomain helicase dna binding protein 6, MED23 <text:s/>- <text:s/>mediator complex subunit 23, CXorf27 <text:s/>- <text:s/>chromosome x open reading frame 27, HINT2 <text:s/>- <text:s/>histidine triad nucleotide binding protein 2, T <text:s/>- <text:s/>t, brachyury homolog (mouse), GTF2IRD2 <text:s/>- <text:s/>gtf2i repeat domain containing 2, CTH <text:s/>- <text:s/>cystathionase (cystathionine gamma-lyase), HIVEP3 <text:s/>- <text:s/>human immunodeficiency virus type i enhancer binding protein 3, CTBP2 <text:s/>- <text:s/>c-terminal binding protein 2, SETD3 <text:s/>- <text:s/>set domain containing 3, CREB3L3 <text:s/>- <text:s/>camp responsive element binding protein 3-like 3, C11orf35 <text:s/>- <text:s/>chromosome 11 open reading frame 35, PTF1A <text:s/>- <text:s/>pancreas specific transcription factor, 1a, KPNA2 <text:s/>- <text:s/>karyopherin alpha 2 (rag cohort 1, importin alpha 1), LIPG <text:s/>- <text:s/>lipase, endothelial, ZBTB46 <text:s/>- <text:s/>zinc finger and btb domain containing 46, FKBP8 <text:s/>- <text:s/>fk506 binding protein 8, 38kda, PHF20L1 <text:s/>- <text:s/>phd finger protein 20-like 1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NEK7 <text:s/>- <text:s/>nima-related kinase 7, BCL2L13 <text:s/>- <text:s/>bcl2-like 13 (apoptosis facilitator), TGIF2 <text:s/>- <text:s/>tgfb-induced factor homeobox 2, ZRANB2 <text:s/>- <text:s/>zinc finger, ran-binding domain containing 2, AURKA <text:s/>- <text:s/>aurora kinase a, CRKL <text:s/>- <text:s/>v-crk avian sarcoma virus ct10 oncogene homolog-like, RAB33A <text:s/>- <text:s/>rab33a, member ras oncogene family, CELF6 <text:s/>- <text:s/>cugbp, elav-like family member 6, POLDIP3 <text:s/>- <text:s/>polymerase (dna-directed), delta interacting protein 3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CRIM1 <text:s/>- <text:s/>cysteine rich transmembrane bmp regulator 1 (chordin-like), ING5 <text:s/>- <text:s/>inhibitor of growth family, member 5, SLC25A33 <text:s/>- <text:s/>solute carrier family 25 (pyrimidine nucleotide carrier), member 33, PRKD2 <text:s/>- <text:s/>protein kinase d2, PHF5A <text:s/>- <text:s/>phd finger protein 5a, ZNF324 <text:s/>- <text:s/>zinc finger protein 324, NUDT16L1 <text:s/>- <text:s/>nudix (nucleoside diphosphate linked moiety x)-type motif 16-like 1, ZNHIT3 <text:s/>- <text:s/>zinc finger, hit-type containing 3, ZNF397 <text:s/>- <text:s/>zinc finger protein 397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ZNF280B <text:s/>- <text:s/>zinc finger protein 280b, LACRT <text:s/>- <text:s/>lacritin, ZNF385A <text:s/>- <text:s/>zinc finger protein 385a, BRWD3 <text:s/>- <text:s/>bromodomain and wd repeat domain containing 3, CXCL9 <text:s/>- <text:s/>chemokine (c-x-c motif) ligand 9, SIN3A <text:s/>- <text:s/>sin3 transcription regulator family member a, MID1 <text:s/>- <text:s/>midline 1 (opitz/bbb syndrome), MIDN <text:s/>- <text:s/>midnolin, MAP3K10 <text:s/>- <text:s/>mitogen-activated protein kinase kinase kinase 10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PBXIP1 <text:s/>- <text:s/>pre-b-cell leukemia homeobox interacting protein 1, ZNF628 <text:s/>- <text:s/>zinc finger protein 628, CBX8 <text:s/>- <text:s/>chromobox homolog 8, MLLT1 <text:s/>- <text:s/>myeloid/lymphoid or mixed-lineage leukemia (trithorax homolog, drosophila); translocated to,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MN1 <text:s/>- <text:s/>meningioma (disrupted in balanced translocation) 1, ZNF551 <text:s/>- <text:s/>zinc finger protein 551, CACUL1 <text:s/>- <text:s/>cdk2-associated, cullin domain 1, ZNF473 <text:s/>- <text:s/>zinc finger protein 473, NDRG2 <text:s/>- <text:s/>ndrg family member 2, MNT <text:s/>- <text:s/>mnt, max dimerization protein, ZMYM5 <text:s/>- <text:s/>zinc finger, mym-type 5, SCML1 <text:s/>- <text:s/>sex comb on midleg-like 1 (drosophila), ZMYM3 <text:s/>- <text:s/>zinc finger, mym-type 3, AURKB <text:s/>- <text:s/>aurora kinase b, BUB3 <text:s/>- <text:s/>bub3 mitotic checkpoint protein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RAB8A <text:s/>- <text:s/>rab8a, member ras oncogene family, DAXX <text:s/>- <text:s/>death-domain associated protein, DAPK1 <text:s/>- <text:s/>death-associated protein kinase 1, IBTK <text:s/>- <text:s/>inhibitor of bruton agammaglobulinemia tyrosine kinase, PPP1R1B <text:s/>- <text:s/>protein phosphatase 1, regulatory (inhibitor) subunit 1b, TPCN1 <text:s/>- <text:s/>two pore segment channel 1, HGS <text:s/>- <text:s/>hepatocyte growth factor-regulated tyrosine kinase substrate, MBD3 <text:s/>- <text:s/>methyl-cpg binding domain protein 3, DYRK1B <text:s/>- <text:s/>dual-specificity tyrosine-(y)-phosphorylation regulated kinase 1b, PPP1R36 <text:s/>- <text:s/>protein phosphatase 1, regulatory subunit 36, ANAPC11 <text:s/>- <text:s/>anaphase promoting complex subunit 11, CCNE2 <text:s/>- <text:s/>cyclin e2, EPC2 <text:s/>- <text:s/>enhancer of polycomb homolog 2 (drosophila), DSCAM <text:s/>- <text:s/>down syndrome cell adhesion molecule, ZBTB20 <text:s/>- <text:s/>zinc finger and btb domain containing 20, DUSP8 <text:s/>- <text:s/>dual specificity phosphatase 8, MAZ <text:s/>- <text:s/>myc-associated zinc finger protein (purine-binding transcription factor), DUSP6 <text:s/>- <text:s/>dual specificity phosphatase 6, PLIN5 <text:s/>- <text:s/>perilipin 5, TBX19 <text:s/>- <text:s/>t-box 19, TBX18 <text:s/>- <text:s/>t-box 18, MKL1 <text:s/>- <text:s/>megakaryoblastic leukemia (translocation) 1, SPDYA <text:s/>- <text:s/>speedy/ringo cell cycle regulator family member a, LCMT1 <text:s/>- <text:s/>leucine carboxyl methyltransferase 1, GIGYF2 <text:s/>- <text:s/>grb10 interacting gyf protein 2, LDB2 <text:s/>- <text:s/>lim domain binding 2, SLC45A3 <text:s/>- <text:s/>solute carrier family 45, member 3, HBEGF <text:s/>- <text:s/>heparin-binding egf-like growth factor, MAP3K6 <text:s/>- <text:s/>mitogen-activated protein kinase kinase kinase 6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DLG2 <text:s/>- <text:s/>discs, large homolog 2 (drosophila), DLX1 <text:s/>- <text:s/>distal-less homeobox 1, SHH <text:s/>- <text:s/>sonic hedgehog, DLX2 <text:s/>- <text:s/>distal-less homeobox 2, LRP6 <text:s/>- <text:s/>low density lipoprotein receptor-related protein 6, DLX3 <text:s/>- <text:s/>distal-less homeobox 3, INHBE <text:s/>- <text:s/>inhibin, beta e, DHCR24 <text:s/>- <text:s/>24-dehydrocholesterol reductase, LUM <text:s/>- <text:s/>lumican, SPAG9 <text:s/>- <text:s/>sperm associated antigen 9, SIM1 <text:s/>- <text:s/>single-minded homolog 1 (drosophila), SESN2 <text:s/>- <text:s/>sestrin 2, NQO1 <text:s/>- <text:s/>nad(p)h dehydrogenase, quinone 1, SIX1 <text:s/>- <text:s/>six homeobox 1, TAF1B <text:s/>- <text:s/>tata box binding protein (tbp)-associated factor, rna polymerase i, b, 63kda, SFRP1 <text:s/>- <text:s/>secreted frizzled-related protein 1, MXD1 <text:s/>- <text:s/>max dimerization protein 1, PIAS4 <text:s/>- <text:s/>protein inhibitor of activated stat, 4, DNM2 <text:s/>- <text:s/>dynamin 2, SMAD2 <text:s/>- <text:s/>smad family member 2, SRSF6 <text:s/>- <text:s/>serine/arginine-rich splicing factor 6, ZBTB26 <text:s/>- <text:s/>zinc finger and btb domain containing 26, LRRC4C <text:s/>- <text:s/>leucine rich repeat containing 4c, HIST1H2AG <text:s/>- <text:s/>histone cluster 1, h2ag, SMAD6 <text:s/>- <text:s/>smad family member 6, ITSN1 <text:s/>- <text:s/>intersectin 1 (sh3 domain protein), MAF <text:s/>- <text:s/>v-maf avian musculoaponeurotic fibrosarcoma oncogene homolog, FAM83D <text:s/>- <text:s/>family with sequence similarity 83, member d, MARK2 <text:s/>- <text:s/>map/microtubule affinity-regulating kinase 2, SIX5 <text:s/>- <text:s/>six homeobox 5, EMX1 <text:s/>- <text:s/>empty spiracles homeobox 1, MAPRE3 <text:s/>- <text:s/>microtubule-associated protein, rp/eb family, member 3, DDX25 <text:s/>- <text:s/>dead (asp-glu-ala-asp) box helicase 25, ELK1 <text:s/>- <text:s/>elk1, member of ets oncogene family, MBNL2 <text:s/>- <text:s/>muscleblind-like splicing regulator 2, ENSA <text:s/>- <text:s/>endosulfine alpha, ORMDL2 <text:s/>- <text:s/>orm1-like 2 (s. cerevisiae), EPAS1 <text:s/>- <text:s/>endothelial pas domain protein 1, ATP6AP2 <text:s/>- <text:s/>atpase, h+ transporting, lysosomal accessory protein 2, ZNF524 <text:s/>- <text:s/>zinc finger protein 524, EMX2 <text:s/>- <text:s/>empty spiracles homeobox 2, SIRT2 <text:s/>- <text:s/>sirtuin 2, ENG <text:s/>- <text:s/>endoglin, TDRD3 <text:s/>- <text:s/>tudor domain containing 3, TPX2 <text:s/>- <text:s/>tpx2, microtubule-associated, PPP1R12A <text:s/>- <text:s/>protein phosphatase 1, regulatory subunit 12a, TRIM11 <text:s/>- <text:s/>tripartite motif containing 11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PSME3 <text:s/>- <text:s/>proteasome (prosome, macropain) activator subunit 3 (pa28 gamma; ki), BARHL1 <text:s/>- <text:s/>barh-like homeobox 1, EIF5 <text:s/>- <text:s/>eukaryotic translation initiation factor 5, TOPORS <text:s/>- <text:s/>topoisomerase i binding, arginine/serine-rich, e3 ubiquitin protein ligase, CNOT1 <text:s/>- <text:s/>ccr4-not transcription complex, subunit 1, ZNF362 <text:s/>- <text:s/>zinc finger protein 362, PRDM10 <text:s/>- <text:s/>pr domain containing 10, MXI1 <text:s/>- <text:s/>max interactor 1, dimerization protein, PRDM9 <text:s/>- <text:s/>pr domain containing 9, UBN1 <text:s/>- <text:s/>ubinuclein 1, KDM4B <text:s/>- <text:s/>lysine (k)-specific demethylase 4b, CELSR3 <text:s/>- <text:s/>cadherin, egf lag seven-pass g-type receptor 3, KDM1A <text:s/>- <text:s/>lysine (k)-specific demethylase 1a, INO80B <text:s/>- <text:s/>ino80 complex subunit b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HIST3H2A <text:s/>- <text:s/>histone cluster 3, h2a, SERTAD3 <text:s/>- <text:s/>serta domain containing 3, EBF1 <text:s/>- <text:s/>early b-cell factor 1, E2F3 <text:s/>- <text:s/>e2f transcription factor 3, HELB <text:s/>- <text:s/>helicase (dna) b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TRAF2 <text:s/>- <text:s/>tnf receptor-associated factor 2, EDA <text:s/>- <text:s/>ectodysplasin a, NR2C2 <text:s/>- <text:s/>nuclear receptor subfamily 2, group c, member 2, ECE1 <text:s/>- <text:s/>endothelin converting enzyme 1, HES5 <text:s/>- <text:s/>hairy and enhancer of split 5 (drosophila), ACOT8 <text:s/>- <text:s/>acyl-coa thioesterase 8, FABP3 <text:s/>- <text:s/>fatty acid binding protein 3, muscle and heart (mammary-derived growth inhibitor), FANCA <text:s/>- <text:s/>fanconi anemia, complementation group a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FASN <text:s/>- <text:s/>fatty acid synthase, COA3 <text:s/>- <text:s/>cytochrome c oxidase assembly factor 3, ETV4 <text:s/>- <text:s/>ets variant 4, TWSG1 <text:s/>- <text:s/>twisted gastrulation homolog 1 (drosophila), ETV6 <text:s/>- <text:s/>ets variant 6, VLDLR <text:s/>- <text:s/>very low density lipoprotein receptor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IL23R <text:s/>- <text:s/>interleukin 23 receptor, KIF14 <text:s/>- <text:s/>kinesin family member 14, ZBTB5 <text:s/>- <text:s/>zinc finger and btb domain containing 5, PASK <text:s/>- <text:s/>pas domain containing serine/threonine kinase, CHRDL1 <text:s/>- <text:s/>chordin-like 1, ERG <text:s/>- <text:s/>v-ets avian erythroblastosis virus e26 oncogene homolog, UBB <text:s/>- <text:s/>ubiquitin b, ESRRB <text:s/>- <text:s/>estrogen-related receptor beta, ARRDC4 <text:s/>- <text:s/>arrestin domain containing 4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ETF1 <text:s/>- <text:s/>eukaryotic translation termination factor 1, ZNF830 <text:s/>- <text:s/>zinc finger protein 830, EPHB1 <text:s/>- <text:s/>eph receptor b1, EPHA8 <text:s/>- <text:s/>eph receptor a8, EPHA7 <text:s/>- <text:s/>eph receptor a7, HNRNPDL <text:s/>- <text:s/>heterogeneous nuclear ribonucleoprotein d-like, RBX1 <text:s/>- <text:s/>ring-box 1, e3 ubiquitin protein ligase, UBE2D3 <text:s/>- <text:s/>ubiquitin-conjugating enzyme e2d 3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PIK3IP1 <text:s/>- <text:s/>phosphoinositide-3-kinase interacting protein 1, FN1 <text:s/>- <text:s/>fibronectin 1, ZNF34 <text:s/>- <text:s/>zinc finger protein 34, ZNF436 <text:s/>- <text:s/>zinc finger protein 436, CAMTA1 <text:s/>- <text:s/>calmodulin binding transcription activator 1, OSM <text:s/>- <text:s/>oncostatin m, FOXM1 <text:s/>- <text:s/>forkhead box m1, FOXO1 <text:s/>- <text:s/>forkhead box o1, SOST <text:s/>- <text:s/>sclerostin, FOXC1 <text:s/>- <text:s/>forkhead box c1, FOXL1 <text:s/>- <text:s/>forkhead box l1, VPS26B <text:s/>- <text:s/>vacuolar protein sorting 26 homolog b (s. pombe), FOXG1 <text:s/>- <text:s/>forkhead box g1, MED8 <text:s/>- <text:s/>mediator complex subunit 8, CAND1 <text:s/>- <text:s/>cullin-associated and neddylation-dissociated 1, EAF2 <text:s/>- <text:s/>ell associated factor 2, FAM208A <text:s/>- <text:s/>family with sequence similarity 208, member a, KDM3A <text:s/>- <text:s/>lysine (k)-specific demethylase 3a, CLEC16A <text:s/>- <text:s/>c-type lectin domain family 16, member a, VIMP <text:s/>- <text:s/>vcp-interacting membrane protein, FGFR2 <text:s/>- <text:s/>fibroblast growth factor receptor 2, DDR2 <text:s/>- <text:s/>discoidin domain receptor tyrosine kinase 2, MAML1 <text:s/>- <text:s/>mastermind-like 1 (drosophila), BCLAF1 <text:s/>- <text:s/>bcl2-associated transcription factor 1, TARBP2 <text:s/>- <text:s/>tar (hiv-1) rna binding protein 2, GMNN <text:s/>- <text:s/>geminin, dna replication inhibitor, SZT2 <text:s/>- <text:s/>seizure threshold 2 homolog (mouse), RASSF2 <text:s/>- <text:s/>ras association (ralgds/af-6) domain family member 2, FER <text:s/>- <text:s/>fer (fps/fes related) tyrosine kinase, CREBRF <text:s/>- <text:s/>creb3 regulatory factor, NEK10 <text:s/>- <text:s/>nima-related kinase 10, TBX15 <text:s/>- <text:s/>t-box 15, PGP <text:s/>- <text:s/>phosphoglycolate phosphatase, NDUFA13 <text:s/>- <text:s/>nadh dehydrogenase (ubiquinone) 1 alpha subcomplex, 13, SFI1 <text:s/>- <text:s/>sfi1 homolog, spindle assembly associated (yeast), RNF40 <text:s/>- <text:s/>ring finger protein 40, e3 ubiquitin protein ligase, ZFP91 <text:s/>- <text:s/>zfp91 zinc finger protein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TLE1 <text:s/>- <text:s/>transducin-like enhancer of split 1 (e(sp1) homolog, drosophila), TLE3 <text:s/>- <text:s/>transducin-like enhancer of split 3 (e(sp1) homolog, drosophila), TLE4 <text:s/>- <text:s/>transducin-like enhancer of split 4 (e(sp1) homolog, drosophila), HERPUD1 <text:s/>- <text:s/>homocysteine-inducible, endoplasmic reticulum stress-inducible, ubiquitin-like domain member 1, TLX3 <text:s/>- <text:s/>t-cell leukemia homeobox 3, PUM1 <text:s/>- <text:s/>pumilio homolog 1 (drosophila)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ATP1B4 <text:s/>- <text:s/>atpase, na+/k+ transporting, beta 4 polypeptide, TADA2B <text:s/>- <text:s/>transcriptional adaptor 2b, HDAC9 <text:s/>- <text:s/>histone deacetylase 9, MYOCD <text:s/>- <text:s/>myocardin, SETD1A <text:s/>- <text:s/>set domain containing 1a, ZNF614 <text:s/>- <text:s/>zinc finger protein 614, NOX4 <text:s/>- <text:s/>nadph oxidase 4, TMBIM6 <text:s/>- <text:s/>transmembrane bax inhibitor motif containing 6, EIF4ENIF1 <text:s/>- <text:s/>eukaryotic translation initiation factor 4e nuclear import factor 1, SUZ12 <text:s/>- <text:s/>suz12 polycomb repressive complex 2 subunit, NEK2 <text:s/>- <text:s/>nima-related kinase 2, TEF <text:s/>- <text:s/>thyrotrophic embryonic factor, MICAL2 <text:s/>- <text:s/>microtubule associated monooxygenase, calponin and lim domain containing 2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3 <text:s/>- <text:s/>transforming growth factor, beta 3, TGFB1I1 <text:s/>- <text:s/>transforming growth factor beta 1 induced transcript 1, RASD2 <text:s/>- <text:s/>rasd family, member 2, KDM4A <text:s/>- <text:s/>lysine (k)-specific demethylase 4a, FOSB <text:s/>- <text:s/>fbj murine osteosarcoma viral oncogene homolog b, THBS1 <text:s/>- <text:s/>thrombospondin 1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0000000251" calcext:value-type="float">
            <text:p>2.51E-12</text:p>
          </table:table-cell>
          <table:table-cell office:value-type="float" office:value="0.00000000132" calcext:value-type="float">
            <text:p>1.32E-09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[CCNK <text:s/>- <text:s/>cyclin k, ZMYND8 <text:s/>- <text:s/>zinc finger, mynd-type containing 8, MED29 <text:s/>- <text:s/>mediator complex subunit 29, SIX5 <text:s/>- <text:s/>six homeobox 5, LHX1 <text:s/>- <text:s/>lim homeobox 1, CASZ1 <text:s/>- <text:s/>castor zinc finger 1, ELK1 <text:s/>- <text:s/>elk1, member of ets oncogene family, PNN <text:s/>- <text:s/>pinin, desmosome associated protein, WHSC1L1 <text:s/>- <text:s/>wolf-hirschhorn syndrome candidate 1-like 1, RFX2 <text:s/>- <text:s/>regulatory factor x, 2 (influences hla class ii expression), RFX1 <text:s/>- <text:s/>regulatory factor x, 1 (influences hla class ii expression), GRHL2 <text:s/>- <text:s/>grainyhead-like 2 (drosophila), PNRC1 <text:s/>- <text:s/>proline-rich nuclear receptor coactivator 1, EPAS1 <text:s/>- <text:s/>endothelial pas domain protein 1, FIZ1 <text:s/>- <text:s/>flt3-interacting zinc finger 1, ZNF524 <text:s/>- <text:s/>zinc finger protein 524, SIRT2 <text:s/>- <text:s/>sirtuin 2, KLF9 <text:s/>- <text:s/>kruppel-like factor 9, SP3 <text:s/>- <text:s/>sp3 transcription factor, SP1 <text:s/>- <text:s/>sp1 transcription facto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GRHL1 <text:s/>- <text:s/>grainyhead-like 1 (drosophila), DPF3 <text:s/>- <text:s/>d4, zinc and double phd fingers, family 3, GRHL3 <text:s/>- <text:s/>grainyhead-like 3 (drosophila), SOX1 <text:s/>- <text:s/>sry (sex determining region y)-box 1, PER2 <text:s/>- <text:s/>period circadian clock 2, ATF7IP2 <text:s/>- <text:s/>activating transcription factor 7 interacting protein 2, HOXD3 <text:s/>- <text:s/>homeobox d3, HES4 <text:s/>- <text:s/>hairy and enhancer of split 4 (drosophila), HOXD1 <text:s/>- <text:s/>homeobox d1, BARHL1 <text:s/>- <text:s/>barh-like homeobox 1, LDB1 <text:s/>- <text:s/>lim domain binding 1, ATF6B <text:s/>- <text:s/>activating transcription factor 6 beta, IER5 <text:s/>- <text:s/>immediate early response 5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ZNF672 <text:s/>- <text:s/>zinc finger protein 672, CNOT1 <text:s/>- <text:s/>ccr4-not transcription complex, subunit 1, OLIG2 <text:s/>- <text:s/>oligodendrocyte lineage transcription factor 2, MYRF <text:s/>- <text:s/>myelin regulatory factor, ZNF362 <text:s/>- <text:s/>zinc finger protein 362, TBPL1 <text:s/>- <text:s/>tbp-like 1, VGLL1 <text:s/>- <text:s/>vestigial like 1 (drosophila), NABP2 <text:s/>- <text:s/>nucleic acid binding protein 2, PRDM10 <text:s/>- <text:s/>pr domain containing 10, MXI1 <text:s/>- <text:s/>max interactor 1, dimerization protein, POU3F4 <text:s/>- <text:s/>pou class 3 homeobox 4, PRDM9 <text:s/>- <text:s/>pr domain containing 9, POU3F3 <text:s/>- <text:s/>pou class 3 homeobox 3, COMMD10 <text:s/>- <text:s/>comm domain containing 10, DDX54 <text:s/>- <text:s/>dead (asp-glu-ala-asp) box polypeptide 54, TP53INP2 <text:s/>- <text:s/>tumor protein p53 inducible nuclear protein 2, KDM4B <text:s/>- <text:s/>lysine (k)-specific demethylase 4b, EOMES <text:s/>- <text:s/>eomesodermin, RNF4 <text:s/>- <text:s/>ring finger protein 4, KDM1A <text:s/>- <text:s/>lysine (k)-specific demethylase 1a, INO80B <text:s/>- <text:s/>ino80 complex subunit b, OLIG1 <text:s/>- <text:s/>oligodendrocyte transcription factor 1, ACTL6B <text:s/>- <text:s/>actin-like 6b, PPARD <text:s/>- <text:s/>peroxisome proliferator-activated receptor delta, SERTAD1 <text:s/>- <text:s/>serta domain containing 1, POLRMT <text:s/>- <text:s/>polymerase (rna) mitochondrial (dna directed), SSBP3 <text:s/>- <text:s/>single stranded dna binding protein 3, SERTAD3 <text:s/>- <text:s/>serta domain containing 3, POLR2I <text:s/>- <text:s/>polymerase (rna) ii (dna directed) polypeptide i, 14.5kda, EBF1 <text:s/>- <text:s/>early b-cell factor 1, POU3F1 <text:s/>- <text:s/>pou class 3 homeobox 1, POU3F2 <text:s/>- <text:s/>pou class 3 homeobox 2, ZNF275 <text:s/>- <text:s/>zinc finger protein 275, XAB2 <text:s/>- <text:s/>xpa binding protein 2, POU2F2 <text:s/>- <text:s/>pou class 2 homeobox 2, DMRT3 <text:s/>- <text:s/>doublesex and mab-3 related transcription factor 3, ONECUT2 <text:s/>- <text:s/>one cut homeobox 2, MYT1L <text:s/>- <text:s/>myelin transcription factor 1-like, MBTD1 <text:s/>- <text:s/>mbt domain containing 1, C11orf30 <text:s/>- <text:s/>chromosome 11 open reading frame 30, AFF3 <text:s/>- <text:s/>af4/fmr2 family, member 3, MYCBP2 <text:s/>- <text:s/>myc binding protein 2, e3 ubiquitin protein ligase, SRCAP <text:s/>- <text:s/>snf2-related crebbp activator protein, KLF6 <text:s/>- <text:s/>kruppel-like factor 6, AKAP8 <text:s/>- <text:s/>a kinase (prka) anchor protein 8, HES6 <text:s/>- <text:s/>hairy and enhancer of split 6 (drosophila), BARHL2 <text:s/>- <text:s/>barh-like homeobox 2, HNRNPUL1 <text:s/>- <text:s/>heterogeneous nuclear ribonucleoprotein u-like 1, HES5 <text:s/>- <text:s/>hairy and enhancer of split 5 (drosophila), CHD6 <text:s/>- <text:s/>chromodomain helicase dna binding protein 6, POLR1B <text:s/>- <text:s/>polymerase (rna) i polypeptide b, 128kda, PRDM5 <text:s/>- <text:s/>pr domain containing 5, T <text:s/>- <text:s/>t, brachyury homolog (mouse), TTLL5 <text:s/>- <text:s/>tubulin tyrosine ligase-like family, member 5, INTS12 <text:s/>- <text:s/>integrator complex subunit 12, HMGB2 <text:s/>- <text:s/>high mobility group box 2, CCAR1 <text:s/>- <text:s/>cell division cycle and apoptosis regulator 1, GTF2IRD2 <text:s/>- <text:s/>gtf2i repeat domain containing 2, HLX <text:s/>- <text:s/>h2.0-like homeobox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AGO1 <text:s/>- <text:s/>argonaute risc catalytic component 1, ZNF689 <text:s/>- <text:s/>zinc finger protein 689, ZFP64 <text:s/>- <text:s/>zfp64 zinc finger protein, CREB3L3 <text:s/>- <text:s/>camp responsive element binding protein 3-like 3, ZBTB48 <text:s/>- <text:s/>zinc finger and btb domain containing 48, SOX30 <text:s/>- <text:s/>sry (sex determining region y)-box 30, ETV4 <text:s/>- <text:s/>ets variant 4, HOXB13 <text:s/>- <text:s/>homeobox b13, ETV6 <text:s/>- <text:s/>ets variant 6, PTF1A <text:s/>- <text:s/>pancreas specific transcription factor, 1a, TXLNG <text:s/>- <text:s/>taxilin gamma, ZNF526 <text:s/>- <text:s/>zinc finger protein 526, ZBTB46 <text:s/>- <text:s/>zinc finger and btb domain containing 46, DEK <text:s/>- <text:s/>dek oncogene, MSX1 <text:s/>- <text:s/>msh homeobox 1, NCOA2 <text:s/>- <text:s/>nuclear receptor coactivator 2, MSX2 <text:s/>- <text:s/>msh homeobox 2, EZH2 <text:s/>- <text:s/>enhancer of zeste homolog 2 (drosophila), ZSCAN2 <text:s/>- <text:s/>zinc finger and scan domain containing 2, MED21 <text:s/>- <text:s/>mediator complex subunit 21, SUV420H2 <text:s/>- <text:s/>suppressor of variegation 4-20 homolog 2 (drosophila), CREB3 <text:s/>- <text:s/>camp responsive element binding protein 3, TGIF2 <text:s/>- <text:s/>tgfb-induced factor homeobox 2, HIC1 <text:s/>- <text:s/>hypermethylated in cancer 1, HIF1A <text:s/>- <text:s/>hypoxia inducible factor 1, alpha subunit (basic helix-loop-helix transcription factor), ZBTB5 <text:s/>- <text:s/>zinc finger and btb domain containing 5, HOXB4 <text:s/>- <text:s/>homeobox b4, IWS1 <text:s/>- <text:s/>iws1 homolog (s. cerevisiae), LIN52 <text:s/>- <text:s/>lin-52 homolog (c. elegans), ZNF768 <text:s/>- <text:s/>zinc finger protein 768, JUN <text:s/>- <text:s/>jun proto-oncogene, JARID2 <text:s/>- <text:s/>jumonji, at rich interactive domain 2, EHF <text:s/>- <text:s/>ets homologous factor, JUNB <text:s/>- <text:s/>jun b proto-oncogene, URI1 <text:s/>- <text:s/>uri1, prefoldin-like chaperone, STAT3 <text:s/>- <text:s/>signal transducer and activator of transcription 3 (acute-phase response factor), CRY2 <text:s/>- <text:s/>cryptochrome 2 (photolyase-like), HOXC4 <text:s/>- <text:s/>homeobox c4, HMG20A <text:s/>- <text:s/>high mobility group 20a, HMG20B <text:s/>- <text:s/>high mobility group 20b, E2F8 <text:s/>- <text:s/>e2f transcription factor 8, ATF7 <text:s/>- <text:s/>activating transcription factor 7, ERG <text:s/>- <text:s/>v-ets avian erythroblastosis virus e26 oncogene homolog, RCOR1 <text:s/>- <text:s/>rest corepressor 1, ZNF416 <text:s/>- <text:s/>zinc finger protein 416, ING5 <text:s/>- <text:s/>inhibitor of growth family, member 5, SALL4 <text:s/>- <text:s/>sal-like 4 (drosophila), SLC25A33 <text:s/>- <text:s/>solute carrier family 25 (pyrimidine nucleotide carrier), member 33, HOXA4 <text:s/>- <text:s/>homeobox a4, ETS2 <text:s/>- <text:s/>v-ets avian erythroblastosis virus e26 oncogene homolog 2, MAP2K6 <text:s/>- <text:s/>mitogen-activated protein kinase kinase 6, ZSCAN1 <text:s/>- <text:s/>zinc finger and scan domain containing 1, ZNF668 <text:s/>- <text:s/>zinc finger protein 668, ZIK1 <text:s/>- <text:s/>zinc finger protein interacting with k protein 1, HOXA6 <text:s/>- <text:s/>homeobox a6, HMGA2 <text:s/>- <text:s/>high mobility group at-hook 2, PHF5A <text:s/>- <text:s/>phd finger protein 5a, EFCAB6 <text:s/>- <text:s/>ef-hand calcium binding domain 6, RUNX3 <text:s/>- <text:s/>runt-related transcription factor 3, ASF1B <text:s/>- <text:s/>anti-silencing function 1b histone chaperone, ZFP3 <text:s/>- <text:s/>zfp3 zinc finger protein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SPATA24 <text:s/>- <text:s/>spermatogenesis associated 24, ZNF683 <text:s/>- <text:s/>zinc finger protein 683, HNRNPDL <text:s/>- <text:s/>heterogeneous nuclear ribonucleoprotein d-like, BRD3 <text:s/>- <text:s/>bromodomain containing 3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DEDD2 <text:s/>- <text:s/>death effector domain containing 2, FOXK2 <text:s/>- <text:s/>forkhead box k2, ZNF189 <text:s/>- <text:s/>zinc finger protein 189, ZNF280B <text:s/>- <text:s/>zinc finger protein 280b, PAX1 <text:s/>- <text:s/>paired box 1, PAX6 <text:s/>- <text:s/>paired box 6, ZNF34 <text:s/>- <text:s/>zinc finger protein 34, ZNF385A <text:s/>- <text:s/>zinc finger protein 385a, TOX3 <text:s/>- <text:s/>tox high mobility group box family member 3, ARID3B <text:s/>- <text:s/>at rich interactive domain 3b (bright-like), PAX3 <text:s/>- <text:s/>paired box 3, SIN3A <text:s/>- <text:s/>sin3 transcription regulator family member a, ZNF436 <text:s/>- <text:s/>zinc finger protein 436, RBMX <text:s/>- <text:s/>rna binding motif protein, x-linked, CAMTA1 <text:s/>- <text:s/>calmodulin binding transcription activator 1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ZNF574 <text:s/>- <text:s/>zinc finger protein 574, USP16 <text:s/>- <text:s/>ubiquitin specific peptidase 16, ZNF628 <text:s/>- <text:s/>zinc finger protein 628, CBX8 <text:s/>- <text:s/>chromobox homolog 8, FOXM1 <text:s/>- <text:s/>forkhead box m1, MLLT1 <text:s/>- <text:s/>myeloid/lymphoid or mixed-lineage leukemia (trithorax homolog, drosophila); translocated to, 1, ILF2 <text:s/>- <text:s/>interleukin enhancer binding factor 2, FOXO1 <text:s/>- <text:s/>forkhead box o1, ZNF132 <text:s/>- <text:s/>zinc finger protein 132, FOXC1 <text:s/>- <text:s/>forkhead box c1, FOXL1 <text:s/>- <text:s/>forkhead box l1, DMRT2 <text:s/>- <text:s/>doublesex and mab-3 related transcription factor 2, HEXIM2 <text:s/>- <text:s/>hexamethylene bis-acetamide inducible 2, PIR <text:s/>- <text:s/>pirin (iron-binding nuclear protein), INTS7 <text:s/>- <text:s/>integrator complex subunit 7, FOXG1 <text:s/>- <text:s/>forkhead box g1, MN1 <text:s/>- <text:s/>meningioma (disrupted in balanced translocation) 1, SP9 <text:s/>- <text:s/>sp9 transcription factor, CHEK2 <text:s/>- <text:s/>checkpoint kinase 2, ZNF551 <text:s/>- <text:s/>zinc finger protein 551, EAF2 <text:s/>- <text:s/>ell associated factor 2, FAM208A <text:s/>- <text:s/>family with sequence similarity 208, member a, KDM3A <text:s/>- <text:s/>lysine (k)-specific demethylase 3a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ZNF25 <text:s/>- <text:s/>zinc finger protein 25, ISL1 <text:s/>- <text:s/>isl lim homeobox 1, BCLAF1 <text:s/>- <text:s/>bcl2-associated transcription factor 1, ARID1B <text:s/>- <text:s/>at rich interactive domain 1b (swi1-like), BTG2 <text:s/>- <text:s/>btg family, member 2, MEF2D <text:s/>- <text:s/>myocyte enhancer factor 2d, KHSRP <text:s/>- <text:s/>kh-type splicing regulatory protein, BRWD1 <text:s/>- <text:s/>bromodomain and wd repeat domain containing 1, POLR1E <text:s/>- <text:s/>polymerase (rna) i polypeptide e, 53kda, PEG3 <text:s/>- <text:s/>paternally expressed 3, CREBRF <text:s/>- <text:s/>creb3 regulatory factor, CEBPG <text:s/>- <text:s/>ccaat/enhancer binding protein (c/ebp), gamma, GZF1 <text:s/>- <text:s/>gdnf-inducible zinc finger protein 1, PRDM2 <text:s/>- <text:s/>pr domain containing 2, with znf domain, TBX15 <text:s/>- <text:s/>t-box 15, DAXX <text:s/>- <text:s/>death-domain associated protein, INSM1 <text:s/>- <text:s/>insulinoma-associated 1, PPP1R1B <text:s/>- <text:s/>protein phosphatase 1, regulatory (inhibitor) subunit 1b, ARX <text:s/>- <text:s/>aristaless related homeobox, IRF6 <text:s/>- <text:s/>interferon regulatory factor 6, POLR1D <text:s/>- <text:s/>polymerase (rna) i polypeptide d, 16kda, ZCCHC12 <text:s/>- <text:s/>zinc finger, cchc domain containing 12, MBD3 <text:s/>- <text:s/>methyl-cpg binding domain protein 3, MED19 <text:s/>- <text:s/>mediator complex subunit 19, ZNF214 <text:s/>- <text:s/>zinc finger protein 214, NRL <text:s/>- <text:s/>neural retina leucine zipper, HDAC1 <text:s/>- <text:s/>histone deacetylase 1, KAT7 <text:s/>- <text:s/>k(lysine) acetyltransferase 7, ZNF444 <text:s/>- <text:s/>zinc finger protein 444, EPC2 <text:s/>- <text:s/>enhancer of polycomb homolog 2 (drosophila), TAF5L <text:s/>- <text:s/>taf5-like rna polymerase ii, p300/cbp-associated factor (pcaf)-associated factor, 65kda, TLE1 <text:s/>- <text:s/>transducin-like enhancer of split 1 (e(sp1) homolog, drosophila), BAHD1 <text:s/>- <text:s/>bromo adjacent homology domain containing 1, ZBTB20 <text:s/>- <text:s/>zinc finger and btb domain containing 20, TLE3 <text:s/>- <text:s/>transducin-like enhancer of split 3 (e(sp1) homolog, drosophila), TFB2M <text:s/>- <text:s/>transcription factor b2, mitochondrial, TLE4 <text:s/>- <text:s/>transducin-like enhancer of split 4 (e(sp1) homolog, drosophila), ATF4 <text:s/>- <text:s/>activating transcription factor 4, PHF1 <text:s/>- <text:s/>phd finger protein 1, ATOH1 <text:s/>- <text:s/>atonal homolog 1 (drosophila), RERE <text:s/>- <text:s/>arginine-glutamic acid dipeptide (re) repeats, LHX5 <text:s/>- <text:s/>lim homeobox 5, VSX2 <text:s/>- <text:s/>visual system homeobox 2, FOXN3 <text:s/>- <text:s/>forkhead box n3, MLXIP <text:s/>- <text:s/>mlx interacting protein, ZFPM2 <text:s/>- <text:s/>zinc finger protein, fog family member 2, NFYA <text:s/>- <text:s/>nuclear transcription factor y, alpha, KCNIP3 <text:s/>- <text:s/>kv channel interacting protein 3, calsenilin, FOXN4 <text:s/>- <text:s/>forkhead box n4, HDAC4 <text:s/>- <text:s/>histone deacetylase 4, ID1 <text:s/>- <text:s/>inhibitor of dna binding 1, dominant negative helix-loop-helix protein, NFYC <text:s/>- <text:s/>nuclear transcription factor y, gamma, TBX19 <text:s/>- <text:s/>t-box 19, TBX18 <text:s/>- <text:s/>t-box 18, ADNP2 <text:s/>- <text:s/>adnp homeobox 2, SOX14 <text:s/>- <text:s/>sry (sex determining region y)-box 14, MKL1 <text:s/>- <text:s/>megakaryoblastic leukemia (translocation) 1, PER1 <text:s/>- <text:s/>period circadian clock 1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NKX3-2 <text:s/>- <text:s/>nk3 homeobox 2, PITX2 <text:s/>- <text:s/>paired-like homeodomain 2, SUZ12 <text:s/>- <text:s/>suz12 polycomb repressive complex 2 subunit, PITX3 <text:s/>- <text:s/>paired-like homeodomain 3, ZNF597 <text:s/>- <text:s/>zinc finger protein 597, ZNF343 <text:s/>- <text:s/>zinc finger protein 343, TEF <text:s/>- <text:s/>thyrotrophic embryonic factor, DLX1 <text:s/>- <text:s/>distal-less homeobox 1, MIER2 <text:s/>- <text:s/>mesoderm induction early response 1, family member 2, DLX2 <text:s/>- <text:s/>distal-less homeobox 2, DLX3 <text:s/>- <text:s/>distal-less homeobox 3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TFCP2 <text:s/>- <text:s/>transcription factor cp2, SIM1 <text:s/>- <text:s/>single-minded homolog 1 (drosophila)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SIX1 <text:s/>- <text:s/>six homeobox 1, HEY2 <text:s/>- <text:s/>hairy/enhancer-of-split related with yrpw motif 2, FOXB1 <text:s/>- <text:s/>forkhead box b1, TAF1B <text:s/>- <text:s/>tata box binding protein (tbp)-associated factor, rna polymerase i, b, 63kda, MTERFD3 <text:s/>- <text:s/>mterf domain containing 3, JMJD1C <text:s/>- <text:s/>jumonji domain containing 1c, RBL2 <text:s/>- <text:s/>retinoblastoma-like 2 (p130), NEUROG3 <text:s/>- <text:s/>neurogenin 3, ZIC1 <text:s/>- <text:s/>zic family member 1, MXD1 <text:s/>- <text:s/>max dimerization protein 1, SF1 <text:s/>- <text:s/>splicing factor 1, PIAS4 <text:s/>- <text:s/>protein inhibitor of activated stat, 4, SMAD2 <text:s/>- <text:s/>smad family member 2, NEUROG2 <text:s/>- <text:s/>neurogenin 2, TGFB1I1 <text:s/>- <text:s/>transforming growth factor beta 1 induced transcript 1, ZNF711 <text:s/>- <text:s/>zinc finger protein 711, ARID4A <text:s/>- <text:s/>at rich interactive domain 4a (rbp1-like), ZNF8 <text:s/>- <text:s/>zinc finger protein 8, CNBP <text:s/>- <text:s/>cchc-type zinc finger, nucleic acid binding protein, ZIC3 <text:s/>- <text:s/>zic family member 3, SIX2 <text:s/>- <text:s/>six homeobox 2, KDM4A <text:s/>- <text:s/>lysine (k)-specific demethylase 4a, RBBP4 <text:s/>- <text:s/>retinoblastoma binding protein 4, ZBTB26 <text:s/>- <text:s/>zinc finger and btb domain containing 26, FOSB <text:s/>- <text:s/>fbj murine osteosarcoma viral oncogene homolog b, SMAD6 <text:s/>- <text:s/>smad family member 6, CCND1 <text:s/>- <text:s/>cyclin d1, KLF10 <text:s/>- <text:s/>kruppel-like factor 10, DMRTC2 <text:s/>- <text:s/>dmrt-like family c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0000000271" calcext:value-type="float">
            <text:p>2.71E-12</text:p>
          </table:table-cell>
          <table:table-cell office:value-type="float" office:value="0.00000000138" calcext:value-type="float">
            <text:p>1.38E-09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[CCNK <text:s/>- <text:s/>cyclin k, ZMYND8 <text:s/>- <text:s/>zinc finger, mynd-type containing 8, MED29 <text:s/>- <text:s/>mediator complex subunit 29, SIX5 <text:s/>- <text:s/>six homeobox 5, LHX1 <text:s/>- <text:s/>lim homeobox 1, CASZ1 <text:s/>- <text:s/>castor zinc finger 1, ELK1 <text:s/>- <text:s/>elk1, member of ets oncogene family, PNN <text:s/>- <text:s/>pinin, desmosome associated protein, WHSC1L1 <text:s/>- <text:s/>wolf-hirschhorn syndrome candidate 1-like 1, RFX2 <text:s/>- <text:s/>regulatory factor x, 2 (influences hla class ii expression), RFX1 <text:s/>- <text:s/>regulatory factor x, 1 (influences hla class ii expression), GRHL2 <text:s/>- <text:s/>grainyhead-like 2 (drosophila), PNRC1 <text:s/>- <text:s/>proline-rich nuclear receptor coactivator 1, EPAS1 <text:s/>- <text:s/>endothelial pas domain protein 1, FIZ1 <text:s/>- <text:s/>flt3-interacting zinc finger 1, ZNF524 <text:s/>- <text:s/>zinc finger protein 524, SIRT2 <text:s/>- <text:s/>sirtuin 2, KLF9 <text:s/>- <text:s/>kruppel-like factor 9, SP3 <text:s/>- <text:s/>sp3 transcription factor, SP1 <text:s/>- <text:s/>sp1 transcription facto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GRHL1 <text:s/>- <text:s/>grainyhead-like 1 (drosophila), DPF3 <text:s/>- <text:s/>d4, zinc and double phd fingers, family 3, GRHL3 <text:s/>- <text:s/>grainyhead-like 3 (drosophila), SOX1 <text:s/>- <text:s/>sry (sex determining region y)-box 1, PER2 <text:s/>- <text:s/>period circadian clock 2, ATF7IP2 <text:s/>- <text:s/>activating transcription factor 7 interacting protein 2, HOXD3 <text:s/>- <text:s/>homeobox d3, HES4 <text:s/>- <text:s/>hairy and enhancer of split 4 (drosophila), HOXD1 <text:s/>- <text:s/>homeobox d1, BARHL1 <text:s/>- <text:s/>barh-like homeobox 1, LDB1 <text:s/>- <text:s/>lim domain binding 1, ATF6B <text:s/>- <text:s/>activating transcription factor 6 beta, IER5 <text:s/>- <text:s/>immediate early response 5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ZNF672 <text:s/>- <text:s/>zinc finger protein 672, CNOT1 <text:s/>- <text:s/>ccr4-not transcription complex, subunit 1, OLIG2 <text:s/>- <text:s/>oligodendrocyte lineage transcription factor 2, MYRF <text:s/>- <text:s/>myelin regulatory factor, ZNF362 <text:s/>- <text:s/>zinc finger protein 362, TBPL1 <text:s/>- <text:s/>tbp-like 1, VGLL1 <text:s/>- <text:s/>vestigial like 1 (drosophila), NABP2 <text:s/>- <text:s/>nucleic acid binding protein 2, PRDM10 <text:s/>- <text:s/>pr domain containing 10, MXI1 <text:s/>- <text:s/>max interactor 1, dimerization protein, POU3F4 <text:s/>- <text:s/>pou class 3 homeobox 4, PRDM9 <text:s/>- <text:s/>pr domain containing 9, POU3F3 <text:s/>- <text:s/>pou class 3 homeobox 3, COMMD10 <text:s/>- <text:s/>comm domain containing 10, DDX54 <text:s/>- <text:s/>dead (asp-glu-ala-asp) box polypeptide 54, TP53INP2 <text:s/>- <text:s/>tumor protein p53 inducible nuclear protein 2, KDM4B <text:s/>- <text:s/>lysine (k)-specific demethylase 4b, EOMES <text:s/>- <text:s/>eomesodermin, RNF4 <text:s/>- <text:s/>ring finger protein 4, KDM1A <text:s/>- <text:s/>lysine (k)-specific demethylase 1a, INO80B <text:s/>- <text:s/>ino80 complex subunit b, OLIG1 <text:s/>- <text:s/>oligodendrocyte transcription factor 1, ACTL6B <text:s/>- <text:s/>actin-like 6b, PPARD <text:s/>- <text:s/>peroxisome proliferator-activated receptor delta, SERTAD1 <text:s/>- <text:s/>serta domain containing 1, POLRMT <text:s/>- <text:s/>polymerase (rna) mitochondrial (dna directed), SSBP3 <text:s/>- <text:s/>single stranded dna binding protein 3, SERTAD3 <text:s/>- <text:s/>serta domain containing 3, POLR2I <text:s/>- <text:s/>polymerase (rna) ii (dna directed) polypeptide i, 14.5kda, EBF1 <text:s/>- <text:s/>early b-cell factor 1, POU3F1 <text:s/>- <text:s/>pou class 3 homeobox 1, POU3F2 <text:s/>- <text:s/>pou class 3 homeobox 2, ZNF275 <text:s/>- <text:s/>zinc finger protein 275, XAB2 <text:s/>- <text:s/>xpa binding protein 2, POU2F2 <text:s/>- <text:s/>pou class 2 homeobox 2, DMRT3 <text:s/>- <text:s/>doublesex and mab-3 related transcription factor 3, ONECUT2 <text:s/>- <text:s/>one cut homeobox 2, MYT1L <text:s/>- <text:s/>myelin transcription factor 1-like, MBTD1 <text:s/>- <text:s/>mbt domain containing 1, C11orf30 <text:s/>- <text:s/>chromosome 11 open reading frame 30, AFF3 <text:s/>- <text:s/>af4/fmr2 family, member 3, MYCBP2 <text:s/>- <text:s/>myc binding protein 2, e3 ubiquitin protein ligase, SRCAP <text:s/>- <text:s/>snf2-related crebbp activator protein, KLF6 <text:s/>- <text:s/>kruppel-like factor 6, AKAP8 <text:s/>- <text:s/>a kinase (prka) anchor protein 8, HES6 <text:s/>- <text:s/>hairy and enhancer of split 6 (drosophila), BARHL2 <text:s/>- <text:s/>barh-like homeobox 2, HNRNPUL1 <text:s/>- <text:s/>heterogeneous nuclear ribonucleoprotein u-like 1, HES5 <text:s/>- <text:s/>hairy and enhancer of split 5 (drosophila), CHD6 <text:s/>- <text:s/>chromodomain helicase dna binding protein 6, POLR1B <text:s/>- <text:s/>polymerase (rna) i polypeptide b, 128kda, PRDM5 <text:s/>- <text:s/>pr domain containing 5, T <text:s/>- <text:s/>t, brachyury homolog (mouse), INTS12 <text:s/>- <text:s/>integrator complex subunit 12, TTLL5 <text:s/>- <text:s/>tubulin tyrosine ligase-like family, member 5, HMGB2 <text:s/>- <text:s/>high mobility group box 2, CCAR1 <text:s/>- <text:s/>cell division cycle and apoptosis regulator 1, GTF2IRD2 <text:s/>- <text:s/>gtf2i repeat domain containing 2, HLX <text:s/>- <text:s/>h2.0-like homeobox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AGO1 <text:s/>- <text:s/>argonaute risc catalytic component 1, ZNF689 <text:s/>- <text:s/>zinc finger protein 689, ZFP64 <text:s/>- <text:s/>zfp64 zinc finger protein, CREB3L3 <text:s/>- <text:s/>camp responsive element binding protein 3-like 3, ZBTB48 <text:s/>- <text:s/>zinc finger and btb domain containing 48, SOX30 <text:s/>- <text:s/>sry (sex determining region y)-box 30, ETV4 <text:s/>- <text:s/>ets variant 4, HOXB13 <text:s/>- <text:s/>homeobox b13, ETV6 <text:s/>- <text:s/>ets variant 6, PTF1A <text:s/>- <text:s/>pancreas specific transcription factor, 1a, TXLNG <text:s/>- <text:s/>taxilin gamma, ZNF526 <text:s/>- <text:s/>zinc finger protein 526, ZBTB46 <text:s/>- <text:s/>zinc finger and btb domain containing 46, DEK <text:s/>- <text:s/>dek oncogene, MSX1 <text:s/>- <text:s/>msh homeobox 1, NCOA2 <text:s/>- <text:s/>nuclear receptor coactivator 2, MSX2 <text:s/>- <text:s/>msh homeobox 2, EZH2 <text:s/>- <text:s/>enhancer of zeste homolog 2 (drosophila), ZSCAN2 <text:s/>- <text:s/>zinc finger and scan domain containing 2, MED21 <text:s/>- <text:s/>mediator complex subunit 21, SUV420H2 <text:s/>- <text:s/>suppressor of variegation 4-20 homolog 2 (drosophila), CREB3 <text:s/>- <text:s/>camp responsive element binding protein 3, TGIF2 <text:s/>- <text:s/>tgfb-induced factor homeobox 2, HIC1 <text:s/>- <text:s/>hypermethylated in cancer 1, HIF1A <text:s/>- <text:s/>hypoxia inducible factor 1, alpha subunit (basic helix-loop-helix transcription factor), ZBTB5 <text:s/>- <text:s/>zinc finger and btb domain containing 5, HOXB4 <text:s/>- <text:s/>homeobox b4, IWS1 <text:s/>- <text:s/>iws1 homolog (s. cerevisiae), LIN52 <text:s/>- <text:s/>lin-52 homolog (c. elegans), ZNF768 <text:s/>- <text:s/>zinc finger protein 768, JUN <text:s/>- <text:s/>jun proto-oncogene, JARID2 <text:s/>- <text:s/>jumonji, at rich interactive domain 2, EHF <text:s/>- <text:s/>ets homologous factor, JUNB <text:s/>- <text:s/>jun b proto-oncogene, URI1 <text:s/>- <text:s/>uri1, prefoldin-like chaperone, CRY2 <text:s/>- <text:s/>cryptochrome 2 (photolyase-like), STAT3 <text:s/>- <text:s/>signal transducer and activator of transcription 3 (acute-phase response factor), HOXC4 <text:s/>- <text:s/>homeobox c4, HMG20A <text:s/>- <text:s/>high mobility group 20a, HMG20B <text:s/>- <text:s/>high mobility group 20b, E2F8 <text:s/>- <text:s/>e2f transcription factor 8, ATF7 <text:s/>- <text:s/>activating transcription factor 7, ERG <text:s/>- <text:s/>v-ets avian erythroblastosis virus e26 oncogene homolog, RCOR1 <text:s/>- <text:s/>rest corepressor 1, ZNF416 <text:s/>- <text:s/>zinc finger protein 416, ING5 <text:s/>- <text:s/>inhibitor of growth family, member 5, SALL4 <text:s/>- <text:s/>sal-like 4 (drosophila), SLC25A33 <text:s/>- <text:s/>solute carrier family 25 (pyrimidine nucleotide carrier), member 33, HOXA4 <text:s/>- <text:s/>homeobox a4, ETS2 <text:s/>- <text:s/>v-ets avian erythroblastosis virus e26 oncogene homolog 2, MAP2K6 <text:s/>- <text:s/>mitogen-activated protein kinase kinase 6, ZSCAN1 <text:s/>- <text:s/>zinc finger and scan domain containing 1, ZNF668 <text:s/>- <text:s/>zinc finger protein 668, ZIK1 <text:s/>- <text:s/>zinc finger protein interacting with k protein 1, HOXA6 <text:s/>- <text:s/>homeobox a6, HMGA2 <text:s/>- <text:s/>high mobility group at-hook 2, PHF5A <text:s/>- <text:s/>phd finger protein 5a, EFCAB6 <text:s/>- <text:s/>ef-hand calcium binding domain 6, RUNX3 <text:s/>- <text:s/>runt-related transcription factor 3, ASF1B <text:s/>- <text:s/>anti-silencing function 1b histone chaperone, ZFP3 <text:s/>- <text:s/>zfp3 zinc finger protein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SPATA24 <text:s/>- <text:s/>spermatogenesis associated 24, ZNF683 <text:s/>- <text:s/>zinc finger protein 683, HNRNPDL <text:s/>- <text:s/>heterogeneous nuclear ribonucleoprotein d-like, BRD3 <text:s/>- <text:s/>bromodomain containing 3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DEDD2 <text:s/>- <text:s/>death effector domain containing 2, FOXK2 <text:s/>- <text:s/>forkhead box k2, ZNF189 <text:s/>- <text:s/>zinc finger protein 189, ZNF280B <text:s/>- <text:s/>zinc finger protein 280b, PAX1 <text:s/>- <text:s/>paired box 1, PAX6 <text:s/>- <text:s/>paired box 6, ZNF34 <text:s/>- <text:s/>zinc finger protein 34, ZNF385A <text:s/>- <text:s/>zinc finger protein 385a, TOX3 <text:s/>- <text:s/>tox high mobility group box family member 3, ARID3B <text:s/>- <text:s/>at rich interactive domain 3b (bright-like), PAX3 <text:s/>- <text:s/>paired box 3, SIN3A <text:s/>- <text:s/>sin3 transcription regulator family member a, ZNF436 <text:s/>- <text:s/>zinc finger protein 436, RBMX <text:s/>- <text:s/>rna binding motif protein, x-linked, CAMTA1 <text:s/>- <text:s/>calmodulin binding transcription activator 1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ZNF574 <text:s/>- <text:s/>zinc finger protein 574, USP16 <text:s/>- <text:s/>ubiquitin specific peptidase 16, CBX8 <text:s/>- <text:s/>chromobox homolog 8, ZNF628 <text:s/>- <text:s/>zinc finger protein 628, FOXM1 <text:s/>- <text:s/>forkhead box m1, MLLT1 <text:s/>- <text:s/>myeloid/lymphoid or mixed-lineage leukemia (trithorax homolog, drosophila); translocated to, 1, ILF2 <text:s/>- <text:s/>interleukin enhancer binding factor 2, FOXO1 <text:s/>- <text:s/>forkhead box o1, ZNF132 <text:s/>- <text:s/>zinc finger protein 132, FOXC1 <text:s/>- <text:s/>forkhead box c1, FOXL1 <text:s/>- <text:s/>forkhead box l1, DMRT2 <text:s/>- <text:s/>doublesex and mab-3 related transcription factor 2, HEXIM2 <text:s/>- <text:s/>hexamethylene bis-acetamide inducible 2, PIR <text:s/>- <text:s/>pirin (iron-binding nuclear protein), INTS7 <text:s/>- <text:s/>integrator complex subunit 7, FOXG1 <text:s/>- <text:s/>forkhead box g1, MN1 <text:s/>- <text:s/>meningioma (disrupted in balanced translocation) 1, SP9 <text:s/>- <text:s/>sp9 transcription factor, CHEK2 <text:s/>- <text:s/>checkpoint kinase 2, ZNF551 <text:s/>- <text:s/>zinc finger protein 551, EAF2 <text:s/>- <text:s/>ell associated factor 2, FAM208A <text:s/>- <text:s/>family with sequence similarity 208, member a, KDM3A <text:s/>- <text:s/>lysine (k)-specific demethylase 3a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ZNF25 <text:s/>- <text:s/>zinc finger protein 25, ISL1 <text:s/>- <text:s/>isl lim homeobox 1, BCLAF1 <text:s/>- <text:s/>bcl2-associated transcription factor 1, ARID1B <text:s/>- <text:s/>at rich interactive domain 1b (swi1-like), BTG2 <text:s/>- <text:s/>btg family, member 2, MEF2D <text:s/>- <text:s/>myocyte enhancer factor 2d, KHSRP <text:s/>- <text:s/>kh-type splicing regulatory protein, BRWD1 <text:s/>- <text:s/>bromodomain and wd repeat domain containing 1, POLR1E <text:s/>- <text:s/>polymerase (rna) i polypeptide e, 53kda, PEG3 <text:s/>- <text:s/>paternally expressed 3, CREBRF <text:s/>- <text:s/>creb3 regulatory factor, CEBPG <text:s/>- <text:s/>ccaat/enhancer binding protein (c/ebp), gamma, GZF1 <text:s/>- <text:s/>gdnf-inducible zinc finger protein 1, PRDM2 <text:s/>- <text:s/>pr domain containing 2, with znf domain, TBX15 <text:s/>- <text:s/>t-box 15, DAXX <text:s/>- <text:s/>death-domain associated protein, INSM1 <text:s/>- <text:s/>insulinoma-associated 1, PPP1R1B <text:s/>- <text:s/>protein phosphatase 1, regulatory (inhibitor) subunit 1b, ARX <text:s/>- <text:s/>aristaless related homeobox, IRF6 <text:s/>- <text:s/>interferon regulatory factor 6, POLR1D <text:s/>- <text:s/>polymerase (rna) i polypeptide d, 16kda, ZCCHC12 <text:s/>- <text:s/>zinc finger, cchc domain containing 12, MBD3 <text:s/>- <text:s/>methyl-cpg binding domain protein 3, MED19 <text:s/>- <text:s/>mediator complex subunit 19, ZNF214 <text:s/>- <text:s/>zinc finger protein 214, NRL <text:s/>- <text:s/>neural retina leucine zipper, HDAC1 <text:s/>- <text:s/>histone deacetylase 1, KAT7 <text:s/>- <text:s/>k(lysine) acetyltransferase 7, ZNF444 <text:s/>- <text:s/>zinc finger protein 444, EPC2 <text:s/>- <text:s/>enhancer of polycomb homolog 2 (drosophila), TAF5L <text:s/>- <text:s/>taf5-like rna polymerase ii, p300/cbp-associated factor (pcaf)-associated factor, 65kda, TLE1 <text:s/>- <text:s/>transducin-like enhancer of split 1 (e(sp1) homolog, drosophila), BAHD1 <text:s/>- <text:s/>bromo adjacent homology domain containing 1, ZBTB20 <text:s/>- <text:s/>zinc finger and btb domain containing 20, TLE3 <text:s/>- <text:s/>transducin-like enhancer of split 3 (e(sp1) homolog, drosophila), TFB2M <text:s/>- <text:s/>transcription factor b2, mitochondrial, TLE4 <text:s/>- <text:s/>transducin-like enhancer of split 4 (e(sp1) homolog, drosophila), ATF4 <text:s/>- <text:s/>activating transcription factor 4, PHF1 <text:s/>- <text:s/>phd finger protein 1, ATOH1 <text:s/>- <text:s/>atonal homolog 1 (drosophila), RERE <text:s/>- <text:s/>arginine-glutamic acid dipeptide (re) repeats, LHX5 <text:s/>- <text:s/>lim homeobox 5, VSX2 <text:s/>- <text:s/>visual system homeobox 2, FOXN3 <text:s/>- <text:s/>forkhead box n3, MLXIP <text:s/>- <text:s/>mlx interacting protein, ZFPM2 <text:s/>- <text:s/>zinc finger protein, fog family member 2, KCNIP3 <text:s/>- <text:s/>kv channel interacting protein 3, calsenilin, NFYA <text:s/>- <text:s/>nuclear transcription factor y, alpha, FOXN4 <text:s/>- <text:s/>forkhead box n4, HDAC4 <text:s/>- <text:s/>histone deacetylase 4, ID1 <text:s/>- <text:s/>inhibitor of dna binding 1, dominant negative helix-loop-helix protein, NFYC <text:s/>- <text:s/>nuclear transcription factor y, gamma, TBX19 <text:s/>- <text:s/>t-box 19, TBX18 <text:s/>- <text:s/>t-box 18, ADNP2 <text:s/>- <text:s/>adnp homeobox 2, SOX14 <text:s/>- <text:s/>sry (sex determining region y)-box 14, MKL1 <text:s/>- <text:s/>megakaryoblastic leukemia (translocation) 1, PER1 <text:s/>- <text:s/>period circadian clock 1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NKX3-2 <text:s/>- <text:s/>nk3 homeobox 2, PITX2 <text:s/>- <text:s/>paired-like homeodomain 2, SUZ12 <text:s/>- <text:s/>suz12 polycomb repressive complex 2 subunit, PITX3 <text:s/>- <text:s/>paired-like homeodomain 3, ZNF597 <text:s/>- <text:s/>zinc finger protein 597, ZNF343 <text:s/>- <text:s/>zinc finger protein 343, TEF <text:s/>- <text:s/>thyrotrophic embryonic factor, DLX1 <text:s/>- <text:s/>distal-less homeobox 1, MIER2 <text:s/>- <text:s/>mesoderm induction early response 1, family member 2, DLX2 <text:s/>- <text:s/>distal-less homeobox 2, DLX3 <text:s/>- <text:s/>distal-less homeobox 3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TFCP2 <text:s/>- <text:s/>transcription factor cp2, SIM1 <text:s/>- <text:s/>single-minded homolog 1 (drosophila)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SIX1 <text:s/>- <text:s/>six homeobox 1, HEY2 <text:s/>- <text:s/>hairy/enhancer-of-split related with yrpw motif 2, FOXB1 <text:s/>- <text:s/>forkhead box b1, TAF1B <text:s/>- <text:s/>tata box binding protein (tbp)-associated factor, rna polymerase i, b, 63kda, MTERFD3 <text:s/>- <text:s/>mterf domain containing 3, JMJD1C <text:s/>- <text:s/>jumonji domain containing 1c, RBL2 <text:s/>- <text:s/>retinoblastoma-like 2 (p130), NEUROG3 <text:s/>- <text:s/>neurogenin 3, ZIC1 <text:s/>- <text:s/>zic family member 1, MXD1 <text:s/>- <text:s/>max dimerization protein 1, SF1 <text:s/>- <text:s/>splicing factor 1, PIAS4 <text:s/>- <text:s/>protein inhibitor of activated stat, 4, SMAD2 <text:s/>- <text:s/>smad family member 2, NEUROG2 <text:s/>- <text:s/>neurogenin 2, TGFB1I1 <text:s/>- <text:s/>transforming growth factor beta 1 induced transcript 1, ZNF711 <text:s/>- <text:s/>zinc finger protein 711, ARID4A <text:s/>- <text:s/>at rich interactive domain 4a (rbp1-like), ZNF8 <text:s/>- <text:s/>zinc finger protein 8, CNBP <text:s/>- <text:s/>cchc-type zinc finger, nucleic acid binding protein, ZIC3 <text:s/>- <text:s/>zic family member 3, SIX2 <text:s/>- <text:s/>six homeobox 2, KDM4A <text:s/>- <text:s/>lysine (k)-specific demethylase 4a, RBBP4 <text:s/>- <text:s/>retinoblastoma binding protein 4, ZBTB26 <text:s/>- <text:s/>zinc finger and btb domain containing 26, FOSB <text:s/>- <text:s/>fbj murine osteosarcoma viral oncogene homolog b, SMAD6 <text:s/>- <text:s/>smad family member 6, CCND1 <text:s/>- <text:s/>cyclin d1, KLF10 <text:s/>- <text:s/>kruppel-like factor 10, DMRTC2 <text:s/>- <text:s/>dmrt-like family c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cellular biosynthetic process</text:p>
          </table:table-cell>
          <table:table-cell office:value-type="float" office:value="0.0000000000112" calcext:value-type="float">
            <text:p>1.12E-11</text:p>
          </table:table-cell>
          <table:table-cell office:value-type="float" office:value="0.00000000551" calcext:value-type="float">
            <text:p>5.51E-09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3265" calcext:value-type="float">
            <text:p>3265</text:p>
          </table:table-cell>
          <table:table-cell office:value-type="float" office:value="2003" calcext:value-type="float">
            <text:p>200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SCD5 <text:s/>- <text:s/>stearoyl-coa desaturase 5, PNN <text:s/>- <text:s/>pinin, desmosome associated protein, ABAT <text:s/>- <text:s/>4-aminobutyrate aminotransferase, GRHL2 <text:s/>- <text:s/>grainyhead-like 2 (drosophila), SERINC3 <text:s/>- <text:s/>serine incorporator 3, PNRC1 <text:s/>- <text:s/>proline-rich nuclear receptor coactivator 1, FIZ1 <text:s/>- <text:s/>flt3-interacting zinc finger 1, CYP39A1 <text:s/>- <text:s/>cytochrome p450, family 39, subfamily a, polypeptide 1, ACACA <text:s/>- <text:s/>acetyl-coa carboxylase alpha, GCHFR <text:s/>- <text:s/>gtp cyclohydrolase i feedback regulator, GCH1 <text:s/>- <text:s/>gtp cyclohydrolase 1, SP3 <text:s/>- <text:s/>sp3 transcription factor, SP1 <text:s/>- <text:s/>sp1 transcription factor, ACAT1 <text:s/>- <text:s/>acetyl-coa acetyltransferase 1, SP2 <text:s/>- <text:s/>sp2 transcription factor, GK <text:s/>- <text:s/>glycerol kinase, BRD8 <text:s/>- <text:s/>bromodomain containing 8, ANP32A <text:s/>- <text:s/>acidic (leucine-rich) nuclear phosphoprotein 32 family, member a, PLP1 <text:s/>- <text:s/>proteolipid protein 1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LPL <text:s/>- <text:s/>lipoprotein lipase, PABPN1 <text:s/>- <text:s/>poly(a) binding protein, nuclear 1, SOX1 <text:s/>- <text:s/>sry (sex determining region y)-box 1, ACOT9 <text:s/>- <text:s/>acyl-coa thioesterase 9, ORC3 <text:s/>- <text:s/>origin recognition complex, subunit 3, ATF7IP2 <text:s/>- <text:s/>activating transcription factor 7 interacting protein 2, POLD4 <text:s/>- <text:s/>polymerase (dna-directed), delta 4, accessory subunit, ORC6 <text:s/>- <text:s/>origin recognition complex, subunit 6, MMAB <text:s/>- <text:s/>methylmalonic aciduria (cobalamin deficiency) cblb type, HES4 <text:s/>- <text:s/>hairy and enhancer of split 4 (drosophila), ATF6B <text:s/>- <text:s/>activating transcription factor 6 beta, IER5 <text:s/>- <text:s/>immediate early response 5, ZNF672 <text:s/>- <text:s/>zinc finger protein 672, GLUL <text:s/>- <text:s/>glutamate-ammonia ligase, NUS1 <text:s/>- <text:s/>nuclear undecaprenyl pyrophosphate synthase 1 homolog (s. cerevisiae), ENOPH1 <text:s/>- <text:s/>enolase-phosphatase 1, SNCA <text:s/>- <text:s/>synuclein, alpha (non a4 component of amyloid precursor), SPTLC2 <text:s/>- <text:s/>serine palmitoyltransferase, long chain base subunit 2, GLS <text:s/>- <text:s/>glutaminase, MOGAT1 <text:s/>- <text:s/>monoacylglycerol o-acyltransferase 1, TBPL1 <text:s/>- <text:s/>tbp-like 1, VGLL1 <text:s/>- <text:s/>vestigial like 1 (drosophila), POU3F4 <text:s/>- <text:s/>pou class 3 homeobox 4, MRPS30 <text:s/>- <text:s/>mitochondrial ribosomal protein s30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PCYT1B <text:s/>- <text:s/>phosphate cytidylyltransferase 1, choline, beta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AFF3 <text:s/>- <text:s/>af4/fmr2 family, member 3, POLG <text:s/>- <text:s/>polymerase (dna directed), gamma, SRCAP <text:s/>- <text:s/>snf2-related crebbp activator protein, KLF6 <text:s/>- <text:s/>kruppel-like factor 6, PRKD3 <text:s/>- <text:s/>protein kinase d3, HES6 <text:s/>- <text:s/>hairy and enhancer of split 6 (drosophila), POLA1 <text:s/>- <text:s/>polymerase (dna directed), alpha 1, catalytic subunit, CHST12 <text:s/>- <text:s/>carbohydrate (chondroitin 4) sulfotransferase 12, HNRNPUL1 <text:s/>- <text:s/>heterogeneous nuclear ribonucleoprotein u-like 1, HSD17B8 <text:s/>- <text:s/>hydroxysteroid (17-beta) dehydrogenase 8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ZNF689 <text:s/>- <text:s/>zinc finger protein 689, FAR1 <text:s/>- <text:s/>fatty acyl coa reductase 1, ZFP64 <text:s/>- <text:s/>zfp64 zinc finger protein, CREB3L3 <text:s/>- <text:s/>camp responsive element binding protein 3-like 3, PLEKHA8 <text:s/>- <text:s/>pleckstrin homology domain containing, family a (phosphoinositide binding specific) member 8, SOX30 <text:s/>- <text:s/>sry (sex determining region y)-box 30, ELOVL5 <text:s/>- <text:s/>elovl fatty acid elongase 5, SLBP <text:s/>- <text:s/>stem-loop binding protein, PTF1A <text:s/>- <text:s/>pancreas specific transcription factor, 1a, TXLNG <text:s/>- <text:s/>taxilin gamma, ZNF526 <text:s/>- <text:s/>zinc finger protein 526, ZBTB46 <text:s/>- <text:s/>zinc finger and btb domain containing 46, DEK <text:s/>- <text:s/>dek oncogene, RMI2 <text:s/>- <text:s/>recq mediated genome instability 2, MED21 <text:s/>- <text:s/>mediator complex subunit 21, SUV420H2 <text:s/>- <text:s/>suppressor of variegation 4-20 homolog 2 (drosophila), DCAKD <text:s/>- <text:s/>dephospho-coa kinase domain containing, TGIF2 <text:s/>- <text:s/>tgfb-induced factor homeobox 2, MECR <text:s/>- <text:s/>mitochondrial trans-2-enoyl-coa reductase, RPAIN <text:s/>- <text:s/>rpa interacting protein, MRPL37 <text:s/>- <text:s/>mitochondrial ribosomal protein l37, POLDIP3 <text:s/>- <text:s/>polymerase (dna-directed), delta interacting protein 3, MRPL51 <text:s/>- <text:s/>mitochondrial ribosomal protein l51, IWS1 <text:s/>- <text:s/>iws1 homolog (s. cerevisiae)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ATF7 <text:s/>- <text:s/>activating transcription factor 7, ZNF416 <text:s/>- <text:s/>zinc finger protein 416, ING5 <text:s/>- <text:s/>inhibitor of growth family, member 5, AMD1 <text:s/>- <text:s/>adenosylmethionine decarboxylase 1, SLC25A33 <text:s/>- <text:s/>solute carrier family 25 (pyrimidine nucleotide carrier), member 33, MAP2K6 <text:s/>- <text:s/>mitogen-activated protein kinase kinase 6, ZNF668 <text:s/>- <text:s/>zinc finger protein 668, PRKD2 <text:s/>- <text:s/>protein kinase d2, NHP2 <text:s/>- <text:s/>nhp2 ribonucleoprotein, HMGA2 <text:s/>- <text:s/>high mobility group at-hook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OSBPL9 <text:s/>- <text:s/>oxysterol binding protein-like 9, OSBPL6 <text:s/>- <text:s/>oxysterol binding protein-like 6, CCDC88A <text:s/>- <text:s/>coiled-coil domain containing 88a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GART <text:s/>- <text:s/>phosphoribosylglycinamide formyltransferase, phosphoribosylglycinamide synthetase, phosphoribosylaminoimidazole synthetase, FAM111A <text:s/>- <text:s/>family with sequence similarity 111, member a, DEDD2 <text:s/>- <text:s/>death effector domain containing 2, SRM <text:s/>- <text:s/>spermidine synthase, ZNF189 <text:s/>- <text:s/>zinc finger protein 189, ZNF280B <text:s/>- <text:s/>zinc finger protein 280b, PAX1 <text:s/>- <text:s/>paired box 1, DDT <text:s/>- <text:s/>d-dopachrome tautomerase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GTF2E1 <text:s/>- <text:s/>general transcription factor iie, polypeptide 1, alpha 56kda, PBX1 <text:s/>- <text:s/>pre-b-cell leukemia homeobox 1, MAP3K9 <text:s/>- <text:s/>mitogen-activated protein kinase kinase kinase 9, ZNF287 <text:s/>- <text:s/>zinc finger protein 287, KDM3B <text:s/>- <text:s/>lysine (k)-specific demethylase 3b, CBX8 <text:s/>- <text:s/>chromobox homolog 8, GSTZ1 <text:s/>- <text:s/>glutathione s-transferase zeta 1, ZNF628 <text:s/>- <text:s/>zinc finger protein 628, MLLT1 <text:s/>- <text:s/>myeloid/lymphoid or mixed-lineage leukemia (trithorax homolog, drosophila); translocated to, 1, ZNF132 <text:s/>- <text:s/>zinc finger protein 132, BRIP1 <text:s/>- <text:s/>brca1 interacting protein c-terminal helicase 1, BOLA2B <text:s/>- <text:s/>bola homolog 2b (e. coli), GUCY1B3 <text:s/>- <text:s/>guanylate cyclase 1, soluble, beta 3, P4HB <text:s/>- <text:s/>prolyl 4-hydroxylase, beta polypeptide, HEXIM2 <text:s/>- <text:s/>hexamethylene bis-acetamide inducible 2, INTS7 <text:s/>- <text:s/>integrator complex subunit 7, LCLAT1 <text:s/>- <text:s/>lysocardiolipin acyltransferase 1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MOCS1 <text:s/>- <text:s/>molybdenum cofactor synthesis 1, QTRTD1 <text:s/>- <text:s/>queuine trna-ribosyltransferase domain containing 1, UPB1 <text:s/>- <text:s/>ureidopropionase, beta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OSBPL3 <text:s/>- <text:s/>oxysterol binding protein-like 3, BRWD1 <text:s/>- <text:s/>bromodomain and wd repeat domain containing 1, PEG3 <text:s/>- <text:s/>paternally expressed 3, HAGH <text:s/>- <text:s/>hydroxyacylglutathione hydrolase, TICRR <text:s/>- <text:s/>topbp1-interacting checkpoint and replication regulator, PCNA <text:s/>- <text:s/>proliferating cell nuclear antigen, PRDM2 <text:s/>- <text:s/>pr domain containing 2, with znf domain, DAXX <text:s/>- <text:s/>death-domain associated protein, ISCA2 <text:s/>- <text:s/>iron-sulfur cluster assembly 2, PANK1 <text:s/>- <text:s/>pantothenate kinase 1, C14orf1 <text:s/>- <text:s/>chromosome 14 open reading frame 1, PPP1R1B <text:s/>- <text:s/>protein phosphatase 1, regulatory (inhibitor) subunit 1b, ARX <text:s/>- <text:s/>aristaless related homeobox, RAD9B <text:s/>- <text:s/>rad9 homolog b (s. pombe), SARS <text:s/>- <text:s/>seryl-trna synthetase, ZCCHC12 <text:s/>- <text:s/>zinc finger, cchc domain containing 12, PLA2G16 <text:s/>- <text:s/>phospholipase a2, group xvi, MBD3 <text:s/>- <text:s/>methyl-cpg binding domain protein 3, ZNF214 <text:s/>- <text:s/>zinc finger protein 214, HDAC1 <text:s/>- <text:s/>histone deacetylase 1, KAT7 <text:s/>- <text:s/>k(lysine) acetyltransferase 7, ATRIP <text:s/>- <text:s/>atr interacting protein, PGM3 <text:s/>- <text:s/>phosphoglucomutase 3, EPC2 <text:s/>- <text:s/>enhancer of polycomb homolog 2 (drosophila), ZNF444 <text:s/>- <text:s/>zinc finger protein 444, DTL <text:s/>- <text:s/>denticleless e3 ubiquitin protein ligase homolog (drosophila), GOT1 <text:s/>- <text:s/>glutamic-oxaloacetic transaminase 1, soluble, BAHD1 <text:s/>- <text:s/>bromo adjacent homology domain containing 1, ZBTB20 <text:s/>- <text:s/>zinc finger and btb domain containing 20, AGPAT5 <text:s/>- <text:s/>1-acylglycerol-3-phosphate o-acyltransferase 5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TMR4 <text:s/>- <text:s/>myotubularin related protein 4, MLXIP <text:s/>- <text:s/>mlx interacting protein, FOXN4 <text:s/>- <text:s/>forkhead box n4, PEX7 <text:s/>- <text:s/>peroxisomal biogenesis factor 7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SLC2A1 <text:s/>- <text:s/>solute carrier family 2 (facilitated glucose transporter), member 1, PER1 <text:s/>- <text:s/>period circadian clock 1, MCM4 <text:s/>- <text:s/>minichromosome maintenance complex component 4, MCM3 <text:s/>- <text:s/>minichromosome maintenance complex component 3, ATP5E <text:s/>- <text:s/>atp synthase, h+ transporting, mitochondrial f1 complex, epsilon subunit, MCM5 <text:s/>- <text:s/>minichromosome maintenance complex component 5, PI4K2A <text:s/>- <text:s/>phosphatidylinositol 4-kinase type 2 alpha, ATP5G1 <text:s/>- <text:s/>atp synthase, h+ transporting, mitochondrial fo complex, subunit c1 (subunit 9), WARS <text:s/>- <text:s/>tryptophanyl-trna synthetase, PITPNM2 <text:s/>- <text:s/>phosphatidylinositol transfer protein, membrane-associated 2, ALDH7A1 <text:s/>- <text:s/>aldehyde dehydrogenase 7 family, member a1, DTYMK <text:s/>- <text:s/>deoxythymidylate kinase (thymidylate kinase), NKX3-2 <text:s/>- <text:s/>nk3 homeobox 2, PITX2 <text:s/>- <text:s/>paired-like homeodomain 2, PITX3 <text:s/>- <text:s/>paired-like homeodomain 3, ZNF597 <text:s/>- <text:s/>zinc finger protein 597, GRWD1 <text:s/>- <text:s/>glutamate-rich wd repeat containing 1, ZNF343 <text:s/>- <text:s/>zinc finger protein 343, DLX1 <text:s/>- <text:s/>distal-less homeobox 1, DLX2 <text:s/>- <text:s/>distal-less homeobox 2, GSTO2 <text:s/>- <text:s/>glutathione s-transferase omega 2, DLX3 <text:s/>- <text:s/>distal-less homeobox 3, PIK3R1 <text:s/>- <text:s/>phosphoinositide-3-kinase, regulatory subunit 1 (alpha), RHNO1 <text:s/>- <text:s/>rad9-hus1-rad1 interacting nuclear orphan 1, LUM <text:s/>- <text:s/>lumican, ST3GAL3 <text:s/>- <text:s/>st3 beta-galactoside alpha-2,3-sialyltransferase 3, SIM1 <text:s/>- <text:s/>single-minded homolog 1 (drosophila), NQO1 <text:s/>- <text:s/>nad(p)h dehydrogenase, quinone 1, SIX1 <text:s/>- <text:s/>six homeobox 1, MPC1 <text:s/>- <text:s/>mitochondrial pyruvate carrier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YP2R1 <text:s/>- <text:s/>cytochrome p450, family 2, subfamily r, polypeptide 1, CNBP <text:s/>- <text:s/>cchc-type zinc finger, nucleic acid binding protein, SRSF6 <text:s/>- <text:s/>serine/arginine-rich splicing factor 6, ZIC3 <text:s/>- <text:s/>zic family member 3, GPAM <text:s/>- <text:s/>glycerol-3-phosphate acyltransferase, mitochondrial, ZBTB26 <text:s/>- <text:s/>zinc finger and btb domain containing 26, CCND1 <text:s/>- <text:s/>cyclin d1, SMAD6 <text:s/>- <text:s/>smad family member 6, BCAT2 <text:s/>- <text:s/>branched chain amino-acid transaminase 2, mitochondrial, MAF <text:s/>- <text:s/>v-maf avian musculoaponeurotic fibrosarcoma oncogene homolog, QRSL1 <text:s/>- <text:s/>glutaminyl-trna synthase (glutamine-hydrolyzing)-like 1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LOC344967 <text:s/>- <text:s/>acyl-coa thioesterase 7 pseudogene, ST3GAL5 <text:s/>- <text:s/>st3 beta-galactoside alpha-2,3-sialyltransferase 5, HOXD3 <text:s/>- <text:s/>homeobox d3, HOXD1 <text:s/>- <text:s/>homeobox d1, BARHL1 <text:s/>- <text:s/>barh-like homeobox 1, LDB1 <text:s/>- <text:s/>lim domain binding 1, MRPS36 <text:s/>- <text:s/>mitochondrial ribosomal protein s36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GGCT <text:s/>- <text:s/>gamma-glutamylcyclotransferase, CNOT1 <text:s/>- <text:s/>ccr4-not transcription complex, subunit 1, ST8SIA5 <text:s/>- <text:s/>st8 alpha-n-acetyl-neuraminide alpha-2,8-sialyltransferase 5, OLIG2 <text:s/>- <text:s/>oligodendrocyte lineage transcription factor 2, ADCK3 <text:s/>- <text:s/>aarf domain containing kinase 3, MYRF <text:s/>- <text:s/>myelin regulatory factor, ZNF362 <text:s/>- <text:s/>zinc finger protein 362, PYCR2 <text:s/>- <text:s/>pyrroline-5-carboxylate reductase family, member 2, ELOVL3 <text:s/>- <text:s/>elovl fatty acid elongase 3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NUBP2 <text:s/>- <text:s/>nucleotide binding protein 2, SERTAD3 <text:s/>- <text:s/>serta domain containing 3, RORB <text:s/>- <text:s/>rar-related orphan receptor b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VD <text:s/>- <text:s/>mevalonate (diphospho) decarboxylase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LDH4A1 <text:s/>- <text:s/>aldehyde dehydrogenase 4 family, member a1, AGO1 <text:s/>- <text:s/>argonaute risc catalytic component 1, B3GALT6 <text:s/>- <text:s/>udp-gal:betagal beta 1,3-galactosyltransferase polypeptide 6, FASN <text:s/>- <text:s/>fatty acid synthase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EXT1 <text:s/>- <text:s/>exostosin glycosyltransferase 1, CHAF1A <text:s/>- <text:s/>chromatin assembly factor 1, subunit a (p150), RPLP0 <text:s/>- <text:s/>ribosomal protein, large, p0, PTRF <text:s/>- <text:s/>polymerase i and transcript release factor, NCOA2 <text:s/>- <text:s/>nuclear receptor coactivator 2, MSX1 <text:s/>- <text:s/>msh homeobox 1, EZH2 <text:s/>- <text:s/>enhancer of zeste homolog 2 (drosophila), MSX2 <text:s/>- <text:s/>msh homeobox 2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DOLPP1 <text:s/>- <text:s/>dolichyldiphosphatase 1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ZSCAN1 <text:s/>- <text:s/>zinc finger and scan domain containing 1, MRPS18B <text:s/>- <text:s/>mitochondrial ribosomal protein s18b, MRPL41 <text:s/>- <text:s/>mitochondrial ribosomal protein l41, ZIK1 <text:s/>- <text:s/>zinc finger protein interacting with k protein 1, FGF20 <text:s/>- <text:s/>fibroblast growth factor 20, HOXA6 <text:s/>- <text:s/>homeobox a6, EFCAB6 <text:s/>- <text:s/>ef-hand calcium binding domain 6, RUNX3 <text:s/>- <text:s/>runt-related transcription factor 3, CDS2 <text:s/>- <text:s/>cdp-diacylglycerol synthase (phosphatidate cytidylyltransferase) 2, ZFP3 <text:s/>- <text:s/>zfp3 zinc finger protein, ACSBG1 <text:s/>- <text:s/>acyl-coa synthetase bubblegum family member 1, ZNF830 <text:s/>- <text:s/>zinc finger protein 830, SPATA24 <text:s/>- <text:s/>spermatogenesis associated 24, SARS2 <text:s/>- <text:s/>seryl-trna synthetase 2, mitochondrial, HNRNPDL <text:s/>- <text:s/>heterogeneous nuclear ribonucleoprotein d-like, HMGCR <text:s/>- <text:s/>3-hydroxy-3-methylglutaryl-coa reductase, HMGCS1 <text:s/>- <text:s/>3-hydroxy-3-methylglutaryl-coa synthase 1 (soluble), CCNC <text:s/>- <text:s/>cyclin c, HSCB <text:s/>- <text:s/>hscb iron-sulfur cluster co-chaperone homolog (e. coli)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RRBP1 <text:s/>- <text:s/>ribosome binding protein 1, HMX2 <text:s/>- <text:s/>h6 family homeobox 2, CDC6 <text:s/>- <text:s/>cell division cycle 6, CDC25A <text:s/>- <text:s/>cell division cycle 25a, FOXK2 <text:s/>- <text:s/>forkhead box k2, CDK1 <text:s/>- <text:s/>cyclin-dependent kinase 1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PIK3R3 <text:s/>- <text:s/>phosphoinositide-3-kinase, regulatory subunit 3 (gamma), OSBP <text:s/>- <text:s/>oxysterol binding protein, CD74 <text:s/>- <text:s/>cd74 molecule, major histocompatibility complex, class ii invariant chain, ADC <text:s/>- <text:s/>arginine decarboxylase, ZNF574 <text:s/>- <text:s/>zinc finger protein 574, FOXM1 <text:s/>- <text:s/>forkhead box m1, USP16 <text:s/>- <text:s/>ubiquitin specific peptidase 16, POLL <text:s/>- <text:s/>polymerase (dna directed), lambda, FOXO1 <text:s/>- <text:s/>forkhead box o1, ILF2 <text:s/>- <text:s/>interleukin enhancer binding factor 2, OAT <text:s/>- <text:s/>ornithine aminotransferase, FOXC1 <text:s/>- <text:s/>forkhead box c1, FOXL1 <text:s/>- <text:s/>forkhead box l1, METTL17 <text:s/>- <text:s/>methyltransferase like 17, DMRT2 <text:s/>- <text:s/>doublesex and mab-3 related transcription factor 2, CECR5 <text:s/>- <text:s/>cat eye syndrome chromosome region, candidate 5, PIR <text:s/>- <text:s/>pirin (iron-binding nuclear protein), SLC44A4 <text:s/>- <text:s/>solute carrier family 44, member 4, MED8 <text:s/>- <text:s/>mediator complex subunit 8, FOXG1 <text:s/>- <text:s/>forkhead box g1, MAT2B <text:s/>- <text:s/>methionine adenosyltransferase ii, beta, SP9 <text:s/>- <text:s/>sp9 transcription factor, EAF2 <text:s/>- <text:s/>ell associated factor 2, COQ6 <text:s/>- <text:s/>coenzyme q6 monooxygenase, KDM3A <text:s/>- <text:s/>lysine (k)-specific demethylase 3a, FAM208A <text:s/>- <text:s/>family with sequence similarity 208, member a, FGFR2 <text:s/>- <text:s/>fibroblast growth factor receptor 2, PSPH <text:s/>- <text:s/>phosphoserine phosphatase, ALDH8A1 <text:s/>- <text:s/>aldehyde dehydrogenase 8 family, member a1, NADK2 <text:s/>- <text:s/>nad kinase 2, mitochondrial, IRS1 <text:s/>- <text:s/>insulin receptor substrate 1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FDXR <text:s/>- <text:s/>ferredoxin reductase, CEBPG <text:s/>- <text:s/>ccaat/enhancer binding protein (c/ebp), gamma, CREBRF <text:s/>- <text:s/>creb3 regulatory factor, PIP5K1C <text:s/>- <text:s/>phosphatidylinositol-4-phosphate 5-kinase, type i, gamma, HSD17B6 <text:s/>- <text:s/>hydroxysteroid (17-beta) dehydrogenase 6, GZF1 <text:s/>- <text:s/>gdnf-inducible zinc finger protein 1, TBX15 <text:s/>- <text:s/>t-box 15, FDPS <text:s/>- <text:s/>farnesyl diphosphate synthase, FDFT1 <text:s/>- <text:s/>farnesyl-diphosphate farnesyltransferase 1, INSM1 <text:s/>- <text:s/>insulinoma-associated 1, PGP <text:s/>- <text:s/>phosphoglycolate phosphatase, CDKN2D <text:s/>- <text:s/>cyclin-dependent kinase inhibitor 2d (p19, inhibits cdk4), MRPL4 <text:s/>- <text:s/>mitochondrial ribosomal protein l4, SLC11A2 <text:s/>- <text:s/>solute carrier family 11 (proton-coupled divalent metal ion transporter), member 2, PPAP2A <text:s/>- <text:s/>phosphatidic acid phosphatase type 2a, IRF6 <text:s/>- <text:s/>interferon regulatory factor 6, POLR1D <text:s/>- <text:s/>polymerase (rna) i polypeptide d, 16kda, PTPN13 <text:s/>- <text:s/>protein tyrosine phosphatase, non-receptor type 13 (apo-1/cd95 (fas)-associated phosphatase), MED19 <text:s/>- <text:s/>mediator complex subunit 19, NRL <text:s/>- <text:s/>neural retina leucine zipper, FOLH1B <text:s/>- <text:s/>folate hydrolase 1b, RRN3 <text:s/>- <text:s/>rrn3 rna polymerase i transcription factor homolog (s. cerevisiae), TAF5L <text:s/>- <text:s/>taf5-like rna polymerase ii, p300/cbp-associated factor (pcaf)-associated factor, 65kda, TK1 <text:s/>- <text:s/>thymidine kinase 1, soluble, MBOAT1 <text:s/>- <text:s/>membrane bound o-acyltransferase domain containing 1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FB2M <text:s/>- <text:s/>transcription factor b2, mitochondrial, TLE4 <text:s/>- <text:s/>transducin-like enhancer of split 4 (e(sp1) homolog, drosophila), PYCR1 <text:s/>- <text:s/>pyrroline-5-carboxylate reductase 1, LHX5 <text:s/>- <text:s/>lim homeobox 5, VSX2 <text:s/>- <text:s/>visual system homeobox 2, CHKA <text:s/>- <text:s/>choline kinase alpha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GLS2 <text:s/>- <text:s/>glutaminase 2 (liver, mitochondrial), FOXP2 <text:s/>- <text:s/>forkhead box p2, ST6GALNAC6 <text:s/>- <text:s/>st6 (alpha-n-acetyl-neuraminyl-2,3-beta-galactosyl-1,3)-n-acetylgalactosaminide alpha-2,6-sialyltransferase 6, ID4 <text:s/>- <text:s/>inhibitor of dna binding 4, dominant negative helix-loop-helix protein, NFKBIB <text:s/>- <text:s/>nuclear factor of kappa light polypeptide gene enhancer in b-cells inhibitor, beta, PIP4K2B <text:s/>- <text:s/>phosphatidylinositol-5-phosphate 4-kinase, type ii, beta, RRAGC <text:s/>- <text:s/>ras-related gtp binding c, NKX6-1 <text:s/>- <text:s/>nk6 homeobox 1, NKX3-1 <text:s/>- <text:s/>nk3 homeobox 1, OTP <text:s/>- <text:s/>orthopedia homeobox, STOML2 <text:s/>- <text:s/>stomatin (epb72)-like 2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MRPL50 <text:s/>- <text:s/>mitochondrial ribosomal protein l50, CHST7 <text:s/>- <text:s/>carbohydrate (n-acetylglucosamine 6-o) sulfotransferase 7, EPC1 <text:s/>- <text:s/>enhancer of polycomb homolog 1 (drosophila), TFDP2 <text:s/>- <text:s/>transcription factor dp-2 (e2f dimerization partner 2), ZBTB9 <text:s/>- <text:s/>zinc finger and btb domain containing 9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FGF22 <text:s/>- <text:s/>fibroblast growth factor 22, KHDRBS1 <text:s/>- <text:s/>kh domain containing, rna binding, signal transduction associated 1, TAF8 <text:s/>- <text:s/>taf8 rna polymerase ii, tata box binding protein (tbp)-associated factor, 43kda, HEY2 <text:s/>- <text:s/>hairy/enhancer-of-split related with yrpw motif 2, KLF1 <text:s/>- <text:s/>kruppel-like factor 1 (erythroid), NEUROG1 <text:s/>- <text:s/>neurogenin 1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MBOAT2 <text:s/>- <text:s/>membrane bound o-acyltransferase domain containing 2, NEUROG2 <text:s/>- <text:s/>neurogenin 2, TGFB1I1 <text:s/>- <text:s/>transforming growth factor beta 1 induced transcript 1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COQ10B <text:s/>- <text:s/>coenzyme q10 homolog b (s. cerevisiae)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000000373" calcext:value-type="float">
            <text:p>3.73E-11</text:p>
          </table:table-cell>
          <table:table-cell office:value-type="float" office:value="0.0000000177" calcext:value-type="float">
            <text:p>1.77E-08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2003" calcext:value-type="float">
            <text:p>20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GCH1 <text:s/>- <text:s/>gtp cyclohydrolase 1, SP3 <text:s/>- <text:s/>sp3 transcription factor, SP1 <text:s/>- <text:s/>sp1 transcription factor, ACAT1 <text:s/>- <text:s/>acetyl-coa acetyltransferase 1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POLD4 <text:s/>- <text:s/>polymerase (dna-directed), delta 4, accessory subunit, MMAB <text:s/>- <text:s/>methylmalonic aciduria (cobalamin deficiency) cblb type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DCAKD <text:s/>- <text:s/>dephospho-coa kinase domain containing, IWS1 <text:s/>- <text:s/>iws1 homolog (s. cerevisiae), POLDIP3 <text:s/>- <text:s/>polymerase (dna-directed), delta interacting protein 3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AMD1 <text:s/>- <text:s/>adenosylmethionine decarboxylase 1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GART <text:s/>- <text:s/>phosphoribosylglycinamide formyltransferase, phosphoribosylglycinamide synthetase, phosphoribosylaminoimidazole synthetase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MOCS1 <text:s/>- <text:s/>molybdenum cofactor synthesis 1, QTRTD1 <text:s/>- <text:s/>queuine trna-ribosyltransferase domain containing 1, ARNTL <text:s/>- <text:s/>aryl hydrocarbon receptor nuclear translocator-like, ZMYM5 <text:s/>- <text:s/>zinc finger, mym-type 5, SCML1 <text:s/>- <text:s/>sex comb on midleg-like 1 (drosophila), SAP130 <text:s/>- <text:s/>sin3a-associated protein, 130kda, PAX8 <text:s/>- <text:s/>paired box 8, ARID1B <text:s/>- <text:s/>at rich interactive domain 1b (swi1-like), NME9 <text:s/>- <text:s/>nme/nm23 family member 9, BTG2 <text:s/>- <text:s/>btg family, member 2, MED30 <text:s/>- <text:s/>mediator complex subunit 30, MEF2D <text:s/>- <text:s/>myocyte enhancer factor 2d, PEG3 <text:s/>- <text:s/>paternally expressed 3, BRWD1 <text:s/>- <text:s/>bromodomain and wd repeat domain containing 1, PCNA <text:s/>- <text:s/>proliferating cell nuclear antigen, PRDM2 <text:s/>- <text:s/>pr domain containing 2, with znf domain, DAXX <text:s/>- <text:s/>death-domain associated protein, PANK1 <text:s/>- <text:s/>pantothenate kinase 1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PGM3 <text:s/>- <text:s/>phosphoglucomutase 3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ATP5E <text:s/>- <text:s/>atp synthase, h+ transporting, mitochondrial f1 complex, epsilon subunit, ATP5G1 <text:s/>- <text:s/>atp synthase, h+ transporting, mitochondrial fo complex, subunit c1 (subunit 9), DTYMK <text:s/>- <text:s/>deoxythymidylate kinase (thymidylate kinase), NKX3-2 <text:s/>- <text:s/>nk3 homeobox 2, PITX2 <text:s/>- <text:s/>paired-like homeodomain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CCNK <text:s/>- <text:s/>cyclin k, SIX5 <text:s/>- <text:s/>six homeobox 5, CASZ1 <text:s/>- <text:s/>castor zinc finger 1, ELK1 <text:s/>- <text:s/>elk1, member of ets oncogene family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PYCR2 <text:s/>- <text:s/>pyrroline-5-carboxylate reductase family, member 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TTLL5 <text:s/>- <text:s/>tubulin tyrosine ligase-like family, member 5, INTS12 <text:s/>- <text:s/>integrator complex subunit 12, HMGB2 <text:s/>- <text:s/>high mobility group box 2, HLX <text:s/>- <text:s/>h2.0-like homeobox, MTHFD1 <text:s/>- <text:s/>methylenetetrahydrofolate dehydrogenase (nadp+ dependent) 1, methenyltetrahydrofolate cyclohydrolase, formyltetrahydrofolate synthetase, ALDH4A1 <text:s/>- <text:s/>aldehyde dehydrogenase 4 family, member a1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OAT <text:s/>- <text:s/>ornithine aminotransferase, FOXC1 <text:s/>- <text:s/>forkhead box c1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NADK2 <text:s/>- <text:s/>nad kinase 2, mitochondrial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SLC11A2 <text:s/>- <text:s/>solute carrier family 11 (proton-coupled divalent metal ion transporter), member 2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PYCR1 <text:s/>- <text:s/>pyrroline-5-carboxylate reductase 1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cell cycle process</text:p>
          </table:table-cell>
          <table:table-cell office:value-type="float" office:value="0.0000000000419" calcext:value-type="float">
            <text:p>4.19E-11</text:p>
          </table:table-cell>
          <table:table-cell office:value-type="float" office:value="0.0000000193" calcext:value-type="float">
            <text:p>1.93E-08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818" calcext:value-type="float">
            <text:p>818</text:p>
          </table:table-cell>
          <table:table-cell office:value-type="float" office:value="2003" calcext:value-type="float">
            <text:p>20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CDC6 <text:s/>- <text:s/>cell division cycle 6, MAPRE1 <text:s/>- <text:s/>microtubule-associated protein, rp/eb family, member 1, CDC25A <text:s/>- <text:s/>cell division cycle 25a, CDC20 <text:s/>- <text:s/>cell division cycle 20, CHAMP1 <text:s/>- <text:s/>chromosome alignment maintaining phosphoprotein 1, CDK1 <text:s/>- <text:s/>cyclin-dependent kinase 1, STRA13 <text:s/>- <text:s/>stimulated by retinoic acid 13, KIF20B <text:s/>- <text:s/>kinesin family member 20b, ZNF385A <text:s/>- <text:s/>zinc finger protein 385a, RFWD3 <text:s/>- <text:s/>ring finger and wd repeat domain 3, STAMBP <text:s/>- <text:s/>stam binding protein, CEP55 <text:s/>- <text:s/>centrosomal protein 55kda, CDC25B <text:s/>- <text:s/>cell division cycle 25b, RACGAP1 <text:s/>- <text:s/>rac gtpase activating protein 1, ENSA <text:s/>- <text:s/>endosulfine alpha, MLH1 <text:s/>- <text:s/>mutl homolog 1, colon cancer, nonpolyposis type 2 (e. coli), WHAMM <text:s/>- <text:s/>was protein homolog associated with actin, golgi membranes and microtubules, FOXM1 <text:s/>- <text:s/>forkhead box m1, LFNG <text:s/>- <text:s/>lfng o-fucosylpeptide 3-beta-n-acetylglucosaminyltransferase, UBE2S <text:s/>- <text:s/>ubiquitin-conjugating enzyme e2s, MSH6 <text:s/>- <text:s/>muts homolog 6 (e. coli), SPC24 <text:s/>- <text:s/>spc24, ndc80 kinetochore complex component, CDC14B <text:s/>- <text:s/>cell division cycle 14b, BRIP1 <text:s/>- <text:s/>brca1 interacting protein c-terminal helicase 1, MAEL <text:s/>- <text:s/>maelstrom spermatogenic transposon silencer, PLK1 <text:s/>- <text:s/>polo-like kinase 1, TPX2 <text:s/>- <text:s/>tpx2, microtubule-associated, ANAPC15 <text:s/>- <text:s/>anaphase promoting complex subunit 15, PSMA5 <text:s/>- <text:s/>proteasome (prosome, macropain) subunit, alpha type, 5, NCAPD3 <text:s/>- <text:s/>non-smc condensin ii complex, subunit d3, PSMA3 <text:s/>- <text:s/>proteasome (prosome, macropain) subunit, alpha type, 3, PPP1R12A <text:s/>- <text:s/>protein phosphatase 1, regulatory subunit 12a, BLM <text:s/>- <text:s/>bloom syndrome, recq helicase-like, SOX4 <text:s/>- <text:s/>sry (sex determining region y)-box 4, TTK <text:s/>- <text:s/>ttk protein kinase, CNTD1 <text:s/>- <text:s/>cyclin n-terminal domain containing 1, SGOL2 <text:s/>- <text:s/>shugoshin-like 2 (s. pombe), CCNB1IP1 <text:s/>- <text:s/>cyclin b1 interacting protein 1, e3 ubiquitin protein ligase, CHEK2 <text:s/>- <text:s/>checkpoint kinase 2, ORC3 <text:s/>- <text:s/>origin recognition complex, subunit 3, PSME3 <text:s/>- <text:s/>proteasome (prosome, macropain) activator subunit 3 (pa28 gamma; ki), ORC6 <text:s/>- <text:s/>origin recognition complex, subunit 6, SON <text:s/>- <text:s/>son dna binding protein, CACUL1 <text:s/>- <text:s/>cdk2-associated, cullin domain 1, LEMD3 <text:s/>- <text:s/>lem domain containing 3, CEP152 <text:s/>- <text:s/>centrosomal protein 152kda, BRINP2 <text:s/>- <text:s/>bone morphogenetic protein/retinoic acid inducible neural-specific 2, PSMD10 <text:s/>- <text:s/>proteasome (prosome, macropain) 26s subunit, non-atpase, 10, CNOT1 <text:s/>- <text:s/>ccr4-not transcription complex, subunit 1, NDE1 <text:s/>- <text:s/>nude neurodevelopment protein 1, PSME2 <text:s/>- <text:s/>proteasome (prosome, macropain) activator subunit 2 (pa28 beta), ANAPC5 <text:s/>- <text:s/>anaphase promoting complex subunit 5, CENPM <text:s/>- <text:s/>centromere protein m, DCTN2 <text:s/>- <text:s/>dynactin 2 (p50), AURKB <text:s/>- <text:s/>aurora kinase b, MYH10 <text:s/>- <text:s/>myosin, heavy chain 10, non-muscle, PPM1A <text:s/>- <text:s/>protein phosphatase, mg2+/mn2+ dependent, 1a, MIS12 <text:s/>- <text:s/>mis12 kinetochore complex component, ACVR1 <text:s/>- <text:s/>activin a receptor, type i, SKA2 <text:s/>- <text:s/>spindle and kinetochore associated complex subunit 2, NUMA1 <text:s/>- <text:s/>nuclear mitotic apparatus protein 1, BUB3 <text:s/>- <text:s/>bub3 mitotic checkpoint protein, CCNA1 <text:s/>- <text:s/>cyclin a1, RHOB <text:s/>- <text:s/>ras homolog family member b, NUP88 <text:s/>- <text:s/>nucleoporin 88kda, GMNN <text:s/>- <text:s/>geminin, dna replication inhibitor, NABP2 <text:s/>- <text:s/>nucleic acid binding protein 2, BTG2 <text:s/>- <text:s/>btg family, member 2, KIAA0101 <text:s/>- <text:s/>kiaa0101, PRDM9 <text:s/>- <text:s/>pr domain containing 9, PSMC3IP <text:s/>- <text:s/>psmc3 interacting protein, TICRR <text:s/>- <text:s/>topbp1-interacting checkpoint and replication regulator, PCNT <text:s/>- <text:s/>pericentrin, RAB8A <text:s/>- <text:s/>rab8a, member ras oncogene family, BUB1 <text:s/>- <text:s/>bub1 mitotic checkpoint serine/threonine kinase, PCNA <text:s/>- <text:s/>proliferating cell nuclear antigen, STMN1 <text:s/>- <text:s/>stathmin 1, SPRY2 <text:s/>- <text:s/>sprouty homolog 2 (drosophila), GINS1 <text:s/>- <text:s/>gins complex subunit 1 (psf1 homolog), CDKN3 <text:s/>- <text:s/>cyclin-dependent kinase inhibitor 3, CDKN2D <text:s/>- <text:s/>cyclin-dependent kinase inhibitor 2d (p19, inhibits cdk4), KIF20A <text:s/>- <text:s/>kinesin family member 20a, SFI1 <text:s/>- <text:s/>sfi1 homolog, spindle assembly associated (yeast), RAD9B <text:s/>- <text:s/>rad9 homolog b (s. pombe), ACTR1A <text:s/>- <text:s/>arp1 actin-related protein 1 homolog a, centractin alpha (yeast), IRF6 <text:s/>- <text:s/>interferon regulatory factor 6, KIF23 <text:s/>- <text:s/>kinesin family member 23, AKAP8 <text:s/>- <text:s/>a kinase (prka) anchor protein 8, POLA1 <text:s/>- <text:s/>polymerase (dna directed), alpha 1, catalytic subunit, CCNB2 <text:s/>- <text:s/>cyclin b2, CCNE2 <text:s/>- <text:s/>cyclin e2, ANAPC11 <text:s/>- <text:s/>anaphase promoting complex subunit 11, PRKACA <text:s/>- <text:s/>protein kinase, camp-dependent, catalytic, alpha, SLC2A8 <text:s/>- <text:s/>solute carrier family 2 (facilitated glucose transporter), member 8, GOLGA2 <text:s/>- <text:s/>golgin a2, CDK14 <text:s/>- <text:s/>cyclin-dependent kinase 14, FANCA <text:s/>- <text:s/>fanconi anemia, complementation group a, XPO1 <text:s/>- <text:s/>exportin 1 (crm1 homolog, yeast), GTSE1 <text:s/>- <text:s/>g-2 and s-phase expressed 1, PRIM1 <text:s/>- <text:s/>primase, dna, polypeptide 1 (49kda), NCAPH <text:s/>- <text:s/>non-smc condensin i complex, subunit h, KIAA1377 <text:s/>- <text:s/>kiaa1377, C15orf43 <text:s/>- <text:s/>chromosome 15 open reading frame 43, SUN2 <text:s/>- <text:s/>sad1 and unc84 domain containing 2, FANCD2 <text:s/>- <text:s/>fanconi anemia, complementation group d2, CHFR <text:s/>- <text:s/>checkpoint with forkhead and ring finger domains, e3 ubiquitin protein ligase, CENPI <text:s/>- <text:s/>centromere protein i, TNKS <text:s/>- <text:s/>tankyrase, trf1-interacting ankyrin-related adp-ribose polymerase, RAD54B <text:s/>- <text:s/>rad54 homolog b (s. cerevisiae), CASP2 <text:s/>- <text:s/>caspase 2, apoptosis-related cysteine peptidase, TACC3 <text:s/>- <text:s/>transforming, acidic coiled-coil containing protein 3, CEP57 <text:s/>- <text:s/>centrosomal protein 57kda, FOXN3 <text:s/>- <text:s/>forkhead box n3, RPA2 <text:s/>- <text:s/>replication protein a2, 32kda, POGZ <text:s/>- <text:s/>pogo transposable element with znf domain, UBE2C <text:s/>- <text:s/>ubiquitin-conjugating enzyme e2c, PPP2R1A <text:s/>- <text:s/>protein phosphatase 2, regulatory subunit a, alpha, SLBP <text:s/>- <text:s/>stem-loop binding protein, SBDS <text:s/>- <text:s/>shwachman-bodian-diamond syndrome, KPNB1 <text:s/>- <text:s/>karyopherin (importin) beta 1, SPDYA <text:s/>- <text:s/>speedy/ringo cell cycle regulator family member a, LAMTOR1 <text:s/>- <text:s/>late endosomal/lysosomal adaptor, mapk and mtor activator 1, ID4 <text:s/>- <text:s/>inhibitor of dna binding 4, dominant negative helix-loop-helix protein, MCM4 <text:s/>- <text:s/>minichromosome maintenance complex component 4, RRAGC <text:s/>- <text:s/>ras-related gtp binding c, GIGYF2 <text:s/>- <text:s/>grb10 interacting gyf protein 2, MCM3 <text:s/>- <text:s/>minichromosome maintenance complex component 3, UVRAG <text:s/>- <text:s/>uv radiation resistance associated, VRK1 <text:s/>- <text:s/>vaccinia related kinase 1, MCM5 <text:s/>- <text:s/>minichromosome maintenance complex component 5, PRR11 <text:s/>- <text:s/>proline rich 11, CKAP2 <text:s/>- <text:s/>cytoskeleton associated protein 2, NKX3-1 <text:s/>- <text:s/>nk3 homeobox 1, CDC23 <text:s/>- <text:s/>cell division cycle 23, EZH2 <text:s/>- <text:s/>enhancer of zeste homolog 2 (drosophila), AURKC <text:s/>- <text:s/>aurora kinase c, STK11 <text:s/>- <text:s/>serine/threonine kinase 11, NEK7 <text:s/>- <text:s/>nima-related kinase 7, CCP110 <text:s/>- <text:s/>centriolar coiled coil protein 110kda, AURKA <text:s/>- <text:s/>aurora kinase a, KIF14 <text:s/>- <text:s/>kinesin family member 14, CUL5 <text:s/>- <text:s/>cullin 5, SYCP3 <text:s/>- <text:s/>synaptonemal complex protein 3, NEK2 <text:s/>- <text:s/>nima-related kinase 2, PNPT1 <text:s/>- <text:s/>polyribonucleotide nucleotidyltransferase 1, TDRKH <text:s/>- <text:s/>tudor and kh domain containing, DLG1 <text:s/>- <text:s/>discs, large homolog 1 (drosophila), CCNF <text:s/>- <text:s/>cyclin f, NCAPD2 <text:s/>- <text:s/>non-smc condensin i complex, subunit d2, CEP70 <text:s/>- <text:s/>centrosomal protein 70kda, UBB <text:s/>- <text:s/>ubiquitin b, DHCR24 <text:s/>- <text:s/>24-dehydrocholesterol reductase, TFDP2 <text:s/>- <text:s/>transcription factor dp-2 (e2f dimerization partner 2), TUBB4B <text:s/>- <text:s/>tubulin, beta 4b class ivb, STIL <text:s/>- <text:s/>scl/tal1 interrupting locus, ASPM <text:s/>- <text:s/>asp (abnormal spindle) homolog, microcephaly associated (drosophila), MAP2K6 <text:s/>- <text:s/>mitogen-activated protein kinase kinase 6, KHDRBS1 <text:s/>- <text:s/>kh domain containing, rna binding, signal transduction associated 1, BRSK2 <text:s/>- <text:s/>br serine/threonine kinase 2, MAP2K1 <text:s/>- <text:s/>mitogen-activated protein kinase kinase 1, HMGA2 <text:s/>- <text:s/>high mobility group at-hook 2, CDK5RAP3 <text:s/>- <text:s/>cdk5 regulatory subunit associated protein 3, CROCC <text:s/>- <text:s/>ciliary rootlet coiled-coil, rootletin, RBL2 <text:s/>- <text:s/>retinoblastoma-like 2 (p130), DYNC1H1 <text:s/>- <text:s/>dynein, cytoplasmic 1, heavy chain 1, RAB11A <text:s/>- <text:s/>rab11a, member ras oncogene family, DNM2 <text:s/>- <text:s/>dynamin 2, ZNF830 <text:s/>- <text:s/>zinc finger protein 830, NUP93 <text:s/>- <text:s/>nucleoporin 93kda, REC8 <text:s/>- <text:s/>rec8 meiotic recombination protein, DDX4 <text:s/>- <text:s/>dead (asp-glu-ala-asp) box polypeptide 4, NUP214 <text:s/>- <text:s/>nucleoporin 214kda, THBS1 <text:s/>- <text:s/>thrombospondin 1, NUDC <text:s/>- <text:s/>nudc nuclear distribution protein, CKS2 <text:s/>- <text:s/>cdc28 protein kinase regulatory subunit 2, CUL3 <text:s/>- <text:s/>cullin 3, BCL2L1 <text:s/>- <text:s/>bcl2-like 1, KIF18B <text:s/>- <text:s/>kinesin family member 18b, HORMAD2 <text:s/>- <text:s/>horma domain containing 2, GSK3B <text:s/>- <text:s/>glycogen synthase kinase 3 beta, CCND1 <text:s/>- <text:s/>cyclin d1, PRKAR1A <text:s/>- <text:s/>protein kinase, camp-dependent, regulatory, type i, alpha, ANK3 <text:s/>- <text:s/>ankyrin 3, node of ranvier (ankyrin g)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000000606" calcext:value-type="float">
            <text:p>6.06E-11</text:p>
          </table:table-cell>
          <table:table-cell office:value-type="float" office:value="0.000000027" calcext:value-type="float">
            <text:p>0.000000027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2003" calcext:value-type="float">
            <text:p>200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SP3 <text:s/>- <text:s/>sp3 transcription factor, SP1 <text:s/>- <text:s/>sp1 transcription factor, ACAT1 <text:s/>- <text:s/>acetyl-coa acetyltransferase 1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POLD4 <text:s/>- <text:s/>polymerase (dna-directed), delta 4, accessory subunit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DCAKD <text:s/>- <text:s/>dephospho-coa kinase domain containing, IWS1 <text:s/>- <text:s/>iws1 homolog (s. cerevisiae), POLDIP3 <text:s/>- <text:s/>polymerase (dna-directed), delta interacting protein 3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AMD1 <text:s/>- <text:s/>adenosylmethionine decarboxylase 1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GART <text:s/>- <text:s/>phosphoribosylglycinamide formyltransferase, phosphoribosylglycinamide synthetase, phosphoribosylaminoimidazole synthetase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QTRTD1 <text:s/>- <text:s/>queuine trna-ribosyltransferase domain containing 1, ARNTL <text:s/>- <text:s/>aryl hydrocarbon receptor nuclear translocator-like, ZMYM5 <text:s/>- <text:s/>zinc finger, mym-type 5, SCML1 <text:s/>- <text:s/>sex comb on midleg-like 1 (drosophila), SAP130 <text:s/>- <text:s/>sin3a-associated protein, 130kda, PAX8 <text:s/>- <text:s/>paired box 8, ARID1B <text:s/>- <text:s/>at rich interactive domain 1b (swi1-like), NME9 <text:s/>- <text:s/>nme/nm23 family member 9, BTG2 <text:s/>- <text:s/>btg family, member 2, MED30 <text:s/>- <text:s/>mediator complex subunit 30, MEF2D <text:s/>- <text:s/>myocyte enhancer factor 2d, PEG3 <text:s/>- <text:s/>paternally expressed 3, BRWD1 <text:s/>- <text:s/>bromodomain and wd repeat domain containing 1, PCNA <text:s/>- <text:s/>proliferating cell nuclear antigen, PRDM2 <text:s/>- <text:s/>pr domain containing 2, with znf domain, DAXX <text:s/>- <text:s/>death-domain associated protein, PANK1 <text:s/>- <text:s/>pantothenate kinase 1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PGM3 <text:s/>- <text:s/>phosphoglucomutase 3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ATP5E <text:s/>- <text:s/>atp synthase, h+ transporting, mitochondrial f1 complex, epsilon subunit, ATP5G1 <text:s/>- <text:s/>atp synthase, h+ transporting, mitochondrial fo complex, subunit c1 (subunit 9), DTYMK <text:s/>- <text:s/>deoxythymidylate kinase (thymidylate kinase), PITX2 <text:s/>- <text:s/>paired-like homeodomain 2, NKX3-2 <text:s/>- <text:s/>nk3 homeobox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SIM1 <text:s/>- <text:s/>single-minded homolog 1 (drosophila), SIX1 <text:s/>- <text:s/>six homeobox 1, TAF1B <text:s/>- <text:s/>tata box binding protein (tbp)-associated factor, rna polymerase i, b, 63kda, ZIC1 <text:s/>- <text:s/>zic family member 1, PCF11 <text:s/>- <text:s/>pcf11 cleavage and polyadenylation factor subunit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TSC22D1 <text:s/>- <text:s/>tsc22 domain family, member 1, HOXC6 <text:s/>- <text:s/>homeobox c6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TTLL5 <text:s/>- <text:s/>tubulin tyrosine ligase-like family, member 5, INTS12 <text:s/>- <text:s/>integrator complex subunit 12, HMGB2 <text:s/>- <text:s/>high mobility group box 2, HLX <text:s/>- <text:s/>h2.0-like homeobox, MTHFD1 <text:s/>- <text:s/>methylenetetrahydrofolate dehydrogenase (nadp+ dependent) 1, methenyltetrahydrofolate cyclohydrolase, formyltetrahydrofolate synthetase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FOXC1 <text:s/>- <text:s/>forkhead box c1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NADK2 <text:s/>- <text:s/>nad kinase 2, mitochondrial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macromolecule biosynthetic process</text:p>
          </table:table-cell>
          <table:table-cell office:value-type="float" office:value="0.0000000000695" calcext:value-type="float">
            <text:p>6.95E-11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2493" calcext:value-type="float">
            <text:p>2493</text:p>
          </table:table-cell>
          <table:table-cell office:value-type="float" office:value="2003" calcext:value-type="float">
            <text:p>200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GCNT2 <text:s/>- <text:s/>glucosaminyl (n-acetyl) transferase 2, i-branching enzyme (i blood group), FIZ1 <text:s/>- <text:s/>flt3-interacting zinc finger 1, SP3 <text:s/>- <text:s/>sp3 transcription factor, SP1 <text:s/>- <text:s/>sp1 transcription factor, SP2 <text:s/>- <text:s/>sp2 transcription factor, BRD8 <text:s/>- <text:s/>bromodomain containing 8, ANP32A <text:s/>- <text:s/>acidic (leucine-rich) nuclear phosphoprotein 32 family, member a, GPC3 <text:s/>- <text:s/>glypican 3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ORC3 <text:s/>- <text:s/>origin recognition complex, subunit 3, POLD4 <text:s/>- <text:s/>polymerase (dna-directed), delta 4, accessory subunit, ORC6 <text:s/>- <text:s/>origin recognition complex, subunit 6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TBPL1 <text:s/>- <text:s/>tbp-like 1, VGLL1 <text:s/>- <text:s/>vestigial like 1 (drosophila), POU3F4 <text:s/>- <text:s/>pou class 3 homeobox 4, MRPS30 <text:s/>- <text:s/>mitochondrial ribosomal protein s30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CHST12 <text:s/>- <text:s/>carbohydrate (chondroitin 4) sulfotransferase 12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RPAIN <text:s/>- <text:s/>rpa interacting protein, MRPL37 <text:s/>- <text:s/>mitochondrial ribosomal protein l37, IWS1 <text:s/>- <text:s/>iws1 homolog (s. cerevisiae), POLDIP3 <text:s/>- <text:s/>polymerase (dna-directed), delta interacting protein 3, MRPL51 <text:s/>- <text:s/>mitochondrial ribosomal protein l51, ZNF768 <text:s/>- <text:s/>zinc finger protein 768, JUN <text:s/>- <text:s/>jun proto-oncogene, GALNT2 <text:s/>- <text:s/>udp-n-acetyl-alpha-d-galactosamine:polypeptide n-acetylgalactosaminyltransferase 2 (galnac-t2)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CCDC88A <text:s/>- <text:s/>coiled-coil domain containing 88a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FAM111A <text:s/>- <text:s/>family with sequence similarity 111, member 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MLLT1 <text:s/>- <text:s/>myeloid/lymphoid or mixed-lineage leukemia (trithorax homolog, drosophila); translocated to, 1, ZNF132 <text:s/>- <text:s/>zinc finger protein 132, BRIP1 <text:s/>- <text:s/>brca1 interacting protein c-terminal helicase 1, P4HB <text:s/>- <text:s/>prolyl 4-hydroxylase, beta polypeptide, HEXIM2 <text:s/>- <text:s/>hexamethylene bis-acetamide inducible 2, INTS7 <text:s/>- <text:s/>integrator complex subunit 7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PDGFRB <text:s/>- <text:s/>platelet-derived growth factor receptor, beta polypeptide, ARID1B <text:s/>- <text:s/>at rich interactive domain 1b (swi1-like), BTG2 <text:s/>- <text:s/>btg family, member 2, MED30 <text:s/>- <text:s/>mediator complex subunit 30, MEF2D <text:s/>- <text:s/>myocyte enhancer factor 2d, BRWD1 <text:s/>- <text:s/>bromodomain and wd repeat domain containing 1, PEG3 <text:s/>- <text:s/>paternally expressed 3, TICRR <text:s/>- <text:s/>topbp1-interacting checkpoint and replication regulator, PCNA <text:s/>- <text:s/>proliferating cell nuclear antigen, PRDM2 <text:s/>- <text:s/>pr domain containing 2, with znf domain, DAXX <text:s/>- <text:s/>death-domain associated protein, PPP1R1B <text:s/>- <text:s/>protein phosphatase 1, regulatory (inhibitor) subunit 1b, RAD9B <text:s/>- <text:s/>rad9 homolog b (s. pombe)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ATRIP <text:s/>- <text:s/>atr interacting protein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MCM4 <text:s/>- <text:s/>minichromosome maintenance complex component 4, MCM3 <text:s/>- <text:s/>minichromosome maintenance complex component 3, MCM5 <text:s/>- <text:s/>minichromosome maintenance complex component 5, SLC2A4 <text:s/>- <text:s/>solute carrier family 2 (facilitated glucose transporter), member 4, WARS <text:s/>- <text:s/>tryptophanyl-trna synthetase, NKX3-2 <text:s/>- <text:s/>nk3 homeobox 2, PITX2 <text:s/>- <text:s/>paired-like homeodomain 2, PITX3 <text:s/>- <text:s/>paired-like homeodomain 3, ZNF597 <text:s/>- <text:s/>zinc finger protein 597, GRWD1 <text:s/>- <text:s/>glutamate-rich wd repeat containing 1, ZNF343 <text:s/>- <text:s/>zinc finger protein 343, DLX1 <text:s/>- <text:s/>distal-less homeobox 1, DLX2 <text:s/>- <text:s/>distal-less homeobox 2, DLX3 <text:s/>- <text:s/>distal-less homeobox 3, RHNO1 <text:s/>- <text:s/>rad9-hus1-rad1 interacting nuclear orphan 1, LUM <text:s/>- <text:s/>lumican, ST3GAL3 <text:s/>- <text:s/>st3 beta-galactoside alpha-2,3-sialyltransferase 3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QRSL1 <text:s/>- <text:s/>glutaminyl-trna synthase (glutamine-hydrolyzing)-like 1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MRPS36 <text:s/>- <text:s/>mitochondrial ribosomal protein s36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TTLL5 <text:s/>- <text:s/>tubulin tyrosine ligase-like family, member 5, INTS12 <text:s/>- <text:s/>integrator complex subunit 12, HMGB2 <text:s/>- <text:s/>high mobility group box 2, HLX <text:s/>- <text:s/>h2.0-like homeobox, B3GALT6 <text:s/>- <text:s/>udp-gal:betagal beta 1,3-galactosyltransferase polypeptide 6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EXT1 <text:s/>- <text:s/>exostosin glycosyltransferase 1, CHAF1A <text:s/>- <text:s/>chromatin assembly factor 1, subunit a (p150)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MRPS18B <text:s/>- <text:s/>mitochondrial ribosomal protein s18b, ZSCAN1 <text:s/>- <text:s/>zinc finger and scan domain containing 1, ZIK1 <text:s/>- <text:s/>zinc finger protein interacting with k protein 1, MRPL41 <text:s/>- <text:s/>mitochondrial ribosomal protein l41, HOXA6 <text:s/>- <text:s/>homeobox a6, RUNX3 <text:s/>- <text:s/>runt-related transcription factor 3, EFCAB6 <text:s/>- <text:s/>ef-hand calcium binding domain 6, ZFP3 <text:s/>- <text:s/>zfp3 zinc finger protein, ZNF830 <text:s/>- <text:s/>zinc finger protein 830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RRBP1 <text:s/>- <text:s/>ribosome binding protein 1, HMX2 <text:s/>- <text:s/>h6 family homeobox 2, CDC6 <text:s/>- <text:s/>cell division cycle 6, CDC25A <text:s/>- <text:s/>cell division cycle 25a, FOXK2 <text:s/>- <text:s/>forkhead box k2, CDK1 <text:s/>- <text:s/>cyclin-dependent kinase 1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FOXC1 <text:s/>- <text:s/>forkhead box c1, IL4 <text:s/>- <text:s/>interleukin 4, FOXL1 <text:s/>- <text:s/>forkhead box l1, DMRT2 <text:s/>- <text:s/>doublesex and mab-3 related transcription factor 2, METTL17 <text:s/>- <text:s/>methyltransferase like 17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MRPL4 <text:s/>- <text:s/>mitochondrial ribosomal protein l4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TLE1 <text:s/>- <text:s/>transducin-like enhancer of split 1 (e(sp1) homolog, drosophila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MRPL50 <text:s/>- <text:s/>mitochondrial ribosomal protein l50, CHST7 <text:s/>- <text:s/>carbohydrate (n-acetylglucosamine 6-o) sulfotransferase 7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0000000878" calcext:value-type="float">
            <text:p>8.78E-11</text:p>
          </table:table-cell>
          <table:table-cell office:value-type="float" office:value="0.0000000368" calcext:value-type="float">
            <text:p>3.68E-08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2003" calcext:value-type="float">
            <text:p>2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HNRNPA0 <text:s/>- <text:s/>heterogeneous nuclear ribonucleoprotein a0, PNN <text:s/>- <text:s/>pinin, desmosome associated protein, GRHL2 <text:s/>- <text:s/>grainyhead-like 2 (drosophila), PNRC1 <text:s/>- <text:s/>proline-rich nuclear receptor coactivator 1, FIZ1 <text:s/>- <text:s/>flt3-interacting zinc finger 1, SP3 <text:s/>- <text:s/>sp3 transcription factor, LTV1 <text:s/>- <text:s/>ltv1 homolog (s. cerevisiae), MAEL <text:s/>- <text:s/>maelstrom spermatogenic transposon silencer, SP1 <text:s/>- <text:s/>sp1 transcription facto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SON <text:s/>- <text:s/>son dna binding protein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SNRPD2 <text:s/>- <text:s/>small nuclear ribonucleoprotein d2 polypeptide 16.5kda, TBPL1 <text:s/>- <text:s/>tbp-like 1, SNRPA <text:s/>- <text:s/>small nuclear ribonucleoprotein polypeptide a, VGLL1 <text:s/>- <text:s/>vestigial like 1 (drosophila), EEF1E1 <text:s/>- <text:s/>eukaryotic translation elongation factor 1 epsilon 1, POU3F4 <text:s/>- <text:s/>pou class 3 homeobox 4, WDR3 <text:s/>- <text:s/>wd repeat domain 3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KACA <text:s/>- <text:s/>protein kinase, camp-dependent, catalytic, alpha, PRDM5 <text:s/>- <text:s/>pr domain containing 5, MED23 <text:s/>- <text:s/>mediator complex subunit 23, T <text:s/>- <text:s/>t, brachyury homolog (mouse), PRPF40B <text:s/>- <text:s/>prp40 pre-mrna processing factor 40 homolog b (s. cerevisia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GTPBP3 <text:s/>- <text:s/>gtp binding protein 3 (mitochondrial), CITED4 <text:s/>- <text:s/>cbp/p300-interacting transactivator, with glu/asp-rich carboxy-terminal domain, 4, SETD3 <text:s/>- <text:s/>set domain containing 3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PPP2R1A <text:s/>- <text:s/>protein phosphatase 2, regulatory subunit a, alpha, SLBP <text:s/>- <text:s/>stem-loop binding protein, SBDS <text:s/>- <text:s/>shwachman-bodian-diamond syndrome, TXLNG <text:s/>- <text:s/>taxilin gamma, DDX52 <text:s/>- <text:s/>dead (asp-glu-ala-asp) box polypeptide 52, ZNF526 <text:s/>- <text:s/>zinc finger protein 526, ZBTB46 <text:s/>- <text:s/>zinc finger and btb domain containing 46, DEK <text:s/>- <text:s/>dek oncogene, MED21 <text:s/>- <text:s/>mediator complex subunit 21, SUV420H2 <text:s/>- <text:s/>suppressor of variegation 4-20 homolog 2 (drosophila), SNRNP40 <text:s/>- <text:s/>small nuclear ribonucleoprotein 40kda (u5), TGIF2 <text:s/>- <text:s/>tgfb-induced factor homeobox 2, ZRANB2 <text:s/>- <text:s/>zinc finger, ran-binding domain containing 2, LIN28A <text:s/>- <text:s/>lin-28 homolog a (c. elegans), POLDIP3 <text:s/>- <text:s/>polymerase (dna-directed), delta interacting protein 3, CELF6 <text:s/>- <text:s/>cugbp, elav-like family member 6, TDRKH <text:s/>- <text:s/>tudor and kh domain containing, IWS1 <text:s/>- <text:s/>iws1 homolog (s. cerevisiae), ZNF768 <text:s/>- <text:s/>zinc finger protein 768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ATF7 <text:s/>- <text:s/>activating transcription factor 7, E2F8 <text:s/>- <text:s/>e2f transcription factor 8, ELAC2 <text:s/>- <text:s/>elac ribonuclease z 2, ZNF416 <text:s/>- <text:s/>zinc finger protein 416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EXD1 <text:s/>- <text:s/>exonuclease 3'-5' domain containing 1, ADAD2 <text:s/>- <text:s/>adenosine deaminase domain containing 2, HMGA2 <text:s/>- <text:s/>high mobility group at-hook 2, PHF5A <text:s/>- <text:s/>phd finger protein 5a, ASF1B <text:s/>- <text:s/>anti-silencing function 1b histone chaperone, GTF3C5 <text:s/>- <text:s/>general transcription factor iiic, polypeptide 5, 63kda, ZNF324 <text:s/>- <text:s/>zinc finger protein 324, ZNF397 <text:s/>- <text:s/>zinc finger protein 397, GATA3 <text:s/>- <text:s/>gata binding protein 3, PHF6 <text:s/>- <text:s/>phd finger protein 6, ZNF683 <text:s/>- <text:s/>zinc finger protein 683, NUP214 <text:s/>- <text:s/>nucleoporin 214kda, SARNP <text:s/>- <text:s/>sap domain containing ribonucleoprotein, BRD3 <text:s/>- <text:s/>bromodomain containing 3, SREBF1 <text:s/>- <text:s/>sterol regulatory element binding transcription factor 1, MTO1 <text:s/>- <text:s/>mitochondrial trna translation optimization 1, RBMXL1 <text:s/>- <text:s/>rna binding motif protein, x-linked-like 1, DEDD2 <text:s/>- <text:s/>death effector domain containing 2, ZNF189 <text:s/>- <text:s/>zinc finger protein 189, ZNF280B <text:s/>- <text:s/>zinc finger protein 280b, RBM23 <text:s/>- <text:s/>rna binding motif protein 23, PAX1 <text:s/>- <text:s/>paired box 1, PAX6 <text:s/>- <text:s/>paired box 6, ZNF385A <text:s/>- <text:s/>zinc finger protein 385a, PAX3 <text:s/>- <text:s/>paired box 3, SIN3A <text:s/>- <text:s/>sin3 transcription regulator family member a, PIWIL1 <text:s/>- <text:s/>piwi-like rna-mediated gene silencing 1, MLH1 <text:s/>- <text:s/>mutl homolog 1, colon cancer, nonpolyposis type 2 (e. coli)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MLLT1 <text:s/>- <text:s/>myeloid/lymphoid or mixed-lineage leukemia (trithorax homolog, drosophila); translocated to, 1, ZNF132 <text:s/>- <text:s/>zinc finger protein 132, HEXIM2 <text:s/>- <text:s/>hexamethylene bis-acetamide inducible 2, INTS7 <text:s/>- <text:s/>integrator complex subunit 7, MN1 <text:s/>- <text:s/>meningioma (disrupted in balanced translocation) 1, CHEK2 <text:s/>- <text:s/>checkpoint kinase 2, ZNF551 <text:s/>- <text:s/>zinc finger protein 551, EARS2 <text:s/>- <text:s/>glutamyl-trna synthetase 2, mitochondrial, ZNF473 <text:s/>- <text:s/>zinc finger protein 473, SCAI <text:s/>- <text:s/>suppressor of cancer cell invasion, MNT <text:s/>- <text:s/>mnt, max dimerization protein, DDX10 <text:s/>- <text:s/>dead (asp-glu-ala-asp) box polypeptide 10, QTRTD1 <text:s/>- <text:s/>queuine trna-ribosyltransferase domain containing 1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BRWD1 <text:s/>- <text:s/>bromodomain and wd repeat domain containing 1, PEG3 <text:s/>- <text:s/>paternally expressed 3, LSM6 <text:s/>- <text:s/>lsm6 homolog, u6 small nuclear rna associated (s. cerevisiae), PRDM2 <text:s/>- <text:s/>pr domain containing 2, with znf domain, DAXX <text:s/>- <text:s/>death-domain associated protein, PPP1R1B <text:s/>- <text:s/>protein phosphatase 1, regulatory (inhibitor) subunit 1b, PRPF38B <text:s/>- <text:s/>prp38 pre-mrna processing factor 38 (yeast) domain containing 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EPC2 <text:s/>- <text:s/>enhancer of polycomb homolog 2 (drosophila), ZNF444 <text:s/>- <text:s/>zinc finger protein 444, BAHD1 <text:s/>- <text:s/>bromo adjacent homology domain containing 1, ZBTB20 <text:s/>- <text:s/>zinc finger and btb domain containing 20, PUS3 <text:s/>- <text:s/>pseudouridylate synthase 3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WARS <text:s/>- <text:s/>tryptophanyl-trna synthetase, PPIL1 <text:s/>- <text:s/>peptidylprolyl isomerase (cyclophilin)-like 1, PITX2 <text:s/>- <text:s/>paired-like homeodomain 2, NKX3-2 <text:s/>- <text:s/>nk3 homeobox 2, PITX3 <text:s/>- <text:s/>paired-like homeodomain 3, ZNF597 <text:s/>- <text:s/>zinc finger protein 597, PNPT1 <text:s/>- <text:s/>polyribonucleotide nucleotidyltransferase 1, ZNF343 <text:s/>- <text:s/>zinc finger protein 343, DLX1 <text:s/>- <text:s/>distal-less homeobox 1, DLX2 <text:s/>- <text:s/>distal-less homeobox 2, DLX3 <text:s/>- <text:s/>distal-less homeobox 3, TYW1 <text:s/>- <text:s/>trna-yw synthesizing protein 1 homolog (s. cerevisiae)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RPUSD3 <text:s/>- <text:s/>rna pseudouridylate synthase domain containing 3, SMAD6 <text:s/>- <text:s/>smad family member 6, CCND1 <text:s/>- <text:s/>cyclin d1, MAF <text:s/>- <text:s/>v-maf avian musculoaponeurotic fibrosarcoma oncogene homolog, QRSL1 <text:s/>- <text:s/>glutaminyl-trna synthase (glutamine-hydrolyzing)-like 1, CCNK <text:s/>- <text:s/>cyclin k, HSPA1B <text:s/>- <text:s/>heat shock 70kda protein 1b, SIX5 <text:s/>- <text:s/>six homeobox 5, CASZ1 <text:s/>- <text:s/>castor zinc finger 1, DDX25 <text:s/>- <text:s/>dead (asp-glu-ala-asp) box helicase 25, ELK1 <text:s/>- <text:s/>elk1, member of ets oncogene family, MBNL2 <text:s/>- <text:s/>muscleblind-like splicing regulator 2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FP36L2 <text:s/>- <text:s/>zfp36 ring finger protein-like 2, ZNF524 <text:s/>- <text:s/>zinc finger protein 524, SIRT2 <text:s/>- <text:s/>sirtuin 2, KLF9 <text:s/>- <text:s/>kruppel-like factor 9, RCL1 <text:s/>- <text:s/>rna terminal phosphate cyclase-like 1, GRHL1 <text:s/>- <text:s/>grainyhead-like 1 (drosophila), ALYREF <text:s/>- <text:s/>aly/ref export factor, ELAVL2 <text:s/>- <text:s/>elav (embryonic lethal, abnormal vision, drosophila)-like 2 (hu antigen b), PER2 <text:s/>- <text:s/>period circadian clock 2, ELAVL1 <text:s/>- <text:s/>elav (embryonic lethal, abnormal vision, drosophila)-like 1 (hu antigen r), HOXD3 <text:s/>- <text:s/>homeobox d3, ELAVL4 <text:s/>- <text:s/>elav (embryonic lethal, abnormal vision, drosophila)-like 4, HOXD1 <text:s/>- <text:s/>homeobox d1, BARHL1 <text:s/>- <text:s/>barh-like homeobox 1, LDB1 <text:s/>- <text:s/>lim domain binding 1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LAS1L <text:s/>- <text:s/>las1-like (s. cerevisiae), EXOSC7 <text:s/>- <text:s/>exosome component 7, OLIG2 <text:s/>- <text:s/>oligodendrocyte lineage transcription factor 2, MYRF <text:s/>- <text:s/>myelin regulatory factor, ZNF362 <text:s/>- <text:s/>zinc finger protein 362, IARS <text:s/>- <text:s/>isoleucyl-trna synthetase, DDX50 <text:s/>- <text:s/>dead (asp-glu-ala-asp) box polypeptide 50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HNRNPR <text:s/>- <text:s/>heterogeneous nuclear ribonucleoprotein r, HNRNPLL <text:s/>- <text:s/>heterogeneous nuclear ribonucleoprotein l-like, SERTAD1 <text:s/>- <text:s/>serta domain containing 1, IMP4 <text:s/>- <text:s/>imp4, u3 small nucleolar ribonucleoprotein, homolog (yeast), SERTAD3 <text:s/>- <text:s/>serta domain containing 3, RORB <text:s/>- <text:s/>rar-related orphan receptor b, SRRM1 <text:s/>- <text:s/>serine/arginine repetitive matrix 1, RORC <text:s/>- <text:s/>rar-related orphan receptor c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TTLL5 <text:s/>- <text:s/>tubulin tyrosine ligase-like family, member 5, INTS12 <text:s/>- <text:s/>integrator complex subunit 12, HMGB2 <text:s/>- <text:s/>high mobility group box 2, HLX <text:s/>- <text:s/>h2.0-like homeobox, NOL8 <text:s/>- <text:s/>nucleolar protein 8, AGO1 <text:s/>- <text:s/>argonaute risc catalytic component 1, ZBTB48 <text:s/>- <text:s/>zinc finger and btb domain containing 48, ETV4 <text:s/>- <text:s/>ets variant 4, DCPS <text:s/>- <text:s/>decapping enzyme, scavenger, HOXB13 <text:s/>- <text:s/>homeobox b13, ETV6 <text:s/>- <text:s/>ets variant 6, RPLP1 <text:s/>- <text:s/>ribosomal protein, large, p1, DHX57 <text:s/>- <text:s/>deah (asp-glu-ala-asp/his) box polypeptide 57, RPLP0 <text:s/>- <text:s/>ribosomal protein, large, p0, DDX24 <text:s/>- <text:s/>dead (asp-glu-ala-asp) box helicase 24, NOL6 <text:s/>- <text:s/>nucleolar protein 6 (rna-associated)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RAVER1 <text:s/>- <text:s/>ribonucleoprotein, ptb-binding 1, ZBTB5 <text:s/>- <text:s/>zinc finger and btb domain containing 5, HOXB4 <text:s/>- <text:s/>homeobox b4, LIN52 <text:s/>- <text:s/>lin-52 homolog (c. elegans)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ERG <text:s/>- <text:s/>v-ets avian erythroblastosis virus e26 oncogene homolog, ESRRB <text:s/>- <text:s/>estrogen-related receptor beta, RCOR1 <text:s/>- <text:s/>rest corepressor 1, HNRNPL <text:s/>- <text:s/>heterogeneous nuclear ribonucleoprotein l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ETF1 <text:s/>- <text:s/>eukaryotic translation termination factor 1, HOXA6 <text:s/>- <text:s/>homeobox a6, RUNX3 <text:s/>- <text:s/>runt-related transcription factor 3, EFCAB6 <text:s/>- <text:s/>ef-hand calcium binding domain 6, ZFP3 <text:s/>- <text:s/>zfp3 zinc finger protein, HNRNPA1 <text:s/>- <text:s/>heterogeneous nuclear ribonucleoprotein a1, HNRNPC <text:s/>- <text:s/>heterogeneous nuclear ribonucleoprotein c (c1/c2)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FOXO1 <text:s/>- <text:s/>forkhead box o1, ILF2 <text:s/>- <text:s/>interleukin enhancer binding factor 2, FOXC1 <text:s/>- <text:s/>forkhead box c1, FOXL1 <text:s/>- <text:s/>forkhead box l1, DMRT2 <text:s/>- <text:s/>doublesex and mab-3 related transcription factor 2, PIR <text:s/>- <text:s/>pirin (iron-binding nuclear protein), RPUSD1 <text:s/>- <text:s/>rna pseudouridylate synthase domain containing 1, FOXG1 <text:s/>- <text:s/>forkhead box g1, MED8 <text:s/>- <text:s/>mediator complex subunit 8, SP9 <text:s/>- <text:s/>sp9 transcription factor, EAF2 <text:s/>- <text:s/>ell associated factor 2, KDM3A <text:s/>- <text:s/>lysine (k)-specific demethylase 3a, FAM208A <text:s/>- <text:s/>family with sequence similarity 208, member a, EXOSC1 <text:s/>- <text:s/>exosome component 1, ZNF25 <text:s/>- <text:s/>zinc finger protein 25, ISL1 <text:s/>- <text:s/>isl lim homeobox 1, MAML1 <text:s/>- <text:s/>mastermind-like 1 (drosophila), BCLAF1 <text:s/>- <text:s/>bcl2-associated transcription factor 1, TARBP2 <text:s/>- <text:s/>tar (hiv-1) rna binding protein 2, NUP88 <text:s/>- <text:s/>nucleoporin 88kda, ZBTB8OS <text:s/>- <text:s/>zinc finger and btb domain containing 8 opposite strand, KHSRP <text:s/>- <text:s/>kh-type splicing regulatory protein, POLR1E <text:s/>- <text:s/>polymerase (rna) i polypeptide e, 53kda, SMG9 <text:s/>- <text:s/>smg9 nonsense mediated mrna decay factor, CREBRF <text:s/>- <text:s/>creb3 regulatory factor, CEBPG <text:s/>- <text:s/>ccaat/enhancer binding protein (c/ebp), gamma, TBX15 <text:s/>- <text:s/>t-box 15, GZF1 <text:s/>- <text:s/>gdnf-inducible zinc finger protein 1, INSM1 <text:s/>- <text:s/>insulinoma-associated 1, PCBP3 <text:s/>- <text:s/>poly(rc) binding protein 3, IRF6 <text:s/>- <text:s/>interferon regulatory factor 6, POLR1D <text:s/>- <text:s/>polymerase (rna) i polypeptide d, 16kda, MED19 <text:s/>- <text:s/>mediator complex subunit 19, UTP18 <text:s/>- <text:s/>utp18 small subunit (ssu) processome component homolog (yeast), NRL <text:s/>- <text:s/>neural retina leucine zipper, RRN3 <text:s/>- <text:s/>rrn3 rna polymerase i transcription factor homolog (s. cerevisiae), TAF5L <text:s/>- <text:s/>taf5-like rna polymerase ii, p300/cbp-associated factor (pcaf)-associated factor, 65kda, TLE1 <text:s/>- <text:s/>transducin-like enhancer of split 1 (e(sp1) homolog, drosophila), TLE3 <text:s/>- <text:s/>transducin-like enhancer of split 3 (e(sp1) homolog, drosophila), TLE4 <text:s/>- <text:s/>transducin-like enhancer of split 4 (e(sp1) homolog, drosophila), TFB2M <text:s/>- <text:s/>transcription factor b2, mitochondrial, NOVA2 <text:s/>- <text:s/>neuro-oncological ventral antigen 2, LHX5 <text:s/>- <text:s/>lim homeobox 5, VSX2 <text:s/>- <text:s/>visual system homeobox 2, FOXN3 <text:s/>- <text:s/>forkhead box n3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SETD1A <text:s/>- <text:s/>set domain containing 1a, ZNF513 <text:s/>- <text:s/>zinc finger protein 513, DDX56 <text:s/>- <text:s/>dead (asp-glu-ala-asp) box helicase 56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NR2F1 <text:s/>- <text:s/>nuclear receptor subfamily 2, group f, member 1, EEA1 <text:s/>- <text:s/>early endosome antigen 1, TFCP2 <text:s/>- <text:s/>transcription factor cp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RBM4 <text:s/>- <text:s/>rna binding motif protein 4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DDX4 <text:s/>- <text:s/>dead (asp-glu-ala-asp) box polypeptide 4, TTF2 <text:s/>- <text:s/>transcription termination factor, rna polymerase ii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00000132" calcext:value-type="float">
            <text:p>1.32E-10</text:p>
          </table:table-cell>
          <table:table-cell office:value-type="float" office:value="0.0000000536" calcext:value-type="float">
            <text:p>5.36E-08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2003" calcext:value-type="float">
            <text:p>2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GCH1 <text:s/>- <text:s/>gtp cyclohydrolase 1, SP3 <text:s/>- <text:s/>sp3 transcription factor, SP1 <text:s/>- <text:s/>sp1 transcription factor, ACAT1 <text:s/>- <text:s/>acetyl-coa acetyltransferase 1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POLD4 <text:s/>- <text:s/>polymerase (dna-directed), delta 4, accessory subunit, MMAB <text:s/>- <text:s/>methylmalonic aciduria (cobalamin deficiency) cblb type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SNCA <text:s/>- <text:s/>synuclein, alpha (non a4 component of amyloid precursor)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DCAKD <text:s/>- <text:s/>dephospho-coa kinase domain containing, IWS1 <text:s/>- <text:s/>iws1 homolog (s. cerevisiae), POLDIP3 <text:s/>- <text:s/>polymerase (dna-directed), delta interacting protein 3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AMD1 <text:s/>- <text:s/>adenosylmethionine decarboxylase 1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GART <text:s/>- <text:s/>phosphoribosylglycinamide formyltransferase, phosphoribosylglycinamide synthetase, phosphoribosylaminoimidazole synthetase, DEDD2 <text:s/>- <text:s/>death effector domain containing 2, ZNF189 <text:s/>- <text:s/>zinc finger protein 189, ZNF280B <text:s/>- <text:s/>zinc finger protein 280b, PAX1 <text:s/>- <text:s/>paired box 1, DDT <text:s/>- <text:s/>d-dopachrome tautomerase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CHEK2 <text:s/>- <text:s/>checkpoint kinase 2, MN1 <text:s/>- <text:s/>meningioma (disrupted in balanced translocation) 1, ZNF551 <text:s/>- <text:s/>zinc finger protein 551, ZNF473 <text:s/>- <text:s/>zinc finger protein 473, SCAI <text:s/>- <text:s/>suppressor of cancer cell invasion, MNT <text:s/>- <text:s/>mnt, max dimerization protein, QTRTD1 <text:s/>- <text:s/>queuine trna-ribosyltransferase domain containing 1, ARNTL <text:s/>- <text:s/>aryl hydrocarbon receptor nuclear translocator-like, ZMYM5 <text:s/>- <text:s/>zinc finger, mym-type 5, SCML1 <text:s/>- <text:s/>sex comb on midleg-like 1 (drosophila), SAP130 <text:s/>- <text:s/>sin3a-associated protein, 130kda, PAX8 <text:s/>- <text:s/>paired box 8, ARID1B <text:s/>- <text:s/>at rich interactive domain 1b (swi1-like), NME9 <text:s/>- <text:s/>nme/nm23 family member 9, BTG2 <text:s/>- <text:s/>btg family, member 2, MED30 <text:s/>- <text:s/>mediator complex subunit 30, MEF2D <text:s/>- <text:s/>myocyte enhancer factor 2d, PEG3 <text:s/>- <text:s/>paternally expressed 3, BRWD1 <text:s/>- <text:s/>bromodomain and wd repeat domain containing 1, PCNA <text:s/>- <text:s/>proliferating cell nuclear antigen, PRDM2 <text:s/>- <text:s/>pr domain containing 2, with znf domain, DAXX <text:s/>- <text:s/>death-domain associated protein, PANK1 <text:s/>- <text:s/>pantothenate kinase 1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PGM3 <text:s/>- <text:s/>phosphoglucomutase 3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ATP5E <text:s/>- <text:s/>atp synthase, h+ transporting, mitochondrial f1 complex, epsilon subunit, ATP5G1 <text:s/>- <text:s/>atp synthase, h+ transporting, mitochondrial fo complex, subunit c1 (subunit 9), DTYMK <text:s/>- <text:s/>deoxythymidylate kinase (thymidylate kinase), PITX2 <text:s/>- <text:s/>paired-like homeodomain 2, NKX3-2 <text:s/>- <text:s/>nk3 homeobox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SIM1 <text:s/>- <text:s/>single-minded homolog 1 (drosophila)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CCNK <text:s/>- <text:s/>cyclin k, SIX5 <text:s/>- <text:s/>six homeobox 5, CASZ1 <text:s/>- <text:s/>castor zinc finger 1, ELK1 <text:s/>- <text:s/>elk1, member of ets oncogene family, RFX2 <text:s/>- <text:s/>regulatory factor x, 2 (influences hla class ii expression), WHSC1L1 <text:s/>- <text:s/>wolf-hirschhorn syndrome candidate 1-like 1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HOXD3 <text:s/>- <text:s/>homeobox d3, HOXD1 <text:s/>- <text:s/>homeobox d1, BARHL1 <text:s/>- <text:s/>barh-like homeobox 1, LDB1 <text:s/>- <text:s/>lim domain binding 1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SALL4 <text:s/>- <text:s/>sal-like 4 (drosophila), ETS2 <text:s/>- <text:s/>v-ets avian erythroblastosis virus e26 oncogene homolog 2, HOXA4 <text:s/>- <text:s/>homeobox a4, ZSCAN1 <text:s/>- <text:s/>zinc finger and scan domain containing 1, ZIK1 <text:s/>- <text:s/>zinc finger protein interacting with k protein 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FOXC1 <text:s/>- <text:s/>forkhead box c1, FOXL1 <text:s/>- <text:s/>forkhead box l1, DMRT2 <text:s/>- <text:s/>doublesex and mab-3 related transcription factor 2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NADK2 <text:s/>- <text:s/>nad kinase 2, mitochondrial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SLC11A2 <text:s/>- <text:s/>solute carrier family 11 (proton-coupled divalent metal ion transporter), member 2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cellular macromolecule biosynthetic process</text:p>
          </table:table-cell>
          <table:table-cell office:value-type="float" office:value="0.000000000139" calcext:value-type="float">
            <text:p>1.39E-10</text:p>
          </table:table-cell>
          <table:table-cell office:value-type="float" office:value="0.000000055" calcext:value-type="float">
            <text:p>0.000000055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2222" calcext:value-type="float">
            <text:p>2222</text:p>
          </table:table-cell>
          <table:table-cell office:value-type="float" office:value="2003" calcext:value-type="float">
            <text:p>200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SP3 <text:s/>- <text:s/>sp3 transcription factor, SP1 <text:s/>- <text:s/>sp1 transcription factor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ORC3 <text:s/>- <text:s/>origin recognition complex, subunit 3, ORC6 <text:s/>- <text:s/>origin recognition complex, subunit 6, POLD4 <text:s/>- <text:s/>polymerase (dna-directed), delta 4, accessory subunit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TBPL1 <text:s/>- <text:s/>tbp-like 1, VGLL1 <text:s/>- <text:s/>vestigial like 1 (drosophila), POU3F4 <text:s/>- <text:s/>pou class 3 homeobox 4, MRPS30 <text:s/>- <text:s/>mitochondrial ribosomal protein s30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HD6 <text:s/>- <text:s/>chromodomain helicase dna binding protein 6, POLR1B <text:s/>- <text:s/>polymerase (rna) i polypeptide b, 128kda, PRDM5 <text:s/>- <text:s/>pr domain containing 5, T <text:s/>- <text:s/>t, brachyury homolog (mouse), CCAR1 <text:s/>- <text:s/>cell division cycle and apoptosis regulator 1, GTF2IRD2 <text:s/>- <text:s/>gtf2i repeat domain containing 2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RPAIN <text:s/>- <text:s/>rpa interacting protein, MRPL37 <text:s/>- <text:s/>mitochondrial ribosomal protein l37, IWS1 <text:s/>- <text:s/>iws1 homolog (s. cerevisiae), MRPL51 <text:s/>- <text:s/>mitochondrial ribosomal protein l51, ZNF768 <text:s/>- <text:s/>zinc finger protein 768, JUN <text:s/>- <text:s/>jun proto-oncogene, JARID2 <text:s/>- <text:s/>jumonji, at rich interactive domain 2, CRY2 <text:s/>- <text:s/>cryptochrome 2 (photolyase-like), STAT3 <text:s/>- <text:s/>signal transducer and activator of transcription 3 (acute-phase response factor), JUNB <text:s/>- <text:s/>jun b proto-oncogene, ATF7 <text:s/>- <text:s/>activating transcription factor 7, E2F8 <text:s/>- <text:s/>e2f transcription factor 8, ZNF416 <text:s/>- <text:s/>zinc finger protein 416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CCDC88A <text:s/>- <text:s/>coiled-coil domain containing 88a, ZNF683 <text:s/>- <text:s/>zinc finger protein 683, BRD3 <text:s/>- <text:s/>bromodomain containing 3, SREBF1 <text:s/>- <text:s/>sterol regulatory element binding transcription factor 1, FAM111A <text:s/>- <text:s/>family with sequence similarity 111, member a, DEDD2 <text:s/>- <text:s/>death effector domain containing 2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MLLT1 <text:s/>- <text:s/>myeloid/lymphoid or mixed-lineage leukemia (trithorax homolog, drosophila); translocated to, 1, ZNF132 <text:s/>- <text:s/>zinc finger protein 132, BRIP1 <text:s/>- <text:s/>brca1 interacting protein c-terminal helicase 1, P4HB <text:s/>- <text:s/>prolyl 4-hydroxylase, beta polypeptide, HEXIM2 <text:s/>- <text:s/>hexamethylene bis-acetamide inducible 2, INTS7 <text:s/>- <text:s/>integrator complex subunit 7, CHEK2 <text:s/>- <text:s/>checkpoint kinase 2, MN1 <text:s/>- <text:s/>meningioma (disrupted in balanced translocation) 1, ZNF551 <text:s/>- <text:s/>zinc finger protein 551, SCAI <text:s/>- <text:s/>suppressor of cancer cell invasion, MNT <text:s/>- <text:s/>mnt, max dimerization protein, ARNTL <text:s/>- <text:s/>aryl hydrocarbon receptor nuclear translocator-like, ZMYM5 <text:s/>- <text:s/>zinc finger, mym-type 5, SCML1 <text:s/>- <text:s/>sex comb on midleg-like 1 (drosophila), SAP130 <text:s/>- <text:s/>sin3a-associated protein, 130kda, PAX8 <text:s/>- <text:s/>paired box 8, ARID1B <text:s/>- <text:s/>at rich interactive domain 1b (swi1-like), BTG2 <text:s/>- <text:s/>btg family, member 2, MEF2D <text:s/>- <text:s/>myocyte enhancer factor 2d, PEG3 <text:s/>- <text:s/>paternally expressed 3, BRWD1 <text:s/>- <text:s/>bromodomain and wd repeat domain containing 1, TICRR <text:s/>- <text:s/>topbp1-interacting checkpoint and replication regulator, PCNA <text:s/>- <text:s/>proliferating cell nuclear antigen, PRDM2 <text:s/>- <text:s/>pr domain containing 2, with znf domain, DAXX <text:s/>- <text:s/>death-domain associated protein, PPP1R1B <text:s/>- <text:s/>protein phosphatase 1, regulatory (inhibitor) subunit 1b, ARX <text:s/>- <text:s/>aristaless related homeobox, RAD9B <text:s/>- <text:s/>rad9 homolog b (s. pombe)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ATRIP <text:s/>- <text:s/>atr interacting protein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PHF1 <text:s/>- <text:s/>phd finger protein 1, ATF4 <text:s/>- <text:s/>activating transcription factor 4, ATOH1 <text:s/>- <text:s/>atonal homolog 1 (drosophila), RERE <text:s/>- <text:s/>arginine-glutamic acid dipeptide (re) repeats, MLXIP <text:s/>- <text:s/>mlx interacting protein, FOXN4 <text:s/>- <text:s/>forkhead box n4, TBX19 <text:s/>- <text:s/>t-box 19, TBX18 <text:s/>- <text:s/>t-box 18, ADNP2 <text:s/>- <text:s/>adnp homeobox 2, MKL1 <text:s/>- <text:s/>megakaryoblastic leukemia (translocation) 1, PER1 <text:s/>- <text:s/>period circadian clock 1, MCM4 <text:s/>- <text:s/>minichromosome maintenance complex component 4, MCM3 <text:s/>- <text:s/>minichromosome maintenance complex component 3, MCM5 <text:s/>- <text:s/>minichromosome maintenance complex component 5, WARS <text:s/>- <text:s/>tryptophanyl-trna synthetase, NKX3-2 <text:s/>- <text:s/>nk3 homeobox 2, PITX2 <text:s/>- <text:s/>paired-like homeodomain 2, PITX3 <text:s/>- <text:s/>paired-like homeodomain 3, ZNF597 <text:s/>- <text:s/>zinc finger protein 597, ZNF343 <text:s/>- <text:s/>zinc finger protein 343, GRWD1 <text:s/>- <text:s/>glutamate-rich wd repeat containing 1, DLX1 <text:s/>- <text:s/>distal-less homeobox 1, DLX2 <text:s/>- <text:s/>distal-less homeobox 2, DLX3 <text:s/>- <text:s/>distal-less homeobox 3, RHNO1 <text:s/>- <text:s/>rad9-hus1-rad1 interacting nuclear orphan 1, SIM1 <text:s/>- <text:s/>single-minded homolog 1 (drosophila), SIX1 <text:s/>- <text:s/>six homeobox 1, TAF1B <text:s/>- <text:s/>tata box binding protein (tbp)-associated factor, rna polymerase i, b, 63kda, ZIC1 <text:s/>- <text:s/>zic family member 1, SF1 <text:s/>- <text:s/>splicing factor 1, MXD1 <text:s/>- <text:s/>max dimerization protein 1, PIAS4 <text:s/>- <text:s/>protein inhibitor of activated stat, 4, SMAD2 <text:s/>- <text:s/>smad family member 2, ZNF711 <text:s/>- <text:s/>zinc finger protein 711, ZNF8 <text:s/>- <text:s/>zinc finger protein 8, CNBP <text:s/>- <text:s/>cchc-type zinc finger, nucleic acid binding protein, ZIC3 <text:s/>- <text:s/>zic family member 3, ZBTB26 <text:s/>- <text:s/>zinc finger and btb domain containing 26, CCND1 <text:s/>- <text:s/>cyclin d1, SMAD6 <text:s/>- <text:s/>smad family member 6, QRSL1 <text:s/>- <text:s/>glutaminyl-trna synthase (glutamine-hydrolyzing)-like 1, MAF <text:s/>- <text:s/>v-maf avian musculoaponeurotic fibrosarcoma oncogene homolog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PER2 <text:s/>- <text:s/>period circadian clock 2, HOXD3 <text:s/>- <text:s/>homeobox d3, HOXD1 <text:s/>- <text:s/>homeobox d1, BARHL1 <text:s/>- <text:s/>barh-like homeobox 1, LDB1 <text:s/>- <text:s/>lim domain binding 1, MRPS36 <text:s/>- <text:s/>mitochondrial ribosomal protein s36, HOXC6 <text:s/>- <text:s/>homeobox c6, TSC22D1 <text:s/>- <text:s/>tsc22 domain family, member 1, CRTC2 <text:s/>- <text:s/>creb regulated transcription coactivator 2, TOPORS <text:s/>- <text:s/>topoisomerase i binding, arginine/serine-rich, e3 ubiquitin protein ligase, HOXC9 <text:s/>- <text:s/>homeobox c9, CNOT1 <text:s/>- <text:s/>ccr4-not transcription complex, subunit 1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PRDM9 <text:s/>- <text:s/>pr domain containing 9, MXI1 <text:s/>- <text:s/>max interactor 1, dimerization protein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EBF1 <text:s/>- <text:s/>early b-cell factor 1, XAB2 <text:s/>- <text:s/>xpa binding protein 2, HELB <text:s/>- <text:s/>helicase (dna) b, MYT1L <text:s/>- <text:s/>myelin transcription factor 1-like, C11orf30 <text:s/>- <text:s/>chromosome 11 open reading frame 30, MBTD1 <text:s/>- <text:s/>mbt domain containing 1, MYCBP2 <text:s/>- <text:s/>myc binding protein 2, e3 ubiquitin protein ligase, AKAP8 <text:s/>- <text:s/>a kinase (prka) anchor protein 8, BARHL2 <text:s/>- <text:s/>barh-like homeobox 2, HES5 <text:s/>- <text:s/>hairy and enhancer of split 5 (drosophila), INTS12 <text:s/>- <text:s/>integrator complex subunit 12, TTLL5 <text:s/>- <text:s/>tubulin tyrosine ligase-like family, member 5, HMGB2 <text:s/>- <text:s/>high mobility group box 2, HLX <text:s/>- <text:s/>h2.0-like homeobox, B3GALT6 <text:s/>- <text:s/>udp-gal:betagal beta 1,3-galactosyltransferase polypeptide 6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EXT1 <text:s/>- <text:s/>exostosin glycosyltransferase 1, CHAF1A <text:s/>- <text:s/>chromatin assembly factor 1, subunit a (p150), RPLP0 <text:s/>- <text:s/>ribosomal protein, large, p0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ERG <text:s/>- <text:s/>v-ets avian erythroblastosis virus e26 oncogene homolog, UBB <text:s/>- <text:s/>ubiquitin b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MRPS18B <text:s/>- <text:s/>mitochondrial ribosomal protein s18b, ZSCAN1 <text:s/>- <text:s/>zinc finger and scan domain containing 1, ZIK1 <text:s/>- <text:s/>zinc finger protein interacting with k protein 1, MRPL41 <text:s/>- <text:s/>mitochondrial ribosomal protein l41, HOXA6 <text:s/>- <text:s/>homeobox a6, RUNX3 <text:s/>- <text:s/>runt-related transcription factor 3, EFCAB6 <text:s/>- <text:s/>ef-hand calcium binding domain 6, ZFP3 <text:s/>- <text:s/>zfp3 zinc finger protein, ZNF830 <text:s/>- <text:s/>zinc finger protein 830, SPATA24 <text:s/>- <text:s/>spermatogenesis associated 24, HNRNPDL <text:s/>- <text:s/>heterogeneous nuclear ribonucleoprotein d-like, ERBB4 <text:s/>- <text:s/>v-erb-b2 avian erythroblastic leukemia viral oncogene homolog 4, ERCC2 <text:s/>- <text:s/>excision repair cross-complementing rodent repair deficiency, complementation group 2, ATAD2 <text:s/>- <text:s/>atpase family, aaa domain containing 2, RRBP1 <text:s/>- <text:s/>ribosome binding protein 1, HMX2 <text:s/>- <text:s/>h6 family homeobox 2, CDC6 <text:s/>- <text:s/>cell division cycle 6, CDC25A <text:s/>- <text:s/>cell division cycle 25a, FOXK2 <text:s/>- <text:s/>forkhead box k2, CDK1 <text:s/>- <text:s/>cyclin-dependent kinase 1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FOXC1 <text:s/>- <text:s/>forkhead box c1, FOXL1 <text:s/>- <text:s/>forkhead box l1, DMRT2 <text:s/>- <text:s/>doublesex and mab-3 related transcription factor 2, METTL17 <text:s/>- <text:s/>methyltransferase like 17, PIR <text:s/>- <text:s/>pirin (iron-binding nuclear protein)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ZNF25 <text:s/>- <text:s/>zinc finger protein 25, ISL1 <text:s/>- <text:s/>isl lim homeobox 1, BCLAF1 <text:s/>- <text:s/>bcl2-associated transcription factor 1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MRPL4 <text:s/>- <text:s/>mitochondrial ribosomal protein l4, IRF6 <text:s/>- <text:s/>interferon regulatory factor 6, POLR1D <text:s/>- <text:s/>polymerase (rna) i polypeptide d, 16kda, MED19 <text:s/>- <text:s/>mediator complex subunit 19, NRL <text:s/>- <text:s/>neural retina leucine zipper, TAF5L <text:s/>- <text:s/>taf5-like rna polymerase ii, p300/cbp-associated factor (pcaf)-associated factor, 65kda, TK1 <text:s/>- <text:s/>thymidine kinase 1, soluble, TLE1 <text:s/>- <text:s/>transducin-like enhancer of split 1 (e(sp1) homolog, drosophila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KCNIP3 <text:s/>- <text:s/>kv channel interacting protein 3, calsenilin, NFYA <text:s/>- <text:s/>nuclear transcription factor y, alpha, HDAC4 <text:s/>- <text:s/>histone deacetylase 4, ID1 <text:s/>- <text:s/>inhibitor of dna binding 1, dominant negative helix-loop-helix protein, NFYC <text:s/>- <text:s/>nuclear transcription factor y, gamma, SOX14 <text:s/>- <text:s/>sry (sex determining region y)-box 14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MRPL50 <text:s/>- <text:s/>mitochondrial ribosomal protein l50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ZBTB9 <text:s/>- <text:s/>zinc finger and btb domain containing 9, NFATC3 <text:s/>- <text:s/>nuclear factor of activated t-cells, cytoplasmic, calcineurin-dependent 3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KLF10 <text:s/>- <text:s/>kruppel-like factor 10, DMRTC2 <text:s/>- <text:s/>dmrt-like family c2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mitotic cell cycle process</text:p>
          </table:table-cell>
          <table:table-cell office:value-type="float" office:value="0.00000000016" calcext:value-type="float">
            <text:p>1.6E-10</text:p>
          </table:table-cell>
          <table:table-cell office:value-type="float" office:value="0.0000000616" calcext:value-type="float">
            <text:p>6.16E-08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524" calcext:value-type="float">
            <text:p>524</text:p>
          </table:table-cell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CDC6 <text:s/>- <text:s/>cell division cycle 6, MAPRE1 <text:s/>- <text:s/>microtubule-associated protein, rp/eb family, member 1, CDC25A <text:s/>- <text:s/>cell division cycle 25a, CDC20 <text:s/>- <text:s/>cell division cycle 20, CDK1 <text:s/>- <text:s/>cyclin-dependent kinase 1, CHAMP1 <text:s/>- <text:s/>chromosome alignment maintaining phosphoprotein 1, STAMBP <text:s/>- <text:s/>stam binding protein, RFWD3 <text:s/>- <text:s/>ring finger and wd repeat domain 3, ZNF385A <text:s/>- <text:s/>zinc finger protein 385a, CEP55 <text:s/>- <text:s/>centrosomal protein 55kda, CDC25B <text:s/>- <text:s/>cell division cycle 25b, RACGAP1 <text:s/>- <text:s/>rac gtpase activating protein 1, ENSA <text:s/>- <text:s/>endosulfine alpha, FOXM1 <text:s/>- <text:s/>forkhead box m1, UBE2S <text:s/>- <text:s/>ubiquitin-conjugating enzyme e2s, CDC14B <text:s/>- <text:s/>cell division cycle 14b, PLK1 <text:s/>- <text:s/>polo-like kinase 1, TPX2 <text:s/>- <text:s/>tpx2, microtubule-associated, PSMA5 <text:s/>- <text:s/>proteasome (prosome, macropain) subunit, alpha type, 5, ANAPC15 <text:s/>- <text:s/>anaphase promoting complex subunit 15, PSMA3 <text:s/>- <text:s/>proteasome (prosome, macropain) subunit, alpha type, 3, NCAPD3 <text:s/>- <text:s/>non-smc condensin ii complex, subunit d3, PPP1R12A <text:s/>- <text:s/>protein phosphatase 1, regulatory subunit 12a, SOX4 <text:s/>- <text:s/>sry (sex determining region y)-box 4, BLM <text:s/>- <text:s/>bloom syndrome, recq helicase-like, TTK <text:s/>- <text:s/>ttk protein kinase, CHEK2 <text:s/>- <text:s/>checkpoint kinase 2, ORC3 <text:s/>- <text:s/>origin recognition complex, subunit 3, ORC6 <text:s/>- <text:s/>origin recognition complex, subunit 6, SON <text:s/>- <text:s/>son dna binding protein, PSME3 <text:s/>- <text:s/>proteasome (prosome, macropain) activator subunit 3 (pa28 gamma; ki), CACUL1 <text:s/>- <text:s/>cdk2-associated, cullin domain 1, CEP152 <text:s/>- <text:s/>centrosomal protein 152kda, PSMD10 <text:s/>- <text:s/>proteasome (prosome, macropain) 26s subunit, non-atpase, 10, CNOT1 <text:s/>- <text:s/>ccr4-not transcription complex, subunit 1, NDE1 <text:s/>- <text:s/>nude neurodevelopment protein 1, PSME2 <text:s/>- <text:s/>proteasome (prosome, macropain) activator subunit 2 (pa28 beta), ANAPC5 <text:s/>- <text:s/>anaphase promoting complex subunit 5, DCTN2 <text:s/>- <text:s/>dynactin 2 (p50), AURKB <text:s/>- <text:s/>aurora kinase b, MYH10 <text:s/>- <text:s/>myosin, heavy chain 10, non-muscle, MIS12 <text:s/>- <text:s/>mis12 kinetochore complex component, ACVR1 <text:s/>- <text:s/>activin a receptor, type i, NUMA1 <text:s/>- <text:s/>nuclear mitotic apparatus protein 1, BUB3 <text:s/>- <text:s/>bub3 mitotic checkpoint protein, CCNA1 <text:s/>- <text:s/>cyclin a1, NUP88 <text:s/>- <text:s/>nucleoporin 88kda, BTG2 <text:s/>- <text:s/>btg family, member 2, NABP2 <text:s/>- <text:s/>nucleic acid binding protein 2, TICRR <text:s/>- <text:s/>topbp1-interacting checkpoint and replication regulator, PCNT <text:s/>- <text:s/>pericentrin, PCNA <text:s/>- <text:s/>proliferating cell nuclear antigen, RAB8A <text:s/>- <text:s/>rab8a, member ras oncogene family, BUB1 <text:s/>- <text:s/>bub1 mitotic checkpoint serine/threonine kinase, STMN1 <text:s/>- <text:s/>stathmin 1, SPRY2 <text:s/>- <text:s/>sprouty homolog 2 (drosophila), GINS1 <text:s/>- <text:s/>gins complex subunit 1 (psf1 homolog), CDKN3 <text:s/>- <text:s/>cyclin-dependent kinase inhibitor 3, CDKN2D <text:s/>- <text:s/>cyclin-dependent kinase inhibitor 2d (p19, inhibits cdk4), KIF20A <text:s/>- <text:s/>kinesin family member 20a, SFI1 <text:s/>- <text:s/>sfi1 homolog, spindle assembly associated (yeast), RAD9B <text:s/>- <text:s/>rad9 homolog b (s. pombe), ACTR1A <text:s/>- <text:s/>arp1 actin-related protein 1 homolog a, centractin alpha (yeast), KIF23 <text:s/>- <text:s/>kinesin family member 23, AKAP8 <text:s/>- <text:s/>a kinase (prka) anchor protein 8, POLA1 <text:s/>- <text:s/>polymerase (dna directed), alpha 1, catalytic subunit, CCNB2 <text:s/>- <text:s/>cyclin b2, ANAPC11 <text:s/>- <text:s/>anaphase promoting complex subunit 11, CCNE2 <text:s/>- <text:s/>cyclin e2, PRKACA <text:s/>- <text:s/>protein kinase, camp-dependent, catalytic, alpha, GOLGA2 <text:s/>- <text:s/>golgin a2, CDK14 <text:s/>- <text:s/>cyclin-dependent kinase 14, GTSE1 <text:s/>- <text:s/>g-2 and s-phase expressed 1, PRIM1 <text:s/>- <text:s/>primase, dna, polypeptide 1 (49kda), NCAPH <text:s/>- <text:s/>non-smc condensin i complex, subunit h, KIAA1377 <text:s/>- <text:s/>kiaa1377, SUN2 <text:s/>- <text:s/>sad1 and unc84 domain containing 2, CHFR <text:s/>- <text:s/>checkpoint with forkhead and ring finger domains, e3 ubiquitin protein ligase, TNKS <text:s/>- <text:s/>tankyrase, trf1-interacting ankyrin-related adp-ribose polymerase, CASP2 <text:s/>- <text:s/>caspase 2, apoptosis-related cysteine peptidase, TACC3 <text:s/>- <text:s/>transforming, acidic coiled-coil containing protein 3, FOXN3 <text:s/>- <text:s/>forkhead box n3, CEP57 <text:s/>- <text:s/>centrosomal protein 57kda, RPA2 <text:s/>- <text:s/>replication protein a2, 32kda, POGZ <text:s/>- <text:s/>pogo transposable element with znf domain, UBE2C <text:s/>- <text:s/>ubiquitin-conjugating enzyme e2c, PPP2R1A <text:s/>- <text:s/>protein phosphatase 2, regulatory subunit a, alpha, KPNB1 <text:s/>- <text:s/>karyopherin (importin) beta 1, SBDS <text:s/>- <text:s/>shwachman-bodian-diamond syndrome, SPDYA <text:s/>- <text:s/>speedy/ringo cell cycle regulator family member a, ID4 <text:s/>- <text:s/>inhibitor of dna binding 4, dominant negative helix-loop-helix protein, MCM4 <text:s/>- <text:s/>minichromosome maintenance complex component 4, GIGYF2 <text:s/>- <text:s/>grb10 interacting gyf protein 2, MCM3 <text:s/>- <text:s/>minichromosome maintenance complex component 3, VRK1 <text:s/>- <text:s/>vaccinia related kinase 1, MCM5 <text:s/>- <text:s/>minichromosome maintenance complex component 5, CKAP2 <text:s/>- <text:s/>cytoskeleton associated protein 2, CDC23 <text:s/>- <text:s/>cell division cycle 23, AURKC <text:s/>- <text:s/>aurora kinase c, CCP110 <text:s/>- <text:s/>centriolar coiled coil protein 110kda, AURKA <text:s/>- <text:s/>aurora kinase a, KIF14 <text:s/>- <text:s/>kinesin family member 14, CUL5 <text:s/>- <text:s/>cullin 5, NEK2 <text:s/>- <text:s/>nima-related kinase 2, DLG1 <text:s/>- <text:s/>discs, large homolog 1 (drosophila), NCAPD2 <text:s/>- <text:s/>non-smc condensin i complex, subunit d2, CEP70 <text:s/>- <text:s/>centrosomal protein 70kda, UBB <text:s/>- <text:s/>ubiquitin b, TFDP2 <text:s/>- <text:s/>transcription factor dp-2 (e2f dimerization partner 2), TUBB4B <text:s/>- <text:s/>tubulin, beta 4b class ivb, KHDRBS1 <text:s/>- <text:s/>kh domain containing, rna binding, signal transduction associated 1, STIL <text:s/>- <text:s/>scl/tal1 interrupting locus, BRSK2 <text:s/>- <text:s/>br serine/threonine kinase 2, HMGA2 <text:s/>- <text:s/>high mobility group at-hook 2, CDK5RAP3 <text:s/>- <text:s/>cdk5 regulatory subunit associated protein 3, RBL2 <text:s/>- <text:s/>retinoblastoma-like 2 (p130), DYNC1H1 <text:s/>- <text:s/>dynein, cytoplasmic 1, heavy chain 1, RAB11A <text:s/>- <text:s/>rab11a, member ras oncogene family, DNM2 <text:s/>- <text:s/>dynamin 2, ZNF830 <text:s/>- <text:s/>zinc finger protein 830, NUP93 <text:s/>- <text:s/>nucleoporin 93kda, NUP214 <text:s/>- <text:s/>nucleoporin 214kda, CUL3 <text:s/>- <text:s/>cullin 3, CKS2 <text:s/>- <text:s/>cdc28 protein kinase regulatory subunit 2, BCL2L1 <text:s/>- <text:s/>bcl2-like 1, KIF18B <text:s/>- <text:s/>kinesin family member 18b, CCND1 <text:s/>- <text:s/>cyclin d1, ANK3 <text:s/>- <text:s/>ankyrin 3, node of ranvier (ankyrin g)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00000036" calcext:value-type="float">
            <text:p>3.6E-10</text:p>
          </table:table-cell>
          <table:table-cell office:value-type="float" office:value="0.000000135" calcext:value-type="float">
            <text:p>0.000000135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2003" calcext:value-type="float">
            <text:p>200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[ZMYND8 <text:s/>- <text:s/>zinc finger, mynd-type containing 8, MED29 <text:s/>- <text:s/>mediator complex subunit 29, LHX1 <text:s/>- <text:s/>lim homeobox 1, PNN <text:s/>- <text:s/>pinin, desmosome associated protein, GRHL2 <text:s/>- <text:s/>grainyhead-like 2 (drosophila), PNRC1 <text:s/>- <text:s/>proline-rich nuclear receptor coactivator 1, FIZ1 <text:s/>- <text:s/>flt3-interacting zinc finger 1, GCHFR <text:s/>- <text:s/>gtp cyclohydrolase i feedback regulator, GCH1 <text:s/>- <text:s/>gtp cyclohydrolase 1, SP3 <text:s/>- <text:s/>sp3 transcription factor, SP1 <text:s/>- <text:s/>sp1 transcription factor, ACAT1 <text:s/>- <text:s/>acetyl-coa acetyltransferase 1, SP2 <text:s/>- <text:s/>sp2 transcription factor, BRD8 <text:s/>- <text:s/>bromodomain containing 8, ANP32A <text:s/>- <text:s/>acidic (leucine-rich) nuclear phosphoprotein 32 family, member a, ZNF556 <text:s/>- <text:s/>zinc finger protein 556, SOX9 <text:s/>- <text:s/>sry (sex determining region y)-box 9, SOX4 <text:s/>- <text:s/>sry (sex determining region y)-box 4, DEPDC1 <text:s/>- <text:s/>dep domain containing 1, DPF3 <text:s/>- <text:s/>d4, zinc and double phd fingers, family 3, GRHL3 <text:s/>- <text:s/>grainyhead-like 3 (drosophila), SOX1 <text:s/>- <text:s/>sry (sex determining region y)-box 1, PABPN1 <text:s/>- <text:s/>poly(a) binding protein, nuclear 1, POLD4 <text:s/>- <text:s/>polymerase (dna-directed), delta 4, accessory subunit, MMAB <text:s/>- <text:s/>methylmalonic aciduria (cobalamin deficiency) cblb type, ATF7IP2 <text:s/>- <text:s/>activating transcription factor 7 interacting protein 2, HES4 <text:s/>- <text:s/>hairy and enhancer of split 4 (drosophila), ATF6B <text:s/>- <text:s/>activating transcription factor 6 beta, IER5 <text:s/>- <text:s/>immediate early response 5, ZNF672 <text:s/>- <text:s/>zinc finger protein 672, SPTLC2 <text:s/>- <text:s/>serine palmitoyltransferase, long chain base subunit 2, TBPL1 <text:s/>- <text:s/>tbp-like 1, VGLL1 <text:s/>- <text:s/>vestigial like 1 (drosophila), POU3F4 <text:s/>- <text:s/>pou class 3 homeobox 4, POU3F3 <text:s/>- <text:s/>pou class 3 homeobox 3, COMMD10 <text:s/>- <text:s/>comm domain containing 10, TP53INP2 <text:s/>- <text:s/>tumor protein p53 inducible nuclear protein 2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CTL6B <text:s/>- <text:s/>actin-like 6b, POLRMT <text:s/>- <text:s/>polymerase (rna) mitochondrial (dna directed), SSBP3 <text:s/>- <text:s/>single stranded dna binding protein 3, POLR2I <text:s/>- <text:s/>polymerase (rna) ii (dna directed) polypeptide i, 14.5kda, POU3F1 <text:s/>- <text:s/>pou class 3 homeobox 1, POU3F2 <text:s/>- <text:s/>pou class 3 homeobox 2, ZNF275 <text:s/>- <text:s/>zinc finger protein 275, DMRT3 <text:s/>- <text:s/>doublesex and mab-3 related transcription factor 3, POU2F2 <text:s/>- <text:s/>pou class 2 homeobox 2, ONECUT2 <text:s/>- <text:s/>one cut homeobox 2, POLG <text:s/>- <text:s/>polymerase (dna directed), gamma, AFF3 <text:s/>- <text:s/>af4/fmr2 family, member 3, SRCAP <text:s/>- <text:s/>snf2-related crebbp activator protein, KLF6 <text:s/>- <text:s/>kruppel-like factor 6, HES6 <text:s/>- <text:s/>hairy and enhancer of split 6 (drosophila), POLA1 <text:s/>- <text:s/>polymerase (dna directed), alpha 1, catalytic subunit, HNRNPUL1 <text:s/>- <text:s/>heterogeneous nuclear ribonucleoprotein u-like 1, CSTF1 <text:s/>- <text:s/>cleavage stimulation factor, 3' pre-rna, subunit 1, 50kda, CHD6 <text:s/>- <text:s/>chromodomain helicase dna binding protein 6, POLR1B <text:s/>- <text:s/>polymerase (rna) i polypeptide b, 128kda, PRDM5 <text:s/>- <text:s/>pr domain containing 5, MED23 <text:s/>- <text:s/>mediator complex subunit 23, T <text:s/>- <text:s/>t, brachyury homolog (mouse), CCAR1 <text:s/>- <text:s/>cell division cycle and apoptosis regulator 1, GTF2IRD2 <text:s/>- <text:s/>gtf2i repeat domain containing 2, PRIM1 <text:s/>- <text:s/>primase, dna, polypeptide 1 (49kda), HIVEP3 <text:s/>- <text:s/>human immunodeficiency virus type i enhancer binding protein 3, CTBP2 <text:s/>- <text:s/>c-terminal binding protein 2, CITED4 <text:s/>- <text:s/>cbp/p300-interacting transactivator, with glu/asp-rich carboxy-terminal domain, 4, ATF7IP <text:s/>- <text:s/>activating transcription factor 7 interacting protein, SETD3 <text:s/>- <text:s/>set domain containing 3, ZNF689 <text:s/>- <text:s/>zinc finger protein 689, ZFP64 <text:s/>- <text:s/>zfp64 zinc finger protein, CREB3L3 <text:s/>- <text:s/>camp responsive element binding protein 3-like 3, SOX30 <text:s/>- <text:s/>sry (sex determining region y)-box 30, PTF1A <text:s/>- <text:s/>pancreas specific transcription factor, 1a, SLBP <text:s/>- <text:s/>stem-loop binding protein, TXLNG <text:s/>- <text:s/>taxilin gamma, ZNF526 <text:s/>- <text:s/>zinc finger protein 526, ZBTB46 <text:s/>- <text:s/>zinc finger and btb domain containing 46, DEK <text:s/>- <text:s/>dek oncogene, RMI2 <text:s/>- <text:s/>recq mediated genome instability 2, SUV420H2 <text:s/>- <text:s/>suppressor of variegation 4-20 homolog 2 (drosophila), MED21 <text:s/>- <text:s/>mediator complex subunit 21, TGIF2 <text:s/>- <text:s/>tgfb-induced factor homeobox 2, DCAKD <text:s/>- <text:s/>dephospho-coa kinase domain containing, MRPL37 <text:s/>- <text:s/>mitochondrial ribosomal protein l37, IWS1 <text:s/>- <text:s/>iws1 homolog (s. cerevisiae), MRPL51 <text:s/>- <text:s/>mitochondrial ribosomal protein l51, POLDIP3 <text:s/>- <text:s/>polymerase (dna-directed), delta interacting protein 3, ZNF768 <text:s/>- <text:s/>zinc finger protein 768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ATF7 <text:s/>- <text:s/>activating transcription factor 7, E2F8 <text:s/>- <text:s/>e2f transcription factor 8, ZNF416 <text:s/>- <text:s/>zinc finger protein 416, AMD1 <text:s/>- <text:s/>adenosylmethionine decarboxylase 1, ING5 <text:s/>- <text:s/>inhibitor of growth family, member 5, SLC25A33 <text:s/>- <text:s/>solute carrier family 25 (pyrimidine nucleotide carrier), member 33, MAP2K6 <text:s/>- <text:s/>mitogen-activated protein kinase kinase 6, ZNF668 <text:s/>- <text:s/>zinc finger protein 668, NHP2 <text:s/>- <text:s/>nhp2 ribonucleoprotein, HMGA2 <text:s/>- <text:s/>high mobility group at-hook 2, PHF5A <text:s/>- <text:s/>phd finger protein 5a, ASF1B <text:s/>- <text:s/>anti-silencing function 1b histone chaperone, ZNF324 <text:s/>- <text:s/>zinc finger protein 324, GTF3C5 <text:s/>- <text:s/>general transcription factor iiic, polypeptide 5, 63kda, ZNF397 <text:s/>- <text:s/>zinc finger protein 397, GATA3 <text:s/>- <text:s/>gata binding protein 3, PHF6 <text:s/>- <text:s/>phd finger protein 6, ZNF683 <text:s/>- <text:s/>zinc finger protein 683, NUP214 <text:s/>- <text:s/>nucleoporin 214kda, BRD3 <text:s/>- <text:s/>bromodomain containing 3, SARNP <text:s/>- <text:s/>sap domain containing ribonucleoprotein, SREBF1 <text:s/>- <text:s/>sterol regulatory element binding transcription factor 1, GART <text:s/>- <text:s/>phosphoribosylglycinamide formyltransferase, phosphoribosylglycinamide synthetase, phosphoribosylaminoimidazole synthetase, DEDD2 <text:s/>- <text:s/>death effector domain containing 2, SRM <text:s/>- <text:s/>spermidine synthase, ZNF189 <text:s/>- <text:s/>zinc finger protein 189, ZNF280B <text:s/>- <text:s/>zinc finger protein 280b, PAX1 <text:s/>- <text:s/>paired box 1, PAX6 <text:s/>- <text:s/>paired box 6, ZNF385A <text:s/>- <text:s/>zinc finger protein 385a, PAX3 <text:s/>- <text:s/>paired box 3, SIN3A <text:s/>- <text:s/>sin3 transcription regulator family member a, DDC <text:s/>- <text:s/>dopa decarboxylase (aromatic l-amino acid decarboxylase), PBX1 <text:s/>- <text:s/>pre-b-cell leukemia homeobox 1, GTF2E1 <text:s/>- <text:s/>general transcription factor iie, polypeptide 1, alpha 56kda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NF132 <text:s/>- <text:s/>zinc finger protein 132, BRIP1 <text:s/>- <text:s/>brca1 interacting protein c-terminal helicase 1, GUCY1B3 <text:s/>- <text:s/>guanylate cyclase 1, soluble, beta 3, HEXIM2 <text:s/>- <text:s/>hexamethylene bis-acetamide inducible 2, INTS7 <text:s/>- <text:s/>integrator complex subunit 7, MN1 <text:s/>- <text:s/>meningioma (disrupted in balanced translocation) 1, CHEK2 <text:s/>- <text:s/>checkpoint kinase 2, ZNF551 <text:s/>- <text:s/>zinc finger protein 551, ZNF473 <text:s/>- <text:s/>zinc finger protein 473, SCAI <text:s/>- <text:s/>suppressor of cancer cell invasion, MNT <text:s/>- <text:s/>mnt, max dimerization protein, QTRTD1 <text:s/>- <text:s/>queuine trna-ribosyltransferase domain containing 1, ZMYM5 <text:s/>- <text:s/>zinc finger, mym-type 5, ARNTL <text:s/>- <text:s/>aryl hydrocarbon receptor nuclear translocator-like, SCML1 <text:s/>- <text:s/>sex comb on midleg-like 1 (drosophila), SAP130 <text:s/>- <text:s/>sin3a-associated protein, 130kda, PAX8 <text:s/>- <text:s/>paired box 8, NME9 <text:s/>- <text:s/>nme/nm23 family member 9, ARID1B <text:s/>- <text:s/>at rich interactive domain 1b (swi1-like), BTG2 <text:s/>- <text:s/>btg family, member 2, MED30 <text:s/>- <text:s/>mediator complex subunit 30, MEF2D <text:s/>- <text:s/>myocyte enhancer factor 2d, BRWD1 <text:s/>- <text:s/>bromodomain and wd repeat domain containing 1, PEG3 <text:s/>- <text:s/>paternally expressed 3, HAGH <text:s/>- <text:s/>hydroxyacylglutathione hydrolase, PCNA <text:s/>- <text:s/>proliferating cell nuclear antigen, PRDM2 <text:s/>- <text:s/>pr domain containing 2, with znf domain, DAXX <text:s/>- <text:s/>death-domain associated protein, PANK1 <text:s/>- <text:s/>pantothenate kinase 1, PPP1R1B <text:s/>- <text:s/>protein phosphatase 1, regulatory (inhibitor) subunit 1b, ARX <text:s/>- <text:s/>aristaless related homeobox, SARS <text:s/>- <text:s/>seryl-trna synthetase, ZCCHC12 <text:s/>- <text:s/>zinc finger, cchc domain containing 12, MBD3 <text:s/>- <text:s/>methyl-cpg binding domain protein 3, ZNF214 <text:s/>- <text:s/>zinc finger protein 214, HDAC1 <text:s/>- <text:s/>histone deacetylase 1, KAT7 <text:s/>- <text:s/>k(lysine) acetyltransferase 7, PGM3 <text:s/>- <text:s/>phosphoglucomutase 3, EPC2 <text:s/>- <text:s/>enhancer of polycomb homolog 2 (drosophila), ZNF444 <text:s/>- <text:s/>zinc finger protein 444, DTL <text:s/>- <text:s/>denticleless e3 ubiquitin protein ligase homolog (drosophila), BAHD1 <text:s/>- <text:s/>bromo adjacent homology domain containing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MLXIP <text:s/>- <text:s/>mlx interacting protein, FOXN4 <text:s/>- <text:s/>forkhead box n4, MAZ <text:s/>- <text:s/>myc-associated zinc finger protein (purine-binding transcription factor), TBX19 <text:s/>- <text:s/>t-box 19, TBX18 <text:s/>- <text:s/>t-box 18, ADNP2 <text:s/>- <text:s/>adnp homeobox 2, MKL1 <text:s/>- <text:s/>megakaryoblastic leukemia (translocation) 1, PER1 <text:s/>- <text:s/>period circadian clock 1, ATP5E <text:s/>- <text:s/>atp synthase, h+ transporting, mitochondrial f1 complex, epsilon subunit, ATP5G1 <text:s/>- <text:s/>atp synthase, h+ transporting, mitochondrial fo complex, subunit c1 (subunit 9), WARS <text:s/>- <text:s/>tryptophanyl-trna synthetase, ALDH7A1 <text:s/>- <text:s/>aldehyde dehydrogenase 7 family, member a1, DTYMK <text:s/>- <text:s/>deoxythymidylate kinase (thymidylate kinase), PITX2 <text:s/>- <text:s/>paired-like homeodomain 2, NKX3-2 <text:s/>- <text:s/>nk3 homeobox 2, PITX3 <text:s/>- <text:s/>paired-like homeodomain 3, ZNF597 <text:s/>- <text:s/>zinc finger protein 597, ZNF343 <text:s/>- <text:s/>zinc finger protein 343, DLX1 <text:s/>- <text:s/>distal-less homeobox 1, DLX2 <text:s/>- <text:s/>distal-less homeobox 2, DLX3 <text:s/>- <text:s/>distal-less homeobox 3, SIM1 <text:s/>- <text:s/>single-minded homolog 1 (drosophila), NQO1 <text:s/>- <text:s/>nad(p)h dehydrogenase, quinone 1, SIX1 <text:s/>- <text:s/>six homeobox 1, TAF1B <text:s/>- <text:s/>tata box binding protein (tbp)-associated factor, rna polymerase i, b, 63kda, PCF11 <text:s/>- <text:s/>pcf11 cleavage and polyadenylation factor subunit, ZIC1 <text:s/>- <text:s/>zic family member 1, MXD1 <text:s/>- <text:s/>max dimerization protein 1, SF1 <text:s/>- <text:s/>splicing factor 1, PIAS4 <text:s/>- <text:s/>protein inhibitor of activated stat, 4, SMAD2 <text:s/>- <text:s/>smad family member 2, ZNF711 <text:s/>- <text:s/>zinc finger protein 711, ZNF8 <text:s/>- <text:s/>zinc finger protein 8, SRSF6 <text:s/>- <text:s/>serine/arginine-rich splicing factor 6, CNBP <text:s/>- <text:s/>cchc-type zinc finger, nucleic acid binding protein, ZIC3 <text:s/>- <text:s/>zic family member 3, ZBTB26 <text:s/>- <text:s/>zinc finger and btb domain containing 26, SMAD6 <text:s/>- <text:s/>smad family member 6, CCND1 <text:s/>- <text:s/>cyclin d1, MAF <text:s/>- <text:s/>v-maf avian musculoaponeurotic fibrosarcoma oncogene homolog, QRSL1 <text:s/>- <text:s/>glutaminyl-trna synthase (glutamine-hydrolyzing)-like 1, CCNK <text:s/>- <text:s/>cyclin k, SIX5 <text:s/>- <text:s/>six homeobox 5, CASZ1 <text:s/>- <text:s/>castor zinc finger 1, ELK1 <text:s/>- <text:s/>elk1, member of ets oncogene family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EPAS1 <text:s/>- <text:s/>endothelial pas domain protein 1, ZNF524 <text:s/>- <text:s/>zinc finger protein 524, SIRT2 <text:s/>- <text:s/>sirtuin 2, KLF9 <text:s/>- <text:s/>kruppel-like factor 9, BLM <text:s/>- <text:s/>bloom syndrome, recq helicase-like, GRHL1 <text:s/>- <text:s/>grainyhead-like 1 (drosophila), ALYREF <text:s/>- <text:s/>aly/ref export factor, PER2 <text:s/>- <text:s/>period circadian clock 2, ST3GAL5 <text:s/>- <text:s/>st3 beta-galactoside alpha-2,3-sialyltransferase 5, HOXD3 <text:s/>- <text:s/>homeobox d3, HOXD1 <text:s/>- <text:s/>homeobox d1, BARHL1 <text:s/>- <text:s/>barh-like homeobox 1, LDB1 <text:s/>- <text:s/>lim domain binding 1, MRPS36 <text:s/>- <text:s/>mitochondrial ribosomal protein s36, HOXC6 <text:s/>- <text:s/>homeobox c6, TSC22D1 <text:s/>- <text:s/>tsc22 domain family, member 1, TOPORS <text:s/>- <text:s/>topoisomerase i binding, arginine/serine-rich, e3 ubiquitin protein ligase, CRTC2 <text:s/>- <text:s/>creb regulated transcription coactivator 2, HOXC9 <text:s/>- <text:s/>homeobox c9, CNOT1 <text:s/>- <text:s/>ccr4-not transcription complex, subunit 1, GGCT <text:s/>- <text:s/>gamma-glutamylcyclotransferase, OLIG2 <text:s/>- <text:s/>oligodendrocyte lineage transcription factor 2, MYRF <text:s/>- <text:s/>myelin regulatory factor, ZNF362 <text:s/>- <text:s/>zinc finger protein 362, NABP2 <text:s/>- <text:s/>nucleic acid binding protein 2, PRDM10 <text:s/>- <text:s/>pr domain containing 10, MXI1 <text:s/>- <text:s/>max interactor 1, dimerization protein, PRDM9 <text:s/>- <text:s/>pr domain containing 9, DDX54 <text:s/>- <text:s/>dead (asp-glu-ala-asp) box polypeptide 54, KDM4B <text:s/>- <text:s/>lysine (k)-specific demethylase 4b, RNF4 <text:s/>- <text:s/>ring finger protein 4, KDM1A <text:s/>- <text:s/>lysine (k)-specific demethylase 1a, INO80B <text:s/>- <text:s/>ino80 complex subunit b, SERTAD1 <text:s/>- <text:s/>serta domain containing 1, SERTAD3 <text:s/>- <text:s/>serta domain containing 3, RORB <text:s/>- <text:s/>rar-related orphan receptor b, RORC <text:s/>- <text:s/>rar-related orphan receptor c, SRRM1 <text:s/>- <text:s/>serine/arginine repetitive matrix 1, EBF1 <text:s/>- <text:s/>early b-cell factor 1, E2F3 <text:s/>- <text:s/>e2f transcription factor 3, NRBP1 <text:s/>- <text:s/>nuclear receptor binding protein 1, XAB2 <text:s/>- <text:s/>xpa binding protein 2, HELB <text:s/>- <text:s/>helicase (dna) b, MYT1L <text:s/>- <text:s/>myelin transcription factor 1-like, MBTD1 <text:s/>- <text:s/>mbt domain containing 1, C11orf30 <text:s/>- <text:s/>chromosome 11 open reading frame 30, MYCBP2 <text:s/>- <text:s/>myc binding protein 2, e3 ubiquitin protein ligase, AKAP8 <text:s/>- <text:s/>a kinase (prka) anchor protein 8, BARHL2 <text:s/>- <text:s/>barh-like homeobox 2, NR2C2 <text:s/>- <text:s/>nuclear receptor subfamily 2, group c, member 2, HES5 <text:s/>- <text:s/>hairy and enhancer of split 5 (drosophila), INTS12 <text:s/>- <text:s/>integrator complex subunit 12, TTLL5 <text:s/>- <text:s/>tubulin tyrosine ligase-like family, member 5, HMGB2 <text:s/>- <text:s/>high mobility group box 2, HLX <text:s/>- <text:s/>h2.0-like homeobox, MTHFD1 <text:s/>- <text:s/>methylenetetrahydrofolate dehydrogenase (nadp+ dependent) 1, methenyltetrahydrofolate cyclohydrolase, formyltetrahydrofolate synthetase, AGO1 <text:s/>- <text:s/>argonaute risc catalytic component 1, RPA2 <text:s/>- <text:s/>replication protein a2, 32kda, ZBTB48 <text:s/>- <text:s/>zinc finger and btb domain containing 48, ETV4 <text:s/>- <text:s/>ets variant 4, HOXB13 <text:s/>- <text:s/>homeobox b13, ETV6 <text:s/>- <text:s/>ets variant 6, RPLP1 <text:s/>- <text:s/>ribosomal protein, large, p1, MRPS12 <text:s/>- <text:s/>mitochondrial ribosomal protein s12, RPLP0 <text:s/>- <text:s/>ribosomal protein, large, p0, PTRF <text:s/>- <text:s/>polymerase i and transcript release factor, MSX1 <text:s/>- <text:s/>msh homeobox 1, NCOA2 <text:s/>- <text:s/>nuclear receptor coactivator 2, MSX2 <text:s/>- <text:s/>msh homeobox 2, EZH2 <text:s/>- <text:s/>enhancer of zeste homolog 2 (drosophila), ZSCAN2 <text:s/>- <text:s/>zinc finger and scan domain containing 2, VCP <text:s/>- <text:s/>valosin containing protein, ELP4 <text:s/>- <text:s/>elongator acetyltransferase complex subunit 4, CREB3 <text:s/>- <text:s/>camp responsive element binding protein 3, HIC1 <text:s/>- <text:s/>hypermethylated in cancer 1, RARS2 <text:s/>- <text:s/>arginyl-trna synthetase 2, mitochondrial, HIF1A <text:s/>- <text:s/>hypoxia inducible factor 1, alpha subunit (basic helix-loop-helix transcription factor), ZBTB5 <text:s/>- <text:s/>zinc finger and btb domain containing 5, HOXB4 <text:s/>- <text:s/>homeobox b4, LIN52 <text:s/>- <text:s/>lin-52 homolog (c. elegans), EHF <text:s/>- <text:s/>ets homologous factor, URI1 <text:s/>- <text:s/>uri1, prefoldin-like chaperone, HMG20A <text:s/>- <text:s/>high mobility group 20a, HOXC4 <text:s/>- <text:s/>homeobox c4, HMG20B <text:s/>- <text:s/>high mobility group 20b, UBB <text:s/>- <text:s/>ubiquitin b, ERG <text:s/>- <text:s/>v-ets avian erythroblastosis virus e26 oncogene homolog, ESRRB <text:s/>- <text:s/>estrogen-related receptor beta, GFPT2 <text:s/>- <text:s/>glutamine-fructose-6-phosphate transaminase 2, RCOR1 <text:s/>- <text:s/>rest corepressor 1, MRPS15 <text:s/>- <text:s/>mitochondrial ribosomal protein s15, SALL4 <text:s/>- <text:s/>sal-like 4 (drosophila), ETS2 <text:s/>- <text:s/>v-ets avian erythroblastosis virus e26 oncogene homolog 2, HOXA4 <text:s/>- <text:s/>homeobox a4, MRPS18B <text:s/>- <text:s/>mitochondrial ribosomal protein s18b, ZSCAN1 <text:s/>- <text:s/>zinc finger and scan domain containing 1, ZIK1 <text:s/>- <text:s/>zinc finger protein interacting with k protein 1, MRPL41 <text:s/>- <text:s/>mitochondrial ribosomal protein l41, HOXA6 <text:s/>- <text:s/>homeobox a6, RUNX3 <text:s/>- <text:s/>runt-related transcription factor 3, EFCAB6 <text:s/>- <text:s/>ef-hand calcium binding domain 6, ZFP3 <text:s/>- <text:s/>zfp3 zinc finger protein, SPATA24 <text:s/>- <text:s/>spermatogenesis associated 24, SARS2 <text:s/>- <text:s/>seryl-trna synthetase 2, mitochondrial, HNRNPDL <text:s/>- <text:s/>heterogeneous nuclear ribonucleoprotein d-like, CCNC <text:s/>- <text:s/>cyclin c, ERBB4 <text:s/>- <text:s/>v-erb-b2 avian erythroblastic leukemia viral oncogene homolog 4, PRMT5 <text:s/>- <text:s/>protein arginine methyltransferase 5, ERCC2 <text:s/>- <text:s/>excision repair cross-complementing rodent repair deficiency, complementation group 2, ATAD2 <text:s/>- <text:s/>atpase family, aaa domain containing 2, RRBP1 <text:s/>- <text:s/>ribosome binding protein 1, HMX2 <text:s/>- <text:s/>h6 family homeobox 2, FOXK2 <text:s/>- <text:s/>forkhead box k2, ZNF34 <text:s/>- <text:s/>zinc finger protein 34, ARID3B <text:s/>- <text:s/>at rich interactive domain 3b (bright-like), TOX3 <text:s/>- <text:s/>tox high mobility group box family member 3, ZNF436 <text:s/>- <text:s/>zinc finger protein 436, CAMTA1 <text:s/>- <text:s/>calmodulin binding transcription activator 1, RBMX <text:s/>- <text:s/>rna binding motif protein, x-linked, ADC <text:s/>- <text:s/>arginine decarboxylase, ZNF574 <text:s/>- <text:s/>zinc finger protein 574, USP16 <text:s/>- <text:s/>ubiquitin specific peptidase 16, FOXM1 <text:s/>- <text:s/>forkhead box m1, POLL <text:s/>- <text:s/>polymerase (dna directed), lambda, FOXO1 <text:s/>- <text:s/>forkhead box o1, ILF2 <text:s/>- <text:s/>interleukin enhancer binding factor 2, FOXC1 <text:s/>- <text:s/>forkhead box c1, FOXL1 <text:s/>- <text:s/>forkhead box l1, DMRT2 <text:s/>- <text:s/>doublesex and mab-3 related transcription factor 2, METTL17 <text:s/>- <text:s/>methyltransferase like 17, PIR <text:s/>- <text:s/>pirin (iron-binding nuclear protein), MED8 <text:s/>- <text:s/>mediator complex subunit 8, FOXG1 <text:s/>- <text:s/>forkhead box g1, SP9 <text:s/>- <text:s/>sp9 transcription factor, EAF2 <text:s/>- <text:s/>ell associated factor 2, FAM208A <text:s/>- <text:s/>family with sequence similarity 208, member a, KDM3A <text:s/>- <text:s/>lysine (k)-specific demethylase 3a, NADK2 <text:s/>- <text:s/>nad kinase 2, mitochondrial, ZNF25 <text:s/>- <text:s/>zinc finger protein 25, ISL1 <text:s/>- <text:s/>isl lim homeobox 1, MAML1 <text:s/>- <text:s/>mastermind-like 1 (drosophila), BCLAF1 <text:s/>- <text:s/>bcl2-associated transcription factor 1, NUP88 <text:s/>- <text:s/>nucleoporin 88kda, KIAA0101 <text:s/>- <text:s/>kiaa0101, KHSRP <text:s/>- <text:s/>kh-type splicing regulatory protein, POLR1E <text:s/>- <text:s/>polymerase (rna) i polypeptide e, 53kda, CREBRF <text:s/>- <text:s/>creb3 regulatory factor, CEBPG <text:s/>- <text:s/>ccaat/enhancer binding protein (c/ebp), gamma, TBX15 <text:s/>- <text:s/>t-box 15, GZF1 <text:s/>- <text:s/>gdnf-inducible zinc finger protein 1, INSM1 <text:s/>- <text:s/>insulinoma-associated 1, CDKN2D <text:s/>- <text:s/>cyclin-dependent kinase inhibitor 2d (p19, inhibits cdk4), MRPL4 <text:s/>- <text:s/>mitochondrial ribosomal protein l4, SLC11A2 <text:s/>- <text:s/>solute carrier family 11 (proton-coupled divalent metal ion transporter), member 2, IRF6 <text:s/>- <text:s/>interferon regulatory factor 6, POLR1D <text:s/>- <text:s/>polymerase (rna) i polypeptide d, 16kda, MED19 <text:s/>- <text:s/>mediator complex subunit 19, NRL <text:s/>- <text:s/>neural retina leucine zipper, RRN3 <text:s/>- <text:s/>rrn3 rna polymerase i transcription factor homolog (s. cerevisiae), TAF5L <text:s/>- <text:s/>taf5-like rna polymerase ii, p300/cbp-associated factor (pcaf)-associated factor, 65kda, TK1 <text:s/>- <text:s/>thymidine kinase 1, soluble, PSAT1 <text:s/>- <text:s/>phosphoserine aminotransferase 1, TLE1 <text:s/>- <text:s/>transducin-like enhancer of split 1 (e(sp1) homolog, drosophila), ATP5S <text:s/>- <text:s/>atp synthase, h+ transporting, mitochondrial fo complex, subunit s (factor b), TLE3 <text:s/>- <text:s/>transducin-like enhancer of split 3 (e(sp1) homolog, drosophila), TLE4 <text:s/>- <text:s/>transducin-like enhancer of split 4 (e(sp1) homolog, drosophila), TFB2M <text:s/>- <text:s/>transcription factor b2, mitochondrial, LHX5 <text:s/>- <text:s/>lim homeobox 5, VSX2 <text:s/>- <text:s/>visual system homeobox 2, FOXN3 <text:s/>- <text:s/>forkhead box n3, ZFPM2 <text:s/>- <text:s/>zinc finger protein, fog family member 2, NFYA <text:s/>- <text:s/>nuclear transcription factor y, alpha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SOX14 <text:s/>- <text:s/>sry (sex determining region y)-box 14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ID4 <text:s/>- <text:s/>inhibitor of dna binding 4, dominant negative helix-loop-helix protein, RRAGC <text:s/>- <text:s/>ras-related gtp binding c, NKX6-1 <text:s/>- <text:s/>nk6 homeobox 1, NKX3-1 <text:s/>- <text:s/>nk3 homeobox 1, STOML2 <text:s/>- <text:s/>stomatin (epb72)-like 2, OTP <text:s/>- <text:s/>orthopedia homeobox, PAF1 <text:s/>- <text:s/>paf1, rna polymerase ii associated factor, homolog (s. cerevisiae), ATP1B4 <text:s/>- <text:s/>atpase, na+/k+ transporting, beta 4 polypeptide, TADA2B <text:s/>- <text:s/>transcriptional adaptor 2b, HDAC9 <text:s/>- <text:s/>histone deacetylase 9, MYOCD <text:s/>- <text:s/>myocardin, SETD1A <text:s/>- <text:s/>set domain containing 1a, ZNF513 <text:s/>- <text:s/>zinc finger protein 513, ZNF614 <text:s/>- <text:s/>zinc finger protein 614, SUZ12 <text:s/>- <text:s/>suz12 polycomb repressive complex 2 subunit, TEF <text:s/>- <text:s/>thyrotrophic embryonic factor, MIER2 <text:s/>- <text:s/>mesoderm induction early response 1, family member 2, EPC1 <text:s/>- <text:s/>enhancer of polycomb homolog 1 (drosophila), TFDP2 <text:s/>- <text:s/>transcription factor dp-2 (e2f dimerization partner 2), NFATC4 <text:s/>- <text:s/>nuclear factor of activated t-cells, cytoplasmic, calcineurin-dependent 4, ZBTB9 <text:s/>- <text:s/>zinc finger and btb domain containing 9, USP21 <text:s/>- <text:s/>ubiquitin specific peptidase 21, NFATC3 <text:s/>- <text:s/>nuclear factor of activated t-cells, cytoplasmic, calcineurin-dependent 3, NR2F1 <text:s/>- <text:s/>nuclear receptor subfamily 2, group f, member 1, TFCP2 <text:s/>- <text:s/>transcription factor cp2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HEY2 <text:s/>- <text:s/>hairy/enhancer-of-split related with yrpw motif 2, RARA <text:s/>- <text:s/>retinoic acid receptor, alpha, FOXB1 <text:s/>- <text:s/>forkhead box b1, MTERFD3 <text:s/>- <text:s/>mterf domain containing 3, RBL2 <text:s/>- <text:s/>retinoblastoma-like 2 (p130), JMJD1C <text:s/>- <text:s/>jumonji domain containing 1c, NEUROG3 <text:s/>- <text:s/>neurogenin 3, TGFB1I1 <text:s/>- <text:s/>transforming growth factor beta 1 induced transcript 1, NEUROG2 <text:s/>- <text:s/>neurogenin 2, NUP93 <text:s/>- <text:s/>nucleoporin 93kda, ARID4A <text:s/>- <text:s/>at rich interactive domain 4a (rbp1-like), SIX2 <text:s/>- <text:s/>six homeobox 2, KDM4A <text:s/>- <text:s/>lysine (k)-specific demethylase 4a, RBBP4 <text:s/>- <text:s/>retinoblastoma binding protein 4, FOSB <text:s/>- <text:s/>fbj murine osteosarcoma viral oncogene homolog b, TTF2 <text:s/>- <text:s/>transcription termination factor, rna polymerase ii, KLF10 <text:s/>- <text:s/>kruppel-like factor 10, KLF11 <text:s/>- <text:s/>kruppel-like factor 11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0.000000000382" calcext:value-type="float">
            <text:p>3.82E-10</text:p>
          </table:table-cell>
          <table:table-cell office:value-type="float" office:value="0.00000014" calcext:value-type="float">
            <text:p>0.00000014</text:p>
          </table:table-cell>
          <table:table-cell office:value-type="float" office:value="1.13" calcext:value-type="float">
            <text:p>1.13</text:p>
          </table:table-cell>
          <table:table-cell office:value-type="float" office:value="13954" calcext:value-type="float">
            <text:p>13954</text:p>
          </table:table-cell>
          <table:table-cell office:value-type="float" office:value="6696" calcext:value-type="float">
            <text:p>6696</text:p>
          </table:table-cell>
          <table:table-cell office:value-type="float" office:value="2003" calcext:value-type="float">
            <text:p>200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SCD5 <text:s/>- <text:s/>stearoyl-coa desaturase 5, HNRNPA0 <text:s/>- <text:s/>heterogeneous nuclear ribonucleoprotein a0, PNN <text:s/>- <text:s/>pinin, desmosome associated protein, ABAT <text:s/>- <text:s/>4-aminobutyrate aminotransferase, DCD <text:s/>- <text:s/>dermcidin, GRHL2 <text:s/>- <text:s/>grainyhead-like 2 (drosophila), OS9 <text:s/>- <text:s/>osteosarcoma amplified 9, endoplasmic reticulum lectin, SERINC3 <text:s/>- <text:s/>serine incorporator 3, CDC42BPG <text:s/>- <text:s/>cdc42 binding protein kinase gamma (dmpk-like), GCNT2 <text:s/>- <text:s/>glucosaminyl (n-acetyl) transferase 2, i-branching enzyme (i blood group), PNRC1 <text:s/>- <text:s/>proline-rich nuclear receptor coactivator 1, ACACA <text:s/>- <text:s/>acetyl-coa carboxylase alpha, ACAT1 <text:s/>- <text:s/>acetyl-coa acetyltransferase 1, PLK1 <text:s/>- <text:s/>polo-like kinase 1, GK <text:s/>- <text:s/>glycerol kinase, ACAT2 <text:s/>- <text:s/>acetyl-coa acetyltransferase 2, BRD8 <text:s/>- <text:s/>bromodomain containing 8, ANP32A <text:s/>- <text:s/>acidic (leucine-rich) nuclear phosphoprotein 32 family, member a, PLP1 <text:s/>- <text:s/>proteolipid protein 1, GPC3 <text:s/>- <text:s/>glypican 3, ZNF556 <text:s/>- <text:s/>zinc finger protein 556, DEPDC1 <text:s/>- <text:s/>dep domain containing 1, ACR <text:s/>- <text:s/>acrosin, ACO2 <text:s/>- <text:s/>aconitase 2, mitochondrial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ZNF672 <text:s/>- <text:s/>zinc finger protein 672, GLUL <text:s/>- <text:s/>glutamate-ammonia ligase, CTSA <text:s/>- <text:s/>cathepsin a, NUS1 <text:s/>- <text:s/>nuclear undecaprenyl pyrophosphate synthase 1 homolog (s. cerevisiae), USP20 <text:s/>- <text:s/>ubiquitin specific peptidase 20, HIST3H3 <text:s/>- <text:s/>histone cluster 3, h3, PPM1A <text:s/>- <text:s/>protein phosphatase, mg2+/mn2+ dependent, 1a, GLS <text:s/>- <text:s/>glutaminase, PPM1B <text:s/>- <text:s/>protein phosphatase, mg2+/mn2+ dependent, 1b, MOGAT1 <text:s/>- <text:s/>monoacylglycerol o-acyltransferase 1, ACVR1 <text:s/>- <text:s/>activin a receptor, type i, RNASE9 <text:s/>- <text:s/>ribonuclease, rnase a family, 9 (non-active), POU3F4 <text:s/>- <text:s/>pou class 3 homeobox 4, GLDC <text:s/>- <text:s/>glycine dehydrogenase (decarboxylating), WDR3 <text:s/>- <text:s/>wd repeat domain 3, POU3F3 <text:s/>- <text:s/>pou class 3 homeobox 3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ADCYAP1 <text:s/>- <text:s/>adenylate cyclase activating polypeptide 1 (pituitary), POU3F1 <text:s/>- <text:s/>pou class 3 homeobox 1, ENOSF1 <text:s/>- <text:s/>enolase superfamily member 1, POU3F2 <text:s/>- <text:s/>pou class 3 homeobox 2, ZNF275 <text:s/>- <text:s/>zinc finger protein 275, POU2F2 <text:s/>- <text:s/>pou class 2 homeobox 2, POLG <text:s/>- <text:s/>polymerase (dna directed), gamma, SRCAP <text:s/>- <text:s/>snf2-related crebbp activator protein, HES6 <text:s/>- <text:s/>hairy and enhancer of split 6 (drosophila), CHST12 <text:s/>- <text:s/>carbohydrate (chondroitin 4) sulfotransferase 12, POLA1 <text:s/>- <text:s/>polymerase (dna directed), alpha 1, catalytic subunit, DHTKD1 <text:s/>- <text:s/>dehydrogenase e1 and transketolase domain containing 1, L2HGDH <text:s/>- <text:s/>l-2-hydroxyglutarate dehydrogenase, HNRNPUL1 <text:s/>- <text:s/>heterogeneous nuclear ribonucleoprotein u-like 1, HSD17B8 <text:s/>- <text:s/>hydroxysteroid (17-beta) dehydrogenase 8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N4BP2 <text:s/>- <text:s/>nedd4 binding protein 2, HIBADH <text:s/>- <text:s/>3-hydroxyisobutyrate dehydrogenase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RNF122 <text:s/>- <text:s/>ring finger protein 122, PPP2R5C <text:s/>- <text:s/>protein phosphatase 2, regulatory subunit b', gamma, SOX30 <text:s/>- <text:s/>sry (sex determining region y)-box 30, UBE2C <text:s/>- <text:s/>ubiquitin-conjugating enzyme e2c, PPP2R1A <text:s/>- <text:s/>protein phosphatase 2, regulatory subunit a, alpha, SLBP <text:s/>- <text:s/>stem-loop binding protein, TXLNG <text:s/>- <text:s/>taxilin gamma, PPP2R2B <text:s/>- <text:s/>protein phosphatase 2, regulatory subunit b, beta, DDX52 <text:s/>- <text:s/>dead (asp-glu-ala-asp) box polypeptide 52, ZNF526 <text:s/>- <text:s/>zinc finger protein 526, ALG13 <text:s/>- <text:s/>alg13, udp-n-acetylglucosaminyltransferase subunit, FUT8 <text:s/>- <text:s/>fucosyltransferase 8 (alpha (1,6) fucosyltransferase), ABCD2 <text:s/>- <text:s/>atp-binding cassette, sub-family d (ald), member 2, DEK <text:s/>- <text:s/>dek oncogene, RMI2 <text:s/>- <text:s/>recq mediated genome instability 2, ALDH1A1 <text:s/>- <text:s/>aldehyde dehydrogenase 1 family, member a1, DCAKD <text:s/>- <text:s/>dephospho-coa kinase domain containing, LIN28A <text:s/>- <text:s/>lin-28 homolog a (c. elegans), CUL5 <text:s/>- <text:s/>cullin 5, RNF165 <text:s/>- <text:s/>ring finger protein 165, IWS1 <text:s/>- <text:s/>iws1 homolog (s. cerevisiae), TDRKH <text:s/>- <text:s/>tudor and kh domain containing, THAP9 <text:s/>- <text:s/>thap domain containing 9, ZNF768 <text:s/>- <text:s/>zinc finger protein 768, GALNT2 <text:s/>- <text:s/>udp-n-acetyl-alpha-d-galactosamine:polypeptide n-acetylgalactosaminyltransferase 2 (galnac-t2), PRODH <text:s/>- <text:s/>proline dehydrogenase (oxidase) 1, TTLL7 <text:s/>- <text:s/>tubulin tyrosine ligase-like family, member 7, GALT <text:s/>- <text:s/>galactose-1-phosphate uridylyltransferase, SLC16A11 <text:s/>- <text:s/>solute carrier family 16, member 11, E2F8 <text:s/>- <text:s/>e2f transcription factor 8, SLC25A25 <text:s/>- <text:s/>solute carrier family 25 (mitochondrial carrier; phosphate carrier), member 25, ALDOB <text:s/>- <text:s/>aldolase b, fructose-bisphosphate, ATF7 <text:s/>- <text:s/>activating transcription factor 7, ZNF416 <text:s/>- <text:s/>zinc finger protein 416, AMD1 <text:s/>- <text:s/>adenosylmethionine decarboxylase 1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OSBPL9 <text:s/>- <text:s/>oxysterol binding protein-like 9, PRKCZ <text:s/>- <text:s/>protein kinase c, zeta, PRKCSH <text:s/>- <text:s/>protein kinase c substrate 80k-h, OSBPL6 <text:s/>- <text:s/>oxysterol binding protein-like 6, CCDC88A <text:s/>- <text:s/>coiled-coil domain containing 88a, NUP214 <text:s/>- <text:s/>nucleoporin 214kda, BRD3 <text:s/>- <text:s/>bromodomain containing 3, GART <text:s/>- <text:s/>phosphoribosylglycinamide formyltransferase, phosphoribosylglycinamide synthetase, phosphoribosylaminoimidazole synthetase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HYKK <text:s/>- <text:s/>hydroxylysine kinase, GSTZ1 <text:s/>- <text:s/>glutathione s-transferase zeta 1, NUDT2 <text:s/>- <text:s/>nudix (nucleoside diphosphate linked moiety x)-type motif 2, RNF220 <text:s/>- <text:s/>ring finger protein 220, MSH6 <text:s/>- <text:s/>muts homolog 6 (e. coli), ZNF132 <text:s/>- <text:s/>zinc finger protein 132, BOLA2B <text:s/>- <text:s/>bola homolog 2b (e. coli), GUCY1B3 <text:s/>- <text:s/>guanylate cyclase 1, soluble, beta 3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PDE1B <text:s/>- <text:s/>phosphodiesterase 1b, calmodulin-dependent, RNF31 <text:s/>- <text:s/>ring finger protein 31, SAP130 <text:s/>- <text:s/>sin3a-associated protein, 130kda, H2AFX <text:s/>- <text:s/>h2a histone family, member x, PDE7A <text:s/>- <text:s/>phosphodiesterase 7a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LSM6 <text:s/>- <text:s/>lsm6 homolog, u6 small nuclear rna associated (s. cerevisiae), PCK2 <text:s/>- <text:s/>phosphoenolpyruvate carboxykinase 2 (mitochondrial), MAP3K12 <text:s/>- <text:s/>mitogen-activated protein kinase kinase kinase 12, ISCA2 <text:s/>- <text:s/>iron-sulfur cluster assembly 2, FICD <text:s/>- <text:s/>fic domain containing, PCSK2 <text:s/>- <text:s/>proprotein convertase subtilisin/kexin type 2, C14orf1 <text:s/>- <text:s/>chromosome 14 open reading frame 1, PRPF38B <text:s/>- <text:s/>prp38 pre-mrna processing factor 38 (yeast) domain containing b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ANKZF1 <text:s/>- <text:s/>ankyrin repeat and zinc finger domain containing 1, KAT7 <text:s/>- <text:s/>k(lysine) acetyltransferase 7, XDH <text:s/>- <text:s/>xanthine dehydrogenase, PGK2 <text:s/>- <text:s/>phosphoglycerate kinase 2, PGM3 <text:s/>- <text:s/>phosphoglucomutase 3, ZNF444 <text:s/>- <text:s/>zinc finger protein 444, GOLGA2 <text:s/>- <text:s/>golgin a2, CDK14 <text:s/>- <text:s/>cyclin-dependent kinase 14, GOT1 <text:s/>- <text:s/>glutamic-oxaloacetic transaminase 1, soluble, BAHD1 <text:s/>- <text:s/>bromo adjacent homology domain containing 1, ATP1B1 <text:s/>- <text:s/>atpase, na+/k+ transporting, beta 1 polypeptide, PGC <text:s/>- <text:s/>progastricsin (pepsinogen c), AGPAT5 <text:s/>- <text:s/>1-acylglycerol-3-phosphate o-acyltransferase 5, MORC2 <text:s/>- <text:s/>morc family cw-type zinc finger 2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PHEX <text:s/>- <text:s/>phosphate regulating endopeptidase homolog, x-linked, MLXIP <text:s/>- <text:s/>mlx interacting protein, ENPP4 <text:s/>- <text:s/>ectonucleotide pyrophosphatase/phosphodiesterase 4 (putative), SPPL3 <text:s/>- <text:s/>signal peptide peptidase like 3, FOXN4 <text:s/>- <text:s/>forkhead box n4, PEX7 <text:s/>- <text:s/>peroxisomal biogenesis factor 7, IMMP1L <text:s/>- <text:s/>imp1 inner mitochondrial membrane peptidase-like (s. cerevisiae), ADNP2 <text:s/>- <text:s/>adnp homeobox 2, FBXL8 <text:s/>- <text:s/>f-box and leucine-rich repeat protein 8, PER1 <text:s/>- <text:s/>period circadian clock 1, ATP5E <text:s/>- <text:s/>atp synthase, h+ transporting, mitochondrial f1 complex, epsilon subunit, VRK1 <text:s/>- <text:s/>vaccinia related kinase 1, PI4K2A <text:s/>- <text:s/>phosphatidylinositol 4-kinase type 2 alpha, TRPV1 <text:s/>- <text:s/>transient receptor potential cation channel, subfamily v, member 1, ATP5G1 <text:s/>- <text:s/>atp synthase, h+ transporting, mitochondrial fo complex, subunit c1 (subunit 9), WARS <text:s/>- <text:s/>tryptophanyl-trna synthetase, ALDH7A1 <text:s/>- <text:s/>aldehyde dehydrogenase 7 family, member a1, NKX3-2 <text:s/>- <text:s/>nk3 homeobox 2, PITX2 <text:s/>- <text:s/>paired-like homeodomain 2, PITX3 <text:s/>- <text:s/>paired-like homeodomain 3, ZNF343 <text:s/>- <text:s/>zinc finger protein 343, ADAMTS15 <text:s/>- <text:s/>adam metallopeptidase with thrombospondin type 1 motif, 15, GSTO2 <text:s/>- <text:s/>glutathione s-transferase omega 2, B2M <text:s/>- <text:s/>beta-2-microglobulin, PIK3R1 <text:s/>- <text:s/>phosphoinositide-3-kinase, regulatory subunit 1 (alpha), TYW1 <text:s/>- <text:s/>trna-yw synthesizing protein 1 homolog (s. cerevisiae), GPX4 <text:s/>- <text:s/>glutathione peroxidase 4, GRIN2A <text:s/>- <text:s/>glutamate receptor, ionotropic, n-methyl d-aspartate 2a, ZIC1 <text:s/>- <text:s/>zic family member 1, SF1 <text:s/>- <text:s/>splicing factor 1, ZNF711 <text:s/>- <text:s/>zinc finger protein 711, CYP2R1 <text:s/>- <text:s/>cytochrome p450, family 2, subfamily r, polypeptide 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BCKDHB <text:s/>- <text:s/>branched chain keto acid dehydrogenase e1, beta polypeptide, BCAT2 <text:s/>- <text:s/>branched chain amino-acid transaminase 2, mitochondrial, QRSL1 <text:s/>- <text:s/>glutaminyl-trna synthase (glutamine-hydrolyzing)-like 1, PDIA3 <text:s/>- <text:s/>protein disulfide isomerase family a, member 3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WHSC1L1 <text:s/>- <text:s/>wolf-hirschhorn syndrome candidate 1-like 1, RFX2 <text:s/>- <text:s/>regulatory factor x, 2 (influences hla class ii expression), RFX1 <text:s/>- <text:s/>regulatory factor x, 1 (influences hla class ii expression), SPEG <text:s/>- <text:s/>speg complex locus, RECQL <text:s/>- <text:s/>recq protein-like (dna helicase q1-like), ZFP36L2 <text:s/>- <text:s/>zfp36 ring finger protein-like 2, KLF9 <text:s/>- <text:s/>kruppel-like factor 9, APLF <text:s/>- <text:s/>aprataxin and pnkp like factor, BLM <text:s/>- <text:s/>bloom syndrome, recq helicase-like, SYNGAP1 <text:s/>- <text:s/>synaptic ras gtpase activating protein 1, ALG12 <text:s/>- <text:s/>alg12, alpha-1,6-mannosyltransferase, PER2 <text:s/>- <text:s/>period circadian clock 2, ST3GAL5 <text:s/>- <text:s/>st3 beta-galactoside alpha-2,3-sialyltransferase 5, HOXD3 <text:s/>- <text:s/>homeobox d3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GID4 <text:s/>- <text:s/>gid complex subunit 4, OLIG2 <text:s/>- <text:s/>oligodendrocyte lineage transcription factor 2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DDX54 <text:s/>- <text:s/>dead (asp-glu-ala-asp) box polypeptide 54, RNF4 <text:s/>- <text:s/>ring finger protein 4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HERC2 <text:s/>- <text:s/>hect and rld domain containing e3 ubiquitin protein ligase 2, RORB <text:s/>- <text:s/>rar-related orphan receptor b, RORC <text:s/>- <text:s/>rar-related orphan receptor c, SRRM1 <text:s/>- <text:s/>serine/arginine repetitive matrix 1, KCTD9 <text:s/>- <text:s/>potassium channel tetramerization domain containing 9, MBTD1 <text:s/>- <text:s/>mbt domain containing 1, VKORC1 <text:s/>- <text:s/>vitamin k epoxide reductase complex, subunit 1, AKAP8 <text:s/>- <text:s/>a kinase (prka) anchor protein 8, BARHL2 <text:s/>- <text:s/>barh-like homeobox 2, HSPA5 <text:s/>- <text:s/>heat shock 70kda protein 5 (glucose-regulated protein, 78kda), PCSK4 <text:s/>- <text:s/>proprotein convertase subtilisin/kexin type 4, PCYOX1L <text:s/>- <text:s/>prenylcysteine oxidase 1 like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ALDH4A1 <text:s/>- <text:s/>aldehyde dehydrogenase 4 family, member a1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RPN2 <text:s/>- <text:s/>ribophorin ii, HOXB13 <text:s/>- <text:s/>homeobox b13, HK2 <text:s/>- <text:s/>hexokinase 2, RPLP1 <text:s/>- <text:s/>ribosomal protein, large, p1, MRPS12 <text:s/>- <text:s/>mitochondrial ribosomal protein s12, SLC25A17 <text:s/>- <text:s/>solute carrier family 25 (mitochondrial carrier; peroxisomal membrane protein, 34kda), member 17, CDK15 <text:s/>- <text:s/>cyclin-dependent kinase 15, RPLP0 <text:s/>- <text:s/>ribosomal protein, large, p0, NOL6 <text:s/>- <text:s/>nucleolar protein 6 (rna-associated), CDC23 <text:s/>- <text:s/>cell division cycle 23, NCOA2 <text:s/>- <text:s/>nuclear receptor coactivator 2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RAVER1 <text:s/>- <text:s/>ribonucleoprotein, ptb-binding 1, HOXB4 <text:s/>- <text:s/>homeobox b4, CTSF <text:s/>- <text:s/>cathepsin f, CCNF <text:s/>- <text:s/>cyclin f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FABP9 <text:s/>- <text:s/>fatty acid binding protein 9, testis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MRPL41 <text:s/>- <text:s/>mitochondrial ribosomal protein l41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ZFP3 <text:s/>- <text:s/>zfp3 zinc finger protein, SERPINA6 <text:s/>- <text:s/>serpin peptidase inhibitor, clade a (alpha-1 antiproteinase, antitrypsin), member 6, CDS2 <text:s/>- <text:s/>cdp-diacylglycerol synthase (phosphatidate cytidylyltransferase) 2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HMGCR <text:s/>- <text:s/>3-hydroxy-3-methylglutaryl-coa reductase, HMGCS1 <text:s/>- <text:s/>3-hydroxy-3-methylglutaryl-coa synthase 1 (soluble), CCNC <text:s/>- <text:s/>cyclin c, LYPLA1 <text:s/>- <text:s/>lysophospholipase i, AFMID <text:s/>- <text:s/>arylformamidase, PRMT5 <text:s/>- <text:s/>protein arginine methyltransferase 5, RRBP1 <text:s/>- <text:s/>ribosome binding protein 1, HMX2 <text:s/>- <text:s/>h6 family homeobox 2, CDC6 <text:s/>- <text:s/>cell division cycle 6, FOXK2 <text:s/>- <text:s/>forkhead box k2, CDC25A <text:s/>- <text:s/>cell division cycle 25a, RMND5A <text:s/>- <text:s/>required for meiotic nuclear division 5 homolog a (s. cerevisiae), CDC20 <text:s/>- <text:s/>cell division cycle 20, CDK1 <text:s/>- <text:s/>cyclin-dependent kinase 1, KCNAB2 <text:s/>- <text:s/>potassium voltage-gated channel, shaker-related subfamily, beta member 2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AEN <text:s/>- <text:s/>apoptosis enhancing nuclease, RBMX <text:s/>- <text:s/>rna binding motif protein, x-linked, ETAA1 <text:s/>- <text:s/>ewing tumor-associated antigen 1, PIK3R3 <text:s/>- <text:s/>phosphoinositide-3-kinase, regulatory subunit 3 (gamma), CD74 <text:s/>- <text:s/>cd74 molecule, major histocompatibility complex, class ii invariant chain, ZNF574 <text:s/>- <text:s/>zinc finger protein 574, POLL <text:s/>- <text:s/>polymerase (dna directed), lambda, USP16 <text:s/>- <text:s/>ubiquitin specific peptidase 16, UBE2S <text:s/>- <text:s/>ubiquitin-conjugating enzyme e2s, ILF2 <text:s/>- <text:s/>interleukin enhancer binding factor 2, CDC14B <text:s/>- <text:s/>cell division cycle 14b, ENTPD1 <text:s/>- <text:s/>ectonucleoside triphosphate diphosphohydrolase 1, IL4 <text:s/>- <text:s/>interleukin 4, PSMA5 <text:s/>- <text:s/>proteasome (prosome, macropain) subunit, alpha type, 5, PSMA3 <text:s/>- <text:s/>proteasome (prosome, macropain) subunit, alpha type, 3, METTL17 <text:s/>- <text:s/>methyltransferase like 17, CECR5 <text:s/>- <text:s/>cat eye syndrome chromosome region, candidate 5, DMRT2 <text:s/>- <text:s/>doublesex and mab-3 related transcription factor 2, PIR <text:s/>- <text:s/>pirin (iron-binding nuclear protein), SP9 <text:s/>- <text:s/>sp9 transcription factor, PSMD10 <text:s/>- <text:s/>proteasome (prosome, macropain) 26s subunit, non-atpase, 10, IL6ST <text:s/>- <text:s/>interleukin 6 signal transducer (gp130, oncostatin m receptor), PITRM1 <text:s/>- <text:s/>pitrilysin metallopeptidase 1, PSME2 <text:s/>- <text:s/>proteasome (prosome, macropain) activator subunit 2 (pa28 beta), PSPH <text:s/>- <text:s/>phosphoserine phosphatase, ALDH8A1 <text:s/>- <text:s/>aldehyde dehydrogenase 8 family, member a1, NADK2 <text:s/>- <text:s/>nad kinase 2, mitochondrial, IRS1 <text:s/>- <text:s/>insulin receptor substrate 1, TYSND1 <text:s/>- <text:s/>trypsin domain containing 1, ZNF25 <text:s/>- <text:s/>zinc finger protein 25, ISL1 <text:s/>- <text:s/>isl lim homeobox 1, PTGER4 <text:s/>- <text:s/>prostaglandin e receptor 4 (subtype ep4), ZBTB8OS <text:s/>- <text:s/>zinc finger and btb domain containing 8 opposite strand, KHSRP <text:s/>- <text:s/>kh-type splicing regulatory protein, POLR1E <text:s/>- <text:s/>polymerase (rna) i polypeptide e, 53kda, CEBPG <text:s/>- <text:s/>ccaat/enhancer binding protein (c/ebp), gamma, GZF1 <text:s/>- <text:s/>gdnf-inducible zinc finger protein 1, INSIG1 <text:s/>- <text:s/>insulin induced gene 1, HSD17B6 <text:s/>- <text:s/>hydroxysteroid (17-beta) dehydrogenase 6, INSM1 <text:s/>- <text:s/>insulinoma-associated 1, NPC2 <text:s/>- <text:s/>niemann-pick disease, type c2, KLHL25 <text:s/>- <text:s/>kelch-like family member 25, PCBP3 <text:s/>- <text:s/>poly(rc) binding protein 3, CDKN3 <text:s/>- <text:s/>cyclin-dependent kinase inhibitor 3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FOLH1B <text:s/>- <text:s/>folate hydrolase 1b, RRN3 <text:s/>- <text:s/>rrn3 rna polymerase i transcription factor homolog (s. cerevisiae)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PDE7B <text:s/>- <text:s/>phosphodiesterase 7b, ATP5S <text:s/>- <text:s/>atp synthase, h+ transporting, mitochondrial fo complex, subunit s (factor b), TFB2M <text:s/>- <text:s/>transcription factor b2, mitochondrial, PYCR1 <text:s/>- <text:s/>pyrroline-5-carboxylate reductase 1, PEX2 <text:s/>- <text:s/>peroxisomal biogenesis factor 2, LHX5 <text:s/>- <text:s/>lim homeobox 5, VSX2 <text:s/>- <text:s/>visual system homeobox 2, CHKA <text:s/>- <text:s/>choline kinase alpha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GLS2 <text:s/>- <text:s/>glutaminase 2 (liver, mitochondrial), SOX14 <text:s/>- <text:s/>sry (sex determining region y)-box 14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DDX56 <text:s/>- <text:s/>dead (asp-glu-ala-asp) box helicase 56, ZNF513 <text:s/>- <text:s/>zinc finger protein 513, MIER2 <text:s/>- <text:s/>mesoderm induction early response 1, family member 2, OARD1 <text:s/>- <text:s/>o-acyl-adp-ribose deacylase 1, USP21 <text:s/>- <text:s/>ubiquitin specific peptidase 21, ZBTB9 <text:s/>- <text:s/>zinc finger and btb domain containing 9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CTSL3P <text:s/>- <text:s/>cathepsin l family member 3, pseudogene, KLF1 <text:s/>- <text:s/>kruppel-like factor 1 (erythroid), MCCC2 <text:s/>- <text:s/>methylcrotonoyl-coa carboxylase 2 (beta), RARA <text:s/>- <text:s/>retinoic acid receptor, alpha, FOXB1 <text:s/>- <text:s/>forkhead box b1, JMJD1C <text:s/>- <text:s/>jumonji domain containing 1c, RBL2 <text:s/>- <text:s/>retinoblastoma-like 2 (p130), MBOAT2 <text:s/>- <text:s/>membrane bound o-acyltransferase domain containing 2, NEUROG2 <text:s/>- <text:s/>neurogenin 2, RBM4 <text:s/>- <text:s/>rna binding motif protein 4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RBP4 <text:s/>- <text:s/>retinol binding protein 4, plasma, RDH5 <text:s/>- <text:s/>retinol dehydrogenase 5 (11-cis/9-cis), CUL3 <text:s/>- <text:s/>cullin 3, CKB <text:s/>- <text:s/>creatine kinase, brain, TTF2 <text:s/>- <text:s/>transcription termination factor, rna polymerase ii, SULT1A4 <text:s/>- <text:s/>sulfotransferase family, cytosolic, 1a, phenol-preferring, member 4, DMRTC2 <text:s/>- <text:s/>dmrt-like family c2, KLF11 <text:s/>- <text:s/>kruppel-like factor 11, TPST1 <text:s/>- <text:s/>tyrosylprotein sulfotransferase 1, ZMYND8 <text:s/>- <text:s/>zinc finger, mynd-type containing 8, LHX1 <text:s/>- <text:s/>lim homeobox 1, NFATC2IP <text:s/>- <text:s/>nuclear factor of activated t-cells, cytoplasmic, calcineurin-dependent 2 interacting protein, FBXO18 <text:s/>- <text:s/>f-box protein, helicase, 18, ZDHHC3 <text:s/>- <text:s/>zinc finger, dhhc-type containing 3, FIZ1 <text:s/>- <text:s/>flt3-interacting zinc finger 1, CYP39A1 <text:s/>- <text:s/>cytochrome p450, family 39, subfamily a, polypeptide 1, LTV1 <text:s/>- <text:s/>ltv1 homolog (s. cerevisiae)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SOX4 <text:s/>- <text:s/>sry (sex determining region y)-box 4, CPD <text:s/>- <text:s/>carboxypeptidase d, GRHL3 <text:s/>- <text:s/>grainyhead-like 3 (drosophila), LPL <text:s/>- <text:s/>lipoprotein lipase, PIP5KL1 <text:s/>- <text:s/>phosphatidylinositol-4-phosphate 5-kinase-like 1, CCNB1IP1 <text:s/>- <text:s/>cyclin b1 interacting protein 1, e3 ubiquitin protein ligase, SOX1 <text:s/>- <text:s/>sry (sex determining region y)-box 1, UBAP1 <text:s/>- <text:s/>ubiquitin associated protein 1, ORC3 <text:s/>- <text:s/>origin recognition complex, subunit 3, POLD4 <text:s/>- <text:s/>polymerase (dna-directed), delta 4, accessory subunit, SON <text:s/>- <text:s/>son dna binding protein, ORC6 <text:s/>- <text:s/>origin recognition complex, subunit 6, HES4 <text:s/>- <text:s/>hairy and enhancer of split 4 (drosophila), RAB40C <text:s/>- <text:s/>rab40c, member ras oncogene family, LIPA <text:s/>- <text:s/>lipase a, lysosomal acid, cholesterol esterase, LIMK2 <text:s/>- <text:s/>lim domain kinase 2, ATF6B <text:s/>- <text:s/>activating transcription factor 6 beta, MPND <text:s/>- <text:s/>mpn domain containing, IER5 <text:s/>- <text:s/>immediate early response 5, LMAN1 <text:s/>- <text:s/>lectin, mannose-binding, 1, SNRPD2 <text:s/>- <text:s/>small nuclear ribonucleoprotein d2 polypeptide 16.5kda, ANAPC5 <text:s/>- <text:s/>anaphase promoting complex subunit 5, ENOPH1 <text:s/>- <text:s/>enolase-phosphatase 1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NT5C1A <text:s/>- <text:s/>5'-nucleotidase, cytosolic ia, ACTL6B <text:s/>- <text:s/>actin-like 6b, UBR5 <text:s/>- <text:s/>ubiquitin protein ligase e3 component n-recognin 5, PCYT1B <text:s/>- <text:s/>phosphate cytidylyltransferase 1, choline, beta, SSBP3 <text:s/>- <text:s/>single stranded dna binding protein 3, PLA2G15 <text:s/>- <text:s/>phospholipase a2, group xv, MID1IP1 <text:s/>- <text:s/>mid1 interacting protein 1, DMRT3 <text:s/>- <text:s/>doublesex and mab-3 related transcription factor 3, LBR <text:s/>- <text:s/>lamin b receptor, ONECUT2 <text:s/>- <text:s/>one cut homeobox 2, PLD3 <text:s/>- <text:s/>phospholipase d family, member 3, AFF3 <text:s/>- <text:s/>af4/fmr2 family, member 3, KLF6 <text:s/>- <text:s/>kruppel-like factor 6, PRKD3 <text:s/>- <text:s/>protein kinase d3, SCPEP1 <text:s/>- <text:s/>serine carboxypeptidase 1, CSTF1 <text:s/>- <text:s/>cleavage stimulation factor, 3' pre-rna, subunit 1, 50kda, CHD6 <text:s/>- <text:s/>chromodomain helicase dna binding protein 6, POLR1B <text:s/>- <text:s/>polymerase (rna) i polypeptide b, 128kda, FAM126A <text:s/>- <text:s/>family with sequence similarity 126, member a, MED23 <text:s/>- <text:s/>mediator complex subunit 23, HINT2 <text:s/>- <text:s/>histidine triad nucleotide binding protein 2, T <text:s/>- <text:s/>t, brachyury homolog (mouse), PRPF40B <text:s/>- <text:s/>prp40 pre-mrna processing factor 40 homolog b (s. cerevisiae), ASB7 <text:s/>- <text:s/>ankyrin repeat and socs box containing 7, GTF2IRD2 <text:s/>- <text:s/>gtf2i repeat domain containing 2, CTH <text:s/>- <text:s/>cystathionase (cystathionine gamma-lyase), RASAL2 <text:s/>- <text:s/>ras protein activator like 2, HSD17B12 <text:s/>- <text:s/>hydroxysteroid (17-beta) dehydrogenase 12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FAR1 <text:s/>- <text:s/>fatty acyl coa reductase 1, CREB3L3 <text:s/>- <text:s/>camp responsive element binding protein 3-like 3, CTSL <text:s/>- <text:s/>cathepsin l, PLEKHA8 <text:s/>- <text:s/>pleckstrin homology domain containing, family a (phosphoinositide binding specific) member 8, PPIL2 <text:s/>- <text:s/>peptidylprolyl isomerase (cyclophilin)-like 2, ELOVL5 <text:s/>- <text:s/>elovl fatty acid elongase 5, SDF2L1 <text:s/>- <text:s/>stromal cell-derived factor 2-like 1, USP30 <text:s/>- <text:s/>ubiquitin specific peptidase 30, PTF1A <text:s/>- <text:s/>pancreas specific transcription factor, 1a, KPNA2 <text:s/>- <text:s/>karyopherin alpha 2 (rag cohort 1, importin alpha 1), SBDS <text:s/>- <text:s/>shwachman-bodian-diamond syndrome, KPNB1 <text:s/>- <text:s/>karyopherin (importin) beta 1, LIPG <text:s/>- <text:s/>lipase, endothelial, CTSV <text:s/>- <text:s/>cathepsin v, TRAPPC12 <text:s/>- <text:s/>trafficking protein particle complex 12, ZBTB46 <text:s/>- <text:s/>zinc finger and btb domain containing 46, FKBP8 <text:s/>- <text:s/>fk506 binding protein 8, 38kda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MECR <text:s/>- <text:s/>mitochondrial trans-2-enoyl-coa reductase, NEK7 <text:s/>- <text:s/>nima-related kinase 7, NAA11 <text:s/>- <text:s/>n(alpha)-acetyltransferase 11, nata catalytic subunit, CDKL5 <text:s/>- <text:s/>cyclin-dependent kinase-like 5, SNRNP40 <text:s/>- <text:s/>small nuclear ribonucleoprotein 40kda (u5)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PAPPA2 <text:s/>- <text:s/>pappalysin 2, CRKL <text:s/>- <text:s/>v-crk avian sarcoma virus ct10 oncogene homolog-like, POLDIP3 <text:s/>- <text:s/>polymerase (dna-directed), delta interacting protein 3, CELF6 <text:s/>- <text:s/>cugbp, elav-like family member 6, MRPL51 <text:s/>- <text:s/>mitochondrial ribosomal protein l51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CELA2A <text:s/>- <text:s/>chymotrypsin-like elastase family, member 2a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SCP2D1 <text:s/>- <text:s/>scp2 sterol-binding domain containing 1, GTF3C5 <text:s/>- <text:s/>general transcription factor iiic, polypeptide 5, 63kda, ZNF324 <text:s/>- <text:s/>zinc finger protein 324, ZNF397 <text:s/>- <text:s/>zinc finger protein 397, PHF6 <text:s/>- <text:s/>phd finger protein 6, SQLE <text:s/>- <text:s/>squalene epoxidase, ZNF683 <text:s/>- <text:s/>zinc finger protein 683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ZNF280B <text:s/>- <text:s/>zinc finger protein 280b, LACRT <text:s/>- <text:s/>lacritin, ZNF385A <text:s/>- <text:s/>zinc finger protein 385a, SIN3A <text:s/>- <text:s/>sin3 transcription regulator family member a, DDC <text:s/>- <text:s/>dopa decarboxylase (aromatic l-amino acid decarboxylase), MAP3K10 <text:s/>- <text:s/>mitogen-activated protein kinase kinase kinase 10, GLB1L2 <text:s/>- <text:s/>galactosidase, beta 1-like 2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CBX8 <text:s/>- <text:s/>chromobox homolog 8, ZNF628 <text:s/>- <text:s/>zinc finger protein 628, MLLT1 <text:s/>- <text:s/>myeloid/lymphoid or mixed-lineage leukemia (trithorax homolog, drosophila); translocated to, 1, ZDHHC5 <text:s/>- <text:s/>zinc finger, dhhc-type containing 5, BRIP1 <text:s/>- <text:s/>brca1 interacting protein c-terminal helicase 1, NUMBL <text:s/>- <text:s/>numb homolog (drosophila)-like, RPS6KA5 <text:s/>- <text:s/>ribosomal protein s6 kinase, 90kda, polypeptide 5, SUFU <text:s/>- <text:s/>suppressor of fused homolog (drosophila), ANAPC15 <text:s/>- <text:s/>anaphase promoting complex subunit 15, STK17B <text:s/>- <text:s/>serine/threonine kinase 17b, INTS7 <text:s/>- <text:s/>integrator complex subunit 7, PADI3 <text:s/>- <text:s/>peptidyl arginine deiminase, type iii, LCLAT1 <text:s/>- <text:s/>lysocardiolipin acyltransferase 1, MN1 <text:s/>- <text:s/>meningioma (disrupted in balanced translocation) 1, ZNF551 <text:s/>- <text:s/>zinc finger protein 551, PPM1H <text:s/>- <text:s/>protein phosphatase, mg2+/mn2+ dependent, 1h, CACUL1 <text:s/>- <text:s/>cdk2-associated, cullin domain 1, ZNF473 <text:s/>- <text:s/>zinc finger protein 473, ALDH6A1 <text:s/>- <text:s/>aldehyde dehydrogenase 6 family, member a1, MNT <text:s/>- <text:s/>mnt, max dimerization protein, DDX10 <text:s/>- <text:s/>dead (asp-glu-ala-asp) box polypeptide 10, MOCS1 <text:s/>- <text:s/>molybdenum cofactor synthesis 1, UPB1 <text:s/>- <text:s/>ureidopropionase, beta, ZMYM5 <text:s/>- <text:s/>zinc finger, mym-type 5, SCML1 <text:s/>- <text:s/>sex comb on midleg-like 1 (drosophila), LTN1 <text:s/>- <text:s/>listerin e3 ubiquitin protein ligase 1, AURKB <text:s/>- <text:s/>aurora kinase b, SC5D <text:s/>- <text:s/>sterol-c5-desaturase, HIST1H2BA <text:s/>- <text:s/>histone cluster 1, h2ba, BUB3 <text:s/>- <text:s/>bub3 mitotic checkpoint protein, ARID1B <text:s/>- <text:s/>at rich interactive domain 1b (swi1-like), NME9 <text:s/>- <text:s/>nme/nm23 family member 9, MED30 <text:s/>- <text:s/>mediator complex subunit 30, MEF2D <text:s/>- <text:s/>myocyte enhancer factor 2d, OSBPL3 <text:s/>- <text:s/>oxysterol binding protein-like 3, BRWD1 <text:s/>- <text:s/>bromodomain and wd repeat domain containing 1, TICRR <text:s/>- <text:s/>topbp1-interacting checkpoint and replication regulator, USP42 <text:s/>- <text:s/>ubiquitin specific peptidase 42, DAXX <text:s/>- <text:s/>death-domain associated protein, TMEM55B <text:s/>- <text:s/>transmembrane protein 55b, SHC3 <text:s/>- <text:s/>shc (src homology 2 domain containing) transforming protein 3, PANK1 <text:s/>- <text:s/>pantothenate kinase 1, DGKB <text:s/>- <text:s/>diacylglycerol kinase, beta 90kda, DAPK1 <text:s/>- <text:s/>death-associated protein kinase 1, PPP1R1B <text:s/>- <text:s/>protein phosphatase 1, regulatory (inhibitor) subunit 1b, RAD9B <text:s/>- <text:s/>rad9 homolog b (s. pombe), SARS <text:s/>- <text:s/>seryl-trna synthetase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SLC28A2 <text:s/>- <text:s/>solute carrier family 28 (concentrative nucleoside transporter), member 2, ATRIP <text:s/>- <text:s/>atr interacting protein, ANAPC11 <text:s/>- <text:s/>anaphase promoting complex subunit 11, CCNE2 <text:s/>- <text:s/>cyclin e2, EPC2 <text:s/>- <text:s/>enhancer of polycomb homolog 2 (drosophila)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DUSP6 <text:s/>- <text:s/>dual specificity phosphatase 6, TBX19 <text:s/>- <text:s/>t-box 19, TBX18 <text:s/>- <text:s/>t-box 18, MKL1 <text:s/>- <text:s/>megakaryoblastic leukemia (translocation) 1, SLC2A1 <text:s/>- <text:s/>solute carrier family 2 (facilitated glucose transporter), member 1, ABHD12 <text:s/>- <text:s/>abhydrolase domain containing 12, LCMT1 <text:s/>- <text:s/>leucine carboxyl methyltransferase 1, ZC3H12C <text:s/>- <text:s/>zinc finger ccch-type containing 12c, MCM4 <text:s/>- <text:s/>minichromosome maintenance complex component 4, GIGYF2 <text:s/>- <text:s/>grb10 interacting gyf protein 2, MCM3 <text:s/>- <text:s/>minichromosome maintenance complex component 3, MCM5 <text:s/>- <text:s/>minichromosome maintenance complex component 5, SLC2A4 <text:s/>- <text:s/>solute carrier family 2 (facilitated glucose transporter), member 4, PITPNM2 <text:s/>- <text:s/>phosphatidylinositol transfer protein, membrane-associated 2, HBEGF <text:s/>- <text:s/>heparin-binding egf-like growth factor, MAP3K6 <text:s/>- <text:s/>mitogen-activated protein kinase kinase kinase 6, DTYMK <text:s/>- <text:s/>deoxythymidylate kinase (thymidylate kinase), PPIL1 <text:s/>- <text:s/>peptidylprolyl isomerase (cyclophilin)-like 1, LSS <text:s/>- <text:s/>lanosterol synthase (2,3-oxidosqualene-lanosterol cyclase)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GRWD1 <text:s/>- <text:s/>glutamate-rich wd repeat containing 1, DLG2 <text:s/>- <text:s/>discs, large homolog 2 (drosophila), DLX1 <text:s/>- <text:s/>distal-less homeobox 1, SHH <text:s/>- <text:s/>sonic hedgehog, DLX2 <text:s/>- <text:s/>distal-less homeobox 2, FBXO24 <text:s/>- <text:s/>f-box protein 24, DLX3 <text:s/>- <text:s/>distal-less homeobox 3, FBXO25 <text:s/>- <text:s/>f-box protein 25, DHCR24 <text:s/>- <text:s/>24-dehydrocholesterol reductase, DHCR7 <text:s/>- <text:s/>7-dehydrocholesterol reductase, RHNO1 <text:s/>- <text:s/>rad9-hus1-rad1 interacting nuclear orphan 1, ST3GAL3 <text:s/>- <text:s/>st3 beta-galactoside alpha-2,3-sialyltransferase 3, SESN2 <text:s/>- <text:s/>sestrin 2, SIM1 <text:s/>- <text:s/>single-minded homolog 1 (drosophila), BRSK2 <text:s/>- <text:s/>br serine/threonine kinase 2, RPS6KL1 <text:s/>- <text:s/>ribosomal protein s6 kinase-like 1, MPC1 <text:s/>- <text:s/>mitochondrial pyruvate carrier 1, SIX1 <text:s/>- <text:s/>six homeobox 1, TAF1B <text:s/>- <text:s/>tata box binding protein (tbp)-associated factor, rna polymerase i, b, 63kda, SFRP1 <text:s/>- <text:s/>secreted frizzled-related protein 1, PCF11 <text:s/>- <text:s/>pcf11 cleavage and polyadenylation factor subunit, MXD1 <text:s/>- <text:s/>max dimerization protein 1, PIAS4 <text:s/>- <text:s/>protein inhibitor of activated stat, 4, SMAD2 <text:s/>- <text:s/>smad family member 2, SRSF6 <text:s/>- <text:s/>serine/arginine-rich splicing factor 6, CDKL2 <text:s/>- <text:s/>cyclin-dependent kinase-like 2 (cdc2-related kinase), GPAM <text:s/>- <text:s/>glycerol-3-phosphate acyltransferase, mitochondrial, GDE1 <text:s/>- <text:s/>glycerophosphodiester phosphodiesterase 1, ZBTB26 <text:s/>- <text:s/>zinc finger and btb domain containing 26, NOTUM <text:s/>- <text:s/>notum pectinacetylesterase homolog (drosophila), HIST1H2BJ <text:s/>- <text:s/>histone cluster 1, h2bj, SMAD6 <text:s/>- <text:s/>smad family member 6, MAF <text:s/>- <text:s/>v-maf avian musculoaponeurotic fibrosarcoma oncogene homolog, SIX5 <text:s/>- <text:s/>six homeobox 5, MARK2 <text:s/>- <text:s/>map/microtubule affinity-regulating kinase 2, DDX25 <text:s/>- <text:s/>dead (asp-glu-ala-asp) box helicase 25, ELK1 <text:s/>- <text:s/>elk1, member of ets oncogene family, MBNL2 <text:s/>- <text:s/>muscleblind-like splicing regulator 2, LYPD4 <text:s/>- <text:s/>ly6/plaur domain containing 4, ORMDL2 <text:s/>- <text:s/>orm1-like 2 (s. cerevisiae), RASA4 <text:s/>- <text:s/>ras p21 protein activator 4, EPAS1 <text:s/>- <text:s/>endothelial pas domain protein 1, ATP6AP2 <text:s/>- <text:s/>atpase, h+ transporting, lysosomal accessory protein 2, ZNF524 <text:s/>- <text:s/>zinc finger protein 524, SIRT2 <text:s/>- <text:s/>sirtuin 2, NCAM1 <text:s/>- <text:s/>neural cell adhesion molecule 1, RCL1 <text:s/>- <text:s/>rna terminal phosphate cyclase-like 1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TMEM129 <text:s/>- <text:s/>transmembrane protein 129, ELAVL1 <text:s/>- <text:s/>elav (embryonic lethal, abnormal vision, drosophila)-like 1 (hu antigen r), PSME3 <text:s/>- <text:s/>proteasome (prosome, macropain) activator subunit 3 (pa28 gamma; ki), APOLD1 <text:s/>- <text:s/>apolipoprotein l domain containing 1, ELAVL4 <text:s/>- <text:s/>elav (embryonic lethal, abnormal vision, drosophila)-like 4, BARHL1 <text:s/>- <text:s/>barh-like homeobox 1, RIMKLA <text:s/>- <text:s/>ribosomal modification protein rimk-like family member a, MRPS36 <text:s/>- <text:s/>mitochondrial ribosomal protein s36, TOPORS <text:s/>- <text:s/>topoisomerase i binding, arginine/serine-rich, e3 ubiquitin protein ligase, CNOT1 <text:s/>- <text:s/>ccr4-not transcription complex, subunit 1, ST8SIA5 <text:s/>- <text:s/>st8 alpha-n-acetyl-neuraminide alpha-2,8-sialyltransferase 5, LAS1L <text:s/>- <text:s/>las1-like (s. cerevisiae), EXOSC7 <text:s/>- <text:s/>exosome component 7, ZNF362 <text:s/>- <text:s/>zinc finger protein 362, PYCR2 <text:s/>- <text:s/>pyrroline-5-carboxylate reductase family, member 2, ELOVL3 <text:s/>- <text:s/>elovl fatty acid elongase 3, PRDM10 <text:s/>- <text:s/>pr domain containing 10, PRDM9 <text:s/>- <text:s/>pr domain containing 9, MXI1 <text:s/>- <text:s/>max interactor 1, dimerization protein, UBE2U <text:s/>- <text:s/>ubiquitin-conjugating enzyme e2u (putative), KDM4B <text:s/>- <text:s/>lysine (k)-specific demethylase 4b, KDM1A <text:s/>- <text:s/>lysine (k)-specific demethylase 1a, INO80B <text:s/>- <text:s/>ino80 complex subunit b, TSPAN5 <text:s/>- <text:s/>tetraspanin 5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IMP4 <text:s/>- <text:s/>imp4, u3 small nucleolar ribonucleoprotein, homolog (yeast), HIST3H2A <text:s/>- <text:s/>histone cluster 3, h2a, SERTAD3 <text:s/>- <text:s/>serta domain containing 3, EBF1 <text:s/>- <text:s/>early b-cell factor 1, E2F3 <text:s/>- <text:s/>e2f transcription factor 3, NRBP1 <text:s/>- <text:s/>nuclear receptor binding protein 1, XAB2 <text:s/>- <text:s/>xpa binding protein 2, MVD <text:s/>- <text:s/>mevalonate (diphospho) decarboxylase, HELB <text:s/>- <text:s/>helicase (dna) b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NR2C2 <text:s/>- <text:s/>nuclear receptor subfamily 2, group c, member 2, ECE1 <text:s/>- <text:s/>endothelin converting enzyme 1, TPSAB1 <text:s/>- <text:s/>tryptase alpha/beta 1, ADAMTSL1 <text:s/>- <text:s/>adamts-like 1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FABP3 <text:s/>- <text:s/>fatty acid binding protein 3, muscle and heart (mammary-derived growth inhibitor), INTS12 <text:s/>- <text:s/>integrator complex subunit 12, TTLL5 <text:s/>- <text:s/>tubulin tyrosine ligase-like family, member 5, FANCA <text:s/>- <text:s/>fanconi anemia, complementation group a, FABP7 <text:s/>- <text:s/>fatty acid binding protein 7, brain, DERL3 <text:s/>- <text:s/>derlin 3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PTK2B <text:s/>- <text:s/>protein tyrosine kinase 2 beta, FASN <text:s/>- <text:s/>fatty acid synthase, C19orf40 <text:s/>- <text:s/>chromosome 19 open reading frame 40, ETV4 <text:s/>- <text:s/>ets variant 4, DCPS <text:s/>- <text:s/>decapping enzyme, scavenger, SH2D3C <text:s/>- <text:s/>sh2 domain containing 3c, ETV6 <text:s/>- <text:s/>ets variant 6, SPSB3 <text:s/>- <text:s/>spla/ryanodine receptor domain and socs box containing 3, EXT1 <text:s/>- <text:s/>exostosin glycosyltransferase 1, DHX57 <text:s/>- <text:s/>deah (asp-glu-ala-asp/his) box polypeptide 57, CHAF1A <text:s/>- <text:s/>chromatin assembly factor 1, subunit a (p150), DDX24 <text:s/>- <text:s/>dead (asp-glu-ala-asp) box helicase 24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MSX2 <text:s/>- <text:s/>msh homeobox 2, PDIK1L <text:s/>- <text:s/>pdlim1 interacting kinase 1 like, EZH2 <text:s/>- <text:s/>enhancer of zeste homolog 2 (drosophila)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ERG <text:s/>- <text:s/>v-ets avian erythroblastosis virus e26 oncogene homolog, UBB <text:s/>- <text:s/>ubiquitin b, ESRRB <text:s/>- <text:s/>estrogen-related receptor beta, DOLPP1 <text:s/>- <text:s/>dolichyldiphosphatase 1, GFPT2 <text:s/>- <text:s/>glutamine-fructose-6-phosphate transaminase 2, RCOR1 <text:s/>- <text:s/>rest corepressor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ACSBG1 <text:s/>- <text:s/>acyl-coa synthetase bubblegum family member 1, SCYL3 <text:s/>- <text:s/>scy1-like 3 (s. cerevisiae), UBE2T <text:s/>- <text:s/>ubiquitin-conjugating enzyme e2t (putative), ZNF830 <text:s/>- <text:s/>zinc finger protein 830, EPHB1 <text:s/>- <text:s/>eph receptor b1, EPHA8 <text:s/>- <text:s/>eph receptor a8, EPHA7 <text:s/>- <text:s/>eph receptor a7, REC8 <text:s/>- <text:s/>rec8 meiotic recombination protein, HNRNPDL <text:s/>- <text:s/>heterogeneous nuclear ribonucleoprotein d-like, UBE2D3 <text:s/>- <text:s/>ubiquitin-conjugating enzyme e2d 3, RBX1 <text:s/>- <text:s/>ring-box 1, e3 ubiquitin protein ligase, HSCB <text:s/>- <text:s/>hscb iron-sulfur cluster co-chaperone homolog (e. coli), MPP2 <text:s/>- <text:s/>membrane protein, palmitoylated 2 (maguk p55 subfamily member 2)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TMEM165 <text:s/>- <text:s/>transmembrane protein 165, ZNF34 <text:s/>- <text:s/>zinc finger protein 34, CYP2U1 <text:s/>- <text:s/>cytochrome p450, family 2, subfamily u, polypeptide 1, ZNF436 <text:s/>- <text:s/>zinc finger protein 436, CAMTA1 <text:s/>- <text:s/>calmodulin binding transcription activator 1, OSBP <text:s/>- <text:s/>oxysterol binding protein, OSM <text:s/>- <text:s/>oncostatin m, NTM <text:s/>- <text:s/>neurotrimin, PDE11A <text:s/>- <text:s/>phosphodiesterase 11a, ADC <text:s/>- <text:s/>arginine decarboxylase, FOXM1 <text:s/>- <text:s/>forkhead box m1, PNPLA7 <text:s/>- <text:s/>patatin-like phospholipase domain containing 7, FOXO1 <text:s/>- <text:s/>forkhead box o1, OAT <text:s/>- <text:s/>ornithine aminotransferase, FOXC1 <text:s/>- <text:s/>forkhead box c1, FOXL1 <text:s/>- <text:s/>forkhead box l1, RPUSD1 <text:s/>- <text:s/>rna pseudouridylate synthase domain containing 1, TMCC2 <text:s/>- <text:s/>transmembrane and coiled-coil domain family 2, SLC44A4 <text:s/>- <text:s/>solute carrier family 44, member 4, MED8 <text:s/>- <text:s/>mediator complex subunit 8, FOXG1 <text:s/>- <text:s/>forkhead box g1, CAND1 <text:s/>- <text:s/>cullin-associated and neddylation-dissociated 1, TDO2 <text:s/>- <text:s/>tryptophan 2,3-dioxygenase, EAF2 <text:s/>- <text:s/>ell associated factor 2, DCAF11 <text:s/>- <text:s/>ddb1 and cul4 associated factor 11, KDM3A <text:s/>- <text:s/>lysine (k)-specific demethylase 3a, FAM208A <text:s/>- <text:s/>family with sequence similarity 208, member a, DERL2 <text:s/>- <text:s/>derlin 2, VIMP <text:s/>- <text:s/>vcp-interacting membrane protein, EXOSC1 <text:s/>- <text:s/>exosome component 1, FGFR2 <text:s/>- <text:s/>fibroblast growth factor receptor 2, UBR4 <text:s/>- <text:s/>ubiquitin protein ligase e3 component n-recognin 4, SPCS2 <text:s/>- <text:s/>signal peptidase complex subunit 2 homolog (s. cerevisiae), ROR1 <text:s/>- <text:s/>receptor tyrosine kinase-like orphan receptor 1, CELA2B <text:s/>- <text:s/>chymotrypsin-like elastase family, member 2b, DDR2 <text:s/>- <text:s/>discoidin domain receptor tyrosine kinase 2, MAML1 <text:s/>- <text:s/>mastermind-like 1 (drosophila), TARBP2 <text:s/>- <text:s/>tar (hiv-1) rna binding protein 2, BCLAF1 <text:s/>- <text:s/>bcl2-associated transcription factor 1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FDXR <text:s/>- <text:s/>ferredoxin reductase, CREBRF <text:s/>- <text:s/>creb3 regulatory factor, PIP5K1C <text:s/>- <text:s/>phosphatidylinositol-4-phosphate 5-kinase, type i, gamma, NEK10 <text:s/>- <text:s/>nima-related kinase 10, TBX15 <text:s/>- <text:s/>t-box 15, FDPS <text:s/>- <text:s/>farnesyl diphosphate synthase, FDFT1 <text:s/>- <text:s/>farnesyl-diphosphate farnesyltransferase 1, PGP <text:s/>- <text:s/>phosphoglycolate phosphatase, GINS1 <text:s/>- <text:s/>gins complex subunit 1 (psf1 homolog), MRPL4 <text:s/>- <text:s/>mitochondrial ribosomal protein l4, TRIM9 <text:s/>- <text:s/>tripartite motif containing 9, CRYL1 <text:s/>- <text:s/>crystallin, lambda 1, ZFP91 <text:s/>- <text:s/>zfp91 zinc finger protein, RNF40 <text:s/>- <text:s/>ring finger protein 40, e3 ubiquitin protein ligase, POLR1D <text:s/>- <text:s/>polymerase (rna) i polypeptide d, 16kda, UTP18 <text:s/>- <text:s/>utp18 small subunit (ssu) processome component homolog (yeast), NRL <text:s/>- <text:s/>neural retina leucine zipper, NRD1 <text:s/>- <text:s/>nardilysin (n-arginine dibasic convertase), NMT1 <text:s/>- <text:s/>n-myristoyltransferase 1, SLC2A8 <text:s/>- <text:s/>solute carrier family 2 (facilitated glucose transporter), member 8, TK1 <text:s/>- <text:s/>thymidine kinase 1, soluble, MBOAT1 <text:s/>- <text:s/>membrane bound o-acyltransferase domain containing 1, PSAT1 <text:s/>- <text:s/>phosphoserine aminotransferase 1, TPSD1 <text:s/>- <text:s/>tryptase delta 1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KCNIP3 <text:s/>- <text:s/>kv channel interacting protein 3, calsenilin, NFYA <text:s/>- <text:s/>nuclear transcription factor y, alpha, MLEC <text:s/>- <text:s/>malectin, HDAC4 <text:s/>- <text:s/>histone deacetylase 4, TM7SF2 <text:s/>- <text:s/>transmembrane 7 superfamily member 2, GCAT <text:s/>- <text:s/>glycine c-acetyltransferase, NFYC <text:s/>- <text:s/>nuclear transcription factor y, gamma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NKX6-1 <text:s/>- <text:s/>nk6 homeobox 1, NKX3-1 <text:s/>- <text:s/>nk3 homeobox 1, STOML2 <text:s/>- <text:s/>stomatin (epb72)-like 2, OTP <text:s/>- <text:s/>orthopedia homeobox, ATP1B4 <text:s/>- <text:s/>atpase, na+/k+ transporting, beta 4 polypeptide, TADA2B <text:s/>- <text:s/>transcriptional adaptor 2b, MYOCD <text:s/>- <text:s/>myocardin, HDAC9 <text:s/>- <text:s/>histone deacetylase 9, SETD1A <text:s/>- <text:s/>set domain containing 1a, ZNF614 <text:s/>- <text:s/>zinc finger protein 614, CCP110 <text:s/>- <text:s/>centriolar coiled coil protein 110kda, NOX4 <text:s/>- <text:s/>nadph oxidase 4, NEU1 <text:s/>- <text:s/>sialidase 1 (lysosomal sialidase), SUZ12 <text:s/>- <text:s/>suz12 polycomb repressive complex 2 subunit, PLA2G3 <text:s/>- <text:s/>phospholipase a2, group iii, NEK2 <text:s/>- <text:s/>nima-related kinase 2, TEF <text:s/>- <text:s/>thyrotrophic embryonic factor, CHST7 <text:s/>- <text:s/>carbohydrate (n-acetylglucosamine 6-o) sulfotransferase 7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SEC11A <text:s/>- <text:s/>sec11 homolog a (s. cerevisiae), NFATC3 <text:s/>- <text:s/>nuclear factor of activated t-cells, cytoplasmic, calcineurin-dependent 3, CLCA2 <text:s/>- <text:s/>chloride channel accessory 2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1I1 <text:s/>- <text:s/>transforming growth factor beta 1 induced transcript 1, GPCPD1 <text:s/>- <text:s/>glycerophosphocholine phosphodiesterase gde1 homolog (s. cerevisiae), TSPAN15 <text:s/>- <text:s/>tetraspanin 15, NUP93 <text:s/>- <text:s/>nucleoporin 93kda, KDM4A <text:s/>- <text:s/>lysine (k)-specific demethylase 4a, NNT <text:s/>- <text:s/>nicotinamide nucleotide transhydrogenase, FOSB <text:s/>- <text:s/>fbj murine osteosarcoma viral oncogene homolog b, PPIP5K1 <text:s/>- <text:s/>diphosphoinositol pentakisphosphate kinase 1, THBS1 <text:s/>- <text:s/>thrombospondin 1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regulation of cell cycle</text:p>
          </table:table-cell>
          <table:table-cell office:value-type="float" office:value="0.000000000392" calcext:value-type="float">
            <text:p>3.92E-10</text:p>
          </table:table-cell>
          <table:table-cell office:value-type="float" office:value="0.00000014" calcext:value-type="float">
            <text:p>0.0000001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811" calcext:value-type="float">
            <text:p>811</text:p>
          </table:table-cell>
          <table:table-cell office:value-type="float" office:value="2003" calcext:value-type="float">
            <text:p>20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CCNK <text:s/>- <text:s/>cyclin k, CDC6 <text:s/>- <text:s/>cell division cycle 6, TMEM8B <text:s/>- <text:s/>transmembrane protein 8b, HSPA1B <text:s/>- <text:s/>heat shock 70kda protein 1b, CEP85 <text:s/>- <text:s/>centrosomal protein 85kda, FAM83D <text:s/>- <text:s/>family with sequence similarity 83, member d, CDC25A <text:s/>- <text:s/>cell division cycle 25a, CDC20 <text:s/>- <text:s/>cell division cycle 20, MAPRE3 <text:s/>- <text:s/>microtubule-associated protein, rp/eb family, member 3, CDK1 <text:s/>- <text:s/>cyclin-dependent kinase 1, KIF20B <text:s/>- <text:s/>kinesin family member 20b, MAEA <text:s/>- <text:s/>macrophage erythroblast attacher, ZNF385A <text:s/>- <text:s/>zinc finger protein 385a, RFWD3 <text:s/>- <text:s/>ring finger and wd repeat domain 3, SIN3A <text:s/>- <text:s/>sin3 transcription regulator family member a, CDC25B <text:s/>- <text:s/>cell division cycle 25b, RACGAP1 <text:s/>- <text:s/>rac gtpase activating protein 1, PKP4 <text:s/>- <text:s/>plakophilin 4, ETAA1 <text:s/>- <text:s/>ewing tumor-associated antigen 1, OSM <text:s/>- <text:s/>oncostatin m, PBX1 <text:s/>- <text:s/>pre-b-cell leukemia homeobox 1, ZFP36L2 <text:s/>- <text:s/>zfp36 ring finger protein-like 2, WHAMM <text:s/>- <text:s/>was protein homolog associated with actin, golgi membranes and microtubules, FOXM1 <text:s/>- <text:s/>forkhead box m1, USP16 <text:s/>- <text:s/>ubiquitin specific peptidase 16, SIRT2 <text:s/>- <text:s/>sirtuin 2, CDC14B <text:s/>- <text:s/>cell division cycle 14b, BRIP1 <text:s/>- <text:s/>brca1 interacting protein c-terminal helicase 1, FOXC1 <text:s/>- <text:s/>forkhead box c1, PLK1 <text:s/>- <text:s/>polo-like kinase 1, TPX2 <text:s/>- <text:s/>tpx2, microtubule-associated, ANAPC15 <text:s/>- <text:s/>anaphase promoting complex subunit 15, PSMA5 <text:s/>- <text:s/>proteasome (prosome, macropain) subunit, alpha type, 5, PSMA3 <text:s/>- <text:s/>proteasome (prosome, macropain) subunit, alpha type, 3, GADD45G <text:s/>- <text:s/>growth arrest and dna-damage-inducible, gamma, SOX9 <text:s/>- <text:s/>sry (sex determining region y)-box 9, BLM <text:s/>- <text:s/>bloom syndrome, recq helicase-like, HEXIM2 <text:s/>- <text:s/>hexamethylene bis-acetamide inducible 2, SOX4 <text:s/>- <text:s/>sry (sex determining region y)-box 4, TTK <text:s/>- <text:s/>ttk protein kinase, INTS7 <text:s/>- <text:s/>integrator complex subunit 7, FOXG1 <text:s/>- <text:s/>forkhead box g1, PER2 <text:s/>- <text:s/>period circadian clock 2, CHEK2 <text:s/>- <text:s/>checkpoint kinase 2, PSME3 <text:s/>- <text:s/>proteasome (prosome, macropain) activator subunit 3 (pa28 gamma; ki), SON <text:s/>- <text:s/>son dna binding protein, BRINP2 <text:s/>- <text:s/>bone morphogenetic protein/retinoic acid inducible neural-specific 2, PSMD10 <text:s/>- <text:s/>proteasome (prosome, macropain) 26s subunit, non-atpase, 10, MNT <text:s/>- <text:s/>mnt, max dimerization protein, FGFR2 <text:s/>- <text:s/>fibroblast growth factor receptor 2, ARNTL <text:s/>- <text:s/>aryl hydrocarbon receptor nuclear translocator-like, CNOT1 <text:s/>- <text:s/>ccr4-not transcription complex, subunit 1, H2AFX <text:s/>- <text:s/>h2a histone family, member x, PSME2 <text:s/>- <text:s/>proteasome (prosome, macropain) activator subunit 2 (pa28 beta), AURKB <text:s/>- <text:s/>aurora kinase b, PPM1A <text:s/>- <text:s/>protein phosphatase, mg2+/mn2+ dependent, 1a, CABLES2 <text:s/>- <text:s/>cdk5 and abl enzyme substrate 2, PDGFRB <text:s/>- <text:s/>platelet-derived growth factor receptor, beta polypeptide, BUB3 <text:s/>- <text:s/>bub3 mitotic checkpoint protein, RHOB <text:s/>- <text:s/>ras homolog family member b, GMNN <text:s/>- <text:s/>geminin, dna replication inhibitor, NABP2 <text:s/>- <text:s/>nucleic acid binding protein 2, BTG2 <text:s/>- <text:s/>btg family, member 2, KIAA0101 <text:s/>- <text:s/>kiaa0101, PRDM9 <text:s/>- <text:s/>pr domain containing 9, RNF4 <text:s/>- <text:s/>ring finger protein 4, PIM3 <text:s/>- <text:s/>pim-3 oncogene, TICRR <text:s/>- <text:s/>topbp1-interacting checkpoint and replication regulator, CTDSP2 <text:s/>- <text:s/>ctd (carboxy-terminal domain, rna polymerase ii, polypeptide a) small phosphatase 2, NEK10 <text:s/>- <text:s/>nima-related kinase 10, SERTAD1 <text:s/>- <text:s/>serta domain containing 1, BUB1 <text:s/>- <text:s/>bub1 mitotic checkpoint serine/threonine kinase, PCNA <text:s/>- <text:s/>proliferating cell nuclear antigen, ADCYAP1 <text:s/>- <text:s/>adenylate cyclase activating polypeptide 1 (pituitary), INSM1 <text:s/>- <text:s/>insulinoma-associated 1, CDKN3 <text:s/>- <text:s/>cyclin-dependent kinase inhibitor 3, CDKN2D <text:s/>- <text:s/>cyclin-dependent kinase inhibitor 2d (p19, inhibits cdk4), DACT1 <text:s/>- <text:s/>dishevelled-binding antagonist of beta-catenin 1, CDK2AP2 <text:s/>- <text:s/>cyclin-dependent kinase 2 associated protein 2, RAD9B <text:s/>- <text:s/>rad9 homolog b (s. pombe), PPP1R13B <text:s/>- <text:s/>protein phosphatase 1, regulatory subunit 13b, IRF6 <text:s/>- <text:s/>interferon regulatory factor 6, KIF23 <text:s/>- <text:s/>kinesin family member 23, PLA2G16 <text:s/>- <text:s/>phospholipase a2, group xvi, HECW2 <text:s/>- <text:s/>hect, c2 and ww domain containing e3 ubiquitin protein ligase 2, ATRIP <text:s/>- <text:s/>atr interacting protein, CCNB2 <text:s/>- <text:s/>cyclin b2, CCNE2 <text:s/>- <text:s/>cyclin e2, PRKACA <text:s/>- <text:s/>protein kinase, camp-dependent, catalytic, alpha, DTL <text:s/>- <text:s/>denticleless e3 ubiquitin protein ligase homolog (drosophila), XPO1 <text:s/>- <text:s/>exportin 1 (crm1 homolog, yeast), GTSE1 <text:s/>- <text:s/>g-2 and s-phase expressed 1, BCL2L11 <text:s/>- <text:s/>bcl2-like 11 (apoptosis facilitator), CHFR <text:s/>- <text:s/>checkpoint with forkhead and ring finger domains, e3 ubiquitin protein ligase, TNKS <text:s/>- <text:s/>tankyrase, trf1-interacting ankyrin-related adp-ribose polymerase, PUM1 <text:s/>- <text:s/>pumilio homolog 1 (drosophila), CASP2 <text:s/>- <text:s/>caspase 2, apoptosis-related cysteine peptidase, TACC3 <text:s/>- <text:s/>transforming, acidic coiled-coil containing protein 3, GIPC1 <text:s/>- <text:s/>gipc pdz domain containing family, member 1, FOXN3 <text:s/>- <text:s/>forkhead box n3, RPA2 <text:s/>- <text:s/>replication protein a2, 32kda, GPR3 <text:s/>- <text:s/>g protein-coupled receptor 3, UBE2C <text:s/>- <text:s/>ubiquitin-conjugating enzyme e2c, PPP2R1A <text:s/>- <text:s/>protein phosphatase 2, regulatory subunit a, alpha, SPDYA <text:s/>- <text:s/>speedy/ringo cell cycle regulator family member a, TXLNG <text:s/>- <text:s/>taxilin gamma, LAMTOR1 <text:s/>- <text:s/>late endosomal/lysosomal adaptor, mapk and mtor activator 1, LCMT1 <text:s/>- <text:s/>leucine carboxyl methyltransferase 1, CDK15 <text:s/>- <text:s/>cyclin-dependent kinase 15, RRAGC <text:s/>- <text:s/>ras-related gtp binding c, GIGYF2 <text:s/>- <text:s/>grb10 interacting gyf protein 2, UVRAG <text:s/>- <text:s/>uv radiation resistance associated, PRR11 <text:s/>- <text:s/>proline rich 11, NKX3-1 <text:s/>- <text:s/>nk3 homeobox 1, MSX1 <text:s/>- <text:s/>msh homeobox 1, CDC23 <text:s/>- <text:s/>cell division cycle 23, MSX2 <text:s/>- <text:s/>msh homeobox 2, EZH2 <text:s/>- <text:s/>enhancer of zeste homolog 2 (drosophila), CALM3 <text:s/>- <text:s/>calmodulin 3 (phosphorylase kinase, delta), AURKC <text:s/>- <text:s/>aurora kinase c, ATP2B4 <text:s/>- <text:s/>atpase, ca++ transporting, plasma membrane 4, MYOCD <text:s/>- <text:s/>myocardin, RMI2 <text:s/>- <text:s/>recq mediated genome instability 2, STK11 <text:s/>- <text:s/>serine/threonine kinase 11, NEK7 <text:s/>- <text:s/>nima-related kinase 7, CCP110 <text:s/>- <text:s/>centriolar coiled coil protein 110kda, AURKA <text:s/>- <text:s/>aurora kinase a, KIF14 <text:s/>- <text:s/>kinesin family member 14, CUL5 <text:s/>- <text:s/>cullin 5, NEK2 <text:s/>- <text:s/>nima-related kinase 2, LIN52 <text:s/>- <text:s/>lin-52 homolog (c. elegans), PNPT1 <text:s/>- <text:s/>polyribonucleotide nucleotidyltransferase 1, DLG1 <text:s/>- <text:s/>discs, large homolog 1 (drosophila), JUN <text:s/>- <text:s/>jun proto-oncogene, CCNF <text:s/>- <text:s/>cyclin f, JUNB <text:s/>- <text:s/>jun b proto-oncogene, STAT3 <text:s/>- <text:s/>signal transducer and activator of transcription 3 (acute-phase response factor), LRP6 <text:s/>- <text:s/>low density lipoprotein receptor-related protein 6, CCNG2 <text:s/>- <text:s/>cyclin g2, UBB <text:s/>- <text:s/>ubiquitin b, E2F8 <text:s/>- <text:s/>e2f transcription factor 8, CCNG1 <text:s/>- <text:s/>cyclin g1, GBF1 <text:s/>- <text:s/>golgi brefeldin a resistant guanine nucleotide exchange factor 1, DHCR24 <text:s/>- <text:s/>24-dehydrocholesterol reductase, TFDP2 <text:s/>- <text:s/>transcription factor dp-2 (e2f dimerization partner 2), RHNO1 <text:s/>- <text:s/>rad9-hus1-rad1 interacting nuclear orphan 1, SLC25A33 <text:s/>- <text:s/>solute carrier family 25 (pyrimidine nucleotide carrier), member 33, RPS6KA2 <text:s/>- <text:s/>ribosomal protein s6 kinase, 90kda, polypeptide 2, CLIC1 <text:s/>- <text:s/>chloride intracellular channel 1, STIL <text:s/>- <text:s/>scl/tal1 interrupting locus, ASPM <text:s/>- <text:s/>asp (abnormal spindle) homolog, microcephaly associated (drosophila), MAP2K6 <text:s/>- <text:s/>mitogen-activated protein kinase kinase 6, KHDRBS1 <text:s/>- <text:s/>kh domain containing, rna binding, signal transduction associated 1, NEUROG1 <text:s/>- <text:s/>neurogenin 1, MAP2K1 <text:s/>- <text:s/>mitogen-activated protein kinase kinase 1, SIPA1 <text:s/>- <text:s/>signal-induced proliferation-associated 1, HMGA2 <text:s/>- <text:s/>high mobility group at-hook 2, RARA <text:s/>- <text:s/>retinoic acid receptor, alpha, MIIP <text:s/>- <text:s/>migration and invasion inhibitory protein, CDK5RAP3 <text:s/>- <text:s/>cdk5 regulatory subunit associated protein 3, RUNX3 <text:s/>- <text:s/>runt-related transcription factor 3, RBL2 <text:s/>- <text:s/>retinoblastoma-like 2 (p130), SFRP1 <text:s/>- <text:s/>secreted frizzled-related protein 1, FAM178A <text:s/>- <text:s/>family with sequence similarity 178, member a, GATA3 <text:s/>- <text:s/>gata binding protein 3, RAB11A <text:s/>- <text:s/>rab11a, member ras oncogene family, ZNF830 <text:s/>- <text:s/>zinc finger protein 830, CDKL2 <text:s/>- <text:s/>cyclin-dependent kinase-like 2 (cdc2-related kinase), RBBP4 <text:s/>- <text:s/>retinoblastoma binding protein 4, NUP214 <text:s/>- <text:s/>nucleoporin 214kda, RBX1 <text:s/>- <text:s/>ring-box 1, e3 ubiquitin protein ligase, CCNC <text:s/>- <text:s/>cyclin c, THBS1 <text:s/>- <text:s/>thrombospondin 1, CKS2 <text:s/>- <text:s/>cdc28 protein kinase regulatory subunit 2, CUL3 <text:s/>- <text:s/>cullin 3, BCL2L1 <text:s/>- <text:s/>bcl2-like 1, CCND1 <text:s/>- <text:s/>cyclin d1, PRMT5 <text:s/>- <text:s/>protein arginine methyltransferase 5, ERCC2 <text:s/>- <text:s/>excision repair cross-complementing rodent repair deficiency, complementation group 2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organic substance metabolic process</text:p>
          </table:table-cell>
          <table:table-cell office:value-type="float" office:value="0.00000000121" calcext:value-type="float">
            <text:p>1.21E-09</text:p>
          </table:table-cell>
          <table:table-cell office:value-type="float" office:value="0.000000421" calcext:value-type="float">
            <text:p>0.000000421</text:p>
          </table:table-cell>
          <table:table-cell office:value-type="float" office:value="1.12" calcext:value-type="float">
            <text:p>1.12</text:p>
          </table:table-cell>
          <table:table-cell office:value-type="float" office:value="13954" calcext:value-type="float">
            <text:p>13954</text:p>
          </table:table-cell>
          <table:table-cell office:value-type="float" office:value="7016" calcext:value-type="float">
            <text:p>7016</text:p>
          </table:table-cell>
          <table:table-cell office:value-type="float" office:value="2003" calcext:value-type="float">
            <text:p>200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SCD5 <text:s/>- <text:s/>stearoyl-coa desaturase 5, HNRNPA0 <text:s/>- <text:s/>heterogeneous nuclear ribonucleoprotein a0, LRRC16A <text:s/>- <text:s/>leucine rich repeat containing 16a, PNN <text:s/>- <text:s/>pinin, desmosome associated protein, ABAT <text:s/>- <text:s/>4-aminobutyrate aminotransferase, DCD <text:s/>- <text:s/>dermcidin, GRHL2 <text:s/>- <text:s/>grainyhead-like 2 (drosophila), OS9 <text:s/>- <text:s/>osteosarcoma amplified 9, endoplasmic reticulum lectin, SERINC3 <text:s/>- <text:s/>serine incorporator 3, CDC42BPG <text:s/>- <text:s/>cdc42 binding protein kinase gamma (dmpk-like), GCNT2 <text:s/>- <text:s/>glucosaminyl (n-acetyl) transferase 2, i-branching enzyme (i blood group), PNRC1 <text:s/>- <text:s/>proline-rich nuclear receptor coactivator 1, ACACA <text:s/>- <text:s/>acetyl-coa carboxylase alpha, GCH1 <text:s/>- <text:s/>gtp cyclohydrolase 1, ACAT1 <text:s/>- <text:s/>acetyl-coa acetyltransferase 1, GK <text:s/>- <text:s/>glycerol kinase, ACAT2 <text:s/>- <text:s/>acetyl-coa acetyltransferase 2, PLK1 <text:s/>- <text:s/>polo-like kinase 1, BRD8 <text:s/>- <text:s/>bromodomain containing 8, ANP32A <text:s/>- <text:s/>acidic (leucine-rich) nuclear phosphoprotein 32 family, member a, GPC3 <text:s/>- <text:s/>glypican 3, PLP1 <text:s/>- <text:s/>proteolipid protein 1, ZNF556 <text:s/>- <text:s/>zinc finger protein 556, DEPDC1 <text:s/>- <text:s/>dep domain containing 1, ACR <text:s/>- <text:s/>acrosin, ACO2 <text:s/>- <text:s/>aconitase 2, mitochondrial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MMAB <text:s/>- <text:s/>methylmalonic aciduria (cobalamin deficiency) cblb type, KIF16B <text:s/>- <text:s/>kinesin family member 16b, ZNF672 <text:s/>- <text:s/>zinc finger protein 672, GLUL <text:s/>- <text:s/>glutamate-ammonia ligase, NUS1 <text:s/>- <text:s/>nuclear undecaprenyl pyrophosphate synthase 1 homolog (s. cerevisiae), CTSA <text:s/>- <text:s/>cathepsin a, USP20 <text:s/>- <text:s/>ubiquitin specific peptidase 20, HIST3H3 <text:s/>- <text:s/>histone cluster 3, h3, GLS <text:s/>- <text:s/>glutaminase, PPM1A <text:s/>- <text:s/>protein phosphatase, mg2+/mn2+ dependent, 1a, MOGAT1 <text:s/>- <text:s/>monoacylglycerol o-acyltransferase 1, PPM1B <text:s/>- <text:s/>protein phosphatase, mg2+/mn2+ dependent, 1b, ACVR1 <text:s/>- <text:s/>activin a receptor, type i, RNASE9 <text:s/>- <text:s/>ribonuclease, rnase a family, 9 (non-active), GLDC <text:s/>- <text:s/>glycine dehydrogenase (decarboxylating), POU3F4 <text:s/>- <text:s/>pou class 3 homeobox 4, WDR3 <text:s/>- <text:s/>wd repeat domain 3, POU3F3 <text:s/>- <text:s/>pou class 3 homeobox 3, MRPS30 <text:s/>- <text:s/>mitochondrial ribosomal protein s30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ADCYAP1 <text:s/>- <text:s/>adenylate cyclase activating polypeptide 1 (pituitary), POU3F1 <text:s/>- <text:s/>pou class 3 homeobox 1, ENOSF1 <text:s/>- <text:s/>enolase superfamily member 1, POU3F2 <text:s/>- <text:s/>pou class 3 homeobox 2, ZNF275 <text:s/>- <text:s/>zinc finger protein 275, POU2F2 <text:s/>- <text:s/>pou class 2 homeobox 2, ALDH1L1 <text:s/>- <text:s/>aldehyde dehydrogenase 1 family, member l1, POLG <text:s/>- <text:s/>polymerase (dna directed), gamma, SRCAP <text:s/>- <text:s/>snf2-related crebbp activator protein, HES6 <text:s/>- <text:s/>hairy and enhancer of split 6 (drosophila), CHST12 <text:s/>- <text:s/>carbohydrate (chondroitin 4) sulfotransferase 12, POLA1 <text:s/>- <text:s/>polymerase (dna directed), alpha 1, catalytic subunit, DHTKD1 <text:s/>- <text:s/>dehydrogenase e1 and transketolase domain containing 1, L2HGDH <text:s/>- <text:s/>l-2-hydroxyglutarate dehydrogenase, HNRNPUL1 <text:s/>- <text:s/>heterogeneous nuclear ribonucleoprotein u-like 1, HSD17B8 <text:s/>- <text:s/>hydroxysteroid (17-beta) dehydrogenase 8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N4BP2 <text:s/>- <text:s/>nedd4 binding protein 2, HIBADH <text:s/>- <text:s/>3-hydroxyisobutyrate dehydrogenase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RNF122 <text:s/>- <text:s/>ring finger protein 122, PPP2R5C <text:s/>- <text:s/>protein phosphatase 2, regulatory subunit b', gamma, SOX30 <text:s/>- <text:s/>sry (sex determining region y)-box 30, UBE2C <text:s/>- <text:s/>ubiquitin-conjugating enzyme e2c, PPP2R1A <text:s/>- <text:s/>protein phosphatase 2, regulatory subunit a, alpha, SLBP <text:s/>- <text:s/>stem-loop binding protein, TXLNG <text:s/>- <text:s/>taxilin gamma, PPP2R2B <text:s/>- <text:s/>protein phosphatase 2, regulatory subunit b, beta, DDX52 <text:s/>- <text:s/>dead (asp-glu-ala-asp) box polypeptide 52, ZNF526 <text:s/>- <text:s/>zinc finger protein 526, ALG13 <text:s/>- <text:s/>alg13, udp-n-acetylglucosaminyltransferase subunit, FUT8 <text:s/>- <text:s/>fucosyltransferase 8 (alpha (1,6) fucosyltransferase), ABCD2 <text:s/>- <text:s/>atp-binding cassette, sub-family d (ald), member 2, DEK <text:s/>- <text:s/>dek oncogene, RMI2 <text:s/>- <text:s/>recq mediated genome instability 2, ALDH1A1 <text:s/>- <text:s/>aldehyde dehydrogenase 1 family, member a1, DCAKD <text:s/>- <text:s/>dephospho-coa kinase domain containing, LIN28A <text:s/>- <text:s/>lin-28 homolog a (c. elegans), CUL5 <text:s/>- <text:s/>cullin 5, RNF165 <text:s/>- <text:s/>ring finger protein 165, IWS1 <text:s/>- <text:s/>iws1 homolog (s. cerevisiae), TDRKH <text:s/>- <text:s/>tudor and kh domain containing, THAP9 <text:s/>- <text:s/>thap domain containing 9, ZNF768 <text:s/>- <text:s/>zinc finger protein 768, GALNT2 <text:s/>- <text:s/>udp-n-acetyl-alpha-d-galactosamine:polypeptide n-acetylgalactosaminyltransferase 2 (galnac-t2), PRODH <text:s/>- <text:s/>proline dehydrogenase (oxidase) 1, TTLL7 <text:s/>- <text:s/>tubulin tyrosine ligase-like family, member 7, GALT <text:s/>- <text:s/>galactose-1-phosphate uridylyltransferase, SLC16A11 <text:s/>- <text:s/>solute carrier family 16, member 11, E2F8 <text:s/>- <text:s/>e2f transcription factor 8, SLC25A25 <text:s/>- <text:s/>solute carrier family 25 (mitochondrial carrier; phosphate carrier), member 25, ALDOB <text:s/>- <text:s/>aldolase b, fructose-bisphosphate, ATF7 <text:s/>- <text:s/>activating transcription factor 7, ZNF416 <text:s/>- <text:s/>zinc finger protein 416, AMD1 <text:s/>- <text:s/>adenosylmethionine decarboxylase 1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OSBPL9 <text:s/>- <text:s/>oxysterol binding protein-like 9, PRKCZ <text:s/>- <text:s/>protein kinase c, zeta, PRKCSH <text:s/>- <text:s/>protein kinase c substrate 80k-h, OSBPL6 <text:s/>- <text:s/>oxysterol binding protein-like 6, CCDC88A <text:s/>- <text:s/>coiled-coil domain containing 88a, NUP214 <text:s/>- <text:s/>nucleoporin 214kda, BRD3 <text:s/>- <text:s/>bromodomain containing 3, GART <text:s/>- <text:s/>phosphoribosylglycinamide formyltransferase, phosphoribosylglycinamide synthetase, phosphoribosylaminoimidazole synthetase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HYKK <text:s/>- <text:s/>hydroxylysine kinase, GSTZ1 <text:s/>- <text:s/>glutathione s-transferase zeta 1, NUDT2 <text:s/>- <text:s/>nudix (nucleoside diphosphate linked moiety x)-type motif 2, RNF220 <text:s/>- <text:s/>ring finger protein 220, MSH6 <text:s/>- <text:s/>muts homolog 6 (e. coli), CHP1 <text:s/>- <text:s/>calcineurin-like ef-hand protein 1, ZNF132 <text:s/>- <text:s/>zinc finger protein 132, BOLA2B <text:s/>- <text:s/>bola homolog 2b (e. coli), GUCY1B3 <text:s/>- <text:s/>guanylate cyclase 1, soluble, beta 3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PDE1B <text:s/>- <text:s/>phosphodiesterase 1b, calmodulin-dependent, RNF31 <text:s/>- <text:s/>ring finger protein 31, SAP130 <text:s/>- <text:s/>sin3a-associated protein, 130kda, H2AFX <text:s/>- <text:s/>h2a histone family, member x, PDE7A <text:s/>- <text:s/>phosphodiesterase 7a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HAGH <text:s/>- <text:s/>hydroxyacylglutathione hydrolase, LRP8 <text:s/>- <text:s/>low density lipoprotein receptor-related protein 8, apolipoprotein e receptor, PCNA <text:s/>- <text:s/>proliferating cell nuclear antigen, PRDM2 <text:s/>- <text:s/>pr domain containing 2, with znf domain, LSM6 <text:s/>- <text:s/>lsm6 homolog, u6 small nuclear rna associated (s. cerevisiae), PCK2 <text:s/>- <text:s/>phosphoenolpyruvate carboxykinase 2 (mitochondrial), MAP3K12 <text:s/>- <text:s/>mitogen-activated protein kinase kinase kinase 12, ISCA2 <text:s/>- <text:s/>iron-sulfur cluster assembly 2, FICD <text:s/>- <text:s/>fic domain containing, PCSK2 <text:s/>- <text:s/>proprotein convertase subtilisin/kexin type 2, C14orf1 <text:s/>- <text:s/>chromosome 14 open reading frame 1, PRPF38B <text:s/>- <text:s/>prp38 pre-mrna processing factor 38 (yeast) domain containing b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ANKZF1 <text:s/>- <text:s/>ankyrin repeat and zinc finger domain containing 1, KAT7 <text:s/>- <text:s/>k(lysine) acetyltransferase 7, XDH <text:s/>- <text:s/>xanthine dehydrogenase, PGK2 <text:s/>- <text:s/>phosphoglycerate kinase 2, PGM3 <text:s/>- <text:s/>phosphoglucomutase 3, ZNF444 <text:s/>- <text:s/>zinc finger protein 444, GOLGA2 <text:s/>- <text:s/>golgin a2, GNS <text:s/>- <text:s/>glucosamine (n-acetyl)-6-sulfatase, CDK14 <text:s/>- <text:s/>cyclin-dependent kinase 14, GOT1 <text:s/>- <text:s/>glutamic-oxaloacetic transaminase 1, soluble, BAHD1 <text:s/>- <text:s/>bromo adjacent homology domain containing 1, ATP1B1 <text:s/>- <text:s/>atpase, na+/k+ transporting, beta 1 polypeptide, PGC <text:s/>- <text:s/>progastricsin (pepsinogen c), AGPAT5 <text:s/>- <text:s/>1-acylglycerol-3-phosphate o-acyltransferase 5, MORC2 <text:s/>- <text:s/>morc family cw-type zinc finger 2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PHEX <text:s/>- <text:s/>phosphate regulating endopeptidase homolog, x-linked, MLXIP <text:s/>- <text:s/>mlx interacting protein, ENPP4 <text:s/>- <text:s/>ectonucleotide pyrophosphatase/phosphodiesterase 4 (putative), SPPL3 <text:s/>- <text:s/>signal peptide peptidase like 3, FOXN4 <text:s/>- <text:s/>forkhead box n4, PEX7 <text:s/>- <text:s/>peroxisomal biogenesis factor 7, IMMP1L <text:s/>- <text:s/>imp1 inner mitochondrial membrane peptidase-like (s. cerevisiae), ADNP2 <text:s/>- <text:s/>adnp homeobox 2, FBXL8 <text:s/>- <text:s/>f-box and leucine-rich repeat protein 8, PER1 <text:s/>- <text:s/>period circadian clock 1, ATP5E <text:s/>- <text:s/>atp synthase, h+ transporting, mitochondrial f1 complex, epsilon subunit, VRK1 <text:s/>- <text:s/>vaccinia related kinase 1, PI4K2A <text:s/>- <text:s/>phosphatidylinositol 4-kinase type 2 alpha, TRPV1 <text:s/>- <text:s/>transient receptor potential cation channel, subfamily v, member 1, ATP5G1 <text:s/>- <text:s/>atp synthase, h+ transporting, mitochondrial fo complex, subunit c1 (subunit 9), WARS <text:s/>- <text:s/>tryptophanyl-trna synthetase, ALDH7A1 <text:s/>- <text:s/>aldehyde dehydrogenase 7 family, member a1, NKX3-2 <text:s/>- <text:s/>nk3 homeobox 2, PITX2 <text:s/>- <text:s/>paired-like homeodomain 2, PITX3 <text:s/>- <text:s/>paired-like homeodomain 3, ZNF343 <text:s/>- <text:s/>zinc finger protein 343, ADAMTS15 <text:s/>- <text:s/>adam metallopeptidase with thrombospondin type 1 motif, 15, GSTO2 <text:s/>- <text:s/>glutathione s-transferase omega 2, B2M <text:s/>- <text:s/>beta-2-microglobulin, PIK3R1 <text:s/>- <text:s/>phosphoinositide-3-kinase, regulatory subunit 1 (alpha), TYW1 <text:s/>- <text:s/>trna-yw synthesizing protein 1 homolog (s. cerevisiae), GPX4 <text:s/>- <text:s/>glutathione peroxidase 4, GRIN2A <text:s/>- <text:s/>glutamate receptor, ionotropic, n-methyl d-aspartate 2a, ZIC1 <text:s/>- <text:s/>zic family member 1, SF1 <text:s/>- <text:s/>splicing factor 1, ZNF711 <text:s/>- <text:s/>zinc finger protein 711, CYP2R1 <text:s/>- <text:s/>cytochrome p450, family 2, subfamily r, polypeptide 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BCKDHB <text:s/>- <text:s/>branched chain keto acid dehydrogenase e1, beta polypeptide, BCAT2 <text:s/>- <text:s/>branched chain amino-acid transaminase 2, mitochondrial, QRSL1 <text:s/>- <text:s/>glutaminyl-trna synthase (glutamine-hydrolyzing)-like 1, PDIA3 <text:s/>- <text:s/>protein disulfide isomerase family a, member 3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SPEG <text:s/>- <text:s/>speg complex locus, RECQL <text:s/>- <text:s/>recq protein-like (dna helicase q1-like), ZFP36L2 <text:s/>- <text:s/>zfp36 ring finger protein-like 2, KLF9 <text:s/>- <text:s/>kruppel-like factor 9, APLF <text:s/>- <text:s/>aprataxin and pnkp like factor, BLM <text:s/>- <text:s/>bloom syndrome, recq helicase-like, SYNGAP1 <text:s/>- <text:s/>synaptic ras gtpase activating protein 1, ALG12 <text:s/>- <text:s/>alg12, alpha-1,6-mannosyltransferase, PER2 <text:s/>- <text:s/>period circadian clock 2, LOC344967 <text:s/>- <text:s/>acyl-coa thioesterase 7 pseudogene, ST3GAL5 <text:s/>- <text:s/>st3 beta-galactoside alpha-2,3-sialyltransferase 5, HOXD3 <text:s/>- <text:s/>homeobox d3, BLVRA <text:s/>- <text:s/>biliverdin reductase a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GGCT <text:s/>- <text:s/>gamma-glutamylcyclotransferase, GID4 <text:s/>- <text:s/>gid complex subunit 4, OLIG2 <text:s/>- <text:s/>oligodendrocyte lineage transcription factor 2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DDX54 <text:s/>- <text:s/>dead (asp-glu-ala-asp) box polypeptide 54, RNF4 <text:s/>- <text:s/>ring finger protein 4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HERC2 <text:s/>- <text:s/>hect and rld domain containing e3 ubiquitin protein ligase 2, RORB <text:s/>- <text:s/>rar-related orphan receptor b, RORC <text:s/>- <text:s/>rar-related orphan receptor c, SRRM1 <text:s/>- <text:s/>serine/arginine repetitive matrix 1, KCTD9 <text:s/>- <text:s/>potassium channel tetramerization domain containing 9, MBTD1 <text:s/>- <text:s/>mbt domain containing 1, VKORC1 <text:s/>- <text:s/>vitamin k epoxide reductase complex, subunit 1, AKAP8 <text:s/>- <text:s/>a kinase (prka) anchor protein 8, BARHL2 <text:s/>- <text:s/>barh-like homeobox 2, HSPA5 <text:s/>- <text:s/>heat shock 70kda protein 5 (glucose-regulated protein, 78kda), PCSK4 <text:s/>- <text:s/>proprotein convertase subtilisin/kexin type 4, PCYOX1L <text:s/>- <text:s/>prenylcysteine oxidase 1 like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ALDH4A1 <text:s/>- <text:s/>aldehyde dehydrogenase 4 family, member a1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RPN2 <text:s/>- <text:s/>ribophorin ii, HOXB13 <text:s/>- <text:s/>homeobox b13, HK2 <text:s/>- <text:s/>hexokinase 2, RPLP1 <text:s/>- <text:s/>ribosomal protein, large, p1, MRPS12 <text:s/>- <text:s/>mitochondrial ribosomal protein s12, SLC25A17 <text:s/>- <text:s/>solute carrier family 25 (mitochondrial carrier; peroxisomal membrane protein, 34kda), member 17, CDK15 <text:s/>- <text:s/>cyclin-dependent kinase 15, RPLP0 <text:s/>- <text:s/>ribosomal protein, large, p0, NOL6 <text:s/>- <text:s/>nucleolar protein 6 (rna-associated), CDC23 <text:s/>- <text:s/>cell division cycle 23, NCOA2 <text:s/>- <text:s/>nuclear receptor coactivator 2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SATL1 <text:s/>- <text:s/>spermidine/spermine n1-acetyl transferase-like 1, RAVER1 <text:s/>- <text:s/>ribonucleoprotein, ptb-binding 1, HOXB4 <text:s/>- <text:s/>homeobox b4, CTSF <text:s/>- <text:s/>cathepsin f, CCNF <text:s/>- <text:s/>cyclin f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FABP9 <text:s/>- <text:s/>fatty acid binding protein 9, testis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MRPL41 <text:s/>- <text:s/>mitochondrial ribosomal protein l41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SERPINA6 <text:s/>- <text:s/>serpin peptidase inhibitor, clade a (alpha-1 antiproteinase, antitrypsin), member 6, ZFP3 <text:s/>- <text:s/>zfp3 zinc finger protein, CDS2 <text:s/>- <text:s/>cdp-diacylglycerol synthase (phosphatidate cytidylyltransferase) 2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HMGCR <text:s/>- <text:s/>3-hydroxy-3-methylglutaryl-coa reductase, HMGCS1 <text:s/>- <text:s/>3-hydroxy-3-methylglutaryl-coa synthase 1 (soluble), CCNC <text:s/>- <text:s/>cyclin c, LYPLA1 <text:s/>- <text:s/>lysophospholipase i, AFMID <text:s/>- <text:s/>arylformamidase, PRMT5 <text:s/>- <text:s/>protein arginine methyltransferase 5, RRBP1 <text:s/>- <text:s/>ribosome binding protein 1, HMX2 <text:s/>- <text:s/>h6 family homeobox 2, CDC6 <text:s/>- <text:s/>cell division cycle 6, FOXK2 <text:s/>- <text:s/>forkhead box k2, CDC25A <text:s/>- <text:s/>cell division cycle 25a, RMND5A <text:s/>- <text:s/>required for meiotic nuclear division 5 homolog a (s. cerevisiae), CDC20 <text:s/>- <text:s/>cell division cycle 20, CDK1 <text:s/>- <text:s/>cyclin-dependent kinase 1, KCNAB2 <text:s/>- <text:s/>potassium voltage-gated channel, shaker-related subfamily, beta member 2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AEN <text:s/>- <text:s/>apoptosis enhancing nuclease, RBMX <text:s/>- <text:s/>rna binding motif protein, x-linked, ETAA1 <text:s/>- <text:s/>ewing tumor-associated antigen 1, PIK3R3 <text:s/>- <text:s/>phosphoinositide-3-kinase, regulatory subunit 3 (gamma), CD74 <text:s/>- <text:s/>cd74 molecule, major histocompatibility complex, class ii invariant chain, ZNF574 <text:s/>- <text:s/>zinc finger protein 574, POLL <text:s/>- <text:s/>polymerase (dna directed), lambda, USP16 <text:s/>- <text:s/>ubiquitin specific peptidase 16, UBE2S <text:s/>- <text:s/>ubiquitin-conjugating enzyme e2s, ILF2 <text:s/>- <text:s/>interleukin enhancer binding factor 2, CDC14B <text:s/>- <text:s/>cell division cycle 14b, ENTPD1 <text:s/>- <text:s/>ectonucleoside triphosphate diphosphohydrolase 1, IGF2BP2 <text:s/>- <text:s/>insulin-like growth factor 2 mrna binding protein 2, IL4 <text:s/>- <text:s/>interleukin 4, PSMA5 <text:s/>- <text:s/>proteasome (prosome, macropain) subunit, alpha type, 5, PSMA3 <text:s/>- <text:s/>proteasome (prosome, macropain) subunit, alpha type, 3, METTL17 <text:s/>- <text:s/>methyltransferase like 17, CECR5 <text:s/>- <text:s/>cat eye syndrome chromosome region, candidate 5, DMRT2 <text:s/>- <text:s/>doublesex and mab-3 related transcription factor 2, PIR <text:s/>- <text:s/>pirin (iron-binding nuclear protein), MAT2B <text:s/>- <text:s/>methionine adenosyltransferase ii, beta, SP9 <text:s/>- <text:s/>sp9 transcription factor, PSMD10 <text:s/>- <text:s/>proteasome (prosome, macropain) 26s subunit, non-atpase, 10, IL6ST <text:s/>- <text:s/>interleukin 6 signal transducer (gp130, oncostatin m receptor), PITRM1 <text:s/>- <text:s/>pitrilysin metallopeptidase 1, PSME2 <text:s/>- <text:s/>proteasome (prosome, macropain) activator subunit 2 (pa28 beta), PSPH <text:s/>- <text:s/>phosphoserine phosphatase, ALDH8A1 <text:s/>- <text:s/>aldehyde dehydrogenase 8 family, member a1, NADK2 <text:s/>- <text:s/>nad kinase 2, mitochondrial, TYSND1 <text:s/>- <text:s/>trypsin domain containing 1, IRS1 <text:s/>- <text:s/>insulin receptor substrate 1, ZNF25 <text:s/>- <text:s/>zinc finger protein 25, ISL1 <text:s/>- <text:s/>isl lim homeobox 1, PTGER4 <text:s/>- <text:s/>prostaglandin e receptor 4 (subtype ep4), ZBTB8OS <text:s/>- <text:s/>zinc finger and btb domain containing 8 opposite strand, KHSRP <text:s/>- <text:s/>kh-type splicing regulatory protein, POLR1E <text:s/>- <text:s/>polymerase (rna) i polypeptide e, 53kda, CEBPG <text:s/>- <text:s/>ccaat/enhancer binding protein (c/ebp), gamma, GZF1 <text:s/>- <text:s/>gdnf-inducible zinc finger protein 1, INSIG1 <text:s/>- <text:s/>insulin induced gene 1, HSD17B6 <text:s/>- <text:s/>hydroxysteroid (17-beta) dehydrogenase 6, INSM1 <text:s/>- <text:s/>insulinoma-associated 1, NPC2 <text:s/>- <text:s/>niemann-pick disease, type c2, KLHL25 <text:s/>- <text:s/>kelch-like family member 25, PCBP3 <text:s/>- <text:s/>poly(rc) binding protein 3, CDKN3 <text:s/>- <text:s/>cyclin-dependent kinase inhibitor 3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SLC19A2 <text:s/>- <text:s/>solute carrier family 19 (thiamine transporter), member 2, MED19 <text:s/>- <text:s/>mediator complex subunit 19, FOLH1B <text:s/>- <text:s/>folate hydrolase 1b, RRN3 <text:s/>- <text:s/>rrn3 rna polymerase i transcription factor homolog (s. cerevisiae), SLC17A3 <text:s/>- <text:s/>solute carrier family 17 (organic anion transporter), member 3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PDE7B <text:s/>- <text:s/>phosphodiesterase 7b, ATP5S <text:s/>- <text:s/>atp synthase, h+ transporting, mitochondrial fo complex, subunit s (factor b), TFB2M <text:s/>- <text:s/>transcription factor b2, mitochondrial, PYCR1 <text:s/>- <text:s/>pyrroline-5-carboxylate reductase 1, PEX2 <text:s/>- <text:s/>peroxisomal biogenesis factor 2, LHX5 <text:s/>- <text:s/>lim homeobox 5, VSX2 <text:s/>- <text:s/>visual system homeobox 2, CHKA <text:s/>- <text:s/>choline kinase alpha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GLS2 <text:s/>- <text:s/>glutaminase 2 (liver, mitochondrial), SOX14 <text:s/>- <text:s/>sry (sex determining region y)-box 14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DDX56 <text:s/>- <text:s/>dead (asp-glu-ala-asp) box helicase 56, ZNF513 <text:s/>- <text:s/>zinc finger protein 513, MIER2 <text:s/>- <text:s/>mesoderm induction early response 1, family member 2, OARD1 <text:s/>- <text:s/>o-acyl-adp-ribose deacylase 1, MRPL50 <text:s/>- <text:s/>mitochondrial ribosomal protein l50, USP21 <text:s/>- <text:s/>ubiquitin specific peptidase 21, ZBTB9 <text:s/>- <text:s/>zinc finger and btb domain containing 9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CTSL3P <text:s/>- <text:s/>cathepsin l family member 3, pseudogene, KLF1 <text:s/>- <text:s/>kruppel-like factor 1 (erythroid), MCCC2 <text:s/>- <text:s/>methylcrotonoyl-coa carboxylase 2 (beta), RARA <text:s/>- <text:s/>retinoic acid receptor, alpha, FOXB1 <text:s/>- <text:s/>forkhead box b1, JMJD1C <text:s/>- <text:s/>jumonji domain containing 1c, RBL2 <text:s/>- <text:s/>retinoblastoma-like 2 (p130), MBOAT2 <text:s/>- <text:s/>membrane bound o-acyltransferase domain containing 2, NEUROG2 <text:s/>- <text:s/>neurogenin 2, RBM4 <text:s/>- <text:s/>rna binding motif protein 4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RBP4 <text:s/>- <text:s/>retinol binding protein 4, plasma, RDH5 <text:s/>- <text:s/>retinol dehydrogenase 5 (11-cis/9-cis), CUL3 <text:s/>- <text:s/>cullin 3, CKB <text:s/>- <text:s/>creatine kinase, brain, TTF2 <text:s/>- <text:s/>transcription termination factor, rna polymerase ii, SULT1A4 <text:s/>- <text:s/>sulfotransferase family, cytosolic, 1a, phenol-preferring, member 4, DMRTC2 <text:s/>- <text:s/>dmrt-like family c2, KLF11 <text:s/>- <text:s/>kruppel-like factor 11, TPST1 <text:s/>- <text:s/>tyrosylprotein sulfotransferase 1, ZMYND8 <text:s/>- <text:s/>zinc finger, mynd-type containing 8, LHX1 <text:s/>- <text:s/>lim homeobox 1, NFATC2IP <text:s/>- <text:s/>nuclear factor of activated t-cells, cytoplasmic, calcineurin-dependent 2 interacting protein, FBXO18 <text:s/>- <text:s/>f-box protein, helicase, 18, ZDHHC3 <text:s/>- <text:s/>zinc finger, dhhc-type containing 3, FIZ1 <text:s/>- <text:s/>flt3-interacting zinc finger 1, CYP39A1 <text:s/>- <text:s/>cytochrome p450, family 39, subfamily a, polypeptide 1, LTV1 <text:s/>- <text:s/>ltv1 homolog (s. cerevisiae)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SOX4 <text:s/>- <text:s/>sry (sex determining region y)-box 4, CPD <text:s/>- <text:s/>carboxypeptidase d, GRHL3 <text:s/>- <text:s/>grainyhead-like 3 (drosophila), LPL <text:s/>- <text:s/>lipoprotein lipase, PIP5KL1 <text:s/>- <text:s/>phosphatidylinositol-4-phosphate 5-kinase-like 1, CCNB1IP1 <text:s/>- <text:s/>cyclin b1 interacting protein 1, e3 ubiquitin protein ligase, SOX1 <text:s/>- <text:s/>sry (sex determining region y)-box 1, ACOT9 <text:s/>- <text:s/>acyl-coa thioesterase 9, UBAP1 <text:s/>- <text:s/>ubiquitin associated protein 1, ORC3 <text:s/>- <text:s/>origin recognition complex, subunit 3, POLD4 <text:s/>- <text:s/>polymerase (dna-directed), delta 4, accessory subunit, ORC6 <text:s/>- <text:s/>origin recognition complex, subunit 6, SON <text:s/>- <text:s/>son dna binding protein, HES4 <text:s/>- <text:s/>hairy and enhancer of split 4 (drosophila), RAB40C <text:s/>- <text:s/>rab40c, member ras oncogene family, ADHFE1 <text:s/>- <text:s/>alcohol dehydrogenase, iron containing, 1, LIPA <text:s/>- <text:s/>lipase a, lysosomal acid, cholesterol esterase, LIMK2 <text:s/>- <text:s/>lim domain kinase 2, ATF6B <text:s/>- <text:s/>activating transcription factor 6 beta, MPND <text:s/>- <text:s/>mpn domain containing, IER5 <text:s/>- <text:s/>immediate early response 5, LMAN1 <text:s/>- <text:s/>lectin, mannose-binding, 1, SNRPD2 <text:s/>- <text:s/>small nuclear ribonucleoprotein d2 polypeptide 16.5kda, ANAPC5 <text:s/>- <text:s/>anaphase promoting complex subunit 5, ENOPH1 <text:s/>- <text:s/>enolase-phosphatase 1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NT5C1A <text:s/>- <text:s/>5'-nucleotidase, cytosolic ia, ACTL6B <text:s/>- <text:s/>actin-like 6b, UBR5 <text:s/>- <text:s/>ubiquitin protein ligase e3 component n-recognin 5, PCYT1B <text:s/>- <text:s/>phosphate cytidylyltransferase 1, choline, beta, SSBP3 <text:s/>- <text:s/>single stranded dna binding protein 3, PLA2G15 <text:s/>- <text:s/>phospholipase a2, group xv, MID1IP1 <text:s/>- <text:s/>mid1 interacting protein 1, DMRT3 <text:s/>- <text:s/>doublesex and mab-3 related transcription factor 3, LBR <text:s/>- <text:s/>lamin b receptor, ONECUT2 <text:s/>- <text:s/>one cut homeobox 2, PLD3 <text:s/>- <text:s/>phospholipase d family, member 3, AFF3 <text:s/>- <text:s/>af4/fmr2 family, member 3, KLF6 <text:s/>- <text:s/>kruppel-like factor 6, PRKD3 <text:s/>- <text:s/>protein kinase d3, SCPEP1 <text:s/>- <text:s/>serine carboxypeptidase 1, CSTF1 <text:s/>- <text:s/>cleavage stimulation factor, 3' pre-rna, subunit 1, 50kda, CHD6 <text:s/>- <text:s/>chromodomain helicase dna binding protein 6, POLR1B <text:s/>- <text:s/>polymerase (rna) i polypeptide b, 128kda, FAM126A <text:s/>- <text:s/>family with sequence similarity 126, member a, MED23 <text:s/>- <text:s/>mediator complex subunit 23, HINT2 <text:s/>- <text:s/>histidine triad nucleotide binding protein 2, T <text:s/>- <text:s/>t, brachyury homolog (mouse), PRPF40B <text:s/>- <text:s/>prp40 pre-mrna processing factor 40 homolog b (s. cerevisiae), ASB7 <text:s/>- <text:s/>ankyrin repeat and socs box containing 7, GTF2IRD2 <text:s/>- <text:s/>gtf2i repeat domain containing 2, CTH <text:s/>- <text:s/>cystathionase (cystathionine gamma-lyase), RASAL2 <text:s/>- <text:s/>ras protein activator like 2, HSD17B12 <text:s/>- <text:s/>hydroxysteroid (17-beta) dehydrogenase 12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FAR1 <text:s/>- <text:s/>fatty acyl coa reductase 1, CREB3L3 <text:s/>- <text:s/>camp responsive element binding protein 3-like 3, PLEKHA8 <text:s/>- <text:s/>pleckstrin homology domain containing, family a (phosphoinositide binding specific) member 8, CTSL <text:s/>- <text:s/>cathepsin l, PPIL2 <text:s/>- <text:s/>peptidylprolyl isomerase (cyclophilin)-like 2, ELOVL5 <text:s/>- <text:s/>elovl fatty acid elongase 5, SDF2L1 <text:s/>- <text:s/>stromal cell-derived factor 2-like 1, USP30 <text:s/>- <text:s/>ubiquitin specific peptidase 30, PTF1A <text:s/>- <text:s/>pancreas specific transcription factor, 1a, KPNA2 <text:s/>- <text:s/>karyopherin alpha 2 (rag cohort 1, importin alpha 1), SBDS <text:s/>- <text:s/>shwachman-bodian-diamond syndrome, KPNB1 <text:s/>- <text:s/>karyopherin (importin) beta 1, LIPG <text:s/>- <text:s/>lipase, endothelial, CTSV <text:s/>- <text:s/>cathepsin v, TRAPPC12 <text:s/>- <text:s/>trafficking protein particle complex 12, ZBTB46 <text:s/>- <text:s/>zinc finger and btb domain containing 46, FKBP8 <text:s/>- <text:s/>fk506 binding protein 8, 38kda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MECR <text:s/>- <text:s/>mitochondrial trans-2-enoyl-coa reductase, NEK7 <text:s/>- <text:s/>nima-related kinase 7, NAA11 <text:s/>- <text:s/>n(alpha)-acetyltransferase 11, nata catalytic subunit, CDKL5 <text:s/>- <text:s/>cyclin-dependent kinase-like 5, SNRNP40 <text:s/>- <text:s/>small nuclear ribonucleoprotein 40kda (u5), SLC25A19 <text:s/>- <text:s/>solute carrier family 25 (mitochondrial thiamine pyrophosphate carrier), member 19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PAPPA2 <text:s/>- <text:s/>pappalysin 2, CRKL <text:s/>- <text:s/>v-crk avian sarcoma virus ct10 oncogene homolog-like, POLDIP3 <text:s/>- <text:s/>polymerase (dna-directed), delta interacting protein 3, CELF6 <text:s/>- <text:s/>cugbp, elav-like family member 6, MRPL51 <text:s/>- <text:s/>mitochondrial ribosomal protein l51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CELA2A <text:s/>- <text:s/>chymotrypsin-like elastase family, member 2a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SCP2D1 <text:s/>- <text:s/>scp2 sterol-binding domain containing 1, ZNF324 <text:s/>- <text:s/>zinc finger protein 324, GTF3C5 <text:s/>- <text:s/>general transcription factor iiic, polypeptide 5, 63kda, ZNF397 <text:s/>- <text:s/>zinc finger protein 397, HMGN3 <text:s/>- <text:s/>high mobility group nucleosomal binding domain 3, PHF6 <text:s/>- <text:s/>phd finger protein 6, SQLE <text:s/>- <text:s/>squalene epoxidase, ZNF683 <text:s/>- <text:s/>zinc finger protein 683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SRM <text:s/>- <text:s/>spermidine synthase, ZNF280B <text:s/>- <text:s/>zinc finger protein 280b, LACRT <text:s/>- <text:s/>lacritin, DDT <text:s/>- <text:s/>d-dopachrome tautomerase, ZNF385A <text:s/>- <text:s/>zinc finger protein 385a, SIN3A <text:s/>- <text:s/>sin3 transcription regulator family member a, DDC <text:s/>- <text:s/>dopa decarboxylase (aromatic l-amino acid decarboxylase), MAP3K10 <text:s/>- <text:s/>mitogen-activated protein kinase kinase kinase 10, GLB1L2 <text:s/>- <text:s/>galactosidase, beta 1-like 2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CBX8 <text:s/>- <text:s/>chromobox homolog 8, ZNF628 <text:s/>- <text:s/>zinc finger protein 628, ZDHHC5 <text:s/>- <text:s/>zinc finger, dhhc-type containing 5, MLLT1 <text:s/>- <text:s/>myeloid/lymphoid or mixed-lineage leukemia (trithorax homolog, drosophila); translocated to, 1, BRIP1 <text:s/>- <text:s/>brca1 interacting protein c-terminal helicase 1, NUMBL <text:s/>- <text:s/>numb homolog (drosophila)-like, RPS6KA5 <text:s/>- <text:s/>ribosomal protein s6 kinase, 90kda, polypeptide 5, SUFU <text:s/>- <text:s/>suppressor of fused homolog (drosophila), ANAPC15 <text:s/>- <text:s/>anaphase promoting complex subunit 15, STK17B <text:s/>- <text:s/>serine/threonine kinase 17b, INTS7 <text:s/>- <text:s/>integrator complex subunit 7, PADI3 <text:s/>- <text:s/>peptidyl arginine deiminase, type iii, LCLAT1 <text:s/>- <text:s/>lysocardiolipin acyltransferase 1, MN1 <text:s/>- <text:s/>meningioma (disrupted in balanced translocation) 1, ZNF551 <text:s/>- <text:s/>zinc finger protein 551, PPM1H <text:s/>- <text:s/>protein phosphatase, mg2+/mn2+ dependent, 1h, RAB11B <text:s/>- <text:s/>rab11b, member ras oncogene family, CACUL1 <text:s/>- <text:s/>cdk2-associated, cullin domain 1, ZNF473 <text:s/>- <text:s/>zinc finger protein 473, ALDH6A1 <text:s/>- <text:s/>aldehyde dehydrogenase 6 family, member a1, MNT <text:s/>- <text:s/>mnt, max dimerization protein, DDX10 <text:s/>- <text:s/>dead (asp-glu-ala-asp) box polypeptide 10, MOCS1 <text:s/>- <text:s/>molybdenum cofactor synthesis 1, UPB1 <text:s/>- <text:s/>ureidopropionase, beta, ZMYM5 <text:s/>- <text:s/>zinc finger, mym-type 5, SCML1 <text:s/>- <text:s/>sex comb on midleg-like 1 (drosophila), LTN1 <text:s/>- <text:s/>listerin e3 ubiquitin protein ligase 1, AURKB <text:s/>- <text:s/>aurora kinase b, SC5D <text:s/>- <text:s/>sterol-c5-desaturase, HIST1H2BA <text:s/>- <text:s/>histone cluster 1, h2ba, BUB3 <text:s/>- <text:s/>bub3 mitotic checkpoint protein, ARID1B <text:s/>- <text:s/>at rich interactive domain 1b (swi1-like), NME9 <text:s/>- <text:s/>nme/nm23 family member 9, MED30 <text:s/>- <text:s/>mediator complex subunit 30, MEF2D <text:s/>- <text:s/>myocyte enhancer factor 2d, OSBPL3 <text:s/>- <text:s/>oxysterol binding protein-like 3, BRWD1 <text:s/>- <text:s/>bromodomain and wd repeat domain containing 1, TICRR <text:s/>- <text:s/>topbp1-interacting checkpoint and replication regulator, USP42 <text:s/>- <text:s/>ubiquitin specific peptidase 42, DAXX <text:s/>- <text:s/>death-domain associated protein, TMEM55B <text:s/>- <text:s/>transmembrane protein 55b, SHC3 <text:s/>- <text:s/>shc (src homology 2 domain containing) transforming protein 3, PANK1 <text:s/>- <text:s/>pantothenate kinase 1, DGKB <text:s/>- <text:s/>diacylglycerol kinase, beta 90kda, DAPK1 <text:s/>- <text:s/>death-associated protein kinase 1, PPP1R1B <text:s/>- <text:s/>protein phosphatase 1, regulatory (inhibitor) subunit 1b, RAD9B <text:s/>- <text:s/>rad9 homolog b (s. pombe), SARS <text:s/>- <text:s/>seryl-trna synthetase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SLC28A2 <text:s/>- <text:s/>solute carrier family 28 (concentrative nucleoside transporter), member 2, ATRIP <text:s/>- <text:s/>atr interacting protein, ANAPC11 <text:s/>- <text:s/>anaphase promoting complex subunit 11, CCNE2 <text:s/>- <text:s/>cyclin e2, EPC2 <text:s/>- <text:s/>enhancer of polycomb homolog 2 (drosophila)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DUSP6 <text:s/>- <text:s/>dual specificity phosphatase 6, TBX19 <text:s/>- <text:s/>t-box 19, TBX18 <text:s/>- <text:s/>t-box 18, MKL1 <text:s/>- <text:s/>megakaryoblastic leukemia (translocation) 1, SLC2A1 <text:s/>- <text:s/>solute carrier family 2 (facilitated glucose transporter), member 1, ABHD12 <text:s/>- <text:s/>abhydrolase domain containing 12, LCMT1 <text:s/>- <text:s/>leucine carboxyl methyltransferase 1, ZC3H12C <text:s/>- <text:s/>zinc finger ccch-type containing 12c, MCM4 <text:s/>- <text:s/>minichromosome maintenance complex component 4, GIGYF2 <text:s/>- <text:s/>grb10 interacting gyf protein 2, MCM3 <text:s/>- <text:s/>minichromosome maintenance complex component 3, MCM5 <text:s/>- <text:s/>minichromosome maintenance complex component 5, SLC2A4 <text:s/>- <text:s/>solute carrier family 2 (facilitated glucose transporter), member 4, PITPNM2 <text:s/>- <text:s/>phosphatidylinositol transfer protein, membrane-associated 2, HBEGF <text:s/>- <text:s/>heparin-binding egf-like growth factor, MAP3K6 <text:s/>- <text:s/>mitogen-activated protein kinase kinase kinase 6, DTYMK <text:s/>- <text:s/>deoxythymidylate kinase (thymidylate kinase), PPIL1 <text:s/>- <text:s/>peptidylprolyl isomerase (cyclophilin)-like 1, LSS <text:s/>- <text:s/>lanosterol synthase (2,3-oxidosqualene-lanosterol cyclase)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GRWD1 <text:s/>- <text:s/>glutamate-rich wd repeat containing 1, DLG2 <text:s/>- <text:s/>discs, large homolog 2 (drosophila), DLX1 <text:s/>- <text:s/>distal-less homeobox 1, SHH <text:s/>- <text:s/>sonic hedgehog, DLX2 <text:s/>- <text:s/>distal-less homeobox 2, FBXO24 <text:s/>- <text:s/>f-box protein 24, DLX3 <text:s/>- <text:s/>distal-less homeobox 3, FBXO25 <text:s/>- <text:s/>f-box protein 25, DHCR24 <text:s/>- <text:s/>24-dehydrocholesterol reductase, DHCR7 <text:s/>- <text:s/>7-dehydrocholesterol reductase, RHNO1 <text:s/>- <text:s/>rad9-hus1-rad1 interacting nuclear orphan 1, LUM <text:s/>- <text:s/>lumican, ST3GAL3 <text:s/>- <text:s/>st3 beta-galactoside alpha-2,3-sialyltransferase 3, SESN2 <text:s/>- <text:s/>sestrin 2, SIM1 <text:s/>- <text:s/>single-minded homolog 1 (drosophila), BRSK2 <text:s/>- <text:s/>br serine/threonine kinase 2, RPS6KL1 <text:s/>- <text:s/>ribosomal protein s6 kinase-like 1, MPC1 <text:s/>- <text:s/>mitochondrial pyruvate carrier 1, SIX1 <text:s/>- <text:s/>six homeobox 1, TAF1B <text:s/>- <text:s/>tata box binding protein (tbp)-associated factor, rna polymerase i, b, 63kda, SFRP1 <text:s/>- <text:s/>secreted frizzled-related protein 1, PCF11 <text:s/>- <text:s/>pcf11 cleavage and polyadenylation factor subunit, MXD1 <text:s/>- <text:s/>max dimerization protein 1, PIAS4 <text:s/>- <text:s/>protein inhibitor of activated stat, 4, SMAD2 <text:s/>- <text:s/>smad family member 2, DNM2 <text:s/>- <text:s/>dynamin 2, SRSF6 <text:s/>- <text:s/>serine/arginine-rich splicing factor 6, CDKL2 <text:s/>- <text:s/>cyclin-dependent kinase-like 2 (cdc2-related kinase), GPAM <text:s/>- <text:s/>glycerol-3-phosphate acyltransferase, mitochondrial, GDE1 <text:s/>- <text:s/>glycerophosphodiester phosphodiesterase 1, ZBTB26 <text:s/>- <text:s/>zinc finger and btb domain containing 26, NOTUM <text:s/>- <text:s/>notum pectinacetylesterase homolog (drosophila), HIST1H2BJ <text:s/>- <text:s/>histone cluster 1, h2bj, SMAD6 <text:s/>- <text:s/>smad family member 6, MAF <text:s/>- <text:s/>v-maf avian musculoaponeurotic fibrosarcoma oncogene homolog, SIX5 <text:s/>- <text:s/>six homeobox 5, MARK2 <text:s/>- <text:s/>map/microtubule affinity-regulating kinase 2, DDX25 <text:s/>- <text:s/>dead (asp-glu-ala-asp) box helicase 25, ELK1 <text:s/>- <text:s/>elk1, member of ets oncogene family, MBNL2 <text:s/>- <text:s/>muscleblind-like splicing regulator 2, LYPD4 <text:s/>- <text:s/>ly6/plaur domain containing 4, ORMDL2 <text:s/>- <text:s/>orm1-like 2 (s. cerevisiae), RASA4 <text:s/>- <text:s/>ras p21 protein activator 4, EPAS1 <text:s/>- <text:s/>endothelial pas domain protein 1, ATP6AP2 <text:s/>- <text:s/>atpase, h+ transporting, lysosomal accessory protein 2, ZNF524 <text:s/>- <text:s/>zinc finger protein 524, SIRT2 <text:s/>- <text:s/>sirtuin 2, NCAM1 <text:s/>- <text:s/>neural cell adhesion molecule 1, TDRD3 <text:s/>- <text:s/>tudor domain containing 3, RCL1 <text:s/>- <text:s/>rna terminal phosphate cyclase-like 1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TMEM129 <text:s/>- <text:s/>transmembrane protein 129, PSME3 <text:s/>- <text:s/>proteasome (prosome, macropain) activator subunit 3 (pa28 gamma; ki), APOLD1 <text:s/>- <text:s/>apolipoprotein l domain containing 1, ELAVL4 <text:s/>- <text:s/>elav (embryonic lethal, abnormal vision, drosophila)-like 4, BARHL1 <text:s/>- <text:s/>barh-like homeobox 1, RIMKLA <text:s/>- <text:s/>ribosomal modification protein rimk-like family member a, MRPS36 <text:s/>- <text:s/>mitochondrial ribosomal protein s36, TOPORS <text:s/>- <text:s/>topoisomerase i binding, arginine/serine-rich, e3 ubiquitin protein ligase, CNOT1 <text:s/>- <text:s/>ccr4-not transcription complex, subunit 1, ST8SIA5 <text:s/>- <text:s/>st8 alpha-n-acetyl-neuraminide alpha-2,8-sialyltransferase 5, LAS1L <text:s/>- <text:s/>las1-like (s. cerevisiae), EXOSC7 <text:s/>- <text:s/>exosome component 7, ADCK3 <text:s/>- <text:s/>aarf domain containing kinase 3, ZNF362 <text:s/>- <text:s/>zinc finger protein 362, PYCR2 <text:s/>- <text:s/>pyrroline-5-carboxylate reductase family, member 2, ELOVL3 <text:s/>- <text:s/>elovl fatty acid elongase 3, PRDM10 <text:s/>- <text:s/>pr domain containing 10, PRDM9 <text:s/>- <text:s/>pr domain containing 9, MXI1 <text:s/>- <text:s/>max interactor 1, dimerization protein, UBE2U <text:s/>- <text:s/>ubiquitin-conjugating enzyme e2u (putative), UBN1 <text:s/>- <text:s/>ubinuclein 1, KDM4B <text:s/>- <text:s/>lysine (k)-specific demethylase 4b, KDM1A <text:s/>- <text:s/>lysine (k)-specific demethylase 1a, INO80B <text:s/>- <text:s/>ino80 complex subunit b, TSPAN5 <text:s/>- <text:s/>tetraspanin 5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IMP4 <text:s/>- <text:s/>imp4, u3 small nucleolar ribonucleoprotein, homolog (yeast), HIST3H2A <text:s/>- <text:s/>histone cluster 3, h2a, SERTAD3 <text:s/>- <text:s/>serta domain containing 3, EBF1 <text:s/>- <text:s/>early b-cell factor 1, E2F3 <text:s/>- <text:s/>e2f transcription factor 3, NRBP1 <text:s/>- <text:s/>nuclear receptor binding protein 1, XAB2 <text:s/>- <text:s/>xpa binding protein 2, MVD <text:s/>- <text:s/>mevalonate (diphospho) decarboxylase, HELB <text:s/>- <text:s/>helicase (dna) b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TPSAB1 <text:s/>- <text:s/>tryptase alpha/beta 1, ADAMTSL1 <text:s/>- <text:s/>adamts-like 1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FABP3 <text:s/>- <text:s/>fatty acid binding protein 3, muscle and heart (mammary-derived growth inhibitor), INTS12 <text:s/>- <text:s/>integrator complex subunit 12, TTLL5 <text:s/>- <text:s/>tubulin tyrosine ligase-like family, member 5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PTK2B <text:s/>- <text:s/>protein tyrosine kinase 2 beta, FASN <text:s/>- <text:s/>fatty acid synthase, C19orf40 <text:s/>- <text:s/>chromosome 19 open reading frame 40, ETV4 <text:s/>- <text:s/>ets variant 4, DCPS <text:s/>- <text:s/>decapping enzyme, scavenger, SH2D3C <text:s/>- <text:s/>sh2 domain containing 3c, ETV6 <text:s/>- <text:s/>ets variant 6, SPSB3 <text:s/>- <text:s/>spla/ryanodine receptor domain and socs box containing 3, EXT1 <text:s/>- <text:s/>exostosin glycosyltransferase 1, DHX57 <text:s/>- <text:s/>deah (asp-glu-ala-asp/his) box polypeptide 57, CHAF1A <text:s/>- <text:s/>chromatin assembly factor 1, subunit a (p150), DDX24 <text:s/>- <text:s/>dead (asp-glu-ala-asp) box helicase 24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PDIK1L <text:s/>- <text:s/>pdlim1 interacting kinase 1 like, MSX2 <text:s/>- <text:s/>msh homeobox 2, EZH2 <text:s/>- <text:s/>enhancer of zeste homolog 2 (drosophila)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ERG <text:s/>- <text:s/>v-ets avian erythroblastosis virus e26 oncogene homolog, UBB <text:s/>- <text:s/>ubiquitin b, ESRRB <text:s/>- <text:s/>estrogen-related receptor beta, DOLPP1 <text:s/>- <text:s/>dolichyldiphosphatase 1, GFPT2 <text:s/>- <text:s/>glutamine-fructose-6-phosphate transaminase 2, RCOR1 <text:s/>- <text:s/>rest corepressor 1, CRYZL1 <text:s/>- <text:s/>crystallin, zeta (quinone reductase)-like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ACSBG1 <text:s/>- <text:s/>acyl-coa synthetase bubblegum family member 1, SCYL3 <text:s/>- <text:s/>scy1-like 3 (s. cerevisiae), UBE2T <text:s/>- <text:s/>ubiquitin-conjugating enzyme e2t (putative), ZNF830 <text:s/>- <text:s/>zinc finger protein 830, EPHB1 <text:s/>- <text:s/>eph receptor b1, EPHA8 <text:s/>- <text:s/>eph receptor a8, EPHA7 <text:s/>- <text:s/>eph receptor a7, REC8 <text:s/>- <text:s/>rec8 meiotic recombination protein, HNRNPDL <text:s/>- <text:s/>heterogeneous nuclear ribonucleoprotein d-like, UBE2D3 <text:s/>- <text:s/>ubiquitin-conjugating enzyme e2d 3, RBX1 <text:s/>- <text:s/>ring-box 1, e3 ubiquitin protein ligase, HSCB <text:s/>- <text:s/>hscb iron-sulfur cluster co-chaperone homolog (e. coli), MPP2 <text:s/>- <text:s/>membrane protein, palmitoylated 2 (maguk p55 subfamily member 2)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TMEM165 <text:s/>- <text:s/>transmembrane protein 165, ZNF34 <text:s/>- <text:s/>zinc finger protein 34, CYP2U1 <text:s/>- <text:s/>cytochrome p450, family 2, subfamily u, polypeptide 1, ZNF436 <text:s/>- <text:s/>zinc finger protein 436, CAMTA1 <text:s/>- <text:s/>calmodulin binding transcription activator 1, OSBP <text:s/>- <text:s/>oxysterol binding protein, OSM <text:s/>- <text:s/>oncostatin m, NTM <text:s/>- <text:s/>neurotrimin, PDE11A <text:s/>- <text:s/>phosphodiesterase 11a, ADC <text:s/>- <text:s/>arginine decarboxylase, FOXM1 <text:s/>- <text:s/>forkhead box m1, PNPLA7 <text:s/>- <text:s/>patatin-like phospholipase domain containing 7, FOXO1 <text:s/>- <text:s/>forkhead box o1, OAT <text:s/>- <text:s/>ornithine aminotransferase, SLC19A3 <text:s/>- <text:s/>solute carrier family 19 (thiamine transporter), member 3, FOXC1 <text:s/>- <text:s/>forkhead box c1, FOXL1 <text:s/>- <text:s/>forkhead box l1, RPUSD1 <text:s/>- <text:s/>rna pseudouridylate synthase domain containing 1, TMCC2 <text:s/>- <text:s/>transmembrane and coiled-coil domain family 2, SLC44A4 <text:s/>- <text:s/>solute carrier family 44, member 4, MED8 <text:s/>- <text:s/>mediator complex subunit 8, FOXG1 <text:s/>- <text:s/>forkhead box g1, CAND1 <text:s/>- <text:s/>cullin-associated and neddylation-dissociated 1, TDO2 <text:s/>- <text:s/>tryptophan 2,3-dioxygenase, EAF2 <text:s/>- <text:s/>ell associated factor 2, DCAF11 <text:s/>- <text:s/>ddb1 and cul4 associated factor 11, COQ6 <text:s/>- <text:s/>coenzyme q6 monooxygenase, KDM3A <text:s/>- <text:s/>lysine (k)-specific demethylase 3a, FAM208A <text:s/>- <text:s/>family with sequence similarity 208, member a, DERL2 <text:s/>- <text:s/>derlin 2, VIMP <text:s/>- <text:s/>vcp-interacting membrane protein, EXOSC1 <text:s/>- <text:s/>exosome component 1, FGFR2 <text:s/>- <text:s/>fibroblast growth factor receptor 2, UBR4 <text:s/>- <text:s/>ubiquitin protein ligase e3 component n-recognin 4, PGLYRP3 <text:s/>- <text:s/>peptidoglycan recognition protein 3, SPCS2 <text:s/>- <text:s/>signal peptidase complex subunit 2 homolog (s. cerevisiae), ROR1 <text:s/>- <text:s/>receptor tyrosine kinase-like orphan receptor 1, CELA2B <text:s/>- <text:s/>chymotrypsin-like elastase family, member 2b, DDR2 <text:s/>- <text:s/>discoidin domain receptor tyrosine kinase 2, MAML1 <text:s/>- <text:s/>mastermind-like 1 (drosophila), TARBP2 <text:s/>- <text:s/>tar (hiv-1) rna binding protein 2, BCLAF1 <text:s/>- <text:s/>bcl2-associated transcription factor 1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FDXR <text:s/>- <text:s/>ferredoxin reductase, CREBRF <text:s/>- <text:s/>creb3 regulatory factor, PIP5K1C <text:s/>- <text:s/>phosphatidylinositol-4-phosphate 5-kinase, type i, gamma, NEK10 <text:s/>- <text:s/>nima-related kinase 10, TBX15 <text:s/>- <text:s/>t-box 15, FDPS <text:s/>- <text:s/>farnesyl diphosphate synthase, FDFT1 <text:s/>- <text:s/>farnesyl-diphosphate farnesyltransferase 1, PGP <text:s/>- <text:s/>phosphoglycolate phosphatase, GINS1 <text:s/>- <text:s/>gins complex subunit 1 (psf1 homolog), MRPL4 <text:s/>- <text:s/>mitochondrial ribosomal protein l4, SLC11A2 <text:s/>- <text:s/>solute carrier family 11 (proton-coupled divalent metal ion transporter), member 2, TRIM9 <text:s/>- <text:s/>tripartite motif containing 9, CRYL1 <text:s/>- <text:s/>crystallin, lambda 1, ZFP91 <text:s/>- <text:s/>zfp91 zinc finger protein, RNF40 <text:s/>- <text:s/>ring finger protein 40, e3 ubiquitin protein ligase, POLR1D <text:s/>- <text:s/>polymerase (rna) i polypeptide d, 16kda, UTP18 <text:s/>- <text:s/>utp18 small subunit (ssu) processome component homolog (yeast), NRL <text:s/>- <text:s/>neural retina leucine zipper, NRD1 <text:s/>- <text:s/>nardilysin (n-arginine dibasic convertase), NMT1 <text:s/>- <text:s/>n-myristoyltransferase 1, SLC2A8 <text:s/>- <text:s/>solute carrier family 2 (facilitated glucose transporter), member 8, TK1 <text:s/>- <text:s/>thymidine kinase 1, soluble, MBOAT1 <text:s/>- <text:s/>membrane bound o-acyltransferase domain containing 1, PSAT1 <text:s/>- <text:s/>phosphoserine aminotransferase 1, TPSD1 <text:s/>- <text:s/>tryptase delta 1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KCNIP3 <text:s/>- <text:s/>kv channel interacting protein 3, calsenilin, NFYA <text:s/>- <text:s/>nuclear transcription factor y, alpha, MLEC <text:s/>- <text:s/>malectin, HDAC4 <text:s/>- <text:s/>histone deacetylase 4, TM7SF2 <text:s/>- <text:s/>transmembrane 7 superfamily member 2, GCAT <text:s/>- <text:s/>glycine c-acetyltransferase, NFYC <text:s/>- <text:s/>nuclear transcription factor y, gamma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NKX6-1 <text:s/>- <text:s/>nk6 homeobox 1, NKX3-1 <text:s/>- <text:s/>nk3 homeobox 1, STOML2 <text:s/>- <text:s/>stomatin (epb72)-like 2, OTP <text:s/>- <text:s/>orthopedia homeobox, ATP1B4 <text:s/>- <text:s/>atpase, na+/k+ transporting, beta 4 polypeptide, TADA2B <text:s/>- <text:s/>transcriptional adaptor 2b, MYOCD <text:s/>- <text:s/>myocardin, HDAC9 <text:s/>- <text:s/>histone deacetylase 9, SETD1A <text:s/>- <text:s/>set domain containing 1a, ZNF614 <text:s/>- <text:s/>zinc finger protein 614, CCP110 <text:s/>- <text:s/>centriolar coiled coil protein 110kda, NOX4 <text:s/>- <text:s/>nadph oxidase 4, NEU1 <text:s/>- <text:s/>sialidase 1 (lysosomal sialidase), COL5A3 <text:s/>- <text:s/>collagen, type v, alpha 3, SUZ12 <text:s/>- <text:s/>suz12 polycomb repressive complex 2 subunit, PLA2G3 <text:s/>- <text:s/>phospholipase a2, group iii, NEK2 <text:s/>- <text:s/>nima-related kinase 2, TEF <text:s/>- <text:s/>thyrotrophic embryonic factor, CHST7 <text:s/>- <text:s/>carbohydrate (n-acetylglucosamine 6-o) sulfotransferase 7, SAT2 <text:s/>- <text:s/>spermidine/spermine n1-acetyltransferase family member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SEC11A <text:s/>- <text:s/>sec11 homolog a (s. cerevisiae), NFATC3 <text:s/>- <text:s/>nuclear factor of activated t-cells, cytoplasmic, calcineurin-dependent 3, CLCA2 <text:s/>- <text:s/>chloride channel accessory 2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1I1 <text:s/>- <text:s/>transforming growth factor beta 1 induced transcript 1, GPCPD1 <text:s/>- <text:s/>glycerophosphocholine phosphodiesterase gde1 homolog (s. cerevisiae), TSPAN15 <text:s/>- <text:s/>tetraspanin 15, NUP93 <text:s/>- <text:s/>nucleoporin 93kda, KDM4A <text:s/>- <text:s/>lysine (k)-specific demethylase 4a, NNT <text:s/>- <text:s/>nicotinamide nucleotide transhydrogenase, FOSB <text:s/>- <text:s/>fbj murine osteosarcoma viral oncogene homolog b, PPIP5K1 <text:s/>- <text:s/>diphosphoinositol pentakisphosphate kinase 1, CABIN1 <text:s/>- <text:s/>calcineurin binding protein 1, THBS1 <text:s/>- <text:s/>thrombospondin 1, KLF10 <text:s/>- <text:s/>kruppel-like factor 10, COQ10B <text:s/>- <text:s/>coenzyme q10 homolog b (s. cerevisiae)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positive regulation of macromolecule metabolic process</text:p>
          </table:table-cell>
          <table:table-cell office:value-type="float" office:value="0.00000000163" calcext:value-type="float">
            <text:p>1.63E-09</text:p>
          </table:table-cell>
          <table:table-cell office:value-type="float" office:value="0.000000552" calcext:value-type="float">
            <text:p>0.000000552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356" calcext:value-type="float">
            <text:p>2356</text:p>
          </table:table-cell>
          <table:table-cell office:value-type="float" office:value="2003" calcext:value-type="float">
            <text:p>200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[LHX1 <text:s/>- <text:s/>lim homeobox 1, NFATC2IP <text:s/>- <text:s/>nuclear factor of activated t-cells, cytoplasmic, calcineurin-dependent 2 interacting protein, PLAC8 <text:s/>- <text:s/>placenta-specific 8, FBXO18 <text:s/>- <text:s/>f-box protein, helicase, 18, SEPT4 <text:s/>- <text:s/>septin 4, GRHL2 <text:s/>- <text:s/>grainyhead-like 2 (drosophila), GCNT2 <text:s/>- <text:s/>glucosaminyl (n-acetyl) transferase 2, i-branching enzyme (i blood group), FIZ1 <text:s/>- <text:s/>flt3-interacting zinc finger 1, TRAF4 <text:s/>- <text:s/>tnf receptor-associated factor 4, SP3 <text:s/>- <text:s/>sp3 transcription factor, SP1 <text:s/>- <text:s/>sp1 transcription factor, BRD8 <text:s/>- <text:s/>bromodomain containing 8, PLK1 <text:s/>- <text:s/>polo-like kinase 1, PLP1 <text:s/>- <text:s/>proteolipid protein 1, GPC3 <text:s/>- <text:s/>glypican 3, GADD45G <text:s/>- <text:s/>growth arrest and dna-damage-inducible, gamma, SOX9 <text:s/>- <text:s/>sry (sex determining region y)-box 9, SOX4 <text:s/>- <text:s/>sry (sex determining region y)-box 4, GRHL3 <text:s/>- <text:s/>grainyhead-like 3 (drosophila), WBP2 <text:s/>- <text:s/>ww domain binding protein 2, SOX1 <text:s/>- <text:s/>sry (sex determining region y)-box 1, ATF6B <text:s/>- <text:s/>activating transcription factor 6 beta, IER5 <text:s/>- <text:s/>immediate early response 5, SUCO <text:s/>- <text:s/>sun domain containing ossification factor, ANAPC5 <text:s/>- <text:s/>anaphase promoting complex subunit 5, SNCA <text:s/>- <text:s/>synuclein, alpha (non a4 component of amyloid precursor), PPM1A <text:s/>- <text:s/>protein phosphatase, mg2+/mn2+ dependent, 1a, VGLL1 <text:s/>- <text:s/>vestigial like 1 (drosophila), ACVR1 <text:s/>- <text:s/>activin a receptor, type i, POU3F3 <text:s/>- <text:s/>pou class 3 homeobox 3, TP53INP2 <text:s/>- <text:s/>tumor protein p53 inducible nuclear protein 2, FZD8 <text:s/>- <text:s/>frizzled family receptor 8, EOMES <text:s/>- <text:s/>eomesodermin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SSBP3 <text:s/>- <text:s/>single stranded dna binding protein 3, POLR2I <text:s/>- <text:s/>polymerase (rna) ii (dna directed) polypeptide i, 14.5kda, ADCYAP1 <text:s/>- <text:s/>adenylate cyclase activating polypeptide 1 (pituitary), POU3F1 <text:s/>- <text:s/>pou class 3 homeobox 1, POU3F2 <text:s/>- <text:s/>pou class 3 homeobox 2, POU2F2 <text:s/>- <text:s/>pou class 2 homeobox 2, ONECUT2 <text:s/>- <text:s/>one cut homeobox 2, DACT1 <text:s/>- <text:s/>dishevelled-binding antagonist of beta-catenin 1, KLF6 <text:s/>- <text:s/>kruppel-like factor 6, CHD6 <text:s/>- <text:s/>chromodomain helicase dna binding protein 6, POLR1B <text:s/>- <text:s/>polymerase (rna) i polypeptide b, 128kda, PRKACA <text:s/>- <text:s/>protein kinase, camp-dependent, catalytic, alpha, T <text:s/>- <text:s/>t, brachyury homolog (mouse), VPS35 <text:s/>- <text:s/>vacuolar protein sorting 35 homolog (s. cerevisiae), HIVEP3 <text:s/>- <text:s/>human immunodeficiency virus type i enhancer binding protein 3, CTBP2 <text:s/>- <text:s/>c-terminal binding protein 2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SETD3 <text:s/>- <text:s/>set domain containing 3, AIMP2 <text:s/>- <text:s/>aminoacyl trna synthetase complex-interacting multifunctional protein 2, CREB3L3 <text:s/>- <text:s/>camp responsive element binding protein 3-like 3, STX5 <text:s/>- <text:s/>syntaxin 5, UBE2C <text:s/>- <text:s/>ubiquitin-conjugating enzyme e2c, C11orf35 <text:s/>- <text:s/>chromosome 11 open reading frame 35, PTF1A <text:s/>- <text:s/>pancreas specific transcription factor, 1a, PPP1R7 <text:s/>- <text:s/>protein phosphatase 1, regulatory subunit 7, DEK <text:s/>- <text:s/>dek oncogene, STK11 <text:s/>- <text:s/>serine/threonine kinase 11, MED21 <text:s/>- <text:s/>mediator complex subunit 21, KIT <text:s/>- <text:s/>v-kit hardy-zuckerman 4 feline sarcoma viral oncogene homolog, BCL2L13 <text:s/>- <text:s/>bcl2-like 13 (apoptosis facilitator), NEK7 <text:s/>- <text:s/>nima-related kinase 7, FZD2 <text:s/>- <text:s/>frizzled family receptor 2, AURKA <text:s/>- <text:s/>aurora kinase a, LIN28A <text:s/>- <text:s/>lin-28 homolog a (c. elegans), CRKL <text:s/>- <text:s/>v-crk avian sarcoma virus ct10 oncogene homolog-like, POLDIP3 <text:s/>- <text:s/>polymerase (dna-directed), delta interacting protein 3, JUN <text:s/>- <text:s/>jun proto-oncogene, JARID2 <text:s/>- <text:s/>jumonji, at rich interactive domain 2, STAT3 <text:s/>- <text:s/>signal transducer and activator of transcription 3 (acute-phase response factor), JUNB <text:s/>- <text:s/>jun b proto-oncogene, E2F8 <text:s/>- <text:s/>e2f transcription factor 8, VRK3 <text:s/>- <text:s/>vaccinia related kinase 3, ING5 <text:s/>- <text:s/>inhibitor of growth family, member 5, MAP2K6 <text:s/>- <text:s/>mitogen-activated protein kinase kinase 6, PRKD2 <text:s/>- <text:s/>protein kinase d2, MAP2K1 <text:s/>- <text:s/>mitogen-activated protein kinase kinase 1, HMGA2 <text:s/>- <text:s/>high mobility group at-hook 2, PHF5A <text:s/>- <text:s/>phd finger protein 5a, MAPK7 <text:s/>- <text:s/>mitogen-activated protein kinase 7, FAM178A <text:s/>- <text:s/>family with sequence similarity 178, member a, GATA3 <text:s/>- <text:s/>gata binding protein 3, HMGN3 <text:s/>- <text:s/>high mobility group nucleosomal binding domain 3, PRKCZ <text:s/>- <text:s/>protein kinase c, zeta, BAMBI <text:s/>- <text:s/>bmp and activin membrane-bound inhibitor, CCDC88A <text:s/>- <text:s/>coiled-coil domain containing 88a, SLC26A9 <text:s/>- <text:s/>solute carrier family 26 (anion exchanger), member 9, SREBF1 <text:s/>- <text:s/>sterol regulatory element binding transcription factor 1, PRKAR1A <text:s/>- <text:s/>protein kinase, camp-dependent, regulatory, type i, alpha, ANK3 <text:s/>- <text:s/>ankyrin 3, node of ranvier (ankyrin g), LACRT <text:s/>- <text:s/>lacritin, PAX1 <text:s/>- <text:s/>paired box 1, PAX6 <text:s/>- <text:s/>paired box 6, PAX3 <text:s/>- <text:s/>paired box 3, SIN3A <text:s/>- <text:s/>sin3 transcription regulator family member a, MID1 <text:s/>- <text:s/>midline 1 (opitz/bbb syndrome), MAP3K10 <text:s/>- <text:s/>mitogen-activated protein kinase kinase kinase 10, PBX1 <text:s/>- <text:s/>pre-b-cell leukemia homeobox 1, MLH1 <text:s/>- <text:s/>mutl homolog 1, colon cancer, nonpolyposis type 2 (e. coli), MAP3K9 <text:s/>- <text:s/>mitogen-activated protein kinase kinase kinase 9, ZNF287 <text:s/>- <text:s/>zinc finger protein 287, TBC1D10A <text:s/>- <text:s/>tbc1 domain family, member 10a, CBX8 <text:s/>- <text:s/>chromobox homolog 8, MSH6 <text:s/>- <text:s/>muts homolog 6 (e. coli), CHP1 <text:s/>- <text:s/>calcineurin-like ef-hand protein 1, RPS6KA5 <text:s/>- <text:s/>ribosomal protein s6 kinase, 90kda, polypeptide 5, ANAPC15 <text:s/>- <text:s/>anaphase promoting complex subunit 15, CHEK2 <text:s/>- <text:s/>checkpoint kinase 2, CACUL1 <text:s/>- <text:s/>cdk2-associated, cullin domain 1, PAK3 <text:s/>- <text:s/>p21 protein (cdc42/rac)-activated kinase 3, ARNTL <text:s/>- <text:s/>aryl hydrocarbon receptor nuclear translocator-like, H2AFZ <text:s/>- <text:s/>h2a histone family, member z, H2AFX <text:s/>- <text:s/>h2a histone family, member x, HIST1H1B <text:s/>- <text:s/>histone cluster 1, h1b, CDC20B <text:s/>- <text:s/>cell division cycle 20b, PAX8 <text:s/>- <text:s/>paired box 8, AURKB <text:s/>- <text:s/>aurora kinase b, PDGFRB <text:s/>- <text:s/>platelet-derived growth factor receptor, beta polypeptide, BUB3 <text:s/>- <text:s/>bub3 mitotic checkpoint protein, ARID1B <text:s/>- <text:s/>at rich interactive domain 1b (swi1-like), BTG2 <text:s/>- <text:s/>btg family, member 2, MED30 <text:s/>- <text:s/>mediator complex subunit 30, MEF2D <text:s/>- <text:s/>myocyte enhancer factor 2d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MAP3K12 <text:s/>- <text:s/>mitogen-activated protein kinase kinase kinase 12, DAPK1 <text:s/>- <text:s/>death-associated protein kinase 1, BMPER <text:s/>- <text:s/>bmp binding endothelial regulator, ARX <text:s/>- <text:s/>aristaless related homeobox, HGS <text:s/>- <text:s/>hepatocyte growth factor-regulated tyrosine kinase substrate, DYRK1B <text:s/>- <text:s/>dual-specificity tyrosine-(y)-phosphorylation regulated kinase 1b, HDAC1 <text:s/>- <text:s/>histone deacetylase 1, KAT7 <text:s/>- <text:s/>k(lysine) acetyltransferase 7, XDH <text:s/>- <text:s/>xanthine dehydrogenase, ANAPC11 <text:s/>- <text:s/>anaphase promoting complex subunit 11, GOLGA2 <text:s/>- <text:s/>golgin a2, ATF4 <text:s/>- <text:s/>activating transcription factor 4, PHF1 <text:s/>- <text:s/>phd finger protein 1, ATOH1 <text:s/>- <text:s/>atonal homolog 1 (drosophila), RERE <text:s/>- <text:s/>arginine-glutamic acid dipeptide (re) repeats, SPPL3 <text:s/>- <text:s/>signal peptide peptidase like 3, FOXN4 <text:s/>- <text:s/>forkhead box n4, DUSP6 <text:s/>- <text:s/>dual specificity phosphatase 6, TBX19 <text:s/>- <text:s/>t-box 19, MKL1 <text:s/>- <text:s/>megakaryoblastic leukemia (translocation) 1, WNT3 <text:s/>- <text:s/>wingless-type mmtv integration site family, member 3, SPDYA <text:s/>- <text:s/>speedy/ringo cell cycle regulator family member a, PER1 <text:s/>- <text:s/>period circadian clock 1, WNT6 <text:s/>- <text:s/>wingless-type mmtv integration site family, member 6, LDB2 <text:s/>- <text:s/>lim domain binding 2, ATP2B4 <text:s/>- <text:s/>atpase, ca++ transporting, plasma membrane 4, WARS <text:s/>- <text:s/>tryptophanyl-trna synthetase, HBEGF <text:s/>- <text:s/>heparin-binding egf-like growth factor, MAP3K6 <text:s/>- <text:s/>mitogen-activated protein kinase kinase kinase 6, PITX2 <text:s/>- <text:s/>paired-like homeodomain 2, PITX3 <text:s/>- <text:s/>paired-like homeodomain 3, SHC1 <text:s/>- <text:s/>shc (src homology 2 domain containing) transforming protein 1, PNPT1 <text:s/>- <text:s/>polyribonucleotide nucleotidyltransferase 1, DLG1 <text:s/>- <text:s/>discs, large homolog 1 (drosophila), DLX1 <text:s/>- <text:s/>distal-less homeobox 1, SHH <text:s/>- <text:s/>sonic hedgehog, DLX2 <text:s/>- <text:s/>distal-less homeobox 2, LRP6 <text:s/>- <text:s/>low density lipoprotein receptor-related protein 6, DLX3 <text:s/>- <text:s/>distal-less homeobox 3, PIK3R1 <text:s/>- <text:s/>phosphoinositide-3-kinase, regulatory subunit 1 (alpha), INHBE <text:s/>- <text:s/>inhibin, beta e, LUM <text:s/>- <text:s/>lumican, SPAG9 <text:s/>- <text:s/>sperm associated antigen 9, SESN2 <text:s/>- <text:s/>sestrin 2, SIX1 <text:s/>- <text:s/>six homeobox 1, TAF1B <text:s/>- <text:s/>tata box binding protein (tbp)-associated factor, rna polymerase i, b, 63kda, SFRP1 <text:s/>- <text:s/>secreted frizzled-related protein 1, ZIC1 <text:s/>- <text:s/>zic family member 1, PIAS4 <text:s/>- <text:s/>protein inhibitor of activated stat, 4, DNM2 <text:s/>- <text:s/>dynamin 2, SMAD2 <text:s/>- <text:s/>smad family member 2, ZNF711 <text:s/>- <text:s/>zinc finger protein 711, CNBP <text:s/>- <text:s/>cchc-type zinc finger, nucleic acid binding protein, ZIC3 <text:s/>- <text:s/>zic family member 3, SLX1A <text:s/>- <text:s/>slx1 structure-specific endonuclease subunit homolog a (s. cerevisiae), CCND1 <text:s/>- <text:s/>cyclin d1, GSK3B <text:s/>- <text:s/>glycogen synthase kinase 3 beta, SMAD6 <text:s/>- <text:s/>smad family member 6, MAF <text:s/>- <text:s/>v-maf avian musculoaponeurotic fibrosarcoma oncogene homolog, CCNK <text:s/>- <text:s/>cyclin k, HSPA1B <text:s/>- <text:s/>heat shock 70kda protein 1b, MARK2 <text:s/>- <text:s/>map/microtubule affinity-regulating kinase 2, SIX5 <text:s/>- <text:s/>six homeobox 5, MAPRE3 <text:s/>- <text:s/>microtubule-associated protein, rp/eb family, member 3, CASZ1 <text:s/>- <text:s/>castor zinc finger 1, STRA13 <text:s/>- <text:s/>stimulated by retinoic acid 13, ELK1 <text:s/>- <text:s/>elk1, member of ets oncogene family, RFX2 <text:s/>- <text:s/>regulatory factor x, 2 (influences hla class ii expression), EPAS1 <text:s/>- <text:s/>endothelial pas domain protein 1, ZFP36L2 <text:s/>- <text:s/>zfp36 ring finger protein-like 2, SIRT2 <text:s/>- <text:s/>sirtuin 2, ENG <text:s/>- <text:s/>endoglin, RLN2 <text:s/>- <text:s/>relaxin 2, TPX2 <text:s/>- <text:s/>tpx2, microtubule-associated, APLF <text:s/>- <text:s/>aprataxin and pnkp like factor, PPP1R12A <text:s/>- <text:s/>protein phosphatase 1, regulatory subunit 12a, BLM <text:s/>- <text:s/>bloom syndrome, recq helicase-like, GRHL1 <text:s/>- <text:s/>grainyhead-like 1 (drosophila), ALYREF <text:s/>- <text:s/>aly/ref export factor, TTK <text:s/>- <text:s/>ttk protein kinase, PSME3 <text:s/>- <text:s/>proteasome (prosome, macropain) activator subunit 3 (pa28 gamma; ki), ELAVL1 <text:s/>- <text:s/>elav (embryonic lethal, abnormal vision, drosophila)-like 1 (hu antigen r), HOXD3 <text:s/>- <text:s/>homeobox d3, BARHL1 <text:s/>- <text:s/>barh-like homeobox 1, LDB1 <text:s/>- <text:s/>lim domain binding 1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CNOT1 <text:s/>- <text:s/>ccr4-not transcription complex, subunit 1, MYRF <text:s/>- <text:s/>myelin regulatory factor, TRIB1 <text:s/>- <text:s/>tribbles homolog 1 (drosophila), GDF11 <text:s/>- <text:s/>growth differentiation factor 11, NABP2 <text:s/>- <text:s/>nucleic acid binding protein 2, PRDM9 <text:s/>- <text:s/>pr domain containing 9, RNF4 <text:s/>- <text:s/>ring finger protein 4, KDM1A <text:s/>- <text:s/>lysine (k)-specific demethylase 1a, HNRNPR <text:s/>- <text:s/>heterogeneous nuclear ribonucleoprotein r, HNRNPLL <text:s/>- <text:s/>heterogeneous nuclear ribonucleoprotein l-like, SERTAD1 <text:s/>- <text:s/>serta domain containing 1, SERTAD3 <text:s/>- <text:s/>serta domain containing 3, RORB <text:s/>- <text:s/>rar-related orphan receptor b, RORC <text:s/>- <text:s/>rar-related orphan receptor c, E2F3 <text:s/>- <text:s/>e2f transcription factor 3, SPRY2 <text:s/>- <text:s/>sprouty homolog 2 (drosophila), POMT2 <text:s/>- <text:s/>protein-o-mannosyltransferase 2, AKAP8 <text:s/>- <text:s/>a kinase (prka) anchor protein 8, TRAF2 <text:s/>- <text:s/>tnf receptor-associated factor 2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ECE1 <text:s/>- <text:s/>endothelin converting enzyme 1, HES5 <text:s/>- <text:s/>hairy and enhancer of split 5 (drosophila), HMGN1 <text:s/>- <text:s/>high mobility group nucleosome binding domain 1, HMGB2 <text:s/>- <text:s/>high mobility group box 2, HMGB1 <text:s/>- <text:s/>high mobility group box 1, BCL2L11 <text:s/>- <text:s/>bcl2-like 11 (apoptosis facilitator), CASP9 <text:s/>- <text:s/>caspase 9, apoptosis-related cysteine peptidase, PTK2B <text:s/>- <text:s/>protein tyrosine kinase 2 beta, TNKS <text:s/>- <text:s/>tankyrase, trf1-interacting ankyrin-related adp-ribose polymerase, CASP2 <text:s/>- <text:s/>caspase 2, apoptosis-related cysteine peptidase, TNRC6B <text:s/>- <text:s/>trinucleotide repeat containing 6b, AGO1 <text:s/>- <text:s/>argonaute risc catalytic component 1, COA3 <text:s/>- <text:s/>cytochrome c oxidase assembly factor 3, ETV4 <text:s/>- <text:s/>ets variant 4, TWSG1 <text:s/>- <text:s/>twisted gastrulation homolog 1 (drosophila), ETV6 <text:s/>- <text:s/>ets variant 6, VIM <text:s/>- <text:s/>vimentin, RPLP1 <text:s/>- <text:s/>ribosomal protein, large, p1, LAMTOR1 <text:s/>- <text:s/>late endosomal/lysosomal adaptor, mapk and mtor activator 1, VLDLR <text:s/>- <text:s/>very low density lipoprotein receptor, KDM6A <text:s/>- <text:s/>lysine (k)-specific demethylase 6a, CKAP2 <text:s/>- <text:s/>cytoskeleton associated protein 2, MSX1 <text:s/>- <text:s/>msh homeobox 1, NCOA2 <text:s/>- <text:s/>nuclear receptor coactivator 2, CDC23 <text:s/>- <text:s/>cell division cycle 23, CALM3 <text:s/>- <text:s/>calmodulin 3 (phosphorylase kinase, delta), EZH2 <text:s/>- <text:s/>enhancer of zeste homolog 2 (drosophila), UBE2K <text:s/>- <text:s/>ubiquitin-conjugating enzyme e2k, VCP <text:s/>- <text:s/>valosin containing protein, CREB3 <text:s/>- <text:s/>camp responsive element binding protein 3, IL23R <text:s/>- <text:s/>interleukin 23 receptor, HIF1A <text:s/>- <text:s/>hypoxia inducible factor 1, alpha subunit (basic helix-loop-helix transcription factor), KIF14 <text:s/>- <text:s/>kinesin family member 14, CCT6A <text:s/>- <text:s/>chaperonin containing tcp1, subunit 6a (zeta 1), TRADD <text:s/>- <text:s/>tnfrsf1a-associated via death domain, HOXB4 <text:s/>- <text:s/>homeobox b4, PASK <text:s/>- <text:s/>pas domain containing serine/threonine kinase, EHF <text:s/>- <text:s/>ets homologous factor, ERG <text:s/>- <text:s/>v-ets avian erythroblastosis virus e26 oncogene homolog, UBB <text:s/>- <text:s/>ubiquitin b, ESRRB <text:s/>- <text:s/>estrogen-related receptor beta, ARRDC4 <text:s/>- <text:s/>arrestin domain containing 4, HNRNPL <text:s/>- <text:s/>heterogeneous nuclear ribonucleoprotein l, SALL4 <text:s/>- <text:s/>sal-like 4 (drosophila), ETS2 <text:s/>- <text:s/>v-ets avian erythroblastosis virus e26 oncogene homolog 2, RPS6KA1 <text:s/>- <text:s/>ribosomal protein s6 kinase, 90kda, polypeptide 1, FGF20 <text:s/>- <text:s/>fibroblast growth factor 20, RUNX3 <text:s/>- <text:s/>runt-related transcription factor 3, HNRNPA1 <text:s/>- <text:s/>heterogeneous nuclear ribonucleoprotein a1, HNRNPAB <text:s/>- <text:s/>heterogeneous nuclear ribonucleoprotein a/b, EPHA8 <text:s/>- <text:s/>eph receptor a8, EPHA7 <text:s/>- <text:s/>eph receptor a7, ARIH2 <text:s/>- <text:s/>ariadne homolog 2 (drosophila), NANOS1 <text:s/>- <text:s/>nanos homolog 1 (drosophila), HMGCR <text:s/>- <text:s/>3-hydroxy-3-methylglutaryl-coa reductase, TMEM161A <text:s/>- <text:s/>transmembrane protein 161a, CCNC <text:s/>- <text:s/>cyclin c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HMX2 <text:s/>- <text:s/>h6 family homeobox 2, CDC6 <text:s/>- <text:s/>cell division cycle 6, FOXK2 <text:s/>- <text:s/>forkhead box k2, CDC20 <text:s/>- <text:s/>cell division cycle 20, CDK1 <text:s/>- <text:s/>cyclin-dependent kinase 1, FN1 <text:s/>- <text:s/>fibronectin 1, CDH1 <text:s/>- <text:s/>cadherin 1, type 1, e-cadherin (epithelial), CDH3 <text:s/>- <text:s/>cadherin 3, type 1, p-cadherin (placental), ARID3B <text:s/>- <text:s/>at rich interactive domain 3b (bright-like), CDH2 <text:s/>- <text:s/>cadherin 2, type 1, n-cadherin (neuronal), TOX3 <text:s/>- <text:s/>tox high mobility group box family member 3, CDC25B <text:s/>- <text:s/>cell division cycle 25b, CAMTA1 <text:s/>- <text:s/>calmodulin binding transcription activator 1, RBMX <text:s/>- <text:s/>rna binding motif protein, x-linked, ETAA1 <text:s/>- <text:s/>ewing tumor-associated antigen 1, OSM <text:s/>- <text:s/>oncostatin m, CD74 <text:s/>- <text:s/>cd74 molecule, major histocompatibility complex, class ii invariant chain, INHBC <text:s/>- <text:s/>inhibin, beta c, USP16 <text:s/>- <text:s/>ubiquitin specific peptidase 16, FOXM1 <text:s/>- <text:s/>forkhead box m1, FOXO1 <text:s/>- <text:s/>forkhead box o1, ILF2 <text:s/>- <text:s/>interleukin enhancer binding factor 2, UBE2S <text:s/>- <text:s/>ubiquitin-conjugating enzyme e2s, SOST <text:s/>- <text:s/>sclerostin, CDC14B <text:s/>- <text:s/>cell division cycle 14b, FOXC1 <text:s/>- <text:s/>forkhead box c1, IL4 <text:s/>- <text:s/>interleukin 4, PSMA5 <text:s/>- <text:s/>proteasome (prosome, macropain) subunit, alpha type, 5, PSMA3 <text:s/>- <text:s/>proteasome (prosome, macropain) subunit, alpha type, 3, DMRT2 <text:s/>- <text:s/>doublesex and mab-3 related transcription factor 2, CAND1 <text:s/>- <text:s/>cullin-associated and neddylation-dissociated 1, EAF2 <text:s/>- <text:s/>ell associated factor 2, PSMD10 <text:s/>- <text:s/>proteasome (prosome, macropain) 26s subunit, non-atpase, 10, KDM3A <text:s/>- <text:s/>lysine (k)-specific demethylase 3a, IL6ST <text:s/>- <text:s/>interleukin 6 signal transducer (gp130, oncostatin m receptor), FGFR2 <text:s/>- <text:s/>fibroblast growth factor receptor 2, PSME2 <text:s/>- <text:s/>proteasome (prosome, macropain) activator subunit 2 (pa28 beta), IRS1 <text:s/>- <text:s/>insulin receptor substrate 1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RASSF2 <text:s/>- <text:s/>ras association (ralgds/af-6) domain family member 2, KHSRP <text:s/>- <text:s/>kh-type splicing regulatory protein, POLR1E <text:s/>- <text:s/>polymerase (rna) i polypeptide e, 53kda, CEBPG <text:s/>- <text:s/>ccaat/enhancer binding protein (c/ebp), gamma, NEK10 <text:s/>- <text:s/>nima-related kinase 10, INSIG1 <text:s/>- <text:s/>insulin induced gene 1, CCT7 <text:s/>- <text:s/>chaperonin containing tcp1, subunit 7 (eta), NDUFA13 <text:s/>- <text:s/>nadh dehydrogenase (ubiquinone) 1 alpha subcomplex, 13, CXCL10 <text:s/>- <text:s/>chemokine (c-x-c motif) ligand 10, SORBS1 <text:s/>- <text:s/>sorbin and sh3 domain containing 1, PTPN1 <text:s/>- <text:s/>protein tyrosine phosphatase, non-receptor type 1, IRF6 <text:s/>- <text:s/>interferon regulatory factor 6, RNF40 <text:s/>- <text:s/>ring finger protein 40, e3 ubiquitin protein ligase, ZFP91 <text:s/>- <text:s/>zfp91 zinc finger protein, POLR1D <text:s/>- <text:s/>polymerase (rna) i polypeptide d, 16kda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SH3D19 <text:s/>- <text:s/>sh3 domain containing 19, TIAM1 <text:s/>- <text:s/>t-cell lymphoma invasion and metastasis 1, RRN3 <text:s/>- <text:s/>rrn3 rna polymerase i transcription factor homolog (s. cerevisiae), RFWD2 <text:s/>- <text:s/>ring finger and wd repeat domain 2, e3 ubiquitin protein ligase, TLE1 <text:s/>- <text:s/>transducin-like enhancer of split 1 (e(sp1) homolog, drosophila), TFB2M <text:s/>- <text:s/>transcription factor b2, mitochondrial, HERPUD1 <text:s/>- <text:s/>homocysteine-inducible, endoplasmic reticulum stress-inducible, ubiquitin-like domain member 1, LHX5 <text:s/>- <text:s/>lim homeobox 5, RIMS2 <text:s/>- <text:s/>regulating synaptic membrane exocytosis 2, FOXN3 <text:s/>- <text:s/>forkhead box n3, ZFPM2 <text:s/>- <text:s/>zinc finger protein, fog family member 2, DHX34 <text:s/>- <text:s/>deah (asp-glu-ala-his) box polypeptide 34, NFYA <text:s/>- <text:s/>nuclear transcription factor y, alpha, HDAC4 <text:s/>- <text:s/>histone deacetylase 4, ID1 <text:s/>- <text:s/>inhibitor of dna binding 1, dominant negative helix-loop-helix protein, NFYC <text:s/>- <text:s/>nuclear transcription factor y, gamma, ID4 <text:s/>- <text:s/>inhibitor of dna binding 4, dominant negative helix-loop-helix protein, NKX6-1 <text:s/>- <text:s/>nk6 homeobox 1, NKX3-1 <text:s/>- <text:s/>nk3 homeobox 1, STOML2 <text:s/>- <text:s/>stomatin (epb72)-like 2, PAF1 <text:s/>- <text:s/>paf1, rna polymerase ii associated factor, homolog (s. cerevisiae), ATP1B4 <text:s/>- <text:s/>atpase, na+/k+ transporting, beta 4 polypeptide, TADA2B <text:s/>- <text:s/>transcriptional adaptor 2b, MYOCD <text:s/>- <text:s/>myocardin, NOX4 <text:s/>- <text:s/>nadph oxidase 4, NEK2 <text:s/>- <text:s/>nima-related kinase 2, TEF <text:s/>- <text:s/>thyrotrophic embryonic factor, WNT10A <text:s/>- <text:s/>wingless-type mmtv integration site family, member 10a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KHDRBS1 <text:s/>- <text:s/>kh domain containing, rna binding, signal transduction associated 1, TAF8 <text:s/>- <text:s/>taf8 rna polymerase ii, tata box binding protein (tbp)-associated factor, 43kda, NEUROG1 <text:s/>- <text:s/>neurogenin 1, RAP2A <text:s/>- <text:s/>rap2a, member of ras oncogene family, KLF1 <text:s/>- <text:s/>kruppel-like factor 1 (erythroid), HEY2 <text:s/>- <text:s/>hairy/enhancer-of-split related with yrpw motif 2, FNIP1 <text:s/>- <text:s/>folliculin interacting protein 1, RARA <text:s/>- <text:s/>retinoic acid receptor, alpha, CDK5RAP3 <text:s/>- <text:s/>cdk5 regulatory subunit associated protein 3, NEUROG3 <text:s/>- <text:s/>neurogenin 3, TGFB3 <text:s/>- <text:s/>transforming growth factor, beta 3, TGFB1I1 <text:s/>- <text:s/>transforming growth factor beta 1 induced transcript 1, ARID4A <text:s/>- <text:s/>at rich interactive domain 4a (rbp1-like), RASD2 <text:s/>- <text:s/>rasd family, member 2, SIX2 <text:s/>- <text:s/>six homeobox 2, KDM4A <text:s/>- <text:s/>lysine (k)-specific demethylase 4a, FOSB <text:s/>- <text:s/>fbj murine osteosarcoma viral oncogene homolog b, CKS2 <text:s/>- <text:s/>cdc28 protein kinase regulatory subunit 2, THBS1 <text:s/>- <text:s/>thrombospondin 1, CDCA2 <text:s/>- <text:s/>cell division cycle associated 2, CIRBP <text:s/>- <text:s/>cold inducible rna binding protein, DMRTC2 <text:s/>- <text:s/>dmrt-like family c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positive regulation of metabolic process</text:p>
          </table:table-cell>
          <table:table-cell office:value-type="float" office:value="0.00000000375" calcext:value-type="float">
            <text:p>3.75E-09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2548" calcext:value-type="float">
            <text:p>2548</text:p>
          </table:table-cell>
          <table:table-cell office:value-type="float" office:value="2003" calcext:value-type="float">
            <text:p>2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[LHX1 <text:s/>- <text:s/>lim homeobox 1, NFATC2IP <text:s/>- <text:s/>nuclear factor of activated t-cells, cytoplasmic, calcineurin-dependent 2 interacting protein, PLAC8 <text:s/>- <text:s/>placenta-specific 8, FBXO18 <text:s/>- <text:s/>f-box protein, helicase, 18, ABAT <text:s/>- <text:s/>4-aminobutyrate aminotransferase, SEPT4 <text:s/>- <text:s/>septin 4, GRHL2 <text:s/>- <text:s/>grainyhead-like 2 (drosophila), GCNT2 <text:s/>- <text:s/>glucosaminyl (n-acetyl) transferase 2, i-branching enzyme (i blood group), FIZ1 <text:s/>- <text:s/>flt3-interacting zinc finger 1, ACACA <text:s/>- <text:s/>acetyl-coa carboxylase alpha, GCH1 <text:s/>- <text:s/>gtp cyclohydrolase 1, TRAF4 <text:s/>- <text:s/>tnf receptor-associated factor 4, SP3 <text:s/>- <text:s/>sp3 transcription factor, SP1 <text:s/>- <text:s/>sp1 transcription factor, CPT1A <text:s/>- <text:s/>carnitine palmitoyltransferase 1a (liver), PLK1 <text:s/>- <text:s/>polo-like kinase 1, BRD8 <text:s/>- <text:s/>bromodomain containing 8, PLP1 <text:s/>- <text:s/>proteolipid protein 1, GPC3 <text:s/>- <text:s/>glypican 3, GADD45G <text:s/>- <text:s/>growth arrest and dna-damage-inducible, gamma, SOX9 <text:s/>- <text:s/>sry (sex determining region y)-box 9, SOX4 <text:s/>- <text:s/>sry (sex determining region y)-box 4, ACR <text:s/>- <text:s/>acrosin, GRHL3 <text:s/>- <text:s/>grainyhead-like 3 (drosophila), WBP2 <text:s/>- <text:s/>ww domain binding protein 2, SOX1 <text:s/>- <text:s/>sry (sex determining region y)-box 1, ATF6B <text:s/>- <text:s/>activating transcription factor 6 beta, IER5 <text:s/>- <text:s/>immediate early response 5, SUCO <text:s/>- <text:s/>sun domain containing ossification factor, ANAPC5 <text:s/>- <text:s/>anaphase promoting complex subunit 5, SNCA <text:s/>- <text:s/>synuclein, alpha (non a4 component of amyloid precursor), PPM1A <text:s/>- <text:s/>protein phosphatase, mg2+/mn2+ dependent, 1a, SPTLC2 <text:s/>- <text:s/>serine palmitoyltransferase, long chain base subunit 2, VGLL1 <text:s/>- <text:s/>vestigial like 1 (drosophila), ACVR1 <text:s/>- <text:s/>activin a receptor, type i, POU3F3 <text:s/>- <text:s/>pou class 3 homeobox 3, TP53INP2 <text:s/>- <text:s/>tumor protein p53 inducible nuclear protein 2, FZD8 <text:s/>- <text:s/>frizzled family receptor 8, EOMES <text:s/>- <text:s/>eomesodermin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SSBP3 <text:s/>- <text:s/>single stranded dna binding protein 3, ADCYAP1R1 <text:s/>- <text:s/>adenylate cyclase activating polypeptide 1 (pituitary) receptor type i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POU2F2 <text:s/>- <text:s/>pou class 2 homeobox 2, ONECUT2 <text:s/>- <text:s/>one cut homeobox 2, DACT1 <text:s/>- <text:s/>dishevelled-binding antagonist of beta-catenin 1, KLF6 <text:s/>- <text:s/>kruppel-like factor 6, CHD6 <text:s/>- <text:s/>chromodomain helicase dna binding protein 6, POLR1B <text:s/>- <text:s/>polymerase (rna) i polypeptide b, 128kda, PRKACA <text:s/>- <text:s/>protein kinase, camp-dependent, catalytic, alpha, T <text:s/>- <text:s/>t, brachyury homolog (mouse), VPS35 <text:s/>- <text:s/>vacuolar protein sorting 35 homolog (s. cerevisiae), HIVEP3 <text:s/>- <text:s/>human immunodeficiency virus type i enhancer binding protein 3, CTBP2 <text:s/>- <text:s/>c-terminal binding protein 2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SETD3 <text:s/>- <text:s/>set domain containing 3, AIMP2 <text:s/>- <text:s/>aminoacyl trna synthetase complex-interacting multifunctional protein 2, CREB3L3 <text:s/>- <text:s/>camp responsive element binding protein 3-like 3, STX5 <text:s/>- <text:s/>syntaxin 5, UBE2C <text:s/>- <text:s/>ubiquitin-conjugating enzyme e2c, C11orf35 <text:s/>- <text:s/>chromosome 11 open reading frame 35, PTF1A <text:s/>- <text:s/>pancreas specific transcription factor, 1a, PPP1R7 <text:s/>- <text:s/>protein phosphatase 1, regulatory subunit 7, ABCD2 <text:s/>- <text:s/>atp-binding cassette, sub-family d (ald), member 2, DEK <text:s/>- <text:s/>dek oncogene, STK11 <text:s/>- <text:s/>serine/threonine kinase 11, MED21 <text:s/>- <text:s/>mediator complex subunit 21, KIT <text:s/>- <text:s/>v-kit hardy-zuckerman 4 feline sarcoma viral oncogene homolog, BCL2L13 <text:s/>- <text:s/>bcl2-like 13 (apoptosis facilitator), NEK7 <text:s/>- <text:s/>nima-related kinase 7, FZD2 <text:s/>- <text:s/>frizzled family receptor 2, AURKA <text:s/>- <text:s/>aurora kinase a, LIN28A <text:s/>- <text:s/>lin-28 homolog a (c. elegans), CRKL <text:s/>- <text:s/>v-crk avian sarcoma virus ct10 oncogene homolog-like, POLDIP3 <text:s/>- <text:s/>polymerase (dna-directed), delta interacting protein 3, JUN <text:s/>- <text:s/>jun proto-oncogene, JARID2 <text:s/>- <text:s/>jumonji, at rich interactive domain 2, STAT3 <text:s/>- <text:s/>signal transducer and activator of transcription 3 (acute-phase response factor), JUNB <text:s/>- <text:s/>jun b proto-oncogene, E2F8 <text:s/>- <text:s/>e2f transcription factor 8, VRK3 <text:s/>- <text:s/>vaccinia related kinase 3, MID2 <text:s/>- <text:s/>midline 2, ING5 <text:s/>- <text:s/>inhibitor of growth family, member 5, MAP2K6 <text:s/>- <text:s/>mitogen-activated protein kinase kinase 6, PRKD2 <text:s/>- <text:s/>protein kinase d2, MAP2K1 <text:s/>- <text:s/>mitogen-activated protein kinase kinase 1, HMGA2 <text:s/>- <text:s/>high mobility group at-hook 2, PHF5A <text:s/>- <text:s/>phd finger protein 5a, MAPK7 <text:s/>- <text:s/>mitogen-activated protein kinase 7, FAM178A <text:s/>- <text:s/>family with sequence similarity 178, member a, GATA3 <text:s/>- <text:s/>gata binding protein 3, HMGN3 <text:s/>- <text:s/>high mobility group nucleosomal binding domain 3, PRKCZ <text:s/>- <text:s/>protein kinase c, zeta, BAMBI <text:s/>- <text:s/>bmp and activin membrane-bound inhibitor, CCDC88A <text:s/>- <text:s/>coiled-coil domain containing 88a, SLC26A9 <text:s/>- <text:s/>solute carrier family 26 (anion exchanger), member 9, SREBF1 <text:s/>- <text:s/>sterol regulatory element binding transcription factor 1, PRKAR1A <text:s/>- <text:s/>protein kinase, camp-dependent, regulatory, type i, alpha, ANK3 <text:s/>- <text:s/>ankyrin 3, node of ranvier (ankyrin g), LACRT <text:s/>- <text:s/>lacritin, PAX1 <text:s/>- <text:s/>paired box 1, PAX6 <text:s/>- <text:s/>paired box 6, PAX3 <text:s/>- <text:s/>paired box 3, CXCL9 <text:s/>- <text:s/>chemokine (c-x-c motif) ligand 9, SIN3A <text:s/>- <text:s/>sin3 transcription regulator family member a, MID1 <text:s/>- <text:s/>midline 1 (opitz/bbb syndrome), MAP3K10 <text:s/>- <text:s/>mitogen-activated protein kinase kinase kinase 10, MLH1 <text:s/>- <text:s/>mutl homolog 1, colon cancer, nonpolyposis type 2 (e. coli), PBX1 <text:s/>- <text:s/>pre-b-cell leukemia homeobox 1, MAP3K9 <text:s/>- <text:s/>mitogen-activated protein kinase kinase kinase 9, ZNF287 <text:s/>- <text:s/>zinc finger protein 287, TBC1D10A <text:s/>- <text:s/>tbc1 domain family, member 10a, CBX8 <text:s/>- <text:s/>chromobox homolog 8, MSH6 <text:s/>- <text:s/>muts homolog 6 (e. coli), CHP1 <text:s/>- <text:s/>calcineurin-like ef-hand protein 1, RPS6KA5 <text:s/>- <text:s/>ribosomal protein s6 kinase, 90kda, polypeptide 5, ANAPC15 <text:s/>- <text:s/>anaphase promoting complex subunit 15, GUCA2A <text:s/>- <text:s/>guanylate cyclase activator 2a (guanylin), CHEK2 <text:s/>- <text:s/>checkpoint kinase 2, CACUL1 <text:s/>- <text:s/>cdk2-associated, cullin domain 1, PAK3 <text:s/>- <text:s/>p21 protein (cdc42/rac)-activated kinase 3, ARNTL <text:s/>- <text:s/>aryl hydrocarbon receptor nuclear translocator-like, H2AFZ <text:s/>- <text:s/>h2a histone family, member z, H2AFX <text:s/>- <text:s/>h2a histone family, member x, CDC20B <text:s/>- <text:s/>cell division cycle 20b, HIST1H1B <text:s/>- <text:s/>histone cluster 1, h1b, PAX8 <text:s/>- <text:s/>paired box 8, AURKB <text:s/>- <text:s/>aurora kinase b, PDGFRB <text:s/>- <text:s/>platelet-derived growth factor receptor, beta polypeptide, BUB3 <text:s/>- <text:s/>bub3 mitotic checkpoint protein, ARID1B <text:s/>- <text:s/>at rich interactive domain 1b (swi1-like), BTG2 <text:s/>- <text:s/>btg family, member 2, MED30 <text:s/>- <text:s/>mediator complex subunit 30, MEF2D <text:s/>- <text:s/>myocyte enhancer factor 2d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MAP3K12 <text:s/>- <text:s/>mitogen-activated protein kinase kinase kinase 12, DAPK1 <text:s/>- <text:s/>death-associated protein kinase 1, BMPER <text:s/>- <text:s/>bmp binding endothelial regulator, TPCN1 <text:s/>- <text:s/>two pore segment channel 1, ARX <text:s/>- <text:s/>aristaless related homeobox, HGS <text:s/>- <text:s/>hepatocyte growth factor-regulated tyrosine kinase substrate, DYRK1B <text:s/>- <text:s/>dual-specificity tyrosine-(y)-phosphorylation regulated kinase 1b, HDAC1 <text:s/>- <text:s/>histone deacetylase 1, KAT7 <text:s/>- <text:s/>k(lysine) acetyltransferase 7, XDH <text:s/>- <text:s/>xanthine dehydrogenase, ANAPC11 <text:s/>- <text:s/>anaphase promoting complex subunit 11, GOLGA2 <text:s/>- <text:s/>golgin a2, DSCAM <text:s/>- <text:s/>down syndrome cell adhesion molecule, PHF1 <text:s/>- <text:s/>phd finger protein 1, ATF4 <text:s/>- <text:s/>activating transcription factor 4, ATOH1 <text:s/>- <text:s/>atonal homolog 1 (drosophila), RERE <text:s/>- <text:s/>arginine-glutamic acid dipeptide (re) repeats, SPPL3 <text:s/>- <text:s/>signal peptide peptidase like 3, FOXN4 <text:s/>- <text:s/>forkhead box n4, TBX19 <text:s/>- <text:s/>t-box 19, PLIN5 <text:s/>- <text:s/>perilipin 5, DUSP6 <text:s/>- <text:s/>dual specificity phosphatase 6, MKL1 <text:s/>- <text:s/>megakaryoblastic leukemia (translocation) 1, WNT3 <text:s/>- <text:s/>wingless-type mmtv integration site family, member 3, SPDYA <text:s/>- <text:s/>speedy/ringo cell cycle regulator family member a, PER1 <text:s/>- <text:s/>period circadian clock 1, WNT6 <text:s/>- <text:s/>wingless-type mmtv integration site family, member 6, LDB2 <text:s/>- <text:s/>lim domain binding 2, TRPV1 <text:s/>- <text:s/>transient receptor potential cation channel, subfamily v, member 1, SLC45A3 <text:s/>- <text:s/>solute carrier family 45, member 3, ATP2B4 <text:s/>- <text:s/>atpase, ca++ transporting, plasma membrane 4, WARS <text:s/>- <text:s/>tryptophanyl-trna synthetase, MAP3K6 <text:s/>- <text:s/>mitogen-activated protein kinase kinase kinase 6, HBEGF <text:s/>- <text:s/>heparin-binding egf-like growth factor, PITX2 <text:s/>- <text:s/>paired-like homeodomain 2, PITX3 <text:s/>- <text:s/>paired-like homeodomain 3, SHC1 <text:s/>- <text:s/>shc (src homology 2 domain containing) transforming protein 1, PNPT1 <text:s/>- <text:s/>polyribonucleotide nucleotidyltransferase 1, DLG1 <text:s/>- <text:s/>discs, large homolog 1 (drosophila), DLX1 <text:s/>- <text:s/>distal-less homeobox 1, SHH <text:s/>- <text:s/>sonic hedgehog, DLX2 <text:s/>- <text:s/>distal-less homeobox 2, LRP6 <text:s/>- <text:s/>low density lipoprotein receptor-related protein 6, DLX3 <text:s/>- <text:s/>distal-less homeobox 3, INHBE <text:s/>- <text:s/>inhibin, beta e, PIK3R1 <text:s/>- <text:s/>phosphoinositide-3-kinase, regulatory subunit 1 (alpha), LUM <text:s/>- <text:s/>lumican, SPAG9 <text:s/>- <text:s/>sperm associated antigen 9, PLEKHF1 <text:s/>- <text:s/>pleckstrin homology domain containing, family f (with fyve domain) member 1, SESN2 <text:s/>- <text:s/>sestrin 2, SIX1 <text:s/>- <text:s/>six homeobox 1, TAF1B <text:s/>- <text:s/>tata box binding protein (tbp)-associated factor, rna polymerase i, b, 63kda, SFRP1 <text:s/>- <text:s/>secreted frizzled-related protein 1, ZIC1 <text:s/>- <text:s/>zic family member 1, PIAS4 <text:s/>- <text:s/>protein inhibitor of activated stat, 4, SMAD2 <text:s/>- <text:s/>smad family member 2, DNM2 <text:s/>- <text:s/>dynamin 2, ZNF711 <text:s/>- <text:s/>zinc finger protein 711, CNBP <text:s/>- <text:s/>cchc-type zinc finger, nucleic acid binding protein, ZIC3 <text:s/>- <text:s/>zic family member 3, SLX1A <text:s/>- <text:s/>slx1 structure-specific endonuclease subunit homolog a (s. cerevisiae), SMAD6 <text:s/>- <text:s/>smad family member 6, CCND1 <text:s/>- <text:s/>cyclin d1, GSK3B <text:s/>- <text:s/>glycogen synthase kinase 3 beta, ITSN1 <text:s/>- <text:s/>intersectin 1 (sh3 domain protein), MAF <text:s/>- <text:s/>v-maf avian musculoaponeurotic fibrosarcoma oncogene homolog, CCNK <text:s/>- <text:s/>cyclin k, HSPA1B <text:s/>- <text:s/>heat shock 70kda protein 1b, BNIP3 <text:s/>- <text:s/>bcl2/adenovirus e1b 19kda interacting protein 3, SIX5 <text:s/>- <text:s/>six homeobox 5, MARK2 <text:s/>- <text:s/>map/microtubule affinity-regulating kinase 2, BNIP3L <text:s/>- <text:s/>bcl2/adenovirus e1b 19kda interacting protein 3-like, MAPRE3 <text:s/>- <text:s/>microtubule-associated protein, rp/eb family, member 3, CASZ1 <text:s/>- <text:s/>castor zinc finger 1, STRA13 <text:s/>- <text:s/>stimulated by retinoic acid 13, ELK1 <text:s/>- <text:s/>elk1, member of ets oncogene family, RFX2 <text:s/>- <text:s/>regulatory factor x, 2 (influences hla class ii expression), EPAS1 <text:s/>- <text:s/>endothelial pas domain protein 1, ZFP36L2 <text:s/>- <text:s/>zfp36 ring finger protein-like 2, SIRT2 <text:s/>- <text:s/>sirtuin 2, ENG <text:s/>- <text:s/>endoglin, RLN2 <text:s/>- <text:s/>relaxin 2, TPX2 <text:s/>- <text:s/>tpx2, microtubule-associated, PPP1R12A <text:s/>- <text:s/>protein phosphatase 1, regulatory subunit 12a, APLF <text:s/>- <text:s/>aprataxin and pnkp like factor, BLM <text:s/>- <text:s/>bloom syndrome, recq helicase-like, GRHL1 <text:s/>- <text:s/>grainyhead-like 1 (drosophila), ALYREF <text:s/>- <text:s/>aly/ref export factor, TTK <text:s/>- <text:s/>ttk protein kinase, PSME3 <text:s/>- <text:s/>proteasome (prosome, macropain) activator subunit 3 (pa28 gamma; ki), ELAVL1 <text:s/>- <text:s/>elav (embryonic lethal, abnormal vision, drosophila)-like 1 (hu antigen r), HOXD3 <text:s/>- <text:s/>homeobox d3, BARHL1 <text:s/>- <text:s/>barh-like homeobox 1, LDB1 <text:s/>- <text:s/>lim domain binding 1, ANKRD49 <text:s/>- <text:s/>ankyrin repeat domain 49, TOPORS <text:s/>- <text:s/>topoisomerase i binding, arginine/serine-rich, e3 ubiquitin protein ligase, CRTC2 <text:s/>- <text:s/>creb regulated transcription coactivator 2, ABCA7 <text:s/>- <text:s/>atp-binding cassette, sub-family a (abc1), member 7, BMP6 <text:s/>- <text:s/>bone morphogenetic protein 6, CNOT1 <text:s/>- <text:s/>ccr4-not transcription complex, subunit 1, MYRF <text:s/>- <text:s/>myelin regulatory factor, TRIB1 <text:s/>- <text:s/>tribbles homolog 1 (drosophila), GDF11 <text:s/>- <text:s/>growth differentiation factor 11, NABP2 <text:s/>- <text:s/>nucleic acid binding protein 2, PRDM9 <text:s/>- <text:s/>pr domain containing 9, RNF4 <text:s/>- <text:s/>ring finger protein 4, KDM1A <text:s/>- <text:s/>lysine (k)-specific demethylase 1a, HNRNPR <text:s/>- <text:s/>heterogeneous nuclear ribonucleoprotein r, HNRNPLL <text:s/>- <text:s/>heterogeneous nuclear ribonucleoprotein l-like, SERTAD1 <text:s/>- <text:s/>serta domain containing 1, SERTAD3 <text:s/>- <text:s/>serta domain containing 3, RORB <text:s/>- <text:s/>rar-related orphan receptor b, RORC <text:s/>- <text:s/>rar-related orphan receptor c, E2F3 <text:s/>- <text:s/>e2f transcription factor 3, SPRY2 <text:s/>- <text:s/>sprouty homolog 2 (drosophila), POMT2 <text:s/>- <text:s/>protein-o-mannosyltransferase 2, AKAP8 <text:s/>- <text:s/>a kinase (prka) anchor protein 8, BARHL2 <text:s/>- <text:s/>barh-like homeobox 2, TRAF2 <text:s/>- <text:s/>tnf receptor-associated factor 2, BOLL <text:s/>- <text:s/>bol, boule-like (drosophila), EDA <text:s/>- <text:s/>ectodysplasin a, HSPA5 <text:s/>- <text:s/>heat shock 70kda protein 5 (glucose-regulated protein, 78kda), NR2C2 <text:s/>- <text:s/>nuclear receptor subfamily 2, group c, member 2, ECE1 <text:s/>- <text:s/>endothelin converting enzyme 1, HES5 <text:s/>- <text:s/>hairy and enhancer of split 5 (drosophila), FABP3 <text:s/>- <text:s/>fatty acid binding protein 3, muscle and heart (mammary-derived growth inhibitor), HMGN1 <text:s/>- <text:s/>high mobility group nucleosome binding domain 1, HMGB2 <text:s/>- <text:s/>high mobility group box 2, HMGB1 <text:s/>- <text:s/>high mobility group box 1, BCL2L11 <text:s/>- <text:s/>bcl2-like 11 (apoptosis facilitator), CASP9 <text:s/>- <text:s/>caspase 9, apoptosis-related cysteine peptidase, PTK2B <text:s/>- <text:s/>protein tyrosine kinase 2 beta, TNKS <text:s/>- <text:s/>tankyrase, trf1-interacting ankyrin-related adp-ribose polymerase, CASP2 <text:s/>- <text:s/>caspase 2, apoptosis-related cysteine peptidase, TNRC6B <text:s/>- <text:s/>trinucleotide repeat containing 6b, AGO1 <text:s/>- <text:s/>argonaute risc catalytic component 1, FASN <text:s/>- <text:s/>fatty acid synthase, COA3 <text:s/>- <text:s/>cytochrome c oxidase assembly factor 3, TWSG1 <text:s/>- <text:s/>twisted gastrulation homolog 1 (drosophila), ETV4 <text:s/>- <text:s/>ets variant 4, ETV6 <text:s/>- <text:s/>ets variant 6, HK2 <text:s/>- <text:s/>hexokinase 2, VIM <text:s/>- <text:s/>vimentin, RPLP1 <text:s/>- <text:s/>ribosomal protein, large, p1, LAMTOR1 <text:s/>- <text:s/>late endosomal/lysosomal adaptor, mapk and mtor activator 1, VLDLR <text:s/>- <text:s/>very low density lipoprotein receptor, KDM6A <text:s/>- <text:s/>lysine (k)-specific demethylase 6a, UVRAG <text:s/>- <text:s/>uv radiation resistance associated, CKAP2 <text:s/>- <text:s/>cytoskeleton associated protein 2, MSX1 <text:s/>- <text:s/>msh homeobox 1, NCOA2 <text:s/>- <text:s/>nuclear receptor coactivator 2, CDC23 <text:s/>- <text:s/>cell division cycle 23, CALM3 <text:s/>- <text:s/>calmodulin 3 (phosphorylase kinase, delta), EZH2 <text:s/>- <text:s/>enhancer of zeste homolog 2 (drosophila), UBE2K <text:s/>- <text:s/>ubiquitin-conjugating enzyme e2k, VCP <text:s/>- <text:s/>valosin containing protein, CREB3 <text:s/>- <text:s/>camp responsive element binding protein 3, IL23R <text:s/>- <text:s/>interleukin 23 receptor, HIF1A <text:s/>- <text:s/>hypoxia inducible factor 1, alpha subunit (basic helix-loop-helix transcription factor), KIF14 <text:s/>- <text:s/>kinesin family member 14, CCT6A <text:s/>- <text:s/>chaperonin containing tcp1, subunit 6a (zeta 1), TRADD <text:s/>- <text:s/>tnfrsf1a-associated via death domain, HOXB4 <text:s/>- <text:s/>homeobox b4, PASK <text:s/>- <text:s/>pas domain containing serine/threonine kinase, EHF <text:s/>- <text:s/>ets homologous factor, ERG <text:s/>- <text:s/>v-ets avian erythroblastosis virus e26 oncogene homolog, UBB <text:s/>- <text:s/>ubiquitin b, ESRRB <text:s/>- <text:s/>estrogen-related receptor beta, ARRDC4 <text:s/>- <text:s/>arrestin domain containing 4, HNRNPL <text:s/>- <text:s/>heterogeneous nuclear ribonucleoprotein l, SALL4 <text:s/>- <text:s/>sal-like 4 (drosophila), ETS2 <text:s/>- <text:s/>v-ets avian erythroblastosis virus e26 oncogene homolog 2, RPS6KA1 <text:s/>- <text:s/>ribosomal protein s6 kinase, 90kda, polypeptide 1, FGF20 <text:s/>- <text:s/>fibroblast growth factor 20, RUNX3 <text:s/>- <text:s/>runt-related transcription factor 3, HNRNPA1 <text:s/>- <text:s/>heterogeneous nuclear ribonucleoprotein a1, HNRNPAB <text:s/>- <text:s/>heterogeneous nuclear ribonucleoprotein a/b, EPHA8 <text:s/>- <text:s/>eph receptor a8, EPHA7 <text:s/>- <text:s/>eph receptor a7, ARIH2 <text:s/>- <text:s/>ariadne homolog 2 (drosophila), NANOS1 <text:s/>- <text:s/>nanos homolog 1 (drosophila), HMGCR <text:s/>- <text:s/>3-hydroxy-3-methylglutaryl-coa reductase, TMEM161A <text:s/>- <text:s/>transmembrane protein 161a, CCNC <text:s/>- <text:s/>cyclin c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HMX2 <text:s/>- <text:s/>h6 family homeobox 2, CDC6 <text:s/>- <text:s/>cell division cycle 6, FOXK2 <text:s/>- <text:s/>forkhead box k2, CDC20 <text:s/>- <text:s/>cell division cycle 20, CDK1 <text:s/>- <text:s/>cyclin-dependent kinase 1, FN1 <text:s/>- <text:s/>fibronectin 1, CDH1 <text:s/>- <text:s/>cadherin 1, type 1, e-cadherin (epithelial), CDH3 <text:s/>- <text:s/>cadherin 3, type 1, p-cadherin (placental), ARID3B <text:s/>- <text:s/>at rich interactive domain 3b (bright-like), CDH2 <text:s/>- <text:s/>cadherin 2, type 1, n-cadherin (neuronal), TOX3 <text:s/>- <text:s/>tox high mobility group box family member 3, CDC25B <text:s/>- <text:s/>cell division cycle 25b, CAMTA1 <text:s/>- <text:s/>calmodulin binding transcription activator 1, RBMX <text:s/>- <text:s/>rna binding motif protein, x-linked, ETAA1 <text:s/>- <text:s/>ewing tumor-associated antigen 1, OSM <text:s/>- <text:s/>oncostatin m, CD74 <text:s/>- <text:s/>cd74 molecule, major histocompatibility complex, class ii invariant chain, INHBC <text:s/>- <text:s/>inhibin, beta c, USP16 <text:s/>- <text:s/>ubiquitin specific peptidase 16, FOXM1 <text:s/>- <text:s/>forkhead box m1, FOXO1 <text:s/>- <text:s/>forkhead box o1, UBE2S <text:s/>- <text:s/>ubiquitin-conjugating enzyme e2s, ILF2 <text:s/>- <text:s/>interleukin enhancer binding factor 2, SOST <text:s/>- <text:s/>sclerostin, CDC14B <text:s/>- <text:s/>cell division cycle 14b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CAND1 <text:s/>- <text:s/>cullin-associated and neddylation-dissociated 1, EAF2 <text:s/>- <text:s/>ell associated factor 2, PSMD10 <text:s/>- <text:s/>proteasome (prosome, macropain) 26s subunit, non-atpase, 10, KDM3A <text:s/>- <text:s/>lysine (k)-specific demethylase 3a, CLEC16A <text:s/>- <text:s/>c-type lectin domain family 16, member a, IL6ST <text:s/>- <text:s/>interleukin 6 signal transducer (gp130, oncostatin m receptor), FGFR2 <text:s/>- <text:s/>fibroblast growth factor receptor 2, PSME2 <text:s/>- <text:s/>proteasome (prosome, macropain) activator subunit 2 (pa28 beta), IRS1 <text:s/>- <text:s/>insulin receptor substrate 1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RASSF2 <text:s/>- <text:s/>ras association (ralgds/af-6) domain family member 2, KHSRP <text:s/>- <text:s/>kh-type splicing regulatory protein, POLR1E <text:s/>- <text:s/>polymerase (rna) i polypeptide e, 53kda, CEBPG <text:s/>- <text:s/>ccaat/enhancer binding protein (c/ebp), gamma, NEK10 <text:s/>- <text:s/>nima-related kinase 10, INSIG1 <text:s/>- <text:s/>insulin induced gene 1, CCT7 <text:s/>- <text:s/>chaperonin containing tcp1, subunit 7 (eta), NDUFA13 <text:s/>- <text:s/>nadh dehydrogenase (ubiquinone) 1 alpha subcomplex, 13, CXCL10 <text:s/>- <text:s/>chemokine (c-x-c motif) ligand 10, SORBS1 <text:s/>- <text:s/>sorbin and sh3 domain containing 1, PTPN1 <text:s/>- <text:s/>protein tyrosine phosphatase, non-receptor type 1, IRF6 <text:s/>- <text:s/>interferon regulatory factor 6, ZFP91 <text:s/>- <text:s/>zfp91 zinc finger protein, RNF40 <text:s/>- <text:s/>ring finger protein 40, e3 ubiquitin protein ligase, POLR1D <text:s/>- <text:s/>polymerase (rna) i polypeptide d, 16kda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SH3D19 <text:s/>- <text:s/>sh3 domain containing 19, TIAM1 <text:s/>- <text:s/>t-cell lymphoma invasion and metastasis 1, RRN3 <text:s/>- <text:s/>rrn3 rna polymerase i transcription factor homolog (s. cerevisiae), RFWD2 <text:s/>- <text:s/>ring finger and wd repeat domain 2, e3 ubiquitin protein ligase, TLE1 <text:s/>- <text:s/>transducin-like enhancer of split 1 (e(sp1) homolog, drosophila), TFB2M <text:s/>- <text:s/>transcription factor b2, mitochondrial, HERPUD1 <text:s/>- <text:s/>homocysteine-inducible, endoplasmic reticulum stress-inducible, ubiquitin-like domain member 1, LHX5 <text:s/>- <text:s/>lim homeobox 5, RIMS2 <text:s/>- <text:s/>regulating synaptic membrane exocytosis 2, FOXN3 <text:s/>- <text:s/>forkhead box n3, ZFPM2 <text:s/>- <text:s/>zinc finger protein, fog family member 2, DHX34 <text:s/>- <text:s/>deah (asp-glu-ala-his) box polypeptide 34, NFYA <text:s/>- <text:s/>nuclear transcription factor y, alpha, HDAC4 <text:s/>- <text:s/>histone deacetylase 4, ID1 <text:s/>- <text:s/>inhibitor of dna binding 1, dominant negative helix-loop-helix protein, NFYC <text:s/>- <text:s/>nuclear transcription factor y, gamma, ID4 <text:s/>- <text:s/>inhibitor of dna binding 4, dominant negative helix-loop-helix protein, PIP4K2B <text:s/>- <text:s/>phosphatidylinositol-5-phosphate 4-kinase, type ii, beta, NKX6-1 <text:s/>- <text:s/>nk6 homeobox 1, NKX3-1 <text:s/>- <text:s/>nk3 homeobox 1, STOML2 <text:s/>- <text:s/>stomatin (epb72)-like 2, PAF1 <text:s/>- <text:s/>paf1, rna polymerase ii associated factor, homolog (s. cerevisiae), TADA2B <text:s/>- <text:s/>transcriptional adaptor 2b, ATP1B4 <text:s/>- <text:s/>atpase, na+/k+ transporting, beta 4 polypeptide, MYOCD <text:s/>- <text:s/>myocardin, NOX4 <text:s/>- <text:s/>nadph oxidase 4, NEK2 <text:s/>- <text:s/>nima-related kinase 2, TEF <text:s/>- <text:s/>thyrotrophic embryonic factor, WNT10A <text:s/>- <text:s/>wingless-type mmtv integration site family, member 10a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RAP2A <text:s/>- <text:s/>rap2a, member of ras oncogene family, FNIP1 <text:s/>- <text:s/>folliculin interacting protein 1, HEY2 <text:s/>- <text:s/>hairy/enhancer-of-split related with yrpw motif 2, RARA <text:s/>- <text:s/>retinoic acid receptor, alpha, CDK5RAP3 <text:s/>- <text:s/>cdk5 regulatory subunit associated protein 3, NEUROG3 <text:s/>- <text:s/>neurogenin 3, TGFB3 <text:s/>- <text:s/>transforming growth factor, beta 3, TGFB1I1 <text:s/>- <text:s/>transforming growth factor beta 1 induced transcript 1, ARID4A <text:s/>- <text:s/>at rich interactive domain 4a (rbp1-like), RASD2 <text:s/>- <text:s/>rasd family, member 2, SIX2 <text:s/>- <text:s/>six homeobox 2, KDM4A <text:s/>- <text:s/>lysine (k)-specific demethylase 4a, FOSB <text:s/>- <text:s/>fbj murine osteosarcoma viral oncogene homolog b, CKS2 <text:s/>- <text:s/>cdc28 protein kinase regulatory subunit 2, THBS1 <text:s/>- <text:s/>thrombospondin 1, CDCA2 <text:s/>- <text:s/>cell division cycle associated 2, CIRBP <text:s/>- <text:s/>cold inducible rna binding protein, DMRTC2 <text:s/>- <text:s/>dmrt-like family c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0.00000000532" calcext:value-type="float">
            <text:p>5.32E-09</text:p>
          </table:table-cell>
          <table:table-cell office:value-type="float" office:value="0.00000172" calcext:value-type="float">
            <text:p>0.00000172</text:p>
          </table:table-cell>
          <table:table-cell office:value-type="float" office:value="1.12" calcext:value-type="float">
            <text:p>1.12</text:p>
          </table:table-cell>
          <table:table-cell office:value-type="float" office:value="13954" calcext:value-type="float">
            <text:p>13954</text:p>
          </table:table-cell>
          <table:table-cell office:value-type="float" office:value="6807" calcext:value-type="float">
            <text:p>6807</text:p>
          </table:table-cell>
          <table:table-cell office:value-type="float" office:value="2003" calcext:value-type="float">
            <text:p>2003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SCD5 <text:s/>- <text:s/>stearoyl-coa desaturase 5, HNRNPA0 <text:s/>- <text:s/>heterogeneous nuclear ribonucleoprotein a0, LRRC16A <text:s/>- <text:s/>leucine rich repeat containing 16a, PNN <text:s/>- <text:s/>pinin, desmosome associated protein, ABAT <text:s/>- <text:s/>4-aminobutyrate aminotransferase, GRHL2 <text:s/>- <text:s/>grainyhead-like 2 (drosophila), OS9 <text:s/>- <text:s/>osteosarcoma amplified 9, endoplasmic reticulum lectin, SERINC3 <text:s/>- <text:s/>serine incorporator 3, CDC42BPG <text:s/>- <text:s/>cdc42 binding protein kinase gamma (dmpk-like), GCNT2 <text:s/>- <text:s/>glucosaminyl (n-acetyl) transferase 2, i-branching enzyme (i blood group), PNRC1 <text:s/>- <text:s/>proline-rich nuclear receptor coactivator 1, ACACA <text:s/>- <text:s/>acetyl-coa carboxylase alpha, GCHFR <text:s/>- <text:s/>gtp cyclohydrolase i feedback regulator, GCH1 <text:s/>- <text:s/>gtp cyclohydrolase 1, ACAT1 <text:s/>- <text:s/>acetyl-coa acetyltransferase 1, PLK1 <text:s/>- <text:s/>polo-like kinase 1, GK <text:s/>- <text:s/>glycerol kinase, ACAT2 <text:s/>- <text:s/>acetyl-coa acetyltransferase 2, BRD8 <text:s/>- <text:s/>bromodomain containing 8, ANP32A <text:s/>- <text:s/>acidic (leucine-rich) nuclear phosphoprotein 32 family, member a, PLP1 <text:s/>- <text:s/>proteolipid protein 1, GPC3 <text:s/>- <text:s/>glypican 3, ZNF556 <text:s/>- <text:s/>zinc finger protein 556, DEPDC1 <text:s/>- <text:s/>dep domain containing 1, ACO2 <text:s/>- <text:s/>aconitase 2, mitochondrial, DPF3 <text:s/>- <text:s/>d4, zinc and double phd fingers, family 3, PABPN1 <text:s/>- <text:s/>poly(a) binding protein, nuclear 1, ATF7IP2 <text:s/>- <text:s/>activating transcription factor 7 interacting protein 2, MMAB <text:s/>- <text:s/>methylmalonic aciduria (cobalamin deficiency) cblb type, KIF16B <text:s/>- <text:s/>kinesin family member 16b, ZNF672 <text:s/>- <text:s/>zinc finger protein 672, GLUL <text:s/>- <text:s/>glutamate-ammonia ligase, CTSA <text:s/>- <text:s/>cathepsin a, NUS1 <text:s/>- <text:s/>nuclear undecaprenyl pyrophosphate synthase 1 homolog (s. cerevisiae), USP20 <text:s/>- <text:s/>ubiquitin specific peptidase 20, HIST3H3 <text:s/>- <text:s/>histone cluster 3, h3, PPM1A <text:s/>- <text:s/>protein phosphatase, mg2+/mn2+ dependent, 1a, GLS <text:s/>- <text:s/>glutaminase, PPM1B <text:s/>- <text:s/>protein phosphatase, mg2+/mn2+ dependent, 1b, MOGAT1 <text:s/>- <text:s/>monoacylglycerol o-acyltransferase 1, ACVR1 <text:s/>- <text:s/>activin a receptor, type i, RNASE9 <text:s/>- <text:s/>ribonuclease, rnase a family, 9 (non-active), POU3F4 <text:s/>- <text:s/>pou class 3 homeobox 4, GLDC <text:s/>- <text:s/>glycine dehydrogenase (decarboxylating), WDR3 <text:s/>- <text:s/>wd repeat domain 3, POU3F3 <text:s/>- <text:s/>pou class 3 homeobox 3, ACYP1 <text:s/>- <text:s/>acylphosphatase 1, erythrocyte (common) type, MRPS30 <text:s/>- <text:s/>mitochondrial ribosomal protein s30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ADCYAP1 <text:s/>- <text:s/>adenylate cyclase activating polypeptide 1 (pituitary), POU3F1 <text:s/>- <text:s/>pou class 3 homeobox 1, ENOSF1 <text:s/>- <text:s/>enolase superfamily member 1, POU3F2 <text:s/>- <text:s/>pou class 3 homeobox 2, ZNF275 <text:s/>- <text:s/>zinc finger protein 275, POU2F2 <text:s/>- <text:s/>pou class 2 homeobox 2, ALDH1L1 <text:s/>- <text:s/>aldehyde dehydrogenase 1 family, member l1, POLG <text:s/>- <text:s/>polymerase (dna directed), gamma, SRCAP <text:s/>- <text:s/>snf2-related crebbp activator protein, HES6 <text:s/>- <text:s/>hairy and enhancer of split 6 (drosophila), CHST12 <text:s/>- <text:s/>carbohydrate (chondroitin 4) sulfotransferase 12, POLA1 <text:s/>- <text:s/>polymerase (dna directed), alpha 1, catalytic subunit, DHTKD1 <text:s/>- <text:s/>dehydrogenase e1 and transketolase domain containing 1, L2HGDH <text:s/>- <text:s/>l-2-hydroxyglutarate dehydrogenase, HNRNPUL1 <text:s/>- <text:s/>heterogeneous nuclear ribonucleoprotein u-like 1, HSD17B8 <text:s/>- <text:s/>hydroxysteroid (17-beta) dehydrogenase 8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CHFR <text:s/>- <text:s/>checkpoint with forkhead and ring finger domains, e3 ubiquitin protein ligase, CITED4 <text:s/>- <text:s/>cbp/p300-interacting transactivator, with glu/asp-rich carboxy-terminal domain, 4, N4BP2 <text:s/>- <text:s/>nedd4 binding protein 2, HIBADH <text:s/>- <text:s/>3-hydroxyisobutyrate dehydrogenase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RNF122 <text:s/>- <text:s/>ring finger protein 122, PPP2R5C <text:s/>- <text:s/>protein phosphatase 2, regulatory subunit b', gamma, SOX30 <text:s/>- <text:s/>sry (sex determining region y)-box 30, UBE2C <text:s/>- <text:s/>ubiquitin-conjugating enzyme e2c, PPP2R1A <text:s/>- <text:s/>protein phosphatase 2, regulatory subunit a, alpha, SLBP <text:s/>- <text:s/>stem-loop binding protein, TXLNG <text:s/>- <text:s/>taxilin gamma, PPP2R2B <text:s/>- <text:s/>protein phosphatase 2, regulatory subunit b, beta, DDX52 <text:s/>- <text:s/>dead (asp-glu-ala-asp) box polypeptide 52, ZNF526 <text:s/>- <text:s/>zinc finger protein 526, ALG13 <text:s/>- <text:s/>alg13, udp-n-acetylglucosaminyltransferase subunit, FUT8 <text:s/>- <text:s/>fucosyltransferase 8 (alpha (1,6) fucosyltransferase), ABCD2 <text:s/>- <text:s/>atp-binding cassette, sub-family d (ald), member 2, DEK <text:s/>- <text:s/>dek oncogene, RMI2 <text:s/>- <text:s/>recq mediated genome instability 2, ALDH1A1 <text:s/>- <text:s/>aldehyde dehydrogenase 1 family, member a1, DCAKD <text:s/>- <text:s/>dephospho-coa kinase domain containing, LIN28A <text:s/>- <text:s/>lin-28 homolog a (c. elegans), CUL5 <text:s/>- <text:s/>cullin 5, RNF165 <text:s/>- <text:s/>ring finger protein 165, IWS1 <text:s/>- <text:s/>iws1 homolog (s. cerevisiae), TDRKH <text:s/>- <text:s/>tudor and kh domain containing, THAP9 <text:s/>- <text:s/>thap domain containing 9, ZNF768 <text:s/>- <text:s/>zinc finger protein 768, GALNT2 <text:s/>- <text:s/>udp-n-acetyl-alpha-d-galactosamine:polypeptide n-acetylgalactosaminyltransferase 2 (galnac-t2), PRODH <text:s/>- <text:s/>proline dehydrogenase (oxidase) 1, TTLL7 <text:s/>- <text:s/>tubulin tyrosine ligase-like family, member 7, GALT <text:s/>- <text:s/>galactose-1-phosphate uridylyltransferase, E2F8 <text:s/>- <text:s/>e2f transcription factor 8, SLC25A25 <text:s/>- <text:s/>solute carrier family 25 (mitochondrial carrier; phosphate carrier), member 25, ALDOB <text:s/>- <text:s/>aldolase b, fructose-bisphosphate, ATF7 <text:s/>- <text:s/>activating transcription factor 7, ZNF416 <text:s/>- <text:s/>zinc finger protein 416, AMD1 <text:s/>- <text:s/>adenosylmethionine decarboxylase 1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CISD2 <text:s/>- <text:s/>cdgsh iron sulfur domain 2, OSBPL9 <text:s/>- <text:s/>oxysterol binding protein-like 9, PRKCZ <text:s/>- <text:s/>protein kinase c, zeta, PRKCSH <text:s/>- <text:s/>protein kinase c substrate 80k-h, OSBPL6 <text:s/>- <text:s/>oxysterol binding protein-like 6, CCDC88A <text:s/>- <text:s/>coiled-coil domain containing 88a, NUP214 <text:s/>- <text:s/>nucleoporin 214kda, BRD3 <text:s/>- <text:s/>bromodomain containing 3, SLC25A4 <text:s/>- <text:s/>solute carrier family 25 (mitochondrial carrier; adenine nucleotide translocator), member 4, GART <text:s/>- <text:s/>phosphoribosylglycinamide formyltransferase, phosphoribosylglycinamide synthetase, phosphoribosylaminoimidazole synthetase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HYKK <text:s/>- <text:s/>hydroxylysine kinase, GSTZ1 <text:s/>- <text:s/>glutathione s-transferase zeta 1, NUDT2 <text:s/>- <text:s/>nudix (nucleoside diphosphate linked moiety x)-type motif 2, RNF220 <text:s/>- <text:s/>ring finger protein 220, MSH6 <text:s/>- <text:s/>muts homolog 6 (e. coli), ZNF132 <text:s/>- <text:s/>zinc finger protein 132, BOLA2B <text:s/>- <text:s/>bola homolog 2b (e. coli), GUCY1B3 <text:s/>- <text:s/>guanylate cyclase 1, soluble, beta 3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PDE1B <text:s/>- <text:s/>phosphodiesterase 1b, calmodulin-dependent, RNF31 <text:s/>- <text:s/>ring finger protein 31, SAP130 <text:s/>- <text:s/>sin3a-associated protein, 130kda, H2AFX <text:s/>- <text:s/>h2a histone family, member x, PDE7A <text:s/>- <text:s/>phosphodiesterase 7a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HAGH <text:s/>- <text:s/>hydroxyacylglutathione hydrolase, LRP8 <text:s/>- <text:s/>low density lipoprotein receptor-related protein 8, apolipoprotein e receptor, PCNA <text:s/>- <text:s/>proliferating cell nuclear antigen, PRDM2 <text:s/>- <text:s/>pr domain containing 2, with znf domain, LSM6 <text:s/>- <text:s/>lsm6 homolog, u6 small nuclear rna associated (s. cerevisiae), PCK2 <text:s/>- <text:s/>phosphoenolpyruvate carboxykinase 2 (mitochondrial), MAP3K12 <text:s/>- <text:s/>mitogen-activated protein kinase kinase kinase 12, ISCA2 <text:s/>- <text:s/>iron-sulfur cluster assembly 2, FICD <text:s/>- <text:s/>fic domain containing, PCSK2 <text:s/>- <text:s/>proprotein convertase subtilisin/kexin type 2, C14orf1 <text:s/>- <text:s/>chromosome 14 open reading frame 1, PRPF38B <text:s/>- <text:s/>prp38 pre-mrna processing factor 38 (yeast) domain containing b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ANKZF1 <text:s/>- <text:s/>ankyrin repeat and zinc finger domain containing 1, KAT7 <text:s/>- <text:s/>k(lysine) acetyltransferase 7, XDH <text:s/>- <text:s/>xanthine dehydrogenase, PGK2 <text:s/>- <text:s/>phosphoglycerate kinase 2, PGM3 <text:s/>- <text:s/>phosphoglucomutase 3, ZNF444 <text:s/>- <text:s/>zinc finger protein 444, GOLGA2 <text:s/>- <text:s/>golgin a2, GNS <text:s/>- <text:s/>glucosamine (n-acetyl)-6-sulfatase, CDK14 <text:s/>- <text:s/>cyclin-dependent kinase 14, GOT1 <text:s/>- <text:s/>glutamic-oxaloacetic transaminase 1, soluble, BAHD1 <text:s/>- <text:s/>bromo adjacent homology domain containing 1, ATP1B1 <text:s/>- <text:s/>atpase, na+/k+ transporting, beta 1 polypeptide, PGC <text:s/>- <text:s/>progastricsin (pepsinogen c), AGPAT5 <text:s/>- <text:s/>1-acylglycerol-3-phosphate o-acyltransferase 5, MORC2 <text:s/>- <text:s/>morc family cw-type zinc finger 2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PHEX <text:s/>- <text:s/>phosphate regulating endopeptidase homolog, x-linked, MLXIP <text:s/>- <text:s/>mlx interacting protein, ENPP4 <text:s/>- <text:s/>ectonucleotide pyrophosphatase/phosphodiesterase 4 (putative), FOXN4 <text:s/>- <text:s/>forkhead box n4, PEX7 <text:s/>- <text:s/>peroxisomal biogenesis factor 7, IMMP1L <text:s/>- <text:s/>imp1 inner mitochondrial membrane peptidase-like (s. cerevisiae), ADNP2 <text:s/>- <text:s/>adnp homeobox 2, FBXL8 <text:s/>- <text:s/>f-box and leucine-rich repeat protein 8, PER1 <text:s/>- <text:s/>period circadian clock 1, ATP5E <text:s/>- <text:s/>atp synthase, h+ transporting, mitochondrial f1 complex, epsilon subunit, VRK1 <text:s/>- <text:s/>vaccinia related kinase 1, PI4K2A <text:s/>- <text:s/>phosphatidylinositol 4-kinase type 2 alpha, ATP5G1 <text:s/>- <text:s/>atp synthase, h+ transporting, mitochondrial fo complex, subunit c1 (subunit 9), WARS <text:s/>- <text:s/>tryptophanyl-trna synthetase, ALDH7A1 <text:s/>- <text:s/>aldehyde dehydrogenase 7 family, member a1, NKX3-2 <text:s/>- <text:s/>nk3 homeobox 2, PITX2 <text:s/>- <text:s/>paired-like homeodomain 2, PITX3 <text:s/>- <text:s/>paired-like homeodomain 3, ZNF343 <text:s/>- <text:s/>zinc finger protein 343, GSTO2 <text:s/>- <text:s/>glutathione s-transferase omega 2, B2M <text:s/>- <text:s/>beta-2-microglobulin, PIK3R1 <text:s/>- <text:s/>phosphoinositide-3-kinase, regulatory subunit 1 (alpha), TYW1 <text:s/>- <text:s/>trna-yw synthesizing protein 1 homolog (s. cerevisiae), GPX4 <text:s/>- <text:s/>glutathione peroxidase 4, GRIN2A <text:s/>- <text:s/>glutamate receptor, ionotropic, n-methyl d-aspartate 2a, ZIC1 <text:s/>- <text:s/>zic family member 1, SF1 <text:s/>- <text:s/>splicing factor 1, ZNF711 <text:s/>- <text:s/>zinc finger protein 711, CYP2R1 <text:s/>- <text:s/>cytochrome p450, family 2, subfamily r, polypeptide 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BCKDHB <text:s/>- <text:s/>branched chain keto acid dehydrogenase e1, beta polypeptide, BCAT2 <text:s/>- <text:s/>branched chain amino-acid transaminase 2, mitochondrial, QRSL1 <text:s/>- <text:s/>glutaminyl-trna synthase (glutamine-hydrolyzing)-like 1, CCNK <text:s/>- <text:s/>cyclin k, RGS19 <text:s/>- <text:s/>regulator of g-protein signaling 19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WHSC1L1 <text:s/>- <text:s/>wolf-hirschhorn syndrome candidate 1-like 1, RFX2 <text:s/>- <text:s/>regulatory factor x, 2 (influences hla class ii expression), CHAC1 <text:s/>- <text:s/>chac, cation transport regulator homolog 1 (e. coli), RFX1 <text:s/>- <text:s/>regulatory factor x, 1 (influences hla class ii expression), SPEG <text:s/>- <text:s/>speg complex locus, RECQL <text:s/>- <text:s/>recq protein-like (dna helicase q1-like), ZFP36L2 <text:s/>- <text:s/>zfp36 ring finger protein-like 2, KLF9 <text:s/>- <text:s/>kruppel-like factor 9, ATG9A <text:s/>- <text:s/>autophagy related 9a, APLF <text:s/>- <text:s/>aprataxin and pnkp like factor, BLM <text:s/>- <text:s/>bloom syndrome, recq helicase-like, SYNGAP1 <text:s/>- <text:s/>synaptic ras gtpase activating protein 1, ALG12 <text:s/>- <text:s/>alg12, alpha-1,6-mannosyltransferase, PER2 <text:s/>- <text:s/>period circadian clock 2, LOC344967 <text:s/>- <text:s/>acyl-coa thioesterase 7 pseudogene, ST3GAL5 <text:s/>- <text:s/>st3 beta-galactoside alpha-2,3-sialyltransferase 5, HOXD3 <text:s/>- <text:s/>homeobox d3, BLVRA <text:s/>- <text:s/>biliverdin reductase a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GGCT <text:s/>- <text:s/>gamma-glutamylcyclotransferase, GID4 <text:s/>- <text:s/>gid complex subunit 4, OLIG2 <text:s/>- <text:s/>oligodendrocyte lineage transcription factor 2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CA7 <text:s/>- <text:s/>carbonic anhydrase vii, DDX54 <text:s/>- <text:s/>dead (asp-glu-ala-asp) box polypeptide 54, RNF4 <text:s/>- <text:s/>ring finger protein 4, EIF2B2 <text:s/>- <text:s/>eukaryotic translation initiation factor 2b, subunit 2 beta, 39kda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SLC17A2 <text:s/>- <text:s/>solute carrier family 17, member 2, HERC2 <text:s/>- <text:s/>hect and rld domain containing e3 ubiquitin protein ligase 2, RORB <text:s/>- <text:s/>rar-related orphan receptor b, RORC <text:s/>- <text:s/>rar-related orphan receptor c, SRRM1 <text:s/>- <text:s/>serine/arginine repetitive matrix 1, KCTD9 <text:s/>- <text:s/>potassium channel tetramerization domain containing 9, MBTD1 <text:s/>- <text:s/>mbt domain containing 1, VKORC1 <text:s/>- <text:s/>vitamin k epoxide reductase complex, subunit 1, AKAP8 <text:s/>- <text:s/>a kinase (prka) anchor protein 8, BARHL2 <text:s/>- <text:s/>barh-like homeobox 2, HSPA5 <text:s/>- <text:s/>heat shock 70kda protein 5 (glucose-regulated protein, 78kda), PCYOX1L <text:s/>- <text:s/>prenylcysteine oxidase 1 like, TOMM40 <text:s/>- <text:s/>translocase of outer mitochondrial membrane 40 homolog (yeast)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ALDH4A1 <text:s/>- <text:s/>aldehyde dehydrogenase 4 family, member a1, TNKS <text:s/>- <text:s/>tankyrase, trf1-interacting ankyrin-related adp-ribose polymer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RPN2 <text:s/>- <text:s/>ribophorin ii, HOXB13 <text:s/>- <text:s/>homeobox b13, HK2 <text:s/>- <text:s/>hexokinase 2, RPLP1 <text:s/>- <text:s/>ribosomal protein, large, p1, MRPS12 <text:s/>- <text:s/>mitochondrial ribosomal protein s12, SLC25A17 <text:s/>- <text:s/>solute carrier family 25 (mitochondrial carrier; peroxisomal membrane protein, 34kda), member 17, LAMTOR1 <text:s/>- <text:s/>late endosomal/lysosomal adaptor, mapk and mtor activator 1, CDK15 <text:s/>- <text:s/>cyclin-dependent kinase 15, RPLP0 <text:s/>- <text:s/>ribosomal protein, large, p0, NOL6 <text:s/>- <text:s/>nucleolar protein 6 (rna-associated), CDC23 <text:s/>- <text:s/>cell division cycle 23, NCOA2 <text:s/>- <text:s/>nuclear receptor coactivator 2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SATL1 <text:s/>- <text:s/>spermidine/spermine n1-acetyl transferase-like 1, RAVER1 <text:s/>- <text:s/>ribonucleoprotein, ptb-binding 1, HOXB4 <text:s/>- <text:s/>homeobox b4, CCNF <text:s/>- <text:s/>cyclin f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GBF1 <text:s/>- <text:s/>golgi brefeldin a resistant guanine nucleotide exchange factor 1, FABP9 <text:s/>- <text:s/>fatty acid binding protein 9, testis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MRPL41 <text:s/>- <text:s/>mitochondrial ribosomal protein l41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ZFP3 <text:s/>- <text:s/>zfp3 zinc finger protein, CDS2 <text:s/>- <text:s/>cdp-diacylglycerol synthase (phosphatidate cytidylyltransferase) 2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HMGCR <text:s/>- <text:s/>3-hydroxy-3-methylglutaryl-coa reductase, HMGCS1 <text:s/>- <text:s/>3-hydroxy-3-methylglutaryl-coa synthase 1 (soluble), CCNC <text:s/>- <text:s/>cyclin c, LYPLA1 <text:s/>- <text:s/>lysophospholipase i, AFMID <text:s/>- <text:s/>arylformamidase, PRMT5 <text:s/>- <text:s/>protein arginine methyltransferase 5, RRBP1 <text:s/>- <text:s/>ribosome binding protein 1, HMX2 <text:s/>- <text:s/>h6 family homeobox 2, CDC6 <text:s/>- <text:s/>cell division cycle 6, FOXK2 <text:s/>- <text:s/>forkhead box k2, CDC25A <text:s/>- <text:s/>cell division cycle 25a, RMND5A <text:s/>- <text:s/>required for meiotic nuclear division 5 homolog a (s. cerevisiae), CDC20 <text:s/>- <text:s/>cell division cycle 20, CDK1 <text:s/>- <text:s/>cyclin-dependent kinase 1, KCNAB2 <text:s/>- <text:s/>potassium voltage-gated channel, shaker-related subfamily, beta member 2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AEN <text:s/>- <text:s/>apoptosis enhancing nuclease, RBMX <text:s/>- <text:s/>rna binding motif protein, x-linked, ETAA1 <text:s/>- <text:s/>ewing tumor-associated antigen 1, PIK3R3 <text:s/>- <text:s/>phosphoinositide-3-kinase, regulatory subunit 3 (gamma), CD74 <text:s/>- <text:s/>cd74 molecule, major histocompatibility complex, class ii invariant chain, ZNF574 <text:s/>- <text:s/>zinc finger protein 574, POLL <text:s/>- <text:s/>polymerase (dna directed), lambda, USP16 <text:s/>- <text:s/>ubiquitin specific peptidase 16, UBE2S <text:s/>- <text:s/>ubiquitin-conjugating enzyme e2s, ILF2 <text:s/>- <text:s/>interleukin enhancer binding factor 2, CDC14B <text:s/>- <text:s/>cell division cycle 14b, ENTPD1 <text:s/>- <text:s/>ectonucleoside triphosphate diphosphohydrolase 1, PSMA5 <text:s/>- <text:s/>proteasome (prosome, macropain) subunit, alpha type, 5, PSMA3 <text:s/>- <text:s/>proteasome (prosome, macropain) subunit, alpha type, 3, METTL17 <text:s/>- <text:s/>methyltransferase like 17, CECR5 <text:s/>- <text:s/>cat eye syndrome chromosome region, candidate 5, DMRT2 <text:s/>- <text:s/>doublesex and mab-3 related transcription factor 2, PIR <text:s/>- <text:s/>pirin (iron-binding nuclear protein), MAT2B <text:s/>- <text:s/>methionine adenosyltransferase ii, beta, SP9 <text:s/>- <text:s/>sp9 transcription factor, PSMD10 <text:s/>- <text:s/>proteasome (prosome, macropain) 26s subunit, non-atpase, 10, IL6ST <text:s/>- <text:s/>interleukin 6 signal transducer (gp130, oncostatin m receptor), PSME2 <text:s/>- <text:s/>proteasome (prosome, macropain) activator subunit 2 (pa28 beta), PSPH <text:s/>- <text:s/>phosphoserine phosphatase, ALDH8A1 <text:s/>- <text:s/>aldehyde dehydrogenase 8 family, member a1, NADK2 <text:s/>- <text:s/>nad kinase 2, mitochondrial, IRS1 <text:s/>- <text:s/>insulin receptor substrate 1, ZNF25 <text:s/>- <text:s/>zinc finger protein 25, ISL1 <text:s/>- <text:s/>isl lim homeobox 1, ZBTB8OS <text:s/>- <text:s/>zinc finger and btb domain containing 8 opposite strand, PTGER4 <text:s/>- <text:s/>prostaglandin e receptor 4 (subtype ep4), KHSRP <text:s/>- <text:s/>kh-type splicing regulatory protein, POLR1E <text:s/>- <text:s/>polymerase (rna) i polypeptide e, 53kda, CEBPG <text:s/>- <text:s/>ccaat/enhancer binding protein (c/ebp), gamma, GZF1 <text:s/>- <text:s/>gdnf-inducible zinc finger protein 1, INSIG1 <text:s/>- <text:s/>insulin induced gene 1, HSD17B6 <text:s/>- <text:s/>hydroxysteroid (17-beta) dehydrogenase 6, INSM1 <text:s/>- <text:s/>insulinoma-associated 1, KLHL25 <text:s/>- <text:s/>kelch-like family member 25, PCBP3 <text:s/>- <text:s/>poly(rc) binding protein 3, CDKN3 <text:s/>- <text:s/>cyclin-dependent kinase inhibitor 3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SLC19A2 <text:s/>- <text:s/>solute carrier family 19 (thiamine transporter), member 2, MED19 <text:s/>- <text:s/>mediator complex subunit 19, FOLH1B <text:s/>- <text:s/>folate hydrolase 1b, RRN3 <text:s/>- <text:s/>rrn3 rna polymerase i transcription factor homolog (s. cerevisiae), SLC17A3 <text:s/>- <text:s/>solute carrier family 17 (organic anion transporter), member 3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PDE7B <text:s/>- <text:s/>phosphodiesterase 7b, ATP5S <text:s/>- <text:s/>atp synthase, h+ transporting, mitochondrial fo complex, subunit s (factor b), TFB2M <text:s/>- <text:s/>transcription factor b2, mitochondrial, PYCR1 <text:s/>- <text:s/>pyrroline-5-carboxylate reductase 1, PEX2 <text:s/>- <text:s/>peroxisomal biogenesis factor 2, LHX5 <text:s/>- <text:s/>lim homeobox 5, RAB39A <text:s/>- <text:s/>rab39a, member ras oncogene family, VSX2 <text:s/>- <text:s/>visual system homeobox 2, CHKA <text:s/>- <text:s/>choline kinase alpha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GLS2 <text:s/>- <text:s/>glutaminase 2 (liver, mitochondrial), SOX14 <text:s/>- <text:s/>sry (sex determining region y)-box 14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DDX56 <text:s/>- <text:s/>dead (asp-glu-ala-asp) box helicase 56, ZNF513 <text:s/>- <text:s/>zinc finger protein 513, MIER2 <text:s/>- <text:s/>mesoderm induction early response 1, family member 2, OARD1 <text:s/>- <text:s/>o-acyl-adp-ribose deacylase 1, MRPL50 <text:s/>- <text:s/>mitochondrial ribosomal protein l50, USP21 <text:s/>- <text:s/>ubiquitin specific peptidase 21, ZBTB9 <text:s/>- <text:s/>zinc finger and btb domain containing 9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MCCC2 <text:s/>- <text:s/>methylcrotonoyl-coa carboxylase 2 (beta), RARA <text:s/>- <text:s/>retinoic acid receptor, alpha, FOXB1 <text:s/>- <text:s/>forkhead box b1, JMJD1C <text:s/>- <text:s/>jumonji domain containing 1c, RBL2 <text:s/>- <text:s/>retinoblastoma-like 2 (p130), MBOAT2 <text:s/>- <text:s/>membrane bound o-acyltransferase domain containing 2, NEUROG2 <text:s/>- <text:s/>neurogenin 2, RBM4 <text:s/>- <text:s/>rna binding motif protein 4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RBP4 <text:s/>- <text:s/>retinol binding protein 4, plasma, RDH5 <text:s/>- <text:s/>retinol dehydrogenase 5 (11-cis/9-cis), CUL3 <text:s/>- <text:s/>cullin 3, NT5DC1 <text:s/>- <text:s/>5'-nucleotidase domain containing 1, CKB <text:s/>- <text:s/>creatine kinase, brain, TTF2 <text:s/>- <text:s/>transcription termination factor, rna polymerase ii, SULT1A4 <text:s/>- <text:s/>sulfotransferase family, cytosolic, 1a, phenol-preferring, member 4, DMRTC2 <text:s/>- <text:s/>dmrt-like family c2, KLF11 <text:s/>- <text:s/>kruppel-like factor 11, TPST1 <text:s/>- <text:s/>tyrosylprotein sulfotransferase 1, ZMYND8 <text:s/>- <text:s/>zinc finger, mynd-type containing 8, COX6A2 <text:s/>- <text:s/>cytochrome c oxidase subunit via polypeptide 2, LHX1 <text:s/>- <text:s/>lim homeobox 1, NFATC2IP <text:s/>- <text:s/>nuclear factor of activated t-cells, cytoplasmic, calcineurin-dependent 2 interacting protein, FBXO18 <text:s/>- <text:s/>f-box protein, helicase, 18, ZDHHC3 <text:s/>- <text:s/>zinc finger, dhhc-type containing 3, FIZ1 <text:s/>- <text:s/>flt3-interacting zinc finger 1, CYP39A1 <text:s/>- <text:s/>cytochrome p450, family 39, subfamily a, polypeptide 1, LTV1 <text:s/>- <text:s/>ltv1 homolog (s. cerevisiae)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SOX4 <text:s/>- <text:s/>sry (sex determining region y)-box 4, CPD <text:s/>- <text:s/>carboxypeptidase d, GRHL3 <text:s/>- <text:s/>grainyhead-like 3 (drosophila), LPL <text:s/>- <text:s/>lipoprotein lipase, PIP5KL1 <text:s/>- <text:s/>phosphatidylinositol-4-phosphate 5-kinase-like 1, CCNB1IP1 <text:s/>- <text:s/>cyclin b1 interacting protein 1, e3 ubiquitin protein ligase, SOX1 <text:s/>- <text:s/>sry (sex determining region y)-box 1, ACOT9 <text:s/>- <text:s/>acyl-coa thioesterase 9, UBAP1 <text:s/>- <text:s/>ubiquitin associated protein 1, ORC3 <text:s/>- <text:s/>origin recognition complex, subunit 3, POLD4 <text:s/>- <text:s/>polymerase (dna-directed), delta 4, accessory subunit, SON <text:s/>- <text:s/>son dna binding protein, ORC6 <text:s/>- <text:s/>origin recognition complex, subunit 6, HES4 <text:s/>- <text:s/>hairy and enhancer of split 4 (drosophila), RAB40C <text:s/>- <text:s/>rab40c, member ras oncogene family, ADHFE1 <text:s/>- <text:s/>alcohol dehydrogenase, iron containing, 1, LIMK2 <text:s/>- <text:s/>lim domain kinase 2, ATF6B <text:s/>- <text:s/>activating transcription factor 6 beta, IER5 <text:s/>- <text:s/>immediate early response 5, LMAN1 <text:s/>- <text:s/>lectin, mannose-binding, 1, SNRPD2 <text:s/>- <text:s/>small nuclear ribonucleoprotein d2 polypeptide 16.5kda, ANAPC5 <text:s/>- <text:s/>anaphase promoting complex subunit 5, ENOPH1 <text:s/>- <text:s/>enolase-phosphatase 1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NT5C1A <text:s/>- <text:s/>5'-nucleotidase, cytosolic ia, ACTL6B <text:s/>- <text:s/>actin-like 6b, UBR5 <text:s/>- <text:s/>ubiquitin protein ligase e3 component n-recognin 5, PCYT1B <text:s/>- <text:s/>phosphate cytidylyltransferase 1, choline, beta, SSBP3 <text:s/>- <text:s/>single stranded dna binding protein 3, PLA2G15 <text:s/>- <text:s/>phospholipase a2, group xv, DMRT3 <text:s/>- <text:s/>doublesex and mab-3 related transcription factor 3, ONECUT2 <text:s/>- <text:s/>one cut homeobox 2, AFF3 <text:s/>- <text:s/>af4/fmr2 family, member 3, KLF6 <text:s/>- <text:s/>kruppel-like factor 6, PRKD3 <text:s/>- <text:s/>protein kinase d3, SLC20A1 <text:s/>- <text:s/>solute carrier family 20 (phosphate transporter), member 1, SCPEP1 <text:s/>- <text:s/>serine carboxypeptidase 1, CSTF1 <text:s/>- <text:s/>cleavage stimulation factor, 3' pre-rna, subunit 1, 50kda, CHD6 <text:s/>- <text:s/>chromodomain helicase dna binding protein 6, POLR1B <text:s/>- <text:s/>polymerase (rna) i polypeptide b, 128kda, FAM126A <text:s/>- <text:s/>family with sequence similarity 126, member a, MED23 <text:s/>- <text:s/>mediator complex subunit 23, T <text:s/>- <text:s/>t, brachyury homolog (mouse), PRPF40B <text:s/>- <text:s/>prp40 pre-mrna processing factor 40 homolog b (s. cerevisiae), ASB7 <text:s/>- <text:s/>ankyrin repeat and socs box containing 7, GTF2IRD2 <text:s/>- <text:s/>gtf2i repeat domain containing 2, CTH <text:s/>- <text:s/>cystathionase (cystathionine gamma-lyase), RASAL2 <text:s/>- <text:s/>ras protein activator like 2, HSD17B12 <text:s/>- <text:s/>hydroxysteroid (17-beta) dehydrogenase 12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FAR1 <text:s/>- <text:s/>fatty acyl coa reductase 1, CREB3L3 <text:s/>- <text:s/>camp responsive element binding protein 3-like 3, PLEKHA8 <text:s/>- <text:s/>pleckstrin homology domain containing, family a (phosphoinositide binding specific) member 8, PPIL2 <text:s/>- <text:s/>peptidylprolyl isomerase (cyclophilin)-like 2, ELOVL5 <text:s/>- <text:s/>elovl fatty acid elongase 5, SDF2L1 <text:s/>- <text:s/>stromal cell-derived factor 2-like 1, USP30 <text:s/>- <text:s/>ubiquitin specific peptidase 30, PTF1A <text:s/>- <text:s/>pancreas specific transcription factor, 1a, KPNA2 <text:s/>- <text:s/>karyopherin alpha 2 (rag cohort 1, importin alpha 1), SBDS <text:s/>- <text:s/>shwachman-bodian-diamond syndrome, KPNB1 <text:s/>- <text:s/>karyopherin (importin) beta 1, LIPG <text:s/>- <text:s/>lipase, endothelial, ZBTB46 <text:s/>- <text:s/>zinc finger and btb domain containing 46, FKBP8 <text:s/>- <text:s/>fk506 binding protein 8, 38kda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MECR <text:s/>- <text:s/>mitochondrial trans-2-enoyl-coa reductase, NEK7 <text:s/>- <text:s/>nima-related kinase 7, NAA11 <text:s/>- <text:s/>n(alpha)-acetyltransferase 11, nata catalytic subunit, CDKL5 <text:s/>- <text:s/>cyclin-dependent kinase-like 5, SNRNP40 <text:s/>- <text:s/>small nuclear ribonucleoprotein 40kda (u5), SLC25A19 <text:s/>- <text:s/>solute carrier family 25 (mitochondrial thiamine pyrophosphate carrier), member 19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PAPPA2 <text:s/>- <text:s/>pappalysin 2, CRKL <text:s/>- <text:s/>v-crk avian sarcoma virus ct10 oncogene homolog-like, POLDIP3 <text:s/>- <text:s/>polymerase (dna-directed), delta interacting protein 3, CELF6 <text:s/>- <text:s/>cugbp, elav-like family member 6, MRPL51 <text:s/>- <text:s/>mitochondrial ribosomal protein l51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GTF3C5 <text:s/>- <text:s/>general transcription factor iiic, polypeptide 5, 63kda, ZNF324 <text:s/>- <text:s/>zinc finger protein 324, ZNF397 <text:s/>- <text:s/>zinc finger protein 397, PHF6 <text:s/>- <text:s/>phd finger protein 6, ZNF683 <text:s/>- <text:s/>zinc finger protein 683, SQLE <text:s/>- <text:s/>squalene epoxidase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SRM <text:s/>- <text:s/>spermidine synthase, ZNF280B <text:s/>- <text:s/>zinc finger protein 280b, LACRT <text:s/>- <text:s/>lacritin, DDT <text:s/>- <text:s/>d-dopachrome tautomerase, ZNF385A <text:s/>- <text:s/>zinc finger protein 385a, SIN3A <text:s/>- <text:s/>sin3 transcription regulator family member a, DDC <text:s/>- <text:s/>dopa decarboxylase (aromatic l-amino acid decarboxylase), MAP3K10 <text:s/>- <text:s/>mitogen-activated protein kinase kinase kinase 10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CBX8 <text:s/>- <text:s/>chromobox homolog 8, ZNF628 <text:s/>- <text:s/>zinc finger protein 628, MLLT1 <text:s/>- <text:s/>myeloid/lymphoid or mixed-lineage leukemia (trithorax homolog, drosophila); translocated to, 1, ZDHHC5 <text:s/>- <text:s/>zinc finger, dhhc-type containing 5, BRIP1 <text:s/>- <text:s/>brca1 interacting protein c-terminal helicase 1, RPS6KA5 <text:s/>- <text:s/>ribosomal protein s6 kinase, 90kda, polypeptide 5, ANAPC15 <text:s/>- <text:s/>anaphase promoting complex subunit 15, STK17B <text:s/>- <text:s/>serine/threonine kinase 17b, INTS7 <text:s/>- <text:s/>integrator complex subunit 7, PADI3 <text:s/>- <text:s/>peptidyl arginine deiminase, type iii, LCLAT1 <text:s/>- <text:s/>lysocardiolipin acyltransferase 1, MN1 <text:s/>- <text:s/>meningioma (disrupted in balanced translocation) 1, ZNF551 <text:s/>- <text:s/>zinc finger protein 551, PPM1H <text:s/>- <text:s/>protein phosphatase, mg2+/mn2+ dependent, 1h, RAB11B <text:s/>- <text:s/>rab11b, member ras oncogene family, CACUL1 <text:s/>- <text:s/>cdk2-associated, cullin domain 1, ZNF473 <text:s/>- <text:s/>zinc finger protein 473, ALDH6A1 <text:s/>- <text:s/>aldehyde dehydrogenase 6 family, member a1, MNT <text:s/>- <text:s/>mnt, max dimerization protein, DDX10 <text:s/>- <text:s/>dead (asp-glu-ala-asp) box polypeptide 10, MOCS1 <text:s/>- <text:s/>molybdenum cofactor synthesis 1, UPB1 <text:s/>- <text:s/>ureidopropionase, beta, ZMYM5 <text:s/>- <text:s/>zinc finger, mym-type 5, SCML1 <text:s/>- <text:s/>sex comb on midleg-like 1 (drosophila), LTN1 <text:s/>- <text:s/>listerin e3 ubiquitin protein ligase 1, AURKB <text:s/>- <text:s/>aurora kinase b, HIST1H2BA <text:s/>- <text:s/>histone cluster 1, h2ba, BUB3 <text:s/>- <text:s/>bub3 mitotic checkpoint protein, ARID1B <text:s/>- <text:s/>at rich interactive domain 1b (swi1-like), NME9 <text:s/>- <text:s/>nme/nm23 family member 9, MED30 <text:s/>- <text:s/>mediator complex subunit 30, MEF2D <text:s/>- <text:s/>myocyte enhancer factor 2d, OSBPL3 <text:s/>- <text:s/>oxysterol binding protein-like 3, BRWD1 <text:s/>- <text:s/>bromodomain and wd repeat domain containing 1, TICRR <text:s/>- <text:s/>topbp1-interacting checkpoint and replication regulator, USP42 <text:s/>- <text:s/>ubiquitin specific peptidase 42, DAXX <text:s/>- <text:s/>death-domain associated protein, TMEM55B <text:s/>- <text:s/>transmembrane protein 55b, SHC3 <text:s/>- <text:s/>shc (src homology 2 domain containing) transforming protein 3, PANK1 <text:s/>- <text:s/>pantothenate kinase 1, DGKB <text:s/>- <text:s/>diacylglycerol kinase, beta 90kda, DAPK1 <text:s/>- <text:s/>death-associated protein kinase 1, PPP1R1B <text:s/>- <text:s/>protein phosphatase 1, regulatory (inhibitor) subunit 1b, RAD9B <text:s/>- <text:s/>rad9 homolog b (s. pombe), SARS <text:s/>- <text:s/>seryl-trna synthetase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SLC28A2 <text:s/>- <text:s/>solute carrier family 28 (concentrative nucleoside transporter), member 2, ATRIP <text:s/>- <text:s/>atr interacting protein, ANAPC11 <text:s/>- <text:s/>anaphase promoting complex subunit 11, CCNE2 <text:s/>- <text:s/>cyclin e2, EPC2 <text:s/>- <text:s/>enhancer of polycomb homolog 2 (drosophila), PRIMA1 <text:s/>- <text:s/>proline rich membrane anchor 1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DUSP6 <text:s/>- <text:s/>dual specificity phosphatase 6, TBX19 <text:s/>- <text:s/>t-box 19, TBX18 <text:s/>- <text:s/>t-box 18, MKL1 <text:s/>- <text:s/>megakaryoblastic leukemia (translocation) 1, SLC2A1 <text:s/>- <text:s/>solute carrier family 2 (facilitated glucose transporter), member 1, ABHD12 <text:s/>- <text:s/>abhydrolase domain containing 12, LCMT1 <text:s/>- <text:s/>leucine carboxyl methyltransferase 1, ZC3H12C <text:s/>- <text:s/>zinc finger ccch-type containing 12c, MCM4 <text:s/>- <text:s/>minichromosome maintenance complex component 4, GIGYF2 <text:s/>- <text:s/>grb10 interacting gyf protein 2, MCM3 <text:s/>- <text:s/>minichromosome maintenance complex component 3, MCM5 <text:s/>- <text:s/>minichromosome maintenance complex component 5, PITPNM2 <text:s/>- <text:s/>phosphatidylinositol transfer protein, membrane-associated 2, HBEGF <text:s/>- <text:s/>heparin-binding egf-like growth factor, MAP3K6 <text:s/>- <text:s/>mitogen-activated protein kinase kinase kinase 6, DTYMK <text:s/>- <text:s/>deoxythymidylate kinase (thymidylate kinase), PPIL1 <text:s/>- <text:s/>peptidylprolyl isomerase (cyclophilin)-like 1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GRWD1 <text:s/>- <text:s/>glutamate-rich wd repeat containing 1, DLG2 <text:s/>- <text:s/>discs, large homolog 2 (drosophila), DLX1 <text:s/>- <text:s/>distal-less homeobox 1, SHH <text:s/>- <text:s/>sonic hedgehog, DLX2 <text:s/>- <text:s/>distal-less homeobox 2, FBXO24 <text:s/>- <text:s/>f-box protein 24, DLX3 <text:s/>- <text:s/>distal-less homeobox 3, FBXO25 <text:s/>- <text:s/>f-box protein 25, RHNO1 <text:s/>- <text:s/>rad9-hus1-rad1 interacting nuclear orphan 1, LUM <text:s/>- <text:s/>lumican, ST3GAL3 <text:s/>- <text:s/>st3 beta-galactoside alpha-2,3-sialyltransferase 3, SESN2 <text:s/>- <text:s/>sestrin 2, SIM1 <text:s/>- <text:s/>single-minded homolog 1 (drosophila), NQO1 <text:s/>- <text:s/>nad(p)h dehydrogenase, quinone 1, BRSK2 <text:s/>- <text:s/>br serine/threonine kinase 2, RPS6KL1 <text:s/>- <text:s/>ribosomal protein s6 kinase-like 1, MPC1 <text:s/>- <text:s/>mitochondrial pyruvate carrier 1, SIX1 <text:s/>- <text:s/>six homeobox 1, TAF1B <text:s/>- <text:s/>tata box binding protein (tbp)-associated factor, rna polymerase i, b, 63kda, PCF11 <text:s/>- <text:s/>pcf11 cleavage and polyadenylation factor subunit, MXD1 <text:s/>- <text:s/>max dimerization protein 1, PIAS4 <text:s/>- <text:s/>protein inhibitor of activated stat, 4, SMAD2 <text:s/>- <text:s/>smad family member 2, DNM2 <text:s/>- <text:s/>dynamin 2, SRSF6 <text:s/>- <text:s/>serine/arginine-rich splicing factor 6, CDKL2 <text:s/>- <text:s/>cyclin-dependent kinase-like 2 (cdc2-related kinase), GPAM <text:s/>- <text:s/>glycerol-3-phosphate acyltransferase, mitochondrial, GDE1 <text:s/>- <text:s/>glycerophosphodiester phosphodiesterase 1, ZBTB26 <text:s/>- <text:s/>zinc finger and btb domain containing 26, NOTUM <text:s/>- <text:s/>notum pectinacetylesterase homolog (drosophila), HIST1H2BJ <text:s/>- <text:s/>histone cluster 1, h2bj, SMAD6 <text:s/>- <text:s/>smad family member 6, MAF <text:s/>- <text:s/>v-maf avian musculoaponeurotic fibrosarcoma oncogene homolog, SIX5 <text:s/>- <text:s/>six homeobox 5, MARK2 <text:s/>- <text:s/>map/microtubule affinity-regulating kinase 2, DDX25 <text:s/>- <text:s/>dead (asp-glu-ala-asp) box helicase 25, ELK1 <text:s/>- <text:s/>elk1, member of ets oncogene family, MBNL2 <text:s/>- <text:s/>muscleblind-like splicing regulator 2, LYPD4 <text:s/>- <text:s/>ly6/plaur domain containing 4, ORMDL2 <text:s/>- <text:s/>orm1-like 2 (s. cerevisiae), RASA4 <text:s/>- <text:s/>ras p21 protein activator 4, EPAS1 <text:s/>- <text:s/>endothelial pas domain protein 1, ATP6AP2 <text:s/>- <text:s/>atpase, h+ transporting, lysosomal accessory protein 2, ZNF524 <text:s/>- <text:s/>zinc finger protein 524, SIRT2 <text:s/>- <text:s/>sirtuin 2, NCAM1 <text:s/>- <text:s/>neural cell adhesion molecule 1, RCL1 <text:s/>- <text:s/>rna terminal phosphate cyclase-like 1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TMEM129 <text:s/>- <text:s/>transmembrane protein 129, PSME3 <text:s/>- <text:s/>proteasome (prosome, macropain) activator subunit 3 (pa28 gamma; ki), ELAVL4 <text:s/>- <text:s/>elav (embryonic lethal, abnormal vision, drosophila)-like 4, BARHL1 <text:s/>- <text:s/>barh-like homeobox 1, RIMKLA <text:s/>- <text:s/>ribosomal modification protein rimk-like family member a, MRPS36 <text:s/>- <text:s/>mitochondrial ribosomal protein s36, EIF5 <text:s/>- <text:s/>eukaryotic translation initiation factor 5, TOPORS <text:s/>- <text:s/>topoisomerase i binding, arginine/serine-rich, e3 ubiquitin protein ligase, CNOT1 <text:s/>- <text:s/>ccr4-not transcription complex, subunit 1, ST8SIA5 <text:s/>- <text:s/>st8 alpha-n-acetyl-neuraminide alpha-2,8-sialyltransferase 5, LAS1L <text:s/>- <text:s/>las1-like (s. cerevisiae), EXOSC7 <text:s/>- <text:s/>exosome component 7, ADCK3 <text:s/>- <text:s/>aarf domain containing kinase 3, ZNF362 <text:s/>- <text:s/>zinc finger protein 362, PYCR2 <text:s/>- <text:s/>pyrroline-5-carboxylate reductase family, member 2, ELOVL3 <text:s/>- <text:s/>elovl fatty acid elongase 3, PRDM10 <text:s/>- <text:s/>pr domain containing 10, PRDM9 <text:s/>- <text:s/>pr domain containing 9, MXI1 <text:s/>- <text:s/>max interactor 1, dimerization protein, UBE2U <text:s/>- <text:s/>ubiquitin-conjugating enzyme e2u (putative), KDM4B <text:s/>- <text:s/>lysine (k)-specific demethylase 4b, KDM1A <text:s/>- <text:s/>lysine (k)-specific demethylase 1a, INO80B <text:s/>- <text:s/>ino80 complex subunit b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IMP4 <text:s/>- <text:s/>imp4, u3 small nucleolar ribonucleoprotein, homolog (yeast), HIST3H2A <text:s/>- <text:s/>histone cluster 3, h2a, NUBP2 <text:s/>- <text:s/>nucleotide binding protein 2, SERTAD3 <text:s/>- <text:s/>serta domain containing 3, EBF1 <text:s/>- <text:s/>early b-cell factor 1, E2F3 <text:s/>- <text:s/>e2f transcription factor 3, NRBP1 <text:s/>- <text:s/>nuclear receptor binding protein 1, XAB2 <text:s/>- <text:s/>xpa binding protein 2, MVD <text:s/>- <text:s/>mevalonate (diphospho) decarboxylase, HELB <text:s/>- <text:s/>helicase (dna) b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NR2C2 <text:s/>- <text:s/>nuclear receptor subfamily 2, group c, member 2, ECE1 <text:s/>- <text:s/>endothelin converting enzyme 1, ADAMTSL1 <text:s/>- <text:s/>adamts-like 1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FABP3 <text:s/>- <text:s/>fatty acid binding protein 3, muscle and heart (mammary-derived growth inhibitor), INTS12 <text:s/>- <text:s/>integrator complex subunit 12, TTLL5 <text:s/>- <text:s/>tubulin tyrosine ligase-like family, member 5, FANCA <text:s/>- <text:s/>fanconi anemia, complementation group a, FABP7 <text:s/>- <text:s/>fatty acid binding protein 7, brain, DERL3 <text:s/>- <text:s/>derlin 3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PTK2B <text:s/>- <text:s/>protein tyrosine kinase 2 beta, FASN <text:s/>- <text:s/>fatty acid synthase, C19orf40 <text:s/>- <text:s/>chromosome 19 open reading frame 40, ETV4 <text:s/>- <text:s/>ets variant 4, DCPS <text:s/>- <text:s/>decapping enzyme, scavenger, ATG2A <text:s/>- <text:s/>autophagy related 2a, SH2D3C <text:s/>- <text:s/>sh2 domain containing 3c, ETV6 <text:s/>- <text:s/>ets variant 6, SPSB3 <text:s/>- <text:s/>spla/ryanodine receptor domain and socs box containing 3, DHX57 <text:s/>- <text:s/>deah (asp-glu-ala-asp/his) box polypeptide 57, EXT1 <text:s/>- <text:s/>exostosin glycosyltransferase 1, CHAF1A <text:s/>- <text:s/>chromatin assembly factor 1, subunit a (p150), DDX24 <text:s/>- <text:s/>dead (asp-glu-ala-asp) box helicase 24, KDM6A <text:s/>- <text:s/>lysine (k)-specific demethylase 6a, UVRAG <text:s/>- <text:s/>uv radiation resistance associated, PTRF <text:s/>- <text:s/>polymerase i and transcript release factor, MSX1 <text:s/>- <text:s/>msh homeobox 1, PDIK1L <text:s/>- <text:s/>pdlim1 interacting kinase 1 like, MSX2 <text:s/>- <text:s/>msh homeobox 2, EZH2 <text:s/>- <text:s/>enhancer of zeste homolog 2 (drosophila)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FAM20B <text:s/>- <text:s/>family with sequence similarity 20, member b, ERG <text:s/>- <text:s/>v-ets avian erythroblastosis virus e26 oncogene homolog, UBB <text:s/>- <text:s/>ubiquitin b, ESRRB <text:s/>- <text:s/>estrogen-related receptor beta, DOLPP1 <text:s/>- <text:s/>dolichyldiphosphatase 1, NDUFAF2 <text:s/>- <text:s/>nadh dehydrogenase (ubiquinone) complex i, assembly factor 2, GFPT2 <text:s/>- <text:s/>glutamine-fructose-6-phosphate transaminase 2, RCOR1 <text:s/>- <text:s/>rest corepressor 1, CRYZL1 <text:s/>- <text:s/>crystallin, zeta (quinone reductase)-like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ACSBG1 <text:s/>- <text:s/>acyl-coa synthetase bubblegum family member 1, SCYL3 <text:s/>- <text:s/>scy1-like 3 (s. cerevisiae), UBE2T <text:s/>- <text:s/>ubiquitin-conjugating enzyme e2t (putative), ZNF830 <text:s/>- <text:s/>zinc finger protein 830, EPHB1 <text:s/>- <text:s/>eph receptor b1, EPHA8 <text:s/>- <text:s/>eph receptor a8, EPHA7 <text:s/>- <text:s/>eph receptor a7, REC8 <text:s/>- <text:s/>rec8 meiotic recombination protein, HNRNPDL <text:s/>- <text:s/>heterogeneous nuclear ribonucleoprotein d-like, UBE2D3 <text:s/>- <text:s/>ubiquitin-conjugating enzyme e2d 3, RBX1 <text:s/>- <text:s/>ring-box 1, e3 ubiquitin protein ligase, HSCB <text:s/>- <text:s/>hscb iron-sulfur cluster co-chaperone homolog (e. coli), MPP2 <text:s/>- <text:s/>membrane protein, palmitoylated 2 (maguk p55 subfamily member 2)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CYB5B <text:s/>- <text:s/>cytochrome b5 type b (outer mitochondrial membrane), TMEM165 <text:s/>- <text:s/>transmembrane protein 165, ZNF34 <text:s/>- <text:s/>zinc finger protein 34, CYP2U1 <text:s/>- <text:s/>cytochrome p450, family 2, subfamily u, polypeptide 1, ZNF436 <text:s/>- <text:s/>zinc finger protein 436, CAMTA1 <text:s/>- <text:s/>calmodulin binding transcription activator 1, OSBP <text:s/>- <text:s/>oxysterol binding protein, OSM <text:s/>- <text:s/>oncostatin m, NTM <text:s/>- <text:s/>neurotrimin, PDE11A <text:s/>- <text:s/>phosphodiesterase 11a, ADC <text:s/>- <text:s/>arginine decarboxylase, FOXM1 <text:s/>- <text:s/>forkhead box m1, FOXO1 <text:s/>- <text:s/>forkhead box o1, OAT <text:s/>- <text:s/>ornithine aminotransferase, SLC19A3 <text:s/>- <text:s/>solute carrier family 19 (thiamine transporter), member 3, FOXC1 <text:s/>- <text:s/>forkhead box c1, MTFR2 <text:s/>- <text:s/>mitochondrial fission regulator 2, FOXL1 <text:s/>- <text:s/>forkhead box l1, RPUSD1 <text:s/>- <text:s/>rna pseudouridylate synthase domain containing 1, SLC44A4 <text:s/>- <text:s/>solute carrier family 44, member 4, MED8 <text:s/>- <text:s/>mediator complex subunit 8, FOXG1 <text:s/>- <text:s/>forkhead box g1, CAND1 <text:s/>- <text:s/>cullin-associated and neddylation-dissociated 1, TDO2 <text:s/>- <text:s/>tryptophan 2,3-dioxygenase, EAF2 <text:s/>- <text:s/>ell associated factor 2, DCAF11 <text:s/>- <text:s/>ddb1 and cul4 associated factor 11, COQ6 <text:s/>- <text:s/>coenzyme q6 monooxygenase, KDM3A <text:s/>- <text:s/>lysine (k)-specific demethylase 3a, FAM208A <text:s/>- <text:s/>family with sequence similarity 208, member a, DERL2 <text:s/>- <text:s/>derlin 2, CLEC16A <text:s/>- <text:s/>c-type lectin domain family 16, member a, VIMP <text:s/>- <text:s/>vcp-interacting membrane protein, EXOSC1 <text:s/>- <text:s/>exosome component 1, FGFR2 <text:s/>- <text:s/>fibroblast growth factor receptor 2, UBR4 <text:s/>- <text:s/>ubiquitin protein ligase e3 component n-recognin 4, SPCS2 <text:s/>- <text:s/>signal peptidase complex subunit 2 homolog (s. cerevisiae), ROR1 <text:s/>- <text:s/>receptor tyrosine kinase-like orphan receptor 1, DDR2 <text:s/>- <text:s/>discoidin domain receptor tyrosine kinase 2, MAML1 <text:s/>- <text:s/>mastermind-like 1 (drosophila), TARBP2 <text:s/>- <text:s/>tar (hiv-1) rna binding protein 2, BCLAF1 <text:s/>- <text:s/>bcl2-associated transcription factor 1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FDXR <text:s/>- <text:s/>ferredoxin reductase, CREBRF <text:s/>- <text:s/>creb3 regulatory factor, PIP5K1C <text:s/>- <text:s/>phosphatidylinositol-4-phosphate 5-kinase, type i, gamma, NEK10 <text:s/>- <text:s/>nima-related kinase 10, TBX15 <text:s/>- <text:s/>t-box 15, FDPS <text:s/>- <text:s/>farnesyl diphosphate synthase, FDFT1 <text:s/>- <text:s/>farnesyl-diphosphate farnesyltransferase 1, PGP <text:s/>- <text:s/>phosphoglycolate phosphatase, NDUFA13 <text:s/>- <text:s/>nadh dehydrogenase (ubiquinone) 1 alpha subcomplex, 13, GINS1 <text:s/>- <text:s/>gins complex subunit 1 (psf1 homolog), MRPL4 <text:s/>- <text:s/>mitochondrial ribosomal protein l4, SLC11A2 <text:s/>- <text:s/>solute carrier family 11 (proton-coupled divalent metal ion transporter), member 2, TRIM9 <text:s/>- <text:s/>tripartite motif containing 9, CRYL1 <text:s/>- <text:s/>crystallin, lambda 1, ZFP91 <text:s/>- <text:s/>zfp91 zinc finger protein, RNF40 <text:s/>- <text:s/>ring finger protein 40, e3 ubiquitin protein ligase, POLR1D <text:s/>- <text:s/>polymerase (rna) i polypeptide d, 16kda, LARP1 <text:s/>- <text:s/>la ribonucleoprotein domain family, member 1, UTP18 <text:s/>- <text:s/>utp18 small subunit (ssu) processome component homolog (yeast), NRL <text:s/>- <text:s/>neural retina leucine zipper, NMT1 <text:s/>- <text:s/>n-myristoyltransferase 1, TK1 <text:s/>- <text:s/>thymidine kinase 1, soluble, MBOAT1 <text:s/>- <text:s/>membrane bound o-acyltransferase domain containing 1, PSAT1 <text:s/>- <text:s/>phosphoserine aminotransferase 1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GCAT <text:s/>- <text:s/>glycine c-acetyltransferase, NFYC <text:s/>- <text:s/>nuclear transcription factor y, gamma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NKX6-1 <text:s/>- <text:s/>nk6 homeobox 1, NKX3-1 <text:s/>- <text:s/>nk3 homeobox 1, STOML2 <text:s/>- <text:s/>stomatin (epb72)-like 2, OTP <text:s/>- <text:s/>orthopedia homeobox, ATP1B4 <text:s/>- <text:s/>atpase, na+/k+ transporting, beta 4 polypeptide, TADA2B <text:s/>- <text:s/>transcriptional adaptor 2b, MYOCD <text:s/>- <text:s/>myocardin, HDAC9 <text:s/>- <text:s/>histone deacetylase 9, SETD1A <text:s/>- <text:s/>set domain containing 1a, ZNF614 <text:s/>- <text:s/>zinc finger protein 614, CCP110 <text:s/>- <text:s/>centriolar coiled coil protein 110kda, NOX4 <text:s/>- <text:s/>nadph oxidase 4, NEU1 <text:s/>- <text:s/>sialidase 1 (lysosomal sialidase), TMBIM6 <text:s/>- <text:s/>transmembrane bax inhibitor motif containing 6, SUZ12 <text:s/>- <text:s/>suz12 polycomb repressive complex 2 subunit, PLA2G3 <text:s/>- <text:s/>phospholipase a2, group iii, NEK2 <text:s/>- <text:s/>nima-related kinase 2, TEF <text:s/>- <text:s/>thyrotrophic embryonic factor, MTFR1 <text:s/>- <text:s/>mitochondrial fission regulator 1, CHST7 <text:s/>- <text:s/>carbohydrate (n-acetylglucosamine 6-o) sulfotransferase 7, SAT2 <text:s/>- <text:s/>spermidine/spermine n1-acetyltransferase family member 2, MICAL2 <text:s/>- <text:s/>microtubule associated monooxygenase, calponin and lim domain containing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SEC11A <text:s/>- <text:s/>sec11 homolog a (s. cerevisiae), NFATC3 <text:s/>- <text:s/>nuclear factor of activated t-cells, cytoplasmic, calcineurin-dependent 3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CDK5RAP3 <text:s/>- <text:s/>cdk5 regulatory subunit associated protein 3, MTERFD3 <text:s/>- <text:s/>mterf domain containing 3, NEUROG3 <text:s/>- <text:s/>neurogenin 3, TGFB1I1 <text:s/>- <text:s/>transforming growth factor beta 1 induced transcript 1, GPCPD1 <text:s/>- <text:s/>glycerophosphocholine phosphodiesterase gde1 homolog (s. cerevisiae), NUP93 <text:s/>- <text:s/>nucleoporin 93kda, KDM4A <text:s/>- <text:s/>lysine (k)-specific demethylase 4a, NNT <text:s/>- <text:s/>nicotinamide nucleotide transhydrogenase, FOSB <text:s/>- <text:s/>fbj murine osteosarcoma viral oncogene homolog b, PPIP5K1 <text:s/>- <text:s/>diphosphoinositol pentakisphosphate kinase 1, THBS1 <text:s/>- <text:s/>thrombospondin 1, KLF10 <text:s/>- <text:s/>kruppel-like factor 10, COQ10B <text:s/>- <text:s/>coenzyme q10 homolog b (s. cerevisiae)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00069" calcext:value-type="float">
            <text:p>6.9E-09</text:p>
          </table:table-cell>
          <table:table-cell office:value-type="float" office:value="0.00000218" calcext:value-type="float">
            <text:p>0.00000218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2003" calcext:value-type="float">
            <text:p>200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[CCNK <text:s/>- <text:s/>cyclin k, ZMYND8 <text:s/>- <text:s/>zinc finger, mynd-type containing 8, SIX5 <text:s/>- <text:s/>six homeobox 5, NFATC2IP <text:s/>- <text:s/>nuclear factor of activated t-cells, cytoplasmic, calcineurin-dependent 2 interacting protein, PLAC8 <text:s/>- <text:s/>placenta-specific 8, ELK1 <text:s/>- <text:s/>elk1, member of ets oncogene family, CREG1 <text:s/>- <text:s/>cellular repressor of e1a-stimulated genes 1, RFX2 <text:s/>- <text:s/>regulatory factor x, 2 (influences hla class ii expression), RFX1 <text:s/>- <text:s/>regulatory factor x, 1 (influences hla class ii expression), GRHL2 <text:s/>- <text:s/>grainyhead-like 2 (drosophila), EPAS1 <text:s/>- <text:s/>endothelial pas domain protein 1, SIRT2 <text:s/>- <text:s/>sirtuin 2, KLF9 <text:s/>- <text:s/>kruppel-like factor 9, ENG <text:s/>- <text:s/>endoglin, SP3 <text:s/>- <text:s/>sp3 transcription factor, MAEL <text:s/>- <text:s/>maelstrom spermatogenic transposon silencer, SP1 <text:s/>- <text:s/>sp1 transcription factor, SP2 <text:s/>- <text:s/>sp2 transcription factor, BRD8 <text:s/>- <text:s/>bromodomain containing 8, PLK1 <text:s/>- <text:s/>polo-like kinase 1, GPC3 <text:s/>- <text:s/>glypican 3, PPP1R12A <text:s/>- <text:s/>protein phosphatase 1, regulatory subunit 12a, SOX9 <text:s/>- <text:s/>sry (sex determining region y)-box 9, SOX4 <text:s/>- <text:s/>sry (sex determining region y)-box 4, GRHL1 <text:s/>- <text:s/>grainyhead-like 1 (drosophila), C12orf52 <text:s/>- <text:s/>chromosome 12 open reading frame 52, GRHL3 <text:s/>- <text:s/>grainyhead-like 3 (drosophila), SOX1 <text:s/>- <text:s/>sry (sex determining region y)-box 1, WBP2 <text:s/>- <text:s/>ww domain binding protein 2, PER2 <text:s/>- <text:s/>period circadian clock 2, PSME3 <text:s/>- <text:s/>proteasome (prosome, macropain) activator subunit 3 (pa28 gamma; ki), LEMD3 <text:s/>- <text:s/>lem domain containing 3, BARHL1 <text:s/>- <text:s/>barh-like homeobox 1, LDB1 <text:s/>- <text:s/>lim domain binding 1, ATF6B <text:s/>- <text:s/>activating transcription factor 6 beta, IER5 <text:s/>- <text:s/>immediate early response 5, HOXC6 <text:s/>- <text:s/>homeobox c6, CRTC2 <text:s/>- <text:s/>creb regulated transcription coactivator 2, BMP6 <text:s/>- <text:s/>bone morphogenetic protein 6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VGLL1 <text:s/>- <text:s/>vestigial like 1 (drosophila), ACVR1 <text:s/>- <text:s/>activin a receptor, type i, POU3F4 <text:s/>- <text:s/>pou class 3 homeobox 4, POU3F3 <text:s/>- <text:s/>pou class 3 homeobox 3, UBN1 <text:s/>- <text:s/>ubinuclein 1, FZD8 <text:s/>- <text:s/>frizzled family receptor 8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ACTL6B <text:s/>- <text:s/>actin-like 6b, PPARD <text:s/>- <text:s/>peroxisome proliferator-activated receptor delta, SERTAD1 <text:s/>- <text:s/>serta domain containing 1, SSBP3 <text:s/>- <text:s/>single stranded dna binding protein 3, RORC <text:s/>- <text:s/>rar-related orphan receptor c, ADCYAP1 <text:s/>- <text:s/>adenylate cyclase activating polypeptide 1 (pituitary), POU3F1 <text:s/>- <text:s/>pou class 3 homeobox 1, POU3F2 <text:s/>- <text:s/>pou class 3 homeobox 2, POU2F2 <text:s/>- <text:s/>pou class 2 homeobox 2, ONECUT2 <text:s/>- <text:s/>one cut homeobox 2, WDTC1 <text:s/>- <text:s/>wd and tetratricopeptide repeats 1, DACT1 <text:s/>- <text:s/>dishevelled-binding antagonist of beta-catenin 1, SRCAP <text:s/>- <text:s/>snf2-related crebbp activator protein, KLF6 <text:s/>- <text:s/>kruppel-like factor 6, HES6 <text:s/>- <text:s/>hairy and enhancer of split 6 (drosophila)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PRDM5 <text:s/>- <text:s/>pr domain containing 5, MED23 <text:s/>- <text:s/>mediator complex subunit 23, HMGN1 <text:s/>- <text:s/>high mobility group nucleosome binding domain 1, T <text:s/>- <text:s/>t, brachyury homolog (mouse), HMGB2 <text:s/>- <text:s/>high mobility group box 2, HMGB1 <text:s/>- <text:s/>high mobility group box 1, GTF2IRD2 <text:s/>- <text:s/>gtf2i repeat domain containing 2, CTBP2 <text:s/>- <text:s/>c-terminal binding protein 2, TNKS <text:s/>- <text:s/>tankyrase, trf1-interacting ankyrin-related adp-ribose polymerase, CITED4 <text:s/>- <text:s/>cbp/p300-interacting transactivator, with glu/asp-rich carboxy-terminal domain, 4, SETD3 <text:s/>- <text:s/>set domain containing 3, ATF7IP <text:s/>- <text:s/>activating transcription factor 7 interacting protein, AGO1 <text:s/>- <text:s/>argonaute risc catalytic component 1, CREB3L3 <text:s/>- <text:s/>camp responsive element binding protein 3-like 3, TWSG1 <text:s/>- <text:s/>twisted gastrulation homolog 1 (drosophila), ETV4 <text:s/>- <text:s/>ets variant 4, ETV6 <text:s/>- <text:s/>ets variant 6, PTF1A <text:s/>- <text:s/>pancreas specific transcription factor, 1a, VLDLR <text:s/>- <text:s/>very low density lipoprotein receptor, CKAP2 <text:s/>- <text:s/>cytoskeleton associated protein 2, DEK <text:s/>- <text:s/>dek oncogene, MSX1 <text:s/>- <text:s/>msh homeobox 1, FKBP8 <text:s/>- <text:s/>fk506 binding protein 8, 38kda, NCOA2 <text:s/>- <text:s/>nuclear receptor coactivator 2, MSX2 <text:s/>- <text:s/>msh homeobox 2, EZH2 <text:s/>- <text:s/>enhancer of zeste homolog 2 (drosophila), MED21 <text:s/>- <text:s/>mediator complex subunit 21, ELP4 <text:s/>- <text:s/>elongator acetyltransferase complex subunit 4, KIT <text:s/>- <text:s/>v-kit hardy-zuckerman 4 feline sarcoma viral oncogene homolog, CREB3 <text:s/>- <text:s/>camp responsive element binding protein 3, TGIF2 <text:s/>- <text:s/>tgfb-induced factor homeobox 2, HIC1 <text:s/>- <text:s/>hypermethylated in cancer 1, HIF1A <text:s/>- <text:s/>hypoxia inducible factor 1, alpha subunit (basic helix-loop-helix transcription factor), RNF165 <text:s/>- <text:s/>ring finger protein 165, HOXB4 <text:s/>- <text:s/>homeobox b4, JUN <text:s/>- <text:s/>jun proto-oncogene, JARID2 <text:s/>- <text:s/>jumonji, at rich interactive domain 2, EHF <text:s/>- <text:s/>ets homologous factor, JUNB <text:s/>- <text:s/>jun b proto-oncogene, URI1 <text:s/>- <text:s/>uri1, prefoldin-like chaperone, CRY2 <text:s/>- <text:s/>cryptochrome 2 (photolyase-like), STAT3 <text:s/>- <text:s/>signal transducer and activator of transcription 3 (acute-phase response factor), CHRDL1 <text:s/>- <text:s/>chordin-like 1, HMG20A <text:s/>- <text:s/>high mobility group 20a, UBB <text:s/>- <text:s/>ubiquitin b, ERG <text:s/>- <text:s/>v-ets avian erythroblastosis virus e26 oncogene homolog, E2F8 <text:s/>- <text:s/>e2f transcription factor 8, ESRRB <text:s/>- <text:s/>estrogen-related receptor beta, RCOR1 <text:s/>- <text:s/>rest corepressor 1, SALL4 <text:s/>- <text:s/>sal-like 4 (drosophila), ETS2 <text:s/>- <text:s/>v-ets avian erythroblastosis virus e26 oncogene homolog 2, ZSCAN1 <text:s/>- <text:s/>zinc finger and scan domain containing 1, RPS6KA1 <text:s/>- <text:s/>ribosomal protein s6 kinase, 90kda, polypeptide 1, PRKD2 <text:s/>- <text:s/>protein kinase d2, HMGA2 <text:s/>- <text:s/>high mobility group at-hook 2, RUNX3 <text:s/>- <text:s/>runt-related transcription factor 3, RYR2 <text:s/>- <text:s/>ryanodine receptor 2 (cardiac), MAPK7 <text:s/>- <text:s/>mitogen-activated protein kinase 7, GATA3 <text:s/>- <text:s/>gata binding protein 3, HMGN3 <text:s/>- <text:s/>high mobility group nucleosomal binding domain 3, RBX1 <text:s/>- <text:s/>ring-box 1, e3 ubiquitin protein ligase, CCNC <text:s/>- <text:s/>cyclin c, UBE2D3 <text:s/>- <text:s/>ubiquitin-conjugating enzyme e2d 3, BRD3 <text:s/>- <text:s/>bromodomain containing 3, SREBF1 <text:s/>- <text:s/>sterol regulatory element binding transcription factor 1, ERCC2 <text:s/>- <text:s/>excision repair cross-complementing rodent repair deficiency, complementation group 2, ATAD2 <text:s/>- <text:s/>atpase family, aaa domain containing 2, PRKAR1A <text:s/>- <text:s/>protein kinase, camp-dependent, regulatory, type i, alpha, RFX7 <text:s/>- <text:s/>regulatory factor x, 7, FOXK2 <text:s/>- <text:s/>forkhead box k2, ZNF189 <text:s/>- <text:s/>zinc finger protein 189, PAX1 <text:s/>- <text:s/>paired box 1, PAX6 <text:s/>- <text:s/>paired box 6, BRWD3 <text:s/>- <text:s/>bromodomain and wd repeat domain containing 3, ARID3B <text:s/>- <text:s/>at rich interactive domain 3b (bright-like), PAX3 <text:s/>- <text:s/>paired box 3, SIN3A <text:s/>- <text:s/>sin3 transcription regulator family member a, RBMX <text:s/>- <text:s/>rna binding motif protein, x-linked, CAMTA1 <text:s/>- <text:s/>calmodulin binding transcription activator 1, OSM <text:s/>- <text:s/>oncostatin m, PBX1 <text:s/>- <text:s/>pre-b-cell leukemia homeobox 1, USP16 <text:s/>- <text:s/>ubiquitin specific peptidase 16, CBX8 <text:s/>- <text:s/>chromobox homolog 8, FOXM1 <text:s/>- <text:s/>forkhead box m1, FOXO1 <text:s/>- <text:s/>forkhead box o1, SOST <text:s/>- <text:s/>sclerostin, BRIP1 <text:s/>- <text:s/>brca1 interacting protein c-terminal helicase 1, RPS6KA5 <text:s/>- <text:s/>ribosomal protein s6 kinase, 90kda, polypeptide 5, IL4 <text:s/>- <text:s/>interleukin 4, FOXC1 <text:s/>- <text:s/>forkhead box c1, SUFU <text:s/>- <text:s/>suppressor of fused homolog (drosophila), PSMA5 <text:s/>- <text:s/>proteasome (prosome, macropain) subunit, alpha type, 5, PSMA3 <text:s/>- <text:s/>proteasome (prosome, macropain) subunit, alpha type, 3, FOXL1 <text:s/>- <text:s/>forkhead box l1, DMRT2 <text:s/>- <text:s/>doublesex and mab-3 related transcription factor 2, HEXIM2 <text:s/>- <text:s/>hexamethylene bis-acetamide inducible 2, FOXG1 <text:s/>- <text:s/>forkhead box g1, MED8 <text:s/>- <text:s/>mediator complex subunit 8, SP9 <text:s/>- <text:s/>sp9 transcription factor, CAND1 <text:s/>- <text:s/>cullin-associated and neddylation-dissociated 1, EAF2 <text:s/>- <text:s/>ell associated factor 2, PSMD10 <text:s/>- <text:s/>proteasome (prosome, macropain) 26s subunit, non-atpase, 10, KDM3A <text:s/>- <text:s/>lysine (k)-specific demethylase 3a, MNT <text:s/>- <text:s/>mnt, max dimerization protein, ZMYM5 <text:s/>- <text:s/>zinc finger, mym-type 5, ARNTL <text:s/>- <text:s/>aryl hydrocarbon receptor nuclear translocator-like, FGFR2 <text:s/>- <text:s/>fibroblast growth factor receptor 2, ZMYM3 <text:s/>- <text:s/>zinc finger, mym-type 3, H2AFZ <text:s/>- <text:s/>h2a histone family, member z, SAP130 <text:s/>- <text:s/>sin3a-associated protein, 130kda, PSME2 <text:s/>- <text:s/>proteasome (prosome, macropain) activator subunit 2 (pa28 beta), PAX8 <text:s/>- <text:s/>paired box 8, HIST1H1B <text:s/>- <text:s/>histone cluster 1, h1b, AURKB <text:s/>- <text:s/>aurora kinase b, HIST1H1D <text:s/>- <text:s/>histone cluster 1, h1d, ISL1 <text:s/>- <text:s/>isl lim homeobox 1, HIST1H1C <text:s/>- <text:s/>histone cluster 1, h1c, MAML1 <text:s/>- <text:s/>mastermind-like 1 (drosophila), BTG2 <text:s/>- <text:s/>btg family, member 2, MED30 <text:s/>- <text:s/>mediator complex subunit 30, MEF2D <text:s/>- <text:s/>myocyte enhancer factor 2d, BRWD1 <text:s/>- <text:s/>bromodomain and wd repeat domain containing 1, PEG3 <text:s/>- <text:s/>paternally expressed 3, LRP8 <text:s/>- <text:s/>low density lipoprotein receptor-related protein 8, apolipoprotein e receptor, CEBPG <text:s/>- <text:s/>ccaat/enhancer binding protein (c/ebp), gamma, GZF1 <text:s/>- <text:s/>gdnf-inducible zinc finger protein 1, INSIG1 <text:s/>- <text:s/>insulin induced gene 1, TBX15 <text:s/>- <text:s/>t-box 15, PRDM2 <text:s/>- <text:s/>pr domain containing 2, with znf domain, INSM1 <text:s/>- <text:s/>insulinoma-associated 1, CXCL10 <text:s/>- <text:s/>chemokine (c-x-c motif) ligand 10, PCBP3 <text:s/>- <text:s/>poly(rc) binding protein 3, BMPER <text:s/>- <text:s/>bmp binding endothelial regulator, ARX <text:s/>- <text:s/>aristaless related homeobox, ZCCHC12 <text:s/>- <text:s/>zinc finger, cchc domain containing 12, MBD3 <text:s/>- <text:s/>methyl-cpg binding domain protein 3, TNFSF11 <text:s/>- <text:s/>tumor necrosis factor (ligand) superfamily, member 11, MED19 <text:s/>- <text:s/>mediator complex subunit 19, NRL <text:s/>- <text:s/>neural retina leucine zipper, HDAC1 <text:s/>- <text:s/>histone deacetylase 1, KAT7 <text:s/>- <text:s/>k(lysine) acetyltransferase 7, ZNF444 <text:s/>- <text:s/>zinc finger protein 444, EPC2 <text:s/>- <text:s/>enhancer of polycomb homolog 2 (drosophila), XPO1 <text:s/>- <text:s/>exportin 1 (crm1 homolog, yeast), TLE1 <text:s/>- <text:s/>transducin-like enhancer of split 1 (e(sp1) homolog, drosophila), ZBTB20 <text:s/>- <text:s/>zinc finger and btb domain containing 20, TLE4 <text:s/>- <text:s/>transducin-like enhancer of split 4 (e(sp1) homolog, drosophila), ATF4 <text:s/>- <text:s/>activating transcription factor 4, PEX2 <text:s/>- <text:s/>peroxisomal biogenesis factor 2, ATOH1 <text:s/>- <text:s/>atonal homolog 1 (drosophila), RERE <text:s/>- <text:s/>arginine-glutamic acid dipeptide (re) repeats, MLXIP <text:s/>- <text:s/>mlx interacting protein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NFYC <text:s/>- <text:s/>nuclear transcription factor y, gamma, TBX19 <text:s/>- <text:s/>t-box 19, TBX18 <text:s/>- <text:s/>t-box 18, SOX14 <text:s/>- <text:s/>sry (sex determining region y)-box 14, MKL1 <text:s/>- <text:s/>megakaryoblastic leukemia (translocation) 1, PER1 <text:s/>- <text:s/>period circadian clock 1, FOXP2 <text:s/>- <text:s/>forkhead box p2, ID4 <text:s/>- <text:s/>inhibitor of dna binding 4, dominant negative helix-loop-helix protein, LDB2 <text:s/>- <text:s/>lim domain binding 2, TRPV1 <text:s/>- <text:s/>transient receptor potential cation channel, subfamily v, member 1, NKX6-1 <text:s/>- <text:s/>nk6 homeobox 1, NKX3-1 <text:s/>- <text:s/>nk3 homeobox 1, PAF1 <text:s/>- <text:s/>paf1, rna polymerase ii associated factor, homolog (s. cerevisiae), TADA2B <text:s/>- <text:s/>transcriptional adaptor 2b, ATP1B4 <text:s/>- <text:s/>atpase, na+/k+ transporting, beta 4 polypeptide, ATP2B4 <text:s/>- <text:s/>atpase, ca++ transporting, plasma membrane 4, HDAC9 <text:s/>- <text:s/>histone deacetylase 9, MYOCD <text:s/>- <text:s/>myocardin, TMBIM6 <text:s/>- <text:s/>transmembrane bax inhibitor motif containing 6, PITX2 <text:s/>- <text:s/>paired-like homeodomain 2, NKX3-2 <text:s/>- <text:s/>nk3 homeobox 2, SUZ12 <text:s/>- <text:s/>suz12 polycomb repressive complex 2 subunit, PITX3 <text:s/>- <text:s/>paired-like homeodomain 3, DLG1 <text:s/>- <text:s/>discs, large homolog 1 (drosophila)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LUM <text:s/>- <text:s/>lumican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TFCP2 <text:s/>- <text:s/>transcription factor cp2, SESN2 <text:s/>- <text:s/>sestrin 2, SIM1 <text:s/>- <text:s/>single-minded homolog 1 (drosophila), NEUROG1 <text:s/>- <text:s/>neurogenin 1, SIX1 <text:s/>- <text:s/>six homeobox 1, HEY2 <text:s/>- <text:s/>hairy/enhancer-of-split related with yrpw motif 2, FNIP1 <text:s/>- <text:s/>folliculin interacting protein 1, RARA <text:s/>- <text:s/>retinoic acid receptor, alpha, FOXB1 <text:s/>- <text:s/>forkhead box b1, CDK5RAP3 <text:s/>- <text:s/>cdk5 regulatory subunit associated protein 3, RBL2 <text:s/>- <text:s/>retinoblastoma-like 2 (p130), NEUROG3 <text:s/>- <text:s/>neurogenin 3, SFRP1 <text:s/>- <text:s/>secreted frizzled-related protein 1, ZIC1 <text:s/>- <text:s/>zic family member 1, MXD1 <text:s/>- <text:s/>max dimerization protein 1, PIAS4 <text:s/>- <text:s/>protein inhibitor of activated stat, 4, DBX1 <text:s/>- <text:s/>developing brain homeobox 1, TGFB3 <text:s/>- <text:s/>transforming growth factor, beta 3, SMAD2 <text:s/>- <text:s/>smad family member 2, ARID4A <text:s/>- <text:s/>at rich interactive domain 4a (rbp1-like), ZNF8 <text:s/>- <text:s/>zinc finger protein 8, CNBP <text:s/>- <text:s/>cchc-type zinc finger, nucleic acid binding protein, ZIC3 <text:s/>- <text:s/>zic family member 3, SIX2 <text:s/>- <text:s/>six homeobox 2, FOSB <text:s/>- <text:s/>fbj murine osteosarcoma viral oncogene homolog b, CUL3 <text:s/>- <text:s/>cullin 3, CKS2 <text:s/>- <text:s/>cdc28 protein kinase regulatory subunit 2, SMAD6 <text:s/>- <text:s/>smad family member 6, GSK3B <text:s/>- <text:s/>glycogen synthase kinase 3 beta, CCND1 <text:s/>- <text:s/>cyclin d1, KLF10 <text:s/>- <text:s/>kruppel-like factor 10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000747" calcext:value-type="float">
            <text:p>7.47E-09</text:p>
          </table:table-cell>
          <table:table-cell office:value-type="float" office:value="0.00000231" calcext:value-type="float">
            <text:p>0.00000231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2003" calcext:value-type="float">
            <text:p>20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CCNK <text:s/>- <text:s/>cyclin k, LHX1 <text:s/>- <text:s/>lim homeobox 1, SIX5 <text:s/>- <text:s/>six homeobox 5, NFATC2IP <text:s/>- <text:s/>nuclear factor of activated t-cells, cytoplasmic, calcineurin-dependent 2 interacting protein, MAPRE3 <text:s/>- <text:s/>microtubule-associated protein, rp/eb family, member 3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ZFP36L2 <text:s/>- <text:s/>zfp36 ring finger protein-like 2, SIRT2 <text:s/>- <text:s/>sirtuin 2, ENG <text:s/>- <text:s/>endoglin, SP3 <text:s/>- <text:s/>sp3 transcription factor, SP1 <text:s/>- <text:s/>sp1 transcription factor, BRD8 <text:s/>- <text:s/>bromodomain containing 8, SOX9 <text:s/>- <text:s/>sry (sex determining region y)-box 9, PPP1R12A <text:s/>- <text:s/>protein phosphatase 1, regulatory subunit 12a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BARHL1 <text:s/>- <text:s/>barh-like homeobox 1, LDB1 <text:s/>- <text:s/>lim domain binding 1, ATF6B <text:s/>- <text:s/>activating transcription factor 6 beta, IER5 <text:s/>- <text:s/>immediate early response 5, ANKRD49 <text:s/>- <text:s/>ankyrin repeat domain 49, CRTC2 <text:s/>- <text:s/>creb regulated transcription coactivator 2, TOPORS <text:s/>- <text:s/>topoisomerase i binding, arginine/serine-rich, e3 ubiquitin protein ligase, BMP6 <text:s/>- <text:s/>bone morphogenetic protein 6, CNOT1 <text:s/>- <text:s/>ccr4-not transcription complex, subunit 1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NRNPLL <text:s/>- <text:s/>heterogeneous nuclear ribonucleoprotein l-like, SERTAD1 <text:s/>- <text:s/>serta domain containing 1, SSBP3 <text:s/>- <text:s/>single stranded dna binding protein 3, RORB <text:s/>- <text:s/>rar-related orphan receptor b, SERTAD3 <text:s/>- <text:s/>serta domain containing 3, RORC <text:s/>- <text:s/>rar-related orphan receptor c, POLR2I <text:s/>- <text:s/>polymerase (rna) ii (dna directed) polypeptide i, 14.5kda, ADCYAP1 <text:s/>- <text:s/>adenylate cyclase activating polypeptide 1 (pituitary), POU3F1 <text:s/>- <text:s/>pou class 3 homeobox 1, E2F3 <text:s/>- <text:s/>e2f transcription factor 3, POU3F2 <text:s/>- <text:s/>pou class 3 homeobox 2, POU2F2 <text:s/>- <text:s/>pou class 2 homeobox 2, ONECUT2 <text:s/>- <text:s/>one cut homeobox 2, KLF6 <text:s/>- <text:s/>kruppel-like factor 6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TNRC6B <text:s/>- <text:s/>trinucleotide repeat containing 6b, ATF7IP <text:s/>- <text:s/>activating transcription factor 7 interacting protein, SETD3 <text:s/>- <text:s/>set domain containing 3, AGO1 <text:s/>- <text:s/>argonaute risc catalytic component 1, CREB3L3 <text:s/>- <text:s/>camp responsive element binding protein 3-like 3, ETV4 <text:s/>- <text:s/>ets variant 4, ETV6 <text:s/>- <text:s/>ets variant 6, C11orf35 <text:s/>- <text:s/>chromosome 11 open reading frame 35, PTF1A <text:s/>- <text:s/>pancreas specific transcription factor, 1a, CKAP2 <text:s/>- <text:s/>cytoskeleton associated protein 2, MSX1 <text:s/>- <text:s/>msh homeobox 1, NCOA2 <text:s/>- <text:s/>nuclear receptor coactivator 2, MED21 <text:s/>- <text:s/>mediator complex subunit 21, CREB3 <text:s/>- <text:s/>camp responsive element binding protein 3, FZD2 <text:s/>- <text:s/>frizzled family receptor 2, HIF1A <text:s/>- <text:s/>hypoxia inducible factor 1, alpha subunit (basic helix-loop-helix transcription factor), LIN28A <text:s/>- <text:s/>lin-28 homolog a (c. elegans), HOXB4 <text:s/>- <text:s/>homeobox b4, JUN <text:s/>- <text:s/>jun proto-oncogene, EHF <text:s/>- <text:s/>ets homologous factor, STAT3 <text:s/>- <text:s/>signal transducer and activator of transcription 3 (acute-phase response factor), JUNB <text:s/>- <text:s/>jun b proto-oncogene, ERG <text:s/>- <text:s/>v-ets avian erythroblastosis virus e26 oncogene homolog, UBB <text:s/>- <text:s/>ubiquitin b, E2F8 <text:s/>- <text:s/>e2f transcription factor 8, ESRRB <text:s/>- <text:s/>estrogen-related receptor beta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MGN3 <text:s/>- <text:s/>high mobility group nucleosomal binding domain 3, HNRNPAB <text:s/>- <text:s/>heterogeneous nuclear ribonucleoprotein a/b, BAMBI <text:s/>- <text:s/>bmp and activin membrane-bound inhibitor, NANOS1 <text:s/>- <text:s/>nanos homolog 1 (drosophila)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FOXK2 <text:s/>- <text:s/>forkhead box k2, PAX1 <text:s/>- <text:s/>paired box 1, CDH1 <text:s/>- <text:s/>cadherin 1, type 1, e-cadherin (epithelial), PAX6 <text:s/>- <text:s/>paired box 6, ARID3B <text:s/>- <text:s/>at rich interactive domain 3b (bright-like), TOX3 <text:s/>- <text:s/>tox high mobility group box family member 3, PAX3 <text:s/>- <text:s/>paired box 3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BCLAF1 <text:s/>- <text:s/>bcl2-associated transcription factor 1, ARID1B <text:s/>- <text:s/>at rich interactive domain 1b (swi1-like), BTG2 <text:s/>- <text:s/>btg family, member 2, MED30 <text:s/>- <text:s/>mediator complex subunit 30, KHSRP <text:s/>- <text:s/>kh-type splicing regulatory protein, MEF2D <text:s/>- <text:s/>myocyte enhancer factor 2d, PEG3 <text:s/>- <text:s/>paternally expressed 3, CEBPG <text:s/>- <text:s/>ccaat/enhancer binding protein (c/ebp), gamma, PRDM2 <text:s/>- <text:s/>pr domain containing 2, with znf domain, INSIG1 <text:s/>- <text:s/>insulin induced gene 1, CXCL10 <text:s/>- <text:s/>chemokine (c-x-c motif) ligand 10, IRF6 <text:s/>- <text:s/>interferon regulatory factor 6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ATP1B4 <text:s/>- <text:s/>atpase, na+/k+ transporting, beta 4 polypeptide, PAF1 <text:s/>- <text:s/>paf1, rna polymerase ii associated factor, homolog (s. cerevisiae), MYOCD <text:s/>- <text:s/>myocardin, PITX2 <text:s/>- <text:s/>paired-like homeodomain 2, PITX3 <text:s/>- <text:s/>paired-like homeodomain 3, SHC1 <text:s/>- <text:s/>shc (src homology 2 domain containing) transforming protein 1, PNPT1 <text:s/>- <text:s/>polyribonucleotide nucleotidyltransferase 1, TEF <text:s/>- <text:s/>thyrotrophic embryonic factor, DLX1 <text:s/>- <text:s/>distal-less homeobox 1, SHH <text:s/>- <text:s/>sonic hedgehog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TAF8 <text:s/>- <text:s/>taf8 rna polymerase ii, tata box binding protein (tbp)-associated factor, 43kda, NEUROG1 <text:s/>- <text:s/>neurogenin 1, HEY2 <text:s/>- <text:s/>hairy/enhancer-of-split related with yrpw motif 2, KLF1 <text:s/>- <text:s/>kruppel-like factor 1 (erythroid), SIX1 <text:s/>- <text:s/>six homeobox 1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SMAD2 <text:s/>- <text:s/>smad family member 2, DNM2 <text:s/>- <text:s/>dynamin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CKS2 <text:s/>- <text:s/>cdc28 protein kinase regulatory subunit 2, GSK3B <text:s/>- <text:s/>glycogen synthase kinase 3 beta, SMAD6 <text:s/>- <text:s/>smad family member 6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0.00000000839" calcext:value-type="float">
            <text:p>8.39E-09</text:p>
          </table:table-cell>
          <table:table-cell office:value-type="float" office:value="0.00000254" calcext:value-type="float">
            <text:p>0.00000254</text:p>
          </table:table-cell>
          <table:table-cell office:value-type="float" office:value="1.11" calcext:value-type="float">
            <text:p>1.11</text:p>
          </table:table-cell>
          <table:table-cell office:value-type="float" office:value="13954" calcext:value-type="float">
            <text:p>13954</text:p>
          </table:table-cell>
          <table:table-cell office:value-type="float" office:value="7421" calcext:value-type="float">
            <text:p>7421</text:p>
          </table:table-cell>
          <table:table-cell office:value-type="float" office:value="2003" calcext:value-type="float">
            <text:p>2003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SCD5 <text:s/>- <text:s/>stearoyl-coa desaturase 5, HNRNPA0 <text:s/>- <text:s/>heterogeneous nuclear ribonucleoprotein a0, LRRC16A <text:s/>- <text:s/>leucine rich repeat containing 16a, PNN <text:s/>- <text:s/>pinin, desmosome associated protein, ABAT <text:s/>- <text:s/>4-aminobutyrate aminotransferase, DCD <text:s/>- <text:s/>dermcidin, GRHL2 <text:s/>- <text:s/>grainyhead-like 2 (drosophila), OS9 <text:s/>- <text:s/>osteosarcoma amplified 9, endoplasmic reticulum lectin, SERINC3 <text:s/>- <text:s/>serine incorporator 3, CDC42BPG <text:s/>- <text:s/>cdc42 binding protein kinase gamma (dmpk-like), GCNT2 <text:s/>- <text:s/>glucosaminyl (n-acetyl) transferase 2, i-branching enzyme (i blood group), PNRC1 <text:s/>- <text:s/>proline-rich nuclear receptor coactivator 1, ACACA <text:s/>- <text:s/>acetyl-coa carboxylase alpha, GCHFR <text:s/>- <text:s/>gtp cyclohydrolase i feedback regulator, GCH1 <text:s/>- <text:s/>gtp cyclohydrolase 1, ACAT1 <text:s/>- <text:s/>acetyl-coa acetyltransferase 1, GK <text:s/>- <text:s/>glycerol kinase, ACAT2 <text:s/>- <text:s/>acetyl-coa acetyltransferase 2, PLK1 <text:s/>- <text:s/>polo-like kinase 1, BRD8 <text:s/>- <text:s/>bromodomain containing 8, ANP32A <text:s/>- <text:s/>acidic (leucine-rich) nuclear phosphoprotein 32 family, member a, GPC3 <text:s/>- <text:s/>glypican 3, PLP1 <text:s/>- <text:s/>proteolipid protein 1, ZNF556 <text:s/>- <text:s/>zinc finger protein 556, DEPDC1 <text:s/>- <text:s/>dep domain containing 1, ACR <text:s/>- <text:s/>acrosin, ACO2 <text:s/>- <text:s/>aconitase 2, mitochondrial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MMAB <text:s/>- <text:s/>methylmalonic aciduria (cobalamin deficiency) cblb type, KIF16B <text:s/>- <text:s/>kinesin family member 16b, ZNF672 <text:s/>- <text:s/>zinc finger protein 672, GLUL <text:s/>- <text:s/>glutamate-ammonia ligase, NUS1 <text:s/>- <text:s/>nuclear undecaprenyl pyrophosphate synthase 1 homolog (s. cerevisiae), CTSA <text:s/>- <text:s/>cathepsin a, USP20 <text:s/>- <text:s/>ubiquitin specific peptidase 20, HIST3H3 <text:s/>- <text:s/>histone cluster 3, h3, GLS <text:s/>- <text:s/>glutaminase, PPM1A <text:s/>- <text:s/>protein phosphatase, mg2+/mn2+ dependent, 1a, MOGAT1 <text:s/>- <text:s/>monoacylglycerol o-acyltransferase 1, PPM1B <text:s/>- <text:s/>protein phosphatase, mg2+/mn2+ dependent, 1b, ACVR1 <text:s/>- <text:s/>activin a receptor, type i, RNASE9 <text:s/>- <text:s/>ribonuclease, rnase a family, 9 (non-active), GLDC <text:s/>- <text:s/>glycine dehydrogenase (decarboxylating), POU3F4 <text:s/>- <text:s/>pou class 3 homeobox 4, WDR3 <text:s/>- <text:s/>wd repeat domain 3, ACYP1 <text:s/>- <text:s/>acylphosphatase 1, erythrocyte (common) type, POU3F3 <text:s/>- <text:s/>pou class 3 homeobox 3, MRPS30 <text:s/>- <text:s/>mitochondrial ribosomal protein s30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ADCYAP1 <text:s/>- <text:s/>adenylate cyclase activating polypeptide 1 (pituitary), POU3F1 <text:s/>- <text:s/>pou class 3 homeobox 1, ENOSF1 <text:s/>- <text:s/>enolase superfamily member 1, POU3F2 <text:s/>- <text:s/>pou class 3 homeobox 2, ZNF275 <text:s/>- <text:s/>zinc finger protein 275, POU2F2 <text:s/>- <text:s/>pou class 2 homeobox 2, ALDH1L1 <text:s/>- <text:s/>aldehyde dehydrogenase 1 family, member l1, POLG <text:s/>- <text:s/>polymerase (dna directed), gamma, SRCAP <text:s/>- <text:s/>snf2-related crebbp activator protein, HES6 <text:s/>- <text:s/>hairy and enhancer of split 6 (drosophila), CHST12 <text:s/>- <text:s/>carbohydrate (chondroitin 4) sulfotransferase 12, POLA1 <text:s/>- <text:s/>polymerase (dna directed), alpha 1, catalytic subunit, DHTKD1 <text:s/>- <text:s/>dehydrogenase e1 and transketolase domain containing 1, L2HGDH <text:s/>- <text:s/>l-2-hydroxyglutarate dehydrogenase, HNRNPUL1 <text:s/>- <text:s/>heterogeneous nuclear ribonucleoprotein u-like 1, HSD17B8 <text:s/>- <text:s/>hydroxysteroid (17-beta) dehydrogenase 8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N4BP2 <text:s/>- <text:s/>nedd4 binding protein 2, FTH1 <text:s/>- <text:s/>ferritin, heavy polypeptide 1, HIBADH <text:s/>- <text:s/>3-hydroxyisobutyrate dehydrogenase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RNF122 <text:s/>- <text:s/>ring finger protein 122, PPP2R5C <text:s/>- <text:s/>protein phosphatase 2, regulatory subunit b', gamma, SOX30 <text:s/>- <text:s/>sry (sex determining region y)-box 30, UBE2C <text:s/>- <text:s/>ubiquitin-conjugating enzyme e2c, PPP2R1A <text:s/>- <text:s/>protein phosphatase 2, regulatory subunit a, alpha, SLBP <text:s/>- <text:s/>stem-loop binding protein, TXLNG <text:s/>- <text:s/>taxilin gamma, PPP2R2B <text:s/>- <text:s/>protein phosphatase 2, regulatory subunit b, beta, DDX52 <text:s/>- <text:s/>dead (asp-glu-ala-asp) box polypeptide 52, ZNF526 <text:s/>- <text:s/>zinc finger protein 526, ALG13 <text:s/>- <text:s/>alg13, udp-n-acetylglucosaminyltransferase subunit, FUT8 <text:s/>- <text:s/>fucosyltransferase 8 (alpha (1,6) fucosyltransferase), ABCD2 <text:s/>- <text:s/>atp-binding cassette, sub-family d (ald), member 2, DEK <text:s/>- <text:s/>dek oncogene, RMI2 <text:s/>- <text:s/>recq mediated genome instability 2, ALDH1A1 <text:s/>- <text:s/>aldehyde dehydrogenase 1 family, member a1, DCAKD <text:s/>- <text:s/>dephospho-coa kinase domain containing, LIN28A <text:s/>- <text:s/>lin-28 homolog a (c. elegans), CUL5 <text:s/>- <text:s/>cullin 5, RNF165 <text:s/>- <text:s/>ring finger protein 165, IWS1 <text:s/>- <text:s/>iws1 homolog (s. cerevisiae), TDRKH <text:s/>- <text:s/>tudor and kh domain containing, THAP9 <text:s/>- <text:s/>thap domain containing 9, ZNF768 <text:s/>- <text:s/>zinc finger protein 768, GALNT2 <text:s/>- <text:s/>udp-n-acetyl-alpha-d-galactosamine:polypeptide n-acetylgalactosaminyltransferase 2 (galnac-t2), PRODH <text:s/>- <text:s/>proline dehydrogenase (oxidase) 1, TTLL7 <text:s/>- <text:s/>tubulin tyrosine ligase-like family, member 7, GALT <text:s/>- <text:s/>galactose-1-phosphate uridylyltransferase, SLC16A11 <text:s/>- <text:s/>solute carrier family 16, member 11, E2F8 <text:s/>- <text:s/>e2f transcription factor 8, ALDOB <text:s/>- <text:s/>aldolase b, fructose-bisphosphate, SLC25A25 <text:s/>- <text:s/>solute carrier family 25 (mitochondrial carrier; phosphate carrier), member 25, ATF7 <text:s/>- <text:s/>activating transcription factor 7, ZNF416 <text:s/>- <text:s/>zinc finger protein 416, AMD1 <text:s/>- <text:s/>adenosylmethionine decarboxylase 1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ISOC2 <text:s/>- <text:s/>isochorismatase domain containing 2, FAM178A <text:s/>- <text:s/>family with sequence similarity 178, member a, GATA3 <text:s/>- <text:s/>gata binding protein 3, CISD2 <text:s/>- <text:s/>cdgsh iron sulfur domain 2, OSBPL9 <text:s/>- <text:s/>oxysterol binding protein-like 9, PRKCZ <text:s/>- <text:s/>protein kinase c, zeta, PRKCSH <text:s/>- <text:s/>protein kinase c substrate 80k-h, OSBPL6 <text:s/>- <text:s/>oxysterol binding protein-like 6, CCDC88A <text:s/>- <text:s/>coiled-coil domain containing 88a, NUP214 <text:s/>- <text:s/>nucleoporin 214kda, BRD3 <text:s/>- <text:s/>bromodomain containing 3, SLC25A4 <text:s/>- <text:s/>solute carrier family 25 (mitochondrial carrier; adenine nucleotide translocator), member 4, GART <text:s/>- <text:s/>phosphoribosylglycinamide formyltransferase, phosphoribosylglycinamide synthetase, phosphoribosylaminoimidazole synthetase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HYKK <text:s/>- <text:s/>hydroxylysine kinase, GSTZ1 <text:s/>- <text:s/>glutathione s-transferase zeta 1, NUDT2 <text:s/>- <text:s/>nudix (nucleoside diphosphate linked moiety x)-type motif 2, RNF220 <text:s/>- <text:s/>ring finger protein 220, MSH6 <text:s/>- <text:s/>muts homolog 6 (e. coli), CHP1 <text:s/>- <text:s/>calcineurin-like ef-hand protein 1, ZNF132 <text:s/>- <text:s/>zinc finger protein 132, BOLA2B <text:s/>- <text:s/>bola homolog 2b (e. coli), GUCY1B3 <text:s/>- <text:s/>guanylate cyclase 1, soluble, beta 3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PDE1B <text:s/>- <text:s/>phosphodiesterase 1b, calmodulin-dependent, RNF31 <text:s/>- <text:s/>ring finger protein 31, SAP130 <text:s/>- <text:s/>sin3a-associated protein, 130kda, H2AFX <text:s/>- <text:s/>h2a histone family, member x, PDE7A <text:s/>- <text:s/>phosphodiesterase 7a, ENOX1 <text:s/>- <text:s/>ecto-nox disulfide-thiol exchanger 1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HAGH <text:s/>- <text:s/>hydroxyacylglutathione hydrolase, LRP8 <text:s/>- <text:s/>low density lipoprotein receptor-related protein 8, apolipoprotein e receptor, PCNA <text:s/>- <text:s/>proliferating cell nuclear antigen, PRDM2 <text:s/>- <text:s/>pr domain containing 2, with znf domain, LSM6 <text:s/>- <text:s/>lsm6 homolog, u6 small nuclear rna associated (s. cerevisiae), PCK2 <text:s/>- <text:s/>phosphoenolpyruvate carboxykinase 2 (mitochondrial), MAP3K12 <text:s/>- <text:s/>mitogen-activated protein kinase kinase kinase 12, ISCA2 <text:s/>- <text:s/>iron-sulfur cluster assembly 2, FICD <text:s/>- <text:s/>fic domain containing, PCSK2 <text:s/>- <text:s/>proprotein convertase subtilisin/kexin type 2, C14orf1 <text:s/>- <text:s/>chromosome 14 open reading frame 1, PRPF38B <text:s/>- <text:s/>prp38 pre-mrna processing factor 38 (yeast) domain containing b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ANKZF1 <text:s/>- <text:s/>ankyrin repeat and zinc finger domain containing 1, KAT7 <text:s/>- <text:s/>k(lysine) acetyltransferase 7, XDH <text:s/>- <text:s/>xanthine dehydrogenase, PGK2 <text:s/>- <text:s/>phosphoglycerate kinase 2, PGM3 <text:s/>- <text:s/>phosphoglucomutase 3, ZNF444 <text:s/>- <text:s/>zinc finger protein 444, GOLGA2 <text:s/>- <text:s/>golgin a2, GNS <text:s/>- <text:s/>glucosamine (n-acetyl)-6-sulfatase, CDK14 <text:s/>- <text:s/>cyclin-dependent kinase 14, GOT1 <text:s/>- <text:s/>glutamic-oxaloacetic transaminase 1, soluble, BAHD1 <text:s/>- <text:s/>bromo adjacent homology domain containing 1, ATP1B1 <text:s/>- <text:s/>atpase, na+/k+ transporting, beta 1 polypeptide, PGC <text:s/>- <text:s/>progastricsin (pepsinogen c), AGPAT5 <text:s/>- <text:s/>1-acylglycerol-3-phosphate o-acyltransferase 5, MORC2 <text:s/>- <text:s/>morc family cw-type zinc finger 2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PHEX <text:s/>- <text:s/>phosphate regulating endopeptidase homolog, x-linked, MLXIP <text:s/>- <text:s/>mlx interacting protein, ENPP4 <text:s/>- <text:s/>ectonucleotide pyrophosphatase/phosphodiesterase 4 (putative), SPPL3 <text:s/>- <text:s/>signal peptide peptidase like 3, FOXN4 <text:s/>- <text:s/>forkhead box n4, PEX7 <text:s/>- <text:s/>peroxisomal biogenesis factor 7, IMMP1L <text:s/>- <text:s/>imp1 inner mitochondrial membrane peptidase-like (s. cerevisiae), ADNP2 <text:s/>- <text:s/>adnp homeobox 2, FBXL8 <text:s/>- <text:s/>f-box and leucine-rich repeat protein 8, PER1 <text:s/>- <text:s/>period circadian clock 1, ATP5E <text:s/>- <text:s/>atp synthase, h+ transporting, mitochondrial f1 complex, epsilon subunit, VRK1 <text:s/>- <text:s/>vaccinia related kinase 1, PI4K2A <text:s/>- <text:s/>phosphatidylinositol 4-kinase type 2 alpha, TRPV1 <text:s/>- <text:s/>transient receptor potential cation channel, subfamily v, member 1, ATP5G1 <text:s/>- <text:s/>atp synthase, h+ transporting, mitochondrial fo complex, subunit c1 (subunit 9), WARS <text:s/>- <text:s/>tryptophanyl-trna synthetase, ALDH7A1 <text:s/>- <text:s/>aldehyde dehydrogenase 7 family, member a1, NKX3-2 <text:s/>- <text:s/>nk3 homeobox 2, PITX2 <text:s/>- <text:s/>paired-like homeodomain 2, PITX3 <text:s/>- <text:s/>paired-like homeodomain 3, ZNF343 <text:s/>- <text:s/>zinc finger protein 343, ADAMTS15 <text:s/>- <text:s/>adam metallopeptidase with thrombospondin type 1 motif, 15, GSTO2 <text:s/>- <text:s/>glutathione s-transferase omega 2, B2M <text:s/>- <text:s/>beta-2-microglobulin, PIK3R1 <text:s/>- <text:s/>phosphoinositide-3-kinase, regulatory subunit 1 (alpha), TYW1 <text:s/>- <text:s/>trna-yw synthesizing protein 1 homolog (s. cerevisiae), GPX4 <text:s/>- <text:s/>glutathione peroxidase 4, GRIN2A <text:s/>- <text:s/>glutamate receptor, ionotropic, n-methyl d-aspartate 2a, ZIC1 <text:s/>- <text:s/>zic family member 1, SF1 <text:s/>- <text:s/>splicing factor 1, ZNF711 <text:s/>- <text:s/>zinc finger protein 711, CYP2R1 <text:s/>- <text:s/>cytochrome p450, family 2, subfamily r, polypeptide 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BCKDHB <text:s/>- <text:s/>branched chain keto acid dehydrogenase e1, beta polypeptide, BCAT2 <text:s/>- <text:s/>branched chain amino-acid transaminase 2, mitochondrial, QRSL1 <text:s/>- <text:s/>glutaminyl-trna synthase (glutamine-hydrolyzing)-like 1, PDIA3 <text:s/>- <text:s/>protein disulfide isomerase family a, member 3, CCNK <text:s/>- <text:s/>cyclin k, RGS19 <text:s/>- <text:s/>regulator of g-protein signaling 19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SPEG <text:s/>- <text:s/>speg complex locus, RFX1 <text:s/>- <text:s/>regulatory factor x, 1 (influences hla class ii expression), RECQL <text:s/>- <text:s/>recq protein-like (dna helicase q1-like), ZFP36L2 <text:s/>- <text:s/>zfp36 ring finger protein-like 2, KLF9 <text:s/>- <text:s/>kruppel-like factor 9, ATG9A <text:s/>- <text:s/>autophagy related 9a, APLF <text:s/>- <text:s/>aprataxin and pnkp like factor, BLM <text:s/>- <text:s/>bloom syndrome, recq helicase-like, SYNGAP1 <text:s/>- <text:s/>synaptic ras gtpase activating protein 1, ALG12 <text:s/>- <text:s/>alg12, alpha-1,6-mannosyltransferase, PER2 <text:s/>- <text:s/>period circadian clock 2, LOC344967 <text:s/>- <text:s/>acyl-coa thioesterase 7 pseudogene, ST3GAL5 <text:s/>- <text:s/>st3 beta-galactoside alpha-2,3-sialyltransferase 5, HOXD3 <text:s/>- <text:s/>homeobox d3, BLVRA <text:s/>- <text:s/>biliverdin reductase a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ABCA7 <text:s/>- <text:s/>atp-binding cassette, sub-family a (abc1), member 7, HOXC9 <text:s/>- <text:s/>homeobox c9, GGCT <text:s/>- <text:s/>gamma-glutamylcyclotransferase, GID4 <text:s/>- <text:s/>gid complex subunit 4, OLIG2 <text:s/>- <text:s/>oligodendrocyte lineage transcription factor 2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CA7 <text:s/>- <text:s/>carbonic anhydrase vii, DDX54 <text:s/>- <text:s/>dead (asp-glu-ala-asp) box polypeptide 54, RNF4 <text:s/>- <text:s/>ring finger protein 4, EIF2B2 <text:s/>- <text:s/>eukaryotic translation initiation factor 2b, subunit 2 beta, 39kda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SLC17A2 <text:s/>- <text:s/>solute carrier family 17, member 2, HERC2 <text:s/>- <text:s/>hect and rld domain containing e3 ubiquitin protein ligase 2, RORB <text:s/>- <text:s/>rar-related orphan receptor b, SRRM1 <text:s/>- <text:s/>serine/arginine repetitive matrix 1, RORC <text:s/>- <text:s/>rar-related orphan receptor c, KCTD9 <text:s/>- <text:s/>potassium channel tetramerization domain containing 9, MBTD1 <text:s/>- <text:s/>mbt domain containing 1, LDHD <text:s/>- <text:s/>lactate dehydrogenase d, AP3D1 <text:s/>- <text:s/>adaptor-related protein complex 3, delta 1 subunit, VKORC1 <text:s/>- <text:s/>vitamin k epoxide reductase complex, subunit 1, AKAP8 <text:s/>- <text:s/>a kinase (prka) anchor protein 8, BARHL2 <text:s/>- <text:s/>barh-like homeobox 2, HSPA5 <text:s/>- <text:s/>heat shock 70kda protein 5 (glucose-regulated protein, 78kda), PCSK4 <text:s/>- <text:s/>proprotein convertase subtilisin/kexin type 4, PCYOX1L <text:s/>- <text:s/>prenylcysteine oxidase 1 like, TOMM40 <text:s/>- <text:s/>translocase of outer mitochondrial membrane 40 homolog (yeast)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ALDH4A1 <text:s/>- <text:s/>aldehyde dehydrogenase 4 family, member a1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HOXB13 <text:s/>- <text:s/>homeobox b13, RPN2 <text:s/>- <text:s/>ribophorin ii, HK2 <text:s/>- <text:s/>hexokinase 2, RPLP1 <text:s/>- <text:s/>ribosomal protein, large, p1, MRPS12 <text:s/>- <text:s/>mitochondrial ribosomal protein s12, SLC25A17 <text:s/>- <text:s/>solute carrier family 25 (mitochondrial carrier; peroxisomal membrane protein, 34kda), member 17, LAMTOR1 <text:s/>- <text:s/>late endosomal/lysosomal adaptor, mapk and mtor activator 1, CDK15 <text:s/>- <text:s/>cyclin-dependent kinase 15, RPLP0 <text:s/>- <text:s/>ribosomal protein, large, p0, NOL6 <text:s/>- <text:s/>nucleolar protein 6 (rna-associated)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ENOX2 <text:s/>- <text:s/>ecto-nox disulfide-thiol exchanger 2, CREB3 <text:s/>- <text:s/>camp responsive element binding protein 3, HIC1 <text:s/>- <text:s/>hypermethylated in cancer 1, HIF1A <text:s/>- <text:s/>hypoxia inducible factor 1, alpha subunit (basic helix-loop-helix transcription factor), SATL1 <text:s/>- <text:s/>spermidine/spermine n1-acetyl transferase-like 1, RAVER1 <text:s/>- <text:s/>ribonucleoprotein, ptb-binding 1, HOXB4 <text:s/>- <text:s/>homeobox b4, CTSF <text:s/>- <text:s/>cathepsin f, CCNF <text:s/>- <text:s/>cyclin f, EHF <text:s/>- <text:s/>ets homologous factor, URI1 <text:s/>- <text:s/>uri1, prefoldin-like chaperone, THG1L <text:s/>- <text:s/>trna-histidine guanylyltransferase 1-like (s. cerevisiae), HMG20A <text:s/>- <text:s/>high mobility group 20a, HOXC4 <text:s/>- <text:s/>homeobox c4, HMG20B <text:s/>- <text:s/>high mobility group 20b, GBF1 <text:s/>- <text:s/>golgi brefeldin a resistant guanine nucleotide exchange factor 1, FABP9 <text:s/>- <text:s/>fatty acid binding protein 9, testis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MRPL41 <text:s/>- <text:s/>mitochondrial ribosomal protein l41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ZFP3 <text:s/>- <text:s/>zfp3 zinc finger protein, SERPINA6 <text:s/>- <text:s/>serpin peptidase inhibitor, clade a (alpha-1 antiproteinase, antitrypsin), member 6, CDS2 <text:s/>- <text:s/>cdp-diacylglycerol synthase (phosphatidate cytidylyltransferase) 2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HMGCR <text:s/>- <text:s/>3-hydroxy-3-methylglutaryl-coa reductase, HMGCS1 <text:s/>- <text:s/>3-hydroxy-3-methylglutaryl-coa synthase 1 (soluble), CCNC <text:s/>- <text:s/>cyclin c, LYPLA1 <text:s/>- <text:s/>lysophospholipase i, PRMT5 <text:s/>- <text:s/>protein arginine methyltransferase 5, AFMID <text:s/>- <text:s/>arylformamidase, RRBP1 <text:s/>- <text:s/>ribosome binding protein 1, HMX2 <text:s/>- <text:s/>h6 family homeobox 2, CDC6 <text:s/>- <text:s/>cell division cycle 6, FOXK2 <text:s/>- <text:s/>forkhead box k2, CDC25A <text:s/>- <text:s/>cell division cycle 25a, RMND5A <text:s/>- <text:s/>required for meiotic nuclear division 5 homolog a (s. cerevisiae), CDC20 <text:s/>- <text:s/>cell division cycle 20, CDK1 <text:s/>- <text:s/>cyclin-dependent kinase 1, KCNAB2 <text:s/>- <text:s/>potassium voltage-gated channel, shaker-related subfamily, beta member 2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AEN <text:s/>- <text:s/>apoptosis enhancing nuclease, RBMX <text:s/>- <text:s/>rna binding motif protein, x-linked, ETAA1 <text:s/>- <text:s/>ewing tumor-associated antigen 1, PIK3R3 <text:s/>- <text:s/>phosphoinositide-3-kinase, regulatory subunit 3 (gamma), CD74 <text:s/>- <text:s/>cd74 molecule, major histocompatibility complex, class ii invariant chain, ZNF574 <text:s/>- <text:s/>zinc finger protein 574, POLL <text:s/>- <text:s/>polymerase (dna directed), lambda, USP16 <text:s/>- <text:s/>ubiquitin specific peptidase 16, UBE2S <text:s/>- <text:s/>ubiquitin-conjugating enzyme e2s, ILF2 <text:s/>- <text:s/>interleukin enhancer binding factor 2, CDC14B <text:s/>- <text:s/>cell division cycle 14b, IGF2BP2 <text:s/>- <text:s/>insulin-like growth factor 2 mrna binding protein 2, ENTPD1 <text:s/>- <text:s/>ectonucleoside triphosphate diphosphohydrolase 1, IL4 <text:s/>- <text:s/>interleukin 4, PSMA5 <text:s/>- <text:s/>proteasome (prosome, macropain) subunit, alpha type, 5, PSMA3 <text:s/>- <text:s/>proteasome (prosome, macropain) subunit, alpha type, 3, METTL17 <text:s/>- <text:s/>methyltransferase like 17, CECR5 <text:s/>- <text:s/>cat eye syndrome chromosome region, candidate 5, DMRT2 <text:s/>- <text:s/>doublesex and mab-3 related transcription factor 2, PIR <text:s/>- <text:s/>pirin (iron-binding nuclear protein), MAT2B <text:s/>- <text:s/>methionine adenosyltransferase ii, beta, SP9 <text:s/>- <text:s/>sp9 transcription factor, PSMD10 <text:s/>- <text:s/>proteasome (prosome, macropain) 26s subunit, non-atpase, 10, IL6ST <text:s/>- <text:s/>interleukin 6 signal transducer (gp130, oncostatin m receptor), PITRM1 <text:s/>- <text:s/>pitrilysin metallopeptidase 1, PSME2 <text:s/>- <text:s/>proteasome (prosome, macropain) activator subunit 2 (pa28 beta), PSPH <text:s/>- <text:s/>phosphoserine phosphatase, ALDH8A1 <text:s/>- <text:s/>aldehyde dehydrogenase 8 family, member a1, NADK2 <text:s/>- <text:s/>nad kinase 2, mitochondrial, IRS1 <text:s/>- <text:s/>insulin receptor substrate 1, TYSND1 <text:s/>- <text:s/>trypsin domain containing 1, ZNF25 <text:s/>- <text:s/>zinc finger protein 25, ISL1 <text:s/>- <text:s/>isl lim homeobox 1, ZBTB8OS <text:s/>- <text:s/>zinc finger and btb domain containing 8 opposite strand, PTGER4 <text:s/>- <text:s/>prostaglandin e receptor 4 (subtype ep4), KHSRP <text:s/>- <text:s/>kh-type splicing regulatory protein, POLR1E <text:s/>- <text:s/>polymerase (rna) i polypeptide e, 53kda, CEBPG <text:s/>- <text:s/>ccaat/enhancer binding protein (c/ebp), gamma, GZF1 <text:s/>- <text:s/>gdnf-inducible zinc finger protein 1, INSIG1 <text:s/>- <text:s/>insulin induced gene 1, HSD17B6 <text:s/>- <text:s/>hydroxysteroid (17-beta) dehydrogenase 6, INSM1 <text:s/>- <text:s/>insulinoma-associated 1, NPC2 <text:s/>- <text:s/>niemann-pick disease, type c2, KLHL25 <text:s/>- <text:s/>kelch-like family member 25, PCBP3 <text:s/>- <text:s/>poly(rc) binding protein 3, CDKN3 <text:s/>- <text:s/>cyclin-dependent kinase inhibitor 3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SLC19A2 <text:s/>- <text:s/>solute carrier family 19 (thiamine transporter), member 2, TNFSF11 <text:s/>- <text:s/>tumor necrosis factor (ligand) superfamily, member 11, MED19 <text:s/>- <text:s/>mediator complex subunit 19, FOLH1B <text:s/>- <text:s/>folate hydrolase 1b, RRN3 <text:s/>- <text:s/>rrn3 rna polymerase i transcription factor homolog (s. cerevisiae), SLC17A3 <text:s/>- <text:s/>solute carrier family 17 (organic anion transporter), member 3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PDE7B <text:s/>- <text:s/>phosphodiesterase 7b, ATP5S <text:s/>- <text:s/>atp synthase, h+ transporting, mitochondrial fo complex, subunit s (factor b), TFB2M <text:s/>- <text:s/>transcription factor b2, mitochondrial, PYCR1 <text:s/>- <text:s/>pyrroline-5-carboxylate reductase 1, PEX2 <text:s/>- <text:s/>peroxisomal biogenesis factor 2, LHX5 <text:s/>- <text:s/>lim homeobox 5, RAB39A <text:s/>- <text:s/>rab39a, member ras oncogene family, VSX2 <text:s/>- <text:s/>visual system homeobox 2, CHKA <text:s/>- <text:s/>choline kinase alpha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GLS2 <text:s/>- <text:s/>glutaminase 2 (liver, mitochondrial), SOX14 <text:s/>- <text:s/>sry (sex determining region y)-box 14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DDX56 <text:s/>- <text:s/>dead (asp-glu-ala-asp) box helicase 56, ZNF513 <text:s/>- <text:s/>zinc finger protein 513, MIER2 <text:s/>- <text:s/>mesoderm induction early response 1, family member 2, OARD1 <text:s/>- <text:s/>o-acyl-adp-ribose deacylase 1, MRPL50 <text:s/>- <text:s/>mitochondrial ribosomal protein l50, USP21 <text:s/>- <text:s/>ubiquitin specific peptidase 21, ZBTB9 <text:s/>- <text:s/>zinc finger and btb domain containing 9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CTSL3P <text:s/>- <text:s/>cathepsin l family member 3, pseudogene, MCCC2 <text:s/>- <text:s/>methylcrotonoyl-coa carboxylase 2 (beta), RARA <text:s/>- <text:s/>retinoic acid receptor, alpha, FOXB1 <text:s/>- <text:s/>forkhead box b1, JMJD1C <text:s/>- <text:s/>jumonji domain containing 1c, RBL2 <text:s/>- <text:s/>retinoblastoma-like 2 (p130), MBOAT2 <text:s/>- <text:s/>membrane bound o-acyltransferase domain containing 2, NEUROG2 <text:s/>- <text:s/>neurogenin 2, RBM4 <text:s/>- <text:s/>rna binding motif protein 4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RBP4 <text:s/>- <text:s/>retinol binding protein 4, plasma, RDH5 <text:s/>- <text:s/>retinol dehydrogenase 5 (11-cis/9-cis), CUL3 <text:s/>- <text:s/>cullin 3, NT5DC1 <text:s/>- <text:s/>5'-nucleotidase domain containing 1, CKB <text:s/>- <text:s/>creatine kinase, brain, TTF2 <text:s/>- <text:s/>transcription termination factor, rna polymerase ii, SULT1A4 <text:s/>- <text:s/>sulfotransferase family, cytosolic, 1a, phenol-preferring, member 4, DMRTC2 <text:s/>- <text:s/>dmrt-like family c2, KLF11 <text:s/>- <text:s/>kruppel-like factor 11, TPST1 <text:s/>- <text:s/>tyrosylprotein sulfotransferase 1, ZMYND8 <text:s/>- <text:s/>zinc finger, mynd-type containing 8, COX6A2 <text:s/>- <text:s/>cytochrome c oxidase subunit via polypeptide 2, LHX1 <text:s/>- <text:s/>lim homeobox 1, NFATC2IP <text:s/>- <text:s/>nuclear factor of activated t-cells, cytoplasmic, calcineurin-dependent 2 interacting protein, PDIA4 <text:s/>- <text:s/>protein disulfide isomerase family a, member 4, FBXO18 <text:s/>- <text:s/>f-box protein, helicase, 18, ZDHHC3 <text:s/>- <text:s/>zinc finger, dhhc-type containing 3, FIZ1 <text:s/>- <text:s/>flt3-interacting zinc finger 1, CYP39A1 <text:s/>- <text:s/>cytochrome p450, family 39, subfamily a, polypeptide 1, LTV1 <text:s/>- <text:s/>ltv1 homolog (s. cerevisiae)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ECSIT <text:s/>- <text:s/>ecsit signalling integrator, SOX4 <text:s/>- <text:s/>sry (sex determining region y)-box 4, CPD <text:s/>- <text:s/>carboxypeptidase d, GRHL3 <text:s/>- <text:s/>grainyhead-like 3 (drosophila), LPL <text:s/>- <text:s/>lipoprotein lipase, PIP5KL1 <text:s/>- <text:s/>phosphatidylinositol-4-phosphate 5-kinase-like 1, CCNB1IP1 <text:s/>- <text:s/>cyclin b1 interacting protein 1, e3 ubiquitin protein ligase, SOX1 <text:s/>- <text:s/>sry (sex determining region y)-box 1, ACOT9 <text:s/>- <text:s/>acyl-coa thioesterase 9, UBAP1 <text:s/>- <text:s/>ubiquitin associated protein 1, ORC3 <text:s/>- <text:s/>origin recognition complex, subunit 3, POLD4 <text:s/>- <text:s/>polymerase (dna-directed), delta 4, accessory subunit, ORC6 <text:s/>- <text:s/>origin recognition complex, subunit 6, SON <text:s/>- <text:s/>son dna binding protein, HES4 <text:s/>- <text:s/>hairy and enhancer of split 4 (drosophila), RAB40C <text:s/>- <text:s/>rab40c, member ras oncogene family, LIPA <text:s/>- <text:s/>lipase a, lysosomal acid, cholesterol esterase, ADHFE1 <text:s/>- <text:s/>alcohol dehydrogenase, iron containing, 1, LIMK2 <text:s/>- <text:s/>lim domain kinase 2, ATF6B <text:s/>- <text:s/>activating transcription factor 6 beta, MPND <text:s/>- <text:s/>mpn domain containing, IER5 <text:s/>- <text:s/>immediate early response 5, LMAN1 <text:s/>- <text:s/>lectin, mannose-binding, 1, SNRPD2 <text:s/>- <text:s/>small nuclear ribonucleoprotein d2 polypeptide 16.5kda, ANAPC5 <text:s/>- <text:s/>anaphase promoting complex subunit 5, ENOPH1 <text:s/>- <text:s/>enolase-phosphatase 1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NT5C1A <text:s/>- <text:s/>5'-nucleotidase, cytosolic ia, ACTL6B <text:s/>- <text:s/>actin-like 6b, UBR5 <text:s/>- <text:s/>ubiquitin protein ligase e3 component n-recognin 5, PCYT1B <text:s/>- <text:s/>phosphate cytidylyltransferase 1, choline, beta, SSBP3 <text:s/>- <text:s/>single stranded dna binding protein 3, PLA2G15 <text:s/>- <text:s/>phospholipase a2, group xv, MID1IP1 <text:s/>- <text:s/>mid1 interacting protein 1, DMRT3 <text:s/>- <text:s/>doublesex and mab-3 related transcription factor 3, LBR <text:s/>- <text:s/>lamin b receptor, ONECUT2 <text:s/>- <text:s/>one cut homeobox 2, PLD3 <text:s/>- <text:s/>phospholipase d family, member 3, AFF3 <text:s/>- <text:s/>af4/fmr2 family, member 3, KLF6 <text:s/>- <text:s/>kruppel-like factor 6, PRKD3 <text:s/>- <text:s/>protein kinase d3, SLC20A1 <text:s/>- <text:s/>solute carrier family 20 (phosphate transporter), member 1, SCPEP1 <text:s/>- <text:s/>serine carboxypeptidase 1, CSTF1 <text:s/>- <text:s/>cleavage stimulation factor, 3' pre-rna, subunit 1, 50kda, CHD6 <text:s/>- <text:s/>chromodomain helicase dna binding protein 6, POLR1B <text:s/>- <text:s/>polymerase (rna) i polypeptide b, 128kda, FAM126A <text:s/>- <text:s/>family with sequence similarity 126, member a, MED23 <text:s/>- <text:s/>mediator complex subunit 23, HINT2 <text:s/>- <text:s/>histidine triad nucleotide binding protein 2, T <text:s/>- <text:s/>t, brachyury homolog (mouse), PRPF40B <text:s/>- <text:s/>prp40 pre-mrna processing factor 40 homolog b (s. cerevisiae), ASB7 <text:s/>- <text:s/>ankyrin repeat and socs box containing 7, GTF2IRD2 <text:s/>- <text:s/>gtf2i repeat domain containing 2, CTH <text:s/>- <text:s/>cystathionase (cystathionine gamma-lyase), RASAL2 <text:s/>- <text:s/>ras protein activator like 2, HSD17B12 <text:s/>- <text:s/>hydroxysteroid (17-beta) dehydrogenase 12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FAR1 <text:s/>- <text:s/>fatty acyl coa reductase 1, CREB3L3 <text:s/>- <text:s/>camp responsive element binding protein 3-like 3, PLEKHA8 <text:s/>- <text:s/>pleckstrin homology domain containing, family a (phosphoinositide binding specific) member 8, CTSL <text:s/>- <text:s/>cathepsin l, PPIL2 <text:s/>- <text:s/>peptidylprolyl isomerase (cyclophilin)-like 2, ELOVL5 <text:s/>- <text:s/>elovl fatty acid elongase 5, SDF2L1 <text:s/>- <text:s/>stromal cell-derived factor 2-like 1, USP30 <text:s/>- <text:s/>ubiquitin specific peptidase 30, PTF1A <text:s/>- <text:s/>pancreas specific transcription factor, 1a, KPNA2 <text:s/>- <text:s/>karyopherin alpha 2 (rag cohort 1, importin alpha 1), SBDS <text:s/>- <text:s/>shwachman-bodian-diamond syndrome, KPNB1 <text:s/>- <text:s/>karyopherin (importin) beta 1, LIPG <text:s/>- <text:s/>lipase, endothelial, CTSV <text:s/>- <text:s/>cathepsin v, TRAPPC12 <text:s/>- <text:s/>trafficking protein particle complex 12, ZBTB46 <text:s/>- <text:s/>zinc finger and btb domain containing 46, FKBP8 <text:s/>- <text:s/>fk506 binding protein 8, 38kda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MECR <text:s/>- <text:s/>mitochondrial trans-2-enoyl-coa reductase, NEK7 <text:s/>- <text:s/>nima-related kinase 7, NAA11 <text:s/>- <text:s/>n(alpha)-acetyltransferase 11, nata catalytic subunit, CDKL5 <text:s/>- <text:s/>cyclin-dependent kinase-like 5, SNRNP40 <text:s/>- <text:s/>small nuclear ribonucleoprotein 40kda (u5), SLC25A19 <text:s/>- <text:s/>solute carrier family 25 (mitochondrial thiamine pyrophosphate carrier), member 19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PAPPA2 <text:s/>- <text:s/>pappalysin 2, CRKL <text:s/>- <text:s/>v-crk avian sarcoma virus ct10 oncogene homolog-like, POLDIP3 <text:s/>- <text:s/>polymerase (dna-directed), delta interacting protein 3, CELF6 <text:s/>- <text:s/>cugbp, elav-like family member 6, MRPL51 <text:s/>- <text:s/>mitochondrial ribosomal protein l51, JUN <text:s/>- <text:s/>jun proto-oncogene, JARID2 <text:s/>- <text:s/>jumonji, at rich interactive domain 2, METTL7A <text:s/>- <text:s/>methyltransferase like 7a, JUNB <text:s/>- <text:s/>jun b proto-oncogene, CRY2 <text:s/>- <text:s/>cryptochrome 2 (photolyase-like), STAT3 <text:s/>- <text:s/>signal transducer and activator of transcription 3 (acute-phase response factor), RTN4IP1 <text:s/>- <text:s/>reticulon 4 interacting protein 1, CELA2A <text:s/>- <text:s/>chymotrypsin-like elastase family, member 2a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SCP2D1 <text:s/>- <text:s/>scp2 sterol-binding domain containing 1, ZNF324 <text:s/>- <text:s/>zinc finger protein 324, GTF3C5 <text:s/>- <text:s/>general transcription factor iiic, polypeptide 5, 63kda, ZNF397 <text:s/>- <text:s/>zinc finger protein 397, HMGN3 <text:s/>- <text:s/>high mobility group nucleosomal binding domain 3, PHF6 <text:s/>- <text:s/>phd finger protein 6, ZNF683 <text:s/>- <text:s/>zinc finger protein 683, SQLE <text:s/>- <text:s/>squalene epoxidase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SRM <text:s/>- <text:s/>spermidine synthase, ZNF280B <text:s/>- <text:s/>zinc finger protein 280b, LACRT <text:s/>- <text:s/>lacritin, DDT <text:s/>- <text:s/>d-dopachrome tautomerase, ZNF385A <text:s/>- <text:s/>zinc finger protein 385a, SIN3A <text:s/>- <text:s/>sin3 transcription regulator family member a, DDC <text:s/>- <text:s/>dopa decarboxylase (aromatic l-amino acid decarboxylase), MAP3K10 <text:s/>- <text:s/>mitogen-activated protein kinase kinase kinase 10, GLB1L2 <text:s/>- <text:s/>galactosidase, beta 1-like 2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CBX8 <text:s/>- <text:s/>chromobox homolog 8, ZNF628 <text:s/>- <text:s/>zinc finger protein 628, ZDHHC5 <text:s/>- <text:s/>zinc finger, dhhc-type containing 5, MLLT1 <text:s/>- <text:s/>myeloid/lymphoid or mixed-lineage leukemia (trithorax homolog, drosophila); translocated to, 1, THUMPD3 <text:s/>- <text:s/>thump domain containing 3, BRIP1 <text:s/>- <text:s/>brca1 interacting protein c-terminal helicase 1, NUMBL <text:s/>- <text:s/>numb homolog (drosophila)-like, RPS6KA5 <text:s/>- <text:s/>ribosomal protein s6 kinase, 90kda, polypeptide 5, SUFU <text:s/>- <text:s/>suppressor of fused homolog (drosophila), ANAPC15 <text:s/>- <text:s/>anaphase promoting complex subunit 15, STK17B <text:s/>- <text:s/>serine/threonine kinase 17b, INTS7 <text:s/>- <text:s/>integrator complex subunit 7, PADI3 <text:s/>- <text:s/>peptidyl arginine deiminase, type iii, LCLAT1 <text:s/>- <text:s/>lysocardiolipin acyltransferase 1, MN1 <text:s/>- <text:s/>meningioma (disrupted in balanced translocation) 1, ZNF551 <text:s/>- <text:s/>zinc finger protein 551, PPM1H <text:s/>- <text:s/>protein phosphatase, mg2+/mn2+ dependent, 1h, RAB11B <text:s/>- <text:s/>rab11b, member ras oncogene family, CACUL1 <text:s/>- <text:s/>cdk2-associated, cullin domain 1, ZNF473 <text:s/>- <text:s/>zinc finger protein 473, ALDH6A1 <text:s/>- <text:s/>aldehyde dehydrogenase 6 family, member a1, MNT <text:s/>- <text:s/>mnt, max dimerization protein, DDX10 <text:s/>- <text:s/>dead (asp-glu-ala-asp) box polypeptide 10, MOCS1 <text:s/>- <text:s/>molybdenum cofactor synthesis 1, UPB1 <text:s/>- <text:s/>ureidopropionase, beta, ZMYM5 <text:s/>- <text:s/>zinc finger, mym-type 5, SCML1 <text:s/>- <text:s/>sex comb on midleg-like 1 (drosophila), LTN1 <text:s/>- <text:s/>listerin e3 ubiquitin protein ligase 1, SESN3 <text:s/>- <text:s/>sestrin 3, AURKB <text:s/>- <text:s/>aurora kinase b, SC5D <text:s/>- <text:s/>sterol-c5-desaturase, HIST1H2BA <text:s/>- <text:s/>histone cluster 1, h2ba, BUB3 <text:s/>- <text:s/>bub3 mitotic checkpoint protein, ARID1B <text:s/>- <text:s/>at rich interactive domain 1b (swi1-like), NME9 <text:s/>- <text:s/>nme/nm23 family member 9, MED30 <text:s/>- <text:s/>mediator complex subunit 30, MEF2D <text:s/>- <text:s/>myocyte enhancer factor 2d, OSBPL3 <text:s/>- <text:s/>oxysterol binding protein-like 3, BRWD1 <text:s/>- <text:s/>bromodomain and wd repeat domain containing 1, TICRR <text:s/>- <text:s/>topbp1-interacting checkpoint and replication regulator, USP42 <text:s/>- <text:s/>ubiquitin specific peptidase 42, DAXX <text:s/>- <text:s/>death-domain associated protein, TMEM55B <text:s/>- <text:s/>transmembrane protein 55b, SHC3 <text:s/>- <text:s/>shc (src homology 2 domain containing) transforming protein 3, PANK1 <text:s/>- <text:s/>pantothenate kinase 1, DGKB <text:s/>- <text:s/>diacylglycerol kinase, beta 90kda, DAPK1 <text:s/>- <text:s/>death-associated protein kinase 1, PPP1R1B <text:s/>- <text:s/>protein phosphatase 1, regulatory (inhibitor) subunit 1b, RAD9B <text:s/>- <text:s/>rad9 homolog b (s. pombe), SARS <text:s/>- <text:s/>seryl-trna synthetase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SLC28A2 <text:s/>- <text:s/>solute carrier family 28 (concentrative nucleoside transporter), member 2, ATRIP <text:s/>- <text:s/>atr interacting protein, ANAPC11 <text:s/>- <text:s/>anaphase promoting complex subunit 11, CCNE2 <text:s/>- <text:s/>cyclin e2, EPC2 <text:s/>- <text:s/>enhancer of polycomb homolog 2 (drosophila), PRIMA1 <text:s/>- <text:s/>proline rich membrane anchor 1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DUSP6 <text:s/>- <text:s/>dual specificity phosphatase 6, TBX19 <text:s/>- <text:s/>t-box 19, TBX18 <text:s/>- <text:s/>t-box 18, MKL1 <text:s/>- <text:s/>megakaryoblastic leukemia (translocation) 1, SLC2A1 <text:s/>- <text:s/>solute carrier family 2 (facilitated glucose transporter), member 1, ABHD12 <text:s/>- <text:s/>abhydrolase domain containing 12, LCMT1 <text:s/>- <text:s/>leucine carboxyl methyltransferase 1, ZC3H12C <text:s/>- <text:s/>zinc finger ccch-type containing 12c, MCM4 <text:s/>- <text:s/>minichromosome maintenance complex component 4, GIGYF2 <text:s/>- <text:s/>grb10 interacting gyf protein 2, MCM3 <text:s/>- <text:s/>minichromosome maintenance complex component 3, MCM5 <text:s/>- <text:s/>minichromosome maintenance complex component 5, SLC2A4 <text:s/>- <text:s/>solute carrier family 2 (facilitated glucose transporter), member 4, AKR1E2 <text:s/>- <text:s/>aldo-keto reductase family 1, member e2, PITPNM2 <text:s/>- <text:s/>phosphatidylinositol transfer protein, membrane-associated 2, HBEGF <text:s/>- <text:s/>heparin-binding egf-like growth factor, MAP3K6 <text:s/>- <text:s/>mitogen-activated protein kinase kinase kinase 6, DTYMK <text:s/>- <text:s/>deoxythymidylate kinase (thymidylate kinase), PPIL1 <text:s/>- <text:s/>peptidylprolyl isomerase (cyclophilin)-like 1, LSS <text:s/>- <text:s/>lanosterol synthase (2,3-oxidosqualene-lanosterol cyclase)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GRWD1 <text:s/>- <text:s/>glutamate-rich wd repeat containing 1, DLG2 <text:s/>- <text:s/>discs, large homolog 2 (drosophila), DLX1 <text:s/>- <text:s/>distal-less homeobox 1, SHH <text:s/>- <text:s/>sonic hedgehog, DLX2 <text:s/>- <text:s/>distal-less homeobox 2, FBXO24 <text:s/>- <text:s/>f-box protein 24, DLX3 <text:s/>- <text:s/>distal-less homeobox 3, FBXO25 <text:s/>- <text:s/>f-box protein 25, DHCR24 <text:s/>- <text:s/>24-dehydrocholesterol reductase, DHCR7 <text:s/>- <text:s/>7-dehydrocholesterol reductase, RHNO1 <text:s/>- <text:s/>rad9-hus1-rad1 interacting nuclear orphan 1, LUM <text:s/>- <text:s/>lumican, ST3GAL3 <text:s/>- <text:s/>st3 beta-galactoside alpha-2,3-sialyltransferase 3, SESN2 <text:s/>- <text:s/>sestrin 2, SIM1 <text:s/>- <text:s/>single-minded homolog 1 (drosophila), NQO1 <text:s/>- <text:s/>nad(p)h dehydrogenase, quinone 1, BRSK2 <text:s/>- <text:s/>br serine/threonine kinase 2, RPS6KL1 <text:s/>- <text:s/>ribosomal protein s6 kinase-like 1, MPC1 <text:s/>- <text:s/>mitochondrial pyruvate carrier 1, SIX1 <text:s/>- <text:s/>six homeobox 1, TAF1B <text:s/>- <text:s/>tata box binding protein (tbp)-associated factor, rna polymerase i, b, 63kda, SFRP1 <text:s/>- <text:s/>secreted frizzled-related protein 1, PCF11 <text:s/>- <text:s/>pcf11 cleavage and polyadenylation factor subunit, MXD1 <text:s/>- <text:s/>max dimerization protein 1, PIAS4 <text:s/>- <text:s/>protein inhibitor of activated stat, 4, SMAD2 <text:s/>- <text:s/>smad family member 2, DNM2 <text:s/>- <text:s/>dynamin 2, SRSF6 <text:s/>- <text:s/>serine/arginine-rich splicing factor 6, CDKL2 <text:s/>- <text:s/>cyclin-dependent kinase-like 2 (cdc2-related kinase), GPAM <text:s/>- <text:s/>glycerol-3-phosphate acyltransferase, mitochondrial, GDE1 <text:s/>- <text:s/>glycerophosphodiester phosphodiesterase 1, ZBTB26 <text:s/>- <text:s/>zinc finger and btb domain containing 26, NOTUM <text:s/>- <text:s/>notum pectinacetylesterase homolog (drosophila), HIST1H2BJ <text:s/>- <text:s/>histone cluster 1, h2bj, SMAD6 <text:s/>- <text:s/>smad family member 6, METTL13 <text:s/>- <text:s/>methyltransferase like 13, MAF <text:s/>- <text:s/>v-maf avian musculoaponeurotic fibrosarcoma oncogene homolog, SIX5 <text:s/>- <text:s/>six homeobox 5, MARK2 <text:s/>- <text:s/>map/microtubule affinity-regulating kinase 2, DDX25 <text:s/>- <text:s/>dead (asp-glu-ala-asp) box helicase 25, ELK1 <text:s/>- <text:s/>elk1, member of ets oncogene family, MBNL2 <text:s/>- <text:s/>muscleblind-like splicing regulator 2, LYPD4 <text:s/>- <text:s/>ly6/plaur domain containing 4, ORMDL2 <text:s/>- <text:s/>orm1-like 2 (s. cerevisiae), RASA4 <text:s/>- <text:s/>ras p21 protein activator 4, EPAS1 <text:s/>- <text:s/>endothelial pas domain protein 1, ATP6AP2 <text:s/>- <text:s/>atpase, h+ transporting, lysosomal accessory protein 2, ZNF524 <text:s/>- <text:s/>zinc finger protein 524, SIRT2 <text:s/>- <text:s/>sirtuin 2, NCAM1 <text:s/>- <text:s/>neural cell adhesion molecule 1, TDRD3 <text:s/>- <text:s/>tudor domain containing 3, RCL1 <text:s/>- <text:s/>rna terminal phosphate cyclase-like 1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TMEM129 <text:s/>- <text:s/>transmembrane protein 129, PSME3 <text:s/>- <text:s/>proteasome (prosome, macropain) activator subunit 3 (pa28 gamma; ki), APOLD1 <text:s/>- <text:s/>apolipoprotein l domain containing 1, ELAVL4 <text:s/>- <text:s/>elav (embryonic lethal, abnormal vision, drosophila)-like 4, BARHL1 <text:s/>- <text:s/>barh-like homeobox 1, RIMKLA <text:s/>- <text:s/>ribosomal modification protein rimk-like family member a, MYO1E <text:s/>- <text:s/>myosin ie, EIF5 <text:s/>- <text:s/>eukaryotic translation initiation factor 5, MRPS36 <text:s/>- <text:s/>mitochondrial ribosomal protein s36, TOPORS <text:s/>- <text:s/>topoisomerase i binding, arginine/serine-rich, e3 ubiquitin protein ligase, FAHD1 <text:s/>- <text:s/>fumarylacetoacetate hydrolase domain containing 1, CNOT1 <text:s/>- <text:s/>ccr4-not transcription complex, subunit 1, ST8SIA5 <text:s/>- <text:s/>st8 alpha-n-acetyl-neuraminide alpha-2,8-sialyltransferase 5, LAS1L <text:s/>- <text:s/>las1-like (s. cerevisiae), EXOSC7 <text:s/>- <text:s/>exosome component 7, ADCK3 <text:s/>- <text:s/>aarf domain containing kinase 3, ZNF362 <text:s/>- <text:s/>zinc finger protein 362, PYCR2 <text:s/>- <text:s/>pyrroline-5-carboxylate reductase family, member 2, ELOVL3 <text:s/>- <text:s/>elovl fatty acid elongase 3, PRDM10 <text:s/>- <text:s/>pr domain containing 10, PRDM9 <text:s/>- <text:s/>pr domain containing 9, MXI1 <text:s/>- <text:s/>max interactor 1, dimerization protein, UBE2U <text:s/>- <text:s/>ubiquitin-conjugating enzyme e2u (putative), UBN1 <text:s/>- <text:s/>ubinuclein 1, KDM4B <text:s/>- <text:s/>lysine (k)-specific demethylase 4b, KDM1A <text:s/>- <text:s/>lysine (k)-specific demethylase 1a, INO80B <text:s/>- <text:s/>ino80 complex subunit b, TSPAN5 <text:s/>- <text:s/>tetraspanin 5, SH3BGRL3 <text:s/>- <text:s/>sh3 domain binding glutamic acid-rich protein like 3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IMP4 <text:s/>- <text:s/>imp4, u3 small nucleolar ribonucleoprotein, homolog (yeast), HIST3H2A <text:s/>- <text:s/>histone cluster 3, h2a, NUBP2 <text:s/>- <text:s/>nucleotide binding protein 2, SERTAD3 <text:s/>- <text:s/>serta domain containing 3, OSGIN1 <text:s/>- <text:s/>oxidative stress induced growth inhibitor 1, EBF1 <text:s/>- <text:s/>early b-cell factor 1, E2F3 <text:s/>- <text:s/>e2f transcription factor 3, NRBP1 <text:s/>- <text:s/>nuclear receptor binding protein 1, XAB2 <text:s/>- <text:s/>xpa binding protein 2, MVD <text:s/>- <text:s/>mevalonate (diphospho) decarboxylase, HELB <text:s/>- <text:s/>helicase (dna) b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TPSAB1 <text:s/>- <text:s/>tryptase alpha/beta 1, ADAMTSL1 <text:s/>- <text:s/>adamts-like 1, HES5 <text:s/>- <text:s/>hairy and enhancer of split 5 (drosophila), MTR <text:s/>- <text:s/>5-methyltetrahydrofolate-homocysteine methyltransferase, ACOT8 <text:s/>- <text:s/>acyl-coa thioesterase 8, MTRR <text:s/>- <text:s/>5-methyltetrahydrofolate-homocysteine methyltransferase reductase, FABP3 <text:s/>- <text:s/>fatty acid binding protein 3, muscle and heart (mammary-derived growth inhibitor), INTS12 <text:s/>- <text:s/>integrator complex subunit 12, TTLL5 <text:s/>- <text:s/>tubulin tyrosine ligase-like family, member 5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PTK2B <text:s/>- <text:s/>protein tyrosine kinase 2 beta, FASN <text:s/>- <text:s/>fatty acid synthase, C19orf40 <text:s/>- <text:s/>chromosome 19 open reading frame 40, ETV4 <text:s/>- <text:s/>ets variant 4, DCPS <text:s/>- <text:s/>decapping enzyme, scavenger, ATG2A <text:s/>- <text:s/>autophagy related 2a, SH2D3C <text:s/>- <text:s/>sh2 domain containing 3c, ETV6 <text:s/>- <text:s/>ets variant 6, SPSB3 <text:s/>- <text:s/>spla/ryanodine receptor domain and socs box containing 3, EXT1 <text:s/>- <text:s/>exostosin glycosyltransferase 1, DHX57 <text:s/>- <text:s/>deah (asp-glu-ala-asp/his) box polypeptide 57, CHAF1A <text:s/>- <text:s/>chromatin assembly factor 1, subunit a (p150), DDX24 <text:s/>- <text:s/>dead (asp-glu-ala-asp) box helicase 24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PDIK1L <text:s/>- <text:s/>pdlim1 interacting kinase 1 like, MSX2 <text:s/>- <text:s/>msh homeobox 2, EZH2 <text:s/>- <text:s/>enhancer of zeste homolog 2 (drosophila)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FAM20B <text:s/>- <text:s/>family with sequence similarity 20, member b, ERG <text:s/>- <text:s/>v-ets avian erythroblastosis virus e26 oncogene homolog, UBB <text:s/>- <text:s/>ubiquitin b, ESRRB <text:s/>- <text:s/>estrogen-related receptor beta, DOLPP1 <text:s/>- <text:s/>dolichyldiphosphatase 1, NDUFAF2 <text:s/>- <text:s/>nadh dehydrogenase (ubiquinone) complex i, assembly factor 2, GFPT2 <text:s/>- <text:s/>glutamine-fructose-6-phosphate transaminase 2, RCOR1 <text:s/>- <text:s/>rest corepressor 1, CRYZL1 <text:s/>- <text:s/>crystallin, zeta (quinone reductase)-like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ACSBG1 <text:s/>- <text:s/>acyl-coa synthetase bubblegum family member 1, SCYL3 <text:s/>- <text:s/>scy1-like 3 (s. cerevisiae), UBE2T <text:s/>- <text:s/>ubiquitin-conjugating enzyme e2t (putative), ZNF830 <text:s/>- <text:s/>zinc finger protein 830, EPHB1 <text:s/>- <text:s/>eph receptor b1, UCP2 <text:s/>- <text:s/>uncoupling protein 2 (mitochondrial, proton carrier), EPHA8 <text:s/>- <text:s/>eph receptor a8, EPHA7 <text:s/>- <text:s/>eph receptor a7, REC8 <text:s/>- <text:s/>rec8 meiotic recombination protein, HNRNPDL <text:s/>- <text:s/>heterogeneous nuclear ribonucleoprotein d-like, UBE2D3 <text:s/>- <text:s/>ubiquitin-conjugating enzyme e2d 3, RBX1 <text:s/>- <text:s/>ring-box 1, e3 ubiquitin protein ligase, HSCB <text:s/>- <text:s/>hscb iron-sulfur cluster co-chaperone homolog (e. coli), MPP2 <text:s/>- <text:s/>membrane protein, palmitoylated 2 (maguk p55 subfamily member 2)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CYB5B <text:s/>- <text:s/>cytochrome b5 type b (outer mitochondrial membrane), TMEM165 <text:s/>- <text:s/>transmembrane protein 165, ZNF34 <text:s/>- <text:s/>zinc finger protein 34, CYP2U1 <text:s/>- <text:s/>cytochrome p450, family 2, subfamily u, polypeptide 1, ZNF436 <text:s/>- <text:s/>zinc finger protein 436, CAMTA1 <text:s/>- <text:s/>calmodulin binding transcription activator 1, OSBP <text:s/>- <text:s/>oxysterol binding protein, OSM <text:s/>- <text:s/>oncostatin m, NTM <text:s/>- <text:s/>neurotrimin, PDE11A <text:s/>- <text:s/>phosphodiesterase 11a, ADC <text:s/>- <text:s/>arginine decarboxylase, FOXM1 <text:s/>- <text:s/>forkhead box m1, PNPLA7 <text:s/>- <text:s/>patatin-like phospholipase domain containing 7, FOXO1 <text:s/>- <text:s/>forkhead box o1, OAT <text:s/>- <text:s/>ornithine aminotransferase, SLC19A3 <text:s/>- <text:s/>solute carrier family 19 (thiamine transporter), member 3, FOXC1 <text:s/>- <text:s/>forkhead box c1, MTFR2 <text:s/>- <text:s/>mitochondrial fission regulator 2, FOXL1 <text:s/>- <text:s/>forkhead box l1, RPUSD1 <text:s/>- <text:s/>rna pseudouridylate synthase domain containing 1, TMCC2 <text:s/>- <text:s/>transmembrane and coiled-coil domain family 2, SLC44A4 <text:s/>- <text:s/>solute carrier family 44, member 4, MED8 <text:s/>- <text:s/>mediator complex subunit 8, FOXG1 <text:s/>- <text:s/>forkhead box g1, CAND1 <text:s/>- <text:s/>cullin-associated and neddylation-dissociated 1, TDO2 <text:s/>- <text:s/>tryptophan 2,3-dioxygenase, EAF2 <text:s/>- <text:s/>ell associated factor 2, DCAF11 <text:s/>- <text:s/>ddb1 and cul4 associated factor 11, COQ6 <text:s/>- <text:s/>coenzyme q6 monooxygenase, KDM3A <text:s/>- <text:s/>lysine (k)-specific demethylase 3a, FAM208A <text:s/>- <text:s/>family with sequence similarity 208, member a, DERL2 <text:s/>- <text:s/>derlin 2, CLEC16A <text:s/>- <text:s/>c-type lectin domain family 16, member a, VIMP <text:s/>- <text:s/>vcp-interacting membrane protein, EXOSC1 <text:s/>- <text:s/>exosome component 1, FGFR2 <text:s/>- <text:s/>fibroblast growth factor receptor 2, UBR4 <text:s/>- <text:s/>ubiquitin protein ligase e3 component n-recognin 4, PGLYRP3 <text:s/>- <text:s/>peptidoglycan recognition protein 3, SPCS2 <text:s/>- <text:s/>signal peptidase complex subunit 2 homolog (s. cerevisiae), ROR1 <text:s/>- <text:s/>receptor tyrosine kinase-like orphan receptor 1, CELA2B <text:s/>- <text:s/>chymotrypsin-like elastase family, member 2b, DDR2 <text:s/>- <text:s/>discoidin domain receptor tyrosine kinase 2, MAML1 <text:s/>- <text:s/>mastermind-like 1 (drosophila), TARBP2 <text:s/>- <text:s/>tar (hiv-1) rna binding protein 2, BCLAF1 <text:s/>- <text:s/>bcl2-associated transcription factor 1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FDXR <text:s/>- <text:s/>ferredoxin reductase, CREBRF <text:s/>- <text:s/>creb3 regulatory factor, PIP5K1C <text:s/>- <text:s/>phosphatidylinositol-4-phosphate 5-kinase, type i, gamma, NEK10 <text:s/>- <text:s/>nima-related kinase 10, TBX15 <text:s/>- <text:s/>t-box 15, FDPS <text:s/>- <text:s/>farnesyl diphosphate synthase, FDFT1 <text:s/>- <text:s/>farnesyl-diphosphate farnesyltransferase 1, PGP <text:s/>- <text:s/>phosphoglycolate phosphatase, NDUFA13 <text:s/>- <text:s/>nadh dehydrogenase (ubiquinone) 1 alpha subcomplex, 13, GINS1 <text:s/>- <text:s/>gins complex subunit 1 (psf1 homolog), MRPL4 <text:s/>- <text:s/>mitochondrial ribosomal protein l4, SLC11A2 <text:s/>- <text:s/>solute carrier family 11 (proton-coupled divalent metal ion transporter), member 2, TRIM9 <text:s/>- <text:s/>tripartite motif containing 9, CRYL1 <text:s/>- <text:s/>crystallin, lambda 1, ZFP91 <text:s/>- <text:s/>zfp91 zinc finger protein, RNF40 <text:s/>- <text:s/>ring finger protein 40, e3 ubiquitin protein ligase, POLR1D <text:s/>- <text:s/>polymerase (rna) i polypeptide d, 16kda, LARP1 <text:s/>- <text:s/>la ribonucleoprotein domain family, member 1, UTP18 <text:s/>- <text:s/>utp18 small subunit (ssu) processome component homolog (yeast), NRL <text:s/>- <text:s/>neural retina leucine zipper, NRD1 <text:s/>- <text:s/>nardilysin (n-arginine dibasic convertase), NMT1 <text:s/>- <text:s/>n-myristoyltransferase 1, SLC2A8 <text:s/>- <text:s/>solute carrier family 2 (facilitated glucose transporter), member 8, TK1 <text:s/>- <text:s/>thymidine kinase 1, soluble, MBOAT1 <text:s/>- <text:s/>membrane bound o-acyltransferase domain containing 1, PSAT1 <text:s/>- <text:s/>phosphoserine aminotransferase 1, TPSD1 <text:s/>- <text:s/>tryptase delta 1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KCNIP3 <text:s/>- <text:s/>kv channel interacting protein 3, calsenilin, NFYA <text:s/>- <text:s/>nuclear transcription factor y, alpha, MLEC <text:s/>- <text:s/>malectin, HDAC4 <text:s/>- <text:s/>histone deacetylase 4, TM7SF2 <text:s/>- <text:s/>transmembrane 7 superfamily member 2, GCAT <text:s/>- <text:s/>glycine c-acetyltransferase, NFYC <text:s/>- <text:s/>nuclear transcription factor y, gamma, ST6GALNAC6 <text:s/>- <text:s/>st6 (alpha-n-acetyl-neuraminyl-2,3-beta-galactosyl-1,3)-n-acetylgalactosaminide alpha-2,6-sialyltransferase 6, FOXP2 <text:s/>- <text:s/>forkhead box p2, NFKBIB <text:s/>- <text:s/>nuclear factor of kappa light polypeptide gene enhancer in b-cells inhibitor, beta, NKX6-1 <text:s/>- <text:s/>nk6 homeobox 1, NKX3-1 <text:s/>- <text:s/>nk3 homeobox 1, STOML2 <text:s/>- <text:s/>stomatin (epb72)-like 2, OTP <text:s/>- <text:s/>orthopedia homeobox, ATP1B4 <text:s/>- <text:s/>atpase, na+/k+ transporting, beta 4 polypeptide, TADA2B <text:s/>- <text:s/>transcriptional adaptor 2b, MYOCD <text:s/>- <text:s/>myocardin, HDAC9 <text:s/>- <text:s/>histone deacetylase 9, SETD1A <text:s/>- <text:s/>set domain containing 1a, ZNF614 <text:s/>- <text:s/>zinc finger protein 614, CCP110 <text:s/>- <text:s/>centriolar coiled coil protein 110kda, NOX4 <text:s/>- <text:s/>nadph oxidase 4, NEU1 <text:s/>- <text:s/>sialidase 1 (lysosomal sialidase), TMBIM6 <text:s/>- <text:s/>transmembrane bax inhibitor motif containing 6, COL5A3 <text:s/>- <text:s/>collagen, type v, alpha 3, SUZ12 <text:s/>- <text:s/>suz12 polycomb repressive complex 2 subunit, PLA2G3 <text:s/>- <text:s/>phospholipase a2, group iii, NEK2 <text:s/>- <text:s/>nima-related kinase 2, TEF <text:s/>- <text:s/>thyrotrophic embryonic factor, MTFR1 <text:s/>- <text:s/>mitochondrial fission regulator 1, CHST7 <text:s/>- <text:s/>carbohydrate (n-acetylglucosamine 6-o) sulfotransferase 7, SAT2 <text:s/>- <text:s/>spermidine/spermine n1-acetyltransferase family member 2, MICAL2 <text:s/>- <text:s/>microtubule associated monooxygenase, calponin and lim domain containing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SEC11A <text:s/>- <text:s/>sec11 homolog a (s. cerevisiae), NFATC3 <text:s/>- <text:s/>nuclear factor of activated t-cells, cytoplasmic, calcineurin-dependent 3, CLCA2 <text:s/>- <text:s/>chloride channel accessory 2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1I1 <text:s/>- <text:s/>transforming growth factor beta 1 induced transcript 1, GPCPD1 <text:s/>- <text:s/>glycerophosphocholine phosphodiesterase gde1 homolog (s. cerevisiae), TSPAN15 <text:s/>- <text:s/>tetraspanin 15, NUP93 <text:s/>- <text:s/>nucleoporin 93kda, KDM4A <text:s/>- <text:s/>lysine (k)-specific demethylase 4a, NNT <text:s/>- <text:s/>nicotinamide nucleotide transhydrogenase, FOSB <text:s/>- <text:s/>fbj murine osteosarcoma viral oncogene homolog b, PPIP5K1 <text:s/>- <text:s/>diphosphoinositol pentakisphosphate kinase 1, CABIN1 <text:s/>- <text:s/>calcineurin binding protein 1, THBS1 <text:s/>- <text:s/>thrombospondin 1, KLF10 <text:s/>- <text:s/>kruppel-like factor 10, COQ10B <text:s/>- <text:s/>coenzyme q10 homolog b (s. cerevisiae)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0000851" calcext:value-type="float">
            <text:p>8.51E-09</text:p>
          </table:table-cell>
          <table:table-cell office:value-type="float" office:value="0.00000252" calcext:value-type="float">
            <text:p>0.00000252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2003" calcext:value-type="float">
            <text:p>200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CCNK <text:s/>- <text:s/>cyclin k, HSPA1B <text:s/>- <text:s/>heat shock 70kda protein 1b, SIX5 <text:s/>- <text:s/>six homeobox 5, LHX1 <text:s/>- <text:s/>lim homeobox 1, MAPRE3 <text:s/>- <text:s/>microtubule-associated protein, rp/eb family, member 3, NFATC2IP <text:s/>- <text:s/>nuclear factor of activated t-cells, cytoplasmic, calcineurin-dependent 2 interacting protein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RLN2 <text:s/>- <text:s/>relaxin 2, BRD8 <text:s/>- <text:s/>bromodomain containing 8, PLP1 <text:s/>- <text:s/>proteolipid protein 1, PPP1R12A <text:s/>- <text:s/>protein phosphatase 1, regulatory subunit 12a, SOX9 <text:s/>- <text:s/>sry (sex determining region y)-box 9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ELAVL1 <text:s/>- <text:s/>elav (embryonic lethal, abnormal vision, drosophila)-like 1 (hu antigen r), HOXD3 <text:s/>- <text:s/>homeobox d3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HNRNPLL <text:s/>- <text:s/>heterogeneous nuclear ribonucleoprotein l-like, SERTAD1 <text:s/>- <text:s/>serta domain containing 1, UBR5 <text:s/>- <text:s/>ubiquitin protein ligase e3 component n-recognin 5, SSBP3 <text:s/>- <text:s/>single stranded dna binding protein 3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SPRY2 <text:s/>- <text:s/>sprouty homolog 2 (drosophila), POU3F2 <text:s/>- <text:s/>pou class 3 homeobox 2, POU2F2 <text:s/>- <text:s/>pou class 2 homeobox 2, ONECUT2 <text:s/>- <text:s/>one cut homeobox 2, KLF6 <text:s/>- <text:s/>kruppel-like factor 6, BARHL2 <text:s/>- <text:s/>barh-like homeobox 2, BOLL <text:s/>- <text:s/>bol, boule-like (drosophila), EDA <text:s/>- <text:s/>ectodysplasin a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POLR1B <text:s/>- <text:s/>polymerase (rna) i polypeptide b, 128kda, HMGN1 <text:s/>- <text:s/>high mobility group nucleosome binding domain 1, T <text:s/>- <text:s/>t, brachyury homolog (mouse), HMGB2 <text:s/>- <text:s/>high mobility group box 2, HMGB1 <text:s/>- <text:s/>high mobility group box 1, VPS35 <text:s/>- <text:s/>vacuolar protein sorting 35 homolog (s. cerevisiae)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COA3 <text:s/>- <text:s/>cytochrome c oxidase assembly factor 3, ETV4 <text:s/>- <text:s/>ets variant 4, ETV6 <text:s/>- <text:s/>ets variant 6, VIM <text:s/>- <text:s/>vimentin, C11orf35 <text:s/>- <text:s/>chromosome 11 open reading frame 35, PTF1A <text:s/>- <text:s/>pancreas specific transcription factor, 1a, KDM6A <text:s/>- <text:s/>lysine (k)-specific demethylase 6a, CKAP2 <text:s/>- <text:s/>cytoskeleton associated protein 2, DEK <text:s/>- <text:s/>dek oncogene, MSX1 <text:s/>- <text:s/>msh homeobox 1, NCOA2 <text:s/>- <text:s/>nuclear receptor coactivator 2, MED21 <text:s/>- <text:s/>mediator complex subunit 21, CREB3 <text:s/>- <text:s/>camp responsive element binding protein 3, KIT <text:s/>- <text:s/>v-kit hardy-zuckerman 4 feline sarcoma viral oncogene homolog, FZD2 <text:s/>- <text:s/>frizzled family receptor 2, HIF1A <text:s/>- <text:s/>hypoxia inducible factor 1, alpha subunit (basic helix-loop-helix transcription factor), LIN28A <text:s/>- <text:s/>lin-28 homolog a (c. elegans), HOXB4 <text:s/>- <text:s/>homeobox b4, POLDIP3 <text:s/>- <text:s/>polymerase (dna-directed), delta interacting protein 3, PASK <text:s/>- <text:s/>pas domain containing serine/threonine kinase, JUN <text:s/>- <text:s/>jun proto-oncogene, EHF <text:s/>- <text:s/>ets homologous factor, STAT3 <text:s/>- <text:s/>signal transducer and activator of transcription 3 (acute-phase response factor), JUNB <text:s/>- <text:s/>jun b proto-oncogene, ERG <text:s/>- <text:s/>v-ets avian erythroblastosis virus e26 oncogene homolog, UBB <text:s/>- <text:s/>ubiquitin b, E2F8 <text:s/>- <text:s/>e2f transcription factor 8, ESRRB <text:s/>- <text:s/>estrogen-related receptor beta, HNRNPL <text:s/>- <text:s/>heterogeneous nuclear ribonucleoprotein l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MGN3 <text:s/>- <text:s/>high mobility group nucleosomal binding domain 3, HNRNPAB <text:s/>- <text:s/>heterogeneous nuclear ribonucleoprotein a/b, BAMBI <text:s/>- <text:s/>bmp and activin membrane-bound inhibitor, SLC26A9 <text:s/>- <text:s/>solute carrier family 26 (anion exchanger), member 9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ANK3 <text:s/>- <text:s/>ankyrin 3, node of ranvier (ankyrin g), FOXK2 <text:s/>- <text:s/>forkhead box k2, FN1 <text:s/>- <text:s/>fibronectin 1, CDK1 <text:s/>- <text:s/>cyclin-dependent kinase 1, PAX1 <text:s/>- <text:s/>paired box 1, CDH1 <text:s/>- <text:s/>cadherin 1, type 1, e-cadherin (epithelial), PAX6 <text:s/>- <text:s/>paired box 6, CDH3 <text:s/>- <text:s/>cadherin 3, type 1, p-cadherin (placental), PAX3 <text:s/>- <text:s/>paired box 3, TOX3 <text:s/>- <text:s/>tox high mobility group box family member 3, ARID3B <text:s/>- <text:s/>at rich interactive domain 3b (bright-like)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BCLAF1 <text:s/>- <text:s/>bcl2-associated transcription factor 1, TARBP2 <text:s/>- <text:s/>tar (hiv-1) rna binding protein 2, ARID1B <text:s/>- <text:s/>at rich interactive domain 1b (swi1-like), MED30 <text:s/>- <text:s/>mediator complex subunit 30, MEF2D <text:s/>- <text:s/>myocyte enhancer factor 2d, PEG3 <text:s/>- <text:s/>paternally expressed 3, POLR1E <text:s/>- <text:s/>polymerase (rna) i polypeptide e, 53kda, CEBPG <text:s/>- <text:s/>ccaat/enhancer binding protein (c/ebp), gamma, PRDM2 <text:s/>- <text:s/>pr domain containing 2, with znf domain, INSIG1 <text:s/>- <text:s/>insulin induced gene 1, CXCL10 <text:s/>- <text:s/>chemokine (c-x-c motif) ligand 10, ARX <text:s/>- <text:s/>aristaless related homeobox, IRF6 <text:s/>- <text:s/>interferon regulatory factor 6, POLR1D <text:s/>- <text:s/>polymerase (rna) i polypeptide d, 16kda, HGS <text:s/>- <text:s/>hepatocyte growth factor-regulated tyrosine kinase substrate, LARP1 <text:s/>- <text:s/>la ribonucleoprotein domain family, member 1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LE1 <text:s/>- <text:s/>transducin-like enhancer of split 1 (e(sp1) homolog, drosophila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RIMS2 <text:s/>- <text:s/>regulating synaptic membrane exocytosis 2, FOXN3 <text:s/>- <text:s/>forkhead box n3, ZFPM2 <text:s/>- <text:s/>zinc finger protein, fog family member 2, DHX34 <text:s/>- <text:s/>deah (asp-glu-ala-his) box polypeptide 34, NFYA <text:s/>- <text:s/>nuclear transcription factor y, alpha, FOXN4 <text:s/>- <text:s/>forkhead box n4, HDAC4 <text:s/>- <text:s/>histone deacetylase 4, ID1 <text:s/>- <text:s/>inhibitor of dna binding 1, dominant negative helix-loop-helix protein, NFYC <text:s/>- <text:s/>nuclear transcription factor y, gamma, TBX19 <text:s/>- <text:s/>t-box 19, MKL1 <text:s/>- <text:s/>megakaryoblastic leukemia (translocation) 1, WNT3 <text:s/>- <text:s/>wingless-type mmtv integration site family, member 3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ATP1B4 <text:s/>- <text:s/>atpase, na+/k+ transporting, beta 4 polypeptide, PAF1 <text:s/>- <text:s/>paf1, rna polymerase ii associated factor, homolog (s. cerevisiae), MYOCD <text:s/>- <text:s/>myocardin, WARS <text:s/>- <text:s/>tryptophanyl-trna synthetase, PITX2 <text:s/>- <text:s/>paired-like homeodomain 2, PITX3 <text:s/>- <text:s/>paired-like homeodomain 3, SHC1 <text:s/>- <text:s/>shc (src homology 2 domain containing) transforming protein 1, TEF <text:s/>- <text:s/>thyrotrophic embryonic factor, DLX1 <text:s/>- <text:s/>distal-less homeobox 1, SHH <text:s/>- <text:s/>sonic hedgehog, DLX2 <text:s/>- <text:s/>distal-less homeobox 2, WNT10A <text:s/>- <text:s/>wingless-type mmtv integration site family, member 10a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KHDRBS1 <text:s/>- <text:s/>kh domain containing, rna binding, signal transduction associated 1, TAF8 <text:s/>- <text:s/>taf8 rna polymerase ii, tata box binding protein (tbp)-associated factor, 43kda, NEUROG1 <text:s/>- <text:s/>neurogenin 1, HEY2 <text:s/>- <text:s/>hairy/enhancer-of-split related with yrpw motif 2, KLF1 <text:s/>- <text:s/>kruppel-like factor 1 (erythroid), SIX1 <text:s/>- <text:s/>six homeobox 1, RARA <text:s/>- <text:s/>retinoic acid receptor, alpha, CDK5RAP3 <text:s/>- <text:s/>cdk5 regulatory subunit associated protein 3, TAF1B <text:s/>- <text:s/>tata box binding protein (tbp)-associated factor, rna polymerase i, b, 63kda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DNM2 <text:s/>- <text:s/>dynamin 2, SMAD2 <text:s/>- <text:s/>smad family member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KDM4A <text:s/>- <text:s/>lysine (k)-specific demethylase 4a, FOSB <text:s/>- <text:s/>fbj murine osteosarcoma viral oncogene homolog b, THBS1 <text:s/>- <text:s/>thrombospondin 1, CKS2 <text:s/>- <text:s/>cdc28 protein kinase regulatory subunit 2, CIRBP <text:s/>- <text:s/>cold inducible rna binding protein, SMAD6 <text:s/>- <text:s/>smad family member 6, GSK3B <text:s/>- <text:s/>glycogen synthase kinase 3 beta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0000142" calcext:value-type="float">
            <text:p>1.42E-08</text:p>
          </table:table-cell>
          <table:table-cell office:value-type="float" office:value="0.00000412" calcext:value-type="float">
            <text:p>0.00000412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2003" calcext:value-type="float">
            <text:p>200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[LHX1 <text:s/>- <text:s/>lim homeobox 1, NFATC2IP <text:s/>- <text:s/>nuclear factor of activated t-cells, cytoplasmic, calcineurin-dependent 2 interacting protein, PLAC8 <text:s/>- <text:s/>placenta-specific 8, FBXO18 <text:s/>- <text:s/>f-box protein, helicase, 18, ABAT <text:s/>- <text:s/>4-aminobutyrate aminotransferase, SEPT4 <text:s/>- <text:s/>septin 4, GRHL2 <text:s/>- <text:s/>grainyhead-like 2 (drosophila), GCNT2 <text:s/>- <text:s/>glucosaminyl (n-acetyl) transferase 2, i-branching enzyme (i blood group), FIZ1 <text:s/>- <text:s/>flt3-interacting zinc finger 1, ACACA <text:s/>- <text:s/>acetyl-coa carboxylase alpha, TRAF4 <text:s/>- <text:s/>tnf receptor-associated factor 4, SP3 <text:s/>- <text:s/>sp3 transcription factor, SP1 <text:s/>- <text:s/>sp1 transcription factor, CPT1A <text:s/>- <text:s/>carnitine palmitoyltransferase 1a (liver), BRD8 <text:s/>- <text:s/>bromodomain containing 8, PLK1 <text:s/>- <text:s/>polo-like kinase 1, GADD45G <text:s/>- <text:s/>growth arrest and dna-damage-inducible, gamma, SOX9 <text:s/>- <text:s/>sry (sex determining region y)-box 9, SOX4 <text:s/>- <text:s/>sry (sex determining region y)-box 4, ACR <text:s/>- <text:s/>acrosin, GRHL3 <text:s/>- <text:s/>grainyhead-like 3 (drosophila), SOX1 <text:s/>- <text:s/>sry (sex determining region y)-box 1, WBP2 <text:s/>- <text:s/>ww domain binding protein 2, ATF6B <text:s/>- <text:s/>activating transcription factor 6 beta, IER5 <text:s/>- <text:s/>immediate early response 5, ANAPC5 <text:s/>- <text:s/>anaphase promoting complex subunit 5, SNCA <text:s/>- <text:s/>synuclein, alpha (non a4 component of amyloid precursor), PPM1A <text:s/>- <text:s/>protein phosphatase, mg2+/mn2+ dependent, 1a, SPTLC2 <text:s/>- <text:s/>serine palmitoyltransferase, long chain base subunit 2, VGLL1 <text:s/>- <text:s/>vestigial like 1 (drosophila), ACVR1 <text:s/>- <text:s/>activin a receptor, type i, POU3F3 <text:s/>- <text:s/>pou class 3 homeobox 3, TP53INP2 <text:s/>- <text:s/>tumor protein p53 inducible nuclear protein 2, FZD8 <text:s/>- <text:s/>frizzled family receptor 8, EOMES <text:s/>- <text:s/>eomesodermin, PPARA <text:s/>- <text:s/>peroxisome proliferator-activated receptor alpha, PPARG <text:s/>- <text:s/>peroxisome proliferator-activated receptor gamma, PPARD <text:s/>- <text:s/>peroxisome proliferator-activated receptor delta, SSBP3 <text:s/>- <text:s/>single stranded dna binding protein 3, ADCYAP1R1 <text:s/>- <text:s/>adenylate cyclase activating polypeptide 1 (pituitary) receptor type i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POU2F2 <text:s/>- <text:s/>pou class 2 homeobox 2, ONECUT2 <text:s/>- <text:s/>one cut homeobox 2, DACT1 <text:s/>- <text:s/>dishevelled-binding antagonist of beta-catenin 1, KLF6 <text:s/>- <text:s/>kruppel-like factor 6, CHD6 <text:s/>- <text:s/>chromodomain helicase dna binding protein 6, PRKACA <text:s/>- <text:s/>protein kinase, camp-dependent, catalytic, alpha, T <text:s/>- <text:s/>t, brachyury homolog (mouse), VPS35 <text:s/>- <text:s/>vacuolar protein sorting 35 homolog (s. cerevisiae), HIVEP3 <text:s/>- <text:s/>human immunodeficiency virus type i enhancer binding protein 3, CTBP2 <text:s/>- <text:s/>c-terminal binding protein 2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SETD3 <text:s/>- <text:s/>set domain containing 3, AIMP2 <text:s/>- <text:s/>aminoacyl trna synthetase complex-interacting multifunctional protein 2, CREB3L3 <text:s/>- <text:s/>camp responsive element binding protein 3-like 3, UBE2C <text:s/>- <text:s/>ubiquitin-conjugating enzyme e2c, C11orf35 <text:s/>- <text:s/>chromosome 11 open reading frame 35, PTF1A <text:s/>- <text:s/>pancreas specific transcription factor, 1a, PPP1R7 <text:s/>- <text:s/>protein phosphatase 1, regulatory subunit 7, ABCD2 <text:s/>- <text:s/>atp-binding cassette, sub-family d (ald), member 2, STK11 <text:s/>- <text:s/>serine/threonine kinase 11, MED21 <text:s/>- <text:s/>mediator complex subunit 21, KIT <text:s/>- <text:s/>v-kit hardy-zuckerman 4 feline sarcoma viral oncogene homolog, BCL2L13 <text:s/>- <text:s/>bcl2-like 13 (apoptosis facilitator), NEK7 <text:s/>- <text:s/>nima-related kinase 7, FZD2 <text:s/>- <text:s/>frizzled family receptor 2, AURKA <text:s/>- <text:s/>aurora kinase a, LIN28A <text:s/>- <text:s/>lin-28 homolog a (c. elegans), CRKL <text:s/>- <text:s/>v-crk avian sarcoma virus ct10 oncogene homolog-like, POLDIP3 <text:s/>- <text:s/>polymerase (dna-directed), delta interacting protein 3, JUN <text:s/>- <text:s/>jun proto-oncogene, JARID2 <text:s/>- <text:s/>jumonji, at rich interactive domain 2, STAT3 <text:s/>- <text:s/>signal transducer and activator of transcription 3 (acute-phase response factor), JUNB <text:s/>- <text:s/>jun b proto-oncogene, E2F8 <text:s/>- <text:s/>e2f transcription factor 8, VRK3 <text:s/>- <text:s/>vaccinia related kinase 3, MID2 <text:s/>- <text:s/>midline 2, ING5 <text:s/>- <text:s/>inhibitor of growth family, member 5, MAP2K6 <text:s/>- <text:s/>mitogen-activated protein kinase kinase 6, PRKD2 <text:s/>- <text:s/>protein kinase d2, MAP2K1 <text:s/>- <text:s/>mitogen-activated protein kinase kinase 1, HMGA2 <text:s/>- <text:s/>high mobility group at-hook 2, PHF5A <text:s/>- <text:s/>phd finger protein 5a, MAPK7 <text:s/>- <text:s/>mitogen-activated protein kinase 7, FAM178A <text:s/>- <text:s/>family with sequence similarity 178, member a, GATA3 <text:s/>- <text:s/>gata binding protein 3, HMGN3 <text:s/>- <text:s/>high mobility group nucleosomal binding domain 3, PRKCZ <text:s/>- <text:s/>protein kinase c, zeta, BAMBI <text:s/>- <text:s/>bmp and activin membrane-bound inhibitor, CCDC88A <text:s/>- <text:s/>coiled-coil domain containing 88a, SREBF1 <text:s/>- <text:s/>sterol regulatory element binding transcription factor 1, PRKAR1A <text:s/>- <text:s/>protein kinase, camp-dependent, regulatory, type i, alpha, LACRT <text:s/>- <text:s/>lacritin, PAX1 <text:s/>- <text:s/>paired box 1, PAX6 <text:s/>- <text:s/>paired box 6, PAX3 <text:s/>- <text:s/>paired box 3, CXCL9 <text:s/>- <text:s/>chemokine (c-x-c motif) ligand 9, SIN3A <text:s/>- <text:s/>sin3 transcription regulator family member a, MID1 <text:s/>- <text:s/>midline 1 (opitz/bbb syndrome), MAP3K10 <text:s/>- <text:s/>mitogen-activated protein kinase kinase kinase 10, PBX1 <text:s/>- <text:s/>pre-b-cell leukemia homeobox 1, MLH1 <text:s/>- <text:s/>mutl homolog 1, colon cancer, nonpolyposis type 2 (e. coli), MAP3K9 <text:s/>- <text:s/>mitogen-activated protein kinase kinase kinase 9, ZNF287 <text:s/>- <text:s/>zinc finger protein 287, TBC1D10A <text:s/>- <text:s/>tbc1 domain family, member 10a, CBX8 <text:s/>- <text:s/>chromobox homolog 8, MSH6 <text:s/>- <text:s/>muts homolog 6 (e. coli), CHP1 <text:s/>- <text:s/>calcineurin-like ef-hand protein 1, RPS6KA5 <text:s/>- <text:s/>ribosomal protein s6 kinase, 90kda, polypeptide 5, ANAPC15 <text:s/>- <text:s/>anaphase promoting complex subunit 15, GUCA2A <text:s/>- <text:s/>guanylate cyclase activator 2a (guanylin), CHEK2 <text:s/>- <text:s/>checkpoint kinase 2, CACUL1 <text:s/>- <text:s/>cdk2-associated, cullin domain 1, PAK3 <text:s/>- <text:s/>p21 protein (cdc42/rac)-activated kinase 3, ARNTL <text:s/>- <text:s/>aryl hydrocarbon receptor nuclear translocator-like, H2AFZ <text:s/>- <text:s/>h2a histone family, member z, H2AFX <text:s/>- <text:s/>h2a histone family, member x, HIST1H1B <text:s/>- <text:s/>histone cluster 1, h1b, CDC20B <text:s/>- <text:s/>cell division cycle 20b, PAX8 <text:s/>- <text:s/>paired box 8, AURKB <text:s/>- <text:s/>aurora kinase b, PDGFRB <text:s/>- <text:s/>platelet-derived growth factor receptor, beta polypeptide, BUB3 <text:s/>- <text:s/>bub3 mitotic checkpoint protein, ARID1B <text:s/>- <text:s/>at rich interactive domain 1b (swi1-like), BTG2 <text:s/>- <text:s/>btg family, member 2, MED30 <text:s/>- <text:s/>mediator complex subunit 30, MEF2D <text:s/>- <text:s/>myocyte enhancer factor 2d, PEG3 <text:s/>- <text:s/>paternally expressed 3, LRP8 <text:s/>- <text:s/>low density lipoprotein receptor-related protein 8, apolipoprotein e receptor, PCNA <text:s/>- <text:s/>proliferating cell nuclear antigen, PRDM2 <text:s/>- <text:s/>pr domain containing 2, with znf domain, DAXX <text:s/>- <text:s/>death-domain associated protein, MAP3K12 <text:s/>- <text:s/>mitogen-activated protein kinase kinase kinase 12, DAPK1 <text:s/>- <text:s/>death-associated protein kinase 1, BMPER <text:s/>- <text:s/>bmp binding endothelial regulator, TPCN1 <text:s/>- <text:s/>two pore segment channel 1, DYRK1B <text:s/>- <text:s/>dual-specificity tyrosine-(y)-phosphorylation regulated kinase 1b, HDAC1 <text:s/>- <text:s/>histone deacetylase 1, KAT7 <text:s/>- <text:s/>k(lysine) acetyltransferase 7, XDH <text:s/>- <text:s/>xanthine dehydrogenase, ANAPC11 <text:s/>- <text:s/>anaphase promoting complex subunit 11, GOLGA2 <text:s/>- <text:s/>golgin a2, DSCAM <text:s/>- <text:s/>down syndrome cell adhesion molecule, ATF4 <text:s/>- <text:s/>activating transcription factor 4, PHF1 <text:s/>- <text:s/>phd finger protein 1, ATOH1 <text:s/>- <text:s/>atonal homolog 1 (drosophila), RERE <text:s/>- <text:s/>arginine-glutamic acid dipeptide (re) repeats, SPPL3 <text:s/>- <text:s/>signal peptide peptidase like 3, FOXN4 <text:s/>- <text:s/>forkhead box n4, PLIN5 <text:s/>- <text:s/>perilipin 5, DUSP6 <text:s/>- <text:s/>dual specificity phosphatase 6, TBX19 <text:s/>- <text:s/>t-box 19, MKL1 <text:s/>- <text:s/>megakaryoblastic leukemia (translocation) 1, SPDYA <text:s/>- <text:s/>speedy/ringo cell cycle regulator family member a, PER1 <text:s/>- <text:s/>period circadian clock 1, WNT6 <text:s/>- <text:s/>wingless-type mmtv integration site family, member 6, LDB2 <text:s/>- <text:s/>lim domain binding 2, TRPV1 <text:s/>- <text:s/>transient receptor potential cation channel, subfamily v, member 1, SLC45A3 <text:s/>- <text:s/>solute carrier family 45, member 3, ATP2B4 <text:s/>- <text:s/>atpase, ca++ transporting, plasma membrane 4, HBEGF <text:s/>- <text:s/>heparin-binding egf-like growth factor, MAP3K6 <text:s/>- <text:s/>mitogen-activated protein kinase kinase kinase 6, PITX2 <text:s/>- <text:s/>paired-like homeodomain 2, PITX3 <text:s/>- <text:s/>paired-like homeodomain 3, SHC1 <text:s/>- <text:s/>shc (src homology 2 domain containing) transforming protein 1, PNPT1 <text:s/>- <text:s/>polyribonucleotide nucleotidyltransferase 1, DLG1 <text:s/>- <text:s/>discs, large homolog 1 (drosophila), SHH <text:s/>- <text:s/>sonic hedgehog, DLX1 <text:s/>- <text:s/>distal-less homeobox 1, DLX2 <text:s/>- <text:s/>distal-less homeobox 2, LRP6 <text:s/>- <text:s/>low density lipoprotein receptor-related protein 6, DLX3 <text:s/>- <text:s/>distal-less homeobox 3, PIK3R1 <text:s/>- <text:s/>phosphoinositide-3-kinase, regulatory subunit 1 (alpha), INHBE <text:s/>- <text:s/>inhibin, beta e, LUM <text:s/>- <text:s/>lumican, SPAG9 <text:s/>- <text:s/>sperm associated antigen 9, PLEKHF1 <text:s/>- <text:s/>pleckstrin homology domain containing, family f (with fyve domain) member 1, SESN2 <text:s/>- <text:s/>sestrin 2, SIX1 <text:s/>- <text:s/>six homeobox 1, SFRP1 <text:s/>- <text:s/>secreted frizzled-related protein 1, ZIC1 <text:s/>- <text:s/>zic family member 1, PIAS4 <text:s/>- <text:s/>protein inhibitor of activated stat, 4, DNM2 <text:s/>- <text:s/>dynamin 2, SMAD2 <text:s/>- <text:s/>smad family member 2, ZNF711 <text:s/>- <text:s/>zinc finger protein 711, CNBP <text:s/>- <text:s/>cchc-type zinc finger, nucleic acid binding protein, ZIC3 <text:s/>- <text:s/>zic family member 3, SLX1A <text:s/>- <text:s/>slx1 structure-specific endonuclease subunit homolog a (s. cerevisiae), SMAD6 <text:s/>- <text:s/>smad family member 6, CCND1 <text:s/>- <text:s/>cyclin d1, GSK3B <text:s/>- <text:s/>glycogen synthase kinase 3 beta, ITSN1 <text:s/>- <text:s/>intersectin 1 (sh3 domain protein), MAF <text:s/>- <text:s/>v-maf avian musculoaponeurotic fibrosarcoma oncogene homolog, CCNK <text:s/>- <text:s/>cyclin k, BNIP3 <text:s/>- <text:s/>bcl2/adenovirus e1b 19kda interacting protein 3, SIX5 <text:s/>- <text:s/>six homeobox 5, MARK2 <text:s/>- <text:s/>map/microtubule affinity-regulating kinase 2, BNIP3L <text:s/>- <text:s/>bcl2/adenovirus e1b 19kda interacting protein 3-like, MAPRE3 <text:s/>- <text:s/>microtubule-associated protein, rp/eb family, member 3, CASZ1 <text:s/>- <text:s/>castor zinc finger 1, STRA13 <text:s/>- <text:s/>stimulated by retinoic acid 13, ELK1 <text:s/>- <text:s/>elk1, member of ets oncogene family, RFX2 <text:s/>- <text:s/>regulatory factor x, 2 (influences hla class ii expression), EPAS1 <text:s/>- <text:s/>endothelial pas domain protein 1, ZFP36L2 <text:s/>- <text:s/>zfp36 ring finger protein-like 2, SIRT2 <text:s/>- <text:s/>sirtuin 2, ENG <text:s/>- <text:s/>endoglin, RLN2 <text:s/>- <text:s/>relaxin 2, TPX2 <text:s/>- <text:s/>tpx2, microtubule-associated, PPP1R12A <text:s/>- <text:s/>protein phosphatase 1, regulatory subunit 12a, APLF <text:s/>- <text:s/>aprataxin and pnkp like factor, BLM <text:s/>- <text:s/>bloom syndrome, recq helicase-like, GRHL1 <text:s/>- <text:s/>grainyhead-like 1 (drosophila), ALYREF <text:s/>- <text:s/>aly/ref export factor, TTK <text:s/>- <text:s/>ttk protein kinase, PSME3 <text:s/>- <text:s/>proteasome (prosome, macropain) activator subunit 3 (pa28 gamma; ki), ELAVL1 <text:s/>- <text:s/>elav (embryonic lethal, abnormal vision, drosophila)-like 1 (hu antigen r), BARHL1 <text:s/>- <text:s/>barh-like homeobox 1, LDB1 <text:s/>- <text:s/>lim domain binding 1, ANKRD49 <text:s/>- <text:s/>ankyrin repeat domain 49, TOPORS <text:s/>- <text:s/>topoisomerase i binding, arginine/serine-rich, e3 ubiquitin protein ligase, CRTC2 <text:s/>- <text:s/>creb regulated transcription coactivator 2, ABCA7 <text:s/>- <text:s/>atp-binding cassette, sub-family a (abc1), member 7, BMP6 <text:s/>- <text:s/>bone morphogenetic protein 6, CNOT1 <text:s/>- <text:s/>ccr4-not transcription complex, subunit 1, MYRF <text:s/>- <text:s/>myelin regulatory factor, TRIB1 <text:s/>- <text:s/>tribbles homolog 1 (drosophila), GDF11 <text:s/>- <text:s/>growth differentiation factor 11, NABP2 <text:s/>- <text:s/>nucleic acid binding protein 2, PRDM9 <text:s/>- <text:s/>pr domain containing 9, RNF4 <text:s/>- <text:s/>ring finger protein 4, KDM1A <text:s/>- <text:s/>lysine (k)-specific demethylase 1a, HNRNPR <text:s/>- <text:s/>heterogeneous nuclear ribonucleoprotein r, HNRNPLL <text:s/>- <text:s/>heterogeneous nuclear ribonucleoprotein l-like, SERTAD1 <text:s/>- <text:s/>serta domain containing 1, SERTAD3 <text:s/>- <text:s/>serta domain containing 3, RORB <text:s/>- <text:s/>rar-related orphan receptor b, RORC <text:s/>- <text:s/>rar-related orphan receptor c, E2F3 <text:s/>- <text:s/>e2f transcription factor 3, SPRY2 <text:s/>- <text:s/>sprouty homolog 2 (drosophila), POMT2 <text:s/>- <text:s/>protein-o-mannosyltransferase 2, AKAP8 <text:s/>- <text:s/>a kinase (prka) anchor protein 8, BARHL2 <text:s/>- <text:s/>barh-like homeobox 2, TRAF2 <text:s/>- <text:s/>tnf receptor-associated factor 2, BOLL <text:s/>- <text:s/>bol, boule-like (drosophila), HSPA5 <text:s/>- <text:s/>heat shock 70kda protein 5 (glucose-regulated protein, 78kda), NR2C2 <text:s/>- <text:s/>nuclear receptor subfamily 2, group c, member 2, ECE1 <text:s/>- <text:s/>endothelin converting enzyme 1, HES5 <text:s/>- <text:s/>hairy and enhancer of split 5 (drosophila), FABP3 <text:s/>- <text:s/>fatty acid binding protein 3, muscle and heart (mammary-derived growth inhibitor), HMGN1 <text:s/>- <text:s/>high mobility group nucleosome binding domain 1, HMGB2 <text:s/>- <text:s/>high mobility group box 2, HMGB1 <text:s/>- <text:s/>high mobility group box 1, BCL2L11 <text:s/>- <text:s/>bcl2-like 11 (apoptosis facilitator), CASP9 <text:s/>- <text:s/>caspase 9, apoptosis-related cysteine peptidase, PTK2B <text:s/>- <text:s/>protein tyrosine kinase 2 beta, TNKS <text:s/>- <text:s/>tankyrase, trf1-interacting ankyrin-related adp-ribose polymerase, CASP2 <text:s/>- <text:s/>caspase 2, apoptosis-related cysteine peptidase, TNRC6B <text:s/>- <text:s/>trinucleotide repeat containing 6b, AGO1 <text:s/>- <text:s/>argonaute risc catalytic component 1, FASN <text:s/>- <text:s/>fatty acid synthase, COA3 <text:s/>- <text:s/>cytochrome c oxidase assembly factor 3, TWSG1 <text:s/>- <text:s/>twisted gastrulation homolog 1 (drosophila), ETV4 <text:s/>- <text:s/>ets variant 4, ETV6 <text:s/>- <text:s/>ets variant 6, HK2 <text:s/>- <text:s/>hexokinase 2, RPLP1 <text:s/>- <text:s/>ribosomal protein, large, p1, LAMTOR1 <text:s/>- <text:s/>late endosomal/lysosomal adaptor, mapk and mtor activator 1, VLDLR <text:s/>- <text:s/>very low density lipoprotein receptor, UVRAG <text:s/>- <text:s/>uv radiation resistance associated, CKAP2 <text:s/>- <text:s/>cytoskeleton associated protein 2, MSX1 <text:s/>- <text:s/>msh homeobox 1, NCOA2 <text:s/>- <text:s/>nuclear receptor coactivator 2, CDC23 <text:s/>- <text:s/>cell division cycle 23, CALM3 <text:s/>- <text:s/>calmodulin 3 (phosphorylase kinase, delta), EZH2 <text:s/>- <text:s/>enhancer of zeste homolog 2 (drosophila), UBE2K <text:s/>- <text:s/>ubiquitin-conjugating enzyme e2k, VCP <text:s/>- <text:s/>valosin containing protein, CREB3 <text:s/>- <text:s/>camp responsive element binding protein 3, IL23R <text:s/>- <text:s/>interleukin 23 receptor, HIF1A <text:s/>- <text:s/>hypoxia inducible factor 1, alpha subunit (basic helix-loop-helix transcription factor), KIF14 <text:s/>- <text:s/>kinesin family member 14, CCT6A <text:s/>- <text:s/>chaperonin containing tcp1, subunit 6a (zeta 1), TRADD <text:s/>- <text:s/>tnfrsf1a-associated via death domain, HOXB4 <text:s/>- <text:s/>homeobox b4, PASK <text:s/>- <text:s/>pas domain containing serine/threonine kinase, EHF <text:s/>- <text:s/>ets homologous factor, UBB <text:s/>- <text:s/>ubiquitin b, ERG <text:s/>- <text:s/>v-ets avian erythroblastosis virus e26 oncogene homolog, ESRRB <text:s/>- <text:s/>estrogen-related receptor beta, ARRDC4 <text:s/>- <text:s/>arrestin domain containing 4, HNRNPL <text:s/>- <text:s/>heterogeneous nuclear ribonucleoprotein l, SALL4 <text:s/>- <text:s/>sal-like 4 (drosophila), ETS2 <text:s/>- <text:s/>v-ets avian erythroblastosis virus e26 oncogene homolog 2, RPS6KA1 <text:s/>- <text:s/>ribosomal protein s6 kinase, 90kda, polypeptide 1, FGF20 <text:s/>- <text:s/>fibroblast growth factor 20, RUNX3 <text:s/>- <text:s/>runt-related transcription factor 3, HNRNPA1 <text:s/>- <text:s/>heterogeneous nuclear ribonucleoprotein a1, HNRNPAB <text:s/>- <text:s/>heterogeneous nuclear ribonucleoprotein a/b, EPHA8 <text:s/>- <text:s/>eph receptor a8, EPHA7 <text:s/>- <text:s/>eph receptor a7, ARIH2 <text:s/>- <text:s/>ariadne homolog 2 (drosophila), NANOS1 <text:s/>- <text:s/>nanos homolog 1 (drosophila), HMGCR <text:s/>- <text:s/>3-hydroxy-3-methylglutaryl-coa reductase, TMEM161A <text:s/>- <text:s/>transmembrane protein 161a, CCNC <text:s/>- <text:s/>cyclin c, ERBB4 <text:s/>- <text:s/>v-erb-b2 avian erythroblastic leukemia viral oncogene homolog 4, ERCC2 <text:s/>- <text:s/>excision repair cross-complementing rodent repair deficiency, complementation group 2, ATAD2 <text:s/>- <text:s/>atpase family, aaa domain containing 2, EPS15 <text:s/>- <text:s/>epidermal growth factor receptor pathway substrate 15, HMX2 <text:s/>- <text:s/>h6 family homeobox 2, CDC6 <text:s/>- <text:s/>cell division cycle 6, FOXK2 <text:s/>- <text:s/>forkhead box k2, CDC20 <text:s/>- <text:s/>cell division cycle 20, CDK1 <text:s/>- <text:s/>cyclin-dependent kinase 1, FN1 <text:s/>- <text:s/>fibronectin 1, CDH1 <text:s/>- <text:s/>cadherin 1, type 1, e-cadherin (epithelial), CDH3 <text:s/>- <text:s/>cadherin 3, type 1, p-cadherin (placental), ARID3B <text:s/>- <text:s/>at rich interactive domain 3b (bright-like), CDH2 <text:s/>- <text:s/>cadherin 2, type 1, n-cadherin (neuronal), TOX3 <text:s/>- <text:s/>tox high mobility group box family member 3, CDC25B <text:s/>- <text:s/>cell division cycle 25b, CAMTA1 <text:s/>- <text:s/>calmodulin binding transcription activator 1, RBMX <text:s/>- <text:s/>rna binding motif protein, x-linked, ETAA1 <text:s/>- <text:s/>ewing tumor-associated antigen 1, OSM <text:s/>- <text:s/>oncostatin m, CD74 <text:s/>- <text:s/>cd74 molecule, major histocompatibility complex, class ii invariant chain, INHBC <text:s/>- <text:s/>inhibin, beta c, USP16 <text:s/>- <text:s/>ubiquitin specific peptidase 16, FOXM1 <text:s/>- <text:s/>forkhead box m1, FOXO1 <text:s/>- <text:s/>forkhead box o1, UBE2S <text:s/>- <text:s/>ubiquitin-conjugating enzyme e2s, ILF2 <text:s/>- <text:s/>interleukin enhancer binding factor 2, SOST <text:s/>- <text:s/>sclerostin, CDC14B <text:s/>- <text:s/>cell division cycle 14b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CAND1 <text:s/>- <text:s/>cullin-associated and neddylation-dissociated 1, EAF2 <text:s/>- <text:s/>ell associated factor 2, PSMD10 <text:s/>- <text:s/>proteasome (prosome, macropain) 26s subunit, non-atpase, 10, KDM3A <text:s/>- <text:s/>lysine (k)-specific demethylase 3a, CLEC16A <text:s/>- <text:s/>c-type lectin domain family 16, member a, IL6ST <text:s/>- <text:s/>interleukin 6 signal transducer (gp130, oncostatin m receptor), FGFR2 <text:s/>- <text:s/>fibroblast growth factor receptor 2, PSME2 <text:s/>- <text:s/>proteasome (prosome, macropain) activator subunit 2 (pa28 beta), IRS1 <text:s/>- <text:s/>insulin receptor substrate 1, DDR2 <text:s/>- <text:s/>discoidin domain receptor tyrosine kinase 2, ISL1 <text:s/>- <text:s/>isl lim homeobox 1, MAML1 <text:s/>- <text:s/>mastermind-like 1 (drosophila), BCLAF1 <text:s/>- <text:s/>bcl2-associated transcription factor 1, TARBP2 <text:s/>- <text:s/>tar (hiv-1) rna binding protein 2, RASSF2 <text:s/>- <text:s/>ras association (ralgds/af-6) domain family member 2, KHSRP <text:s/>- <text:s/>kh-type splicing regulatory protein, CEBPG <text:s/>- <text:s/>ccaat/enhancer binding protein (c/ebp), gamma, NEK10 <text:s/>- <text:s/>nima-related kinase 10, INSIG1 <text:s/>- <text:s/>insulin induced gene 1, CCT7 <text:s/>- <text:s/>chaperonin containing tcp1, subunit 7 (eta), NDUFA13 <text:s/>- <text:s/>nadh dehydrogenase (ubiquinone) 1 alpha subcomplex, 13, CXCL10 <text:s/>- <text:s/>chemokine (c-x-c motif) ligand 10, SORBS1 <text:s/>- <text:s/>sorbin and sh3 domain containing 1, PTPN1 <text:s/>- <text:s/>protein tyrosine phosphatase, non-receptor type 1, IRF6 <text:s/>- <text:s/>interferon regulatory factor 6, RNF40 <text:s/>- <text:s/>ring finger protein 40, e3 ubiquitin protein ligase, ZFP91 <text:s/>- <text:s/>zfp91 zinc finger protein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SH3D19 <text:s/>- <text:s/>sh3 domain containing 19, TIAM1 <text:s/>- <text:s/>t-cell lymphoma invasion and metastasis 1, RRN3 <text:s/>- <text:s/>rrn3 rna polymerase i transcription factor homolog (s. cerevisiae), RFWD2 <text:s/>- <text:s/>ring finger and wd repeat domain 2, e3 ubiquitin protein ligase, TFB2M <text:s/>- <text:s/>transcription factor b2, mitochondrial, HERPUD1 <text:s/>- <text:s/>homocysteine-inducible, endoplasmic reticulum stress-inducible, ubiquitin-like domain member 1, LHX5 <text:s/>- <text:s/>lim homeobox 5, FOXN3 <text:s/>- <text:s/>forkhead box n3, ZFPM2 <text:s/>- <text:s/>zinc finger protein, fog family member 2, NFYA <text:s/>- <text:s/>nuclear transcription factor y, alpha, HDAC4 <text:s/>- <text:s/>histone deacetylase 4, NFYC <text:s/>- <text:s/>nuclear transcription factor y, gamma, ID4 <text:s/>- <text:s/>inhibitor of dna binding 4, dominant negative helix-loop-helix protein, PIP4K2B <text:s/>- <text:s/>phosphatidylinositol-5-phosphate 4-kinase, type ii, beta, NKX6-1 <text:s/>- <text:s/>nk6 homeobox 1, NKX3-1 <text:s/>- <text:s/>nk3 homeobox 1, STOML2 <text:s/>- <text:s/>stomatin (epb72)-like 2, PAF1 <text:s/>- <text:s/>paf1, rna polymerase ii associated factor, homolog (s. cerevisiae), TADA2B <text:s/>- <text:s/>transcriptional adaptor 2b, ATP1B4 <text:s/>- <text:s/>atpase, na+/k+ transporting, beta 4 polypeptide, MYOCD <text:s/>- <text:s/>myocardin, NOX4 <text:s/>- <text:s/>nadph oxidase 4, NEK2 <text:s/>- <text:s/>nima-related kinase 2, TEF <text:s/>- <text:s/>thyrotrophic embryonic factor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KHDRBS1 <text:s/>- <text:s/>kh domain containing, rna binding, signal transduction associated 1, TAF8 <text:s/>- <text:s/>taf8 rna polymerase ii, tata box binding protein (tbp)-associated factor, 43kda, NEUROG1 <text:s/>- <text:s/>neurogenin 1, KLF1 <text:s/>- <text:s/>kruppel-like factor 1 (erythroid), RAP2A <text:s/>- <text:s/>rap2a, member of ras oncogene family, FNIP1 <text:s/>- <text:s/>folliculin interacting protein 1, HEY2 <text:s/>- <text:s/>hairy/enhancer-of-split related with yrpw motif 2, RARA <text:s/>- <text:s/>retinoic acid receptor, alpha, CDK5RAP3 <text:s/>- <text:s/>cdk5 regulatory subunit associated protein 3, NEUROG3 <text:s/>- <text:s/>neurogenin 3, TGFB3 <text:s/>- <text:s/>transforming growth factor, beta 3, TGFB1I1 <text:s/>- <text:s/>transforming growth factor beta 1 induced transcript 1, ARID4A <text:s/>- <text:s/>at rich interactive domain 4a (rbp1-like), RASD2 <text:s/>- <text:s/>rasd family, member 2, SIX2 <text:s/>- <text:s/>six homeobox 2, FOSB <text:s/>- <text:s/>fbj murine osteosarcoma viral oncogene homolog b, CKS2 <text:s/>- <text:s/>cdc28 protein kinase regulatory subunit 2, THBS1 <text:s/>- <text:s/>thrombospondin 1, CDCA2 <text:s/>- <text:s/>cell division cycle associated 2, CIRBP <text:s/>- <text:s/>cold inducible rna binding protein, DMRTC2 <text:s/>- <text:s/>dmrt-like family c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000405" calcext:value-type="float">
            <text:p>4.05E-08</text:p>
          </table:table-cell>
          <table:table-cell office:value-type="float" office:value="0.0000115" calcext:value-type="float">
            <text:p>0.0000115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CREG1 <text:s/>- <text:s/>cellular repressor of e1a-stimulated genes 1, FBXO18 <text:s/>- <text:s/>f-box protein, helicase, 18, ZFP36L2 <text:s/>- <text:s/>zfp36 ring finger protein-like 2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BLM <text:s/>- <text:s/>bloom syndrome, recq helicase-like, DEPDC1 <text:s/>- <text:s/>dep domain containing 1, C12orf52 <text:s/>- <text:s/>chromosome 12 open reading frame 52, PER2 <text:s/>- <text:s/>period circadian clock 2, ELAVL1 <text:s/>- <text:s/>elav (embryonic lethal, abnormal vision, drosophila)-like 1 (hu antigen r), LDB1 <text:s/>- <text:s/>lim domain binding 1, HOXC6 <text:s/>- <text:s/>homeobox c6, BMP6 <text:s/>- <text:s/>bone morphogenetic protein 6, ABCA7 <text:s/>- <text:s/>atp-binding cassette, sub-family a (abc1), member 7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IST3H2A <text:s/>- <text:s/>histone cluster 3, h2a, RORB <text:s/>- <text:s/>rar-related orphan receptor b, WDTC1 <text:s/>- <text:s/>wd and tetratricopeptide repeats 1, DACT1 <text:s/>- <text:s/>dishevelled-binding antagonist of beta-catenin 1, HES6 <text:s/>- <text:s/>hairy and enhancer of split 6 (drosophila), TMEFF2 <text:s/>- <text:s/>transmembrane protein with egf-like and two follistatin-like domains 2, AP2A1 <text:s/>- <text:s/>adaptor-related protein complex 2, alpha 1 subunit, HES5 <text:s/>- <text:s/>hairy and enhancer of split 5 (drosophila), ACOT8 <text:s/>- <text:s/>acyl-coa thioesterase 8, PRDM5 <text:s/>- <text:s/>pr domain containing 5, CXorf27 <text:s/>- <text:s/>chromosome x open reading frame 27, T <text:s/>- <text:s/>t, brachyury homolog (mouse), HMGB2 <text:s/>- <text:s/>high mobility group box 2, HMGB1 <text:s/>- <text:s/>high mobility group box 1, CCAR1 <text:s/>- <text:s/>cell division cycle and apoptosis regulator 1, CTBP2 <text:s/>- <text:s/>c-terminal binding protein 2, ATF7IP <text:s/>- <text:s/>activating transcription factor 7 interacting protein, TNRC6B <text:s/>- <text:s/>trinucleotide repeat containing 6b, AGO1 <text:s/>- <text:s/>argonaute risc catalytic component 1, ETV6 <text:s/>- <text:s/>ets variant 6, VLDLR <text:s/>- <text:s/>very low density lipoprotein receptor, NCOA2 <text:s/>- <text:s/>nuclear receptor coactivator 2, MSX1 <text:s/>- <text:s/>msh homeobox 1, EZH2 <text:s/>- <text:s/>enhancer of zeste homolog 2 (drosophila), MSX2 <text:s/>- <text:s/>msh homeobox 2, TGIF2 <text:s/>- <text:s/>tgfb-induced factor homeobox 2, HIC1 <text:s/>- <text:s/>hypermethylated in cancer 1, LIN28A <text:s/>- <text:s/>lin-28 homolog a (c. elegans), HOXB4 <text:s/>- <text:s/>homeobox b4, JUN <text:s/>- <text:s/>jun proto-oncogene, PASK <text:s/>- <text:s/>pas domain containing serine/threonine kinas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GATA3 <text:s/>- <text:s/>gata binding protein 3, HNRNPA1 <text:s/>- <text:s/>heterogeneous nuclear ribonucleoprotein a1, HNRNPC <text:s/>- <text:s/>heterogeneous nuclear ribonucleoprotein c (c1/c2), ZNF830 <text:s/>- <text:s/>zinc finger protein 830, NANOS1 <text:s/>- <text:s/>nanos homolog 1 (drosophila)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ENC1 <text:s/>- <text:s/>ectodermal-neural cortex 1 (with btb domain), SIN3A <text:s/>- <text:s/>sin3 transcription regulator family member a, MAP3K10 <text:s/>- <text:s/>mitogen-activated protein kinase kinase kinase 10, PBXIP1 <text:s/>- <text:s/>pre-b-cell leukemia homeobox interacting protein 1, CBX8 <text:s/>- <text:s/>chromobox homolog 8, FOXM1 <text:s/>- <text:s/>forkhead box m1, FOXO1 <text:s/>- <text:s/>forkhead box o1, ERRFI1 <text:s/>- <text:s/>erbb receptor feedback inhibitor 1, IGF2BP2 <text:s/>- <text:s/>insulin-like growth factor 2 mrna binding protein 2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SCAI <text:s/>- <text:s/>suppressor of cancer cell invasion, MNT <text:s/>- <text:s/>mnt, max dimerization protein, VIMP <text:s/>- <text:s/>vcp-interacting membrane protein, ARNTL <text:s/>- <text:s/>aryl hydrocarbon receptor nuclear translocator-like, FGFR2 <text:s/>- <text:s/>fibroblast growth factor receptor 2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TG2 <text:s/>- <text:s/>btg family, member 2, GMNN <text:s/>- <text:s/>geminin, dna replication inhibitor, KHSRP <text:s/>- <text:s/>kh-type splicing regulatory protein, PEG3 <text:s/>- <text:s/>paternally expressed 3, LRP8 <text:s/>- <text:s/>low density lipoprotein receptor-related protein 8, apolipoprotein e receptor, GZF1 <text:s/>- <text:s/>gdnf-inducible zinc finger protein 1, TBX15 <text:s/>- <text:s/>t-box 15, DAXX <text:s/>- <text:s/>death-domain associated protein, INSM1 <text:s/>- <text:s/>insulinoma-associated 1, NDUFA13 <text:s/>- <text:s/>nadh dehydrogenase (ubiquinone) 1 alpha subcomplex, 13, PCBP3 <text:s/>- <text:s/>poly(rc) binding protein 3, DAPK1 <text:s/>- <text:s/>death-associated protein kinase 1, ARX <text:s/>- <text:s/>aristaless related homeobox, LARP1 <text:s/>- <text:s/>la ribonucleoprotein domain family, member 1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OB2 <text:s/>- <text:s/>transducer of erbb2, 2, TLE4 <text:s/>- <text:s/>transducin-like enhancer of split 4 (e(sp1) homolog, drosophila)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MYOCD <text:s/>- <text:s/>myocardin, HDAC9 <text:s/>- <text:s/>histone deacetylase 9, HBEGF <text:s/>- <text:s/>heparin-binding egf-like growth factor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NF2 <text:s/>- <text:s/>neurofibromin 2 (merlin), KHDRBS1 <text:s/>- <text:s/>kh domain containing, rna binding, signal transduction associated 1, HIST1H2AA <text:s/>- <text:s/>histone cluster 1, h2aa, FNIP1 <text:s/>- <text:s/>folliculin interacting protein 1, HEY2 <text:s/>- <text:s/>hairy/enhancer-of-split related with yrpw motif 2, SIX1 <text:s/>- <text:s/>six homeobox 1, RARA <text:s/>- <text:s/>retinoic acid receptor, alpha, NEUROG3 <text:s/>- <text:s/>neurogenin 3, SFRP1 <text:s/>- <text:s/>secreted frizzled-related protein 1, SF1 <text:s/>- <text:s/>splicing factor 1, MXD1 <text:s/>- <text:s/>max dimerization protein 1, TGFB3 <text:s/>- <text:s/>transforming growth factor, beta 3, PIAS4 <text:s/>- <text:s/>protein inhibitor of activated stat, 4, RBM4 <text:s/>- <text:s/>rna binding motif protein 4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CUL3 <text:s/>- <text:s/>cullin 3, CIRBP <text:s/>- <text:s/>cold inducible rna binding protein, HIST1H2AG <text:s/>- <text:s/>histone cluster 1, h2ag, KLF10 <text:s/>- <text:s/>kruppel-like factor 10, CCND1 <text:s/>- <text:s/>cyclin d1, GSK3B <text:s/>- <text:s/>glycogen synthase kinase 3 beta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00442" calcext:value-type="float">
            <text:p>4.42E-08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2003" calcext:value-type="float">
            <text:p>200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[CCNK <text:s/>- <text:s/>cyclin k, SIX5 <text:s/>- <text:s/>six homeobox 5, LHX1 <text:s/>- <text:s/>lim homeobox 1, MAPRE3 <text:s/>- <text:s/>microtubule-associated protein, rp/eb family, member 3, NFATC2IP <text:s/>- <text:s/>nuclear factor of activated t-cells, cytoplasmic, calcineurin-dependent 2 interacting protein, CASZ1 <text:s/>- <text:s/>castor zinc finger 1, PLAC8 <text:s/>- <text:s/>placenta-specific 8, ELK1 <text:s/>- <text:s/>elk1, member of ets oncogene family, RFX2 <text:s/>- <text:s/>regulatory factor x, 2 (influences hla class ii expression), ABAT <text:s/>- <text:s/>4-aminobutyrate aminotransferase, GRHL2 <text:s/>- <text:s/>grainyhead-like 2 (drosophila), EPAS1 <text:s/>- <text:s/>endothelial pas domain protein 1, ZFP36L2 <text:s/>- <text:s/>zfp36 ring finger protein-like 2, SIRT2 <text:s/>- <text:s/>sirtuin 2, ENG <text:s/>- <text:s/>endoglin, SP3 <text:s/>- <text:s/>sp3 transcription factor, SP1 <text:s/>- <text:s/>sp1 transcription factor, RLN2 <text:s/>- <text:s/>relaxin 2, BRD8 <text:s/>- <text:s/>bromodomain containing 8, PPP1R12A <text:s/>- <text:s/>protein phosphatase 1, regulatory subunit 12a, APLF <text:s/>- <text:s/>aprataxin and pnkp like factor, SOX9 <text:s/>- <text:s/>sry (sex determining region y)-box 9, BLM <text:s/>- <text:s/>bloom syndrome, recq helicase-like, ACR <text:s/>- <text:s/>acrosin, SOX4 <text:s/>- <text:s/>sry (sex determining region y)-box 4, GRHL1 <text:s/>- <text:s/>grainyhead-like 1 (drosophila), ALYREF <text:s/>- <text:s/>aly/ref export factor, GRHL3 <text:s/>- <text:s/>grainyhead-like 3 (drosophila), WBP2 <text:s/>- <text:s/>ww domain binding protein 2, SOX1 <text:s/>- <text:s/>sry (sex determining region y)-box 1, ELAVL1 <text:s/>- <text:s/>elav (embryonic lethal, abnormal vision, drosophila)-like 1 (hu antigen r)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CNOT1 <text:s/>- <text:s/>ccr4-not transcription complex, subunit 1, MYRF <text:s/>- <text:s/>myelin regulatory factor, PPM1A <text:s/>- <text:s/>protein phosphatase, mg2+/mn2+ dependent, 1a, VGLL1 <text:s/>- <text:s/>vestigial like 1 (drosophila), ACVR1 <text:s/>- <text:s/>activin a receptor, type i, NABP2 <text:s/>- <text:s/>nucleic acid binding protein 2, PRDM9 <text:s/>- <text:s/>pr domain containing 9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NRNPLL <text:s/>- <text:s/>heterogeneous nuclear ribonucleoprotein l-like, SERTAD1 <text:s/>- <text:s/>serta domain containing 1, SSBP3 <text:s/>- <text:s/>single stranded dna binding protein 3, ADCYAP1R1 <text:s/>- <text:s/>adenylate cyclase activating polypeptide 1 (pituitary) receptor type i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POU3F2 <text:s/>- <text:s/>pou class 3 homeobox 2, POU2F2 <text:s/>- <text:s/>pou class 2 homeobox 2, ONECUT2 <text:s/>- <text:s/>one cut homeobox 2, KLF6 <text:s/>- <text:s/>kruppel-like factor 6, BARHL2 <text:s/>- <text:s/>barh-like homeobox 2, BOLL <text:s/>- <text:s/>bol, boule-like (drosophila)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VPS35 <text:s/>- <text:s/>vacuolar protein sorting 35 homolog (s. cerevisiae)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TNRC6B <text:s/>- <text:s/>trinucleotide repeat containing 6b, ATF7IP <text:s/>- <text:s/>activating transcription factor 7 interacting protein, SETD3 <text:s/>- <text:s/>set domain containing 3, AGO1 <text:s/>- <text:s/>argonaute risc catalytic component 1, CREB3L3 <text:s/>- <text:s/>camp responsive element binding protein 3-like 3, COA3 <text:s/>- <text:s/>cytochrome c oxidase assembly factor 3, ETV4 <text:s/>- <text:s/>ets variant 4, ETV6 <text:s/>- <text:s/>ets variant 6, C11orf35 <text:s/>- <text:s/>chromosome 11 open reading frame 35, PTF1A <text:s/>- <text:s/>pancreas specific transcription factor, 1a, CKAP2 <text:s/>- <text:s/>cytoskeleton associated protein 2, MSX1 <text:s/>- <text:s/>msh homeobox 1, NCOA2 <text:s/>- <text:s/>nuclear receptor coactivator 2, CALM3 <text:s/>- <text:s/>calmodulin 3 (phosphorylase kinase, delta), VCP <text:s/>- <text:s/>valosin containing protein, MED21 <text:s/>- <text:s/>mediator complex subunit 21, CREB3 <text:s/>- <text:s/>camp responsive element binding protein 3, NEK7 <text:s/>- <text:s/>nima-related kinase 7, FZD2 <text:s/>- <text:s/>frizzled family receptor 2, HIF1A <text:s/>- <text:s/>hypoxia inducible factor 1, alpha subunit (basic helix-loop-helix transcription factor), LIN28A <text:s/>- <text:s/>lin-28 homolog a (c. elegans), CCT6A <text:s/>- <text:s/>chaperonin containing tcp1, subunit 6a (zeta 1), HOXB4 <text:s/>- <text:s/>homeobox b4, POLDIP3 <text:s/>- <text:s/>polymerase (dna-directed), delta interacting protein 3, PASK <text:s/>- <text:s/>pas domain containing serine/threonine kinase, JUN <text:s/>- <text:s/>jun proto-oncogene, EHF <text:s/>- <text:s/>ets homologous factor, STAT3 <text:s/>- <text:s/>signal transducer and activator of transcription 3 (acute-phase response factor), JUNB <text:s/>- <text:s/>jun b proto-oncogene, ERG <text:s/>- <text:s/>v-ets avian erythroblastosis virus e26 oncogene homolog, UBB <text:s/>- <text:s/>ubiquitin b, E2F8 <text:s/>- <text:s/>e2f transcription factor 8, ESRRB <text:s/>- <text:s/>estrogen-related receptor beta, HNRNPL <text:s/>- <text:s/>heterogeneous nuclear ribonucleoprotein l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FAM178A <text:s/>- <text:s/>family with sequence similarity 178, member a, GATA3 <text:s/>- <text:s/>gata binding protein 3, HNRNPA1 <text:s/>- <text:s/>heterogeneous nuclear ribonucleoprotein a1, HMGN3 <text:s/>- <text:s/>high mobility group nucleosomal binding domain 3, HNRNPAB <text:s/>- <text:s/>heterogeneous nuclear ribonucleoprotein a/b, BAMBI <text:s/>- <text:s/>bmp and activin membrane-bound inhibitor, NANOS1 <text:s/>- <text:s/>nanos homolog 1 (drosophila), TMEM161A <text:s/>- <text:s/>transmembrane protein 161a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FOXK2 <text:s/>- <text:s/>forkhead box k2, PAX1 <text:s/>- <text:s/>paired box 1, CDK1 <text:s/>- <text:s/>cyclin-dependent kinase 1, PAX6 <text:s/>- <text:s/>paired box 6, CDH1 <text:s/>- <text:s/>cadherin 1, type 1, e-cadherin (epithelial), PAX3 <text:s/>- <text:s/>paired box 3, TOX3 <text:s/>- <text:s/>tox high mobility group box family member 3, ARID3B <text:s/>- <text:s/>at rich interactive domain 3b (bright-like), CXCL9 <text:s/>- <text:s/>chemokine (c-x-c motif) ligand 9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MLH1 <text:s/>- <text:s/>mutl homolog 1, colon cancer, nonpolyposis type 2 (e. coli), CD74 <text:s/>- <text:s/>cd74 molecule, major histocompatibility complex, class ii invariant chain, ZNF287 <text:s/>- <text:s/>zinc finger protein 287, FOXM1 <text:s/>- <text:s/>forkhead box m1, USP16 <text:s/>- <text:s/>ubiquitin specific peptidase 16, CBX8 <text:s/>- <text:s/>chromobox homolog 8, FOXO1 <text:s/>- <text:s/>forkhead box o1, ILF2 <text:s/>- <text:s/>interleukin enhancer binding factor 2, MSH6 <text:s/>- <text:s/>muts homolog 6 (e. coli), SOST <text:s/>- <text:s/>sclerostin, FOXC1 <text:s/>- <text:s/>forkhead box c1, IL4 <text:s/>- <text:s/>interleukin 4, RPS6KA5 <text:s/>- <text:s/>ribosomal protein s6 kinase, 90kda, polypeptide 5, GUCA2A <text:s/>- <text:s/>guanylate cyclase activator 2a (guanylin)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PAK3 <text:s/>- <text:s/>p21 protein (cdc42/rac)-activated kinase 3, FGFR2 <text:s/>- <text:s/>fibroblast growth factor receptor 2, ARNTL <text:s/>- <text:s/>aryl hydrocarbon receptor nuclear translocator-like, H2AFZ <text:s/>- <text:s/>h2a histone family, member z, H2AFX <text:s/>- <text:s/>h2a histone family, member x, PAX8 <text:s/>- <text:s/>paired box 8, AURKB <text:s/>- <text:s/>aurora kinase b, PDGFRB <text:s/>- <text:s/>platelet-derived growth factor receptor, beta polypeptide, ISL1 <text:s/>- <text:s/>isl lim homeobox 1, MAML1 <text:s/>- <text:s/>mastermind-like 1 (drosophila), TARBP2 <text:s/>- <text:s/>tar (hiv-1) rna binding protein 2, BCLAF1 <text:s/>- <text:s/>bcl2-associated transcription factor 1, ARID1B <text:s/>- <text:s/>at rich interactive domain 1b (swi1-like), BTG2 <text:s/>- <text:s/>btg family, member 2, MED30 <text:s/>- <text:s/>mediator complex subunit 30, KHSRP <text:s/>- <text:s/>kh-type splicing regulatory protein, MEF2D <text:s/>- <text:s/>myocyte enhancer factor 2d, PEG3 <text:s/>- <text:s/>paternally expressed 3, CEBPG <text:s/>- <text:s/>ccaat/enhancer binding protein (c/ebp), gamma, PCNA <text:s/>- <text:s/>proliferating cell nuclear antigen, PRDM2 <text:s/>- <text:s/>pr domain containing 2, with znf domain, INSIG1 <text:s/>- <text:s/>insulin induced gene 1, CCT7 <text:s/>- <text:s/>chaperonin containing tcp1, subunit 7 (eta), CXCL10 <text:s/>- <text:s/>chemokine (c-x-c motif) ligand 10, PTPN1 <text:s/>- <text:s/>protein tyrosine phosphatase, non-receptor type 1, IRF6 <text:s/>- <text:s/>interferon regulatory factor 6, LARP1 <text:s/>- <text:s/>la ribonucleoprotein domain family, member 1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TRPV1 <text:s/>- <text:s/>transient receptor potential cation channel, subfamily v, member 1, NKX6-1 <text:s/>- <text:s/>nk6 homeobox 1, NKX3-1 <text:s/>- <text:s/>nk3 homeobox 1, STOML2 <text:s/>- <text:s/>stomatin (epb72)-like 2, ATP1B4 <text:s/>- <text:s/>atpase, na+/k+ transporting, beta 4 polypeptide, PAF1 <text:s/>- <text:s/>paf1, rna polymerase ii associated factor, homolog (s. cerevisiae), MYOCD <text:s/>- <text:s/>myocardin, NOX4 <text:s/>- <text:s/>nadph oxidase 4, PITX2 <text:s/>- <text:s/>paired-like homeodomain 2, PITX3 <text:s/>- <text:s/>paired-like homeodomain 3, NEK2 <text:s/>- <text:s/>nima-related kinase 2, SHC1 <text:s/>- <text:s/>shc (src homology 2 domain containing) transforming protein 1, PNPT1 <text:s/>- <text:s/>polyribonucleotide nucleotidyltransferase 1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KHDRBS1 <text:s/>- <text:s/>kh domain containing, rna binding, signal transduction associated 1, TAF8 <text:s/>- <text:s/>taf8 rna polymerase ii, tata box binding protein (tbp)-associated factor, 43kda, NEUROG1 <text:s/>- <text:s/>neurogenin 1, HEY2 <text:s/>- <text:s/>hairy/enhancer-of-split related with yrpw motif 2, SIX1 <text:s/>- <text:s/>six homeobox 1, KLF1 <text:s/>- <text:s/>kruppel-like factor 1 (erythroid)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DNM2 <text:s/>- <text:s/>dynamin 2, SMAD2 <text:s/>- <text:s/>smad family member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SLX1A <text:s/>- <text:s/>slx1 structure-specific endonuclease subunit homolog a (s. cerevisiae), THBS1 <text:s/>- <text:s/>thrombospondin 1, CKS2 <text:s/>- <text:s/>cdc28 protein kinase regulatory subunit 2, CIRBP <text:s/>- <text:s/>cold inducible rna binding protein, SMAD6 <text:s/>- <text:s/>smad family member 6, GSK3B <text:s/>- <text:s/>glycogen synthase kinase 3 beta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0045" calcext:value-type="float">
            <text:p>0.000000045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2003" calcext:value-type="float">
            <text:p>200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CCNK <text:s/>- <text:s/>cyclin k, LHX1 <text:s/>- <text:s/>lim homeobox 1, SIX5 <text:s/>- <text:s/>six homeobox 5, NFATC2IP <text:s/>- <text:s/>nuclear factor of activated t-cells, cytoplasmic, calcineurin-dependent 2 interacting protein, MAPRE3 <text:s/>- <text:s/>microtubule-associated protein, rp/eb family, member 3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BRD8 <text:s/>- <text:s/>bromodomain containing 8, SOX9 <text:s/>- <text:s/>sry (sex determining region y)-box 9, PPP1R12A <text:s/>- <text:s/>protein phosphatase 1, regulatory subunit 12a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BARHL1 <text:s/>- <text:s/>barh-like homeobox 1, LDB1 <text:s/>- <text:s/>lim domain binding 1, ATF6B <text:s/>- <text:s/>activating transcription factor 6 beta, IER5 <text:s/>- <text:s/>immediate early response 5, ANKRD49 <text:s/>- <text:s/>ankyrin repeat domain 49, CRTC2 <text:s/>- <text:s/>creb regulated transcription coactivator 2, TOPORS <text:s/>- <text:s/>topoisomerase i binding, arginine/serine-rich, e3 ubiquitin protein ligase, BMP6 <text:s/>- <text:s/>bone morphogenetic protein 6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RORB <text:s/>- <text:s/>rar-related orphan receptor b, SERTAD3 <text:s/>- <text:s/>serta domain containing 3, RORC <text:s/>- <text:s/>rar-related orphan receptor c, ADCYAP1 <text:s/>- <text:s/>adenylate cyclase activating polypeptide 1 (pituitary), POU3F1 <text:s/>- <text:s/>pou class 3 homeobox 1, E2F3 <text:s/>- <text:s/>e2f transcription factor 3, POU3F2 <text:s/>- <text:s/>pou class 3 homeobox 2, POU2F2 <text:s/>- <text:s/>pou class 2 homeobox 2, ONECUT2 <text:s/>- <text:s/>one cut homeobox 2, KLF6 <text:s/>- <text:s/>kruppel-like factor 6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ETV4 <text:s/>- <text:s/>ets variant 4, ETV6 <text:s/>- <text:s/>ets variant 6, PTF1A <text:s/>- <text:s/>pancreas specific transcription factor, 1a, CKAP2 <text:s/>- <text:s/>cytoskeleton associated protein 2, NCOA2 <text:s/>- <text:s/>nuclear receptor coactivator 2, MSX1 <text:s/>- <text:s/>msh homeobox 1, MED21 <text:s/>- <text:s/>mediator complex subunit 21, CREB3 <text:s/>- <text:s/>camp responsive element binding protein 3, FZD2 <text:s/>- <text:s/>frizzled family receptor 2, HIF1A <text:s/>- <text:s/>hypoxia inducible factor 1, alpha subunit (basic helix-loop-helix transcription factor), HOXB4 <text:s/>- <text:s/>homeobox b4, JUN <text:s/>- <text:s/>jun proto-oncogene, EHF <text:s/>- <text:s/>ets homologous factor, STAT3 <text:s/>- <text:s/>signal transducer and activator of transcription 3 (acute-phase response factor), JUNB <text:s/>- <text:s/>jun b proto-oncogene, E2F8 <text:s/>- <text:s/>e2f transcription factor 8, ERG <text:s/>- <text:s/>v-ets avian erythroblastosis virus e26 oncogene homolog, UBB <text:s/>- <text:s/>ubiquitin b, ESRRB <text:s/>- <text:s/>estrogen-related receptor beta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PAX1 <text:s/>- <text:s/>paired box 1, CDH1 <text:s/>- <text:s/>cadherin 1, type 1, e-cadherin (epithelial), PAX6 <text:s/>- <text:s/>paired box 6, ARID3B <text:s/>- <text:s/>at rich interactive domain 3b (bright-like), TOX3 <text:s/>- <text:s/>tox high mobility group box family member 3, PAX3 <text:s/>- <text:s/>paired box 3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BCLAF1 <text:s/>- <text:s/>bcl2-associated transcription factor 1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INSIG1 <text:s/>- <text:s/>insulin induced gene 1, PRDM2 <text:s/>- <text:s/>pr domain containing 2, with znf domain, CXCL10 <text:s/>- <text:s/>chemokine (c-x-c motif) ligand 10, IRF6 <text:s/>- <text:s/>interferon regulatory factor 6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ATP1B4 <text:s/>- <text:s/>atpase, na+/k+ transporting, beta 4 polypeptide, PAF1 <text:s/>- <text:s/>paf1, rna polymerase ii associated factor, homolog (s. cerevisiae), MYOCD <text:s/>- <text:s/>myocardin, PITX2 <text:s/>- <text:s/>paired-like homeodomain 2, PITX3 <text:s/>- <text:s/>paired-like homeodomain 3, SHC1 <text:s/>- <text:s/>shc (src homology 2 domain containing) transforming protein 1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TAF8 <text:s/>- <text:s/>taf8 rna polymerase ii, tata box binding protein (tbp)-associated factor, 43kda, HEY2 <text:s/>- <text:s/>hairy/enhancer-of-split related with yrpw motif 2, NEUROG1 <text:s/>- <text:s/>neurogenin 1, KLF1 <text:s/>- <text:s/>kruppel-like factor 1 (erythroid), SIX1 <text:s/>- <text:s/>six homeobox 1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DNM2 <text:s/>- <text:s/>dynamin 2, SMAD2 <text:s/>- <text:s/>smad family member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CKS2 <text:s/>- <text:s/>cdc28 protein kinase regulatory subunit 2, GSK3B <text:s/>- <text:s/>glycogen synthase kinase 3 beta, SMAD6 <text:s/>- <text:s/>smad family member 6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0045" calcext:value-type="float">
            <text:p>0.000000045</text:p>
          </table:table-cell>
          <table:table-cell office:value-type="float" office:value="0.0000121" calcext:value-type="float">
            <text:p>0.0000121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2003" calcext:value-type="float">
            <text:p>200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CCNK <text:s/>- <text:s/>cyclin k, LHX1 <text:s/>- <text:s/>lim homeobox 1, SIX5 <text:s/>- <text:s/>six homeobox 5, NFATC2IP <text:s/>- <text:s/>nuclear factor of activated t-cells, cytoplasmic, calcineurin-dependent 2 interacting protein, MAPRE3 <text:s/>- <text:s/>microtubule-associated protein, rp/eb family, member 3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BRD8 <text:s/>- <text:s/>bromodomain containing 8, SOX9 <text:s/>- <text:s/>sry (sex determining region y)-box 9, PPP1R12A <text:s/>- <text:s/>protein phosphatase 1, regulatory subunit 12a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BARHL1 <text:s/>- <text:s/>barh-like homeobox 1, LDB1 <text:s/>- <text:s/>lim domain binding 1, ATF6B <text:s/>- <text:s/>activating transcription factor 6 beta, IER5 <text:s/>- <text:s/>immediate early response 5, ANKRD49 <text:s/>- <text:s/>ankyrin repeat domain 49, CRTC2 <text:s/>- <text:s/>creb regulated transcription coactivator 2, TOPORS <text:s/>- <text:s/>topoisomerase i binding, arginine/serine-rich, e3 ubiquitin protein ligase, BMP6 <text:s/>- <text:s/>bone morphogenetic protein 6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RORB <text:s/>- <text:s/>rar-related orphan receptor b, SERTAD3 <text:s/>- <text:s/>serta domain containing 3, RORC <text:s/>- <text:s/>rar-related orphan receptor c, ADCYAP1 <text:s/>- <text:s/>adenylate cyclase activating polypeptide 1 (pituitary), POU3F1 <text:s/>- <text:s/>pou class 3 homeobox 1, E2F3 <text:s/>- <text:s/>e2f transcription factor 3, POU3F2 <text:s/>- <text:s/>pou class 3 homeobox 2, POU2F2 <text:s/>- <text:s/>pou class 2 homeobox 2, ONECUT2 <text:s/>- <text:s/>one cut homeobox 2, KLF6 <text:s/>- <text:s/>kruppel-like factor 6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ETV4 <text:s/>- <text:s/>ets variant 4, ETV6 <text:s/>- <text:s/>ets variant 6, PTF1A <text:s/>- <text:s/>pancreas specific transcription factor, 1a, CKAP2 <text:s/>- <text:s/>cytoskeleton associated protein 2, NCOA2 <text:s/>- <text:s/>nuclear receptor coactivator 2, MSX1 <text:s/>- <text:s/>msh homeobox 1, MED21 <text:s/>- <text:s/>mediator complex subunit 21, CREB3 <text:s/>- <text:s/>camp responsive element binding protein 3, FZD2 <text:s/>- <text:s/>frizzled family receptor 2, HIF1A <text:s/>- <text:s/>hypoxia inducible factor 1, alpha subunit (basic helix-loop-helix transcription factor), HOXB4 <text:s/>- <text:s/>homeobox b4, JUN <text:s/>- <text:s/>jun proto-oncogene, EHF <text:s/>- <text:s/>ets homologous factor, STAT3 <text:s/>- <text:s/>signal transducer and activator of transcription 3 (acute-phase response factor), JUNB <text:s/>- <text:s/>jun b proto-oncogene, E2F8 <text:s/>- <text:s/>e2f transcription factor 8, UBB <text:s/>- <text:s/>ubiquitin b, ERG <text:s/>- <text:s/>v-ets avian erythroblastosis virus e26 oncogene homolog, ESRRB <text:s/>- <text:s/>estrogen-related receptor beta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PAX1 <text:s/>- <text:s/>paired box 1, CDH1 <text:s/>- <text:s/>cadherin 1, type 1, e-cadherin (epithelial), PAX6 <text:s/>- <text:s/>paired box 6, ARID3B <text:s/>- <text:s/>at rich interactive domain 3b (bright-like), TOX3 <text:s/>- <text:s/>tox high mobility group box family member 3, PAX3 <text:s/>- <text:s/>paired box 3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BCLAF1 <text:s/>- <text:s/>bcl2-associated transcription factor 1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INSIG1 <text:s/>- <text:s/>insulin induced gene 1, PRDM2 <text:s/>- <text:s/>pr domain containing 2, with znf domain, CXCL10 <text:s/>- <text:s/>chemokine (c-x-c motif) ligand 10, IRF6 <text:s/>- <text:s/>interferon regulatory factor 6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ATP1B4 <text:s/>- <text:s/>atpase, na+/k+ transporting, beta 4 polypeptide, PAF1 <text:s/>- <text:s/>paf1, rna polymerase ii associated factor, homolog (s. cerevisiae), MYOCD <text:s/>- <text:s/>myocardin, PITX2 <text:s/>- <text:s/>paired-like homeodomain 2, PITX3 <text:s/>- <text:s/>paired-like homeodomain 3, SHC1 <text:s/>- <text:s/>shc (src homology 2 domain containing) transforming protein 1, TEF <text:s/>- <text:s/>thyrotrophic embryonic factor, DLX1 <text:s/>- <text:s/>distal-less homeobox 1, SHH <text:s/>- <text:s/>sonic hedgehog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TAF8 <text:s/>- <text:s/>taf8 rna polymerase ii, tata box binding protein (tbp)-associated factor, 43kda, NEUROG1 <text:s/>- <text:s/>neurogenin 1, HEY2 <text:s/>- <text:s/>hairy/enhancer-of-split related with yrpw motif 2, KLF1 <text:s/>- <text:s/>kruppel-like factor 1 (erythroid), SIX1 <text:s/>- <text:s/>six homeobox 1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SMAD2 <text:s/>- <text:s/>smad family member 2, DNM2 <text:s/>- <text:s/>dynamin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CKS2 <text:s/>- <text:s/>cdc28 protein kinase regulatory subunit 2, GSK3B <text:s/>- <text:s/>glycogen synthase kinase 3 beta, SMAD6 <text:s/>- <text:s/>smad family member 6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00459" calcext:value-type="float">
            <text:p>4.59E-08</text:p>
          </table:table-cell>
          <table:table-cell office:value-type="float" office:value="0.0000121" calcext:value-type="float">
            <text:p>0.0000121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2003" calcext:value-type="float">
            <text:p>200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CCNK <text:s/>- <text:s/>cyclin k, SIX5 <text:s/>- <text:s/>six homeobox 5, LHX1 <text:s/>- <text:s/>lim homeobox 1, MAPRE3 <text:s/>- <text:s/>microtubule-associated protein, rp/eb family, member 3, NFATC2IP <text:s/>- <text:s/>nuclear factor of activated t-cells, cytoplasmic, calcineurin-dependent 2 interacting protein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ZFP36L2 <text:s/>- <text:s/>zfp36 ring finger protein-like 2, SIRT2 <text:s/>- <text:s/>sirtuin 2, ENG <text:s/>- <text:s/>endoglin, SP3 <text:s/>- <text:s/>sp3 transcription factor, SP1 <text:s/>- <text:s/>sp1 transcription factor, RLN2 <text:s/>- <text:s/>relaxin 2, BRD8 <text:s/>- <text:s/>bromodomain containing 8, PPP1R12A <text:s/>- <text:s/>protein phosphatase 1, regulatory subunit 12a, APLF <text:s/>- <text:s/>aprataxin and pnkp like factor, SOX9 <text:s/>- <text:s/>sry (sex determining region y)-box 9, BLM <text:s/>- <text:s/>bloom syndrome, recq helicase-like, ACR <text:s/>- <text:s/>acrosin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CNOT1 <text:s/>- <text:s/>ccr4-not transcription complex, subunit 1, MYRF <text:s/>- <text:s/>myelin regulatory factor, PPM1A <text:s/>- <text:s/>protein phosphatase, mg2+/mn2+ dependent, 1a, VGLL1 <text:s/>- <text:s/>vestigial like 1 (drosophila), ACVR1 <text:s/>- <text:s/>activin a receptor, type i, NABP2 <text:s/>- <text:s/>nucleic acid binding protein 2, PRDM9 <text:s/>- <text:s/>pr domain containing 9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NRNPLL <text:s/>- <text:s/>heterogeneous nuclear ribonucleoprotein l-like, SERTAD1 <text:s/>- <text:s/>serta domain containing 1, SSBP3 <text:s/>- <text:s/>single stranded dna binding protein 3, ADCYAP1R1 <text:s/>- <text:s/>adenylate cyclase activating polypeptide 1 (pituitary) receptor type i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POU3F2 <text:s/>- <text:s/>pou class 3 homeobox 2, POU2F2 <text:s/>- <text:s/>pou class 2 homeobox 2, ONECUT2 <text:s/>- <text:s/>one cut homeobox 2, KLF6 <text:s/>- <text:s/>kruppel-like factor 6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TNRC6B <text:s/>- <text:s/>trinucleotide repeat containing 6b, ATF7IP <text:s/>- <text:s/>activating transcription factor 7 interacting protein, SETD3 <text:s/>- <text:s/>set domain containing 3, AGO1 <text:s/>- <text:s/>argonaute risc catalytic component 1, CREB3L3 <text:s/>- <text:s/>camp responsive element binding protein 3-like 3, ETV4 <text:s/>- <text:s/>ets variant 4, ETV6 <text:s/>- <text:s/>ets variant 6, C11orf35 <text:s/>- <text:s/>chromosome 11 open reading frame 35, PTF1A <text:s/>- <text:s/>pancreas specific transcription factor, 1a, CKAP2 <text:s/>- <text:s/>cytoskeleton associated protein 2, MSX1 <text:s/>- <text:s/>msh homeobox 1, NCOA2 <text:s/>- <text:s/>nuclear receptor coactivator 2, CALM3 <text:s/>- <text:s/>calmodulin 3 (phosphorylase kinase, delta), VCP <text:s/>- <text:s/>valosin containing protein, MED21 <text:s/>- <text:s/>mediator complex subunit 21, CREB3 <text:s/>- <text:s/>camp responsive element binding protein 3, NEK7 <text:s/>- <text:s/>nima-related kinase 7, FZD2 <text:s/>- <text:s/>frizzled family receptor 2, HIF1A <text:s/>- <text:s/>hypoxia inducible factor 1, alpha subunit (basic helix-loop-helix transcription factor), LIN28A <text:s/>- <text:s/>lin-28 homolog a (c. elegans), CCT6A <text:s/>- <text:s/>chaperonin containing tcp1, subunit 6a (zeta 1), HOXB4 <text:s/>- <text:s/>homeobox b4, JUN <text:s/>- <text:s/>jun proto-oncogene, EHF <text:s/>- <text:s/>ets homologous factor, JUNB <text:s/>- <text:s/>jun b proto-oncogene, STAT3 <text:s/>- <text:s/>signal transducer and activator of transcription 3 (acute-phase response factor), UBB <text:s/>- <text:s/>ubiquitin b, ERG <text:s/>- <text:s/>v-ets avian erythroblastosis virus e26 oncogene homolog, E2F8 <text:s/>- <text:s/>e2f transcription factor 8, ESRRB <text:s/>- <text:s/>estrogen-related receptor beta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FAM178A <text:s/>- <text:s/>family with sequence similarity 178, member a, GATA3 <text:s/>- <text:s/>gata binding protein 3, HNRNPA1 <text:s/>- <text:s/>heterogeneous nuclear ribonucleoprotein a1, HMGN3 <text:s/>- <text:s/>high mobility group nucleosomal binding domain 3, HNRNPAB <text:s/>- <text:s/>heterogeneous nuclear ribonucleoprotein a/b, BAMBI <text:s/>- <text:s/>bmp and activin membrane-bound inhibitor, NANOS1 <text:s/>- <text:s/>nanos homolog 1 (drosophila), TMEM161A <text:s/>- <text:s/>transmembrane protein 161a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HMX2 <text:s/>- <text:s/>h6 family homeobox 2, FOXK2 <text:s/>- <text:s/>forkhead box k2, PAX1 <text:s/>- <text:s/>paired box 1, CDK1 <text:s/>- <text:s/>cyclin-dependent kinase 1, PAX6 <text:s/>- <text:s/>paired box 6, CDH1 <text:s/>- <text:s/>cadherin 1, type 1, e-cadherin (epithelial), PAX3 <text:s/>- <text:s/>paired box 3, TOX3 <text:s/>- <text:s/>tox high mobility group box family member 3, ARID3B <text:s/>- <text:s/>at rich interactive domain 3b (bright-like), CXCL9 <text:s/>- <text:s/>chemokine (c-x-c motif) ligand 9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MLH1 <text:s/>- <text:s/>mutl homolog 1, colon cancer, nonpolyposis type 2 (e. coli), CD74 <text:s/>- <text:s/>cd74 molecule, major histocompatibility complex, class ii invariant chain, ZNF287 <text:s/>- <text:s/>zinc finger protein 287, FOXM1 <text:s/>- <text:s/>forkhead box m1, USP16 <text:s/>- <text:s/>ubiquitin specific peptidase 16, CBX8 <text:s/>- <text:s/>chromobox homolog 8, FOXO1 <text:s/>- <text:s/>forkhead box o1, ILF2 <text:s/>- <text:s/>interleukin enhancer binding factor 2, MSH6 <text:s/>- <text:s/>muts homolog 6 (e. coli), SOST <text:s/>- <text:s/>sclerostin, FOXC1 <text:s/>- <text:s/>forkhead box c1, IL4 <text:s/>- <text:s/>interleukin 4, RPS6KA5 <text:s/>- <text:s/>ribosomal protein s6 kinase, 90kda, polypeptide 5, GUCA2A <text:s/>- <text:s/>guanylate cyclase activator 2a (guanylin)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PAK3 <text:s/>- <text:s/>p21 protein (cdc42/rac)-activated kinase 3, FGFR2 <text:s/>- <text:s/>fibroblast growth factor receptor 2, ARNTL <text:s/>- <text:s/>aryl hydrocarbon receptor nuclear translocator-like, H2AFZ <text:s/>- <text:s/>h2a histone family, member z, H2AFX <text:s/>- <text:s/>h2a histone family, member x, PAX8 <text:s/>- <text:s/>paired box 8, AURKB <text:s/>- <text:s/>aurora kinase b, PDGFRB <text:s/>- <text:s/>platelet-derived growth factor receptor, beta polypeptide, ISL1 <text:s/>- <text:s/>isl lim homeobox 1, MAML1 <text:s/>- <text:s/>mastermind-like 1 (drosophila), BCLAF1 <text:s/>- <text:s/>bcl2-associated transcription factor 1, ARID1B <text:s/>- <text:s/>at rich interactive domain 1b (swi1-like), BTG2 <text:s/>- <text:s/>btg family, member 2, MED30 <text:s/>- <text:s/>mediator complex subunit 30, KHSRP <text:s/>- <text:s/>kh-type splicing regulatory protein, MEF2D <text:s/>- <text:s/>myocyte enhancer factor 2d, PEG3 <text:s/>- <text:s/>paternally expressed 3, CEBPG <text:s/>- <text:s/>ccaat/enhancer binding protein (c/ebp), gamma, PCNA <text:s/>- <text:s/>proliferating cell nuclear antigen, PRDM2 <text:s/>- <text:s/>pr domain containing 2, with znf domain, INSIG1 <text:s/>- <text:s/>insulin induced gene 1, CCT7 <text:s/>- <text:s/>chaperonin containing tcp1, subunit 7 (eta), CXCL10 <text:s/>- <text:s/>chemokine (c-x-c motif) ligand 10, PTPN1 <text:s/>- <text:s/>protein tyrosine phosphatase, non-receptor type 1, IRF6 <text:s/>- <text:s/>interferon regulatory factor 6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STOML2 <text:s/>- <text:s/>stomatin (epb72)-like 2, ATP1B4 <text:s/>- <text:s/>atpase, na+/k+ transporting, beta 4 polypeptide, PAF1 <text:s/>- <text:s/>paf1, rna polymerase ii associated factor, homolog (s. cerevisiae), MYOCD <text:s/>- <text:s/>myocardin, NOX4 <text:s/>- <text:s/>nadph oxidase 4, PITX2 <text:s/>- <text:s/>paired-like homeodomain 2, PITX3 <text:s/>- <text:s/>paired-like homeodomain 3, NEK2 <text:s/>- <text:s/>nima-related kinase 2, SHC1 <text:s/>- <text:s/>shc (src homology 2 domain containing) transforming protein 1, PNPT1 <text:s/>- <text:s/>polyribonucleotide nucleotidyltransferase 1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TAF8 <text:s/>- <text:s/>taf8 rna polymerase ii, tata box binding protein (tbp)-associated factor, 43kda, HEY2 <text:s/>- <text:s/>hairy/enhancer-of-split related with yrpw motif 2, NEUROG1 <text:s/>- <text:s/>neurogenin 1, SIX1 <text:s/>- <text:s/>six homeobox 1, KLF1 <text:s/>- <text:s/>kruppel-like factor 1 (erythroid)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SMAD2 <text:s/>- <text:s/>smad family member 2, DNM2 <text:s/>- <text:s/>dynamin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SLX1A <text:s/>- <text:s/>slx1 structure-specific endonuclease subunit homolog a (s. cerevisiae), CKS2 <text:s/>- <text:s/>cdc28 protein kinase regulatory subunit 2, SMAD6 <text:s/>- <text:s/>smad family member 6, GSK3B <text:s/>- <text:s/>glycogen synthase kinase 3 beta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00639" calcext:value-type="float">
            <text:p>6.39E-08</text:p>
          </table:table-cell>
          <table:table-cell office:value-type="float" office:value="0.0000165" calcext:value-type="float">
            <text:p>0.0000165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2003" calcext:value-type="float">
            <text:p>200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CCNK <text:s/>- <text:s/>cyclin k, LHX1 <text:s/>- <text:s/>lim homeobox 1, SIX5 <text:s/>- <text:s/>six homeobox 5, NFATC2IP <text:s/>- <text:s/>nuclear factor of activated t-cells, cytoplasmic, calcineurin-dependent 2 interacting protein, MAPRE3 <text:s/>- <text:s/>microtubule-associated protein, rp/eb family, member 3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BRD8 <text:s/>- <text:s/>bromodomain containing 8, PPP1R12A <text:s/>- <text:s/>protein phosphatase 1, regulatory subunit 12a, SOX9 <text:s/>- <text:s/>sry (sex determining region y)-box 9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ELAVL1 <text:s/>- <text:s/>elav (embryonic lethal, abnormal vision, drosophila)-like 1 (hu antigen r)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SUCO <text:s/>- <text:s/>sun domain containing ossification factor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POU3F2 <text:s/>- <text:s/>pou class 3 homeobox 2, POU2F2 <text:s/>- <text:s/>pou class 2 homeobox 2, ONECUT2 <text:s/>- <text:s/>one cut homeobox 2, POMT2 <text:s/>- <text:s/>protein-o-mannosyltransferase 2, KLF6 <text:s/>- <text:s/>kruppel-like factor 6, BARHL2 <text:s/>- <text:s/>barh-like homeobox 2, BOLL <text:s/>- <text:s/>bol, boule-like (drosophila)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COA3 <text:s/>- <text:s/>cytochrome c oxidase assembly factor 3, ETV4 <text:s/>- <text:s/>ets variant 4, ETV6 <text:s/>- <text:s/>ets variant 6, PTF1A <text:s/>- <text:s/>pancreas specific transcription factor, 1a, CKAP2 <text:s/>- <text:s/>cytoskeleton associated protein 2, MSX1 <text:s/>- <text:s/>msh homeobox 1, NCOA2 <text:s/>- <text:s/>nuclear receptor coactivator 2, MED21 <text:s/>- <text:s/>mediator complex subunit 21, CREB3 <text:s/>- <text:s/>camp responsive element binding protein 3, NEK7 <text:s/>- <text:s/>nima-related kinase 7, FZD2 <text:s/>- <text:s/>frizzled family receptor 2, HIF1A <text:s/>- <text:s/>hypoxia inducible factor 1, alpha subunit (basic helix-loop-helix transcription factor), LIN28A <text:s/>- <text:s/>lin-28 homolog a (c. elegans), CCT6A <text:s/>- <text:s/>chaperonin containing tcp1, subunit 6a (zeta 1), HOXB4 <text:s/>- <text:s/>homeobox b4, POLDIP3 <text:s/>- <text:s/>polymerase (dna-directed), delta interacting protein 3, PASK <text:s/>- <text:s/>pas domain containing serine/threonine kinase, JUN <text:s/>- <text:s/>jun proto-oncogene, EHF <text:s/>- <text:s/>ets homologous factor, STAT3 <text:s/>- <text:s/>signal transducer and activator of transcription 3 (acute-phase response factor), JUNB <text:s/>- <text:s/>jun b proto-oncogene, ERG <text:s/>- <text:s/>v-ets avian erythroblastosis virus e26 oncogene homolog, UBB <text:s/>- <text:s/>ubiquitin b, E2F8 <text:s/>- <text:s/>e2f transcription factor 8, ESRRB <text:s/>- <text:s/>estrogen-related receptor beta, HNRNPL <text:s/>- <text:s/>heterogeneous nuclear ribonucleoprotein l, ING5 <text:s/>- <text:s/>inhibitor of growth family, member 5, SALL4 <text:s/>- <text:s/>sal-like 4 (drosophila), ETS2 <text:s/>- <text:s/>v-ets avian erythroblastosis virus e26 oncogene homolog 2, MAP2K6 <text:s/>- <text:s/>mitogen-activated protein kinase kinase 6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NRNPA1 <text:s/>- <text:s/>heterogeneous nuclear ribonucleoprotein a1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CDK1 <text:s/>- <text:s/>cyclin-dependent kinase 1, PAX1 <text:s/>- <text:s/>paired box 1, CDH1 <text:s/>- <text:s/>cadherin 1, type 1, e-cadherin (epithelial), PAX6 <text:s/>- <text:s/>paired box 6, ARID3B <text:s/>- <text:s/>at rich interactive domain 3b (bright-like), TOX3 <text:s/>- <text:s/>tox high mobility group box family member 3, PAX3 <text:s/>- <text:s/>paired box 3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CBX8 <text:s/>- <text:s/>chromobox homolog 8, FOXO1 <text:s/>- <text:s/>forkhead box o1, ILF2 <text:s/>- <text:s/>interleukin enhancer binding factor 2, CHP1 <text:s/>- <text:s/>calcineurin-like ef-hand protein 1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PAK3 <text:s/>- <text:s/>p21 protein (cdc42/rac)-activated kinase 3, FGFR2 <text:s/>- <text:s/>fibroblast growth factor receptor 2, ARNTL <text:s/>- <text:s/>aryl hydrocarbon receptor nuclear translocator-like, H2AFZ <text:s/>- <text:s/>h2a histone family, member z, PAX8 <text:s/>- <text:s/>paired box 8, IRS1 <text:s/>- <text:s/>insulin receptor substrate 1, AURKB <text:s/>- <text:s/>aurora kinase b, PDGFRB <text:s/>- <text:s/>platelet-derived growth factor receptor, beta polypeptide, ISL1 <text:s/>- <text:s/>isl lim homeobox 1, MAML1 <text:s/>- <text:s/>mastermind-like 1 (drosophila), BCLAF1 <text:s/>- <text:s/>bcl2-associated transcription factor 1, TARBP2 <text:s/>- <text:s/>tar (hiv-1) rna binding protein 2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PCNA <text:s/>- <text:s/>proliferating cell nuclear antigen, PRDM2 <text:s/>- <text:s/>pr domain containing 2, with znf domain, INSIG1 <text:s/>- <text:s/>insulin induced gene 1, CCT7 <text:s/>- <text:s/>chaperonin containing tcp1, subunit 7 (eta), CXCL10 <text:s/>- <text:s/>chemokine (c-x-c motif) ligand 10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GOLGA2 <text:s/>- <text:s/>golgin a2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STOML2 <text:s/>- <text:s/>stomatin (epb72)-like 2, ATP1B4 <text:s/>- <text:s/>atpase, na+/k+ transporting, beta 4 polypeptide, PAF1 <text:s/>- <text:s/>paf1, rna polymerase ii associated factor, homolog (s. cerevisiae), MYOCD <text:s/>- <text:s/>myocardin, NOX4 <text:s/>- <text:s/>nadph oxidase 4, PITX2 <text:s/>- <text:s/>paired-like homeodomain 2, PITX3 <text:s/>- <text:s/>paired-like homeodomain 3, NEK2 <text:s/>- <text:s/>nima-related kinase 2, SHC1 <text:s/>- <text:s/>shc (src homology 2 domain containing) transforming protein 1, TEF <text:s/>- <text:s/>thyrotrophic embryonic factor, DLX1 <text:s/>- <text:s/>distal-less homeobox 1, SHH <text:s/>- <text:s/>sonic hedgehog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KHDRBS1 <text:s/>- <text:s/>kh domain containing, rna binding, signal transduction associated 1, TAF8 <text:s/>- <text:s/>taf8 rna polymerase ii, tata box binding protein (tbp)-associated factor, 43kda, NEUROG1 <text:s/>- <text:s/>neurogenin 1, HEY2 <text:s/>- <text:s/>hairy/enhancer-of-split related with yrpw motif 2, KLF1 <text:s/>- <text:s/>kruppel-like factor 1 (erythroid), SIX1 <text:s/>- <text:s/>six homeobox 1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SMAD2 <text:s/>- <text:s/>smad family member 2, DNM2 <text:s/>- <text:s/>dynamin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THBS1 <text:s/>- <text:s/>thrombospondin 1, CKS2 <text:s/>- <text:s/>cdc28 protein kinase regulatory subunit 2, CIRBP <text:s/>- <text:s/>cold inducible rna binding protein, GSK3B <text:s/>- <text:s/>glycogen synthase kinase 3 beta, SMAD6 <text:s/>- <text:s/>smad family member 6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0101" calcext:value-type="float">
            <text:p>0.000000101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2003" calcext:value-type="float">
            <text:p>200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[CCNK <text:s/>- <text:s/>cyclin k, LHX1 <text:s/>- <text:s/>lim homeobox 1, SIX5 <text:s/>- <text:s/>six homeobox 5, NFATC2IP <text:s/>- <text:s/>nuclear factor of activated t-cells, cytoplasmic, calcineurin-dependent 2 interacting protein, MAPRE3 <text:s/>- <text:s/>microtubule-associated protein, rp/eb family, member 3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BRD8 <text:s/>- <text:s/>bromodomain containing 8, SOX9 <text:s/>- <text:s/>sry (sex determining region y)-box 9, PPP1R12A <text:s/>- <text:s/>protein phosphatase 1, regulatory subunit 12a, BLM <text:s/>- <text:s/>bloom syndrome, recq helicase-like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BARHL1 <text:s/>- <text:s/>barh-like homeobox 1, LDB1 <text:s/>- <text:s/>lim domain binding 1, ATF6B <text:s/>- <text:s/>activating transcription factor 6 beta, IER5 <text:s/>- <text:s/>immediate early response 5, ANKRD49 <text:s/>- <text:s/>ankyrin repeat domain 49, CRTC2 <text:s/>- <text:s/>creb regulated transcription coactivator 2, TOPORS <text:s/>- <text:s/>topoisomerase i binding, arginine/serine-rich, e3 ubiquitin protein ligase, BMP6 <text:s/>- <text:s/>bone morphogenetic protein 6, MYRF <text:s/>- <text:s/>myelin regulatory factor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RORB <text:s/>- <text:s/>rar-related orphan receptor b, SERTAD3 <text:s/>- <text:s/>serta domain containing 3, RORC <text:s/>- <text:s/>rar-related orphan receptor c, POLR2I <text:s/>- <text:s/>polymerase (rna) ii (dna directed) polypeptide i, 14.5kda, ADCYAP1 <text:s/>- <text:s/>adenylate cyclase activating polypeptide 1 (pituitary), POU3F1 <text:s/>- <text:s/>pou class 3 homeobox 1, E2F3 <text:s/>- <text:s/>e2f transcription factor 3, POU3F2 <text:s/>- <text:s/>pou class 3 homeobox 2, POU2F2 <text:s/>- <text:s/>pou class 2 homeobox 2, ONECUT2 <text:s/>- <text:s/>one cut homeobox 2, KLF6 <text:s/>- <text:s/>kruppel-like factor 6, BARHL2 <text:s/>- <text:s/>barh-like homeobox 2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HMGN1 <text:s/>- <text:s/>high mobility group nucleosome binding domain 1, T <text:s/>- <text:s/>t, brachyury homolog (mouse), HMGB2 <text:s/>- <text:s/>high mobility group box 2, HMGB1 <text:s/>- <text:s/>high mobility group box 1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ETV4 <text:s/>- <text:s/>ets variant 4, ETV6 <text:s/>- <text:s/>ets variant 6, PTF1A <text:s/>- <text:s/>pancreas specific transcription factor, 1a, CKAP2 <text:s/>- <text:s/>cytoskeleton associated protein 2, NCOA2 <text:s/>- <text:s/>nuclear receptor coactivator 2, MSX1 <text:s/>- <text:s/>msh homeobox 1, MED21 <text:s/>- <text:s/>mediator complex subunit 21, CREB3 <text:s/>- <text:s/>camp responsive element binding protein 3, FZD2 <text:s/>- <text:s/>frizzled family receptor 2, HIF1A <text:s/>- <text:s/>hypoxia inducible factor 1, alpha subunit (basic helix-loop-helix transcription factor), HOXB4 <text:s/>- <text:s/>homeobox b4, JUN <text:s/>- <text:s/>jun proto-oncogene, EHF <text:s/>- <text:s/>ets homologous factor, STAT3 <text:s/>- <text:s/>signal transducer and activator of transcription 3 (acute-phase response factor), JUNB <text:s/>- <text:s/>jun b proto-oncogene, E2F8 <text:s/>- <text:s/>e2f transcription factor 8, ERG <text:s/>- <text:s/>v-ets avian erythroblastosis virus e26 oncogene homolog, UBB <text:s/>- <text:s/>ubiquitin b, ESRRB <text:s/>- <text:s/>estrogen-related receptor beta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PAX1 <text:s/>- <text:s/>paired box 1, CDH1 <text:s/>- <text:s/>cadherin 1, type 1, e-cadherin (epithelial), PAX6 <text:s/>- <text:s/>paired box 6, ARID3B <text:s/>- <text:s/>at rich interactive domain 3b (bright-like), TOX3 <text:s/>- <text:s/>tox high mobility group box family member 3, PAX3 <text:s/>- <text:s/>paired box 3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SOST <text:s/>- <text:s/>sclerostin, FOXC1 <text:s/>- <text:s/>forkhead box c1, IL4 <text:s/>- <text:s/>interleukin 4, RPS6KA5 <text:s/>- <text:s/>ribosomal protein s6 kinase, 90kda, polypeptide 5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BCLAF1 <text:s/>- <text:s/>bcl2-associated transcription factor 1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INSIG1 <text:s/>- <text:s/>insulin induced gene 1, PRDM2 <text:s/>- <text:s/>pr domain containing 2, with znf domain, CXCL10 <text:s/>- <text:s/>chemokine (c-x-c motif) ligand 10, IRF6 <text:s/>- <text:s/>interferon regulatory factor 6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NKX6-1 <text:s/>- <text:s/>nk6 homeobox 1, NKX3-1 <text:s/>- <text:s/>nk3 homeobox 1, ATP1B4 <text:s/>- <text:s/>atpase, na+/k+ transporting, beta 4 polypeptide, PAF1 <text:s/>- <text:s/>paf1, rna polymerase ii associated factor, homolog (s. cerevisiae), MYOCD <text:s/>- <text:s/>myocardin, PITX2 <text:s/>- <text:s/>paired-like homeodomain 2, PITX3 <text:s/>- <text:s/>paired-like homeodomain 3, SHC1 <text:s/>- <text:s/>shc (src homology 2 domain containing) transforming protein 1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TAF8 <text:s/>- <text:s/>taf8 rna polymerase ii, tata box binding protein (tbp)-associated factor, 43kda, HEY2 <text:s/>- <text:s/>hairy/enhancer-of-split related with yrpw motif 2, NEUROG1 <text:s/>- <text:s/>neurogenin 1, KLF1 <text:s/>- <text:s/>kruppel-like factor 1 (erythroid), SIX1 <text:s/>- <text:s/>six homeobox 1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DNM2 <text:s/>- <text:s/>dynamin 2, SMAD2 <text:s/>- <text:s/>smad family member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CKS2 <text:s/>- <text:s/>cdc28 protein kinase regulatory subunit 2, GSK3B <text:s/>- <text:s/>glycogen synthase kinase 3 beta, SMAD6 <text:s/>- <text:s/>smad family member 6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macromolecule metabolic process</text:p>
          </table:table-cell>
          <table:table-cell office:value-type="float" office:value="0.000000103" calcext:value-type="float">
            <text:p>0.000000103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1.13" calcext:value-type="float">
            <text:p>1.13</text:p>
          </table:table-cell>
          <table:table-cell office:value-type="float" office:value="13954" calcext:value-type="float">
            <text:p>13954</text:p>
          </table:table-cell>
          <table:table-cell office:value-type="float" office:value="5728" calcext:value-type="float">
            <text:p>5728</text:p>
          </table:table-cell>
          <table:table-cell office:value-type="float" office:value="2003" calcext:value-type="float">
            <text:p>2003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HNRNPA0 <text:s/>- <text:s/>heterogeneous nuclear ribonucleoprotein a0, PNN <text:s/>- <text:s/>pinin, desmosome associated protein, DCD <text:s/>- <text:s/>dermcidin, GRHL2 <text:s/>- <text:s/>grainyhead-like 2 (drosophila), OS9 <text:s/>- <text:s/>osteosarcoma amplified 9, endoplasmic reticulum lectin, GCNT2 <text:s/>- <text:s/>glucosaminyl (n-acetyl) transferase 2, i-branching enzyme (i blood group), PNRC1 <text:s/>- <text:s/>proline-rich nuclear receptor coactivator 1, CDC42BPG <text:s/>- <text:s/>cdc42 binding protein kinase gamma (dmpk-like), ACACA <text:s/>- <text:s/>acetyl-coa carboxylase alpha, BRD8 <text:s/>- <text:s/>bromodomain containing 8, PLK1 <text:s/>- <text:s/>polo-like kinase 1, ANP32A <text:s/>- <text:s/>acidic (leucine-rich) nuclear phosphoprotein 32 family, member a, GPC3 <text:s/>- <text:s/>glypican 3, ZNF556 <text:s/>- <text:s/>zinc finger protein 556, ACR <text:s/>- <text:s/>acrosin, DEPDC1 <text:s/>- <text:s/>dep domain containing 1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KIF16B <text:s/>- <text:s/>kinesin family member 16b, ZNF672 <text:s/>- <text:s/>zinc finger protein 672, NUS1 <text:s/>- <text:s/>nuclear undecaprenyl pyrophosphate synthase 1 homolog (s. cerevisiae), CTSA <text:s/>- <text:s/>cathepsin a, USP20 <text:s/>- <text:s/>ubiquitin specific peptidase 20, HIST3H3 <text:s/>- <text:s/>histone cluster 3, h3, PPM1A <text:s/>- <text:s/>protein phosphatase, mg2+/mn2+ dependent, 1a, PPM1B <text:s/>- <text:s/>protein phosphatase, mg2+/mn2+ dependent, 1b, ACVR1 <text:s/>- <text:s/>activin a receptor, type i, RNASE9 <text:s/>- <text:s/>ribonuclease, rnase a family, 9 (non-active), WDR3 <text:s/>- <text:s/>wd repeat domain 3, POU3F4 <text:s/>- <text:s/>pou class 3 homeobox 4, MRPS30 <text:s/>- <text:s/>mitochondrial ribosomal protein s30, POU3F3 <text:s/>- <text:s/>pou class 3 homeobox 3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POU3F1 <text:s/>- <text:s/>pou class 3 homeobox 1, POU3F2 <text:s/>- <text:s/>pou class 3 homeobox 2, ZNF275 <text:s/>- <text:s/>zinc finger protein 275, POU2F2 <text:s/>- <text:s/>pou class 2 homeobox 2, POLG <text:s/>- <text:s/>polymerase (dna directed), gamma, SRCAP <text:s/>- <text:s/>snf2-related crebbp activator protein, HES6 <text:s/>- <text:s/>hairy and enhancer of split 6 (drosophila), CHST12 <text:s/>- <text:s/>carbohydrate (chondroitin 4) sulfotransferase 12, POLA1 <text:s/>- <text:s/>polymerase (dna directed), alpha 1, catalytic subunit, L2HGDH <text:s/>- <text:s/>l-2-hydroxyglutarate dehydrogenase, HNRNPUL1 <text:s/>- <text:s/>heterogeneous nuclear ribonucleoprotein u-like 1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PRCP <text:s/>- <text:s/>prolylcarboxypeptidase (angiotensinase c), CHFR <text:s/>- <text:s/>checkpoint with forkhead and ring finger domains, e3 ubiquitin protein ligase, CITED4 <text:s/>- <text:s/>cbp/p300-interacting transactivator, with glu/asp-rich carboxy-terminal domain, 4, N4BP2 <text:s/>- <text:s/>nedd4 binding protein 2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SOX30 <text:s/>- <text:s/>sry (sex determining region y)-box 30, PPP2R5C <text:s/>- <text:s/>protein phosphatase 2, regulatory subunit b', gamma, RNF122 <text:s/>- <text:s/>ring finger protein 122, UBE2C <text:s/>- <text:s/>ubiquitin-conjugating enzyme e2c, PPP2R1A <text:s/>- <text:s/>protein phosphatase 2, regulatory subunit a, alpha, SLBP <text:s/>- <text:s/>stem-loop binding protein, TXLNG <text:s/>- <text:s/>taxilin gamma, DDX52 <text:s/>- <text:s/>dead (asp-glu-ala-asp) box polypeptide 52, PPP2R2B <text:s/>- <text:s/>protein phosphatase 2, regulatory subunit b, beta, ZNF526 <text:s/>- <text:s/>zinc finger protein 526, ALG13 <text:s/>- <text:s/>alg13, udp-n-acetylglucosaminyltransferase subunit, FUT8 <text:s/>- <text:s/>fucosyltransferase 8 (alpha (1,6) fucosyltransferase), DEK <text:s/>- <text:s/>dek oncogene, RMI2 <text:s/>- <text:s/>recq mediated genome instability 2, LIN28A <text:s/>- <text:s/>lin-28 homolog a (c. elegans), CUL5 <text:s/>- <text:s/>cullin 5, RNF165 <text:s/>- <text:s/>ring finger protein 165, TDRKH <text:s/>- <text:s/>tudor and kh domain containing, IWS1 <text:s/>- <text:s/>iws1 homolog (s. cerevisiae), THAP9 <text:s/>- <text:s/>thap domain containing 9, ZNF768 <text:s/>- <text:s/>zinc finger protein 768, GALNT2 <text:s/>- <text:s/>udp-n-acetyl-alpha-d-galactosamine:polypeptide n-acetylgalactosaminyltransferase 2 (galnac-t2), TTLL7 <text:s/>- <text:s/>tubulin tyrosine ligase-like family, member 7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EXD1 <text:s/>- <text:s/>exonuclease 3'-5' domain containing 1, MAP2K1 <text:s/>- <text:s/>mitogen-activated protein kinase kinase 1, NHP2 <text:s/>- <text:s/>nhp2 ribonucleoprotein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PRKCZ <text:s/>- <text:s/>protein kinase c, zeta, PRKCSH <text:s/>- <text:s/>protein kinase c substrate 80k-h, CCDC88A <text:s/>- <text:s/>coiled-coil domain containing 88a, NUP214 <text:s/>- <text:s/>nucleoporin 214kda, BRD3 <text:s/>- <text:s/>bromodomain containing 3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RNF220 <text:s/>- <text:s/>ring finger protein 220, MSH6 <text:s/>- <text:s/>muts homolog 6 (e. coli), CHP1 <text:s/>- <text:s/>calcineurin-like ef-hand protein 1, ZNF132 <text:s/>- <text:s/>zinc finger protein 132, BOLA2B <text:s/>- <text:s/>bola homolog 2b (e. coli)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RNF31 <text:s/>- <text:s/>ring finger protein 31, H2AFX <text:s/>- <text:s/>h2a histone family, member x, SAP130 <text:s/>- <text:s/>sin3a-associated protein, 130kda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A <text:s/>- <text:s/>proliferating cell nuclear antigen, LSM6 <text:s/>- <text:s/>lsm6 homolog, u6 small nuclear rna associated (s. cerevisiae), PRDM2 <text:s/>- <text:s/>pr domain containing 2, with znf domain, MAP3K12 <text:s/>- <text:s/>mitogen-activated protein kinase kinase kinase 12, ISCA2 <text:s/>- <text:s/>iron-sulfur cluster assembly 2, FICD <text:s/>- <text:s/>fic domain containing, PCSK2 <text:s/>- <text:s/>proprotein convertase subtilisin/kexin type 2, PRPF38B <text:s/>- <text:s/>prp38 pre-mrna processing factor 38 (yeast) domain containing b, ARX <text:s/>- <text:s/>aristaless related homeobox, TRIM68 <text:s/>- <text:s/>tripartite motif containing 68, ZCCHC12 <text:s/>- <text:s/>zinc finger, cchc domain containing 12, ZNF214 <text:s/>- <text:s/>zinc finger protein 214, HDAC1 <text:s/>- <text:s/>histone deacetylase 1, ANKZF1 <text:s/>- <text:s/>ankyrin repeat and zinc finger domain containing 1, KAT7 <text:s/>- <text:s/>k(lysine) acetyltransferase 7, PGM3 <text:s/>- <text:s/>phosphoglucomutase 3, ZNF444 <text:s/>- <text:s/>zinc finger protein 444, GOLGA2 <text:s/>- <text:s/>golgin a2, GNS <text:s/>- <text:s/>glucosamine (n-acetyl)-6-sulfatase, CDK14 <text:s/>- <text:s/>cyclin-dependent kinase 14, BAHD1 <text:s/>- <text:s/>bromo adjacent homology domain containing 1, PGC <text:s/>- <text:s/>progastricsin (pepsinogen c), ATF4 <text:s/>- <text:s/>activating transcription factor 4, PHF1 <text:s/>- <text:s/>phd finger protein 1, ATOH1 <text:s/>- <text:s/>atonal homolog 1 (drosophila), RERE <text:s/>- <text:s/>arginine-glutamic acid dipeptide (re) repeats, PHEX <text:s/>- <text:s/>phosphate regulating endopeptidase homolog, x-linked, MLXIP <text:s/>- <text:s/>mlx interacting protein, SPPL3 <text:s/>- <text:s/>signal peptide peptidase like 3, FOXN4 <text:s/>- <text:s/>forkhead box n4, IMMP1L <text:s/>- <text:s/>imp1 inner mitochondrial membrane peptidase-like (s. cerevisiae), ADNP2 <text:s/>- <text:s/>adnp homeobox 2, FBXL8 <text:s/>- <text:s/>f-box and leucine-rich repeat protein 8, PER1 <text:s/>- <text:s/>period circadian clock 1, VRK1 <text:s/>- <text:s/>vaccinia related kinase 1, WARS <text:s/>- <text:s/>tryptophanyl-trna synthetase, NKX3-2 <text:s/>- <text:s/>nk3 homeobox 2, PITX2 <text:s/>- <text:s/>paired-like homeodomain 2, PITX3 <text:s/>- <text:s/>paired-like homeodomain 3, ADAMTS15 <text:s/>- <text:s/>adam metallopeptidase with thrombospondin type 1 motif, 15, ZNF343 <text:s/>- <text:s/>zinc finger protein 343, B2M <text:s/>- <text:s/>beta-2-microglobulin, PIK3R1 <text:s/>- <text:s/>phosphoinositide-3-kinase, regulatory subunit 1 (alpha), TYW1 <text:s/>- <text:s/>trna-yw synthesizing protein 1 homolog (s. cerevisiae), GRIN2A <text:s/>- <text:s/>glutamate receptor, ionotropic, n-methyl d-aspartate 2a, ZIC1 <text:s/>- <text:s/>zic family member 1, SF1 <text:s/>- <text:s/>splicing factor 1, ZNF711 <text:s/>- <text:s/>zinc finger protein 71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PDIA3 <text:s/>- <text:s/>protein disulfide isomerase family a, member 3, QRSL1 <text:s/>- <text:s/>glutaminyl-trna synthase (glutamine-hydrolyzing)-like 1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RFX2 <text:s/>- <text:s/>regulatory factor x, 2 (influences hla class ii expression), WHSC1L1 <text:s/>- <text:s/>wolf-hirschhorn syndrome candidate 1-like 1, SPEG <text:s/>- <text:s/>speg complex locus, RFX1 <text:s/>- <text:s/>regulatory factor x, 1 (influences hla class ii expression), RECQL <text:s/>- <text:s/>recq protein-like (dna helicase q1-like), ZFP36L2 <text:s/>- <text:s/>zfp36 ring finger protein-like 2, KLF9 <text:s/>- <text:s/>kruppel-like factor 9, APLF <text:s/>- <text:s/>aprataxin and pnkp like factor, BLM <text:s/>- <text:s/>bloom syndrome, recq helicase-like, SYNGAP1 <text:s/>- <text:s/>synaptic ras gtpase activating protein 1, PER2 <text:s/>- <text:s/>period circadian clock 2, ALG12 <text:s/>- <text:s/>alg12, alpha-1,6-mannosyltransferase, ST3GAL5 <text:s/>- <text:s/>st3 beta-galactoside alpha-2,3-sialyltransferase 5, HOXD3 <text:s/>- <text:s/>homeobox d3, HOXD1 <text:s/>- <text:s/>homeobox d1, LDB1 <text:s/>- <text:s/>lim domain binding 1, FASTKD3 <text:s/>- <text:s/>fast kinase domains 3, TSC22D1 <text:s/>- <text:s/>tsc22 domain family, member 1, HOXC6 <text:s/>- <text:s/>homeobox c6, CRTC2 <text:s/>- <text:s/>creb regulated transcription coactivator 2, HOXC9 <text:s/>- <text:s/>homeobox c9, ABCA7 <text:s/>- <text:s/>atp-binding cassette, sub-family a (abc1), member 7, GID4 <text:s/>- <text:s/>gid complex subunit 4, OLIG2 <text:s/>- <text:s/>oligodendrocyte lineage transcription factor 2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DDX54 <text:s/>- <text:s/>dead (asp-glu-ala-asp) box polypeptide 54, RNF4 <text:s/>- <text:s/>ring finger protein 4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HERC2 <text:s/>- <text:s/>hect and rld domain containing e3 ubiquitin protein ligase 2, RORB <text:s/>- <text:s/>rar-related orphan receptor b, SRRM1 <text:s/>- <text:s/>serine/arginine repetitive matrix 1, RORC <text:s/>- <text:s/>rar-related orphan receptor c, KCTD9 <text:s/>- <text:s/>potassium channel tetramerization domain containing 9, MBTD1 <text:s/>- <text:s/>mbt domain containing 1, VKORC1 <text:s/>- <text:s/>vitamin k epoxide reductase complex, subunit 1, AKAP8 <text:s/>- <text:s/>a kinase (prka) anchor protein 8, BARHL2 <text:s/>- <text:s/>barh-like homeobox 2, HSPA5 <text:s/>- <text:s/>heat shock 70kda protein 5 (glucose-regulated protein, 78kda), PCSK4 <text:s/>- <text:s/>proprotein convertase subtilisin/kexin type 4, PCYOX1L <text:s/>- <text:s/>prenylcysteine oxidase 1 like, SUSD4 <text:s/>- <text:s/>sushi domain containing 4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CASP9 <text:s/>- <text:s/>caspase 9, apoptosis-related cysteine peptidase, TNKS <text:s/>- <text:s/>tankyrase, trf1-interacting ankyrin-related adp-ribose polymerase, CASP2 <text:s/>- <text:s/>caspase 2, apoptosis-related cysteine peptid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HOXB13 <text:s/>- <text:s/>homeobox b13, RPN2 <text:s/>- <text:s/>ribophorin ii, RPLP1 <text:s/>- <text:s/>ribosomal protein, large, p1, MRPS12 <text:s/>- <text:s/>mitochondrial ribosomal protein s12, CDK15 <text:s/>- <text:s/>cyclin-dependent kinase 15, RPLP0 <text:s/>- <text:s/>ribosomal protein, large, p0, NOL6 <text:s/>- <text:s/>nucleolar protein 6 (rna-associated), CDC23 <text:s/>- <text:s/>cell division cycle 23, NCOA2 <text:s/>- <text:s/>nuclear receptor coactivator 2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RAVER1 <text:s/>- <text:s/>ribonucleoprotein, ptb-binding 1, HOXB4 <text:s/>- <text:s/>homeobox b4, CTSF <text:s/>- <text:s/>cathepsin f, CCNF <text:s/>- <text:s/>cyclin f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MRPL41 <text:s/>- <text:s/>mitochondrial ribosomal protein l41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ZFP3 <text:s/>- <text:s/>zfp3 zinc finger protein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CCNC <text:s/>- <text:s/>cyclin c, LYPLA1 <text:s/>- <text:s/>lysophospholipase i, PRMT5 <text:s/>- <text:s/>protein arginine methyltransferase 5, RRBP1 <text:s/>- <text:s/>ribosome binding protein 1, HMX2 <text:s/>- <text:s/>h6 family homeobox 2, CDC6 <text:s/>- <text:s/>cell division cycle 6, FOXK2 <text:s/>- <text:s/>forkhead box k2, CDC25A <text:s/>- <text:s/>cell division cycle 25a, RMND5A <text:s/>- <text:s/>required for meiotic nuclear division 5 homolog a (s. cerevisiae), CDC20 <text:s/>- <text:s/>cell division cycle 20, CDK1 <text:s/>- <text:s/>cyclin-dependent kinase 1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AEN <text:s/>- <text:s/>apoptosis enhancing nuclease, RBMX <text:s/>- <text:s/>rna binding motif protein, x-linked, ETAA1 <text:s/>- <text:s/>ewing tumor-associated antigen 1, ZNF574 <text:s/>- <text:s/>zinc finger protein 574, POLL <text:s/>- <text:s/>polymerase (dna directed), lambda, USP16 <text:s/>- <text:s/>ubiquitin specific peptidase 16, ILF2 <text:s/>- <text:s/>interleukin enhancer binding factor 2, UBE2S <text:s/>- <text:s/>ubiquitin-conjugating enzyme e2s, CDC14B <text:s/>- <text:s/>cell division cycle 14b, IGF2BP2 <text:s/>- <text:s/>insulin-like growth factor 2 mrna binding protein 2, IL4 <text:s/>- <text:s/>interleukin 4, PSMA5 <text:s/>- <text:s/>proteasome (prosome, macropain) subunit, alpha type, 5, PSMA3 <text:s/>- <text:s/>proteasome (prosome, macropain) subunit, alpha type, 3, METTL17 <text:s/>- <text:s/>methyltransferase like 17, DMRT2 <text:s/>- <text:s/>doublesex and mab-3 related transcription factor 2, PIR <text:s/>- <text:s/>pirin (iron-binding nuclear protein), SP9 <text:s/>- <text:s/>sp9 transcription factor, PSMD10 <text:s/>- <text:s/>proteasome (prosome, macropain) 26s subunit, non-atpase, 10, IL6ST <text:s/>- <text:s/>interleukin 6 signal transducer (gp130, oncostatin m receptor), PITRM1 <text:s/>- <text:s/>pitrilysin metallopeptidase 1, PSME2 <text:s/>- <text:s/>proteasome (prosome, macropain) activator subunit 2 (pa28 beta), TYSND1 <text:s/>- <text:s/>trypsin domain containing 1, IRS1 <text:s/>- <text:s/>insulin receptor substrate 1, ZNF25 <text:s/>- <text:s/>zinc finger protein 25, ISL1 <text:s/>- <text:s/>isl lim homeobox 1, PTGER4 <text:s/>- <text:s/>prostaglandin e receptor 4 (subtype ep4), ZBTB8OS <text:s/>- <text:s/>zinc finger and btb domain containing 8 opposite strand, KHSRP <text:s/>- <text:s/>kh-type splicing regulatory protein, POLR1E <text:s/>- <text:s/>polymerase (rna) i polypeptide e, 53kda, CEBPG <text:s/>- <text:s/>ccaat/enhancer binding protein (c/ebp), gamma, GZF1 <text:s/>- <text:s/>gdnf-inducible zinc finger protein 1, INSM1 <text:s/>- <text:s/>insulinoma-associated 1, KLHL25 <text:s/>- <text:s/>kelch-like family member 25, CDKN3 <text:s/>- <text:s/>cyclin-dependent kinase inhibitor 3, PCBP3 <text:s/>- <text:s/>poly(rc) binding protein 3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FOLH1B <text:s/>- <text:s/>folate hydrolase 1b, RRN3 <text:s/>- <text:s/>rrn3 rna polymerase i transcription factor homolog (s. cerevisiae)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TFB2M <text:s/>- <text:s/>transcription factor b2, mitochondrial, LHX5 <text:s/>- <text:s/>lim homeobox 5, VSX2 <text:s/>- <text:s/>visual system homeobox 2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SOX14 <text:s/>- <text:s/>sry (sex determining region y)-box 14, ID4 <text:s/>- <text:s/>inhibitor of dna binding 4, dominant negative helix-loop-helix protein, RRAGC <text:s/>- <text:s/>ras-related gtp binding c, PAF1 <text:s/>- <text:s/>paf1, rna polymerase ii associated factor, homolog (s. cerevisiae), ZNF513 <text:s/>- <text:s/>zinc finger protein 513, DDX56 <text:s/>- <text:s/>dead (asp-glu-ala-asp) box helicase 56, MIER2 <text:s/>- <text:s/>mesoderm induction early response 1, family member 2, MRPL50 <text:s/>- <text:s/>mitochondrial ribosomal protein l50, USP21 <text:s/>- <text:s/>ubiquitin specific peptidase 21, ZBTB9 <text:s/>- <text:s/>zinc finger and btb domain containing 9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CTSL3P <text:s/>- <text:s/>cathepsin l family member 3, pseudogene, KLF1 <text:s/>- <text:s/>kruppel-like factor 1 (erythroid), RARA <text:s/>- <text:s/>retinoic acid receptor, alpha, FOXB1 <text:s/>- <text:s/>forkhead box b1, JMJD1C <text:s/>- <text:s/>jumonji domain containing 1c, RBL2 <text:s/>- <text:s/>retinoblastoma-like 2 (p130), NEUROG2 <text:s/>- <text:s/>neurogenin 2, RBM4 <text:s/>- <text:s/>rna binding motif protein 4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CUL3 <text:s/>- <text:s/>cullin 3, TTF2 <text:s/>- <text:s/>transcription termination factor, rna polymerase ii, DMRTC2 <text:s/>- <text:s/>dmrt-like family c2, KLF11 <text:s/>- <text:s/>kruppel-like factor 11, TPST1 <text:s/>- <text:s/>tyrosylprotein sulfotransferase 1, ZMYND8 <text:s/>- <text:s/>zinc finger, mynd-type containing 8, LHX1 <text:s/>- <text:s/>lim homeobox 1, NFATC2IP <text:s/>- <text:s/>nuclear factor of activated t-cells, cytoplasmic, calcineurin-dependent 2 interacting protein, FBXO18 <text:s/>- <text:s/>f-box protein, helicase, 18, ZDHHC3 <text:s/>- <text:s/>zinc finger, dhhc-type containing 3, FIZ1 <text:s/>- <text:s/>flt3-interacting zinc finger 1, LTV1 <text:s/>- <text:s/>ltv1 homolog (s. cerevisiae), SP3 <text:s/>- <text:s/>sp3 transcription factor, MAEL <text:s/>- <text:s/>maelstrom spermatogenic transposon silencer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SOX4 <text:s/>- <text:s/>sry (sex determining region y)-box 4, CPD <text:s/>- <text:s/>carboxypeptidase d, LPL <text:s/>- <text:s/>lipoprotein lipase, GRHL3 <text:s/>- <text:s/>grainyhead-like 3 (drosophila), SOX1 <text:s/>- <text:s/>sry (sex determining region y)-box 1, CCNB1IP1 <text:s/>- <text:s/>cyclin b1 interacting protein 1, e3 ubiquitin protein ligase, UBAP1 <text:s/>- <text:s/>ubiquitin associated protein 1, ORC3 <text:s/>- <text:s/>origin recognition complex, subunit 3, ORC6 <text:s/>- <text:s/>origin recognition complex, subunit 6, SON <text:s/>- <text:s/>son dna binding protein, POLD4 <text:s/>- <text:s/>polymerase (dna-directed), delta 4, accessory subunit, HES4 <text:s/>- <text:s/>hairy and enhancer of split 4 (drosophila), RAB40C <text:s/>- <text:s/>rab40c, member ras oncogene family, LIMK2 <text:s/>- <text:s/>lim domain kinase 2, ATF6B <text:s/>- <text:s/>activating transcription factor 6 beta, MPND <text:s/>- <text:s/>mpn domain containing, IER5 <text:s/>- <text:s/>immediate early response 5, LMAN1 <text:s/>- <text:s/>lectin, mannose-binding, 1, SNRPD2 <text:s/>- <text:s/>small nuclear ribonucleoprotein d2 polypeptide 16.5kda, ANAPC5 <text:s/>- <text:s/>anaphase promoting complex subunit 5, SNCA <text:s/>- <text:s/>synuclein, alpha (non a4 component of amyloid precursor)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ACTL6B <text:s/>- <text:s/>actin-like 6b, UBR5 <text:s/>- <text:s/>ubiquitin protein ligase e3 component n-recognin 5, SSBP3 <text:s/>- <text:s/>single stranded dna binding protein 3, DMRT3 <text:s/>- <text:s/>doublesex and mab-3 related transcription factor 3, ONECUT2 <text:s/>- <text:s/>one cut homeobox 2, AFF3 <text:s/>- <text:s/>af4/fmr2 family, member 3, KLF6 <text:s/>- <text:s/>kruppel-like factor 6, PRKD3 <text:s/>- <text:s/>protein kinase d3, SCPEP1 <text:s/>- <text:s/>serine carboxypeptidase 1, CSTF1 <text:s/>- <text:s/>cleavage stimulation factor, 3' pre-rna, subunit 1, 50kda, CHD6 <text:s/>- <text:s/>chromodomain helicase dna binding protein 6, POLR1B <text:s/>- <text:s/>polymerase (rna) i polypeptide b, 128kda, MED23 <text:s/>- <text:s/>mediator complex subunit 23, T <text:s/>- <text:s/>t, brachyury homolog (mouse), PRPF40B <text:s/>- <text:s/>prp40 pre-mrna processing factor 40 homolog b (s. cerevisiae), ASB7 <text:s/>- <text:s/>ankyrin repeat and socs box containing 7, GTF2IRD2 <text:s/>- <text:s/>gtf2i repeat domain containing 2, RASAL2 <text:s/>- <text:s/>ras protein activator like 2, CTH <text:s/>- <text:s/>cystathionase (cystathionine gamma-lyase)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CREB3L3 <text:s/>- <text:s/>camp responsive element binding protein 3-like 3, CTSL <text:s/>- <text:s/>cathepsin l, PPIL2 <text:s/>- <text:s/>peptidylprolyl isomerase (cyclophilin)-like 2, SDF2L1 <text:s/>- <text:s/>stromal cell-derived factor 2-like 1, USP30 <text:s/>- <text:s/>ubiquitin specific peptidase 30, PTF1A <text:s/>- <text:s/>pancreas specific transcription factor, 1a, KPNA2 <text:s/>- <text:s/>karyopherin alpha 2 (rag cohort 1, importin alpha 1), SBDS <text:s/>- <text:s/>shwachman-bodian-diamond syndrome, KPNB1 <text:s/>- <text:s/>karyopherin (importin) beta 1, CTSV <text:s/>- <text:s/>cathepsin v, ZBTB46 <text:s/>- <text:s/>zinc finger and btb domain containing 46, TRAPPC12 <text:s/>- <text:s/>trafficking protein particle complex 12, FKBP8 <text:s/>- <text:s/>fk506 binding protein 8, 38kda, AURKC <text:s/>- <text:s/>aurora kinase c, MED21 <text:s/>- <text:s/>mediator complex subunit 21, SUV420H2 <text:s/>- <text:s/>suppressor of variegation 4-20 homolog 2 (drosophila), STK11 <text:s/>- <text:s/>serine/threonine kinase 11, KIT <text:s/>- <text:s/>v-kit hardy-zuckerman 4 feline sarcoma viral oncogene homolog, SNRNP40 <text:s/>- <text:s/>small nuclear ribonucleoprotein 40kda (u5), NEK7 <text:s/>- <text:s/>nima-related kinase 7, NAA11 <text:s/>- <text:s/>n(alpha)-acetyltransferase 11, nata catalytic subunit, CDKL5 <text:s/>- <text:s/>cyclin-dependent kinase-like 5, TGIF2 <text:s/>- <text:s/>tgfb-induced factor homeobox 2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CRKL <text:s/>- <text:s/>v-crk avian sarcoma virus ct10 oncogene homolog-like, PAPPA2 <text:s/>- <text:s/>pappalysin 2, POLDIP3 <text:s/>- <text:s/>polymerase (dna-directed), delta interacting protein 3, MRPL51 <text:s/>- <text:s/>mitochondrial ribosomal protein l51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CELA2A <text:s/>- <text:s/>chymotrypsin-like elastase family, member 2a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GTF3C5 <text:s/>- <text:s/>general transcription factor iiic, polypeptide 5, 63kda, ZNF324 <text:s/>- <text:s/>zinc finger protein 324, ZNF397 <text:s/>- <text:s/>zinc finger protein 397, HMGN3 <text:s/>- <text:s/>high mobility group nucleosomal binding domain 3, PHF6 <text:s/>- <text:s/>phd finger protein 6, ZNF683 <text:s/>- <text:s/>zinc finger protein 683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ZNF280B <text:s/>- <text:s/>zinc finger protein 280b, LACRT <text:s/>- <text:s/>lacritin, ZNF385A <text:s/>- <text:s/>zinc finger protein 385a, SIN3A <text:s/>- <text:s/>sin3 transcription regulator family member a, MAP3K10 <text:s/>- <text:s/>mitogen-activated protein kinase kinase kinase 10, PIWIL1 <text:s/>- <text:s/>piwi-like rna-mediated gene silencing 1, MLH1 <text:s/>- <text:s/>mutl homolog 1, colon cancer, nonpolyposis type 2 (e. coli), MAP3K9 <text:s/>- <text:s/>mitogen-activated protein kinase kinase kinase 9, ZNF287 <text:s/>- <text:s/>zinc finger protein 287, KDM3B <text:s/>- <text:s/>lysine (k)-specific demethylase 3b, TBC1D10A <text:s/>- <text:s/>tbc1 domain family, member 10a, ZNF628 <text:s/>- <text:s/>zinc finger protein 628, CBX8 <text:s/>- <text:s/>chromobox homolog 8, MLLT1 <text:s/>- <text:s/>myeloid/lymphoid or mixed-lineage leukemia (trithorax homolog, drosophila); translocated to, 1, ZDHHC5 <text:s/>- <text:s/>zinc finger, dhhc-type containing 5, BRIP1 <text:s/>- <text:s/>brca1 interacting protein c-terminal helicase 1, NUMBL <text:s/>- <text:s/>numb homolog (drosophila)-like, RPS6KA5 <text:s/>- <text:s/>ribosomal protein s6 kinase, 90kda, polypeptide 5, SUFU <text:s/>- <text:s/>suppressor of fused homolog (drosophila), ANAPC15 <text:s/>- <text:s/>anaphase promoting complex subunit 15, STK17B <text:s/>- <text:s/>serine/threonine kinase 17b, INTS7 <text:s/>- <text:s/>integrator complex subunit 7, PADI3 <text:s/>- <text:s/>peptidyl arginine deiminase, type iii, MN1 <text:s/>- <text:s/>meningioma (disrupted in balanced translocation) 1, ZNF551 <text:s/>- <text:s/>zinc finger protein 551, RAB11B <text:s/>- <text:s/>rab11b, member ras oncogene family, PPM1H <text:s/>- <text:s/>protein phosphatase, mg2+/mn2+ dependent, 1h, CACUL1 <text:s/>- <text:s/>cdk2-associated, cullin domain 1, ZNF473 <text:s/>- <text:s/>zinc finger protein 473, MNT <text:s/>- <text:s/>mnt, max dimerization protein, DDX10 <text:s/>- <text:s/>dead (asp-glu-ala-asp) box polypeptide 10, MOCS1 <text:s/>- <text:s/>molybdenum cofactor synthesis 1, ZMYM5 <text:s/>- <text:s/>zinc finger, mym-type 5, SCML1 <text:s/>- <text:s/>sex comb on midleg-like 1 (drosophila), LTN1 <text:s/>- <text:s/>listerin e3 ubiquitin protein ligase 1, AURKB <text:s/>- <text:s/>aurora kinase b, BUB3 <text:s/>- <text:s/>bub3 mitotic checkpoint protein, HIST1H2BA <text:s/>- <text:s/>histone cluster 1, h2ba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USP42 <text:s/>- <text:s/>ubiquitin specific peptidase 42, DAXX <text:s/>- <text:s/>death-domain associated protein, SHC3 <text:s/>- <text:s/>shc (src homology 2 domain containing) transforming protein 3, DAPK1 <text:s/>- <text:s/>death-associated protein kinase 1, PPP1R1B <text:s/>- <text:s/>protein phosphatase 1, regulatory (inhibitor) subunit 1b, RAD9B <text:s/>- <text:s/>rad9 homolog b (s. pombe), SARS <text:s/>- <text:s/>seryl-trna synthetase, HGS <text:s/>- <text:s/>hepatocyte growth factor-regulated tyrosine kinase substrate, DAD1 <text:s/>- <text:s/>defender against cell death 1, MBD3 <text:s/>- <text:s/>methyl-cpg binding domain protein 3, DYRK1B <text:s/>- <text:s/>dual-specificity tyrosine-(y)-phosphorylation regulated kinase 1b, HECW2 <text:s/>- <text:s/>hect, c2 and ww domain containing e3 ubiquitin protein ligase 2, ATRIP <text:s/>- <text:s/>atr interacting protein, CCNE2 <text:s/>- <text:s/>cyclin e2, ANAPC11 <text:s/>- <text:s/>anaphase promoting complex subunit 11, EPC2 <text:s/>- <text:s/>enhancer of polycomb homolog 2 (drosophila)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TBX19 <text:s/>- <text:s/>t-box 19, DUSP6 <text:s/>- <text:s/>dual specificity phosphatase 6, TBX18 <text:s/>- <text:s/>t-box 18, MKL1 <text:s/>- <text:s/>megakaryoblastic leukemia (translocation) 1, ZC3H12C <text:s/>- <text:s/>zinc finger ccch-type containing 12c, LCMT1 <text:s/>- <text:s/>leucine carboxyl methyltransferase 1, MCM4 <text:s/>- <text:s/>minichromosome maintenance complex component 4, GIGYF2 <text:s/>- <text:s/>grb10 interacting gyf protein 2, MCM3 <text:s/>- <text:s/>minichromosome maintenance complex component 3, MCM5 <text:s/>- <text:s/>minichromosome maintenance complex component 5, SLC2A4 <text:s/>- <text:s/>solute carrier family 2 (facilitated glucose transporter), member 4, MAP3K6 <text:s/>- <text:s/>mitogen-activated protein kinase kinase kinase 6, HBEGF <text:s/>- <text:s/>heparin-binding egf-like growth factor, PPIL1 <text:s/>- <text:s/>peptidylprolyl isomerase (cyclophilin)-like 1, SHC1 <text:s/>- <text:s/>shc (src homology 2 domain containing) transforming protein 1, PNPT1 <text:s/>- <text:s/>polyribonucleotide nucleotidyltransferase 1, ZNF597 <text:s/>- <text:s/>zinc finger protein 597, DLG1 <text:s/>- <text:s/>discs, large homolog 1 (drosophila), GRWD1 <text:s/>- <text:s/>glutamate-rich wd repeat containing 1, DLX1 <text:s/>- <text:s/>distal-less homeobox 1, SHH <text:s/>- <text:s/>sonic hedgehog, DLX2 <text:s/>- <text:s/>distal-less homeobox 2, FBXO24 <text:s/>- <text:s/>f-box protein 24, DLX3 <text:s/>- <text:s/>distal-less homeobox 3, FBXO25 <text:s/>- <text:s/>f-box protein 25, DHCR24 <text:s/>- <text:s/>24-dehydrocholesterol reductase, RHNO1 <text:s/>- <text:s/>rad9-hus1-rad1 interacting nuclear orphan 1, LUM <text:s/>- <text:s/>lumican, ST3GAL3 <text:s/>- <text:s/>st3 beta-galactoside alpha-2,3-sialyltransferase 3, SESN2 <text:s/>- <text:s/>sestrin 2, SIM1 <text:s/>- <text:s/>single-minded homolog 1 (drosophila), BRSK2 <text:s/>- <text:s/>br serine/threonine kinase 2, RPS6KL1 <text:s/>- <text:s/>ribosomal protein s6 kinase-like 1, SIX1 <text:s/>- <text:s/>six homeobox 1, TAF1B <text:s/>- <text:s/>tata box binding protein (tbp)-associated factor, rna polymerase i, b, 63kda, SFRP1 <text:s/>- <text:s/>secreted frizzled-related protein 1, PCF11 <text:s/>- <text:s/>pcf11 cleavage and polyadenylation factor subunit, MXD1 <text:s/>- <text:s/>max dimerization protein 1, PIAS4 <text:s/>- <text:s/>protein inhibitor of activated stat, 4, DNM2 <text:s/>- <text:s/>dynamin 2, SMAD2 <text:s/>- <text:s/>smad family member 2, SRSF6 <text:s/>- <text:s/>serine/arginine-rich splicing factor 6, CDKL2 <text:s/>- <text:s/>cyclin-dependent kinase-like 2 (cdc2-related kinase), ZBTB26 <text:s/>- <text:s/>zinc finger and btb domain containing 26, NOTUM <text:s/>- <text:s/>notum pectinacetylesterase homolog (drosophila), HIST1H2BJ <text:s/>- <text:s/>histone cluster 1, h2bj, SMAD6 <text:s/>- <text:s/>smad family member 6, MAF <text:s/>- <text:s/>v-maf avian musculoaponeurotic fibrosarcoma oncogene homolog, MARK2 <text:s/>- <text:s/>map/microtubule affinity-regulating kinase 2, SIX5 <text:s/>- <text:s/>six homeobox 5, DDX25 <text:s/>- <text:s/>dead (asp-glu-ala-asp) box helicase 25, ELK1 <text:s/>- <text:s/>elk1, member of ets oncogene family, MBNL2 <text:s/>- <text:s/>muscleblind-like splicing regulator 2, LYPD4 <text:s/>- <text:s/>ly6/plaur domain containing 4, RASA4 <text:s/>- <text:s/>ras p21 protein activator 4, EPAS1 <text:s/>- <text:s/>endothelial pas domain protein 1, ATP6AP2 <text:s/>- <text:s/>atpase, h+ transporting, lysosomal accessory protein 2, ZNF524 <text:s/>- <text:s/>zinc finger protein 524, SIRT2 <text:s/>- <text:s/>sirtuin 2, NCAM1 <text:s/>- <text:s/>neural cell adhesion molecule 1, RCL1 <text:s/>- <text:s/>rna terminal phosphate cyclase-like 1, TDRD3 <text:s/>- <text:s/>tudor domain containing 3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PSME3 <text:s/>- <text:s/>proteasome (prosome, macropain) activator subunit 3 (pa28 gamma; ki), TMEM129 <text:s/>- <text:s/>transmembrane protein 129, ELAVL1 <text:s/>- <text:s/>elav (embryonic lethal, abnormal vision, drosophila)-like 1 (hu antigen r), APOLD1 <text:s/>- <text:s/>apolipoprotein l domain containing 1, ELAVL4 <text:s/>- <text:s/>elav (embryonic lethal, abnormal vision, drosophila)-like 4, BARHL1 <text:s/>- <text:s/>barh-like homeobox 1, RIMKLA <text:s/>- <text:s/>ribosomal modification protein rimk-like family member a, MRPS36 <text:s/>- <text:s/>mitochondrial ribosomal protein s36, TOPORS <text:s/>- <text:s/>topoisomerase i binding, arginine/serine-rich, e3 ubiquitin protein ligase, CNOT1 <text:s/>- <text:s/>ccr4-not transcription complex, subunit 1, ST8SIA5 <text:s/>- <text:s/>st8 alpha-n-acetyl-neuraminide alpha-2,8-sialyltransferase 5, LAS1L <text:s/>- <text:s/>las1-like (s. cerevisiae), EXOSC7 <text:s/>- <text:s/>exosome component 7, ZNF362 <text:s/>- <text:s/>zinc finger protein 362, PRDM10 <text:s/>- <text:s/>pr domain containing 10, MXI1 <text:s/>- <text:s/>max interactor 1, dimerization protein, PRDM9 <text:s/>- <text:s/>pr domain containing 9, UBE2U <text:s/>- <text:s/>ubiquitin-conjugating enzyme e2u (putative), UBN1 <text:s/>- <text:s/>ubinuclein 1, KDM4B <text:s/>- <text:s/>lysine (k)-specific demethylase 4b, KDM1A <text:s/>- <text:s/>lysine (k)-specific demethylase 1a, INO80B <text:s/>- <text:s/>ino80 complex subunit b, TSPAN5 <text:s/>- <text:s/>tetraspanin 5, PSMC3IP <text:s/>- <text:s/>psmc3 interacting protein, CTDSP2 <text:s/>- <text:s/>ctd (carboxy-terminal domain, rna polymerase ii, polypeptide a) small phosphatase 2, HNRNPLL <text:s/>- <text:s/>heterogeneous nuclear ribonucleoprotein l-like, IMP4 <text:s/>- <text:s/>imp4, u3 small nucleolar ribonucleoprotein, homolog (yeast), SERTAD1 <text:s/>- <text:s/>serta domain containing 1, HIST3H2A <text:s/>- <text:s/>histone cluster 3, h2a, SERTAD3 <text:s/>- <text:s/>serta domain containing 3, EBF1 <text:s/>- <text:s/>early b-cell factor 1, E2F3 <text:s/>- <text:s/>e2f transcription factor 3, NRBP1 <text:s/>- <text:s/>nuclear receptor binding protein 1, XAB2 <text:s/>- <text:s/>xpa binding protein 2, HELB <text:s/>- <text:s/>helicase (dna) b, WDTC1 <text:s/>- <text:s/>wd and tetratricopeptide repeats 1, TRHDE <text:s/>- <text:s/>thyrotropin-releasing hormone degrading enzyme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TPSAB1 <text:s/>- <text:s/>tryptase alpha/beta 1, ADAMTSL1 <text:s/>- <text:s/>adamts-like 1, HES5 <text:s/>- <text:s/>hairy and enhancer of split 5 (drosophila), MTRR <text:s/>- <text:s/>5-methyltetrahydrofolate-homocysteine methyltransferase reductase, TTLL5 <text:s/>- <text:s/>tubulin tyrosine ligase-like family, member 5, INTS12 <text:s/>- <text:s/>integrator complex subunit 12, PGLYRP4 <text:s/>- <text:s/>peptidoglycan recognition protein 4, FANCA <text:s/>- <text:s/>fanconi anemia, complementation group a, DERL3 <text:s/>- <text:s/>derlin 3, USP1 <text:s/>- <text:s/>ubiquitin specific peptidase 1, FANCD2 <text:s/>- <text:s/>fanconi anemia, complementation group d2, PTK2B <text:s/>- <text:s/>protein tyrosine kinase 2 beta, C19orf40 <text:s/>- <text:s/>chromosome 19 open reading frame 40, ETV4 <text:s/>- <text:s/>ets variant 4, SH2D3C <text:s/>- <text:s/>sh2 domain containing 3c, DCPS <text:s/>- <text:s/>decapping enzyme, scavenger, ETV6 <text:s/>- <text:s/>ets variant 6, SPSB3 <text:s/>- <text:s/>spla/ryanodine receptor domain and socs box containing 3, EXT1 <text:s/>- <text:s/>exostosin glycosyltransferase 1, DHX57 <text:s/>- <text:s/>deah (asp-glu-ala-asp/his) box polypeptide 57, CHAF1A <text:s/>- <text:s/>chromatin assembly factor 1, subunit a (p150), VLDLR <text:s/>- <text:s/>very low density lipoprotein receptor, DDX24 <text:s/>- <text:s/>dead (asp-glu-ala-asp) box helicase 24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PDIK1L <text:s/>- <text:s/>pdlim1 interacting kinase 1 like, MSX2 <text:s/>- <text:s/>msh homeobox 2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ERG <text:s/>- <text:s/>v-ets avian erythroblastosis virus e26 oncogene homolog, UBB <text:s/>- <text:s/>ubiquitin b, ESRRB <text:s/>- <text:s/>estrogen-related receptor beta, DOLPP1 <text:s/>- <text:s/>dolichyldiphosphatase 1, RCOR1 <text:s/>- <text:s/>rest corepressor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SCYL3 <text:s/>- <text:s/>scy1-like 3 (s. cerevisiae), UBE2T <text:s/>- <text:s/>ubiquitin-conjugating enzyme e2t (putative), ZNF830 <text:s/>- <text:s/>zinc finger protein 830, EPHB1 <text:s/>- <text:s/>eph receptor b1, EPHA8 <text:s/>- <text:s/>eph receptor a8, EPHA7 <text:s/>- <text:s/>eph receptor a7, REC8 <text:s/>- <text:s/>rec8 meiotic recombination protein, HNRNPDL <text:s/>- <text:s/>heterogeneous nuclear ribonucleoprotein d-like, RBX1 <text:s/>- <text:s/>ring-box 1, e3 ubiquitin protein ligase, UBE2D3 <text:s/>- <text:s/>ubiquitin-conjugating enzyme e2d 3, HSCB <text:s/>- <text:s/>hscb iron-sulfur cluster co-chaperone homolog (e. coli)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TMEM165 <text:s/>- <text:s/>transmembrane protein 165, ZNF34 <text:s/>- <text:s/>zinc finger protein 34, ZNF436 <text:s/>- <text:s/>zinc finger protein 436, CAMTA1 <text:s/>- <text:s/>calmodulin binding transcription activator 1, OSM <text:s/>- <text:s/>oncostatin m, NTM <text:s/>- <text:s/>neurotrimin, FOXM1 <text:s/>- <text:s/>forkhead box m1, FOXO1 <text:s/>- <text:s/>forkhead box o1, FOXC1 <text:s/>- <text:s/>forkhead box c1, FOXL1 <text:s/>- <text:s/>forkhead box l1, RPUSD1 <text:s/>- <text:s/>rna pseudouridylate synthase domain containing 1, TMCC2 <text:s/>- <text:s/>transmembrane and coiled-coil domain family 2, FOXG1 <text:s/>- <text:s/>forkhead box g1, MED8 <text:s/>- <text:s/>mediator complex subunit 8, CAND1 <text:s/>- <text:s/>cullin-associated and neddylation-dissociated 1, EAF2 <text:s/>- <text:s/>ell associated factor 2, DCAF11 <text:s/>- <text:s/>ddb1 and cul4 associated factor 11, FAM208A <text:s/>- <text:s/>family with sequence similarity 208, member a, KDM3A <text:s/>- <text:s/>lysine (k)-specific demethylase 3a, DERL2 <text:s/>- <text:s/>derlin 2, VIMP <text:s/>- <text:s/>vcp-interacting membrane protein, EXOSC1 <text:s/>- <text:s/>exosome component 1, FGFR2 <text:s/>- <text:s/>fibroblast growth factor receptor 2, UBR4 <text:s/>- <text:s/>ubiquitin protein ligase e3 component n-recognin 4, SPCS2 <text:s/>- <text:s/>signal peptidase complex subunit 2 homolog (s. cerevisiae), PGLYRP3 <text:s/>- <text:s/>peptidoglycan recognition protein 3, ROR1 <text:s/>- <text:s/>receptor tyrosine kinase-like orphan receptor 1, CELA2B <text:s/>- <text:s/>chymotrypsin-like elastase family, member 2b, DDR2 <text:s/>- <text:s/>discoidin domain receptor tyrosine kinase 2, MAML1 <text:s/>- <text:s/>mastermind-like 1 (drosophila), BCLAF1 <text:s/>- <text:s/>bcl2-associated transcription factor 1, TARBP2 <text:s/>- <text:s/>tar (hiv-1) rna binding protein 2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CREBRF <text:s/>- <text:s/>creb3 regulatory factor, NEK10 <text:s/>- <text:s/>nima-related kinase 10, TBX15 <text:s/>- <text:s/>t-box 15, PGP <text:s/>- <text:s/>phosphoglycolate phosphatase, GINS1 <text:s/>- <text:s/>gins complex subunit 1 (psf1 homolog), MRPL4 <text:s/>- <text:s/>mitochondrial ribosomal protein l4, TRIM9 <text:s/>- <text:s/>tripartite motif containing 9, RNF40 <text:s/>- <text:s/>ring finger protein 40, e3 ubiquitin protein ligase, ZFP91 <text:s/>- <text:s/>zfp91 zinc finger protein, POLR1D <text:s/>- <text:s/>polymerase (rna) i polypeptide d, 16kda, UTP18 <text:s/>- <text:s/>utp18 small subunit (ssu) processome component homolog (yeast), NRL <text:s/>- <text:s/>neural retina leucine zipper, NRD1 <text:s/>- <text:s/>nardilysin (n-arginine dibasic convertase), NMT1 <text:s/>- <text:s/>n-myristoyltransferase 1, TK1 <text:s/>- <text:s/>thymidine kinase 1, soluble, TPSD1 <text:s/>- <text:s/>tryptase delta 1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FOXP2 <text:s/>- <text:s/>forkhead box p2, ST6GALNAC6 <text:s/>- <text:s/>st6 (alpha-n-acetyl-neuraminyl-2,3-beta-galactosyl-1,3)-n-acetylgalactosaminide alpha-2,6-sialyltransferase 6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ATP1B4 <text:s/>- <text:s/>atpase, na+/k+ transporting, beta 4 polypeptide, TADA2B <text:s/>- <text:s/>transcriptional adaptor 2b, HDAC9 <text:s/>- <text:s/>histone deacetylase 9, MYOCD <text:s/>- <text:s/>myocardin, SETD1A <text:s/>- <text:s/>set domain containing 1a, ZNF614 <text:s/>- <text:s/>zinc finger protein 614, CCP110 <text:s/>- <text:s/>centriolar coiled coil protein 110kda, NOX4 <text:s/>- <text:s/>nadph oxidase 4, SUZ12 <text:s/>- <text:s/>suz12 polycomb repressive complex 2 subunit, COL5A3 <text:s/>- <text:s/>collagen, type v, alpha 3, NEK2 <text:s/>- <text:s/>nima-related kinase 2, TEF <text:s/>- <text:s/>thyrotrophic embryonic factor, CHST7 <text:s/>- <text:s/>carbohydrate (n-acetylglucosamine 6-o) sulfotransferase 7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CLCA2 <text:s/>- <text:s/>chloride channel accessory 2, SEC11A <text:s/>- <text:s/>sec11 homolog a (s. cerevisiae), NFATC3 <text:s/>- <text:s/>nuclear factor of activated t-cells, cytoplasmic, calcineurin-dependent 3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TFPI <text:s/>- <text:s/>tissue factor pathway inhibitor (lipoprotein-associated coagulation inhibitor), CDK5RAP3 <text:s/>- <text:s/>cdk5 regulatory subunit associated protein 3, MTERFD3 <text:s/>- <text:s/>mterf domain containing 3, NEUROG3 <text:s/>- <text:s/>neurogenin 3, TGFB1I1 <text:s/>- <text:s/>transforming growth factor beta 1 induced transcript 1, TSPAN15 <text:s/>- <text:s/>tetraspanin 15, NUP93 <text:s/>- <text:s/>nucleoporin 93kda, KDM4A <text:s/>- <text:s/>lysine (k)-specific demethylase 4a, FOSB <text:s/>- <text:s/>fbj murine osteosarcoma viral oncogene homolog b, CABIN1 <text:s/>- <text:s/>calcineurin binding protein 1, THBS1 <text:s/>- <text:s/>thrombospondin 1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cellular macromolecule metabolic process</text:p>
          </table:table-cell>
          <table:table-cell office:value-type="float" office:value="0.00000012" calcext:value-type="float">
            <text:p>0.00000012</text:p>
          </table:table-cell>
          <table:table-cell office:value-type="float" office:value="0.0000294" calcext:value-type="float">
            <text:p>0.0000294</text:p>
          </table:table-cell>
          <table:table-cell office:value-type="float" office:value="1.14" calcext:value-type="float">
            <text:p>1.14</text:p>
          </table:table-cell>
          <table:table-cell office:value-type="float" office:value="13954" calcext:value-type="float">
            <text:p>13954</text:p>
          </table:table-cell>
          <table:table-cell office:value-type="float" office:value="5220" calcext:value-type="float">
            <text:p>5220</text:p>
          </table:table-cell>
          <table:table-cell office:value-type="float" office:value="2003" calcext:value-type="float">
            <text:p>2003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HNRNPA0 <text:s/>- <text:s/>heterogeneous nuclear ribonucleoprotein a0, PNN <text:s/>- <text:s/>pinin, desmosome associated protein, GRHL2 <text:s/>- <text:s/>grainyhead-like 2 (drosophila), OS9 <text:s/>- <text:s/>osteosarcoma amplified 9, endoplasmic reticulum lectin, GCNT2 <text:s/>- <text:s/>glucosaminyl (n-acetyl) transferase 2, i-branching enzyme (i blood group), PNRC1 <text:s/>- <text:s/>proline-rich nuclear receptor coactivator 1, CDC42BPG <text:s/>- <text:s/>cdc42 binding protein kinase gamma (dmpk-like), BRD8 <text:s/>- <text:s/>bromodomain containing 8, PLK1 <text:s/>- <text:s/>polo-like kinase 1, ANP32A <text:s/>- <text:s/>acidic (leucine-rich) nuclear phosphoprotein 32 family, member a, ZNF556 <text:s/>- <text:s/>zinc finger protein 556, DEPDC1 <text:s/>- <text:s/>dep domain containing 1, DPF3 <text:s/>- <text:s/>d4, zinc and double phd fingers, family 3, PABPN1 <text:s/>- <text:s/>poly(a) binding protein, nuclear 1, ATF7IP2 <text:s/>- <text:s/>activating transcription factor 7 interacting protein 2, KIF16B <text:s/>- <text:s/>kinesin family member 16b, ZNF672 <text:s/>- <text:s/>zinc finger protein 672, NUS1 <text:s/>- <text:s/>nuclear undecaprenyl pyrophosphate synthase 1 homolog (s. cerevisiae), USP20 <text:s/>- <text:s/>ubiquitin specific peptidase 20, HIST3H3 <text:s/>- <text:s/>histone cluster 3, h3, PPM1A <text:s/>- <text:s/>protein phosphatase, mg2+/mn2+ dependent, 1a, PPM1B <text:s/>- <text:s/>protein phosphatase, mg2+/mn2+ dependent, 1b, ACVR1 <text:s/>- <text:s/>activin a receptor, type i, WDR3 <text:s/>- <text:s/>wd repeat domain 3, POU3F4 <text:s/>- <text:s/>pou class 3 homeobox 4, MRPS30 <text:s/>- <text:s/>mitochondrial ribosomal protein s30, POU3F3 <text:s/>- <text:s/>pou class 3 homeobox 3, EOMES <text:s/>- <text:s/>eomesodermin, NAA60 <text:s/>- <text:s/>n(alpha)-acetyltransferase 60, natf catalytic subunit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FEM1A <text:s/>- <text:s/>fem-1 homolog a (c. elegans), POLR2I <text:s/>- <text:s/>polymerase (rna) ii (dna directed) polypeptide i, 14.5kda, POU3F1 <text:s/>- <text:s/>pou class 3 homeobox 1, POU3F2 <text:s/>- <text:s/>pou class 3 homeobox 2, ZNF275 <text:s/>- <text:s/>zinc finger protein 275, POU2F2 <text:s/>- <text:s/>pou class 2 homeobox 2, POLG <text:s/>- <text:s/>polymerase (dna directed), gamma, SRCAP <text:s/>- <text:s/>snf2-related crebbp activator protein, HES6 <text:s/>- <text:s/>hairy and enhancer of split 6 (drosophila), POLA1 <text:s/>- <text:s/>polymerase (dna directed), alpha 1, catalytic subunit, L2HGDH <text:s/>- <text:s/>l-2-hydroxyglutarate dehydrogenase, HNRNPUL1 <text:s/>- <text:s/>heterogeneous nuclear ribonucleoprotein u-like 1, PRKACA <text:s/>- <text:s/>protein kinase, camp-dependent, catalytic, alpha, PRDM5 <text:s/>- <text:s/>pr domain containing 5, TTLL9 <text:s/>- <text:s/>tubulin tyrosine ligase-like family, member 9, ATG4A <text:s/>- <text:s/>autophagy related 4a, cysteine peptidase, CCAR1 <text:s/>- <text:s/>cell division cycle and apoptosis regulator 1, PRIM1 <text:s/>- <text:s/>primase, dna, polypeptide 1 (49kda), CHFR <text:s/>- <text:s/>checkpoint with forkhead and ring finger domains, e3 ubiquitin protein ligase, CITED4 <text:s/>- <text:s/>cbp/p300-interacting transactivator, with glu/asp-rich carboxy-terminal domain, 4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SOX30 <text:s/>- <text:s/>sry (sex determining region y)-box 30, PPP2R5C <text:s/>- <text:s/>protein phosphatase 2, regulatory subunit b', gamma, RNF122 <text:s/>- <text:s/>ring finger protein 122, UBE2C <text:s/>- <text:s/>ubiquitin-conjugating enzyme e2c, PPP2R1A <text:s/>- <text:s/>protein phosphatase 2, regulatory subunit a, alpha, SLBP <text:s/>- <text:s/>stem-loop binding protein, TXLNG <text:s/>- <text:s/>taxilin gamma, DDX52 <text:s/>- <text:s/>dead (asp-glu-ala-asp) box polypeptide 52, PPP2R2B <text:s/>- <text:s/>protein phosphatase 2, regulatory subunit b, beta, ZNF526 <text:s/>- <text:s/>zinc finger protein 526, FUT8 <text:s/>- <text:s/>fucosyltransferase 8 (alpha (1,6) fucosyltransferase), DEK <text:s/>- <text:s/>dek oncogene, RMI2 <text:s/>- <text:s/>recq mediated genome instability 2, LIN28A <text:s/>- <text:s/>lin-28 homolog a (c. elegans), CUL5 <text:s/>- <text:s/>cullin 5, RNF165 <text:s/>- <text:s/>ring finger protein 165, TDRKH <text:s/>- <text:s/>tudor and kh domain containing, IWS1 <text:s/>- <text:s/>iws1 homolog (s. cerevisiae), THAP9 <text:s/>- <text:s/>thap domain containing 9, ZNF768 <text:s/>- <text:s/>zinc finger protein 768, GALNT2 <text:s/>- <text:s/>udp-n-acetyl-alpha-d-galactosamine:polypeptide n-acetylgalactosaminyltransferase 2 (galnac-t2), TTLL7 <text:s/>- <text:s/>tubulin tyrosine ligase-like family, member 7, ATF7 <text:s/>- <text:s/>activating transcription factor 7, E2F8 <text:s/>- <text:s/>e2f transcription factor 8, ZNF416 <text:s/>- <text:s/>zinc finger protein 416, MID2 <text:s/>- <text:s/>midline 2, MAP2K6 <text:s/>- <text:s/>mitogen-activated protein kinase kinase 6, ZNF668 <text:s/>- <text:s/>zinc finger protein 668, EXD1 <text:s/>- <text:s/>exonuclease 3'-5' domain containing 1, MAP2K1 <text:s/>- <text:s/>mitogen-activated protein kinase kinase 1, NHP2 <text:s/>- <text:s/>nhp2 ribonucleoprotein, ADAD2 <text:s/>- <text:s/>adenosine deaminase domain containing 2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PRKCZ <text:s/>- <text:s/>protein kinase c, zeta, PRKCSH <text:s/>- <text:s/>protein kinase c substrate 80k-h, CCDC88A <text:s/>- <text:s/>coiled-coil domain containing 88a, NUP214 <text:s/>- <text:s/>nucleoporin 214kda, BRD3 <text:s/>- <text:s/>bromodomain containing 3, RBMXL1 <text:s/>- <text:s/>rna binding motif protein, x-linked-like 1, DEDD2 <text:s/>- <text:s/>death effector domain containing 2, ZNF189 <text:s/>- <text:s/>zinc finger protein 189, RBM23 <text:s/>- <text:s/>rna binding motif protein 23, PAX1 <text:s/>- <text:s/>paired box 1, PAX6 <text:s/>- <text:s/>paired box 6, RFWD3 <text:s/>- <text:s/>ring finger and wd repeat domain 3, PAX3 <text:s/>- <text:s/>paired box 3, GTF2E1 <text:s/>- <text:s/>general transcription factor iie, polypeptide 1, alpha 56kda, PBX1 <text:s/>- <text:s/>pre-b-cell leukemia homeobox 1, PPP1R3B <text:s/>- <text:s/>protein phosphatase 1, regulatory subunit 3b, RNF220 <text:s/>- <text:s/>ring finger protein 220, MSH6 <text:s/>- <text:s/>muts homolog 6 (e. coli), ZNF132 <text:s/>- <text:s/>zinc finger protein 132, P4HB <text:s/>- <text:s/>prolyl 4-hydroxylase, beta polypeptide, HEXIM2 <text:s/>- <text:s/>hexamethylene bis-acetamide inducible 2, PEBP1 <text:s/>- <text:s/>phosphatidylethanolamine binding protein 1, CNTD1 <text:s/>- <text:s/>cyclin n-terminal domain containing 1, CHEK2 <text:s/>- <text:s/>checkpoint kinase 2, EARS2 <text:s/>- <text:s/>glutamyl-trna synthetase 2, mitochondrial, SCAI <text:s/>- <text:s/>suppressor of cancer cell invasion, PAK3 <text:s/>- <text:s/>p21 protein (cdc42/rac)-activated kinase 3, DUSP10 <text:s/>- <text:s/>dual specificity phosphatase 10, QTRTD1 <text:s/>- <text:s/>queuine trna-ribosyltransferase domain containing 1, ARNTL <text:s/>- <text:s/>aryl hydrocarbon receptor nuclear translocator-like, HIST1H2BB <text:s/>- <text:s/>histone cluster 1, h2bb, RNF31 <text:s/>- <text:s/>ring finger protein 31, H2AFX <text:s/>- <text:s/>h2a histone family, member x, SAP130 <text:s/>- <text:s/>sin3a-associated protein, 130kda, PAX8 <text:s/>- <text:s/>paired box 8, HIST1H1D <text:s/>- <text:s/>histone cluster 1, h1d, HIST1H1C <text:s/>- <text:s/>histone cluster 1, h1c, PDGFRB <text:s/>- <text:s/>platelet-derived growth factor receptor, beta polypeptide, BTG2 <text:s/>- <text:s/>btg family, member 2, PDK3 <text:s/>- <text:s/>pyruvate dehydrogenase kinase, isozyme 3, PDK2 <text:s/>- <text:s/>pyruvate dehydrogenase kinase, isozyme 2, CSDE1 <text:s/>- <text:s/>cold shock domain containing e1, rna-binding, PEG3 <text:s/>- <text:s/>paternally expressed 3, PCNA <text:s/>- <text:s/>proliferating cell nuclear antigen, LSM6 <text:s/>- <text:s/>lsm6 homolog, u6 small nuclear rna associated (s. cerevisiae), PRDM2 <text:s/>- <text:s/>pr domain containing 2, with znf domain, MAP3K12 <text:s/>- <text:s/>mitogen-activated protein kinase kinase kinase 12, FICD <text:s/>- <text:s/>fic domain containing, PRPF38B <text:s/>- <text:s/>prp38 pre-mrna processing factor 38 (yeast) domain containing b, ARX <text:s/>- <text:s/>aristaless related homeobox, TRIM68 <text:s/>- <text:s/>tripartite motif containing 68, ZCCHC12 <text:s/>- <text:s/>zinc finger, cchc domain containing 12, ZNF214 <text:s/>- <text:s/>zinc finger protein 214, HDAC1 <text:s/>- <text:s/>histone deacetylase 1, ANKZF1 <text:s/>- <text:s/>ankyrin repeat and zinc finger domain containing 1, KAT7 <text:s/>- <text:s/>k(lysine) acetyltransferase 7, PGM3 <text:s/>- <text:s/>phosphoglucomutase 3, ZNF444 <text:s/>- <text:s/>zinc finger protein 444, GOLGA2 <text:s/>- <text:s/>golgin a2, CDK14 <text:s/>- <text:s/>cyclin-dependent kinase 14, BAHD1 <text:s/>- <text:s/>bromo adjacent homology domain containing 1, ATF4 <text:s/>- <text:s/>activating transcription factor 4, PHF1 <text:s/>- <text:s/>phd finger protein 1, ATOH1 <text:s/>- <text:s/>atonal homolog 1 (drosophila), RERE <text:s/>- <text:s/>arginine-glutamic acid dipeptide (re) repeats, PHEX <text:s/>- <text:s/>phosphate regulating endopeptidase homolog, x-linked, MLXIP <text:s/>- <text:s/>mlx interacting protein, FOXN4 <text:s/>- <text:s/>forkhead box n4, IMMP1L <text:s/>- <text:s/>imp1 inner mitochondrial membrane peptidase-like (s. cerevisiae), ADNP2 <text:s/>- <text:s/>adnp homeobox 2, FBXL8 <text:s/>- <text:s/>f-box and leucine-rich repeat protein 8, PER1 <text:s/>- <text:s/>period circadian clock 1, VRK1 <text:s/>- <text:s/>vaccinia related kinase 1, WARS <text:s/>- <text:s/>tryptophanyl-trna synthetase, NKX3-2 <text:s/>- <text:s/>nk3 homeobox 2, PITX2 <text:s/>- <text:s/>paired-like homeodomain 2, PITX3 <text:s/>- <text:s/>paired-like homeodomain 3, ZNF343 <text:s/>- <text:s/>zinc finger protein 343, B2M <text:s/>- <text:s/>beta-2-microglobulin, PIK3R1 <text:s/>- <text:s/>phosphoinositide-3-kinase, regulatory subunit 1 (alpha), TYW1 <text:s/>- <text:s/>trna-yw synthesizing protein 1 homolog (s. cerevisiae), GRIN2A <text:s/>- <text:s/>glutamate receptor, ionotropic, n-methyl d-aspartate 2a, ZIC1 <text:s/>- <text:s/>zic family member 1, SF1 <text:s/>- <text:s/>splicing factor 1, ZNF711 <text:s/>- <text:s/>zinc finger protein 711, ZNF8 <text:s/>- <text:s/>zinc finger protein 8, CNBP <text:s/>- <text:s/>cchc-type zinc finger, nucleic acid binding protein, ZIC3 <text:s/>- <text:s/>zic family member 3, SUMF1 <text:s/>- <text:s/>sulfatase modifying factor 1, RPUSD3 <text:s/>- <text:s/>rna pseudouridylate synthase domain containing 3, SLX1A <text:s/>- <text:s/>slx1 structure-specific endonuclease subunit homolog a (s. cerevisiae), XRCC4 <text:s/>- <text:s/>x-ray repair complementing defective repair in chinese hamster cells 4, GSK3B <text:s/>- <text:s/>glycogen synthase kinase 3 beta, CCND1 <text:s/>- <text:s/>cyclin d1, QRSL1 <text:s/>- <text:s/>glutaminyl-trna synthase (glutamine-hydrolyzing)-like 1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STRA13 <text:s/>- <text:s/>stimulated by retinoic acid 13, MAEA <text:s/>- <text:s/>macrophage erythroblast attacher, WHSC1L1 <text:s/>- <text:s/>wolf-hirschhorn syndrome candidate 1-like 1, RFX2 <text:s/>- <text:s/>regulatory factor x, 2 (influences hla class ii expression), SPEG <text:s/>- <text:s/>speg complex locus, RFX1 <text:s/>- <text:s/>regulatory factor x, 1 (influences hla class ii expression), RECQL <text:s/>- <text:s/>recq protein-like (dna helicase q1-like), ZFP36L2 <text:s/>- <text:s/>zfp36 ring finger protein-like 2, KLF9 <text:s/>- <text:s/>kruppel-like factor 9, APLF <text:s/>- <text:s/>aprataxin and pnkp like factor, BLM <text:s/>- <text:s/>bloom syndrome, recq helicase-like, SYNGAP1 <text:s/>- <text:s/>synaptic ras gtpase activating protein 1, ALG12 <text:s/>- <text:s/>alg12, alpha-1,6-mannosyltransferase, PER2 <text:s/>- <text:s/>period circadian clock 2, ST3GAL5 <text:s/>- <text:s/>st3 beta-galactoside alpha-2,3-sialyltransferase 5, HOXD3 <text:s/>- <text:s/>homeobox d3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HOXC9 <text:s/>- <text:s/>homeobox c9, ABCA7 <text:s/>- <text:s/>atp-binding cassette, sub-family a (abc1), member 7, OLIG2 <text:s/>- <text:s/>oligodendrocyte lineage transcription factor 2, GID4 <text:s/>- <text:s/>gid complex subunit 4, MYRF <text:s/>- <text:s/>myelin regulatory factor, TRIB1 <text:s/>- <text:s/>tribbles homolog 1 (drosophila), IARS <text:s/>- <text:s/>isoleucyl-trna synthetase, DDX50 <text:s/>- <text:s/>dead (asp-glu-ala-asp) box polypeptide 50, CCNA1 <text:s/>- <text:s/>cyclin a1, NABP2 <text:s/>- <text:s/>nucleic acid binding protein 2, DDX54 <text:s/>- <text:s/>dead (asp-glu-ala-asp) box polypeptide 54, RNF4 <text:s/>- <text:s/>ring finger protein 4, DCAF7 <text:s/>- <text:s/>ddb1 and cul4 associated factor 7, HNRNPR <text:s/>- <text:s/>heterogeneous nuclear ribonucleoprotein r, QPCTL <text:s/>- <text:s/>glutaminyl-peptide cyclotransferase-like, HERC3 <text:s/>- <text:s/>hect and rld domain containing e3 ubiquitin protein ligase 3, BUB1 <text:s/>- <text:s/>bub1 mitotic checkpoint serine/threonine kinase, HERC2 <text:s/>- <text:s/>hect and rld domain containing e3 ubiquitin protein ligase 2, RORB <text:s/>- <text:s/>rar-related orphan receptor b, SRRM1 <text:s/>- <text:s/>serine/arginine repetitive matrix 1, RORC <text:s/>- <text:s/>rar-related orphan receptor c, KCTD9 <text:s/>- <text:s/>potassium channel tetramerization domain containing 9, MBTD1 <text:s/>- <text:s/>mbt domain containing 1, AKAP8 <text:s/>- <text:s/>a kinase (prka) anchor protein 8, VKORC1 <text:s/>- <text:s/>vitamin k epoxide reductase complex, subunit 1, BARHL2 <text:s/>- <text:s/>barh-like homeobox 2, HSPA5 <text:s/>- <text:s/>heat shock 70kda protein 5 (glucose-regulated protein, 78kda), PCYOX1L <text:s/>- <text:s/>prenylcysteine oxidase 1 like, HMGN1 <text:s/>- <text:s/>high mobility group nucleosome binding domain 1, HMGB2 <text:s/>- <text:s/>high mobility group box 2, HMGB1 <text:s/>- <text:s/>high mobility group box 1, HLX <text:s/>- <text:s/>h2.0-like homeobox, KIAA2018 <text:s/>- <text:s/>kiaa2018, NOL8 <text:s/>- <text:s/>nucleolar protein 8, FKBP14 <text:s/>- <text:s/>fk506 binding protein 14, 22 kda, TNKS <text:s/>- <text:s/>tankyrase, trf1-interacting ankyrin-related adp-ribose polymerase, AGO1 <text:s/>- <text:s/>argonaute risc catalytic component 1, B3GALT6 <text:s/>- <text:s/>udp-gal:betagal beta 1,3-galactosyltransferase polypeptide 6, EIF3F <text:s/>- <text:s/>eukaryotic translation initiation factor 3, subunit f, RPA2 <text:s/>- <text:s/>replication protein a2, 32kda, ZBTB48 <text:s/>- <text:s/>zinc finger and btb domain containing 48, HOXB13 <text:s/>- <text:s/>homeobox b13, RPN2 <text:s/>- <text:s/>ribophorin ii, RPLP1 <text:s/>- <text:s/>ribosomal protein, large, p1, MRPS12 <text:s/>- <text:s/>mitochondrial ribosomal protein s12, RPLP0 <text:s/>- <text:s/>ribosomal protein, large, p0, CDK15 <text:s/>- <text:s/>cyclin-dependent kinase 15, NOL6 <text:s/>- <text:s/>nucleolar protein 6 (rna-associated)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HIC1 <text:s/>- <text:s/>hypermethylated in cancer 1, HIF1A <text:s/>- <text:s/>hypoxia inducible factor 1, alpha subunit (basic helix-loop-helix transcription factor), RAVER1 <text:s/>- <text:s/>ribonucleoprotein, ptb-binding 1, HOXB4 <text:s/>- <text:s/>homeobox b4, CCNF <text:s/>- <text:s/>cyclin f, EHF <text:s/>- <text:s/>ets homologous factor, URI1 <text:s/>- <text:s/>uri1, prefoldin-like chaperone, THG1L <text:s/>- <text:s/>trna-histidine guanylyltransferase 1-like (s. cerevisiae), HOXC4 <text:s/>- <text:s/>homeobox c4, HMG20A <text:s/>- <text:s/>high mobility group 20a, HMG20B <text:s/>- <text:s/>high mobility group 20b, HNRNPL <text:s/>- <text:s/>heterogeneous nuclear ribonucleoprotein l, MRPS15 <text:s/>- <text:s/>mitochondrial ribosomal protein s15, HOXA4 <text:s/>- <text:s/>homeobox a4, RPS6KA2 <text:s/>- <text:s/>ribosomal protein s6 kinase, 90kda, polypeptide 2, TINF2 <text:s/>- <text:s/>terf1 (trf1)-interacting nuclear factor 2, RPS6KA1 <text:s/>- <text:s/>ribosomal protein s6 kinase, 90kda, polypeptide 1, MRPL41 <text:s/>- <text:s/>mitochondrial ribosomal protein l41, FGF20 <text:s/>- <text:s/>fibroblast growth factor 20, HOXA6 <text:s/>- <text:s/>homeobox a6, RUNX3 <text:s/>- <text:s/>runt-related transcription factor 3, EFCAB6 <text:s/>- <text:s/>ef-hand calcium binding domain 6, ZFP3 <text:s/>- <text:s/>zfp3 zinc finger protein, HNRNPA1 <text:s/>- <text:s/>heterogeneous nuclear ribonucleoprotein a1, HNRNPC <text:s/>- <text:s/>heterogeneous nuclear ribonucleoprotein c (c1/c2), CAT <text:s/>- <text:s/>catalase, DUSP23 <text:s/>- <text:s/>dual specificity phosphatase 23, KANSL2 <text:s/>- <text:s/>kat8 regulatory nsl complex subunit 2, SPATA24 <text:s/>- <text:s/>spermatogenesis associated 24, SARS2 <text:s/>- <text:s/>seryl-trna synthetase 2, mitochondrial, ARIH2 <text:s/>- <text:s/>ariadne homolog 2 (drosophila), CCNC <text:s/>- <text:s/>cyclin c, LYPLA1 <text:s/>- <text:s/>lysophospholipase i, PRMT5 <text:s/>- <text:s/>protein arginine methyltransferase 5, RRBP1 <text:s/>- <text:s/>ribosome binding protein 1, HMX2 <text:s/>- <text:s/>h6 family homeobox 2, CDC6 <text:s/>- <text:s/>cell division cycle 6, FOXK2 <text:s/>- <text:s/>forkhead box k2, CDC25A <text:s/>- <text:s/>cell division cycle 25a, CDC20 <text:s/>- <text:s/>cell division cycle 20, RMND5A <text:s/>- <text:s/>required for meiotic nuclear division 5 homolog a (s. cerevisiae), CDK1 <text:s/>- <text:s/>cyclin-dependent kinase 1, STAMBP <text:s/>- <text:s/>stam binding protein, TOX3 <text:s/>- <text:s/>tox high mobility group box family member 3, ARID3B <text:s/>- <text:s/>at rich interactive domain 3b (bright-like), ENC1 <text:s/>- <text:s/>ectodermal-neural cortex 1 (with btb domain), CDC25B <text:s/>- <text:s/>cell division cycle 25b, RBMX <text:s/>- <text:s/>rna binding motif protein, x-linked, ETAA1 <text:s/>- <text:s/>ewing tumor-associated antigen 1, ZNF574 <text:s/>- <text:s/>zinc finger protein 574, POLL <text:s/>- <text:s/>polymerase (dna directed), lambda, USP16 <text:s/>- <text:s/>ubiquitin specific peptidase 16, UBE2S <text:s/>- <text:s/>ubiquitin-conjugating enzyme e2s, ILF2 <text:s/>- <text:s/>interleukin enhancer binding factor 2, CDC14B <text:s/>- <text:s/>cell division cycle 14b, PSMA5 <text:s/>- <text:s/>proteasome (prosome, macropain) subunit, alpha type, 5, PSMA3 <text:s/>- <text:s/>proteasome (prosome, macropain) subunit, alpha type, 3, DMRT2 <text:s/>- <text:s/>doublesex and mab-3 related transcription factor 2, METTL17 <text:s/>- <text:s/>methyltransferase like 17, PIR <text:s/>- <text:s/>pirin (iron-binding nuclear protein), SP9 <text:s/>- <text:s/>sp9 transcription factor, PSMD10 <text:s/>- <text:s/>proteasome (prosome, macropain) 26s subunit, non-atpase, 10, IL6ST <text:s/>- <text:s/>interleukin 6 signal transducer (gp130, oncostatin m receptor), PSME2 <text:s/>- <text:s/>proteasome (prosome, macropain) activator subunit 2 (pa28 beta), IRS1 <text:s/>- <text:s/>insulin receptor substrate 1, ZNF25 <text:s/>- <text:s/>zinc finger protein 25, ISL1 <text:s/>- <text:s/>isl lim homeobox 1, PTGER4 <text:s/>- <text:s/>prostaglandin e receptor 4 (subtype ep4), ZBTB8OS <text:s/>- <text:s/>zinc finger and btb domain containing 8 opposite strand, KHSRP <text:s/>- <text:s/>kh-type splicing regulatory protein, POLR1E <text:s/>- <text:s/>polymerase (rna) i polypeptide e, 53kda, CEBPG <text:s/>- <text:s/>ccaat/enhancer binding protein (c/ebp), gamma, GZF1 <text:s/>- <text:s/>gdnf-inducible zinc finger protein 1, INSM1 <text:s/>- <text:s/>insulinoma-associated 1, CDKN3 <text:s/>- <text:s/>cyclin-dependent kinase inhibitor 3, PCBP3 <text:s/>- <text:s/>poly(rc) binding protein 3, KLHL25 <text:s/>- <text:s/>kelch-like family member 25, CDKN2D <text:s/>- <text:s/>cyclin-dependent kinase inhibitor 2d (p19, inhibits cdk4), PTPN1 <text:s/>- <text:s/>protein tyrosine phosphatase, non-receptor type 1, APEX2 <text:s/>- <text:s/>apex nuclease (apurinic/apyrimidinic endonuclease) 2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FOLH1B <text:s/>- <text:s/>folate hydrolase 1b, RRN3 <text:s/>- <text:s/>rrn3 rna polymerase i transcription factor homolog (s. cerevisiae), PDP1 <text:s/>- <text:s/>pyruvate dehyrogenase phosphatase catalytic subunit 1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TFB2M <text:s/>- <text:s/>transcription factor b2, mitochondrial, LHX5 <text:s/>- <text:s/>lim homeobox 5, VSX2 <text:s/>- <text:s/>visual system homeobox 2, HIST1H2BH <text:s/>- <text:s/>histone cluster 1, h2bh, FOXN3 <text:s/>- <text:s/>forkhead box n3, HIST1H2BM <text:s/>- <text:s/>histone cluster 1, h2bm, RAB6A <text:s/>- <text:s/>rab6a, member ras oncogene family, BRPF3 <text:s/>- <text:s/>bromodomain and phd finger containing, 3, ID1 <text:s/>- <text:s/>inhibitor of dna binding 1, dominant negative helix-loop-helix protein, SOX14 <text:s/>- <text:s/>sry (sex determining region y)-box 14, ID4 <text:s/>- <text:s/>inhibitor of dna binding 4, dominant negative helix-loop-helix protein, RRAGC <text:s/>- <text:s/>ras-related gtp binding c, PAF1 <text:s/>- <text:s/>paf1, rna polymerase ii associated factor, homolog (s. cerevisiae), ZNF513 <text:s/>- <text:s/>zinc finger protein 513, DDX56 <text:s/>- <text:s/>dead (asp-glu-ala-asp) box helicase 56, MIER2 <text:s/>- <text:s/>mesoderm induction early response 1, family member 2, MRPL50 <text:s/>- <text:s/>mitochondrial ribosomal protein l50, ZBTB9 <text:s/>- <text:s/>zinc finger and btb domain containing 9, USP21 <text:s/>- <text:s/>ubiquitin specific peptidase 21, EEA1 <text:s/>- <text:s/>early endosome antigen 1, FGF22 <text:s/>- <text:s/>fibroblast growth factor 22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RARA <text:s/>- <text:s/>retinoic acid receptor, alpha, FOXB1 <text:s/>- <text:s/>forkhead box b1, JMJD1C <text:s/>- <text:s/>jumonji domain containing 1c, RBL2 <text:s/>- <text:s/>retinoblastoma-like 2 (p130), RBM4 <text:s/>- <text:s/>rna binding motif protein 4, NEUROG2 <text:s/>- <text:s/>neurogenin 2, ARID4A <text:s/>- <text:s/>at rich interactive domain 4a (rbp1-like)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CUL3 <text:s/>- <text:s/>cullin 3, TTF2 <text:s/>- <text:s/>transcription termination factor, rna polymerase ii, DMRTC2 <text:s/>- <text:s/>dmrt-like family c2, KLF11 <text:s/>- <text:s/>kruppel-like factor 11, TPST1 <text:s/>- <text:s/>tyrosylprotein sulfotransferase 1, ZMYND8 <text:s/>- <text:s/>zinc finger, mynd-type containing 8, LHX1 <text:s/>- <text:s/>lim homeobox 1, NFATC2IP <text:s/>- <text:s/>nuclear factor of activated t-cells, cytoplasmic, calcineurin-dependent 2 interacting protein, FBXO18 <text:s/>- <text:s/>f-box protein, helicase, 18, ZDHHC3 <text:s/>- <text:s/>zinc finger, dhhc-type containing 3, FIZ1 <text:s/>- <text:s/>flt3-interacting zinc finger 1, LTV1 <text:s/>- <text:s/>ltv1 homolog (s. cerevisiae), SP3 <text:s/>- <text:s/>sp3 transcription factor, MAEL <text:s/>- <text:s/>maelstrom spermatogenic transposon silencer, SP1 <text:s/>- <text:s/>sp1 transcription factor, SP2 <text:s/>- <text:s/>sp2 transcription factor, BFAR <text:s/>- <text:s/>bifunctional apoptosis regulator, SYVN1 <text:s/>- <text:s/>synovial apoptosis inhibitor 1, synoviolin, SOX9 <text:s/>- <text:s/>sry (sex determining region y)-box 9, SOX4 <text:s/>- <text:s/>sry (sex determining region y)-box 4, GRHL3 <text:s/>- <text:s/>grainyhead-like 3 (drosophila), CCNB1IP1 <text:s/>- <text:s/>cyclin b1 interacting protein 1, e3 ubiquitin protein ligase, SOX1 <text:s/>- <text:s/>sry (sex determining region y)-box 1, UBAP1 <text:s/>- <text:s/>ubiquitin associated protein 1, ORC3 <text:s/>- <text:s/>origin recognition complex, subunit 3, ORC6 <text:s/>- <text:s/>origin recognition complex, subunit 6, POLD4 <text:s/>- <text:s/>polymerase (dna-directed), delta 4, accessory subunit, SON <text:s/>- <text:s/>son dna binding protein, HES4 <text:s/>- <text:s/>hairy and enhancer of split 4 (drosophila), RAB40C <text:s/>- <text:s/>rab40c, member ras oncogene family, LIMK2 <text:s/>- <text:s/>lim domain kinase 2, ATF6B <text:s/>- <text:s/>activating transcription factor 6 beta, IER5 <text:s/>- <text:s/>immediate early response 5, LMAN1 <text:s/>- <text:s/>lectin, mannose-binding, 1, SNRPD2 <text:s/>- <text:s/>small nuclear ribonucleoprotein d2 polypeptide 16.5kda, ANAPC5 <text:s/>- <text:s/>anaphase promoting complex subunit 5, SNCA <text:s/>- <text:s/>synuclein, alpha (non a4 component of amyloid precursor), TBPL1 <text:s/>- <text:s/>tbp-like 1, VGLL1 <text:s/>- <text:s/>vestigial like 1 (drosophila), SNRPA <text:s/>- <text:s/>small nuclear ribonucleoprotein polypeptide a, EEF1E1 <text:s/>- <text:s/>eukaryotic translation elongation factor 1 epsilon 1, COMMD10 <text:s/>- <text:s/>comm domain containing 10, TP53INP2 <text:s/>- <text:s/>tumor protein p53 inducible nuclear protein 2, PIM3 <text:s/>- <text:s/>pim-3 oncogene, ACTL6B <text:s/>- <text:s/>actin-like 6b, UBR5 <text:s/>- <text:s/>ubiquitin protein ligase e3 component n-recognin 5, SSBP3 <text:s/>- <text:s/>single stranded dna binding protein 3, DMRT3 <text:s/>- <text:s/>doublesex and mab-3 related transcription factor 3, ONECUT2 <text:s/>- <text:s/>one cut homeobox 2, AFF3 <text:s/>- <text:s/>af4/fmr2 family, member 3, KLF6 <text:s/>- <text:s/>kruppel-like factor 6, PRKD3 <text:s/>- <text:s/>protein kinase d3, CSTF1 <text:s/>- <text:s/>cleavage stimulation factor, 3' pre-rna, subunit 1, 50kda, CHD6 <text:s/>- <text:s/>chromodomain helicase dna binding protein 6, POLR1B <text:s/>- <text:s/>polymerase (rna) i polypeptide b, 128kda, MED23 <text:s/>- <text:s/>mediator complex subunit 23, T <text:s/>- <text:s/>t, brachyury homolog (mouse), PRPF40B <text:s/>- <text:s/>prp40 pre-mrna processing factor 40 homolog b (s. cerevisiae), ASB7 <text:s/>- <text:s/>ankyrin repeat and socs box containing 7, GTF2IRD2 <text:s/>- <text:s/>gtf2i repeat domain containing 2, RASAL2 <text:s/>- <text:s/>ras protein activator like 2, CTH <text:s/>- <text:s/>cystathionase (cystathionine gamma-lyase), HIVEP3 <text:s/>- <text:s/>human immunodeficiency virus type i enhancer binding protein 3, CTBP2 <text:s/>- <text:s/>c-terminal binding protein 2, MEX3B <text:s/>- <text:s/>mex-3 rna binding family member b, GTPBP3 <text:s/>- <text:s/>gtp binding protein 3 (mitochondrial), RAD54B <text:s/>- <text:s/>rad54 homolog b (s. cerevisiae), SETD3 <text:s/>- <text:s/>set domain containing 3, RASGRP3 <text:s/>- <text:s/>ras guanyl releasing protein 3 (calcium and dag-regulated), CREB3L3 <text:s/>- <text:s/>camp responsive element binding protein 3-like 3, PPIL2 <text:s/>- <text:s/>peptidylprolyl isomerase (cyclophilin)-like 2, SDF2L1 <text:s/>- <text:s/>stromal cell-derived factor 2-like 1, USP30 <text:s/>- <text:s/>ubiquitin specific peptidase 30, PTF1A <text:s/>- <text:s/>pancreas specific transcription factor, 1a, KPNA2 <text:s/>- <text:s/>karyopherin alpha 2 (rag cohort 1, importin alpha 1), KPNB1 <text:s/>- <text:s/>karyopherin (importin) beta 1, SBDS <text:s/>- <text:s/>shwachman-bodian-diamond syndrome, ZBTB46 <text:s/>- <text:s/>zinc finger and btb domain containing 46, FKBP8 <text:s/>- <text:s/>fk506 binding protein 8, 38kda, AURKC <text:s/>- <text:s/>aurora kinase c, MED21 <text:s/>- <text:s/>mediator complex subunit 21, SUV420H2 <text:s/>- <text:s/>suppressor of variegation 4-20 homolog 2 (drosophila), STK11 <text:s/>- <text:s/>serine/threonine kinase 11, KIT <text:s/>- <text:s/>v-kit hardy-zuckerman 4 feline sarcoma viral oncogene homolog, SNRNP40 <text:s/>- <text:s/>small nuclear ribonucleoprotein 40kda (u5), NEK7 <text:s/>- <text:s/>nima-related kinase 7, NAA11 <text:s/>- <text:s/>n(alpha)-acetyltransferase 11, nata catalytic subunit, CDKL5 <text:s/>- <text:s/>cyclin-dependent kinase-like 5, TGIF2 <text:s/>- <text:s/>tgfb-induced factor homeobox 2, ZRANB2 <text:s/>- <text:s/>zinc finger, ran-binding domain containing 2, AURKA <text:s/>- <text:s/>aurora kinase a, RPAIN <text:s/>- <text:s/>rpa interacting protein, RNF181 <text:s/>- <text:s/>ring finger protein 181, MRPL37 <text:s/>- <text:s/>mitochondrial ribosomal protein l37, CRKL <text:s/>- <text:s/>v-crk avian sarcoma virus ct10 oncogene homolog-like, PAPPA2 <text:s/>- <text:s/>pappalysin 2, POLDIP3 <text:s/>- <text:s/>polymerase (dna-directed), delta interacting protein 3, MRPL51 <text:s/>- <text:s/>mitochondrial ribosomal protein l51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VRK3 <text:s/>- <text:s/>vaccinia related kinase 3, MACROD2 <text:s/>- <text:s/>macro domain containing 2, UBE2F <text:s/>- <text:s/>ubiquitin-conjugating enzyme e2f (putative), ZDHHC16 <text:s/>- <text:s/>zinc finger, dhhc-type containing 16, ELAC2 <text:s/>- <text:s/>elac ribonuclease z 2, ING5 <text:s/>- <text:s/>inhibitor of growth family, member 5, SLC25A33 <text:s/>- <text:s/>solute carrier family 25 (pyrimidine nucleotide carrier), member 33, SPCS3 <text:s/>- <text:s/>signal peptidase complex subunit 3 homolog (s. cerevisiae), PRKD2 <text:s/>- <text:s/>protein kinase d2, PHF5A <text:s/>- <text:s/>phd finger protein 5a, GTF3C5 <text:s/>- <text:s/>general transcription factor iiic, polypeptide 5, 63kda, ZNF324 <text:s/>- <text:s/>zinc finger protein 324, ZNF397 <text:s/>- <text:s/>zinc finger protein 397, PHF6 <text:s/>- <text:s/>phd finger protein 6, ZNF683 <text:s/>- <text:s/>zinc finger protein 683, SARNP <text:s/>- <text:s/>sap domain containing ribonucleoprotein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ZNF280B <text:s/>- <text:s/>zinc finger protein 280b, LACRT <text:s/>- <text:s/>lacritin, ZNF385A <text:s/>- <text:s/>zinc finger protein 385a, SIN3A <text:s/>- <text:s/>sin3 transcription regulator family member a, MAP3K10 <text:s/>- <text:s/>mitogen-activated protein kinase kinase kinase 10, PIWIL1 <text:s/>- <text:s/>piwi-like rna-mediated gene silencing 1, MLH1 <text:s/>- <text:s/>mutl homolog 1, colon cancer, nonpolyposis type 2 (e. coli), MAP3K9 <text:s/>- <text:s/>mitogen-activated protein kinase kinase kinase 9, ZNF287 <text:s/>- <text:s/>zinc finger protein 287, KDM3B <text:s/>- <text:s/>lysine (k)-specific demethylase 3b, ZNF628 <text:s/>- <text:s/>zinc finger protein 628, CBX8 <text:s/>- <text:s/>chromobox homolog 8, MLLT1 <text:s/>- <text:s/>myeloid/lymphoid or mixed-lineage leukemia (trithorax homolog, drosophila); translocated to, 1, ZDHHC5 <text:s/>- <text:s/>zinc finger, dhhc-type containing 5, BRIP1 <text:s/>- <text:s/>brca1 interacting protein c-terminal helicase 1, RPS6KA5 <text:s/>- <text:s/>ribosomal protein s6 kinase, 90kda, polypeptide 5, ANAPC15 <text:s/>- <text:s/>anaphase promoting complex subunit 15, STK17B <text:s/>- <text:s/>serine/threonine kinase 17b, INTS7 <text:s/>- <text:s/>integrator complex subunit 7, PADI3 <text:s/>- <text:s/>peptidyl arginine deiminase, type iii, MN1 <text:s/>- <text:s/>meningioma (disrupted in balanced translocation) 1, ZNF551 <text:s/>- <text:s/>zinc finger protein 551, RAB11B <text:s/>- <text:s/>rab11b, member ras oncogene family, PPM1H <text:s/>- <text:s/>protein phosphatase, mg2+/mn2+ dependent, 1h, CACUL1 <text:s/>- <text:s/>cdk2-associated, cullin domain 1, ZNF473 <text:s/>- <text:s/>zinc finger protein 473, MNT <text:s/>- <text:s/>mnt, max dimerization protein, DDX10 <text:s/>- <text:s/>dead (asp-glu-ala-asp) box polypeptide 10, ZMYM5 <text:s/>- <text:s/>zinc finger, mym-type 5, SCML1 <text:s/>- <text:s/>sex comb on midleg-like 1 (drosophila), LTN1 <text:s/>- <text:s/>listerin e3 ubiquitin protein ligase 1, AURKB <text:s/>- <text:s/>aurora kinase b, BUB3 <text:s/>- <text:s/>bub3 mitotic checkpoint protein, HIST1H2BA <text:s/>- <text:s/>histone cluster 1, h2ba, ARID1B <text:s/>- <text:s/>at rich interactive domain 1b (swi1-like), MED30 <text:s/>- <text:s/>mediator complex subunit 30, MEF2D <text:s/>- <text:s/>myocyte enhancer factor 2d, BRWD1 <text:s/>- <text:s/>bromodomain and wd repeat domain containing 1, TICRR <text:s/>- <text:s/>topbp1-interacting checkpoint and replication regulator, USP42 <text:s/>- <text:s/>ubiquitin specific peptidase 42, DAXX <text:s/>- <text:s/>death-domain associated protein, SHC3 <text:s/>- <text:s/>shc (src homology 2 domain containing) transforming protein 3, DAPK1 <text:s/>- <text:s/>death-associated protein kinase 1, PPP1R1B <text:s/>- <text:s/>protein phosphatase 1, regulatory (inhibitor) subunit 1b, RAD9B <text:s/>- <text:s/>rad9 homolog b (s. pombe), SARS <text:s/>- <text:s/>seryl-trna synthetase, HGS <text:s/>- <text:s/>hepatocyte growth factor-regulated tyrosine kinase substrate, DAD1 <text:s/>- <text:s/>defender against cell death 1, MBD3 <text:s/>- <text:s/>methyl-cpg binding domain protein 3, DYRK1B <text:s/>- <text:s/>dual-specificity tyrosine-(y)-phosphorylation regulated kinase 1b, HECW2 <text:s/>- <text:s/>hect, c2 and ww domain containing e3 ubiquitin protein ligase 2, ATRIP <text:s/>- <text:s/>atr interacting protein, CCNE2 <text:s/>- <text:s/>cyclin e2, ANAPC11 <text:s/>- <text:s/>anaphase promoting complex subunit 11, EPC2 <text:s/>- <text:s/>enhancer of polycomb homolog 2 (drosophila), DTL <text:s/>- <text:s/>denticleless e3 ubiquitin protein ligase homolog (drosophila), TTLL3 <text:s/>- <text:s/>tubulin tyrosine ligase-like family, member 3, GTSE1 <text:s/>- <text:s/>g-2 and s-phase expressed 1, ZBTB20 <text:s/>- <text:s/>zinc finger and btb domain containing 20, PUS3 <text:s/>- <text:s/>pseudouridylate synthase 3, MARK3 <text:s/>- <text:s/>map/microtubule affinity-regulating kinase 3, MTMR4 <text:s/>- <text:s/>myotubularin related protein 4, DUSP8 <text:s/>- <text:s/>dual specificity phosphatase 8, MAZ <text:s/>- <text:s/>myc-associated zinc finger protein (purine-binding transcription factor), TBX19 <text:s/>- <text:s/>t-box 19, DUSP6 <text:s/>- <text:s/>dual specificity phosphatase 6, TBX18 <text:s/>- <text:s/>t-box 18, MKL1 <text:s/>- <text:s/>megakaryoblastic leukemia (translocation) 1, LCMT1 <text:s/>- <text:s/>leucine carboxyl methyltransferase 1, MCM4 <text:s/>- <text:s/>minichromosome maintenance complex component 4, MCM3 <text:s/>- <text:s/>minichromosome maintenance complex component 3, GIGYF2 <text:s/>- <text:s/>grb10 interacting gyf protein 2, MCM5 <text:s/>- <text:s/>minichromosome maintenance complex component 5, MAP3K6 <text:s/>- <text:s/>mitogen-activated protein kinase kinase kinase 6, HBEGF <text:s/>- <text:s/>heparin-binding egf-like growth factor, PPIL1 <text:s/>- <text:s/>peptidylprolyl isomerase (cyclophilin)-like 1, SHC1 <text:s/>- <text:s/>shc (src homology 2 domain containing) transforming protein 1, ZNF597 <text:s/>- <text:s/>zinc finger protein 597, PNPT1 <text:s/>- <text:s/>polyribonucleotide nucleotidyltransferase 1, DLG1 <text:s/>- <text:s/>discs, large homolog 1 (drosophila), GRWD1 <text:s/>- <text:s/>glutamate-rich wd repeat containing 1, DLX1 <text:s/>- <text:s/>distal-less homeobox 1, DLX2 <text:s/>- <text:s/>distal-less homeobox 2, FBXO24 <text:s/>- <text:s/>f-box protein 24, DLX3 <text:s/>- <text:s/>distal-less homeobox 3, FBXO25 <text:s/>- <text:s/>f-box protein 25, RHNO1 <text:s/>- <text:s/>rad9-hus1-rad1 interacting nuclear orphan 1, ST3GAL3 <text:s/>- <text:s/>st3 beta-galactoside alpha-2,3-sialyltransferase 3, SESN2 <text:s/>- <text:s/>sestrin 2, SIM1 <text:s/>- <text:s/>single-minded homolog 1 (drosophila), BRSK2 <text:s/>- <text:s/>br serine/threonine kinase 2, RPS6KL1 <text:s/>- <text:s/>ribosomal protein s6 kinase-like 1, SIX1 <text:s/>- <text:s/>six homeobox 1, TAF1B <text:s/>- <text:s/>tata box binding protein (tbp)-associated factor, rna polymerase i, b, 63kda, PCF11 <text:s/>- <text:s/>pcf11 cleavage and polyadenylation factor subunit, MXD1 <text:s/>- <text:s/>max dimerization protein 1, PIAS4 <text:s/>- <text:s/>protein inhibitor of activated stat, 4, SMAD2 <text:s/>- <text:s/>smad family member 2, DNM2 <text:s/>- <text:s/>dynamin 2, SRSF6 <text:s/>- <text:s/>serine/arginine-rich splicing factor 6, CDKL2 <text:s/>- <text:s/>cyclin-dependent kinase-like 2 (cdc2-related kinase), ZBTB26 <text:s/>- <text:s/>zinc finger and btb domain containing 26, NOTUM <text:s/>- <text:s/>notum pectinacetylesterase homolog (drosophila), HIST1H2BJ <text:s/>- <text:s/>histone cluster 1, h2bj, SMAD6 <text:s/>- <text:s/>smad family member 6, MAF <text:s/>- <text:s/>v-maf avian musculoaponeurotic fibrosarcoma oncogene homolog, SIX5 <text:s/>- <text:s/>six homeobox 5, MARK2 <text:s/>- <text:s/>map/microtubule affinity-regulating kinase 2, DDX25 <text:s/>- <text:s/>dead (asp-glu-ala-asp) box helicase 25, ELK1 <text:s/>- <text:s/>elk1, member of ets oncogene family, MBNL2 <text:s/>- <text:s/>muscleblind-like splicing regulator 2, LYPD4 <text:s/>- <text:s/>ly6/plaur domain containing 4, RASA4 <text:s/>- <text:s/>ras p21 protein activator 4, EPAS1 <text:s/>- <text:s/>endothelial pas domain protein 1, ZNF524 <text:s/>- <text:s/>zinc finger protein 524, NCAM1 <text:s/>- <text:s/>neural cell adhesion molecule 1, SIRT2 <text:s/>- <text:s/>sirtuin 2, RCL1 <text:s/>- <text:s/>rna terminal phosphate cyclase-like 1, RAD18 <text:s/>- <text:s/>rad18 homolog (s. cerevisiae)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TMEM129 <text:s/>- <text:s/>transmembrane protein 129, ELAVL4 <text:s/>- <text:s/>elav (embryonic lethal, abnormal vision, drosophila)-like 4, BARHL1 <text:s/>- <text:s/>barh-like homeobox 1, RIMKLA <text:s/>- <text:s/>ribosomal modification protein rimk-like family member a, MRPS36 <text:s/>- <text:s/>mitochondrial ribosomal protein s36, TOPORS <text:s/>- <text:s/>topoisomerase i binding, arginine/serine-rich, e3 ubiquitin protein ligase, CNOT1 <text:s/>- <text:s/>ccr4-not transcription complex, subunit 1, ST8SIA5 <text:s/>- <text:s/>st8 alpha-n-acetyl-neuraminide alpha-2,8-sialyltransferase 5, LAS1L <text:s/>- <text:s/>las1-like (s. cerevisiae), EXOSC7 <text:s/>- <text:s/>exosome component 7, ZNF362 <text:s/>- <text:s/>zinc finger protein 362, PRDM10 <text:s/>- <text:s/>pr domain containing 10, MXI1 <text:s/>- <text:s/>max interactor 1, dimerization protein, PRDM9 <text:s/>- <text:s/>pr domain containing 9, UBE2U <text:s/>- <text:s/>ubiquitin-conjugating enzyme e2u (putative), KDM4B <text:s/>- <text:s/>lysine (k)-specific demethylase 4b, KDM1A <text:s/>- <text:s/>lysine (k)-specific demethylase 1a, INO80B <text:s/>- <text:s/>ino80 complex subunit b, PSMC3IP <text:s/>- <text:s/>psmc3 interacting protein, CTDSP2 <text:s/>- <text:s/>ctd (carboxy-terminal domain, rna polymerase ii, polypeptide a) small phosphatase 2, HNRNPLL <text:s/>- <text:s/>heterogeneous nuclear ribonucleoprotein l-like, IMP4 <text:s/>- <text:s/>imp4, u3 small nucleolar ribonucleoprotein, homolog (yeast), SERTAD1 <text:s/>- <text:s/>serta domain containing 1, HIST3H2A <text:s/>- <text:s/>histone cluster 3, h2a, SERTAD3 <text:s/>- <text:s/>serta domain containing 3, EBF1 <text:s/>- <text:s/>early b-cell factor 1, E2F3 <text:s/>- <text:s/>e2f transcription factor 3, NRBP1 <text:s/>- <text:s/>nuclear receptor binding protein 1, XAB2 <text:s/>- <text:s/>xpa binding protein 2, HELB <text:s/>- <text:s/>helicase (dna) b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NR2C2 <text:s/>- <text:s/>nuclear receptor subfamily 2, group c, member 2, ADAMTSL1 <text:s/>- <text:s/>adamts-like 1, HES5 <text:s/>- <text:s/>hairy and enhancer of split 5 (drosophila), MTRR <text:s/>- <text:s/>5-methyltetrahydrofolate-homocysteine methyltransferase reductase, TTLL5 <text:s/>- <text:s/>tubulin tyrosine ligase-like family, member 5, INTS12 <text:s/>- <text:s/>integrator complex subunit 12, FANCA <text:s/>- <text:s/>fanconi anemia, complementation group a, DERL3 <text:s/>- <text:s/>derlin 3, USP1 <text:s/>- <text:s/>ubiquitin specific peptidase 1, FANCD2 <text:s/>- <text:s/>fanconi anemia, complementation group d2, PTK2B <text:s/>- <text:s/>protein tyrosine kinase 2 beta, C19orf40 <text:s/>- <text:s/>chromosome 19 open reading frame 40, ETV4 <text:s/>- <text:s/>ets variant 4, SH2D3C <text:s/>- <text:s/>sh2 domain containing 3c, DCPS <text:s/>- <text:s/>decapping enzyme, scavenger, ETV6 <text:s/>- <text:s/>ets variant 6, SPSB3 <text:s/>- <text:s/>spla/ryanodine receptor domain and socs box containing 3, DHX57 <text:s/>- <text:s/>deah (asp-glu-ala-asp/his) box polypeptide 57, EXT1 <text:s/>- <text:s/>exostosin glycosyltransferase 1, CHAF1A <text:s/>- <text:s/>chromatin assembly factor 1, subunit a (p150), DDX24 <text:s/>- <text:s/>dead (asp-glu-ala-asp) box helicase 24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PDIK1L <text:s/>- <text:s/>pdlim1 interacting kinase 1 like, MSX2 <text:s/>- <text:s/>msh homeobox 2, MSH5 <text:s/>- <text:s/>muts homolog 5 (e. coli), VCP <text:s/>- <text:s/>valosin containing protein, RARS2 <text:s/>- <text:s/>arginyl-trna synthetase 2, mitochondrial, KIF14 <text:s/>- <text:s/>kinesin family member 14, ZBTB5 <text:s/>- <text:s/>zinc finger and btb domain containing 5, LIN52 <text:s/>- <text:s/>lin-52 homolog (c. elegans), PASK <text:s/>- <text:s/>pas domain containing serine/threonine kinase, ERG <text:s/>- <text:s/>v-ets avian erythroblastosis virus e26 oncogene homolog, UBB <text:s/>- <text:s/>ubiquitin b, ESRRB <text:s/>- <text:s/>estrogen-related receptor beta, DOLPP1 <text:s/>- <text:s/>dolichyldiphosphatase 1, RCOR1 <text:s/>- <text:s/>rest corepressor 1, SALL4 <text:s/>- <text:s/>sal-like 4 (drosophila), ETS2 <text:s/>- <text:s/>v-ets avian erythroblastosis virus e26 oncogene homolog 2, MRPS18B <text:s/>- <text:s/>mitochondrial ribosomal protein s18b, ZSCAN1 <text:s/>- <text:s/>zinc finger and scan domain containing 1, ZIK1 <text:s/>- <text:s/>zinc finger protein interacting with k protein 1, ETF1 <text:s/>- <text:s/>eukaryotic translation termination factor 1, SCYL3 <text:s/>- <text:s/>scy1-like 3 (s. cerevisiae), UBE2T <text:s/>- <text:s/>ubiquitin-conjugating enzyme e2t (putative), ZNF830 <text:s/>- <text:s/>zinc finger protein 830, EPHB1 <text:s/>- <text:s/>eph receptor b1, EPHA8 <text:s/>- <text:s/>eph receptor a8, EPHA7 <text:s/>- <text:s/>eph receptor a7, REC8 <text:s/>- <text:s/>rec8 meiotic recombination protein, HNRNPDL <text:s/>- <text:s/>heterogeneous nuclear ribonucleoprotein d-like, RBX1 <text:s/>- <text:s/>ring-box 1, e3 ubiquitin protein ligase, UBE2D3 <text:s/>- <text:s/>ubiquitin-conjugating enzyme e2d 3, ERBB4 <text:s/>- <text:s/>v-erb-b2 avian erythroblastic leukemia viral oncogene homolog 4, ERCC2 <text:s/>- <text:s/>excision repair cross-complementing rodent repair deficiency, complementation group 2, ATAD2 <text:s/>- <text:s/>atpase family, aaa domain containing 2, FN1 <text:s/>- <text:s/>fibronectin 1, TMEM165 <text:s/>- <text:s/>transmembrane protein 165, ZNF34 <text:s/>- <text:s/>zinc finger protein 34, ZNF436 <text:s/>- <text:s/>zinc finger protein 436, CAMTA1 <text:s/>- <text:s/>calmodulin binding transcription activator 1, OSM <text:s/>- <text:s/>oncostatin m, NTM <text:s/>- <text:s/>neurotrimin, FOXM1 <text:s/>- <text:s/>forkhead box m1, FOXO1 <text:s/>- <text:s/>forkhead box o1, FOXC1 <text:s/>- <text:s/>forkhead box c1, FOXL1 <text:s/>- <text:s/>forkhead box l1, RPUSD1 <text:s/>- <text:s/>rna pseudouridylate synthase domain containing 1, FOXG1 <text:s/>- <text:s/>forkhead box g1, MED8 <text:s/>- <text:s/>mediator complex subunit 8, CAND1 <text:s/>- <text:s/>cullin-associated and neddylation-dissociated 1, EAF2 <text:s/>- <text:s/>ell associated factor 2, DCAF11 <text:s/>- <text:s/>ddb1 and cul4 associated factor 11, FAM208A <text:s/>- <text:s/>family with sequence similarity 208, member a, KDM3A <text:s/>- <text:s/>lysine (k)-specific demethylase 3a, DERL2 <text:s/>- <text:s/>derlin 2, VIMP <text:s/>- <text:s/>vcp-interacting membrane protein, EXOSC1 <text:s/>- <text:s/>exosome component 1, FGFR2 <text:s/>- <text:s/>fibroblast growth factor receptor 2, UBR4 <text:s/>- <text:s/>ubiquitin protein ligase e3 component n-recognin 4, SPCS2 <text:s/>- <text:s/>signal peptidase complex subunit 2 homolog (s. cerevisiae), ROR1 <text:s/>- <text:s/>receptor tyrosine kinase-like orphan receptor 1, DDR2 <text:s/>- <text:s/>discoidin domain receptor tyrosine kinase 2, MAML1 <text:s/>- <text:s/>mastermind-like 1 (drosophila), BCLAF1 <text:s/>- <text:s/>bcl2-associated transcription factor 1, TARBP2 <text:s/>- <text:s/>tar (hiv-1) rna binding protein 2, NUP88 <text:s/>- <text:s/>nucleoporin 88kda, KIAA0101 <text:s/>- <text:s/>kiaa0101, RASSF2 <text:s/>- <text:s/>ras association (ralgds/af-6) domain family member 2, KLHL4 <text:s/>- <text:s/>kelch-like family member 4, FER <text:s/>- <text:s/>fer (fps/fes related) tyrosine kinase, SMG9 <text:s/>- <text:s/>smg9 nonsense mediated mrna decay factor, CREBRF <text:s/>- <text:s/>creb3 regulatory factor, NEK10 <text:s/>- <text:s/>nima-related kinase 10, TBX15 <text:s/>- <text:s/>t-box 15, PGP <text:s/>- <text:s/>phosphoglycolate phosphatase, GINS1 <text:s/>- <text:s/>gins complex subunit 1 (psf1 homolog), MRPL4 <text:s/>- <text:s/>mitochondrial ribosomal protein l4, TRIM9 <text:s/>- <text:s/>tripartite motif containing 9, RNF40 <text:s/>- <text:s/>ring finger protein 40, e3 ubiquitin protein ligase, ZFP91 <text:s/>- <text:s/>zfp91 zinc finger protein, POLR1D <text:s/>- <text:s/>polymerase (rna) i polypeptide d, 16kda, NRL <text:s/>- <text:s/>neural retina leucine zipper, UTP18 <text:s/>- <text:s/>utp18 small subunit (ssu) processome component homolog (yeast), NMT1 <text:s/>- <text:s/>n-myristoyltransferase 1, TK1 <text:s/>- <text:s/>thymidine kinase 1, soluble, TLE1 <text:s/>- <text:s/>transducin-like enhancer of split 1 (e(sp1) homolog, drosophila), TLE3 <text:s/>- <text:s/>transducin-like enhancer of split 3 (e(sp1) homolog, drosophila), TLE4 <text:s/>- <text:s/>transducin-like enhancer of split 4 (e(sp1) homolog, drosophila), NOVA2 <text:s/>- <text:s/>neuro-oncological ventral antigen 2, HERPUD1 <text:s/>- <text:s/>homocysteine-inducible, endoplasmic reticulum stress-inducible, ubiquitin-like domain member 1, ZFPM2 <text:s/>- <text:s/>zinc finger protein, fog family member 2, DHX34 <text:s/>- <text:s/>deah (asp-glu-ala-his) box polypeptide 34, NFYA <text:s/>- <text:s/>nuclear transcription factor y, alpha, KCNIP3 <text:s/>- <text:s/>kv channel interacting protein 3, calsenilin, HDAC4 <text:s/>- <text:s/>histone deacetylase 4, NFYC <text:s/>- <text:s/>nuclear transcription factor y, gamma, FOXP2 <text:s/>- <text:s/>forkhead box p2, ST6GALNAC6 <text:s/>- <text:s/>st6 (alpha-n-acetyl-neuraminyl-2,3-beta-galactosyl-1,3)-n-acetylgalactosaminide alpha-2,6-sialyltransferase 6, NFKBIB <text:s/>- <text:s/>nuclear factor of kappa light polypeptide gene enhancer in b-cells inhibitor, beta, NKX6-1 <text:s/>- <text:s/>nk6 homeobox 1, NKX3-1 <text:s/>- <text:s/>nk3 homeobox 1, OTP <text:s/>- <text:s/>orthopedia homeobox, STOML2 <text:s/>- <text:s/>stomatin (epb72)-like 2, TADA2B <text:s/>- <text:s/>transcriptional adaptor 2b, ATP1B4 <text:s/>- <text:s/>atpase, na+/k+ transporting, beta 4 polypeptide, HDAC9 <text:s/>- <text:s/>histone deacetylase 9, MYOCD <text:s/>- <text:s/>myocardin, SETD1A <text:s/>- <text:s/>set domain containing 1a, ZNF614 <text:s/>- <text:s/>zinc finger protein 614, CCP110 <text:s/>- <text:s/>centriolar coiled coil protein 110kda, SUZ12 <text:s/>- <text:s/>suz12 polycomb repressive complex 2 subunit, NEK2 <text:s/>- <text:s/>nima-related kinase 2, TEF <text:s/>- <text:s/>thyrotrophic embryonic factor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SEC11A <text:s/>- <text:s/>sec11 homolog a (s. cerevisiae), NFATC3 <text:s/>- <text:s/>nuclear factor of activated t-cells, cytoplasmic, calcineurin-dependent 3, NR2F1 <text:s/>- <text:s/>nuclear receptor subfamily 2, group f, member 1, TFCP2 <text:s/>- <text:s/>transcription factor cp2, SNCAIP <text:s/>- <text:s/>synuclein, alpha interacting protein, HEY2 <text:s/>- <text:s/>hairy/enhancer-of-split related with yrpw motif 2, NEUROG1 <text:s/>- <text:s/>neurogenin 1, CDK5RAP3 <text:s/>- <text:s/>cdk5 regulatory subunit associated protein 3, MTERFD3 <text:s/>- <text:s/>mterf domain containing 3, NEUROG3 <text:s/>- <text:s/>neurogenin 3, TGFB1I1 <text:s/>- <text:s/>transforming growth factor beta 1 induced transcript 1, NUP93 <text:s/>- <text:s/>nucleoporin 93kda, KDM4A <text:s/>- <text:s/>lysine (k)-specific demethylase 4a, FOSB <text:s/>- <text:s/>fbj murine osteosarcoma viral oncogene homolog b, THBS1 <text:s/>- <text:s/>thrombospondin 1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462" calcext:value-type="float">
            <text:p>0.0000462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2003" calcext:value-type="float">
            <text:p>200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CREG1 <text:s/>- <text:s/>cellular repressor of e1a-stimulated genes 1, FBXO18 <text:s/>- <text:s/>f-box protein, helicase, 18, ORMDL2 <text:s/>- <text:s/>orm1-like 2 (s. cerevisiae), ZFP36L2 <text:s/>- <text:s/>zfp36 ring finger protein-like 2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BLM <text:s/>- <text:s/>bloom syndrome, recq helicase-like, DEPDC1 <text:s/>- <text:s/>dep domain containing 1, C12orf52 <text:s/>- <text:s/>chromosome 12 open reading frame 52, PER2 <text:s/>- <text:s/>period circadian clock 2, ELAVL1 <text:s/>- <text:s/>elav (embryonic lethal, abnormal vision, drosophila)-like 1 (hu antigen r), LDB1 <text:s/>- <text:s/>lim domain binding 1, HOXC6 <text:s/>- <text:s/>homeobox c6, BMP6 <text:s/>- <text:s/>bone morphogenetic protein 6, ABCA7 <text:s/>- <text:s/>atp-binding cassette, sub-family a (abc1), member 7, CNOT1 <text:s/>- <text:s/>ccr4-not transcription complex, subunit 1, CTSA <text:s/>- <text:s/>cathepsin a, OLIG2 <text:s/>- <text:s/>oligodendrocyte lineage transcription factor 2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ATCAY <text:s/>- <text:s/>ataxia, cerebellar, cayman type, HIST3H2A <text:s/>- <text:s/>histone cluster 3, h2a, RORB <text:s/>- <text:s/>rar-related orphan receptor b, HELB <text:s/>- <text:s/>helicase (dna) b, WDTC1 <text:s/>- <text:s/>wd and tetratricopeptide repeats 1, DACT1 <text:s/>- <text:s/>dishevelled-binding antagonist of beta-catenin 1, HES6 <text:s/>- <text:s/>hairy and enhancer of split 6 (drosophila), AP2A1 <text:s/>- <text:s/>adaptor-related protein complex 2, alpha 1 subunit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HMGB1 <text:s/>- <text:s/>high mobility group box 1, CCAR1 <text:s/>- <text:s/>cell division cycle and apoptosis regulator 1, CTBP2 <text:s/>- <text:s/>c-terminal binding protein 2, TNKS <text:s/>- <text:s/>tankyrase, trf1-interacting ankyrin-related adp-ribose polymerase, ATF7IP <text:s/>- <text:s/>activating transcription factor 7 interacting protein, TNRC6B <text:s/>- <text:s/>trinucleotide repeat containing 6b, AGO1 <text:s/>- <text:s/>argonaute risc catalytic component 1, ETV6 <text:s/>- <text:s/>ets variant 6, VLDLR <text:s/>- <text:s/>very low density lipoprotein receptor, NCOA2 <text:s/>- <text:s/>nuclear receptor coactivator 2, MSX1 <text:s/>- <text:s/>msh homeobox 1, MSX2 <text:s/>- <text:s/>msh homeobox 2, EZH2 <text:s/>- <text:s/>enhancer of zeste homolog 2 (drosophila), TGIF2 <text:s/>- <text:s/>tgfb-induced factor homeobox 2, HIC1 <text:s/>- <text:s/>hypermethylated in cancer 1, LIN28A <text:s/>- <text:s/>lin-28 homolog a (c. elegans), HOXB4 <text:s/>- <text:s/>homeobox b4, JUN <text:s/>- <text:s/>jun proto-oncogen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MAPK7 <text:s/>- <text:s/>mitogen-activated protein kinase 7, NUDT16L1 <text:s/>- <text:s/>nudix (nucleoside diphosphate linked moiety x)-type motif 16-like 1, GATA3 <text:s/>- <text:s/>gata binding protein 3, HNRNPA1 <text:s/>- <text:s/>heterogeneous nuclear ribonucleoprotein a1, HNRNPC <text:s/>- <text:s/>heterogeneous nuclear ribonucleoprotein c (c1/c2), ZNF830 <text:s/>- <text:s/>zinc finger protein 830, NANOS1 <text:s/>- <text:s/>nanos homolog 1 (drosophila)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APLP1 <text:s/>- <text:s/>amyloid beta (a4) precursor-like protein 1, ENC1 <text:s/>- <text:s/>ectodermal-neural cortex 1 (with btb domain), SIN3A <text:s/>- <text:s/>sin3 transcription regulator family member a, RBMX <text:s/>- <text:s/>rna binding motif protein, x-linked, MAP3K10 <text:s/>- <text:s/>mitogen-activated protein kinase kinase kinase 10, MLH1 <text:s/>- <text:s/>mutl homolog 1, colon cancer, nonpolyposis type 2 (e. coli), PBXIP1 <text:s/>- <text:s/>pre-b-cell leukemia homeobox interacting protein 1, CBX8 <text:s/>- <text:s/>chromobox homolog 8, FOXM1 <text:s/>- <text:s/>forkhead box m1, FOXO1 <text:s/>- <text:s/>forkhead box o1, MSH6 <text:s/>- <text:s/>muts homolog 6 (e. coli), IGF2BP2 <text:s/>- <text:s/>insulin-like growth factor 2 mrna binding protein 2, FOXC1 <text:s/>- <text:s/>forkhead box c1, IL4 <text:s/>- <text:s/>interleukin 4, RPS6KA5 <text:s/>- <text:s/>ribosomal protein s6 kinase, 90kda, polypeptide 5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SCAI <text:s/>- <text:s/>suppressor of cancer cell invasion, MNT <text:s/>- <text:s/>mnt, max dimerization protein, FGFR2 <text:s/>- <text:s/>fibroblast growth factor receptor 2, ARNTL <text:s/>- <text:s/>aryl hydrocarbon receptor nuclear translocator-like, H2AFZ <text:s/>- <text:s/>h2a histone family, member z, SAP130 <text:s/>- <text:s/>sin3a-associated protein, 130kda, H2AFX <text:s/>- <text:s/>h2a histone family, member x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GMNN <text:s/>- <text:s/>geminin, dna replication inhibitor, BTG2 <text:s/>- <text:s/>btg family, member 2, KHSRP <text:s/>- <text:s/>kh-type splicing regulatory protein, PEG3 <text:s/>- <text:s/>paternally expressed 3, LRP8 <text:s/>- <text:s/>low density lipoprotein receptor-related protein 8, apolipoprotein e receptor, TBX15 <text:s/>- <text:s/>t-box 15, GZF1 <text:s/>- <text:s/>gdnf-inducible zinc finger protein 1, DAXX <text:s/>- <text:s/>death-domain associated protein, INSM1 <text:s/>- <text:s/>insulinoma-associated 1, NDUFA13 <text:s/>- <text:s/>nadh dehydrogenase (ubiquinone) 1 alpha subcomplex, 13, PCBP3 <text:s/>- <text:s/>poly(rc) binding protein 3, DAPK1 <text:s/>- <text:s/>death-associated protein kinase 1, ARX <text:s/>- <text:s/>aristaless related homeobox, RNF40 <text:s/>- <text:s/>ring finger protein 40, e3 ubiquitin protein ligase, LARP1 <text:s/>- <text:s/>la ribonucleoprotein domain family, member 1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ATF4 <text:s/>- <text:s/>activating transcription factor 4, PEX2 <text:s/>- <text:s/>peroxisomal biogenesis factor 2, RERE <text:s/>- <text:s/>arginine-glutamic acid dipeptide (re) repeats, HIST1H2AC <text:s/>- <text:s/>histone cluster 1, h2ac, PUM1 <text:s/>- <text:s/>pumilio homolog 1 (drosophila), FOXN3 <text:s/>- <text:s/>forkhead box n3, ZFPM2 <text:s/>- <text:s/>zinc finger protein, fog family member 2, DHX34 <text:s/>- <text:s/>deah (asp-glu-ala-his) box polypeptide 34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ATP2B4 <text:s/>- <text:s/>atpase, ca++ transporting, plasma membrane 4, MEX3D <text:s/>- <text:s/>mex-3 rna binding family member d, HDAC9 <text:s/>- <text:s/>histone deacetylase 9, MYOCD <text:s/>- <text:s/>myocardin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NF2 <text:s/>- <text:s/>neurofibromin 2 (merlin), HIST1H2AA <text:s/>- <text:s/>histone cluster 1, h2aa, KHDRBS1 <text:s/>- <text:s/>kh domain containing, rna binding, signal transduction associated 1, RBM42 <text:s/>- <text:s/>rna binding motif protein 42, HEY2 <text:s/>- <text:s/>hairy/enhancer-of-split related with yrpw motif 2, FNIP1 <text:s/>- <text:s/>folliculin interacting protein 1, SIX1 <text:s/>- <text:s/>six homeobox 1, RARA <text:s/>- <text:s/>retinoic acid receptor, alpha, NEUROG3 <text:s/>- <text:s/>neurogenin 3, SFRP1 <text:s/>- <text:s/>secreted frizzled-related protein 1, SF1 <text:s/>- <text:s/>splicing factor 1, MXD1 <text:s/>- <text:s/>max dimerization protein 1, TGFB3 <text:s/>- <text:s/>transforming growth factor, beta 3, PIAS4 <text:s/>- <text:s/>protein inhibitor of activated stat, 4, RBM4 <text:s/>- <text:s/>rna binding motif protein 4, SMAD2 <text:s/>- <text:s/>smad family member 2, ARID4A <text:s/>- <text:s/>at rich interactive domain 4a (rbp1-like), ZNF8 <text:s/>- <text:s/>zinc finger protein 8, CNBP <text:s/>- <text:s/>cchc-type zinc finger, nucleic acid binding protein, SRSF6 <text:s/>- <text:s/>serine/arginine-rich splicing factor 6, KDM4A <text:s/>- <text:s/>lysine (k)-specific demethylase 4a, FOSB <text:s/>- <text:s/>fbj murine osteosarcoma viral oncogene homolog b, SLX1A <text:s/>- <text:s/>slx1 structure-specific endonuclease subunit homolog a (s. cerevisiae), CUL3 <text:s/>- <text:s/>cullin 3, CIRBP <text:s/>- <text:s/>cold inducible rna binding protein, HIST1H2AG <text:s/>- <text:s/>histone cluster 1, h2ag, KLF10 <text:s/>- <text:s/>kruppel-like factor 10, CCND1 <text:s/>- <text:s/>cyclin d1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527" calcext:value-type="float">
            <text:p>0.0000527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2003" calcext:value-type="float">
            <text:p>200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FBXO18 <text:s/>- <text:s/>f-box protein, helicase, 18, ZFP36L2 <text:s/>- <text:s/>zfp36 ring finger protein-like 2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DEPDC1 <text:s/>- <text:s/>dep domain containing 1, BLM <text:s/>- <text:s/>bloom syndrome, recq helicase-like, C12orf52 <text:s/>- <text:s/>chromosome 12 open reading frame 52, PER2 <text:s/>- <text:s/>period circadian clock 2, ELAVL1 <text:s/>- <text:s/>elav (embryonic lethal, abnormal vision, drosophila)-like 1 (hu antigen r), LDB1 <text:s/>- <text:s/>lim domain binding 1, ABCA7 <text:s/>- <text:s/>atp-binding cassette, sub-family a (abc1), member 7, BMP6 <text:s/>- <text:s/>bone morphogenetic protein 6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POU3F3 <text:s/>- <text:s/>pou class 3 homeobox 3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IST3H2A <text:s/>- <text:s/>histone cluster 3, h2a, RORB <text:s/>- <text:s/>rar-related orphan receptor b, WDTC1 <text:s/>- <text:s/>wd and tetratricopeptide repeats 1, DACT1 <text:s/>- <text:s/>dishevelled-binding antagonist of beta-catenin 1, HES6 <text:s/>- <text:s/>hairy and enhancer of split 6 (drosophila), HES5 <text:s/>- <text:s/>hairy and enhancer of split 5 (drosophila), ACOT8 <text:s/>- <text:s/>acyl-coa thioesterase 8, PRDM5 <text:s/>- <text:s/>pr domain containing 5, CXorf27 <text:s/>- <text:s/>chromosome x open reading frame 27, T <text:s/>- <text:s/>t, brachyury homolog (mouse), HMGB2 <text:s/>- <text:s/>high mobility group box 2, HMGB1 <text:s/>- <text:s/>high mobility group box 1, CTBP2 <text:s/>- <text:s/>c-terminal binding protein 2, ATF7IP <text:s/>- <text:s/>activating transcription factor 7 interacting protein, TNRC6B <text:s/>- <text:s/>trinucleotide repeat containing 6b, AGO1 <text:s/>- <text:s/>argonaute risc catalytic component 1, ETV6 <text:s/>- <text:s/>ets variant 6, VLDLR <text:s/>- <text:s/>very low density lipoprotein receptor, NCOA2 <text:s/>- <text:s/>nuclear receptor coactivator 2, MSX1 <text:s/>- <text:s/>msh homeobox 1, MSX2 <text:s/>- <text:s/>msh homeobox 2, EZH2 <text:s/>- <text:s/>enhancer of zeste homolog 2 (drosophila), TGIF2 <text:s/>- <text:s/>tgfb-induced factor homeobox 2, HIC1 <text:s/>- <text:s/>hypermethylated in cancer 1, LIN28A <text:s/>- <text:s/>lin-28 homolog a (c. elegans), HOXB4 <text:s/>- <text:s/>homeobox b4, JUN <text:s/>- <text:s/>jun proto-oncogene, PASK <text:s/>- <text:s/>pas domain containing serine/threonine kinas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RCOR1 <text:s/>- <text:s/>rest corepressor 1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GATA3 <text:s/>- <text:s/>gata binding protein 3, HNRNPA1 <text:s/>- <text:s/>heterogeneous nuclear ribonucleoprotein a1, HNRNPC <text:s/>- <text:s/>heterogeneous nuclear ribonucleoprotein c (c1/c2), ZNF830 <text:s/>- <text:s/>zinc finger protein 830, NANOS1 <text:s/>- <text:s/>nanos homolog 1 (drosophila), UBE2D3 <text:s/>- <text:s/>ubiquitin-conjugating enzyme e2d 3, SREBF1 <text:s/>- <text:s/>sterol regulatory element binding transcription factor 1, ATAD2 <text:s/>- <text:s/>atpase family, aaa domain containing 2, DEDD2 <text:s/>- <text:s/>death effector domain containing 2, CDC6 <text:s/>- <text:s/>cell division cycle 6, ZNF189 <text:s/>- <text:s/>zinc finger protein 189, ENC1 <text:s/>- <text:s/>ectodermal-neural cortex 1 (with btb domain), SIN3A <text:s/>- <text:s/>sin3 transcription regulator family member a, MAP3K10 <text:s/>- <text:s/>mitogen-activated protein kinase kinase kinase 10, PBXIP1 <text:s/>- <text:s/>pre-b-cell leukemia homeobox interacting protein 1, CBX8 <text:s/>- <text:s/>chromobox homolog 8, FOXM1 <text:s/>- <text:s/>forkhead box m1, FOXO1 <text:s/>- <text:s/>forkhead box o1, IGF2BP2 <text:s/>- <text:s/>insulin-like growth factor 2 mrna binding protein 2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MNT <text:s/>- <text:s/>mnt, max dimerization protein, VIMP <text:s/>- <text:s/>vcp-interacting membrane protein, ARNTL <text:s/>- <text:s/>aryl hydrocarbon receptor nuclear translocator-like, FGFR2 <text:s/>- <text:s/>fibroblast growth factor receptor 2, H2AFZ <text:s/>- <text:s/>h2a histone family, member z, SAP130 <text:s/>- <text:s/>sin3a-associated protein, 130kda, H2AFX <text:s/>- <text:s/>h2a histone family, member x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TG2 <text:s/>- <text:s/>btg family, member 2, GMNN <text:s/>- <text:s/>geminin, dna replication inhibitor, KHSRP <text:s/>- <text:s/>kh-type splicing regulatory protein, PEG3 <text:s/>- <text:s/>paternally expressed 3, LRP8 <text:s/>- <text:s/>low density lipoprotein receptor-related protein 8, apolipoprotein e receptor, GZF1 <text:s/>- <text:s/>gdnf-inducible zinc finger protein 1, TBX15 <text:s/>- <text:s/>t-box 15, DAXX <text:s/>- <text:s/>death-domain associated protein, INSM1 <text:s/>- <text:s/>insulinoma-associated 1, NDUFA13 <text:s/>- <text:s/>nadh dehydrogenase (ubiquinone) 1 alpha subcomplex, 13, PCBP3 <text:s/>- <text:s/>poly(rc) binding protein 3, DAPK1 <text:s/>- <text:s/>death-associated protein kinase 1, ARX <text:s/>- <text:s/>aristaless related homeobox, LARP1 <text:s/>- <text:s/>la ribonucleoprotein domain family, member 1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PER1 <text:s/>- <text:s/>period circadian clock 1, FOXP2 <text:s/>- <text:s/>forkhead box p2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MYOCD <text:s/>- <text:s/>myocardin, HDAC9 <text:s/>- <text:s/>histone deacetylase 9, HBEGF <text:s/>- <text:s/>heparin-binding egf-like growth factor, TMBIM6 <text:s/>- <text:s/>transmembrane bax inhibitor motif containing 6, EIF4ENIF1 <text:s/>- <text:s/>eukaryotic translation initiation factor 4e nuclear import factor 1, NKX3-2 <text:s/>- <text:s/>nk3 homeobox 2, SUZ12 <text:s/>- <text:s/>suz12 polycomb repressive complex 2 subunit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NF2 <text:s/>- <text:s/>neurofibromin 2 (merlin), HIST1H2AA <text:s/>- <text:s/>histone cluster 1, h2aa, KHDRBS1 <text:s/>- <text:s/>kh domain containing, rna binding, signal transduction associated 1, HEY2 <text:s/>- <text:s/>hairy/enhancer-of-split related with yrpw motif 2, FNIP1 <text:s/>- <text:s/>folliculin interacting protein 1, SIX1 <text:s/>- <text:s/>six homeobox 1, RARA <text:s/>- <text:s/>retinoic acid receptor, alpha, NEUROG3 <text:s/>- <text:s/>neurogenin 3, SFRP1 <text:s/>- <text:s/>secreted frizzled-related protein 1, MXD1 <text:s/>- <text:s/>max dimerization protein 1, TGFB3 <text:s/>- <text:s/>transforming growth factor, beta 3, PIAS4 <text:s/>- <text:s/>protein inhibitor of activated stat, 4, RBM4 <text:s/>- <text:s/>rna binding motif protein 4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CUL3 <text:s/>- <text:s/>cullin 3, CIRBP <text:s/>- <text:s/>cold inducible rna binding protein, HIST1H2AG <text:s/>- <text:s/>histone cluster 1, h2ag, KLF10 <text:s/>- <text:s/>kruppel-like factor 10, CCND1 <text:s/>- <text:s/>cyclin d1, GSK3B <text:s/>- <text:s/>glycogen synthase kinase 3 beta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00315" calcext:value-type="float">
            <text:p>0.000000315</text:p>
          </table:table-cell>
          <table:table-cell office:value-type="float" office:value="0.0000736" calcext:value-type="float">
            <text:p>0.0000736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2003" calcext:value-type="float">
            <text:p>200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MAEA <text:s/>- <text:s/>macrophage erythroblast attacher, CREG1 <text:s/>- <text:s/>cellular repressor of e1a-stimulated genes 1, FBXO18 <text:s/>- <text:s/>f-box protein, helicase, 18, ORMDL2 <text:s/>- <text:s/>orm1-like 2 (s. cerevisiae), ZFP36L2 <text:s/>- <text:s/>zfp36 ring finger protein-like 2, GCHFR <text:s/>- <text:s/>gtp cyclohydrolase i feedback regulator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BLM <text:s/>- <text:s/>bloom syndrome, recq helicase-like, DEPDC1 <text:s/>- <text:s/>dep domain containing 1, C12orf52 <text:s/>- <text:s/>chromosome 12 open reading frame 52, PER2 <text:s/>- <text:s/>period circadian clock 2, ELAVL1 <text:s/>- <text:s/>elav (embryonic lethal, abnormal vision, drosophila)-like 1 (hu antigen r), LDB1 <text:s/>- <text:s/>lim domain binding 1, HOXC6 <text:s/>- <text:s/>homeobox c6, ABCA7 <text:s/>- <text:s/>atp-binding cassette, sub-family a (abc1), member 7, BMP6 <text:s/>- <text:s/>bone morphogenetic protein 6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IST3H2A <text:s/>- <text:s/>histone cluster 3, h2a, RORB <text:s/>- <text:s/>rar-related orphan receptor b, WDTC1 <text:s/>- <text:s/>wd and tetratricopeptide repeats 1, DACT1 <text:s/>- <text:s/>dishevelled-binding antagonist of beta-catenin 1, HES6 <text:s/>- <text:s/>hairy and enhancer of split 6 (drosophila), TMEFF2 <text:s/>- <text:s/>transmembrane protein with egf-like and two follistatin-like domains 2, AP2A1 <text:s/>- <text:s/>adaptor-related protein complex 2, alpha 1 subunit, HES5 <text:s/>- <text:s/>hairy and enhancer of split 5 (drosophila), ACOT8 <text:s/>- <text:s/>acyl-coa thioesterase 8, PRDM5 <text:s/>- <text:s/>pr domain containing 5, CXorf27 <text:s/>- <text:s/>chromosome x open reading frame 27, T <text:s/>- <text:s/>t, brachyury homolog (mouse), HMGB2 <text:s/>- <text:s/>high mobility group box 2, HMGB1 <text:s/>- <text:s/>high mobility group box 1, CCAR1 <text:s/>- <text:s/>cell division cycle and apoptosis regulator 1, CTBP2 <text:s/>- <text:s/>c-terminal binding protein 2, ATF7IP <text:s/>- <text:s/>activating transcription factor 7 interacting protein, TNRC6B <text:s/>- <text:s/>trinucleotide repeat containing 6b, AGO1 <text:s/>- <text:s/>argonaute risc catalytic component 1, ETV6 <text:s/>- <text:s/>ets variant 6, VLDLR <text:s/>- <text:s/>very low density lipoprotein receptor, NCOA2 <text:s/>- <text:s/>nuclear receptor coactivator 2, MSX1 <text:s/>- <text:s/>msh homeobox 1, MSX2 <text:s/>- <text:s/>msh homeobox 2, EZH2 <text:s/>- <text:s/>enhancer of zeste homolog 2 (drosophila), STK11 <text:s/>- <text:s/>serine/threonine kinase 11, TGIF2 <text:s/>- <text:s/>tgfb-induced factor homeobox 2, HIC1 <text:s/>- <text:s/>hypermethylated in cancer 1, LIN28A <text:s/>- <text:s/>lin-28 homolog a (c. elegans), HOXB4 <text:s/>- <text:s/>homeobox b4, JUN <text:s/>- <text:s/>jun proto-oncogene, PASK <text:s/>- <text:s/>pas domain containing serine/threonine kinas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GATA3 <text:s/>- <text:s/>gata binding protein 3, HNRNPA1 <text:s/>- <text:s/>heterogeneous nuclear ribonucleoprotein a1, HNRNPC <text:s/>- <text:s/>heterogeneous nuclear ribonucleoprotein c (c1/c2), ZNF830 <text:s/>- <text:s/>zinc finger protein 830, NANOS1 <text:s/>- <text:s/>nanos homolog 1 (drosophila)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APLP1 <text:s/>- <text:s/>amyloid beta (a4) precursor-like protein 1, ENC1 <text:s/>- <text:s/>ectodermal-neural cortex 1 (with btb domain), SIN3A <text:s/>- <text:s/>sin3 transcription regulator family member a, MAP3K10 <text:s/>- <text:s/>mitogen-activated protein kinase kinase kinase 10, PBXIP1 <text:s/>- <text:s/>pre-b-cell leukemia homeobox interacting protein 1, CBX8 <text:s/>- <text:s/>chromobox homolog 8, FOXM1 <text:s/>- <text:s/>forkhead box m1, FOXO1 <text:s/>- <text:s/>forkhead box o1, ERRFI1 <text:s/>- <text:s/>erbb receptor feedback inhibitor 1, IGF2BP2 <text:s/>- <text:s/>insulin-like growth factor 2 mrna binding protein 2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SCAI <text:s/>- <text:s/>suppressor of cancer cell invasion, MNT <text:s/>- <text:s/>mnt, max dimerization protein, VIMP <text:s/>- <text:s/>vcp-interacting membrane protein, ARNTL <text:s/>- <text:s/>aryl hydrocarbon receptor nuclear translocator-like, FGFR2 <text:s/>- <text:s/>fibroblast growth factor receptor 2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GMNN <text:s/>- <text:s/>geminin, dna replication inhibitor, BTG2 <text:s/>- <text:s/>btg family, member 2, KHSRP <text:s/>- <text:s/>kh-type splicing regulatory protein, PEG3 <text:s/>- <text:s/>paternally expressed 3, LRP8 <text:s/>- <text:s/>low density lipoprotein receptor-related protein 8, apolipoprotein e receptor, TBX15 <text:s/>- <text:s/>t-box 15, GZF1 <text:s/>- <text:s/>gdnf-inducible zinc finger protein 1, INSIG1 <text:s/>- <text:s/>insulin induced gene 1, DAXX <text:s/>- <text:s/>death-domain associated protein, INSM1 <text:s/>- <text:s/>insulinoma-associated 1, PGP <text:s/>- <text:s/>phosphoglycolate phosphatase, NDUFA13 <text:s/>- <text:s/>nadh dehydrogenase (ubiquinone) 1 alpha subcomplex, 13, PCBP3 <text:s/>- <text:s/>poly(rc) binding protein 3, DAPK1 <text:s/>- <text:s/>death-associated protein kinase 1, ARX <text:s/>- <text:s/>aristaless related homeobox, LARP1 <text:s/>- <text:s/>la ribonucleoprotein domain family, member 1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ATP2B4 <text:s/>- <text:s/>atpase, ca++ transporting, plasma membrane 4, MEX3D <text:s/>- <text:s/>mex-3 rna binding family member d, HDAC9 <text:s/>- <text:s/>histone deacetylase 9, MYOCD <text:s/>- <text:s/>myocardin, HBEGF <text:s/>- <text:s/>heparin-binding egf-like growth factor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NF2 <text:s/>- <text:s/>neurofibromin 2 (merlin), KHDRBS1 <text:s/>- <text:s/>kh domain containing, rna binding, signal transduction associated 1, HIST1H2AA <text:s/>- <text:s/>histone cluster 1, h2aa, HEY2 <text:s/>- <text:s/>hairy/enhancer-of-split related with yrpw motif 2, FNIP1 <text:s/>- <text:s/>folliculin interacting protein 1, SIX1 <text:s/>- <text:s/>six homeobox 1, RARA <text:s/>- <text:s/>retinoic acid receptor, alpha, NEUROG3 <text:s/>- <text:s/>neurogenin 3, SFRP1 <text:s/>- <text:s/>secreted frizzled-related protein 1, SF1 <text:s/>- <text:s/>splicing factor 1, MXD1 <text:s/>- <text:s/>max dimerization protein 1, TGFB3 <text:s/>- <text:s/>transforming growth factor, beta 3, PIAS4 <text:s/>- <text:s/>protein inhibitor of activated stat, 4, RBM4 <text:s/>- <text:s/>rna binding motif protein 4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CUL3 <text:s/>- <text:s/>cullin 3, CIRBP <text:s/>- <text:s/>cold inducible rna binding protein, HIST1H2AG <text:s/>- <text:s/>histone cluster 1, h2ag, KLF10 <text:s/>- <text:s/>kruppel-like factor 10, GSK3B <text:s/>- <text:s/>glycogen synthase kinase 3 beta, CCND1 <text:s/>- <text:s/>cyclin d1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chromatin organization</text:p>
          </table:table-cell>
          <table:table-cell office:value-type="float" office:value="0.00000038" calcext:value-type="float">
            <text:p>0.00000038</text:p>
          </table:table-cell>
          <table:table-cell office:value-type="float" office:value="0.0000873" calcext:value-type="float">
            <text:p>0.0000873</text:p>
          </table:table-cell>
          <table:table-cell office:value-type="float" office:value="1.56" calcext:value-type="float">
            <text:p>1.56</text:p>
          </table:table-cell>
          <table:table-cell office:value-type="float" office:value="13954" calcext:value-type="float">
            <text:p>13954</text:p>
          </table:table-cell>
          <table:table-cell office:value-type="float" office:value="524" calcext:value-type="float">
            <text:p>524</text:p>
          </table:table-cell>
          <table:table-cell office:value-type="float" office:value="2003" calcext:value-type="float">
            <text:p>200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ZMYND8 <text:s/>- <text:s/>zinc finger, mynd-type containing 8, CDK1 <text:s/>- <text:s/>cyclin-dependent kinase 1, STRA13 <text:s/>- <text:s/>stimulated by retinoic acid 13, SIN3A <text:s/>- <text:s/>sin3 transcription regulator family member a, WHSC1L1 <text:s/>- <text:s/>wolf-hirschhorn syndrome candidate 1-like 1, KDM3B <text:s/>- <text:s/>lysine (k)-specific demethylase 3b, CBX8 <text:s/>- <text:s/>chromobox homolog 8, USP16 <text:s/>- <text:s/>ubiquitin specific peptidase 16, NAP1L4 <text:s/>- <text:s/>nucleosome assembly protein 1-like 4, SIRT2 <text:s/>- <text:s/>sirtuin 2, TDRD3 <text:s/>- <text:s/>tudor domain containing 3, RPS6KA5 <text:s/>- <text:s/>ribosomal protein s6 kinase, 90kda, polypeptide 5, BRD8 <text:s/>- <text:s/>bromodomain containing 8, SOX9 <text:s/>- <text:s/>sry (sex determining region y)-box 9, DPF3 <text:s/>- <text:s/>d4, zinc and double phd fingers, family 3, HIST3H2BB <text:s/>- <text:s/>histone cluster 3, h2bb, PADI3 <text:s/>- <text:s/>peptidyl arginine deiminase, type iii, SOX1 <text:s/>- <text:s/>sry (sex determining region y)-box 1, PER2 <text:s/>- <text:s/>period circadian clock 2, LDB1 <text:s/>- <text:s/>lim domain binding 1, KDM3A <text:s/>- <text:s/>lysine (k)-specific demethylase 3a, CRTC2 <text:s/>- <text:s/>creb regulated transcription coactivator 2, HIST1H2BB <text:s/>- <text:s/>histone cluster 1, h2bb, H2AFZ <text:s/>- <text:s/>h2a histone family, member z, H2AFX <text:s/>- <text:s/>h2a histone family, member x, HIST1H2AD <text:s/>- <text:s/>histone cluster 1, h2ad, CENPM <text:s/>- <text:s/>centromere protein m, HIST1H1B <text:s/>- <text:s/>histone cluster 1, h1b, HIST3H3 <text:s/>- <text:s/>histone cluster 3, h3, AURKB <text:s/>- <text:s/>aurora kinase b, HIST1H1D <text:s/>- <text:s/>histone cluster 1, h1d, HIST1H1C <text:s/>- <text:s/>histone cluster 1, h1c, HIST1H2BA <text:s/>- <text:s/>histone cluster 1, h2ba, ARID1B <text:s/>- <text:s/>at rich interactive domain 1b (swi1-like), PRDM9 <text:s/>- <text:s/>pr domain containing 9, UBE2U <text:s/>- <text:s/>ubiquitin-conjugating enzyme e2u (putative), UBN1 <text:s/>- <text:s/>ubinuclein 1, KDM4B <text:s/>- <text:s/>lysine (k)-specific demethylase 4b, BRWD1 <text:s/>- <text:s/>bromodomain and wd repeat domain containing 1, NAA60 <text:s/>- <text:s/>n(alpha)-acetyltransferase 60, natf catalytic subunit, KDM1A <text:s/>- <text:s/>lysine (k)-specific demethylase 1a, INO80B <text:s/>- <text:s/>ino80 complex subunit b, ACTL6B <text:s/>- <text:s/>actin-like 6b, PRDM2 <text:s/>- <text:s/>pr domain containing 2, with znf domain, DAXX <text:s/>- <text:s/>death-domain associated protein, MAP3K12 <text:s/>- <text:s/>mitogen-activated protein kinase kinase kinase 12, HIST3H2A <text:s/>- <text:s/>histone cluster 3, h2a, C11orf30 <text:s/>- <text:s/>chromosome 11 open reading frame 30, MBTD1 <text:s/>- <text:s/>mbt domain containing 1, SRCAP <text:s/>- <text:s/>snf2-related crebbp activator protein, RNF40 <text:s/>- <text:s/>ring finger protein 40, e3 ubiquitin protein ligase, MBD3 <text:s/>- <text:s/>methyl-cpg binding domain protein 3, HDAC1 <text:s/>- <text:s/>histone deacetylase 1, KAT7 <text:s/>- <text:s/>k(lysine) acetyltransferase 7, CHD6 <text:s/>- <text:s/>chromodomain helicase dna binding protein 6, HIST1H2BC <text:s/>- <text:s/>histone cluster 1, h2bc, HIST1H2BO <text:s/>- <text:s/>histone cluster 1, h2bo, EPC2 <text:s/>- <text:s/>enhancer of polycomb homolog 2 (drosophila), PRDM5 <text:s/>- <text:s/>pr domain containing 5, TAF5L <text:s/>- <text:s/>taf5-like rna polymerase ii, p300/cbp-associated factor (pcaf)-associated factor, 65kda, CXorf27 <text:s/>- <text:s/>chromosome x open reading frame 27, HMGN1 <text:s/>- <text:s/>high mobility group nucleosome binding domain 1, HMGB2 <text:s/>- <text:s/>high mobility group box 2, BAHD1 <text:s/>- <text:s/>bromo adjacent homology domain containing 1, PHF1 <text:s/>- <text:s/>phd finger protein 1, CENPI <text:s/>- <text:s/>centromere protein i, RERE <text:s/>- <text:s/>arginine-glutamic acid dipeptide (re) repeats, HIST1H2AC <text:s/>- <text:s/>histone cluster 1, h2ac, SETD3 <text:s/>- <text:s/>set domain containing 3, HIST1H2BH <text:s/>- <text:s/>histone cluster 1, h2bh, HIST1H2BM <text:s/>- <text:s/>histone cluster 1, h2bm, BRPF3 <text:s/>- <text:s/>bromodomain and phd finger containing, 3, HDAC4 <text:s/>- <text:s/>histone deacetylase 4, PER1 <text:s/>- <text:s/>period circadian clock 1, CHAF1A <text:s/>- <text:s/>chromatin assembly factor 1, subunit a (p150), KDM6A <text:s/>- <text:s/>lysine (k)-specific demethylase 6a, VRK1 <text:s/>- <text:s/>vaccinia related kinase 1, DEK <text:s/>- <text:s/>dek oncogene, TADA2B <text:s/>- <text:s/>transcriptional adaptor 2b, PAF1 <text:s/>- <text:s/>paf1, rna polymerase ii associated factor, homolog (s. cerevisiae), EZH2 <text:s/>- <text:s/>enhancer of zeste homolog 2 (drosophila), AURKC <text:s/>- <text:s/>aurora kinase c, HDAC9 <text:s/>- <text:s/>histone deacetylase 9, SUV420H2 <text:s/>- <text:s/>suppressor of variegation 4-20 homolog 2 (drosophila), ELP4 <text:s/>- <text:s/>elongator acetyltransferase complex subunit 4, SETD1A <text:s/>- <text:s/>set domain containing 1a, AURKA <text:s/>- <text:s/>aurora kinase a, SUZ12 <text:s/>- <text:s/>suz12 polycomb repressive complex 2 subunit, SYCP3 <text:s/>- <text:s/>synaptonemal complex protein 3, GRWD1 <text:s/>- <text:s/>glutamate-rich wd repeat containing 1, JARID2 <text:s/>- <text:s/>jumonji, at rich interactive domain 2, HMG20A <text:s/>- <text:s/>high mobility group 20a, HMG20B <text:s/>- <text:s/>high mobility group 20b, EPC1 <text:s/>- <text:s/>enhancer of polycomb homolog 1 (drosophila), RCOR1 <text:s/>- <text:s/>rest corepressor 1, USP21 <text:s/>- <text:s/>ubiquitin specific peptidase 21, ING5 <text:s/>- <text:s/>inhibitor of growth family, member 5, HIST1H2AA <text:s/>- <text:s/>histone cluster 1, h2aa, HMGA2 <text:s/>- <text:s/>high mobility group at-hook 2, JMJD1C <text:s/>- <text:s/>jumonji domain containing 1c, RBL2 <text:s/>- <text:s/>retinoblastoma-like 2 (p130), ASF1B <text:s/>- <text:s/>anti-silencing function 1b histone chaperone, GATA3 <text:s/>- <text:s/>gata binding protein 3, HMGN3 <text:s/>- <text:s/>high mobility group nucleosomal binding domain 3, HNRNPC <text:s/>- <text:s/>heterogeneous nuclear ribonucleoprotein c (c1/c2), ARID4A <text:s/>- <text:s/>at rich interactive domain 4a (rbp1-like), KANSL2 <text:s/>- <text:s/>kat8 regulatory nsl complex subunit 2, RBBP4 <text:s/>- <text:s/>retinoblastoma binding protein 4, KDM4A <text:s/>- <text:s/>lysine (k)-specific demethylase 4a, CABIN1 <text:s/>- <text:s/>calcineurin binding protein 1, BRD3 <text:s/>- <text:s/>bromodomain containing 3, HIST1H2BJ <text:s/>- <text:s/>histone cluster 1, h2bj, HP1BP3 <text:s/>- <text:s/>heterochromatin protein 1, binding protein 3, HIST1H2AG <text:s/>- <text:s/>histone cluster 1, h2ag, PRMT5 <text:s/>- <text:s/>protein arginine methyltransferase 5, H1FX <text:s/>- <text:s/>h1 histone family, member x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00517" calcext:value-type="float">
            <text:p>0.00000051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2003" calcext:value-type="float">
            <text:p>200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MAEA <text:s/>- <text:s/>macrophage erythroblast attacher, CREG1 <text:s/>- <text:s/>cellular repressor of e1a-stimulated genes 1, FBXO18 <text:s/>- <text:s/>f-box protein, helicase, 18, ORMDL2 <text:s/>- <text:s/>orm1-like 2 (s. cerevisiae), ZFP36L2 <text:s/>- <text:s/>zfp36 ring finger protein-like 2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BLM <text:s/>- <text:s/>bloom syndrome, recq helicase-like, DEPDC1 <text:s/>- <text:s/>dep domain containing 1, C12orf52 <text:s/>- <text:s/>chromosome 12 open reading frame 52, PER2 <text:s/>- <text:s/>period circadian clock 2, ELAVL1 <text:s/>- <text:s/>elav (embryonic lethal, abnormal vision, drosophila)-like 1 (hu antigen r), LDB1 <text:s/>- <text:s/>lim domain binding 1, HOXC6 <text:s/>- <text:s/>homeobox c6, BMP6 <text:s/>- <text:s/>bone morphogenetic protein 6, ABCA7 <text:s/>- <text:s/>atp-binding cassette, sub-family a (abc1), member 7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IST3H2A <text:s/>- <text:s/>histone cluster 3, h2a, RORB <text:s/>- <text:s/>rar-related orphan receptor b, WDTC1 <text:s/>- <text:s/>wd and tetratricopeptide repeats 1, DACT1 <text:s/>- <text:s/>dishevelled-binding antagonist of beta-catenin 1, HES6 <text:s/>- <text:s/>hairy and enhancer of split 6 (drosophila), HES5 <text:s/>- <text:s/>hairy and enhancer of split 5 (drosophila), ACOT8 <text:s/>- <text:s/>acyl-coa thioesterase 8, PRDM5 <text:s/>- <text:s/>pr domain containing 5, CXorf27 <text:s/>- <text:s/>chromosome x open reading frame 27, T <text:s/>- <text:s/>t, brachyury homolog (mouse), HMGB2 <text:s/>- <text:s/>high mobility group box 2, HMGB1 <text:s/>- <text:s/>high mobility group box 1, CCAR1 <text:s/>- <text:s/>cell division cycle and apoptosis regulator 1, CTBP2 <text:s/>- <text:s/>c-terminal binding protein 2, ATF7IP <text:s/>- <text:s/>activating transcription factor 7 interacting protein, TNRC6B <text:s/>- <text:s/>trinucleotide repeat containing 6b, AGO1 <text:s/>- <text:s/>argonaute risc catalytic component 1, ETV6 <text:s/>- <text:s/>ets variant 6, VLDLR <text:s/>- <text:s/>very low density lipoprotein receptor, NCOA2 <text:s/>- <text:s/>nuclear receptor coactivator 2, MSX1 <text:s/>- <text:s/>msh homeobox 1, EZH2 <text:s/>- <text:s/>enhancer of zeste homolog 2 (drosophila), MSX2 <text:s/>- <text:s/>msh homeobox 2, TGIF2 <text:s/>- <text:s/>tgfb-induced factor homeobox 2, HIC1 <text:s/>- <text:s/>hypermethylated in cancer 1, LIN28A <text:s/>- <text:s/>lin-28 homolog a (c. elegans), HOXB4 <text:s/>- <text:s/>homeobox b4, JUN <text:s/>- <text:s/>jun proto-oncogene, PASK <text:s/>- <text:s/>pas domain containing serine/threonine kinas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GATA3 <text:s/>- <text:s/>gata binding protein 3, HNRNPA1 <text:s/>- <text:s/>heterogeneous nuclear ribonucleoprotein a1, HNRNPC <text:s/>- <text:s/>heterogeneous nuclear ribonucleoprotein c (c1/c2), ZNF830 <text:s/>- <text:s/>zinc finger protein 830, NANOS1 <text:s/>- <text:s/>nanos homolog 1 (drosophila)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APLP1 <text:s/>- <text:s/>amyloid beta (a4) precursor-like protein 1, ENC1 <text:s/>- <text:s/>ectodermal-neural cortex 1 (with btb domain), SIN3A <text:s/>- <text:s/>sin3 transcription regulator family member a, MAP3K10 <text:s/>- <text:s/>mitogen-activated protein kinase kinase kinase 10, PBXIP1 <text:s/>- <text:s/>pre-b-cell leukemia homeobox interacting protein 1, CBX8 <text:s/>- <text:s/>chromobox homolog 8, FOXM1 <text:s/>- <text:s/>forkhead box m1, FOXO1 <text:s/>- <text:s/>forkhead box o1, ERRFI1 <text:s/>- <text:s/>erbb receptor feedback inhibitor 1, IGF2BP2 <text:s/>- <text:s/>insulin-like growth factor 2 mrna binding protein 2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SCAI <text:s/>- <text:s/>suppressor of cancer cell invasion, MNT <text:s/>- <text:s/>mnt, max dimerization protein, VIMP <text:s/>- <text:s/>vcp-interacting membrane protein, ARNTL <text:s/>- <text:s/>aryl hydrocarbon receptor nuclear translocator-like, FGFR2 <text:s/>- <text:s/>fibroblast growth factor receptor 2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TG2 <text:s/>- <text:s/>btg family, member 2, GMNN <text:s/>- <text:s/>geminin, dna replication inhibitor, KHSRP <text:s/>- <text:s/>kh-type splicing regulatory protein, PEG3 <text:s/>- <text:s/>paternally expressed 3, LRP8 <text:s/>- <text:s/>low density lipoprotein receptor-related protein 8, apolipoprotein e receptor, GZF1 <text:s/>- <text:s/>gdnf-inducible zinc finger protein 1, INSIG1 <text:s/>- <text:s/>insulin induced gene 1, TBX15 <text:s/>- <text:s/>t-box 15, DAXX <text:s/>- <text:s/>death-domain associated protein, INSM1 <text:s/>- <text:s/>insulinoma-associated 1, PGP <text:s/>- <text:s/>phosphoglycolate phosphatase, NDUFA13 <text:s/>- <text:s/>nadh dehydrogenase (ubiquinone) 1 alpha subcomplex, 13, PCBP3 <text:s/>- <text:s/>poly(rc) binding protein 3, DAPK1 <text:s/>- <text:s/>death-associated protein kinase 1, ARX <text:s/>- <text:s/>aristaless related homeobox, LARP1 <text:s/>- <text:s/>la ribonucleoprotein domain family, member 1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ATP2B4 <text:s/>- <text:s/>atpase, ca++ transporting, plasma membrane 4, MEX3D <text:s/>- <text:s/>mex-3 rna binding family member d, MYOCD <text:s/>- <text:s/>myocardin, HDAC9 <text:s/>- <text:s/>histone deacetylase 9, HBEGF <text:s/>- <text:s/>heparin-binding egf-like growth factor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NF2 <text:s/>- <text:s/>neurofibromin 2 (merlin), KHDRBS1 <text:s/>- <text:s/>kh domain containing, rna binding, signal transduction associated 1, HIST1H2AA <text:s/>- <text:s/>histone cluster 1, h2aa, FNIP1 <text:s/>- <text:s/>folliculin interacting protein 1, HEY2 <text:s/>- <text:s/>hairy/enhancer-of-split related with yrpw motif 2, SIX1 <text:s/>- <text:s/>six homeobox 1, RARA <text:s/>- <text:s/>retinoic acid receptor, alpha, NEUROG3 <text:s/>- <text:s/>neurogenin 3, SFRP1 <text:s/>- <text:s/>secreted frizzled-related protein 1, SF1 <text:s/>- <text:s/>splicing factor 1, MXD1 <text:s/>- <text:s/>max dimerization protein 1, TGFB3 <text:s/>- <text:s/>transforming growth factor, beta 3, PIAS4 <text:s/>- <text:s/>protein inhibitor of activated stat, 4, RBM4 <text:s/>- <text:s/>rna binding motif protein 4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CUL3 <text:s/>- <text:s/>cullin 3, CIRBP <text:s/>- <text:s/>cold inducible rna binding protein, HIST1H2AG <text:s/>- <text:s/>histone cluster 1, h2ag, KLF10 <text:s/>- <text:s/>kruppel-like factor 10, CCND1 <text:s/>- <text:s/>cyclin d1, GSK3B <text:s/>- <text:s/>glycogen synthase kinase 3 beta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00655" calcext:value-type="float">
            <text:p>0.00000065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2003" calcext:value-type="float">
            <text:p>200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CCNK <text:s/>- <text:s/>cyclin k, SIX5 <text:s/>- <text:s/>six homeobox 5, LHX1 <text:s/>- <text:s/>lim homeobox 1, MAPRE3 <text:s/>- <text:s/>microtubule-associated protein, rp/eb family, member 3, NFATC2IP <text:s/>- <text:s/>nuclear factor of activated t-cells, cytoplasmic, calcineurin-dependent 2 interacting protein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RLN2 <text:s/>- <text:s/>relaxin 2, BRD8 <text:s/>- <text:s/>bromodomain containing 8, PPP1R12A <text:s/>- <text:s/>protein phosphatase 1, regulatory subunit 12a, SOX9 <text:s/>- <text:s/>sry (sex determining region y)-box 9, BLM <text:s/>- <text:s/>bloom syndrome, recq helicase-like, ACR <text:s/>- <text:s/>acrosin, SOX4 <text:s/>- <text:s/>sry (sex determining region y)-box 4, GRHL1 <text:s/>- <text:s/>grainyhead-like 1 (drosophila), ALYREF <text:s/>- <text:s/>aly/ref export factor, GRHL3 <text:s/>- <text:s/>grainyhead-like 3 (drosophila), WBP2 <text:s/>- <text:s/>ww domain binding protein 2, SOX1 <text:s/>- <text:s/>sry (sex determining region y)-box 1, ELAVL1 <text:s/>- <text:s/>elav (embryonic lethal, abnormal vision, drosophila)-like 1 (hu antigen r)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MYRF <text:s/>- <text:s/>myelin regulatory factor, SNCA <text:s/>- <text:s/>synuclein, alpha (non a4 component of amyloid precursor)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ADCYAP1R1 <text:s/>- <text:s/>adenylate cyclase activating polypeptide 1 (pituitary) receptor type i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POU3F2 <text:s/>- <text:s/>pou class 3 homeobox 2, MID1IP1 <text:s/>- <text:s/>mid1 interacting protein 1, POU2F2 <text:s/>- <text:s/>pou class 2 homeobox 2, ONECUT2 <text:s/>- <text:s/>one cut homeobox 2, POMT2 <text:s/>- <text:s/>protein-o-mannosyltransferase 2, KLF6 <text:s/>- <text:s/>kruppel-like factor 6, BARHL2 <text:s/>- <text:s/>barh-like homeobox 2, BOLL <text:s/>- <text:s/>bol, boule-like (drosophila)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FABP3 <text:s/>- <text:s/>fatty acid binding protein 3, muscle and heart (mammary-derived growth inhibitor), HMGN1 <text:s/>- <text:s/>high mobility group nucleosome binding domain 1, T <text:s/>- <text:s/>t, brachyury homolog (mouse), HMGB2 <text:s/>- <text:s/>high mobility group box 2, HMGB1 <text:s/>- <text:s/>high mobility group box 1, VPS35 <text:s/>- <text:s/>vacuolar protein sorting 35 homolog (s. cerevisiae)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COA3 <text:s/>- <text:s/>cytochrome c oxidase assembly factor 3, ETV4 <text:s/>- <text:s/>ets variant 4, ETV6 <text:s/>- <text:s/>ets variant 6, PTF1A <text:s/>- <text:s/>pancreas specific transcription factor, 1a, CKAP2 <text:s/>- <text:s/>cytoskeleton associated protein 2, MSX1 <text:s/>- <text:s/>msh homeobox 1, NCOA2 <text:s/>- <text:s/>nuclear receptor coactivator 2, CALM3 <text:s/>- <text:s/>calmodulin 3 (phosphorylase kinase, delta), VCP <text:s/>- <text:s/>valosin containing protein, MED21 <text:s/>- <text:s/>mediator complex subunit 21, CREB3 <text:s/>- <text:s/>camp responsive element binding protein 3, NEK7 <text:s/>- <text:s/>nima-related kinase 7, FZD2 <text:s/>- <text:s/>frizzled family receptor 2, HIF1A <text:s/>- <text:s/>hypoxia inducible factor 1, alpha subunit (basic helix-loop-helix transcription factor), LIN28A <text:s/>- <text:s/>lin-28 homolog a (c. elegans), CCT6A <text:s/>- <text:s/>chaperonin containing tcp1, subunit 6a (zeta 1), HOXB4 <text:s/>- <text:s/>homeobox b4, POLDIP3 <text:s/>- <text:s/>polymerase (dna-directed), delta interacting protein 3, PASK <text:s/>- <text:s/>pas domain containing serine/threonine kinase, JUN <text:s/>- <text:s/>jun proto-oncogene, EHF <text:s/>- <text:s/>ets homologous factor, JUNB <text:s/>- <text:s/>jun b proto-oncogene, STAT3 <text:s/>- <text:s/>signal transducer and activator of transcription 3 (acute-phase response factor), ERG <text:s/>- <text:s/>v-ets avian erythroblastosis virus e26 oncogene homolog, UBB <text:s/>- <text:s/>ubiquitin b, E2F8 <text:s/>- <text:s/>e2f transcription factor 8, ESRRB <text:s/>- <text:s/>estrogen-related receptor beta, HNRNPL <text:s/>- <text:s/>heterogeneous nuclear ribonucleoprotein l, ING5 <text:s/>- <text:s/>inhibitor of growth family, member 5, SALL4 <text:s/>- <text:s/>sal-like 4 (drosophila), ETS2 <text:s/>- <text:s/>v-ets avian erythroblastosis virus e26 oncogene homolog 2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NRNPA1 <text:s/>- <text:s/>heterogeneous nuclear ribonucleoprotein a1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CDK1 <text:s/>- <text:s/>cyclin-dependent kinase 1, PAX1 <text:s/>- <text:s/>paired box 1, PAX6 <text:s/>- <text:s/>paired box 6, CDH1 <text:s/>- <text:s/>cadherin 1, type 1, e-cadherin (epithelial), CDH3 <text:s/>- <text:s/>cadherin 3, type 1, p-cadherin (placental), PAX3 <text:s/>- <text:s/>paired box 3, TOX3 <text:s/>- <text:s/>tox high mobility group box family member 3, ARID3B <text:s/>- <text:s/>at rich interactive domain 3b (bright-like)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FOXO1 <text:s/>- <text:s/>forkhead box o1, ILF2 <text:s/>- <text:s/>interleukin enhancer binding factor 2, CHP1 <text:s/>- <text:s/>calcineurin-like ef-hand protein 1, SOST <text:s/>- <text:s/>sclerostin, FOXC1 <text:s/>- <text:s/>forkhead box c1, IL4 <text:s/>- <text:s/>interleukin 4, RPS6KA5 <text:s/>- <text:s/>ribosomal protein s6 kinase, 90kda, polypeptide 5, STARD4 <text:s/>- <text:s/>star-related lipid transfer (start) domain containing 4, GUCA2A <text:s/>- <text:s/>guanylate cyclase activator 2a (guanylin)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PAK3 <text:s/>- <text:s/>p21 protein (cdc42/rac)-activated kinase 3, FGFR2 <text:s/>- <text:s/>fibroblast growth factor receptor 2, ARNTL <text:s/>- <text:s/>aryl hydrocarbon receptor nuclear translocator-like, H2AFZ <text:s/>- <text:s/>h2a histone family, member z, PAX8 <text:s/>- <text:s/>paired box 8, IRS1 <text:s/>- <text:s/>insulin receptor substrate 1, AURKB <text:s/>- <text:s/>aurora kinase b, PDGFRB <text:s/>- <text:s/>platelet-derived growth factor receptor, beta polypeptide, ISL1 <text:s/>- <text:s/>isl lim homeobox 1, MAML1 <text:s/>- <text:s/>mastermind-like 1 (drosophila), BCLAF1 <text:s/>- <text:s/>bcl2-associated transcription factor 1, TARBP2 <text:s/>- <text:s/>tar (hiv-1) rna binding protein 2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PCNA <text:s/>- <text:s/>proliferating cell nuclear antigen, PRDM2 <text:s/>- <text:s/>pr domain containing 2, with znf domain, INSIG1 <text:s/>- <text:s/>insulin induced gene 1, CCT7 <text:s/>- <text:s/>chaperonin containing tcp1, subunit 7 (eta), CXCL10 <text:s/>- <text:s/>chemokine (c-x-c motif) ligand 10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GOLGA2 <text:s/>- <text:s/>golgin a2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TBX19 <text:s/>- <text:s/>t-box 19, PLIN5 <text:s/>- <text:s/>perilipin 5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TRPV1 <text:s/>- <text:s/>transient receptor potential cation channel, subfamily v, member 1, NKX6-1 <text:s/>- <text:s/>nk6 homeobox 1, SLC45A3 <text:s/>- <text:s/>solute carrier family 45, member 3, NKX3-1 <text:s/>- <text:s/>nk3 homeobox 1, STOML2 <text:s/>- <text:s/>stomatin (epb72)-like 2, ATP1B4 <text:s/>- <text:s/>atpase, na+/k+ transporting, beta 4 polypeptide, PAF1 <text:s/>- <text:s/>paf1, rna polymerase ii associated factor, homolog (s. cerevisiae), MYOCD <text:s/>- <text:s/>myocardin, NOX4 <text:s/>- <text:s/>nadph oxidase 4, PITX2 <text:s/>- <text:s/>paired-like homeodomain 2, PITX3 <text:s/>- <text:s/>paired-like homeodomain 3, NEK2 <text:s/>- <text:s/>nima-related kinase 2, SHC1 <text:s/>- <text:s/>shc (src homology 2 domain containing) transforming protein 1, TEF <text:s/>- <text:s/>thyrotrophic embryonic factor, DLX1 <text:s/>- <text:s/>distal-less homeobox 1, SHH <text:s/>- <text:s/>sonic hedgehog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KHDRBS1 <text:s/>- <text:s/>kh domain containing, rna binding, signal transduction associated 1, TAF8 <text:s/>- <text:s/>taf8 rna polymerase ii, tata box binding protein (tbp)-associated factor, 43kda, NEUROG1 <text:s/>- <text:s/>neurogenin 1, HEY2 <text:s/>- <text:s/>hairy/enhancer-of-split related with yrpw motif 2, SIX1 <text:s/>- <text:s/>six homeobox 1, KLF1 <text:s/>- <text:s/>kruppel-like factor 1 (erythroid)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DNM2 <text:s/>- <text:s/>dynamin 2, SMAD2 <text:s/>- <text:s/>smad family member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THBS1 <text:s/>- <text:s/>thrombospondin 1, CKS2 <text:s/>- <text:s/>cdc28 protein kinase regulatory subunit 2, CIRBP <text:s/>- <text:s/>cold inducible rna binding protein, SMAD6 <text:s/>- <text:s/>smad family member 6, GSK3B <text:s/>- <text:s/>glycogen synthase kinase 3 beta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cell division</text:p>
          </table:table-cell>
          <table:table-cell office:value-type="float" office:value="0.000000689" calcext:value-type="float">
            <text:p>0.00000068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322" calcext:value-type="float">
            <text:p>322</text:p>
          </table:table-cell>
          <table:table-cell office:value-type="float" office:value="2003" calcext:value-type="float">
            <text:p>20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CCNK <text:s/>- <text:s/>cyclin k, CDC6 <text:s/>- <text:s/>cell division cycle 6, MAPRE1 <text:s/>- <text:s/>microtubule-associated protein, rp/eb family, member 1, FAM83D <text:s/>- <text:s/>family with sequence similarity 83, member d, CDC25A <text:s/>- <text:s/>cell division cycle 25a, CDC20 <text:s/>- <text:s/>cell division cycle 20, CCNB2 <text:s/>- <text:s/>cyclin b2, MAPRE3 <text:s/>- <text:s/>microtubule-associated protein, rp/eb family, member 3, CCNE2 <text:s/>- <text:s/>cyclin e2, ANAPC11 <text:s/>- <text:s/>anaphase promoting complex subunit 11, CDK1 <text:s/>- <text:s/>cyclin-dependent kinase 1, STRA13 <text:s/>- <text:s/>stimulated by retinoic acid 13, KIF20B <text:s/>- <text:s/>kinesin family member 20b, MAEA <text:s/>- <text:s/>macrophage erythroblast attacher, GOLGA2 <text:s/>- <text:s/>golgin a2, CDK14 <text:s/>- <text:s/>cyclin-dependent kinase 14, CDC25B <text:s/>- <text:s/>cell division cycle 25b, SEPT4 <text:s/>- <text:s/>septin 4, NCAPH <text:s/>- <text:s/>non-smc condensin i complex, subunit h, ENSA <text:s/>- <text:s/>endosulfine alpha, CHFR <text:s/>- <text:s/>checkpoint with forkhead and ring finger domains, e3 ubiquitin protein ligase, ZFP36L2 <text:s/>- <text:s/>zfp36 ring finger protein-like 2, TNKS <text:s/>- <text:s/>tankyrase, trf1-interacting ankyrin-related adp-ribose polymerase, USP16 <text:s/>- <text:s/>ubiquitin specific peptidase 16, TACC3 <text:s/>- <text:s/>transforming, acidic coiled-coil containing protein 3, SIRT2 <text:s/>- <text:s/>sirtuin 2, UBE2S <text:s/>- <text:s/>ubiquitin-conjugating enzyme e2s, SPC24 <text:s/>- <text:s/>spc24, ndc80 kinetochore complex component, BRIP1 <text:s/>- <text:s/>brca1 interacting protein c-terminal helicase 1, NUMBL <text:s/>- <text:s/>numb homolog (drosophila)-like, DIXDC1 <text:s/>- <text:s/>dix domain containing 1, POGZ <text:s/>- <text:s/>pogo transposable element with znf domain, TPX2 <text:s/>- <text:s/>tpx2, microtubule-associated, ANAPC15 <text:s/>- <text:s/>anaphase promoting complex subunit 15, NCAPD3 <text:s/>- <text:s/>non-smc condensin ii complex, subunit d3, UBE2C <text:s/>- <text:s/>ubiquitin-conjugating enzyme e2c, SGOL2 <text:s/>- <text:s/>shugoshin-like 2 (s. pombe), CHEK2 <text:s/>- <text:s/>checkpoint kinase 2, VRK1 <text:s/>- <text:s/>vaccinia related kinase 1, BCAR1 <text:s/>- <text:s/>breast cancer anti-estrogen resistance 1, CDC23 <text:s/>- <text:s/>cell division cycle 23, TUBA1C <text:s/>- <text:s/>tubulin, alpha 1c, KIT <text:s/>- <text:s/>v-kit hardy-zuckerman 4 feline sarcoma viral oncogene homolog, AURKA <text:s/>- <text:s/>aurora kinase a, FGFR2 <text:s/>- <text:s/>fibroblast growth factor receptor 2, KIF14 <text:s/>- <text:s/>kinesin family member 14, NDE1 <text:s/>- <text:s/>nude neurodevelopment protein 1, SYCP3 <text:s/>- <text:s/>synaptonemal complex protein 3, NEK2 <text:s/>- <text:s/>nima-related kinase 2, HOXB4 <text:s/>- <text:s/>homeobox b4, ANAPC5 <text:s/>- <text:s/>anaphase promoting complex subunit 5, CCNF <text:s/>- <text:s/>cyclin f, CABLES2 <text:s/>- <text:s/>cdk5 and abl enzyme substrate 2, MIS12 <text:s/>- <text:s/>mis12 kinetochore complex component, NCAPD2 <text:s/>- <text:s/>non-smc condensin i complex, subunit d2, CCNG2 <text:s/>- <text:s/>cyclin g2, SKA2 <text:s/>- <text:s/>spindle and kinetochore associated complex subunit 2, CCNG1 <text:s/>- <text:s/>cyclin g1, NUMA1 <text:s/>- <text:s/>nuclear mitotic apparatus protein 1, BUB3 <text:s/>- <text:s/>bub3 mitotic checkpoint protein, CCNA1 <text:s/>- <text:s/>cyclin a1, POU3F3 <text:s/>- <text:s/>pou class 3 homeobox 3, CLTA <text:s/>- <text:s/>clathrin, light chain a, ASPM <text:s/>- <text:s/>asp (abnormal spindle) homolog, microcephaly associated (drosophila), BRSK2 <text:s/>- <text:s/>br serine/threonine kinase 2, HMGA2 <text:s/>- <text:s/>high mobility group at-hook 2, BUB1 <text:s/>- <text:s/>bub1 mitotic checkpoint serine/threonine kinase, HMCN1 <text:s/>- <text:s/>hemicentin 1, ZNF830 <text:s/>- <text:s/>zinc finger protein 830, POU3F2 <text:s/>- <text:s/>pou class 3 homeobox 2, MAPRE2 <text:s/>- <text:s/>microtubule-associated protein, rp/eb family, member 2, FAM64A <text:s/>- <text:s/>family with sequence similarity 64, member a, CUL3 <text:s/>- <text:s/>cullin 3, CKS2 <text:s/>- <text:s/>cdc28 protein kinase regulatory subunit 2, NUDC <text:s/>- <text:s/>nudc nuclear distribution protein, CDCA2 <text:s/>- <text:s/>cell division cycle associated 2, KIF18B <text:s/>- <text:s/>kinesin family member 18b, CCND1 <text:s/>- <text:s/>cyclin d1, ERCC2 <text:s/>- <text:s/>excision repair cross-complementing rodent repair deficiency, complementation group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70</text:p>
          </table:table-cell>
          <table:table-cell office:value-type="string" calcext:value-type="string">
            <text:p>cell cycle phase transition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224" calcext:value-type="float">
            <text:p>224</text:p>
          </table:table-cell>
          <table:table-cell office:value-type="float" office:value="2003" calcext:value-type="float">
            <text:p>20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CDC6 <text:s/>- <text:s/>cell division cycle 6, MAPRE1 <text:s/>- <text:s/>microtubule-associated protein, rp/eb family, member 1, CDC25A <text:s/>- <text:s/>cell division cycle 25a, CCNB2 <text:s/>- <text:s/>cyclin b2, PRKACA <text:s/>- <text:s/>protein kinase, camp-dependent, catalytic, alpha, CDK1 <text:s/>- <text:s/>cyclin-dependent kinase 1, CCNE2 <text:s/>- <text:s/>cyclin e2, CDK14 <text:s/>- <text:s/>cyclin-dependent kinase 14, CDC25B <text:s/>- <text:s/>cell division cycle 25b, PRIM1 <text:s/>- <text:s/>primase, dna, polypeptide 1 (49kda), ENSA <text:s/>- <text:s/>endosulfine alpha, FOXM1 <text:s/>- <text:s/>forkhead box m1, TACC3 <text:s/>- <text:s/>transforming, acidic coiled-coil containing protein 3, UBE2S <text:s/>- <text:s/>ubiquitin-conjugating enzyme e2s, CEP57 <text:s/>- <text:s/>centrosomal protein 57kda, RPA2 <text:s/>- <text:s/>replication protein a2, 32kda, PLK1 <text:s/>- <text:s/>polo-like kinase 1, TPX2 <text:s/>- <text:s/>tpx2, microtubule-associated, UBE2C <text:s/>- <text:s/>ubiquitin-conjugating enzyme e2c, PPP1R12A <text:s/>- <text:s/>protein phosphatase 1, regulatory subunit 12a, PPP2R1A <text:s/>- <text:s/>protein phosphatase 2, regulatory subunit a, alpha, SLBP <text:s/>- <text:s/>stem-loop binding protein, SPDYA <text:s/>- <text:s/>speedy/ringo cell cycle regulator family member a, ID4 <text:s/>- <text:s/>inhibitor of dna binding 4, dominant negative helix-loop-helix protein, CHEK2 <text:s/>- <text:s/>checkpoint kinase 2, MCM4 <text:s/>- <text:s/>minichromosome maintenance complex component 4, MCM3 <text:s/>- <text:s/>minichromosome maintenance complex component 3, ORC3 <text:s/>- <text:s/>origin recognition complex, subunit 3, MCM5 <text:s/>- <text:s/>minichromosome maintenance complex component 5, ORC6 <text:s/>- <text:s/>origin recognition complex, subunit 6, CACUL1 <text:s/>- <text:s/>cdk2-associated, cullin domain 1, CDC23 <text:s/>- <text:s/>cell division cycle 23, CEP152 <text:s/>- <text:s/>centrosomal protein 152kda, CCP110 <text:s/>- <text:s/>centriolar coiled coil protein 110kda, AURKA <text:s/>- <text:s/>aurora kinase a, CUL5 <text:s/>- <text:s/>cullin 5, NDE1 <text:s/>- <text:s/>nude neurodevelopment protein 1, NEK2 <text:s/>- <text:s/>nima-related kinase 2, DCTN2 <text:s/>- <text:s/>dynactin 2 (p50), ACVR1 <text:s/>- <text:s/>activin a receptor, type i, CEP70 <text:s/>- <text:s/>centrosomal protein 70kda, UBB <text:s/>- <text:s/>ubiquitin b, CCNA1 <text:s/>- <text:s/>cyclin a1, TUBB4B <text:s/>- <text:s/>tubulin, beta 4b class ivb, KHDRBS1 <text:s/>- <text:s/>kh domain containing, rna binding, signal transduction associated 1, BRSK2 <text:s/>- <text:s/>br serine/threonine kinase 2, PCNT <text:s/>- <text:s/>pericentrin, RAB8A <text:s/>- <text:s/>rab8a, member ras oncogene family, PCNA <text:s/>- <text:s/>proliferating cell nuclear antigen, DYNC1H1 <text:s/>- <text:s/>dynein, cytoplasmic 1, heavy chain 1, DNM2 <text:s/>- <text:s/>dynamin 2, CDKN3 <text:s/>- <text:s/>cyclin-dependent kinase inhibitor 3, CDKN2D <text:s/>- <text:s/>cyclin-dependent kinase inhibitor 2d (p19, inhibits cdk4), SFI1 <text:s/>- <text:s/>sfi1 homolog, spindle assembly associated (yeast), ACTR1A <text:s/>- <text:s/>arp1 actin-related protein 1 homolog a, centractin alpha (yeast), CKS2 <text:s/>- <text:s/>cdc28 protein kinase regulatory subunit 2, CUL3 <text:s/>- <text:s/>cullin 3, AKAP8 <text:s/>- <text:s/>a kinase (prka) anchor protein 8, POLA1 <text:s/>- <text:s/>polymerase (dna directed), alpha 1, catalytic subunit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00852" calcext:value-type="float">
            <text:p>0.00000085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2003" calcext:value-type="float">
            <text:p>200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CCNK <text:s/>- <text:s/>cyclin k, SIX5 <text:s/>- <text:s/>six homeobox 5, LHX1 <text:s/>- <text:s/>lim homeobox 1, MAPRE3 <text:s/>- <text:s/>microtubule-associated protein, rp/eb family, member 3, NFATC2IP <text:s/>- <text:s/>nuclear factor of activated t-cells, cytoplasmic, calcineurin-dependent 2 interacting protein, CASZ1 <text:s/>- <text:s/>castor zinc finger 1, PLAC8 <text:s/>- <text:s/>placenta-specific 8, ELK1 <text:s/>- <text:s/>elk1, member of ets oncogene family, RFX2 <text:s/>- <text:s/>regulatory factor x, 2 (influences hla class ii expression), GRHL2 <text:s/>- <text:s/>grainyhead-like 2 (drosophila), EPAS1 <text:s/>- <text:s/>endothelial pas domain protein 1, SIRT2 <text:s/>- <text:s/>sirtuin 2, ENG <text:s/>- <text:s/>endoglin, SP3 <text:s/>- <text:s/>sp3 transcription factor, SP1 <text:s/>- <text:s/>sp1 transcription factor, RLN2 <text:s/>- <text:s/>relaxin 2, BRD8 <text:s/>- <text:s/>bromodomain containing 8, PPP1R12A <text:s/>- <text:s/>protein phosphatase 1, regulatory subunit 12a, SOX9 <text:s/>- <text:s/>sry (sex determining region y)-box 9, BLM <text:s/>- <text:s/>bloom syndrome, recq helicase-like, ACR <text:s/>- <text:s/>acrosin, SOX4 <text:s/>- <text:s/>sry (sex determining region y)-box 4, GRHL1 <text:s/>- <text:s/>grainyhead-like 1 (drosophila), ALYREF <text:s/>- <text:s/>aly/ref export factor, GRHL3 <text:s/>- <text:s/>grainyhead-like 3 (drosophila), SOX1 <text:s/>- <text:s/>sry (sex determining region y)-box 1, WBP2 <text:s/>- <text:s/>ww domain binding protein 2, ELAVL1 <text:s/>- <text:s/>elav (embryonic lethal, abnormal vision, drosophila)-like 1 (hu antigen r), BARHL1 <text:s/>- <text:s/>barh-like homeobox 1, LDB1 <text:s/>- <text:s/>lim domain binding 1, ATF6B <text:s/>- <text:s/>activating transcription factor 6 beta, IER5 <text:s/>- <text:s/>immediate early response 5, ANKRD49 <text:s/>- <text:s/>ankyrin repeat domain 49, TOPORS <text:s/>- <text:s/>topoisomerase i binding, arginine/serine-rich, e3 ubiquitin protein ligase, CRTC2 <text:s/>- <text:s/>creb regulated transcription coactivator 2, BMP6 <text:s/>- <text:s/>bone morphogenetic protein 6, SUCO <text:s/>- <text:s/>sun domain containing ossification factor, MYRF <text:s/>- <text:s/>myelin regulatory factor, SNCA <text:s/>- <text:s/>synuclein, alpha (non a4 component of amyloid precursor), PPM1A <text:s/>- <text:s/>protein phosphatase, mg2+/mn2+ dependent, 1a, VGLL1 <text:s/>- <text:s/>vestigial like 1 (drosophila), ACVR1 <text:s/>- <text:s/>activin a receptor, type i, POU3F3 <text:s/>- <text:s/>pou class 3 homeobox 3, FZD8 <text:s/>- <text:s/>frizzled family receptor 8, TP53INP2 <text:s/>- <text:s/>tumor protein p53 inducible nuclear protein 2, RNF4 <text:s/>- <text:s/>ring finger protein 4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SERTAD1 <text:s/>- <text:s/>serta domain containing 1, SSBP3 <text:s/>- <text:s/>single stranded dna binding protein 3, ADCYAP1R1 <text:s/>- <text:s/>adenylate cyclase activating polypeptide 1 (pituitary) receptor type i, SERTAD3 <text:s/>- <text:s/>serta domain containing 3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E2F3 <text:s/>- <text:s/>e2f transcription factor 3, POU3F1 <text:s/>- <text:s/>pou class 3 homeobox 1, POU3F2 <text:s/>- <text:s/>pou class 3 homeobox 2, MID1IP1 <text:s/>- <text:s/>mid1 interacting protein 1, POU2F2 <text:s/>- <text:s/>pou class 2 homeobox 2, ONECUT2 <text:s/>- <text:s/>one cut homeobox 2, POMT2 <text:s/>- <text:s/>protein-o-mannosyltransferase 2, KLF6 <text:s/>- <text:s/>kruppel-like factor 6, BARHL2 <text:s/>- <text:s/>barh-like homeobox 2, BOLL <text:s/>- <text:s/>bol, boule-like (drosophila), HSPA5 <text:s/>- <text:s/>heat shock 70kda protein 5 (glucose-regulated protein, 78kda), NR2C2 <text:s/>- <text:s/>nuclear receptor subfamily 2, group c, member 2, HES5 <text:s/>- <text:s/>hairy and enhancer of split 5 (drosophila), CHD6 <text:s/>- <text:s/>chromodomain helicase dna binding protein 6, FABP3 <text:s/>- <text:s/>fatty acid binding protein 3, muscle and heart (mammary-derived growth inhibitor), HMGN1 <text:s/>- <text:s/>high mobility group nucleosome binding domain 1, T <text:s/>- <text:s/>t, brachyury homolog (mouse), HMGB2 <text:s/>- <text:s/>high mobility group box 2, HMGB1 <text:s/>- <text:s/>high mobility group box 1, VPS35 <text:s/>- <text:s/>vacuolar protein sorting 35 homolog (s. cerevisiae), PTK2B <text:s/>- <text:s/>protein tyrosine kinase 2 beta, HIVEP3 <text:s/>- <text:s/>human immunodeficiency virus type i enhancer binding protein 3, CTBP2 <text:s/>- <text:s/>c-terminal binding protein 2, TNKS <text:s/>- <text:s/>tankyrase, trf1-interacting ankyrin-related adp-ribose polymerase, CITED4 <text:s/>- <text:s/>cbp/p300-interacting transactivator, with glu/asp-rich carboxy-terminal domain, 4, ATF7IP <text:s/>- <text:s/>activating transcription factor 7 interacting protein, SETD3 <text:s/>- <text:s/>set domain containing 3, AGO1 <text:s/>- <text:s/>argonaute risc catalytic component 1, CREB3L3 <text:s/>- <text:s/>camp responsive element binding protein 3-like 3, COA3 <text:s/>- <text:s/>cytochrome c oxidase assembly factor 3, ETV4 <text:s/>- <text:s/>ets variant 4, ETV6 <text:s/>- <text:s/>ets variant 6, PTF1A <text:s/>- <text:s/>pancreas specific transcription factor, 1a, CKAP2 <text:s/>- <text:s/>cytoskeleton associated protein 2, MSX1 <text:s/>- <text:s/>msh homeobox 1, NCOA2 <text:s/>- <text:s/>nuclear receptor coactivator 2, CALM3 <text:s/>- <text:s/>calmodulin 3 (phosphorylase kinase, delta), VCP <text:s/>- <text:s/>valosin containing protein, MED21 <text:s/>- <text:s/>mediator complex subunit 21, CREB3 <text:s/>- <text:s/>camp responsive element binding protein 3, NEK7 <text:s/>- <text:s/>nima-related kinase 7, FZD2 <text:s/>- <text:s/>frizzled family receptor 2, HIF1A <text:s/>- <text:s/>hypoxia inducible factor 1, alpha subunit (basic helix-loop-helix transcription factor), LIN28A <text:s/>- <text:s/>lin-28 homolog a (c. elegans), CCT6A <text:s/>- <text:s/>chaperonin containing tcp1, subunit 6a (zeta 1), HOXB4 <text:s/>- <text:s/>homeobox b4, POLDIP3 <text:s/>- <text:s/>polymerase (dna-directed), delta interacting protein 3, PASK <text:s/>- <text:s/>pas domain containing serine/threonine kinase, JUN <text:s/>- <text:s/>jun proto-oncogene, EHF <text:s/>- <text:s/>ets homologous factor, STAT3 <text:s/>- <text:s/>signal transducer and activator of transcription 3 (acute-phase response factor), JUNB <text:s/>- <text:s/>jun b proto-oncogene, UBB <text:s/>- <text:s/>ubiquitin b, ERG <text:s/>- <text:s/>v-ets avian erythroblastosis virus e26 oncogene homolog, E2F8 <text:s/>- <text:s/>e2f transcription factor 8, ESRRB <text:s/>- <text:s/>estrogen-related receptor beta, HNRNPL <text:s/>- <text:s/>heterogeneous nuclear ribonucleoprotein l, ING5 <text:s/>- <text:s/>inhibitor of growth family, member 5, SALL4 <text:s/>- <text:s/>sal-like 4 (drosophila), ETS2 <text:s/>- <text:s/>v-ets avian erythroblastosis virus e26 oncogene homolog 2, MAP2K6 <text:s/>- <text:s/>mitogen-activated protein kinase kinase 6, RPS6KA1 <text:s/>- <text:s/>ribosomal protein s6 kinase, 90kda, polypeptide 1, MAP2K1 <text:s/>- <text:s/>mitogen-activated protein kinase kinase 1, PRKD2 <text:s/>- <text:s/>protein kinase d2, HMGA2 <text:s/>- <text:s/>high mobility group at-hook 2, PHF5A <text:s/>- <text:s/>phd finger protein 5a, RUNX3 <text:s/>- <text:s/>runt-related transcription factor 3, MAPK7 <text:s/>- <text:s/>mitogen-activated protein kinase 7, GATA3 <text:s/>- <text:s/>gata binding protein 3, HNRNPA1 <text:s/>- <text:s/>heterogeneous nuclear ribonucleoprotein a1, HMGN3 <text:s/>- <text:s/>high mobility group nucleosomal binding domain 3, HNRNPAB <text:s/>- <text:s/>heterogeneous nuclear ribonucleoprotein a/b, BAMBI <text:s/>- <text:s/>bmp and activin membrane-bound inhibitor, CCNC <text:s/>- <text:s/>cyclin c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ATAD2 <text:s/>- <text:s/>atpase family, aaa domain containing 2, FOXK2 <text:s/>- <text:s/>forkhead box k2, PAX1 <text:s/>- <text:s/>paired box 1, CDK1 <text:s/>- <text:s/>cyclin-dependent kinase 1, PAX6 <text:s/>- <text:s/>paired box 6, CDH1 <text:s/>- <text:s/>cadherin 1, type 1, e-cadherin (epithelial), CDH3 <text:s/>- <text:s/>cadherin 3, type 1, p-cadherin (placental), PAX3 <text:s/>- <text:s/>paired box 3, TOX3 <text:s/>- <text:s/>tox high mobility group box family member 3, ARID3B <text:s/>- <text:s/>at rich interactive domain 3b (bright-like), SIN3A <text:s/>- <text:s/>sin3 transcription regulator family member a, CAMTA1 <text:s/>- <text:s/>calmodulin binding transcription activator 1, RBMX <text:s/>- <text:s/>rna binding motif protein, x-linked, OSM <text:s/>- <text:s/>oncostatin m, PBX1 <text:s/>- <text:s/>pre-b-cell leukemia homeobox 1, CD74 <text:s/>- <text:s/>cd74 molecule, major histocompatibility complex, class ii invariant chain, ZNF287 <text:s/>- <text:s/>zinc finger protein 287, FOXM1 <text:s/>- <text:s/>forkhead box m1, USP16 <text:s/>- <text:s/>ubiquitin specific peptidase 16, CBX8 <text:s/>- <text:s/>chromobox homolog 8, FOXO1 <text:s/>- <text:s/>forkhead box o1, ILF2 <text:s/>- <text:s/>interleukin enhancer binding factor 2, CHP1 <text:s/>- <text:s/>calcineurin-like ef-hand protein 1, SOST <text:s/>- <text:s/>sclerostin, FOXC1 <text:s/>- <text:s/>forkhead box c1, IL4 <text:s/>- <text:s/>interleukin 4, RPS6KA5 <text:s/>- <text:s/>ribosomal protein s6 kinase, 90kda, polypeptide 5, STARD4 <text:s/>- <text:s/>star-related lipid transfer (start) domain containing 4, GUCA2A <text:s/>- <text:s/>guanylate cyclase activator 2a (guanylin), DMRT2 <text:s/>- <text:s/>doublesex and mab-3 related transcription factor 2, CAND1 <text:s/>- <text:s/>cullin-associated and neddylation-dissociated 1, CHEK2 <text:s/>- <text:s/>checkpoint kinase 2, EAF2 <text:s/>- <text:s/>ell associated factor 2, KDM3A <text:s/>- <text:s/>lysine (k)-specific demethylase 3a, PAK3 <text:s/>- <text:s/>p21 protein (cdc42/rac)-activated kinase 3, FGFR2 <text:s/>- <text:s/>fibroblast growth factor receptor 2, ARNTL <text:s/>- <text:s/>aryl hydrocarbon receptor nuclear translocator-like, H2AFZ <text:s/>- <text:s/>h2a histone family, member z, PAX8 <text:s/>- <text:s/>paired box 8, IRS1 <text:s/>- <text:s/>insulin receptor substrate 1, AURKB <text:s/>- <text:s/>aurora kinase b, PDGFRB <text:s/>- <text:s/>platelet-derived growth factor receptor, beta polypeptide, ISL1 <text:s/>- <text:s/>isl lim homeobox 1, MAML1 <text:s/>- <text:s/>mastermind-like 1 (drosophila), TARBP2 <text:s/>- <text:s/>tar (hiv-1) rna binding protein 2, BCLAF1 <text:s/>- <text:s/>bcl2-associated transcription factor 1, ARID1B <text:s/>- <text:s/>at rich interactive domain 1b (swi1-like), MED30 <text:s/>- <text:s/>mediator complex subunit 30, MEF2D <text:s/>- <text:s/>myocyte enhancer factor 2d, PEG3 <text:s/>- <text:s/>paternally expressed 3, CEBPG <text:s/>- <text:s/>ccaat/enhancer binding protein (c/ebp), gamma, PCNA <text:s/>- <text:s/>proliferating cell nuclear antigen, PRDM2 <text:s/>- <text:s/>pr domain containing 2, with znf domain, INSIG1 <text:s/>- <text:s/>insulin induced gene 1, CCT7 <text:s/>- <text:s/>chaperonin containing tcp1, subunit 7 (eta), CXCL10 <text:s/>- <text:s/>chemokine (c-x-c motif) ligand 10, SORBS1 <text:s/>- <text:s/>sorbin and sh3 domain containing 1, IRF6 <text:s/>- <text:s/>interferon regulatory factor 6, LARP1 <text:s/>- <text:s/>la ribonucleoprotein domain family, member 1, TNFSF11 <text:s/>- <text:s/>tumor necrosis factor (ligand) superfamily, member 11, MED19 <text:s/>- <text:s/>mediator complex subunit 19, DYRK1B <text:s/>- <text:s/>dual-specificity tyrosine-(y)-phosphorylation regulated kinase 1b, NRL <text:s/>- <text:s/>neural retina leucine zipper, HDAC1 <text:s/>- <text:s/>histone deacetylase 1, KAT7 <text:s/>- <text:s/>k(lysine) acetyltransferase 7, RRN3 <text:s/>- <text:s/>rrn3 rna polymerase i transcription factor homolog (s. cerevisiae), GOLGA2 <text:s/>- <text:s/>golgin a2, TFB2M <text:s/>- <text:s/>transcription factor b2, mitochondrial, ATF4 <text:s/>- <text:s/>activating transcription factor 4, ATOH1 <text:s/>- <text:s/>atonal homolog 1 (drosophila), RERE <text:s/>- <text:s/>arginine-glutamic acid dipeptide (re) repeats, LHX5 <text:s/>- <text:s/>lim homeobox 5, FOXN3 <text:s/>- <text:s/>forkhead box n3, ZFPM2 <text:s/>- <text:s/>zinc finger protein, fog family member 2, NFYA <text:s/>- <text:s/>nuclear transcription factor y, alpha, FOXN4 <text:s/>- <text:s/>forkhead box n4, HDAC4 <text:s/>- <text:s/>histone deacetylase 4, NFYC <text:s/>- <text:s/>nuclear transcription factor y, gamma, PLIN5 <text:s/>- <text:s/>perilipin 5, TBX19 <text:s/>- <text:s/>t-box 19, MKL1 <text:s/>- <text:s/>megakaryoblastic leukemia (translocation) 1, PER1 <text:s/>- <text:s/>period circadian clock 1, WNT6 <text:s/>- <text:s/>wingless-type mmtv integration site family, member 6, ID4 <text:s/>- <text:s/>inhibitor of dna binding 4, dominant negative helix-loop-helix protein, LDB2 <text:s/>- <text:s/>lim domain binding 2, TRPV1 <text:s/>- <text:s/>transient receptor potential cation channel, subfamily v, member 1, NKX6-1 <text:s/>- <text:s/>nk6 homeobox 1, SLC45A3 <text:s/>- <text:s/>solute carrier family 45, member 3, NKX3-1 <text:s/>- <text:s/>nk3 homeobox 1, STOML2 <text:s/>- <text:s/>stomatin (epb72)-like 2, ATP1B4 <text:s/>- <text:s/>atpase, na+/k+ transporting, beta 4 polypeptide, PAF1 <text:s/>- <text:s/>paf1, rna polymerase ii associated factor, homolog (s. cerevisiae), MYOCD <text:s/>- <text:s/>myocardin, NOX4 <text:s/>- <text:s/>nadph oxidase 4, PITX2 <text:s/>- <text:s/>paired-like homeodomain 2, PITX3 <text:s/>- <text:s/>paired-like homeodomain 3, NEK2 <text:s/>- <text:s/>nima-related kinase 2, SHC1 <text:s/>- <text:s/>shc (src homology 2 domain containing) transforming protein 1, TEF <text:s/>- <text:s/>thyrotrophic embryonic factor, SHH <text:s/>- <text:s/>sonic hedgehog, DLX1 <text:s/>- <text:s/>distal-less homeobox 1, DLX2 <text:s/>- <text:s/>distal-less homeobox 2, NCK2 <text:s/>- <text:s/>nck adaptor protein 2, LRP6 <text:s/>- <text:s/>low density lipoprotein receptor-related protein 6, MICAL2 <text:s/>- <text:s/>microtubule associated monooxygenase, calponin and lim domain containing 2, DLX3 <text:s/>- <text:s/>distal-less homeobox 3, PIK3R1 <text:s/>- <text:s/>phosphoinositide-3-kinase, regulatory subunit 1 (alpha)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USP21 <text:s/>- <text:s/>ubiquitin specific peptidase 21, NFATC3 <text:s/>- <text:s/>nuclear factor of activated t-cells, cytoplasmic, calcineurin-dependent 3, NR2F1 <text:s/>- <text:s/>nuclear receptor subfamily 2, group f, member 1, SESN2 <text:s/>- <text:s/>sestrin 2, KHDRBS1 <text:s/>- <text:s/>kh domain containing, rna binding, signal transduction associated 1, TAF8 <text:s/>- <text:s/>taf8 rna polymerase ii, tata box binding protein (tbp)-associated factor, 43kda, HEY2 <text:s/>- <text:s/>hairy/enhancer-of-split related with yrpw motif 2, NEUROG1 <text:s/>- <text:s/>neurogenin 1, SIX1 <text:s/>- <text:s/>six homeobox 1, KLF1 <text:s/>- <text:s/>kruppel-like factor 1 (erythroid), RARA <text:s/>- <text:s/>retinoic acid receptor, alpha, CDK5RAP3 <text:s/>- <text:s/>cdk5 regulatory subunit associated protein 3, NEUROG3 <text:s/>- <text:s/>neurogenin 3, SFRP1 <text:s/>- <text:s/>secreted frizzled-related protein 1, ZIC1 <text:s/>- <text:s/>zic family member 1, TGFB3 <text:s/>- <text:s/>transforming growth factor, beta 3, TGFB1I1 <text:s/>- <text:s/>transforming growth factor beta 1 induced transcript 1, SMAD2 <text:s/>- <text:s/>smad family member 2, DNM2 <text:s/>- <text:s/>dynamin 2, ZNF711 <text:s/>- <text:s/>zinc finger protein 711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THBS1 <text:s/>- <text:s/>thrombospondin 1, CKS2 <text:s/>- <text:s/>cdc28 protein kinase regulatory subunit 2, CIRBP <text:s/>- <text:s/>cold inducible rna binding protein, SMAD6 <text:s/>- <text:s/>smad family member 6, GSK3B <text:s/>- <text:s/>glycogen synthase kinase 3 beta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72</text:p>
          </table:table-cell>
          <table:table-cell office:value-type="string" calcext:value-type="string">
            <text:p>mitotic cell cycle phase transition</text:p>
          </table:table-cell>
          <table:table-cell office:value-type="float" office:value="0.000000985" calcext:value-type="float">
            <text:p>0.00000098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CDC6 <text:s/>- <text:s/>cell division cycle 6, MAPRE1 <text:s/>- <text:s/>microtubule-associated protein, rp/eb family, member 1, CDC25A <text:s/>- <text:s/>cell division cycle 25a, CCNB2 <text:s/>- <text:s/>cyclin b2, PRKACA <text:s/>- <text:s/>protein kinase, camp-dependent, catalytic, alpha, CDK1 <text:s/>- <text:s/>cyclin-dependent kinase 1, CCNE2 <text:s/>- <text:s/>cyclin e2, CDK14 <text:s/>- <text:s/>cyclin-dependent kinase 14, CDC25B <text:s/>- <text:s/>cell division cycle 25b, PRIM1 <text:s/>- <text:s/>primase, dna, polypeptide 1 (49kda), ENSA <text:s/>- <text:s/>endosulfine alpha, FOXM1 <text:s/>- <text:s/>forkhead box m1, TACC3 <text:s/>- <text:s/>transforming, acidic coiled-coil containing protein 3, UBE2S <text:s/>- <text:s/>ubiquitin-conjugating enzyme e2s, CEP57 <text:s/>- <text:s/>centrosomal protein 57kda, RPA2 <text:s/>- <text:s/>replication protein a2, 32kda, PLK1 <text:s/>- <text:s/>polo-like kinase 1, TPX2 <text:s/>- <text:s/>tpx2, microtubule-associated, UBE2C <text:s/>- <text:s/>ubiquitin-conjugating enzyme e2c, PPP1R12A <text:s/>- <text:s/>protein phosphatase 1, regulatory subunit 12a, PPP2R1A <text:s/>- <text:s/>protein phosphatase 2, regulatory subunit a, alpha, SPDYA <text:s/>- <text:s/>speedy/ringo cell cycle regulator family member a, ID4 <text:s/>- <text:s/>inhibitor of dna binding 4, dominant negative helix-loop-helix protein, CHEK2 <text:s/>- <text:s/>checkpoint kinase 2, MCM4 <text:s/>- <text:s/>minichromosome maintenance complex component 4, MCM3 <text:s/>- <text:s/>minichromosome maintenance complex component 3, ORC3 <text:s/>- <text:s/>origin recognition complex, subunit 3, ORC6 <text:s/>- <text:s/>origin recognition complex, subunit 6, MCM5 <text:s/>- <text:s/>minichromosome maintenance complex component 5, CACUL1 <text:s/>- <text:s/>cdk2-associated, cullin domain 1, CDC23 <text:s/>- <text:s/>cell division cycle 23, CEP152 <text:s/>- <text:s/>centrosomal protein 152kda, CCP110 <text:s/>- <text:s/>centriolar coiled coil protein 110kda, AURKA <text:s/>- <text:s/>aurora kinase a, CUL5 <text:s/>- <text:s/>cullin 5, NDE1 <text:s/>- <text:s/>nude neurodevelopment protein 1, NEK2 <text:s/>- <text:s/>nima-related kinase 2, DCTN2 <text:s/>- <text:s/>dynactin 2 (p50), ACVR1 <text:s/>- <text:s/>activin a receptor, type i, CEP70 <text:s/>- <text:s/>centrosomal protein 70kda, UBB <text:s/>- <text:s/>ubiquitin b, CCNA1 <text:s/>- <text:s/>cyclin a1, TUBB4B <text:s/>- <text:s/>tubulin, beta 4b class ivb, KHDRBS1 <text:s/>- <text:s/>kh domain containing, rna binding, signal transduction associated 1, BRSK2 <text:s/>- <text:s/>br serine/threonine kinase 2, PCNT <text:s/>- <text:s/>pericentrin, RAB8A <text:s/>- <text:s/>rab8a, member ras oncogene family, PCNA <text:s/>- <text:s/>proliferating cell nuclear antigen, DYNC1H1 <text:s/>- <text:s/>dynein, cytoplasmic 1, heavy chain 1, DNM2 <text:s/>- <text:s/>dynamin 2, CDKN3 <text:s/>- <text:s/>cyclin-dependent kinase inhibitor 3, CDKN2D <text:s/>- <text:s/>cyclin-dependent kinase inhibitor 2d (p19, inhibits cdk4), SFI1 <text:s/>- <text:s/>sfi1 homolog, spindle assembly associated (yeast), ACTR1A <text:s/>- <text:s/>arp1 actin-related protein 1 homolog a, centractin alpha (yeast), CUL3 <text:s/>- <text:s/>cullin 3, CKS2 <text:s/>- <text:s/>cdc28 protein kinase regulatory subunit 2, POLA1 <text:s/>- <text:s/>polymerase (dna directed), alpha 1, catalytic subunit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cell differentiation</text:p>
          </table:table-cell>
          <table:table-cell office:value-type="float" office:value="0.00000159" calcext:value-type="float">
            <text:p>0.00000159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1423" calcext:value-type="float">
            <text:p>1423</text:p>
          </table:table-cell>
          <table:table-cell office:value-type="float" office:value="2003" calcext:value-type="float">
            <text:p>200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[FAM83D <text:s/>- <text:s/>family with sequence similarity 83, member d, BNIP3 <text:s/>- <text:s/>bcl2/adenovirus e1b 19kda interacting protein 3, LHX1 <text:s/>- <text:s/>lim homeobox 1, ITM2C <text:s/>- <text:s/>integral membrane protein 2c, EMX1 <text:s/>- <text:s/>empty spiracles homeobox 1, PLAC8 <text:s/>- <text:s/>placenta-specific 8, ELK1 <text:s/>- <text:s/>elk1, member of ets oncogene family, CHAC1 <text:s/>- <text:s/>chac, cation transport regulator homolog 1 (e. coli), CATSPER2 <text:s/>- <text:s/>cation channel, sperm associated 2, SPEG <text:s/>- <text:s/>speg complex locus, GRHL2 <text:s/>- <text:s/>grainyhead-like 2 (drosophila), EPAS1 <text:s/>- <text:s/>endothelial pas domain protein 1, ZFP36L2 <text:s/>- <text:s/>zfp36 ring finger protein-like 2, LGALS1 <text:s/>- <text:s/>lectin, galactoside-binding, soluble, 1, LFNG <text:s/>- <text:s/>lfng o-fucosylpeptide 3-beta-n-acetylglucosaminyltransferase, EMX2 <text:s/>- <text:s/>empty spiracles homeobox 2, ENG <text:s/>- <text:s/>endoglin, SP3 <text:s/>- <text:s/>sp3 transcription factor, GJB5 <text:s/>- <text:s/>gap junction protein, beta 5, 31.1kda, MAEL <text:s/>- <text:s/>maelstrom spermatogenic transposon silencer, CPT1A <text:s/>- <text:s/>carnitine palmitoyltransferase 1a (liver), GPC3 <text:s/>- <text:s/>glypican 3, GADD45G <text:s/>- <text:s/>growth arrest and dna-damage-inducible, gamma, SOX9 <text:s/>- <text:s/>sry (sex determining region y)-box 9, SOX4 <text:s/>- <text:s/>sry (sex determining region y)-box 4, C12orf52 <text:s/>- <text:s/>chromosome 12 open reading frame 52, ALYREF <text:s/>- <text:s/>aly/ref export factor, PER2 <text:s/>- <text:s/>period circadian clock 2, ELAVL3 <text:s/>- <text:s/>elav (embryonic lethal, abnormal vision, drosophila)-like 3 (hu antigen c), HES4 <text:s/>- <text:s/>hairy and enhancer of split 4 (drosophila), APOLD1 <text:s/>- <text:s/>apolipoprotein l domain containing 1, HOXD1 <text:s/>- <text:s/>homeobox d1, LDB1 <text:s/>- <text:s/>lim domain binding 1, MYO1E <text:s/>- <text:s/>myosin ie, DOCK10 <text:s/>- <text:s/>dedicator of cytokinesis 10, ANKRD49 <text:s/>- <text:s/>ankyrin repeat domain 49, BMP6 <text:s/>- <text:s/>bone morphogenetic protein 6, KRT19 <text:s/>- <text:s/>keratin 19, NUS1 <text:s/>- <text:s/>nuclear undecaprenyl pyrophosphate synthase 1 homolog (s. cerevisiae), OLIG2 <text:s/>- <text:s/>oligodendrocyte lineage transcription factor 2, MYRF <text:s/>- <text:s/>myelin regulatory factor, ARHGEF7 <text:s/>- <text:s/>rho guanine nucleotide exchange factor (gef) 7, IARS <text:s/>- <text:s/>isoleucyl-trna synthetase, ACVR1 <text:s/>- <text:s/>activin a receptor, type i, POU3F4 <text:s/>- <text:s/>pou class 3 homeobox 4, POU3F3 <text:s/>- <text:s/>pou class 3 homeobox 3, FZD8 <text:s/>- <text:s/>frizzled family receptor 8, TP53INP2 <text:s/>- <text:s/>tumor protein p53 inducible nuclear protein 2, EOMES <text:s/>- <text:s/>eomesodermin, CNN3 <text:s/>- <text:s/>calponin 3, acidic, KDM1A <text:s/>- <text:s/>lysine (k)-specific demethylase 1a, OLIG1 <text:s/>- <text:s/>oligodendrocyte transcription factor 1, PPARG <text:s/>- <text:s/>peroxisome proliferator-activated receptor gamma, PPARD <text:s/>- <text:s/>peroxisome proliferator-activated receptor delta, SSBP3 <text:s/>- <text:s/>single stranded dna binding protein 3, ADCYAP1R1 <text:s/>- <text:s/>adenylate cyclase activating polypeptide 1 (pituitary) receptor type i, RORB <text:s/>- <text:s/>rar-related orphan receptor b, RORC <text:s/>- <text:s/>rar-related orphan receptor c, OSGIN1 <text:s/>- <text:s/>oxidative stress induced growth inhibitor 1, POU3F1 <text:s/>- <text:s/>pou class 3 homeobox 1, POU3F2 <text:s/>- <text:s/>pou class 3 homeobox 2, ENAM <text:s/>- <text:s/>enamelin, POU2F2 <text:s/>- <text:s/>pou class 2 homeobox 2, ONECUT2 <text:s/>- <text:s/>one cut homeobox 2, MYT1L <text:s/>- <text:s/>myelin transcription factor 1-like, GNA12 <text:s/>- <text:s/>guanine nucleotide binding protein (g protein) alpha 12, KLF6 <text:s/>- <text:s/>kruppel-like factor 6, HES6 <text:s/>- <text:s/>hairy and enhancer of split 6 (drosophila), BARHL2 <text:s/>- <text:s/>barh-like homeobox 2, DHTKD1 <text:s/>- <text:s/>dehydrogenase e1 and transketolase domain containing 1, BOLL <text:s/>- <text:s/>bol, boule-like (drosophila), EDA <text:s/>- <text:s/>ectodysplasin a, HSPA5 <text:s/>- <text:s/>heat shock 70kda protein 5 (glucose-regulated protein, 78kda), NR2C2 <text:s/>- <text:s/>nuclear receptor subfamily 2, group c, member 2, LAMB3 <text:s/>- <text:s/>laminin, beta 3, HES5 <text:s/>- <text:s/>hairy and enhancer of split 5 (drosophila), T <text:s/>- <text:s/>t, brachyury homolog (mouse), HMGB1 <text:s/>- <text:s/>high mobility group box 1, CATSPERB <text:s/>- <text:s/>catsper channel auxiliary subunit beta, FABP7 <text:s/>- <text:s/>fatty acid binding protein 7, brain, HLX <text:s/>- <text:s/>h2.0-like homeobox, SDF4 <text:s/>- <text:s/>stromal cell derived factor 4, PTK2B <text:s/>- <text:s/>protein tyrosine kinase 2 beta, CASP9 <text:s/>- <text:s/>caspase 9, apoptosis-related cysteine peptidase, HIVEP3 <text:s/>- <text:s/>human immunodeficiency virus type i enhancer binding protein 3, CTBP2 <text:s/>- <text:s/>c-terminal binding protein 2, AIMP2 <text:s/>- <text:s/>aminoacyl trna synthetase complex-interacting multifunctional protein 2, ZNF689 <text:s/>- <text:s/>zinc finger protein 689, FASN <text:s/>- <text:s/>fatty acid synthase, PRRC2B <text:s/>- <text:s/>proline-rich coiled-coil 2b, ETV4 <text:s/>- <text:s/>ets variant 4, TWSG1 <text:s/>- <text:s/>twisted gastrulation homolog 1 (drosophila), ETV6 <text:s/>- <text:s/>ets variant 6, VIM <text:s/>- <text:s/>vimentin, PTF1A <text:s/>- <text:s/>pancreas specific transcription factor, 1a, MORN2 <text:s/>- <text:s/>morn repeat containing 2, CTSV <text:s/>- <text:s/>cathepsin v, KDM6A <text:s/>- <text:s/>lysine (k)-specific demethylase 6a, MSX1 <text:s/>- <text:s/>msh homeobox 1, MSX2 <text:s/>- <text:s/>msh homeobox 2, ZSCAN2 <text:s/>- <text:s/>zinc finger and scan domain containing 2, PRRC2A <text:s/>- <text:s/>proline-rich coiled-coil 2a, STK11 <text:s/>- <text:s/>serine/threonine kinase 11, KIT <text:s/>- <text:s/>v-kit hardy-zuckerman 4 feline sarcoma viral oncogene homolog, FZD2 <text:s/>- <text:s/>frizzled family receptor 2, HIF1A <text:s/>- <text:s/>hypoxia inducible factor 1, alpha subunit (basic helix-loop-helix transcription factor), LIN28A <text:s/>- <text:s/>lin-28 homolog a (c. elegans), HOXB4 <text:s/>- <text:s/>homeobox b4, TDRKH <text:s/>- <text:s/>tudor and kh domain containing, JUN <text:s/>- <text:s/>jun proto-oncogene, JARID2 <text:s/>- <text:s/>jumonji, at rich interactive domain 2, EHF <text:s/>- <text:s/>ets homologous factor, TTLL7 <text:s/>- <text:s/>tubulin tyrosine ligase-like family, member 7, CHRDL1 <text:s/>- <text:s/>chordin-like 1, STAT3 <text:s/>- <text:s/>signal transducer and activator of transcription 3 (acute-phase response factor), JUNB <text:s/>- <text:s/>jun b proto-oncogene, HMG20B <text:s/>- <text:s/>high mobility group 20b, ERG <text:s/>- <text:s/>v-ets avian erythroblastosis virus e26 oncogene homolog, E2F8 <text:s/>- <text:s/>e2f transcription factor 8, FLVCR1 <text:s/>- <text:s/>feline leukemia virus subgroup c cellular receptor 1, TULP3 <text:s/>- <text:s/>tubby like protein 3, SALL4 <text:s/>- <text:s/>sal-like 4 (drosophila), ETS2 <text:s/>- <text:s/>v-ets avian erythroblastosis virus e26 oncogene homolog 2, BZW2 <text:s/>- <text:s/>basic leucine zipper and w2 domains 2, FGF20 <text:s/>- <text:s/>fibroblast growth factor 20, MAP2K1 <text:s/>- <text:s/>mitogen-activated protein kinase kinase 1, HMGA2 <text:s/>- <text:s/>high mobility group at-hook 2, RUNX3 <text:s/>- <text:s/>runt-related transcription factor 3, ASF1B <text:s/>- <text:s/>anti-silencing function 1b histone chaperone, GTF3C5 <text:s/>- <text:s/>general transcription factor iiic, polypeptide 5, 63kda, GATA3 <text:s/>- <text:s/>gata binding protein 3, SORT1 <text:s/>- <text:s/>sortilin 1, HNRNPC <text:s/>- <text:s/>heterogeneous nuclear ribonucleoprotein c (c1/c2), EPHB1 <text:s/>- <text:s/>eph receptor b1, HNRNPAB <text:s/>- <text:s/>heterogeneous nuclear ribonucleoprotein a/b, CAT <text:s/>- <text:s/>catalase, TMEM91 <text:s/>- <text:s/>transmembrane protein 91, NAPA <text:s/>- <text:s/>n-ethylmaleimide-sensitive factor attachment protein, alpha, ISL2 <text:s/>- <text:s/>isl lim homeobox 2, SPATA24 <text:s/>- <text:s/>spermatogenesis associated 24, ZNF683 <text:s/>- <text:s/>zinc finger protein 683, HMGCR <text:s/>- <text:s/>3-hydroxy-3-methylglutaryl-coa reductase, SREBF1 <text:s/>- <text:s/>sterol regulatory element binding transcription factor 1, ERBB4 <text:s/>- <text:s/>v-erb-b2 avian erythroblastic leukemia viral oncogene homolog 4, RTN4 <text:s/>- <text:s/>reticulon 4, ERCC2 <text:s/>- <text:s/>excision repair cross-complementing rodent repair deficiency, complementation group 2, RRBP1 <text:s/>- <text:s/>ribosome binding protein 1, HMX2 <text:s/>- <text:s/>h6 family homeobox 2, FN1 <text:s/>- <text:s/>fibronectin 1, PAX1 <text:s/>- <text:s/>paired box 1, KCNAB2 <text:s/>- <text:s/>potassium voltage-gated channel, shaker-related subfamily, beta member 2, CDK1 <text:s/>- <text:s/>cyclin-dependent kinase 1, ZNF385A <text:s/>- <text:s/>zinc finger protein 385a, PAX3 <text:s/>- <text:s/>paired box 3, CDH2 <text:s/>- <text:s/>cadherin 2, type 1, n-cadherin (neuronal), SIN3A <text:s/>- <text:s/>sin3 transcription regulator family member a, RBMX <text:s/>- <text:s/>rna binding motif protein, x-linked, PBXIP1 <text:s/>- <text:s/>pre-b-cell leukemia homeobox interacting protein 1, FARP2 <text:s/>- <text:s/>ferm, rhogef and pleckstrin domain protein 2, FOXO1 <text:s/>- <text:s/>forkhead box o1, IL4 <text:s/>- <text:s/>interleukin 4, PIR <text:s/>- <text:s/>pirin (iron-binding nuclear protein), CAND1 <text:s/>- <text:s/>cullin-associated and neddylation-dissociated 1, ALDH6A1 <text:s/>- <text:s/>aldehyde dehydrogenase 6 family, member a1, NDRG2 <text:s/>- <text:s/>ndrg family member 2, DUSP10 <text:s/>- <text:s/>dual specificity phosphatase 10, FGFR2 <text:s/>- <text:s/>fibroblast growth factor receptor 2, PDE1B <text:s/>- <text:s/>phosphodiesterase 1b, calmodulin-dependent, PAX8 <text:s/>- <text:s/>paired box 8, SYNE1 <text:s/>- <text:s/>spectrin repeat containing, nuclear envelope 1, ISL1 <text:s/>- <text:s/>isl lim homeobox 1, MAML1 <text:s/>- <text:s/>mastermind-like 1 (drosophila), NUMA1 <text:s/>- <text:s/>nuclear mitotic apparatus protein 1, RHOB <text:s/>- <text:s/>ras homolog family member b, PTGER4 <text:s/>- <text:s/>prostaglandin e receptor 4 (subtype ep4), BTG2 <text:s/>- <text:s/>btg family, member 2, MEF2D <text:s/>- <text:s/>myocyte enhancer factor 2d, FER <text:s/>- <text:s/>fer (fps/fes related) tyrosine kinase, SPATA19 <text:s/>- <text:s/>spermatogenesis associated 19, CEBPG <text:s/>- <text:s/>ccaat/enhancer binding protein (c/ebp), gamma, PCNA <text:s/>- <text:s/>proliferating cell nuclear antigen, ROGDI <text:s/>- <text:s/>rogdi homolog (drosophila), USP42 <text:s/>- <text:s/>ubiquitin specific peptidase 42, S100B <text:s/>- <text:s/>s100 calcium binding protein b, INSM1 <text:s/>- <text:s/>insulinoma-associated 1, BMPER <text:s/>- <text:s/>bmp binding endothelial regulator, IRF6 <text:s/>- <text:s/>interferon regulatory factor 6, TNFSF11 <text:s/>- <text:s/>tumor necrosis factor (ligand) superfamily, member 11, HDAC1 <text:s/>- <text:s/>histone deacetylase 1, CYP24A1 <text:s/>- <text:s/>cytochrome p450, family 24, subfamily a, polypeptide 1, KIAA1279 <text:s/>- <text:s/>kiaa1279, DSCAM <text:s/>- <text:s/>down syndrome cell adhesion molecule, AGPAT5 <text:s/>- <text:s/>1-acylglycerol-3-phosphate o-acyltransferase 5, WNT8B <text:s/>- <text:s/>wingless-type mmtv integration site family, member 8b, LHX5 <text:s/>- <text:s/>lim homeobox 5, PUM1 <text:s/>- <text:s/>pumilio homolog 1 (drosophila), FOXN3 <text:s/>- <text:s/>forkhead box n3, ZFPM2 <text:s/>- <text:s/>zinc finger protein, fog family member 2, FOXN4 <text:s/>- <text:s/>forkhead box n4, HDAC4 <text:s/>- <text:s/>histone deacetylase 4, INTU <text:s/>- <text:s/>inturned planar cell polarity protein, ID1 <text:s/>- <text:s/>inhibitor of dna binding 1, dominant negative helix-loop-helix protein, DUSP6 <text:s/>- <text:s/>dual specificity phosphatase 6, ADNP2 <text:s/>- <text:s/>adnp homeobox 2, RHCG <text:s/>- <text:s/>rh family, c glycoprotein, MKL1 <text:s/>- <text:s/>megakaryoblastic leukemia (translocation) 1, WNT3 <text:s/>- <text:s/>wingless-type mmtv integration site family, member 3, WNT6 <text:s/>- <text:s/>wingless-type mmtv integration site family, member 6, ID4 <text:s/>- <text:s/>inhibitor of dna binding 4, dominant negative helix-loop-helix protein, GIGYF2 <text:s/>- <text:s/>grb10 interacting gyf protein 2, NKX6-1 <text:s/>- <text:s/>nk6 homeobox 1, OTP <text:s/>- <text:s/>orthopedia homeobox, SLC2A4 <text:s/>- <text:s/>solute carrier family 2 (facilitated glucose transporter), member 4, HDAC9 <text:s/>- <text:s/>histone deacetylase 9, MYOCD <text:s/>- <text:s/>myocardin, VAMP5 <text:s/>- <text:s/>vesicle-associated membrane protein 5, DTYMK <text:s/>- <text:s/>deoxythymidylate kinase (thymidylate kinase), NOX4 <text:s/>- <text:s/>nadph oxidase 4, PITX2 <text:s/>- <text:s/>paired-like homeodomain 2, PITX3 <text:s/>- <text:s/>paired-like homeodomain 3, SHH <text:s/>- <text:s/>sonic hedgehog, WNT10A <text:s/>- <text:s/>wingless-type mmtv integration site family, member 10a, LRP6 <text:s/>- <text:s/>low density lipoprotein receptor-related protein 6, DLX3 <text:s/>- <text:s/>distal-less homeobox 3, ESCO2 <text:s/>- <text:s/>establishment of sister chromatid cohesion n-acetyltransferase 2, PIK3R1 <text:s/>- <text:s/>phosphoinositide-3-kinase, regulatory subunit 1 (alpha), B2M <text:s/>- <text:s/>beta-2-microglobulin, NLRP14 <text:s/>- <text:s/>nlr family, pyrin domain containing 14, EPC1 <text:s/>- <text:s/>enhancer of polycomb homolog 1 (drosophila), DHCR7 <text:s/>- <text:s/>7-dehydrocholesterol reductase, NFATC4 <text:s/>- <text:s/>nuclear factor of activated t-cells, cytoplasmic, calcineurin-dependent 4, SPAG9 <text:s/>- <text:s/>sperm associated antigen 9, FGF22 <text:s/>- <text:s/>fibroblast growth factor 22, SIM1 <text:s/>- <text:s/>single-minded homolog 1 (drosophila), NF2 <text:s/>- <text:s/>neurofibromin 2 (merlin), TAF8 <text:s/>- <text:s/>taf8 rna polymerase ii, tata box binding protein (tbp)-associated factor, 43kda, KIAA1522 <text:s/>- <text:s/>kiaa1522, RBM24 <text:s/>- <text:s/>rna binding motif protein 24, BRSK2 <text:s/>- <text:s/>br serine/threonine kinase 2, NEUROG1 <text:s/>- <text:s/>neurogenin 1, FNIP1 <text:s/>- <text:s/>folliculin interacting protein 1, HEY2 <text:s/>- <text:s/>hairy/enhancer-of-split related with yrpw motif 2, SIX1 <text:s/>- <text:s/>six homeobox 1, KLF1 <text:s/>- <text:s/>kruppel-like factor 1 (erythroid), RARA <text:s/>- <text:s/>retinoic acid receptor, alpha, FOXB1 <text:s/>- <text:s/>forkhead box b1, NEUROG3 <text:s/>- <text:s/>neurogenin 3, SFRP1 <text:s/>- <text:s/>secreted frizzled-related protein 1, GRIN2A <text:s/>- <text:s/>glutamate receptor, ionotropic, n-methyl d-aspartate 2a, SCUBE1 <text:s/>- <text:s/>signal peptide, cub domain, egf-like 1, ZIC1 <text:s/>- <text:s/>zic family member 1, SF1 <text:s/>- <text:s/>splicing factor 1, TGFB1I1 <text:s/>- <text:s/>transforming growth factor beta 1 induced transcript 1, RBM4 <text:s/>- <text:s/>rna binding motif protein 4, NEUROG2 <text:s/>- <text:s/>neurogenin 2, ZIC3 <text:s/>- <text:s/>zic family member 3, SIX2 <text:s/>- <text:s/>six homeobox 2, DDX4 <text:s/>- <text:s/>dead (asp-glu-ala-asp) box polypeptide 4, B9D1 <text:s/>- <text:s/>b9 protein domain 1, SMAD6 <text:s/>- <text:s/>smad family member 6, GSK3B <text:s/>- <text:s/>glycogen synthase kinase 3 beta, CCND1 <text:s/>- <text:s/>cyclin d1, SLC9C1 <text:s/>- <text:s/>solute carrier family 9, subfamily c (na+-transporting carboxylic acid decarboxylase), member 1, TBCB <text:s/>- <text:s/>tubulin folding cofactor b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meiotic cell cycle process</text:p>
          </table:table-cell>
          <table:table-cell office:value-type="float" office:value="0.00000175" calcext:value-type="float">
            <text:p>0.0000017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14" calcext:value-type="float">
            <text:p>2.14</text:p>
          </table:table-cell>
          <table:table-cell office:value-type="float" office:value="13954" calcext:value-type="float">
            <text:p>13954</text:p>
          </table:table-cell>
          <table:table-cell office:value-type="float" office:value="127" calcext:value-type="float">
            <text:p>127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SYCP3 <text:s/>- <text:s/>synaptonemal complex protein 3, TDRKH <text:s/>- <text:s/>tudor and kh domain containing, CCNE2 <text:s/>- <text:s/>cyclin e2, STRA13 <text:s/>- <text:s/>stimulated by retinoic acid 13, SLC2A8 <text:s/>- <text:s/>solute carrier family 2 (facilitated glucose transporter), member 8, GOLGA2 <text:s/>- <text:s/>golgin a2, NCAPD2 <text:s/>- <text:s/>non-smc condensin i complex, subunit d2, FANCA <text:s/>- <text:s/>fanconi anemia, complementation group a, CDC25B <text:s/>- <text:s/>cell division cycle 25b, CCNA1 <text:s/>- <text:s/>cyclin a1, NCAPH <text:s/>- <text:s/>non-smc condensin i complex, subunit h, MLH1 <text:s/>- <text:s/>mutl homolog 1, colon cancer, nonpolyposis type 2 (e. coli), C15orf43 <text:s/>- <text:s/>chromosome 15 open reading frame 43, FANCD2 <text:s/>- <text:s/>fanconi anemia, complementation group d2, PRDM9 <text:s/>- <text:s/>pr domain containing 9, ASPM <text:s/>- <text:s/>asp (abnormal spindle) homolog, microcephaly associated (drosophila), RAD54B <text:s/>- <text:s/>rad54 homolog b (s. cerevisiae), LFNG <text:s/>- <text:s/>lfng o-fucosylpeptide 3-beta-n-acetylglucosaminyltransferase, PSMC3IP <text:s/>- <text:s/>psmc3 interacting protein, MSH6 <text:s/>- <text:s/>muts homolog 6 (e. coli), BRIP1 <text:s/>- <text:s/>brca1 interacting protein c-terminal helicase 1, BUB1 <text:s/>- <text:s/>bub1 mitotic checkpoint serine/threonine kinase, MAEL <text:s/>- <text:s/>maelstrom spermatogenic transposon silencer, PLK1 <text:s/>- <text:s/>polo-like kinase 1, NCAPD3 <text:s/>- <text:s/>non-smc condensin ii complex, subunit d3, PPP2R1A <text:s/>- <text:s/>protein phosphatase 2, regulatory subunit a, alpha, SPDYA <text:s/>- <text:s/>speedy/ringo cell cycle regulator family member a, TTK <text:s/>- <text:s/>ttk protein kinase, CNTD1 <text:s/>- <text:s/>cyclin n-terminal domain containing 1, SGOL2 <text:s/>- <text:s/>shugoshin-like 2 (s. pombe), CCNB1IP1 <text:s/>- <text:s/>cyclin b1 interacting protein 1, e3 ubiquitin protein ligase, REC8 <text:s/>- <text:s/>rec8 meiotic recombination protein, DDX4 <text:s/>- <text:s/>dead (asp-glu-ala-asp) box polypeptide 4, LEMD3 <text:s/>- <text:s/>lem domain containing 3, CKS2 <text:s/>- <text:s/>cdc28 protein kinase regulatory subunit 2, HORMAD2 <text:s/>- <text:s/>horma domain containing 2, PRKAR1A <text:s/>- <text:s/>protein kinase, camp-dependent, regulatory, type i, alpha, DMRTC2 <text:s/>- <text:s/>dmrt-like family c2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0.00000288" calcext:value-type="float">
            <text:p>0.00000288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2618" calcext:value-type="float">
            <text:p>2618</text:p>
          </table:table-cell>
          <table:table-cell office:value-type="float" office:value="2003" calcext:value-type="float">
            <text:p>200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[LHX1 <text:s/>- <text:s/>lim homeobox 1, ABAT <text:s/>- <text:s/>4-aminobutyrate aminotransferase, CATSPER2 <text:s/>- <text:s/>cation channel, sperm associated 2, FAM73B <text:s/>- <text:s/>family with sequence similarity 73, member b, SEPT4 <text:s/>- <text:s/>septin 4, GRHL2 <text:s/>- <text:s/>grainyhead-like 2 (drosophila), GCNT2 <text:s/>- <text:s/>glucosaminyl (n-acetyl) transferase 2, i-branching enzyme (i blood group), LFNG <text:s/>- <text:s/>lfng o-fucosylpeptide 3-beta-n-acetylglucosaminyltransferase, YWHAQ <text:s/>- <text:s/>tyrosine 3-monooxygenase/tryptophan 5-monooxygenase activation protein, theta polypeptide, KIF27 <text:s/>- <text:s/>kinesin family member 27, TRAF4 <text:s/>- <text:s/>tnf receptor-associated factor 4, SP3 <text:s/>- <text:s/>sp3 transcription factor, ASIC2 <text:s/>- <text:s/>acid-sensing (proton-gated) ion channel 2, MAEL <text:s/>- <text:s/>maelstrom spermatogenic transposon silencer, ACAT1 <text:s/>- <text:s/>acetyl-coa acetyltransferase 1, GJB5 <text:s/>- <text:s/>gap junction protein, beta 5, 31.1kda, TMC1 <text:s/>- <text:s/>transmembrane channel-like 1, PLP1 <text:s/>- <text:s/>proteolipid protein 1, GPC3 <text:s/>- <text:s/>glypican 3, GADD45G <text:s/>- <text:s/>growth arrest and dna-damage-inducible, gamma, SOX9 <text:s/>- <text:s/>sry (sex determining region y)-box 9, NPHP4 <text:s/>- <text:s/>nephronophthisis 4, SOX4 <text:s/>- <text:s/>sry (sex determining region y)-box 4, ACO2 <text:s/>- <text:s/>aconitase 2, mitochondrial, DPF3 <text:s/>- <text:s/>d4, zinc and double phd fingers, family 3, GRHL3 <text:s/>- <text:s/>grainyhead-like 3 (drosophila), SOX1 <text:s/>- <text:s/>sry (sex determining region y)-box 1, CCNB1IP1 <text:s/>- <text:s/>cyclin b1 interacting protein 1, e3 ubiquitin protein ligase, CCDC63 <text:s/>- <text:s/>coiled-coil domain containing 63, HES4 <text:s/>- <text:s/>hairy and enhancer of split 4 (drosophila), LIPA <text:s/>- <text:s/>lipase a, lysosomal acid, cholesterol esterase, KIF16B <text:s/>- <text:s/>kinesin family member 16b, SUCO <text:s/>- <text:s/>sun domain containing ossification factor, ACVR1 <text:s/>- <text:s/>activin a receptor, type i, PLEKHB1 <text:s/>- <text:s/>pleckstrin homology domain containing, family b (evectins) member 1, POU3F3 <text:s/>- <text:s/>pou class 3 homeobox 3, EOMES <text:s/>- <text:s/>eomesodermin, PPARA <text:s/>- <text:s/>peroxisome proliferator-activated receptor alpha, PPARG <text:s/>- <text:s/>peroxisome proliferator-activated receptor gamma, PPARD <text:s/>- <text:s/>peroxisome proliferator-activated receptor delta, ACTL6B <text:s/>- <text:s/>actin-like 6b, PCYT1B <text:s/>- <text:s/>phosphate cytidylyltransferase 1, choline, beta, SSBP3 <text:s/>- <text:s/>single stranded dna binding protein 3, STMN1 <text:s/>- <text:s/>stathmin 1, ADCYAP1 <text:s/>- <text:s/>adenylate cyclase activating polypeptide 1 (pituitary), POU3F1 <text:s/>- <text:s/>pou class 3 homeobox 1, POU3F2 <text:s/>- <text:s/>pou class 3 homeobox 2, ONECUT2 <text:s/>- <text:s/>one cut homeobox 2, SLC25A27 <text:s/>- <text:s/>solute carrier family 25, member 27, DACT1 <text:s/>- <text:s/>dishevelled-binding antagonist of beta-catenin 1, GNA12 <text:s/>- <text:s/>guanine nucleotide binding protein (g protein) alpha 12, GNA11 <text:s/>- <text:s/>guanine nucleotide binding protein (g protein), alpha 11 (gq class), HES6 <text:s/>- <text:s/>hairy and enhancer of split 6 (drosophila), COL27A1 <text:s/>- <text:s/>collagen, type xxvii, alpha 1, LAMB3 <text:s/>- <text:s/>laminin, beta 3, VASH2 <text:s/>- <text:s/>vasohibin 2, T <text:s/>- <text:s/>t, brachyury homolog (mouse), SYT1 <text:s/>- <text:s/>synaptotagmin i, CATSPERB <text:s/>- <text:s/>catsper channel auxiliary subunit beta, KIF5B <text:s/>- <text:s/>kinesin family member 5b, GTF2IRD2 <text:s/>- <text:s/>gtf2i repeat domain containing 2, SDF4 <text:s/>- <text:s/>stromal cell derived factor 4, HIVEP3 <text:s/>- <text:s/>human immunodeficiency virus type i enhancer binding protein 3, PPP2R5D <text:s/>- <text:s/>protein phosphatase 2, regulatory subunit b', delta, PTF1A <text:s/>- <text:s/>pancreas specific transcription factor, 1a, C6orf70 <text:s/>- <text:s/>chromosome 6 open reading frame 70, SBDS <text:s/>- <text:s/>shwachman-bodian-diamond syndrome, CTSV <text:s/>- <text:s/>cathepsin v, FUT8 <text:s/>- <text:s/>fucosyltransferase 8 (alpha (1,6) fucosyltransferase), FKBP8 <text:s/>- <text:s/>fk506 binding protein 8, 38kda, STC1 <text:s/>- <text:s/>stanniocalcin 1, AURKC <text:s/>- <text:s/>aurora kinase c, STK11 <text:s/>- <text:s/>serine/threonine kinase 11, MED21 <text:s/>- <text:s/>mediator complex subunit 21, KIT <text:s/>- <text:s/>v-kit hardy-zuckerman 4 feline sarcoma viral oncogene homolog, TGIF2 <text:s/>- <text:s/>tgfb-induced factor homeobox 2, FZD2 <text:s/>- <text:s/>frizzled family receptor 2, AURKA <text:s/>- <text:s/>aurora kinase a, LIN28A <text:s/>- <text:s/>lin-28 homolog a (c. elegans), CRKL <text:s/>- <text:s/>v-crk avian sarcoma virus ct10 oncogene homolog-like, RNF165 <text:s/>- <text:s/>ring finger protein 165, JUN <text:s/>- <text:s/>jun proto-oncogene, JARID2 <text:s/>- <text:s/>jumonji, at rich interactive domain 2, TTLL7 <text:s/>- <text:s/>tubulin tyrosine ligase-like family, member 7, STAT3 <text:s/>- <text:s/>signal transducer and activator of transcription 3 (acute-phase response factor), IFT27 <text:s/>- <text:s/>intraflagellar transport 27 homolog (chlamydomonas), JUNB <text:s/>- <text:s/>jun b proto-oncogene, SLC25A25 <text:s/>- <text:s/>solute carrier family 25 (mitochondrial carrier; phosphate carrier), member 25, E2F8 <text:s/>- <text:s/>e2f transcription factor 8, MACROD2 <text:s/>- <text:s/>macro domain containing 2, CRIM1 <text:s/>- <text:s/>cysteine rich transmembrane bmp regulator 1 (chordin-like), SSTR3 <text:s/>- <text:s/>somatostatin receptor 3, ASPM <text:s/>- <text:s/>asp (abnormal spindle) homolog, microcephaly associated (drosophila), MAP2K1 <text:s/>- <text:s/>mitogen-activated protein kinase kinase 1, HMGA2 <text:s/>- <text:s/>high mobility group at-hook 2, ASF1B <text:s/>- <text:s/>anti-silencing function 1b histone chaperone, GATA3 <text:s/>- <text:s/>gata binding protein 3, CISD2 <text:s/>- <text:s/>cdgsh iron sulfur domain 2, MYH14 <text:s/>- <text:s/>myosin, heavy chain 14, non-muscle, SREBF1 <text:s/>- <text:s/>sterol regulatory element binding transcription factor 1, GAS8 <text:s/>- <text:s/>growth arrest-specific 8, GART <text:s/>- <text:s/>phosphoribosylglycinamide formyltransferase, phosphoribosylglycinamide synthetase, phosphoribosylaminoimidazole synthetase, PAX1 <text:s/>- <text:s/>paired box 1, PAX6 <text:s/>- <text:s/>paired box 6, ZNF385A <text:s/>- <text:s/>zinc finger protein 385a, MIP <text:s/>- <text:s/>major intrinsic protein of lens fiber, APLP1 <text:s/>- <text:s/>amyloid beta (a4) precursor-like protein 1, PAX3 <text:s/>- <text:s/>paired box 3, SIN3A <text:s/>- <text:s/>sin3 transcription regulator family member a, CXCL12 <text:s/>- <text:s/>chemokine (c-x-c motif) ligand 12, DDC <text:s/>- <text:s/>dopa decarboxylase (aromatic l-amino acid decarboxylase), PBX1 <text:s/>- <text:s/>pre-b-cell leukemia homeobox 1, MLH1 <text:s/>- <text:s/>mutl homolog 1, colon cancer, nonpolyposis type 2 (e. coli), PIWIL1 <text:s/>- <text:s/>piwi-like rna-mediated gene silencing 1, PBXIP1 <text:s/>- <text:s/>pre-b-cell leukemia homeobox interacting protein 1, PCDH9 <text:s/>- <text:s/>protocadherin 9, BRIP1 <text:s/>- <text:s/>brca1 interacting protein c-terminal helicase 1, NUMBL <text:s/>- <text:s/>numb homolog (drosophila)-like, SUFU <text:s/>- <text:s/>suppressor of fused homolog (drosophila), DPCD <text:s/>- <text:s/>deleted in primary ciliary dyskinesia homolog (mouse), LCLAT1 <text:s/>- <text:s/>lysocardiolipin acyltransferase 1, MN1 <text:s/>- <text:s/>meningioma (disrupted in balanced translocation) 1, NDRG2 <text:s/>- <text:s/>ndrg family member 2, PAK3 <text:s/>- <text:s/>p21 protein (cdc42/rac)-activated kinase 3, SLC38A10 <text:s/>- <text:s/>solute carrier family 38, member 10, MNT <text:s/>- <text:s/>mnt, max dimerization protein, ZMYM5 <text:s/>- <text:s/>zinc finger, mym-type 5, ZMYM3 <text:s/>- <text:s/>zinc finger, mym-type 3, H2AFX <text:s/>- <text:s/>h2a histone family, member x, PAX8 <text:s/>- <text:s/>paired box 8, PDGFRB <text:s/>- <text:s/>platelet-derived growth factor receptor, beta polypeptide, ARID1B <text:s/>- <text:s/>at rich interactive domain 1b (swi1-like), BTG2 <text:s/>- <text:s/>btg family, member 2, MEF2D <text:s/>- <text:s/>myocyte enhancer factor 2d, CSDE1 <text:s/>- <text:s/>cold shock domain containing e1, rna-binding, LRP8 <text:s/>- <text:s/>low density lipoprotein receptor-related protein 8, apolipoprotein e receptor, PCNA <text:s/>- <text:s/>proliferating cell nuclear antigen, ROGDI <text:s/>- <text:s/>rogdi homolog (drosophila), S100B <text:s/>- <text:s/>s100 calcium binding protein b, PCSK2 <text:s/>- <text:s/>proprotein convertase subtilisin/kexin type 2, SHC3 <text:s/>- <text:s/>shc (src homology 2 domain containing) transforming protein 3, PCP4 <text:s/>- <text:s/>purkinje cell protein 4, SLC30A1 <text:s/>- <text:s/>solute carrier family 30 (zinc transporter), member 1, BMPER <text:s/>- <text:s/>bmp binding endothelial regulator, ARX <text:s/>- <text:s/>aristaless related homeobox, ARVCF <text:s/>- <text:s/>armadillo repeat gene deleted in velocardiofacial syndrome, DAD1 <text:s/>- <text:s/>defender against cell death 1, MBD3 <text:s/>- <text:s/>methyl-cpg binding domain protein 3, PDE4D <text:s/>- <text:s/>phosphodiesterase 4d, camp-specific, DYRK1B <text:s/>- <text:s/>dual-specificity tyrosine-(y)-phosphorylation regulated kinase 1b, HDAC1 <text:s/>- <text:s/>histone deacetylase 1, PCDH19 <text:s/>- <text:s/>protocadherin 19, CCNB2 <text:s/>- <text:s/>cyclin b2, PGM3 <text:s/>- <text:s/>phosphoglucomutase 3, KIAA1279 <text:s/>- <text:s/>kiaa1279, ATP2A2 <text:s/>- <text:s/>atpase, ca++ transporting, cardiac muscle, slow twitch 2, ATP1A3 <text:s/>- <text:s/>atpase, na+/k+ transporting, alpha 3 polypeptide, GNRHR <text:s/>- <text:s/>gonadotropin-releasing hormone receptor, DSCAM <text:s/>- <text:s/>down syndrome cell adhesion molecule, WNT8B <text:s/>- <text:s/>wingless-type mmtv integration site family, member 8b, ATOH1 <text:s/>- <text:s/>atonal homolog 1 (drosophila), GPI <text:s/>- <text:s/>glucose-6-phosphate isomerase, PHEX <text:s/>- <text:s/>phosphate regulating endopeptidase homolog, x-linked, FOXN4 <text:s/>- <text:s/>forkhead box n4, STRBP <text:s/>- <text:s/>spermatid perinuclear rna binding protein, TBX19 <text:s/>- <text:s/>t-box 19, TBX18 <text:s/>- <text:s/>t-box 18, WNT3 <text:s/>- <text:s/>wingless-type mmtv integration site family, member 3, SPDYA <text:s/>- <text:s/>speedy/ringo cell cycle regulator family member a, WNT6 <text:s/>- <text:s/>wingless-type mmtv integration site family, member 6, DSPP <text:s/>- <text:s/>dentin sialophosphoprotein, LDB2 <text:s/>- <text:s/>lim domain binding 2, ATP2B4 <text:s/>- <text:s/>atpase, ca++ transporting, plasma membrane 4, HBEGF <text:s/>- <text:s/>heparin-binding egf-like growth factor, PITX2 <text:s/>- <text:s/>paired-like homeodomain 2, NKX3-2 <text:s/>- <text:s/>nk3 homeobox 2, PITX3 <text:s/>- <text:s/>paired-like homeodomain 3, DLG3 <text:s/>- <text:s/>discs, large homolog 3 (drosophila), SHC1 <text:s/>- <text:s/>shc (src homology 2 domain containing) transforming protein 1, PNPT1 <text:s/>- <text:s/>polyribonucleotide nucleotidyltransferase 1, DLG1 <text:s/>- <text:s/>discs, large homolog 1 (drosophila), DLG2 <text:s/>- <text:s/>discs, large homolog 2 (drosophila), BAI2 <text:s/>- <text:s/>brain-specific angiogenesis inhibitor 2, DLX1 <text:s/>- <text:s/>distal-less homeobox 1, SHH <text:s/>- <text:s/>sonic hedgehog, DLX2 <text:s/>- <text:s/>distal-less homeobox 2, LRCH4 <text:s/>- <text:s/>leucine-rich repeats and calponin homology (ch) domain containing 4, LRP6 <text:s/>- <text:s/>low density lipoprotein receptor-related protein 6, RSPH1 <text:s/>- <text:s/>radial spoke head 1 homolog (chlamydomonas), DLX3 <text:s/>- <text:s/>distal-less homeobox 3, INHBE <text:s/>- <text:s/>inhibin, beta e, TMEM57 <text:s/>- <text:s/>transmembrane protein 57, DHCR24 <text:s/>- <text:s/>24-dehydrocholesterol reductase, DHCR7 <text:s/>- <text:s/>7-dehydrocholesterol reductase, LUM <text:s/>- <text:s/>lumican, GPX4 <text:s/>- <text:s/>glutathione peroxidase 4, SIM1 <text:s/>- <text:s/>single-minded homolog 1 (drosophila), STIL <text:s/>- <text:s/>scl/tal1 interrupting locus, SIX1 <text:s/>- <text:s/>six homeobox 1, ARHGAP11B <text:s/>- <text:s/>rho gtpase activating protein 11b, MAB21L1 <text:s/>- <text:s/>mab-21-like 1 (c. elegans), SFRP1 <text:s/>- <text:s/>secreted frizzled-related protein 1, ZIC1 <text:s/>- <text:s/>zic family member 1, MXD1 <text:s/>- <text:s/>max dimerization protein 1, SMAD2 <text:s/>- <text:s/>smad family member 2, DNM2 <text:s/>- <text:s/>dynamin 2, FAM9C <text:s/>- <text:s/>family with sequence similarity 9, member c, ZIC3 <text:s/>- <text:s/>zic family member 3, DMP1 <text:s/>- <text:s/>dentin matrix acidic phosphoprotein 1, BCL2L1 <text:s/>- <text:s/>bcl2-like 1, SMAD6 <text:s/>- <text:s/>smad family member 6, SLC9C1 <text:s/>- <text:s/>solute carrier family 9, subfamily c (na+-transporting carboxylic acid decarboxylase), member 1, CCND1 <text:s/>- <text:s/>cyclin d1, GSK3B <text:s/>- <text:s/>glycogen synthase kinase 3 beta, NAV2 <text:s/>- <text:s/>neuron navigator 2, MAF <text:s/>- <text:s/>v-maf avian musculoaponeurotic fibrosarcoma oncogene homolog, SH3GL1 <text:s/>- <text:s/>sh3-domain grb2-like 1, BNIP3 <text:s/>- <text:s/>bcl2/adenovirus e1b 19kda interacting protein 3, SIX5 <text:s/>- <text:s/>six homeobox 5, EMX1 <text:s/>- <text:s/>empty spiracles homeobox 1, DDX25 <text:s/>- <text:s/>dead (asp-glu-ala-asp) box helicase 25, MAEA <text:s/>- <text:s/>macrophage erythroblast attacher, CREG1 <text:s/>- <text:s/>cellular repressor of e1a-stimulated genes 1, ANKRD11 <text:s/>- <text:s/>ankyrin repeat domain 11, RFX2 <text:s/>- <text:s/>regulatory factor x, 2 (influences hla class ii expression), WDR47 <text:s/>- <text:s/>wd repeat domain 47, SPEG <text:s/>- <text:s/>speg complex locus, DPYSL5 <text:s/>- <text:s/>dihydropyrimidinase-like 5, EPAS1 <text:s/>- <text:s/>endothelial pas domain protein 1, ZFP36L2 <text:s/>- <text:s/>zfp36 ring finger protein-like 2, WASF2 <text:s/>- <text:s/>was protein family, member 2, EMX2 <text:s/>- <text:s/>empty spiracles homeobox 2, SIRT2 <text:s/>- <text:s/>sirtuin 2, ENG <text:s/>- <text:s/>endoglin, BFSP1 <text:s/>- <text:s/>beaded filament structural protein 1, filensin, BDNF <text:s/>- <text:s/>brain-derived neurotrophic factor, SPRED2 <text:s/>- <text:s/>sprouty-related, evh1 domain containing 2, GRHL1 <text:s/>- <text:s/>grainyhead-like 1 (drosophila), SYNGAP1 <text:s/>- <text:s/>synaptic ras gtpase activating protein 1, ELAVL3 <text:s/>- <text:s/>elav (embryonic lethal, abnormal vision, drosophila)-like 3 (hu antigen c), ELAVL1 <text:s/>- <text:s/>elav (embryonic lethal, abnormal vision, drosophila)-like 1 (hu antigen r), HOXD3 <text:s/>- <text:s/>homeobox d3, MYL6 <text:s/>- <text:s/>myosin, light chain 6, alkali, smooth muscle and non-muscle, HOXD1 <text:s/>- <text:s/>homeobox d1, BARHL1 <text:s/>- <text:s/>barh-like homeobox 1, LDB1 <text:s/>- <text:s/>lim domain binding 1, MYO1E <text:s/>- <text:s/>myosin ie, HOXC6 <text:s/>- <text:s/>homeobox c6, TOPORS <text:s/>- <text:s/>topoisomerase i binding, arginine/serine-rich, e3 ubiquitin protein ligase, BMP6 <text:s/>- <text:s/>bone morphogenetic protein 6, CNOT1 <text:s/>- <text:s/>ccr4-not transcription complex, subunit 1, NDE1 <text:s/>- <text:s/>nude neurodevelopment protein 1, OLIG2 <text:s/>- <text:s/>oligodendrocyte lineage transcription factor 2, MYRF <text:s/>- <text:s/>myelin regulatory factor, ARHGEF7 <text:s/>- <text:s/>rho guanine nucleotide exchange factor (gef) 7, MYH10 <text:s/>- <text:s/>myosin, heavy chain 10, non-muscle, GDF11 <text:s/>- <text:s/>growth differentiation factor 11, IGSF9B <text:s/>- <text:s/>immunoglobulin superfamily, member 9b, PHC2 <text:s/>- <text:s/>polyhomeotic homolog 2 (drosophila), EIF2B2 <text:s/>- <text:s/>eukaryotic translation initiation factor 2b, subunit 2 beta, 39kda, DCAF7 <text:s/>- <text:s/>ddb1 and cul4 associated factor 7, KDM1A <text:s/>- <text:s/>lysine (k)-specific demethylase 1a, MEPE <text:s/>- <text:s/>matrix extracellular phosphoglycoprotein, TMEM108 <text:s/>- <text:s/>transmembrane protein 108, RORB <text:s/>- <text:s/>rar-related orphan receptor b, RORC <text:s/>- <text:s/>rar-related orphan receptor c, OSGIN1 <text:s/>- <text:s/>oxidative stress induced growth inhibitor 1, SPRY3 <text:s/>- <text:s/>sprouty homolog 3 (drosophila), EBF1 <text:s/>- <text:s/>early b-cell factor 1, ENAM <text:s/>- <text:s/>enamelin, XAB2 <text:s/>- <text:s/>xpa binding protein 2, WDTC1 <text:s/>- <text:s/>wd and tetratricopeptide repeats 1, MYT1L <text:s/>- <text:s/>myelin transcription factor 1-like, MBTD1 <text:s/>- <text:s/>mbt domain containing 1, VKORC1 <text:s/>- <text:s/>vitamin k epoxide reductase complex, subunit 1, BOLL <text:s/>- <text:s/>bol, boule-like (drosophila), EDA <text:s/>- <text:s/>ectodysplasin a, HSPA5 <text:s/>- <text:s/>heat shock 70kda protein 5 (glucose-regulated protein, 78kda), NR2C2 <text:s/>- <text:s/>nuclear receptor subfamily 2, group c, member 2, CRELD1 <text:s/>- <text:s/>cysteine-rich with egf-like domains 1, ECE1 <text:s/>- <text:s/>endothelin converting enzyme 1, NMUR2 <text:s/>- <text:s/>neuromedin u receptor 2, SIGMAR1 <text:s/>- <text:s/>sigma non-opioid intracellular receptor 1, BLOC1S3 <text:s/>- <text:s/>biogenesis of lysosomal organelles complex-1, subunit 3, HES5 <text:s/>- <text:s/>hairy and enhancer of split 5 (drosophila), MTR <text:s/>- <text:s/>5-methyltetrahydrofolate-homocysteine methyltransferase, PTCH2 <text:s/>- <text:s/>patched 2, TTLL5 <text:s/>- <text:s/>tubulin tyrosine ligase-like family, member 5, ARHGAP26 <text:s/>- <text:s/>rho gtpase activating protein 26, HMGB2 <text:s/>- <text:s/>high mobility group box 2, FANCA <text:s/>- <text:s/>fanconi anemia, complementation group a, FABP7 <text:s/>- <text:s/>fatty acid binding protein 7, brain, HLX <text:s/>- <text:s/>h2.0-like homeobox, USP1 <text:s/>- <text:s/>ubiquitin specific peptidase 1, BCL2L11 <text:s/>- <text:s/>bcl2-like 11 (apoptosis facilitator), MTHFD1 <text:s/>- <text:s/>methylenetetrahydrofolate dehydrogenase (nadp+ dependent) 1, methenyltetrahydrofolate cyclohydrolase, formyltetrahydrofolate synthetase, LSM14B <text:s/>- <text:s/>lsm14b, scd6 homolog b (s. cerevisiae), CASP2 <text:s/>- <text:s/>caspase 2, apoptosis-related cysteine peptidase, TACC3 <text:s/>- <text:s/>transforming, acidic coiled-coil containing protein 3, RPGRIP1 <text:s/>- <text:s/>retinitis pigmentosa gtpase regulator interacting protein 1, FASN <text:s/>- <text:s/>fatty acid synthase, TWSG1 <text:s/>- <text:s/>twisted gastrulation homolog 1 (drosophila), HOXB13 <text:s/>- <text:s/>homeobox b13, VIM <text:s/>- <text:s/>vimentin, EXT1 <text:s/>- <text:s/>exostosin glycosyltransferase 1, VLDLR <text:s/>- <text:s/>very low density lipoprotein receptor, KDM6A <text:s/>- <text:s/>lysine (k)-specific demethylase 6a, SEMA4F <text:s/>- <text:s/>sema domain, immunoglobulin domain (ig), transmembrane domain (tm) and short cytoplasmic domain, (semaphorin) 4f, MSX1 <text:s/>- <text:s/>msh homeobox 1, MSX2 <text:s/>- <text:s/>msh homeobox 2, CALM3 <text:s/>- <text:s/>calmodulin 3 (phosphorylase kinase, delta), EZH2 <text:s/>- <text:s/>enhancer of zeste homolog 2 (drosophila), ZSCAN2 <text:s/>- <text:s/>zinc finger and scan domain containing 2, HIC1 <text:s/>- <text:s/>hypermethylated in cancer 1, HIF1A <text:s/>- <text:s/>hypoxia inducible factor 1, alpha subunit (basic helix-loop-helix transcription factor), KIF14 <text:s/>- <text:s/>kinesin family member 14, HOXB4 <text:s/>- <text:s/>homeobox b4, CCNF <text:s/>- <text:s/>cyclin f, EHF <text:s/>- <text:s/>ets homologous factor, CHRDL1 <text:s/>- <text:s/>chordin-like 1, HOXC4 <text:s/>- <text:s/>homeobox c4, ERG <text:s/>- <text:s/>v-ets avian erythroblastosis virus e26 oncogene homolog, FLVCR1 <text:s/>- <text:s/>feline leukemia virus subgroup c cellular receptor 1, TULP3 <text:s/>- <text:s/>tubby like protein 3, SALL4 <text:s/>- <text:s/>sal-like 4 (drosophila), ETS2 <text:s/>- <text:s/>v-ets avian erythroblastosis virus e26 oncogene homolog 2, HOXA4 <text:s/>- <text:s/>homeobox a4, BZW2 <text:s/>- <text:s/>basic leucine zipper and w2 domains 2, RUNX3 <text:s/>- <text:s/>runt-related transcription factor 3, SORT1 <text:s/>- <text:s/>sortilin 1, ZNF830 <text:s/>- <text:s/>zinc finger protein 830, CAT <text:s/>- <text:s/>catalase, EPHB1 <text:s/>- <text:s/>eph receptor b1, ISL2 <text:s/>- <text:s/>isl lim homeobox 2, NAPA <text:s/>- <text:s/>n-ethylmaleimide-sensitive factor attachment protein, alpha, UCP2 <text:s/>- <text:s/>uncoupling protein 2 (mitochondrial, proton carrier), SPATA24 <text:s/>- <text:s/>spermatogenesis associated 24, EPHA7 <text:s/>- <text:s/>eph receptor a7, CCKAR <text:s/>- <text:s/>cholecystokinin a receptor, ARIH2 <text:s/>- <text:s/>ariadne homolog 2 (drosophila), REC8 <text:s/>- <text:s/>rec8 meiotic recombination protein, NANOS1 <text:s/>- <text:s/>nanos homolog 1 (drosophila), HMGCS1 <text:s/>- <text:s/>3-hydroxy-3-methylglutaryl-coa synthase 1 (soluble), RGS9 <text:s/>- <text:s/>regulator of g-protein signaling 9, ERBB4 <text:s/>- <text:s/>v-erb-b2 avian erythroblastic leukemia viral oncogene homolog 4, PRMT5 <text:s/>- <text:s/>protein arginine methyltransferase 5, ERCC2 <text:s/>- <text:s/>excision repair cross-complementing rodent repair deficiency, complementation group 2, HMX2 <text:s/>- <text:s/>h6 family homeobox 2, CDK1 <text:s/>- <text:s/>cyclin-dependent kinase 1, CDH1 <text:s/>- <text:s/>cadherin 1, type 1, e-cadherin (epithelial), CDH2 <text:s/>- <text:s/>cadherin 2, type 1, n-cadherin (neuronal), ENC1 <text:s/>- <text:s/>ectodermal-neural cortex 1 (with btb domain), OSM <text:s/>- <text:s/>oncostatin m, INHBC <text:s/>- <text:s/>inhibin, beta c, ARC <text:s/>- <text:s/>activity-regulated cytoskeleton-associated protein, FOXO1 <text:s/>- <text:s/>forkhead box o1, ERRFI1 <text:s/>- <text:s/>erbb receptor feedback inhibitor 1, FOXC1 <text:s/>- <text:s/>forkhead box c1, IL4 <text:s/>- <text:s/>interleukin 4, FOXL1 <text:s/>- <text:s/>forkhead box l1, DMRT2 <text:s/>- <text:s/>doublesex and mab-3 related transcription factor 2, FOXG1 <text:s/>- <text:s/>forkhead box g1, FGFR2 <text:s/>- <text:s/>fibroblast growth factor receptor 2, MOSPD3 <text:s/>- <text:s/>motile sperm domain containing 3, ROR1 <text:s/>- <text:s/>receptor tyrosine kinase-like orphan receptor 1, DDR2 <text:s/>- <text:s/>discoidin domain receptor tyrosine kinase 2, ISL1 <text:s/>- <text:s/>isl lim homeobox 1, MAML1 <text:s/>- <text:s/>mastermind-like 1 (drosophila), TARBP2 <text:s/>- <text:s/>tar (hiv-1) rna binding protein 2, PTGER4 <text:s/>- <text:s/>prostaglandin e receptor 4 (subtype ep4), SZT2 <text:s/>- <text:s/>seizure threshold 2 homolog (mouse), RASSF2 <text:s/>- <text:s/>ras association (ralgds/af-6) domain family member 2, SMG9 <text:s/>- <text:s/>smg9 nonsense mediated mrna decay factor, SPATA19 <text:s/>- <text:s/>spermatogenesis associated 19, CEBPG <text:s/>- <text:s/>ccaat/enhancer binding protein (c/ebp), gamma, INSIG1 <text:s/>- <text:s/>insulin induced gene 1, INSM1 <text:s/>- <text:s/>insulinoma-associated 1, CXCL10 <text:s/>- <text:s/>chemokine (c-x-c motif) ligand 10, TACC2 <text:s/>- <text:s/>transforming, acidic coiled-coil containing protein 2, SLC11A2 <text:s/>- <text:s/>solute carrier family 11 (proton-coupled divalent metal ion transporter), member 2, IRF6 <text:s/>- <text:s/>interferon regulatory factor 6, CDH11 <text:s/>- <text:s/>cadherin 11, type 2, ob-cadherin (osteoblast), TNFSF11 <text:s/>- <text:s/>tumor necrosis factor (ligand) superfamily, member 11, NRL <text:s/>- <text:s/>neural retina leucine zipper, NMT1 <text:s/>- <text:s/>n-myristoyltransferase 1, RRN3 <text:s/>- <text:s/>rrn3 rna polymerase i transcription factor homolog (s. cerevisiae), TLE1 <text:s/>- <text:s/>transducin-like enhancer of split 1 (e(sp1) homolog, drosophila), TLX3 <text:s/>- <text:s/>t-cell leukemia homeobox 3, LHX5 <text:s/>- <text:s/>lim homeobox 5, VSX2 <text:s/>- <text:s/>visual system homeobox 2, CEP57 <text:s/>- <text:s/>centrosomal protein 57kda, INVS <text:s/>- <text:s/>inversin, ZFPM2 <text:s/>- <text:s/>zinc finger protein, fog family member 2, HDAC4 <text:s/>- <text:s/>histone deacetylase 4, ID1 <text:s/>- <text:s/>inhibitor of dna binding 1, dominant negative helix-loop-helix protein, INTU <text:s/>- <text:s/>inturned planar cell polarity protein, PCDHGA2 <text:s/>- <text:s/>protocadherin gamma subfamily a, 2, RAB3A <text:s/>- <text:s/>rab3a, member ras oncogene family, SOX14 <text:s/>- <text:s/>sry (sex determining region y)-box 14, WASF3 <text:s/>- <text:s/>was protein family, member 3, FRAS1 <text:s/>- <text:s/>fraser syndrome 1, CLDN5 <text:s/>- <text:s/>claudin 5, PCDHB15 <text:s/>- <text:s/>protocadherin beta 15, FOXP2 <text:s/>- <text:s/>forkhead box p2, ID4 <text:s/>- <text:s/>inhibitor of dna binding 4, dominant negative helix-loop-helix protein, IFT140 <text:s/>- <text:s/>intraflagellar transport 140 homolog (chlamydomonas), NKX6-1 <text:s/>- <text:s/>nk6 homeobox 1, NKX3-1 <text:s/>- <text:s/>nk3 homeobox 1, OTP <text:s/>- <text:s/>orthopedia homeobox, C7orf41 <text:s/>- <text:s/>chromosome 7 open reading frame 41, HDAC9 <text:s/>- <text:s/>histone deacetylase 9, MYOCD <text:s/>- <text:s/>myocardin, BICC1 <text:s/>- <text:s/>bicaudal c homolog 1 (drosophila), VAMP5 <text:s/>- <text:s/>vesicle-associated membrane protein 5, ZNF513 <text:s/>- <text:s/>zinc finger protein 513, LTBP4 <text:s/>- <text:s/>latent transforming growth factor beta binding protein 4, COL5A3 <text:s/>- <text:s/>collagen, type v, alpha 3, NEK2 <text:s/>- <text:s/>nima-related kinase 2, TEF <text:s/>- <text:s/>thyrotrophic embryonic factor, WNT10A <text:s/>- <text:s/>wingless-type mmtv integration site family, member 10a, NCK2 <text:s/>- <text:s/>nck adaptor protein 2, MICAL2 <text:s/>- <text:s/>microtubule associated monooxygenase, calponin and lim domain containing 2, NLRP14 <text:s/>- <text:s/>nlr family, pyrin domain containing 14, TFDP2 <text:s/>- <text:s/>transcription factor dp-2 (e2f dimerization partner 2), NFATC4 <text:s/>- <text:s/>nuclear factor of activated t-cells, cytoplasmic, calcineurin-dependent 4, CELF1 <text:s/>- <text:s/>cugbp, elav-like family member 1, NF2 <text:s/>- <text:s/>neurofibromin 2 (merlin), NEUROG1 <text:s/>- <text:s/>neurogenin 1, HEY2 <text:s/>- <text:s/>hairy/enhancer-of-split related with yrpw motif 2, RARA <text:s/>- <text:s/>retinoic acid receptor, alpha, FOXB1 <text:s/>- <text:s/>forkhead box b1, CDK5RAP3 <text:s/>- <text:s/>cdk5 regulatory subunit associated protein 3, NEUROG3 <text:s/>- <text:s/>neurogenin 3, SCUBE1 <text:s/>- <text:s/>signal peptide, cub domain, egf-like 1, SEZ6L <text:s/>- <text:s/>seizure related 6 homolog (mouse)-like, TGFB3 <text:s/>- <text:s/>transforming growth factor, beta 3, GPCPD1 <text:s/>- <text:s/>glycerophosphocholine phosphodiesterase gde1 homolog (s. cerevisiae), NUP93 <text:s/>- <text:s/>nucleoporin 93kda, TRIM45 <text:s/>- <text:s/>tripartite motif containing 45, ARID4A <text:s/>- <text:s/>at rich interactive domain 4a (rbp1-like), SIX2 <text:s/>- <text:s/>six homeobox 2, NEB <text:s/>- <text:s/>nebulin, DDX4 <text:s/>- <text:s/>dead (asp-glu-ala-asp) box polypeptide 4, RBP4 <text:s/>- <text:s/>retinol binding protein 4, plasma, B9D1 <text:s/>- <text:s/>b9 protein domain 1, NUDC <text:s/>- <text:s/>nudc nuclear distribution protein, CKB <text:s/>- <text:s/>creatine kinase, brain, KLF10 <text:s/>- <text:s/>kruppel-like factor 10, THY1 <text:s/>- <text:s/>thy-1 cell surface antigen, PCDH18 <text:s/>- <text:s/>protocadherin 18, TBCB <text:s/>- <text:s/>tubulin folding cofacto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53</text:p>
          </table:table-cell>
          <table:table-cell office:value-type="string" calcext:value-type="string">
            <text:p>secondary alcohol biosynthetic process</text:p>
          </table:table-cell>
          <table:table-cell office:value-type="float" office:value="0.00000314" calcext:value-type="float">
            <text:p>0.00000314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3.38" calcext:value-type="float">
            <text:p>3.38</text:p>
          </table:table-cell>
          <table:table-cell office:value-type="float" office:value="13954" calcext:value-type="float">
            <text:p>13954</text:p>
          </table:table-cell>
          <table:table-cell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LSS <text:s/>- <text:s/>lanosterol synthase (2,3-oxidosqualene-lanosterol cyclase), INSIG1 <text:s/>- <text:s/>insulin induced gene 1, ACAT2 <text:s/>- <text:s/>acetyl-coa acetyltransferase 2, TM7SF2 <text:s/>- <text:s/>transmembrane 7 superfamily member 2, FDPS <text:s/>- <text:s/>farnesyl diphosphate synthase, FDFT1 <text:s/>- <text:s/>farnesyl-diphosphate farnesyltransferase 1, SC5D <text:s/>- <text:s/>sterol-c5-desaturase, LBR <text:s/>- <text:s/>lamin b receptor, MVD <text:s/>- <text:s/>mevalonate (diphospho) decarboxylase, CNBP <text:s/>- <text:s/>cchc-type zinc finger, nucleic acid binding protein, C14orf1 <text:s/>- <text:s/>chromosome 14 open reading frame 1, DHCR24 <text:s/>- <text:s/>24-dehydrocholesterol reductase, SQLE <text:s/>- <text:s/>squalene epoxidase, DHCR7 <text:s/>- <text:s/>7-dehydrocholesterol reductase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34</text:p>
          </table:table-cell>
          <table:table-cell office:value-type="string" calcext:value-type="string">
            <text:p>nucleosome assembly</text:p>
          </table:table-cell>
          <table:table-cell office:value-type="float" office:value="0.00000362" calcext:value-type="float">
            <text:p>0.0000036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HIST1H2BB <text:s/>- <text:s/>histone cluster 1, h2bb, H2AFX <text:s/>- <text:s/>h2a histone family, member x, HIST1H2BC <text:s/>- <text:s/>histone cluster 1, h2bc, HIST1H2BO <text:s/>- <text:s/>histone cluster 1, h2bo, STRA13 <text:s/>- <text:s/>stimulated by retinoic acid 13, GRWD1 <text:s/>- <text:s/>glutamate-rich wd repeat containing 1, CENPM <text:s/>- <text:s/>centromere protein m, HIST1H1B <text:s/>- <text:s/>histone cluster 1, h1b, HIST3H3 <text:s/>- <text:s/>histone cluster 3, h3, HIST1H1D <text:s/>- <text:s/>histone cluster 1, h1d, HMGB2 <text:s/>- <text:s/>high mobility group box 2, HIST1H1C <text:s/>- <text:s/>histone cluster 1, h1c, HIST1H2BA <text:s/>- <text:s/>histone cluster 1, h2ba, CENPI <text:s/>- <text:s/>centromere protein i, UBN1 <text:s/>- <text:s/>ubinuclein 1, NAA60 <text:s/>- <text:s/>n(alpha)-acetyltransferase 60, natf catalytic subunit, HIST1H2BH <text:s/>- <text:s/>histone cluster 1, h2bh, NAP1L4 <text:s/>- <text:s/>nucleosome assembly protein 1-like 4, HIST1H2BM <text:s/>- <text:s/>histone cluster 1, h2bm, ASF1B <text:s/>- <text:s/>anti-silencing function 1b histone chaperone, DAXX <text:s/>- <text:s/>death-domain associated protein, SOX9 <text:s/>- <text:s/>sry (sex determining region y)-box 9, HIST3H2BB <text:s/>- <text:s/>histone cluster 3, h2bb, CHAF1A <text:s/>- <text:s/>chromatin assembly factor 1, subunit a (p150), RBBP4 <text:s/>- <text:s/>retinoblastoma binding protein 4, CABIN1 <text:s/>- <text:s/>calcineurin binding protein 1, HIST1H2BJ <text:s/>- <text:s/>histone cluster 1, h2bj, HP1BP3 <text:s/>- <text:s/>heterochromatin protein 1, binding protein 3, H1FX <text:s/>- <text:s/>h1 histone family, member x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617</text:p>
          </table:table-cell>
          <table:table-cell office:value-type="string" calcext:value-type="string">
            <text:p>organic hydroxy compound biosynthetic process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2.14" calcext:value-type="float">
            <text:p>2.14</text:p>
          </table:table-cell>
          <table:table-cell office:value-type="float" office:value="13954" calcext:value-type="float">
            <text:p>13954</text:p>
          </table:table-cell>
          <table:table-cell office:value-type="float" office:value="117" calcext:value-type="float">
            <text:p>117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LSS <text:s/>- <text:s/>lanosterol synthase (2,3-oxidosqualene-lanosterol cyclase), NUS1 <text:s/>- <text:s/>nuclear undecaprenyl pyrophosphate synthase 1 homolog (s. cerevisiae), ACOT8 <text:s/>- <text:s/>acyl-coa thioesterase 8, DDT <text:s/>- <text:s/>d-dopachrome tautomerase, SNCA <text:s/>- <text:s/>synuclein, alpha (non a4 component of amyloid precursor), SPTLC2 <text:s/>- <text:s/>serine palmitoyltransferase, long chain base subunit 2, SC5D <text:s/>- <text:s/>sterol-c5-desaturase, PSAT1 <text:s/>- <text:s/>phosphoserine aminotransferase 1, GOT1 <text:s/>- <text:s/>glutamic-oxaloacetic transaminase 1, soluble, DDC <text:s/>- <text:s/>dopa decarboxylase (aromatic l-amino acid decarboxylase), DHCR24 <text:s/>- <text:s/>24-dehydrocholesterol reductase, DHCR7 <text:s/>- <text:s/>7-dehydrocholesterol reductase, OSBP <text:s/>- <text:s/>oxysterol binding protein, CYP39A1 <text:s/>- <text:s/>cytochrome p450, family 39, subfamily a, polypeptide 1, OSBPL3 <text:s/>- <text:s/>oxysterol binding protein-like 3, GCH1 <text:s/>- <text:s/>gtp cyclohydrolase 1, INSIG1 <text:s/>- <text:s/>insulin induced gene 1, ACAT2 <text:s/>- <text:s/>acetyl-coa acetyltransferase 2, TM7SF2 <text:s/>- <text:s/>transmembrane 7 superfamily member 2, FDPS <text:s/>- <text:s/>farnesyl diphosphate synthase, GATA3 <text:s/>- <text:s/>gata binding protein 3, FDFT1 <text:s/>- <text:s/>farnesyl-diphosphate farnesyltransferase 1, INSM1 <text:s/>- <text:s/>insulinoma-associated 1, PGP <text:s/>- <text:s/>phosphoglycolate phosphatase, CYP2R1 <text:s/>- <text:s/>cytochrome p450, family 2, subfamily r, polypeptide 1, OSBPL9 <text:s/>- <text:s/>oxysterol binding protein-like 9, CNBP <text:s/>- <text:s/>cchc-type zinc finger, nucleic acid binding protein, LBR <text:s/>- <text:s/>lamin b receptor, MVD <text:s/>- <text:s/>mevalonate (diphospho) decarboxylase, C14orf1 <text:s/>- <text:s/>chromosome 14 open reading frame 1, OSBPL6 <text:s/>- <text:s/>oxysterol binding protein-like 6, PER2 <text:s/>- <text:s/>period circadian clock 2, SQLE <text:s/>- <text:s/>squalene epoxidase, PPIP5K1 <text:s/>- <text:s/>diphosphoinositol pentakisphosphate kinase 1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483" calcext:value-type="float">
            <text:p>0.00000483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2003" calcext:value-type="float">
            <text:p>200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CCNK <text:s/>- <text:s/>cyclin k, FOXK2 <text:s/>- <text:s/>forkhead box k2, SIX5 <text:s/>- <text:s/>six homeobox 5, NFATC2IP <text:s/>- <text:s/>nuclear factor of activated t-cells, cytoplasmic, calcineurin-dependent 2 interacting protein, PAX1 <text:s/>- <text:s/>paired box 1, PLAC8 <text:s/>- <text:s/>placenta-specific 8, ELK1 <text:s/>- <text:s/>elk1, member of ets oncogene family, PAX6 <text:s/>- <text:s/>paired box 6, PAX3 <text:s/>- <text:s/>paired box 3, ARID3B <text:s/>- <text:s/>at rich interactive domain 3b (bright-like), SIN3A <text:s/>- <text:s/>sin3 transcription regulator family member a, RFX2 <text:s/>- <text:s/>regulatory factor x, 2 (influences hla class ii expression), CAMTA1 <text:s/>- <text:s/>calmodulin binding transcription activator 1, GRHL2 <text:s/>- <text:s/>grainyhead-like 2 (drosophila), RBMX <text:s/>- <text:s/>rna binding motif protein, x-linked, OSM <text:s/>- <text:s/>oncostatin m, PBX1 <text:s/>- <text:s/>pre-b-cell leukemia homeobox 1, EPAS1 <text:s/>- <text:s/>endothelial pas domain protein 1, FOXM1 <text:s/>- <text:s/>forkhead box m1, USP16 <text:s/>- <text:s/>ubiquitin specific peptidase 16, FOXO1 <text:s/>- <text:s/>forkhead box o1, SIRT2 <text:s/>- <text:s/>sirtuin 2, ENG <text:s/>- <text:s/>endoglin, SP3 <text:s/>- <text:s/>sp3 transcription factor, SP1 <text:s/>- <text:s/>sp1 transcription factor, FOXC1 <text:s/>- <text:s/>forkhead box c1, RPS6KA5 <text:s/>- <text:s/>ribosomal protein s6 kinase, 90kda, polypeptide 5, BRD8 <text:s/>- <text:s/>bromodomain containing 8, IL4 <text:s/>- <text:s/>interleukin 4, PPP1R12A <text:s/>- <text:s/>protein phosphatase 1, regulatory subunit 12a, DMRT2 <text:s/>- <text:s/>doublesex and mab-3 related transcription factor 2, SOX9 <text:s/>- <text:s/>sry (sex determining region y)-box 9, SOX4 <text:s/>- <text:s/>sry (sex determining region y)-box 4, GRHL1 <text:s/>- <text:s/>grainyhead-like 1 (drosophila), GRHL3 <text:s/>- <text:s/>grainyhead-like 3 (drosophila), SOX1 <text:s/>- <text:s/>sry (sex determining region y)-box 1, WBP2 <text:s/>- <text:s/>ww domain binding protein 2, CAND1 <text:s/>- <text:s/>cullin-associated and neddylation-dissociated 1, EAF2 <text:s/>- <text:s/>ell associated factor 2, BARHL1 <text:s/>- <text:s/>barh-like homeobox 1, LDB1 <text:s/>- <text:s/>lim domain binding 1, ATF6B <text:s/>- <text:s/>activating transcription factor 6 beta, KDM3A <text:s/>- <text:s/>lysine (k)-specific demethylase 3a, IER5 <text:s/>- <text:s/>immediate early response 5, CRTC2 <text:s/>- <text:s/>creb regulated transcription coactivator 2, BMP6 <text:s/>- <text:s/>bone morphogenetic protein 6, FGFR2 <text:s/>- <text:s/>fibroblast growth factor receptor 2, ARNTL <text:s/>- <text:s/>aryl hydrocarbon receptor nuclear translocator-like, H2AFZ <text:s/>- <text:s/>h2a histone family, member z, PAX8 <text:s/>- <text:s/>paired box 8, ISL1 <text:s/>- <text:s/>isl lim homeobox 1, MAML1 <text:s/>- <text:s/>mastermind-like 1 (drosophila), VGLL1 <text:s/>- <text:s/>vestigial like 1 (drosophila), ACVR1 <text:s/>- <text:s/>activin a receptor, type i, MEF2D <text:s/>- <text:s/>myocyte enhancer factor 2d, POU3F3 <text:s/>- <text:s/>pou class 3 homeobox 3, FZD8 <text:s/>- <text:s/>frizzled family receptor 8, RNF4 <text:s/>- <text:s/>ring finger protein 4, EOMES <text:s/>- <text:s/>eomesodermin, KDM1A <text:s/>- <text:s/>lysine (k)-specific demethylase 1a, PEG3 <text:s/>- <text:s/>paternally expressed 3, PPARA <text:s/>- <text:s/>peroxisome proliferator-activated receptor alpha, PPARG <text:s/>- <text:s/>peroxisome proliferator-activated receptor gamma, CEBPG <text:s/>- <text:s/>ccaat/enhancer binding protein (c/ebp), gamma, SERTAD1 <text:s/>- <text:s/>serta domain containing 1, PRDM2 <text:s/>- <text:s/>pr domain containing 2, with znf domain, INSIG1 <text:s/>- <text:s/>insulin induced gene 1, SSBP3 <text:s/>- <text:s/>single stranded dna binding protein 3, ADCYAP1 <text:s/>- <text:s/>adenylate cyclase activating polypeptide 1 (pituitary), POU3F1 <text:s/>- <text:s/>pou class 3 homeobox 1, POU3F2 <text:s/>- <text:s/>pou class 3 homeobox 2, POU2F2 <text:s/>- <text:s/>pou class 2 homeobox 2, CXCL10 <text:s/>- <text:s/>chemokine (c-x-c motif) ligand 10, ONECUT2 <text:s/>- <text:s/>one cut homeobox 2, KLF6 <text:s/>- <text:s/>kruppel-like factor 6, BARHL2 <text:s/>- <text:s/>barh-like homeobox 2, TNFSF11 <text:s/>- <text:s/>tumor necrosis factor (ligand) superfamily, member 11, MED19 <text:s/>- <text:s/>mediator complex subunit 19, HSPA5 <text:s/>- <text:s/>heat shock 70kda protein 5 (glucose-regulated protein, 78kda), NRL <text:s/>- <text:s/>neural retina leucine zipper, NR2C2 <text:s/>- <text:s/>nuclear receptor subfamily 2, group c, member 2, HDAC1 <text:s/>- <text:s/>histone deacetylase 1, KAT7 <text:s/>- <text:s/>k(lysine) acetyltransferase 7, HES5 <text:s/>- <text:s/>hairy and enhancer of split 5 (drosophila), CHD6 <text:s/>- <text:s/>chromodomain helicase dna binding protein 6, T <text:s/>- <text:s/>t, brachyury homolog (mouse), HMGB2 <text:s/>- <text:s/>high mobility group box 2, HMGB1 <text:s/>- <text:s/>high mobility group box 1, ATF4 <text:s/>- <text:s/>activating transcription factor 4, ATOH1 <text:s/>- <text:s/>atonal homolog 1 (drosophila), RERE <text:s/>- <text:s/>arginine-glutamic acid dipeptide (re) repeats, CTBP2 <text:s/>- <text:s/>c-terminal binding protein 2, TNKS <text:s/>- <text:s/>tankyrase, trf1-interacting ankyrin-related adp-ribose polymerase, CITED4 <text:s/>- <text:s/>cbp/p300-interacting transactivator, with glu/asp-rich carboxy-terminal domain, 4, SETD3 <text:s/>- <text:s/>set domain containing 3, AGO1 <text:s/>- <text:s/>argonaute risc catalytic component 1, ZFPM2 <text:s/>- <text:s/>zinc finger protein, fog family member 2, CREB3L3 <text:s/>- <text:s/>camp responsive element binding protein 3-like 3, HDAC4 <text:s/>- <text:s/>histone deacetylase 4, ETV4 <text:s/>- <text:s/>ets variant 4, ETV6 <text:s/>- <text:s/>ets variant 6, NFYC <text:s/>- <text:s/>nuclear transcription factor y, gamma, TBX19 <text:s/>- <text:s/>t-box 19, MKL1 <text:s/>- <text:s/>megakaryoblastic leukemia (translocation) 1, PTF1A <text:s/>- <text:s/>pancreas specific transcription factor, 1a, PER1 <text:s/>- <text:s/>period circadian clock 1, ID4 <text:s/>- <text:s/>inhibitor of dna binding 4, dominant negative helix-loop-helix protein, LDB2 <text:s/>- <text:s/>lim domain binding 2, CKAP2 <text:s/>- <text:s/>cytoskeleton associated protein 2, NKX6-1 <text:s/>- <text:s/>nk6 homeobox 1, NKX3-1 <text:s/>- <text:s/>nk3 homeobox 1, MSX1 <text:s/>- <text:s/>msh homeobox 1, NCOA2 <text:s/>- <text:s/>nuclear receptor coactivator 2, ATP1B4 <text:s/>- <text:s/>atpase, na+/k+ transporting, beta 4 polypeptide, PAF1 <text:s/>- <text:s/>paf1, rna polymerase ii associated factor, homolog (s. cerevisiae), MYOCD <text:s/>- <text:s/>myocardin, MED21 <text:s/>- <text:s/>mediator complex subunit 21, CREB3 <text:s/>- <text:s/>camp responsive element binding protein 3, HIF1A <text:s/>- <text:s/>hypoxia inducible factor 1, alpha subunit (basic helix-loop-helix transcription factor), PITX2 <text:s/>- <text:s/>paired-like homeodomain 2, PITX3 <text:s/>- <text:s/>paired-like homeodomain 3, HOXB4 <text:s/>- <text:s/>homeobox b4, TEF <text:s/>- <text:s/>thyrotrophic embryonic factor, DLX1 <text:s/>- <text:s/>distal-less homeobox 1, SHH <text:s/>- <text:s/>sonic hedgehog, JUN <text:s/>- <text:s/>jun proto-oncogene, DLX2 <text:s/>- <text:s/>distal-less homeobox 2, EHF <text:s/>- <text:s/>ets homologous factor, JUNB <text:s/>- <text:s/>jun b proto-oncogene, STAT3 <text:s/>- <text:s/>signal transducer and activator of transcription 3 (acute-phase response factor), NCK2 <text:s/>- <text:s/>nck adaptor protein 2, LRP6 <text:s/>- <text:s/>low density lipoprotein receptor-related protein 6, MICAL2 <text:s/>- <text:s/>microtubule associated monooxygenase, calponin and lim domain containing 2, DLX3 <text:s/>- <text:s/>distal-less homeobox 3, UBB <text:s/>- <text:s/>ubiquitin b, ERG <text:s/>- <text:s/>v-ets avian erythroblastosis virus e26 oncogene homolog, PIK3R1 <text:s/>- <text:s/>phosphoinositide-3-kinase, regulatory subunit 1 (alpha), E2F8 <text:s/>- <text:s/>e2f transcription factor 8, ESRRB <text:s/>- <text:s/>estrogen-related receptor beta, EPC1 <text:s/>- <text:s/>enhancer of polycomb homolog 1 (drosophila), TFDP2 <text:s/>- <text:s/>transcription factor dp-2 (e2f dimerization partner 2), LUM <text:s/>- <text:s/>lumican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ALL4 <text:s/>- <text:s/>sal-like 4 (drosophila), ETS2 <text:s/>- <text:s/>v-ets avian erythroblastosis virus e26 oncogene homolog 2, SESN2 <text:s/>- <text:s/>sestrin 2, RPS6KA1 <text:s/>- <text:s/>ribosomal protein s6 kinase, 90kda, polypeptide 1, NEUROG1 <text:s/>- <text:s/>neurogenin 1, HEY2 <text:s/>- <text:s/>hairy/enhancer-of-split related with yrpw motif 2, SIX1 <text:s/>- <text:s/>six homeobox 1, PRKD2 <text:s/>- <text:s/>protein kinase d2, HMGA2 <text:s/>- <text:s/>high mobility group at-hook 2, RARA <text:s/>- <text:s/>retinoic acid receptor, alpha, CDK5RAP3 <text:s/>- <text:s/>cdk5 regulatory subunit associated protein 3, NEUROG3 <text:s/>- <text:s/>neurogenin 3, ZIC1 <text:s/>- <text:s/>zic family member 1, MAPK7 <text:s/>- <text:s/>mitogen-activated protein kinase 7, TGFB3 <text:s/>- <text:s/>transforming growth factor, beta 3, GATA3 <text:s/>- <text:s/>gata binding protein 3, SMAD2 <text:s/>- <text:s/>smad family member 2, HMGN3 <text:s/>- <text:s/>high mobility group nucleosomal binding domain 3, ARID4A <text:s/>- <text:s/>at rich interactive domain 4a (rbp1-like), CNBP <text:s/>- <text:s/>cchc-type zinc finger, nucleic acid binding protein, ZIC3 <text:s/>- <text:s/>zic family member 3, SIX2 <text:s/>- <text:s/>six homeobox 2, FOSB <text:s/>- <text:s/>fbj murine osteosarcoma viral oncogene homolog b, CCNC <text:s/>- <text:s/>cyclin c, SREBF1 <text:s/>- <text:s/>sterol regulatory element binding transcription factor 1, SMAD6 <text:s/>- <text:s/>smad family member 6, GSK3B <text:s/>- <text:s/>glycogen synthase kinase 3 beta, ERCC2 <text:s/>- <text:s/>excision repair cross-complementing rodent repair deficiency, complementation group 2, ATAD2 <text:s/>- <text:s/>atpase family, aaa domain containing 2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00529" calcext:value-type="float">
            <text:p>0.00000529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1.16" calcext:value-type="float">
            <text:p>1.16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2003" calcext:value-type="float">
            <text:p>200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[ZMYND8 <text:s/>- <text:s/>zinc finger, mynd-type containing 8, LHX1 <text:s/>- <text:s/>lim homeobox 1, ZFYVE28 <text:s/>- <text:s/>zinc finger, fyve domain containing 28, PLAC8 <text:s/>- <text:s/>placenta-specific 8, KIF20B <text:s/>- <text:s/>kinesin family member 20b, LRRC16A <text:s/>- <text:s/>leucine rich repeat containing 16a, ABAT <text:s/>- <text:s/>4-aminobutyrate aminotransferase, FBXO18 <text:s/>- <text:s/>f-box protein, helicase, 18, GRHL2 <text:s/>- <text:s/>grainyhead-like 2 (drosophila), OS9 <text:s/>- <text:s/>osteosarcoma amplified 9, endoplasmic reticulum lectin, PPP4R4 <text:s/>- <text:s/>protein phosphatase 4, regulatory subunit 4, GCNT2 <text:s/>- <text:s/>glucosaminyl (n-acetyl) transferase 2, i-branching enzyme (i blood group), LGALS1 <text:s/>- <text:s/>lectin, galactoside-binding, soluble, 1, LFNG <text:s/>- <text:s/>lfng o-fucosylpeptide 3-beta-n-acetylglucosaminyltransferase, YWHAQ <text:s/>- <text:s/>tyrosine 3-monooxygenase/tryptophan 5-monooxygenase activation protein, theta polypeptide, SP3 <text:s/>- <text:s/>sp3 transcription factor, ASIC2 <text:s/>- <text:s/>acid-sensing (proton-gated) ion channel 2, MAEL <text:s/>- <text:s/>maelstrom spermatogenic transposon silencer, SP2 <text:s/>- <text:s/>sp2 transcription factor, PLK1 <text:s/>- <text:s/>polo-like kinase 1, GPC3 <text:s/>- <text:s/>glypican 3, SYVN1 <text:s/>- <text:s/>synovial apoptosis inhibitor 1, synoviolin, BFAR <text:s/>- <text:s/>bifunctional apoptosis regulator, NPHP4 <text:s/>- <text:s/>nephronophthisis 4, SOX9 <text:s/>- <text:s/>sry (sex determining region y)-box 9, SOX4 <text:s/>- <text:s/>sry (sex determining region y)-box 4, DEPDC1 <text:s/>- <text:s/>dep domain containing 1, C12orf52 <text:s/>- <text:s/>chromosome 12 open reading frame 52, ADAMTS20 <text:s/>- <text:s/>adam metallopeptidase with thrombospondin type 1 motif, 20, SON <text:s/>- <text:s/>son dna binding protein, ORC6 <text:s/>- <text:s/>origin recognition complex, subunit 6, LEMD3 <text:s/>- <text:s/>lem domain containing 3, BRINP2 <text:s/>- <text:s/>bone morphogenetic protein/retinoic acid inducible neural-specific 2, CTSA <text:s/>- <text:s/>cathepsin a, ANAPC5 <text:s/>- <text:s/>anaphase promoting complex subunit 5, HIST3H3 <text:s/>- <text:s/>histone cluster 3, h3, SNCA <text:s/>- <text:s/>synuclein, alpha (non a4 component of amyloid precursor), PPM1A <text:s/>- <text:s/>protein phosphatase, mg2+/mn2+ dependent, 1a, PPM1B <text:s/>- <text:s/>protein phosphatase, mg2+/mn2+ dependent, 1b, EEF1E1 <text:s/>- <text:s/>eukaryotic translation elongation factor 1 epsilon 1, ACVR1 <text:s/>- <text:s/>activin a receptor, type i, POU3F4 <text:s/>- <text:s/>pou class 3 homeobox 4, POU3F3 <text:s/>- <text:s/>pou class 3 homeobox 3, FZD8 <text:s/>- <text:s/>frizzled family receptor 8, EOMES <text:s/>- <text:s/>eomesodermin, PIM3 <text:s/>- <text:s/>pim-3 oncogene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ATCAY <text:s/>- <text:s/>ataxia, cerebellar, cayman type, ADCYAP1R1 <text:s/>- <text:s/>adenylate cyclase activating polypeptide 1 (pituitary) receptor type i, STMN1 <text:s/>- <text:s/>stathmin 1, ADCYAP1 <text:s/>- <text:s/>adenylate cyclase activating polypeptide 1 (pituitary), SLIT3 <text:s/>- <text:s/>slit homolog 3 (drosophila), MID1IP1 <text:s/>- <text:s/>mid1 interacting protein 1, ONECUT2 <text:s/>- <text:s/>one cut homeobox 2, SLC25A27 <text:s/>- <text:s/>solute carrier family 25, member 27, DACT1 <text:s/>- <text:s/>dishevelled-binding antagonist of beta-catenin 1, HES6 <text:s/>- <text:s/>hairy and enhancer of split 6 (drosophila), TMEFF2 <text:s/>- <text:s/>transmembrane protein with egf-like and two follistatin-like domains 2, CNST <text:s/>- <text:s/>consortin, connexin sorting protein, PRKACA <text:s/>- <text:s/>protein kinase, camp-dependent, catalytic, alpha, PRDM5 <text:s/>- <text:s/>pr domain containing 5, CXorf27 <text:s/>- <text:s/>chromosome x open reading frame 27, T <text:s/>- <text:s/>t, brachyury homolog (mouse), HINT2 <text:s/>- <text:s/>histidine triad nucleotide binding protein 2, CCAR1 <text:s/>- <text:s/>cell division cycle and apoptosis regulator 1, VPS35 <text:s/>- <text:s/>vacuolar protein sorting 35 homolog (s. cerevisiae), RASAL2 <text:s/>- <text:s/>ras protein activator like 2, CTH <text:s/>- <text:s/>cystathionase (cystathionine gamma-lyase), CTBP2 <text:s/>- <text:s/>c-terminal binding protein 2, CHFR <text:s/>- <text:s/>checkpoint with forkhead and ring finger domains, e3 ubiquitin protein ligase, FTH1 <text:s/>- <text:s/>ferritin, heavy polypeptide 1, ATF7IP <text:s/>- <text:s/>activating transcription factor 7 interacting protein, AIMP2 <text:s/>- <text:s/>aminoacyl trna synthetase complex-interacting multifunctional protein 2, STXBP1 <text:s/>- <text:s/>syntaxin binding protein 1, PPP2R5C <text:s/>- <text:s/>protein phosphatase 2, regulatory subunit b', gamma, UBE2C <text:s/>- <text:s/>ubiquitin-conjugating enzyme e2c, PPP2R1A <text:s/>- <text:s/>protein phosphatase 2, regulatory subunit a, alpha, CTSV <text:s/>- <text:s/>cathepsin v, RASA4B <text:s/>- <text:s/>ras p21 protein activator 4b, ZBTB46 <text:s/>- <text:s/>zinc finger and btb domain containing 46, PRR11 <text:s/>- <text:s/>proline rich 11, FKBP8 <text:s/>- <text:s/>fk506 binding protein 8, 38kda, STC1 <text:s/>- <text:s/>stanniocalcin 1, STK11 <text:s/>- <text:s/>serine/threonine kinase 11, KIT <text:s/>- <text:s/>v-kit hardy-zuckerman 4 feline sarcoma viral oncogene homolog, TGIF2 <text:s/>- <text:s/>tgfb-induced factor homeobox 2, AURKA <text:s/>- <text:s/>aurora kinase a, LIN28A <text:s/>- <text:s/>lin-28 homolog a (c. elegans), CUL5 <text:s/>- <text:s/>cullin 5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VRK3 <text:s/>- <text:s/>vaccinia related kinase 3, CRIM1 <text:s/>- <text:s/>cysteine rich transmembrane bmp regulator 1 (chordin-like), ING5 <text:s/>- <text:s/>inhibitor of growth family, member 5, MID2 <text:s/>- <text:s/>midline 2, SSTR3 <text:s/>- <text:s/>somatostatin receptor 3, ASPM <text:s/>- <text:s/>asp (abnormal spindle) homolog, microcephaly associated (drosophila), MAP2K6 <text:s/>- <text:s/>mitogen-activated protein kinase kinase 6, MAP2K1 <text:s/>- <text:s/>mitogen-activated protein kinase kinase 1, HMGA2 <text:s/>- <text:s/>high mobility group at-hook 2, MIIP <text:s/>- <text:s/>migration and invasion inhibitory protein, ITPR2 <text:s/>- <text:s/>inositol 1,4,5-trisphosphate receptor, type 2, TRIM59 <text:s/>- <text:s/>tripartite motif containing 59, NUDT16L1 <text:s/>- <text:s/>nudix (nucleoside diphosphate linked moiety x)-type motif 16-like 1, MAPK7 <text:s/>- <text:s/>mitogen-activated protein kinase 7, GATA3 <text:s/>- <text:s/>gata binding protein 3, PRKCZ <text:s/>- <text:s/>protein kinase c, zeta, BAMBI <text:s/>- <text:s/>bmp and activin membrane-bound inhibitor, VASN <text:s/>- <text:s/>vasorin, C18orf54 <text:s/>- <text:s/>chromosome 18 open reading frame 54, SREBF1 <text:s/>- <text:s/>sterol regulatory element binding transcription factor 1, SLC25A4 <text:s/>- <text:s/>solute carrier family 25 (mitochondrial carrier; adenine nucleotide translocator), member 4, GAS8 <text:s/>- <text:s/>growth arrest-specific 8, PRKAR1A <text:s/>- <text:s/>protein kinase, camp-dependent, regulatory, type i, alpha, FAM111A <text:s/>- <text:s/>family with sequence similarity 111, member a, ANK3 <text:s/>- <text:s/>ankyrin 3, node of ranvier (ankyrin g), DEDD2 <text:s/>- <text:s/>death effector domain containing 2, ZNF189 <text:s/>- <text:s/>zinc finger protein 189, PHLDB2 <text:s/>- <text:s/>pleckstrin homology-like domain, family b, member 2, LACRT <text:s/>- <text:s/>lacritin, PAX6 <text:s/>- <text:s/>paired box 6, ZNF385A <text:s/>- <text:s/>zinc finger protein 385a, RFWD3 <text:s/>- <text:s/>ring finger and wd repeat domain 3, APLP1 <text:s/>- <text:s/>amyloid beta (a4) precursor-like protein 1, SIN3A <text:s/>- <text:s/>sin3 transcription regulator family member a, CXCL12 <text:s/>- <text:s/>chemokine (c-x-c motif) ligand 12, MIDN <text:s/>- <text:s/>midnolin, MID1 <text:s/>- <text:s/>midline 1 (opitz/bbb syndrome), MAP3K10 <text:s/>- <text:s/>mitogen-activated protein kinase kinase kinase 10, PIWIL1 <text:s/>- <text:s/>piwi-like rna-mediated gene silencing 1, MLH1 <text:s/>- <text:s/>mutl homolog 1, colon cancer, nonpolyposis type 2 (e. coli), PBX1 <text:s/>- <text:s/>pre-b-cell leukemia homeobox 1, WHAMM <text:s/>- <text:s/>was protein homolog associated with actin, golgi membranes and microtubules, PBXIP1 <text:s/>- <text:s/>pre-b-cell leukemia homeobox interacting protein 1, CBX8 <text:s/>- <text:s/>chromobox homolog 8, MLLT1 <text:s/>- <text:s/>myeloid/lymphoid or mixed-lineage leukemia (trithorax homolog, drosophila); translocated to, 1, MSH6 <text:s/>- <text:s/>muts homolog 6 (e. coli), CHP1 <text:s/>- <text:s/>calcineurin-like ef-hand protein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HEXIM2 <text:s/>- <text:s/>hexamethylene bis-acetamide inducible 2, PEBP1 <text:s/>- <text:s/>phosphatidylethanolamine binding protein 1, INTS7 <text:s/>- <text:s/>integrator complex subunit 7, LRTM2 <text:s/>- <text:s/>leucine-rich repeats and transmembrane domains 2, CHEK2 <text:s/>- <text:s/>checkpoint kinase 2, NDRG2 <text:s/>- <text:s/>ndrg family member 2, SCAI <text:s/>- <text:s/>suppressor of cancer cell invasion, MNT <text:s/>- <text:s/>mnt, max dimerization protein, DUSP10 <text:s/>- <text:s/>dual specificity phosphatase 10, ARNTL <text:s/>- <text:s/>aryl hydrocarbon receptor nuclear translocator-like, SESN3 <text:s/>- <text:s/>sestrin 3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BUB3 <text:s/>- <text:s/>bub3 mitotic checkpoint protein, RHOB <text:s/>- <text:s/>ras homolog family member b, BTG2 <text:s/>- <text:s/>btg family, member 2, HADH <text:s/>- <text:s/>hydroxyacyl-coa dehydrogenase, PEG3 <text:s/>- <text:s/>paternally expressed 3, LRP8 <text:s/>- <text:s/>low density lipoprotein receptor-related protein 8, apolipoprotein e receptor, TICRR <text:s/>- <text:s/>topbp1-interacting checkpoint and replication regulator, AMIGO2 <text:s/>- <text:s/>adhesion molecule with ig-like domain 2, PCNA <text:s/>- <text:s/>proliferating cell nuclear antigen, S100B <text:s/>- <text:s/>s100 calcium binding protein b, DAXX <text:s/>- <text:s/>death-domain associated protein, MAP3K12 <text:s/>- <text:s/>mitogen-activated protein kinase kinase kinase 12, SLC30A1 <text:s/>- <text:s/>solute carrier family 30 (zinc transporter), member 1, DAPK1 <text:s/>- <text:s/>death-associated protein kinase 1, PPP1R1B <text:s/>- <text:s/>protein phosphatase 1, regulatory (inhibitor) subunit 1b, IBTK <text:s/>- <text:s/>inhibitor of bruton agammaglobulinemia tyrosine kinase, BMPER <text:s/>- <text:s/>bmp binding endothelial regulator, TPCN1 <text:s/>- <text:s/>two pore segment channel 1, STARD13 <text:s/>- <text:s/>star-related lipid transfer (start) domain containing 13, ARX <text:s/>- <text:s/>aristaless related homeobox, RAD9B <text:s/>- <text:s/>rad9 homolog b (s. pombe), HGS <text:s/>- <text:s/>hepatocyte growth factor-regulated tyrosine kinase substrate, DAD1 <text:s/>- <text:s/>defender against cell death 1, PLA2G16 <text:s/>- <text:s/>phospholipase a2, group xvi, MBD3 <text:s/>- <text:s/>methyl-cpg binding domain protein 3, PDE4D <text:s/>- <text:s/>phosphodiesterase 4d, camp-specific, HDAC1 <text:s/>- <text:s/>histone deacetylase 1, ATRIP <text:s/>- <text:s/>atr interacting protein, XDH <text:s/>- <text:s/>xanthine dehydrogenase, PPP1R36 <text:s/>- <text:s/>protein phosphatase 1, regulatory subunit 36, CCNE2 <text:s/>- <text:s/>cyclin e2, ANAPC11 <text:s/>- <text:s/>anaphase promoting complex subunit 11, GOLGA2 <text:s/>- <text:s/>golgin a2, DSCAM <text:s/>- <text:s/>down syndrome cell adhesion molecule, XPO1 <text:s/>- <text:s/>exportin 1 (crm1 homolog, yeast), DTL <text:s/>- <text:s/>denticleless e3 ubiquitin protein ligase homolog (drosophila), BAHD1 <text:s/>- <text:s/>bromo adjacent homology domain containing 1, GTSE1 <text:s/>- <text:s/>g-2 and s-phase expressed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TMR4 <text:s/>- <text:s/>myotubularin related protein 4, SCAMP5 <text:s/>- <text:s/>secretory carrier membrane protein 5, DUSP8 <text:s/>- <text:s/>dual specificity phosphatase 8, DIXDC1 <text:s/>- <text:s/>dix domain containing 1, PLIN5 <text:s/>- <text:s/>perilipin 5, DUSP6 <text:s/>- <text:s/>dual specificity phosphatase 6, TBX18 <text:s/>- <text:s/>t-box 18, ADNP2 <text:s/>- <text:s/>adnp homeobox 2, WNT3 <text:s/>- <text:s/>wingless-type mmtv integration site family, member 3, PER1 <text:s/>- <text:s/>period circadian clock 1, LCMT1 <text:s/>- <text:s/>leucine carboxyl methyltransferase 1, GIGYF2 <text:s/>- <text:s/>grb10 interacting gyf protein 2, TRPV1 <text:s/>- <text:s/>transient receptor potential cation channel, subfamily v, member 1, ATP2B4 <text:s/>- <text:s/>atpase, ca++ transporting, plasma membrane 4, WARS <text:s/>- <text:s/>tryptophanyl-trna synthetase, HBEGF <text:s/>- <text:s/>heparin-binding egf-like growth factor, NKX3-2 <text:s/>- <text:s/>nk3 homeobox 2, PITX3 <text:s/>- <text:s/>paired-like homeodomain 3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DLG2 <text:s/>- <text:s/>discs, large homolog 2 (drosophila), SHH <text:s/>- <text:s/>sonic hedgehog, DLX1 <text:s/>- <text:s/>distal-less homeobox 1, DLX2 <text:s/>- <text:s/>distal-less homeobox 2, LRP6 <text:s/>- <text:s/>low density lipoprotein receptor-related protein 6, B2M <text:s/>- <text:s/>beta-2-microglobulin, PIK3R1 <text:s/>- <text:s/>phosphoinositide-3-kinase, regulatory subunit 1 (alpha), DHCR24 <text:s/>- <text:s/>24-dehydrocholesterol reductase, GRB14 <text:s/>- <text:s/>growth factor receptor-bound protein 14, RHNO1 <text:s/>- <text:s/>rad9-hus1-rad1 interacting nuclear orphan 1, SESN2 <text:s/>- <text:s/>sestrin 2, STIL <text:s/>- <text:s/>scl/tal1 interrupting locus, RBM42 <text:s/>- <text:s/>rna binding motif protein 42, NQO1 <text:s/>- <text:s/>nad(p)h dehydrogenase, quinone 1, SIX1 <text:s/>- <text:s/>six homeobox 1, SIPA1 <text:s/>- <text:s/>signal-induced proliferation-associated 1, SFRP1 <text:s/>- <text:s/>secreted frizzled-related protein 1, SF1 <text:s/>- <text:s/>splicing factor 1, MXD1 <text:s/>- <text:s/>max dimerization protein 1, PIAS4 <text:s/>- <text:s/>protein inhibitor of activated stat, 4, DNM2 <text:s/>- <text:s/>dynamin 2, SMAD2 <text:s/>- <text:s/>smad family member 2, ZNF8 <text:s/>- <text:s/>zinc finger protein 8, CNBP <text:s/>- <text:s/>cchc-type zinc finger, nucleic acid binding protein, SRSF6 <text:s/>- <text:s/>serine/arginine-rich splicing factor 6, GPAM <text:s/>- <text:s/>glycerol-3-phosphate acyltransferase, mitochondrial, NOTUM <text:s/>- <text:s/>notum pectinacetylesterase homolog (drosophila), LRRC4C <text:s/>- <text:s/>leucine rich repeat containing 4c, SLX1A <text:s/>- <text:s/>slx1 structure-specific endonuclease subunit homolog a (s. cerevisiae), BCL2L1 <text:s/>- <text:s/>bcl2-like 1, HIST1H2AG <text:s/>- <text:s/>histone cluster 1, h2ag, CCND1 <text:s/>- <text:s/>cyclin d1, GSK3B <text:s/>- <text:s/>glycogen synthase kinase 3 beta, SMAD6 <text:s/>- <text:s/>smad family member 6, ITSN1 <text:s/>- <text:s/>intersectin 1 (sh3 domain protein), MAF <text:s/>- <text:s/>v-maf avian musculoaponeurotic fibrosarcoma oncogene homolog, CCNK <text:s/>- <text:s/>cyclin k, RGS19 <text:s/>- <text:s/>regulator of g-protein signaling 19, MAPRE1 <text:s/>- <text:s/>microtubule-associated protein, rp/eb family, member 1, HSPA1B <text:s/>- <text:s/>heat shock 70kda protein 1b, BNIP3 <text:s/>- <text:s/>bcl2/adenovirus e1b 19kda interacting protein 3, BNIP3L <text:s/>- <text:s/>bcl2/adenovirus e1b 19kda interacting protein 3-like, SIX5 <text:s/>- <text:s/>six homeobox 5, ITM2C <text:s/>- <text:s/>integral membrane protein 2c, BNIP2 <text:s/>- <text:s/>bcl2/adenovirus e1b 19kda interacting protein 2, MAEA <text:s/>- <text:s/>macrophage erythroblast attacher, CREG1 <text:s/>- <text:s/>cellular repressor of e1a-stimulated genes 1, APC2 <text:s/>- <text:s/>adenomatosis polyposis coli 2, CHAC1 <text:s/>- <text:s/>chac, cation transport regulator homolog 1 (e. coli), SPEG <text:s/>- <text:s/>speg complex locus, ENSA <text:s/>- <text:s/>endosulfine alpha, RASA4 <text:s/>- <text:s/>ras p21 protein activator 4, ORMDL2 <text:s/>- <text:s/>orm1-like 2 (s. cerevisiae), ZFP36L2 <text:s/>- <text:s/>zfp36 ring finger protein-like 2, WASF2 <text:s/>- <text:s/>was protein family, member 2, SIRT2 <text:s/>- <text:s/>sirtuin 2, ENG <text:s/>- <text:s/>endoglin, KLF9 <text:s/>- <text:s/>kruppel-like factor 9, RAD18 <text:s/>- <text:s/>rad18 homolog (s. cerevisiae), BDNF <text:s/>- <text:s/>brain-derived neurotrophic factor, SPRED2 <text:s/>- <text:s/>sprouty-related, evh1 domain containing 2, TRIM11 <text:s/>- <text:s/>tripartite motif containing 11, BLM <text:s/>- <text:s/>bloom syndrome, recq helicase-like, SYNGAP1 <text:s/>- <text:s/>synaptic ras gtpase activating protein 1, TTK <text:s/>- <text:s/>ttk protein kinase, PER2 <text:s/>- <text:s/>period circadian clock 2, PSME3 <text:s/>- <text:s/>proteasome (prosome, macropain) activator subunit 3 (pa28 gamma; ki), ELAVL1 <text:s/>- <text:s/>elav (embryonic lethal, abnormal vision, drosophila)-like 1 (hu antigen r), BARHL1 <text:s/>- <text:s/>barh-like homeobox 1, RGS4 <text:s/>- <text:s/>regulator of g-protein signaling 4, LDB1 <text:s/>- <text:s/>lim domain binding 1, RGS3 <text:s/>- <text:s/>regulator of g-protein signaling 3, TRDN <text:s/>- <text:s/>triadin, HOXC6 <text:s/>- <text:s/>homeobox c6, RGS16 <text:s/>- <text:s/>regulator of g-protein signaling 16, TOPORS <text:s/>- <text:s/>topoisomerase i binding, arginine/serine-rich, e3 ubiquitin protein ligase, ABCA7 <text:s/>- <text:s/>atp-binding cassette, sub-family a (abc1), member 7, BMP6 <text:s/>- <text:s/>bone morphogenetic protein 6, CNOT1 <text:s/>- <text:s/>ccr4-not transcription complex, subunit 1, OLIG2 <text:s/>- <text:s/>oligodendrocyte lineage transcription factor 2, TRIB1 <text:s/>- <text:s/>tribbles homolog 1 (drosophila), ARHGEF7 <text:s/>- <text:s/>rho guanine nucleotide exchange factor (gef) 7, GDF11 <text:s/>- <text:s/>growth differentiation factor 11, NABP2 <text:s/>- <text:s/>nucleic acid binding protein 2, MXI1 <text:s/>- <text:s/>max interactor 1, dimerization protein, DDX54 <text:s/>- <text:s/>dead (asp-glu-ala-asp) box polypeptide 54, UBN1 <text:s/>- <text:s/>ubinuclein 1, KDM1A <text:s/>- <text:s/>lysine (k)-specific demethylase 1a, HNRNPR <text:s/>- <text:s/>heterogeneous nuclear ribonucleoprotein r, CTDSP2 <text:s/>- <text:s/>ctd (carboxy-terminal domain, rna polymerase ii, polypeptide a) small phosphatase 2, BUB1 <text:s/>- <text:s/>bub1 mitotic checkpoint serine/threonine kinase, HIST3H2A <text:s/>- <text:s/>histone cluster 3, h2a, SERTAD3 <text:s/>- <text:s/>serta domain containing 3, RORB <text:s/>- <text:s/>rar-related orphan receptor b, OSGIN1 <text:s/>- <text:s/>oxidative stress induced growth inhibitor 1, E2F3 <text:s/>- <text:s/>e2f transcription factor 3, SPRY2 <text:s/>- <text:s/>sprouty homolog 2 (drosophila), HELB <text:s/>- <text:s/>helicase (dna) b, WDTC1 <text:s/>- <text:s/>wd and tetratricopeptide repeats 1, CDK2AP2 <text:s/>- <text:s/>cyclin-dependent kinase 2 associated protein 2, TRAF2 <text:s/>- <text:s/>tnf receptor-associated factor 2, HSPA5 <text:s/>- <text:s/>heat shock 70kda protein 5 (glucose-regulated protein, 78kda), SKAP2 <text:s/>- <text:s/>src kinase associated phosphoprotein 2, CAPZA2 <text:s/>- <text:s/>capping protein (actin filament) muscle z-line, alpha 2, HES5 <text:s/>- <text:s/>hairy and enhancer of split 5 (drosophila), PTCH2 <text:s/>- <text:s/>patched 2, ACOT8 <text:s/>- <text:s/>acyl-coa thioesterase 8, FABP3 <text:s/>- <text:s/>fatty acid binding protein 3, muscle and heart (mammary-derived growth inhibitor), HMGB2 <text:s/>- <text:s/>high mobility group box 2, HMGB1 <text:s/>- <text:s/>high mobility group box 1, FABP7 <text:s/>- <text:s/>fatty acid binding protein 7, brain, DERL3 <text:s/>- <text:s/>derlin 3, HLX <text:s/>- <text:s/>h2.0-like homeobox, PTK2B <text:s/>- <text:s/>protein tyrosine kinase 2 beta, TNKS <text:s/>- <text:s/>tankyrase, trf1-interacting ankyrin-related adp-ribose polymerase, TNRC6B <text:s/>- <text:s/>trinucleotide repeat containing 6b, CASP2 <text:s/>- <text:s/>caspase 2, apoptosis-related cysteine peptidase, AGO1 <text:s/>- <text:s/>argonaute risc catalytic component 1, CAPZB <text:s/>- <text:s/>capping protein (actin filament) muscle z-line, beta, RPA2 <text:s/>- <text:s/>replication protein a2, 32kda, TNFAIP8L1 <text:s/>- <text:s/>tumor necrosis factor, alpha-induced protein 8-like 1, TWSG1 <text:s/>- <text:s/>twisted gastrulation homolog 1 (drosophila), ETV4 <text:s/>- <text:s/>ets variant 4, DCPS <text:s/>- <text:s/>decapping enzyme, scavenger, ETV6 <text:s/>- <text:s/>ets variant 6, HK2 <text:s/>- <text:s/>hexokinase 2, VIM <text:s/>- <text:s/>vimentin, LAMTOR1 <text:s/>- <text:s/>late endosomal/lysosomal adaptor, mapk and mtor activator 1, VLDLR <text:s/>- <text:s/>very low density lipoprotein receptor, SEMA4F <text:s/>- <text:s/>sema domain, immunoglobulin domain (ig), transmembrane domain (tm) and short cytoplasmic domain, (semaphorin) 4f, CKAP2 <text:s/>- <text:s/>cytoskeleton associated protein 2, CDC23 <text:s/>- <text:s/>cell division cycle 23, NCOA2 <text:s/>- <text:s/>nuclear receptor coactivator 2, MSX1 <text:s/>- <text:s/>msh homeobox 1, EZH2 <text:s/>- <text:s/>enhancer of zeste homolog 2 (drosophila), CALM3 <text:s/>- <text:s/>calmodulin 3 (phosphorylase kinase, delta), MSX2 <text:s/>- <text:s/>msh homeobox 2, CREB3 <text:s/>- <text:s/>camp responsive element binding protein 3, SNX13 <text:s/>- <text:s/>sorting nexin 13, HIC1 <text:s/>- <text:s/>hypermethylated in cancer 1, HIF1A <text:s/>- <text:s/>hypoxia inducible factor 1, alpha subunit (basic helix-loop-helix transcription factor), KIF14 <text:s/>- <text:s/>kinesin family member 14, TRADD <text:s/>- <text:s/>tnfrsf1a-associated via death domain, HOXB4 <text:s/>- <text:s/>homeobox b4, PASK <text:s/>- <text:s/>pas domain containing serine/threonine kinase, CCNF <text:s/>- <text:s/>cyclin f, URI1 <text:s/>- <text:s/>uri1, prefoldin-like chaperone, CHRDL1 <text:s/>- <text:s/>chordin-like 1, HMG20A <text:s/>- <text:s/>high mobility group 20a, CCNG2 <text:s/>- <text:s/>cyclin g2, HMG20B <text:s/>- <text:s/>high mobility group 20b, UBB <text:s/>- <text:s/>ubiquitin b, NDUFAF2 <text:s/>- <text:s/>nadh dehydrogenase (ubiquinone) complex i, assembly factor 2, RCOR1 <text:s/>- <text:s/>rest corepressor 1, HNRNPL <text:s/>- <text:s/>heterogeneous nuclear ribonucleoprotein l, TULP3 <text:s/>- <text:s/>tubby like protein 3, SALL4 <text:s/>- <text:s/>sal-like 4 (drosophila), ETS2 <text:s/>- <text:s/>v-ets avian erythroblastosis virus e26 oncogene homolog 2, RPS6KA2 <text:s/>- <text:s/>ribosomal protein s6 kinase, 90kda, polypeptide 2, TINF2 <text:s/>- <text:s/>terf1 (trf1)-interacting nuclear factor 2, RPS6KA1 <text:s/>- <text:s/>ribosomal protein s6 kinase, 90kda, polypeptide 1, FGF20 <text:s/>- <text:s/>fibroblast growth factor 20, RUNX3 <text:s/>- <text:s/>runt-related transcription factor 3, RYR2 <text:s/>- <text:s/>ryanodine receptor 2 (cardiac), SERPINA6 <text:s/>- <text:s/>serpin peptidase inhibitor, clade a (alpha-1 antiproteinase, antitrypsin), member 6, HNRNPA1 <text:s/>- <text:s/>heterogeneous nuclear ribonucleoprotein a1, SORT1 <text:s/>- <text:s/>sortilin 1, ZNF830 <text:s/>- <text:s/>zinc finger protein 830, HNRNPC <text:s/>- <text:s/>heterogeneous nuclear ribonucleoprotein c (c1/c2), CAT <text:s/>- <text:s/>catalase, ISL2 <text:s/>- <text:s/>isl lim homeobox 2, UCP2 <text:s/>- <text:s/>uncoupling protein 2 (mitochondrial, proton carrier), EPHA7 <text:s/>- <text:s/>eph receptor a7, HMGCR <text:s/>- <text:s/>3-hydroxy-3-methylglutaryl-coa reductase, NANOS1 <text:s/>- <text:s/>nanos homolog 1 (drosophila), RBX1 <text:s/>- <text:s/>ring-box 1, e3 ubiquitin protein ligase, UBE2D3 <text:s/>- <text:s/>ubiquitin-conjugating enzyme e2d 3, TMEM161A <text:s/>- <text:s/>transmembrane protein 161a, LYPLA1 <text:s/>- <text:s/>lysophospholipase i, RGS9 <text:s/>- <text:s/>regulator of g-protein signaling 9, RTN4 <text:s/>- <text:s/>reticulon 4, ERBB4 <text:s/>- <text:s/>v-erb-b2 avian erythroblastic leukemia viral oncogene homolog 4, WDR81 <text:s/>- <text:s/>wd repeat domain 81, PRMT5 <text:s/>- <text:s/>protein arginine methyltransferase 5, ATAD2 <text:s/>- <text:s/>atpase family, aaa domain containing 2, EPS15 <text:s/>- <text:s/>epidermal growth factor receptor pathway substrate 15, CDC6 <text:s/>- <text:s/>cell division cycle 6, LRIG2 <text:s/>- <text:s/>leucine-rich repeats and immunoglobulin-like domains 2, CEP85 <text:s/>- <text:s/>centrosomal protein 85kda, PIK3IP1 <text:s/>- <text:s/>phosphoinositide-3-kinase interacting protein 1, CDC20 <text:s/>- <text:s/>cell division cycle 20, FN1 <text:s/>- <text:s/>fibronectin 1, CDK1 <text:s/>- <text:s/>cyclin-dependent kinase 1, CDH1 <text:s/>- <text:s/>cadherin 1, type 1, e-cadherin (epithelial), STAMBP <text:s/>- <text:s/>stam binding protein, CDH2 <text:s/>- <text:s/>cadherin 2, type 1, n-cadherin (neuronal), TOX3 <text:s/>- <text:s/>tox high mobility group box family member 3, ENC1 <text:s/>- <text:s/>ectodermal-neural cortex 1 (with btb domain), RBMX <text:s/>- <text:s/>rna binding motif protein, x-linked, OSM <text:s/>- <text:s/>oncostatin m, CD74 <text:s/>- <text:s/>cd74 molecule, major histocompatibility complex, class ii invariant chain, PPFIA1 <text:s/>- <text:s/>protein tyrosine phosphatase, receptor type, f polypeptide (ptprf), interacting protein (liprin), alpha 1, FOXM1 <text:s/>- <text:s/>forkhead box m1, FOXO1 <text:s/>- <text:s/>forkhead box o1, CDC14B <text:s/>- <text:s/>cell division cycle 14b, SOST <text:s/>- <text:s/>sclerostin, ERRFI1 <text:s/>- <text:s/>erbb receptor feedback inhibitor 1, IGF2BP2 <text:s/>- <text:s/>insulin-like growth factor 2 mrna binding protein 2, FOXC1 <text:s/>- <text:s/>forkhead box c1, IL4 <text:s/>- <text:s/>interleukin 4, PSMA5 <text:s/>- <text:s/>proteasome (prosome, macropain) subunit, alpha type, 5, SRGAP3 <text:s/>- <text:s/>slit-robo rho gtpase activating protein 3, PSMA3 <text:s/>- <text:s/>proteasome (prosome, macropain) subunit, alpha type, 3, FOXG1 <text:s/>- <text:s/>forkhead box g1, COL28A1 <text:s/>- <text:s/>collagen, type xxviii, alpha 1, EAF2 <text:s/>- <text:s/>ell associated factor 2, PSMD10 <text:s/>- <text:s/>proteasome (prosome, macropain) 26s subunit, non-atpase, 10, KDM3A <text:s/>- <text:s/>lysine (k)-specific demethylase 3a, CLEC16A <text:s/>- <text:s/>c-type lectin domain family 16, member a, DERL2 <text:s/>- <text:s/>derlin 2, IL6ST <text:s/>- <text:s/>interleukin 6 signal transducer (gp130, oncostatin m receptor), VIMP <text:s/>- <text:s/>vcp-interacting membrane protein, FGFR2 <text:s/>- <text:s/>fibroblast growth factor receptor 2, CLEC4G <text:s/>- <text:s/>c-type lectin domain family 4, member g, PSME2 <text:s/>- <text:s/>proteasome (prosome, macropain) activator subunit 2 (pa28 beta), PGLYRP3 <text:s/>- <text:s/>peptidoglycan recognition protein 3, IRS1 <text:s/>- <text:s/>insulin receptor substrate 1, ISL1 <text:s/>- <text:s/>isl lim homeobox 1, BCLAF1 <text:s/>- <text:s/>bcl2-associated transcription factor 1, TARBP2 <text:s/>- <text:s/>tar (hiv-1) rna binding protein 2, PTGER4 <text:s/>- <text:s/>prostaglandin e receptor 4 (subtype ep4), GMNN <text:s/>- <text:s/>geminin, dna replication inhibitor, SZT2 <text:s/>- <text:s/>seizure threshold 2 homolog (mouse), RASSF2 <text:s/>- <text:s/>ras association (ralgds/af-6) domain family member 2, KHSRP <text:s/>- <text:s/>kh-type splicing regulatory protein, FER <text:s/>- <text:s/>fer (fps/fes related) tyrosine kinase, TPCN2 <text:s/>- <text:s/>two pore segment channel 2, CREBRF <text:s/>- <text:s/>creb3 regulatory factor, GZF1 <text:s/>- <text:s/>gdnf-inducible zinc finger protein 1, TBX15 <text:s/>- <text:s/>t-box 15, INSIG1 <text:s/>- <text:s/>insulin induced gene 1, RND1 <text:s/>- <text:s/>rho family gtpase 1, INSM1 <text:s/>- <text:s/>insulinoma-associated 1, PGP <text:s/>- <text:s/>phosphoglycolate phosphatase, PCDH17 <text:s/>- <text:s/>protocadherin 17, NDUFA13 <text:s/>- <text:s/>nadh dehydrogenase (ubiquinone) 1 alpha subcomplex, 13, CXCL10 <text:s/>- <text:s/>chemokine (c-x-c motif) ligand 10, CDKN3 <text:s/>- <text:s/>cyclin-dependent kinase inhibitor 3, PCBP3 <text:s/>- <text:s/>poly(rc) binding protein 3, CDKN2D <text:s/>- <text:s/>cyclin-dependent kinase inhibitor 2d (p19, inhibits cdk4), PTPN1 <text:s/>- <text:s/>protein tyrosine phosphatase, non-receptor type 1, SFI1 <text:s/>- <text:s/>sfi1 homolog, spindle assembly associated (yeast), PPAP2A <text:s/>- <text:s/>phosphatidic acid phosphatase type 2a, TRIM9 <text:s/>- <text:s/>tripartite motif containing 9, PPP1R13B <text:s/>- <text:s/>protein phosphatase 1, regulatory subunit 13b, IRF6 <text:s/>- <text:s/>interferon regulatory factor 6, RNF40 <text:s/>- <text:s/>ring finger protein 40, e3 ubiquitin protein ligase, LARP1 <text:s/>- <text:s/>la ribonucleoprotein domain family, member 1, FAM212B <text:s/>- <text:s/>family with sequence similarity 212, member b, ERBB2IP <text:s/>- <text:s/>erbb2 interacting protein, RRN3 <text:s/>- <text:s/>rrn3 rna polymerase i transcription factor homolog (s. cerevisiae), TLE1 <text:s/>- <text:s/>transducin-like enhancer of split 1 (e(sp1) homolog, drosophila), TLE4 <text:s/>- <text:s/>transducin-like enhancer of split 4 (e(sp1) homolog, drosophila), TOB2 <text:s/>- <text:s/>transducer of erbb2, 2, PYCR1 <text:s/>- <text:s/>pyrroline-5-carboxylate reductase 1, HERPUD1 <text:s/>- <text:s/>homocysteine-inducible, endoplasmic reticulum stress-inducible, ubiquitin-like domain member 1, PEX2 <text:s/>- <text:s/>peroxisomal biogenesis factor 2, HIST1H2AC <text:s/>- <text:s/>histone cluster 1, h2ac, TLX3 <text:s/>- <text:s/>t-cell leukemia homeobox 3, PUM1 <text:s/>- <text:s/>pumilio homolog 1 (drosophila), GIPC1 <text:s/>- <text:s/>gipc pdz domain containing family, member 1, FOXN3 <text:s/>- <text:s/>forkhead box n3, INVS <text:s/>- <text:s/>inversin, ZFPM2 <text:s/>- <text:s/>zinc finger protein, fog family member 2, DHX34 <text:s/>- <text:s/>deah (asp-glu-ala-his) box polypeptide 34, KCNIP3 <text:s/>- <text:s/>kv channel interacting protein 3, calsenilin, HDAC4 <text:s/>- <text:s/>histone deacetylase 4, INTU <text:s/>- <text:s/>inturned planar cell polarity protein, ID1 <text:s/>- <text:s/>inhibitor of dna binding 1, dominant negative helix-loop-helix protein, SOX14 <text:s/>- <text:s/>sry (sex determining region y)-box 14, CBX5 <text:s/>- <text:s/>chromobox homolog 5, FOXP2 <text:s/>- <text:s/>forkhead box p2, ID4 <text:s/>- <text:s/>inhibitor of dna binding 4, dominant negative helix-loop-helix protein, RRAGC <text:s/>- <text:s/>ras-related gtp binding c, NKX6-1 <text:s/>- <text:s/>nk6 homeobox 1, NKX3-1 <text:s/>- <text:s/>nk3 homeobox 1, PAF1 <text:s/>- <text:s/>paf1, rna polymerase ii associated factor, homolog (s. cerevisiae), MEX3D <text:s/>- <text:s/>mex-3 rna binding family member d, HDAC9 <text:s/>- <text:s/>histone deacetylase 9, MYOCD <text:s/>- <text:s/>myocardin, BICC1 <text:s/>- <text:s/>bicaudal c homolog 1 (drosophila), CCP110 <text:s/>- <text:s/>centriolar coiled coil protein 110kda, TMBIM6 <text:s/>- <text:s/>transmembrane bax inhibitor motif containing 6, NOX4 <text:s/>- <text:s/>nadph oxidase 4, IQCB1 <text:s/>- <text:s/>iq motif containing b1, EIF4ENIF1 <text:s/>- <text:s/>eukaryotic translation initiation factor 4e nuclear import factor 1, SUZ12 <text:s/>- <text:s/>suz12 polycomb repressive complex 2 subunit, NEK2 <text:s/>- <text:s/>nima-related kinase 2, NCK2 <text:s/>- <text:s/>nck adaptor protein 2, PLEKHH2 <text:s/>- <text:s/>pleckstrin homology domain containing, family h (with myth4 domain) member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KHDRBS1 <text:s/>- <text:s/>kh domain containing, rna binding, signal transduction associated 1, HIST1H2AA <text:s/>- <text:s/>histone cluster 1, h2aa, NF2 <text:s/>- <text:s/>neurofibromin 2 (merlin), HEY2 <text:s/>- <text:s/>hairy/enhancer-of-split related with yrpw motif 2, FNIP1 <text:s/>- <text:s/>folliculin interacting protein 1, RAP2A <text:s/>- <text:s/>rap2a, member of ras oncogene family, TFPI <text:s/>- <text:s/>tissue factor pathway inhibitor (lipoprotein-associated coagulation inhibitor), RARA <text:s/>- <text:s/>retinoic acid receptor, alpha, FOXB1 <text:s/>- <text:s/>forkhead box b1, CDK5RAP3 <text:s/>- <text:s/>cdk5 regulatory subunit associated protein 3, RBL2 <text:s/>- <text:s/>retinoblastoma-like 2 (p130), NEUROG3 <text:s/>- <text:s/>neurogenin 3, TGFB3 <text:s/>- <text:s/>transforming growth factor, beta 3, TGFB1I1 <text:s/>- <text:s/>transforming growth factor beta 1 induced transcript 1, RBM4 <text:s/>- <text:s/>rna binding motif protein 4, NUP93 <text:s/>- <text:s/>nucleoporin 93kda, ARID4A <text:s/>- <text:s/>at rich interactive domain 4a (rbp1-like), RASD2 <text:s/>- <text:s/>rasd family, member 2, SIX2 <text:s/>- <text:s/>six homeobox 2, KDM4A <text:s/>- <text:s/>lysine (k)-specific demethylase 4a, RBBP4 <text:s/>- <text:s/>retinoblastoma binding protein 4, FOSB <text:s/>- <text:s/>fbj murine osteosarcoma viral oncogene homolog b, RBP4 <text:s/>- <text:s/>retinol binding protein 4, plasma, CUL3 <text:s/>- <text:s/>cullin 3, THBS1 <text:s/>- <text:s/>thrombospondin 1, CIRBP <text:s/>- <text:s/>cold inducible rna binding protein, HDGFRP3 <text:s/>- <text:s/>hepatoma-derived growth factor, related protein 3, KLF10 <text:s/>- <text:s/>kruppel-like factor 10, THY1 <text:s/>- <text:s/>thy-1 cell surface antigen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negative regulation of nucleic acid-templated transcription</text:p>
          </table:table-cell>
          <table:table-cell office:value-type="float" office:value="0.00000636" calcext:value-type="float">
            <text:p>0.0000063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2003" calcext:value-type="float">
            <text:p>200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ZMYND8 <text:s/>- <text:s/>zinc finger, mynd-type containing 8, ZNF189 <text:s/>- <text:s/>zinc finger protein 189, SIX5 <text:s/>- <text:s/>six homeobox 5, LHX1 <text:s/>- <text:s/>lim homeobox 1, CREG1 <text:s/>- <text:s/>cellular repressor of e1a-stimulated genes 1, SIN3A <text:s/>- <text:s/>sin3 transcription regulator family member a, MAP3K10 <text:s/>- <text:s/>mitogen-activated protein kinase kinase kinase 10, PBXIP1 <text:s/>- <text:s/>pre-b-cell leukemia homeobox interacting protein 1, FOXM1 <text:s/>- <text:s/>forkhead box m1, CBX8 <text:s/>- <text:s/>chromobox homolog 8, FOXO1 <text:s/>- <text:s/>forkhead box o1, SIRT2 <text:s/>- <text:s/>sirtuin 2, YWHAQ <text:s/>- <text:s/>tyrosine 3-monooxygenase/tryptophan 5-monooxygenase activation protein, theta polypeptide, SP3 <text:s/>- <text:s/>sp3 transcription factor, MAEL <text:s/>- <text:s/>maelstrom spermatogenic transposon silencer, FOXC1 <text:s/>- <text:s/>forkhead box c1, RPS6KA5 <text:s/>- <text:s/>ribosomal protein s6 kinase, 90kda, polypeptide 5, PLK1 <text:s/>- <text:s/>polo-like kinase 1, IL4 <text:s/>- <text:s/>interleukin 4, SP2 <text:s/>- <text:s/>sp2 transcription factor, SUFU <text:s/>- <text:s/>suppressor of fused homolog (drosophila), TRIM11 <text:s/>- <text:s/>tripartite motif containing 11, SOX9 <text:s/>- <text:s/>sry (sex determining region y)-box 9, DEPDC1 <text:s/>- <text:s/>dep domain containing 1, HEXIM2 <text:s/>- <text:s/>hexamethylene bis-acetamide inducible 2, C12orf52 <text:s/>- <text:s/>chromosome 12 open reading frame 52, FOXG1 <text:s/>- <text:s/>forkhead box g1, PER2 <text:s/>- <text:s/>period circadian clock 2, LDB1 <text:s/>- <text:s/>lim domain binding 1, PSMD10 <text:s/>- <text:s/>proteasome (prosome, macropain) 26s subunit, non-atpase, 10, SCAI <text:s/>- <text:s/>suppressor of cancer cell invasion, MNT <text:s/>- <text:s/>mnt, max dimerization protein, HOXC6 <text:s/>- <text:s/>homeobox c6, BMP6 <text:s/>- <text:s/>bone morphogenetic protein 6, FGFR2 <text:s/>- <text:s/>fibroblast growth factor receptor 2, ARNTL <text:s/>- <text:s/>aryl hydrocarbon receptor nuclear translocator-like, CNOT1 <text:s/>- <text:s/>ccr4-not transcription complex, subunit 1, H2AFZ <text:s/>- <text:s/>h2a histone family, member z, SAP130 <text:s/>- <text:s/>sin3a-associated protein, 130kda, H2AFX <text:s/>- <text:s/>h2a histone family, member x, HIST1H2AD <text:s/>- <text:s/>histone cluster 1, h2ad, OLIG2 <text:s/>- <text:s/>oligodendrocyte lineage transcription factor 2, HIST1H1B <text:s/>- <text:s/>histone cluster 1, h1b, AURKB <text:s/>- <text:s/>aurora kinase b, SNCA <text:s/>- <text:s/>synuclein, alpha (non a4 component of amyloid precursor), HIST1H1D <text:s/>- <text:s/>histone cluster 1, h1d, PPM1A <text:s/>- <text:s/>protein phosphatase, mg2+/mn2+ dependent, 1a, HIST1H1C <text:s/>- <text:s/>histone cluster 1, h1c, ISL1 <text:s/>- <text:s/>isl lim homeobox 1, BCLAF1 <text:s/>- <text:s/>bcl2-associated transcription factor 1, GMNN <text:s/>- <text:s/>geminin, dna replication inhibitor, BTG2 <text:s/>- <text:s/>btg family, member 2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PEG3 <text:s/>- <text:s/>paternally expressed 3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TBX15 <text:s/>- <text:s/>t-box 15, GZF1 <text:s/>- <text:s/>gdnf-inducible zinc finger protein 1, DAXX <text:s/>- <text:s/>death-domain associated protein, HIST3H2A <text:s/>- <text:s/>histone cluster 3, h2a, RORB <text:s/>- <text:s/>rar-related orphan receptor b, INSM1 <text:s/>- <text:s/>insulinoma-associated 1, NDUFA13 <text:s/>- <text:s/>nadh dehydrogenase (ubiquinone) 1 alpha subcomplex, 13, WDTC1 <text:s/>- <text:s/>wd and tetratricopeptide repeats 1, PCBP3 <text:s/>- <text:s/>poly(rc) binding protein 3, DACT1 <text:s/>- <text:s/>dishevelled-binding antagonist of beta-catenin 1, ARX <text:s/>- <text:s/>aristaless related homeobox, HES6 <text:s/>- <text:s/>hairy and enhancer of split 6 (drosophila), MBD3 <text:s/>- <text:s/>methyl-cpg binding domain protein 3, HDAC1 <text:s/>- <text:s/>histone deacetylase 1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XPO1 <text:s/>- <text:s/>exportin 1 (crm1 homolog, yeast), HMGB1 <text:s/>- <text:s/>high mobility group box 1, TLE1 <text:s/>- <text:s/>transducin-like enhancer of split 1 (e(sp1) homolog, drosophila), CCAR1 <text:s/>- <text:s/>cell division cycle and apoptosis regulator 1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PEX2 <text:s/>- <text:s/>peroxisomal biogenesis factor 2, RERE <text:s/>- <text:s/>arginine-glutamic acid dipeptide (re) repeats, HIST1H2AC <text:s/>- <text:s/>histone cluster 1, h2ac, CTBP2 <text:s/>- <text:s/>c-terminal binding protein 2, ATF7IP <text:s/>- <text:s/>activating transcription factor 7 interacting protein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ETV6 <text:s/>- <text:s/>ets variant 6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VLDLR <text:s/>- <text:s/>very low density lipoprotein receptor, TRPV1 <text:s/>- <text:s/>transient receptor potential cation channel, subfamily v, member 1, NKX6-1 <text:s/>- <text:s/>nk6 homeobox 1, NKX3-1 <text:s/>- <text:s/>nk3 homeobox 1, MSX1 <text:s/>- <text:s/>msh homeobox 1, NCOA2 <text:s/>- <text:s/>nuclear receptor coactivator 2, MSX2 <text:s/>- <text:s/>msh homeobox 2, EZH2 <text:s/>- <text:s/>enhancer of zeste homolog 2 (drosophila), PAF1 <text:s/>- <text:s/>paf1, rna polymerase ii associated factor, homolog (s. cerevisiae), HDAC9 <text:s/>- <text:s/>histone deacetylase 9, MYOCD <text:s/>- <text:s/>myocardin, TGIF2 <text:s/>- <text:s/>tgfb-induced factor homeobox 2, HIC1 <text:s/>- <text:s/>hypermethylated in cancer 1, TMBIM6 <text:s/>- <text:s/>transmembrane bax inhibitor motif containing 6, SUZ12 <text:s/>- <text:s/>suz12 polycomb repressive complex 2 subunit, NKX3-2 <text:s/>- <text:s/>nk3 homeobox 2, SHC1 <text:s/>- <text:s/>shc (src homology 2 domain containing) transforming protein 1, HOXB4 <text:s/>- <text:s/>homeobox b4, DLG1 <text:s/>- <text:s/>discs, large homolog 1 (drosophila), SHH <text:s/>- <text:s/>sonic hedgehog, DLX1 <text:s/>- <text:s/>distal-less homeobox 1, JUN <text:s/>- <text:s/>jun proto-oncogene, DLX2 <text:s/>- <text:s/>distal-less homeobox 2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URI1 <text:s/>- <text:s/>uri1, prefoldin-like chaperone, NCK2 <text:s/>- <text:s/>nck adaptor protein 2, HMG20A <text:s/>- <text:s/>high mobility group 20a, UBB <text:s/>- <text:s/>ubiquitin b, E2F8 <text:s/>- <text:s/>e2f transcription factor 8, EPC1 <text:s/>- <text:s/>enhancer of polycomb homolog 1 (drosophila), TFDP2 <text:s/>- <text:s/>transcription factor dp-2 (e2f dimerization partner 2), RCOR1 <text:s/>- <text:s/>rest corepressor 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ALL4 <text:s/>- <text:s/>sal-like 4 (drosophila), ETS2 <text:s/>- <text:s/>v-ets avian erythroblastosis virus e26 oncogene homolog 2, HIST1H2AA <text:s/>- <text:s/>histone cluster 1, h2aa, KHDRBS1 <text:s/>- <text:s/>kh domain containing, rna binding, signal transduction associated 1, HEY2 <text:s/>- <text:s/>hairy/enhancer-of-split related with yrpw motif 2, FNIP1 <text:s/>- <text:s/>folliculin interacting protein 1, SIX1 <text:s/>- <text:s/>six homeobox 1, HMGA2 <text:s/>- <text:s/>high mobility group at-hook 2, RARA <text:s/>- <text:s/>retinoic acid receptor, alpha, RUNX3 <text:s/>- <text:s/>runt-related transcription factor 3, NEUROG3 <text:s/>- <text:s/>neurogenin 3, SFRP1 <text:s/>- <text:s/>secreted frizzled-related protein 1, MXD1 <text:s/>- <text:s/>max dimerization protein 1, SF1 <text:s/>- <text:s/>splicing factor 1, PIAS4 <text:s/>- <text:s/>protein inhibitor of activated stat, 4, GATA3 <text:s/>- <text:s/>gata binding protein 3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UBE2D3 <text:s/>- <text:s/>ubiquitin-conjugating enzyme e2d 3, CUL3 <text:s/>- <text:s/>cullin 3, SREBF1 <text:s/>- <text:s/>sterol regulatory element binding transcription factor 1, HIST1H2AG <text:s/>- <text:s/>histone cluster 1, h2ag, KLF10 <text:s/>- <text:s/>kruppel-like factor 10, CCND1 <text:s/>- <text:s/>cyclin d1, PRMT5 <text:s/>- <text:s/>protein arginine methyltransferase 5, ATAD2 <text:s/>- <text:s/>atpase family, aaa domain containing 2, DEDD2 <text:s/>- <text:s/>death effector domain containing 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0.00000644" calcext:value-type="float">
            <text:p>0.0000064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2049" calcext:value-type="float">
            <text:p>2049</text:p>
          </table:table-cell>
          <table:table-cell office:value-type="float" office:value="2003" calcext:value-type="float">
            <text:p>200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FAM83D <text:s/>- <text:s/>family with sequence similarity 83, member d, BNIP3 <text:s/>- <text:s/>bcl2/adenovirus e1b 19kda interacting protein 3, SIX5 <text:s/>- <text:s/>six homeobox 5, LHX1 <text:s/>- <text:s/>lim homeobox 1, ITM2C <text:s/>- <text:s/>integral membrane protein 2c, EMX1 <text:s/>- <text:s/>empty spiracles homeobox 1, PLAC8 <text:s/>- <text:s/>placenta-specific 8, DDX25 <text:s/>- <text:s/>dead (asp-glu-ala-asp) box helicase 25, KIF20B <text:s/>- <text:s/>kinesin family member 20b, MAEA <text:s/>- <text:s/>macrophage erythroblast attacher, ELK1 <text:s/>- <text:s/>elk1, member of ets oncogene family, RFX2 <text:s/>- <text:s/>regulatory factor x, 2 (influences hla class ii expression), CHAC1 <text:s/>- <text:s/>chac, cation transport regulator homolog 1 (e. coli), CATSPER2 <text:s/>- <text:s/>cation channel, sperm associated 2, SEPT4 <text:s/>- <text:s/>septin 4, GRHL2 <text:s/>- <text:s/>grainyhead-like 2 (drosophila), SPEG <text:s/>- <text:s/>speg complex locus, EPAS1 <text:s/>- <text:s/>endothelial pas domain protein 1, ZFP36L2 <text:s/>- <text:s/>zfp36 ring finger protein-like 2, LGALS1 <text:s/>- <text:s/>lectin, galactoside-binding, soluble, 1, LFNG <text:s/>- <text:s/>lfng o-fucosylpeptide 3-beta-n-acetylglucosaminyltransferase, WASF2 <text:s/>- <text:s/>was protein family, member 2, EMX2 <text:s/>- <text:s/>empty spiracles homeobox 2, ENG <text:s/>- <text:s/>endoglin, BFSP1 <text:s/>- <text:s/>beaded filament structural protein 1, filensin, SP3 <text:s/>- <text:s/>sp3 transcription factor, GJB5 <text:s/>- <text:s/>gap junction protein, beta 5, 31.1kda, MAEL <text:s/>- <text:s/>maelstrom spermatogenic transposon silencer, CPT1A <text:s/>- <text:s/>carnitine palmitoyltransferase 1a (liver), GPC3 <text:s/>- <text:s/>glypican 3, TMC1 <text:s/>- <text:s/>transmembrane channel-like 1, PLP1 <text:s/>- <text:s/>proteolipid protein 1, GADD45G <text:s/>- <text:s/>growth arrest and dna-damage-inducible, gamma, SOX9 <text:s/>- <text:s/>sry (sex determining region y)-box 9, SOX4 <text:s/>- <text:s/>sry (sex determining region y)-box 4, C12orf52 <text:s/>- <text:s/>chromosome 12 open reading frame 52, ALYREF <text:s/>- <text:s/>aly/ref export factor, CCNB1IP1 <text:s/>- <text:s/>cyclin b1 interacting protein 1, e3 ubiquitin protein ligase, SOX1 <text:s/>- <text:s/>sry (sex determining region y)-box 1, PER2 <text:s/>- <text:s/>period circadian clock 2, CCDC63 <text:s/>- <text:s/>coiled-coil domain containing 63, ELAVL3 <text:s/>- <text:s/>elav (embryonic lethal, abnormal vision, drosophila)-like 3 (hu antigen c), HES4 <text:s/>- <text:s/>hairy and enhancer of split 4 (drosophila), APOLD1 <text:s/>- <text:s/>apolipoprotein l domain containing 1, LIPA <text:s/>- <text:s/>lipase a, lysosomal acid, cholesterol esterase, HOXD1 <text:s/>- <text:s/>homeobox d1, LDB1 <text:s/>- <text:s/>lim domain binding 1, MYO1E <text:s/>- <text:s/>myosin ie, DOCK10 <text:s/>- <text:s/>dedicator of cytokinesis 10, ANKRD49 <text:s/>- <text:s/>ankyrin repeat domain 49, TOPORS <text:s/>- <text:s/>topoisomerase i binding, arginine/serine-rich, e3 ubiquitin protein ligase, BMP6 <text:s/>- <text:s/>bone morphogenetic protein 6, KRT19 <text:s/>- <text:s/>keratin 19, NUS1 <text:s/>- <text:s/>nuclear undecaprenyl pyrophosphate synthase 1 homolog (s. cerevisiae), OLIG2 <text:s/>- <text:s/>oligodendrocyte lineage transcription factor 2, MYRF <text:s/>- <text:s/>myelin regulatory factor, ARHGEF7 <text:s/>- <text:s/>rho guanine nucleotide exchange factor (gef) 7, MYH10 <text:s/>- <text:s/>myosin, heavy chain 10, non-muscle, GDF11 <text:s/>- <text:s/>growth differentiation factor 11, IARS <text:s/>- <text:s/>isoleucyl-trna synthetase, ACVR1 <text:s/>- <text:s/>activin a receptor, type i, POU3F4 <text:s/>- <text:s/>pou class 3 homeobox 4, POU3F3 <text:s/>- <text:s/>pou class 3 homeobox 3, FZD8 <text:s/>- <text:s/>frizzled family receptor 8, TP53INP2 <text:s/>- <text:s/>tumor protein p53 inducible nuclear protein 2, EIF2B2 <text:s/>- <text:s/>eukaryotic translation initiation factor 2b, subunit 2 beta, 39kda, EOMES <text:s/>- <text:s/>eomesodermin, CNN3 <text:s/>- <text:s/>calponin 3, acidic, KDM1A <text:s/>- <text:s/>lysine (k)-specific demethylase 1a, OLIG1 <text:s/>- <text:s/>oligodendrocyte transcription factor 1, PPARG <text:s/>- <text:s/>peroxisome proliferator-activated receptor gamma, PPARD <text:s/>- <text:s/>peroxisome proliferator-activated receptor delta, SSBP3 <text:s/>- <text:s/>single stranded dna binding protein 3, STMN1 <text:s/>- <text:s/>stathmin 1, ADCYAP1R1 <text:s/>- <text:s/>adenylate cyclase activating polypeptide 1 (pituitary) receptor type i, RORB <text:s/>- <text:s/>rar-related orphan receptor b, RORC <text:s/>- <text:s/>rar-related orphan receptor c, OSGIN1 <text:s/>- <text:s/>oxidative stress induced growth inhibitor 1, POU3F1 <text:s/>- <text:s/>pou class 3 homeobox 1, SPRY2 <text:s/>- <text:s/>sprouty homolog 2 (drosophila), POU3F2 <text:s/>- <text:s/>pou class 3 homeobox 2, ENAM <text:s/>- <text:s/>enamelin, POU2F2 <text:s/>- <text:s/>pou class 2 homeobox 2, DMRT3 <text:s/>- <text:s/>doublesex and mab-3 related transcription factor 3, ONECUT2 <text:s/>- <text:s/>one cut homeobox 2, MYT1L <text:s/>- <text:s/>myelin transcription factor 1-like, GNA12 <text:s/>- <text:s/>guanine nucleotide binding protein (g protein) alpha 12, KLF6 <text:s/>- <text:s/>kruppel-like factor 6, HES6 <text:s/>- <text:s/>hairy and enhancer of split 6 (drosophila), BARHL2 <text:s/>- <text:s/>barh-like homeobox 2, DHTKD1 <text:s/>- <text:s/>dehydrogenase e1 and transketolase domain containing 1, BOLL <text:s/>- <text:s/>bol, boule-like (drosophila), HSPA5 <text:s/>- <text:s/>heat shock 70kda protein 5 (glucose-regulated protein, 78kda), COL27A1 <text:s/>- <text:s/>collagen, type xxvii, alpha 1, EDA <text:s/>- <text:s/>ectodysplasin a, PCSK4 <text:s/>- <text:s/>proprotein convertase subtilisin/kexin type 4, NR2C2 <text:s/>- <text:s/>nuclear receptor subfamily 2, group c, member 2, LAMB3 <text:s/>- <text:s/>laminin, beta 3, HES5 <text:s/>- <text:s/>hairy and enhancer of split 5 (drosophila), PTCH2 <text:s/>- <text:s/>patched 2, PRKACA <text:s/>- <text:s/>protein kinase, camp-dependent, catalytic, alpha, T <text:s/>- <text:s/>t, brachyury homolog (mouse), HMGB1 <text:s/>- <text:s/>high mobility group box 1, CATSPERB <text:s/>- <text:s/>catsper channel auxiliary subunit beta, FABP7 <text:s/>- <text:s/>fatty acid binding protein 7, brain, HLX <text:s/>- <text:s/>h2.0-like homeobox, SDF4 <text:s/>- <text:s/>stromal cell derived factor 4, CASP9 <text:s/>- <text:s/>caspase 9, apoptosis-related cysteine peptidase, HIVEP3 <text:s/>- <text:s/>human immunodeficiency virus type i enhancer binding protein 3, PTK2B <text:s/>- <text:s/>protein tyrosine kinase 2 beta, CTBP2 <text:s/>- <text:s/>c-terminal binding protein 2, CASP2 <text:s/>- <text:s/>caspase 2, apoptosis-related cysteine peptidase, AIMP2 <text:s/>- <text:s/>aminoacyl trna synthetase complex-interacting multifunctional protein 2, RPGRIP1 <text:s/>- <text:s/>retinitis pigmentosa gtpase regulator interacting protein 1, ZNF689 <text:s/>- <text:s/>zinc finger protein 689, FASN <text:s/>- <text:s/>fatty acid synthase, PRRC2B <text:s/>- <text:s/>proline-rich coiled-coil 2b, ETV4 <text:s/>- <text:s/>ets variant 4, TWSG1 <text:s/>- <text:s/>twisted gastrulation homolog 1 (drosophila), HOXB13 <text:s/>- <text:s/>homeobox b13, ETV6 <text:s/>- <text:s/>ets variant 6, VIM <text:s/>- <text:s/>vimentin, PTF1A <text:s/>- <text:s/>pancreas specific transcription factor, 1a, MORN2 <text:s/>- <text:s/>morn repeat containing 2, CTSV <text:s/>- <text:s/>cathepsin v, VLDLR <text:s/>- <text:s/>very low density lipoprotein receptor, KDM6A <text:s/>- <text:s/>lysine (k)-specific demethylase 6a, MSX1 <text:s/>- <text:s/>msh homeobox 1, FKBP8 <text:s/>- <text:s/>fk506 binding protein 8, 38kda, MSX2 <text:s/>- <text:s/>msh homeobox 2, STC1 <text:s/>- <text:s/>stanniocalcin 1, AURKC <text:s/>- <text:s/>aurora kinase c, ZSCAN2 <text:s/>- <text:s/>zinc finger and scan domain containing 2, PRRC2A <text:s/>- <text:s/>proline-rich coiled-coil 2a, STK11 <text:s/>- <text:s/>serine/threonine kinase 11, KIT <text:s/>- <text:s/>v-kit hardy-zuckerman 4 feline sarcoma viral oncogene homolog, FZD2 <text:s/>- <text:s/>frizzled family receptor 2, HIF1A <text:s/>- <text:s/>hypoxia inducible factor 1, alpha subunit (basic helix-loop-helix transcription factor), LIN28A <text:s/>- <text:s/>lin-28 homolog a (c. elegans), KIF14 <text:s/>- <text:s/>kinesin family member 14, HOXB4 <text:s/>- <text:s/>homeobox b4, TDRKH <text:s/>- <text:s/>tudor and kh domain containing, JUN <text:s/>- <text:s/>jun proto-oncogene, JARID2 <text:s/>- <text:s/>jumonji, at rich interactive domain 2, EHF <text:s/>- <text:s/>ets homologous factor, TTLL7 <text:s/>- <text:s/>tubulin tyrosine ligase-like family, member 7, JUNB <text:s/>- <text:s/>jun b proto-oncogene, STAT3 <text:s/>- <text:s/>signal transducer and activator of transcription 3 (acute-phase response factor), CHRDL1 <text:s/>- <text:s/>chordin-like 1, HMG20B <text:s/>- <text:s/>high mobility group 20b, E2F8 <text:s/>- <text:s/>e2f transcription factor 8, ERG <text:s/>- <text:s/>v-ets avian erythroblastosis virus e26 oncogene homolog, UBB <text:s/>- <text:s/>ubiquitin b, FLVCR1 <text:s/>- <text:s/>feline leukemia virus subgroup c cellular receptor 1, TULP3 <text:s/>- <text:s/>tubby like protein 3, SALL4 <text:s/>- <text:s/>sal-like 4 (drosophila), ETS2 <text:s/>- <text:s/>v-ets avian erythroblastosis virus e26 oncogene homolog 2, ASPM <text:s/>- <text:s/>asp (abnormal spindle) homolog, microcephaly associated (drosophila), BZW2 <text:s/>- <text:s/>basic leucine zipper and w2 domains 2, FGF20 <text:s/>- <text:s/>fibroblast growth factor 20, MAP2K1 <text:s/>- <text:s/>mitogen-activated protein kinase kinase 1, HMGA2 <text:s/>- <text:s/>high mobility group at-hook 2, RUNX3 <text:s/>- <text:s/>runt-related transcription factor 3, ASF1B <text:s/>- <text:s/>anti-silencing function 1b histone chaperone, GTF3C5 <text:s/>- <text:s/>general transcription factor iiic, polypeptide 5, 63kda, GATA3 <text:s/>- <text:s/>gata binding protein 3, SORT1 <text:s/>- <text:s/>sortilin 1, HNRNPC <text:s/>- <text:s/>heterogeneous nuclear ribonucleoprotein c (c1/c2), MYH14 <text:s/>- <text:s/>myosin, heavy chain 14, non-muscle, HNRNPAB <text:s/>- <text:s/>heterogeneous nuclear ribonucleoprotein a/b, CAT <text:s/>- <text:s/>catalase, EPHB1 <text:s/>- <text:s/>eph receptor b1, TMEM91 <text:s/>- <text:s/>transmembrane protein 91, NAPA <text:s/>- <text:s/>n-ethylmaleimide-sensitive factor attachment protein, alpha, ISL2 <text:s/>- <text:s/>isl lim homeobox 2, LGI4 <text:s/>- <text:s/>leucine-rich repeat lgi family, member 4, SPATA24 <text:s/>- <text:s/>spermatogenesis associated 24, EPHA8 <text:s/>- <text:s/>eph receptor a8, CCKAR <text:s/>- <text:s/>cholecystokinin a receptor, REC8 <text:s/>- <text:s/>rec8 meiotic recombination protein, ZNF683 <text:s/>- <text:s/>zinc finger protein 683, HMGCR <text:s/>- <text:s/>3-hydroxy-3-methylglutaryl-coa reductase, NANOS1 <text:s/>- <text:s/>nanos homolog 1 (drosophila), SREBF1 <text:s/>- <text:s/>sterol regulatory element binding transcription factor 1, ERBB4 <text:s/>- <text:s/>v-erb-b2 avian erythroblastic leukemia viral oncogene homolog 4, RTN4 <text:s/>- <text:s/>reticulon 4, ERCC2 <text:s/>- <text:s/>excision repair cross-complementing rodent repair deficiency, complementation group 2, RRBP1 <text:s/>- <text:s/>ribosome binding protein 1, HMX2 <text:s/>- <text:s/>h6 family homeobox 2, ANK3 <text:s/>- <text:s/>ankyrin 3, node of ranvier (ankyrin g), KCNAB2 <text:s/>- <text:s/>potassium voltage-gated channel, shaker-related subfamily, beta member 2, CDK1 <text:s/>- <text:s/>cyclin-dependent kinase 1, PAX1 <text:s/>- <text:s/>paired box 1, FN1 <text:s/>- <text:s/>fibronectin 1, PAX6 <text:s/>- <text:s/>paired box 6, ZNF385A <text:s/>- <text:s/>zinc finger protein 385a, CDH2 <text:s/>- <text:s/>cadherin 2, type 1, n-cadherin (neuronal), PAX3 <text:s/>- <text:s/>paired box 3, SIN3A <text:s/>- <text:s/>sin3 transcription regulator family member a, CDC25B <text:s/>- <text:s/>cell division cycle 25b, RBMX <text:s/>- <text:s/>rna binding motif protein, x-linked, PIWIL1 <text:s/>- <text:s/>piwi-like rna-mediated gene silencing 1, MLH1 <text:s/>- <text:s/>mutl homolog 1, colon cancer, nonpolyposis type 2 (e. coli), INHBC <text:s/>- <text:s/>inhibin, beta c, PBXIP1 <text:s/>- <text:s/>pre-b-cell leukemia homeobox interacting protein 1, FARP2 <text:s/>- <text:s/>ferm, rhogef and pleckstrin domain protein 2, FOXO1 <text:s/>- <text:s/>forkhead box o1, BRIP1 <text:s/>- <text:s/>brca1 interacting protein c-terminal helicase 1, NUMBL <text:s/>- <text:s/>numb homolog (drosophila)-like, IL4 <text:s/>- <text:s/>interleukin 4, FOXC1 <text:s/>- <text:s/>forkhead box c1, PIR <text:s/>- <text:s/>pirin (iron-binding nuclear protein), SHROOM1 <text:s/>- <text:s/>shroom family member 1, FOXG1 <text:s/>- <text:s/>forkhead box g1, CHEK2 <text:s/>- <text:s/>checkpoint kinase 2, CAND1 <text:s/>- <text:s/>cullin-associated and neddylation-dissociated 1, ALDH6A1 <text:s/>- <text:s/>aldehyde dehydrogenase 6 family, member a1, NDRG2 <text:s/>- <text:s/>ndrg family member 2, MNT <text:s/>- <text:s/>mnt, max dimerization protein, PAK3 <text:s/>- <text:s/>p21 protein (cdc42/rac)-activated kinase 3, DUSP10 <text:s/>- <text:s/>dual specificity phosphatase 10, ARNTL <text:s/>- <text:s/>aryl hydrocarbon receptor nuclear translocator-like, FGFR2 <text:s/>- <text:s/>fibroblast growth factor receptor 2, PDE1B <text:s/>- <text:s/>phosphodiesterase 1b, calmodulin-dependent, H2AFX <text:s/>- <text:s/>h2a histone family, member x, ROR1 <text:s/>- <text:s/>receptor tyrosine kinase-like orphan receptor 1, PAX8 <text:s/>- <text:s/>paired box 8, ISL1 <text:s/>- <text:s/>isl lim homeobox 1, SYNE1 <text:s/>- <text:s/>spectrin repeat containing, nuclear envelope 1, MAML1 <text:s/>- <text:s/>mastermind-like 1 (drosophila), NUMA1 <text:s/>- <text:s/>nuclear mitotic apparatus protein 1, TARBP2 <text:s/>- <text:s/>tar (hiv-1) rna binding protein 2, RHOB <text:s/>- <text:s/>ras homolog family member b, PTGER4 <text:s/>- <text:s/>prostaglandin e receptor 4 (subtype ep4), BTG2 <text:s/>- <text:s/>btg family, member 2, SZT2 <text:s/>- <text:s/>seizure threshold 2 homolog (mouse), MEF2D <text:s/>- <text:s/>myocyte enhancer factor 2d, FER <text:s/>- <text:s/>fer (fps/fes related) tyrosine kinase, SPATA19 <text:s/>- <text:s/>spermatogenesis associated 19, CEBPG <text:s/>- <text:s/>ccaat/enhancer binding protein (c/ebp), gamma, RAB8A <text:s/>- <text:s/>rab8a, member ras oncogene family, ROGDI <text:s/>- <text:s/>rogdi homolog (drosophila), PCNA <text:s/>- <text:s/>proliferating cell nuclear antigen, USP42 <text:s/>- <text:s/>ubiquitin specific peptidase 42, S100B <text:s/>- <text:s/>s100 calcium binding protein b, RND1 <text:s/>- <text:s/>rho family gtpase 1, INSM1 <text:s/>- <text:s/>insulinoma-associated 1, BMPER <text:s/>- <text:s/>bmp binding endothelial regulator, SLC11A2 <text:s/>- <text:s/>solute carrier family 11 (proton-coupled divalent metal ion transporter), member 2, ARX <text:s/>- <text:s/>aristaless related homeobox, IRF6 <text:s/>- <text:s/>interferon regulatory factor 6, CDH11 <text:s/>- <text:s/>cadherin 11, type 2, ob-cadherin (osteoblast), TNFSF11 <text:s/>- <text:s/>tumor necrosis factor (ligand) superfamily, member 11, PDE4D <text:s/>- <text:s/>phosphodiesterase 4d, camp-specific, NRL <text:s/>- <text:s/>neural retina leucine zipper, HDAC1 <text:s/>- <text:s/>histone deacetylase 1, CYP24A1 <text:s/>- <text:s/>cytochrome p450, family 24, subfamily a, polypeptide 1, OPA3 <text:s/>- <text:s/>optic atrophy 3 (autosomal recessive, with chorea and spastic paraplegia), KIAA1279 <text:s/>- <text:s/>kiaa1279, DSCAM <text:s/>- <text:s/>down syndrome cell adhesion molecule, WNT8B <text:s/>- <text:s/>wingless-type mmtv integration site family, member 8b, AGPAT5 <text:s/>- <text:s/>1-acylglycerol-3-phosphate o-acyltransferase 5, ATOH1 <text:s/>- <text:s/>atonal homolog 1 (drosophila), TLX3 <text:s/>- <text:s/>t-cell leukemia homeobox 3, RERE <text:s/>- <text:s/>arginine-glutamic acid dipeptide (re) repeats, LHX5 <text:s/>- <text:s/>lim homeobox 5, PUM1 <text:s/>- <text:s/>pumilio homolog 1 (drosophila), CEP57 <text:s/>- <text:s/>centrosomal protein 57kda, FOXN3 <text:s/>- <text:s/>forkhead box n3, ZFPM2 <text:s/>- <text:s/>zinc finger protein, fog family member 2, FOXN4 <text:s/>- <text:s/>forkhead box n4, HDAC4 <text:s/>- <text:s/>histone deacetylase 4, STRBP <text:s/>- <text:s/>spermatid perinuclear rna binding protein, INTU <text:s/>- <text:s/>inturned planar cell polarity protein, ID1 <text:s/>- <text:s/>inhibitor of dna binding 1, dominant negative helix-loop-helix protein, TBX19 <text:s/>- <text:s/>t-box 19, RAB3A <text:s/>- <text:s/>rab3a, member ras oncogene family, DUSP6 <text:s/>- <text:s/>dual specificity phosphatase 6, ADNP2 <text:s/>- <text:s/>adnp homeobox 2, RHCG <text:s/>- <text:s/>rh family, c glycoprotein, MKL1 <text:s/>- <text:s/>megakaryoblastic leukemia (translocation) 1, WNT3 <text:s/>- <text:s/>wingless-type mmtv integration site family, member 3, WASF3 <text:s/>- <text:s/>was protein family, member 3, ID4 <text:s/>- <text:s/>inhibitor of dna binding 4, dominant negative helix-loop-helix protein, WNT6 <text:s/>- <text:s/>wingless-type mmtv integration site family, member 6, GIGYF2 <text:s/>- <text:s/>grb10 interacting gyf protein 2, NKX6-1 <text:s/>- <text:s/>nk6 homeobox 1, OTP <text:s/>- <text:s/>orthopedia homeobox, PAF1 <text:s/>- <text:s/>paf1, rna polymerase ii associated factor, homolog (s. cerevisiae), SLC2A4 <text:s/>- <text:s/>solute carrier family 2 (facilitated glucose transporter), member 4, HDAC9 <text:s/>- <text:s/>histone deacetylase 9, MYOCD <text:s/>- <text:s/>myocardin, VAMP5 <text:s/>- <text:s/>vesicle-associated membrane protein 5, DTYMK <text:s/>- <text:s/>deoxythymidylate kinase (thymidylate kinase), NOX4 <text:s/>- <text:s/>nadph oxidase 4, PITX2 <text:s/>- <text:s/>paired-like homeodomain 2, NKX3-2 <text:s/>- <text:s/>nk3 homeobox 2, PITX3 <text:s/>- <text:s/>paired-like homeodomain 3, PNPT1 <text:s/>- <text:s/>polyribonucleotide nucleotidyltransferase 1, DLX1 <text:s/>- <text:s/>distal-less homeobox 1, SHH <text:s/>- <text:s/>sonic hedgehog, DLX2 <text:s/>- <text:s/>distal-less homeobox 2, WNT10A <text:s/>- <text:s/>wingless-type mmtv integration site family, member 10a, CABYR <text:s/>- <text:s/>calcium binding tyrosine-(y)-phosphorylation regulated, LRP6 <text:s/>- <text:s/>low density lipoprotein receptor-related protein 6, RSPH1 <text:s/>- <text:s/>radial spoke head 1 homolog (chlamydomonas), DLX3 <text:s/>- <text:s/>distal-less homeobox 3, ESCO2 <text:s/>- <text:s/>establishment of sister chromatid cohesion n-acetyltransferase 2, INHBE <text:s/>- <text:s/>inhibin, beta e, NLRP14 <text:s/>- <text:s/>nlr family, pyrin domain containing 14, B2M <text:s/>- <text:s/>beta-2-microglobulin, PIK3R1 <text:s/>- <text:s/>phosphoinositide-3-kinase, regulatory subunit 1 (alpha), EPC1 <text:s/>- <text:s/>enhancer of polycomb homolog 1 (drosophila), DHCR7 <text:s/>- <text:s/>7-dehydrocholesterol reductase, NFATC4 <text:s/>- <text:s/>nuclear factor of activated t-cells, cytoplasmic, calcineurin-dependent 4, SPAG9 <text:s/>- <text:s/>sperm associated antigen 9, FGF22 <text:s/>- <text:s/>fibroblast growth factor 22, CELF1 <text:s/>- <text:s/>cugbp, elav-like family member 1, SIM1 <text:s/>- <text:s/>single-minded homolog 1 (drosophila), NF2 <text:s/>- <text:s/>neurofibromin 2 (merlin), TAF8 <text:s/>- <text:s/>taf8 rna polymerase ii, tata box binding protein (tbp)-associated factor, 43kda, KIAA1522 <text:s/>- <text:s/>kiaa1522, BRSK2 <text:s/>- <text:s/>br serine/threonine kinase 2, RBM24 <text:s/>- <text:s/>rna binding motif protein 24, NEUROG1 <text:s/>- <text:s/>neurogenin 1, HEY2 <text:s/>- <text:s/>hairy/enhancer-of-split related with yrpw motif 2, FNIP1 <text:s/>- <text:s/>folliculin interacting protein 1, KLF1 <text:s/>- <text:s/>kruppel-like factor 1 (erythroid), SIX1 <text:s/>- <text:s/>six homeobox 1, RARA <text:s/>- <text:s/>retinoic acid receptor, alpha, FOXB1 <text:s/>- <text:s/>forkhead box b1, NEUROG3 <text:s/>- <text:s/>neurogenin 3, GRIN2A <text:s/>- <text:s/>glutamate receptor, ionotropic, n-methyl d-aspartate 2a, SFRP1 <text:s/>- <text:s/>secreted frizzled-related protein 1, SCUBE1 <text:s/>- <text:s/>signal peptide, cub domain, egf-like 1, ZIC1 <text:s/>- <text:s/>zic family member 1, SF1 <text:s/>- <text:s/>splicing factor 1, TGFB3 <text:s/>- <text:s/>transforming growth factor, beta 3, DBX1 <text:s/>- <text:s/>developing brain homeobox 1, SMAD2 <text:s/>- <text:s/>smad family member 2, NEUROG2 <text:s/>- <text:s/>neurogenin 2, TGFB1I1 <text:s/>- <text:s/>transforming growth factor beta 1 induced transcript 1, RBM4 <text:s/>- <text:s/>rna binding motif protein 4, DNM2 <text:s/>- <text:s/>dynamin 2, NUP93 <text:s/>- <text:s/>nucleoporin 93kda, ARID4A <text:s/>- <text:s/>at rich interactive domain 4a (rbp1-like), FAM9C <text:s/>- <text:s/>family with sequence similarity 9, member c, ZIC3 <text:s/>- <text:s/>zic family member 3, SIX2 <text:s/>- <text:s/>six homeobox 2, DDX4 <text:s/>- <text:s/>dead (asp-glu-ala-asp) box polypeptide 4, B9D1 <text:s/>- <text:s/>b9 protein domain 1, CUL3 <text:s/>- <text:s/>cullin 3, BCL2L1 <text:s/>- <text:s/>bcl2-like 1, SMAD6 <text:s/>- <text:s/>smad family member 6, GSK3B <text:s/>- <text:s/>glycogen synthase kinase 3 beta, CCND1 <text:s/>- <text:s/>cyclin d1, SLC9C1 <text:s/>- <text:s/>solute carrier family 9, subfamily c (na+-transporting carboxylic acid decarboxylase), member 1, THY1 <text:s/>- <text:s/>thy-1 cell surface antigen, TBCB <text:s/>- <text:s/>tubulin folding cofactor b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00762" calcext:value-type="float">
            <text:p>0.0000076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[ZMYND8 <text:s/>- <text:s/>zinc finger, mynd-type containing 8, LHX1 <text:s/>- <text:s/>lim homeobox 1, NFATC2IP <text:s/>- <text:s/>nuclear factor of activated t-cells, cytoplasmic, calcineurin-dependent 2 interacting protein, PLAC8 <text:s/>- <text:s/>placenta-specific 8, KIF20B <text:s/>- <text:s/>kinesin family member 20b, LRRC16A <text:s/>- <text:s/>leucine rich repeat containing 16a, FBXO18 <text:s/>- <text:s/>f-box protein, helicase, 18, ABAT <text:s/>- <text:s/>4-aminobutyrate aminotransferase, SEPT4 <text:s/>- <text:s/>septin 4, GRHL2 <text:s/>- <text:s/>grainyhead-like 2 (drosophila), SERINC3 <text:s/>- <text:s/>serine incorporator 3, GCNT2 <text:s/>- <text:s/>glucosaminyl (n-acetyl) transferase 2, i-branching enzyme (i blood group), FIZ1 <text:s/>- <text:s/>flt3-interacting zinc finger 1, LMAN2 <text:s/>- <text:s/>lectin, mannose-binding 2, ACACA <text:s/>- <text:s/>acetyl-coa carboxylase alpha, LGALS1 <text:s/>- <text:s/>lectin, galactoside-binding, soluble, 1, LFNG <text:s/>- <text:s/>lfng o-fucosylpeptide 3-beta-n-acetylglucosaminyltransferase, YWHAQ <text:s/>- <text:s/>tyrosine 3-monooxygenase/tryptophan 5-monooxygenase activation protein, theta polypeptide, TRAF4 <text:s/>- <text:s/>tnf receptor-associated factor 4, SP3 <text:s/>- <text:s/>sp3 transcription factor, CDC42EP4 <text:s/>- <text:s/>cdc42 effector protein (rho gtpase binding) 4, C18orf32 <text:s/>- <text:s/>chromosome 18 open reading frame 32, ASIC2 <text:s/>- <text:s/>acid-sensing (proton-gated) ion channel 2, SP1 <text:s/>- <text:s/>sp1 transcription factor, CPT1A <text:s/>- <text:s/>carnitine palmitoyltransferase 1a (liver), BRD8 <text:s/>- <text:s/>bromodomain containing 8, PLK1 <text:s/>- <text:s/>polo-like kinase 1, GPC3 <text:s/>- <text:s/>glypican 3, GADD45G <text:s/>- <text:s/>growth arrest and dna-damage-inducible, gamma, SOX9 <text:s/>- <text:s/>sry (sex determining region y)-box 9, NPHP4 <text:s/>- <text:s/>nephronophthisis 4, SOX4 <text:s/>- <text:s/>sry (sex determining region y)-box 4, ACR <text:s/>- <text:s/>acrosin, GRHL3 <text:s/>- <text:s/>grainyhead-like 3 (drosophila), LPL <text:s/>- <text:s/>lipoprotein lipase, SOX1 <text:s/>- <text:s/>sry (sex determining region y)-box 1, WBP2 <text:s/>- <text:s/>ww domain binding protein 2, ADAMTS20 <text:s/>- <text:s/>adam metallopeptidase with thrombospondin type 1 motif, 20, BCAR1 <text:s/>- <text:s/>breast cancer anti-estrogen resistance 1, ATF6B <text:s/>- <text:s/>activating transcription factor 6 beta, BRINP2 <text:s/>- <text:s/>bone morphogenetic protein/retinoic acid inducible neural-specific 2, IER5 <text:s/>- <text:s/>immediate early response 5, LMAN1 <text:s/>- <text:s/>lectin, mannose-binding, 1, GLUL <text:s/>- <text:s/>glutamate-ammonia ligase, SUCO <text:s/>- <text:s/>sun domain containing ossification factor, ANAPC5 <text:s/>- <text:s/>anaphase promoting complex subunit 5, SNCA <text:s/>- <text:s/>synuclein, alpha (non a4 component of amyloid precursor), SPTLC2 <text:s/>- <text:s/>serine palmitoyltransferase, long chain base subunit 2, PPM1A <text:s/>- <text:s/>protein phosphatase, mg2+/mn2+ dependent, 1a, VGLL1 <text:s/>- <text:s/>vestigial like 1 (drosophila), EEF1E1 <text:s/>- <text:s/>eukaryotic translation elongation factor 1 epsilon 1, RNASE9 <text:s/>- <text:s/>ribonuclease, rnase a family, 9 (non-active), ACVR1 <text:s/>- <text:s/>activin a receptor, type i, POU3F3 <text:s/>- <text:s/>pou class 3 homeobox 3, FZD8 <text:s/>- <text:s/>frizzled family receptor 8, TP53INP2 <text:s/>- <text:s/>tumor protein p53 inducible nuclear protein 2, EOMES <text:s/>- <text:s/>eomesodermin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SSBP3 <text:s/>- <text:s/>single stranded dna binding protein 3, ADCYAP1R1 <text:s/>- <text:s/>adenylate cyclase activating polypeptide 1 (pituitary) receptor type i, STMN1 <text:s/>- <text:s/>stathmin 1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POU2F2 <text:s/>- <text:s/>pou class 2 homeobox 2, ONECUT2 <text:s/>- <text:s/>one cut homeobox 2, SLC25A27 <text:s/>- <text:s/>solute carrier family 25, member 27, DACT1 <text:s/>- <text:s/>dishevelled-binding antagonist of beta-catenin 1, KIF23 <text:s/>- <text:s/>kinesin family member 23, KLF6 <text:s/>- <text:s/>kruppel-like factor 6, SLC20A1 <text:s/>- <text:s/>solute carrier family 20 (phosphate transporter), member 1, CNST <text:s/>- <text:s/>consortin, connexin sorting protein, VASH2 <text:s/>- <text:s/>vasohibin 2, CHD6 <text:s/>- <text:s/>chromodomain helicase dna binding protein 6, PRKACA <text:s/>- <text:s/>protein kinase, camp-dependent, catalytic, alpha, T <text:s/>- <text:s/>t, brachyury homolog (mouse), SYT1 <text:s/>- <text:s/>synaptotagmin i, CCAR1 <text:s/>- <text:s/>cell division cycle and apoptosis regulator 1, KIF5B <text:s/>- <text:s/>kinesin family member 5b, VPS35 <text:s/>- <text:s/>vacuolar protein sorting 35 homolog (s. cerevisiae), CTH <text:s/>- <text:s/>cystathionase (cystathionine gamma-lyase), SUN2 <text:s/>- <text:s/>sad1 and unc84 domain containing 2, HIVEP3 <text:s/>- <text:s/>human immunodeficiency virus type i enhancer binding protein 3, CTBP2 <text:s/>- <text:s/>c-terminal binding protein 2, CHFR <text:s/>- <text:s/>checkpoint with forkhead and ring finger domains, e3 ubiquitin protein ligase, CITED4 <text:s/>- <text:s/>cbp/p300-interacting transactivator, with glu/asp-rich carboxy-terminal domain, 4, SETD3 <text:s/>- <text:s/>set domain containing 3, ATF7IP <text:s/>- <text:s/>activating transcription factor 7 interacting protein, AIMP2 <text:s/>- <text:s/>aminoacyl trna synthetase complex-interacting multifunctional protein 2, CREB3L3 <text:s/>- <text:s/>camp responsive element binding protein 3-like 3, STXBP1 <text:s/>- <text:s/>syntaxin binding protein 1, DEPDC1B <text:s/>- <text:s/>dep domain containing 1b, HDGFRP2 <text:s/>- <text:s/>hepatoma-derived growth factor-related protein 2, UBE2C <text:s/>- <text:s/>ubiquitin-conjugating enzyme e2c, C11orf35 <text:s/>- <text:s/>chromosome 11 open reading frame 35, PTF1A <text:s/>- <text:s/>pancreas specific transcription factor, 1a, PPP2R1A <text:s/>- <text:s/>protein phosphatase 2, regulatory subunit a, alpha, PPP1R7 <text:s/>- <text:s/>protein phosphatase 1, regulatory subunit 7, ZBTB46 <text:s/>- <text:s/>zinc finger and btb domain containing 46, ABCD2 <text:s/>- <text:s/>atp-binding cassette, sub-family d (ald), member 2, FKBP8 <text:s/>- <text:s/>fk506 binding protein 8, 38kda, AURKC <text:s/>- <text:s/>aurora kinase c, MED21 <text:s/>- <text:s/>mediator complex subunit 21, STK11 <text:s/>- <text:s/>serine/threonine kinase 11, KIT <text:s/>- <text:s/>v-kit hardy-zuckerman 4 feline sarcoma viral oncogene homolog, CDKL5 <text:s/>- <text:s/>cyclin-dependent kinase-like 5, TGIF2 <text:s/>- <text:s/>tgfb-induced factor homeobox 2, BCL2L13 <text:s/>- <text:s/>bcl2-like 13 (apoptosis facilitator), NEK7 <text:s/>- <text:s/>nima-related kinase 7, FZD2 <text:s/>- <text:s/>frizzled family receptor 2, AURKA <text:s/>- <text:s/>aurora kinase a, LIN28A <text:s/>- <text:s/>lin-28 homolog a (c. elegans), CRKL <text:s/>- <text:s/>v-crk avian sarcoma virus ct10 oncogene homolog-like, RNF165 <text:s/>- <text:s/>ring finger protein 165, POLDIP3 <text:s/>- <text:s/>polymerase (dna-directed), delta interacting protein 3, JUN <text:s/>- <text:s/>jun proto-oncogene, JARID2 <text:s/>- <text:s/>jumonji, at rich interactive domain 2, PRODH <text:s/>- <text:s/>proline dehydrogenase (oxidase) 1, STAT3 <text:s/>- <text:s/>signal transducer and activator of transcription 3 (acute-phase response factor), JUNB <text:s/>- <text:s/>jun b proto-oncogene, E2F8 <text:s/>- <text:s/>e2f transcription factor 8, VRK3 <text:s/>- <text:s/>vaccinia related kinase 3, ING5 <text:s/>- <text:s/>inhibitor of growth family, member 5, MID2 <text:s/>- <text:s/>midline 2, SLC25A33 <text:s/>- <text:s/>solute carrier family 25 (pyrimidine nucleotide carrier), member 33, ASPM <text:s/>- <text:s/>asp (abnormal spindle) homolog, microcephaly associated (drosophila), MAP2K6 <text:s/>- <text:s/>mitogen-activated protein kinase kinase 6, PRKD2 <text:s/>- <text:s/>protein kinase d2, MAP2K1 <text:s/>- <text:s/>mitogen-activated protein kinase kinase 1, HMGA2 <text:s/>- <text:s/>high mobility group at-hook 2, DSTN <text:s/>- <text:s/>destrin (actin depolymerizing factor), PHF5A <text:s/>- <text:s/>phd finger protein 5a, MAPK7 <text:s/>- <text:s/>mitogen-activated protein kinase 7, FAM178A <text:s/>- <text:s/>family with sequence similarity 178, member a, GATA3 <text:s/>- <text:s/>gata binding protein 3, HMGN3 <text:s/>- <text:s/>high mobility group nucleosomal binding domain 3, PRKCZ <text:s/>- <text:s/>protein kinase c, zeta, BAMBI <text:s/>- <text:s/>bmp and activin membrane-bound inhibitor, CCDC88A <text:s/>- <text:s/>coiled-coil domain containing 88a, SREBF1 <text:s/>- <text:s/>sterol regulatory element binding transcription factor 1, PRKAR1A <text:s/>- <text:s/>protein kinase, camp-dependent, regulatory, type i, alpha, ANK3 <text:s/>- <text:s/>ankyrin 3, node of ranvier (ankyrin g), DEDD2 <text:s/>- <text:s/>death effector domain containing 2, PHLDB2 <text:s/>- <text:s/>pleckstrin homology-like domain, family b, member 2, LACRT <text:s/>- <text:s/>lacritin, PAX1 <text:s/>- <text:s/>paired box 1, PAX6 <text:s/>- <text:s/>paired box 6, ZNF385A <text:s/>- <text:s/>zinc finger protein 385a, CXCL9 <text:s/>- <text:s/>chemokine (c-x-c motif) ligand 9, PAX3 <text:s/>- <text:s/>paired box 3, SIN3A <text:s/>- <text:s/>sin3 transcription regulator family member a, RAB8B <text:s/>- <text:s/>rab8b, member ras oncogene family, CXCL12 <text:s/>- <text:s/>chemokine (c-x-c motif) ligand 12, MID1 <text:s/>- <text:s/>midline 1 (opitz/bbb syndrome), TMEM33 <text:s/>- <text:s/>transmembrane protein 33, MAP3K10 <text:s/>- <text:s/>mitogen-activated protein kinase kinase kinase 10, MLH1 <text:s/>- <text:s/>mutl homolog 1, colon cancer, nonpolyposis type 2 (e. coli), PBX1 <text:s/>- <text:s/>pre-b-cell leukemia homeobox 1, MAP3K9 <text:s/>- <text:s/>mitogen-activated protein kinase kinase kinase 9, ZNF287 <text:s/>- <text:s/>zinc finger protein 287, WHAMM <text:s/>- <text:s/>was protein homolog associated with actin, golgi membranes and microtubules, TBC1D10A <text:s/>- <text:s/>tbc1 domain family, member 10a, CBX8 <text:s/>- <text:s/>chromobox homolog 8, MYRIP <text:s/>- <text:s/>myosin viia and rab interacting protein, RNF220 <text:s/>- <text:s/>ring finger protein 220, MSH6 <text:s/>- <text:s/>muts homolog 6 (e. coli), CHP1 <text:s/>- <text:s/>calcineurin-like ef-hand protein 1, NUMBL <text:s/>- <text:s/>numb homolog (drosophila)-like, RPS6KA5 <text:s/>- <text:s/>ribosomal protein s6 kinase, 90kda, polypeptide 5, ANAPC15 <text:s/>- <text:s/>anaphase promoting complex subunit 15, GUCA2A <text:s/>- <text:s/>guanylate cyclase activator 2a (guanylin), P2RY6 <text:s/>- <text:s/>pyrimidinergic receptor p2y, g-protein coupled, 6, P4HB <text:s/>- <text:s/>prolyl 4-hydroxylase, beta polypeptide, STK17B <text:s/>- <text:s/>serine/threonine kinase 17b, LRTM2 <text:s/>- <text:s/>leucine-rich repeats and transmembrane domains 2, CHEK2 <text:s/>- <text:s/>checkpoint kinase 2, GOLPH3L <text:s/>- <text:s/>golgi phosphoprotein 3-like, CACUL1 <text:s/>- <text:s/>cdk2-associated, cullin domain 1, PAK3 <text:s/>- <text:s/>p21 protein (cdc42/rac)-activated kinase 3, DUSP10 <text:s/>- <text:s/>dual specificity phosphatase 10, ARNTL <text:s/>- <text:s/>aryl hydrocarbon receptor nuclear translocator-like, RNF31 <text:s/>- <text:s/>ring finger protein 31, H2AFZ <text:s/>- <text:s/>h2a histone family, member z, H2AFX <text:s/>- <text:s/>h2a histone family, member x, PAX8 <text:s/>- <text:s/>paired box 8, CDC20B <text:s/>- <text:s/>cell division cycle 20b, HIST1H1B <text:s/>- <text:s/>histone cluster 1, h1b, AURKB <text:s/>- <text:s/>aurora kinase b, PDGFRB <text:s/>- <text:s/>platelet-derived growth factor receptor, beta polypeptide, BUB3 <text:s/>- <text:s/>bub3 mitotic checkpoint protein, RHOB <text:s/>- <text:s/>ras homolog family member b, ARID1B <text:s/>- <text:s/>at rich interactive domain 1b (swi1-like), BTG2 <text:s/>- <text:s/>btg family, member 2, MED30 <text:s/>- <text:s/>mediator complex subunit 30, MEF2D <text:s/>- <text:s/>myocyte enhancer factor 2d, PEG3 <text:s/>- <text:s/>paternally expressed 3, LRP8 <text:s/>- <text:s/>low density lipoprotein receptor-related protein 8, apolipoprotein e receptor, AMIGO2 <text:s/>- <text:s/>adhesion molecule with ig-like domain 2, ROGDI <text:s/>- <text:s/>rogdi homolog (drosophila), PCNA <text:s/>- <text:s/>proliferating cell nuclear antigen, PRDM2 <text:s/>- <text:s/>pr domain containing 2, with znf domain, S100B <text:s/>- <text:s/>s100 calcium binding protein b, DAXX <text:s/>- <text:s/>death-domain associated protein, MAP3K12 <text:s/>- <text:s/>mitogen-activated protein kinase kinase kinase 12, PCK2 <text:s/>- <text:s/>phosphoenolpyruvate carboxykinase 2 (mitochondrial), DAPK1 <text:s/>- <text:s/>death-associated protein kinase 1, TUBB2B <text:s/>- <text:s/>tubulin, beta 2b class iib, BMPER <text:s/>- <text:s/>bmp binding endothelial regulator, TPCN1 <text:s/>- <text:s/>two pore segment channel 1, HGS <text:s/>- <text:s/>hepatocyte growth factor-regulated tyrosine kinase substrate, DYRK1B <text:s/>- <text:s/>dual-specificity tyrosine-(y)-phosphorylation regulated kinase 1b, HDAC1 <text:s/>- <text:s/>histone deacetylase 1, KAT7 <text:s/>- <text:s/>k(lysine) acetyltransferase 7, XDH <text:s/>- <text:s/>xanthine dehydrogenase, ANAPC11 <text:s/>- <text:s/>anaphase promoting complex subunit 11, NLGN2 <text:s/>- <text:s/>neuroligin 2, GOLGA2 <text:s/>- <text:s/>golgin a2, DSCAM <text:s/>- <text:s/>down syndrome cell adhesion molecule, GTSE1 <text:s/>- <text:s/>g-2 and s-phase expressed 1, ATP1B1 <text:s/>- <text:s/>atpase, na+/k+ transporting, beta 1 polypeptide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SCAMP5 <text:s/>- <text:s/>secretory carrier membrane protein 5, SPPL3 <text:s/>- <text:s/>signal peptide peptidase like 3, FOXN4 <text:s/>- <text:s/>forkhead box n4, DIXDC1 <text:s/>- <text:s/>dix domain containing 1, TBX19 <text:s/>- <text:s/>t-box 19, DUSP6 <text:s/>- <text:s/>dual specificity phosphatase 6, PLIN5 <text:s/>- <text:s/>perilipin 5, ADNP2 <text:s/>- <text:s/>adnp homeobox 2, MKL1 <text:s/>- <text:s/>megakaryoblastic leukemia (translocation) 1, WNT3 <text:s/>- <text:s/>wingless-type mmtv integration site family, member 3, SPDYA <text:s/>- <text:s/>speedy/ringo cell cycle regulator family member a, PER1 <text:s/>- <text:s/>period circadian clock 1, WNT6 <text:s/>- <text:s/>wingless-type mmtv integration site family, member 6, LDB2 <text:s/>- <text:s/>lim domain binding 2, TRPV1 <text:s/>- <text:s/>transient receptor potential cation channel, subfamily v, member 1, SLC45A3 <text:s/>- <text:s/>solute carrier family 45, member 3, ATP2B4 <text:s/>- <text:s/>atpase, ca++ transporting, plasma membrane 4, WARS <text:s/>- <text:s/>tryptophanyl-trna synthetase, DTWD2 <text:s/>- <text:s/>dtw domain containing 2, MAP3K6 <text:s/>- <text:s/>mitogen-activated protein kinase kinase kinase 6, HBEGF <text:s/>- <text:s/>heparin-binding egf-like growth factor, PITX2 <text:s/>- <text:s/>paired-like homeodomain 2, PITX3 <text:s/>- <text:s/>paired-like homeodomain 3, SHC1 <text:s/>- <text:s/>shc (src homology 2 domain containing) transforming protein 1, PNPT1 <text:s/>- <text:s/>polyribonucleotide nucleotidyltransferase 1, DLG1 <text:s/>- <text:s/>discs, large homolog 1 (drosophila), BAI2 <text:s/>- <text:s/>brain-specific angiogenesis inhibitor 2, SHH <text:s/>- <text:s/>sonic hedgehog, DLX1 <text:s/>- <text:s/>distal-less homeobox 1, YPEL3 <text:s/>- <text:s/>yippee-like 3 (drosophila), DLX2 <text:s/>- <text:s/>distal-less homeobox 2, LRP6 <text:s/>- <text:s/>low density lipoprotein receptor-related protein 6, DLX3 <text:s/>- <text:s/>distal-less homeobox 3, INHBE <text:s/>- <text:s/>inhibin, beta e, PIK3R1 <text:s/>- <text:s/>phosphoinositide-3-kinase, regulatory subunit 1 (alpha), B2M <text:s/>- <text:s/>beta-2-microglobulin, GRB14 <text:s/>- <text:s/>growth factor receptor-bound protein 14, RHNO1 <text:s/>- <text:s/>rad9-hus1-rad1 interacting nuclear orphan 1, LUM <text:s/>- <text:s/>lumican, SPAG9 <text:s/>- <text:s/>sperm associated antigen 9, PLEKHF1 <text:s/>- <text:s/>pleckstrin homology domain containing, family f (with fyve domain) member 1, SESN2 <text:s/>- <text:s/>sestrin 2, NQO1 <text:s/>- <text:s/>nad(p)h dehydrogenase, quinone 1, SIX1 <text:s/>- <text:s/>six homeobox 1, MAB21L1 <text:s/>- <text:s/>mab-21-like 1 (c. elegans), SFRP1 <text:s/>- <text:s/>secreted frizzled-related protein 1, GRIN2A <text:s/>- <text:s/>glutamate receptor, ionotropic, n-methyl d-aspartate 2a, ZIC1 <text:s/>- <text:s/>zic family member 1, PIAS4 <text:s/>- <text:s/>protein inhibitor of activated stat, 4, DNM2 <text:s/>- <text:s/>dynamin 2, SMAD2 <text:s/>- <text:s/>smad family member 2, ZNF711 <text:s/>- <text:s/>zinc finger protein 711, CNBP <text:s/>- <text:s/>cchc-type zinc finger, nucleic acid binding protein, SRSF6 <text:s/>- <text:s/>serine/arginine-rich splicing factor 6, CDKL2 <text:s/>- <text:s/>cyclin-dependent kinase-like 2 (cdc2-related kinase), ZIC3 <text:s/>- <text:s/>zic family member 3, GPAM <text:s/>- <text:s/>glycerol-3-phosphate acyltransferase, mitochondrial, SLX1A <text:s/>- <text:s/>slx1 structure-specific endonuclease subunit homolog a (s. cerevisiae), BCL2L1 <text:s/>- <text:s/>bcl2-like 1, CCND1 <text:s/>- <text:s/>cyclin d1, GSK3B <text:s/>- <text:s/>glycogen synthase kinase 3 beta, SMAD6 <text:s/>- <text:s/>smad family member 6, SH3BGR <text:s/>- <text:s/>sh3 domain binding glutamic acid-rich protein, ITSN1 <text:s/>- <text:s/>intersectin 1 (sh3 domain protein), PDIA3 <text:s/>- <text:s/>protein disulfide isomerase family a, member 3, MAF <text:s/>- <text:s/>v-maf avian musculoaponeurotic fibrosarcoma oncogene homolog, CCNK <text:s/>- <text:s/>cyclin k, MAPRE1 <text:s/>- <text:s/>microtubule-associated protein, rp/eb family, member 1, HSPA1B <text:s/>- <text:s/>heat shock 70kda protein 1b, FAM83D <text:s/>- <text:s/>family with sequence similarity 83, member d, BNIP3 <text:s/>- <text:s/>bcl2/adenovirus e1b 19kda interacting protein 3, MARK2 <text:s/>- <text:s/>map/microtubule affinity-regulating kinase 2, BNIP3L <text:s/>- <text:s/>bcl2/adenovirus e1b 19kda interacting protein 3-like, SIX5 <text:s/>- <text:s/>six homeobox 5, ITM2C <text:s/>- <text:s/>integral membrane protein 2c, MAPRE3 <text:s/>- <text:s/>microtubule-associated protein, rp/eb family, member 3, CASZ1 <text:s/>- <text:s/>castor zinc finger 1, BNIP2 <text:s/>- <text:s/>bcl2/adenovirus e1b 19kda interacting protein 2, STRA13 <text:s/>- <text:s/>stimulated by retinoic acid 13, ELK1 <text:s/>- <text:s/>elk1, member of ets oncogene family, GORAB <text:s/>- <text:s/>golgin, rab6-interacting, RFX2 <text:s/>- <text:s/>regulatory factor x, 2 (influences hla class ii expression), RACGAP1 <text:s/>- <text:s/>rac gtpase activating protein 1, EPAS1 <text:s/>- <text:s/>endothelial pas domain protein 1, ZFP36L2 <text:s/>- <text:s/>zfp36 ring finger protein-like 2, ATP6AP2 <text:s/>- <text:s/>atpase, h+ transporting, lysosomal accessory protein 2, WASF2 <text:s/>- <text:s/>was protein family, member 2, SIRT2 <text:s/>- <text:s/>sirtuin 2, ENG <text:s/>- <text:s/>endoglin, RAD18 <text:s/>- <text:s/>rad18 homolog (s. cerevisiae), RLN2 <text:s/>- <text:s/>relaxin 2, TPX2 <text:s/>- <text:s/>tpx2, microtubule-associated, BDNF <text:s/>- <text:s/>brain-derived neurotrophic factor, SPRED2 <text:s/>- <text:s/>sprouty-related, evh1 domain containing 2, TRIM11 <text:s/>- <text:s/>tripartite motif containing 11, APLF <text:s/>- <text:s/>aprataxin and pnkp like factor, PPP1R12A <text:s/>- <text:s/>protein phosphatase 1, regulatory subunit 12a, BLM <text:s/>- <text:s/>bloom syndrome, recq helicase-like, GRHL1 <text:s/>- <text:s/>grainyhead-like 1 (drosophila), ALYREF <text:s/>- <text:s/>aly/ref export factor, TTK <text:s/>- <text:s/>ttk protein kinase, PSME3 <text:s/>- <text:s/>proteasome (prosome, macropain) activator subunit 3 (pa28 gamma; ki), ELAVL1 <text:s/>- <text:s/>elav (embryonic lethal, abnormal vision, drosophila)-like 1 (hu antigen r), HOXD3 <text:s/>- <text:s/>homeobox d3, BARHL1 <text:s/>- <text:s/>barh-like homeobox 1, LDB1 <text:s/>- <text:s/>lim domain binding 1, ANKRD49 <text:s/>- <text:s/>ankyrin repeat domain 49, TRDN <text:s/>- <text:s/>triadin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CNOT1 <text:s/>- <text:s/>ccr4-not transcription complex, subunit 1, OLIG2 <text:s/>- <text:s/>oligodendrocyte lineage transcription factor 2, MYRF <text:s/>- <text:s/>myelin regulatory factor, TRIB1 <text:s/>- <text:s/>tribbles homolog 1 (drosophila), ARHGEF7 <text:s/>- <text:s/>rho guanine nucleotide exchange factor (gef) 7, GDF11 <text:s/>- <text:s/>growth differentiation factor 11, IGSF9B <text:s/>- <text:s/>immunoglobulin superfamily, member 9b, OSCP1 <text:s/>- <text:s/>organic solute carrier partner 1, NABP2 <text:s/>- <text:s/>nucleic acid binding protein 2, PRDM9 <text:s/>- <text:s/>pr domain containing 9, CA7 <text:s/>- <text:s/>carbonic anhydrase vii, RNF4 <text:s/>- <text:s/>ring finger protein 4, KDM1A <text:s/>- <text:s/>lysine (k)-specific demethylase 1a, TSPAN5 <text:s/>- <text:s/>tetraspanin 5, HNRNPR <text:s/>- <text:s/>heterogeneous nuclear ribonucleoprotein r, TMEM108 <text:s/>- <text:s/>transmembrane protein 108, HNRNPLL <text:s/>- <text:s/>heterogeneous nuclear ribonucleoprotein l-like, SERTAD1 <text:s/>- <text:s/>serta domain containing 1, RORB <text:s/>- <text:s/>rar-related orphan receptor b, SERTAD3 <text:s/>- <text:s/>serta domain containing 3, RORC <text:s/>- <text:s/>rar-related orphan receptor c, OSGIN1 <text:s/>- <text:s/>oxidative stress induced growth inhibitor 1, E2F3 <text:s/>- <text:s/>e2f transcription factor 3, SPRY2 <text:s/>- <text:s/>sprouty homolog 2 (drosophila), MVD <text:s/>- <text:s/>mevalonate (diphospho) decarboxylase, CACNA1G <text:s/>- <text:s/>calcium channel, voltage-dependent, t type, alpha 1g subunit, POMT2 <text:s/>- <text:s/>protein-o-mannosyltransferase 2, AP3D1 <text:s/>- <text:s/>adaptor-related protein complex 3, delta 1 subunit, AKAP8 <text:s/>- <text:s/>a kinase (prka) anchor protein 8, TRAF2 <text:s/>- <text:s/>tnf receptor-associated factor 2, BARHL2 <text:s/>- <text:s/>barh-like homeobox 2, BOLL <text:s/>- <text:s/>bol, boule-like (drosophila), HSPA1L <text:s/>- <text:s/>heat shock 70kda protein 1-like, EDA <text:s/>- <text:s/>ectodysplasin a, NET1 <text:s/>- <text:s/>neuroepithelial cell transforming 1, HSPA5 <text:s/>- <text:s/>heat shock 70kda protein 5 (glucose-regulated protein, 78kda), NR2C2 <text:s/>- <text:s/>nuclear receptor subfamily 2, group c, member 2, SKAP2 <text:s/>- <text:s/>src kinase associated phosphoprotein 2, ECE1 <text:s/>- <text:s/>endothelin converting enzyme 1, HES5 <text:s/>- <text:s/>hairy and enhancer of split 5 (drosophila), PTCH2 <text:s/>- <text:s/>patched 2, HLA-E <text:s/>- <text:s/>major histocompatibility complex, class i, e, FABP3 <text:s/>- <text:s/>fatty acid binding protein 3, muscle and heart (mammary-derived growth inhibitor), HMGN1 <text:s/>- <text:s/>high mobility group nucleosome binding domain 1, HMGB2 <text:s/>- <text:s/>high mobility group box 2, HMGB1 <text:s/>- <text:s/>high mobility group box 1, HLX <text:s/>- <text:s/>h2.0-like homeobox, BCL2L11 <text:s/>- <text:s/>bcl2-like 11 (apoptosis facilitator), PTK2B <text:s/>- <text:s/>protein tyrosine kinase 2 beta, CASP9 <text:s/>- <text:s/>caspase 9, apoptosis-related cysteine peptidase, TNKS <text:s/>- <text:s/>tankyrase, trf1-interacting ankyrin-related adp-ribose polymerase, TNRC6B <text:s/>- <text:s/>trinucleotide repeat containing 6b, CASP2 <text:s/>- <text:s/>caspase 2, apoptosis-related cysteine peptidase, AGO1 <text:s/>- <text:s/>argonaute risc catalytic component 1, HLA-DRB5 <text:s/>- <text:s/>major histocompatibility complex, class ii, dr beta 5, FASN <text:s/>- <text:s/>fatty acid synthase, RPA2 <text:s/>- <text:s/>replication protein a2, 32kda, COA3 <text:s/>- <text:s/>cytochrome c oxidase assembly factor 3, TWSG1 <text:s/>- <text:s/>twisted gastrulation homolog 1 (drosophila), ETV4 <text:s/>- <text:s/>ets variant 4, SH2D3C <text:s/>- <text:s/>sh2 domain containing 3c, ETV6 <text:s/>- <text:s/>ets variant 6, HK2 <text:s/>- <text:s/>hexokinase 2, RPLP1 <text:s/>- <text:s/>ribosomal protein, large, p1, LAMTOR1 <text:s/>- <text:s/>late endosomal/lysosomal adaptor, mapk and mtor activator 1, VLDLR <text:s/>- <text:s/>very low density lipoprotein receptor, UVRAG <text:s/>- <text:s/>uv radiation resistance associated, CKAP2 <text:s/>- <text:s/>cytoskeleton associated protein 2, CDC23 <text:s/>- <text:s/>cell division cycle 23, NCOA2 <text:s/>- <text:s/>nuclear receptor coactivator 2, MSX1 <text:s/>- <text:s/>msh homeobox 1, EZH2 <text:s/>- <text:s/>enhancer of zeste homolog 2 (drosophila), CALM3 <text:s/>- <text:s/>calmodulin 3 (phosphorylase kinase, delta), MSX2 <text:s/>- <text:s/>msh homeobox 2, UBE2K <text:s/>- <text:s/>ubiquitin-conjugating enzyme e2k, VCP <text:s/>- <text:s/>valosin containing protein, CREB3 <text:s/>- <text:s/>camp responsive element binding protein 3, HIC1 <text:s/>- <text:s/>hypermethylated in cancer 1, HIF1A <text:s/>- <text:s/>hypoxia inducible factor 1, alpha subunit (basic helix-loop-helix transcription factor), IL23R <text:s/>- <text:s/>interleukin 23 receptor, KIF14 <text:s/>- <text:s/>kinesin family member 14, CCT6A <text:s/>- <text:s/>chaperonin containing tcp1, subunit 6a (zeta 1), TRADD <text:s/>- <text:s/>tnfrsf1a-associated via death domain, HOXB4 <text:s/>- <text:s/>homeobox b4, PASK <text:s/>- <text:s/>pas domain containing serine/threonine kinase, EHF <text:s/>- <text:s/>ets homologous factor, FAM20B <text:s/>- <text:s/>family with sequence similarity 20, member b, HMG20B <text:s/>- <text:s/>high mobility group 20b, UBB <text:s/>- <text:s/>ubiquitin b, ERG <text:s/>- <text:s/>v-ets avian erythroblastosis virus e26 oncogene homolog, ESRRB <text:s/>- <text:s/>estrogen-related receptor beta, ARRDC4 <text:s/>- <text:s/>arrestin domain containing 4, HNRNPL <text:s/>- <text:s/>heterogeneous nuclear ribonucleoprotein l, SALL4 <text:s/>- <text:s/>sal-like 4 (drosophila), RPS6KA2 <text:s/>- <text:s/>ribosomal protein s6 kinase, 90kda, polypeptide 2, ETS2 <text:s/>- <text:s/>v-ets avian erythroblastosis virus e26 oncogene homolog 2, RPS6KA1 <text:s/>- <text:s/>ribosomal protein s6 kinase, 90kda, polypeptide 1, ACTR3B <text:s/>- <text:s/>arp3 actin-related protein 3 homolog b (yeast), FGF20 <text:s/>- <text:s/>fibroblast growth factor 20, STOM <text:s/>- <text:s/>stomatin, RUNX3 <text:s/>- <text:s/>runt-related transcription factor 3, RYR2 <text:s/>- <text:s/>ryanodine receptor 2 (cardiac), RAB11A <text:s/>- <text:s/>rab11a, member ras oncogene family, SORT1 <text:s/>- <text:s/>sortilin 1, HNRNPA1 <text:s/>- <text:s/>heterogeneous nuclear ribonucleoprotein a1, EPHB1 <text:s/>- <text:s/>eph receptor b1, CAT <text:s/>- <text:s/>catalase, HNRNPAB <text:s/>- <text:s/>heterogeneous nuclear ribonucleoprotein a/b, UCP2 <text:s/>- <text:s/>uncoupling protein 2 (mitochondrial, proton carrier), EPHA8 <text:s/>- <text:s/>eph receptor a8, EPHA7 <text:s/>- <text:s/>eph receptor a7, ARIH2 <text:s/>- <text:s/>ariadne homolog 2 (drosophila), NANOS1 <text:s/>- <text:s/>nanos homolog 1 (drosophila), HMGCR <text:s/>- <text:s/>3-hydroxy-3-methylglutaryl-coa reductase, RBX1 <text:s/>- <text:s/>ring-box 1, e3 ubiquitin protein ligase, UBE2D3 <text:s/>- <text:s/>ubiquitin-conjugating enzyme e2d 3, TMEM161A <text:s/>- <text:s/>transmembrane protein 161a, CCNC <text:s/>- <text:s/>cyclin c, PLEKHG2 <text:s/>- <text:s/>pleckstrin homology domain containing, family g (with rhogef domain) member 2, RTN4 <text:s/>- <text:s/>reticulon 4, ERBB4 <text:s/>- <text:s/>v-erb-b2 avian erythroblastic leukemia viral oncogene homolog 4, MPP2 <text:s/>- <text:s/>membrane protein, palmitoylated 2 (maguk p55 subfamily member 2), PRMT5 <text:s/>- <text:s/>protein arginine methyltransferase 5, ERCC2 <text:s/>- <text:s/>excision repair cross-complementing rodent repair deficiency, complementation group 2, ATAD2 <text:s/>- <text:s/>atpase family, aaa domain containing 2, EPS15 <text:s/>- <text:s/>epidermal growth factor receptor pathway substrate 15, HMX2 <text:s/>- <text:s/>h6 family homeobox 2, CDC6 <text:s/>- <text:s/>cell division cycle 6, CDC25A <text:s/>- <text:s/>cell division cycle 25a, FOXK2 <text:s/>- <text:s/>forkhead box k2, SASH3 <text:s/>- <text:s/>sam and sh3 domain containing 3, CDC20 <text:s/>- <text:s/>cell division cycle 20, FN1 <text:s/>- <text:s/>fibronectin 1, CDK1 <text:s/>- <text:s/>cyclin-dependent kinase 1, CDH1 <text:s/>- <text:s/>cadherin 1, type 1, e-cadherin (epithelial), STAMBP <text:s/>- <text:s/>stam binding protein, CDH3 <text:s/>- <text:s/>cadherin 3, type 1, p-cadherin (placental), CDH2 <text:s/>- <text:s/>cadherin 2, type 1, n-cadherin (neuronal), ARID3B <text:s/>- <text:s/>at rich interactive domain 3b (bright-like), TOX3 <text:s/>- <text:s/>tox high mobility group box family member 3, ENC1 <text:s/>- <text:s/>ectodermal-neural cortex 1 (with btb domain), CDC25B <text:s/>- <text:s/>cell division cycle 25b, CAMTA1 <text:s/>- <text:s/>calmodulin binding transcription activator 1, RBMX <text:s/>- <text:s/>rna binding motif protein, x-linked, PKP4 <text:s/>- <text:s/>plakophilin 4, PIK3R3 <text:s/>- <text:s/>phosphoinositide-3-kinase, regulatory subunit 3 (gamma), ETAA1 <text:s/>- <text:s/>ewing tumor-associated antigen 1, OSM <text:s/>- <text:s/>oncostatin m, CD74 <text:s/>- <text:s/>cd74 molecule, major histocompatibility complex, class ii invariant chain, INHBC <text:s/>- <text:s/>inhibin, beta c, FOXM1 <text:s/>- <text:s/>forkhead box m1, USP16 <text:s/>- <text:s/>ubiquitin specific peptidase 16, ARC <text:s/>- <text:s/>activity-regulated cytoskeleton-associated protein, FOXO1 <text:s/>- <text:s/>forkhead box o1, UBE2S <text:s/>- <text:s/>ubiquitin-conjugating enzyme e2s, ILF2 <text:s/>- <text:s/>interleukin enhancer binding factor 2, CDC14B <text:s/>- <text:s/>cell division cycle 14b, SOST <text:s/>- <text:s/>sclerostin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SLC44A4 <text:s/>- <text:s/>solute carrier family 44, member 4, FOXG1 <text:s/>- <text:s/>forkhead box g1, CAND1 <text:s/>- <text:s/>cullin-associated and neddylation-dissociated 1, EAF2 <text:s/>- <text:s/>ell associated factor 2, PSMD10 <text:s/>- <text:s/>proteasome (prosome, macropain) 26s subunit, non-atpase, 10, KDM3A <text:s/>- <text:s/>lysine (k)-specific demethylase 3a, CLEC16A <text:s/>- <text:s/>c-type lectin domain family 16, member a, DERL2 <text:s/>- <text:s/>derlin 2, IL6ST <text:s/>- <text:s/>interleukin 6 signal transducer (gp130, oncostatin m receptor), FGFR2 <text:s/>- <text:s/>fibroblast growth factor receptor 2, PSME2 <text:s/>- <text:s/>proteasome (prosome, macropain) activator subunit 2 (pa28 beta), IRS1 <text:s/>- <text:s/>insulin receptor substrate 1, DDR2 <text:s/>- <text:s/>discoidin domain receptor tyrosine kinase 2, ISL1 <text:s/>- <text:s/>isl lim homeobox 1, GOLT1B <text:s/>- <text:s/>golgi transport 1b, MAML1 <text:s/>- <text:s/>mastermind-like 1 (drosophila), BCLAF1 <text:s/>- <text:s/>bcl2-associated transcription factor 1, TARBP2 <text:s/>- <text:s/>tar (hiv-1) rna binding protein 2, PTGER4 <text:s/>- <text:s/>prostaglandin e receptor 4 (subtype ep4), RASSF2 <text:s/>- <text:s/>ras association (ralgds/af-6) domain family member 2, KHSRP <text:s/>- <text:s/>kh-type splicing regulatory protein, FER <text:s/>- <text:s/>fer (fps/fes related) tyrosine kinase, CEBPG <text:s/>- <text:s/>ccaat/enhancer binding protein (c/ebp), gamma, CREBRF <text:s/>- <text:s/>creb3 regulatory factor, NEK10 <text:s/>- <text:s/>nima-related kinase 10, INSIG1 <text:s/>- <text:s/>insulin induced gene 1, CCT7 <text:s/>- <text:s/>chaperonin containing tcp1, subunit 7 (eta), INSM1 <text:s/>- <text:s/>insulinoma-associated 1, NDUFA13 <text:s/>- <text:s/>nadh dehydrogenase (ubiquinone) 1 alpha subcomplex, 13, CXCL10 <text:s/>- <text:s/>chemokine (c-x-c motif) ligand 10, SORBS1 <text:s/>- <text:s/>sorbin and sh3 domain containing 1, PTPN1 <text:s/>- <text:s/>protein tyrosine phosphatase, non-receptor type 1, PPP1R13B <text:s/>- <text:s/>protein phosphatase 1, regulatory subunit 13b, IRF6 <text:s/>- <text:s/>interferon regulatory factor 6, RNF40 <text:s/>- <text:s/>ring finger protein 40, e3 ubiquitin protein ligase, ZFP91 <text:s/>- <text:s/>zfp91 zinc finger protein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SH3D19 <text:s/>- <text:s/>sh3 domain containing 19, TIAM1 <text:s/>- <text:s/>t-cell lymphoma invasion and metastasis 1, RRN3 <text:s/>- <text:s/>rrn3 rna polymerase i transcription factor homolog (s. cerevisiae), NMT1 <text:s/>- <text:s/>n-myristoyltransferase 1, RFWD2 <text:s/>- <text:s/>ring finger and wd repeat domain 2, e3 ubiquitin protein ligase, TFB2M <text:s/>- <text:s/>transcription factor b2, mitochondrial, HERPUD1 <text:s/>- <text:s/>homocysteine-inducible, endoplasmic reticulum stress-inducible, ubiquitin-like domain member 1, LHX5 <text:s/>- <text:s/>lim homeobox 5, RIMS2 <text:s/>- <text:s/>regulating synaptic membrane exocytosis 2, PUM1 <text:s/>- <text:s/>pumilio homolog 1 (drosophila), GIPC1 <text:s/>- <text:s/>gipc pdz domain containing family, member 1, FOXN3 <text:s/>- <text:s/>forkhead box n3, ZFPM2 <text:s/>- <text:s/>zinc finger protein, fog family member 2, NFYA <text:s/>- <text:s/>nuclear transcription factor y, alpha, HDAC4 <text:s/>- <text:s/>histone deacetylase 4, INTU <text:s/>- <text:s/>inturned planar cell polarity protein, ID1 <text:s/>- <text:s/>inhibitor of dna binding 1, dominant negative helix-loop-helix protein, RAB3A <text:s/>- <text:s/>rab3a, member ras oncogene family, NFYC <text:s/>- <text:s/>nuclear transcription factor y, gamma, GLS2 <text:s/>- <text:s/>glutaminase 2 (liver, mitochondrial), WASF3 <text:s/>- <text:s/>was protein family, member 3, CLDN5 <text:s/>- <text:s/>claudin 5, FOXP2 <text:s/>- <text:s/>forkhead box p2, ID4 <text:s/>- <text:s/>inhibitor of dna binding 4, dominant negative helix-loop-helix protein, PIP4K2B <text:s/>- <text:s/>phosphatidylinositol-5-phosphate 4-kinase, type ii, beta, NKX6-1 <text:s/>- <text:s/>nk6 homeobox 1, NKX3-1 <text:s/>- <text:s/>nk3 homeobox 1, OTP <text:s/>- <text:s/>orthopedia homeobox, STOML2 <text:s/>- <text:s/>stomatin (epb72)-like 2, CLSTN3 <text:s/>- <text:s/>calsyntenin 3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DDX56 <text:s/>- <text:s/>dead (asp-glu-ala-asp) box helicase 56, CCP110 <text:s/>- <text:s/>centriolar coiled coil protein 110kda, NOX4 <text:s/>- <text:s/>nadph oxidase 4, SUZ12 <text:s/>- <text:s/>suz12 polycomb repressive complex 2 subunit, NEK2 <text:s/>- <text:s/>nima-related kinase 2, TEF <text:s/>- <text:s/>thyrotrophic embryonic factor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LIC1 <text:s/>- <text:s/>chloride intracellular channel 1, KHDRBS1 <text:s/>- <text:s/>kh domain containing, rna binding, signal transduction associated 1, NF2 <text:s/>- <text:s/>neurofibromin 2 (merlin), TAF8 <text:s/>- <text:s/>taf8 rna polymerase ii, tata box binding protein (tbp)-associated factor, 43kda, RAP2A <text:s/>- <text:s/>rap2a, member of ras oncogene family, KLF1 <text:s/>- <text:s/>kruppel-like factor 1 (erythroid), HEY2 <text:s/>- <text:s/>hairy/enhancer-of-split related with yrpw motif 2, FNIP1 <text:s/>- <text:s/>folliculin interacting protein 1, NEUROG1 <text:s/>- <text:s/>neurogenin 1, RARA <text:s/>- <text:s/>retinoic acid receptor, alpha, CDK5RAP3 <text:s/>- <text:s/>cdk5 regulatory subunit associated protein 3, CROCC <text:s/>- <text:s/>ciliary rootlet coiled-coil, rootletin, RBL2 <text:s/>- <text:s/>retinoblastoma-like 2 (p130), NEUROG3 <text:s/>- <text:s/>neurogenin 3, SCUBE1 <text:s/>- <text:s/>signal peptide, cub domain, egf-like 1, TGFB3 <text:s/>- <text:s/>transforming growth factor, beta 3, IRS4 <text:s/>- <text:s/>insulin receptor substrate 4, TGFB1I1 <text:s/>- <text:s/>transforming growth factor beta 1 induced transcript 1, RBM4 <text:s/>- <text:s/>rna binding motif protein 4, NUP93 <text:s/>- <text:s/>nucleoporin 93kda, ARID4A <text:s/>- <text:s/>at rich interactive domain 4a (rbp1-like), RASD2 <text:s/>- <text:s/>rasd family, member 2, SIX2 <text:s/>- <text:s/>six homeobox 2, KDM4A <text:s/>- <text:s/>lysine (k)-specific demethylase 4a, FOSB <text:s/>- <text:s/>fbj murine osteosarcoma viral oncogene homolog b, RBP4 <text:s/>- <text:s/>retinol binding protein 4, plasma, CUL3 <text:s/>- <text:s/>cullin 3, THBS1 <text:s/>- <text:s/>thrombospondin 1, CKS2 <text:s/>- <text:s/>cdc28 protein kinase regulatory subunit 2, CIRBP <text:s/>- <text:s/>cold inducible rna binding protein, CDCA2 <text:s/>- <text:s/>cell division cycle associated 2, KLF10 <text:s/>- <text:s/>kruppel-like factor 10, THY1 <text:s/>- <text:s/>thy-1 cell surface antigen, DMRTC2 <text:s/>- <text:s/>dmrt-like family c2, KLF11 <text:s/>- <text:s/>kruppel-like factor 11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960</text:p>
          </table:table-cell>
          <table:table-cell office:value-type="string" calcext:value-type="string">
            <text:p>regulation of nervous system development</text:p>
          </table:table-cell>
          <table:table-cell office:value-type="float" office:value="0.00000916" calcext:value-type="float">
            <text:p>0.00000916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1.43" calcext:value-type="float">
            <text:p>1.43</text:p>
          </table:table-cell>
          <table:table-cell office:value-type="float" office:value="13954" calcext:value-type="float">
            <text:p>13954</text:p>
          </table:table-cell>
          <table:table-cell office:value-type="float" office:value="627" calcext:value-type="float">
            <text:p>627</text:p>
          </table:table-cell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ZMYND8 <text:s/>- <text:s/>zinc finger, mynd-type containing 8, LRIG2 <text:s/>- <text:s/>leucine-rich repeats and immunoglobulin-like domains 2, MARK2 <text:s/>- <text:s/>map/microtubule affinity-regulating kinase 2, CDC20 <text:s/>- <text:s/>cell division cycle 20, EMX1 <text:s/>- <text:s/>empty spiracles homeobox 1, ITM2C <text:s/>- <text:s/>integral membrane protein 2c, FN1 <text:s/>- <text:s/>fibronectin 1, CDK1 <text:s/>- <text:s/>cyclin-dependent kinase 1, CASZ1 <text:s/>- <text:s/>castor zinc finger 1, KIF20B <text:s/>- <text:s/>kinesin family member 20b, PAX6 <text:s/>- <text:s/>paired box 6, CDH2 <text:s/>- <text:s/>cadherin 2, type 1, n-cadherin (neuronal), GORAB <text:s/>- <text:s/>golgin, rab6-interacting, ENC1 <text:s/>- <text:s/>ectodermal-neural cortex 1 (with btb domain), CXCL12 <text:s/>- <text:s/>chemokine (c-x-c motif) ligand 12, PBX1 <text:s/>- <text:s/>pre-b-cell leukemia homeobox 1, LGALS1 <text:s/>- <text:s/>lectin, galactoside-binding, soluble, 1, DBN1 <text:s/>- <text:s/>drebrin 1, SIRT2 <text:s/>- <text:s/>sirtuin 2, ASIC2 <text:s/>- <text:s/>acid-sensing (proton-gated) ion channel 2, NUMBL <text:s/>- <text:s/>numb homolog (drosophila)-like, SUFU <text:s/>- <text:s/>suppressor of fused homolog (drosophila), BDNF <text:s/>- <text:s/>brain-derived neurotrophic factor, SOX9 <text:s/>- <text:s/>sry (sex determining region y)-box 9, TRIM11 <text:s/>- <text:s/>tripartite motif containing 11, SYNGAP1 <text:s/>- <text:s/>synaptic ras gtpase activating protein 1, GRHL3 <text:s/>- <text:s/>grainyhead-like 3 (drosophila), FOXG1 <text:s/>- <text:s/>forkhead box g1, LRTM2 <text:s/>- <text:s/>leucine-rich repeats and transmembrane domains 2, PER2 <text:s/>- <text:s/>period circadian clock 2, HOXD3 <text:s/>- <text:s/>homeobox d3, BRINP2 <text:s/>- <text:s/>bone morphogenetic protein/retinoic acid inducible neural-specific 2, IL6ST <text:s/>- <text:s/>interleukin 6 signal transducer (gp130, oncostatin m receptor), PAK3 <text:s/>- <text:s/>p21 protein (cdc42/rac)-activated kinase 3, DUSP10 <text:s/>- <text:s/>dual specificity phosphatase 10, BMP6 <text:s/>- <text:s/>bone morphogenetic protein 6, ARNTL <text:s/>- <text:s/>aryl hydrocarbon receptor nuclear translocator-like, OLIG2 <text:s/>- <text:s/>oligodendrocyte lineage transcription factor 2, MYRF <text:s/>- <text:s/>myelin regulatory factor, SNCA <text:s/>- <text:s/>synuclein, alpha (non a4 component of amyloid precursor), ISL1 <text:s/>- <text:s/>isl lim homeobox 1, EOMES <text:s/>- <text:s/>eomesodermin, KDM1A <text:s/>- <text:s/>lysine (k)-specific demethylase 1a, LRP8 <text:s/>- <text:s/>low density lipoprotein receptor-related protein 8, apolipoprotein e receptor, PPARG <text:s/>- <text:s/>peroxisome proliferator-activated receptor gamma, AMIGO2 <text:s/>- <text:s/>adhesion molecule with ig-like domain 2, ADCYAP1 <text:s/>- <text:s/>adenylate cyclase activating polypeptide 1 (pituitary), POU3F2 <text:s/>- <text:s/>pou class 3 homeobox 2, TUBB2B <text:s/>- <text:s/>tubulin, beta 2b class iib, BARHL2 <text:s/>- <text:s/>barh-like homeobox 2, HSPA5 <text:s/>- <text:s/>heat shock 70kda protein 5 (glucose-regulated protein, 78kda), TIAM1 <text:s/>- <text:s/>t-cell lymphoma invasion and metastasis 1, RRN3 <text:s/>- <text:s/>rrn3 rna polymerase i transcription factor homolog (s. cerevisiae), HES5 <text:s/>- <text:s/>hairy and enhancer of split 5 (drosophila), PRKACA <text:s/>- <text:s/>protein kinase, camp-dependent, catalytic, alpha, NLGN2 <text:s/>- <text:s/>neuroligin 2, DSCAM <text:s/>- <text:s/>down syndrome cell adhesion molecule, HMGB2 <text:s/>- <text:s/>high mobility group box 2, SYT1 <text:s/>- <text:s/>synaptotagmin i, ATOH1 <text:s/>- <text:s/>atonal homolog 1 (drosophila), PTK2B <text:s/>- <text:s/>protein tyrosine kinase 2 beta, TLX3 <text:s/>- <text:s/>t-cell leukemia homeobox 3, RIMS2 <text:s/>- <text:s/>regulating synaptic membrane exocytosis 2, ID1 <text:s/>- <text:s/>inhibitor of dna binding 1, dominant negative helix-loop-helix protein, DIXDC1 <text:s/>- <text:s/>dix domain containing 1, VIM <text:s/>- <text:s/>vimentin, SOX14 <text:s/>- <text:s/>sry (sex determining region y)-box 14, WASF3 <text:s/>- <text:s/>was protein family, member 3, WNT3 <text:s/>- <text:s/>wingless-type mmtv integration site family, member 3, ID4 <text:s/>- <text:s/>inhibitor of dna binding 4, dominant negative helix-loop-helix protein, VLDLR <text:s/>- <text:s/>very low density lipoprotein receptor, SEMA4F <text:s/>- <text:s/>sema domain, immunoglobulin domain (ig), transmembrane domain (tm) and short cytoplasmic domain, (semaphorin) 4f, NKX6-1 <text:s/>- <text:s/>nk6 homeobox 1, SLC45A3 <text:s/>- <text:s/>solute carrier family 45, member 3, OTP <text:s/>- <text:s/>orthopedia homeobox, CLSTN3 <text:s/>- <text:s/>calsyntenin 3, EZH2 <text:s/>- <text:s/>enhancer of zeste homolog 2 (drosophila), STK11 <text:s/>- <text:s/>serine/threonine kinase 11, KIT <text:s/>- <text:s/>v-kit hardy-zuckerman 4 feline sarcoma viral oncogene homolog, DDX56 <text:s/>- <text:s/>dead (asp-glu-ala-asp) box helicase 56, TGIF2 <text:s/>- <text:s/>tgfb-induced factor homeobox 2, CDKL5 <text:s/>- <text:s/>cyclin-dependent kinase-like 5, FZD2 <text:s/>- <text:s/>frizzled family receptor 2, HIF1A <text:s/>- <text:s/>hypoxia inducible factor 1, alpha subunit (basic helix-loop-helix transcription factor), LIN28A <text:s/>- <text:s/>lin-28 homolog a (c. elegans), EIF4ENIF1 <text:s/>- <text:s/>eukaryotic translation initiation factor 4e nuclear import factor 1, KIF14 <text:s/>- <text:s/>kinesin family member 14, PITX3 <text:s/>- <text:s/>paired-like homeodomain 3, DLG1 <text:s/>- <text:s/>discs, large homolog 1 (drosophila), BAI2 <text:s/>- <text:s/>brain-specific angiogenesis inhibitor 2, SHH <text:s/>- <text:s/>sonic hedgehog, DLX1 <text:s/>- <text:s/>distal-less homeobox 1, DLX2 <text:s/>- <text:s/>distal-less homeobox 2, STAT3 <text:s/>- <text:s/>signal transducer and activator of transcription 3 (acute-phase response factor), HMG20A <text:s/>- <text:s/>high mobility group 20a, RTN4IP1 <text:s/>- <text:s/>reticulon 4 interacting protein 1, HMG20B <text:s/>- <text:s/>high mobility group 20b, B2M <text:s/>- <text:s/>beta-2-microglobulin, NFATC4 <text:s/>- <text:s/>nuclear factor of activated t-cells, cytoplasmic, calcineurin-dependent 4, TULP3 <text:s/>- <text:s/>tubby like protein 3, SPAG9 <text:s/>- <text:s/>sperm associated antigen 9, NR2F1 <text:s/>- <text:s/>nuclear receptor subfamily 2, group f, member 1, NF2 <text:s/>- <text:s/>neurofibromin 2 (merlin), ASPM <text:s/>- <text:s/>asp (abnormal spindle) homolog, microcephaly associated (drosophila), NEUROG1 <text:s/>- <text:s/>neurogenin 1, HEY2 <text:s/>- <text:s/>hairy/enhancer-of-split related with yrpw motif 2, RAP2A <text:s/>- <text:s/>rap2a, member of ras oncogene family, MAP2K1 <text:s/>- <text:s/>mitogen-activated protein kinase kinase 1, SIX1 <text:s/>- <text:s/>six homeobox 1, FGF20 <text:s/>- <text:s/>fibroblast growth factor 20, RARA <text:s/>- <text:s/>retinoic acid receptor, alpha, CDK5RAP3 <text:s/>- <text:s/>cdk5 regulatory subunit associated protein 3, NEUROG3 <text:s/>- <text:s/>neurogenin 3, SFRP1 <text:s/>- <text:s/>secreted frizzled-related protein 1, GATA3 <text:s/>- <text:s/>gata binding protein 3, RAB11A <text:s/>- <text:s/>rab11a, member ras oncogene family, DNM2 <text:s/>- <text:s/>dynamin 2, EPHB1 <text:s/>- <text:s/>eph receptor b1, ISL2 <text:s/>- <text:s/>isl lim homeobox 2, KDM4A <text:s/>- <text:s/>lysine (k)-specific demethylase 4a, EPHA7 <text:s/>- <text:s/>eph receptor a7, CCDC88A <text:s/>- <text:s/>coiled-coil domain containing 88a, LRRC4C <text:s/>- <text:s/>leucine rich repeat containing 4c, RTN4 <text:s/>- <text:s/>reticulon 4, ERBB4 <text:s/>- <text:s/>v-erb-b2 avian erythroblastic leukemia viral oncogene homolog 4, GSK3B <text:s/>- <text:s/>glycogen synthase kinase 3 beta, PRMT5 <text:s/>- <text:s/>protein arginine methyltransferase 5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00933" calcext:value-type="float">
            <text:p>0.0000093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2003" calcext:value-type="float">
            <text:p>20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ZMYND8 <text:s/>- <text:s/>zinc finger, mynd-type containing 8, ZNF189 <text:s/>- <text:s/>zinc finger protein 189, SIX5 <text:s/>- <text:s/>six homeobox 5, LHX1 <text:s/>- <text:s/>lim homeobox 1, CREG1 <text:s/>- <text:s/>cellular repressor of e1a-stimulated genes 1, SIN3A <text:s/>- <text:s/>sin3 transcription regulator family member a, RBMX <text:s/>- <text:s/>rna binding motif protein, x-linked, MAP3K10 <text:s/>- <text:s/>mitogen-activated protein kinase kinase kinase 10, PBXIP1 <text:s/>- <text:s/>pre-b-cell leukemia homeobox interacting protein 1, FOXM1 <text:s/>- <text:s/>forkhead box m1, CBX8 <text:s/>- <text:s/>chromobox homolog 8, FOXO1 <text:s/>- <text:s/>forkhead box o1, SIRT2 <text:s/>- <text:s/>sirtuin 2, YWHAQ <text:s/>- <text:s/>tyrosine 3-monooxygenase/tryptophan 5-monooxygenase activation protein, theta polypeptide, SP3 <text:s/>- <text:s/>sp3 transcription factor, MAEL <text:s/>- <text:s/>maelstrom spermatogenic transposon silencer, FOXC1 <text:s/>- <text:s/>forkhead box c1, RPS6KA5 <text:s/>- <text:s/>ribosomal protein s6 kinase, 90kda, polypeptide 5, PLK1 <text:s/>- <text:s/>polo-like kinase 1, IL4 <text:s/>- <text:s/>interleukin 4, SP2 <text:s/>- <text:s/>sp2 transcription factor, SUFU <text:s/>- <text:s/>suppressor of fused homolog (drosophila), TRIM11 <text:s/>- <text:s/>tripartite motif containing 11, SOX9 <text:s/>- <text:s/>sry (sex determining region y)-box 9, DEPDC1 <text:s/>- <text:s/>dep domain containing 1, HEXIM2 <text:s/>- <text:s/>hexamethylene bis-acetamide inducible 2, C12orf52 <text:s/>- <text:s/>chromosome 12 open reading frame 52, FOXG1 <text:s/>- <text:s/>forkhead box g1, PER2 <text:s/>- <text:s/>period circadian clock 2, LDB1 <text:s/>- <text:s/>lim domain binding 1, PSMD10 <text:s/>- <text:s/>proteasome (prosome, macropain) 26s subunit, non-atpase, 10, SCAI <text:s/>- <text:s/>suppressor of cancer cell invasion, MNT <text:s/>- <text:s/>mnt, max dimerization protein, HOXC6 <text:s/>- <text:s/>homeobox c6, BMP6 <text:s/>- <text:s/>bone morphogenetic protein 6, FGFR2 <text:s/>- <text:s/>fibroblast growth factor receptor 2, ARNTL <text:s/>- <text:s/>aryl hydrocarbon receptor nuclear translocator-like, CNOT1 <text:s/>- <text:s/>ccr4-not transcription complex, subunit 1, H2AFZ <text:s/>- <text:s/>h2a histone family, member z, H2AFX <text:s/>- <text:s/>h2a histone family, member x, SAP130 <text:s/>- <text:s/>sin3a-associated protein, 130kda, HIST1H2AD <text:s/>- <text:s/>histone cluster 1, h2ad, OLIG2 <text:s/>- <text:s/>oligodendrocyte lineage transcription factor 2, HIST1H1B <text:s/>- <text:s/>histone cluster 1, h1b, AURKB <text:s/>- <text:s/>aurora kinase b, SNCA <text:s/>- <text:s/>synuclein, alpha (non a4 component of amyloid precursor), HIST1H1D <text:s/>- <text:s/>histone cluster 1, h1d, PPM1A <text:s/>- <text:s/>protein phosphatase, mg2+/mn2+ dependent, 1a, HIST1H1C <text:s/>- <text:s/>histone cluster 1, h1c, ISL1 <text:s/>- <text:s/>isl lim homeobox 1, BCLAF1 <text:s/>- <text:s/>bcl2-associated transcription factor 1, GMNN <text:s/>- <text:s/>geminin, dna replication inhibitor, BTG2 <text:s/>- <text:s/>btg family, member 2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PEG3 <text:s/>- <text:s/>paternally expressed 3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TBX15 <text:s/>- <text:s/>t-box 15, GZF1 <text:s/>- <text:s/>gdnf-inducible zinc finger protein 1, DAXX <text:s/>- <text:s/>death-domain associated protein, HIST3H2A <text:s/>- <text:s/>histone cluster 3, h2a, RORB <text:s/>- <text:s/>rar-related orphan receptor b, INSM1 <text:s/>- <text:s/>insulinoma-associated 1, NDUFA13 <text:s/>- <text:s/>nadh dehydrogenase (ubiquinone) 1 alpha subcomplex, 13, WDTC1 <text:s/>- <text:s/>wd and tetratricopeptide repeats 1, PCBP3 <text:s/>- <text:s/>poly(rc) binding protein 3, DACT1 <text:s/>- <text:s/>dishevelled-binding antagonist of beta-catenin 1, ARX <text:s/>- <text:s/>aristaless related homeobox, RNF40 <text:s/>- <text:s/>ring finger protein 40, e3 ubiquitin protein ligase, HES6 <text:s/>- <text:s/>hairy and enhancer of split 6 (drosophila), MBD3 <text:s/>- <text:s/>methyl-cpg binding domain protein 3, HDAC1 <text:s/>- <text:s/>histone deacetylase 1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XPO1 <text:s/>- <text:s/>exportin 1 (crm1 homolog, yeast), HMGB1 <text:s/>- <text:s/>high mobility group box 1, TLE1 <text:s/>- <text:s/>transducin-like enhancer of split 1 (e(sp1) homolog, drosophila), CCAR1 <text:s/>- <text:s/>cell division cycle and apoptosis regulator 1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PEX2 <text:s/>- <text:s/>peroxisomal biogenesis factor 2, CTBP2 <text:s/>- <text:s/>c-terminal binding protein 2, RERE <text:s/>- <text:s/>arginine-glutamic acid dipeptide (re) repeats, HIST1H2AC <text:s/>- <text:s/>histone cluster 1, h2ac, ATF7IP <text:s/>- <text:s/>activating transcription factor 7 interacting protein, FOXN3 <text:s/>- <text:s/>forkhead box n3, ZFPM2 <text:s/>- <text:s/>zinc finger protein, fog family member 2, DHX34 <text:s/>- <text:s/>deah (asp-glu-ala-his) box polypeptide 34, KCNIP3 <text:s/>- <text:s/>kv channel interacting protein 3, calsenilin, HDAC4 <text:s/>- <text:s/>histone deacetylase 4, ID1 <text:s/>- <text:s/>inhibitor of dna binding 1, dominant negative helix-loop-helix protein, ETV6 <text:s/>- <text:s/>ets variant 6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VLDLR <text:s/>- <text:s/>very low density lipoprotein receptor, TRPV1 <text:s/>- <text:s/>transient receptor potential cation channel, subfamily v, member 1, NKX6-1 <text:s/>- <text:s/>nk6 homeobox 1, NKX3-1 <text:s/>- <text:s/>nk3 homeobox 1, MSX1 <text:s/>- <text:s/>msh homeobox 1, NCOA2 <text:s/>- <text:s/>nuclear receptor coactivator 2, EZH2 <text:s/>- <text:s/>enhancer of zeste homolog 2 (drosophila), MSX2 <text:s/>- <text:s/>msh homeobox 2, PAF1 <text:s/>- <text:s/>paf1, rna polymerase ii associated factor, homolog (s. cerevisiae), HDAC9 <text:s/>- <text:s/>histone deacetylase 9, MYOCD <text:s/>- <text:s/>myocardin, TGIF2 <text:s/>- <text:s/>tgfb-induced factor homeobox 2, HIC1 <text:s/>- <text:s/>hypermethylated in cancer 1, TMBIM6 <text:s/>- <text:s/>transmembrane bax inhibitor motif containing 6, SUZ12 <text:s/>- <text:s/>suz12 polycomb repressive complex 2 subunit, NKX3-2 <text:s/>- <text:s/>nk3 homeobox 2, SHC1 <text:s/>- <text:s/>shc (src homology 2 domain containing) transforming protein 1, HOXB4 <text:s/>- <text:s/>homeobox b4, DLG1 <text:s/>- <text:s/>discs, large homolog 1 (drosophila), SHH <text:s/>- <text:s/>sonic hedgehog, DLX1 <text:s/>- <text:s/>distal-less homeobox 1, JUN <text:s/>- <text:s/>jun proto-oncogene, DLX2 <text:s/>- <text:s/>distal-less homeobox 2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URI1 <text:s/>- <text:s/>uri1, prefoldin-like chaperone, NCK2 <text:s/>- <text:s/>nck adaptor protein 2, HMG20A <text:s/>- <text:s/>high mobility group 20a, UBB <text:s/>- <text:s/>ubiquitin b, E2F8 <text:s/>- <text:s/>e2f transcription factor 8, EPC1 <text:s/>- <text:s/>enhancer of polycomb homolog 1 (drosophila), TFDP2 <text:s/>- <text:s/>transcription factor dp-2 (e2f dimerization partner 2), RCOR1 <text:s/>- <text:s/>rest corepressor 1, HNRNPL <text:s/>- <text:s/>heterogeneous nuclear ribonucleoprotein l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MID2 <text:s/>- <text:s/>midline 2, SALL4 <text:s/>- <text:s/>sal-like 4 (drosophila), ETS2 <text:s/>- <text:s/>v-ets avian erythroblastosis virus e26 oncogene homolog 2, HIST1H2AA <text:s/>- <text:s/>histone cluster 1, h2aa, KHDRBS1 <text:s/>- <text:s/>kh domain containing, rna binding, signal transduction associated 1, RBM42 <text:s/>- <text:s/>rna binding motif protein 42, HEY2 <text:s/>- <text:s/>hairy/enhancer-of-split related with yrpw motif 2, FNIP1 <text:s/>- <text:s/>folliculin interacting protein 1, SIX1 <text:s/>- <text:s/>six homeobox 1, HMGA2 <text:s/>- <text:s/>high mobility group at-hook 2, RARA <text:s/>- <text:s/>retinoic acid receptor, alpha, RUNX3 <text:s/>- <text:s/>runt-related transcription factor 3, NEUROG3 <text:s/>- <text:s/>neurogenin 3, SFRP1 <text:s/>- <text:s/>secreted frizzled-related protein 1, MXD1 <text:s/>- <text:s/>max dimerization protein 1, SF1 <text:s/>- <text:s/>splicing factor 1, PIAS4 <text:s/>- <text:s/>protein inhibitor of activated stat, 4, GATA3 <text:s/>- <text:s/>gata binding protein 3, SMAD2 <text:s/>- <text:s/>smad family member 2, ARID4A <text:s/>- <text:s/>at rich interactive domain 4a (rbp1-like), ZNF8 <text:s/>- <text:s/>zinc finger protein 8, SRSF6 <text:s/>- <text:s/>serine/arginine-rich splicing factor 6, CNBP <text:s/>- <text:s/>cchc-type zinc finger, nucleic acid binding protein, KDM4A <text:s/>- <text:s/>lysine (k)-specific demethylase 4a, FOSB <text:s/>- <text:s/>fbj murine osteosarcoma viral oncogene homolog b, UBE2D3 <text:s/>- <text:s/>ubiquitin-conjugating enzyme e2d 3, CUL3 <text:s/>- <text:s/>cullin 3, SREBF1 <text:s/>- <text:s/>sterol regulatory element binding transcription factor 1, HIST1H2AG <text:s/>- <text:s/>histone cluster 1, h2ag, KLF10 <text:s/>- <text:s/>kruppel-like factor 10, CCND1 <text:s/>- <text:s/>cyclin d1, PRMT5 <text:s/>- <text:s/>protein arginine methyltransferase 5, ATAD2 <text:s/>- <text:s/>atpase family, aaa domain containing 2, DEDD2 <text:s/>- <text:s/>death effector domain containing 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0953" calcext:value-type="float">
            <text:p>0.0000095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2003" calcext:value-type="float">
            <text:p>200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ZMYND8 <text:s/>- <text:s/>zinc finger, mynd-type containing 8, ZNF189 <text:s/>- <text:s/>zinc finger protein 189, SIX5 <text:s/>- <text:s/>six homeobox 5, LHX1 <text:s/>- <text:s/>lim homeobox 1, CREG1 <text:s/>- <text:s/>cellular repressor of e1a-stimulated genes 1, SIN3A <text:s/>- <text:s/>sin3 transcription regulator family member a, MAP3K10 <text:s/>- <text:s/>mitogen-activated protein kinase kinase kinase 10, PBXIP1 <text:s/>- <text:s/>pre-b-cell leukemia homeobox interacting protein 1, FOXM1 <text:s/>- <text:s/>forkhead box m1, CBX8 <text:s/>- <text:s/>chromobox homolog 8, FOXO1 <text:s/>- <text:s/>forkhead box o1, SIRT2 <text:s/>- <text:s/>sirtuin 2, YWHAQ <text:s/>- <text:s/>tyrosine 3-monooxygenase/tryptophan 5-monooxygenase activation protein, theta polypeptide, SP3 <text:s/>- <text:s/>sp3 transcription factor, MAEL <text:s/>- <text:s/>maelstrom spermatogenic transposon silencer, FOXC1 <text:s/>- <text:s/>forkhead box c1, RPS6KA5 <text:s/>- <text:s/>ribosomal protein s6 kinase, 90kda, polypeptide 5, PLK1 <text:s/>- <text:s/>polo-like kinase 1, IL4 <text:s/>- <text:s/>interleukin 4, SP2 <text:s/>- <text:s/>sp2 transcription factor, SUFU <text:s/>- <text:s/>suppressor of fused homolog (drosophila), TRIM11 <text:s/>- <text:s/>tripartite motif containing 11, SOX9 <text:s/>- <text:s/>sry (sex determining region y)-box 9, DEPDC1 <text:s/>- <text:s/>dep domain containing 1, HEXIM2 <text:s/>- <text:s/>hexamethylene bis-acetamide inducible 2, C12orf52 <text:s/>- <text:s/>chromosome 12 open reading frame 52, FOXG1 <text:s/>- <text:s/>forkhead box g1, PER2 <text:s/>- <text:s/>period circadian clock 2, LDB1 <text:s/>- <text:s/>lim domain binding 1, PSMD10 <text:s/>- <text:s/>proteasome (prosome, macropain) 26s subunit, non-atpase, 10, SCAI <text:s/>- <text:s/>suppressor of cancer cell invasion, MNT <text:s/>- <text:s/>mnt, max dimerization protein, HOXC6 <text:s/>- <text:s/>homeobox c6, BMP6 <text:s/>- <text:s/>bone morphogenetic protein 6, FGFR2 <text:s/>- <text:s/>fibroblast growth factor receptor 2, ARNTL <text:s/>- <text:s/>aryl hydrocarbon receptor nuclear translocator-like, CNOT1 <text:s/>- <text:s/>ccr4-not transcription complex, subunit 1, H2AFZ <text:s/>- <text:s/>h2a histone family, member z, H2AFX <text:s/>- <text:s/>h2a histone family, member x, SAP130 <text:s/>- <text:s/>sin3a-associated protein, 130kda, HIST1H2AD <text:s/>- <text:s/>histone cluster 1, h2ad, OLIG2 <text:s/>- <text:s/>oligodendrocyte lineage transcription factor 2, HIST1H1B <text:s/>- <text:s/>histone cluster 1, h1b, AURKB <text:s/>- <text:s/>aurora kinase b, SNCA <text:s/>- <text:s/>synuclein, alpha (non a4 component of amyloid precursor), HIST1H1D <text:s/>- <text:s/>histone cluster 1, h1d, PPM1A <text:s/>- <text:s/>protein phosphatase, mg2+/mn2+ dependent, 1a, HIST1H1C <text:s/>- <text:s/>histone cluster 1, h1c, ISL1 <text:s/>- <text:s/>isl lim homeobox 1, BCLAF1 <text:s/>- <text:s/>bcl2-associated transcription factor 1, GMNN <text:s/>- <text:s/>geminin, dna replication inhibitor, BTG2 <text:s/>- <text:s/>btg family, member 2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PEG3 <text:s/>- <text:s/>paternally expressed 3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TBX15 <text:s/>- <text:s/>t-box 15, GZF1 <text:s/>- <text:s/>gdnf-inducible zinc finger protein 1, DAXX <text:s/>- <text:s/>death-domain associated protein, HIST3H2A <text:s/>- <text:s/>histone cluster 3, h2a, RORB <text:s/>- <text:s/>rar-related orphan receptor b, INSM1 <text:s/>- <text:s/>insulinoma-associated 1, NDUFA13 <text:s/>- <text:s/>nadh dehydrogenase (ubiquinone) 1 alpha subcomplex, 13, WDTC1 <text:s/>- <text:s/>wd and tetratricopeptide repeats 1, PCBP3 <text:s/>- <text:s/>poly(rc) binding protein 3, DACT1 <text:s/>- <text:s/>dishevelled-binding antagonist of beta-catenin 1, ARX <text:s/>- <text:s/>aristaless related homeobox, HES6 <text:s/>- <text:s/>hairy and enhancer of split 6 (drosophila), MBD3 <text:s/>- <text:s/>methyl-cpg binding domain protein 3, HDAC1 <text:s/>- <text:s/>histone deacetylase 1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XPO1 <text:s/>- <text:s/>exportin 1 (crm1 homolog, yeast), HMGB1 <text:s/>- <text:s/>high mobility group box 1, TLE1 <text:s/>- <text:s/>transducin-like enhancer of split 1 (e(sp1) homolog, drosophila), CCAR1 <text:s/>- <text:s/>cell division cycle and apoptosis regulator 1, BAHD1 <text:s/>- <text:s/>bromo adjacent homology domain containing 1, ZBTB20 <text:s/>- <text:s/>zinc finger and btb domain containing 20, TLE4 <text:s/>- <text:s/>transducin-like enhancer of split 4 (e(sp1) homolog, drosophila), TOB2 <text:s/>- <text:s/>transducer of erbb2, 2, PEX2 <text:s/>- <text:s/>peroxisomal biogenesis factor 2, RERE <text:s/>- <text:s/>arginine-glutamic acid dipeptide (re) repeats, HIST1H2AC <text:s/>- <text:s/>histone cluster 1, h2ac, CTBP2 <text:s/>- <text:s/>c-terminal binding protein 2, ATF7IP <text:s/>- <text:s/>activating transcription factor 7 interacting protein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ETV6 <text:s/>- <text:s/>ets variant 6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VLDLR <text:s/>- <text:s/>very low density lipoprotein receptor, TRPV1 <text:s/>- <text:s/>transient receptor potential cation channel, subfamily v, member 1, NKX6-1 <text:s/>- <text:s/>nk6 homeobox 1, NKX3-1 <text:s/>- <text:s/>nk3 homeobox 1, MSX1 <text:s/>- <text:s/>msh homeobox 1, NCOA2 <text:s/>- <text:s/>nuclear receptor coactivator 2, MSX2 <text:s/>- <text:s/>msh homeobox 2, EZH2 <text:s/>- <text:s/>enhancer of zeste homolog 2 (drosophila), PAF1 <text:s/>- <text:s/>paf1, rna polymerase ii associated factor, homolog (s. cerevisiae), MYOCD <text:s/>- <text:s/>myocardin, HDAC9 <text:s/>- <text:s/>histone deacetylase 9, TGIF2 <text:s/>- <text:s/>tgfb-induced factor homeobox 2, HIC1 <text:s/>- <text:s/>hypermethylated in cancer 1, TMBIM6 <text:s/>- <text:s/>transmembrane bax inhibitor motif containing 6, SUZ12 <text:s/>- <text:s/>suz12 polycomb repressive complex 2 subunit, NKX3-2 <text:s/>- <text:s/>nk3 homeobox 2, SHC1 <text:s/>- <text:s/>shc (src homology 2 domain containing) transforming protein 1, HOXB4 <text:s/>- <text:s/>homeobox b4, DLG1 <text:s/>- <text:s/>discs, large homolog 1 (drosophila), SHH <text:s/>- <text:s/>sonic hedgehog, DLX1 <text:s/>- <text:s/>distal-less homeobox 1, JUN <text:s/>- <text:s/>jun proto-oncogene, DLX2 <text:s/>- <text:s/>distal-less homeobox 2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URI1 <text:s/>- <text:s/>uri1, prefoldin-like chaperone, NCK2 <text:s/>- <text:s/>nck adaptor protein 2, HMG20A <text:s/>- <text:s/>high mobility group 20a, UBB <text:s/>- <text:s/>ubiquitin b, E2F8 <text:s/>- <text:s/>e2f transcription factor 8, EPC1 <text:s/>- <text:s/>enhancer of polycomb homolog 1 (drosophila), TFDP2 <text:s/>- <text:s/>transcription factor dp-2 (e2f dimerization partner 2), RCOR1 <text:s/>- <text:s/>rest corepressor 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MID2 <text:s/>- <text:s/>midline 2, SALL4 <text:s/>- <text:s/>sal-like 4 (drosophila), ETS2 <text:s/>- <text:s/>v-ets avian erythroblastosis virus e26 oncogene homolog 2, HIST1H2AA <text:s/>- <text:s/>histone cluster 1, h2aa, KHDRBS1 <text:s/>- <text:s/>kh domain containing, rna binding, signal transduction associated 1, FNIP1 <text:s/>- <text:s/>folliculin interacting protein 1, HEY2 <text:s/>- <text:s/>hairy/enhancer-of-split related with yrpw motif 2, SIX1 <text:s/>- <text:s/>six homeobox 1, HMGA2 <text:s/>- <text:s/>high mobility group at-hook 2, RARA <text:s/>- <text:s/>retinoic acid receptor, alpha, RUNX3 <text:s/>- <text:s/>runt-related transcription factor 3, NEUROG3 <text:s/>- <text:s/>neurogenin 3, SFRP1 <text:s/>- <text:s/>secreted frizzled-related protein 1, MXD1 <text:s/>- <text:s/>max dimerization protein 1, SF1 <text:s/>- <text:s/>splicing factor 1, PIAS4 <text:s/>- <text:s/>protein inhibitor of activated stat, 4, GATA3 <text:s/>- <text:s/>gata binding protein 3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UBE2D3 <text:s/>- <text:s/>ubiquitin-conjugating enzyme e2d 3, CUL3 <text:s/>- <text:s/>cullin 3, SREBF1 <text:s/>- <text:s/>sterol regulatory element binding transcription factor 1, HIST1H2AG <text:s/>- <text:s/>histone cluster 1, h2ag, KLF10 <text:s/>- <text:s/>kruppel-like factor 10, CCND1 <text:s/>- <text:s/>cyclin d1, PRMT5 <text:s/>- <text:s/>protein arginine methyltransferase 5, ATAD2 <text:s/>- <text:s/>atpase family, aaa domain containing 2, DEDD2 <text:s/>- <text:s/>death effector domain containing 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0973" calcext:value-type="float">
            <text:p>0.0000097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1.08" calcext:value-type="float">
            <text:p>1.08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2003" calcext:value-type="float">
            <text:p>200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[MED29 <text:s/>- <text:s/>mediator complex subunit 29, LRRC16A <text:s/>- <text:s/>leucine rich repeat containing 16a, PNN <text:s/>- <text:s/>pinin, desmosome associated protein, ABAT <text:s/>- <text:s/>4-aminobutyrate aminotransferase, SEPT4 <text:s/>- <text:s/>septin 4, GRHL2 <text:s/>- <text:s/>grainyhead-like 2 (drosophila), OS9 <text:s/>- <text:s/>osteosarcoma amplified 9, endoplasmic reticulum lectin, SERINC3 <text:s/>- <text:s/>serine incorporator 3, CDC42BPG <text:s/>- <text:s/>cdc42 binding protein kinase gamma (dmpk-like), PNRC1 <text:s/>- <text:s/>proline-rich nuclear receptor coactivator 1, GCNT2 <text:s/>- <text:s/>glucosaminyl (n-acetyl) transferase 2, i-branching enzyme (i blood group), LMAN2 <text:s/>- <text:s/>lectin, mannose-binding 2, ACACA <text:s/>- <text:s/>acetyl-coa carboxylase alpha, GCH1 <text:s/>- <text:s/>gtp cyclohydrolase 1, YWHAQ <text:s/>- <text:s/>tyrosine 3-monooxygenase/tryptophan 5-monooxygenase activation protein, theta polypeptide, C18orf32 <text:s/>- <text:s/>chromosome 18 open reading frame 32, ASIC2 <text:s/>- <text:s/>acid-sensing (proton-gated) ion channel 2, SLC39A4 <text:s/>- <text:s/>solute carrier family 39 (zinc transporter), member 4, BRD8 <text:s/>- <text:s/>bromodomain containing 8, PLK1 <text:s/>- <text:s/>polo-like kinase 1, ANP32A <text:s/>- <text:s/>acidic (leucine-rich) nuclear phosphoprotein 32 family, member a, GPC3 <text:s/>- <text:s/>glypican 3, PLP1 <text:s/>- <text:s/>proteolipid protein 1, ZNF556 <text:s/>- <text:s/>zinc finger protein 556, GADD45G <text:s/>- <text:s/>growth arrest and dna-damage-inducible, gamma, DEPDC1 <text:s/>- <text:s/>dep domain containing 1, ACR <text:s/>- <text:s/>acrosin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KIF16B <text:s/>- <text:s/>kinesin family member 16b, DOCK10 <text:s/>- <text:s/>dedicator of cytokinesis 10, ZNF672 <text:s/>- <text:s/>zinc finger protein 672, GLUL <text:s/>- <text:s/>glutamate-ammonia ligase, TSPAN9 <text:s/>- <text:s/>tetraspanin 9, CTSA <text:s/>- <text:s/>cathepsin a, USP20 <text:s/>- <text:s/>ubiquitin specific peptidase 20, HIST3H3 <text:s/>- <text:s/>histone cluster 3, h3, PPM1A <text:s/>- <text:s/>protein phosphatase, mg2+/mn2+ dependent, 1a, PPM1B <text:s/>- <text:s/>protein phosphatase, mg2+/mn2+ dependent, 1b, ACVR1 <text:s/>- <text:s/>activin a receptor, type i, RNASE9 <text:s/>- <text:s/>ribonuclease, rnase a family, 9 (non-active)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SRCAP <text:s/>- <text:s/>snf2-related crebbp activator protein, GNA12 <text:s/>- <text:s/>guanine nucleotide binding protein (g protein) alpha 12, GNA11 <text:s/>- <text:s/>guanine nucleotide binding protein (g protein), alpha 11 (gq class), HES6 <text:s/>- <text:s/>hairy and enhancer of split 6 (drosophila), POLA1 <text:s/>- <text:s/>polymerase (dna directed), alpha 1, catalytic subunit, HNRNPUL1 <text:s/>- <text:s/>heterogeneous nuclear ribonucleoprotein u-like 1, CNST <text:s/>- <text:s/>consortin, connexin sorting protein, VASH2 <text:s/>- <text:s/>vasohibin 2, AP2A1 <text:s/>- <text:s/>adaptor-related protein complex 2, alpha 1 subunit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PRCP <text:s/>- <text:s/>prolylcarboxypeptidase (angiotensinase c), CHFR <text:s/>- <text:s/>checkpoint with forkhead and ring finger domains, e3 ubiquitin protein ligase, ARHGAP33 <text:s/>- <text:s/>rho gtpase activating protein 33, CITED4 <text:s/>- <text:s/>cbp/p300-interacting transactivator, with glu/asp-rich carboxy-terminal domain, 4, LRRC18 <text:s/>- <text:s/>leucine rich repeat containing 18, FTH1 <text:s/>- <text:s/>ferritin, heavy polypeptide 1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SOX30 <text:s/>- <text:s/>sry (sex determining region y)-box 30, PPP2R5C <text:s/>- <text:s/>protein phosphatase 2, regulatory subunit b', gamma, DEPDC1B <text:s/>- <text:s/>dep domain containing 1b, CCDC151 <text:s/>- <text:s/>coiled-coil domain containing 151, UBE2C <text:s/>- <text:s/>ubiquitin-conjugating enzyme e2c, PPP2R1A <text:s/>- <text:s/>protein phosphatase 2, regulatory subunit a, alpha, TXLNG <text:s/>- <text:s/>taxilin gamma, FGD6 <text:s/>- <text:s/>fyve, rhogef and ph domain containing 6, PPP1R7 <text:s/>- <text:s/>protein phosphatase 1, regulatory subunit 7, ZNF526 <text:s/>- <text:s/>zinc finger protein 526, PRR11 <text:s/>- <text:s/>proline rich 11, FUT8 <text:s/>- <text:s/>fucosyltransferase 8 (alpha (1,6) fucosyltransferase), ABCD2 <text:s/>- <text:s/>atp-binding cassette, sub-family d (ald), member 2, DEK <text:s/>- <text:s/>dek oncogene, TCTN2 <text:s/>- <text:s/>tectonic family member 2, RMI2 <text:s/>- <text:s/>recq mediated genome instability 2, FZD2 <text:s/>- <text:s/>frizzled family receptor 2, LIN28A <text:s/>- <text:s/>lin-28 homolog a (c. elegans), CUL5 <text:s/>- <text:s/>cullin 5, RNF165 <text:s/>- <text:s/>ring finger protein 165, RASSF7 <text:s/>- <text:s/>ras association (ralgds/af-6) domain family (n-terminal) member 7, IWS1 <text:s/>- <text:s/>iws1 homolog (s. cerevisiae), ZNF768 <text:s/>- <text:s/>zinc finger protein 768, PRODH <text:s/>- <text:s/>proline dehydrogenase (oxidase) 1, IFT27 <text:s/>- <text:s/>intraflagellar transport 27 homolog (chlamydomonas), FMNL2 <text:s/>- <text:s/>formin-like 2, E2F8 <text:s/>- <text:s/>e2f transcription factor 8, ATF7 <text:s/>- <text:s/>activating transcription factor 7, GABRG1 <text:s/>- <text:s/>gamma-aminobutyric acid (gaba) a receptor, gamma 1, ZNF416 <text:s/>- <text:s/>zinc finger protein 416, MID2 <text:s/>- <text:s/>midline 2, MAP2K6 <text:s/>- <text:s/>mitogen-activated protein kinase kinase 6, ZNF668 <text:s/>- <text:s/>zinc finger protein 668, MAP2K1 <text:s/>- <text:s/>mitogen-activated protein kinase kinase 1, DSTN <text:s/>- <text:s/>destrin (actin depolymerizing factor)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MYH14 <text:s/>- <text:s/>myosin, heavy chain 14, non-muscle, CISD2 <text:s/>- <text:s/>cdgsh iron sulfur domain 2, MAPRE2 <text:s/>- <text:s/>microtubule-associated protein, rp/eb family, member 2, GLRA3 <text:s/>- <text:s/>glycine receptor, alpha 3, PRKCZ <text:s/>- <text:s/>protein kinase c, zeta, PRKCSH <text:s/>- <text:s/>protein kinase c substrate 80k-h, CCDC88A <text:s/>- <text:s/>coiled-coil domain containing 88a, NUP214 <text:s/>- <text:s/>nucleoporin 214kda, VASN <text:s/>- <text:s/>vasorin, SLC25A6 <text:s/>- <text:s/>solute carrier family 25 (mitochondrial carrier; adenine nucleotide translocator), member 6, C18orf54 <text:s/>- <text:s/>chromosome 18 open reading frame 54, BRD3 <text:s/>- <text:s/>bromodomain containing 3, GAS8 <text:s/>- <text:s/>growth arrest-specific 8, SLC25A4 <text:s/>- <text:s/>solute carrier family 25 (mitochondrial carrier; adenine nucleotide translocator), member 4, PRKAR1A <text:s/>- <text:s/>protein kinase, camp-dependent, regulatory, type i, alpha, ANK3 <text:s/>- <text:s/>ankyrin 3, node of ranvier (ankyrin g), DEDD2 <text:s/>- <text:s/>death effector domain containing 2, ZNF189 <text:s/>- <text:s/>zinc finger protein 189, PAX1 <text:s/>- <text:s/>paired box 1, ATXN2L <text:s/>- <text:s/>ataxin 2-like, PAX6 <text:s/>- <text:s/>paired box 6, RFWD3 <text:s/>- <text:s/>ring finger and wd repeat domain 3, APLP1 <text:s/>- <text:s/>amyloid beta (a4) precursor-like protein 1, PAX3 <text:s/>- <text:s/>paired box 3, GPR139 <text:s/>- <text:s/>g protein-coupled receptor 139, TMEM33 <text:s/>- <text:s/>transmembrane protein 33, GTF2E1 <text:s/>- <text:s/>general transcription factor iie, polypeptide 1, alpha 56kda, PBX1 <text:s/>- <text:s/>pre-b-cell leukemia homeobox 1, WHAMM <text:s/>- <text:s/>was protein homolog associated with actin, golgi membranes and microtubules, PPP1R3B <text:s/>- <text:s/>protein phosphatase 1, regulatory subunit 3b, SEC61A2 <text:s/>- <text:s/>sec61 alpha 2 subunit (s. cerevisiae), RNF220 <text:s/>- <text:s/>ring finger protein 220, MSH6 <text:s/>- <text:s/>muts homolog 6 (e. coli), CHP1 <text:s/>- <text:s/>calcineurin-like ef-hand protein 1, ZNF132 <text:s/>- <text:s/>zinc finger protein 132, GUCA2A <text:s/>- <text:s/>guanylate cyclase activator 2a (guanylin), GUCY1B3 <text:s/>- <text:s/>guanylate cyclase 1, soluble, beta 3, P2RY6 <text:s/>- <text:s/>pyrimidinergic receptor p2y, g-protein coupled, 6, P4HB <text:s/>- <text:s/>prolyl 4-hydroxylase, beta polypeptide, HEXIM2 <text:s/>- <text:s/>hexamethylene bis-acetamide inducible 2, PEBP1 <text:s/>- <text:s/>phosphatidylethanolamine binding protein 1, LRTM2 <text:s/>- <text:s/>leucine-rich repeats and transmembrane domains 2, CHEK2 <text:s/>- <text:s/>checkpoint kinase 2, GOLPH3L <text:s/>- <text:s/>golgi phosphoprotein 3-like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SAP130 <text:s/>- <text:s/>sin3a-associated protein, 130kda, H2AFX <text:s/>- <text:s/>h2a histone family, member x, PDE7A <text:s/>- <text:s/>phosphodiesterase 7a, HIST1H2AD <text:s/>- <text:s/>histone cluster 1, h2ad, CDC20B <text:s/>- <text:s/>cell division cycle 20b, HIST1H1B <text:s/>- <text:s/>histone cluster 1, h1b, PAX8 <text:s/>- <text:s/>paired box 8, HIST1H1D <text:s/>- <text:s/>histone cluster 1, h1d, HIST1H1C <text:s/>- <text:s/>histone cluster 1, h1c, PDGFRB <text:s/>- <text:s/>platelet-derived growth factor receptor, beta polypeptide, UACA <text:s/>- <text:s/>uveal autoantigen with coiled-coil domains and ankyrin repeats, RHOB <text:s/>- <text:s/>ras homolog family member b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ROGDI <text:s/>- <text:s/>rogdi homolog (drosophila), PCNA <text:s/>- <text:s/>proliferating cell nuclear antigen, PRDM2 <text:s/>- <text:s/>pr domain containing 2, with znf domain, PCK2 <text:s/>- <text:s/>phosphoenolpyruvate carboxykinase 2 (mitochondrial), MAP3K12 <text:s/>- <text:s/>mitogen-activated protein kinase kinase kinase 12, SLC30A1 <text:s/>- <text:s/>solute carrier family 30 (zinc transporter), member 1, BMPER <text:s/>- <text:s/>bmp binding endothelial regulator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KAT7 <text:s/>- <text:s/>k(lysine) acetyltransferase 7, XDH <text:s/>- <text:s/>xanthine dehydrogenase, ATP2A1 <text:s/>- <text:s/>atpase, ca++ transporting, cardiac muscle, fast twitch 1, ZNF444 <text:s/>- <text:s/>zinc finger protein 444, GNGT2 <text:s/>- <text:s/>guanine nucleotide binding protein (g protein), gamma transducing activity polypeptide 2, ATP2A2 <text:s/>- <text:s/>atpase, ca++ transporting, cardiac muscle, slow twitch 2, ATP1A3 <text:s/>- <text:s/>atpase, na+/k+ transporting, alpha 3 polypeptide, GOLGA2 <text:s/>- <text:s/>golgin a2, GNRHR <text:s/>- <text:s/>gonadotropin-releasing hormone receptor, CDK14 <text:s/>- <text:s/>cyclin-dependent kinase 14, GOLGB1 <text:s/>- <text:s/>golgin b1, XPO1 <text:s/>- <text:s/>exportin 1 (crm1 homolog, yeast), GOT1 <text:s/>- <text:s/>glutamic-oxaloacetic transaminase 1, soluble, BAHD1 <text:s/>- <text:s/>bromo adjacent homology domain containing 1, ATP1B1 <text:s/>- <text:s/>atpase, na+/k+ transporting, beta 1 polypeptide, WNT8B <text:s/>- <text:s/>wingless-type mmtv integration site family, member 8b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SEC31A <text:s/>- <text:s/>sec31 homolog a (s. cerevisiae), SCAMP5 <text:s/>- <text:s/>secretory carrier membrane protein 5, MLXIP <text:s/>- <text:s/>mlx interacting protein, GPR3 <text:s/>- <text:s/>g protein-coupled receptor 3, SPPL3 <text:s/>- <text:s/>signal peptide peptidase like 3, ATP6V1E1 <text:s/>- <text:s/>atpase, h+ transporting, lysosomal 31kda, v1 subunit e1, FOXN4 <text:s/>- <text:s/>forkhead box n4, ADNP2 <text:s/>- <text:s/>adnp homeobox 2, WNT3 <text:s/>- <text:s/>wingless-type mmtv integration site family, member 3, GPR19 <text:s/>- <text:s/>g protein-coupled receptor 19, PER1 <text:s/>- <text:s/>period circadian clock 1, WNT6 <text:s/>- <text:s/>wingless-type mmtv integration site family, member 6, TBC1D2 <text:s/>- <text:s/>tbc1 domain family, member 2, VRK1 <text:s/>- <text:s/>vaccinia related kinase 1, TRPV1 <text:s/>- <text:s/>transient receptor potential cation channel, subfamily v, member 1, OR5B12 <text:s/>- <text:s/>olfactory receptor, family 5, subfamily b, member 12, ATP2B4 <text:s/>- <text:s/>atpase, ca++ transporting, plasma membrane 4, DTWD2 <text:s/>- <text:s/>dtw domain containing 2, WARS <text:s/>- <text:s/>tryptophanyl-trna synthetase, NKX3-2 <text:s/>- <text:s/>nk3 homeobox 2, PITX2 <text:s/>- <text:s/>paired-like homeodomain 2, MOB1A <text:s/>- <text:s/>mob kinase activator 1a, PITX3 <text:s/>- <text:s/>paired-like homeodomain 3, OR5D13 <text:s/>- <text:s/>olfactory receptor, family 5, subfamily d, member 13, ZNF343 <text:s/>- <text:s/>zinc finger protein 343, BAI2 <text:s/>- <text:s/>brain-specific angiogenesis inhibitor 2, B2M <text:s/>- <text:s/>beta-2-microglobulin, PIK3R1 <text:s/>- <text:s/>phosphoinositide-3-kinase, regulatory subunit 1 (alpha), GRB14 <text:s/>- <text:s/>growth factor receptor-bound protein 14, PLEKHF1 <text:s/>- <text:s/>pleckstrin homology domain containing, family f (with fyve domain) member 1, GRN <text:s/>- <text:s/>granulin, RBM42 <text:s/>- <text:s/>rna binding motif protein 42, GRIN2A <text:s/>- <text:s/>glutamate receptor, ionotropic, n-methyl d-aspartate 2a, ZIC1 <text:s/>- <text:s/>zic family member 1, RABL3 <text:s/>- <text:s/>rab, member of ras oncogene family-like 3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BCL2L1 <text:s/>- <text:s/>bcl2-like 1, GSK3B <text:s/>- <text:s/>glycogen synthase kinase 3 beta, CCND1 <text:s/>- <text:s/>cyclin d1, PDIA3 <text:s/>- <text:s/>protein disulfide isomerase family a, member 3, RGS19 <text:s/>- <text:s/>regulator of g-protein signaling 19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BNIP2 <text:s/>- <text:s/>bcl2/adenovirus e1b 19kda interacting protein 2, STRA13 <text:s/>- <text:s/>stimulated by retinoic acid 13, MAEA <text:s/>- <text:s/>macrophage erythroblast attacher, APC2 <text:s/>- <text:s/>adenomatosis polyposis coli 2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SPEG <text:s/>- <text:s/>speg complex locus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BDNF <text:s/>- <text:s/>brain-derived neurotrophic factor, RLN1 <text:s/>- <text:s/>relaxin 1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TRDN <text:s/>- <text:s/>triadin, HOXC6 <text:s/>- <text:s/>homeobox c6, RGS16 <text:s/>- <text:s/>regulator of g-protein signaling 16, TSC22D1 <text:s/>- <text:s/>tsc22 domain family, member 1, CRTC2 <text:s/>- <text:s/>creb regulated transcription coactivator 2, ABCA7 <text:s/>- <text:s/>atp-binding cassette, sub-family a (abc1), member 7, HOXC9 <text:s/>- <text:s/>homeobox c9, BMP6 <text:s/>- <text:s/>bone morphogenetic protein 6, DDA1 <text:s/>- <text:s/>det1 and ddb1 associated 1, OLIG2 <text:s/>- <text:s/>oligodendrocyte lineage transcription factor 2, MYRF <text:s/>- <text:s/>myelin regulatory factor, TRIB1 <text:s/>- <text:s/>tribbles homolog 1 (drosophila), ARHGEF7 <text:s/>- <text:s/>rho guanine nucleotide exchange factor (gef) 7, GDF11 <text:s/>- <text:s/>growth differentiation factor 11, FMNL1 <text:s/>- <text:s/>formin-like 1, IARS <text:s/>- <text:s/>isoleucyl-trna synthetase, C21orf2 <text:s/>- <text:s/>chromosome 21 open reading frame 2, OSCP1 <text:s/>- <text:s/>organic solute carrier partner 1, CCNA1 <text:s/>- <text:s/>cyclin a1, NABP2 <text:s/>- <text:s/>nucleic acid binding protein 2, CA7 <text:s/>- <text:s/>carbonic anhydrase vii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TMEM108 <text:s/>- <text:s/>transmembrane protein 108, BUB1 <text:s/>- <text:s/>bub1 mitotic checkpoint serine/threonine kinase, RORB <text:s/>- <text:s/>rar-related orphan receptor b, RORC <text:s/>- <text:s/>rar-related orphan receptor c, SPRY3 <text:s/>- <text:s/>sprouty homolog 3 (drosophila), SPRY2 <text:s/>- <text:s/>sprouty homolog 2 (drosophila), KCTD9 <text:s/>- <text:s/>potassium channel tetramerization domain containing 9, CACNA1G <text:s/>- <text:s/>calcium channel, voltage-dependent, t type, alpha 1g subunit, MBTD1 <text:s/>- <text:s/>mbt domain containing 1, CDK2AP2 <text:s/>- <text:s/>cyclin-dependent kinase 2 associated protein 2, AP3D1 <text:s/>- <text:s/>adaptor-related protein complex 3, delta 1 subunit, AKAP8 <text:s/>- <text:s/>a kinase (prka) anchor protein 8, BARHL2 <text:s/>- <text:s/>barh-like homeobox 2, BOLL <text:s/>- <text:s/>bol, boule-like (drosophila), HSPA1L <text:s/>- <text:s/>heat shock 70kda protein 1-like, NET1 <text:s/>- <text:s/>neuroepithelial cell transforming 1, HSPA5 <text:s/>- <text:s/>heat shock 70kda protein 5 (glucose-regulated protein, 78kda), SKAP2 <text:s/>- <text:s/>src kinase associated phosphoprotein 2, SIGMAR1 <text:s/>- <text:s/>sigma non-opioid intracellular receptor 1, CAPZA2 <text:s/>- <text:s/>capping protein (actin filament) muscle z-line, alpha 2, PTCH2 <text:s/>- <text:s/>patched 2, HLA-E <text:s/>- <text:s/>major histocompatibility complex, class i, e, HMGN1 <text:s/>- <text:s/>high mobility group nucleosome binding domain 1, HMGB2 <text:s/>- <text:s/>high mobility group box 2, HMGB1 <text:s/>- <text:s/>high mobility group box 1, HLX <text:s/>- <text:s/>h2.0-like homeobox, FKBP14 <text:s/>- <text:s/>fk506 binding protein 14, 22 kda, CASP9 <text:s/>- <text:s/>caspase 9, apoptosis-related cysteine peptidase, TNKS <text:s/>- <text:s/>tankyrase, trf1-interacting ankyrin-related adp-ribose polymerase, TACC3 <text:s/>- <text:s/>transforming, acidic coiled-coil containing protein 3, CASP2 <text:s/>- <text:s/>caspase 2, apoptosis-related cysteine peptidase, AGO1 <text:s/>- <text:s/>argonaute risc catalytic component 1, HLA-DRB5 <text:s/>- <text:s/>major histocompatibility complex, class ii, dr beta 5, CAPZB <text:s/>- <text:s/>capping protein (actin filament) muscle z-line, beta, RPA2 <text:s/>- <text:s/>replication protein a2, 32kda, TNFAIP8L1 <text:s/>- <text:s/>tumor necrosis factor, alpha-induced protein 8-like 1, ZBTB48 <text:s/>- <text:s/>zinc finger and btb domain containing 48, HOXB13 <text:s/>- <text:s/>homeobox b13, HK2 <text:s/>- <text:s/>hexokinase 2, RPLP1 <text:s/>- <text:s/>ribosomal protein, large, p1, LAMTOR1 <text:s/>- <text:s/>late endosomal/lysosomal adaptor, mapk and mtor activator 1, CACNA1E <text:s/>- <text:s/>calcium channel, voltage-dependent, r type, alpha 1e subunit, CDK15 <text:s/>- <text:s/>cyclin-dependent kinase 15, SEMA4F <text:s/>- <text:s/>sema domain, immunoglobulin domain (ig), transmembrane domain (tm) and short cytoplasmic domain, (semaphorin) 4f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CREB3 <text:s/>- <text:s/>camp responsive element binding protein 3, CALCB <text:s/>- <text:s/>calcitonin-related polypeptide beta, JSRP1 <text:s/>- <text:s/>junctional sarcoplasmic reticulum protein 1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CCNF <text:s/>- <text:s/>cyclin f, EHF <text:s/>- <text:s/>ets homologous factor, URI1 <text:s/>- <text:s/>uri1, prefoldin-like chaperone, HMG20A <text:s/>- <text:s/>high mobility group 20a, HOXC4 <text:s/>- <text:s/>homeobox c4, HMG20B <text:s/>- <text:s/>high mobility group 20b, CCNG2 <text:s/>- <text:s/>cyclin g2, CCNG1 <text:s/>- <text:s/>cyclin g1, GBF1 <text:s/>- <text:s/>golgi brefeldin a resistant guanine nucleotide exchange factor 1, HNRNPL <text:s/>- <text:s/>heterogeneous nuclear ribonucleoprotein l, HOXA4 <text:s/>- <text:s/>homeobox a4, RPS6KA2 <text:s/>- <text:s/>ribosomal protein s6 kinase, 90kda, polypeptide 2, TINF2 <text:s/>- <text:s/>terf1 (trf1)-interacting nuclear factor 2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RYR2 <text:s/>- <text:s/>ryanodine receptor 2 (cardiac), SERPINA6 <text:s/>- <text:s/>serpin peptidase inhibitor, clade a (alpha-1 antiproteinase, antitrypsin), member 6, ZFP3 <text:s/>- <text:s/>zfp3 zinc finger protein, RAB11A <text:s/>- <text:s/>rab11a, member ras oncogene family, HNRNPA1 <text:s/>- <text:s/>heterogeneous nuclear ribonucleoprotein a1, SORT1 <text:s/>- <text:s/>sortilin 1, HNRNPC <text:s/>- <text:s/>heterogeneous nuclear ribonucleoprotein c (c1/c2), HNRNPAB <text:s/>- <text:s/>heterogeneous nuclear ribonucleoprotein a/b, CAT <text:s/>- <text:s/>catalase, ISL2 <text:s/>- <text:s/>isl lim homeobox 2, NAPA <text:s/>- <text:s/>n-ethylmaleimide-sensitive factor attachment protein, alpha, SPATA24 <text:s/>- <text:s/>spermatogenesis associated 24, ARIH2 <text:s/>- <text:s/>ariadne homolog 2 (drosophila), CCKAR <text:s/>- <text:s/>cholecystokinin a receptor, HMGCR <text:s/>- <text:s/>3-hydroxy-3-methylglutaryl-coa reductase, NANOS1 <text:s/>- <text:s/>nanos homolog 1 (drosophila), TMEM161A <text:s/>- <text:s/>transmembrane protein 161a, CCNC <text:s/>- <text:s/>cyclin c, LYPLA1 <text:s/>- <text:s/>lysophospholipase i, RGS9 <text:s/>- <text:s/>regulator of g-protein signaling 9, PLEKHG2 <text:s/>- <text:s/>pleckstrin homology domain containing, family g (with rhogef domain) member 2, WDR81 <text:s/>- <text:s/>wd repeat domain 81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SASH3 <text:s/>- <text:s/>sam and sh3 domain containing 3, CDC20 <text:s/>- <text:s/>cell division cycle 20, CDK1 <text:s/>- <text:s/>cyclin-dependent kinase 1, KCNAB2 <text:s/>- <text:s/>potassium voltage-gated channel, shaker-related subfamily, beta member 2, CDH1 <text:s/>- <text:s/>cadherin 1, type 1, e-cadherin (epithelial), STAMBP <text:s/>- <text:s/>stam binding protein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AEN <text:s/>- <text:s/>apoptosis enhancing nuclease, RBMX <text:s/>- <text:s/>rna binding motif protein, x-linked, PKP4 <text:s/>- <text:s/>plakophilin 4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TMEM97 <text:s/>- <text:s/>transmembrane protein 97, PPFIA1 <text:s/>- <text:s/>protein tyrosine phosphatase, receptor type, f polypeptide (ptprf), interacting protein (liprin), alpha 1, ZNF574 <text:s/>- <text:s/>zinc finger protein 574, USP16 <text:s/>- <text:s/>ubiquitin specific peptidase 16, UBE2S <text:s/>- <text:s/>ubiquitin-conjugating enzyme e2s, ILF2 <text:s/>- <text:s/>interleukin enhancer binding factor 2, ERRFI1 <text:s/>- <text:s/>erbb receptor feedback inhibitor 1, CDC14B <text:s/>- <text:s/>cell division cycle 14b, IGF2BP2 <text:s/>- <text:s/>insulin-like growth factor 2 mrna binding protein 2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PPFIA3 <text:s/>- <text:s/>protein tyrosine phosphatase, receptor type, f polypeptide (ptprf), interacting protein (liprin), alpha 3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CLEC4G <text:s/>- <text:s/>c-type lectin domain family 4, member g, PSME2 <text:s/>- <text:s/>proteasome (prosome, macropain) activator subunit 2 (pa28 beta), IRS1 <text:s/>- <text:s/>insulin receptor substrate 1, TYSND1 <text:s/>- <text:s/>trypsin domain containing 1, ZNF25 <text:s/>- <text:s/>zinc finger protein 25, ISL1 <text:s/>- <text:s/>isl lim homeobox 1, PTGER4 <text:s/>- <text:s/>prostaglandin e receptor 4 (subtype ep4), KHSRP <text:s/>- <text:s/>kh-type splicing regulatory protein, OR6T1 <text:s/>- <text:s/>olfactory receptor, family 6, subfamily t, member 1, PTH2R <text:s/>- <text:s/>parathyroid hormone 2 receptor, TPCN2 <text:s/>- <text:s/>two pore segment channel 2, CEBPG <text:s/>- <text:s/>ccaat/enhancer binding protein (c/ebp), gamma, GZF1 <text:s/>- <text:s/>gdnf-inducible zinc finger protein 1, INSIG1 <text:s/>- <text:s/>insulin induced gene 1, RND1 <text:s/>- <text:s/>rho family gtpase 1, CCT7 <text:s/>- <text:s/>chaperonin containing tcp1, subunit 7 (eta), INSM1 <text:s/>- <text:s/>insulinoma-associated 1, PCDH17 <text:s/>- <text:s/>protocadherin 17, NPC2 <text:s/>- <text:s/>niemann-pick disease, type c2, CXCL10 <text:s/>- <text:s/>chemokine (c-x-c motif) ligand 10, KLHL25 <text:s/>- <text:s/>kelch-like family member 25, PCBP3 <text:s/>- <text:s/>poly(rc) binding protein 3, CDKN3 <text:s/>- <text:s/>cyclin-dependent kinase inhibitor 3, CDKN2D <text:s/>- <text:s/>cyclin-dependent kinase inhibitor 2d (p19, inhibits cdk4), SORBS1 <text:s/>- <text:s/>sorbin and sh3 domain containing 1, PTPN1 <text:s/>- <text:s/>protein tyrosine phosphatase, non-receptor type 1, CDH6 <text:s/>- <text:s/>cadherin 6, type 2, k-cadherin (fetal kidney)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RRN3 <text:s/>- <text:s/>rrn3 rna polymerase i transcription factor homolog (s. cerevisiae)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OR2AG2 <text:s/>- <text:s/>olfactory receptor, family 2, subfamily ag, member 2, PDE7B <text:s/>- <text:s/>phosphodiesterase 7b, TFB2M <text:s/>- <text:s/>transcription factor b2, mitochondrial, TOB2 <text:s/>- <text:s/>transducer of erbb2, 2, PYCR1 <text:s/>- <text:s/>pyrroline-5-carboxylate reductase 1, PEX2 <text:s/>- <text:s/>peroxisomal biogenesis factor 2, HIST1H2AC <text:s/>- <text:s/>histone cluster 1, h2ac, LHX5 <text:s/>- <text:s/>lim homeobox 5, VSX2 <text:s/>- <text:s/>visual system homeobox 2, GIPC1 <text:s/>- <text:s/>gipc pdz domain containing family, member 1, CHKA <text:s/>- <text:s/>choline kinase alpha, INVS <text:s/>- <text:s/>inversin, FOXN3 <text:s/>- <text:s/>forkhead box n3, INTU <text:s/>- <text:s/>inturned planar cell polarity protein, ID1 <text:s/>- <text:s/>inhibitor of dna binding 1, dominant negative helix-loop-helix protein, ARL16 <text:s/>- <text:s/>adp-ribosylation factor-like 16, RAB3A <text:s/>- <text:s/>rab3a, member ras oncogene family, GLS2 <text:s/>- <text:s/>glutaminase 2 (liver, mitochondrial), SOX14 <text:s/>- <text:s/>sry (sex determining region y)-box 14, WASF3 <text:s/>- <text:s/>was protein family, member 3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ARL15 <text:s/>- <text:s/>adp-ribosylation factor-like 15, MEX3D <text:s/>- <text:s/>mex-3 rna binding family member d, LYPD6 <text:s/>- <text:s/>ly6/plaur domain containing 6, DDX56 <text:s/>- <text:s/>dead (asp-glu-ala-asp) box helicase 56, ZNF513 <text:s/>- <text:s/>zinc finger protein 513, LTBP4 <text:s/>- <text:s/>latent transforming growth factor beta binding protein 4, CNPY3 <text:s/>- <text:s/>canopy fgf signaling regulator 3, MIER2 <text:s/>- <text:s/>mesoderm induction early response 1, family member 2, NCK2 <text:s/>- <text:s/>nck adaptor protein 2, PLEKHH2 <text:s/>- <text:s/>pleckstrin homology domain containing, family h (with myth4 domain) member 2, USP21 <text:s/>- <text:s/>ubiquitin specific peptidase 21, ZBTB9 <text:s/>- <text:s/>zinc finger and btb domain containing 9, FGF22 <text:s/>- <text:s/>fibroblast growth factor 22, CELF1 <text:s/>- <text:s/>cugbp, elav-like family member 1, CLIC1 <text:s/>- <text:s/>chloride intracellular channel 1, KHDRBS1 <text:s/>- <text:s/>kh domain containing, rna binding, signal transduction associated 1, HIST1H2AA <text:s/>- <text:s/>histone cluster 1, h2aa, TAF8 <text:s/>- <text:s/>taf8 rna polymerase ii, tata box binding protein (tbp)-associated factor, 43kda, CMAHP <text:s/>- <text:s/>cytidine monophospho-n-acetylneuraminic acid hydroxylase, pseudogene, RBM24 <text:s/>- <text:s/>rna binding motif protein 24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IRS4 <text:s/>- <text:s/>insulin receptor substrate 4, NEUROG2 <text:s/>- <text:s/>neurogenin 2, RBM4 <text:s/>- <text:s/>rna binding motif protein 4, ARID4A <text:s/>- <text:s/>at rich interactive domain 4a (rbp1-like), SIX2 <text:s/>- <text:s/>six homeobox 2, RBBP4 <text:s/>- <text:s/>retinoblastoma binding protein 4, RBP4 <text:s/>- <text:s/>retinol binding protein 4, plasma, B9D1 <text:s/>- <text:s/>b9 protein domain 1, TSPAN13 <text:s/>- <text:s/>tetraspanin 13, CKS2 <text:s/>- <text:s/>cdc28 protein kinase regulatory subunit 2, CUL3 <text:s/>- <text:s/>cullin 3, CIRBP <text:s/>- <text:s/>cold inducible rna binding protein, TTF2 <text:s/>- <text:s/>transcription termination factor, rna polymerase ii, DMRTC2 <text:s/>- <text:s/>dmrt-like family c2, RHOF <text:s/>- <text:s/>ras homolog family member f (in filopodia), KLF11 <text:s/>- <text:s/>kruppel-like factor 11, ZMYND8 <text:s/>- <text:s/>zinc finger, mynd-type containing 8, MEX3C <text:s/>- <text:s/>mex-3 rna binding family member c, LHX1 <text:s/>- <text:s/>lim homeobox 1, ZFYVE28 <text:s/>- <text:s/>zinc finger, fyve domain containing 28, NFATC2IP <text:s/>- <text:s/>nuclear factor of activated t-cells, cytoplasmic, calcineurin-dependent 2 interacting protein, PLAC8 <text:s/>- <text:s/>placenta-specific 8, KIF20B <text:s/>- <text:s/>kinesin family member 20b, PDIA4 <text:s/>- <text:s/>protein disulfide isomerase family a, member 4, FBXO18 <text:s/>- <text:s/>f-box protein, helicase, 18, PPP4R4 <text:s/>- <text:s/>protein phosphatase 4, regulatory subunit 4, FIZ1 <text:s/>- <text:s/>flt3-interacting zinc finger 1, LGALS1 <text:s/>- <text:s/>lectin, galactoside-binding, soluble, 1, LFNG <text:s/>- <text:s/>lfng o-fucosylpeptide 3-beta-n-acetylglucosaminyltransferase, TRAF4 <text:s/>- <text:s/>tnf receptor-associated factor 4, CDC42EP4 <text:s/>- <text:s/>cdc42 effector protein (rho gtpase binding) 4, SP3 <text:s/>- <text:s/>sp3 transcription factor, CPT1A <text:s/>- <text:s/>carnitine palmitoyltransferase 1a (liver), MAEL <text:s/>- <text:s/>maelstrom spermatogenic transposon silencer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NPHP4 <text:s/>- <text:s/>nephronophthisis 4, SOX4 <text:s/>- <text:s/>sry (sex determining region y)-box 4, C12orf52 <text:s/>- <text:s/>chromosome 12 open reading frame 52, ZMAT1 <text:s/>- <text:s/>zinc finger, matrin-type 1, GRHL3 <text:s/>- <text:s/>grainyhead-like 3 (drosophila), LPL <text:s/>- <text:s/>lipoprotein lipase, WBP2 <text:s/>- <text:s/>ww domain binding protein 2, SOX1 <text:s/>- <text:s/>sry (sex determining region y)-box 1, ORC6 <text:s/>- <text:s/>origin recognition complex, subunit 6, SON <text:s/>- <text:s/>son dna binding protein, HES4 <text:s/>- <text:s/>hairy and enhancer of split 4 (drosophila), RAB40C <text:s/>- <text:s/>rab40c, member ras oncogene family, LEMD3 <text:s/>- <text:s/>lem domain containing 3, BCAR1 <text:s/>- <text:s/>breast cancer anti-estrogen resistance 1, LIMK2 <text:s/>- <text:s/>lim domain kinase 2, ATF6B <text:s/>- <text:s/>activating transcription factor 6 beta, BRINP2 <text:s/>- <text:s/>bone morphogenetic protein/retinoic acid inducible neural-specific 2, IER5 <text:s/>- <text:s/>immediate early response 5, LMAN1 <text:s/>- <text:s/>lectin, mannose-binding, 1, KRT19 <text:s/>- <text:s/>keratin 19, SUCO <text:s/>- <text:s/>sun domain containing ossification factor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PLEKHB1 <text:s/>- <text:s/>pleckstrin homology domain containing, family b (evectins) member 1, COMMD10 <text:s/>- <text:s/>comm domain containing 10, TP53INP2 <text:s/>- <text:s/>tumor protein p53 inducible nuclear protein 2, CNN2 <text:s/>- <text:s/>calponin 2, PIM3 <text:s/>- <text:s/>pim-3 oncogene, ACTL6B <text:s/>- <text:s/>actin-like 6b, UBR5 <text:s/>- <text:s/>ubiquitin protein ligase e3 component n-recognin 5, SSBP3 <text:s/>- <text:s/>single stranded dna binding protein 3, STMN1 <text:s/>- <text:s/>stathmin 1, ATCAY <text:s/>- <text:s/>ataxia, cerebellar, cayman type, SLIT3 <text:s/>- <text:s/>slit homolog 3 (drosophila), MID1IP1 <text:s/>- <text:s/>mid1 interacting protein 1, DMRT3 <text:s/>- <text:s/>doublesex and mab-3 related transcription factor 3, ONECUT2 <text:s/>- <text:s/>one cut homeobox 2, SLC25A27 <text:s/>- <text:s/>solute carrier family 25, member 27, DACT1 <text:s/>- <text:s/>dishevelled-binding antagonist of beta-catenin 1, AFF3 <text:s/>- <text:s/>af4/fmr2 family, member 3, KLF6 <text:s/>- <text:s/>kruppel-like factor 6, KIF23 <text:s/>- <text:s/>kinesin family member 23, PRKD3 <text:s/>- <text:s/>protein kinase d3, SLC20A1 <text:s/>- <text:s/>solute carrier family 20 (phosphate transporter), member 1, TMEFF2 <text:s/>- <text:s/>transmembrane protein with egf-like and two follistatin-like domains 2, CHD6 <text:s/>- <text:s/>chromodomain helicase dna binding protein 6, FAM126A <text:s/>- <text:s/>family with sequence similarity 126, member a, MED23 <text:s/>- <text:s/>mediator complex subunit 23, CXorf27 <text:s/>- <text:s/>chromosome x open reading frame 27, HINT2 <text:s/>- <text:s/>histidine triad nucleotide binding protein 2, T <text:s/>- <text:s/>t, brachyury homolog (mouse), ASB7 <text:s/>- <text:s/>ankyrin repeat and socs box containing 7, SYT1 <text:s/>- <text:s/>synaptotagmin i, GTF2IRD2 <text:s/>- <text:s/>gtf2i repeat domain containing 2, KIF5B <text:s/>- <text:s/>kinesin family member 5b, CTH <text:s/>- <text:s/>cystathionase (cystathionine gamma-lyase), RASAL2 <text:s/>- <text:s/>ras protein activator like 2, SUN2 <text:s/>- <text:s/>sad1 and unc84 domain containing 2, CACNG7 <text:s/>- <text:s/>calcium channel, voltage-dependent, gamma subunit 7, HIVEP3 <text:s/>- <text:s/>human immunodeficiency virus type i enhancer binding protein 3, CTBP2 <text:s/>- <text:s/>c-terminal binding protein 2, KCNN2 <text:s/>- <text:s/>potassium intermediate/small conductance calcium-activated channel, subfamily n, member 2, SETD3 <text:s/>- <text:s/>set domain containing 3, RASGRP3 <text:s/>- <text:s/>ras guanyl releasing protein 3 (calcium and dag-regulated), CREB3L3 <text:s/>- <text:s/>camp responsive element binding protein 3-like 3, CTSL <text:s/>- <text:s/>cathepsin l, STXBP1 <text:s/>- <text:s/>syntaxin binding protein 1, STX5 <text:s/>- <text:s/>syntaxin 5, HDGFRP2 <text:s/>- <text:s/>hepatoma-derived growth factor-related protein 2, SDF2L1 <text:s/>- <text:s/>stromal cell-derived factor 2-like 1, KPNA4 <text:s/>- <text:s/>karyopherin alpha 4 (importin alpha 3), C11orf35 <text:s/>- <text:s/>chromosome 11 open reading frame 35, PTF1A <text:s/>- <text:s/>pancreas specific transcription factor, 1a, KPNA2 <text:s/>- <text:s/>karyopherin alpha 2 (rag cohort 1, importin alpha 1), KPNB1 <text:s/>- <text:s/>karyopherin (importin) beta 1, LIPG <text:s/>- <text:s/>lipase, endothelial, CTSV <text:s/>- <text:s/>cathepsin v, RASA4B <text:s/>- <text:s/>ras p21 protein activator 4b, TRAPPC12 <text:s/>- <text:s/>trafficking protein particle complex 12, ZBTB46 <text:s/>- <text:s/>zinc finger and btb domain containing 46, FKBP8 <text:s/>- <text:s/>fk506 binding protein 8, 38kda, STC1 <text:s/>- <text:s/>stanniocalcin 1, PHF20L1 <text:s/>- <text:s/>phd finger protein 20-like 1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BCL2L13 <text:s/>- <text:s/>bcl2-like 13 (apoptosis facilitator), NEK7 <text:s/>- <text:s/>nima-related kinase 7, CDKL5 <text:s/>- <text:s/>cyclin-dependent kinase-like 5, ZRANB2 <text:s/>- <text:s/>zinc finger, ran-binding domain containing 2, AURKA <text:s/>- <text:s/>aurora kinase a, PAPPA2 <text:s/>- <text:s/>pappalysin 2, CRKL <text:s/>- <text:s/>v-crk avian sarcoma virus ct10 oncogene homolog-like, RAB33A <text:s/>- <text:s/>rab33a, member ras oncogene family, POLDIP3 <text:s/>- <text:s/>polymerase (dna-directed), delta interacting protein 3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RTN4IP1 <text:s/>- <text:s/>reticulon 4 interacting protein 1, VRK3 <text:s/>- <text:s/>vaccinia related kinase 3, CRIM1 <text:s/>- <text:s/>cysteine rich transmembrane bmp regulator 1 (chordin-like), NRXN2 <text:s/>- <text:s/>neurexin 2, ING5 <text:s/>- <text:s/>inhibitor of growth family, member 5, SSTR3 <text:s/>- <text:s/>somatostatin receptor 3, SLC25A33 <text:s/>- <text:s/>solute carrier family 25 (pyrimidine nucleotide carrier), member 33, ASPM <text:s/>- <text:s/>asp (abnormal spindle) homolog, microcephaly associated (drosophila), ABI3 <text:s/>- <text:s/>abi family, member 3, PRKD2 <text:s/>- <text:s/>protein kinase d2, MIIP <text:s/>- <text:s/>migration and invasion inhibitory protein, ITPR2 <text:s/>- <text:s/>inositol 1,4,5-trisphosphate receptor, type 2, PHF5A <text:s/>- <text:s/>phd finger protein 5a, TRIP10 <text:s/>- <text:s/>thyroid hormone receptor interactor 10, NUDT16L1 <text:s/>- <text:s/>nudix (nucleoside diphosphate linked moiety x)-type motif 16-like 1, ZNF324 <text:s/>- <text:s/>zinc finger protein 324, ZNF397 <text:s/>- <text:s/>zinc finger protein 397, ZNHIT3 <text:s/>- <text:s/>zinc finger, hit-type containing 3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FAM111A <text:s/>- <text:s/>family with sequence similarity 111, member a, TMEM8B <text:s/>- <text:s/>transmembrane protein 8b, PHLDB2 <text:s/>- <text:s/>pleckstrin homology-like domain, family b, member 2, ZNF280B <text:s/>- <text:s/>zinc finger protein 280b, LACRT <text:s/>- <text:s/>lacritin, ZNF385A <text:s/>- <text:s/>zinc finger protein 385a, BRWD3 <text:s/>- <text:s/>bromodomain and wd repeat domain containing 3, CXCL9 <text:s/>- <text:s/>chemokine (c-x-c motif) ligand 9, RAB8B <text:s/>- <text:s/>rab8b, member ras oncogene family, SIN3A <text:s/>- <text:s/>sin3 transcription regulator family member a, MID1 <text:s/>- <text:s/>midline 1 (opitz/bbb syndrome), MIDN <text:s/>- <text:s/>midnolin, CXCL12 <text:s/>- <text:s/>chemokine (c-x-c motif) ligand 12, MAP3K10 <text:s/>- <text:s/>mitogen-activated protein kinase kinase kinase 10, IGFBPL1 <text:s/>- <text:s/>insulin-like growth factor binding protein-like 1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CYTH2 <text:s/>- <text:s/>cytohesin 2, PBXIP1 <text:s/>- <text:s/>pre-b-cell leukemia homeobox interacting protein 1, CBX8 <text:s/>- <text:s/>chromobox homolog 8, ZNF628 <text:s/>- <text:s/>zinc finger protein 628, MYRIP <text:s/>- <text:s/>myosin viia and rab interacting protein, MLLT1 <text:s/>- <text:s/>myeloid/lymphoid or mixed-lineage leukemia (trithorax homolog, drosophila); translocated to, 1, DBN1 <text:s/>- <text:s/>drebrin 1, BRIP1 <text:s/>- <text:s/>brca1 interacting protein c-terminal helicase 1, GPR50 <text:s/>- <text:s/>g protein-coupled receptor 50, NUMBL <text:s/>- <text:s/>numb homolog (drosophila)-like, RPS6KA5 <text:s/>- <text:s/>ribosomal protein s6 kinase, 90kda, polypeptide 5, SUFU <text:s/>- <text:s/>suppressor of fused homolog (drosophila), ANAPC15 <text:s/>- <text:s/>anaphase promoting complex subunit 15, NCALD <text:s/>- <text:s/>neurocalcin delta, STK17B <text:s/>- <text:s/>serine/threonine kinase 17b, VPS29 <text:s/>- <text:s/>vacuolar protein sorting 29 homolog (s. cerevisiae), INTS7 <text:s/>- <text:s/>integrator complex subunit 7, MN1 <text:s/>- <text:s/>meningioma (disrupted in balanced translocation) 1, ZNF551 <text:s/>- <text:s/>zinc finger protein 551, RAB11B <text:s/>- <text:s/>rab11b, member ras oncogene family, CACUL1 <text:s/>- <text:s/>cdk2-associated, cullin domain 1, ZNF473 <text:s/>- <text:s/>zinc finger protein 473, NDRG2 <text:s/>- <text:s/>ndrg family member 2, MNT <text:s/>- <text:s/>mnt, max dimerization protein, ZMYM5 <text:s/>- <text:s/>zinc finger, mym-type 5, ERMN <text:s/>- <text:s/>ermin, erm-like protein, SCML1 <text:s/>- <text:s/>sex comb on midleg-like 1 (drosophila), SESN3 <text:s/>- <text:s/>sestrin 3, ZMYM3 <text:s/>- <text:s/>zinc finger, mym-type 3, AURKB <text:s/>- <text:s/>aurora kinase b, SKA2 <text:s/>- <text:s/>spindle and kinetochore associated complex subunit 2, BUB3 <text:s/>- <text:s/>bub3 mitotic checkpoint protein, ARID1B <text:s/>- <text:s/>at rich interactive domain 1b (swi1-like), NME9 <text:s/>- <text:s/>nme/nm23 family member 9, ELMOD2 <text:s/>- <text:s/>elmo/ced-12 domain containing 2, MED30 <text:s/>- <text:s/>mediator complex subunit 30, MEF2D <text:s/>- <text:s/>myocyte enhancer factor 2d, BRWD1 <text:s/>- <text:s/>bromodomain and wd repeat domain containing 1, TICRR <text:s/>- <text:s/>topbp1-interacting checkpoint and replication regulator, AMIGO2 <text:s/>- <text:s/>adhesion molecule with ig-like domain 2, TBC1D10B <text:s/>- <text:s/>tbc1 domain family, member 10b, RAB8A <text:s/>- <text:s/>rab8a, member ras oncogene family, S100B <text:s/>- <text:s/>s100 calcium binding protein b, DAXX <text:s/>- <text:s/>death-domain associated protein, SHC3 <text:s/>- <text:s/>shc (src homology 2 domain containing) transforming protein 3, DGKB <text:s/>- <text:s/>diacylglycerol kinase, beta 90kda, DAPK1 <text:s/>- <text:s/>death-associated protein kinase 1, PPP1R1B <text:s/>- <text:s/>protein phosphatase 1, regulatory (inhibitor) subunit 1b, IBTK <text:s/>- <text:s/>inhibitor of bruton agammaglobulinemia tyrosine kinase, TUBB2B <text:s/>- <text:s/>tubulin, beta 2b class iib, TPCN1 <text:s/>- <text:s/>two pore segment channel 1, RAD9B <text:s/>- <text:s/>rad9 homolog b (s. pombe), STARD13 <text:s/>- <text:s/>star-related lipid transfer (start) domain containing 13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ATRIP <text:s/>- <text:s/>atr interacting protein, TXNDC16 <text:s/>- <text:s/>thioredoxin domain containing 16, PPP1R36 <text:s/>- <text:s/>protein phosphatase 1, regulatory subunit 36, CCNB2 <text:s/>- <text:s/>cyclin b2, ANAPC11 <text:s/>- <text:s/>anaphase promoting complex subunit 11, CCNE2 <text:s/>- <text:s/>cyclin e2, EPC2 <text:s/>- <text:s/>enhancer of polycomb homolog 2 (drosophila), TCTN3 <text:s/>- <text:s/>tectonic family member 3, NLGN2 <text:s/>- <text:s/>neuroligin 2, DSCAM <text:s/>- <text:s/>down syndrome cell adhesion molecule, DTL <text:s/>- <text:s/>denticleless e3 ubiquitin protein ligase homolog (drosophila), GTSE1 <text:s/>- <text:s/>g-2 and s-phase expressed 1, ZBTB20 <text:s/>- <text:s/>zinc finger and btb domain containing 20, MARK3 <text:s/>- <text:s/>map/microtubule affinity-regulating kinase 3, MTMR4 <text:s/>- <text:s/>myotubularin related protein 4, DUSP8 <text:s/>- <text:s/>dual specificity phosphatase 8, DIXDC1 <text:s/>- <text:s/>dix domain containing 1, MAZ <text:s/>- <text:s/>myc-associated zinc finger protein (purine-binding transcription factor), PLIN5 <text:s/>- <text:s/>perilipin 5, DUSP6 <text:s/>- <text:s/>dual specificity phosphatase 6, DISP2 <text:s/>- <text:s/>dispatched homolog 2 (drosophila), TBX19 <text:s/>- <text:s/>t-box 19, TBX18 <text:s/>- <text:s/>t-box 18, MKL1 <text:s/>- <text:s/>megakaryoblastic leukemia (translocation) 1, SLC2A1 <text:s/>- <text:s/>solute carrier family 2 (facilitated glucose transporter), member 1, ARHGAP21 <text:s/>- <text:s/>rho gtpase activating protein 21, SPDYA <text:s/>- <text:s/>speedy/ringo cell cycle regulator family member a, LCMT1 <text:s/>- <text:s/>leucine carboxyl methyltransferase 1, GIGYF2 <text:s/>- <text:s/>grb10 interacting gyf protein 2, LDB2 <text:s/>- <text:s/>lim domain binding 2, SLC45A3 <text:s/>- <text:s/>solute carrier family 45, member 3, HBEGF <text:s/>- <text:s/>heparin-binding egf-like growth factor, MAP3K6 <text:s/>- <text:s/>mitogen-activated protein kinase kinase kinase 6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DLG2 <text:s/>- <text:s/>discs, large homolog 2 (drosophila), DLX1 <text:s/>- <text:s/>distal-less homeobox 1, SHH <text:s/>- <text:s/>sonic hedgehog, YPEL3 <text:s/>- <text:s/>yippee-like 3 (drosophila), DLX2 <text:s/>- <text:s/>distal-less homeobox 2, LRCH4 <text:s/>- <text:s/>leucine-rich repeats and calponin homology (ch) domain containing 4, LRP6 <text:s/>- <text:s/>low density lipoprotein receptor-related protein 6, DLX3 <text:s/>- <text:s/>distal-less homeobox 3, INHBE <text:s/>- <text:s/>inhibin, beta e, DHCR24 <text:s/>- <text:s/>24-dehydrocholesterol reductase, DHCR7 <text:s/>- <text:s/>7-dehydrocholesterol reductase, RHNO1 <text:s/>- <text:s/>rad9-hus1-rad1 interacting nuclear orphan 1, LUM <text:s/>- <text:s/>lumican, SPAG9 <text:s/>- <text:s/>sperm associated antigen 9, SESN2 <text:s/>- <text:s/>sestrin 2, SIM1 <text:s/>- <text:s/>single-minded homolog 1 (drosophila), STIL <text:s/>- <text:s/>scl/tal1 interrupting locus, NQO1 <text:s/>- <text:s/>nad(p)h dehydrogenase, quinone 1, BRSK2 <text:s/>- <text:s/>br serine/threonine kinase 2, RPS6KL1 <text:s/>- <text:s/>ribosomal protein s6 kinase-like 1, SIX1 <text:s/>- <text:s/>six homeobox 1, SIPA1 <text:s/>- <text:s/>signal-induced proliferation-associated 1, ARHGAP11B <text:s/>- <text:s/>rho gtpase activating protein 11b, TAF1B <text:s/>- <text:s/>tata box binding protein (tbp)-associated factor, rna polymerase i, b, 63kda, MAB21L1 <text:s/>- <text:s/>mab-21-like 1 (c. elegans), MARCKS <text:s/>- <text:s/>myristoylated alanine-rich protein kinase c substrate, SFRP1 <text:s/>- <text:s/>secreted frizzled-related protein 1, MXD1 <text:s/>- <text:s/>max dimerization protein 1, PIAS4 <text:s/>- <text:s/>protein inhibitor of activated stat, 4, SMAD2 <text:s/>- <text:s/>smad family member 2, DNM2 <text:s/>- <text:s/>dynamin 2, SRSF6 <text:s/>- <text:s/>serine/arginine-rich splicing factor 6, CDKL2 <text:s/>- <text:s/>cyclin-dependent kinase-like 2 (cdc2-related kinase), GPAM <text:s/>- <text:s/>glycerol-3-phosphate acyltransferase, mitochondrial, M6PR <text:s/>- <text:s/>mannose-6-phosphate receptor (cation dependent), ZBTB26 <text:s/>- <text:s/>zinc finger and btb domain containing 26, NOTUM <text:s/>- <text:s/>notum pectinacetylesterase homolog (drosophila), LRRC4C <text:s/>- <text:s/>leucine rich repeat containing 4c, KIF18B <text:s/>- <text:s/>kinesin family member 18b, HIST1H2AG <text:s/>- <text:s/>histone cluster 1, h2ag, SMAD6 <text:s/>- <text:s/>smad family member 6, SH3BGR <text:s/>- <text:s/>sh3 domain binding glutamic acid-rich protein, ITSN1 <text:s/>- <text:s/>intersectin 1 (sh3 domain protein), MAF <text:s/>- <text:s/>v-maf avian musculoaponeurotic fibrosarcoma oncogene homolog, SH3GL1 <text:s/>- <text:s/>sh3-domain grb2-like 1, MAPRE1 <text:s/>- <text:s/>microtubule-associated protein, rp/eb family, member 1, FAM83D <text:s/>- <text:s/>family with sequence similarity 83, member d, SIX5 <text:s/>- <text:s/>six homeobox 5, MARK2 <text:s/>- <text:s/>map/microtubule affinity-regulating kinase 2, ITM2C <text:s/>- <text:s/>integral membrane protein 2c, MAPRE3 <text:s/>- <text:s/>microtubule-associated protein, rp/eb family, member 3, EMX1 <text:s/>- <text:s/>empty spiracles homeobox 1, FAM13A <text:s/>- <text:s/>family with sequence similarity 13, member a, DDX25 <text:s/>- <text:s/>dead (asp-glu-ala-asp) box helicase 25, ELK1 <text:s/>- <text:s/>elk1, member of ets oncogene family, MBNL2 <text:s/>- <text:s/>muscleblind-like splicing regulator 2, GORAB <text:s/>- <text:s/>golgin, rab6-interacting, RACGAP1 <text:s/>- <text:s/>rac gtpase activating protein 1, ENSA <text:s/>- <text:s/>endosulfine alpha, ORMDL2 <text:s/>- <text:s/>orm1-like 2 (s. cerevisiae), RASA4 <text:s/>- <text:s/>ras p21 protein activator 4, DPYSL5 <text:s/>- <text:s/>dihydropyrimidinase-like 5, EPAS1 <text:s/>- <text:s/>endothelial pas domain protein 1, ATP6AP2 <text:s/>- <text:s/>atpase, h+ transporting, lysosomal accessory protein 2, ZNF524 <text:s/>- <text:s/>zinc finger protein 524, EMX2 <text:s/>- <text:s/>empty spiracles homeobox 2, WASF2 <text:s/>- <text:s/>was protein family, member 2, SIRT2 <text:s/>- <text:s/>sirtuin 2, NCAM1 <text:s/>- <text:s/>neural cell adhesion molecule 1, ENG <text:s/>- <text:s/>endoglin, TDRD3 <text:s/>- <text:s/>tudor domain containing 3, STMN4 <text:s/>- <text:s/>stathmin-like 4, RAD18 <text:s/>- <text:s/>rad18 homolog (s. cerevisiae), TPX2 <text:s/>- <text:s/>tpx2, microtubule-associated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PSME3 <text:s/>- <text:s/>proteasome (prosome, macropain) activator subunit 3 (pa28 gamma; ki), APOLD1 <text:s/>- <text:s/>apolipoprotein l domain containing 1, BARHL1 <text:s/>- <text:s/>barh-like homeobox 1, MYO1E <text:s/>- <text:s/>myosin ie, EIF5 <text:s/>- <text:s/>eukaryotic translation initiation factor 5, TOPORS <text:s/>- <text:s/>topoisomerase i binding, arginine/serine-rich, e3 ubiquitin protein ligase, CNOT1 <text:s/>- <text:s/>ccr4-not transcription complex, subunit 1, ZNF362 <text:s/>- <text:s/>zinc finger protein 362, MYH10 <text:s/>- <text:s/>myosin, heavy chain 10, non-muscle, CABLES2 <text:s/>- <text:s/>cdk5 and abl enzyme substrate 2, IGSF9B <text:s/>- <text:s/>immunoglobulin superfamily, member 9b, PRDM10 <text:s/>- <text:s/>pr domain containing 10, PRDM9 <text:s/>- <text:s/>pr domain containing 9, MXI1 <text:s/>- <text:s/>max interactor 1, dimerization protein, UBN1 <text:s/>- <text:s/>ubinuclein 1, KDM4B <text:s/>- <text:s/>lysine (k)-specific demethylase 4b, CELSR3 <text:s/>- <text:s/>cadherin, egf lag seven-pass g-type receptor 3, KDM1A <text:s/>- <text:s/>lysine (k)-specific demethylase 1a, TSPAN3 <text:s/>- <text:s/>tetraspanin 3, INO80B <text:s/>- <text:s/>ino80 complex subunit b, TSPAN5 <text:s/>- <text:s/>tetraspanin 5, SH3BGRL3 <text:s/>- <text:s/>sh3 domain binding glutamic acid-rich protein like 3, PSMC3IP <text:s/>- <text:s/>psmc3 interacting protein, HNRNPLL <text:s/>- <text:s/>heterogeneous nuclear ribonucleoprotein l-like, CTDSP2 <text:s/>- <text:s/>ctd (carboxy-terminal domain, rna polymerase ii, polypeptide a) small phosphatase 2, SERTAD1 <text:s/>- <text:s/>serta domain containing 1, HIST3H2A <text:s/>- <text:s/>histone cluster 3, h2a, SERTAD3 <text:s/>- <text:s/>serta domain containing 3, OSGIN1 <text:s/>- <text:s/>oxidative stress induced growth inhibitor 1, EBF1 <text:s/>- <text:s/>early b-cell factor 1, E2F3 <text:s/>- <text:s/>e2f transcription factor 3, NRBP1 <text:s/>- <text:s/>nuclear receptor binding protein 1, ENAM <text:s/>- <text:s/>enamelin, HELB <text:s/>- <text:s/>helicase (dna) b, MVD <text:s/>- <text:s/>mevalonate (diphospho) decarboxylase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NMUR2 <text:s/>- <text:s/>neuromedin u receptor 2, HES5 <text:s/>- <text:s/>hairy and enhancer of split 5 (drosophila), ACOT8 <text:s/>- <text:s/>acyl-coa thioesterase 8, FABP3 <text:s/>- <text:s/>fatty acid binding protein 3, muscle and heart (mammary-derived growth inhibitor), ARHGAP26 <text:s/>- <text:s/>rho gtpase activating protein 26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FASN <text:s/>- <text:s/>fatty acid synthase, COA3 <text:s/>- <text:s/>cytochrome c oxidase assembly factor 3, TWSG1 <text:s/>- <text:s/>twisted gastrulation homolog 1 (drosophila), ETV4 <text:s/>- <text:s/>ets variant 4, DCPS <text:s/>- <text:s/>decapping enzyme, scavenger, SH2D3C <text:s/>- <text:s/>sh2 domain containing 3c, ETV6 <text:s/>- <text:s/>ets variant 6, SPSB3 <text:s/>- <text:s/>spla/ryanodine receptor domain and socs box containing 3, VIM <text:s/>- <text:s/>vimentin, EXT1 <text:s/>- <text:s/>exostosin glycosyltransferase 1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SNX13 <text:s/>- <text:s/>sorting nexin 13, IL23R <text:s/>- <text:s/>interleukin 23 receptor, KIF14 <text:s/>- <text:s/>kinesin family member 14, ZBTB5 <text:s/>- <text:s/>zinc finger and btb domain containing 5, LIN52 <text:s/>- <text:s/>lin-52 homolog (c. elegans), PASK <text:s/>- <text:s/>pas domain containing serine/threonine kinase, CHRDL1 <text:s/>- <text:s/>chordin-like 1, FAM20B <text:s/>- <text:s/>family with sequence similarity 20, member b, ERG <text:s/>- <text:s/>v-ets avian erythroblastosis virus e26 oncogene homolog, UBB <text:s/>- <text:s/>ubiquitin b, ESRRB <text:s/>- <text:s/>estrogen-related receptor beta, ARRDC4 <text:s/>- <text:s/>arrestin domain containing 4, NDUFAF2 <text:s/>- <text:s/>nadh dehydrogenase (ubiquinone) complex i, assembly factor 2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ACTR3B <text:s/>- <text:s/>arp3 actin-related protein 3 homolog b (yeast), ETF1 <text:s/>- <text:s/>eukaryotic translation termination factor 1, STOM <text:s/>- <text:s/>stomatin, EPB41 <text:s/>- <text:s/>erythrocyte membrane protein band 4.1 (elliptocytosis 1, rh-linked), ZNF830 <text:s/>- <text:s/>zinc finger protein 830, EPHB1 <text:s/>- <text:s/>eph receptor b1, UCP2 <text:s/>- <text:s/>uncoupling protein 2 (mitochondrial, proton carrier), EPHA8 <text:s/>- <text:s/>eph receptor a8, EPHA7 <text:s/>- <text:s/>eph receptor a7, HNRNPDL <text:s/>- <text:s/>heterogeneous nuclear ribonucleoprotein d-like, UBE2D3 <text:s/>- <text:s/>ubiquitin-conjugating enzyme e2d 3, RBX1 <text:s/>- <text:s/>ring-box 1, e3 ubiquitin protein ligase, RTN4 <text:s/>- <text:s/>reticulon 4, ERBB4 <text:s/>- <text:s/>v-erb-b2 avian erythroblastic leukemia viral oncogene homolog 4, MPP2 <text:s/>- <text:s/>membrane protein, palmitoylated 2 (maguk p55 subfamily member 2)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PIK3IP1 <text:s/>- <text:s/>phosphoinositide-3-kinase interacting protein 1, FN1 <text:s/>- <text:s/>fibronectin 1, ZNF34 <text:s/>- <text:s/>zinc finger protein 34, ZNF436 <text:s/>- <text:s/>zinc finger protein 436, CAMTA1 <text:s/>- <text:s/>calmodulin binding transcription activator 1, OSM <text:s/>- <text:s/>oncostatin m, ELMO1 <text:s/>- <text:s/>engulfment and cell motility 1, PDE11A <text:s/>- <text:s/>phosphodiesterase 11a, FOXM1 <text:s/>- <text:s/>forkhead box m1, ARC <text:s/>- <text:s/>activity-regulated cytoskeleton-associated protein, FARP2 <text:s/>- <text:s/>ferm, rhogef and pleckstrin domain protein 2, FOXO1 <text:s/>- <text:s/>forkhead box o1, SOST <text:s/>- <text:s/>sclerostin, FOXC1 <text:s/>- <text:s/>forkhead box c1, FOXL1 <text:s/>- <text:s/>forkhead box l1, SRGAP3 <text:s/>- <text:s/>slit-robo rho gtpase activating protein 3, VPS26B <text:s/>- <text:s/>vacuolar protein sorting 26 homolog b (s. pombe), SLC44A4 <text:s/>- <text:s/>solute carrier family 44, member 4, FOXG1 <text:s/>- <text:s/>forkhead box g1, MED8 <text:s/>- <text:s/>mediator complex subunit 8, CAND1 <text:s/>- <text:s/>cullin-associated and neddylation-dissociated 1, EAF2 <text:s/>- <text:s/>ell associated factor 2, KDM3A <text:s/>- <text:s/>lysine (k)-specific demethylase 3a, FAM208A <text:s/>- <text:s/>family with sequence similarity 208, member a, DERL2 <text:s/>- <text:s/>derlin 2, CLEC16A <text:s/>- <text:s/>c-type lectin domain family 16, member a, VIMP <text:s/>- <text:s/>vcp-interacting membrane protein, FGFR2 <text:s/>- <text:s/>fibroblast growth factor receptor 2, DOCK9 <text:s/>- <text:s/>dedicator of cytokinesis 9, PGLYRP3 <text:s/>- <text:s/>peptidoglycan recognition protein 3, ROR1 <text:s/>- <text:s/>receptor tyrosine kinase-like orphan receptor 1, DNAJC16 <text:s/>- <text:s/>dnaj (hsp40) homolog, subfamily c, member 16, DDR2 <text:s/>- <text:s/>discoidin domain receptor tyrosine kinase 2, GOLT1B <text:s/>- <text:s/>golgi transport 1b, MAML1 <text:s/>- <text:s/>mastermind-like 1 (drosophila), TARBP2 <text:s/>- <text:s/>tar (hiv-1) rna binding protein 2, BCLAF1 <text:s/>- <text:s/>bcl2-associated transcription factor 1, NUP88 <text:s/>- <text:s/>nucleoporin 88kda, GMNN <text:s/>- <text:s/>geminin, dna replication inhibitor, SZT2 <text:s/>- <text:s/>seizure threshold 2 homolog (mouse), KIAA0101 <text:s/>- <text:s/>kiaa0101, RASSF2 <text:s/>- <text:s/>ras association (ralgds/af-6) domain family member 2, FER <text:s/>- <text:s/>fer (fps/fes related) tyrosine kinase, CREBRF <text:s/>- <text:s/>creb3 regulatory factor, PIP5K1C <text:s/>- <text:s/>phosphatidylinositol-4-phosphate 5-kinase, type i, gamma, NEK10 <text:s/>- <text:s/>nima-related kinase 10, TBX15 <text:s/>- <text:s/>t-box 15, ARHGAP11A <text:s/>- <text:s/>rho gtpase activating protein 11a, PGP <text:s/>- <text:s/>phosphoglycolate phosphatase, NDUFA13 <text:s/>- <text:s/>nadh dehydrogenase (ubiquinone) 1 alpha subcomplex, 13, TMX2 <text:s/>- <text:s/>thioredoxin-related transmembrane protein 2, SFI1 <text:s/>- <text:s/>sfi1 homolog, spindle assembly associated (yeast), TRIM9 <text:s/>- <text:s/>tripartite motif containing 9, PPP1R13B <text:s/>- <text:s/>protein phosphatase 1, regulatory subunit 13b, ZFP91 <text:s/>- <text:s/>zfp91 zinc finger protein, RNF40 <text:s/>- <text:s/>ring finger protein 40, e3 ubiquitin protein ligase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NMT1 <text:s/>- <text:s/>n-myristoyltransferase 1, SLC2A8 <text:s/>- <text:s/>solute carrier family 2 (facilitated glucose transporter), member 8, TLE1 <text:s/>- <text:s/>transducin-like enhancer of split 1 (e(sp1) homolog, drosophila), TLE3 <text:s/>- <text:s/>transducin-like enhancer of split 3 (e(sp1) homolog, drosophila), TLE4 <text:s/>- <text:s/>transducin-like enhancer of split 4 (e(sp1) homolog, drosophila), TLN1 <text:s/>- <text:s/>talin 1, HERPUD1 <text:s/>- <text:s/>homocysteine-inducible, endoplasmic reticulum stress-inducible, ubiquitin-like domain member 1, TLX3 <text:s/>- <text:s/>t-cell leukemia homeobox 3, RIMS2 <text:s/>- <text:s/>regulating synaptic membrane exocytosis 2, PUM1 <text:s/>- <text:s/>pumilio homolog 1 (drosophila), C7orf55 <text:s/>- <text:s/>chromosome 7 open reading frame 55, CEP57 <text:s/>- <text:s/>centrosomal protein 57kda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CLDN5 <text:s/>- <text:s/>claudin 5, STARD8 <text:s/>- <text:s/>star-related lipid transfer (start) domain containing 8, NFKBIB <text:s/>- <text:s/>nuclear factor of kappa light polypeptide gene enhancer in b-cells inhibitor, beta, IFT140 <text:s/>- <text:s/>intraflagellar transport 140 homolog (chlamydomonas), NKX6-1 <text:s/>- <text:s/>nk6 homeobox 1, NKX3-1 <text:s/>- <text:s/>nk3 homeobox 1, STOML2 <text:s/>- <text:s/>stomatin (epb72)-like 2, OTP <text:s/>- <text:s/>orthopedia homeobox, ATP1B4 <text:s/>- <text:s/>atpase, na+/k+ transporting, beta 4 polypeptide, CLSTN3 <text:s/>- <text:s/>calsyntenin 3, TADA2B <text:s/>- <text:s/>transcriptional adaptor 2b, HDAC9 <text:s/>- <text:s/>histone deacetylase 9, MYOCD <text:s/>- <text:s/>myocardin, BICC1 <text:s/>- <text:s/>bicaudal c homolog 1 (drosophila), SETD1A <text:s/>- <text:s/>set domain containing 1a, ZNF614 <text:s/>- <text:s/>zinc finger protein 614, CCP110 <text:s/>- <text:s/>centriolar coiled coil protein 110kda, NOX4 <text:s/>- <text:s/>nadph oxidase 4, TMBIM6 <text:s/>- <text:s/>transmembrane bax inhibitor motif containing 6, EIF4ENIF1 <text:s/>- <text:s/>eukaryotic translation initiation factor 4e nuclear import factor 1, IQCB1 <text:s/>- <text:s/>iq motif containing b1, SUZ12 <text:s/>- <text:s/>suz12 polycomb repressive complex 2 subunit, NEK2 <text:s/>- <text:s/>nima-related kinase 2, LRRC8B <text:s/>- <text:s/>leucine rich repeat containing 8 family, member b, TEF <text:s/>- <text:s/>thyrotrophic embryonic factor, RALGPS1 <text:s/>- <text:s/>ral gef with ph domain and sh3 binding motif 1, WNT10A <text:s/>- <text:s/>wingless-type mmtv integration site family, member 10a, MICAL2 <text:s/>- <text:s/>microtubule associated monooxygenase, calponin and lim domain containing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SNCAIP <text:s/>- <text:s/>synuclein, alpha interacting protein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CROCC <text:s/>- <text:s/>ciliary rootlet coiled-coil, rootletin, MTERFD3 <text:s/>- <text:s/>mterf domain containing 3, NEUROG3 <text:s/>- <text:s/>neurogenin 3, SCUBE1 <text:s/>- <text:s/>signal peptide, cub domain, egf-like 1, SEZ6L <text:s/>- <text:s/>seizure related 6 homolog (mouse)-like, TGFB3 <text:s/>- <text:s/>transforming growth factor, beta 3, TGFB1I1 <text:s/>- <text:s/>transforming growth factor beta 1 induced transcript 1, TSPAN15 <text:s/>- <text:s/>tetraspanin 15, NUP93 <text:s/>- <text:s/>nucleoporin 93kda, RASD2 <text:s/>- <text:s/>rasd family, member 2, KDM4A <text:s/>- <text:s/>lysine (k)-specific demethylase 4a, NEB <text:s/>- <text:s/>nebulin, FOSB <text:s/>- <text:s/>fbj murine osteosarcoma viral oncogene homolog b, ARHGAP12 <text:s/>- <text:s/>rho gtpase activating protein 12, CABIN1 <text:s/>- <text:s/>calcineurin binding protein 1, THBS1 <text:s/>- <text:s/>thrombospondin 1, HDGFRP3 <text:s/>- <text:s/>hepatoma-derived growth factor, related protein 3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negative regulation of macromolecule metabolic process</text:p>
          </table:table-cell>
          <table:table-cell office:value-type="float" office:value="0.0000102" calcext:value-type="float">
            <text:p>0.000010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1931" calcext:value-type="float">
            <text:p>1931</text:p>
          </table:table-cell>
          <table:table-cell office:value-type="float" office:value="2003" calcext:value-type="float">
            <text:p>200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ZMYND8 <text:s/>- <text:s/>zinc finger, mynd-type containing 8, HSPA1B <text:s/>- <text:s/>heat shock 70kda protein 1b, SIX5 <text:s/>- <text:s/>six homeobox 5, LHX1 <text:s/>- <text:s/>lim homeobox 1, ZFYVE28 <text:s/>- <text:s/>zinc finger, fyve domain containing 28, CREG1 <text:s/>- <text:s/>cellular repressor of e1a-stimulated genes 1, FBXO18 <text:s/>- <text:s/>f-box protein, helicase, 18, CHAC1 <text:s/>- <text:s/>chac, cation transport regulator homolog 1 (e. coli), OS9 <text:s/>- <text:s/>osteosarcoma amplified 9, endoplasmic reticulum lectin, ENSA <text:s/>- <text:s/>endosulfine alpha, PNRC1 <text:s/>- <text:s/>proline-rich nuclear receptor coactivator 1, PPP4R4 <text:s/>- <text:s/>protein phosphatase 4, regulatory subunit 4, ZFP36L2 <text:s/>- <text:s/>zfp36 ring finger protein-like 2, YWHAQ <text:s/>- <text:s/>tyrosine 3-monooxygenase/tryptophan 5-monooxygenase activation protein, theta polypeptide, SIRT2 <text:s/>- <text:s/>sirtuin 2, ENG <text:s/>- <text:s/>endoglin, SP3 <text:s/>- <text:s/>sp3 transcription factor, MAEL <text:s/>- <text:s/>maelstrom spermatogenic transposon silencer, PLK1 <text:s/>- <text:s/>polo-like kinase 1, SP2 <text:s/>- <text:s/>sp2 transcription factor, GPC3 <text:s/>- <text:s/>glypican 3, SPRED2 <text:s/>- <text:s/>sprouty-related, evh1 domain containing 2, TRIM11 <text:s/>- <text:s/>tripartite motif containing 11, SOX9 <text:s/>- <text:s/>sry (sex determining region y)-box 9, DEPDC1 <text:s/>- <text:s/>dep domain containing 1, BLM <text:s/>- <text:s/>bloom syndrome, recq helicase-like, SOX4 <text:s/>- <text:s/>sry (sex determining region y)-box 4, C12orf52 <text:s/>- <text:s/>chromosome 12 open reading frame 52, PER2 <text:s/>- <text:s/>period circadian clock 2, PSME3 <text:s/>- <text:s/>proteasome (prosome, macropain) activator subunit 3 (pa28 gamma; ki), ELAVL1 <text:s/>- <text:s/>elav (embryonic lethal, abnormal vision, drosophila)-like 1 (hu antigen r), RGS4 <text:s/>- <text:s/>regulator of g-protein signaling 4, LDB1 <text:s/>- <text:s/>lim domain binding 1, RGS3 <text:s/>- <text:s/>regulator of g-protein signaling 3, HOXC6 <text:s/>- <text:s/>homeobox c6, BMP6 <text:s/>- <text:s/>bone morphogenetic protein 6, ABCA7 <text:s/>- <text:s/>atp-binding cassette, sub-family a (abc1), member 7, CNOT1 <text:s/>- <text:s/>ccr4-not transcription complex, subunit 1, EXOSC7 <text:s/>- <text:s/>exosome component 7, CTSA <text:s/>- <text:s/>cathepsin a, ANAPC5 <text:s/>- <text:s/>anaphase promoting complex subunit 5, OLIG2 <text:s/>- <text:s/>oligodendrocyte lineage transcription factor 2, TRIB1 <text:s/>- <text:s/>tribbles homolog 1 (drosophila)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CTDSP2 <text:s/>- <text:s/>ctd (carboxy-terminal domain, rna polymerase ii, polypeptide a) small phosphatase 2, UBR5 <text:s/>- <text:s/>ubiquitin protein ligase e3 component n-recognin 5, HIST3H2A <text:s/>- <text:s/>histone cluster 3, h2a, RORB <text:s/>- <text:s/>rar-related orphan receptor b, POLR2I <text:s/>- <text:s/>polymerase (rna) ii (dna directed) polypeptide i, 14.5kda, SLIT3 <text:s/>- <text:s/>slit homolog 3 (drosophila), SPRY2 <text:s/>- <text:s/>sprouty homolog 2 (drosophila), POU3F2 <text:s/>- <text:s/>pou class 3 homeobox 2, HELB <text:s/>- <text:s/>helicase (dna) b, WDTC1 <text:s/>- <text:s/>wd and tetratricopeptide repeats 1, DACT1 <text:s/>- <text:s/>dishevelled-binding antagonist of beta-catenin 1, HES6 <text:s/>- <text:s/>hairy and enhancer of split 6 (drosophila), TMEFF2 <text:s/>- <text:s/>transmembrane protein with egf-like and two follistatin-like domains 2, HES5 <text:s/>- <text:s/>hairy and enhancer of split 5 (drosophila), AP2A1 <text:s/>- <text:s/>adaptor-related protein complex 2, alpha 1 subunit, ACOT8 <text:s/>- <text:s/>acyl-coa thioesterase 8, PRDM5 <text:s/>- <text:s/>pr domain containing 5, CXorf27 <text:s/>- <text:s/>chromosome x open reading frame 27, HINT2 <text:s/>- <text:s/>histidine triad nucleotide binding protein 2, T <text:s/>- <text:s/>t, brachyury homolog (mouse), HMGB2 <text:s/>- <text:s/>high mobility group box 2, HMGB1 <text:s/>- <text:s/>high mobility group box 1, CCAR1 <text:s/>- <text:s/>cell division cycle and apoptosis regulator 1, DERL3 <text:s/>- <text:s/>derlin 3, VPS35 <text:s/>- <text:s/>vacuolar protein sorting 35 homolog (s. cerevisiae), CTBP2 <text:s/>- <text:s/>c-terminal binding protein 2, TNKS <text:s/>- <text:s/>tankyrase, trf1-interacting ankyrin-related adp-ribose polymerase, ATF7IP <text:s/>- <text:s/>activating transcription factor 7 interacting protein, TNRC6B <text:s/>- <text:s/>trinucleotide repeat containing 6b, AGO1 <text:s/>- <text:s/>argonaute risc catalytic component 1, DCPS <text:s/>- <text:s/>decapping enzyme, scavenger, ETV6 <text:s/>- <text:s/>ets variant 6, UBE2C <text:s/>- <text:s/>ubiquitin-conjugating enzyme e2c, RPLP1 <text:s/>- <text:s/>ribosomal protein, large, p1, PPP2R1A <text:s/>- <text:s/>protein phosphatase 2, regulatory subunit a, alpha, RPLP0 <text:s/>- <text:s/>ribosomal protein, large, p0, VLDLR <text:s/>- <text:s/>very low density lipoprotein receptor, MSX1 <text:s/>- <text:s/>msh homeobox 1, CDC23 <text:s/>- <text:s/>cell division cycle 23, NCOA2 <text:s/>- <text:s/>nuclear receptor coactivator 2, FKBP8 <text:s/>- <text:s/>fk506 binding protein 8, 38kda, MSX2 <text:s/>- <text:s/>msh homeobox 2, CALM3 <text:s/>- <text:s/>calmodulin 3 (phosphorylase kinase, delta), EZH2 <text:s/>- <text:s/>enhancer of zeste homolog 2 (drosophila), TGIF2 <text:s/>- <text:s/>tgfb-induced factor homeobox 2, HIC1 <text:s/>- <text:s/>hypermethylated in cancer 1, LIN28A <text:s/>- <text:s/>lin-28 homolog a (c. elegans), HOXB4 <text:s/>- <text:s/>homeobox b4, TDRKH <text:s/>- <text:s/>tudor and kh domain containing, JUN <text:s/>- <text:s/>jun proto-oncogene, PASK <text:s/>- <text:s/>pas domain containing serine/threonine kinase, JARID2 <text:s/>- <text:s/>jumonji, at rich interactive domain 2, JUNB <text:s/>- <text:s/>jun b proto-oncogene, URI1 <text:s/>- <text:s/>uri1, prefoldin-like chaperone, CRY2 <text:s/>- <text:s/>cryptochrome 2 (photolyase-like), STAT3 <text:s/>- <text:s/>signal transducer and activator of transcription 3 (acute-phase response factor), HMG20A <text:s/>- <text:s/>high mobility group 20a, HMG20B <text:s/>- <text:s/>high mobility group 20b, E2F8 <text:s/>- <text:s/>e2f transcription factor 8, UBB <text:s/>- <text:s/>ubiquitin b, VRK3 <text:s/>- <text:s/>vaccinia related kinase 3, CRIM1 <text:s/>- <text:s/>cysteine rich transmembrane bmp regulator 1 (chordin-like)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RPS6KA1 <text:s/>- <text:s/>ribosomal protein s6 kinase, 90kda, polypeptide 1, EXD1 <text:s/>- <text:s/>exonuclease 3'-5' domain containing 1, MAP2K1 <text:s/>- <text:s/>mitogen-activated protein kinase kinase 1, HMGA2 <text:s/>- <text:s/>high mobility group at-hook 2, ETF1 <text:s/>- <text:s/>eukaryotic translation termination factor 1, RUNX3 <text:s/>- <text:s/>runt-related transcription factor 3, SERPINA6 <text:s/>- <text:s/>serpin peptidase inhibitor, clade a (alpha-1 antiproteinase, antitrypsin), member 6, NUDT16L1 <text:s/>- <text:s/>nudix (nucleoside diphosphate linked moiety x)-type motif 16-like 1, MAPK7 <text:s/>- <text:s/>mitogen-activated protein kinase 7, GATA3 <text:s/>- <text:s/>gata binding protein 3, HNRNPA1 <text:s/>- <text:s/>heterogeneous nuclear ribonucleoprotein a1, HNRNPC <text:s/>- <text:s/>heterogeneous nuclear ribonucleoprotein c (c1/c2), ZNF830 <text:s/>- <text:s/>zinc finger protein 830, PRKCZ <text:s/>- <text:s/>protein kinase c, zeta, HMGCR <text:s/>- <text:s/>3-hydroxy-3-methylglutaryl-coa reductase, NANOS1 <text:s/>- <text:s/>nanos homolog 1 (drosophila), NUP214 <text:s/>- <text:s/>nucleoporin 214kda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PRKAR1A <text:s/>- <text:s/>protein kinase, camp-dependent, regulatory, type i, alpha, DEDD2 <text:s/>- <text:s/>death effector domain containing 2, CDC6 <text:s/>- <text:s/>cell division cycle 6, LRIG2 <text:s/>- <text:s/>leucine-rich repeats and immunoglobulin-like domains 2, CEP85 <text:s/>- <text:s/>centrosomal protein 85kda, ZNF189 <text:s/>- <text:s/>zinc finger protein 189, CDC20 <text:s/>- <text:s/>cell division cycle 20, CDK1 <text:s/>- <text:s/>cyclin-dependent kinase 1, ENC1 <text:s/>- <text:s/>ectodermal-neural cortex 1 (with btb domain), SIN3A <text:s/>- <text:s/>sin3 transcription regulator family member a, RBMX <text:s/>- <text:s/>rna binding motif protein, x-linked, MAP3K10 <text:s/>- <text:s/>mitogen-activated protein kinase kinase kinase 10, MLH1 <text:s/>- <text:s/>mutl homolog 1, colon cancer, nonpolyposis type 2 (e. coli), PIWIL1 <text:s/>- <text:s/>piwi-like rna-mediated gene silencing 1, ADC <text:s/>- <text:s/>arginine decarboxylase, PBXIP1 <text:s/>- <text:s/>pre-b-cell leukemia homeobox interacting protein 1, CBX8 <text:s/>- <text:s/>chromobox homolog 8, FOXM1 <text:s/>- <text:s/>forkhead box m1, MLLT1 <text:s/>- <text:s/>myeloid/lymphoid or mixed-lineage leukemia (trithorax homolog, drosophila); translocated to, 1, FOXO1 <text:s/>- <text:s/>forkhead box o1, MSH6 <text:s/>- <text:s/>muts homolog 6 (e. coli), CHP1 <text:s/>- <text:s/>calcineurin-like ef-hand protein 1, ERRFI1 <text:s/>- <text:s/>erbb receptor feedback inhibitor 1, BRIP1 <text:s/>- <text:s/>brca1 interacting protein c-terminal helicase 1, IGF2BP2 <text:s/>- <text:s/>insulin-like growth factor 2 mrna binding protein 2, RPS6KA5 <text:s/>- <text:s/>ribosomal protein s6 kinase, 90kda, polypeptide 5, IL4 <text:s/>- <text:s/>interleukin 4, FOXC1 <text:s/>- <text:s/>forkhead box c1, SUFU <text:s/>- <text:s/>suppressor of fused homolog (drosophila), PSMA5 <text:s/>- <text:s/>proteasome (prosome, macropain) subunit, alpha type, 5, ANAPC15 <text:s/>- <text:s/>anaphase promoting complex subunit 15, PSMA3 <text:s/>- <text:s/>proteasome (prosome, macropain) subunit, alpha type, 3, HEXIM2 <text:s/>- <text:s/>hexamethylene bis-acetamide inducible 2, PEBP1 <text:s/>- <text:s/>phosphatidylethanolamine binding protein 1, LRTM2 <text:s/>- <text:s/>leucine-rich repeats and transmembrane domains 2, FOXG1 <text:s/>- <text:s/>forkhead box g1, CHEK2 <text:s/>- <text:s/>checkpoint kinase 2, COL28A1 <text:s/>- <text:s/>collagen, type xxviii, alpha 1, PSMD10 <text:s/>- <text:s/>proteasome (prosome, macropain) 26s subunit, non-atpase, 10, NDRG2 <text:s/>- <text:s/>ndrg family member 2, KDM3A <text:s/>- <text:s/>lysine (k)-specific demethylase 3a, DERL2 <text:s/>- <text:s/>derlin 2, SCAI <text:s/>- <text:s/>suppressor of cancer cell invasion, CLEC16A <text:s/>- <text:s/>c-type lectin domain family 16, member a, MNT <text:s/>- <text:s/>mnt, max dimerization protein, DUSP10 <text:s/>- <text:s/>dual specificity phosphatase 10, VIMP <text:s/>- <text:s/>vcp-interacting membrane protein, EXOSC1 <text:s/>- <text:s/>exosome component 1, ARNTL <text:s/>- <text:s/>aryl hydrocarbon receptor nuclear translocator-like, FGFR2 <text:s/>- <text:s/>fibroblast growth factor receptor 2, H2AFZ <text:s/>- <text:s/>h2a histone family, member z, SAP130 <text:s/>- <text:s/>sin3a-associated protein, 130kda, H2AFX <text:s/>- <text:s/>h2a histone family, member x, HIST1H2AD <text:s/>- <text:s/>histone cluster 1, h2ad, PSME2 <text:s/>- <text:s/>proteasome (prosome, macropain) activator subunit 2 (pa28 beta)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UB3 <text:s/>- <text:s/>bub3 mitotic checkpoint protein, TARBP2 <text:s/>- <text:s/>tar (hiv-1) rna binding protein 2, NUP88 <text:s/>- <text:s/>nucleoporin 88kda, GMNN <text:s/>- <text:s/>geminin, dna replication inhibitor, BTG2 <text:s/>- <text:s/>btg family, member 2, RASSF2 <text:s/>- <text:s/>ras association (ralgds/af-6) domain family member 2, KHSRP <text:s/>- <text:s/>kh-type splicing regulatory protein, CSDE1 <text:s/>- <text:s/>cold shock domain containing e1, rna-binding, PEG3 <text:s/>- <text:s/>paternally expressed 3, LRP8 <text:s/>- <text:s/>low density lipoprotein receptor-related protein 8, apolipoprotein e receptor, SMG9 <text:s/>- <text:s/>smg9 nonsense mediated mrna decay factor, GZF1 <text:s/>- <text:s/>gdnf-inducible zinc finger protein 1, LSM6 <text:s/>- <text:s/>lsm6 homolog, u6 small nuclear rna associated (s. cerevisiae), TBX15 <text:s/>- <text:s/>t-box 15, DAXX <text:s/>- <text:s/>death-domain associated protein, INSM1 <text:s/>- <text:s/>insulinoma-associated 1, NDUFA13 <text:s/>- <text:s/>nadh dehydrogenase (ubiquinone) 1 alpha subcomplex, 13, PCBP3 <text:s/>- <text:s/>poly(rc) binding protein 3, CDKN2D <text:s/>- <text:s/>cyclin-dependent kinase inhibitor 2d (p19, inhibits cdk4), DAPK1 <text:s/>- <text:s/>death-associated protein kinase 1, PPP1R1B <text:s/>- <text:s/>protein phosphatase 1, regulatory (inhibitor) subunit 1b, PTPN1 <text:s/>- <text:s/>protein tyrosine phosphatase, non-receptor type 1, IBTK <text:s/>- <text:s/>inhibitor of bruton agammaglobulinemia tyrosine kinase, ARX <text:s/>- <text:s/>aristaless related homeobox, RNF40 <text:s/>- <text:s/>ring finger protein 40, e3 ubiquitin protein ligase, LARP1 <text:s/>- <text:s/>la ribonucleoprotein domain family, member 1, MBD3 <text:s/>- <text:s/>methyl-cpg binding domain protein 3, PDE4D <text:s/>- <text:s/>phosphodiesterase 4d, camp-specific, FAM212B <text:s/>- <text:s/>family with sequence similarity 212, member b, HDAC1 <text:s/>- <text:s/>histone deacetylase 1, XDH <text:s/>- <text:s/>xanthine dehydrogenase, ANAPC11 <text:s/>- <text:s/>anaphase promoting complex subunit 1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OB2 <text:s/>- <text:s/>transducer of erbb2, 2, TLE4 <text:s/>- <text:s/>transducin-like enhancer of split 4 (e(sp1) homolog, drosophila), HERPUD1 <text:s/>- <text:s/>homocysteine-inducible, endoplasmic reticulum stress-inducible, ubiquitin-like domain member 1, PHF1 <text:s/>- <text:s/>phd finger protein 1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GPI <text:s/>- <text:s/>glucose-6-phosphate isomerase, GIPC1 <text:s/>- <text:s/>gipc pdz domain containing family, member 1, FOXN3 <text:s/>- <text:s/>forkhead box n3, ZFPM2 <text:s/>- <text:s/>zinc finger protein, fog family member 2, DHX34 <text:s/>- <text:s/>deah (asp-glu-ala-his) box polypeptide 34, KCNIP3 <text:s/>- <text:s/>kv channel interacting protein 3, calsenilin, DUSP8 <text:s/>- <text:s/>dual specificity phosphatase 8, HDAC4 <text:s/>- <text:s/>histone deacetylase 4, ID1 <text:s/>- <text:s/>inhibitor of dna binding 1, dominant negative helix-loop-helix protein, DUSP6 <text:s/>- <text:s/>dual specificity phosphatase 6, TBX18 <text:s/>- <text:s/>t-box 18, SOX14 <text:s/>- <text:s/>sry (sex determining region y)-box 14, CBX5 <text:s/>- <text:s/>chromobox homolog 5, PER1 <text:s/>- <text:s/>period circadian clock 1, FOXP2 <text:s/>- <text:s/>forkhead box p2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ATP2B4 <text:s/>- <text:s/>atpase, ca++ transporting, plasma membrane 4, HDAC9 <text:s/>- <text:s/>histone deacetylase 9, WARS <text:s/>- <text:s/>tryptophanyl-trna synthetase, MYOCD <text:s/>- <text:s/>myocardin, HBEGF <text:s/>- <text:s/>heparin-binding egf-like growth factor, TMBIM6 <text:s/>- <text:s/>transmembrane bax inhibitor motif containing 6, EIF4ENIF1 <text:s/>- <text:s/>eukaryotic translation initiation factor 4e nuclear import factor 1, NKX3-2 <text:s/>- <text:s/>nk3 homeobox 2, SUZ12 <text:s/>- <text:s/>suz12 polycomb repressive complex 2 subunit, SHC1 <text:s/>- <text:s/>shc (src homology 2 domain containing) transforming protein 1, PNPT1 <text:s/>- <text:s/>polyribonucleotide nucleotidyltransferase 1, DLG1 <text:s/>- <text:s/>discs, large homolog 1 (drosophila), SHH <text:s/>- <text:s/>sonic hedgehog, DLX1 <text:s/>- <text:s/>distal-less homeobox 1, DLX2 <text:s/>- <text:s/>distal-less homeobox 2, NCK2 <text:s/>- <text:s/>nck adaptor protein 2, LRP6 <text:s/>- <text:s/>low density lipoprotein receptor-related protein 6, DHCR24 <text:s/>- <text:s/>24-dehydrocholesterol reductase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ESN2 <text:s/>- <text:s/>sestrin 2, CELF1 <text:s/>- <text:s/>cugbp, elav-like family member 1, NF2 <text:s/>- <text:s/>neurofibromin 2 (merlin), HIST1H2AA <text:s/>- <text:s/>histone cluster 1, h2aa, KHDRBS1 <text:s/>- <text:s/>kh domain containing, rna binding, signal transduction associated 1, RBM42 <text:s/>- <text:s/>rna binding motif protein 42, SIX1 <text:s/>- <text:s/>six homeobox 1, HEY2 <text:s/>- <text:s/>hairy/enhancer-of-split related with yrpw motif 2, FNIP1 <text:s/>- <text:s/>folliculin interacting protein 1, RARA <text:s/>- <text:s/>retinoic acid receptor, alpha, TFPI <text:s/>- <text:s/>tissue factor pathway inhibitor (lipoprotein-associated coagulation inhibitor), CDK5RAP3 <text:s/>- <text:s/>cdk5 regulatory subunit associated protein 3, RBL2 <text:s/>- <text:s/>retinoblastoma-like 2 (p130), NEUROG3 <text:s/>- <text:s/>neurogenin 3, GRIN2A <text:s/>- <text:s/>glutamate receptor, ionotropic, n-methyl d-aspartate 2a, SFRP1 <text:s/>- <text:s/>secreted frizzled-related protein 1, MXD1 <text:s/>- <text:s/>max dimerization protein 1, SF1 <text:s/>- <text:s/>splicing factor 1, PIAS4 <text:s/>- <text:s/>protein inhibitor of activated stat, 4, TGFB3 <text:s/>- <text:s/>transforming growth factor, beta 3, SMAD2 <text:s/>- <text:s/>smad family member 2, RBM4 <text:s/>- <text:s/>rna binding motif protein 4, NUP93 <text:s/>- <text:s/>nucleoporin 93kda, ARID4A <text:s/>- <text:s/>at rich interactive domain 4a (rbp1-like), ZNF8 <text:s/>- <text:s/>zinc finger protein 8, CNBP <text:s/>- <text:s/>cchc-type zinc finger, nucleic acid binding protein, SRSF6 <text:s/>- <text:s/>serine/arginine-rich splicing factor 6, RASD2 <text:s/>- <text:s/>rasd family, member 2, KDM4A <text:s/>- <text:s/>lysine (k)-specific demethylase 4a, RBBP4 <text:s/>- <text:s/>retinoblastoma binding protein 4, FOSB <text:s/>- <text:s/>fbj murine osteosarcoma viral oncogene homolog b, DDX4 <text:s/>- <text:s/>dead (asp-glu-ala-asp) box polypeptide 4, LRRC4C <text:s/>- <text:s/>leucine rich repeat containing 4c, SLX1A <text:s/>- <text:s/>slx1 structure-specific endonuclease subunit homolog a (s. cerevisiae), CUL3 <text:s/>- <text:s/>cullin 3, THBS1 <text:s/>- <text:s/>thrombospondin 1, CIRBP <text:s/>- <text:s/>cold inducible rna binding protein, HIST1H2AG <text:s/>- <text:s/>histone cluster 1, h2ag, SMAD6 <text:s/>- <text:s/>smad family member 6, GSK3B <text:s/>- <text:s/>glycogen synthase kinase 3 beta, KLF10 <text:s/>- <text:s/>kruppel-like factor 10, CCND1 <text:s/>- <text:s/>cyclin d1, THY1 <text:s/>- <text:s/>thy-1 cell surface antigen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165</text:p>
          </table:table-cell>
          <table:table-cell office:value-type="string" calcext:value-type="string">
            <text:p>alcohol biosynthetic process</text:p>
          </table:table-cell>
          <table:table-cell office:value-type="float" office:value="0.0000106" calcext:value-type="float">
            <text:p>0.000010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2.6" calcext:value-type="float">
            <text:p>2.6</text:p>
          </table:table-cell>
          <table:table-cell office:value-type="float" office:value="13954" calcext:value-type="float">
            <text:p>13954</text:p>
          </table:table-cell>
          <table:table-cell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LSS <text:s/>- <text:s/>lanosterol synthase (2,3-oxidosqualene-lanosterol cyclase), INSIG1 <text:s/>- <text:s/>insulin induced gene 1, ACAT2 <text:s/>- <text:s/>acetyl-coa acetyltransferase 2, TM7SF2 <text:s/>- <text:s/>transmembrane 7 superfamily member 2, NUS1 <text:s/>- <text:s/>nuclear undecaprenyl pyrophosphate synthase 1 homolog (s. cerevisiae), FDPS <text:s/>- <text:s/>farnesyl diphosphate synthase, FDFT1 <text:s/>- <text:s/>farnesyl-diphosphate farnesyltransferase 1, PGP <text:s/>- <text:s/>phosphoglycolate phosphatase, CYP2R1 <text:s/>- <text:s/>cytochrome p450, family 2, subfamily r, polypeptide 1, SPTLC2 <text:s/>- <text:s/>serine palmitoyltransferase, long chain base subunit 2, SC5D <text:s/>- <text:s/>sterol-c5-desaturase, MVD <text:s/>- <text:s/>mevalonate (diphospho) decarboxylase, LBR <text:s/>- <text:s/>lamin b receptor, CNBP <text:s/>- <text:s/>cchc-type zinc finger, nucleic acid binding protein, GOT1 <text:s/>- <text:s/>glutamic-oxaloacetic transaminase 1, soluble, C14orf1 <text:s/>- <text:s/>chromosome 14 open reading frame 1, DHCR24 <text:s/>- <text:s/>24-dehydrocholesterol reductase, SQLE <text:s/>- <text:s/>squalene epoxidase, DHCR7 <text:s/>- <text:s/>7-dehydrocholesterol reductase, PPIP5K1 <text:s/>- <text:s/>diphosphoinositol pentakisphosphate kinase 1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695</text:p>
          </table:table-cell>
          <table:table-cell office:value-type="string" calcext:value-type="string">
            <text:p>cholesterol biosynthetic process</text:p>
          </table:table-cell>
          <table:table-cell office:value-type="float" office:value="0.0000108" calcext:value-type="float">
            <text:p>0.000010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3.27" calcext:value-type="float">
            <text:p>3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LSS <text:s/>- <text:s/>lanosterol synthase (2,3-oxidosqualene-lanosterol cyclase), INSIG1 <text:s/>- <text:s/>insulin induced gene 1, ACAT2 <text:s/>- <text:s/>acetyl-coa acetyltransferase 2, TM7SF2 <text:s/>- <text:s/>transmembrane 7 superfamily member 2, FDPS <text:s/>- <text:s/>farnesyl diphosphate synthase, FDFT1 <text:s/>- <text:s/>farnesyl-diphosphate farnesyltransferase 1, SC5D <text:s/>- <text:s/>sterol-c5-desaturase, CNBP <text:s/>- <text:s/>cchc-type zinc finger, nucleic acid binding protein, MVD <text:s/>- <text:s/>mevalonate (diphospho) decarboxylase, LBR <text:s/>- <text:s/>lamin b receptor, DHCR24 <text:s/>- <text:s/>24-dehydrocholesterol reductase, DHCR7 <text:s/>- <text:s/>7-dehydrocholesterol reductase, SQLE <text:s/>- <text:s/>squalene epoxidase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694</text:p>
          </table:table-cell>
          <table:table-cell office:value-type="string" calcext:value-type="string">
            <text:p>steroid biosynthetic process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2.22" calcext:value-type="float">
            <text:p>2.22</text:p>
          </table:table-cell>
          <table:table-cell office:value-type="float" office:value="13954" calcext:value-type="float">
            <text:p>13954</text:p>
          </table:table-cell>
          <table:table-cell office:value-type="float" office:value="94" calcext:value-type="float">
            <text:p>94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LSS <text:s/>- <text:s/>lanosterol synthase (2,3-oxidosqualene-lanosterol cyclase), HSD17B8 <text:s/>- <text:s/>hydroxysteroid (17-beta) dehydrogenase 8, ACOT8 <text:s/>- <text:s/>acyl-coa thioesterase 8, HINT2 <text:s/>- <text:s/>histidine triad nucleotide binding protein 2, SC5D <text:s/>- <text:s/>sterol-c5-desaturase, DHCR24 <text:s/>- <text:s/>24-dehydrocholesterol reductase, DHCR7 <text:s/>- <text:s/>7-dehydrocholesterol reductase, OSBP <text:s/>- <text:s/>oxysterol binding protein, PBX1 <text:s/>- <text:s/>pre-b-cell leukemia homeobox 1, HSD17B12 <text:s/>- <text:s/>hydroxysteroid (17-beta) dehydrogenase 12, CYP39A1 <text:s/>- <text:s/>cytochrome p450, family 39, subfamily a, polypeptide 1, OSBPL3 <text:s/>- <text:s/>oxysterol binding protein-like 3, FDXR <text:s/>- <text:s/>ferredoxin reductase, SCP2D1 <text:s/>- <text:s/>scp2 sterol-binding domain containing 1, INSIG1 <text:s/>- <text:s/>insulin induced gene 1, HSD17B6 <text:s/>- <text:s/>hydroxysteroid (17-beta) dehydrogenase 6, ACAT2 <text:s/>- <text:s/>acetyl-coa acetyltransferase 2, TM7SF2 <text:s/>- <text:s/>transmembrane 7 superfamily member 2, FDPS <text:s/>- <text:s/>farnesyl diphosphate synthase, FDFT1 <text:s/>- <text:s/>farnesyl-diphosphate farnesyltransferase 1, CYP2R1 <text:s/>- <text:s/>cytochrome p450, family 2, subfamily r, polypeptide 1, OSBPL9 <text:s/>- <text:s/>oxysterol binding protein-like 9, CNBP <text:s/>- <text:s/>cchc-type zinc finger, nucleic acid binding protein, MVD <text:s/>- <text:s/>mevalonate (diphospho) decarboxylase, LBR <text:s/>- <text:s/>lamin b receptor, C14orf1 <text:s/>- <text:s/>chromosome 14 open reading frame 1, OSBPL6 <text:s/>- <text:s/>oxysterol binding protein-like 6, SQLE <text:s/>- <text:s/>squalene epoxidase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2003" calcext:value-type="float">
            <text:p>20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ZMYND8 <text:s/>- <text:s/>zinc finger, mynd-type containing 8, LHX1 <text:s/>- <text:s/>lim homeobox 1, SIX5 <text:s/>- <text:s/>six homeobox 5, CREG1 <text:s/>- <text:s/>cellular repressor of e1a-stimulated genes 1, FBXO18 <text:s/>- <text:s/>f-box protein, helicase, 18, YWHAQ <text:s/>- <text:s/>tyrosine 3-monooxygenase/tryptophan 5-monooxygenase activation protein, theta polypeptide, SIRT2 <text:s/>- <text:s/>sirtuin 2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BLM <text:s/>- <text:s/>bloom syndrome, recq helicase-like, DEPDC1 <text:s/>- <text:s/>dep domain containing 1, C12orf52 <text:s/>- <text:s/>chromosome 12 open reading frame 52, PER2 <text:s/>- <text:s/>period circadian clock 2, LDB1 <text:s/>- <text:s/>lim domain binding 1, HOXC6 <text:s/>- <text:s/>homeobox c6, BMP6 <text:s/>- <text:s/>bone morphogenetic protein 6, CNOT1 <text:s/>- <text:s/>ccr4-not transcription complex, subunit 1, OLIG2 <text:s/>- <text:s/>oligodendrocyte lineage transcription factor 2, SNCA <text:s/>- <text:s/>synuclein, alpha (non a4 component of amyloid precursor), PPM1A <text:s/>- <text:s/>protein phosphatase, mg2+/mn2+ dependent, 1a, MXI1 <text:s/>- <text:s/>max interactor 1, dimerization protein, POU3F3 <text:s/>- <text:s/>pou class 3 homeobox 3, DDX54 <text:s/>- <text:s/>dead (asp-glu-ala-asp) box polypeptide 54, FZD8 <text:s/>- <text:s/>frizzled family receptor 8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HIST3H2A <text:s/>- <text:s/>histone cluster 3, h2a, RORB <text:s/>- <text:s/>rar-related orphan receptor b, HELB <text:s/>- <text:s/>helicase (dna) b, WDTC1 <text:s/>- <text:s/>wd and tetratricopeptide repeats 1, DACT1 <text:s/>- <text:s/>dishevelled-binding antagonist of beta-catenin 1, HES6 <text:s/>- <text:s/>hairy and enhancer of split 6 (drosophila)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HMGB1 <text:s/>- <text:s/>high mobility group box 1, CCAR1 <text:s/>- <text:s/>cell division cycle and apoptosis regulator 1, CTBP2 <text:s/>- <text:s/>c-terminal binding protein 2, TNKS <text:s/>- <text:s/>tankyrase, trf1-interacting ankyrin-related adp-ribose polymerase, ATF7IP <text:s/>- <text:s/>activating transcription factor 7 interacting protein, ETV6 <text:s/>- <text:s/>ets variant 6, VLDLR <text:s/>- <text:s/>very low density lipoprotein receptor, NCOA2 <text:s/>- <text:s/>nuclear receptor coactivator 2, MSX1 <text:s/>- <text:s/>msh homeobox 1, EZH2 <text:s/>- <text:s/>enhancer of zeste homolog 2 (drosophila), MSX2 <text:s/>- <text:s/>msh homeobox 2, TGIF2 <text:s/>- <text:s/>tgfb-induced factor homeobox 2, HIC1 <text:s/>- <text:s/>hypermethylated in cancer 1, HOXB4 <text:s/>- <text:s/>homeobox b4, JUN <text:s/>- <text:s/>jun proto-oncogene, JARID2 <text:s/>- <text:s/>jumonji, at rich interactive domain 2, URI1 <text:s/>- <text:s/>uri1, prefoldin-like chaperone, STAT3 <text:s/>- <text:s/>signal transducer and activator of transcription 3 (acute-phase response factor), CRY2 <text:s/>- <text:s/>cryptochrome 2 (photolyase-like), JUNB <text:s/>- <text:s/>jun b proto-oncogene, HMG20A <text:s/>- <text:s/>high mobility group 20a, E2F8 <text:s/>- <text:s/>e2f transcription factor 8, UBB <text:s/>- <text:s/>ubiquitin b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HMGA2 <text:s/>- <text:s/>high mobility group at-hook 2, RUNX3 <text:s/>- <text:s/>runt-related transcription factor 3, MAPK7 <text:s/>- <text:s/>mitogen-activated protein kinase 7, NUDT16L1 <text:s/>- <text:s/>nudix (nucleoside diphosphate linked moiety x)-type motif 16-like 1, GATA3 <text:s/>- <text:s/>gata binding protein 3, HNRNPA1 <text:s/>- <text:s/>heterogeneous nuclear ribonucleoprotein a1, HNRNPC <text:s/>- <text:s/>heterogeneous nuclear ribonucleoprotein c (c1/c2), ZNF830 <text:s/>- <text:s/>zinc finger protein 830, UBE2D3 <text:s/>- <text:s/>ubiquitin-conjugating enzyme e2d 3, SREBF1 <text:s/>- <text:s/>sterol regulatory element binding transcription factor 1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APLP1 <text:s/>- <text:s/>amyloid beta (a4) precursor-like protein 1, SIN3A <text:s/>- <text:s/>sin3 transcription regulator family member a, RBMX <text:s/>- <text:s/>rna binding motif protein, x-linked, MAP3K10 <text:s/>- <text:s/>mitogen-activated protein kinase kinase kinase 10, MLH1 <text:s/>- <text:s/>mutl homolog 1, colon cancer, nonpolyposis type 2 (e. coli), PBXIP1 <text:s/>- <text:s/>pre-b-cell leukemia homeobox interacting protein 1, CBX8 <text:s/>- <text:s/>chromobox homolog 8, FOXM1 <text:s/>- <text:s/>forkhead box m1, FOXO1 <text:s/>- <text:s/>forkhead box o1, MSH6 <text:s/>- <text:s/>muts homolog 6 (e. coli)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CHEK2 <text:s/>- <text:s/>checkpoint kinase 2, PSMD10 <text:s/>- <text:s/>proteasome (prosome, macropain) 26s subunit, non-atpase, 10, SCAI <text:s/>- <text:s/>suppressor of cancer cell invasion, MNT <text:s/>- <text:s/>mnt, max dimerization protein, ARNTL <text:s/>- <text:s/>aryl hydrocarbon receptor nuclear translocator-like, FGFR2 <text:s/>- <text:s/>fibroblast growth factor receptor 2, H2AFZ <text:s/>- <text:s/>h2a histone family, member z, SAP130 <text:s/>- <text:s/>sin3a-associated protein, 130kda, H2AFX <text:s/>- <text:s/>h2a histone family, member x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TG2 <text:s/>- <text:s/>btg family, member 2, GMNN <text:s/>- <text:s/>geminin, dna replication inhibitor, PEG3 <text:s/>- <text:s/>paternally expressed 3, LRP8 <text:s/>- <text:s/>low density lipoprotein receptor-related protein 8, apolipoprotein e receptor, GZF1 <text:s/>- <text:s/>gdnf-inducible zinc finger protein 1, TBX15 <text:s/>- <text:s/>t-box 15, DAXX <text:s/>- <text:s/>death-domain associated protein, INSM1 <text:s/>- <text:s/>insulinoma-associated 1, NDUFA13 <text:s/>- <text:s/>nadh dehydrogenase (ubiquinone) 1 alpha subcomplex, 13, PCBP3 <text:s/>- <text:s/>poly(rc) binding protein 3, ARX <text:s/>- <text:s/>aristaless related homeobox, RNF40 <text:s/>- <text:s/>ring finger protein 40, e3 ubiquitin protein ligase, MBD3 <text:s/>- <text:s/>methyl-cpg binding domain protein 3, HDAC1 <text:s/>- <text:s/>histone deacetylase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OB2 <text:s/>- <text:s/>transducer of erbb2, 2, TLE4 <text:s/>- <text:s/>transducin-like enhancer of split 4 (e(sp1) homolog, drosophila), PEX2 <text:s/>- <text:s/>peroxisomal biogenesis factor 2, HIST1H2AC <text:s/>- <text:s/>histone cluster 1, h2ac, RERE <text:s/>- <text:s/>arginine-glutamic acid dipeptide (re) repeats, FOXN3 <text:s/>- <text:s/>forkhead box n3, ZFPM2 <text:s/>- <text:s/>zinc finger protein, fog family member 2, DHX34 <text:s/>- <text:s/>deah (asp-glu-ala-his) box polypeptide 34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PER1 <text:s/>- <text:s/>period circadian clock 1, FOXP2 <text:s/>- <text:s/>forkhead box p2, ID4 <text:s/>- <text:s/>inhibitor of dna binding 4, dominant negative helix-loop-helix protein, TRPV1 <text:s/>- <text:s/>transient receptor potential cation channel, subfamily v, member 1, NKX6-1 <text:s/>- <text:s/>nk6 homeobox 1, NKX3-1 <text:s/>- <text:s/>nk3 homeobox 1, PAF1 <text:s/>- <text:s/>paf1, rna polymerase ii associated factor, homolog (s. cerevisiae), HDAC9 <text:s/>- <text:s/>histone deacetylase 9, MYOCD <text:s/>- <text:s/>myocardin, TMBIM6 <text:s/>- <text:s/>transmembrane bax inhibitor motif containing 6, NKX3-2 <text:s/>- <text:s/>nk3 homeobox 2, SUZ12 <text:s/>- <text:s/>suz12 polycomb repressive complex 2 subunit, SHC1 <text:s/>- <text:s/>shc (src homology 2 domain containing) transforming protein 1, DLG1 <text:s/>- <text:s/>discs, large homolog 1 (drosophila), DLX1 <text:s/>- <text:s/>distal-less homeobox 1, SHH <text:s/>- <text:s/>sonic hedgehog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NF2 <text:s/>- <text:s/>neurofibromin 2 (merlin), KHDRBS1 <text:s/>- <text:s/>kh domain containing, rna binding, signal transduction associated 1, HIST1H2AA <text:s/>- <text:s/>histone cluster 1, h2aa, RBM42 <text:s/>- <text:s/>rna binding motif protein 42, FNIP1 <text:s/>- <text:s/>folliculin interacting protein 1, HEY2 <text:s/>- <text:s/>hairy/enhancer-of-split related with yrpw motif 2, SIX1 <text:s/>- <text:s/>six homeobox 1, RARA <text:s/>- <text:s/>retinoic acid receptor, alpha, NEUROG3 <text:s/>- <text:s/>neurogenin 3, SFRP1 <text:s/>- <text:s/>secreted frizzled-related protein 1, SF1 <text:s/>- <text:s/>splicing factor 1, MXD1 <text:s/>- <text:s/>max dimerization protein 1, TGFB3 <text:s/>- <text:s/>transforming growth factor, beta 3, PIAS4 <text:s/>- <text:s/>protein inhibitor of activated stat, 4, SMAD2 <text:s/>- <text:s/>smad family member 2, ARID4A <text:s/>- <text:s/>at rich interactive domain 4a (rbp1-like), ZNF8 <text:s/>- <text:s/>zinc finger protein 8, CNBP <text:s/>- <text:s/>cchc-type zinc finger, nucleic acid binding protein, SRSF6 <text:s/>- <text:s/>serine/arginine-rich splicing factor 6, KDM4A <text:s/>- <text:s/>lysine (k)-specific demethylase 4a, FOSB <text:s/>- <text:s/>fbj murine osteosarcoma viral oncogene homolog b, SLX1A <text:s/>- <text:s/>slx1 structure-specific endonuclease subunit homolog a (s. cerevisiae), CUL3 <text:s/>- <text:s/>cullin 3, HIST1H2AG <text:s/>- <text:s/>histone cluster 1, h2ag, KLF10 <text:s/>- <text:s/>kruppel-like factor 10, CCND1 <text:s/>- <text:s/>cyclin d1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22</text:p>
          </table:table-cell>
          <table:table-cell office:value-type="string" calcext:value-type="string">
            <text:p>negative regulation of transcription from RNA polymerase II promoter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ZMYND8 <text:s/>- <text:s/>zinc finger, mynd-type containing 8, ZNF189 <text:s/>- <text:s/>zinc finger protein 189, SIN3A <text:s/>- <text:s/>sin3 transcription regulator family member a, CBX8 <text:s/>- <text:s/>chromobox homolog 8, FOXM1 <text:s/>- <text:s/>forkhead box m1, SIRT2 <text:s/>- <text:s/>sirtuin 2, FOXO1 <text:s/>- <text:s/>forkhead box o1, SP3 <text:s/>- <text:s/>sp3 transcription factor, MAEL <text:s/>- <text:s/>maelstrom spermatogenic transposon silencer, SP2 <text:s/>- <text:s/>sp2 transcription factor, PLK1 <text:s/>- <text:s/>polo-like kinase 1, FOXC1 <text:s/>- <text:s/>forkhead box c1, SUFU <text:s/>- <text:s/>suppressor of fused homolog (drosophila), SOX9 <text:s/>- <text:s/>sry (sex determining region y)-box 9, HEXIM2 <text:s/>- <text:s/>hexamethylene bis-acetamide inducible 2, C12orf52 <text:s/>- <text:s/>chromosome 12 open reading frame 52, FOXG1 <text:s/>- <text:s/>forkhead box g1, PER2 <text:s/>- <text:s/>period circadian clock 2, PSMD10 <text:s/>- <text:s/>proteasome (prosome, macropain) 26s subunit, non-atpase, 10, MNT <text:s/>- <text:s/>mnt, max dimerization protein, BMP6 <text:s/>- <text:s/>bone morphogenetic protein 6, FGFR2 <text:s/>- <text:s/>fibroblast growth factor receptor 2, CNOT1 <text:s/>- <text:s/>ccr4-not transcription complex, subunit 1, SAP130 <text:s/>- <text:s/>sin3a-associated protein, 130kda, OLIG2 <text:s/>- <text:s/>oligodendrocyte lineage transcription factor 2, HIST1H1B <text:s/>- <text:s/>histone cluster 1, h1b, AURKB <text:s/>- <text:s/>aurora kinase b, SNCA <text:s/>- <text:s/>synuclein, alpha (non a4 component of amyloid precursor), HIST1H1D <text:s/>- <text:s/>histone cluster 1, h1d, PPM1A <text:s/>- <text:s/>protein phosphatase, mg2+/mn2+ dependent, 1a, HIST1H1C <text:s/>- <text:s/>histone cluster 1, h1c, ISL1 <text:s/>- <text:s/>isl lim homeobox 1, BTG2 <text:s/>- <text:s/>btg family, member 2, FZD8 <text:s/>- <text:s/>frizzled family receptor 8, EOMES <text:s/>- <text:s/>eomesodermin, PEG3 <text:s/>- <text:s/>paternally expressed 3, KDM1A <text:s/>- <text:s/>lysine (k)-specific demethylase 1a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GZF1 <text:s/>- <text:s/>gdnf-inducible zinc finger protein 1, TBX15 <text:s/>- <text:s/>t-box 15, INSM1 <text:s/>- <text:s/>insulinoma-associated 1, PCBP3 <text:s/>- <text:s/>poly(rc) binding protein 3, WDTC1 <text:s/>- <text:s/>wd and tetratricopeptide repeats 1, DACT1 <text:s/>- <text:s/>dishevelled-binding antagonist of beta-catenin 1, ARX <text:s/>- <text:s/>aristaless related homeobox, HES6 <text:s/>- <text:s/>hairy and enhancer of split 6 (drosophila), MBD3 <text:s/>- <text:s/>methyl-cpg binding domain protein 3, HDAC1 <text:s/>- <text:s/>histone deacetylase 1, HES5 <text:s/>- <text:s/>hairy and enhancer of split 5 (drosophila), PRDM5 <text:s/>- <text:s/>pr domain containing 5, T <text:s/>- <text:s/>t, brachyury homolog (mouse), XPO1 <text:s/>- <text:s/>exportin 1 (crm1 homolog, yeast), HMGB1 <text:s/>- <text:s/>high mobility group box 1, TLE1 <text:s/>- <text:s/>transducin-like enhancer of split 1 (e(sp1) homolog, drosophila), ZBTB20 <text:s/>- <text:s/>zinc finger and btb domain containing 20, TLE4 <text:s/>- <text:s/>transducin-like enhancer of split 4 (e(sp1) homolog, drosophila), PEX2 <text:s/>- <text:s/>peroxisomal biogenesis factor 2, RERE <text:s/>- <text:s/>arginine-glutamic acid dipeptide (re) repeats, ATF7IP <text:s/>- <text:s/>activating transcription factor 7 interacting protein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ETV6 <text:s/>- <text:s/>ets variant 6, TBX18 <text:s/>- <text:s/>t-box 18, SOX14 <text:s/>- <text:s/>sry (sex determining region y)-box 14, FOXP2 <text:s/>- <text:s/>forkhead box p2, PER1 <text:s/>- <text:s/>period circadian clock 1, ID4 <text:s/>- <text:s/>inhibitor of dna binding 4, dominant negative helix-loop-helix protein, VLDLR <text:s/>- <text:s/>very low density lipoprotein receptor, TRPV1 <text:s/>- <text:s/>transient receptor potential cation channel, subfamily v, member 1, NKX6-1 <text:s/>- <text:s/>nk6 homeobox 1, MSX1 <text:s/>- <text:s/>msh homeobox 1, NCOA2 <text:s/>- <text:s/>nuclear receptor coactivator 2, PAF1 <text:s/>- <text:s/>paf1, rna polymerase ii associated factor, homolog (s. cerevisiae), MSX2 <text:s/>- <text:s/>msh homeobox 2, EZH2 <text:s/>- <text:s/>enhancer of zeste homolog 2 (drosophila), MYOCD <text:s/>- <text:s/>myocardin, HDAC9 <text:s/>- <text:s/>histone deacetylase 9, TGIF2 <text:s/>- <text:s/>tgfb-induced factor homeobox 2, HIC1 <text:s/>- <text:s/>hypermethylated in cancer 1, TMBIM6 <text:s/>- <text:s/>transmembrane bax inhibitor motif containing 6, SUZ12 <text:s/>- <text:s/>suz12 polycomb repressive complex 2 subunit, NKX3-2 <text:s/>- <text:s/>nk3 homeobox 2, HOXB4 <text:s/>- <text:s/>homeobox b4, DLG1 <text:s/>- <text:s/>discs, large homolog 1 (drosophila), JUN <text:s/>- <text:s/>jun proto-oncogene, SHH <text:s/>- <text:s/>sonic hedgehog, DLX1 <text:s/>- <text:s/>distal-less homeobox 1, JARID2 <text:s/>- <text:s/>jumonji, at rich interactive domain 2, DLX2 <text:s/>- <text:s/>distal-less homeobox 2, NCK2 <text:s/>- <text:s/>nck adaptor protein 2, STAT3 <text:s/>- <text:s/>signal transducer and activator of transcription 3 (acute-phase response factor), CRY2 <text:s/>- <text:s/>cryptochrome 2 (photolyase-like), JUNB <text:s/>- <text:s/>jun b proto-oncogene, URI1 <text:s/>- <text:s/>uri1, prefoldin-like chaperone, HMG20A <text:s/>- <text:s/>high mobility group 20a, E2F8 <text:s/>- <text:s/>e2f transcription factor 8, UBB <text:s/>- <text:s/>ubiquitin b, EPC1 <text:s/>- <text:s/>enhancer of polycomb homolog 1 (drosophila), RCOR1 <text:s/>- <text:s/>rest corepressor 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ALL4 <text:s/>- <text:s/>sal-like 4 (drosophila), ETS2 <text:s/>- <text:s/>v-ets avian erythroblastosis virus e26 oncogene homolog 2, HEY2 <text:s/>- <text:s/>hairy/enhancer-of-split related with yrpw motif 2, FNIP1 <text:s/>- <text:s/>folliculin interacting protein 1, SIX1 <text:s/>- <text:s/>six homeobox 1, RARA <text:s/>- <text:s/>retinoic acid receptor, alpha, HMGA2 <text:s/>- <text:s/>high mobility group at-hook 2, RUNX3 <text:s/>- <text:s/>runt-related transcription factor 3, NEUROG3 <text:s/>- <text:s/>neurogenin 3, MXD1 <text:s/>- <text:s/>max dimerization protein 1, PIAS4 <text:s/>- <text:s/>protein inhibitor of activated stat, 4, GATA3 <text:s/>- <text:s/>gata binding protein 3, SMAD2 <text:s/>- <text:s/>smad family member 2, ZNF8 <text:s/>- <text:s/>zinc finger protein 8, CNBP <text:s/>- <text:s/>cchc-type zinc finger, nucleic acid binding protein, FOSB <text:s/>- <text:s/>fbj murine osteosarcoma viral oncogene homolog b, UBE2D3 <text:s/>- <text:s/>ubiquitin-conjugating enzyme e2d 3, CUL3 <text:s/>- <text:s/>cullin 3, SREBF1 <text:s/>- <text:s/>sterol regulatory element binding transcription factor 1, KLF10 <text:s/>- <text:s/>kruppel-like factor 10, CCND1 <text:s/>- <text:s/>cyclin d1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126</text:p>
          </table:table-cell>
          <table:table-cell office:value-type="string" calcext:value-type="string">
            <text:p>sterol biosynthetic process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3.1" calcext:value-type="float">
            <text:p>3.1</text:p>
          </table:table-cell>
          <table:table-cell office:value-type="float" office:value="13954" calcext:value-type="float">
            <text:p>13954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LSS <text:s/>- <text:s/>lanosterol synthase (2,3-oxidosqualene-lanosterol cyclase), INSIG1 <text:s/>- <text:s/>insulin induced gene 1, ACAT2 <text:s/>- <text:s/>acetyl-coa acetyltransferase 2, TM7SF2 <text:s/>- <text:s/>transmembrane 7 superfamily member 2, FDPS <text:s/>- <text:s/>farnesyl diphosphate synthase, FDFT1 <text:s/>- <text:s/>farnesyl-diphosphate farnesyltransferase 1, SC5D <text:s/>- <text:s/>sterol-c5-desaturase, LBR <text:s/>- <text:s/>lamin b receptor, MVD <text:s/>- <text:s/>mevalonate (diphospho) decarboxylase, CNBP <text:s/>- <text:s/>cchc-type zinc finger, nucleic acid binding protein, C14orf1 <text:s/>- <text:s/>chromosome 14 open reading frame 1, DHCR24 <text:s/>- <text:s/>24-dehydrocholesterol reductase, SQLE <text:s/>- <text:s/>squalene epoxidase, DHCR7 <text:s/>- <text:s/>7-dehydrocholesterol reductase, HMGCR <text:s/>- <text:s/>3-hydroxy-3-methylglutaryl-coa reductase, HMGCS1 <text:s/>- <text:s/>3-hydroxy-3-methylglutaryl-coa synthase 1 (solubl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033" calcext:value-type="float">
            <text:p>0.0033</text:p>
          </table:table-cell>
          <table:table-cell office:value-type="float" office:value="1.07" calcext:value-type="float">
            <text:p>1.07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2003" calcext:value-type="float">
            <text:p>2003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[MED29 <text:s/>- <text:s/>mediator complex subunit 29, FAM46A <text:s/>- <text:s/>family with sequence similarity 46, member a, HNRNPA0 <text:s/>- <text:s/>heterogeneous nuclear ribonucleoprotein a0, LRRC16A <text:s/>- <text:s/>leucine rich repeat containing 16a, PNN <text:s/>- <text:s/>pinin, desmosome associated protein, ABAT <text:s/>- <text:s/>4-aminobutyrate aminotransferase, CATSPER2 <text:s/>- <text:s/>cation channel, sperm associated 2, SEPT4 <text:s/>- <text:s/>septin 4, GRHL2 <text:s/>- <text:s/>grainyhead-like 2 (drosophila), OS9 <text:s/>- <text:s/>osteosarcoma amplified 9, endoplasmic reticulum lectin, SERINC3 <text:s/>- <text:s/>serine incorporator 3, CDC42BPG <text:s/>- <text:s/>cdc42 binding protein kinase gamma (dmpk-like), PNRC1 <text:s/>- <text:s/>proline-rich nuclear receptor coactivator 1, GCNT2 <text:s/>- <text:s/>glucosaminyl (n-acetyl) transferase 2, i-branching enzyme (i blood group), LMAN2 <text:s/>- <text:s/>lectin, mannose-binding 2, ACACA <text:s/>- <text:s/>acetyl-coa carboxylase alpha, GCHFR <text:s/>- <text:s/>gtp cyclohydrolase i feedback regulator, GCH1 <text:s/>- <text:s/>gtp cyclohydrolase 1, YWHAQ <text:s/>- <text:s/>tyrosine 3-monooxygenase/tryptophan 5-monooxygenase activation protein, theta polypeptide, C18orf32 <text:s/>- <text:s/>chromosome 18 open reading frame 32, ASIC2 <text:s/>- <text:s/>acid-sensing (proton-gated) ion channel 2, SLC39A4 <text:s/>- <text:s/>solute carrier family 39 (zinc transporter), member 4, BRD8 <text:s/>- <text:s/>bromodomain containing 8, PLK1 <text:s/>- <text:s/>polo-like kinase 1, ANP32A <text:s/>- <text:s/>acidic (leucine-rich) nuclear phosphoprotein 32 family, member a, GPC3 <text:s/>- <text:s/>glypican 3, TMC1 <text:s/>- <text:s/>transmembrane channel-like 1, PLP1 <text:s/>- <text:s/>proteolipid protein 1, ZNF556 <text:s/>- <text:s/>zinc finger protein 556, TRAFD1 <text:s/>- <text:s/>traf-type zinc finger domain containing 1, GADD45G <text:s/>- <text:s/>growth arrest and dna-damage-inducible, gamma, DEPDC1 <text:s/>- <text:s/>dep domain containing 1, ACR <text:s/>- <text:s/>acrosin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KIF16B <text:s/>- <text:s/>kinesin family member 16b, DOCK10 <text:s/>- <text:s/>dedicator of cytokinesis 10, ZNF672 <text:s/>- <text:s/>zinc finger protein 672, GLUL <text:s/>- <text:s/>glutamate-ammonia ligase, TSPAN9 <text:s/>- <text:s/>tetraspanin 9, NUS1 <text:s/>- <text:s/>nuclear undecaprenyl pyrophosphate synthase 1 homolog (s. cerevisiae), CTSA <text:s/>- <text:s/>cathepsin a, USP20 <text:s/>- <text:s/>ubiquitin specific peptidase 20, HIST3H3 <text:s/>- <text:s/>histone cluster 3, h3, GLS <text:s/>- <text:s/>glutaminase, PPM1A <text:s/>- <text:s/>protein phosphatase, mg2+/mn2+ dependent, 1a, PPM1B <text:s/>- <text:s/>protein phosphatase, mg2+/mn2+ dependent, 1b, ACVR1 <text:s/>- <text:s/>activin a receptor, type i, RNASE9 <text:s/>- <text:s/>ribonuclease, rnase a family, 9 (non-active)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SRCAP <text:s/>- <text:s/>snf2-related crebbp activator protein, GNA12 <text:s/>- <text:s/>guanine nucleotide binding protein (g protein) alpha 12, GNA11 <text:s/>- <text:s/>guanine nucleotide binding protein (g protein), alpha 11 (gq class), HES6 <text:s/>- <text:s/>hairy and enhancer of split 6 (drosophila), POLA1 <text:s/>- <text:s/>polymerase (dna directed), alpha 1, catalytic subunit, HNRNPUL1 <text:s/>- <text:s/>heterogeneous nuclear ribonucleoprotein u-like 1, CNST <text:s/>- <text:s/>consortin, connexin sorting protein, VASH2 <text:s/>- <text:s/>vasohibin 2, AP2A1 <text:s/>- <text:s/>adaptor-related protein complex 2, alpha 1 subunit, PRKACA <text:s/>- <text:s/>protein kinase, camp-dependent, catalytic, alpha, PRDM5 <text:s/>- <text:s/>pr domain containing 5, CCAR1 <text:s/>- <text:s/>cell division cycle and apoptosis regulator 1, VPS35 <text:s/>- <text:s/>vacuolar protein sorting 35 homolog (s. cerevisiae), PRCP <text:s/>- <text:s/>prolylcarboxypeptidase (angiotensinase c), CHFR <text:s/>- <text:s/>checkpoint with forkhead and ring finger domains, e3 ubiquitin protein ligase, ARHGAP33 <text:s/>- <text:s/>rho gtpase activating protein 33, CITED4 <text:s/>- <text:s/>cbp/p300-interacting transactivator, with glu/asp-rich carboxy-terminal domain, 4, LRRC18 <text:s/>- <text:s/>leucine rich repeat containing 18, FTH1 <text:s/>- <text:s/>ferritin, heavy polypeptide 1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SOX30 <text:s/>- <text:s/>sry (sex determining region y)-box 30, PPP2R5C <text:s/>- <text:s/>protein phosphatase 2, regulatory subunit b', gamma, DEPDC1B <text:s/>- <text:s/>dep domain containing 1b, CCDC151 <text:s/>- <text:s/>coiled-coil domain containing 151, UBE2C <text:s/>- <text:s/>ubiquitin-conjugating enzyme e2c, PPP2R1A <text:s/>- <text:s/>protein phosphatase 2, regulatory subunit a, alpha, TXLNG <text:s/>- <text:s/>taxilin gamma, FGD6 <text:s/>- <text:s/>fyve, rhogef and ph domain containing 6, PPP1R7 <text:s/>- <text:s/>protein phosphatase 1, regulatory subunit 7, ZNF526 <text:s/>- <text:s/>zinc finger protein 526, PRR11 <text:s/>- <text:s/>proline rich 11, FUT8 <text:s/>- <text:s/>fucosyltransferase 8 (alpha (1,6) fucosyltransferase), ABCD2 <text:s/>- <text:s/>atp-binding cassette, sub-family d (ald), member 2, DEK <text:s/>- <text:s/>dek oncogene, TCTN2 <text:s/>- <text:s/>tectonic family member 2, RMI2 <text:s/>- <text:s/>recq mediated genome instability 2, FZD2 <text:s/>- <text:s/>frizzled family receptor 2, LIN28A <text:s/>- <text:s/>lin-28 homolog a (c. elegans), CUL5 <text:s/>- <text:s/>cullin 5, RNF165 <text:s/>- <text:s/>ring finger protein 165, RASSF7 <text:s/>- <text:s/>ras association (ralgds/af-6) domain family (n-terminal) member 7, IWS1 <text:s/>- <text:s/>iws1 homolog (s. cerevisiae), TDRKH <text:s/>- <text:s/>tudor and kh domain containing, ZNF768 <text:s/>- <text:s/>zinc finger protein 768, PRODH <text:s/>- <text:s/>proline dehydrogenase (oxidase) 1, IFT27 <text:s/>- <text:s/>intraflagellar transport 27 homolog (chlamydomonas), FMNL2 <text:s/>- <text:s/>formin-like 2, E2F8 <text:s/>- <text:s/>e2f transcription factor 8, ATF7 <text:s/>- <text:s/>activating transcription factor 7, GABRG1 <text:s/>- <text:s/>gamma-aminobutyric acid (gaba) a receptor, gamma 1, ZNF416 <text:s/>- <text:s/>zinc finger protein 416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DSTN <text:s/>- <text:s/>destrin (actin depolymerizing factor)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GATA3 <text:s/>- <text:s/>gata binding protein 3, MYH14 <text:s/>- <text:s/>myosin, heavy chain 14, non-muscle, CISD2 <text:s/>- <text:s/>cdgsh iron sulfur domain 2, MAPRE2 <text:s/>- <text:s/>microtubule-associated protein, rp/eb family, member 2, GLRA3 <text:s/>- <text:s/>glycine receptor, alpha 3, PRKCZ <text:s/>- <text:s/>protein kinase c, zeta, PRKCSH <text:s/>- <text:s/>protein kinase c substrate 80k-h, CCDC88A <text:s/>- <text:s/>coiled-coil domain containing 88a, SLC26A9 <text:s/>- <text:s/>solute carrier family 26 (anion exchanger), member 9, NUP214 <text:s/>- <text:s/>nucleoporin 214kda, SLC25A6 <text:s/>- <text:s/>solute carrier family 25 (mitochondrial carrier; adenine nucleotide translocator), member 6, VASN <text:s/>- <text:s/>vasorin, C18orf54 <text:s/>- <text:s/>chromosome 18 open reading frame 54, BRD3 <text:s/>- <text:s/>bromodomain containing 3, GAS8 <text:s/>- <text:s/>growth arrest-specific 8, SLC25A4 <text:s/>- <text:s/>solute carrier family 25 (mitochondrial carrier; adenine nucleotide translocator), member 4, PRKAR1A <text:s/>- <text:s/>protein kinase, camp-dependent, regulatory, type i, alpha, ANK3 <text:s/>- <text:s/>ankyrin 3, node of ranvier (ankyrin g), DEDD2 <text:s/>- <text:s/>death effector domain containing 2, ZNF189 <text:s/>- <text:s/>zinc finger protein 189, PAX1 <text:s/>- <text:s/>paired box 1, ATXN2L <text:s/>- <text:s/>ataxin 2-like, PAX6 <text:s/>- <text:s/>paired box 6, RFWD3 <text:s/>- <text:s/>ring finger and wd repeat domain 3, APLP1 <text:s/>- <text:s/>amyloid beta (a4) precursor-like protein 1, PAX3 <text:s/>- <text:s/>paired box 3, GPR139 <text:s/>- <text:s/>g protein-coupled receptor 139, TMEM33 <text:s/>- <text:s/>transmembrane protein 33, GTF2E1 <text:s/>- <text:s/>general transcription factor iie, polypeptide 1, alpha 56kda, PBX1 <text:s/>- <text:s/>pre-b-cell leukemia homeobox 1, WHAMM <text:s/>- <text:s/>was protein homolog associated with actin, golgi membranes and microtubules, PPP1R3B <text:s/>- <text:s/>protein phosphatase 1, regulatory subunit 3b, SEC61A2 <text:s/>- <text:s/>sec61 alpha 2 subunit (s. cerevisiae), RNF220 <text:s/>- <text:s/>ring finger protein 220, MSH6 <text:s/>- <text:s/>muts homolog 6 (e. coli), CHP1 <text:s/>- <text:s/>calcineurin-like ef-hand protein 1, ZNF132 <text:s/>- <text:s/>zinc finger protein 132, GUCA2A <text:s/>- <text:s/>guanylate cyclase activator 2a (guanylin), GUCY1B3 <text:s/>- <text:s/>guanylate cyclase 1, soluble, beta 3, P2RY6 <text:s/>- <text:s/>pyrimidinergic receptor p2y, g-protein coupled, 6, P4HB <text:s/>- <text:s/>prolyl 4-hydroxylase, beta polypeptide, HEXIM2 <text:s/>- <text:s/>hexamethylene bis-acetamide inducible 2, PEBP1 <text:s/>- <text:s/>phosphatidylethanolamine binding protein 1, LRTM2 <text:s/>- <text:s/>leucine-rich repeats and transmembrane domains 2, CHEK2 <text:s/>- <text:s/>checkpoint kinase 2, GOLPH3L <text:s/>- <text:s/>golgi phosphoprotein 3-like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SAP130 <text:s/>- <text:s/>sin3a-associated protein, 130kda, H2AFX <text:s/>- <text:s/>h2a histone family, member x, PDE7A <text:s/>- <text:s/>phosphodiesterase 7a, HIST1H2AD <text:s/>- <text:s/>histone cluster 1, h2ad, CDC20B <text:s/>- <text:s/>cell division cycle 20b, HIST1H1B <text:s/>- <text:s/>histone cluster 1, h1b, PAX8 <text:s/>- <text:s/>paired box 8, HIST1H1D <text:s/>- <text:s/>histone cluster 1, h1d, HIST1H1C <text:s/>- <text:s/>histone cluster 1, h1c, PDGFRB <text:s/>- <text:s/>platelet-derived growth factor receptor, beta polypeptide, UACA <text:s/>- <text:s/>uveal autoantigen with coiled-coil domains and ankyrin repeats, RHOB <text:s/>- <text:s/>ras homolog family member b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T <text:s/>- <text:s/>pericentrin, ROGDI <text:s/>- <text:s/>rogdi homolog (drosophila), PCNA <text:s/>- <text:s/>proliferating cell nuclear antigen, LSM6 <text:s/>- <text:s/>lsm6 homolog, u6 small nuclear rna associated (s. cerevisiae), PRDM2 <text:s/>- <text:s/>pr domain containing 2, with znf domain, PCK2 <text:s/>- <text:s/>phosphoenolpyruvate carboxykinase 2 (mitochondrial), MAP3K12 <text:s/>- <text:s/>mitogen-activated protein kinase kinase kinase 12, FICD <text:s/>- <text:s/>fic domain containing, SLC30A1 <text:s/>- <text:s/>solute carrier family 30 (zinc transporter), member 1, BMPER <text:s/>- <text:s/>bmp binding endothelial regulator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KAT7 <text:s/>- <text:s/>k(lysine) acetyltransferase 7, XDH <text:s/>- <text:s/>xanthine dehydrogenase, ATP2A1 <text:s/>- <text:s/>atpase, ca++ transporting, cardiac muscle, fast twitch 1, ZNF444 <text:s/>- <text:s/>zinc finger protein 444, GNGT2 <text:s/>- <text:s/>guanine nucleotide binding protein (g protein), gamma transducing activity polypeptide 2, ATP2A2 <text:s/>- <text:s/>atpase, ca++ transporting, cardiac muscle, slow twitch 2, ATP1A3 <text:s/>- <text:s/>atpase, na+/k+ transporting, alpha 3 polypeptide, GOLGA2 <text:s/>- <text:s/>golgin a2, GNRHR <text:s/>- <text:s/>gonadotropin-releasing hormone receptor, CDK14 <text:s/>- <text:s/>cyclin-dependent kinase 14, GOLGB1 <text:s/>- <text:s/>golgin b1, XPO1 <text:s/>- <text:s/>exportin 1 (crm1 homolog, yeast), GOT1 <text:s/>- <text:s/>glutamic-oxaloacetic transaminase 1, soluble, BAHD1 <text:s/>- <text:s/>bromo adjacent homology domain containing 1, ATP1B1 <text:s/>- <text:s/>atpase, na+/k+ transporting, beta 1 polypeptide, PGC <text:s/>- <text:s/>progastricsin (pepsinogen c), WNT8B <text:s/>- <text:s/>wingless-type mmtv integration site family, member 8b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SEC31A <text:s/>- <text:s/>sec31 homolog a (s. cerevisiae), SCAMP5 <text:s/>- <text:s/>secretory carrier membrane protein 5, MLXIP <text:s/>- <text:s/>mlx interacting protein, ENPP4 <text:s/>- <text:s/>ectonucleotide pyrophosphatase/phosphodiesterase 4 (putative), GPR3 <text:s/>- <text:s/>g protein-coupled receptor 3, SPPL3 <text:s/>- <text:s/>signal peptide peptidase like 3, ATP6V1E1 <text:s/>- <text:s/>atpase, h+ transporting, lysosomal 31kda, v1 subunit e1, FOXN4 <text:s/>- <text:s/>forkhead box n4, ADNP2 <text:s/>- <text:s/>adnp homeobox 2, WNT3 <text:s/>- <text:s/>wingless-type mmtv integration site family, member 3, GPR19 <text:s/>- <text:s/>g protein-coupled receptor 19, PER1 <text:s/>- <text:s/>period circadian clock 1, WNT6 <text:s/>- <text:s/>wingless-type mmtv integration site family, member 6, TBC1D2 <text:s/>- <text:s/>tbc1 domain family, member 2, BEST1 <text:s/>- <text:s/>bestrophin 1, VRK1 <text:s/>- <text:s/>vaccinia related kinase 1, TRPV1 <text:s/>- <text:s/>transient receptor potential cation channel, subfamily v, member 1, OR5B12 <text:s/>- <text:s/>olfactory receptor, family 5, subfamily b, member 12, ATP2B4 <text:s/>- <text:s/>atpase, ca++ transporting, plasma membrane 4, DTWD2 <text:s/>- <text:s/>dtw domain containing 2, WARS <text:s/>- <text:s/>tryptophanyl-trna synthetase, NKX3-2 <text:s/>- <text:s/>nk3 homeobox 2, PITX2 <text:s/>- <text:s/>paired-like homeodomain 2, MOB1A <text:s/>- <text:s/>mob kinase activator 1a, PITX3 <text:s/>- <text:s/>paired-like homeodomain 3, OR5D13 <text:s/>- <text:s/>olfactory receptor, family 5, subfamily d, member 13, ZNF343 <text:s/>- <text:s/>zinc finger protein 343, BAI2 <text:s/>- <text:s/>brain-specific angiogenesis inhibitor 2, B2M <text:s/>- <text:s/>beta-2-microglobulin, PIK3R1 <text:s/>- <text:s/>phosphoinositide-3-kinase, regulatory subunit 1 (alpha), GRB14 <text:s/>- <text:s/>growth factor receptor-bound protein 14, PLEKHF1 <text:s/>- <text:s/>pleckstrin homology domain containing, family f (with fyve domain) member 1, GRN <text:s/>- <text:s/>granulin, RBM42 <text:s/>- <text:s/>rna binding motif protein 42, GRIN2A <text:s/>- <text:s/>glutamate receptor, ionotropic, n-methyl d-aspartate 2a, ZIC1 <text:s/>- <text:s/>zic family member 1, RABL3 <text:s/>- <text:s/>rab, member of ras oncogene family-like 3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BCL2L1 <text:s/>- <text:s/>bcl2-like 1, GSK3B <text:s/>- <text:s/>glycogen synthase kinase 3 beta, CCND1 <text:s/>- <text:s/>cyclin d1, PDIA3 <text:s/>- <text:s/>protein disulfide isomerase family a, member 3, RGS19 <text:s/>- <text:s/>regulator of g-protein signaling 19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BNIP2 <text:s/>- <text:s/>bcl2/adenovirus e1b 19kda interacting protein 2, STRA13 <text:s/>- <text:s/>stimulated by retinoic acid 13, MAEA <text:s/>- <text:s/>macrophage erythroblast attacher, APC2 <text:s/>- <text:s/>adenomatosis polyposis coli 2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SPEG <text:s/>- <text:s/>speg complex locus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BDNF <text:s/>- <text:s/>brain-derived neurotrophic factor, RLN1 <text:s/>- <text:s/>relaxin 1, ASPSCR1 <text:s/>- <text:s/>alveolar soft part sarcoma chromosome region, candidate 1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TRDN <text:s/>- <text:s/>triadin, HOXC6 <text:s/>- <text:s/>homeobox c6, RGS16 <text:s/>- <text:s/>regulator of g-protein signaling 16, TSC22D1 <text:s/>- <text:s/>tsc22 domain family, member 1, CRTC2 <text:s/>- <text:s/>creb regulated transcription coactivator 2, ABCA7 <text:s/>- <text:s/>atp-binding cassette, sub-family a (abc1), member 7, HOXC9 <text:s/>- <text:s/>homeobox c9, BMP6 <text:s/>- <text:s/>bone morphogenetic protein 6, DDA1 <text:s/>- <text:s/>det1 and ddb1 associated 1, ICAM4 <text:s/>- <text:s/>intercellular adhesion molecule 4 (landsteiner-wiener blood group), OLIG2 <text:s/>- <text:s/>oligodendrocyte lineage transcription factor 2, MYRF <text:s/>- <text:s/>myelin regulatory factor, TRIB1 <text:s/>- <text:s/>tribbles homolog 1 (drosophila), ARHGEF7 <text:s/>- <text:s/>rho guanine nucleotide exchange factor (gef) 7, GDF11 <text:s/>- <text:s/>growth differentiation factor 11, FMNL1 <text:s/>- <text:s/>formin-like 1, IARS <text:s/>- <text:s/>isoleucyl-trna synthetase, OSCP1 <text:s/>- <text:s/>organic solute carrier partner 1, C21orf2 <text:s/>- <text:s/>chromosome 21 open reading frame 2, CCNA1 <text:s/>- <text:s/>cyclin a1, NABP2 <text:s/>- <text:s/>nucleic acid binding protein 2, STX6 <text:s/>- <text:s/>syntaxin 6, CA7 <text:s/>- <text:s/>carbonic anhydrase vii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CACNA1B <text:s/>- <text:s/>calcium channel, voltage-dependent, n type, alpha 1b subunit, TMEM108 <text:s/>- <text:s/>transmembrane protein 108, BUB1 <text:s/>- <text:s/>bub1 mitotic checkpoint serine/threonine kinase, RORB <text:s/>- <text:s/>rar-related orphan receptor b, RORC <text:s/>- <text:s/>rar-related orphan receptor c, SPRY3 <text:s/>- <text:s/>sprouty homolog 3 (drosophila), SPRY2 <text:s/>- <text:s/>sprouty homolog 2 (drosophila), KCTD9 <text:s/>- <text:s/>potassium channel tetramerization domain containing 9, CACNA1G <text:s/>- <text:s/>calcium channel, voltage-dependent, t type, alpha 1g subunit, MBTD1 <text:s/>- <text:s/>mbt domain containing 1, CDK2AP2 <text:s/>- <text:s/>cyclin-dependent kinase 2 associated protein 2, AP3D1 <text:s/>- <text:s/>adaptor-related protein complex 3, delta 1 subunit, AKAP8 <text:s/>- <text:s/>a kinase (prka) anchor protein 8, BARHL2 <text:s/>- <text:s/>barh-like homeobox 2, BOLL <text:s/>- <text:s/>bol, boule-like (drosophila), HSPA1L <text:s/>- <text:s/>heat shock 70kda protein 1-like, NET1 <text:s/>- <text:s/>neuroepithelial cell transforming 1, HSPA5 <text:s/>- <text:s/>heat shock 70kda protein 5 (glucose-regulated protein, 78kda), SKAP2 <text:s/>- <text:s/>src kinase associated phosphoprotein 2, SIGMAR1 <text:s/>- <text:s/>sigma non-opioid intracellular receptor 1, CAPZA2 <text:s/>- <text:s/>capping protein (actin filament) muscle z-line, alpha 2, PTCH2 <text:s/>- <text:s/>patched 2, SUSD4 <text:s/>- <text:s/>sushi domain containing 4, HLA-E <text:s/>- <text:s/>major histocompatibility complex, class i, e, HMGN1 <text:s/>- <text:s/>high mobility group nucleosome binding domain 1, HMGB2 <text:s/>- <text:s/>high mobility group box 2, HMGB1 <text:s/>- <text:s/>high mobility group box 1, HLX <text:s/>- <text:s/>h2.0-like homeobox, FKBP14 <text:s/>- <text:s/>fk506 binding protein 14, 22 kda, CASP9 <text:s/>- <text:s/>caspase 9, apoptosis-related cysteine peptidase, TNKS <text:s/>- <text:s/>tankyrase, trf1-interacting ankyrin-related adp-ribose polymerase, TACC3 <text:s/>- <text:s/>transforming, acidic coiled-coil containing protein 3, CASP2 <text:s/>- <text:s/>caspase 2, apoptosis-related cysteine peptidase, AGO1 <text:s/>- <text:s/>argonaute risc catalytic component 1, HLA-DRB5 <text:s/>- <text:s/>major histocompatibility complex, class ii, dr beta 5, CAPZB <text:s/>- <text:s/>capping protein (actin filament) muscle z-line, beta, RPA2 <text:s/>- <text:s/>replication protein a2, 32kda, TNFAIP8L1 <text:s/>- <text:s/>tumor necrosis factor, alpha-induced protein 8-like 1, ZBTB48 <text:s/>- <text:s/>zinc finger and btb domain containing 48, HOXB13 <text:s/>- <text:s/>homeobox b13, HK2 <text:s/>- <text:s/>hexokinase 2, RPLP1 <text:s/>- <text:s/>ribosomal protein, large, p1, LAMTOR1 <text:s/>- <text:s/>late endosomal/lysosomal adaptor, mapk and mtor activator 1, CACNA1E <text:s/>- <text:s/>calcium channel, voltage-dependent, r type, alpha 1e subunit, CDK15 <text:s/>- <text:s/>cyclin-dependent kinase 15, RPLP0 <text:s/>- <text:s/>ribosomal protein, large, p0, SEMA4F <text:s/>- <text:s/>sema domain, immunoglobulin domain (ig), transmembrane domain (tm) and short cytoplasmic domain, (semaphorin) 4f, CKAP2 <text:s/>- <text:s/>cytoskeleton associated protein 2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ENOX2 <text:s/>- <text:s/>ecto-nox disulfide-thiol exchanger 2, CREB3 <text:s/>- <text:s/>camp responsive element binding protein 3, CALCB <text:s/>- <text:s/>calcitonin-related polypeptide beta, JSRP1 <text:s/>- <text:s/>junctional sarcoplasmic reticulum protein 1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CCNF <text:s/>- <text:s/>cyclin f, EHF <text:s/>- <text:s/>ets homologous factor, URI1 <text:s/>- <text:s/>uri1, prefoldin-like chaperone, HMG20A <text:s/>- <text:s/>high mobility group 20a, HOXC4 <text:s/>- <text:s/>homeobox c4, HMG20B <text:s/>- <text:s/>high mobility group 20b, CCNG2 <text:s/>- <text:s/>cyclin g2, CCNG1 <text:s/>- <text:s/>cyclin g1, GBF1 <text:s/>- <text:s/>golgi brefeldin a resistant guanine nucleotide exchange factor 1, HNRNPL <text:s/>- <text:s/>heterogeneous nuclear ribonucleoprotein l, HOXA4 <text:s/>- <text:s/>homeobox a4, RPS6KA2 <text:s/>- <text:s/>ribosomal protein s6 kinase, 90kda, polypeptide 2, TINF2 <text:s/>- <text:s/>terf1 (trf1)-interacting nuclear factor 2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RYR2 <text:s/>- <text:s/>ryanodine receptor 2 (cardiac), SERPINA6 <text:s/>- <text:s/>serpin peptidase inhibitor, clade a (alpha-1 antiproteinase, antitrypsin), member 6, ZFP3 <text:s/>- <text:s/>zfp3 zinc finger protein, RAB11A <text:s/>- <text:s/>rab11a, member ras oncogene family, HNRNPA1 <text:s/>- <text:s/>heterogeneous nuclear ribonucleoprotein a1, SORT1 <text:s/>- <text:s/>sortilin 1, HNRNPC <text:s/>- <text:s/>heterogeneous nuclear ribonucleoprotein c (c1/c2), HNRNPAB <text:s/>- <text:s/>heterogeneous nuclear ribonucleoprotein a/b, CAT <text:s/>- <text:s/>catalase, ISL2 <text:s/>- <text:s/>isl lim homeobox 2, NAPA <text:s/>- <text:s/>n-ethylmaleimide-sensitive factor attachment protein, alpha, SPATA24 <text:s/>- <text:s/>spermatogenesis associated 24, ARIH2 <text:s/>- <text:s/>ariadne homolog 2 (drosophila), CCKAR <text:s/>- <text:s/>cholecystokinin a receptor, HMGCR <text:s/>- <text:s/>3-hydroxy-3-methylglutaryl-coa reductase, NANOS1 <text:s/>- <text:s/>nanos homolog 1 (drosophila), TMEM161A <text:s/>- <text:s/>transmembrane protein 161a, CCNC <text:s/>- <text:s/>cyclin c, LYPLA1 <text:s/>- <text:s/>lysophospholipase i, RGS9 <text:s/>- <text:s/>regulator of g-protein signaling 9, PLEKHG2 <text:s/>- <text:s/>pleckstrin homology domain containing, family g (with rhogef domain) member 2, WDR81 <text:s/>- <text:s/>wd repeat domain 81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SASH3 <text:s/>- <text:s/>sam and sh3 domain containing 3, CDC20 <text:s/>- <text:s/>cell division cycle 20, CDK1 <text:s/>- <text:s/>cyclin-dependent kinase 1, KCNAB2 <text:s/>- <text:s/>potassium voltage-gated channel, shaker-related subfamily, beta member 2, CDH1 <text:s/>- <text:s/>cadherin 1, type 1, e-cadherin (epithelial), STAMBP <text:s/>- <text:s/>stam binding protein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AEN <text:s/>- <text:s/>apoptosis enhancing nuclease, RBMX <text:s/>- <text:s/>rna binding motif protein, x-linked, PKP4 <text:s/>- <text:s/>plakophilin 4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TMEM97 <text:s/>- <text:s/>transmembrane protein 97, PPFIA1 <text:s/>- <text:s/>protein tyrosine phosphatase, receptor type, f polypeptide (ptprf), interacting protein (liprin), alpha 1, ZNF574 <text:s/>- <text:s/>zinc finger protein 574, USP16 <text:s/>- <text:s/>ubiquitin specific peptidase 16, UBE2S <text:s/>- <text:s/>ubiquitin-conjugating enzyme e2s, ILF2 <text:s/>- <text:s/>interleukin enhancer binding factor 2, ERRFI1 <text:s/>- <text:s/>erbb receptor feedback inhibitor 1, CDC14B <text:s/>- <text:s/>cell division cycle 14b, IGF2BP2 <text:s/>- <text:s/>insulin-like growth factor 2 mrna binding protein 2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PPFIA3 <text:s/>- <text:s/>protein tyrosine phosphatase, receptor type, f polypeptide (ptprf), interacting protein (liprin), alpha 3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CLEC4G <text:s/>- <text:s/>c-type lectin domain family 4, member g, PSME2 <text:s/>- <text:s/>proteasome (prosome, macropain) activator subunit 2 (pa28 beta), TYSND1 <text:s/>- <text:s/>trypsin domain containing 1, IRS1 <text:s/>- <text:s/>insulin receptor substrate 1, ZNF25 <text:s/>- <text:s/>zinc finger protein 25, ISL1 <text:s/>- <text:s/>isl lim homeobox 1, PTGER4 <text:s/>- <text:s/>prostaglandin e receptor 4 (subtype ep4), CLIC6 <text:s/>- <text:s/>chloride intracellular channel 6, KHSRP <text:s/>- <text:s/>kh-type splicing regulatory protein, OR6T1 <text:s/>- <text:s/>olfactory receptor, family 6, subfamily t, member 1, POLR1E <text:s/>- <text:s/>polymerase (rna) i polypeptide e, 53kda, PTH2R <text:s/>- <text:s/>parathyroid hormone 2 receptor, TPCN2 <text:s/>- <text:s/>two pore segment channel 2, CEBPG <text:s/>- <text:s/>ccaat/enhancer binding protein (c/ebp), gamma, GZF1 <text:s/>- <text:s/>gdnf-inducible zinc finger protein 1, INSIG1 <text:s/>- <text:s/>insulin induced gene 1, RND1 <text:s/>- <text:s/>rho family gtpase 1, CCT7 <text:s/>- <text:s/>chaperonin containing tcp1, subunit 7 (eta), INSM1 <text:s/>- <text:s/>insulinoma-associated 1, PCDH17 <text:s/>- <text:s/>protocadherin 17, NPC2 <text:s/>- <text:s/>niemann-pick disease, type c2, CXCL10 <text:s/>- <text:s/>chemokine (c-x-c motif) ligand 10, KLHL25 <text:s/>- <text:s/>kelch-like family member 25, PCBP3 <text:s/>- <text:s/>poly(rc) binding protein 3, CDKN3 <text:s/>- <text:s/>cyclin-dependent kinase inhibitor 3, CDKN2D <text:s/>- <text:s/>cyclin-dependent kinase inhibitor 2d (p19, inhibits cdk4), SORBS1 <text:s/>- <text:s/>sorbin and sh3 domain containing 1, PTPN1 <text:s/>- <text:s/>protein tyrosine phosphatase, non-receptor type 1, CDH6 <text:s/>- <text:s/>cadherin 6, type 2, k-cadherin (fetal kidney)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RRN3 <text:s/>- <text:s/>rrn3 rna polymerase i transcription factor homolog (s. cerevisiae), SLC17A3 <text:s/>- <text:s/>solute carrier family 17 (organic anion transporter), member 3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OR2AG2 <text:s/>- <text:s/>olfactory receptor, family 2, subfamily ag, member 2, PDE7B <text:s/>- <text:s/>phosphodiesterase 7b, TFB2M <text:s/>- <text:s/>transcription factor b2, mitochondrial, TOB2 <text:s/>- <text:s/>transducer of erbb2, 2, PYCR1 <text:s/>- <text:s/>pyrroline-5-carboxylate reductase 1, PEX2 <text:s/>- <text:s/>peroxisomal biogenesis factor 2, HIST1H2AC <text:s/>- <text:s/>histone cluster 1, h2ac, LHX5 <text:s/>- <text:s/>lim homeobox 5, VSX2 <text:s/>- <text:s/>visual system homeobox 2, GIPC1 <text:s/>- <text:s/>gipc pdz domain containing family, member 1, CHKA <text:s/>- <text:s/>choline kinase alpha, INVS <text:s/>- <text:s/>inversin, FOXN3 <text:s/>- <text:s/>forkhead box n3, INTU <text:s/>- <text:s/>inturned planar cell polarity protein, ID1 <text:s/>- <text:s/>inhibitor of dna binding 1, dominant negative helix-loop-helix protein, ARL16 <text:s/>- <text:s/>adp-ribosylation factor-like 16, RAB3A <text:s/>- <text:s/>rab3a, member ras oncogene family, GLS2 <text:s/>- <text:s/>glutaminase 2 (liver, mitochondrial), SOX14 <text:s/>- <text:s/>sry (sex determining region y)-box 14, WASF3 <text:s/>- <text:s/>was protein family, member 3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ARL15 <text:s/>- <text:s/>adp-ribosylation factor-like 15, MEX3D <text:s/>- <text:s/>mex-3 rna binding family member d, LYPD6 <text:s/>- <text:s/>ly6/plaur domain containing 6, DDX56 <text:s/>- <text:s/>dead (asp-glu-ala-asp) box helicase 56, ZNF513 <text:s/>- <text:s/>zinc finger protein 513, LTBP4 <text:s/>- <text:s/>latent transforming growth factor beta binding protein 4, CNPY3 <text:s/>- <text:s/>canopy fgf signaling regulator 3, MIER2 <text:s/>- <text:s/>mesoderm induction early response 1, family member 2, NCK2 <text:s/>- <text:s/>nck adaptor protein 2, PLEKHH2 <text:s/>- <text:s/>pleckstrin homology domain containing, family h (with myth4 domain) member 2, USP21 <text:s/>- <text:s/>ubiquitin specific peptidase 21, ZBTB9 <text:s/>- <text:s/>zinc finger and btb domain containing 9, FGF22 <text:s/>- <text:s/>fibroblast growth factor 22, CELF1 <text:s/>- <text:s/>cugbp, elav-like family member 1, CLIC1 <text:s/>- <text:s/>chloride intracellular channel 1, KHDRBS1 <text:s/>- <text:s/>kh domain containing, rna binding, signal transduction associated 1, HIST1H2AA <text:s/>- <text:s/>histone cluster 1, h2aa, TAF8 <text:s/>- <text:s/>taf8 rna polymerase ii, tata box binding protein (tbp)-associated factor, 43kda, CMAHP <text:s/>- <text:s/>cytidine monophospho-n-acetylneuraminic acid hydroxylase, pseudogene, CELF2 <text:s/>- <text:s/>cugbp, elav-like family member 2, RBM24 <text:s/>- <text:s/>rna binding motif protein 24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IRS4 <text:s/>- <text:s/>insulin receptor substrate 4, NEUROG2 <text:s/>- <text:s/>neurogenin 2, RBM4 <text:s/>- <text:s/>rna binding motif protein 4, ARID4A <text:s/>- <text:s/>at rich interactive domain 4a (rbp1-like), SIX2 <text:s/>- <text:s/>six homeobox 2, RBBP4 <text:s/>- <text:s/>retinoblastoma binding protein 4, DDX4 <text:s/>- <text:s/>dead (asp-glu-ala-asp) box polypeptide 4, RBP4 <text:s/>- <text:s/>retinol binding protein 4, plasma, B9D1 <text:s/>- <text:s/>b9 protein domain 1, TSPAN13 <text:s/>- <text:s/>tetraspanin 13, CKS2 <text:s/>- <text:s/>cdc28 protein kinase regulatory subunit 2, CUL3 <text:s/>- <text:s/>cullin 3, CIRBP <text:s/>- <text:s/>cold inducible rna binding protein, TTF2 <text:s/>- <text:s/>transcription termination factor, rna polymerase ii, DMRTC2 <text:s/>- <text:s/>dmrt-like family c2, RHOF <text:s/>- <text:s/>ras homolog family member f (in filopodia), KLF11 <text:s/>- <text:s/>kruppel-like factor 11, ZMYND8 <text:s/>- <text:s/>zinc finger, mynd-type containing 8, MEX3C <text:s/>- <text:s/>mex-3 rna binding family member c, LHX1 <text:s/>- <text:s/>lim homeobox 1, ZFYVE28 <text:s/>- <text:s/>zinc finger, fyve domain containing 28, NFATC2IP <text:s/>- <text:s/>nuclear factor of activated t-cells, cytoplasmic, calcineurin-dependent 2 interacting protein, PLAC8 <text:s/>- <text:s/>placenta-specific 8, KIF20B <text:s/>- <text:s/>kinesin family member 20b, PDIA4 <text:s/>- <text:s/>protein disulfide isomerase family a, member 4, FBXO18 <text:s/>- <text:s/>f-box protein, helicase, 18, PPP4R4 <text:s/>- <text:s/>protein phosphatase 4, regulatory subunit 4, FIZ1 <text:s/>- <text:s/>flt3-interacting zinc finger 1, LGALS1 <text:s/>- <text:s/>lectin, galactoside-binding, soluble, 1, LFNG <text:s/>- <text:s/>lfng o-fucosylpeptide 3-beta-n-acetylglucosaminyltransferase, TRAF4 <text:s/>- <text:s/>tnf receptor-associated factor 4, CDC42EP4 <text:s/>- <text:s/>cdc42 effector protein (rho gtpase binding) 4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NPHP4 <text:s/>- <text:s/>nephronophthisis 4, SOX9 <text:s/>- <text:s/>sry (sex determining region y)-box 9, ECSIT <text:s/>- <text:s/>ecsit signalling integrator, SOX4 <text:s/>- <text:s/>sry (sex determining region y)-box 4, C12orf52 <text:s/>- <text:s/>chromosome 12 open reading frame 52, ZMAT1 <text:s/>- <text:s/>zinc finger, matrin-type 1, GRHL3 <text:s/>- <text:s/>grainyhead-like 3 (drosophila), LPL <text:s/>- <text:s/>lipoprotein lipase, WBP2 <text:s/>- <text:s/>ww domain binding protein 2, SOX1 <text:s/>- <text:s/>sry (sex determining region y)-box 1, ORC6 <text:s/>- <text:s/>origin recognition complex, subunit 6, SON <text:s/>- <text:s/>son dna binding protein, HES4 <text:s/>- <text:s/>hairy and enhancer of split 4 (drosophila), RAB40C <text:s/>- <text:s/>rab40c, member ras oncogene family, LEMD3 <text:s/>- <text:s/>lem domain containing 3, BCAR1 <text:s/>- <text:s/>breast cancer anti-estrogen resistance 1, LIMK2 <text:s/>- <text:s/>lim domain kinase 2, ATF6B <text:s/>- <text:s/>activating transcription factor 6 beta, BRINP2 <text:s/>- <text:s/>bone morphogenetic protein/retinoic acid inducible neural-specific 2, IER5 <text:s/>- <text:s/>immediate early response 5, LMAN1 <text:s/>- <text:s/>lectin, mannose-binding, 1, KRT19 <text:s/>- <text:s/>keratin 19, SUCO <text:s/>- <text:s/>sun domain containing ossification factor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PLEKHB1 <text:s/>- <text:s/>pleckstrin homology domain containing, family b (evectins) member 1, COMMD10 <text:s/>- <text:s/>comm domain containing 10, TP53INP2 <text:s/>- <text:s/>tumor protein p53 inducible nuclear protein 2, CNN2 <text:s/>- <text:s/>calponin 2, PIM3 <text:s/>- <text:s/>pim-3 oncogene, ACTL6B <text:s/>- <text:s/>actin-like 6b, UBR5 <text:s/>- <text:s/>ubiquitin protein ligase e3 component n-recognin 5, SSBP3 <text:s/>- <text:s/>single stranded dna binding protein 3, STMN1 <text:s/>- <text:s/>stathmin 1, ATCAY <text:s/>- <text:s/>ataxia, cerebellar, cayman type, SLIT3 <text:s/>- <text:s/>slit homolog 3 (drosophila), MID1IP1 <text:s/>- <text:s/>mid1 interacting protein 1, DMRT3 <text:s/>- <text:s/>doublesex and mab-3 related transcription factor 3, ONECUT2 <text:s/>- <text:s/>one cut homeobox 2, SLC25A27 <text:s/>- <text:s/>solute carrier family 25, member 27, DACT1 <text:s/>- <text:s/>dishevelled-binding antagonist of beta-catenin 1, AFF3 <text:s/>- <text:s/>af4/fmr2 family, member 3, KLF6 <text:s/>- <text:s/>kruppel-like factor 6, KIF23 <text:s/>- <text:s/>kinesin family member 23, PRKD3 <text:s/>- <text:s/>protein kinase d3, SLC20A1 <text:s/>- <text:s/>solute carrier family 20 (phosphate transporter), member 1, TMEFF2 <text:s/>- <text:s/>transmembrane protein with egf-like and two follistatin-like domains 2, CHD6 <text:s/>- <text:s/>chromodomain helicase dna binding protein 6, POLR1B <text:s/>- <text:s/>polymerase (rna) i polypeptide b, 128kda, FAM126A <text:s/>- <text:s/>family with sequence similarity 126, member a, MED23 <text:s/>- <text:s/>mediator complex subunit 23, CXorf27 <text:s/>- <text:s/>chromosome x open reading frame 27, HINT2 <text:s/>- <text:s/>histidine triad nucleotide binding protein 2, T <text:s/>- <text:s/>t, brachyury homolog (mouse), ASB7 <text:s/>- <text:s/>ankyrin repeat and socs box containing 7, SYT1 <text:s/>- <text:s/>synaptotagmin i, GTF2IRD2 <text:s/>- <text:s/>gtf2i repeat domain containing 2, KIF5B <text:s/>- <text:s/>kinesin family member 5b, CTH <text:s/>- <text:s/>cystathionase (cystathionine gamma-lyase), RASAL2 <text:s/>- <text:s/>ras protein activator like 2, SUN2 <text:s/>- <text:s/>sad1 and unc84 domain containing 2, CACNG7 <text:s/>- <text:s/>calcium channel, voltage-dependent, gamma subunit 7, HSD17B12 <text:s/>- <text:s/>hydroxysteroid (17-beta) dehydrogenase 12, HIVEP3 <text:s/>- <text:s/>human immunodeficiency virus type i enhancer binding protein 3, CTBP2 <text:s/>- <text:s/>c-terminal binding protein 2, KCNN2 <text:s/>- <text:s/>potassium intermediate/small conductance calcium-activated channel, subfamily n, member 2, SETD3 <text:s/>- <text:s/>set domain containing 3, RASGRP3 <text:s/>- <text:s/>ras guanyl releasing protein 3 (calcium and dag-regulated), CREB3L3 <text:s/>- <text:s/>camp responsive element binding protein 3-like 3, CTSL <text:s/>- <text:s/>cathepsin l, STXBP1 <text:s/>- <text:s/>syntaxin binding protein 1, STX5 <text:s/>- <text:s/>syntaxin 5, HDGFRP2 <text:s/>- <text:s/>hepatoma-derived growth factor-related protein 2, IPO5 <text:s/>- <text:s/>importin 5, SDF2L1 <text:s/>- <text:s/>stromal cell-derived factor 2-like 1, TNPO1 <text:s/>- <text:s/>transportin 1, KPNA4 <text:s/>- <text:s/>karyopherin alpha 4 (importin alpha 3), C11orf35 <text:s/>- <text:s/>chromosome 11 open reading frame 35, PTF1A <text:s/>- <text:s/>pancreas specific transcription factor, 1a, KPNA2 <text:s/>- <text:s/>karyopherin alpha 2 (rag cohort 1, importin alpha 1), KPNB1 <text:s/>- <text:s/>karyopherin (importin) beta 1, LIPG <text:s/>- <text:s/>lipase, endothelial, CTSV <text:s/>- <text:s/>cathepsin v, RASA4B <text:s/>- <text:s/>ras p21 protein activator 4b, TRAPPC12 <text:s/>- <text:s/>trafficking protein particle complex 12, ZBTB46 <text:s/>- <text:s/>zinc finger and btb domain containing 46, FKBP8 <text:s/>- <text:s/>fk506 binding protein 8, 38kda, STC1 <text:s/>- <text:s/>stanniocalcin 1, PHF20L1 <text:s/>- <text:s/>phd finger protein 20-like 1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BCL2L13 <text:s/>- <text:s/>bcl2-like 13 (apoptosis facilitator), NEK7 <text:s/>- <text:s/>nima-related kinase 7, CDKL5 <text:s/>- <text:s/>cyclin-dependent kinase-like 5, ZRANB2 <text:s/>- <text:s/>zinc finger, ran-binding domain containing 2, AURKA <text:s/>- <text:s/>aurora kinase a, PAPPA2 <text:s/>- <text:s/>pappalysin 2, CRKL <text:s/>- <text:s/>v-crk avian sarcoma virus ct10 oncogene homolog-like, RAB33A <text:s/>- <text:s/>rab33a, member ras oncogene family, POLDIP3 <text:s/>- <text:s/>polymerase (dna-directed), delta interacting protein 3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RTN4IP1 <text:s/>- <text:s/>reticulon 4 interacting protein 1, VRK3 <text:s/>- <text:s/>vaccinia related kinase 3, CRIM1 <text:s/>- <text:s/>cysteine rich transmembrane bmp regulator 1 (chordin-like), NRXN2 <text:s/>- <text:s/>neurexin 2, ING5 <text:s/>- <text:s/>inhibitor of growth family, member 5, SSTR3 <text:s/>- <text:s/>somatostatin receptor 3, SLC25A33 <text:s/>- <text:s/>solute carrier family 25 (pyrimidine nucleotide carrier), member 33, ASPM <text:s/>- <text:s/>asp (abnormal spindle) homolog, microcephaly associated (drosophila), ABI3 <text:s/>- <text:s/>abi family, member 3, PRKD2 <text:s/>- <text:s/>protein kinase d2, MIIP <text:s/>- <text:s/>migration and invasion inhibitory protein, ITPR2 <text:s/>- <text:s/>inositol 1,4,5-trisphosphate receptor, type 2, PHF5A <text:s/>- <text:s/>phd finger protein 5a, KCNJ14 <text:s/>- <text:s/>potassium inwardly-rectifying channel, subfamily j, member 14, TRIP10 <text:s/>- <text:s/>thyroid hormone receptor interactor 10, KCNJ13 <text:s/>- <text:s/>potassium inwardly-rectifying channel, subfamily j, member 13, NUDT16L1 <text:s/>- <text:s/>nudix (nucleoside diphosphate linked moiety x)-type motif 16-like 1, ZNF324 <text:s/>- <text:s/>zinc finger protein 324, ZNF397 <text:s/>- <text:s/>zinc finger protein 397, ZNHIT3 <text:s/>- <text:s/>zinc finger, hit-type containing 3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KCNA7 <text:s/>- <text:s/>potassium voltage-gated channel, shaker-related subfamily, member 7, FAM111A <text:s/>- <text:s/>family with sequence similarity 111, member a, TMEM8B <text:s/>- <text:s/>transmembrane protein 8b, PHLDB2 <text:s/>- <text:s/>pleckstrin homology-like domain, family b, member 2, ZNF280B <text:s/>- <text:s/>zinc finger protein 280b, LACRT <text:s/>- <text:s/>lacritin, ZNF385A <text:s/>- <text:s/>zinc finger protein 385a, MIP <text:s/>- <text:s/>major intrinsic protein of lens fiber, BRWD3 <text:s/>- <text:s/>bromodomain and wd repeat domain containing 3, CXCL9 <text:s/>- <text:s/>chemokine (c-x-c motif) ligand 9, RAB8B <text:s/>- <text:s/>rab8b, member ras oncogene family, SIN3A <text:s/>- <text:s/>sin3 transcription regulator family member a, MID1 <text:s/>- <text:s/>midline 1 (opitz/bbb syndrome), MIDN <text:s/>- <text:s/>midnolin, CXCL12 <text:s/>- <text:s/>chemokine (c-x-c motif) ligand 12, MAP3K10 <text:s/>- <text:s/>mitogen-activated protein kinase kinase kinase 10, IGFBPL1 <text:s/>- <text:s/>insulin-like growth factor binding protein-like 1, MLH1 <text:s/>- <text:s/>mutl homolog 1, colon cancer, nonpolyposis type 2 (e. coli), PIWIL1 <text:s/>- <text:s/>piwi-like rna-mediated gene silencing 1, MAP3K9 <text:s/>- <text:s/>mitogen-activated protein kinase kinase kinase 9, ZNF287 <text:s/>- <text:s/>zinc finger protein 287, KDM3B <text:s/>- <text:s/>lysine (k)-specific demethylase 3b, TBC1D10A <text:s/>- <text:s/>tbc1 domain family, member 10a, CYTH2 <text:s/>- <text:s/>cytohesin 2, PBXIP1 <text:s/>- <text:s/>pre-b-cell leukemia homeobox interacting protein 1, CBX8 <text:s/>- <text:s/>chromobox homolog 8, ZNF628 <text:s/>- <text:s/>zinc finger protein 628, MYRIP <text:s/>- <text:s/>myosin viia and rab interacting protein, MLLT1 <text:s/>- <text:s/>myeloid/lymphoid or mixed-lineage leukemia (trithorax homolog, drosophila); translocated to, 1, DBN1 <text:s/>- <text:s/>drebrin 1, SELL <text:s/>- <text:s/>selectin l, BRIP1 <text:s/>- <text:s/>brca1 interacting protein c-terminal helicase 1, GPR50 <text:s/>- <text:s/>g protein-coupled receptor 50, NUMBL <text:s/>- <text:s/>numb homolog (drosophila)-like, RPS6KA5 <text:s/>- <text:s/>ribosomal protein s6 kinase, 90kda, polypeptide 5, SUFU <text:s/>- <text:s/>suppressor of fused homolog (drosophila), ANAPC15 <text:s/>- <text:s/>anaphase promoting complex subunit 15, NCALD <text:s/>- <text:s/>neurocalcin delta, STK17B <text:s/>- <text:s/>serine/threonine kinase 17b, VPS29 <text:s/>- <text:s/>vacuolar protein sorting 29 homolog (s. cerevisiae), INTS7 <text:s/>- <text:s/>integrator complex subunit 7, MN1 <text:s/>- <text:s/>meningioma (disrupted in balanced translocation) 1, ZNF551 <text:s/>- <text:s/>zinc finger protein 551, RAB11B <text:s/>- <text:s/>rab11b, member ras oncogene family, CACUL1 <text:s/>- <text:s/>cdk2-associated, cullin domain 1, ZNF473 <text:s/>- <text:s/>zinc finger protein 473, NDRG2 <text:s/>- <text:s/>ndrg family member 2, MNT <text:s/>- <text:s/>mnt, max dimerization protein, ZMYM5 <text:s/>- <text:s/>zinc finger, mym-type 5, ERMN <text:s/>- <text:s/>ermin, erm-like protein, SCML1 <text:s/>- <text:s/>sex comb on midleg-like 1 (drosophila), SESN3 <text:s/>- <text:s/>sestrin 3, ZMYM3 <text:s/>- <text:s/>zinc finger, mym-type 3, AURKB <text:s/>- <text:s/>aurora kinase b, SKA2 <text:s/>- <text:s/>spindle and kinetochore associated complex subunit 2, BUB3 <text:s/>- <text:s/>bub3 mitotic checkpoint protein, ARID1B <text:s/>- <text:s/>at rich interactive domain 1b (swi1-like), NME9 <text:s/>- <text:s/>nme/nm23 family member 9, ELMOD2 <text:s/>- <text:s/>elmo/ced-12 domain containing 2, MED30 <text:s/>- <text:s/>mediator complex subunit 30, MEF2D <text:s/>- <text:s/>myocyte enhancer factor 2d, BRWD1 <text:s/>- <text:s/>bromodomain and wd repeat domain containing 1, TICRR <text:s/>- <text:s/>topbp1-interacting checkpoint and replication regulator, AMIGO2 <text:s/>- <text:s/>adhesion molecule with ig-like domain 2, TBC1D10B <text:s/>- <text:s/>tbc1 domain family, member 10b, RAB8A <text:s/>- <text:s/>rab8a, member ras oncogene family, S100B <text:s/>- <text:s/>s100 calcium binding protein b, DAXX <text:s/>- <text:s/>death-domain associated protein, SHC3 <text:s/>- <text:s/>shc (src homology 2 domain containing) transforming protein 3, DGKB <text:s/>- <text:s/>diacylglycerol kinase, beta 90kda, DAPK1 <text:s/>- <text:s/>death-associated protein kinase 1, PPP1R1B <text:s/>- <text:s/>protein phosphatase 1, regulatory (inhibitor) subunit 1b, IBTK <text:s/>- <text:s/>inhibitor of bruton agammaglobulinemia tyrosine kinase, TUBB2B <text:s/>- <text:s/>tubulin, beta 2b class iib, TPCN1 <text:s/>- <text:s/>two pore segment channel 1, RAD9B <text:s/>- <text:s/>rad9 homolog b (s. pombe), STARD13 <text:s/>- <text:s/>star-related lipid transfer (start) domain containing 13, DAD1 <text:s/>- <text:s/>defender against cell death 1, HGS <text:s/>- <text:s/>hepatocyte growth factor-regulated tyrosine kinase substrate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ATRIP <text:s/>- <text:s/>atr interacting protein, FXYD7 <text:s/>- <text:s/>fxyd domain containing ion transport regulator 7, TXNDC16 <text:s/>- <text:s/>thioredoxin domain containing 16, PPP1R36 <text:s/>- <text:s/>protein phosphatase 1, regulatory subunit 36, CCNB2 <text:s/>- <text:s/>cyclin b2, ANAPC11 <text:s/>- <text:s/>anaphase promoting complex subunit 11, CCNE2 <text:s/>- <text:s/>cyclin e2, EPC2 <text:s/>- <text:s/>enhancer of polycomb homolog 2 (drosophila), TCTN3 <text:s/>- <text:s/>tectonic family member 3, NLGN2 <text:s/>- <text:s/>neuroligin 2, DSCAM <text:s/>- <text:s/>down syndrome cell adhesion molecule, DTL <text:s/>- <text:s/>denticleless e3 ubiquitin protein ligase homolog (drosophila), GTSE1 <text:s/>- <text:s/>g-2 and s-phase expressed 1, ZBTB20 <text:s/>- <text:s/>zinc finger and btb domain containing 20, MARK3 <text:s/>- <text:s/>map/microtubule affinity-regulating kinase 3, MTMR4 <text:s/>- <text:s/>myotubularin related protein 4, DUSP8 <text:s/>- <text:s/>dual specificity phosphatase 8, DIXDC1 <text:s/>- <text:s/>dix domain containing 1, MAZ <text:s/>- <text:s/>myc-associated zinc finger protein (purine-binding transcription factor), PLIN5 <text:s/>- <text:s/>perilipin 5, DUSP6 <text:s/>- <text:s/>dual specificity phosphatase 6, DISP2 <text:s/>- <text:s/>dispatched homolog 2 (drosophila), TBX19 <text:s/>- <text:s/>t-box 19, TBX18 <text:s/>- <text:s/>t-box 18, MKL1 <text:s/>- <text:s/>megakaryoblastic leukemia (translocation) 1, SLC2A1 <text:s/>- <text:s/>solute carrier family 2 (facilitated glucose transporter), member 1, ARHGAP21 <text:s/>- <text:s/>rho gtpase activating protein 21, SPDYA <text:s/>- <text:s/>speedy/ringo cell cycle regulator family member a, LCMT1 <text:s/>- <text:s/>leucine carboxyl methyltransferase 1, GIGYF2 <text:s/>- <text:s/>grb10 interacting gyf protein 2, LDB2 <text:s/>- <text:s/>lim domain binding 2, SLC45A3 <text:s/>- <text:s/>solute carrier family 45, member 3, HBEGF <text:s/>- <text:s/>heparin-binding egf-like growth factor, MAP3K6 <text:s/>- <text:s/>mitogen-activated protein kinase kinase kinase 6, DLG3 <text:s/>- <text:s/>discs, large homolog 3 (drosophila), SHC1 <text:s/>- <text:s/>shc (src homology 2 domain containing) transforming protein 1, ZNF597 <text:s/>- <text:s/>zinc finger protein 597, PNPT1 <text:s/>- <text:s/>polyribonucleotide nucleotidyltransferase 1, DLG1 <text:s/>- <text:s/>discs, large homolog 1 (drosophila), DLG2 <text:s/>- <text:s/>discs, large homolog 2 (drosophila), DLX1 <text:s/>- <text:s/>distal-less homeobox 1, SHH <text:s/>- <text:s/>sonic hedgehog, YPEL3 <text:s/>- <text:s/>yippee-like 3 (drosophila), DLX2 <text:s/>- <text:s/>distal-less homeobox 2, LRCH4 <text:s/>- <text:s/>leucine-rich repeats and calponin homology (ch) domain containing 4, LRP6 <text:s/>- <text:s/>low density lipoprotein receptor-related protein 6, DLX3 <text:s/>- <text:s/>distal-less homeobox 3, INHBE <text:s/>- <text:s/>inhibin, beta e, DHCR24 <text:s/>- <text:s/>24-dehydrocholesterol reductase, DHCR7 <text:s/>- <text:s/>7-dehydrocholesterol reductase, RHNO1 <text:s/>- <text:s/>rad9-hus1-rad1 interacting nuclear orphan 1, LUM <text:s/>- <text:s/>lumican, SPAG9 <text:s/>- <text:s/>sperm associated antigen 9, SESN2 <text:s/>- <text:s/>sestrin 2, SIM1 <text:s/>- <text:s/>single-minded homolog 1 (drosophila), STIL <text:s/>- <text:s/>scl/tal1 interrupting locus, NQO1 <text:s/>- <text:s/>nad(p)h dehydrogenase, quinone 1, BRSK2 <text:s/>- <text:s/>br serine/threonine kinase 2, RPS6KL1 <text:s/>- <text:s/>ribosomal protein s6 kinase-like 1, SIX1 <text:s/>- <text:s/>six homeobox 1, SIPA1 <text:s/>- <text:s/>signal-induced proliferation-associated 1, ARHGAP11B <text:s/>- <text:s/>rho gtpase activating protein 11b, TAF1B <text:s/>- <text:s/>tata box binding protein (tbp)-associated factor, rna polymerase i, b, 63kda, MAB21L1 <text:s/>- <text:s/>mab-21-like 1 (c. elegans), MARCKS <text:s/>- <text:s/>myristoylated alanine-rich protein kinase c substrate, SFRP1 <text:s/>- <text:s/>secreted frizzled-related protein 1, MXD1 <text:s/>- <text:s/>max dimerization protein 1, PIAS4 <text:s/>- <text:s/>protein inhibitor of activated stat, 4, DNM2 <text:s/>- <text:s/>dynamin 2, SMAD2 <text:s/>- <text:s/>smad family member 2, SRSF6 <text:s/>- <text:s/>serine/arginine-rich splicing factor 6, CDKL2 <text:s/>- <text:s/>cyclin-dependent kinase-like 2 (cdc2-related kinase), GPAM <text:s/>- <text:s/>glycerol-3-phosphate acyltransferase, mitochondrial, M6PR <text:s/>- <text:s/>mannose-6-phosphate receptor (cation dependent), ZBTB26 <text:s/>- <text:s/>zinc finger and btb domain containing 26, DMP1 <text:s/>- <text:s/>dentin matrix acidic phosphoprotein 1, NOTUM <text:s/>- <text:s/>notum pectinacetylesterase homolog (drosophila), LRRC4C <text:s/>- <text:s/>leucine rich repeat containing 4c, KIF18B <text:s/>- <text:s/>kinesin family member 18b, HIST1H2AG <text:s/>- <text:s/>histone cluster 1, h2ag, SMAD6 <text:s/>- <text:s/>smad family member 6, SH3BGR <text:s/>- <text:s/>sh3 domain binding glutamic acid-rich protein, ITSN1 <text:s/>- <text:s/>intersectin 1 (sh3 domain protein), MAF <text:s/>- <text:s/>v-maf avian musculoaponeurotic fibrosarcoma oncogene homolog, SH3GL1 <text:s/>- <text:s/>sh3-domain grb2-like 1, MAPRE1 <text:s/>- <text:s/>microtubule-associated protein, rp/eb family, member 1, FAM83D <text:s/>- <text:s/>family with sequence similarity 83, member d, MARK2 <text:s/>- <text:s/>map/microtubule affinity-regulating kinase 2, SIX5 <text:s/>- <text:s/>six homeobox 5, ITM2C <text:s/>- <text:s/>integral membrane protein 2c, MAPRE3 <text:s/>- <text:s/>microtubule-associated protein, rp/eb family, member 3, EMX1 <text:s/>- <text:s/>empty spiracles homeobox 1, FAM13A <text:s/>- <text:s/>family with sequence similarity 13, member a, DDX25 <text:s/>- <text:s/>dead (asp-glu-ala-asp) box helicase 25, ELK1 <text:s/>- <text:s/>elk1, member of ets oncogene family, MBNL2 <text:s/>- <text:s/>muscleblind-like splicing regulator 2, GORAB <text:s/>- <text:s/>golgin, rab6-interacting, RACGAP1 <text:s/>- <text:s/>rac gtpase activating protein 1, ENSA <text:s/>- <text:s/>endosulfine alpha, ORMDL2 <text:s/>- <text:s/>orm1-like 2 (s. cerevisiae), RASA4 <text:s/>- <text:s/>ras p21 protein activator 4, DPYSL5 <text:s/>- <text:s/>dihydropyrimidinase-like 5, EPAS1 <text:s/>- <text:s/>endothelial pas domain protein 1, ATP6AP2 <text:s/>- <text:s/>atpase, h+ transporting, lysosomal accessory protein 2, ZNF524 <text:s/>- <text:s/>zinc finger protein 524, EMX2 <text:s/>- <text:s/>empty spiracles homeobox 2, WASF2 <text:s/>- <text:s/>was protein family, member 2, SIRT2 <text:s/>- <text:s/>sirtuin 2, NCAM1 <text:s/>- <text:s/>neural cell adhesion molecule 1, ENG <text:s/>- <text:s/>endoglin, TDRD3 <text:s/>- <text:s/>tudor domain containing 3, STMN4 <text:s/>- <text:s/>stathmin-like 4, RAD18 <text:s/>- <text:s/>rad18 homolog (s. cerevisiae), TPX2 <text:s/>- <text:s/>tpx2, microtubule-associated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ELAVL1 <text:s/>- <text:s/>elav (embryonic lethal, abnormal vision, drosophila)-like 1 (hu antigen r), PSME3 <text:s/>- <text:s/>proteasome (prosome, macropain) activator subunit 3 (pa28 gamma; ki), APOLD1 <text:s/>- <text:s/>apolipoprotein l domain containing 1, BARHL1 <text:s/>- <text:s/>barh-like homeobox 1, EIF5 <text:s/>- <text:s/>eukaryotic translation initiation factor 5, MYO1E <text:s/>- <text:s/>myosin ie, TOPORS <text:s/>- <text:s/>topoisomerase i binding, arginine/serine-rich, e3 ubiquitin protein ligase, CNOT1 <text:s/>- <text:s/>ccr4-not transcription complex, subunit 1, EXOSC7 <text:s/>- <text:s/>exosome component 7, ZNF362 <text:s/>- <text:s/>zinc finger protein 362, MYH10 <text:s/>- <text:s/>myosin, heavy chain 10, non-muscle, CABLES2 <text:s/>- <text:s/>cdk5 and abl enzyme substrate 2, IGSF9B <text:s/>- <text:s/>immunoglobulin superfamily, member 9b, PRDM10 <text:s/>- <text:s/>pr domain containing 10, PRDM9 <text:s/>- <text:s/>pr domain containing 9, MXI1 <text:s/>- <text:s/>max interactor 1, dimerization protein, UBN1 <text:s/>- <text:s/>ubinuclein 1, KDM4B <text:s/>- <text:s/>lysine (k)-specific demethylase 4b, CELSR3 <text:s/>- <text:s/>cadherin, egf lag seven-pass g-type receptor 3, KDM1A <text:s/>- <text:s/>lysine (k)-specific demethylase 1a, TSPAN3 <text:s/>- <text:s/>tetraspanin 3, INO80B <text:s/>- <text:s/>ino80 complex subunit b, TSPAN5 <text:s/>- <text:s/>tetraspanin 5, SH3BGRL3 <text:s/>- <text:s/>sh3 domain binding glutamic acid-rich protein like 3, PSMC3IP <text:s/>- <text:s/>psmc3 interacting protein, MEPE <text:s/>- <text:s/>matrix extracellular phosphoglycoprotein, CTDSP2 <text:s/>- <text:s/>ctd (carboxy-terminal domain, rna polymerase ii, polypeptide a) small phosphatase 2, HNRNPLL <text:s/>- <text:s/>heterogeneous nuclear ribonucleoprotein l-like, SERTAD1 <text:s/>- <text:s/>serta domain containing 1, HIST3H2A <text:s/>- <text:s/>histone cluster 3, h2a, SERTAD3 <text:s/>- <text:s/>serta domain containing 3, REEP6 <text:s/>- <text:s/>receptor accessory protein 6, OSGIN1 <text:s/>- <text:s/>oxidative stress induced growth inhibitor 1, EBF1 <text:s/>- <text:s/>early b-cell factor 1, E2F3 <text:s/>- <text:s/>e2f transcription factor 3, NRBP1 <text:s/>- <text:s/>nuclear receptor binding protein 1, ENAM <text:s/>- <text:s/>enamelin, HELB <text:s/>- <text:s/>helicase (dna) b, MVD <text:s/>- <text:s/>mevalonate (diphospho) decarboxylase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NMUR2 <text:s/>- <text:s/>neuromedin u receptor 2, HES5 <text:s/>- <text:s/>hairy and enhancer of split 5 (drosophila), ACOT8 <text:s/>- <text:s/>acyl-coa thioesterase 8, FABP3 <text:s/>- <text:s/>fatty acid binding protein 3, muscle and heart (mammary-derived growth inhibitor), ARHGAP26 <text:s/>- <text:s/>rho gtpase activating protein 26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BCL2L11 <text:s/>- <text:s/>bcl2-like 11 (apoptosis facilitator), FANCD2 <text:s/>- <text:s/>fanconi anemia, complementation group d2, LSM14B <text:s/>- <text:s/>lsm14b, scd6 homolog b (s. cerevisiae), PTK2B <text:s/>- <text:s/>protein tyrosine kinase 2 beta, TNRC6B <text:s/>- <text:s/>trinucleotide repeat containing 6b, FASN <text:s/>- <text:s/>fatty acid synthase, COA3 <text:s/>- <text:s/>cytochrome c oxidase assembly factor 3, TWSG1 <text:s/>- <text:s/>twisted gastrulation homolog 1 (drosophila), ETV4 <text:s/>- <text:s/>ets variant 4, DCPS <text:s/>- <text:s/>decapping enzyme, scavenger, SH2D3C <text:s/>- <text:s/>sh2 domain containing 3c, ETV6 <text:s/>- <text:s/>ets variant 6, SPSB3 <text:s/>- <text:s/>spla/ryanodine receptor domain and socs box containing 3, VIM <text:s/>- <text:s/>vimentin, EXT1 <text:s/>- <text:s/>exostosin glycosyltransferase 1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SNX13 <text:s/>- <text:s/>sorting nexin 13, IL23R <text:s/>- <text:s/>interleukin 23 receptor, KIF14 <text:s/>- <text:s/>kinesin family member 14, ZBTB5 <text:s/>- <text:s/>zinc finger and btb domain containing 5, LIN52 <text:s/>- <text:s/>lin-52 homolog (c. elegans), PASK <text:s/>- <text:s/>pas domain containing serine/threonine kinase, CHRDL1 <text:s/>- <text:s/>chordin-like 1, FAM20B <text:s/>- <text:s/>family with sequence similarity 20, member b, ERG <text:s/>- <text:s/>v-ets avian erythroblastosis virus e26 oncogene homolog, UBB <text:s/>- <text:s/>ubiquitin b, ESRRB <text:s/>- <text:s/>estrogen-related receptor beta, ARRDC4 <text:s/>- <text:s/>arrestin domain containing 4, NDUFAF2 <text:s/>- <text:s/>nadh dehydrogenase (ubiquinone) complex i, assembly factor 2, FLVCR1 <text:s/>- <text:s/>feline leukemia virus subgroup c cellular receptor 1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ACTR3B <text:s/>- <text:s/>arp3 actin-related protein 3 homolog b (yeast), ETF1 <text:s/>- <text:s/>eukaryotic translation termination factor 1, STOM <text:s/>- <text:s/>stomatin, EPB41 <text:s/>- <text:s/>erythrocyte membrane protein band 4.1 (elliptocytosis 1, rh-linked), ZNF830 <text:s/>- <text:s/>zinc finger protein 830, EPHB1 <text:s/>- <text:s/>eph receptor b1, UCP2 <text:s/>- <text:s/>uncoupling protein 2 (mitochondrial, proton carrier), EPHA8 <text:s/>- <text:s/>eph receptor a8, EPHA7 <text:s/>- <text:s/>eph receptor a7, HNRNPDL <text:s/>- <text:s/>heterogeneous nuclear ribonucleoprotein d-like, RBX1 <text:s/>- <text:s/>ring-box 1, e3 ubiquitin protein ligase, UBE2D3 <text:s/>- <text:s/>ubiquitin-conjugating enzyme e2d 3, RTN4 <text:s/>- <text:s/>reticulon 4, ERBB4 <text:s/>- <text:s/>v-erb-b2 avian erythroblastic leukemia viral oncogene homolog 4, MPP2 <text:s/>- <text:s/>membrane protein, palmitoylated 2 (maguk p55 subfamily member 2)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PIK3IP1 <text:s/>- <text:s/>phosphoinositide-3-kinase interacting protein 1, FN1 <text:s/>- <text:s/>fibronectin 1, ZNF34 <text:s/>- <text:s/>zinc finger protein 34, ZNF436 <text:s/>- <text:s/>zinc finger protein 436, CAMTA1 <text:s/>- <text:s/>calmodulin binding transcription activator 1, OSBP <text:s/>- <text:s/>oxysterol binding protein, ELMO1 <text:s/>- <text:s/>engulfment and cell motility 1, OSM <text:s/>- <text:s/>oncostatin m, PDE11A <text:s/>- <text:s/>phosphodiesterase 11a, ADC <text:s/>- <text:s/>arginine decarboxylase, FOXM1 <text:s/>- <text:s/>forkhead box m1, ARC <text:s/>- <text:s/>activity-regulated cytoskeleton-associated protein, FARP2 <text:s/>- <text:s/>ferm, rhogef and pleckstrin domain protein 2, FOXO1 <text:s/>- <text:s/>forkhead box o1, SOST <text:s/>- <text:s/>sclerostin, FOXC1 <text:s/>- <text:s/>forkhead box c1, SRGAP3 <text:s/>- <text:s/>slit-robo rho gtpase activating protein 3, FOXL1 <text:s/>- <text:s/>forkhead box l1, VPS26B <text:s/>- <text:s/>vacuolar protein sorting 26 homolog b (s. pombe), SLC44A4 <text:s/>- <text:s/>solute carrier family 44, member 4, MED8 <text:s/>- <text:s/>mediator complex subunit 8, FOXG1 <text:s/>- <text:s/>forkhead box g1, CAND1 <text:s/>- <text:s/>cullin-associated and neddylation-dissociated 1, EAF2 <text:s/>- <text:s/>ell associated factor 2, KDM3A <text:s/>- <text:s/>lysine (k)-specific demethylase 3a, FAM208A <text:s/>- <text:s/>family with sequence similarity 208, member a, DERL2 <text:s/>- <text:s/>derlin 2, CLEC16A <text:s/>- <text:s/>c-type lectin domain family 16, member a, VIMP <text:s/>- <text:s/>vcp-interacting membrane protein, EXOSC1 <text:s/>- <text:s/>exosome component 1, FGFR2 <text:s/>- <text:s/>fibroblast growth factor receptor 2, DOCK9 <text:s/>- <text:s/>dedicator of cytokinesis 9, PGLYRP3 <text:s/>- <text:s/>peptidoglycan recognition protein 3, ROR1 <text:s/>- <text:s/>receptor tyrosine kinase-like orphan receptor 1, DNAJC16 <text:s/>- <text:s/>dnaj (hsp40) homolog, subfamily c, member 16, DDR2 <text:s/>- <text:s/>discoidin domain receptor tyrosine kinase 2, GOLT1B <text:s/>- <text:s/>golgi transport 1b, MAML1 <text:s/>- <text:s/>mastermind-like 1 (drosophila), BCLAF1 <text:s/>- <text:s/>bcl2-associated transcription factor 1, TARBP2 <text:s/>- <text:s/>tar (hiv-1) rna binding protein 2, NUP88 <text:s/>- <text:s/>nucleoporin 88kda, GMNN <text:s/>- <text:s/>geminin, dna replication inhibitor, SZT2 <text:s/>- <text:s/>seizure threshold 2 homolog (mouse), KIAA0101 <text:s/>- <text:s/>kiaa0101, RASSF2 <text:s/>- <text:s/>ras association (ralgds/af-6) domain family member 2, NUCB1 <text:s/>- <text:s/>nucleobindin 1, FER <text:s/>- <text:s/>fer (fps/fes related) tyrosine kinase, SMG9 <text:s/>- <text:s/>smg9 nonsense mediated mrna decay factor, CREBRF <text:s/>- <text:s/>creb3 regulatory factor, PIP5K1C <text:s/>- <text:s/>phosphatidylinositol-4-phosphate 5-kinase, type i, gamma, NEK10 <text:s/>- <text:s/>nima-related kinase 10, TBX15 <text:s/>- <text:s/>t-box 15, ARHGAP11A <text:s/>- <text:s/>rho gtpase activating protein 11a, PGP <text:s/>- <text:s/>phosphoglycolate phosphatase, NDUFA13 <text:s/>- <text:s/>nadh dehydrogenase (ubiquinone) 1 alpha subcomplex, 13, TMX2 <text:s/>- <text:s/>thioredoxin-related transmembrane protein 2, SFI1 <text:s/>- <text:s/>sfi1 homolog, spindle assembly associated (yeast), TRIM9 <text:s/>- <text:s/>tripartite motif containing 9, PPP1R13B <text:s/>- <text:s/>protein phosphatase 1, regulatory subunit 13b, ZFP91 <text:s/>- <text:s/>zfp91 zinc finger protein, RNF40 <text:s/>- <text:s/>ring finger protein 40, e3 ubiquitin protein ligase, POLR1D <text:s/>- <text:s/>polymerase (rna) i polypeptide d, 16kda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NMT1 <text:s/>- <text:s/>n-myristoyltransferase 1, OPA3 <text:s/>- <text:s/>optic atrophy 3 (autosomal recessive, with chorea and spastic paraplegia), SLC2A8 <text:s/>- <text:s/>solute carrier family 2 (facilitated glucose transporter), member 8, ICAM5 <text:s/>- <text:s/>intercellular adhesion molecule 5, telencephalin, TLE1 <text:s/>- <text:s/>transducin-like enhancer of split 1 (e(sp1) homolog, drosophila), TLE3 <text:s/>- <text:s/>transducin-like enhancer of split 3 (e(sp1) homolog, drosophila), TLE4 <text:s/>- <text:s/>transducin-like enhancer of split 4 (e(sp1) homolog, drosophila), TLN1 <text:s/>- <text:s/>talin 1, HERPUD1 <text:s/>- <text:s/>homocysteine-inducible, endoplasmic reticulum stress-inducible, ubiquitin-like domain member 1, TLX3 <text:s/>- <text:s/>t-cell leukemia homeobox 3, RIMS2 <text:s/>- <text:s/>regulating synaptic membrane exocytosis 2, PUM1 <text:s/>- <text:s/>pumilio homolog 1 (drosophila), C7orf55 <text:s/>- <text:s/>chromosome 7 open reading frame 55, CEP57 <text:s/>- <text:s/>centrosomal protein 57kda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CLDN5 <text:s/>- <text:s/>claudin 5, STARD8 <text:s/>- <text:s/>star-related lipid transfer (start) domain containing 8, NFKBIB <text:s/>- <text:s/>nuclear factor of kappa light polypeptide gene enhancer in b-cells inhibitor, beta, IFT140 <text:s/>- <text:s/>intraflagellar transport 140 homolog (chlamydomonas), NKX6-1 <text:s/>- <text:s/>nk6 homeobox 1, NKX3-1 <text:s/>- <text:s/>nk3 homeobox 1, STOML2 <text:s/>- <text:s/>stomatin (epb72)-like 2, OTP <text:s/>- <text:s/>orthopedia homeobox, ATP1B4 <text:s/>- <text:s/>atpase, na+/k+ transporting, beta 4 polypeptide, CLSTN3 <text:s/>- <text:s/>calsyntenin 3, TADA2B <text:s/>- <text:s/>transcriptional adaptor 2b, HDAC9 <text:s/>- <text:s/>histone deacetylase 9, MYOCD <text:s/>- <text:s/>myocardin, BICC1 <text:s/>- <text:s/>bicaudal c homolog 1 (drosophila), TNNT3 <text:s/>- <text:s/>troponin t type 3 (skeletal, fast), SETD1A <text:s/>- <text:s/>set domain containing 1a, ZNF614 <text:s/>- <text:s/>zinc finger protein 614, CCP110 <text:s/>- <text:s/>centriolar coiled coil protein 110kda, NOX4 <text:s/>- <text:s/>nadph oxidase 4, TMBIM6 <text:s/>- <text:s/>transmembrane bax inhibitor motif containing 6, EIF4ENIF1 <text:s/>- <text:s/>eukaryotic translation initiation factor 4e nuclear import factor 1, IQCB1 <text:s/>- <text:s/>iq motif containing b1, SUZ12 <text:s/>- <text:s/>suz12 polycomb repressive complex 2 subunit, NEK2 <text:s/>- <text:s/>nima-related kinase 2, LRRC8B <text:s/>- <text:s/>leucine rich repeat containing 8 family, member b, TEF <text:s/>- <text:s/>thyrotrophic embryonic factor, RALGPS1 <text:s/>- <text:s/>ral gef with ph domain and sh3 binding motif 1, WNT10A <text:s/>- <text:s/>wingless-type mmtv integration site family, member 10a, MICAL2 <text:s/>- <text:s/>microtubule associated monooxygenase, calponin and lim domain containing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SNCAIP <text:s/>- <text:s/>synuclein, alpha interacting protein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CROCC <text:s/>- <text:s/>ciliary rootlet coiled-coil, rootletin, MTERFD3 <text:s/>- <text:s/>mterf domain containing 3, NEUROG3 <text:s/>- <text:s/>neurogenin 3, SCUBE1 <text:s/>- <text:s/>signal peptide, cub domain, egf-like 1, SEZ6L <text:s/>- <text:s/>seizure related 6 homolog (mouse)-like, TGFB3 <text:s/>- <text:s/>transforming growth factor, beta 3, TGFB1I1 <text:s/>- <text:s/>transforming growth factor beta 1 induced transcript 1, TSPAN15 <text:s/>- <text:s/>tetraspanin 15, NUP93 <text:s/>- <text:s/>nucleoporin 93kda, RASD2 <text:s/>- <text:s/>rasd family, member 2, KDM4A <text:s/>- <text:s/>lysine (k)-specific demethylase 4a, NEB <text:s/>- <text:s/>nebulin, FOSB <text:s/>- <text:s/>fbj murine osteosarcoma viral oncogene homolog b, ARHGAP12 <text:s/>- <text:s/>rho gtpase activating protein 12, CABIN1 <text:s/>- <text:s/>calcineurin binding protein 1, THBS1 <text:s/>- <text:s/>thrombospondin 1, HDGFRP3 <text:s/>- <text:s/>hepatoma-derived growth factor, related protein 3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83</text:p>
          </table:table-cell>
          <table:table-cell office:value-type="string" calcext:value-type="string">
            <text:p>small molecule biosynthetic process</text:p>
          </table:table-cell>
          <table:table-cell office:value-type="float" office:value="0.0000221" calcext:value-type="float">
            <text:p>0.000022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329" calcext:value-type="float">
            <text:p>329</text:p>
          </table:table-cell>
          <table:table-cell office:value-type="float" office:value="2003" calcext:value-type="float">
            <text:p>20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HSD17B8 <text:s/>- <text:s/>hydroxysteroid (17-beta) dehydrogenase 8, MTR <text:s/>- <text:s/>5-methyltetrahydrofolate-homocysteine methyltransferase, ACOT8 <text:s/>- <text:s/>acyl-coa thioesterase 8, MTRR <text:s/>- <text:s/>5-methyltetrahydrofolate-homocysteine methyltransferase reductase, SCD5 <text:s/>- <text:s/>stearoyl-coa desaturase 5, PSAT1 <text:s/>- <text:s/>phosphoserine aminotransferase 1, ABAT <text:s/>- <text:s/>4-aminobutyrate aminotransferase, GOT1 <text:s/>- <text:s/>glutamic-oxaloacetic transaminase 1, soluble, PYCR1 <text:s/>- <text:s/>pyrroline-5-carboxylate reductase 1, SERINC3 <text:s/>- <text:s/>serine incorporator 3, CTH <text:s/>- <text:s/>cystathionase (cystathionine gamma-lyase), OSBP <text:s/>- <text:s/>oxysterol binding protein, MTHFD1 <text:s/>- <text:s/>methylenetetrahydrofolate dehydrogenase (nadp+ dependent) 1, methenyltetrahydrofolate cyclohydrolase, formyltetrahydrofolate synthetase, ATF4 <text:s/>- <text:s/>activating transcription factor 4, CD74 <text:s/>- <text:s/>cd74 molecule, major histocompatibility complex, class ii invariant chain, HSD17B12 <text:s/>- <text:s/>hydroxysteroid (17-beta) dehydrogenase 12, ALDH4A1 <text:s/>- <text:s/>aldehyde dehydrogenase 4 family, member a1, CYP39A1 <text:s/>- <text:s/>cytochrome p450, family 39, subfamily a, polypeptide 1, ACACA <text:s/>- <text:s/>acetyl-coa carboxylase alpha, GPI <text:s/>- <text:s/>glucose-6-phosphate isomerase, GCH1 <text:s/>- <text:s/>gtp cyclohydrolase 1, FASN <text:s/>- <text:s/>fatty acid synthase, OAT <text:s/>- <text:s/>ornithine aminotransferase, ACAT1 <text:s/>- <text:s/>acetyl-coa acetyltransferase 1, TM7SF2 <text:s/>- <text:s/>transmembrane 7 superfamily member 2, ACAT2 <text:s/>- <text:s/>acetyl-coa acetyltransferase 2, PLP1 <text:s/>- <text:s/>proteolipid protein 1, ELOVL5 <text:s/>- <text:s/>elovl fatty acid elongase 5, GLS2 <text:s/>- <text:s/>glutaminase 2 (liver, mitochondrial), LPL <text:s/>- <text:s/>lipoprotein lipase, PER2 <text:s/>- <text:s/>period circadian clock 2, MMAB <text:s/>- <text:s/>methylmalonic aciduria (cobalamin deficiency) cblb type, COQ6 <text:s/>- <text:s/>coenzyme q6 monooxygenase, KDM3A <text:s/>- <text:s/>lysine (k)-specific demethylase 3a, MECR <text:s/>- <text:s/>mitochondrial trans-2-enoyl-coa reductase, CRTC2 <text:s/>- <text:s/>creb regulated transcription coactivator 2, UPB1 <text:s/>- <text:s/>ureidopropionase, beta, LSS <text:s/>- <text:s/>lanosterol synthase (2,3-oxidosqualene-lanosterol cyclase), GLUL <text:s/>- <text:s/>glutamate-ammonia ligase, NUS1 <text:s/>- <text:s/>nuclear undecaprenyl pyrophosphate synthase 1 homolog (s. cerevisiae), ADCK3 <text:s/>- <text:s/>aarf domain containing kinase 3, PSPH <text:s/>- <text:s/>phosphoserine phosphatase, ALDH8A1 <text:s/>- <text:s/>aldehyde dehydrogenase 8 family, member a1, ENOPH1 <text:s/>- <text:s/>enolase-phosphatase 1, SC5D <text:s/>- <text:s/>sterol-c5-desaturase, GLS <text:s/>- <text:s/>glutaminase, PYCR2 <text:s/>- <text:s/>pyrroline-5-carboxylate reductase family, member 2, SPTLC2 <text:s/>- <text:s/>serine palmitoyltransferase, long chain base subunit 2, ALDOB <text:s/>- <text:s/>aldolase b, fructose-bisphosphate, DHCR24 <text:s/>- <text:s/>24-dehydrocholesterol reductase, DHCR7 <text:s/>- <text:s/>7-dehydrocholesterol reductase, ELOVL3 <text:s/>- <text:s/>elovl fatty acid elongase 3, OSBPL3 <text:s/>- <text:s/>oxysterol binding protein-like 3, INSIG1 <text:s/>- <text:s/>insulin induced gene 1, PCK2 <text:s/>- <text:s/>phosphoenolpyruvate carboxykinase 2 (mitochondrial), FDPS <text:s/>- <text:s/>farnesyl diphosphate synthase, FDFT1 <text:s/>- <text:s/>farnesyl-diphosphate farnesyltransferase 1, PGP <text:s/>- <text:s/>phosphoglycolate phosphatase, CYP2R1 <text:s/>- <text:s/>cytochrome p450, family 2, subfamily r, polypeptide 1, OSBPL9 <text:s/>- <text:s/>oxysterol binding protein-like 9, CNBP <text:s/>- <text:s/>cchc-type zinc finger, nucleic acid binding protein, LBR <text:s/>- <text:s/>lamin b receptor, MVD <text:s/>- <text:s/>mevalonate (diphospho) decarboxylase, C14orf1 <text:s/>- <text:s/>chromosome 14 open reading frame 1, OSBPL6 <text:s/>- <text:s/>oxysterol binding protein-like 6, SQLE <text:s/>- <text:s/>squalene epoxidase, PPIP5K1 <text:s/>- <text:s/>diphosphoinositol pentakisphosphate kinase 1, RBP4 <text:s/>- <text:s/>retinol binding protein 4, plasma, HMGCR <text:s/>- <text:s/>3-hydroxy-3-methylglutaryl-coa reductase, HMGCS1 <text:s/>- <text:s/>3-hydroxy-3-methylglutaryl-coa synthase 1 (soluble), CHST12 <text:s/>- <text:s/>carbohydrate (chondroitin 4) sulfotransferase 12, COQ10B <text:s/>- <text:s/>coenzyme q10 homolog b (s. cerevisiae), GART <text:s/>- <text:s/>phosphoribosylglycinamide formyltransferase, phosphoribosylglycinamide synthetase, phosphoribosylaminoimidazole synthetase, BCAT2 <text:s/>- <text:s/>branched chain amino-acid transaminase 2, mitochondrial, FOLH1B <text:s/>- <text:s/>folate hydrolase 1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64</text:p>
          </table:table-cell>
          <table:table-cell office:value-type="string" calcext:value-type="string">
            <text:p>regulation of cell cycle process</text:p>
          </table:table-cell>
          <table:table-cell office:value-type="float" office:value="0.0000252" calcext:value-type="float">
            <text:p>0.000025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471" calcext:value-type="float">
            <text:p>471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CCNK <text:s/>- <text:s/>cyclin k, CDC6 <text:s/>- <text:s/>cell division cycle 6, HSPA1B <text:s/>- <text:s/>heat shock 70kda protein 1b, CEP85 <text:s/>- <text:s/>centrosomal protein 85kda, FAM83D <text:s/>- <text:s/>family with sequence similarity 83, member d, CDC25A <text:s/>- <text:s/>cell division cycle 25a, CDC20 <text:s/>- <text:s/>cell division cycle 20, CDK1 <text:s/>- <text:s/>cyclin-dependent kinase 1, KIF20B <text:s/>- <text:s/>kinesin family member 20b, ZNF385A <text:s/>- <text:s/>zinc finger protein 385a, RFWD3 <text:s/>- <text:s/>ring finger and wd repeat domain 3, SIN3A <text:s/>- <text:s/>sin3 transcription regulator family member a, CDC25B <text:s/>- <text:s/>cell division cycle 25b, RACGAP1 <text:s/>- <text:s/>rac gtpase activating protein 1, PKP4 <text:s/>- <text:s/>plakophilin 4, PBX1 <text:s/>- <text:s/>pre-b-cell leukemia homeobox 1, OSM <text:s/>- <text:s/>oncostatin m, ZFP36L2 <text:s/>- <text:s/>zfp36 ring finger protein-like 2, FOXM1 <text:s/>- <text:s/>forkhead box m1, SIRT2 <text:s/>- <text:s/>sirtuin 2, CDC14B <text:s/>- <text:s/>cell division cycle 14b, PLK1 <text:s/>- <text:s/>polo-like kinase 1, TPX2 <text:s/>- <text:s/>tpx2, microtubule-associated, ANAPC15 <text:s/>- <text:s/>anaphase promoting complex subunit 15, PSMA5 <text:s/>- <text:s/>proteasome (prosome, macropain) subunit, alpha type, 5, PSMA3 <text:s/>- <text:s/>proteasome (prosome, macropain) subunit, alpha type, 3, SOX9 <text:s/>- <text:s/>sry (sex determining region y)-box 9, BLM <text:s/>- <text:s/>bloom syndrome, recq helicase-like, SOX4 <text:s/>- <text:s/>sry (sex determining region y)-box 4, TTK <text:s/>- <text:s/>ttk protein kinase, CHEK2 <text:s/>- <text:s/>checkpoint kinase 2, PSME3 <text:s/>- <text:s/>proteasome (prosome, macropain) activator subunit 3 (pa28 gamma; ki), PSMD10 <text:s/>- <text:s/>proteasome (prosome, macropain) 26s subunit, non-atpase, 10, CNOT1 <text:s/>- <text:s/>ccr4-not transcription complex, subunit 1, PSME2 <text:s/>- <text:s/>proteasome (prosome, macropain) activator subunit 2 (pa28 beta), AURKB <text:s/>- <text:s/>aurora kinase b, PDGFRB <text:s/>- <text:s/>platelet-derived growth factor receptor, beta polypeptide, BTG2 <text:s/>- <text:s/>btg family, member 2, PRDM9 <text:s/>- <text:s/>pr domain containing 9, RNF4 <text:s/>- <text:s/>ring finger protein 4, TICRR <text:s/>- <text:s/>topbp1-interacting checkpoint and replication regulator, CTDSP2 <text:s/>- <text:s/>ctd (carboxy-terminal domain, rna polymerase ii, polypeptide a) small phosphatase 2, PCNA <text:s/>- <text:s/>proliferating cell nuclear antigen, BUB1 <text:s/>- <text:s/>bub1 mitotic checkpoint serine/threonine kinase, NEK10 <text:s/>- <text:s/>nima-related kinase 10, INSM1 <text:s/>- <text:s/>insulinoma-associated 1, DACT1 <text:s/>- <text:s/>dishevelled-binding antagonist of beta-catenin 1, CDK2AP2 <text:s/>- <text:s/>cyclin-dependent kinase 2 associated protein 2, KIF23 <text:s/>- <text:s/>kinesin family member 23, HECW2 <text:s/>- <text:s/>hect, c2 and ww domain containing e3 ubiquitin protein ligase 2, PRKACA <text:s/>- <text:s/>protein kinase, camp-dependent, catalytic, alpha, XPO1 <text:s/>- <text:s/>exportin 1 (crm1 homolog, yeast), GTSE1 <text:s/>- <text:s/>g-2 and s-phase expressed 1, TNKS <text:s/>- <text:s/>tankyrase, trf1-interacting ankyrin-related adp-ribose polymerase, TACC3 <text:s/>- <text:s/>transforming, acidic coiled-coil containing protein 3, CASP2 <text:s/>- <text:s/>caspase 2, apoptosis-related cysteine peptidase, GIPC1 <text:s/>- <text:s/>gipc pdz domain containing family, member 1, FOXN3 <text:s/>- <text:s/>forkhead box n3, RPA2 <text:s/>- <text:s/>replication protein a2, 32kda, GPR3 <text:s/>- <text:s/>g protein-coupled receptor 3, UBE2C <text:s/>- <text:s/>ubiquitin-conjugating enzyme e2c, PPP2R1A <text:s/>- <text:s/>protein phosphatase 2, regulatory subunit a, alpha, TXLNG <text:s/>- <text:s/>taxilin gamma, LCMT1 <text:s/>- <text:s/>leucine carboxyl methyltransferase 1, GIGYF2 <text:s/>- <text:s/>grb10 interacting gyf protein 2, UVRAG <text:s/>- <text:s/>uv radiation resistance associated, MSX1 <text:s/>- <text:s/>msh homeobox 1, CDC23 <text:s/>- <text:s/>cell division cycle 23, MSX2 <text:s/>- <text:s/>msh homeobox 2, CALM3 <text:s/>- <text:s/>calmodulin 3 (phosphorylase kinase, delta), EZH2 <text:s/>- <text:s/>enhancer of zeste homolog 2 (drosophila), ATP2B4 <text:s/>- <text:s/>atpase, ca++ transporting, plasma membrane 4, AURKC <text:s/>- <text:s/>aurora kinase c, RMI2 <text:s/>- <text:s/>recq mediated genome instability 2, CCP110 <text:s/>- <text:s/>centriolar coiled coil protein 110kda, AURKA <text:s/>- <text:s/>aurora kinase a, KIF14 <text:s/>- <text:s/>kinesin family member 14, NEK2 <text:s/>- <text:s/>nima-related kinase 2, CCNF <text:s/>- <text:s/>cyclin f, E2F8 <text:s/>- <text:s/>e2f transcription factor 8, UBB <text:s/>- <text:s/>ubiquitin b, RHNO1 <text:s/>- <text:s/>rad9-hus1-rad1 interacting nuclear orphan 1, TFDP2 <text:s/>- <text:s/>transcription factor dp-2 (e2f dimerization partner 2), SLC25A33 <text:s/>- <text:s/>solute carrier family 25 (pyrimidine nucleotide carrier), member 33, STIL <text:s/>- <text:s/>scl/tal1 interrupting locus, NEUROG1 <text:s/>- <text:s/>neurogenin 1, HMGA2 <text:s/>- <text:s/>high mobility group at-hook 2, MIIP <text:s/>- <text:s/>migration and invasion inhibitory protein, CDK5RAP3 <text:s/>- <text:s/>cdk5 regulatory subunit associated protein 3, RBL2 <text:s/>- <text:s/>retinoblastoma-like 2 (p130), SFRP1 <text:s/>- <text:s/>secreted frizzled-related protein 1, FAM178A <text:s/>- <text:s/>family with sequence similarity 178, member a, RAB11A <text:s/>- <text:s/>rab11a, member ras oncogene family, ZNF830 <text:s/>- <text:s/>zinc finger protein 830, RBX1 <text:s/>- <text:s/>ring-box 1, e3 ubiquitin protein ligase, CUL3 <text:s/>- <text:s/>cullin 3, CCND1 <text:s/>- <text:s/>cyclin d1, PRMT5 <text:s/>- <text:s/>protein arginine methyltransferase 5, ERCC2 <text:s/>- <text:s/>excision repair cross-complementing rodent repair deficiency, complementation group 2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0265" calcext:value-type="float">
            <text:p>0.0000265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2003" calcext:value-type="float">
            <text:p>200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[ZMYND8 <text:s/>- <text:s/>zinc finger, mynd-type containing 8, HSPA1B <text:s/>- <text:s/>heat shock 70kda protein 1b, BNIP3 <text:s/>- <text:s/>bcl2/adenovirus e1b 19kda interacting protein 3, SIX5 <text:s/>- <text:s/>six homeobox 5, LHX1 <text:s/>- <text:s/>lim homeobox 1, ZFYVE28 <text:s/>- <text:s/>zinc finger, fyve domain containing 28, MAEA <text:s/>- <text:s/>macrophage erythroblast attacher, CREG1 <text:s/>- <text:s/>cellular repressor of e1a-stimulated genes 1, FBXO18 <text:s/>- <text:s/>f-box protein, helicase, 18, CHAC1 <text:s/>- <text:s/>chac, cation transport regulator homolog 1 (e. coli), ENSA <text:s/>- <text:s/>endosulfine alpha, ORMDL2 <text:s/>- <text:s/>orm1-like 2 (s. cerevisiae), PPP4R4 <text:s/>- <text:s/>protein phosphatase 4, regulatory subunit 4, ZFP36L2 <text:s/>- <text:s/>zfp36 ring finger protein-like 2, YWHAQ <text:s/>- <text:s/>tyrosine 3-monooxygenase/tryptophan 5-monooxygenase activation protein, theta polypeptide, SIRT2 <text:s/>- <text:s/>sirtuin 2, ENG <text:s/>- <text:s/>endoglin, SP3 <text:s/>- <text:s/>sp3 transcription factor, MAEL <text:s/>- <text:s/>maelstrom spermatogenic transposon silencer, SP2 <text:s/>- <text:s/>sp2 transcription factor, PLK1 <text:s/>- <text:s/>polo-like kinase 1, GPC3 <text:s/>- <text:s/>glypican 3, SPRED2 <text:s/>- <text:s/>sprouty-related, evh1 domain containing 2, TRIM11 <text:s/>- <text:s/>tripartite motif containing 11, SOX9 <text:s/>- <text:s/>sry (sex determining region y)-box 9, SOX4 <text:s/>- <text:s/>sry (sex determining region y)-box 4, DEPDC1 <text:s/>- <text:s/>dep domain containing 1, BLM <text:s/>- <text:s/>bloom syndrome, recq helicase-like, C12orf52 <text:s/>- <text:s/>chromosome 12 open reading frame 52, PER2 <text:s/>- <text:s/>period circadian clock 2, PSME3 <text:s/>- <text:s/>proteasome (prosome, macropain) activator subunit 3 (pa28 gamma; ki), ELAVL1 <text:s/>- <text:s/>elav (embryonic lethal, abnormal vision, drosophila)-like 1 (hu antigen r), RGS4 <text:s/>- <text:s/>regulator of g-protein signaling 4, LDB1 <text:s/>- <text:s/>lim domain binding 1, RGS3 <text:s/>- <text:s/>regulator of g-protein signaling 3, HOXC6 <text:s/>- <text:s/>homeobox c6, ABCA7 <text:s/>- <text:s/>atp-binding cassette, sub-family a (abc1), member 7, BMP6 <text:s/>- <text:s/>bone morphogenetic protein 6, CNOT1 <text:s/>- <text:s/>ccr4-not transcription complex, subunit 1, CTSA <text:s/>- <text:s/>cathepsin a, ANAPC5 <text:s/>- <text:s/>anaphase promoting complex subunit 5, OLIG2 <text:s/>- <text:s/>oligodendrocyte lineage transcription factor 2, TRIB1 <text:s/>- <text:s/>tribbles homolog 1 (drosophila), SNCA <text:s/>- <text:s/>synuclein, alpha (non a4 component of amyloid precursor), PPM1A <text:s/>- <text:s/>protein phosphatase, mg2+/mn2+ dependent, 1a, MXI1 <text:s/>- <text:s/>max interactor 1, dimerization protein, POU3F3 <text:s/>- <text:s/>pou class 3 homeobox 3, UBN1 <text:s/>- <text:s/>ubinuclein 1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CTDSP2 <text:s/>- <text:s/>ctd (carboxy-terminal domain, rna polymerase ii, polypeptide a) small phosphatase 2, UBR5 <text:s/>- <text:s/>ubiquitin protein ligase e3 component n-recognin 5, ATCAY <text:s/>- <text:s/>ataxia, cerebellar, cayman type, HIST3H2A <text:s/>- <text:s/>histone cluster 3, h2a, RORB <text:s/>- <text:s/>rar-related orphan receptor b, SPRY2 <text:s/>- <text:s/>sprouty homolog 2 (drosophila), HELB <text:s/>- <text:s/>helicase (dna) b, WDTC1 <text:s/>- <text:s/>wd and tetratricopeptide repeats 1, DACT1 <text:s/>- <text:s/>dishevelled-binding antagonist of beta-catenin 1, HES6 <text:s/>- <text:s/>hairy and enhancer of split 6 (drosophila), CNST <text:s/>- <text:s/>consortin, connexin sorting protein, HES5 <text:s/>- <text:s/>hairy and enhancer of split 5 (drosophila), ACOT8 <text:s/>- <text:s/>acyl-coa thioesterase 8, PRDM5 <text:s/>- <text:s/>pr domain containing 5, CXorf27 <text:s/>- <text:s/>chromosome x open reading frame 27, HINT2 <text:s/>- <text:s/>histidine triad nucleotide binding protein 2, T <text:s/>- <text:s/>t, brachyury homolog (mouse), HMGB2 <text:s/>- <text:s/>high mobility group box 2, HMGB1 <text:s/>- <text:s/>high mobility group box 1, CCAR1 <text:s/>- <text:s/>cell division cycle and apoptosis regulator 1, VPS35 <text:s/>- <text:s/>vacuolar protein sorting 35 homolog (s. cerevisiae), CTBP2 <text:s/>- <text:s/>c-terminal binding protein 2, TNKS <text:s/>- <text:s/>tankyrase, trf1-interacting ankyrin-related adp-ribose polymerase, ATF7IP <text:s/>- <text:s/>activating transcription factor 7 interacting protein, TNRC6B <text:s/>- <text:s/>trinucleotide repeat containing 6b, AGO1 <text:s/>- <text:s/>argonaute risc catalytic component 1, ETV6 <text:s/>- <text:s/>ets variant 6, HK2 <text:s/>- <text:s/>hexokinase 2, UBE2C <text:s/>- <text:s/>ubiquitin-conjugating enzyme e2c, PPP2R1A <text:s/>- <text:s/>protein phosphatase 2, regulatory subunit a, alpha, VLDLR <text:s/>- <text:s/>very low density lipoprotein receptor, MSX1 <text:s/>- <text:s/>msh homeobox 1, CDC23 <text:s/>- <text:s/>cell division cycle 23, NCOA2 <text:s/>- <text:s/>nuclear receptor coactivator 2, FKBP8 <text:s/>- <text:s/>fk506 binding protein 8, 38kda, MSX2 <text:s/>- <text:s/>msh homeobox 2, CALM3 <text:s/>- <text:s/>calmodulin 3 (phosphorylase kinase, delta), EZH2 <text:s/>- <text:s/>enhancer of zeste homolog 2 (drosophila), TGIF2 <text:s/>- <text:s/>tgfb-induced factor homeobox 2, HIC1 <text:s/>- <text:s/>hypermethylated in cancer 1, HIF1A <text:s/>- <text:s/>hypoxia inducible factor 1, alpha subunit (basic helix-loop-helix transcription factor), LIN28A <text:s/>- <text:s/>lin-28 homolog a (c. elegans), HOXB4 <text:s/>- <text:s/>homeobox b4, JUN <text:s/>- <text:s/>jun proto-oncogene, PASK <text:s/>- <text:s/>pas domain containing serine/threonine kinase, JARID2 <text:s/>- <text:s/>jumonji, at rich interactive domain 2, JUNB <text:s/>- <text:s/>jun b proto-oncogene, URI1 <text:s/>- <text:s/>uri1, prefoldin-like chaperone, CRY2 <text:s/>- <text:s/>cryptochrome 2 (photolyase-like), STAT3 <text:s/>- <text:s/>signal transducer and activator of transcription 3 (acute-phase response factor), HMG20A <text:s/>- <text:s/>high mobility group 20a, HMG20B <text:s/>- <text:s/>high mobility group 20b, E2F8 <text:s/>- <text:s/>e2f transcription factor 8, UBB <text:s/>- <text:s/>ubiquitin b, VRK3 <text:s/>- <text:s/>vaccinia related kinase 3, CRIM1 <text:s/>- <text:s/>cysteine rich transmembrane bmp regulator 1 (chordin-like)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RPS6KA1 <text:s/>- <text:s/>ribosomal protein s6 kinase, 90kda, polypeptide 1, HMGA2 <text:s/>- <text:s/>high mobility group at-hook 2, RUNX3 <text:s/>- <text:s/>runt-related transcription factor 3, SERPINA6 <text:s/>- <text:s/>serpin peptidase inhibitor, clade a (alpha-1 antiproteinase, antitrypsin), member 6, NUDT16L1 <text:s/>- <text:s/>nudix (nucleoside diphosphate linked moiety x)-type motif 16-like 1, MAPK7 <text:s/>- <text:s/>mitogen-activated protein kinase 7, GATA3 <text:s/>- <text:s/>gata binding protein 3, HNRNPA1 <text:s/>- <text:s/>heterogeneous nuclear ribonucleoprotein a1, HNRNPC <text:s/>- <text:s/>heterogeneous nuclear ribonucleoprotein c (c1/c2), ZNF830 <text:s/>- <text:s/>zinc finger protein 830, PRKCZ <text:s/>- <text:s/>protein kinase c, zeta, HMGCR <text:s/>- <text:s/>3-hydroxy-3-methylglutaryl-coa reductase, NANOS1 <text:s/>- <text:s/>nanos homolog 1 (drosophila), UBE2D3 <text:s/>- <text:s/>ubiquitin-conjugating enzyme e2d 3, SREBF1 <text:s/>- <text:s/>sterol regulatory element binding transcription factor 1, WDR81 <text:s/>- <text:s/>wd repeat domain 81, PRMT5 <text:s/>- <text:s/>protein arginine methyltransferase 5, ATAD2 <text:s/>- <text:s/>atpase family, aaa domain containing 2, PRKAR1A <text:s/>- <text:s/>protein kinase, camp-dependent, regulatory, type i, alpha, DEDD2 <text:s/>- <text:s/>death effector domain containing 2, CDC6 <text:s/>- <text:s/>cell division cycle 6, LRIG2 <text:s/>- <text:s/>leucine-rich repeats and immunoglobulin-like domains 2, CEP85 <text:s/>- <text:s/>centrosomal protein 85kda, ZNF189 <text:s/>- <text:s/>zinc finger protein 189, CDC20 <text:s/>- <text:s/>cell division cycle 20, PIK3IP1 <text:s/>- <text:s/>phosphoinositide-3-kinase interacting protein 1, CDK1 <text:s/>- <text:s/>cyclin-dependent kinase 1, APLP1 <text:s/>- <text:s/>amyloid beta (a4) precursor-like protein 1, ENC1 <text:s/>- <text:s/>ectodermal-neural cortex 1 (with btb domain), SIN3A <text:s/>- <text:s/>sin3 transcription regulator family member a, MIDN <text:s/>- <text:s/>midnolin, RBMX <text:s/>- <text:s/>rna binding motif protein, x-linked, MAP3K10 <text:s/>- <text:s/>mitogen-activated protein kinase kinase kinase 10, MLH1 <text:s/>- <text:s/>mutl homolog 1, colon cancer, nonpolyposis type 2 (e. coli), PBXIP1 <text:s/>- <text:s/>pre-b-cell leukemia homeobox interacting protein 1, CBX8 <text:s/>- <text:s/>chromobox homolog 8, FOXM1 <text:s/>- <text:s/>forkhead box m1, MLLT1 <text:s/>- <text:s/>myeloid/lymphoid or mixed-lineage leukemia (trithorax homolog, drosophila); translocated to, 1, FOXO1 <text:s/>- <text:s/>forkhead box o1, MSH6 <text:s/>- <text:s/>muts homolog 6 (e. coli), CHP1 <text:s/>- <text:s/>calcineurin-like ef-hand protein 1, ERRFI1 <text:s/>- <text:s/>erbb receptor feedback inhibitor 1, IGF2BP2 <text:s/>- <text:s/>insulin-like growth factor 2 mrna binding protein 2, RPS6KA5 <text:s/>- <text:s/>ribosomal protein s6 kinase, 90kda, polypeptide 5, IL4 <text:s/>- <text:s/>interleukin 4, FOXC1 <text:s/>- <text:s/>forkhead box c1, SUFU <text:s/>- <text:s/>suppressor of fused homolog (drosophila), PSMA5 <text:s/>- <text:s/>proteasome (prosome, macropain) subunit, alpha type, 5, ANAPC15 <text:s/>- <text:s/>anaphase promoting complex subunit 15, PSMA3 <text:s/>- <text:s/>proteasome (prosome, macropain) subunit, alpha type, 3, PEBP1 <text:s/>- <text:s/>phosphatidylethanolamine binding protein 1, HEXIM2 <text:s/>- <text:s/>hexamethylene bis-acetamide inducible 2, LRTM2 <text:s/>- <text:s/>leucine-rich repeats and transmembrane domains 2, FOXG1 <text:s/>- <text:s/>forkhead box g1, CHEK2 <text:s/>- <text:s/>checkpoint kinase 2, COL28A1 <text:s/>- <text:s/>collagen, type xxviii, alpha 1, PSMD10 <text:s/>- <text:s/>proteasome (prosome, macropain) 26s subunit, non-atpase, 10, NDRG2 <text:s/>- <text:s/>ndrg family member 2, KDM3A <text:s/>- <text:s/>lysine (k)-specific demethylase 3a, SCAI <text:s/>- <text:s/>suppressor of cancer cell invasion, CLEC16A <text:s/>- <text:s/>c-type lectin domain family 16, member a, MNT <text:s/>- <text:s/>mnt, max dimerization protein, DUSP10 <text:s/>- <text:s/>dual specificity phosphatase 10, VIMP <text:s/>- <text:s/>vcp-interacting membrane protein, ARNTL <text:s/>- <text:s/>aryl hydrocarbon receptor nuclear translocator-like, FGFR2 <text:s/>- <text:s/>fibroblast growth factor receptor 2, H2AFZ <text:s/>- <text:s/>h2a histone family, member z, SAP130 <text:s/>- <text:s/>sin3a-associated protein, 130kda, H2AFX <text:s/>- <text:s/>h2a histone family, member x, HIST1H2AD <text:s/>- <text:s/>histone cluster 1, h2ad, PSME2 <text:s/>- <text:s/>proteasome (prosome, macropain) activator subunit 2 (pa28 beta)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UB3 <text:s/>- <text:s/>bub3 mitotic checkpoint protein, TARBP2 <text:s/>- <text:s/>tar (hiv-1) rna binding protein 2, GMNN <text:s/>- <text:s/>geminin, dna replication inhibitor, BTG2 <text:s/>- <text:s/>btg family, member 2, RASSF2 <text:s/>- <text:s/>ras association (ralgds/af-6) domain family member 2, KHSRP <text:s/>- <text:s/>kh-type splicing regulatory protein, PEG3 <text:s/>- <text:s/>paternally expressed 3, LRP8 <text:s/>- <text:s/>low density lipoprotein receptor-related protein 8, apolipoprotein e receptor, GZF1 <text:s/>- <text:s/>gdnf-inducible zinc finger protein 1, INSIG1 <text:s/>- <text:s/>insulin induced gene 1, TBX15 <text:s/>- <text:s/>t-box 15, DAXX <text:s/>- <text:s/>death-domain associated protein, INSM1 <text:s/>- <text:s/>insulinoma-associated 1, PGP <text:s/>- <text:s/>phosphoglycolate phosphatase, NDUFA13 <text:s/>- <text:s/>nadh dehydrogenase (ubiquinone) 1 alpha subcomplex, 13, PCBP3 <text:s/>- <text:s/>poly(rc) binding protein 3, CDKN2D <text:s/>- <text:s/>cyclin-dependent kinase inhibitor 2d (p19, inhibits cdk4), DAPK1 <text:s/>- <text:s/>death-associated protein kinase 1, PPP1R1B <text:s/>- <text:s/>protein phosphatase 1, regulatory (inhibitor) subunit 1b, PTPN1 <text:s/>- <text:s/>protein tyrosine phosphatase, non-receptor type 1, IBTK <text:s/>- <text:s/>inhibitor of bruton agammaglobulinemia tyrosine kinase, SFI1 <text:s/>- <text:s/>sfi1 homolog, spindle assembly associated (yeast), ARX <text:s/>- <text:s/>aristaless related homeobox, RNF40 <text:s/>- <text:s/>ring finger protein 40, e3 ubiquitin protein ligase, LARP1 <text:s/>- <text:s/>la ribonucleoprotein domain family, member 1, MBD3 <text:s/>- <text:s/>methyl-cpg binding domain protein 3, PDE4D <text:s/>- <text:s/>phosphodiesterase 4d, camp-specific, FAM212B <text:s/>- <text:s/>family with sequence similarity 212, member b, HDAC1 <text:s/>- <text:s/>histone deacetylase 1, XDH <text:s/>- <text:s/>xanthine dehydrogenase, PPP1R36 <text:s/>- <text:s/>protein phosphatase 1, regulatory subunit 36, ANAPC11 <text:s/>- <text:s/>anaphase promoting complex subunit 11, GOLGA2 <text:s/>- <text:s/>golgin a2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OB2 <text:s/>- <text:s/>transducer of erbb2, 2, TLE4 <text:s/>- <text:s/>transducin-like enhancer of split 4 (e(sp1) homolog, drosophila), HERPUD1 <text:s/>- <text:s/>homocysteine-inducible, endoplasmic reticulum stress-inducible, ubiquitin-like domain member 1, PHF1 <text:s/>- <text:s/>phd finger protein 1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GPI <text:s/>- <text:s/>glucose-6-phosphate isomerase, GIPC1 <text:s/>- <text:s/>gipc pdz domain containing family, member 1, FOXN3 <text:s/>- <text:s/>forkhead box n3, ZFPM2 <text:s/>- <text:s/>zinc finger protein, fog family member 2, DHX34 <text:s/>- <text:s/>deah (asp-glu-ala-his) box polypeptide 34, KCNIP3 <text:s/>- <text:s/>kv channel interacting protein 3, calsenilin, DUSP8 <text:s/>- <text:s/>dual specificity phosphatase 8, HDAC4 <text:s/>- <text:s/>histone deacetylase 4, ID1 <text:s/>- <text:s/>inhibitor of dna binding 1, dominant negative helix-loop-helix protein, DUSP6 <text:s/>- <text:s/>dual specificity phosphatase 6, PLIN5 <text:s/>- <text:s/>perilipin 5, TBX18 <text:s/>- <text:s/>t-box 18, SOX14 <text:s/>- <text:s/>sry (sex determining region y)-box 14, CBX5 <text:s/>- <text:s/>chromobox homolog 5, PER1 <text:s/>- <text:s/>period circadian clock 1, FOXP2 <text:s/>- <text:s/>forkhead box p2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ATP2B4 <text:s/>- <text:s/>atpase, ca++ transporting, plasma membrane 4, HDAC9 <text:s/>- <text:s/>histone deacetylase 9, WARS <text:s/>- <text:s/>tryptophanyl-trna synthetase, MYOCD <text:s/>- <text:s/>myocardin, HBEGF <text:s/>- <text:s/>heparin-binding egf-like growth factor, TMBIM6 <text:s/>- <text:s/>transmembrane bax inhibitor motif containing 6, EIF4ENIF1 <text:s/>- <text:s/>eukaryotic translation initiation factor 4e nuclear import factor 1, NKX3-2 <text:s/>- <text:s/>nk3 homeobox 2, SUZ12 <text:s/>- <text:s/>suz12 polycomb repressive complex 2 subunit, DLG3 <text:s/>- <text:s/>discs, large homolog 3 (drosophila), SHC1 <text:s/>- <text:s/>shc (src homology 2 domain containing) transforming protein 1, DLG1 <text:s/>- <text:s/>discs, large homolog 1 (drosophila), DLG2 <text:s/>- <text:s/>discs, large homolog 2 (drosophila), SHH <text:s/>- <text:s/>sonic hedgehog, DLX1 <text:s/>- <text:s/>distal-less homeobox 1, DLX2 <text:s/>- <text:s/>distal-less homeobox 2, NCK2 <text:s/>- <text:s/>nck adaptor protein 2, LRP6 <text:s/>- <text:s/>low density lipoprotein receptor-related protein 6, DHCR24 <text:s/>- <text:s/>24-dehydrocholesterol reductase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ESN2 <text:s/>- <text:s/>sestrin 2, CELF1 <text:s/>- <text:s/>cugbp, elav-like family member 1, NF2 <text:s/>- <text:s/>neurofibromin 2 (merlin), HIST1H2AA <text:s/>- <text:s/>histone cluster 1, h2aa, KHDRBS1 <text:s/>- <text:s/>kh domain containing, rna binding, signal transduction associated 1, RBM42 <text:s/>- <text:s/>rna binding motif protein 42, SIX1 <text:s/>- <text:s/>six homeobox 1, HEY2 <text:s/>- <text:s/>hairy/enhancer-of-split related with yrpw motif 2, FNIP1 <text:s/>- <text:s/>folliculin interacting protein 1, RARA <text:s/>- <text:s/>retinoic acid receptor, alpha, TFPI <text:s/>- <text:s/>tissue factor pathway inhibitor (lipoprotein-associated coagulation inhibitor), CDK5RAP3 <text:s/>- <text:s/>cdk5 regulatory subunit associated protein 3, NEUROG3 <text:s/>- <text:s/>neurogenin 3, SFRP1 <text:s/>- <text:s/>secreted frizzled-related protein 1, MXD1 <text:s/>- <text:s/>max dimerization protein 1, SF1 <text:s/>- <text:s/>splicing factor 1, PIAS4 <text:s/>- <text:s/>protein inhibitor of activated stat, 4, TGFB3 <text:s/>- <text:s/>transforming growth factor, beta 3, SMAD2 <text:s/>- <text:s/>smad family member 2, RBM4 <text:s/>- <text:s/>rna binding motif protein 4, ARID4A <text:s/>- <text:s/>at rich interactive domain 4a (rbp1-like), ZNF8 <text:s/>- <text:s/>zinc finger protein 8, CNBP <text:s/>- <text:s/>cchc-type zinc finger, nucleic acid binding protein, SRSF6 <text:s/>- <text:s/>serine/arginine-rich splicing factor 6, RASD2 <text:s/>- <text:s/>rasd family, member 2, KDM4A <text:s/>- <text:s/>lysine (k)-specific demethylase 4a, FOSB <text:s/>- <text:s/>fbj murine osteosarcoma viral oncogene homolog b, LRRC4C <text:s/>- <text:s/>leucine rich repeat containing 4c, SLX1A <text:s/>- <text:s/>slx1 structure-specific endonuclease subunit homolog a (s. cerevisiae), CUL3 <text:s/>- <text:s/>cullin 3, THBS1 <text:s/>- <text:s/>thrombospondin 1, CIRBP <text:s/>- <text:s/>cold inducible rna binding protein, HIST1H2AG <text:s/>- <text:s/>histone cluster 1, h2ag, SMAD6 <text:s/>- <text:s/>smad family member 6, GSK3B <text:s/>- <text:s/>glycogen synthase kinase 3 beta, CCND1 <text:s/>- <text:s/>cyclin d1, KLF10 <text:s/>- <text:s/>kruppel-like factor 10, THY1 <text:s/>- <text:s/>thy-1 cell surface antigen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82</text:p>
          </table:table-cell>
          <table:table-cell office:value-type="string" calcext:value-type="string">
            <text:p>neuron differentiation</text:p>
          </table:table-cell>
          <table:table-cell office:value-type="float" office:value="0.0000284" calcext:value-type="float">
            <text:p>0.000028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97" calcext:value-type="float">
            <text:p>197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HES5 <text:s/>- <text:s/>hairy and enhancer of split 5 (drosophila), LHX1 <text:s/>- <text:s/>lim homeobox 1, EMX1 <text:s/>- <text:s/>empty spiracles homeobox 1, ITM2C <text:s/>- <text:s/>integral membrane protein 2c, DSCAM <text:s/>- <text:s/>down syndrome cell adhesion molecule, WNT8B <text:s/>- <text:s/>wingless-type mmtv integration site family, member 8b, LHX5 <text:s/>- <text:s/>lim homeobox 5, EMX2 <text:s/>- <text:s/>empty spiracles homeobox 2, FOXN4 <text:s/>- <text:s/>forkhead box n4, ID1 <text:s/>- <text:s/>inhibitor of dna binding 1, dominant negative helix-loop-helix protein, ADNP2 <text:s/>- <text:s/>adnp homeobox 2, SOX9 <text:s/>- <text:s/>sry (sex determining region y)-box 9, PTF1A <text:s/>- <text:s/>pancreas specific transcription factor, 1a, SOX4 <text:s/>- <text:s/>sry (sex determining region y)-box 4, WNT3 <text:s/>- <text:s/>wingless-type mmtv integration site family, member 3, ID4 <text:s/>- <text:s/>inhibitor of dna binding 4, dominant negative helix-loop-helix protein, WNT6 <text:s/>- <text:s/>wingless-type mmtv integration site family, member 6, GIGYF2 <text:s/>- <text:s/>grb10 interacting gyf protein 2, HOXD1 <text:s/>- <text:s/>homeobox d1, OTP <text:s/>- <text:s/>orthopedia homeobox, LDB1 <text:s/>- <text:s/>lim domain binding 1, HDAC9 <text:s/>- <text:s/>histone deacetylase 9, FZD2 <text:s/>- <text:s/>frizzled family receptor 2, HIF1A <text:s/>- <text:s/>hypoxia inducible factor 1, alpha subunit (basic helix-loop-helix transcription factor), PITX2 <text:s/>- <text:s/>paired-like homeodomain 2, PITX3 <text:s/>- <text:s/>paired-like homeodomain 3, OLIG2 <text:s/>- <text:s/>oligodendrocyte lineage transcription factor 2, SHH <text:s/>- <text:s/>sonic hedgehog, STAT3 <text:s/>- <text:s/>signal transducer and activator of transcription 3 (acute-phase response factor), ISL1 <text:s/>- <text:s/>isl lim homeobox 1, WNT10A <text:s/>- <text:s/>wingless-type mmtv integration site family, member 10a, LRP6 <text:s/>- <text:s/>low density lipoprotein receptor-related protein 6, TULP3 <text:s/>- <text:s/>tubby like protein 3, POU3F4 <text:s/>- <text:s/>pou class 3 homeobox 4, FZD8 <text:s/>- <text:s/>frizzled family receptor 8, EOMES <text:s/>- <text:s/>eomesodermin, BRSK2 <text:s/>- <text:s/>br serine/threonine kinase 2, MAP2K1 <text:s/>- <text:s/>mitogen-activated protein kinase kinase 1, FGF20 <text:s/>- <text:s/>fibroblast growth factor 20, NEUROG1 <text:s/>- <text:s/>neurogenin 1, SFRP1 <text:s/>- <text:s/>secreted frizzled-related protein 1, RORB <text:s/>- <text:s/>rar-related orphan receptor b, NEUROG2 <text:s/>- <text:s/>neurogenin 2, POU3F2 <text:s/>- <text:s/>pou class 3 homeobox 2, ISL2 <text:s/>- <text:s/>isl lim homeobox 2, NAPA <text:s/>- <text:s/>n-ethylmaleimide-sensitive factor attachment protein, alpha, BARHL2 <text:s/>- <text:s/>barh-like homeobox 2, ERBB4 <text:s/>- <text:s/>v-erb-b2 avian erythroblastic leukemia viral oncogene homolog 4, HSPA5 <text:s/>- <text:s/>heat shock 70kda protein 5 (glucose-regulated protein, 78kda), ERCC2 <text:s/>- <text:s/>excision repair cross-complementing rodent repair deficiency, complementation group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786</text:p>
          </table:table-cell>
          <table:table-cell office:value-type="string" calcext:value-type="string">
            <text:p>negative regulation of cell cycle</text:p>
          </table:table-cell>
          <table:table-cell office:value-type="float" office:value="0.0000303" calcext:value-type="float">
            <text:p>0.0000303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433" calcext:value-type="float">
            <text:p>433</text:p>
          </table:table-cell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CDC6 <text:s/>- <text:s/>cell division cycle 6, CCNK <text:s/>- <text:s/>cyclin k, CDK1 <text:s/>- <text:s/>cyclin-dependent kinase 1, CCNE2 <text:s/>- <text:s/>cyclin e2, KIF20B <text:s/>- <text:s/>kinesin family member 20b, RFWD3 <text:s/>- <text:s/>ring finger and wd repeat domain 3, ZNF385A <text:s/>- <text:s/>zinc finger protein 385a, DTL <text:s/>- <text:s/>denticleless e3 ubiquitin protein ligase homolog (drosophila), GTSE1 <text:s/>- <text:s/>g-2 and s-phase expressed 1, OSM <text:s/>- <text:s/>oncostatin m, WHAMM <text:s/>- <text:s/>was protein homolog associated with actin, golgi membranes and microtubules, CHFR <text:s/>- <text:s/>checkpoint with forkhead and ring finger domains, e3 ubiquitin protein ligase, ZFP36L2 <text:s/>- <text:s/>zfp36 ring finger protein-like 2, TNKS <text:s/>- <text:s/>tankyrase, trf1-interacting ankyrin-related adp-ribose polymerase, CASP2 <text:s/>- <text:s/>caspase 2, apoptosis-related cysteine peptidase, FOXN3 <text:s/>- <text:s/>forkhead box n3, RPA2 <text:s/>- <text:s/>replication protein a2, 32kda, CDC14B <text:s/>- <text:s/>cell division cycle 14b, BRIP1 <text:s/>- <text:s/>brca1 interacting protein c-terminal helicase 1, FOXC1 <text:s/>- <text:s/>forkhead box c1, PLK1 <text:s/>- <text:s/>polo-like kinase 1, PSMA5 <text:s/>- <text:s/>proteasome (prosome, macropain) subunit, alpha type, 5, PSMA3 <text:s/>- <text:s/>proteasome (prosome, macropain) subunit, alpha type, 3, BLM <text:s/>- <text:s/>bloom syndrome, recq helicase-like, HEXIM2 <text:s/>- <text:s/>hexamethylene bis-acetamide inducible 2, SOX4 <text:s/>- <text:s/>sry (sex determining region y)-box 4, LAMTOR1 <text:s/>- <text:s/>late endosomal/lysosomal adaptor, mapk and mtor activator 1, TTK <text:s/>- <text:s/>ttk protein kinase, INTS7 <text:s/>- <text:s/>integrator complex subunit 7, RRAGC <text:s/>- <text:s/>ras-related gtp binding c, CHEK2 <text:s/>- <text:s/>checkpoint kinase 2, GIGYF2 <text:s/>- <text:s/>grb10 interacting gyf protein 2, PSME3 <text:s/>- <text:s/>proteasome (prosome, macropain) activator subunit 3 (pa28 gamma; ki), PRR11 <text:s/>- <text:s/>proline rich 11, NKX3-1 <text:s/>- <text:s/>nk3 homeobox 1, EZH2 <text:s/>- <text:s/>enhancer of zeste homolog 2 (drosophila), BRINP2 <text:s/>- <text:s/>bone morphogenetic protein/retinoic acid inducible neural-specific 2, PSMD10 <text:s/>- <text:s/>proteasome (prosome, macropain) 26s subunit, non-atpase, 10, MYOCD <text:s/>- <text:s/>myocardin, STK11 <text:s/>- <text:s/>serine/threonine kinase 11, AURKA <text:s/>- <text:s/>aurora kinase a, CNOT1 <text:s/>- <text:s/>ccr4-not transcription complex, subunit 1, CUL5 <text:s/>- <text:s/>cullin 5, H2AFX <text:s/>- <text:s/>h2a histone family, member x, PSME2 <text:s/>- <text:s/>proteasome (prosome, macropain) activator subunit 2 (pa28 beta), PNPT1 <text:s/>- <text:s/>polyribonucleotide nucleotidyltransferase 1, DLG1 <text:s/>- <text:s/>discs, large homolog 1 (drosophila), CCNF <text:s/>- <text:s/>cyclin f, AURKB <text:s/>- <text:s/>aurora kinase b, PPM1A <text:s/>- <text:s/>protein phosphatase, mg2+/mn2+ dependent, 1a, CCNG2 <text:s/>- <text:s/>cyclin g2, UBB <text:s/>- <text:s/>ubiquitin b, E2F8 <text:s/>- <text:s/>e2f transcription factor 8, RHOB <text:s/>- <text:s/>ras homolog family member b, BUB3 <text:s/>- <text:s/>bub3 mitotic checkpoint protein, DHCR24 <text:s/>- <text:s/>24-dehydrocholesterol reductase, GMNN <text:s/>- <text:s/>geminin, dna replication inhibitor, NABP2 <text:s/>- <text:s/>nucleic acid binding protein 2, BTG2 <text:s/>- <text:s/>btg family, member 2, TFDP2 <text:s/>- <text:s/>transcription factor dp-2 (e2f dimerization partner 2), RHNO1 <text:s/>- <text:s/>rad9-hus1-rad1 interacting nuclear orphan 1, RPS6KA2 <text:s/>- <text:s/>ribosomal protein s6 kinase, 90kda, polypeptide 2, KHDRBS1 <text:s/>- <text:s/>kh domain containing, rna binding, signal transduction associated 1, MAP2K6 <text:s/>- <text:s/>mitogen-activated protein kinase kinase 6, TICRR <text:s/>- <text:s/>topbp1-interacting checkpoint and replication regulator, MAP2K1 <text:s/>- <text:s/>mitogen-activated protein kinase kinase 1, HMGA2 <text:s/>- <text:s/>high mobility group at-hook 2, SIPA1 <text:s/>- <text:s/>signal-induced proliferation-associated 1, MIIP <text:s/>- <text:s/>migration and invasion inhibitory protein, CDK5RAP3 <text:s/>- <text:s/>cdk5 regulatory subunit associated protein 3, RUNX3 <text:s/>- <text:s/>runt-related transcription factor 3, CTDSP2 <text:s/>- <text:s/>ctd (carboxy-terminal domain, rna polymerase ii, polypeptide a) small phosphatase 2, RBL2 <text:s/>- <text:s/>retinoblastoma-like 2 (p130), BUB1 <text:s/>- <text:s/>bub1 mitotic checkpoint serine/threonine kinase, PCNA <text:s/>- <text:s/>proliferating cell nuclear antigen, GATA3 <text:s/>- <text:s/>gata binding protein 3, ADCYAP1 <text:s/>- <text:s/>adenylate cyclase activating polypeptide 1 (pituitary), ZNF830 <text:s/>- <text:s/>zinc finger protein 830, CDKN3 <text:s/>- <text:s/>cyclin-dependent kinase inhibitor 3, CDKN2D <text:s/>- <text:s/>cyclin-dependent kinase inhibitor 2d (p19, inhibits cdk4), CDK2AP2 <text:s/>- <text:s/>cyclin-dependent kinase 2 associated protein 2, DACT1 <text:s/>- <text:s/>dishevelled-binding antagonist of beta-catenin 1, RAD9B <text:s/>- <text:s/>rad9 homolog b (s. pombe), IRF6 <text:s/>- <text:s/>interferon regulatory factor 6, PPP1R13B <text:s/>- <text:s/>protein phosphatase 1, regulatory subunit 13b, RBX1 <text:s/>- <text:s/>ring-box 1, e3 ubiquitin protein ligase, CUL3 <text:s/>- <text:s/>cullin 3, THBS1 <text:s/>- <text:s/>thrombospondin 1, BCL2L1 <text:s/>- <text:s/>bcl2-like 1, PLA2G16 <text:s/>- <text:s/>phospholipase a2, group xvi, CCND1 <text:s/>- <text:s/>cyclin d1, PRKAR1A <text:s/>- <text:s/>protein kinase, camp-dependent, regulatory, type i, alpha, ATRIP <text:s/>- <text:s/>atr interact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052</text:p>
          </table:table-cell>
          <table:table-cell office:value-type="string" calcext:value-type="string">
            <text:p>mitotic spindle organization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2.73" calcext:value-type="float">
            <text:p>2.73</text:p>
          </table:table-cell>
          <table:table-cell office:value-type="float" office:value="13954" calcext:value-type="float">
            <text:p>13954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PCNT <text:s/>- <text:s/>pericentrin, DYNC1H1 <text:s/>- <text:s/>dynein, cytoplasmic 1, heavy chain 1, CDC20 <text:s/>- <text:s/>cell division cycle 20, NEK2 <text:s/>- <text:s/>nima-related kinase 2, STMN1 <text:s/>- <text:s/>stathmin 1, TPX2 <text:s/>- <text:s/>tpx2, microtubule-associated, RAB11A <text:s/>- <text:s/>rab11a, member ras oncogene family, DCTN2 <text:s/>- <text:s/>dynactin 2 (p50), GOLGA2 <text:s/>- <text:s/>golgin a2, KPNB1 <text:s/>- <text:s/>karyopherin (importin) beta 1, SBDS <text:s/>- <text:s/>shwachman-bodian-diamond syndrome, TTK <text:s/>- <text:s/>ttk protein kinase, CHEK2 <text:s/>- <text:s/>checkpoint kinase 2, SUN2 <text:s/>- <text:s/>sad1 and unc84 domain containing 2, KIAA1377 <text:s/>- <text:s/>kiaa1377, TNKS <text:s/>- <text:s/>tankyrase, trf1-interacting ankyrin-related adp-ribose polymerase, STIL <text:s/>- <text:s/>scl/tal1 interrupting locus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850</text:p>
          </table:table-cell>
          <table:table-cell office:value-type="string" calcext:value-type="string">
            <text:p>microtubule cytoskeleton organization involved in mitosis</text:p>
          </table:table-cell>
          <table:table-cell office:value-type="float" office:value="0.0000351" calcext:value-type="float">
            <text:p>0.0000351</text:p>
          </table:table-cell>
          <table:table-cell office:value-type="float" office:value="0.0051" calcext:value-type="float">
            <text:p>0.0051</text:p>
          </table:table-cell>
          <table:table-cell office:value-type="float" office:value="2.43" calcext:value-type="float">
            <text:p>2.43</text:p>
          </table:table-cell>
          <table:table-cell office:value-type="float" office:value="13954" calcext:value-type="float">
            <text:p>13954</text:p>
          </table:table-cell>
          <table:table-cell office:value-type="float" office:value="63" calcext:value-type="float">
            <text:p>63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PCNT <text:s/>- <text:s/>pericentrin, DYNC1H1 <text:s/>- <text:s/>dynein, cytoplasmic 1, heavy chain 1, NDE1 <text:s/>- <text:s/>nude neurodevelopment protein 1, CDC20 <text:s/>- <text:s/>cell division cycle 20, STMN1 <text:s/>- <text:s/>stathmin 1, NEK2 <text:s/>- <text:s/>nima-related kinase 2, TPX2 <text:s/>- <text:s/>tpx2, microtubule-associated, RAB11A <text:s/>- <text:s/>rab11a, member ras oncogene family, DCTN2 <text:s/>- <text:s/>dynactin 2 (p50), SPRY2 <text:s/>- <text:s/>sprouty homolog 2 (drosophila), GOLGA2 <text:s/>- <text:s/>golgin a2, SBDS <text:s/>- <text:s/>shwachman-bodian-diamond syndrome, KPNB1 <text:s/>- <text:s/>karyopherin (importin) beta 1, TTK <text:s/>- <text:s/>ttk protein kinase, NUMA1 <text:s/>- <text:s/>nuclear mitotic apparatus protein 1, CHEK2 <text:s/>- <text:s/>checkpoint kinase 2, SUN2 <text:s/>- <text:s/>sad1 and unc84 domain containing 2, KIAA1377 <text:s/>- <text:s/>kiaa1377, TNKS <text:s/>- <text:s/>tankyrase, trf1-interacting ankyrin-related adp-ribose polymerase, STIL <text:s/>- <text:s/>scl/tal1 interrupting locus, TACC3 <text:s/>- <text:s/>transforming, acidic coiled-coil containing protein 3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354" calcext:value-type="float">
            <text:p>0.00003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3" calcext:value-type="float">
            <text:p>1.13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[ZMYND8 <text:s/>- <text:s/>zinc finger, mynd-type containing 8, LHX1 <text:s/>- <text:s/>lim homeobox 1, NFATC2IP <text:s/>- <text:s/>nuclear factor of activated t-cells, cytoplasmic, calcineurin-dependent 2 interacting protein, PLAC8 <text:s/>- <text:s/>placenta-specific 8, KIF20B <text:s/>- <text:s/>kinesin family member 20b, LRRC16A <text:s/>- <text:s/>leucine rich repeat containing 16a, FBXO18 <text:s/>- <text:s/>f-box protein, helicase, 18, ABAT <text:s/>- <text:s/>4-aminobutyrate aminotransferase, SEPT4 <text:s/>- <text:s/>septin 4, GRHL2 <text:s/>- <text:s/>grainyhead-like 2 (drosophila), SERINC3 <text:s/>- <text:s/>serine incorporator 3, GCNT2 <text:s/>- <text:s/>glucosaminyl (n-acetyl) transferase 2, i-branching enzyme (i blood group), FIZ1 <text:s/>- <text:s/>flt3-interacting zinc finger 1, LMAN2 <text:s/>- <text:s/>lectin, mannose-binding 2, ACACA <text:s/>- <text:s/>acetyl-coa carboxylase alpha, LGALS1 <text:s/>- <text:s/>lectin, galactoside-binding, soluble, 1, LFNG <text:s/>- <text:s/>lfng o-fucosylpeptide 3-beta-n-acetylglucosaminyltransferase, GCH1 <text:s/>- <text:s/>gtp cyclohydrolase 1, YWHAQ <text:s/>- <text:s/>tyrosine 3-monooxygenase/tryptophan 5-monooxygenase activation protein, theta polypeptide, TRAF4 <text:s/>- <text:s/>tnf receptor-associated factor 4, SP3 <text:s/>- <text:s/>sp3 transcription factor, CDC42EP4 <text:s/>- <text:s/>cdc42 effector protein (rho gtpase binding) 4, C18orf32 <text:s/>- <text:s/>chromosome 18 open reading frame 32, ASIC2 <text:s/>- <text:s/>acid-sensing (proton-gated) ion channel 2, SP1 <text:s/>- <text:s/>sp1 transcription factor, CPT1A <text:s/>- <text:s/>carnitine palmitoyltransferase 1a (liver), BRD8 <text:s/>- <text:s/>bromodomain containing 8, PLK1 <text:s/>- <text:s/>polo-like kinase 1, GPC3 <text:s/>- <text:s/>glypican 3, PLP1 <text:s/>- <text:s/>proteolipid protein 1, GADD45G <text:s/>- <text:s/>growth arrest and dna-damage-inducible, gamma, SOX9 <text:s/>- <text:s/>sry (sex determining region y)-box 9, NPHP4 <text:s/>- <text:s/>nephronophthisis 4, SOX4 <text:s/>- <text:s/>sry (sex determining region y)-box 4, ACR <text:s/>- <text:s/>acrosin, GRHL3 <text:s/>- <text:s/>grainyhead-like 3 (drosophila), LPL <text:s/>- <text:s/>lipoprotein lipase, SOX1 <text:s/>- <text:s/>sry (sex determining region y)-box 1, WBP2 <text:s/>- <text:s/>ww domain binding protein 2, ADAMTS20 <text:s/>- <text:s/>adam metallopeptidase with thrombospondin type 1 motif, 20, BCAR1 <text:s/>- <text:s/>breast cancer anti-estrogen resistance 1, ATF6B <text:s/>- <text:s/>activating transcription factor 6 beta, BRINP2 <text:s/>- <text:s/>bone morphogenetic protein/retinoic acid inducible neural-specific 2, IER5 <text:s/>- <text:s/>immediate early response 5, LMAN1 <text:s/>- <text:s/>lectin, mannose-binding, 1, GLUL <text:s/>- <text:s/>glutamate-ammonia ligase, SUCO <text:s/>- <text:s/>sun domain containing ossification factor, ANAPC5 <text:s/>- <text:s/>anaphase promoting complex subunit 5, SNCA <text:s/>- <text:s/>synuclein, alpha (non a4 component of amyloid precursor), SPTLC2 <text:s/>- <text:s/>serine palmitoyltransferase, long chain base subunit 2, PPM1A <text:s/>- <text:s/>protein phosphatase, mg2+/mn2+ dependent, 1a, VGLL1 <text:s/>- <text:s/>vestigial like 1 (drosophila), EEF1E1 <text:s/>- <text:s/>eukaryotic translation elongation factor 1 epsilon 1, RNASE9 <text:s/>- <text:s/>ribonuclease, rnase a family, 9 (non-active), ACVR1 <text:s/>- <text:s/>activin a receptor, type i, POU3F3 <text:s/>- <text:s/>pou class 3 homeobox 3, FZD8 <text:s/>- <text:s/>frizzled family receptor 8, TP53INP2 <text:s/>- <text:s/>tumor protein p53 inducible nuclear protein 2, EOMES <text:s/>- <text:s/>eomesodermin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SSBP3 <text:s/>- <text:s/>single stranded dna binding protein 3, ADCYAP1R1 <text:s/>- <text:s/>adenylate cyclase activating polypeptide 1 (pituitary) receptor type i, STMN1 <text:s/>- <text:s/>stathmin 1, POLR2I <text:s/>- <text:s/>polymerase (rna) ii (dna directed) polypeptide i, 14.5kda, ADCYAP1 <text:s/>- <text:s/>adenylate cyclase activating polypeptide 1 (pituitary), POU3F1 <text:s/>- <text:s/>pou class 3 homeobox 1, MID1IP1 <text:s/>- <text:s/>mid1 interacting protein 1, POU3F2 <text:s/>- <text:s/>pou class 3 homeobox 2, POU2F2 <text:s/>- <text:s/>pou class 2 homeobox 2, ONECUT2 <text:s/>- <text:s/>one cut homeobox 2, SLC25A27 <text:s/>- <text:s/>solute carrier family 25, member 27, DACT1 <text:s/>- <text:s/>dishevelled-binding antagonist of beta-catenin 1, KIF23 <text:s/>- <text:s/>kinesin family member 23, KLF6 <text:s/>- <text:s/>kruppel-like factor 6, SLC20A1 <text:s/>- <text:s/>solute carrier family 20 (phosphate transporter), member 1, CNST <text:s/>- <text:s/>consortin, connexin sorting protein, VASH2 <text:s/>- <text:s/>vasohibin 2, CHD6 <text:s/>- <text:s/>chromodomain helicase dna binding protein 6, POLR1B <text:s/>- <text:s/>polymerase (rna) i polypeptide b, 128kda, PRKACA <text:s/>- <text:s/>protein kinase, camp-dependent, catalytic, alpha, T <text:s/>- <text:s/>t, brachyury homolog (mouse), SYT1 <text:s/>- <text:s/>synaptotagmin i, CCAR1 <text:s/>- <text:s/>cell division cycle and apoptosis regulator 1, KIF5B <text:s/>- <text:s/>kinesin family member 5b, VPS35 <text:s/>- <text:s/>vacuolar protein sorting 35 homolog (s. cerevisiae), CTH <text:s/>- <text:s/>cystathionase (cystathionine gamma-lyase), SUN2 <text:s/>- <text:s/>sad1 and unc84 domain containing 2, HSD17B12 <text:s/>- <text:s/>hydroxysteroid (17-beta) dehydrogenase 12, HIVEP3 <text:s/>- <text:s/>human immunodeficiency virus type i enhancer binding protein 3, CHFR <text:s/>- <text:s/>checkpoint with forkhead and ring finger domains, e3 ubiquitin protein ligase, CTBP2 <text:s/>- <text:s/>c-terminal binding protein 2, CITED4 <text:s/>- <text:s/>cbp/p300-interacting transactivator, with glu/asp-rich carboxy-terminal domain, 4, SETD3 <text:s/>- <text:s/>set domain containing 3, ATF7IP <text:s/>- <text:s/>activating transcription factor 7 interacting protein, AIMP2 <text:s/>- <text:s/>aminoacyl trna synthetase complex-interacting multifunctional protein 2, CREB3L3 <text:s/>- <text:s/>camp responsive element binding protein 3-like 3, CTSL <text:s/>- <text:s/>cathepsin l, STXBP1 <text:s/>- <text:s/>syntaxin binding protein 1, STX5 <text:s/>- <text:s/>syntaxin 5, DEPDC1B <text:s/>- <text:s/>dep domain containing 1b, HDGFRP2 <text:s/>- <text:s/>hepatoma-derived growth factor-related protein 2, IPO5 <text:s/>- <text:s/>importin 5, UBE2C <text:s/>- <text:s/>ubiquitin-conjugating enzyme e2c, C11orf35 <text:s/>- <text:s/>chromosome 11 open reading frame 35, PTF1A <text:s/>- <text:s/>pancreas specific transcription factor, 1a, PPP2R1A <text:s/>- <text:s/>protein phosphatase 2, regulatory subunit a, alpha, LIPG <text:s/>- <text:s/>lipase, endothelial, PPP1R7 <text:s/>- <text:s/>protein phosphatase 1, regulatory subunit 7, TRAPPC12 <text:s/>- <text:s/>trafficking protein particle complex 12, ZBTB46 <text:s/>- <text:s/>zinc finger and btb domain containing 46, DEK <text:s/>- <text:s/>dek oncogene, ABCD2 <text:s/>- <text:s/>atp-binding cassette, sub-family d (ald), member 2, FKBP8 <text:s/>- <text:s/>fk506 binding protein 8, 38kda, STC1 <text:s/>- <text:s/>stanniocalcin 1, AURKC <text:s/>- <text:s/>aurora kinase c, MED21 <text:s/>- <text:s/>mediator complex subunit 21, STK11 <text:s/>- <text:s/>serine/threonine kinase 11, KIT <text:s/>- <text:s/>v-kit hardy-zuckerman 4 feline sarcoma viral oncogene homolog, CDKL5 <text:s/>- <text:s/>cyclin-dependent kinase-like 5, TGIF2 <text:s/>- <text:s/>tgfb-induced factor homeobox 2, BCL2L13 <text:s/>- <text:s/>bcl2-like 13 (apoptosis facilitator), NEK7 <text:s/>- <text:s/>nima-related kinase 7, FZD2 <text:s/>- <text:s/>frizzled family receptor 2, AURKA <text:s/>- <text:s/>aurora kinase a, LIN28A <text:s/>- <text:s/>lin-28 homolog a (c. elegans), CRKL <text:s/>- <text:s/>v-crk avian sarcoma virus ct10 oncogene homolog-like, RNF165 <text:s/>- <text:s/>ring finger protein 165, POLDIP3 <text:s/>- <text:s/>polymerase (dna-directed), delta interacting protein 3, JUN <text:s/>- <text:s/>jun proto-oncogene, PRODH <text:s/>- <text:s/>proline dehydrogenase (oxidase) 1, JARID2 <text:s/>- <text:s/>jumonji, at rich interactive domain 2, STAT3 <text:s/>- <text:s/>signal transducer and activator of transcription 3 (acute-phase response factor), JUNB <text:s/>- <text:s/>jun b proto-oncogene, E2F8 <text:s/>- <text:s/>e2f transcription factor 8, VRK3 <text:s/>- <text:s/>vaccinia related kinase 3, ING5 <text:s/>- <text:s/>inhibitor of growth family, member 5, MID2 <text:s/>- <text:s/>midline 2, SLC25A33 <text:s/>- <text:s/>solute carrier family 25 (pyrimidine nucleotide carrier), member 33, ASPM <text:s/>- <text:s/>asp (abnormal spindle) homolog, microcephaly associated (drosophila), MAP2K6 <text:s/>- <text:s/>mitogen-activated protein kinase kinase 6, MAP2K1 <text:s/>- <text:s/>mitogen-activated protein kinase kinase 1, NHP2 <text:s/>- <text:s/>nhp2 ribonucleoprotein, PRKD2 <text:s/>- <text:s/>protein kinase d2, HMGA2 <text:s/>- <text:s/>high mobility group at-hook 2, DSTN <text:s/>- <text:s/>destrin (actin depolymerizing factor), PHF5A <text:s/>- <text:s/>phd finger protein 5a, MAPK7 <text:s/>- <text:s/>mitogen-activated protein kinase 7, FAM178A <text:s/>- <text:s/>family with sequence similarity 178, member a, GATA3 <text:s/>- <text:s/>gata binding protein 3, HMGN3 <text:s/>- <text:s/>high mobility group nucleosomal binding domain 3, PRKCZ <text:s/>- <text:s/>protein kinase c, zeta, BAMBI <text:s/>- <text:s/>bmp and activin membrane-bound inhibitor, CCDC88A <text:s/>- <text:s/>coiled-coil domain containing 88a, SLC26A9 <text:s/>- <text:s/>solute carrier family 26 (anion exchanger), member 9, SLC25A6 <text:s/>- <text:s/>solute carrier family 25 (mitochondrial carrier; adenine nucleotide translocator), member 6, SREBF1 <text:s/>- <text:s/>sterol regulatory element binding transcription factor 1, PRKAR1A <text:s/>- <text:s/>protein kinase, camp-dependent, regulatory, type i, alpha, ANK3 <text:s/>- <text:s/>ankyrin 3, node of ranvier (ankyrin g), DEDD2 <text:s/>- <text:s/>death effector domain containing 2, PHLDB2 <text:s/>- <text:s/>pleckstrin homology-like domain, family b, member 2, LACRT <text:s/>- <text:s/>lacritin, PAX1 <text:s/>- <text:s/>paired box 1, PAX6 <text:s/>- <text:s/>paired box 6, ZNF385A <text:s/>- <text:s/>zinc finger protein 385a, MIP <text:s/>- <text:s/>major intrinsic protein of lens fiber, PAX3 <text:s/>- <text:s/>paired box 3, CXCL9 <text:s/>- <text:s/>chemokine (c-x-c motif) ligand 9, SIN3A <text:s/>- <text:s/>sin3 transcription regulator family member a, RAB8B <text:s/>- <text:s/>rab8b, member ras oncogene family, CXCL12 <text:s/>- <text:s/>chemokine (c-x-c motif) ligand 12, MID1 <text:s/>- <text:s/>midline 1 (opitz/bbb syndrome), TMEM33 <text:s/>- <text:s/>transmembrane protein 33, MAP3K10 <text:s/>- <text:s/>mitogen-activated protein kinase kinase kinase 10, PBX1 <text:s/>- <text:s/>pre-b-cell leukemia homeobox 1, MLH1 <text:s/>- <text:s/>mutl homolog 1, colon cancer, nonpolyposis type 2 (e. coli), MAP3K9 <text:s/>- <text:s/>mitogen-activated protein kinase kinase kinase 9, ZNF287 <text:s/>- <text:s/>zinc finger protein 287, WHAMM <text:s/>- <text:s/>was protein homolog associated with actin, golgi membranes and microtubules, TBC1D10A <text:s/>- <text:s/>tbc1 domain family, member 10a, CBX8 <text:s/>- <text:s/>chromobox homolog 8, MYRIP <text:s/>- <text:s/>myosin viia and rab interacting protein, RNF220 <text:s/>- <text:s/>ring finger protein 220, MSH6 <text:s/>- <text:s/>muts homolog 6 (e. coli), CHP1 <text:s/>- <text:s/>calcineurin-like ef-hand protein 1, NUMBL <text:s/>- <text:s/>numb homolog (drosophila)-like, RPS6KA5 <text:s/>- <text:s/>ribosomal protein s6 kinase, 90kda, polypeptide 5, ANAPC15 <text:s/>- <text:s/>anaphase promoting complex subunit 15, GUCA2A <text:s/>- <text:s/>guanylate cyclase activator 2a (guanylin), P2RY6 <text:s/>- <text:s/>pyrimidinergic receptor p2y, g-protein coupled, 6, P4HB <text:s/>- <text:s/>prolyl 4-hydroxylase, beta polypeptide, STK17B <text:s/>- <text:s/>serine/threonine kinase 17b, LRTM2 <text:s/>- <text:s/>leucine-rich repeats and transmembrane domains 2, CHEK2 <text:s/>- <text:s/>checkpoint kinase 2, GOLPH3L <text:s/>- <text:s/>golgi phosphoprotein 3-like, CACUL1 <text:s/>- <text:s/>cdk2-associated, cullin domain 1, PAK3 <text:s/>- <text:s/>p21 protein (cdc42/rac)-activated kinase 3, DUSP10 <text:s/>- <text:s/>dual specificity phosphatase 10, ARNTL <text:s/>- <text:s/>aryl hydrocarbon receptor nuclear translocator-like, RNF31 <text:s/>- <text:s/>ring finger protein 31, H2AFZ <text:s/>- <text:s/>h2a histone family, member z, H2AFX <text:s/>- <text:s/>h2a histone family, member x, PAX8 <text:s/>- <text:s/>paired box 8, HIST1H1B <text:s/>- <text:s/>histone cluster 1, h1b, CDC20B <text:s/>- <text:s/>cell division cycle 20b, AURKB <text:s/>- <text:s/>aurora kinase b, PDGFRB <text:s/>- <text:s/>platelet-derived growth factor receptor, beta polypeptide, BUB3 <text:s/>- <text:s/>bub3 mitotic checkpoint protein, RHOB <text:s/>- <text:s/>ras homolog family member b, ARID1B <text:s/>- <text:s/>at rich interactive domain 1b (swi1-like), BTG2 <text:s/>- <text:s/>btg family, member 2, MED30 <text:s/>- <text:s/>mediator complex subunit 30, MEF2D <text:s/>- <text:s/>myocyte enhancer factor 2d, PEG3 <text:s/>- <text:s/>paternally expressed 3, LRP8 <text:s/>- <text:s/>low density lipoprotein receptor-related protein 8, apolipoprotein e receptor, AMIGO2 <text:s/>- <text:s/>adhesion molecule with ig-like domain 2, PCNT <text:s/>- <text:s/>pericentrin, ROGDI <text:s/>- <text:s/>rogdi homolog (drosophila), PCNA <text:s/>- <text:s/>proliferating cell nuclear antigen, PRDM2 <text:s/>- <text:s/>pr domain containing 2, with znf domain, S100B <text:s/>- <text:s/>s100 calcium binding protein b, DAXX <text:s/>- <text:s/>death-domain associated protein, MAP3K12 <text:s/>- <text:s/>mitogen-activated protein kinase kinase kinase 12, PCK2 <text:s/>- <text:s/>phosphoenolpyruvate carboxykinase 2 (mitochondrial), DAPK1 <text:s/>- <text:s/>death-associated protein kinase 1, TUBB2B <text:s/>- <text:s/>tubulin, beta 2b class iib, BMPER <text:s/>- <text:s/>bmp binding endothelial regulator, TPCN1 <text:s/>- <text:s/>two pore segment channel 1, ARX <text:s/>- <text:s/>aristaless related homeobox, HGS <text:s/>- <text:s/>hepatocyte growth factor-regulated tyrosine kinase substrate, DYRK1B <text:s/>- <text:s/>dual-specificity tyrosine-(y)-phosphorylation regulated kinase 1b, PDE4D <text:s/>- <text:s/>phosphodiesterase 4d, camp-specific, HDAC1 <text:s/>- <text:s/>histone deacetylase 1, KAT7 <text:s/>- <text:s/>k(lysine) acetyltransferase 7, XDH <text:s/>- <text:s/>xanthine dehydrogenase, ATP2A1 <text:s/>- <text:s/>atpase, ca++ transporting, cardiac muscle, fast twitch 1, ANAPC11 <text:s/>- <text:s/>anaphase promoting complex subunit 11, ATP2A2 <text:s/>- <text:s/>atpase, ca++ transporting, cardiac muscle, slow twitch 2, NLGN2 <text:s/>- <text:s/>neuroligin 2, GOLGA2 <text:s/>- <text:s/>golgin a2, DSCAM <text:s/>- <text:s/>down syndrome cell adhesion molecule, GTSE1 <text:s/>- <text:s/>g-2 and s-phase expressed 1, PGC <text:s/>- <text:s/>progastricsin (pepsinogen c), ZBTB20 <text:s/>- <text:s/>zinc finger and btb domain containing 20, ATP1B1 <text:s/>- <text:s/>atpase, na+/k+ transporting, beta 1 polypeptide, PHF1 <text:s/>- <text:s/>phd finger protein 1, ATF4 <text:s/>- <text:s/>activating transcription factor 4, ATOH1 <text:s/>- <text:s/>atonal homolog 1 (drosophila), RERE <text:s/>- <text:s/>arginine-glutamic acid dipeptide (re) repeats, GPI <text:s/>- <text:s/>glucose-6-phosphate isomerase, SCAMP5 <text:s/>- <text:s/>secretory carrier membrane protein 5, ENPP4 <text:s/>- <text:s/>ectonucleotide pyrophosphatase/phosphodiesterase 4 (putative), SPPL3 <text:s/>- <text:s/>signal peptide peptidase like 3, FOXN4 <text:s/>- <text:s/>forkhead box n4, DIXDC1 <text:s/>- <text:s/>dix domain containing 1, TBX19 <text:s/>- <text:s/>t-box 19, PLIN5 <text:s/>- <text:s/>perilipin 5, DUSP6 <text:s/>- <text:s/>dual specificity phosphatase 6, ADNP2 <text:s/>- <text:s/>adnp homeobox 2, MKL1 <text:s/>- <text:s/>megakaryoblastic leukemia (translocation) 1, WNT3 <text:s/>- <text:s/>wingless-type mmtv integration site family, member 3, SPDYA <text:s/>- <text:s/>speedy/ringo cell cycle regulator family member a, PER1 <text:s/>- <text:s/>period circadian clock 1, WNT6 <text:s/>- <text:s/>wingless-type mmtv integration site family, member 6, LDB2 <text:s/>- <text:s/>lim domain binding 2, TRPV1 <text:s/>- <text:s/>transient receptor potential cation channel, subfamily v, member 1, SLC45A3 <text:s/>- <text:s/>solute carrier family 45, member 3, ATP2B4 <text:s/>- <text:s/>atpase, ca++ transporting, plasma membrane 4, WARS <text:s/>- <text:s/>tryptophanyl-trna synthetase, DTWD2 <text:s/>- <text:s/>dtw domain containing 2, MAP3K6 <text:s/>- <text:s/>mitogen-activated protein kinase kinase kinase 6, HBEGF <text:s/>- <text:s/>heparin-binding egf-like growth factor, PITX2 <text:s/>- <text:s/>paired-like homeodomain 2, PITX3 <text:s/>- <text:s/>paired-like homeodomain 3, SHC1 <text:s/>- <text:s/>shc (src homology 2 domain containing) transforming protein 1, PNPT1 <text:s/>- <text:s/>polyribonucleotide nucleotidyltransferase 1, DLG1 <text:s/>- <text:s/>discs, large homolog 1 (drosophila), BAI2 <text:s/>- <text:s/>brain-specific angiogenesis inhibitor 2, SHH <text:s/>- <text:s/>sonic hedgehog, DLX1 <text:s/>- <text:s/>distal-less homeobox 1, YPEL3 <text:s/>- <text:s/>yippee-like 3 (drosophila), DLX2 <text:s/>- <text:s/>distal-less homeobox 2, LRP6 <text:s/>- <text:s/>low density lipoprotein receptor-related protein 6, DLX3 <text:s/>- <text:s/>distal-less homeobox 3, INHBE <text:s/>- <text:s/>inhibin, beta e, PIK3R1 <text:s/>- <text:s/>phosphoinositide-3-kinase, regulatory subunit 1 (alpha), B2M <text:s/>- <text:s/>beta-2-microglobulin, GRB14 <text:s/>- <text:s/>growth factor receptor-bound protein 14, RHNO1 <text:s/>- <text:s/>rad9-hus1-rad1 interacting nuclear orphan 1, LUM <text:s/>- <text:s/>lumican, SPAG9 <text:s/>- <text:s/>sperm associated antigen 9, PLEKHF1 <text:s/>- <text:s/>pleckstrin homology domain containing, family f (with fyve domain) member 1, SESN2 <text:s/>- <text:s/>sestrin 2, NQO1 <text:s/>- <text:s/>nad(p)h dehydrogenase, quinone 1, SIX1 <text:s/>- <text:s/>six homeobox 1, TAF1B <text:s/>- <text:s/>tata box binding protein (tbp)-associated factor, rna polymerase i, b, 63kda, MAB21L1 <text:s/>- <text:s/>mab-21-like 1 (c. elegans), SFRP1 <text:s/>- <text:s/>secreted frizzled-related protein 1, GRIN2A <text:s/>- <text:s/>glutamate receptor, ionotropic, n-methyl d-aspartate 2a, ZIC1 <text:s/>- <text:s/>zic family member 1, PIAS4 <text:s/>- <text:s/>protein inhibitor of activated stat, 4, DNM2 <text:s/>- <text:s/>dynamin 2, SMAD2 <text:s/>- <text:s/>smad family member 2, ZNF711 <text:s/>- <text:s/>zinc finger protein 711, CNBP <text:s/>- <text:s/>cchc-type zinc finger, nucleic acid binding protein, SRSF6 <text:s/>- <text:s/>serine/arginine-rich splicing factor 6, CDKL2 <text:s/>- <text:s/>cyclin-dependent kinase-like 2 (cdc2-related kinase), ZIC3 <text:s/>- <text:s/>zic family member 3, GPAM <text:s/>- <text:s/>glycerol-3-phosphate acyltransferase, mitochondrial, DMP1 <text:s/>- <text:s/>dentin matrix acidic phosphoprotein 1, SLX1A <text:s/>- <text:s/>slx1 structure-specific endonuclease subunit homolog a (s. cerevisiae), BCL2L1 <text:s/>- <text:s/>bcl2-like 1, CCND1 <text:s/>- <text:s/>cyclin d1, GSK3B <text:s/>- <text:s/>glycogen synthase kinase 3 beta, SMAD6 <text:s/>- <text:s/>smad family member 6, SH3BGR <text:s/>- <text:s/>sh3 domain binding glutamic acid-rich protein, ITSN1 <text:s/>- <text:s/>intersectin 1 (sh3 domain protein), PDIA3 <text:s/>- <text:s/>protein disulfide isomerase family a, member 3, MAF <text:s/>- <text:s/>v-maf avian musculoaponeurotic fibrosarcoma oncogene homolog, CCNK <text:s/>- <text:s/>cyclin k, MAPRE1 <text:s/>- <text:s/>microtubule-associated protein, rp/eb family, member 1, HSPA1B <text:s/>- <text:s/>heat shock 70kda protein 1b, FAM83D <text:s/>- <text:s/>family with sequence similarity 83, member d, BNIP3 <text:s/>- <text:s/>bcl2/adenovirus e1b 19kda interacting protein 3, MARK2 <text:s/>- <text:s/>map/microtubule affinity-regulating kinase 2, BNIP3L <text:s/>- <text:s/>bcl2/adenovirus e1b 19kda interacting protein 3-like, SIX5 <text:s/>- <text:s/>six homeobox 5, ITM2C <text:s/>- <text:s/>integral membrane protein 2c, MAPRE3 <text:s/>- <text:s/>microtubule-associated protein, rp/eb family, member 3, CASZ1 <text:s/>- <text:s/>castor zinc finger 1, BNIP2 <text:s/>- <text:s/>bcl2/adenovirus e1b 19kda interacting protein 2, STRA13 <text:s/>- <text:s/>stimulated by retinoic acid 13, ELK1 <text:s/>- <text:s/>elk1, member of ets oncogene family, GORAB <text:s/>- <text:s/>golgin, rab6-interacting, RFX2 <text:s/>- <text:s/>regulatory factor x, 2 (influences hla class ii expression), RACGAP1 <text:s/>- <text:s/>rac gtpase activating protein 1, EPAS1 <text:s/>- <text:s/>endothelial pas domain protein 1, ZFP36L2 <text:s/>- <text:s/>zfp36 ring finger protein-like 2, ATP6AP2 <text:s/>- <text:s/>atpase, h+ transporting, lysosomal accessory protein 2, HRC <text:s/>- <text:s/>histidine rich calcium binding protein, WASF2 <text:s/>- <text:s/>was protein family, member 2, SIRT2 <text:s/>- <text:s/>sirtuin 2, ENG <text:s/>- <text:s/>endoglin, RAD18 <text:s/>- <text:s/>rad18 homolog (s. cerevisiae), RLN2 <text:s/>- <text:s/>relaxin 2, TPX2 <text:s/>- <text:s/>tpx2, microtubule-associated, BDNF <text:s/>- <text:s/>brain-derived neurotrophic factor, SPRED2 <text:s/>- <text:s/>sprouty-related, evh1 domain containing 2, TRIM11 <text:s/>- <text:s/>tripartite motif containing 11, APLF <text:s/>- <text:s/>aprataxin and pnkp like factor, PPP1R12A <text:s/>- <text:s/>protein phosphatase 1, regulatory subunit 12a, BLM <text:s/>- <text:s/>bloom syndrome, recq helicase-like, GRHL1 <text:s/>- <text:s/>grainyhead-like 1 (drosophila), ALYREF <text:s/>- <text:s/>aly/ref export factor, TTK <text:s/>- <text:s/>ttk protein kinase, PSME3 <text:s/>- <text:s/>proteasome (prosome, macropain) activator subunit 3 (pa28 gamma; ki), ELAVL1 <text:s/>- <text:s/>elav (embryonic lethal, abnormal vision, drosophila)-like 1 (hu antigen r), HOXD3 <text:s/>- <text:s/>homeobox d3, BARHL1 <text:s/>- <text:s/>barh-like homeobox 1, LDB1 <text:s/>- <text:s/>lim domain binding 1, ANKRD49 <text:s/>- <text:s/>ankyrin repeat domain 49, TRDN <text:s/>- <text:s/>triadin, TOPORS <text:s/>- <text:s/>topoisomerase i binding, arginine/serine-rich, e3 ubiquitin protein ligase, CRTC2 <text:s/>- <text:s/>creb regulated transcription coactivator 2, BMP6 <text:s/>- <text:s/>bone morphogenetic protein 6, ABCA7 <text:s/>- <text:s/>atp-binding cassette, sub-family a (abc1), member 7, CNOT1 <text:s/>- <text:s/>ccr4-not transcription complex, subunit 1, OLIG2 <text:s/>- <text:s/>oligodendrocyte lineage transcription factor 2, MYRF <text:s/>- <text:s/>myelin regulatory factor, TRIB1 <text:s/>- <text:s/>tribbles homolog 1 (drosophila), ARHGEF7 <text:s/>- <text:s/>rho guanine nucleotide exchange factor (gef) 7, GDF11 <text:s/>- <text:s/>growth differentiation factor 11, IGSF9B <text:s/>- <text:s/>immunoglobulin superfamily, member 9b, OSCP1 <text:s/>- <text:s/>organic solute carrier partner 1, NABP2 <text:s/>- <text:s/>nucleic acid binding protein 2, PRDM9 <text:s/>- <text:s/>pr domain containing 9, CA7 <text:s/>- <text:s/>carbonic anhydrase vii, RNF4 <text:s/>- <text:s/>ring finger protein 4, KDM1A <text:s/>- <text:s/>lysine (k)-specific demethylase 1a, TSPAN5 <text:s/>- <text:s/>tetraspanin 5, HNRNPR <text:s/>- <text:s/>heterogeneous nuclear ribonucleoprotein r, TMEM108 <text:s/>- <text:s/>transmembrane protein 108, HNRNPLL <text:s/>- <text:s/>heterogeneous nuclear ribonucleoprotein l-like, SERTAD1 <text:s/>- <text:s/>serta domain containing 1, RORB <text:s/>- <text:s/>rar-related orphan receptor b, SERTAD3 <text:s/>- <text:s/>serta domain containing 3, RORC <text:s/>- <text:s/>rar-related orphan receptor c, OSGIN1 <text:s/>- <text:s/>oxidative stress induced growth inhibitor 1, E2F3 <text:s/>- <text:s/>e2f transcription factor 3, SPRY2 <text:s/>- <text:s/>sprouty homolog 2 (drosophila), ENAM <text:s/>- <text:s/>enamelin, MVD <text:s/>- <text:s/>mevalonate (diphospho) decarboxylase, CACNA1G <text:s/>- <text:s/>calcium channel, voltage-dependent, t type, alpha 1g subunit, POMT2 <text:s/>- <text:s/>protein-o-mannosyltransferase 2, AP3D1 <text:s/>- <text:s/>adaptor-related protein complex 3, delta 1 subunit, AKAP8 <text:s/>- <text:s/>a kinase (prka) anchor protein 8, TRAF2 <text:s/>- <text:s/>tnf receptor-associated factor 2, BARHL2 <text:s/>- <text:s/>barh-like homeobox 2, BOLL <text:s/>- <text:s/>bol, boule-like (drosophila), HSPA1L <text:s/>- <text:s/>heat shock 70kda protein 1-like, EDA <text:s/>- <text:s/>ectodysplasin a, NET1 <text:s/>- <text:s/>neuroepithelial cell transforming 1, HSPA5 <text:s/>- <text:s/>heat shock 70kda protein 5 (glucose-regulated protein, 78kda), NR2C2 <text:s/>- <text:s/>nuclear receptor subfamily 2, group c, member 2, SKAP2 <text:s/>- <text:s/>src kinase associated phosphoprotein 2, ECE1 <text:s/>- <text:s/>endothelin converting enzyme 1, HES5 <text:s/>- <text:s/>hairy and enhancer of split 5 (drosophila), PTCH2 <text:s/>- <text:s/>patched 2, SUSD4 <text:s/>- <text:s/>sushi domain containing 4, HLA-E <text:s/>- <text:s/>major histocompatibility complex, class i, e, FABP3 <text:s/>- <text:s/>fatty acid binding protein 3, muscle and heart (mammary-derived growth inhibitor), HMGN1 <text:s/>- <text:s/>high mobility group nucleosome binding domain 1, PGLYRP4 <text:s/>- <text:s/>peptidoglycan recognition protein 4, HMGB2 <text:s/>- <text:s/>high mobility group box 2, HMGB1 <text:s/>- <text:s/>high mobility group box 1, HLX <text:s/>- <text:s/>h2.0-like homeobox, BCL2L11 <text:s/>- <text:s/>bcl2-like 11 (apoptosis facilitator), PTK2B <text:s/>- <text:s/>protein tyrosine kinase 2 beta, CASP9 <text:s/>- <text:s/>caspase 9, apoptosis-related cysteine peptidase, TNKS <text:s/>- <text:s/>tankyrase, trf1-interacting ankyrin-related adp-ribose polymerase, TNRC6B <text:s/>- <text:s/>trinucleotide repeat containing 6b, CASP2 <text:s/>- <text:s/>caspase 2, apoptosis-related cysteine peptidase, HLA-DRB5 <text:s/>- <text:s/>major histocompatibility complex, class ii, dr beta 5, AGO1 <text:s/>- <text:s/>argonaute risc catalytic component 1, FASN <text:s/>- <text:s/>fatty acid synthase, RPA2 <text:s/>- <text:s/>replication protein a2, 32kda, COA3 <text:s/>- <text:s/>cytochrome c oxidase assembly factor 3, TWSG1 <text:s/>- <text:s/>twisted gastrulation homolog 1 (drosophila), ETV4 <text:s/>- <text:s/>ets variant 4, SH2D3C <text:s/>- <text:s/>sh2 domain containing 3c, ETV6 <text:s/>- <text:s/>ets variant 6, HK2 <text:s/>- <text:s/>hexokinase 2, VIM <text:s/>- <text:s/>vimentin, RPLP1 <text:s/>- <text:s/>ribosomal protein, large, p1, LAMTOR1 <text:s/>- <text:s/>late endosomal/lysosomal adaptor, mapk and mtor activator 1, VLDLR <text:s/>- <text:s/>very low density lipoprotein receptor, KDM6A <text:s/>- <text:s/>lysine (k)-specific demethylase 6a, UVRAG <text:s/>- <text:s/>uv radiation resistance associated, CKAP2 <text:s/>- <text:s/>cytoskeleton associated protein 2, CDC23 <text:s/>- <text:s/>cell division cycle 23, NCOA2 <text:s/>- <text:s/>nuclear receptor coactivator 2, MSX1 <text:s/>- <text:s/>msh homeobox 1, EZH2 <text:s/>- <text:s/>enhancer of zeste homolog 2 (drosophila), CALM3 <text:s/>- <text:s/>calmodulin 3 (phosphorylase kinase, delta), MSX2 <text:s/>- <text:s/>msh homeobox 2, UBE2K <text:s/>- <text:s/>ubiquitin-conjugating enzyme e2k, VCP <text:s/>- <text:s/>valosin containing protein, CREB3 <text:s/>- <text:s/>camp responsive element binding protein 3, HIC1 <text:s/>- <text:s/>hypermethylated in cancer 1, HIF1A <text:s/>- <text:s/>hypoxia inducible factor 1, alpha subunit (basic helix-loop-helix transcription factor), IL23R <text:s/>- <text:s/>interleukin 23 receptor, KIF14 <text:s/>- <text:s/>kinesin family member 14, CCT6A <text:s/>- <text:s/>chaperonin containing tcp1, subunit 6a (zeta 1), TRADD <text:s/>- <text:s/>tnfrsf1a-associated via death domain, HOXB4 <text:s/>- <text:s/>homeobox b4, PASK <text:s/>- <text:s/>pas domain containing serine/threonine kinase, EHF <text:s/>- <text:s/>ets homologous factor, FAM20B <text:s/>- <text:s/>family with sequence similarity 20, member b, HMG20B <text:s/>- <text:s/>high mobility group 20b, UBB <text:s/>- <text:s/>ubiquitin b, ERG <text:s/>- <text:s/>v-ets avian erythroblastosis virus e26 oncogene homolog, ESRRB <text:s/>- <text:s/>estrogen-related receptor beta, ARRDC4 <text:s/>- <text:s/>arrestin domain containing 4, HNRNPL <text:s/>- <text:s/>heterogeneous nuclear ribonucleoprotein l, SALL4 <text:s/>- <text:s/>sal-like 4 (drosophila), RPS6KA2 <text:s/>- <text:s/>ribosomal protein s6 kinase, 90kda, polypeptide 2, ETS2 <text:s/>- <text:s/>v-ets avian erythroblastosis virus e26 oncogene homolog 2, RPS6KA1 <text:s/>- <text:s/>ribosomal protein s6 kinase, 90kda, polypeptide 1, ACTR3B <text:s/>- <text:s/>arp3 actin-related protein 3 homolog b (yeast), FGF20 <text:s/>- <text:s/>fibroblast growth factor 20, STOM <text:s/>- <text:s/>stomatin, RUNX3 <text:s/>- <text:s/>runt-related transcription factor 3, RYR2 <text:s/>- <text:s/>ryanodine receptor 2 (cardiac), RAB11A <text:s/>- <text:s/>rab11a, member ras oncogene family, SORT1 <text:s/>- <text:s/>sortilin 1, HNRNPA1 <text:s/>- <text:s/>heterogeneous nuclear ribonucleoprotein a1, EPHB1 <text:s/>- <text:s/>eph receptor b1, CAT <text:s/>- <text:s/>catalase, HNRNPAB <text:s/>- <text:s/>heterogeneous nuclear ribonucleoprotein a/b, UCP2 <text:s/>- <text:s/>uncoupling protein 2 (mitochondrial, proton carrier), EPHA8 <text:s/>- <text:s/>eph receptor a8, EPHA7 <text:s/>- <text:s/>eph receptor a7, ARIH2 <text:s/>- <text:s/>ariadne homolog 2 (drosophila), NANOS1 <text:s/>- <text:s/>nanos homolog 1 (drosophila), HMGCR <text:s/>- <text:s/>3-hydroxy-3-methylglutaryl-coa reductase, RBX1 <text:s/>- <text:s/>ring-box 1, e3 ubiquitin protein ligase, UBE2D3 <text:s/>- <text:s/>ubiquitin-conjugating enzyme e2d 3, TMEM161A <text:s/>- <text:s/>transmembrane protein 161a, CCNC <text:s/>- <text:s/>cyclin c, PLEKHG2 <text:s/>- <text:s/>pleckstrin homology domain containing, family g (with rhogef domain) member 2, RTN4 <text:s/>- <text:s/>reticulon 4, ERBB4 <text:s/>- <text:s/>v-erb-b2 avian erythroblastic leukemia viral oncogene homolog 4, MPP2 <text:s/>- <text:s/>membrane protein, palmitoylated 2 (maguk p55 subfamily member 2), PRMT5 <text:s/>- <text:s/>protein arginine methyltransferase 5, ERCC2 <text:s/>- <text:s/>excision repair cross-complementing rodent repair deficiency, complementation group 2, ATAD2 <text:s/>- <text:s/>atpase family, aaa domain containing 2, EPS15 <text:s/>- <text:s/>epidermal growth factor receptor pathway substrate 15, HMX2 <text:s/>- <text:s/>h6 family homeobox 2, CDC6 <text:s/>- <text:s/>cell division cycle 6, LRIG2 <text:s/>- <text:s/>leucine-rich repeats and immunoglobulin-like domains 2, CDC25A <text:s/>- <text:s/>cell division cycle 25a, FOXK2 <text:s/>- <text:s/>forkhead box k2, SASH3 <text:s/>- <text:s/>sam and sh3 domain containing 3, CDC20 <text:s/>- <text:s/>cell division cycle 20, FN1 <text:s/>- <text:s/>fibronectin 1, CDK1 <text:s/>- <text:s/>cyclin-dependent kinase 1, CDH1 <text:s/>- <text:s/>cadherin 1, type 1, e-cadherin (epithelial), STAMBP <text:s/>- <text:s/>stam binding protein, CDH3 <text:s/>- <text:s/>cadherin 3, type 1, p-cadherin (placental), CDH2 <text:s/>- <text:s/>cadherin 2, type 1, n-cadherin (neuronal), ARID3B <text:s/>- <text:s/>at rich interactive domain 3b (bright-like), TOX3 <text:s/>- <text:s/>tox high mobility group box family member 3, ENC1 <text:s/>- <text:s/>ectodermal-neural cortex 1 (with btb domain), CDC25B <text:s/>- <text:s/>cell division cycle 25b, CAMTA1 <text:s/>- <text:s/>calmodulin binding transcription activator 1, RBMX <text:s/>- <text:s/>rna binding motif protein, x-linked, PKP4 <text:s/>- <text:s/>plakophilin 4, PIK3R3 <text:s/>- <text:s/>phosphoinositide-3-kinase, regulatory subunit 3 (gamma), ETAA1 <text:s/>- <text:s/>ewing tumor-associated antigen 1, OSBP <text:s/>- <text:s/>oxysterol binding protein, ELMO1 <text:s/>- <text:s/>engulfment and cell motility 1, OSM <text:s/>- <text:s/>oncostatin m, CD74 <text:s/>- <text:s/>cd74 molecule, major histocompatibility complex, class ii invariant chain, INHBC <text:s/>- <text:s/>inhibin, beta c, ADC <text:s/>- <text:s/>arginine decarboxylase, FOXM1 <text:s/>- <text:s/>forkhead box m1, USP16 <text:s/>- <text:s/>ubiquitin specific peptidase 16, ARC <text:s/>- <text:s/>activity-regulated cytoskeleton-associated protein, FOXO1 <text:s/>- <text:s/>forkhead box o1, ILF2 <text:s/>- <text:s/>interleukin enhancer binding factor 2, UBE2S <text:s/>- <text:s/>ubiquitin-conjugating enzyme e2s, CDC14B <text:s/>- <text:s/>cell division cycle 14b, SOST <text:s/>- <text:s/>sclerostin, FOXC1 <text:s/>- <text:s/>forkhead box c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SLC44A4 <text:s/>- <text:s/>solute carrier family 44, member 4, FOXG1 <text:s/>- <text:s/>forkhead box g1, CAND1 <text:s/>- <text:s/>cullin-associated and neddylation-dissociated 1, EAF2 <text:s/>- <text:s/>ell associated factor 2, PSMD10 <text:s/>- <text:s/>proteasome (prosome, macropain) 26s subunit, non-atpase, 10, KDM3A <text:s/>- <text:s/>lysine (k)-specific demethylase 3a, CLEC16A <text:s/>- <text:s/>c-type lectin domain family 16, member a, DERL2 <text:s/>- <text:s/>derlin 2, IL6ST <text:s/>- <text:s/>interleukin 6 signal transducer (gp130, oncostatin m receptor), FGFR2 <text:s/>- <text:s/>fibroblast growth factor receptor 2, PSME2 <text:s/>- <text:s/>proteasome (prosome, macropain) activator subunit 2 (pa28 beta), PGLYRP3 <text:s/>- <text:s/>peptidoglycan recognition protein 3, IRS1 <text:s/>- <text:s/>insulin receptor substrate 1, DDR2 <text:s/>- <text:s/>discoidin domain receptor tyrosine kinase 2, ISL1 <text:s/>- <text:s/>isl lim homeobox 1, GOLT1B <text:s/>- <text:s/>golgi transport 1b, MAML1 <text:s/>- <text:s/>mastermind-like 1 (drosophila), BCLAF1 <text:s/>- <text:s/>bcl2-associated transcription factor 1, TARBP2 <text:s/>- <text:s/>tar (hiv-1) rna binding protein 2, PTGER4 <text:s/>- <text:s/>prostaglandin e receptor 4 (subtype ep4), RASSF2 <text:s/>- <text:s/>ras association (ralgds/af-6) domain family member 2, KHSRP <text:s/>- <text:s/>kh-type splicing regulatory protein, POLR1E <text:s/>- <text:s/>polymerase (rna) i polypeptide e, 53kda, FER <text:s/>- <text:s/>fer (fps/fes related) tyrosine kinase, CEBPG <text:s/>- <text:s/>ccaat/enhancer binding protein (c/ebp), gamma, CREBRF <text:s/>- <text:s/>creb3 regulatory factor, NEK10 <text:s/>- <text:s/>nima-related kinase 10, INSIG1 <text:s/>- <text:s/>insulin induced gene 1, CCT7 <text:s/>- <text:s/>chaperonin containing tcp1, subunit 7 (eta), INSM1 <text:s/>- <text:s/>insulinoma-associated 1, NDUFA13 <text:s/>- <text:s/>nadh dehydrogenase (ubiquinone) 1 alpha subcomplex, 13, CXCL10 <text:s/>- <text:s/>chemokine (c-x-c motif) ligand 10, SORBS1 <text:s/>- <text:s/>sorbin and sh3 domain containing 1, PTPN1 <text:s/>- <text:s/>protein tyrosine phosphatase, non-receptor type 1, PPP1R13B <text:s/>- <text:s/>protein phosphatase 1, regulatory subunit 13b, IRF6 <text:s/>- <text:s/>interferon regulatory factor 6, ZFP91 <text:s/>- <text:s/>zfp91 zinc finger protein, RNF40 <text:s/>- <text:s/>ring finger protein 40, e3 ubiquitin protein ligase, POLR1D <text:s/>- <text:s/>polymerase (rna) i polypeptide d, 16kda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SH3D19 <text:s/>- <text:s/>sh3 domain containing 19, TIAM1 <text:s/>- <text:s/>t-cell lymphoma invasion and metastasis 1, RRN3 <text:s/>- <text:s/>rrn3 rna polymerase i transcription factor homolog (s. cerevisiae), NMT1 <text:s/>- <text:s/>n-myristoyltransferase 1, RFWD2 <text:s/>- <text:s/>ring finger and wd repeat domain 2, e3 ubiquitin protein ligase, TLE1 <text:s/>- <text:s/>transducin-like enhancer of split 1 (e(sp1) homolog, drosophila), TFB2M <text:s/>- <text:s/>transcription factor b2, mitochondrial, TOB2 <text:s/>- <text:s/>transducer of erbb2, 2, HERPUD1 <text:s/>- <text:s/>homocysteine-inducible, endoplasmic reticulum stress-inducible, ubiquitin-like domain member 1, LHX5 <text:s/>- <text:s/>lim homeobox 5, RIMS2 <text:s/>- <text:s/>regulating synaptic membrane exocytosis 2, PUM1 <text:s/>- <text:s/>pumilio homolog 1 (drosophila), GIPC1 <text:s/>- <text:s/>gipc pdz domain containing family, member 1, FOXN3 <text:s/>- <text:s/>forkhead box n3, ZFPM2 <text:s/>- <text:s/>zinc finger protein, fog family member 2, DHX34 <text:s/>- <text:s/>deah (asp-glu-ala-his) box polypeptide 34, NFYA <text:s/>- <text:s/>nuclear transcription factor y, alpha, HDAC4 <text:s/>- <text:s/>histone deacetylase 4, INTU <text:s/>- <text:s/>inturned planar cell polarity protein, ID1 <text:s/>- <text:s/>inhibitor of dna binding 1, dominant negative helix-loop-helix protein, RAB3A <text:s/>- <text:s/>rab3a, member ras oncogene family, NFYC <text:s/>- <text:s/>nuclear transcription factor y, gamma, GLS2 <text:s/>- <text:s/>glutaminase 2 (liver, mitochondrial), WASF3 <text:s/>- <text:s/>was protein family, member 3, CLDN5 <text:s/>- <text:s/>claudin 5, FOXP2 <text:s/>- <text:s/>forkhead box p2, ID4 <text:s/>- <text:s/>inhibitor of dna binding 4, dominant negative helix-loop-helix protein, NFKBIB <text:s/>- <text:s/>nuclear factor of kappa light polypeptide gene enhancer in b-cells inhibitor, beta, PIP4K2B <text:s/>- <text:s/>phosphatidylinositol-5-phosphate 4-kinase, type ii, beta, NKX6-1 <text:s/>- <text:s/>nk6 homeobox 1, NKX3-1 <text:s/>- <text:s/>nk3 homeobox 1, OTP <text:s/>- <text:s/>orthopedia homeobox, STOML2 <text:s/>- <text:s/>stomatin (epb72)-like 2, CLSTN3 <text:s/>- <text:s/>calsyntenin 3, PAF1 <text:s/>- <text:s/>paf1, rna polymerase ii associated factor, homolog (s. cerevisiae), TADA2B <text:s/>- <text:s/>transcriptional adaptor 2b, ATP1B4 <text:s/>- <text:s/>atpase, na+/k+ transporting, beta 4 polypeptide, HDAC9 <text:s/>- <text:s/>histone deacetylase 9, MYOCD <text:s/>- <text:s/>myocardin, DDX56 <text:s/>- <text:s/>dead (asp-glu-ala-asp) box helicase 56, CCP110 <text:s/>- <text:s/>centriolar coiled coil protein 110kda, NOX4 <text:s/>- <text:s/>nadph oxidase 4, SUZ12 <text:s/>- <text:s/>suz12 polycomb repressive complex 2 subunit, NEK2 <text:s/>- <text:s/>nima-related kinase 2, TEF <text:s/>- <text:s/>thyrotrophic embryonic factor, CNPY3 <text:s/>- <text:s/>canopy fgf signaling regulator 3, WNT10A <text:s/>- <text:s/>wingless-type mmtv integration site family, member 10a, NCK2 <text:s/>- <text:s/>nck adaptor protein 2, MICAL2 <text:s/>- <text:s/>microtubule associated monooxygenase, calponin and lim domain containing 2, EPC1 <text:s/>- <text:s/>enhancer of polycomb homolog 1 (drosophila), TFDP2 <text:s/>- <text:s/>transcription factor dp-2 (e2f dimerization partner 2), USP21 <text:s/>- <text:s/>ubiquitin specific peptidase 2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LIC1 <text:s/>- <text:s/>chloride intracellular channel 1, KHDRBS1 <text:s/>- <text:s/>kh domain containing, rna binding, signal transduction associated 1, NF2 <text:s/>- <text:s/>neurofibromin 2 (merlin), TAF8 <text:s/>- <text:s/>taf8 rna polymerase ii, tata box binding protein (tbp)-associated factor, 43kda, RAP2A <text:s/>- <text:s/>rap2a, member of ras oncogene family, KLF1 <text:s/>- <text:s/>kruppel-like factor 1 (erythroid), FNIP1 <text:s/>- <text:s/>folliculin interacting protein 1, HEY2 <text:s/>- <text:s/>hairy/enhancer-of-split related with yrpw motif 2, NEUROG1 <text:s/>- <text:s/>neurogenin 1, RARA <text:s/>- <text:s/>retinoic acid receptor, alpha, CROCC <text:s/>- <text:s/>ciliary rootlet coiled-coil, rootletin, CDK5RAP3 <text:s/>- <text:s/>cdk5 regulatory subunit associated protein 3, RBL2 <text:s/>- <text:s/>retinoblastoma-like 2 (p130), NEUROG3 <text:s/>- <text:s/>neurogenin 3, SCUBE1 <text:s/>- <text:s/>signal peptide, cub domain, egf-like 1, TGFB3 <text:s/>- <text:s/>transforming growth factor, beta 3, IRS4 <text:s/>- <text:s/>insulin receptor substrate 4, NEUROG2 <text:s/>- <text:s/>neurogenin 2, TGFB1I1 <text:s/>- <text:s/>transforming growth factor beta 1 induced transcript 1, RBM4 <text:s/>- <text:s/>rna binding motif protein 4, NUP93 <text:s/>- <text:s/>nucleoporin 93kda, ARID4A <text:s/>- <text:s/>at rich interactive domain 4a (rbp1-like), RASD2 <text:s/>- <text:s/>rasd family, member 2, SIX2 <text:s/>- <text:s/>six homeobox 2, KDM4A <text:s/>- <text:s/>lysine (k)-specific demethylase 4a, FOSB <text:s/>- <text:s/>fbj murine osteosarcoma viral oncogene homolog b, RBP4 <text:s/>- <text:s/>retinol binding protein 4, plasma, CUL3 <text:s/>- <text:s/>cullin 3, THBS1 <text:s/>- <text:s/>thrombospondin 1, CKS2 <text:s/>- <text:s/>cdc28 protein kinase regulatory subunit 2, CIRBP <text:s/>- <text:s/>cold inducible rna binding protein, CDCA2 <text:s/>- <text:s/>cell division cycle associated 2, KLF10 <text:s/>- <text:s/>kruppel-like factor 10, THY1 <text:s/>- <text:s/>thy-1 cell surface antigen, KLF11 <text:s/>- <text:s/>kruppel-like factor 11, DMRTC2 <text:s/>- <text:s/>dmrt-like family c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negative regulation of transcription, DNA-templated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886" calcext:value-type="float">
            <text:p>886</text:p>
          </table:table-cell>
          <table:table-cell office:value-type="float" office:value="2003" calcext:value-type="float">
            <text:p>200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ZMYND8 <text:s/>- <text:s/>zinc finger, mynd-type containing 8, ZNF189 <text:s/>- <text:s/>zinc finger protein 189, SIX5 <text:s/>- <text:s/>six homeobox 5, LHX1 <text:s/>- <text:s/>lim homeobox 1, SIN3A <text:s/>- <text:s/>sin3 transcription regulator family member a, MAP3K10 <text:s/>- <text:s/>mitogen-activated protein kinase kinase kinase 10, PBXIP1 <text:s/>- <text:s/>pre-b-cell leukemia homeobox interacting protein 1, FOXM1 <text:s/>- <text:s/>forkhead box m1, CBX8 <text:s/>- <text:s/>chromobox homolog 8, FOXO1 <text:s/>- <text:s/>forkhead box o1, SIRT2 <text:s/>- <text:s/>sirtuin 2, YWHAQ <text:s/>- <text:s/>tyrosine 3-monooxygenase/tryptophan 5-monooxygenase activation protein, theta polypeptide, SP3 <text:s/>- <text:s/>sp3 transcription factor, MAEL <text:s/>- <text:s/>maelstrom spermatogenic transposon silencer, FOXC1 <text:s/>- <text:s/>forkhead box c1, RPS6KA5 <text:s/>- <text:s/>ribosomal protein s6 kinase, 90kda, polypeptide 5, PLK1 <text:s/>- <text:s/>polo-like kinase 1, IL4 <text:s/>- <text:s/>interleukin 4, SP2 <text:s/>- <text:s/>sp2 transcription factor, SUFU <text:s/>- <text:s/>suppressor of fused homolog (drosophila), TRIM11 <text:s/>- <text:s/>tripartite motif containing 11, SOX9 <text:s/>- <text:s/>sry (sex determining region y)-box 9, DEPDC1 <text:s/>- <text:s/>dep domain containing 1, HEXIM2 <text:s/>- <text:s/>hexamethylene bis-acetamide inducible 2, C12orf52 <text:s/>- <text:s/>chromosome 12 open reading frame 52, FOXG1 <text:s/>- <text:s/>forkhead box g1, PER2 <text:s/>- <text:s/>period circadian clock 2, LDB1 <text:s/>- <text:s/>lim domain binding 1, PSMD10 <text:s/>- <text:s/>proteasome (prosome, macropain) 26s subunit, non-atpase, 10, MNT <text:s/>- <text:s/>mnt, max dimerization protein, BMP6 <text:s/>- <text:s/>bone morphogenetic protein 6, FGFR2 <text:s/>- <text:s/>fibroblast growth factor receptor 2, ARNTL <text:s/>- <text:s/>aryl hydrocarbon receptor nuclear translocator-like, CNOT1 <text:s/>- <text:s/>ccr4-not transcription complex, subunit 1, H2AFZ <text:s/>- <text:s/>h2a histone family, member z, SAP130 <text:s/>- <text:s/>sin3a-associated protein, 130kda, H2AFX <text:s/>- <text:s/>h2a histone family, member x, HIST1H2AD <text:s/>- <text:s/>histone cluster 1, h2ad, OLIG2 <text:s/>- <text:s/>oligodendrocyte lineage transcription factor 2, HIST1H1B <text:s/>- <text:s/>histone cluster 1, h1b, AURKB <text:s/>- <text:s/>aurora kinase b, SNCA <text:s/>- <text:s/>synuclein, alpha (non a4 component of amyloid precursor), HIST1H1D <text:s/>- <text:s/>histone cluster 1, h1d, PPM1A <text:s/>- <text:s/>protein phosphatase, mg2+/mn2+ dependent, 1a, HIST1H1C <text:s/>- <text:s/>histone cluster 1, h1c, ISL1 <text:s/>- <text:s/>isl lim homeobox 1, BCLAF1 <text:s/>- <text:s/>bcl2-associated transcription factor 1, GMNN <text:s/>- <text:s/>geminin, dna replication inhibitor, BTG2 <text:s/>- <text:s/>btg family, member 2, POU3F3 <text:s/>- <text:s/>pou class 3 homeobox 3, FZD8 <text:s/>- <text:s/>frizzled family receptor 8, EOMES <text:s/>- <text:s/>eomesodermin, KDM1A <text:s/>- <text:s/>lysine (k)-specific demethylase 1a, PEG3 <text:s/>- <text:s/>paternally expressed 3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TBX15 <text:s/>- <text:s/>t-box 15, GZF1 <text:s/>- <text:s/>gdnf-inducible zinc finger protein 1, DAXX <text:s/>- <text:s/>death-domain associated protein, HIST3H2A <text:s/>- <text:s/>histone cluster 3, h2a, RORB <text:s/>- <text:s/>rar-related orphan receptor b, INSM1 <text:s/>- <text:s/>insulinoma-associated 1, NDUFA13 <text:s/>- <text:s/>nadh dehydrogenase (ubiquinone) 1 alpha subcomplex, 13, WDTC1 <text:s/>- <text:s/>wd and tetratricopeptide repeats 1, PCBP3 <text:s/>- <text:s/>poly(rc) binding protein 3, DACT1 <text:s/>- <text:s/>dishevelled-binding antagonist of beta-catenin 1, ARX <text:s/>- <text:s/>aristaless related homeobox, HES6 <text:s/>- <text:s/>hairy and enhancer of split 6 (drosophila), MBD3 <text:s/>- <text:s/>methyl-cpg binding domain protein 3, HDAC1 <text:s/>- <text:s/>histone deacetylase 1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HMGB1 <text:s/>- <text:s/>high mobility group box 1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PEX2 <text:s/>- <text:s/>peroxisomal biogenesis factor 2, RERE <text:s/>- <text:s/>arginine-glutamic acid dipeptide (re) repeats, HIST1H2AC <text:s/>- <text:s/>histone cluster 1, h2ac, CTBP2 <text:s/>- <text:s/>c-terminal binding protein 2, ATF7IP <text:s/>- <text:s/>activating transcription factor 7 interacting protein, FOXN3 <text:s/>- <text:s/>forkhead box n3, ZFPM2 <text:s/>- <text:s/>zinc finger protein, fog family member 2, KCNIP3 <text:s/>- <text:s/>kv channel interacting protein 3, calsenilin, HDAC4 <text:s/>- <text:s/>histone deacetylase 4, ID1 <text:s/>- <text:s/>inhibitor of dna binding 1, dominant negative helix-loop-helix protein, ETV6 <text:s/>- <text:s/>ets variant 6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VLDLR <text:s/>- <text:s/>very low density lipoprotein receptor, TRPV1 <text:s/>- <text:s/>transient receptor potential cation channel, subfamily v, member 1, NKX6-1 <text:s/>- <text:s/>nk6 homeobox 1, NKX3-1 <text:s/>- <text:s/>nk3 homeobox 1, MSX1 <text:s/>- <text:s/>msh homeobox 1, NCOA2 <text:s/>- <text:s/>nuclear receptor coactivator 2, MSX2 <text:s/>- <text:s/>msh homeobox 2, EZH2 <text:s/>- <text:s/>enhancer of zeste homolog 2 (drosophila), PAF1 <text:s/>- <text:s/>paf1, rna polymerase ii associated factor, homolog (s. cerevisiae), MYOCD <text:s/>- <text:s/>myocardin, HDAC9 <text:s/>- <text:s/>histone deacetylase 9, TGIF2 <text:s/>- <text:s/>tgfb-induced factor homeobox 2, HIC1 <text:s/>- <text:s/>hypermethylated in cancer 1, TMBIM6 <text:s/>- <text:s/>transmembrane bax inhibitor motif containing 6, SUZ12 <text:s/>- <text:s/>suz12 polycomb repressive complex 2 subunit, NKX3-2 <text:s/>- <text:s/>nk3 homeobox 2, SHC1 <text:s/>- <text:s/>shc (src homology 2 domain containing) transforming protein 1, HOXB4 <text:s/>- <text:s/>homeobox b4, DLG1 <text:s/>- <text:s/>discs, large homolog 1 (drosophila), SHH <text:s/>- <text:s/>sonic hedgehog, DLX1 <text:s/>- <text:s/>distal-less homeobox 1, JUN <text:s/>- <text:s/>jun proto-oncogene, DLX2 <text:s/>- <text:s/>distal-less homeobox 2, JARID2 <text:s/>- <text:s/>jumonji, at rich interactive domain 2, URI1 <text:s/>- <text:s/>uri1, prefoldin-like chaperone, NCK2 <text:s/>- <text:s/>nck adaptor protein 2, STAT3 <text:s/>- <text:s/>signal transducer and activator of transcription 3 (acute-phase response factor), CRY2 <text:s/>- <text:s/>cryptochrome 2 (photolyase-like), JUNB <text:s/>- <text:s/>jun b proto-oncogene, HMG20A <text:s/>- <text:s/>high mobility group 20a, UBB <text:s/>- <text:s/>ubiquitin b, E2F8 <text:s/>- <text:s/>e2f transcription factor 8, EPC1 <text:s/>- <text:s/>enhancer of polycomb homolog 1 (drosophila), TFDP2 <text:s/>- <text:s/>transcription factor dp-2 (e2f dimerization partner 2), RCOR1 <text:s/>- <text:s/>rest corepressor 1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ALL4 <text:s/>- <text:s/>sal-like 4 (drosophila), ETS2 <text:s/>- <text:s/>v-ets avian erythroblastosis virus e26 oncogene homolog 2, KHDRBS1 <text:s/>- <text:s/>kh domain containing, rna binding, signal transduction associated 1, HIST1H2AA <text:s/>- <text:s/>histone cluster 1, h2aa, FNIP1 <text:s/>- <text:s/>folliculin interacting protein 1, HEY2 <text:s/>- <text:s/>hairy/enhancer-of-split related with yrpw motif 2, SIX1 <text:s/>- <text:s/>six homeobox 1, HMGA2 <text:s/>- <text:s/>high mobility group at-hook 2, RARA <text:s/>- <text:s/>retinoic acid receptor, alpha, RUNX3 <text:s/>- <text:s/>runt-related transcription factor 3, NEUROG3 <text:s/>- <text:s/>neurogenin 3, SFRP1 <text:s/>- <text:s/>secreted frizzled-related protein 1, MXD1 <text:s/>- <text:s/>max dimerization protein 1, PIAS4 <text:s/>- <text:s/>protein inhibitor of activated stat, 4, GATA3 <text:s/>- <text:s/>gata binding protein 3, SMAD2 <text:s/>- <text:s/>smad family member 2, ARID4A <text:s/>- <text:s/>at rich interactive domain 4a (rbp1-like), ZNF8 <text:s/>- <text:s/>zinc finger protein 8, CNBP <text:s/>- <text:s/>cchc-type zinc finger, nucleic acid binding protein, KDM4A <text:s/>- <text:s/>lysine (k)-specific demethylase 4a, FOSB <text:s/>- <text:s/>fbj murine osteosarcoma viral oncogene homolog b, UBE2D3 <text:s/>- <text:s/>ubiquitin-conjugating enzyme e2d 3, CUL3 <text:s/>- <text:s/>cullin 3, SREBF1 <text:s/>- <text:s/>sterol regulatory element binding transcription factor 1, HIST1H2AG <text:s/>- <text:s/>histone cluster 1, h2ag, KLF10 <text:s/>- <text:s/>kruppel-like factor 10, CCND1 <text:s/>- <text:s/>cyclin d1, ATAD2 <text:s/>- <text:s/>atpase family, aaa domain containing 2, DEDD2 <text:s/>- <text:s/>death effector domain containing 2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728</text:p>
          </table:table-cell>
          <table:table-cell office:value-type="string" calcext:value-type="string">
            <text:p>nucleosome organization</text:p>
          </table:table-cell>
          <table:table-cell office:value-type="float" office:value="0.0000393" calcext:value-type="float">
            <text:p>0.0000393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2.05" calcext:value-type="float">
            <text:p>2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09" calcext:value-type="float">
            <text:p>109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HIST1H2BB <text:s/>- <text:s/>histone cluster 1, h2bb, SYCP3 <text:s/>- <text:s/>synaptonemal complex protein 3, H2AFX <text:s/>- <text:s/>h2a histone family, member x, HIST1H2BC <text:s/>- <text:s/>histone cluster 1, h2bc, HIST1H2BO <text:s/>- <text:s/>histone cluster 1, h2bo, STRA13 <text:s/>- <text:s/>stimulated by retinoic acid 13, GRWD1 <text:s/>- <text:s/>glutamate-rich wd repeat containing 1, CENPM <text:s/>- <text:s/>centromere protein m, HIST3H3 <text:s/>- <text:s/>histone cluster 3, h3, HIST1H1B <text:s/>- <text:s/>histone cluster 1, h1b, HIST1H1D <text:s/>- <text:s/>histone cluster 1, h1d, HIST1H1C <text:s/>- <text:s/>histone cluster 1, h1c, HMGB2 <text:s/>- <text:s/>high mobility group box 2, HIST1H2BA <text:s/>- <text:s/>histone cluster 1, h2ba, UBN1 <text:s/>- <text:s/>ubinuclein 1, CENPI <text:s/>- <text:s/>centromere protein i, NAA60 <text:s/>- <text:s/>n(alpha)-acetyltransferase 60, natf catalytic subunit, NAP1L4 <text:s/>- <text:s/>nucleosome assembly protein 1-like 4, HIST1H2BH <text:s/>- <text:s/>histone cluster 1, h2bh, HIST1H2BM <text:s/>- <text:s/>histone cluster 1, h2bm, ASF1B <text:s/>- <text:s/>anti-silencing function 1b histone chaperone, DAXX <text:s/>- <text:s/>death-domain associated protein, HIST3H2A <text:s/>- <text:s/>histone cluster 3, h2a, SOX9 <text:s/>- <text:s/>sry (sex determining region y)-box 9, HIST3H2BB <text:s/>- <text:s/>histone cluster 3, h2bb, CHAF1A <text:s/>- <text:s/>chromatin assembly factor 1, subunit a (p150), RBBP4 <text:s/>- <text:s/>retinoblastoma binding protein 4, CABIN1 <text:s/>- <text:s/>calcineurin binding protein 1, PAF1 <text:s/>- <text:s/>paf1, rna polymerase ii associated factor, homolog (s. cerevisiae), HIST1H2BJ <text:s/>- <text:s/>histone cluster 1, h2bj, HP1BP3 <text:s/>- <text:s/>heterochromatin protein 1, binding protein 3, H1FX <text:s/>- <text:s/>h1 histone family, member x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cellular response to stimulu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1973" calcext:value-type="float">
            <text:p>1973</text:p>
          </table:table-cell>
          <table:table-cell office:value-type="float" office:value="2003" calcext:value-type="float">
            <text:p>200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[CCNK <text:s/>- <text:s/>cyclin k, HSPA1B <text:s/>- <text:s/>heat shock 70kda protein 1b, BNIP3 <text:s/>- <text:s/>bcl2/adenovirus e1b 19kda interacting protein 3, LHX1 <text:s/>- <text:s/>lim homeobox 1, BNIP3L <text:s/>- <text:s/>bcl2/adenovirus e1b 19kda interacting protein 3-like, PMS2 <text:s/>- <text:s/>pms2 postmeiotic segregation increased 2 (s. cerevisiae), STRA13 <text:s/>- <text:s/>stimulated by retinoic acid 13, ELK1 <text:s/>- <text:s/>elk1, member of ets oncogene family, PDIA4 <text:s/>- <text:s/>protein disulfide isomerase family a, member 4, FBXO18 <text:s/>- <text:s/>f-box protein, helicase, 18, CHAC1 <text:s/>- <text:s/>chac, cation transport regulator homolog 1 (e. coli), OS9 <text:s/>- <text:s/>osteosarcoma amplified 9, endoplasmic reticulum lectin, RASA4 <text:s/>- <text:s/>ras p21 protein activator 4, EPAS1 <text:s/>- <text:s/>endothelial pas domain protein 1, RECQL <text:s/>- <text:s/>recq protein-like (dna helicase q1-like), ZFP36L2 <text:s/>- <text:s/>zfp36 ring finger protein-like 2, LGALS1 <text:s/>- <text:s/>lectin, galactoside-binding, soluble, 1, ACACA <text:s/>- <text:s/>acetyl-coa carboxylase alpha, SIRT2 <text:s/>- <text:s/>sirtuin 2, KLF9 <text:s/>- <text:s/>kruppel-like factor 9, ENG <text:s/>- <text:s/>endoglin, SLC39A4 <text:s/>- <text:s/>solute carrier family 39 (zinc transporter), member 4, MAEL <text:s/>- <text:s/>maelstrom spermatogenic transposon silencer, SP1 <text:s/>- <text:s/>sp1 transcription factor, CPT1A <text:s/>- <text:s/>carnitine palmitoyltransferase 1a (liver), PLK1 <text:s/>- <text:s/>polo-like kinase 1, RAD18 <text:s/>- <text:s/>rad18 homolog (s. cerevisiae), SYVN1 <text:s/>- <text:s/>synovial apoptosis inhibitor 1, synoviolin, PPP1R12A <text:s/>- <text:s/>protein phosphatase 1, regulatory subunit 12a, APLF <text:s/>- <text:s/>aprataxin and pnkp like factor, SOX9 <text:s/>- <text:s/>sry (sex determining region y)-box 9, BLM <text:s/>- <text:s/>bloom syndrome, recq helicase-like, SOX4 <text:s/>- <text:s/>sry (sex determining region y)-box 4, PABPN1 <text:s/>- <text:s/>poly(a) binding protein, nuclear 1, WBP2 <text:s/>- <text:s/>ww domain binding protein 2, PSME3 <text:s/>- <text:s/>proteasome (prosome, macropain) activator subunit 3 (pa28 gamma; ki), POLD4 <text:s/>- <text:s/>polymerase (dna-directed), delta 4, accessory subunit, TMEM129 <text:s/>- <text:s/>transmembrane protein 129, BCAR1 <text:s/>- <text:s/>breast cancer anti-estrogen resistance 1, ATF6B <text:s/>- <text:s/>activating transcription factor 6 beta, BRINP2 <text:s/>- <text:s/>bone morphogenetic protein/retinoic acid inducible neural-specific 2, IER5 <text:s/>- <text:s/>immediate early response 5, TOPORS <text:s/>- <text:s/>topoisomerase i binding, arginine/serine-rich, e3 ubiquitin protein ligase, BMP6 <text:s/>- <text:s/>bone morphogenetic protein 6, CNOT1 <text:s/>- <text:s/>ccr4-not transcription complex, subunit 1, GLUL <text:s/>- <text:s/>glutamate-ammonia ligase, HIST3H3 <text:s/>- <text:s/>histone cluster 3, h3, TRIB1 <text:s/>- <text:s/>tribbles homolog 1 (drosophila), SNCA <text:s/>- <text:s/>synuclein, alpha (non a4 component of amyloid precursor), PYCR2 <text:s/>- <text:s/>pyrroline-5-carboxylate reductase family, member 2, PPM1A <text:s/>- <text:s/>protein phosphatase, mg2+/mn2+ dependent, 1a, ACVR1 <text:s/>- <text:s/>activin a receptor, type i, NABP2 <text:s/>- <text:s/>nucleic acid binding protein 2, UBE2U <text:s/>- <text:s/>ubiquitin-conjugating enzyme e2u (putative), EIF2B2 <text:s/>- <text:s/>eukaryotic translation initiation factor 2b, subunit 2 beta, 39kda, CNN2 <text:s/>- <text:s/>calponin 2, KDM1A <text:s/>- <text:s/>lysine (k)-specific demethylase 1a, INO80B <text:s/>- <text:s/>ino80 complex subunit b, PPARG <text:s/>- <text:s/>peroxisome proliferator-activated receptor gamma, PPARD <text:s/>- <text:s/>peroxisome proliferator-activated receptor delta, CTDSP2 <text:s/>- <text:s/>ctd (carboxy-terminal domain, rna polymerase ii, polypeptide a) small phosphatase 2, TMEM108 <text:s/>- <text:s/>transmembrane protein 108, UBR5 <text:s/>- <text:s/>ubiquitin protein ligase e3 component n-recognin 5, HERC2 <text:s/>- <text:s/>hect and rld domain containing e3 ubiquitin protein ligase 2, HIST3H2A <text:s/>- <text:s/>histone cluster 3, h2a, RORB <text:s/>- <text:s/>rar-related orphan receptor b, RORC <text:s/>- <text:s/>rar-related orphan receptor c, POLR2I <text:s/>- <text:s/>polymerase (rna) ii (dna directed) polypeptide i, 14.5kda, ADCYAP1 <text:s/>- <text:s/>adenylate cyclase activating polypeptide 1 (pituitary), SLIT3 <text:s/>- <text:s/>slit homolog 3 (drosophila), POU3F2 <text:s/>- <text:s/>pou class 3 homeobox 2, XAB2 <text:s/>- <text:s/>xpa binding protein 2, HELB <text:s/>- <text:s/>helicase (dna) b, WDTC1 <text:s/>- <text:s/>wd and tetratricopeptide repeats 1, POMT2 <text:s/>- <text:s/>protein-o-mannosyltransferase 2, C11orf30 <text:s/>- <text:s/>chromosome 11 open reading frame 30, POLG <text:s/>- <text:s/>polymerase (dna directed), gamma, ERP44 <text:s/>- <text:s/>endoplasmic reticulum protein 44, GNA11 <text:s/>- <text:s/>guanine nucleotide binding protein (g protein), alpha 11 (gq class), AKAP8 <text:s/>- <text:s/>a kinase (prka) anchor protein 8, POLA1 <text:s/>- <text:s/>polymerase (dna directed), alpha 1, catalytic subunit, TRAF2 <text:s/>- <text:s/>tnf receptor-associated factor 2, HSPA5 <text:s/>- <text:s/>heat shock 70kda protein 5 (glucose-regulated protein, 78kda), NET1 <text:s/>- <text:s/>neuroepithelial cell transforming 1, NR2C2 <text:s/>- <text:s/>nuclear receptor subfamily 2, group c, member 2, MTR <text:s/>- <text:s/>5-methyltetrahydrofolate-homocysteine methyltransferase, CHD6 <text:s/>- <text:s/>chromodomain helicase dna binding protein 6, PRKACA <text:s/>- <text:s/>protein kinase, camp-dependent, catalytic, alpha, HMGN1 <text:s/>- <text:s/>high mobility group nucleosome binding domain 1, T <text:s/>- <text:s/>t, brachyury homolog (mouse), HMGB2 <text:s/>- <text:s/>high mobility group box 2, SYT1 <text:s/>- <text:s/>synaptotagmin i, FANCA <text:s/>- <text:s/>fanconi anemia, complementation group a, DERL3 <text:s/>- <text:s/>derlin 3, USP1 <text:s/>- <text:s/>ubiquitin specific peptidase 1, BCL2L11 <text:s/>- <text:s/>bcl2-like 11 (apoptosis facilitator), CTH <text:s/>- <text:s/>cystathionase (cystathionine gamma-lyase), FANCD2 <text:s/>- <text:s/>fanconi anemia, complementation group d2, FKBP14 <text:s/>- <text:s/>fk506 binding protein 14, 22 kda, CASP9 <text:s/>- <text:s/>caspase 9, apoptosis-related cysteine peptidase, PTK2B <text:s/>- <text:s/>protein tyrosine kinase 2 beta, RAD54B <text:s/>- <text:s/>rad54 homolog b (s. cerevisiae), CASP2 <text:s/>- <text:s/>caspase 2, apoptosis-related cysteine peptidase, FASN <text:s/>- <text:s/>fatty acid synthase, RPA2 <text:s/>- <text:s/>replication protein a2, 32kda, CREB3L3 <text:s/>- <text:s/>camp responsive element binding protein 3-like 3, C19orf40 <text:s/>- <text:s/>chromosome 19 open reading frame 40, CTSL <text:s/>- <text:s/>cathepsin l, DCPS <text:s/>- <text:s/>decapping enzyme, scavenger, SH2D3C <text:s/>- <text:s/>sh2 domain containing 3c, IPO5 <text:s/>- <text:s/>importin 5, HK2 <text:s/>- <text:s/>hexokinase 2, SDF2L1 <text:s/>- <text:s/>stromal cell-derived factor 2-like 1, LAMTOR1 <text:s/>- <text:s/>late endosomal/lysosomal adaptor, mapk and mtor activator 1, CHAF1A <text:s/>- <text:s/>chromatin assembly factor 1, subunit a (p150), RPLP0 <text:s/>- <text:s/>ribosomal protein, large, p0, CTSV <text:s/>- <text:s/>cathepsin v, UVRAG <text:s/>- <text:s/>uv radiation resistance associated, MSX1 <text:s/>- <text:s/>msh homeobox 1, NCOA2 <text:s/>- <text:s/>nuclear receptor coactivator 2, MSX2 <text:s/>- <text:s/>msh homeobox 2, STC1 <text:s/>- <text:s/>stanniocalcin 1, EZH2 <text:s/>- <text:s/>enhancer of zeste homolog 2 (drosophila), MSH5 <text:s/>- <text:s/>muts homolog 5 (e. coli), UBE2K <text:s/>- <text:s/>ubiquitin-conjugating enzyme e2k, STK11 <text:s/>- <text:s/>serine/threonine kinase 11, VCP <text:s/>- <text:s/>valosin containing protein, KIT <text:s/>- <text:s/>v-kit hardy-zuckerman 4 feline sarcoma viral oncogene homolog, HIC1 <text:s/>- <text:s/>hypermethylated in cancer 1, HIF1A <text:s/>- <text:s/>hypoxia inducible factor 1, alpha subunit (basic helix-loop-helix transcription factor), AURKA <text:s/>- <text:s/>aurora kinase a, RPAIN <text:s/>- <text:s/>rpa interacting protein, LIN28A <text:s/>- <text:s/>lin-28 homolog a (c. elegans), CUL5 <text:s/>- <text:s/>cullin 5, CRKL <text:s/>- <text:s/>v-crk avian sarcoma virus ct10 oncogene homolog-like, JUN <text:s/>- <text:s/>jun proto-oncogene, JUNB <text:s/>- <text:s/>jun b proto-oncogene, URI1 <text:s/>- <text:s/>uri1, prefoldin-like chaperone, STAT3 <text:s/>- <text:s/>signal transducer and activator of transcription 3 (acute-phase response factor), CRY2 <text:s/>- <text:s/>cryptochrome 2 (photolyase-like), UBB <text:s/>- <text:s/>ubiquitin b, MACROD2 <text:s/>- <text:s/>macro domain containing 2, HNRNPL <text:s/>- <text:s/>heterogeneous nuclear ribonucleoprotein l, SSTR3 <text:s/>- <text:s/>somatostatin receptor 3, SLC25A33 <text:s/>- <text:s/>solute carrier family 25 (pyrimidine nucleotide carrier), member 33, MAP2K6 <text:s/>- <text:s/>mitogen-activated protein kinase kinase 6, RPS6KA1 <text:s/>- <text:s/>ribosomal protein s6 kinase, 90kda, polypeptide 1, MAP2K1 <text:s/>- <text:s/>mitogen-activated protein kinase kinase 1, PRKD2 <text:s/>- <text:s/>protein kinase d2, HMGA2 <text:s/>- <text:s/>high mobility group at-hook 2, ITPR2 <text:s/>- <text:s/>inositol 1,4,5-trisphosphate receptor, type 2, RYR2 <text:s/>- <text:s/>ryanodine receptor 2 (cardiac), MAPK7 <text:s/>- <text:s/>mitogen-activated protein kinase 7, FAM178A <text:s/>- <text:s/>family with sequence similarity 178, member a, UBE2T <text:s/>- <text:s/>ubiquitin-conjugating enzyme e2t (putative), GATA3 <text:s/>- <text:s/>gata binding protein 3, HNRNPA1 <text:s/>- <text:s/>heterogeneous nuclear ribonucleoprotein a1, ZNF830 <text:s/>- <text:s/>zinc finger protein 830, CAT <text:s/>- <text:s/>catalase, UCP2 <text:s/>- <text:s/>uncoupling protein 2 (mitochondrial, proton carrier), EPHA8 <text:s/>- <text:s/>eph receptor a8, CCKAR <text:s/>- <text:s/>cholecystokinin a receptor, REC8 <text:s/>- <text:s/>rec8 meiotic recombination protein, HMGCS1 <text:s/>- <text:s/>3-hydroxy-3-methylglutaryl-coa synthase 1 (soluble), RBX1 <text:s/>- <text:s/>ring-box 1, e3 ubiquitin protein ligase, TMEM161A <text:s/>- <text:s/>transmembrane protein 161a, UBE2D3 <text:s/>- <text:s/>ubiquitin-conjugating enzyme e2d 3, VASN <text:s/>- <text:s/>vasorin, SREBF1 <text:s/>- <text:s/>sterol regulatory element binding transcription factor 1, ERBB4 <text:s/>- <text:s/>v-erb-b2 avian erythroblastic leukemia viral oncogene homolog 4, ERCC2 <text:s/>- <text:s/>excision repair cross-complementing rodent repair deficiency, complementation group 2, PRKAR1A <text:s/>- <text:s/>protein kinase, camp-dependent, regulatory, type i, alpha, ANK3 <text:s/>- <text:s/>ankyrin 3, node of ranvier (ankyrin g), CDC6 <text:s/>- <text:s/>cell division cycle 6, CDC25A <text:s/>- <text:s/>cell division cycle 25a, CDK1 <text:s/>- <text:s/>cyclin-dependent kinase 1, CDH1 <text:s/>- <text:s/>cadherin 1, type 1, e-cadherin (epithelial), RFWD3 <text:s/>- <text:s/>ring finger and wd repeat domain 3, ZNF385A <text:s/>- <text:s/>zinc finger protein 385a, APLP1 <text:s/>- <text:s/>amyloid beta (a4) precursor-like protein 1, SIN3A <text:s/>- <text:s/>sin3 transcription regulator family member a, AEN <text:s/>- <text:s/>apoptosis enhancing nuclease, DDC <text:s/>- <text:s/>dopa decarboxylase (aromatic l-amino acid decarboxylase), RBMX <text:s/>- <text:s/>rna binding motif protein, x-linked, TMEM33 <text:s/>- <text:s/>transmembrane protein 33, MAP3K10 <text:s/>- <text:s/>mitogen-activated protein kinase kinase kinase 10, ETAA1 <text:s/>- <text:s/>ewing tumor-associated antigen 1, MLH1 <text:s/>- <text:s/>mutl homolog 1, colon cancer, nonpolyposis type 2 (e. coli), SLC41A1 <text:s/>- <text:s/>solute carrier family 41 (magnesium transporter), member 1, POLL <text:s/>- <text:s/>polymerase (dna directed), lambda, FOXM1 <text:s/>- <text:s/>forkhead box m1, USP16 <text:s/>- <text:s/>ubiquitin specific peptidase 16, CBX8 <text:s/>- <text:s/>chromobox homolog 8, SEC61A2 <text:s/>- <text:s/>sec61 alpha 2 subunit (s. cerevisiae), FOXO1 <text:s/>- <text:s/>forkhead box o1, MSH6 <text:s/>- <text:s/>muts homolog 6 (e. coli), CHP1 <text:s/>- <text:s/>calcineurin-like ef-hand protein 1, SOST <text:s/>- <text:s/>sclerostin, CDC14B <text:s/>- <text:s/>cell division cycle 14b, ERRFI1 <text:s/>- <text:s/>erbb receptor feedback inhibitor 1, BRIP1 <text:s/>- <text:s/>brca1 interacting protein c-terminal helicase 1, IL4 <text:s/>- <text:s/>interleukin 4, FOXC1 <text:s/>- <text:s/>forkhead box c1, PSMA5 <text:s/>- <text:s/>proteasome (prosome, macropain) subunit, alpha type, 5, GUCY1B3 <text:s/>- <text:s/>guanylate cyclase 1, soluble, beta 3, PSMA3 <text:s/>- <text:s/>proteasome (prosome, macropain) subunit, alpha type, 3, P2RY6 <text:s/>- <text:s/>pyrimidinergic receptor p2y, g-protein coupled, 6, P4HB <text:s/>- <text:s/>prolyl 4-hydroxylase, beta polypeptide, INTS7 <text:s/>- <text:s/>integrator complex subunit 7, CHEK2 <text:s/>- <text:s/>checkpoint kinase 2, RAB11B <text:s/>- <text:s/>rab11b, member ras oncogene family, PSMD10 <text:s/>- <text:s/>proteasome (prosome, macropain) 26s subunit, non-atpase, 10, DERL2 <text:s/>- <text:s/>derlin 2, PAK3 <text:s/>- <text:s/>p21 protein (cdc42/rac)-activated kinase 3, VIMP <text:s/>- <text:s/>vcp-interacting membrane protein, DUSP10 <text:s/>- <text:s/>dual specificity phosphatase 10, FGFR2 <text:s/>- <text:s/>fibroblast growth factor receptor 2, ARNTL <text:s/>- <text:s/>aryl hydrocarbon receptor nuclear translocator-like, PDE1B <text:s/>- <text:s/>phosphodiesterase 1b, calmodulin-dependent, SESN3 <text:s/>- <text:s/>sestrin 3, H2AFZ <text:s/>- <text:s/>h2a histone family, member z, H2AFX <text:s/>- <text:s/>h2a histone family, member x, PSME2 <text:s/>- <text:s/>proteasome (prosome, macropain) activator subunit 2 (pa28 beta), PAX8 <text:s/>- <text:s/>paired box 8, AURKB <text:s/>- <text:s/>aurora kinase b, IRS1 <text:s/>- <text:s/>insulin receptor substrate 1, ISL1 <text:s/>- <text:s/>isl lim homeobox 1, PDGFRB <text:s/>- <text:s/>platelet-derived growth factor receptor, beta polypeptide, BCLAF1 <text:s/>- <text:s/>bcl2-associated transcription factor 1, RHOB <text:s/>- <text:s/>ras homolog family member b, PTGER4 <text:s/>- <text:s/>prostaglandin e receptor 4 (subtype ep4), BTG2 <text:s/>- <text:s/>btg family, member 2, SZT2 <text:s/>- <text:s/>seizure threshold 2 homolog (mouse), KIAA0101 <text:s/>- <text:s/>kiaa0101, PDK3 <text:s/>- <text:s/>pyruvate dehydrogenase kinase, isozyme 3, KHSRP <text:s/>- <text:s/>kh-type splicing regulatory protein, PDK2 <text:s/>- <text:s/>pyruvate dehydrogenase kinase, isozyme 2, FER <text:s/>- <text:s/>fer (fps/fes related) tyrosine kinase, LRP8 <text:s/>- <text:s/>low density lipoprotein receptor-related protein 8, apolipoprotein e receptor, TICRR <text:s/>- <text:s/>topbp1-interacting checkpoint and replication regulator, RAB8A <text:s/>- <text:s/>rab8a, member ras oncogene family, PCNA <text:s/>- <text:s/>proliferating cell nuclear antigen, INSIG1 <text:s/>- <text:s/>insulin induced gene 1, S100B <text:s/>- <text:s/>s100 calcium binding protein b, DAXX <text:s/>- <text:s/>death-domain associated protein, MAP3K12 <text:s/>- <text:s/>mitogen-activated protein kinase kinase kinase 12, PCK2 <text:s/>- <text:s/>phosphoenolpyruvate carboxykinase 2 (mitochondrial), NDUFA13 <text:s/>- <text:s/>nadh dehydrogenase (ubiquinone) 1 alpha subcomplex, 13, CXCL10 <text:s/>- <text:s/>chemokine (c-x-c motif) ligand 10, SORBS1 <text:s/>- <text:s/>sorbin and sh3 domain containing 1, DAPK1 <text:s/>- <text:s/>death-associated protein kinase 1, PTPN1 <text:s/>- <text:s/>protein tyrosine phosphatase, non-receptor type 1, APEX2 <text:s/>- <text:s/>apex nuclease (apurinic/apyrimidinic endonuclease) 2, RAD9B <text:s/>- <text:s/>rad9 homolog b (s. pombe), LARP1 <text:s/>- <text:s/>la ribonucleoprotein domain family, member 1, PDE4D <text:s/>- <text:s/>phosphodiesterase 4d, camp-specific, ANKZF1 <text:s/>- <text:s/>ankyrin repeat and zinc finger domain containing 1, KAT7 <text:s/>- <text:s/>k(lysine) acetyltransferase 7, ATRIP <text:s/>- <text:s/>atr interacting protein, ERBB2IP <text:s/>- <text:s/>erbb2 interacting protein, ATP2A1 <text:s/>- <text:s/>atpase, ca++ transporting, cardiac muscle, fast twitch 1, ATP2A2 <text:s/>- <text:s/>atpase, ca++ transporting, cardiac muscle, slow twitch 2, EPC2 <text:s/>- <text:s/>enhancer of polycomb homolog 2 (drosophila), ATP1A3 <text:s/>- <text:s/>atpase, na+/k+ transporting, alpha 3 polypeptide, GNRHR <text:s/>- <text:s/>gonadotropin-releasing hormone receptor, DTL <text:s/>- <text:s/>denticleless e3 ubiquitin protein ligase homolog (drosophila), GOT1 <text:s/>- <text:s/>glutamic-oxaloacetic transaminase 1, soluble, GTSE1 <text:s/>- <text:s/>g-2 and s-phase expressed 1, WNT8B <text:s/>- <text:s/>wingless-type mmtv integration site family, member 8b, PYCR1 <text:s/>- <text:s/>pyrroline-5-carboxylate reductase 1, TLN1 <text:s/>- <text:s/>talin 1, HERPUD1 <text:s/>- <text:s/>homocysteine-inducible, endoplasmic reticulum stress-inducible, ubiquitin-like domain member 1, ATF4 <text:s/>- <text:s/>activating transcription factor 4, PHF1 <text:s/>- <text:s/>phd finger protein 1, SCAMP5 <text:s/>- <text:s/>secretory carrier membrane protein 5, SEC31A <text:s/>- <text:s/>sec31 homolog a (s. cerevisiae), PHEX <text:s/>- <text:s/>phosphate regulating endopeptidase homolog, x-linked, FOXN3 <text:s/>- <text:s/>forkhead box n3, HDAC4 <text:s/>- <text:s/>histone deacetylase 4, ID1 <text:s/>- <text:s/>inhibitor of dna binding 1, dominant negative helix-loop-helix protein, ADNP2 <text:s/>- <text:s/>adnp homeobox 2, SLC2A1 <text:s/>- <text:s/>solute carrier family 2 (facilitated glucose transporter), member 1, WNT3 <text:s/>- <text:s/>wingless-type mmtv integration site family, member 3, SPDYA <text:s/>- <text:s/>speedy/ringo cell cycle regulator family member a, NFKBIB <text:s/>- <text:s/>nuclear factor of kappa light polypeptide gene enhancer in b-cells inhibitor, beta, WNT6 <text:s/>- <text:s/>wingless-type mmtv integration site family, member 6, RRAGC <text:s/>- <text:s/>ras-related gtp binding c, GIGYF2 <text:s/>- <text:s/>grb10 interacting gyf protein 2, TRPV1 <text:s/>- <text:s/>transient receptor potential cation channel, subfamily v, member 1, NKX6-1 <text:s/>- <text:s/>nk6 homeobox 1, NKX3-1 <text:s/>- <text:s/>nk3 homeobox 1, STOML2 <text:s/>- <text:s/>stomatin (epb72)-like 2, PAF1 <text:s/>- <text:s/>paf1, rna polymerase ii associated factor, homolog (s. cerevisiae), SLC2A4 <text:s/>- <text:s/>solute carrier family 2 (facilitated glucose transporter), member 4, ATP2B4 <text:s/>- <text:s/>atpase, ca++ transporting, plasma membrane 4, HDAC9 <text:s/>- <text:s/>histone deacetylase 9, DTYMK <text:s/>- <text:s/>deoxythymidylate kinase (thymidylate kinase), NOX4 <text:s/>- <text:s/>nadph oxidase 4, TMBIM6 <text:s/>- <text:s/>transmembrane bax inhibitor motif containing 6, PITX3 <text:s/>- <text:s/>paired-like homeodomain 3, SHC1 <text:s/>- <text:s/>shc (src homology 2 domain containing) transforming protein 1, PNPT1 <text:s/>- <text:s/>polyribonucleotide nucleotidyltransferase 1, SHH <text:s/>- <text:s/>sonic hedgehog, DLX1 <text:s/>- <text:s/>distal-less homeobox 1, GSTO2 <text:s/>- <text:s/>glutathione s-transferase omega 2, WNT10A <text:s/>- <text:s/>wingless-type mmtv integration site family, member 10a, NCK2 <text:s/>- <text:s/>nck adaptor protein 2, LRP6 <text:s/>- <text:s/>low density lipoprotein receptor-related protein 6, ESCO2 <text:s/>- <text:s/>establishment of sister chromatid cohesion n-acetyltransferase 2, B2M <text:s/>- <text:s/>beta-2-microglobulin, PIK3R1 <text:s/>- <text:s/>phosphoinositide-3-kinase, regulatory subunit 1 (alpha), RHNO1 <text:s/>- <text:s/>rad9-hus1-rad1 interacting nuclear orphan 1, TFDP2 <text:s/>- <text:s/>transcription factor dp-2 (e2f dimerization partner 2), NFATC4 <text:s/>- <text:s/>nuclear factor of activated t-cells, cytoplasmic, calcineurin-dependent 4, SESN2 <text:s/>- <text:s/>sestrin 2, BRSK2 <text:s/>- <text:s/>br serine/threonine kinase 2, FNIP1 <text:s/>- <text:s/>folliculin interacting protein 1, KLF1 <text:s/>- <text:s/>kruppel-like factor 1 (erythroid), RAP2A <text:s/>- <text:s/>rap2a, member of ras oncogene family, SIX1 <text:s/>- <text:s/>six homeobox 1, TFPI <text:s/>- <text:s/>tissue factor pathway inhibitor (lipoprotein-associated coagulation inhibitor), RARA <text:s/>- <text:s/>retinoic acid receptor, alpha, SIPA1 <text:s/>- <text:s/>signal-induced proliferation-associated 1, CDK5RAP3 <text:s/>- <text:s/>cdk5 regulatory subunit associated protein 3, RBL2 <text:s/>- <text:s/>retinoblastoma-like 2 (p130), SFRP1 <text:s/>- <text:s/>secreted frizzled-related protein 1, PIAS4 <text:s/>- <text:s/>protein inhibitor of activated stat, 4, RBM4 <text:s/>- <text:s/>rna binding motif protein 4, DNM2 <text:s/>- <text:s/>dynamin 2, ERCC8 <text:s/>- <text:s/>excision repair cross-complementing rodent repair deficiency, complementation group 8, FOSB <text:s/>- <text:s/>fbj murine osteosarcoma viral oncogene homolog b, SLX1A <text:s/>- <text:s/>slx1 structure-specific endonuclease subunit homolog a (s. cerevisiae), THBS1 <text:s/>- <text:s/>thrombospondin 1, XRCC4 <text:s/>- <text:s/>x-ray repair complementing defective repair in chinese hamster cells 4, BCL2L1 <text:s/>- <text:s/>bcl2-like 1, HP1BP3 <text:s/>- <text:s/>heterochromatin protein 1, binding protein 3, GSK3B <text:s/>- <text:s/>glycogen synthase kinase 3 beta, KLF10 <text:s/>- <text:s/>kruppel-like factor 10, CCND1 <text:s/>- <text:s/>cyclin d1, KLF11 <text:s/>- <text:s/>kruppel-like factor 11, PDIA3 <text:s/>- <text:s/>protein disulfide isomerase family a, member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negative regulation of metabolic process</text:p>
          </table:table-cell>
          <table:table-cell office:value-type="float" office:value="0.0000588" calcext:value-type="float">
            <text:p>0.0000588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1.19" calcext:value-type="float">
            <text:p>1.19</text:p>
          </table:table-cell>
          <table:table-cell office:value-type="float" office:value="13954" calcext:value-type="float">
            <text:p>13954</text:p>
          </table:table-cell>
          <table:table-cell office:value-type="float" office:value="2119" calcext:value-type="float">
            <text:p>2119</text:p>
          </table:table-cell>
          <table:table-cell office:value-type="float" office:value="2003" calcext:value-type="float">
            <text:p>200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[ZMYND8 <text:s/>- <text:s/>zinc finger, mynd-type containing 8, HSPA1B <text:s/>- <text:s/>heat shock 70kda protein 1b, BNIP3 <text:s/>- <text:s/>bcl2/adenovirus e1b 19kda interacting protein 3, SIX5 <text:s/>- <text:s/>six homeobox 5, LHX1 <text:s/>- <text:s/>lim homeobox 1, ZFYVE28 <text:s/>- <text:s/>zinc finger, fyve domain containing 28, MAEA <text:s/>- <text:s/>macrophage erythroblast attacher, CREG1 <text:s/>- <text:s/>cellular repressor of e1a-stimulated genes 1, FBXO18 <text:s/>- <text:s/>f-box protein, helicase, 18, CHAC1 <text:s/>- <text:s/>chac, cation transport regulator homolog 1 (e. coli), OS9 <text:s/>- <text:s/>osteosarcoma amplified 9, endoplasmic reticulum lectin, ENSA <text:s/>- <text:s/>endosulfine alpha, ORMDL2 <text:s/>- <text:s/>orm1-like 2 (s. cerevisiae), PNRC1 <text:s/>- <text:s/>proline-rich nuclear receptor coactivator 1, PPP4R4 <text:s/>- <text:s/>protein phosphatase 4, regulatory subunit 4, ZFP36L2 <text:s/>- <text:s/>zfp36 ring finger protein-like 2, GCHFR <text:s/>- <text:s/>gtp cyclohydrolase i feedback regulator, YWHAQ <text:s/>- <text:s/>tyrosine 3-monooxygenase/tryptophan 5-monooxygenase activation protein, theta polypeptide, SIRT2 <text:s/>- <text:s/>sirtuin 2, ENG <text:s/>- <text:s/>endoglin, SP3 <text:s/>- <text:s/>sp3 transcription factor, MAEL <text:s/>- <text:s/>maelstrom spermatogenic transposon silencer, PLK1 <text:s/>- <text:s/>polo-like kinase 1, SP2 <text:s/>- <text:s/>sp2 transcription factor, GPC3 <text:s/>- <text:s/>glypican 3, SPRED2 <text:s/>- <text:s/>sprouty-related, evh1 domain containing 2, TRIM11 <text:s/>- <text:s/>tripartite motif containing 11, SOX9 <text:s/>- <text:s/>sry (sex determining region y)-box 9, BLM <text:s/>- <text:s/>bloom syndrome, recq helicase-like, DEPDC1 <text:s/>- <text:s/>dep domain containing 1, SOX4 <text:s/>- <text:s/>sry (sex determining region y)-box 4, C12orf52 <text:s/>- <text:s/>chromosome 12 open reading frame 52, PER2 <text:s/>- <text:s/>period circadian clock 2, PSME3 <text:s/>- <text:s/>proteasome (prosome, macropain) activator subunit 3 (pa28 gamma; ki), ELAVL1 <text:s/>- <text:s/>elav (embryonic lethal, abnormal vision, drosophila)-like 1 (hu antigen r), RGS4 <text:s/>- <text:s/>regulator of g-protein signaling 4, LDB1 <text:s/>- <text:s/>lim domain binding 1, RGS3 <text:s/>- <text:s/>regulator of g-protein signaling 3, HOXC6 <text:s/>- <text:s/>homeobox c6, ABCA7 <text:s/>- <text:s/>atp-binding cassette, sub-family a (abc1), member 7, BMP6 <text:s/>- <text:s/>bone morphogenetic protein 6, CNOT1 <text:s/>- <text:s/>ccr4-not transcription complex, subunit 1, EXOSC7 <text:s/>- <text:s/>exosome component 7, CTSA <text:s/>- <text:s/>cathepsin a, ANAPC5 <text:s/>- <text:s/>anaphase promoting complex subunit 5, OLIG2 <text:s/>- <text:s/>oligodendrocyte lineage transcription factor 2, TRIB1 <text:s/>- <text:s/>tribbles homolog 1 (drosophila), SNCA <text:s/>- <text:s/>synuclein, alpha (non a4 component of amyloid precursor), PPM1A <text:s/>- <text:s/>protein phosphatase, mg2+/mn2+ dependent, 1a, MXI1 <text:s/>- <text:s/>max interactor 1, dimerization protein, POU3F3 <text:s/>- <text:s/>pou class 3 homeobox 3, UBN1 <text:s/>- <text:s/>ubinuclein 1, DDX54 <text:s/>- <text:s/>dead (asp-glu-ala-asp) box polypeptide 54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CTDSP2 <text:s/>- <text:s/>ctd (carboxy-terminal domain, rna polymerase ii, polypeptide a) small phosphatase 2, UBR5 <text:s/>- <text:s/>ubiquitin protein ligase e3 component n-recognin 5, ATCAY <text:s/>- <text:s/>ataxia, cerebellar, cayman type, HIST3H2A <text:s/>- <text:s/>histone cluster 3, h2a, RORB <text:s/>- <text:s/>rar-related orphan receptor b, POLR2I <text:s/>- <text:s/>polymerase (rna) ii (dna directed) polypeptide i, 14.5kda, SLIT3 <text:s/>- <text:s/>slit homolog 3 (drosophila), SPRY2 <text:s/>- <text:s/>sprouty homolog 2 (drosophila), POU3F2 <text:s/>- <text:s/>pou class 3 homeobox 2, HELB <text:s/>- <text:s/>helicase (dna) b, WDTC1 <text:s/>- <text:s/>wd and tetratricopeptide repeats 1, DACT1 <text:s/>- <text:s/>dishevelled-binding antagonist of beta-catenin 1, HES6 <text:s/>- <text:s/>hairy and enhancer of split 6 (drosophila), TMEFF2 <text:s/>- <text:s/>transmembrane protein with egf-like and two follistatin-like domains 2, CNST <text:s/>- <text:s/>consortin, connexin sorting protein, HES5 <text:s/>- <text:s/>hairy and enhancer of split 5 (drosophila), AP2A1 <text:s/>- <text:s/>adaptor-related protein complex 2, alpha 1 subunit, ACOT8 <text:s/>- <text:s/>acyl-coa thioesterase 8, PRDM5 <text:s/>- <text:s/>pr domain containing 5, CXorf27 <text:s/>- <text:s/>chromosome x open reading frame 27, T <text:s/>- <text:s/>t, brachyury homolog (mouse), HINT2 <text:s/>- <text:s/>histidine triad nucleotide binding protein 2, HMGB2 <text:s/>- <text:s/>high mobility group box 2, HMGB1 <text:s/>- <text:s/>high mobility group box 1, CCAR1 <text:s/>- <text:s/>cell division cycle and apoptosis regulator 1, DERL3 <text:s/>- <text:s/>derlin 3, VPS35 <text:s/>- <text:s/>vacuolar protein sorting 35 homolog (s. cerevisiae), CTBP2 <text:s/>- <text:s/>c-terminal binding protein 2, TNKS <text:s/>- <text:s/>tankyrase, trf1-interacting ankyrin-related adp-ribose polymerase, ATF7IP <text:s/>- <text:s/>activating transcription factor 7 interacting protein, TNRC6B <text:s/>- <text:s/>trinucleotide repeat containing 6b, AGO1 <text:s/>- <text:s/>argonaute risc catalytic component 1, DCPS <text:s/>- <text:s/>decapping enzyme, scavenger, ETV6 <text:s/>- <text:s/>ets variant 6, HK2 <text:s/>- <text:s/>hexokinase 2, UBE2C <text:s/>- <text:s/>ubiquitin-conjugating enzyme e2c, RPLP1 <text:s/>- <text:s/>ribosomal protein, large, p1, PPP2R1A <text:s/>- <text:s/>protein phosphatase 2, regulatory subunit a, alpha, RPLP0 <text:s/>- <text:s/>ribosomal protein, large, p0, VLDLR <text:s/>- <text:s/>very low density lipoprotein receptor, MSX1 <text:s/>- <text:s/>msh homeobox 1, CDC23 <text:s/>- <text:s/>cell division cycle 23, NCOA2 <text:s/>- <text:s/>nuclear receptor coactivator 2, FKBP8 <text:s/>- <text:s/>fk506 binding protein 8, 38kda, MSX2 <text:s/>- <text:s/>msh homeobox 2, CALM3 <text:s/>- <text:s/>calmodulin 3 (phosphorylase kinase, delta), EZH2 <text:s/>- <text:s/>enhancer of zeste homolog 2 (drosophila), STK11 <text:s/>- <text:s/>serine/threonine kinase 11, TGIF2 <text:s/>- <text:s/>tgfb-induced factor homeobox 2, HIC1 <text:s/>- <text:s/>hypermethylated in cancer 1, HIF1A <text:s/>- <text:s/>hypoxia inducible factor 1, alpha subunit (basic helix-loop-helix transcription factor), LIN28A <text:s/>- <text:s/>lin-28 homolog a (c. elegans), HOXB4 <text:s/>- <text:s/>homeobox b4, TDRKH <text:s/>- <text:s/>tudor and kh domain containing, JUN <text:s/>- <text:s/>jun proto-oncogene, PASK <text:s/>- <text:s/>pas domain containing serine/threonine kinase, JARID2 <text:s/>- <text:s/>jumonji, at rich interactive domain 2, JUNB <text:s/>- <text:s/>jun b proto-oncogene, URI1 <text:s/>- <text:s/>uri1, prefoldin-like chaperone, CRY2 <text:s/>- <text:s/>cryptochrome 2 (photolyase-like), STAT3 <text:s/>- <text:s/>signal transducer and activator of transcription 3 (acute-phase response factor), HMG20A <text:s/>- <text:s/>high mobility group 20a, HMG20B <text:s/>- <text:s/>high mobility group 20b, E2F8 <text:s/>- <text:s/>e2f transcription factor 8, UBB <text:s/>- <text:s/>ubiquitin b, VRK3 <text:s/>- <text:s/>vaccinia related kinase 3, CRIM1 <text:s/>- <text:s/>cysteine rich transmembrane bmp regulator 1 (chordin-like)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TINF2 <text:s/>- <text:s/>terf1 (trf1)-interacting nuclear factor 2, RPS6KA1 <text:s/>- <text:s/>ribosomal protein s6 kinase, 90kda, polypeptide 1, EXD1 <text:s/>- <text:s/>exonuclease 3'-5' domain containing 1, MAP2K1 <text:s/>- <text:s/>mitogen-activated protein kinase kinase 1, HMGA2 <text:s/>- <text:s/>high mobility group at-hook 2, ETF1 <text:s/>- <text:s/>eukaryotic translation termination factor 1, RUNX3 <text:s/>- <text:s/>runt-related transcription factor 3, SERPINA6 <text:s/>- <text:s/>serpin peptidase inhibitor, clade a (alpha-1 antiproteinase, antitrypsin), member 6, NUDT16L1 <text:s/>- <text:s/>nudix (nucleoside diphosphate linked moiety x)-type motif 16-like 1, MAPK7 <text:s/>- <text:s/>mitogen-activated protein kinase 7, GATA3 <text:s/>- <text:s/>gata binding protein 3, HNRNPA1 <text:s/>- <text:s/>heterogeneous nuclear ribonucleoprotein a1, HNRNPC <text:s/>- <text:s/>heterogeneous nuclear ribonucleoprotein c (c1/c2), ZNF830 <text:s/>- <text:s/>zinc finger protein 830, PRKCZ <text:s/>- <text:s/>protein kinase c, zeta, HMGCR <text:s/>- <text:s/>3-hydroxy-3-methylglutaryl-coa reductase, NANOS1 <text:s/>- <text:s/>nanos homolog 1 (drosophila), NUP214 <text:s/>- <text:s/>nucleoporin 214kda, UBE2D3 <text:s/>- <text:s/>ubiquitin-conjugating enzyme e2d 3, SREBF1 <text:s/>- <text:s/>sterol regulatory element binding transcription factor 1, WDR81 <text:s/>- <text:s/>wd repeat domain 81, PRMT5 <text:s/>- <text:s/>protein arginine methyltransferase 5, ATAD2 <text:s/>- <text:s/>atpase family, aaa domain containing 2, PRKAR1A <text:s/>- <text:s/>protein kinase, camp-dependent, regulatory, type i, alpha, DEDD2 <text:s/>- <text:s/>death effector domain containing 2, CDC6 <text:s/>- <text:s/>cell division cycle 6, LRIG2 <text:s/>- <text:s/>leucine-rich repeats and immunoglobulin-like domains 2, CEP85 <text:s/>- <text:s/>centrosomal protein 85kda, ZNF189 <text:s/>- <text:s/>zinc finger protein 189, CDC20 <text:s/>- <text:s/>cell division cycle 20, PIK3IP1 <text:s/>- <text:s/>phosphoinositide-3-kinase interacting protein 1, CDK1 <text:s/>- <text:s/>cyclin-dependent kinase 1, APLP1 <text:s/>- <text:s/>amyloid beta (a4) precursor-like protein 1, ENC1 <text:s/>- <text:s/>ectodermal-neural cortex 1 (with btb domain), SIN3A <text:s/>- <text:s/>sin3 transcription regulator family member a, MIDN <text:s/>- <text:s/>midnolin, RBMX <text:s/>- <text:s/>rna binding motif protein, x-linked, MAP3K10 <text:s/>- <text:s/>mitogen-activated protein kinase kinase kinase 10, MLH1 <text:s/>- <text:s/>mutl homolog 1, colon cancer, nonpolyposis type 2 (e. coli), PIWIL1 <text:s/>- <text:s/>piwi-like rna-mediated gene silencing 1, ADC <text:s/>- <text:s/>arginine decarboxylase, PBXIP1 <text:s/>- <text:s/>pre-b-cell leukemia homeobox interacting protein 1, CBX8 <text:s/>- <text:s/>chromobox homolog 8, FOXM1 <text:s/>- <text:s/>forkhead box m1, MLLT1 <text:s/>- <text:s/>myeloid/lymphoid or mixed-lineage leukemia (trithorax homolog, drosophila); translocated to, 1, FOXO1 <text:s/>- <text:s/>forkhead box o1, MSH6 <text:s/>- <text:s/>muts homolog 6 (e. coli), CHP1 <text:s/>- <text:s/>calcineurin-like ef-hand protein 1, ERRFI1 <text:s/>- <text:s/>erbb receptor feedback inhibitor 1, BRIP1 <text:s/>- <text:s/>brca1 interacting protein c-terminal helicase 1, IGF2BP2 <text:s/>- <text:s/>insulin-like growth factor 2 mrna binding protein 2, RPS6KA5 <text:s/>- <text:s/>ribosomal protein s6 kinase, 90kda, polypeptide 5, IL4 <text:s/>- <text:s/>interleukin 4, FOXC1 <text:s/>- <text:s/>forkhead box c1, SUFU <text:s/>- <text:s/>suppressor of fused homolog (drosophila), PSMA5 <text:s/>- <text:s/>proteasome (prosome, macropain) subunit, alpha type, 5, ANAPC15 <text:s/>- <text:s/>anaphase promoting complex subunit 15, PSMA3 <text:s/>- <text:s/>proteasome (prosome, macropain) subunit, alpha type, 3, HEXIM2 <text:s/>- <text:s/>hexamethylene bis-acetamide inducible 2, PEBP1 <text:s/>- <text:s/>phosphatidylethanolamine binding protein 1, LRTM2 <text:s/>- <text:s/>leucine-rich repeats and transmembrane domains 2, FOXG1 <text:s/>- <text:s/>forkhead box g1, CHEK2 <text:s/>- <text:s/>checkpoint kinase 2, COL28A1 <text:s/>- <text:s/>collagen, type xxviii, alpha 1, PSMD10 <text:s/>- <text:s/>proteasome (prosome, macropain) 26s subunit, non-atpase, 10, NDRG2 <text:s/>- <text:s/>ndrg family member 2, KDM3A <text:s/>- <text:s/>lysine (k)-specific demethylase 3a, DERL2 <text:s/>- <text:s/>derlin 2, SCAI <text:s/>- <text:s/>suppressor of cancer cell invasion, CLEC16A <text:s/>- <text:s/>c-type lectin domain family 16, member a, MNT <text:s/>- <text:s/>mnt, max dimerization protein, DUSP10 <text:s/>- <text:s/>dual specificity phosphatase 10, VIMP <text:s/>- <text:s/>vcp-interacting membrane protein, EXOSC1 <text:s/>- <text:s/>exosome component 1, ARNTL <text:s/>- <text:s/>aryl hydrocarbon receptor nuclear translocator-like, FGFR2 <text:s/>- <text:s/>fibroblast growth factor receptor 2, H2AFZ <text:s/>- <text:s/>h2a histone family, member z, H2AFX <text:s/>- <text:s/>h2a histone family, member x, SAP130 <text:s/>- <text:s/>sin3a-associated protein, 130kda, HIST1H2AD <text:s/>- <text:s/>histone cluster 1, h2ad, PSME2 <text:s/>- <text:s/>proteasome (prosome, macropain) activator subunit 2 (pa28 beta), HIST1H1B <text:s/>- <text:s/>histone cluster 1, h1b, AURKB <text:s/>- <text:s/>aurora kinase b, HIST1H1D <text:s/>- <text:s/>histone cluster 1, h1d, ISL1 <text:s/>- <text:s/>isl lim homeobox 1, HIST1H1C <text:s/>- <text:s/>histone cluster 1, h1c, BCLAF1 <text:s/>- <text:s/>bcl2-associated transcription factor 1, BUB3 <text:s/>- <text:s/>bub3 mitotic checkpoint protein, TARBP2 <text:s/>- <text:s/>tar (hiv-1) rna binding protein 2, NUP88 <text:s/>- <text:s/>nucleoporin 88kda, GMNN <text:s/>- <text:s/>geminin, dna replication inhibitor, BTG2 <text:s/>- <text:s/>btg family, member 2, RASSF2 <text:s/>- <text:s/>ras association (ralgds/af-6) domain family member 2, KHSRP <text:s/>- <text:s/>kh-type splicing regulatory protein, CSDE1 <text:s/>- <text:s/>cold shock domain containing e1, rna-binding, PEG3 <text:s/>- <text:s/>paternally expressed 3, LRP8 <text:s/>- <text:s/>low density lipoprotein receptor-related protein 8, apolipoprotein e receptor, SMG9 <text:s/>- <text:s/>smg9 nonsense mediated mrna decay factor, INSIG1 <text:s/>- <text:s/>insulin induced gene 1, GZF1 <text:s/>- <text:s/>gdnf-inducible zinc finger protein 1, LSM6 <text:s/>- <text:s/>lsm6 homolog, u6 small nuclear rna associated (s. cerevisiae), TBX15 <text:s/>- <text:s/>t-box 15, DAXX <text:s/>- <text:s/>death-domain associated protein, INSM1 <text:s/>- <text:s/>insulinoma-associated 1, PGP <text:s/>- <text:s/>phosphoglycolate phosphatase, NDUFA13 <text:s/>- <text:s/>nadh dehydrogenase (ubiquinone) 1 alpha subcomplex, 13, PCBP3 <text:s/>- <text:s/>poly(rc) binding protein 3, CDKN2D <text:s/>- <text:s/>cyclin-dependent kinase inhibitor 2d (p19, inhibits cdk4), DAPK1 <text:s/>- <text:s/>death-associated protein kinase 1, PPP1R1B <text:s/>- <text:s/>protein phosphatase 1, regulatory (inhibitor) subunit 1b, PTPN1 <text:s/>- <text:s/>protein tyrosine phosphatase, non-receptor type 1, IBTK <text:s/>- <text:s/>inhibitor of bruton agammaglobulinemia tyrosine kinase, SFI1 <text:s/>- <text:s/>sfi1 homolog, spindle assembly associated (yeast), ARX <text:s/>- <text:s/>aristaless related homeobox, RNF40 <text:s/>- <text:s/>ring finger protein 40, e3 ubiquitin protein ligase, LARP1 <text:s/>- <text:s/>la ribonucleoprotein domain family, member 1, MBD3 <text:s/>- <text:s/>methyl-cpg binding domain protein 3, PDE4D <text:s/>- <text:s/>phosphodiesterase 4d, camp-specific, FAM212B <text:s/>- <text:s/>family with sequence similarity 212, member b, HDAC1 <text:s/>- <text:s/>histone deacetylase 1, XDH <text:s/>- <text:s/>xanthine dehydrogenase, PPP1R36 <text:s/>- <text:s/>protein phosphatase 1, regulatory subunit 36, ANAPC11 <text:s/>- <text:s/>anaphase promoting complex subunit 11, GOLGA2 <text:s/>- <text:s/>golgin a2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OB2 <text:s/>- <text:s/>transducer of erbb2, 2, TLE4 <text:s/>- <text:s/>transducin-like enhancer of split 4 (e(sp1) homolog, drosophila), HERPUD1 <text:s/>- <text:s/>homocysteine-inducible, endoplasmic reticulum stress-inducible, ubiquitin-like domain member 1, ATF4 <text:s/>- <text:s/>activating transcription factor 4, PHF1 <text:s/>- <text:s/>phd finger protein 1, PEX2 <text:s/>- <text:s/>peroxisomal biogenesis factor 2, HIST1H2AC <text:s/>- <text:s/>histone cluster 1, h2ac, RERE <text:s/>- <text:s/>arginine-glutamic acid dipeptide (re) repeats, PUM1 <text:s/>- <text:s/>pumilio homolog 1 (drosophila), GPI <text:s/>- <text:s/>glucose-6-phosphate isomerase, GIPC1 <text:s/>- <text:s/>gipc pdz domain containing family, member 1, C7orf55 <text:s/>- <text:s/>chromosome 7 open reading frame 55, FOXN3 <text:s/>- <text:s/>forkhead box n3, ZFPM2 <text:s/>- <text:s/>zinc finger protein, fog family member 2, DHX34 <text:s/>- <text:s/>deah (asp-glu-ala-his) box polypeptide 34, KCNIP3 <text:s/>- <text:s/>kv channel interacting protein 3, calsenilin, DUSP8 <text:s/>- <text:s/>dual specificity phosphatase 8, HDAC4 <text:s/>- <text:s/>histone deacetylase 4, ID1 <text:s/>- <text:s/>inhibitor of dna binding 1, dominant negative helix-loop-helix protein, DUSP6 <text:s/>- <text:s/>dual specificity phosphatase 6, PLIN5 <text:s/>- <text:s/>perilipin 5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ATP2B4 <text:s/>- <text:s/>atpase, ca++ transporting, plasma membrane 4, HDAC9 <text:s/>- <text:s/>histone deacetylase 9, WARS <text:s/>- <text:s/>tryptophanyl-trna synthetase, MYOCD <text:s/>- <text:s/>myocardin, HBEGF <text:s/>- <text:s/>heparin-binding egf-like growth factor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DLG2 <text:s/>- <text:s/>discs, large homolog 2 (drosophila), DLX1 <text:s/>- <text:s/>distal-less homeobox 1, SHH <text:s/>- <text:s/>sonic hedgehog, DLX2 <text:s/>- <text:s/>distal-less homeobox 2, NCK2 <text:s/>- <text:s/>nck adaptor protein 2, LRP6 <text:s/>- <text:s/>low density lipoprotein receptor-related protein 6, DHCR24 <text:s/>- <text:s/>24-dehydrocholesterol reductase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SESN2 <text:s/>- <text:s/>sestrin 2, CELF1 <text:s/>- <text:s/>cugbp, elav-like family member 1, NF2 <text:s/>- <text:s/>neurofibromin 2 (merlin), HIST1H2AA <text:s/>- <text:s/>histone cluster 1, h2aa, KHDRBS1 <text:s/>- <text:s/>kh domain containing, rna binding, signal transduction associated 1, RBM42 <text:s/>- <text:s/>rna binding motif protein 42, HEY2 <text:s/>- <text:s/>hairy/enhancer-of-split related with yrpw motif 2, FNIP1 <text:s/>- <text:s/>folliculin interacting protein 1, SIX1 <text:s/>- <text:s/>six homeobox 1, TFPI <text:s/>- <text:s/>tissue factor pathway inhibitor (lipoprotein-associated coagulation inhibitor), RARA <text:s/>- <text:s/>retinoic acid receptor, alpha, CDK5RAP3 <text:s/>- <text:s/>cdk5 regulatory subunit associated protein 3, RBL2 <text:s/>- <text:s/>retinoblastoma-like 2 (p130), NEUROG3 <text:s/>- <text:s/>neurogenin 3, GRIN2A <text:s/>- <text:s/>glutamate receptor, ionotropic, n-methyl d-aspartate 2a, SFRP1 <text:s/>- <text:s/>secreted frizzled-related protein 1, MXD1 <text:s/>- <text:s/>max dimerization protein 1, SF1 <text:s/>- <text:s/>splicing factor 1, PIAS4 <text:s/>- <text:s/>protein inhibitor of activated stat, 4, TGFB3 <text:s/>- <text:s/>transforming growth factor, beta 3, SMAD2 <text:s/>- <text:s/>smad family member 2, RBM4 <text:s/>- <text:s/>rna binding motif protein 4, NUP93 <text:s/>- <text:s/>nucleoporin 93kda, ARID4A <text:s/>- <text:s/>at rich interactive domain 4a (rbp1-like), ZNF8 <text:s/>- <text:s/>zinc finger protein 8, CNBP <text:s/>- <text:s/>cchc-type zinc finger, nucleic acid binding protein, SRSF6 <text:s/>- <text:s/>serine/arginine-rich splicing factor 6, RASD2 <text:s/>- <text:s/>rasd family, member 2, KDM4A <text:s/>- <text:s/>lysine (k)-specific demethylase 4a, RBBP4 <text:s/>- <text:s/>retinoblastoma binding protein 4, FOSB <text:s/>- <text:s/>fbj murine osteosarcoma viral oncogene homolog b, DDX4 <text:s/>- <text:s/>dead (asp-glu-ala-asp) box polypeptide 4, LRRC4C <text:s/>- <text:s/>leucine rich repeat containing 4c, SLX1A <text:s/>- <text:s/>slx1 structure-specific endonuclease subunit homolog a (s. cerevisiae), CUL3 <text:s/>- <text:s/>cullin 3, THBS1 <text:s/>- <text:s/>thrombospondin 1, CIRBP <text:s/>- <text:s/>cold inducible rna binding protein, HIST1H2AG <text:s/>- <text:s/>histone cluster 1, h2ag, SMAD6 <text:s/>- <text:s/>smad family member 6, GSK3B <text:s/>- <text:s/>glycogen synthase kinase 3 beta, KLF10 <text:s/>- <text:s/>kruppel-like factor 10, CCND1 <text:s/>- <text:s/>cyclin d1, THY1 <text:s/>- <text:s/>thy-1 cell surface antigen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0593" calcext:value-type="float">
            <text:p>0.0000593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2003" calcext:value-type="float">
            <text:p>200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ZMYND8 <text:s/>- <text:s/>zinc finger, mynd-type containing 8, HSPA1B <text:s/>- <text:s/>heat shock 70kda protein 1b, LHX1 <text:s/>- <text:s/>lim homeobox 1, SIX5 <text:s/>- <text:s/>six homeobox 5, CHAC1 <text:s/>- <text:s/>chac, cation transport regulator homolog 1 (e. coli), PNRC1 <text:s/>- <text:s/>proline-rich nuclear receptor coactivator 1, ZFP36L2 <text:s/>- <text:s/>zfp36 ring finger protein-like 2, YWHAQ <text:s/>- <text:s/>tyrosine 3-monooxygenase/tryptophan 5-monooxygenase activation protein, theta polypeptide, SIRT2 <text:s/>- <text:s/>sirtuin 2, ENG <text:s/>- <text:s/>endoglin, SP3 <text:s/>- <text:s/>sp3 transcription factor, MAEL <text:s/>- <text:s/>maelstrom spermatogenic transposon silencer, PLK1 <text:s/>- <text:s/>polo-like kinase 1, SP2 <text:s/>- <text:s/>sp2 transcription factor, SOX9 <text:s/>- <text:s/>sry (sex determining region y)-box 9, TRIM11 <text:s/>- <text:s/>tripartite motif containing 11, DEPDC1 <text:s/>- <text:s/>dep domain containing 1, C12orf52 <text:s/>- <text:s/>chromosome 12 open reading frame 52, PER2 <text:s/>- <text:s/>period circadian clock 2, ELAVL1 <text:s/>- <text:s/>elav (embryonic lethal, abnormal vision, drosophila)-like 1 (hu antigen r), LDB1 <text:s/>- <text:s/>lim domain binding 1, BMP6 <text:s/>- <text:s/>bone morphogenetic protein 6, CNOT1 <text:s/>- <text:s/>ccr4-not transcription complex, subunit 1, EXOSC7 <text:s/>- <text:s/>exosome component 7, OLIG2 <text:s/>- <text:s/>oligodendrocyte lineage transcription factor 2, SNCA <text:s/>- <text:s/>synuclein, alpha (non a4 component of amyloid precursor), PPM1A <text:s/>- <text:s/>protein phosphatase, mg2+/mn2+ dependent, 1a, POU3F3 <text:s/>- <text:s/>pou class 3 homeobox 3, FZD8 <text:s/>- <text:s/>frizzled family receptor 8, EOMES <text:s/>- <text:s/>eomesodermin, KDM1A <text:s/>- <text:s/>lysine (k)-specific demethylase 1a, HNRNPR <text:s/>- <text:s/>heterogeneous nuclear ribonucleoprotein r, PPARA <text:s/>- <text:s/>peroxisome proliferator-activated receptor alpha, PPARG <text:s/>- <text:s/>peroxisome proliferator-activated receptor gamma, PPARD <text:s/>- <text:s/>peroxisome proliferator-activated receptor delta, HIST3H2A <text:s/>- <text:s/>histone cluster 3, h2a, RORB <text:s/>- <text:s/>rar-related orphan receptor b, POLR2I <text:s/>- <text:s/>polymerase (rna) ii (dna directed) polypeptide i, 14.5kda, SLIT3 <text:s/>- <text:s/>slit homolog 3 (drosophila), POU3F2 <text:s/>- <text:s/>pou class 3 homeobox 2, WDTC1 <text:s/>- <text:s/>wd and tetratricopeptide repeats 1, DACT1 <text:s/>- <text:s/>dishevelled-binding antagonist of beta-catenin 1, HES6 <text:s/>- <text:s/>hairy and enhancer of split 6 (drosophila), HES5 <text:s/>- <text:s/>hairy and enhancer of split 5 (drosophila), PRDM5 <text:s/>- <text:s/>pr domain containing 5, CXorf27 <text:s/>- <text:s/>chromosome x open reading frame 27, T <text:s/>- <text:s/>t, brachyury homolog (mouse), HMGB2 <text:s/>- <text:s/>high mobility group box 2, HMGB1 <text:s/>- <text:s/>high mobility group box 1, VPS35 <text:s/>- <text:s/>vacuolar protein sorting 35 homolog (s. cerevisiae), CTBP2 <text:s/>- <text:s/>c-terminal binding protein 2, ATF7IP <text:s/>- <text:s/>activating transcription factor 7 interacting protein, TNRC6B <text:s/>- <text:s/>trinucleotide repeat containing 6b, AGO1 <text:s/>- <text:s/>argonaute risc catalytic component 1, DCPS <text:s/>- <text:s/>decapping enzyme, scavenger, ETV6 <text:s/>- <text:s/>ets variant 6, RPLP1 <text:s/>- <text:s/>ribosomal protein, large, p1, PPP2R1A <text:s/>- <text:s/>protein phosphatase 2, regulatory subunit a, alpha, RPLP0 <text:s/>- <text:s/>ribosomal protein, large, p0, VLDLR <text:s/>- <text:s/>very low density lipoprotein receptor, NCOA2 <text:s/>- <text:s/>nuclear receptor coactivator 2, MSX1 <text:s/>- <text:s/>msh homeobox 1, MSX2 <text:s/>- <text:s/>msh homeobox 2, EZH2 <text:s/>- <text:s/>enhancer of zeste homolog 2 (drosophila), TGIF2 <text:s/>- <text:s/>tgfb-induced factor homeobox 2, HIC1 <text:s/>- <text:s/>hypermethylated in cancer 1, LIN28A <text:s/>- <text:s/>lin-28 homolog a (c. elegans), HOXB4 <text:s/>- <text:s/>homeobox b4, TDRKH <text:s/>- <text:s/>tudor and kh domain containing, JUN <text:s/>- <text:s/>jun proto-oncogene, JARID2 <text:s/>- <text:s/>jumonji, at rich interactive domain 2, URI1 <text:s/>- <text:s/>uri1, prefoldin-like chaperone, JUNB <text:s/>- <text:s/>jun b proto-oncogene, CRY2 <text:s/>- <text:s/>cryptochrome 2 (photolyase-like), STAT3 <text:s/>- <text:s/>signal transducer and activator of transcription 3 (acute-phase response factor), HMG20A <text:s/>- <text:s/>high mobility group 20a, E2F8 <text:s/>- <text:s/>e2f transcription factor 8, UBB <text:s/>- <text:s/>ubiquitin b, HNRNPL <text:s/>- <text:s/>heterogeneous nuclear ribonucleoprotein l, RCOR1 <text:s/>- <text:s/>rest corepressor 1, MID2 <text:s/>- <text:s/>midline 2, SALL4 <text:s/>- <text:s/>sal-like 4 (drosophila), ETS2 <text:s/>- <text:s/>v-ets avian erythroblastosis virus e26 oncogene homolog 2, EXD1 <text:s/>- <text:s/>exonuclease 3'-5' domain containing 1, MAP2K1 <text:s/>- <text:s/>mitogen-activated protein kinase kinase 1, HMGA2 <text:s/>- <text:s/>high mobility group at-hook 2, ETF1 <text:s/>- <text:s/>eukaryotic translation termination factor 1, RUNX3 <text:s/>- <text:s/>runt-related transcription factor 3, GATA3 <text:s/>- <text:s/>gata binding protein 3, NANOS1 <text:s/>- <text:s/>nanos homolog 1 (drosophila), NUP214 <text:s/>- <text:s/>nucleoporin 214kda, UBE2D3 <text:s/>- <text:s/>ubiquitin-conjugating enzyme e2d 3, SREBF1 <text:s/>- <text:s/>sterol regulatory element binding transcription factor 1, ATAD2 <text:s/>- <text:s/>atpase family, aaa domain containing 2, DEDD2 <text:s/>- <text:s/>death effector domain containing 2, ZNF189 <text:s/>- <text:s/>zinc finger protein 189, ENC1 <text:s/>- <text:s/>ectodermal-neural cortex 1 (with btb domain), SIN3A <text:s/>- <text:s/>sin3 transcription regulator family member a, RBMX <text:s/>- <text:s/>rna binding motif protein, x-linked, MAP3K10 <text:s/>- <text:s/>mitogen-activated protein kinase kinase kinase 10, MLH1 <text:s/>- <text:s/>mutl homolog 1, colon cancer, nonpolyposis type 2 (e. coli), PIWIL1 <text:s/>- <text:s/>piwi-like rna-mediated gene silencing 1, PBXIP1 <text:s/>- <text:s/>pre-b-cell leukemia homeobox interacting protein 1, CBX8 <text:s/>- <text:s/>chromobox homolog 8, FOXM1 <text:s/>- <text:s/>forkhead box m1, FOXO1 <text:s/>- <text:s/>forkhead box o1, BRIP1 <text:s/>- <text:s/>brca1 interacting protein c-terminal helicase 1, IGF2BP2 <text:s/>- <text:s/>insulin-like growth factor 2 mrna binding protein 2, IL4 <text:s/>- <text:s/>interleukin 4, RPS6KA5 <text:s/>- <text:s/>ribosomal protein s6 kinase, 90kda, polypeptide 5, FOXC1 <text:s/>- <text:s/>forkhead box c1, SUFU <text:s/>- <text:s/>suppressor of fused homolog (drosophila), HEXIM2 <text:s/>- <text:s/>hexamethylene bis-acetamide inducible 2, FOXG1 <text:s/>- <text:s/>forkhead box g1, PSMD10 <text:s/>- <text:s/>proteasome (prosome, macropain) 26s subunit, non-atpase, 10, MNT <text:s/>- <text:s/>mnt, max dimerization protein, EXOSC1 <text:s/>- <text:s/>exosome component 1, FGFR2 <text:s/>- <text:s/>fibroblast growth factor receptor 2, ARNTL <text:s/>- <text:s/>aryl hydrocarbon receptor nuclear translocator-like, H2AFZ <text:s/>- <text:s/>h2a histone family, member z, H2AFX <text:s/>- <text:s/>h2a histone family, member x, SAP130 <text:s/>- <text:s/>sin3a-associated protein, 130kda, HIST1H2AD <text:s/>- <text:s/>histone cluster 1, h2ad, HIST1H1B <text:s/>- <text:s/>histone cluster 1, h1b, AURKB <text:s/>- <text:s/>aurora kinase b, HIST1H1D <text:s/>- <text:s/>histone cluster 1, h1d, ISL1 <text:s/>- <text:s/>isl lim homeobox 1, HIST1H1C <text:s/>- <text:s/>histone cluster 1, h1c, TARBP2 <text:s/>- <text:s/>tar (hiv-1) rna binding protein 2, BCLAF1 <text:s/>- <text:s/>bcl2-associated transcription factor 1, NUP88 <text:s/>- <text:s/>nucleoporin 88kda, GMNN <text:s/>- <text:s/>geminin, dna replication inhibitor, BTG2 <text:s/>- <text:s/>btg family, member 2, KHSRP <text:s/>- <text:s/>kh-type splicing regulatory protein, CSDE1 <text:s/>- <text:s/>cold shock domain containing e1, rna-binding, PEG3 <text:s/>- <text:s/>paternally expressed 3, SMG9 <text:s/>- <text:s/>smg9 nonsense mediated mrna decay factor, LRP8 <text:s/>- <text:s/>low density lipoprotein receptor-related protein 8, apolipoprotein e receptor, TBX15 <text:s/>- <text:s/>t-box 15, GZF1 <text:s/>- <text:s/>gdnf-inducible zinc finger protein 1, LSM6 <text:s/>- <text:s/>lsm6 homolog, u6 small nuclear rna associated (s. cerevisiae), DAXX <text:s/>- <text:s/>death-domain associated protein, INSM1 <text:s/>- <text:s/>insulinoma-associated 1, NDUFA13 <text:s/>- <text:s/>nadh dehydrogenase (ubiquinone) 1 alpha subcomplex, 13, PCBP3 <text:s/>- <text:s/>poly(rc) binding protein 3, DAPK1 <text:s/>- <text:s/>death-associated protein kinase 1, ARX <text:s/>- <text:s/>aristaless related homeobox, RNF40 <text:s/>- <text:s/>ring finger protein 40, e3 ubiquitin protein ligase, LARP1 <text:s/>- <text:s/>la ribonucleoprotein domain family, member 1, MBD3 <text:s/>- <text:s/>methyl-cpg binding domain protein 3, HDAC1 <text:s/>- <text:s/>histone deacetylase 1, XDH <text:s/>- <text:s/>xanthine dehydrogenase, XPO1 <text:s/>- <text:s/>exportin 1 (crm1 homolog, yeast), TLE1 <text:s/>- <text:s/>transducin-like enhancer of split 1 (e(sp1) homolog, drosophila), BAHD1 <text:s/>- <text:s/>bromo adjacent homology domain containing 1, ZBTB20 <text:s/>- <text:s/>zinc finger and btb domain containing 20, TLE4 <text:s/>- <text:s/>transducin-like enhancer of split 4 (e(sp1) homolog, drosophila), PHF1 <text:s/>- <text:s/>phd finger protein 1, ATF4 <text:s/>- <text:s/>activating transcription factor 4, PEX2 <text:s/>- <text:s/>peroxisomal biogenesis factor 2, HIST1H2AC <text:s/>- <text:s/>histone cluster 1, h2ac, RERE <text:s/>- <text:s/>arginine-glutamic acid dipeptide (re) repeats, PUM1 <text:s/>- <text:s/>pumilio homolog 1 (drosophila), FOXN3 <text:s/>- <text:s/>forkhead box n3, ZFPM2 <text:s/>- <text:s/>zinc finger protein, fog family member 2, DHX34 <text:s/>- <text:s/>deah (asp-glu-ala-his) box polypeptide 34, KCNIP3 <text:s/>- <text:s/>kv channel interacting protein 3, calsenilin, HDAC4 <text:s/>- <text:s/>histone deacetylase 4, ID1 <text:s/>- <text:s/>inhibitor of dna binding 1, dominant negative helix-loop-helix protein, TBX18 <text:s/>- <text:s/>t-box 18, SOX14 <text:s/>- <text:s/>sry (sex determining region y)-box 14, CBX5 <text:s/>- <text:s/>chromobox homolog 5, FOXP2 <text:s/>- <text:s/>forkhead box p2, PER1 <text:s/>- <text:s/>period circadian clock 1, ID4 <text:s/>- <text:s/>inhibitor of dna binding 4, dominant negative helix-loop-helix protein, GIGYF2 <text:s/>- <text:s/>grb10 interacting gyf protein 2, TRPV1 <text:s/>- <text:s/>transient receptor potential cation channel, subfamily v, member 1, NKX6-1 <text:s/>- <text:s/>nk6 homeobox 1, NKX3-1 <text:s/>- <text:s/>nk3 homeobox 1, PAF1 <text:s/>- <text:s/>paf1, rna polymerase ii associated factor, homolog (s. cerevisiae), MEX3D <text:s/>- <text:s/>mex-3 rna binding family member d, HDAC9 <text:s/>- <text:s/>histone deacetylase 9, MYOCD <text:s/>- <text:s/>myocardin, TMBIM6 <text:s/>- <text:s/>transmembrane bax inhibitor motif containing 6, EIF4ENIF1 <text:s/>- <text:s/>eukaryotic translation initiation factor 4e nuclear import factor 1, SUZ12 <text:s/>- <text:s/>suz12 polycomb repressive complex 2 subunit, NKX3-2 <text:s/>- <text:s/>nk3 homeobox 2, SHC1 <text:s/>- <text:s/>shc (src homology 2 domain containing) transforming protein 1, PNPT1 <text:s/>- <text:s/>polyribonucleotide nucleotidyltransferase 1, DLG1 <text:s/>- <text:s/>discs, large homolog 1 (drosophila), SHH <text:s/>- <text:s/>sonic hedgehog, DLX1 <text:s/>- <text:s/>distal-less homeobox 1, DLX2 <text:s/>- <text:s/>distal-less homeobox 2, NCK2 <text:s/>- <text:s/>nck adaptor protein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SESN2 <text:s/>- <text:s/>sestrin 2, HIST1H2AA <text:s/>- <text:s/>histone cluster 1, h2aa, KHDRBS1 <text:s/>- <text:s/>kh domain containing, rna binding, signal transduction associated 1, RBM42 <text:s/>- <text:s/>rna binding motif protein 42, HEY2 <text:s/>- <text:s/>hairy/enhancer-of-split related with yrpw motif 2, FNIP1 <text:s/>- <text:s/>folliculin interacting protein 1, SIX1 <text:s/>- <text:s/>six homeobox 1, RARA <text:s/>- <text:s/>retinoic acid receptor, alpha, RBL2 <text:s/>- <text:s/>retinoblastoma-like 2 (p130), NEUROG3 <text:s/>- <text:s/>neurogenin 3, SFRP1 <text:s/>- <text:s/>secreted frizzled-related protein 1, MXD1 <text:s/>- <text:s/>max dimerization protein 1, PIAS4 <text:s/>- <text:s/>protein inhibitor of activated stat, 4, RBM4 <text:s/>- <text:s/>rna binding motif protein 4, SMAD2 <text:s/>- <text:s/>smad family member 2, NUP93 <text:s/>- <text:s/>nucleoporin 93kda, ARID4A <text:s/>- <text:s/>at rich interactive domain 4a (rbp1-like), ZNF8 <text:s/>- <text:s/>zinc finger protein 8, CNBP <text:s/>- <text:s/>cchc-type zinc finger, nucleic acid binding protein, SRSF6 <text:s/>- <text:s/>serine/arginine-rich splicing factor 6, KDM4A <text:s/>- <text:s/>lysine (k)-specific demethylase 4a, RBBP4 <text:s/>- <text:s/>retinoblastoma binding protein 4, FOSB <text:s/>- <text:s/>fbj murine osteosarcoma viral oncogene homolog b, DDX4 <text:s/>- <text:s/>dead (asp-glu-ala-asp) box polypeptide 4, THBS1 <text:s/>- <text:s/>thrombospondin 1, CUL3 <text:s/>- <text:s/>cullin 3, CIRBP <text:s/>- <text:s/>cold inducible rna binding protein, HIST1H2AG <text:s/>- <text:s/>histone cluster 1, h2ag, KLF10 <text:s/>- <text:s/>kruppel-like factor 10, CCND1 <text:s/>- <text:s/>cyclin d1, KLF11 <text:s/>- <text:s/>kruppel-like factor 11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4</text:p>
          </table:table-cell>
          <table:table-cell office:value-type="string" calcext:value-type="string">
            <text:p>protein-DNA complex assembly</text:p>
          </table:table-cell>
          <table:table-cell office:value-type="float" office:value="0.0000634" calcext:value-type="float">
            <text:p>0.0000634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146" calcext:value-type="float">
            <text:p>146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HIST1H2BB <text:s/>- <text:s/>histone cluster 1, h2bb, H2AFX <text:s/>- <text:s/>h2a histone family, member x, HIST1H2BC <text:s/>- <text:s/>histone cluster 1, h2bc, HIST1H2BO <text:s/>- <text:s/>histone cluster 1, h2bo, STRA13 <text:s/>- <text:s/>stimulated by retinoic acid 13, GRWD1 <text:s/>- <text:s/>glutamate-rich wd repeat containing 1, CENPM <text:s/>- <text:s/>centromere protein m, HIST3H3 <text:s/>- <text:s/>histone cluster 3, h3, HIST1H1B <text:s/>- <text:s/>histone cluster 1, h1b, HIST1H1D <text:s/>- <text:s/>histone cluster 1, h1d, HIST1H1C <text:s/>- <text:s/>histone cluster 1, h1c, HMGB2 <text:s/>- <text:s/>high mobility group box 2, UBB <text:s/>- <text:s/>ubiquitin b, HIST1H2BA <text:s/>- <text:s/>histone cluster 1, h2ba, GMNN <text:s/>- <text:s/>geminin, dna replication inhibitor, UBN1 <text:s/>- <text:s/>ubinuclein 1, CENPI <text:s/>- <text:s/>centromere protein i, POLR1E <text:s/>- <text:s/>polymerase (rna) i polypeptide e, 53kda, NAA60 <text:s/>- <text:s/>n(alpha)-acetyltransferase 60, natf catalytic subunit, NAP1L4 <text:s/>- <text:s/>nucleosome assembly protein 1-like 4, HIST1H2BH <text:s/>- <text:s/>histone cluster 1, h2bh, HEY2 <text:s/>- <text:s/>hairy/enhancer-of-split related with yrpw motif 2, HIST1H2BM <text:s/>- <text:s/>histone cluster 1, h2bm, RPA2 <text:s/>- <text:s/>replication protein a2, 32kda, TAF1B <text:s/>- <text:s/>tata box binding protein (tbp)-associated factor, rna polymerase i, b, 63kda, ASF1B <text:s/>- <text:s/>anti-silencing function 1b histone chaperone, DAXX <text:s/>- <text:s/>death-domain associated protein, GTF3C5 <text:s/>- <text:s/>general transcription factor iiic, polypeptide 5, 63kda, SOX9 <text:s/>- <text:s/>sry (sex determining region y)-box 9, HIST3H2BB <text:s/>- <text:s/>histone cluster 3, h2bb, CHAF1A <text:s/>- <text:s/>chromatin assembly factor 1, subunit a (p150), RBBP4 <text:s/>- <text:s/>retinoblastoma binding protein 4, ORC3 <text:s/>- <text:s/>origin recognition complex, subunit 3, RBX1 <text:s/>- <text:s/>ring-box 1, e3 ubiquitin protein ligase, CABIN1 <text:s/>- <text:s/>calcineurin binding protein 1, HIST1H2BJ <text:s/>- <text:s/>histone cluster 1, h2bj, HP1BP3 <text:s/>- <text:s/>heterochromatin protein 1, binding protein 3, H1FX <text:s/>- <text:s/>h1 histone family, member x, ERCC2 <text:s/>- <text:s/>excision repair cross-complementing rodent repair deficiency, complementation group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system development</text:p>
          </table:table-cell>
          <table:table-cell office:value-type="float" office:value="0.0000719" calcext:value-type="float">
            <text:p>0.0000719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565" calcext:value-type="float">
            <text:p>565</text:p>
          </table:table-cell>
          <table:table-cell office:value-type="float" office:value="2003" calcext:value-type="float">
            <text:p>20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LHX1 <text:s/>- <text:s/>lim homeobox 1, PAX1 <text:s/>- <text:s/>paired box 1, PAX6 <text:s/>- <text:s/>paired box 6, PAX3 <text:s/>- <text:s/>paired box 3, APLP1 <text:s/>- <text:s/>amyloid beta (a4) precursor-like protein 1, ENC1 <text:s/>- <text:s/>ectodermal-neural cortex 1 (with btb domain), PBX1 <text:s/>- <text:s/>pre-b-cell leukemia homeobox 1, OSM <text:s/>- <text:s/>oncostatin m, DPYSL5 <text:s/>- <text:s/>dihydropyrimidinase-like 5, EMX2 <text:s/>- <text:s/>empty spiracles homeobox 2, KIF27 <text:s/>- <text:s/>kinesin family member 27, ASIC2 <text:s/>- <text:s/>acid-sensing (proton-gated) ion channel 2, SP3 <text:s/>- <text:s/>sp3 transcription factor, ERRFI1 <text:s/>- <text:s/>erbb receptor feedback inhibitor 1, NUMBL <text:s/>- <text:s/>numb homolog (drosophila)-like, SUFU <text:s/>- <text:s/>suppressor of fused homolog (drosophila), BDNF <text:s/>- <text:s/>brain-derived neurotrophic factor, SOX9 <text:s/>- <text:s/>sry (sex determining region y)-box 9, DMRT2 <text:s/>- <text:s/>doublesex and mab-3 related transcription factor 2, SOX4 <text:s/>- <text:s/>sry (sex determining region y)-box 4, DPF3 <text:s/>- <text:s/>d4, zinc and double phd fingers, family 3, GRHL3 <text:s/>- <text:s/>grainyhead-like 3 (drosophila), ELAVL3 <text:s/>- <text:s/>elav (embryonic lethal, abnormal vision, drosophila)-like 3 (hu antigen c), HES4 <text:s/>- <text:s/>hairy and enhancer of split 4 (drosophila), HOXD1 <text:s/>- <text:s/>homeobox d1, HOXC6 <text:s/>- <text:s/>homeobox c6, BMP6 <text:s/>- <text:s/>bone morphogenetic protein 6, PAX8 <text:s/>- <text:s/>paired box 8, ARHGEF7 <text:s/>- <text:s/>rho guanine nucleotide exchange factor (gef) 7, PDGFRB <text:s/>- <text:s/>platelet-derived growth factor receptor, beta polypeptide, GDF11 <text:s/>- <text:s/>growth differentiation factor 11, ISL1 <text:s/>- <text:s/>isl lim homeobox 1, ACVR1 <text:s/>- <text:s/>activin a receptor, type i, IGSF9B <text:s/>- <text:s/>immunoglobulin superfamily, member 9b, SZT2 <text:s/>- <text:s/>seizure threshold 2 homolog (mouse), MEF2D <text:s/>- <text:s/>myocyte enhancer factor 2d, POU3F3 <text:s/>- <text:s/>pou class 3 homeobox 3, RASSF2 <text:s/>- <text:s/>ras association (ralgds/af-6) domain family member 2, EIF2B2 <text:s/>- <text:s/>eukaryotic translation initiation factor 2b, subunit 2 beta, 39kda, MEPE <text:s/>- <text:s/>matrix extracellular phosphoglycoprotein, S100B <text:s/>- <text:s/>s100 calcium binding protein b, PCSK2 <text:s/>- <text:s/>proprotein convertase subtilisin/kexin type 2, SHC3 <text:s/>- <text:s/>shc (src homology 2 domain containing) transforming protein 3, PCP4 <text:s/>- <text:s/>purkinje cell protein 4, MYT1L <text:s/>- <text:s/>myelin transcription factor 1-like, MBTD1 <text:s/>- <text:s/>mbt domain containing 1, GNA11 <text:s/>- <text:s/>guanine nucleotide binding protein (g protein), alpha 11 (gq class), CDH11 <text:s/>- <text:s/>cadherin 11, type 2, ob-cadherin (osteoblast), HES6 <text:s/>- <text:s/>hairy and enhancer of split 6 (drosophila), NR2C2 <text:s/>- <text:s/>nuclear receptor subfamily 2, group c, member 2, ECE1 <text:s/>- <text:s/>endothelin converting enzyme 1, NMUR2 <text:s/>- <text:s/>neuromedin u receptor 2, PCDH19 <text:s/>- <text:s/>protocadherin 19, SIGMAR1 <text:s/>- <text:s/>sigma non-opioid intracellular receptor 1, MTR <text:s/>- <text:s/>5-methyltetrahydrofolate-homocysteine methyltransferase, KIAA1279 <text:s/>- <text:s/>kiaa1279, T <text:s/>- <text:s/>t, brachyury homolog (mouse), ARHGAP26 <text:s/>- <text:s/>rho gtpase activating protein 26, DSCAM <text:s/>- <text:s/>down syndrome cell adhesion molecule, FABP7 <text:s/>- <text:s/>fatty acid binding protein 7, brain, HLX <text:s/>- <text:s/>h2.0-like homeobox, USP1 <text:s/>- <text:s/>ubiquitin specific peptidase 1, WNT8B <text:s/>- <text:s/>wingless-type mmtv integration site family, member 8b, ATOH1 <text:s/>- <text:s/>atonal homolog 1 (drosophila), TLX3 <text:s/>- <text:s/>t-cell leukemia homeobox 3, PHEX <text:s/>- <text:s/>phosphate regulating endopeptidase homolog, x-linked, PPP2R5D <text:s/>- <text:s/>protein phosphatase 2, regulatory subunit b', delta, HDAC4 <text:s/>- <text:s/>histone deacetylase 4, INTU <text:s/>- <text:s/>inturned planar cell polarity protein, ID1 <text:s/>- <text:s/>inhibitor of dna binding 1, dominant negative helix-loop-helix protein, PCDHGA2 <text:s/>- <text:s/>protocadherin gamma subfamily a, 2, TBX18 <text:s/>- <text:s/>t-box 18, SOX14 <text:s/>- <text:s/>sry (sex determining region y)-box 14, PCDHB15 <text:s/>- <text:s/>protocadherin beta 15, EXT1 <text:s/>- <text:s/>exostosin glycosyltransferase 1, VLDLR <text:s/>- <text:s/>very low density lipoprotein receptor, DSPP <text:s/>- <text:s/>dentin sialophosphoprotein, KDM6A <text:s/>- <text:s/>lysine (k)-specific demethylase 6a, SEMA4F <text:s/>- <text:s/>sema domain, immunoglobulin domain (ig), transmembrane domain (tm) and short cytoplasmic domain, (semaphorin) 4f, IFT140 <text:s/>- <text:s/>intraflagellar transport 140 homolog (chlamydomonas), NKX3-1 <text:s/>- <text:s/>nk3 homeobox 1, STK11 <text:s/>- <text:s/>serine/threonine kinase 11, HIF1A <text:s/>- <text:s/>hypoxia inducible factor 1, alpha subunit (basic helix-loop-helix transcription factor), NKX3-2 <text:s/>- <text:s/>nk3 homeobox 2, DLG3 <text:s/>- <text:s/>discs, large homolog 3 (drosophila), DLG1 <text:s/>- <text:s/>discs, large homolog 1 (drosophila), DLG2 <text:s/>- <text:s/>discs, large homolog 2 (drosophila), BAI2 <text:s/>- <text:s/>brain-specific angiogenesis inhibitor 2, SHH <text:s/>- <text:s/>sonic hedgehog, DLX1 <text:s/>- <text:s/>distal-less homeobox 1, JARID2 <text:s/>- <text:s/>jumonji, at rich interactive domain 2, TTLL7 <text:s/>- <text:s/>tubulin tyrosine ligase-like family, member 7, STAT3 <text:s/>- <text:s/>signal transducer and activator of transcription 3 (acute-phase response factor), LRCH4 <text:s/>- <text:s/>leucine-rich repeats and calponin homology (ch) domain containing 4, CHRDL1 <text:s/>- <text:s/>chordin-like 1, DHCR24 <text:s/>- <text:s/>24-dehydrocholesterol reductase, CRIM1 <text:s/>- <text:s/>cysteine rich transmembrane bmp regulator 1 (chordin-like), SIM1 <text:s/>- <text:s/>single-minded homolog 1 (drosophila), ETS2 <text:s/>- <text:s/>v-ets avian erythroblastosis virus e26 oncogene homolog 2, NEUROG1 <text:s/>- <text:s/>neurogenin 1, SIX1 <text:s/>- <text:s/>six homeobox 1, BZW2 <text:s/>- <text:s/>basic leucine zipper and w2 domains 2, FOXB1 <text:s/>- <text:s/>forkhead box b1, NEUROG3 <text:s/>- <text:s/>neurogenin 3, GATA3 <text:s/>- <text:s/>gata binding protein 3, NUP93 <text:s/>- <text:s/>nucleoporin 93kda, RBP4 <text:s/>- <text:s/>retinol binding protein 4, plasma, B9D1 <text:s/>- <text:s/>b9 protein domain 1, RGS9 <text:s/>- <text:s/>regulator of g-protein signaling 9, ERBB4 <text:s/>- <text:s/>v-erb-b2 avian erythroblastic leukemia viral oncogene homolog 4, KLF10 <text:s/>- <text:s/>kruppel-like factor 10, PCDH18 <text:s/>- <text:s/>protocadherin 18, TBCB <text:s/>- <text:s/>tubulin folding cofactor b, SH3GL1 <text:s/>- <text:s/>sh3-domain grb2-lik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cellular response to stress</text:p>
          </table:table-cell>
          <table:table-cell office:value-type="float" office:value="0.0000725" calcext:value-type="float">
            <text:p>0.0000725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1193" calcext:value-type="float">
            <text:p>1193</text:p>
          </table:table-cell>
          <table:table-cell office:value-type="float" office:value="2003" calcext:value-type="float">
            <text:p>200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CCNK <text:s/>- <text:s/>cyclin k, HSPA1B <text:s/>- <text:s/>heat shock 70kda protein 1b, BNIP3 <text:s/>- <text:s/>bcl2/adenovirus e1b 19kda interacting protein 3, BNIP3L <text:s/>- <text:s/>bcl2/adenovirus e1b 19kda interacting protein 3-like, PMS2 <text:s/>- <text:s/>pms2 postmeiotic segregation increased 2 (s. cerevisiae), STRA13 <text:s/>- <text:s/>stimulated by retinoic acid 13, PDIA4 <text:s/>- <text:s/>protein disulfide isomerase family a, member 4, FBXO18 <text:s/>- <text:s/>f-box protein, helicase, 18, CHAC1 <text:s/>- <text:s/>chac, cation transport regulator homolog 1 (e. coli), OS9 <text:s/>- <text:s/>osteosarcoma amplified 9, endoplasmic reticulum lectin, EPAS1 <text:s/>- <text:s/>endothelial pas domain protein 1, RECQL <text:s/>- <text:s/>recq protein-like (dna helicase q1-like), SIRT2 <text:s/>- <text:s/>sirtuin 2, SLC39A4 <text:s/>- <text:s/>solute carrier family 39 (zinc transporter), member 4, MAEL <text:s/>- <text:s/>maelstrom spermatogenic transposon silencer, PLK1 <text:s/>- <text:s/>polo-like kinase 1, RAD18 <text:s/>- <text:s/>rad18 homolog (s. cerevisiae), SYVN1 <text:s/>- <text:s/>synovial apoptosis inhibitor 1, synoviolin, APLF <text:s/>- <text:s/>aprataxin and pnkp like factor, BLM <text:s/>- <text:s/>bloom syndrome, recq helicase-like, SOX4 <text:s/>- <text:s/>sry (sex determining region y)-box 4, POLD4 <text:s/>- <text:s/>polymerase (dna-directed), delta 4, accessory subunit, PSME3 <text:s/>- <text:s/>proteasome (prosome, macropain) activator subunit 3 (pa28 gamma; ki), TMEM129 <text:s/>- <text:s/>transmembrane protein 129, ATF6B <text:s/>- <text:s/>activating transcription factor 6 beta, IER5 <text:s/>- <text:s/>immediate early response 5, TOPORS <text:s/>- <text:s/>topoisomerase i binding, arginine/serine-rich, e3 ubiquitin protein ligase, CNOT1 <text:s/>- <text:s/>ccr4-not transcription complex, subunit 1, GLUL <text:s/>- <text:s/>glutamate-ammonia ligase, TRIB1 <text:s/>- <text:s/>tribbles homolog 1 (drosophila), HIST3H3 <text:s/>- <text:s/>histone cluster 3, h3, SNCA <text:s/>- <text:s/>synuclein, alpha (non a4 component of amyloid precursor), PYCR2 <text:s/>- <text:s/>pyrroline-5-carboxylate reductase family, member 2, NABP2 <text:s/>- <text:s/>nucleic acid binding protein 2, UBE2U <text:s/>- <text:s/>ubiquitin-conjugating enzyme e2u (putative), INO80B <text:s/>- <text:s/>ino80 complex subunit b, PPARG <text:s/>- <text:s/>peroxisome proliferator-activated receptor gamma, PPARD <text:s/>- <text:s/>peroxisome proliferator-activated receptor delta, CTDSP2 <text:s/>- <text:s/>ctd (carboxy-terminal domain, rna polymerase ii, polypeptide a) small phosphatase 2, UBR5 <text:s/>- <text:s/>ubiquitin protein ligase e3 component n-recognin 5, HERC2 <text:s/>- <text:s/>hect and rld domain containing e3 ubiquitin protein ligase 2, HIST3H2A <text:s/>- <text:s/>histone cluster 3, h2a, POLR2I <text:s/>- <text:s/>polymerase (rna) ii (dna directed) polypeptide i, 14.5kda, XAB2 <text:s/>- <text:s/>xpa binding protein 2, HELB <text:s/>- <text:s/>helicase (dna) b, POMT2 <text:s/>- <text:s/>protein-o-mannosyltransferase 2, C11orf30 <text:s/>- <text:s/>chromosome 11 open reading frame 30, ERP44 <text:s/>- <text:s/>endoplasmic reticulum protein 44, POLA1 <text:s/>- <text:s/>polymerase (dna directed), alpha 1, catalytic subunit, TRAF2 <text:s/>- <text:s/>tnf receptor-associated factor 2, NET1 <text:s/>- <text:s/>neuroepithelial cell transforming 1, HSPA5 <text:s/>- <text:s/>heat shock 70kda protein 5 (glucose-regulated protein, 78kda), NR2C2 <text:s/>- <text:s/>nuclear receptor subfamily 2, group c, member 2, MTR <text:s/>- <text:s/>5-methyltetrahydrofolate-homocysteine methyltransferase, CHD6 <text:s/>- <text:s/>chromodomain helicase dna binding protein 6, PRKACA <text:s/>- <text:s/>protein kinase, camp-dependent, catalytic, alpha, HMGN1 <text:s/>- <text:s/>high mobility group nucleosome binding domain 1, FANCA <text:s/>- <text:s/>fanconi anemia, complementation group a, DERL3 <text:s/>- <text:s/>derlin 3, USP1 <text:s/>- <text:s/>ubiquitin specific peptidase 1, BCL2L11 <text:s/>- <text:s/>bcl2-like 11 (apoptosis facilitator), CTH <text:s/>- <text:s/>cystathionase (cystathionine gamma-lyase), FANCD2 <text:s/>- <text:s/>fanconi anemia, complementation group d2, FKBP14 <text:s/>- <text:s/>fk506 binding protein 14, 22 kda, CASP9 <text:s/>- <text:s/>caspase 9, apoptosis-related cysteine peptidase, PTK2B <text:s/>- <text:s/>protein tyrosine kinase 2 beta, RAD54B <text:s/>- <text:s/>rad54 homolog b (s. cerevisiae), CASP2 <text:s/>- <text:s/>caspase 2, apoptosis-related cysteine peptidase, RPA2 <text:s/>- <text:s/>replication protein a2, 32kda, CREB3L3 <text:s/>- <text:s/>camp responsive element binding protein 3-like 3, C19orf40 <text:s/>- <text:s/>chromosome 19 open reading frame 40, SH2D3C <text:s/>- <text:s/>sh2 domain containing 3c, HK2 <text:s/>- <text:s/>hexokinase 2, SDF2L1 <text:s/>- <text:s/>stromal cell-derived factor 2-like 1, CHAF1A <text:s/>- <text:s/>chromatin assembly factor 1, subunit a (p150), CTSV <text:s/>- <text:s/>cathepsin v, UVRAG <text:s/>- <text:s/>uv radiation resistance associated, STC1 <text:s/>- <text:s/>stanniocalcin 1, EZH2 <text:s/>- <text:s/>enhancer of zeste homolog 2 (drosophila), MSH5 <text:s/>- <text:s/>muts homolog 5 (e. coli), UBE2K <text:s/>- <text:s/>ubiquitin-conjugating enzyme e2k, STK11 <text:s/>- <text:s/>serine/threonine kinase 11, VCP <text:s/>- <text:s/>valosin containing protein, HIC1 <text:s/>- <text:s/>hypermethylated in cancer 1, HIF1A <text:s/>- <text:s/>hypoxia inducible factor 1, alpha subunit (basic helix-loop-helix transcription factor), AURKA <text:s/>- <text:s/>aurora kinase a, RPAIN <text:s/>- <text:s/>rpa interacting protein, CUL5 <text:s/>- <text:s/>cullin 5, CRKL <text:s/>- <text:s/>v-crk avian sarcoma virus ct10 oncogene homolog-like, JUN <text:s/>- <text:s/>jun proto-oncogene, UBB <text:s/>- <text:s/>ubiquitin b, MACROD2 <text:s/>- <text:s/>macro domain containing 2, HNRNPL <text:s/>- <text:s/>heterogeneous nuclear ribonucleoprotein l, MAP2K6 <text:s/>- <text:s/>mitogen-activated protein kinase kinase 6, RPS6KA1 <text:s/>- <text:s/>ribosomal protein s6 kinase, 90kda, polypeptide 1, MAP2K1 <text:s/>- <text:s/>mitogen-activated protein kinase kinase 1, HMGA2 <text:s/>- <text:s/>high mobility group at-hook 2, MAPK7 <text:s/>- <text:s/>mitogen-activated protein kinase 7, FAM178A <text:s/>- <text:s/>family with sequence similarity 178, member a, UBE2T <text:s/>- <text:s/>ubiquitin-conjugating enzyme e2t (putative), HNRNPA1 <text:s/>- <text:s/>heterogeneous nuclear ribonucleoprotein a1, ZNF830 <text:s/>- <text:s/>zinc finger protein 830, UCP2 <text:s/>- <text:s/>uncoupling protein 2 (mitochondrial, proton carrier), REC8 <text:s/>- <text:s/>rec8 meiotic recombination protein, RBX1 <text:s/>- <text:s/>ring-box 1, e3 ubiquitin protein ligase, UBE2D3 <text:s/>- <text:s/>ubiquitin-conjugating enzyme e2d 3, TMEM161A <text:s/>- <text:s/>transmembrane protein 161a, VASN <text:s/>- <text:s/>vasorin, SREBF1 <text:s/>- <text:s/>sterol regulatory element binding transcription factor 1, ERCC2 <text:s/>- <text:s/>excision repair cross-complementing rodent repair deficiency, complementation group 2, CDK1 <text:s/>- <text:s/>cyclin-dependent kinase 1, RFWD3 <text:s/>- <text:s/>ring finger and wd repeat domain 3, ZNF385A <text:s/>- <text:s/>zinc finger protein 385a, SIN3A <text:s/>- <text:s/>sin3 transcription regulator family member a, AEN <text:s/>- <text:s/>apoptosis enhancing nuclease, TMEM33 <text:s/>- <text:s/>transmembrane protein 33, MAP3K10 <text:s/>- <text:s/>mitogen-activated protein kinase kinase kinase 10, ETAA1 <text:s/>- <text:s/>ewing tumor-associated antigen 1, MLH1 <text:s/>- <text:s/>mutl homolog 1, colon cancer, nonpolyposis type 2 (e. coli), FOXM1 <text:s/>- <text:s/>forkhead box m1, POLL <text:s/>- <text:s/>polymerase (dna directed), lambda, USP16 <text:s/>- <text:s/>ubiquitin specific peptidase 16, CBX8 <text:s/>- <text:s/>chromobox homolog 8, SEC61A2 <text:s/>- <text:s/>sec61 alpha 2 subunit (s. cerevisiae), FOXO1 <text:s/>- <text:s/>forkhead box o1, MSH6 <text:s/>- <text:s/>muts homolog 6 (e. coli), CDC14B <text:s/>- <text:s/>cell division cycle 14b, ERRFI1 <text:s/>- <text:s/>erbb receptor feedback inhibitor 1, BRIP1 <text:s/>- <text:s/>brca1 interacting protein c-terminal helicase 1, PSMA5 <text:s/>- <text:s/>proteasome (prosome, macropain) subunit, alpha type, 5, GUCY1B3 <text:s/>- <text:s/>guanylate cyclase 1, soluble, beta 3, PSMA3 <text:s/>- <text:s/>proteasome (prosome, macropain) subunit, alpha type, 3, P4HB <text:s/>- <text:s/>prolyl 4-hydroxylase, beta polypeptide, INTS7 <text:s/>- <text:s/>integrator complex subunit 7, CHEK2 <text:s/>- <text:s/>checkpoint kinase 2, PSMD10 <text:s/>- <text:s/>proteasome (prosome, macropain) 26s subunit, non-atpase, 10, DERL2 <text:s/>- <text:s/>derlin 2, VIMP <text:s/>- <text:s/>vcp-interacting membrane protein, DUSP10 <text:s/>- <text:s/>dual specificity phosphatase 10, ARNTL <text:s/>- <text:s/>aryl hydrocarbon receptor nuclear translocator-like, SESN3 <text:s/>- <text:s/>sestrin 3, H2AFX <text:s/>- <text:s/>h2a histone family, member x, PSME2 <text:s/>- <text:s/>proteasome (prosome, macropain) activator subunit 2 (pa28 beta), ISL1 <text:s/>- <text:s/>isl lim homeobox 1, BCLAF1 <text:s/>- <text:s/>bcl2-associated transcription factor 1, RHOB <text:s/>- <text:s/>ras homolog family member b, PTGER4 <text:s/>- <text:s/>prostaglandin e receptor 4 (subtype ep4), BTG2 <text:s/>- <text:s/>btg family, member 2, SZT2 <text:s/>- <text:s/>seizure threshold 2 homolog (mouse), KIAA0101 <text:s/>- <text:s/>kiaa0101, PDK2 <text:s/>- <text:s/>pyruvate dehydrogenase kinase, isozyme 2, FER <text:s/>- <text:s/>fer (fps/fes related) tyrosine kinase, TICRR <text:s/>- <text:s/>topbp1-interacting checkpoint and replication regulator, PCNA <text:s/>- <text:s/>proliferating cell nuclear antigen, INSIG1 <text:s/>- <text:s/>insulin induced gene 1, S100B <text:s/>- <text:s/>s100 calcium binding protein b, DAXX <text:s/>- <text:s/>death-domain associated protein, MAP3K12 <text:s/>- <text:s/>mitogen-activated protein kinase kinase kinase 12, CXCL10 <text:s/>- <text:s/>chemokine (c-x-c motif) ligand 10, DAPK1 <text:s/>- <text:s/>death-associated protein kinase 1, PTPN1 <text:s/>- <text:s/>protein tyrosine phosphatase, non-receptor type 1, APEX2 <text:s/>- <text:s/>apex nuclease (apurinic/apyrimidinic endonuclease) 2, RAD9B <text:s/>- <text:s/>rad9 homolog b (s. pombe), ANKZF1 <text:s/>- <text:s/>ankyrin repeat and zinc finger domain containing 1, KAT7 <text:s/>- <text:s/>k(lysine) acetyltransferase 7, ATRIP <text:s/>- <text:s/>atr interacting protein, ATP2A1 <text:s/>- <text:s/>atpase, ca++ transporting, cardiac muscle, fast twitch 1, ATP2A2 <text:s/>- <text:s/>atpase, ca++ transporting, cardiac muscle, slow twitch 2, EPC2 <text:s/>- <text:s/>enhancer of polycomb homolog 2 (drosophila), DTL <text:s/>- <text:s/>denticleless e3 ubiquitin protein ligase homolog (drosophila), GTSE1 <text:s/>- <text:s/>g-2 and s-phase expressed 1, PYCR1 <text:s/>- <text:s/>pyrroline-5-carboxylate reductase 1, TLN1 <text:s/>- <text:s/>talin 1, HERPUD1 <text:s/>- <text:s/>homocysteine-inducible, endoplasmic reticulum stress-inducible, ubiquitin-like domain member 1, ATF4 <text:s/>- <text:s/>activating transcription factor 4, PHF1 <text:s/>- <text:s/>phd finger protein 1, SEC31A <text:s/>- <text:s/>sec31 homolog a (s. cerevisiae), SCAMP5 <text:s/>- <text:s/>secretory carrier membrane protein 5, FOXN3 <text:s/>- <text:s/>forkhead box n3, ADNP2 <text:s/>- <text:s/>adnp homeobox 2, SLC2A1 <text:s/>- <text:s/>solute carrier family 2 (facilitated glucose transporter), member 1, SPDYA <text:s/>- <text:s/>speedy/ringo cell cycle regulator family member a, RRAGC <text:s/>- <text:s/>ras-related gtp binding c, GIGYF2 <text:s/>- <text:s/>grb10 interacting gyf protein 2, TRPV1 <text:s/>- <text:s/>transient receptor potential cation channel, subfamily v, member 1, NKX3-1 <text:s/>- <text:s/>nk3 homeobox 1, STOML2 <text:s/>- <text:s/>stomatin (epb72)-like 2, SLC2A4 <text:s/>- <text:s/>solute carrier family 2 (facilitated glucose transporter), member 4, TMBIM6 <text:s/>- <text:s/>transmembrane bax inhibitor motif containing 6, SHC1 <text:s/>- <text:s/>shc (src homology 2 domain containing) transforming protein 1, PNPT1 <text:s/>- <text:s/>polyribonucleotide nucleotidyltransferase 1, NCK2 <text:s/>- <text:s/>nck adaptor protein 2, ESCO2 <text:s/>- <text:s/>establishment of sister chromatid cohesion n-acetyltransferase 2, PIK3R1 <text:s/>- <text:s/>phosphoinositide-3-kinase, regulatory subunit 1 (alpha), TFDP2 <text:s/>- <text:s/>transcription factor dp-2 (e2f dimerization partner 2), RHNO1 <text:s/>- <text:s/>rad9-hus1-rad1 interacting nuclear orphan 1, NFATC4 <text:s/>- <text:s/>nuclear factor of activated t-cells, cytoplasmic, calcineurin-dependent 4, SESN2 <text:s/>- <text:s/>sestrin 2, BRSK2 <text:s/>- <text:s/>br serine/threonine kinase 2, FNIP1 <text:s/>- <text:s/>folliculin interacting protein 1, SIPA1 <text:s/>- <text:s/>signal-induced proliferation-associated 1, CDK5RAP3 <text:s/>- <text:s/>cdk5 regulatory subunit associated protein 3, RBL2 <text:s/>- <text:s/>retinoblastoma-like 2 (p130), SFRP1 <text:s/>- <text:s/>secreted frizzled-related protein 1, PIAS4 <text:s/>- <text:s/>protein inhibitor of activated stat, 4, RBM4 <text:s/>- <text:s/>rna binding motif protein 4, DNM2 <text:s/>- <text:s/>dynamin 2, ERCC8 <text:s/>- <text:s/>excision repair cross-complementing rodent repair deficiency, complementation group 8, SLX1A <text:s/>- <text:s/>slx1 structure-specific endonuclease subunit homolog a (s. cerevisiae), THBS1 <text:s/>- <text:s/>thrombospondin 1, XRCC4 <text:s/>- <text:s/>x-ray repair complementing defective repair in chinese hamster cells 4, BCL2L1 <text:s/>- <text:s/>bcl2-like 1, HP1BP3 <text:s/>- <text:s/>heterochromatin protein 1, binding protein 3, KLF10 <text:s/>- <text:s/>kruppel-like factor 10, GSK3B <text:s/>- <text:s/>glycogen synthase kinase 3 beta, CCND1 <text:s/>- <text:s/>cyclin d1, PDIA3 <text:s/>- <text:s/>protein disulfide isomerase family a, member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microtubule-based process</text:p>
          </table:table-cell>
          <table:table-cell office:value-type="float" office:value="0.0000731" calcext:value-type="float">
            <text:p>0.0000731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437" calcext:value-type="float">
            <text:p>437</text:p>
          </table:table-cell>
          <table:table-cell office:value-type="float" office:value="2003" calcext:value-type="float">
            <text:p>2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AP2A1 <text:s/>- <text:s/>adaptor-related protein complex 2, alpha 1 subunit, PHLDB2 <text:s/>- <text:s/>pleckstrin homology-like domain, family b, member 2, CDC20 <text:s/>- <text:s/>cell division cycle 20, MARK2 <text:s/>- <text:s/>map/microtubule affinity-regulating kinase 2, CDK1 <text:s/>- <text:s/>cyclin-dependent kinase 1, KIF20B <text:s/>- <text:s/>kinesin family member 20b, TUBA3D <text:s/>- <text:s/>tubulin, alpha 3d, AP3M2 <text:s/>- <text:s/>adaptor-related protein complex 3, mu 2 subunit, TTLL5 <text:s/>- <text:s/>tubulin tyrosine ligase-like family, member 5, APC2 <text:s/>- <text:s/>adenomatosis polyposis coli 2, GOLGA2 <text:s/>- <text:s/>golgin a2, KIF3C <text:s/>- <text:s/>kinesin family member 3c, MID1 <text:s/>- <text:s/>midline 1 (opitz/bbb syndrome), TTLL3 <text:s/>- <text:s/>tubulin tyrosine ligase-like family, member 3, KIF5B <text:s/>- <text:s/>kinesin family member 5b, GTSE1 <text:s/>- <text:s/>g-2 and s-phase expressed 1, RACGAP1 <text:s/>- <text:s/>rac gtpase activating protein 1, MARK3 <text:s/>- <text:s/>map/microtubule affinity-regulating kinase 3, SUN2 <text:s/>- <text:s/>sad1 and unc84 domain containing 2, MLH1 <text:s/>- <text:s/>mutl homolog 1, colon cancer, nonpolyposis type 2 (e. coli), KIAA1377 <text:s/>- <text:s/>kiaa1377, TNKS <text:s/>- <text:s/>tankyrase, trf1-interacting ankyrin-related adp-ribose polymerase, FOPNL <text:s/>- <text:s/>fgfr1op n-terminal like, TACC3 <text:s/>- <text:s/>transforming, acidic coiled-coil containing protein 3, CEP57 <text:s/>- <text:s/>centrosomal protein 57kda, KIF27 <text:s/>- <text:s/>kinesin family member 27, MAP7D3 <text:s/>- <text:s/>map7 domain containing 3, CHP1 <text:s/>- <text:s/>calcineurin-like ef-hand protein 1, RAB6A <text:s/>- <text:s/>rab6a, member ras oncogene family, CDC14B <text:s/>- <text:s/>cell division cycle 14b, STMN4 <text:s/>- <text:s/>stathmin-like 4, PLK1 <text:s/>- <text:s/>polo-like kinase 1, TPX2 <text:s/>- <text:s/>tpx2, microtubule-associated, CCDC151 <text:s/>- <text:s/>coiled-coil domain containing 151, VAMP4 <text:s/>- <text:s/>vesicle-associated membrane protein 4, DPCD <text:s/>- <text:s/>deleted in primary ciliary dyskinesia homolog (mouse), TNPO1 <text:s/>- <text:s/>transportin 1, PPP2R1A <text:s/>- <text:s/>protein phosphatase 2, regulatory subunit a, alpha, SBDS <text:s/>- <text:s/>shwachman-bodian-diamond syndrome, KPNB1 <text:s/>- <text:s/>karyopherin (importin) beta 1, ARHGAP21 <text:s/>- <text:s/>rho gtpase activating protein 21, TTK <text:s/>- <text:s/>ttk protein kinase, CHEK2 <text:s/>- <text:s/>checkpoint kinase 2, UVRAG <text:s/>- <text:s/>uv radiation resistance associated, CCDC63 <text:s/>- <text:s/>coiled-coil domain containing 63, IFT140 <text:s/>- <text:s/>intraflagellar transport 140 homolog (chlamydomonas), SON <text:s/>- <text:s/>son dna binding protein, CEP152 <text:s/>- <text:s/>centrosomal protein 152kda, KIF16B <text:s/>- <text:s/>kinesin family member 16b, AURKC <text:s/>- <text:s/>aurora kinase c, TUBA1C <text:s/>- <text:s/>tubulin, alpha 1c, TUBA3E <text:s/>- <text:s/>tubulin, alpha 3e, TRDN <text:s/>- <text:s/>triadin, NEK7 <text:s/>- <text:s/>nima-related kinase 7, CCP110 <text:s/>- <text:s/>centriolar coiled coil protein 110kda, HIF1A <text:s/>- <text:s/>hypoxia inducible factor 1, alpha subunit (basic helix-loop-helix transcription factor), AURKA <text:s/>- <text:s/>aurora kinase a, KIF14 <text:s/>- <text:s/>kinesin family member 14, NDE1 <text:s/>- <text:s/>nude neurodevelopment protein 1, PLA2G3 <text:s/>- <text:s/>phospholipase a2, group iii, NEK2 <text:s/>- <text:s/>nima-related kinase 2, DLG1 <text:s/>- <text:s/>discs, large homolog 1 (drosophila), DCTN2 <text:s/>- <text:s/>dynactin 2 (p50), PIH1D3 <text:s/>- <text:s/>pih1 domain containing 3, AURKB <text:s/>- <text:s/>aurora kinase b, IFT27 <text:s/>- <text:s/>intraflagellar transport 27 homolog (chlamydomonas), CABYR <text:s/>- <text:s/>calcium binding tyrosine-(y)-phosphorylation regulated, RSPH1 <text:s/>- <text:s/>radial spoke head 1 homolog (chlamydomonas), UBB <text:s/>- <text:s/>ubiquitin b, NUMA1 <text:s/>- <text:s/>nuclear mitotic apparatus protein 1, CLTA <text:s/>- <text:s/>clathrin, light chain a, TUBB4B <text:s/>- <text:s/>tubulin, beta 4b class ivb, ASPM <text:s/>- <text:s/>asp (abnormal spindle) homolog, microcephaly associated (drosophila), STIL <text:s/>- <text:s/>scl/tal1 interrupting locus, FER <text:s/>- <text:s/>fer (fps/fes related) tyrosine kinase, TMEM108 <text:s/>- <text:s/>transmembrane protein 108, PCNT <text:s/>- <text:s/>pericentrin, DYNC1H1 <text:s/>- <text:s/>dynein, cytoplasmic 1, heavy chain 1, STMN1 <text:s/>- <text:s/>stathmin 1, RAB11A <text:s/>- <text:s/>rab11a, member ras oncogene family, SPRY2 <text:s/>- <text:s/>sprouty homolog 2 (drosophila), PRKCZ <text:s/>- <text:s/>protein kinase c, zeta, KIF20A <text:s/>- <text:s/>kinesin family member 20a, TACC2 <text:s/>- <text:s/>transforming, acidic coiled-coil containing protein 2, TUBB2B <text:s/>- <text:s/>tubulin, beta 2b class iib, CCDC88A <text:s/>- <text:s/>coiled-coil domain containing 88a, AP3D1 <text:s/>- <text:s/>adaptor-related protein complex 3, delta 1 subunit, KIF23 <text:s/>- <text:s/>kinesin family member 23, HDGFRP3 <text:s/>- <text:s/>hepatoma-derived growth factor, related protein 3, GAS8 <text:s/>- <text:s/>growth arrest-specific 8, KIF18B <text:s/>- <text:s/>kinesin family member 18b, BLOC1S3 <text:s/>- <text:s/>biogenesis of lysosomal organelles complex-1, subunit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regulation of developmental process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108" calcext:value-type="float">
            <text:p>0.0108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1824" calcext:value-type="float">
            <text:p>1824</text:p>
          </table:table-cell>
          <table:table-cell office:value-type="float" office:value="2003" calcext:value-type="float">
            <text:p>20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ZMYND8 <text:s/>- <text:s/>zinc finger, mynd-type containing 8, MEX3C <text:s/>- <text:s/>mex-3 rna binding family member c, BNIP3 <text:s/>- <text:s/>bcl2/adenovirus e1b 19kda interacting protein 3, LHX1 <text:s/>- <text:s/>lim homeobox 1, MARK2 <text:s/>- <text:s/>map/microtubule affinity-regulating kinase 2, ITM2C <text:s/>- <text:s/>integral membrane protein 2c, EMX1 <text:s/>- <text:s/>empty spiracles homeobox 1, PLAC8 <text:s/>- <text:s/>placenta-specific 8, BNIP2 <text:s/>- <text:s/>bcl2/adenovirus e1b 19kda interacting protein 2, CASZ1 <text:s/>- <text:s/>castor zinc finger 1, KIF20B <text:s/>- <text:s/>kinesin family member 20b, LRRC16A <text:s/>- <text:s/>leucine rich repeat containing 16a, GORAB <text:s/>- <text:s/>golgin, rab6-interacting, RACGAP1 <text:s/>- <text:s/>rac gtpase activating protein 1, GRHL2 <text:s/>- <text:s/>grainyhead-like 2 (drosophila), GCNT2 <text:s/>- <text:s/>glucosaminyl (n-acetyl) transferase 2, i-branching enzyme (i blood group), ZFP36L2 <text:s/>- <text:s/>zfp36 ring finger protein-like 2, LGALS1 <text:s/>- <text:s/>lectin, galactoside-binding, soluble, 1, LFNG <text:s/>- <text:s/>lfng o-fucosylpeptide 3-beta-n-acetylglucosaminyltransferase, SIRT2 <text:s/>- <text:s/>sirtuin 2, ENG <text:s/>- <text:s/>endoglin, CDC42EP4 <text:s/>- <text:s/>cdc42 effector protein (rho gtpase binding) 4, ASIC2 <text:s/>- <text:s/>acid-sensing (proton-gated) ion channel 2, MAEL <text:s/>- <text:s/>maelstrom spermatogenic transposon silencer, RLN2 <text:s/>- <text:s/>relaxin 2, BDNF <text:s/>- <text:s/>brain-derived neurotrophic factor, GPC3 <text:s/>- <text:s/>glypican 3, TRIM11 <text:s/>- <text:s/>tripartite motif containing 11, APLF <text:s/>- <text:s/>aprataxin and pnkp like factor, SOX9 <text:s/>- <text:s/>sry (sex determining region y)-box 9, GRHL1 <text:s/>- <text:s/>grainyhead-like 1 (drosophila), SYNGAP1 <text:s/>- <text:s/>synaptic ras gtpase activating protein 1, LPL <text:s/>- <text:s/>lipoprotein lipase, GRHL3 <text:s/>- <text:s/>grainyhead-like 3 (drosophila), PER2 <text:s/>- <text:s/>period circadian clock 2, ADAMTS20 <text:s/>- <text:s/>adam metallopeptidase with thrombospondin type 1 motif, 20, PSME3 <text:s/>- <text:s/>proteasome (prosome, macropain) activator subunit 3 (pa28 gamma; ki), ELAVL1 <text:s/>- <text:s/>elav (embryonic lethal, abnormal vision, drosophila)-like 1 (hu antigen r), HOXD3 <text:s/>- <text:s/>homeobox d3, APOLD1 <text:s/>- <text:s/>apolipoprotein l domain containing 1, LDB1 <text:s/>- <text:s/>lim domain binding 1, BRINP2 <text:s/>- <text:s/>bone morphogenetic protein/retinoic acid inducible neural-specific 2, BMP6 <text:s/>- <text:s/>bone morphogenetic protein 6, CNOT1 <text:s/>- <text:s/>ccr4-not transcription complex, subunit 1, SUCO <text:s/>- <text:s/>sun domain containing ossification factor, OLIG2 <text:s/>- <text:s/>oligodendrocyte lineage transcription factor 2, MYRF <text:s/>- <text:s/>myelin regulatory factor, TRIB1 <text:s/>- <text:s/>tribbles homolog 1 (drosophila), ARHGEF7 <text:s/>- <text:s/>rho guanine nucleotide exchange factor (gef) 7, SNCA <text:s/>- <text:s/>synuclein, alpha (non a4 component of amyloid precursor), MYH10 <text:s/>- <text:s/>myosin, heavy chain 10, non-muscle, GDF11 <text:s/>- <text:s/>growth differentiation factor 11, FMNL1 <text:s/>- <text:s/>formin-like 1, EEF1E1 <text:s/>- <text:s/>eukaryotic translation elongation factor 1 epsilon 1, ACVR1 <text:s/>- <text:s/>activin a receptor, type i, C21orf2 <text:s/>- <text:s/>chromosome 21 open reading frame 2, PLEKHB1 <text:s/>- <text:s/>pleckstrin homology domain containing, family b (evectins) member 1, CELSR3 <text:s/>- <text:s/>cadherin, egf lag seven-pass g-type receptor 3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MEPE <text:s/>- <text:s/>matrix extracellular phosphoglycoprotein, SSBP3 <text:s/>- <text:s/>single stranded dna binding protein 3, RORB <text:s/>- <text:s/>rar-related orphan receptor b, RORC <text:s/>- <text:s/>rar-related orphan receptor c, ADCYAP1 <text:s/>- <text:s/>adenylate cyclase activating polypeptide 1 (pituitary), SPRY2 <text:s/>- <text:s/>sprouty homolog 2 (drosophila), POU3F2 <text:s/>- <text:s/>pou class 3 homeobox 2, ENAM <text:s/>- <text:s/>enamelin, DMRT3 <text:s/>- <text:s/>doublesex and mab-3 related transcription factor 3, DACT1 <text:s/>- <text:s/>dishevelled-binding antagonist of beta-catenin 1, GNA12 <text:s/>- <text:s/>guanine nucleotide binding protein (g protein) alpha 12, AP3D1 <text:s/>- <text:s/>adaptor-related protein complex 3, delta 1 subunit, GNA11 <text:s/>- <text:s/>guanine nucleotide binding protein (g protein), alpha 11 (gq class), BARHL2 <text:s/>- <text:s/>barh-like homeobox 2, HSPA5 <text:s/>- <text:s/>heat shock 70kda protein 5 (glucose-regulated protein, 78kda), NET1 <text:s/>- <text:s/>neuroepithelial cell transforming 1, NR2C2 <text:s/>- <text:s/>nuclear receptor subfamily 2, group c, member 2, HES5 <text:s/>- <text:s/>hairy and enhancer of split 5 (drosophila), VASH2 <text:s/>- <text:s/>vasohibin 2, AP2A1 <text:s/>- <text:s/>adaptor-related protein complex 2, alpha 1 subunit, PTCH2 <text:s/>- <text:s/>patched 2, PRKACA <text:s/>- <text:s/>protein kinase, camp-dependent, catalytic, alpha, HMGN1 <text:s/>- <text:s/>high mobility group nucleosome binding domain 1, HMGB2 <text:s/>- <text:s/>high mobility group box 2, HMGB1 <text:s/>- <text:s/>high mobility group box 1, SYT1 <text:s/>- <text:s/>synaptotagmin i, FANCA <text:s/>- <text:s/>fanconi anemia, complementation group a, HLX <text:s/>- <text:s/>h2.0-like homeobox, BCL2L11 <text:s/>- <text:s/>bcl2-like 11 (apoptosis facilitator), VPS35 <text:s/>- <text:s/>vacuolar protein sorting 35 homolog (s. cerevisiae), CTH <text:s/>- <text:s/>cystathionase (cystathionine gamma-lyase), FANCD2 <text:s/>- <text:s/>fanconi anemia, complementation group d2, PTK2B <text:s/>- <text:s/>protein tyrosine kinase 2 beta, SETD3 <text:s/>- <text:s/>set domain containing 3, CAPZB <text:s/>- <text:s/>capping protein (actin filament) muscle z-line, beta, TWSG1 <text:s/>- <text:s/>twisted gastrulation homolog 1 (drosophila), ETV4 <text:s/>- <text:s/>ets variant 4, VIM <text:s/>- <text:s/>vimentin, PPP2R1A <text:s/>- <text:s/>protein phosphatase 2, regulatory subunit a, alpha, PTF1A <text:s/>- <text:s/>pancreas specific transcription factor, 1a, TXLNG <text:s/>- <text:s/>taxilin gamma, FGD6 <text:s/>- <text:s/>fyve, rhogef and ph domain containing 6, VLDLR <text:s/>- <text:s/>very low density lipoprotein receptor, SEMA4F <text:s/>- <text:s/>sema domain, immunoglobulin domain (ig), transmembrane domain (tm) and short cytoplasmic domain, (semaphorin) 4f, ZBTB46 <text:s/>- <text:s/>zinc finger and btb domain containing 46, MSX1 <text:s/>- <text:s/>msh homeobox 1, MSX2 <text:s/>- <text:s/>msh homeobox 2, EZH2 <text:s/>- <text:s/>enhancer of zeste homolog 2 (drosophila), STK11 <text:s/>- <text:s/>serine/threonine kinase 11, KIT <text:s/>- <text:s/>v-kit hardy-zuckerman 4 feline sarcoma viral oncogene homolog, CDKL5 <text:s/>- <text:s/>cyclin-dependent kinase-like 5, TGIF2 <text:s/>- <text:s/>tgfb-induced factor homeobox 2, FZD2 <text:s/>- <text:s/>frizzled family receptor 2, IL23R <text:s/>- <text:s/>interleukin 23 receptor, HIF1A <text:s/>- <text:s/>hypoxia inducible factor 1, alpha subunit (basic helix-loop-helix transcription factor), AURKA <text:s/>- <text:s/>aurora kinase a, LIN28A <text:s/>- <text:s/>lin-28 homolog a (c. elegans), KIF14 <text:s/>- <text:s/>kinesin family member 14, TRADD <text:s/>- <text:s/>tnfrsf1a-associated via death domain, CRKL <text:s/>- <text:s/>v-crk avian sarcoma virus ct10 oncogene homolog-like, HOXB4 <text:s/>- <text:s/>homeobox b4, JUN <text:s/>- <text:s/>jun proto-oncogene, JUNB <text:s/>- <text:s/>jun b proto-oncogene, FMNL2 <text:s/>- <text:s/>formin-like 2, STAT3 <text:s/>- <text:s/>signal transducer and activator of transcription 3 (acute-phase response factor), HMG20A <text:s/>- <text:s/>high mobility group 20a, HMG20B <text:s/>- <text:s/>high mobility group 20b, RTN4IP1 <text:s/>- <text:s/>reticulon 4 interacting protein 1, UBB <text:s/>- <text:s/>ubiquitin b, ERG <text:s/>- <text:s/>v-ets avian erythroblastosis virus e26 oncogene homolog, VRK3 <text:s/>- <text:s/>vaccinia related kinase 3, FLVCR1 <text:s/>- <text:s/>feline leukemia virus subgroup c cellular receptor 1, TULP3 <text:s/>- <text:s/>tubby like protein 3, ASPM <text:s/>- <text:s/>asp (abnormal spindle) homolog, microcephaly associated (drosophila), RPS6KA1 <text:s/>- <text:s/>ribosomal protein s6 kinase, 90kda, polypeptide 1, FGF20 <text:s/>- <text:s/>fibroblast growth factor 20, MAP2K1 <text:s/>- <text:s/>mitogen-activated protein kinase kinase 1, PRKD2 <text:s/>- <text:s/>protein kinase d2, HMGA2 <text:s/>- <text:s/>high mobility group at-hook 2, RUNX3 <text:s/>- <text:s/>runt-related transcription factor 3, MAPK7 <text:s/>- <text:s/>mitogen-activated protein kinase 7, EPB41 <text:s/>- <text:s/>erythrocyte membrane protein band 4.1 (elliptocytosis 1, rh-linked), RAB11A <text:s/>- <text:s/>rab11a, member ras oncogene family, GATA3 <text:s/>- <text:s/>gata binding protein 3, SORT1 <text:s/>- <text:s/>sortilin 1, MYH14 <text:s/>- <text:s/>myosin, heavy chain 14, non-muscle, EPHB1 <text:s/>- <text:s/>eph receptor b1, ISL2 <text:s/>- <text:s/>isl lim homeobox 2, PRKCZ <text:s/>- <text:s/>protein kinase c, zeta, BAMBI <text:s/>- <text:s/>bmp and activin membrane-bound inhibitor, EPHA7 <text:s/>- <text:s/>eph receptor a7, CCDC88A <text:s/>- <text:s/>coiled-coil domain containing 88a, ZNF683 <text:s/>- <text:s/>zinc finger protein 683, HMGCR <text:s/>- <text:s/>3-hydroxy-3-methylglutaryl-coa reductase, VASN <text:s/>- <text:s/>vasorin, RTN4 <text:s/>- <text:s/>reticulon 4, ERBB4 <text:s/>- <text:s/>v-erb-b2 avian erythroblastic leukemia viral oncogene homolog 4, PRMT5 <text:s/>- <text:s/>protein arginine methyltransferase 5, LRIG2 <text:s/>- <text:s/>leucine-rich repeats and immunoglobulin-like domains 2, PHLDB2 <text:s/>- <text:s/>pleckstrin homology-like domain, family b, member 2, CDC20 <text:s/>- <text:s/>cell division cycle 20, SASH3 <text:s/>- <text:s/>sam and sh3 domain containing 3, CDK1 <text:s/>- <text:s/>cyclin-dependent kinase 1, FN1 <text:s/>- <text:s/>fibronectin 1, PAX6 <text:s/>- <text:s/>paired box 6, ZNF385A <text:s/>- <text:s/>zinc finger protein 385a, CDH3 <text:s/>- <text:s/>cadherin 3, type 1, p-cadherin (placental), BRWD3 <text:s/>- <text:s/>bromodomain and wd repeat domain containing 3, CXCL9 <text:s/>- <text:s/>chemokine (c-x-c motif) ligand 9, CDH2 <text:s/>- <text:s/>cadherin 2, type 1, n-cadherin (neuronal), ENC1 <text:s/>- <text:s/>ectodermal-neural cortex 1 (with btb domain), CXCL12 <text:s/>- <text:s/>chemokine (c-x-c motif) ligand 12, MLH1 <text:s/>- <text:s/>mutl homolog 1, colon cancer, nonpolyposis type 2 (e. coli), PBX1 <text:s/>- <text:s/>pre-b-cell leukemia homeobox 1, CD74 <text:s/>- <text:s/>cd74 molecule, major histocompatibility complex, class ii invariant chain, FOXM1 <text:s/>- <text:s/>forkhead box m1, ARC <text:s/>- <text:s/>activity-regulated cytoskeleton-associated protein, DBN1 <text:s/>- <text:s/>drebrin 1, FOXO1 <text:s/>- <text:s/>forkhead box o1, MSH6 <text:s/>- <text:s/>muts homolog 6 (e. coli), SOST <text:s/>- <text:s/>sclerostin, ERRFI1 <text:s/>- <text:s/>erbb receptor feedback inhibitor 1, NUMBL <text:s/>- <text:s/>numb homolog (drosophila)-like, IL4 <text:s/>- <text:s/>interleukin 4, FOXC1 <text:s/>- <text:s/>forkhead box c1, SUFU <text:s/>- <text:s/>suppressor of fused homolog (drosophila), PSMA5 <text:s/>- <text:s/>proteasome (prosome, macropain) subunit, alpha type, 5, PSMA3 <text:s/>- <text:s/>proteasome (prosome, macropain) subunit, alpha type, 3, DMRT2 <text:s/>- <text:s/>doublesex and mab-3 related transcription factor 2, LRTM2 <text:s/>- <text:s/>leucine-rich repeats and transmembrane domains 2, FOXG1 <text:s/>- <text:s/>forkhead box g1, EAF2 <text:s/>- <text:s/>ell associated factor 2, PSMD10 <text:s/>- <text:s/>proteasome (prosome, macropain) 26s subunit, non-atpase, 10, KDM3A <text:s/>- <text:s/>lysine (k)-specific demethylase 3a, IL6ST <text:s/>- <text:s/>interleukin 6 signal transducer (gp130, oncostatin m receptor), PAK3 <text:s/>- <text:s/>p21 protein (cdc42/rac)-activated kinase 3, DUSP10 <text:s/>- <text:s/>dual specificity phosphatase 10, ZMYM5 <text:s/>- <text:s/>zinc finger, mym-type 5, ARNTL <text:s/>- <text:s/>aryl hydrocarbon receptor nuclear translocator-like, FGFR2 <text:s/>- <text:s/>fibroblast growth factor receptor 2, ERMN <text:s/>- <text:s/>ermin, erm-like protein, ZMYM3 <text:s/>- <text:s/>zinc finger, mym-type 3, PSME2 <text:s/>- <text:s/>proteasome (prosome, macropain) activator subunit 2 (pa28 beta), PGLYRP3 <text:s/>- <text:s/>peptidoglycan recognition protein 3, ROR1 <text:s/>- <text:s/>receptor tyrosine kinase-like orphan receptor 1, PAX8 <text:s/>- <text:s/>paired box 8, DDR2 <text:s/>- <text:s/>discoidin domain receptor tyrosine kinase 2, ISL1 <text:s/>- <text:s/>isl lim homeobox 1, PDGFRB <text:s/>- <text:s/>platelet-derived growth factor receptor, beta polypeptide, MAML1 <text:s/>- <text:s/>mastermind-like 1 (drosophila), RHOB <text:s/>- <text:s/>ras homolog family member b, RASSF2 <text:s/>- <text:s/>ras association (ralgds/af-6) domain family member 2, BRWD1 <text:s/>- <text:s/>bromodomain and wd repeat domain containing 1, LRP8 <text:s/>- <text:s/>low density lipoprotein receptor-related protein 8, apolipoprotein e receptor, AMIGO2 <text:s/>- <text:s/>adhesion molecule with ig-like domain 2, INSIG1 <text:s/>- <text:s/>insulin induced gene 1, S100B <text:s/>- <text:s/>s100 calcium binding protein b, INSM1 <text:s/>- <text:s/>insulinoma-associated 1, CXCL10 <text:s/>- <text:s/>chemokine (c-x-c motif) ligand 10, TUBB2B <text:s/>- <text:s/>tubulin, beta 2b class iib, ARX <text:s/>- <text:s/>aristaless related homeobox, STARD13 <text:s/>- <text:s/>star-related lipid transfer (start) domain containing 13, TNFSF11 <text:s/>- <text:s/>tumor necrosis factor (ligand) superfamily, member 11, PLA2G16 <text:s/>- <text:s/>phospholipase a2, group xvi, SH3D19 <text:s/>- <text:s/>sh3 domain containing 19, XDH <text:s/>- <text:s/>xanthine dehydrogenase, TIAM1 <text:s/>- <text:s/>t-cell lymphoma invasion and metastasis 1, RRN3 <text:s/>- <text:s/>rrn3 rna polymerase i transcription factor homolog (s. cerevisiae), NLGN2 <text:s/>- <text:s/>neuroligin 2, DSCAM <text:s/>- <text:s/>down syndrome cell adhesion molecule, TOB2 <text:s/>- <text:s/>transducer of erbb2, 2, ATOH1 <text:s/>- <text:s/>atonal homolog 1 (drosophila), TLX3 <text:s/>- <text:s/>t-cell leukemia homeobox 3, RIMS2 <text:s/>- <text:s/>regulating synaptic membrane exocytosis 2, ZFPM2 <text:s/>- <text:s/>zinc finger protein, fog family member 2, HDAC4 <text:s/>- <text:s/>histone deacetylase 4, ID1 <text:s/>- <text:s/>inhibitor of dna binding 1, dominant negative helix-loop-helix protein, DIXDC1 <text:s/>- <text:s/>dix domain containing 1, TBX19 <text:s/>- <text:s/>t-box 19, DUSP6 <text:s/>- <text:s/>dual specificity phosphatase 6, TBX18 <text:s/>- <text:s/>t-box 18, SOX14 <text:s/>- <text:s/>sry (sex determining region y)-box 14, WNT3 <text:s/>- <text:s/>wingless-type mmtv integration site family, member 3, WASF3 <text:s/>- <text:s/>was protein family, member 3, CLDN5 <text:s/>- <text:s/>claudin 5, FOXP2 <text:s/>- <text:s/>forkhead box p2, ID4 <text:s/>- <text:s/>inhibitor of dna binding 4, dominant negative helix-loop-helix protein, WNT6 <text:s/>- <text:s/>wingless-type mmtv integration site family, member 6, VRK1 <text:s/>- <text:s/>vaccinia related kinase 1, TRPV1 <text:s/>- <text:s/>transient receptor potential cation channel, subfamily v, member 1, NKX6-1 <text:s/>- <text:s/>nk6 homeobox 1, SLC45A3 <text:s/>- <text:s/>solute carrier family 45, member 3, NKX3-1 <text:s/>- <text:s/>nk3 homeobox 1, OTP <text:s/>- <text:s/>orthopedia homeobox, CLSTN3 <text:s/>- <text:s/>calsyntenin 3, PAF1 <text:s/>- <text:s/>paf1, rna polymerase ii associated factor, homolog (s. cerevisiae), HDAC9 <text:s/>- <text:s/>histone deacetylase 9, WARS <text:s/>- <text:s/>tryptophanyl-trna synthetase, MYOCD <text:s/>- <text:s/>myocardin, SETD1A <text:s/>- <text:s/>set domain containing 1a, DDX56 <text:s/>- <text:s/>dead (asp-glu-ala-asp) box helicase 56, LTBP4 <text:s/>- <text:s/>latent transforming growth factor beta binding protein 4, IQCB1 <text:s/>- <text:s/>iq motif containing b1, EIF4ENIF1 <text:s/>- <text:s/>eukaryotic translation initiation factor 4e nuclear import factor 1, NKX3-2 <text:s/>- <text:s/>nk3 homeobox 2, SUZ12 <text:s/>- <text:s/>suz12 polycomb repressive complex 2 subunit, PITX3 <text:s/>- <text:s/>paired-like homeodomain 3, PNPT1 <text:s/>- <text:s/>polyribonucleotide nucleotidyltransferase 1, DLG1 <text:s/>- <text:s/>discs, large homolog 1 (drosophila), BAI2 <text:s/>- <text:s/>brain-specific angiogenesis inhibitor 2, SHH <text:s/>- <text:s/>sonic hedgehog, DLX1 <text:s/>- <text:s/>distal-less homeobox 1, YPEL3 <text:s/>- <text:s/>yippee-like 3 (drosophila), DLX2 <text:s/>- <text:s/>distal-less homeobox 2, WNT10A <text:s/>- <text:s/>wingless-type mmtv integration site family, member 10a, LRP6 <text:s/>- <text:s/>low density lipoprotein receptor-related protein 6, PIK3R1 <text:s/>- <text:s/>phosphoinositide-3-kinase, regulatory subunit 1 (alpha), B2M <text:s/>- <text:s/>beta-2-microglobulin, NFATC4 <text:s/>- <text:s/>nuclear factor of activated t-cells, cytoplasmic, calcineurin-dependent 4, SPAG9 <text:s/>- <text:s/>sperm associated antigen 9, NR2F1 <text:s/>- <text:s/>nuclear receptor subfamily 2, group f, member 1, CLIC1 <text:s/>- <text:s/>chloride intracellular channel 1, NF2 <text:s/>- <text:s/>neurofibromin 2 (merlin), TAF8 <text:s/>- <text:s/>taf8 rna polymerase ii, tata box binding protein (tbp)-associated factor, 43kda, RBM24 <text:s/>- <text:s/>rna binding motif protein 24, NEUROG1 <text:s/>- <text:s/>neurogenin 1, RAP2A <text:s/>- <text:s/>rap2a, member of ras oncogene family, SIX1 <text:s/>- <text:s/>six homeobox 1, FNIP1 <text:s/>- <text:s/>folliculin interacting protein 1, HEY2 <text:s/>- <text:s/>hairy/enhancer-of-split related with yrpw motif 2, RARA <text:s/>- <text:s/>retinoic acid receptor, alpha, CDK5RAP3 <text:s/>- <text:s/>cdk5 regulatory subunit associated protein 3, NEUROG3 <text:s/>- <text:s/>neurogenin 3, SFRP1 <text:s/>- <text:s/>secreted frizzled-related protein 1, TGFB3 <text:s/>- <text:s/>transforming growth factor, beta 3, SMAD2 <text:s/>- <text:s/>smad family member 2, RBM4 <text:s/>- <text:s/>rna binding motif protein 4, DNM2 <text:s/>- <text:s/>dynamin 2, TGFB1I1 <text:s/>- <text:s/>transforming growth factor beta 1 induced transcript 1, SRSF6 <text:s/>- <text:s/>serine/arginine-rich splicing factor 6, GPAM <text:s/>- <text:s/>glycerol-3-phosphate acyltransferase, mitochondrial, SIX2 <text:s/>- <text:s/>six homeobox 2, KDM4A <text:s/>- <text:s/>lysine (k)-specific demethylase 4a, DMP1 <text:s/>- <text:s/>dentin matrix acidic phosphoprotein 1, RBP4 <text:s/>- <text:s/>retinol binding protein 4, plasma, LRRC4C <text:s/>- <text:s/>leucine rich repeat containing 4c, THBS1 <text:s/>- <text:s/>thrombospondin 1, GSK3B <text:s/>- <text:s/>glycogen synthase kinase 3 beta, CCND1 <text:s/>- <text:s/>cyclin d1, KLF10 <text:s/>- <text:s/>kruppel-like factor 10, THY1 <text:s/>- <text:s/>thy-1 cell surface antigen, MAF <text:s/>- <text:s/>v-maf avian musculoaponeurotic fibrosarcoma oncogene homolog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0.0000903" calcext:value-type="float">
            <text:p>0.00009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1.06" calcext:value-type="float">
            <text:p>1.06</text:p>
          </table:table-cell>
          <table:table-cell office:value-type="float" office:value="13954" calcext:value-type="float">
            <text:p>13954</text:p>
          </table:table-cell>
          <table:table-cell office:value-type="float" office:value="8664" calcext:value-type="float">
            <text:p>8664</text:p>
          </table:table-cell>
          <table:table-cell office:value-type="float" office:value="2003" calcext:value-type="float">
            <text:p>2003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[MED29 <text:s/>- <text:s/>mediator complex subunit 29, FAM46A <text:s/>- <text:s/>family with sequence similarity 46, member a, HNRNPA0 <text:s/>- <text:s/>heterogeneous nuclear ribonucleoprotein a0, LRRC16A <text:s/>- <text:s/>leucine rich repeat containing 16a, PNN <text:s/>- <text:s/>pinin, desmosome associated protein, ABAT <text:s/>- <text:s/>4-aminobutyrate aminotransferase, CATSPER2 <text:s/>- <text:s/>cation channel, sperm associated 2, DCD <text:s/>- <text:s/>dermcidin, SEPT4 <text:s/>- <text:s/>septin 4, GRHL2 <text:s/>- <text:s/>grainyhead-like 2 (drosophila), OS9 <text:s/>- <text:s/>osteosarcoma amplified 9, endoplasmic reticulum lectin, SERINC3 <text:s/>- <text:s/>serine incorporator 3, CDC42BPG <text:s/>- <text:s/>cdc42 binding protein kinase gamma (dmpk-like), PNRC1 <text:s/>- <text:s/>proline-rich nuclear receptor coactivator 1, GCNT2 <text:s/>- <text:s/>glucosaminyl (n-acetyl) transferase 2, i-branching enzyme (i blood group), LMAN2 <text:s/>- <text:s/>lectin, mannose-binding 2, ACACA <text:s/>- <text:s/>acetyl-coa carboxylase alpha, GCHFR <text:s/>- <text:s/>gtp cyclohydrolase i feedback regulator, GCH1 <text:s/>- <text:s/>gtp cyclohydrolase 1, YWHAQ <text:s/>- <text:s/>tyrosine 3-monooxygenase/tryptophan 5-monooxygenase activation protein, theta polypeptide, C18orf32 <text:s/>- <text:s/>chromosome 18 open reading frame 32, ASIC2 <text:s/>- <text:s/>acid-sensing (proton-gated) ion channel 2, SLC39A4 <text:s/>- <text:s/>solute carrier family 39 (zinc transporter), member 4, BRD8 <text:s/>- <text:s/>bromodomain containing 8, PLK1 <text:s/>- <text:s/>polo-like kinase 1, ANP32A <text:s/>- <text:s/>acidic (leucine-rich) nuclear phosphoprotein 32 family, member a, GPC3 <text:s/>- <text:s/>glypican 3, TMC1 <text:s/>- <text:s/>transmembrane channel-like 1, PLP1 <text:s/>- <text:s/>proteolipid protein 1, ZNF556 <text:s/>- <text:s/>zinc finger protein 556, TRAFD1 <text:s/>- <text:s/>traf-type zinc finger domain containing 1, GADD45G <text:s/>- <text:s/>growth arrest and dna-damage-inducible, gamma, DEPDC1 <text:s/>- <text:s/>dep domain containing 1, ACR <text:s/>- <text:s/>acrosin, DPF3 <text:s/>- <text:s/>d4, zinc and double phd fingers, family 3, PABPN1 <text:s/>- <text:s/>poly(a) binding protein, nuclear 1, ADAMTS20 <text:s/>- <text:s/>adam metallopeptidase with thrombospondin type 1 motif, 20, ATF7IP2 <text:s/>- <text:s/>activating transcription factor 7 interacting protein 2, KIF16B <text:s/>- <text:s/>kinesin family member 16b, DOCK10 <text:s/>- <text:s/>dedicator of cytokinesis 10, ZNF672 <text:s/>- <text:s/>zinc finger protein 672, GLUL <text:s/>- <text:s/>glutamate-ammonia ligase, TSPAN9 <text:s/>- <text:s/>tetraspanin 9, NUS1 <text:s/>- <text:s/>nuclear undecaprenyl pyrophosphate synthase 1 homolog (s. cerevisiae), CTSA <text:s/>- <text:s/>cathepsin a, USP20 <text:s/>- <text:s/>ubiquitin specific peptidase 20, HIST3H3 <text:s/>- <text:s/>histone cluster 3, h3, GLS <text:s/>- <text:s/>glutaminase, PPM1A <text:s/>- <text:s/>protein phosphatase, mg2+/mn2+ dependent, 1a, PPM1B <text:s/>- <text:s/>protein phosphatase, mg2+/mn2+ dependent, 1b, ACVR1 <text:s/>- <text:s/>activin a receptor, type i, RNASE9 <text:s/>- <text:s/>ribonuclease, rnase a family, 9 (non-active), POU3F4 <text:s/>- <text:s/>pou class 3 homeobox 4, POU3F3 <text:s/>- <text:s/>pou class 3 homeobox 3, FZD8 <text:s/>- <text:s/>frizzled family receptor 8, EOMES <text:s/>- <text:s/>eomesodermin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ADCYAP1R1 <text:s/>- <text:s/>adenylate cyclase activating polypeptide 1 (pituitary) receptor type i, FEM1A <text:s/>- <text:s/>fem-1 homolog a (c. elegans), POLR2I <text:s/>- <text:s/>polymerase (rna) ii (dna directed) polypeptide i, 14.5kda, ADCYAP1 <text:s/>- <text:s/>adenylate cyclase activating polypeptide 1 (pituitary), POU3F1 <text:s/>- <text:s/>pou class 3 homeobox 1, POU3F2 <text:s/>- <text:s/>pou class 3 homeobox 2, ZNF275 <text:s/>- <text:s/>zinc finger protein 275, POU2F2 <text:s/>- <text:s/>pou class 2 homeobox 2, POLG <text:s/>- <text:s/>polymerase (dna directed), gamma, SRCAP <text:s/>- <text:s/>snf2-related crebbp activator protein, GNA12 <text:s/>- <text:s/>guanine nucleotide binding protein (g protein) alpha 12, GNA11 <text:s/>- <text:s/>guanine nucleotide binding protein (g protein), alpha 11 (gq class), HES6 <text:s/>- <text:s/>hairy and enhancer of split 6 (drosophila), POLA1 <text:s/>- <text:s/>polymerase (dna directed), alpha 1, catalytic subunit, HNRNPUL1 <text:s/>- <text:s/>heterogeneous nuclear ribonucleoprotein u-like 1, CNST <text:s/>- <text:s/>consortin, connexin sorting protein, VASH2 <text:s/>- <text:s/>vasohibin 2, AP2A1 <text:s/>- <text:s/>adaptor-related protein complex 2, alpha 1 subunit, HSD17B8 <text:s/>- <text:s/>hydroxysteroid (17-beta) dehydrogenase 8, PRKACA <text:s/>- <text:s/>protein kinase, camp-dependent, catalytic, alpha, PRDM5 <text:s/>- <text:s/>pr domain containing 5, CCAR1 <text:s/>- <text:s/>cell division cycle and apoptosis regulator 1, PRIM1 <text:s/>- <text:s/>primase, dna, polypeptide 1 (49kda), VPS35 <text:s/>- <text:s/>vacuolar protein sorting 35 homolog (s. cerevisiae), PRCP <text:s/>- <text:s/>prolylcarboxypeptidase (angiotensinase c), CHFR <text:s/>- <text:s/>checkpoint with forkhead and ring finger domains, e3 ubiquitin protein ligase, ARHGAP33 <text:s/>- <text:s/>rho gtpase activating protein 33, CITED4 <text:s/>- <text:s/>cbp/p300-interacting transactivator, with glu/asp-rich carboxy-terminal domain, 4, LRRC18 <text:s/>- <text:s/>leucine rich repeat containing 18, FTH1 <text:s/>- <text:s/>ferritin, heavy polypeptide 1, ATF7IP <text:s/>- <text:s/>activating transcription factor 7 interacting protein, AIMP2 <text:s/>- <text:s/>aminoacyl trna synthetase complex-interacting multifunctional protein 2, ZNF689 <text:s/>- <text:s/>zinc finger protein 689, ZFP64 <text:s/>- <text:s/>zfp64 zinc finger protein, PPP2R5D <text:s/>- <text:s/>protein phosphatase 2, regulatory subunit b', delta, SOX30 <text:s/>- <text:s/>sry (sex determining region y)-box 30, PPP2R5C <text:s/>- <text:s/>protein phosphatase 2, regulatory subunit b', gamma, DEPDC1B <text:s/>- <text:s/>dep domain containing 1b, CCDC151 <text:s/>- <text:s/>coiled-coil domain containing 151, UBE2C <text:s/>- <text:s/>ubiquitin-conjugating enzyme e2c, PPP2R1A <text:s/>- <text:s/>protein phosphatase 2, regulatory subunit a, alpha, TXLNG <text:s/>- <text:s/>taxilin gamma, FGD6 <text:s/>- <text:s/>fyve, rhogef and ph domain containing 6, PPP2R2B <text:s/>- <text:s/>protein phosphatase 2, regulatory subunit b, beta, PPP1R7 <text:s/>- <text:s/>protein phosphatase 1, regulatory subunit 7, ZNF526 <text:s/>- <text:s/>zinc finger protein 526, PRR11 <text:s/>- <text:s/>proline rich 11, FUT8 <text:s/>- <text:s/>fucosyltransferase 8 (alpha (1,6) fucosyltransferase), ABCD2 <text:s/>- <text:s/>atp-binding cassette, sub-family d (ald), member 2, DEK <text:s/>- <text:s/>dek oncogene, TCTN2 <text:s/>- <text:s/>tectonic family member 2, PPP1R10 <text:s/>- <text:s/>protein phosphatase 1, regulatory subunit 10, RMI2 <text:s/>- <text:s/>recq mediated genome instability 2, ALDH1A1 <text:s/>- <text:s/>aldehyde dehydrogenase 1 family, member a1, FZD2 <text:s/>- <text:s/>frizzled family receptor 2, LIN28A <text:s/>- <text:s/>lin-28 homolog a (c. elegans), CUL5 <text:s/>- <text:s/>cullin 5, RNF165 <text:s/>- <text:s/>ring finger protein 165, RASSF7 <text:s/>- <text:s/>ras association (ralgds/af-6) domain family (n-terminal) member 7, IWS1 <text:s/>- <text:s/>iws1 homolog (s. cerevisiae), TDRKH <text:s/>- <text:s/>tudor and kh domain containing, ZNF768 <text:s/>- <text:s/>zinc finger protein 768, PRODH <text:s/>- <text:s/>proline dehydrogenase (oxidase) 1, IFT27 <text:s/>- <text:s/>intraflagellar transport 27 homolog (chlamydomonas), FMNL2 <text:s/>- <text:s/>formin-like 2, E2F8 <text:s/>- <text:s/>e2f transcription factor 8, ATF7 <text:s/>- <text:s/>activating transcription factor 7, ALDOB <text:s/>- <text:s/>aldolase b, fructose-bisphosphate, GABRG1 <text:s/>- <text:s/>gamma-aminobutyric acid (gaba) a receptor, gamma 1, ZNF416 <text:s/>- <text:s/>zinc finger protein 416, MID2 <text:s/>- <text:s/>midline 2, MAP2K6 <text:s/>- <text:s/>mitogen-activated protein kinase kinase 6, ZNF668 <text:s/>- <text:s/>zinc finger protein 668, NHP2 <text:s/>- <text:s/>nhp2 ribonucleoprotein, EXD1 <text:s/>- <text:s/>exonuclease 3'-5' domain containing 1, MAP2K1 <text:s/>- <text:s/>mitogen-activated protein kinase kinase 1, DSTN <text:s/>- <text:s/>destrin (actin depolymerizing factor), HMGA2 <text:s/>- <text:s/>high mobility group at-hook 2, ASF1B <text:s/>- <text:s/>anti-silencing function 1b histone chaperone, TRIM59 <text:s/>- <text:s/>tripartite motif containing 59, METAP2 <text:s/>- <text:s/>methionyl aminopeptidase 2, MAPK7 <text:s/>- <text:s/>mitogen-activated protein kinase 7, ISOC2 <text:s/>- <text:s/>isochorismatase domain containing 2, FAM178A <text:s/>- <text:s/>family with sequence similarity 178, member a, GATA3 <text:s/>- <text:s/>gata binding protein 3, MYH14 <text:s/>- <text:s/>myosin, heavy chain 14, non-muscle, CISD2 <text:s/>- <text:s/>cdgsh iron sulfur domain 2, MAPRE2 <text:s/>- <text:s/>microtubule-associated protein, rp/eb family, member 2, DENND2C <text:s/>- <text:s/>denn/madd domain containing 2c, GLRA3 <text:s/>- <text:s/>glycine receptor, alpha 3, PRKCZ <text:s/>- <text:s/>protein kinase c, zeta, PRKCSH <text:s/>- <text:s/>protein kinase c substrate 80k-h, CCDC88A <text:s/>- <text:s/>coiled-coil domain containing 88a, SLC26A9 <text:s/>- <text:s/>solute carrier family 26 (anion exchanger), member 9, NUP214 <text:s/>- <text:s/>nucleoporin 214kda, SLC25A6 <text:s/>- <text:s/>solute carrier family 25 (mitochondrial carrier; adenine nucleotide translocator), member 6, VASN <text:s/>- <text:s/>vasorin, C18orf54 <text:s/>- <text:s/>chromosome 18 open reading frame 54, BRD3 <text:s/>- <text:s/>bromodomain containing 3, GAS8 <text:s/>- <text:s/>growth arrest-specific 8, SLC25A4 <text:s/>- <text:s/>solute carrier family 25 (mitochondrial carrier; adenine nucleotide translocator), member 4, PRKAR1A <text:s/>- <text:s/>protein kinase, camp-dependent, regulatory, type i, alpha, ANK3 <text:s/>- <text:s/>ankyrin 3, node of ranvier (ankyrin g), DEDD2 <text:s/>- <text:s/>death effector domain containing 2, ZNF189 <text:s/>- <text:s/>zinc finger protein 189, PAX1 <text:s/>- <text:s/>paired box 1, ATXN2L <text:s/>- <text:s/>ataxin 2-like, PAX6 <text:s/>- <text:s/>paired box 6, RFWD3 <text:s/>- <text:s/>ring finger and wd repeat domain 3, APLP1 <text:s/>- <text:s/>amyloid beta (a4) precursor-like protein 1, PAX3 <text:s/>- <text:s/>paired box 3, GPR139 <text:s/>- <text:s/>g protein-coupled receptor 139, TMEM33 <text:s/>- <text:s/>transmembrane protein 33, GTF2E1 <text:s/>- <text:s/>general transcription factor iie, polypeptide 1, alpha 56kda, PBX1 <text:s/>- <text:s/>pre-b-cell leukemia homeobox 1, WHAMM <text:s/>- <text:s/>was protein homolog associated with actin, golgi membranes and microtubules, PPP1R3B <text:s/>- <text:s/>protein phosphatase 1, regulatory subunit 3b, SEC61A2 <text:s/>- <text:s/>sec61 alpha 2 subunit (s. cerevisiae), RNF220 <text:s/>- <text:s/>ring finger protein 220, MSH6 <text:s/>- <text:s/>muts homolog 6 (e. coli), CHP1 <text:s/>- <text:s/>calcineurin-like ef-hand protein 1, ZNF132 <text:s/>- <text:s/>zinc finger protein 132, GUCA2A <text:s/>- <text:s/>guanylate cyclase activator 2a (guanylin), GUCY1B3 <text:s/>- <text:s/>guanylate cyclase 1, soluble, beta 3, P2RY6 <text:s/>- <text:s/>pyrimidinergic receptor p2y, g-protein coupled, 6, P4HB <text:s/>- <text:s/>prolyl 4-hydroxylase, beta polypeptide, HEXIM2 <text:s/>- <text:s/>hexamethylene bis-acetamide inducible 2, PEBP1 <text:s/>- <text:s/>phosphatidylethanolamine binding protein 1, LRTM2 <text:s/>- <text:s/>leucine-rich repeats and transmembrane domains 2, CHEK2 <text:s/>- <text:s/>checkpoint kinase 2, GOLPH3L <text:s/>- <text:s/>golgi phosphoprotein 3-like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H2AFZ <text:s/>- <text:s/>h2a histone family, member z, SAP130 <text:s/>- <text:s/>sin3a-associated protein, 130kda, H2AFX <text:s/>- <text:s/>h2a histone family, member x, PDE7A <text:s/>- <text:s/>phosphodiesterase 7a, HIST1H2AD <text:s/>- <text:s/>histone cluster 1, h2ad, CDC20B <text:s/>- <text:s/>cell division cycle 20b, HIST1H1B <text:s/>- <text:s/>histone cluster 1, h1b, PAX8 <text:s/>- <text:s/>paired box 8, HIST1H1D <text:s/>- <text:s/>histone cluster 1, h1d, HIST1H1C <text:s/>- <text:s/>histone cluster 1, h1c, PDGFRB <text:s/>- <text:s/>platelet-derived growth factor receptor, beta polypeptide, UACA <text:s/>- <text:s/>uveal autoantigen with coiled-coil domains and ankyrin repeats, RHOB <text:s/>- <text:s/>ras homolog family member b, BTG2 <text:s/>- <text:s/>btg family, member 2, PDK3 <text:s/>- <text:s/>pyruvate dehydrogenase kinase, isozyme 3, HADH <text:s/>- <text:s/>hydroxyacyl-coa dehydrogenase, PDK2 <text:s/>- <text:s/>pyruvate dehydrogenase kinase, isozyme 2, CSDE1 <text:s/>- <text:s/>cold shock domain containing e1, rna-binding, PEG3 <text:s/>- <text:s/>paternally expressed 3, LRP8 <text:s/>- <text:s/>low density lipoprotein receptor-related protein 8, apolipoprotein e receptor, PCNT <text:s/>- <text:s/>pericentrin, ROGDI <text:s/>- <text:s/>rogdi homolog (drosophila), PCNA <text:s/>- <text:s/>proliferating cell nuclear antigen, LSM6 <text:s/>- <text:s/>lsm6 homolog, u6 small nuclear rna associated (s. cerevisiae), PRDM2 <text:s/>- <text:s/>pr domain containing 2, with znf domain, PCK2 <text:s/>- <text:s/>phosphoenolpyruvate carboxykinase 2 (mitochondrial), MAP3K12 <text:s/>- <text:s/>mitogen-activated protein kinase kinase kinase 12, FICD <text:s/>- <text:s/>fic domain containing, PCSK2 <text:s/>- <text:s/>proprotein convertase subtilisin/kexin type 2, SLC30A1 <text:s/>- <text:s/>solute carrier family 30 (zinc transporter), member 1, BMPER <text:s/>- <text:s/>bmp binding endothelial regulator, ARX <text:s/>- <text:s/>aristaless related homeobox, TRIM68 <text:s/>- <text:s/>tripartite motif containing 68, ZCCHC12 <text:s/>- <text:s/>zinc finger, cchc domain containing 12, PLA2G16 <text:s/>- <text:s/>phospholipase a2, group xvi, PDE4D <text:s/>- <text:s/>phosphodiesterase 4d, camp-specific, ZNF214 <text:s/>- <text:s/>zinc finger protein 214, HDAC1 <text:s/>- <text:s/>histone deacetylase 1, KAT7 <text:s/>- <text:s/>k(lysine) acetyltransferase 7, XDH <text:s/>- <text:s/>xanthine dehydrogenase, ATP2A1 <text:s/>- <text:s/>atpase, ca++ transporting, cardiac muscle, fast twitch 1, ZNF444 <text:s/>- <text:s/>zinc finger protein 444, GNGT2 <text:s/>- <text:s/>guanine nucleotide binding protein (g protein), gamma transducing activity polypeptide 2, ATP2A2 <text:s/>- <text:s/>atpase, ca++ transporting, cardiac muscle, slow twitch 2, ATP1A3 <text:s/>- <text:s/>atpase, na+/k+ transporting, alpha 3 polypeptide, GOLGA2 <text:s/>- <text:s/>golgin a2, GNRHR <text:s/>- <text:s/>gonadotropin-releasing hormone receptor, CDK14 <text:s/>- <text:s/>cyclin-dependent kinase 14, GOLGB1 <text:s/>- <text:s/>golgin b1, XPO1 <text:s/>- <text:s/>exportin 1 (crm1 homolog, yeast), GOT1 <text:s/>- <text:s/>glutamic-oxaloacetic transaminase 1, soluble, BAHD1 <text:s/>- <text:s/>bromo adjacent homology domain containing 1, ATP1B1 <text:s/>- <text:s/>atpase, na+/k+ transporting, beta 1 polypeptide, PGC <text:s/>- <text:s/>progastricsin (pepsinogen c), WNT8B <text:s/>- <text:s/>wingless-type mmtv integration site family, member 8b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SEC31A <text:s/>- <text:s/>sec31 homolog a (s. cerevisiae), SCAMP5 <text:s/>- <text:s/>secretory carrier membrane protein 5, MLXIP <text:s/>- <text:s/>mlx interacting protein, ENPP4 <text:s/>- <text:s/>ectonucleotide pyrophosphatase/phosphodiesterase 4 (putative), GPR3 <text:s/>- <text:s/>g protein-coupled receptor 3, SPPL3 <text:s/>- <text:s/>signal peptide peptidase like 3, ATP6V1E1 <text:s/>- <text:s/>atpase, h+ transporting, lysosomal 31kda, v1 subunit e1, FOXN4 <text:s/>- <text:s/>forkhead box n4, ADNP2 <text:s/>- <text:s/>adnp homeobox 2, WNT3 <text:s/>- <text:s/>wingless-type mmtv integration site family, member 3, GPR19 <text:s/>- <text:s/>g protein-coupled receptor 19, PER1 <text:s/>- <text:s/>period circadian clock 1, WNT6 <text:s/>- <text:s/>wingless-type mmtv integration site family, member 6, ANO4 <text:s/>- <text:s/>anoctamin 4, TBC1D2 <text:s/>- <text:s/>tbc1 domain family, member 2, BEST1 <text:s/>- <text:s/>bestrophin 1, VRK1 <text:s/>- <text:s/>vaccinia related kinase 1, TRPV1 <text:s/>- <text:s/>transient receptor potential cation channel, subfamily v, member 1, OR5B12 <text:s/>- <text:s/>olfactory receptor, family 5, subfamily b, member 12, ATP2B4 <text:s/>- <text:s/>atpase, ca++ transporting, plasma membrane 4, DTWD2 <text:s/>- <text:s/>dtw domain containing 2, WARS <text:s/>- <text:s/>tryptophanyl-trna synthetase, NKX3-2 <text:s/>- <text:s/>nk3 homeobox 2, PITX2 <text:s/>- <text:s/>paired-like homeodomain 2, MOB1A <text:s/>- <text:s/>mob kinase activator 1a, PITX3 <text:s/>- <text:s/>paired-like homeodomain 3, OR5D13 <text:s/>- <text:s/>olfactory receptor, family 5, subfamily d, member 13, ZNF343 <text:s/>- <text:s/>zinc finger protein 343, BAI2 <text:s/>- <text:s/>brain-specific angiogenesis inhibitor 2, B2M <text:s/>- <text:s/>beta-2-microglobulin, PIK3R1 <text:s/>- <text:s/>phosphoinositide-3-kinase, regulatory subunit 1 (alpha), GRB14 <text:s/>- <text:s/>growth factor receptor-bound protein 14, PLEKHF1 <text:s/>- <text:s/>pleckstrin homology domain containing, family f (with fyve domain) member 1, GRN <text:s/>- <text:s/>granulin, RBM42 <text:s/>- <text:s/>rna binding motif protein 42, GRIN2A <text:s/>- <text:s/>glutamate receptor, ionotropic, n-methyl d-aspartate 2a, ZIC1 <text:s/>- <text:s/>zic family member 1, RABL3 <text:s/>- <text:s/>rab, member of ras oncogene family-like 3, SF1 <text:s/>- <text:s/>splicing factor 1, DBX1 <text:s/>- <text:s/>developing brain homeobox 1, ZNF711 <text:s/>- <text:s/>zinc finger protein 711, ZNF8 <text:s/>- <text:s/>zinc finger protein 8, CNBP <text:s/>- <text:s/>cchc-type zinc finger, nucleic acid binding protein, ZIC3 <text:s/>- <text:s/>zic family member 3, PPP6R3 <text:s/>- <text:s/>protein phosphatase 6, regulatory subunit 3, SLX1A <text:s/>- <text:s/>slx1 structure-specific endonuclease subunit homolog a (s. cerevisiae), BCL2L1 <text:s/>- <text:s/>bcl2-like 1, XRCC4 <text:s/>- <text:s/>x-ray repair complementing defective repair in chinese hamster cells 4, GSK3B <text:s/>- <text:s/>glycogen synthase kinase 3 beta, CCND1 <text:s/>- <text:s/>cyclin d1, SLC9C1 <text:s/>- <text:s/>solute carrier family 9, subfamily c (na+-transporting carboxylic acid decarboxylase), member 1, BCAT2 <text:s/>- <text:s/>branched chain amino-acid transaminase 2, mitochondrial, QRSL1 <text:s/>- <text:s/>glutaminyl-trna synthase (glutamine-hydrolyzing)-like 1, PDIA3 <text:s/>- <text:s/>protein disulfide isomerase family a, member 3, RGS19 <text:s/>- <text:s/>regulator of g-protein signaling 19, CCNK <text:s/>- <text:s/>cyclin k, HSPA1B <text:s/>- <text:s/>heat shock 70kda protein 1b, BNIP3 <text:s/>- <text:s/>bcl2/adenovirus e1b 19kda interacting protein 3, BNIP3L <text:s/>- <text:s/>bcl2/adenovirus e1b 19kda interacting protein 3-like, CASZ1 <text:s/>- <text:s/>castor zinc finger 1, BNIP2 <text:s/>- <text:s/>bcl2/adenovirus e1b 19kda interacting protein 2, STRA13 <text:s/>- <text:s/>stimulated by retinoic acid 13, MAEA <text:s/>- <text:s/>macrophage erythroblast attacher, APC2 <text:s/>- <text:s/>adenomatosis polyposis coli 2, CREG1 <text:s/>- <text:s/>cellular repressor of e1a-stimulated genes 1, WHSC1L1 <text:s/>- <text:s/>wolf-hirschhorn syndrome candidate 1-like 1, RFX2 <text:s/>- <text:s/>regulatory factor x, 2 (influences hla class ii expression), CHAC1 <text:s/>- <text:s/>chac, cation transport regulator homolog 1 (e. coli), TRAPPC6A <text:s/>- <text:s/>trafficking protein particle complex 6a, SPEG <text:s/>- <text:s/>speg complex locus, RFX1 <text:s/>- <text:s/>regulatory factor x, 1 (influences hla class ii expression), ZFP36L2 <text:s/>- <text:s/>zfp36 ring finger protein-like 2, HRC <text:s/>- <text:s/>histidine rich calcium binding protein, KLF9 <text:s/>- <text:s/>kruppel-like factor 9, RLN2 <text:s/>- <text:s/>relaxin 2, BDNF <text:s/>- <text:s/>brain-derived neurotrophic factor, RLN1 <text:s/>- <text:s/>relaxin 1, ASPSCR1 <text:s/>- <text:s/>alveolar soft part sarcoma chromosome region, candidate 1, SPRED2 <text:s/>- <text:s/>sprouty-related, evh1 domain containing 2, APLF <text:s/>- <text:s/>aprataxin and pnkp like factor, BLM <text:s/>- <text:s/>bloom syndrome, recq helicase-like, SYNGAP1 <text:s/>- <text:s/>synaptic ras gtpase activating protein 1, PER2 <text:s/>- <text:s/>period circadian clock 2, HOXD3 <text:s/>- <text:s/>homeobox d3, HOXD1 <text:s/>- <text:s/>homeobox d1, RGS4 <text:s/>- <text:s/>regulator of g-protein signaling 4, RGS3 <text:s/>- <text:s/>regulator of g-protein signaling 3, LDB1 <text:s/>- <text:s/>lim domain binding 1, ANKRD49 <text:s/>- <text:s/>ankyrin repeat domain 49, TRDN <text:s/>- <text:s/>triadin, HOXC6 <text:s/>- <text:s/>homeobox c6, RGS16 <text:s/>- <text:s/>regulator of g-protein signaling 16, TSC22D1 <text:s/>- <text:s/>tsc22 domain family, member 1, CRTC2 <text:s/>- <text:s/>creb regulated transcription coactivator 2, ABCA7 <text:s/>- <text:s/>atp-binding cassette, sub-family a (abc1), member 7, HOXC9 <text:s/>- <text:s/>homeobox c9, BMP6 <text:s/>- <text:s/>bone morphogenetic protein 6, DDA1 <text:s/>- <text:s/>det1 and ddb1 associated 1, NDE1 <text:s/>- <text:s/>nude neurodevelopment protein 1, ICAM4 <text:s/>- <text:s/>intercellular adhesion molecule 4 (landsteiner-wiener blood group), OLIG2 <text:s/>- <text:s/>oligodendrocyte lineage transcription factor 2, MYRF <text:s/>- <text:s/>myelin regulatory factor, TRIB1 <text:s/>- <text:s/>tribbles homolog 1 (drosophila), ARHGEF7 <text:s/>- <text:s/>rho guanine nucleotide exchange factor (gef) 7, GDF11 <text:s/>- <text:s/>growth differentiation factor 11, FMNL1 <text:s/>- <text:s/>formin-like 1, IARS <text:s/>- <text:s/>isoleucyl-trna synthetase, C21orf2 <text:s/>- <text:s/>chromosome 21 open reading frame 2, OSCP1 <text:s/>- <text:s/>organic solute carrier partner 1, CNNM2 <text:s/>- <text:s/>cyclin m2, CCNA1 <text:s/>- <text:s/>cyclin a1, NABP2 <text:s/>- <text:s/>nucleic acid binding protein 2, STX6 <text:s/>- <text:s/>syntaxin 6, CA7 <text:s/>- <text:s/>carbonic anhydrase vii, DDX54 <text:s/>- <text:s/>dead (asp-glu-ala-asp) box polypeptide 54, RNF4 <text:s/>- <text:s/>ring finger protein 4, EIF2B2 <text:s/>- <text:s/>eukaryotic translation initiation factor 2b, subunit 2 beta, 39kda, HNRNPR <text:s/>- <text:s/>heterogeneous nuclear ribonucleoprotein r, CACNA1B <text:s/>- <text:s/>calcium channel, voltage-dependent, n type, alpha 1b subunit, TMEM108 <text:s/>- <text:s/>transmembrane protein 108, BUB1 <text:s/>- <text:s/>bub1 mitotic checkpoint serine/threonine kinase, HERC2 <text:s/>- <text:s/>hect and rld domain containing e3 ubiquitin protein ligase 2, RORB <text:s/>- <text:s/>rar-related orphan receptor b, RORC <text:s/>- <text:s/>rar-related orphan receptor c, SPRY3 <text:s/>- <text:s/>sprouty homolog 3 (drosophila), SPRY2 <text:s/>- <text:s/>sprouty homolog 2 (drosophila), KCTD9 <text:s/>- <text:s/>potassium channel tetramerization domain containing 9, CACNA1G <text:s/>- <text:s/>calcium channel, voltage-dependent, t type, alpha 1g subunit, MBTD1 <text:s/>- <text:s/>mbt domain containing 1, CDK2AP2 <text:s/>- <text:s/>cyclin-dependent kinase 2 associated protein 2, AP3D1 <text:s/>- <text:s/>adaptor-related protein complex 3, delta 1 subunit, VKORC1 <text:s/>- <text:s/>vitamin k epoxide reductase complex, subunit 1, AKAP8 <text:s/>- <text:s/>a kinase (prka) anchor protein 8, BARHL2 <text:s/>- <text:s/>barh-like homeobox 2, BOLL <text:s/>- <text:s/>bol, boule-like (drosophila), HSPA1L <text:s/>- <text:s/>heat shock 70kda protein 1-like, NET1 <text:s/>- <text:s/>neuroepithelial cell transforming 1, HSPA5 <text:s/>- <text:s/>heat shock 70kda protein 5 (glucose-regulated protein, 78kda), SKAP2 <text:s/>- <text:s/>src kinase associated phosphoprotein 2, SIGMAR1 <text:s/>- <text:s/>sigma non-opioid intracellular receptor 1, CAPZA2 <text:s/>- <text:s/>capping protein (actin filament) muscle z-line, alpha 2, PTCH2 <text:s/>- <text:s/>patched 2, SUSD4 <text:s/>- <text:s/>sushi domain containing 4, HLA-E <text:s/>- <text:s/>major histocompatibility complex, class i, e, HMGN1 <text:s/>- <text:s/>high mobility group nucleosome binding domain 1, HMGB2 <text:s/>- <text:s/>high mobility group box 2, HMGB1 <text:s/>- <text:s/>high mobility group box 1, HLX <text:s/>- <text:s/>h2.0-like homeobox, FKBP14 <text:s/>- <text:s/>fk506 binding protein 14, 22 kda, CASP9 <text:s/>- <text:s/>caspase 9, apoptosis-related cysteine peptidase, TNKS <text:s/>- <text:s/>tankyrase, trf1-interacting ankyrin-related adp-ribose polymerase, TACC3 <text:s/>- <text:s/>transforming, acidic coiled-coil containing protein 3, CASP2 <text:s/>- <text:s/>caspase 2, apoptosis-related cysteine peptidase, AGO1 <text:s/>- <text:s/>argonaute risc catalytic component 1, HLA-DRB5 <text:s/>- <text:s/>major histocompatibility complex, class ii, dr beta 5, CAPZB <text:s/>- <text:s/>capping protein (actin filament) muscle z-line, beta, RPA2 <text:s/>- <text:s/>replication protein a2, 32kda, TNFAIP8L1 <text:s/>- <text:s/>tumor necrosis factor, alpha-induced protein 8-like 1, ZBTB48 <text:s/>- <text:s/>zinc finger and btb domain containing 48, HOXB13 <text:s/>- <text:s/>homeobox b13, HK2 <text:s/>- <text:s/>hexokinase 2, RPLP1 <text:s/>- <text:s/>ribosomal protein, large, p1, LAMTOR1 <text:s/>- <text:s/>late endosomal/lysosomal adaptor, mapk and mtor activator 1, CACNA1E <text:s/>- <text:s/>calcium channel, voltage-dependent, r type, alpha 1e subunit, CDK15 <text:s/>- <text:s/>cyclin-dependent kinase 15, RPLP0 <text:s/>- <text:s/>ribosomal protein, large, p0, SEMA4F <text:s/>- <text:s/>sema domain, immunoglobulin domain (ig), transmembrane domain (tm) and short cytoplasmic domain, (semaphorin) 4f, CKAP2 <text:s/>- <text:s/>cytoskeleton associated protein 2, RINL <text:s/>- <text:s/>ras and rab interactor-like, NCOA2 <text:s/>- <text:s/>nuclear receptor coactivator 2, CDC23 <text:s/>- <text:s/>cell division cycle 23, CALM3 <text:s/>- <text:s/>calmodulin 3 (phosphorylase kinase, delta), UBE2K <text:s/>- <text:s/>ubiquitin-conjugating enzyme e2k, ZSCAN2 <text:s/>- <text:s/>zinc finger and scan domain containing 2, ELP4 <text:s/>- <text:s/>elongator acetyltransferase complex subunit 4, ENOX2 <text:s/>- <text:s/>ecto-nox disulfide-thiol exchanger 2, CREB3 <text:s/>- <text:s/>camp responsive element binding protein 3, CALCB <text:s/>- <text:s/>calcitonin-related polypeptide beta, JSRP1 <text:s/>- <text:s/>junctional sarcoplasmic reticulum protein 1, HIC1 <text:s/>- <text:s/>hypermethylated in cancer 1, HIF1A <text:s/>- <text:s/>hypoxia inducible factor 1, alpha subunit (basic helix-loop-helix transcription factor), CCT6A <text:s/>- <text:s/>chaperonin containing tcp1, subunit 6a (zeta 1), TRADD <text:s/>- <text:s/>tnfrsf1a-associated via death domain, HOXB4 <text:s/>- <text:s/>homeobox b4, CCNF <text:s/>- <text:s/>cyclin f, EHF <text:s/>- <text:s/>ets homologous factor, URI1 <text:s/>- <text:s/>uri1, prefoldin-like chaperone, HMG20A <text:s/>- <text:s/>high mobility group 20a, HOXC4 <text:s/>- <text:s/>homeobox c4, HMG20B <text:s/>- <text:s/>high mobility group 20b, CCNG2 <text:s/>- <text:s/>cyclin g2, CCNG1 <text:s/>- <text:s/>cyclin g1, GBF1 <text:s/>- <text:s/>golgi brefeldin a resistant guanine nucleotide exchange factor 1, HNRNPL <text:s/>- <text:s/>heterogeneous nuclear ribonucleoprotein l, HOXA4 <text:s/>- <text:s/>homeobox a4, RPS6KA2 <text:s/>- <text:s/>ribosomal protein s6 kinase, 90kda, polypeptide 2, TINF2 <text:s/>- <text:s/>terf1 (trf1)-interacting nuclear factor 2, RPS6KA1 <text:s/>- <text:s/>ribosomal protein s6 kinase, 90kda, polypeptide 1, FGF20 <text:s/>- <text:s/>fibroblast growth factor 20, HOXA6 <text:s/>- <text:s/>homeobox a6, EFCAB6 <text:s/>- <text:s/>ef-hand calcium binding domain 6, RUNX3 <text:s/>- <text:s/>runt-related transcription factor 3, RYR2 <text:s/>- <text:s/>ryanodine receptor 2 (cardiac), ZFP3 <text:s/>- <text:s/>zfp3 zinc finger protein, SERPINA6 <text:s/>- <text:s/>serpin peptidase inhibitor, clade a (alpha-1 antiproteinase, antitrypsin), member 6, RAB11A <text:s/>- <text:s/>rab11a, member ras oncogene family, HNRNPA1 <text:s/>- <text:s/>heterogeneous nuclear ribonucleoprotein a1, SORT1 <text:s/>- <text:s/>sortilin 1, HNRNPC <text:s/>- <text:s/>heterogeneous nuclear ribonucleoprotein c (c1/c2), HNRNPAB <text:s/>- <text:s/>heterogeneous nuclear ribonucleoprotein a/b, CAT <text:s/>- <text:s/>catalase, ISL2 <text:s/>- <text:s/>isl lim homeobox 2, NAPA <text:s/>- <text:s/>n-ethylmaleimide-sensitive factor attachment protein, alpha, SPATA24 <text:s/>- <text:s/>spermatogenesis associated 24, ARIH2 <text:s/>- <text:s/>ariadne homolog 2 (drosophila), CCKAR <text:s/>- <text:s/>cholecystokinin a receptor, HMGCR <text:s/>- <text:s/>3-hydroxy-3-methylglutaryl-coa reductase, NANOS1 <text:s/>- <text:s/>nanos homolog 1 (drosophila), TMEM161A <text:s/>- <text:s/>transmembrane protein 161a, CCNC <text:s/>- <text:s/>cyclin c, LYPLA1 <text:s/>- <text:s/>lysophospholipase i, RGS9 <text:s/>- <text:s/>regulator of g-protein signaling 9, PLEKHG2 <text:s/>- <text:s/>pleckstrin homology domain containing, family g (with rhogef domain) member 2, WDR81 <text:s/>- <text:s/>wd repeat domain 81, PRMT5 <text:s/>- <text:s/>protein arginine methyltransferase 5, HMX2 <text:s/>- <text:s/>h6 family homeobox 2, RFX7 <text:s/>- <text:s/>regulatory factor x, 7, CDC6 <text:s/>- <text:s/>cell division cycle 6, CEP85 <text:s/>- <text:s/>centrosomal protein 85kda, FOXK2 <text:s/>- <text:s/>forkhead box k2, CDC25A <text:s/>- <text:s/>cell division cycle 25a, SASH3 <text:s/>- <text:s/>sam and sh3 domain containing 3, CDC20 <text:s/>- <text:s/>cell division cycle 20, CDK1 <text:s/>- <text:s/>cyclin-dependent kinase 1, KCNAB2 <text:s/>- <text:s/>potassium voltage-gated channel, shaker-related subfamily, beta member 2, CDH1 <text:s/>- <text:s/>cadherin 1, type 1, e-cadherin (epithelial), STAMBP <text:s/>- <text:s/>stam binding protein, CDH3 <text:s/>- <text:s/>cadherin 3, type 1, p-cadherin (placental), TOX3 <text:s/>- <text:s/>tox high mobility group box family member 3, ARID3B <text:s/>- <text:s/>at rich interactive domain 3b (bright-like), CDH2 <text:s/>- <text:s/>cadherin 2, type 1, n-cadherin (neuronal), ENC1 <text:s/>- <text:s/>ectodermal-neural cortex 1 (with btb domain), CDC25B <text:s/>- <text:s/>cell division cycle 25b, AEN <text:s/>- <text:s/>apoptosis enhancing nuclease, RBMX <text:s/>- <text:s/>rna binding motif protein, x-linked, PKP4 <text:s/>- <text:s/>plakophilin 4, ETAA1 <text:s/>- <text:s/>ewing tumor-associated antigen 1, PIK3R3 <text:s/>- <text:s/>phosphoinositide-3-kinase, regulatory subunit 3 (gamma), INHBC <text:s/>- <text:s/>inhibin, beta c, CD74 <text:s/>- <text:s/>cd74 molecule, major histocompatibility complex, class ii invariant chain, TMEM97 <text:s/>- <text:s/>transmembrane protein 97, PPFIA1 <text:s/>- <text:s/>protein tyrosine phosphatase, receptor type, f polypeptide (ptprf), interacting protein (liprin), alpha 1, ZNF574 <text:s/>- <text:s/>zinc finger protein 574, USP16 <text:s/>- <text:s/>ubiquitin specific peptidase 16, UBE2S <text:s/>- <text:s/>ubiquitin-conjugating enzyme e2s, ILF2 <text:s/>- <text:s/>interleukin enhancer binding factor 2, ERRFI1 <text:s/>- <text:s/>erbb receptor feedback inhibitor 1, CDC14B <text:s/>- <text:s/>cell division cycle 14b, IGF2BP2 <text:s/>- <text:s/>insulin-like growth factor 2 mrna binding protein 2, ENTPD1 <text:s/>- <text:s/>ectonucleoside triphosphate diphosphohydrolase 1, IL4 <text:s/>- <text:s/>interleukin 4, STARD4 <text:s/>- <text:s/>star-related lipid transfer (start) domain containing 4, PSMA5 <text:s/>- <text:s/>proteasome (prosome, macropain) subunit, alpha type, 5, PSMA3 <text:s/>- <text:s/>proteasome (prosome, macropain) subunit, alpha type, 3, DMRT2 <text:s/>- <text:s/>doublesex and mab-3 related transcription factor 2, PIR <text:s/>- <text:s/>pirin (iron-binding nuclear protein), PPFIA3 <text:s/>- <text:s/>protein tyrosine phosphatase, receptor type, f polypeptide (ptprf), interacting protein (liprin), alpha 3, MAT2B <text:s/>- <text:s/>methionine adenosyltransferase ii, beta, SP9 <text:s/>- <text:s/>sp9 transcription factor, COL28A1 <text:s/>- <text:s/>collagen, type xxviii, alpha 1, PSMD10 <text:s/>- <text:s/>proteasome (prosome, macropain) 26s subunit, non-atpase, 10, IL6ST <text:s/>- <text:s/>interleukin 6 signal transducer (gp130, oncostatin m receptor), PITRM1 <text:s/>- <text:s/>pitrilysin metallopeptidase 1, CLEC4G <text:s/>- <text:s/>c-type lectin domain family 4, member g, PSME2 <text:s/>- <text:s/>proteasome (prosome, macropain) activator subunit 2 (pa28 beta), ALDH8A1 <text:s/>- <text:s/>aldehyde dehydrogenase 8 family, member a1, TYSND1 <text:s/>- <text:s/>trypsin domain containing 1, IRS1 <text:s/>- <text:s/>insulin receptor substrate 1, ZNF25 <text:s/>- <text:s/>zinc finger protein 25, ISL1 <text:s/>- <text:s/>isl lim homeobox 1, PTGER4 <text:s/>- <text:s/>prostaglandin e receptor 4 (subtype ep4), CLIC6 <text:s/>- <text:s/>chloride intracellular channel 6, KHSRP <text:s/>- <text:s/>kh-type splicing regulatory protein, OR6T1 <text:s/>- <text:s/>olfactory receptor, family 6, subfamily t, member 1, POLR1E <text:s/>- <text:s/>polymerase (rna) i polypeptide e, 53kda, PTH2R <text:s/>- <text:s/>parathyroid hormone 2 receptor, TPCN2 <text:s/>- <text:s/>two pore segment channel 2, CEBPG <text:s/>- <text:s/>ccaat/enhancer binding protein (c/ebp), gamma, GZF1 <text:s/>- <text:s/>gdnf-inducible zinc finger protein 1, INSIG1 <text:s/>- <text:s/>insulin induced gene 1, HSD17B6 <text:s/>- <text:s/>hydroxysteroid (17-beta) dehydrogenase 6, RND1 <text:s/>- <text:s/>rho family gtpase 1, CCT7 <text:s/>- <text:s/>chaperonin containing tcp1, subunit 7 (eta), INSM1 <text:s/>- <text:s/>insulinoma-associated 1, PCDH17 <text:s/>- <text:s/>protocadherin 17, NPC2 <text:s/>- <text:s/>niemann-pick disease, type c2, CXCL10 <text:s/>- <text:s/>chemokine (c-x-c motif) ligand 10, KLHL25 <text:s/>- <text:s/>kelch-like family member 25, PCBP3 <text:s/>- <text:s/>poly(rc) binding protein 3, CDKN3 <text:s/>- <text:s/>cyclin-dependent kinase inhibitor 3, CDKN2D <text:s/>- <text:s/>cyclin-dependent kinase inhibitor 2d (p19, inhibits cdk4), SORBS1 <text:s/>- <text:s/>sorbin and sh3 domain containing 1, PTPN1 <text:s/>- <text:s/>protein tyrosine phosphatase, non-receptor type 1, CDH6 <text:s/>- <text:s/>cadherin 6, type 2, k-cadherin (fetal kidney), PPAP2A <text:s/>- <text:s/>phosphatidic acid phosphatase type 2a, IRF6 <text:s/>- <text:s/>interferon regulatory factor 6, PTPN13 <text:s/>- <text:s/>protein tyrosine phosphatase, non-receptor type 13 (apo-1/cd95 (fas)-associated phosphatase), TNFSF11 <text:s/>- <text:s/>tumor necrosis factor (ligand) superfamily, member 11, MED19 <text:s/>- <text:s/>mediator complex subunit 19, RRN3 <text:s/>- <text:s/>rrn3 rna polymerase i transcription factor homolog (s. cerevisiae), SLC17A3 <text:s/>- <text:s/>solute carrier family 17 (organic anion transporter), member 3, PDP1 <text:s/>- <text:s/>pyruvate dehyrogenase phosphatase catalytic subunit 1, TAF5L <text:s/>- <text:s/>taf5-like rna polymerase ii, p300/cbp-associated factor (pcaf)-associated factor, 65kda, RFWD2 <text:s/>- <text:s/>ring finger and wd repeat domain 2, e3 ubiquitin protein ligase, OR2AG2 <text:s/>- <text:s/>olfactory receptor, family 2, subfamily ag, member 2, PDE7B <text:s/>- <text:s/>phosphodiesterase 7b, TFB2M <text:s/>- <text:s/>transcription factor b2, mitochondrial, TOB2 <text:s/>- <text:s/>transducer of erbb2, 2, PYCR1 <text:s/>- <text:s/>pyrroline-5-carboxylate reductase 1, PEX2 <text:s/>- <text:s/>peroxisomal biogenesis factor 2, HIST1H2AC <text:s/>- <text:s/>histone cluster 1, h2ac, LHX5 <text:s/>- <text:s/>lim homeobox 5, RAB39A <text:s/>- <text:s/>rab39a, member ras oncogene family, VSX2 <text:s/>- <text:s/>visual system homeobox 2, GIPC1 <text:s/>- <text:s/>gipc pdz domain containing family, member 1, CHKA <text:s/>- <text:s/>choline kinase alpha, INVS <text:s/>- <text:s/>inversin, FOXN3 <text:s/>- <text:s/>forkhead box n3, INTU <text:s/>- <text:s/>inturned planar cell polarity protein, ID1 <text:s/>- <text:s/>inhibitor of dna binding 1, dominant negative helix-loop-helix protein, ARL16 <text:s/>- <text:s/>adp-ribosylation factor-like 16, RAB3A <text:s/>- <text:s/>rab3a, member ras oncogene family, GLS2 <text:s/>- <text:s/>glutaminase 2 (liver, mitochondrial), SOX14 <text:s/>- <text:s/>sry (sex determining region y)-box 14, WASF3 <text:s/>- <text:s/>was protein family, member 3, ID4 <text:s/>- <text:s/>inhibitor of dna binding 4, dominant negative helix-loop-helix protein, PIP4K2B <text:s/>- <text:s/>phosphatidylinositol-5-phosphate 4-kinase, type ii, beta, RRAGC <text:s/>- <text:s/>ras-related gtp binding c, PAF1 <text:s/>- <text:s/>paf1, rna polymerase ii associated factor, homolog (s. cerevisiae), ARL15 <text:s/>- <text:s/>adp-ribosylation factor-like 15, MEX3D <text:s/>- <text:s/>mex-3 rna binding family member d, LYPD6 <text:s/>- <text:s/>ly6/plaur domain containing 6, DDX56 <text:s/>- <text:s/>dead (asp-glu-ala-asp) box helicase 56, ZNF513 <text:s/>- <text:s/>zinc finger protein 513, LTBP4 <text:s/>- <text:s/>latent transforming growth factor beta binding protein 4, MTMR12 <text:s/>- <text:s/>myotubularin related protein 12, CNPY3 <text:s/>- <text:s/>canopy fgf signaling regulator 3, MIER2 <text:s/>- <text:s/>mesoderm induction early response 1, family member 2, NCK2 <text:s/>- <text:s/>nck adaptor protein 2, PLEKHH2 <text:s/>- <text:s/>pleckstrin homology domain containing, family h (with myth4 domain) member 2, USP21 <text:s/>- <text:s/>ubiquitin specific peptidase 21, ZBTB9 <text:s/>- <text:s/>zinc finger and btb domain containing 9, FGF22 <text:s/>- <text:s/>fibroblast growth factor 22, CELF1 <text:s/>- <text:s/>cugbp, elav-like family member 1, CLIC1 <text:s/>- <text:s/>chloride intracellular channel 1, KHDRBS1 <text:s/>- <text:s/>kh domain containing, rna binding, signal transduction associated 1, HIST1H2AA <text:s/>- <text:s/>histone cluster 1, h2aa, TAF8 <text:s/>- <text:s/>taf8 rna polymerase ii, tata box binding protein (tbp)-associated factor, 43kda, CMAHP <text:s/>- <text:s/>cytidine monophospho-n-acetylneuraminic acid hydroxylase, pseudogene, CELF2 <text:s/>- <text:s/>cugbp, elav-like family member 2, RBM24 <text:s/>- <text:s/>rna binding motif protein 24, KLF1 <text:s/>- <text:s/>kruppel-like factor 1 (erythroid), RAP2A <text:s/>- <text:s/>rap2a, member of ras oncogene family, RARA <text:s/>- <text:s/>retinoic acid receptor, alpha, FOXB1 <text:s/>- <text:s/>forkhead box b1, JMJD1C <text:s/>- <text:s/>jumonji domain containing 1c, RBL2 <text:s/>- <text:s/>retinoblastoma-like 2 (p130), IRS4 <text:s/>- <text:s/>insulin receptor substrate 4, NEUROG2 <text:s/>- <text:s/>neurogenin 2, RBM4 <text:s/>- <text:s/>rna binding motif protein 4, ARID4A <text:s/>- <text:s/>at rich interactive domain 4a (rbp1-like), SIX2 <text:s/>- <text:s/>six homeobox 2, RBBP4 <text:s/>- <text:s/>retinoblastoma binding protein 4, DDX4 <text:s/>- <text:s/>dead (asp-glu-ala-asp) box polypeptide 4, RBP4 <text:s/>- <text:s/>retinol binding protein 4, plasma, B9D1 <text:s/>- <text:s/>b9 protein domain 1, RDH5 <text:s/>- <text:s/>retinol dehydrogenase 5 (11-cis/9-cis), TSPAN13 <text:s/>- <text:s/>tetraspanin 13, CKS2 <text:s/>- <text:s/>cdc28 protein kinase regulatory subunit 2, CUL3 <text:s/>- <text:s/>cullin 3, CIRBP <text:s/>- <text:s/>cold inducible rna binding protein, FKBPL <text:s/>- <text:s/>fk506 binding protein like, CKB <text:s/>- <text:s/>creatine kinase, brain, TTF2 <text:s/>- <text:s/>transcription termination factor, rna polymerase ii, DMRTC2 <text:s/>- <text:s/>dmrt-like family c2, RHOF <text:s/>- <text:s/>ras homolog family member f (in filopodia), KLF11 <text:s/>- <text:s/>kruppel-like factor 11, ZMYND8 <text:s/>- <text:s/>zinc finger, mynd-type containing 8, MEX3C <text:s/>- <text:s/>mex-3 rna binding family member c, COX6A2 <text:s/>- <text:s/>cytochrome c oxidase subunit via polypeptide 2, LHX1 <text:s/>- <text:s/>lim homeobox 1, ZFYVE28 <text:s/>- <text:s/>zinc finger, fyve domain containing 28, NFATC2IP <text:s/>- <text:s/>nuclear factor of activated t-cells, cytoplasmic, calcineurin-dependent 2 interacting protein, PLAC8 <text:s/>- <text:s/>placenta-specific 8, KIF20B <text:s/>- <text:s/>kinesin family member 20b, ARFGAP2 <text:s/>- <text:s/>adp-ribosylation factor gtpase activating protein 2, PDIA4 <text:s/>- <text:s/>protein disulfide isomerase family a, member 4, FBXO18 <text:s/>- <text:s/>f-box protein, helicase, 18, PPP4R4 <text:s/>- <text:s/>protein phosphatase 4, regulatory subunit 4, FIZ1 <text:s/>- <text:s/>flt3-interacting zinc finger 1, LGALS1 <text:s/>- <text:s/>lectin, galactoside-binding, soluble, 1, LFNG <text:s/>- <text:s/>lfng o-fucosylpeptide 3-beta-n-acetylglucosaminyltransferase, TRAF4 <text:s/>- <text:s/>tnf receptor-associated factor 4, CDC42EP4 <text:s/>- <text:s/>cdc42 effector protein (rho gtpase binding) 4, SP3 <text:s/>- <text:s/>sp3 transcription factor, MAEL <text:s/>- <text:s/>maelstrom spermatogenic transposon silencer, CPT1A <text:s/>- <text:s/>carnitine palmitoyltransferase 1a (liver), SP1 <text:s/>- <text:s/>sp1 transcription factor, SP2 <text:s/>- <text:s/>sp2 transcription factor, SYVN1 <text:s/>- <text:s/>synovial apoptosis inhibitor 1, synoviolin, BFAR <text:s/>- <text:s/>bifunctional apoptosis regulator, SOX9 <text:s/>- <text:s/>sry (sex determining region y)-box 9, NPHP4 <text:s/>- <text:s/>nephronophthisis 4, ECSIT <text:s/>- <text:s/>ecsit signalling integrator, SOX4 <text:s/>- <text:s/>sry (sex determining region y)-box 4, C12orf52 <text:s/>- <text:s/>chromosome 12 open reading frame 52, ZMAT1 <text:s/>- <text:s/>zinc finger, matrin-type 1, GRHL3 <text:s/>- <text:s/>grainyhead-like 3 (drosophila), LPL <text:s/>- <text:s/>lipoprotein lipase, WBP2 <text:s/>- <text:s/>ww domain binding protein 2, SOX1 <text:s/>- <text:s/>sry (sex determining region y)-box 1, POLD4 <text:s/>- <text:s/>polymerase (dna-directed), delta 4, accessory subunit, ORC6 <text:s/>- <text:s/>origin recognition complex, subunit 6, SON <text:s/>- <text:s/>son dna binding protein, HES4 <text:s/>- <text:s/>hairy and enhancer of split 4 (drosophila), RAB40C <text:s/>- <text:s/>rab40c, member ras oncogene family, LEMD3 <text:s/>- <text:s/>lem domain containing 3, LIPA <text:s/>- <text:s/>lipase a, lysosomal acid, cholesterol esterase, BCAR1 <text:s/>- <text:s/>breast cancer anti-estrogen resistance 1, LIMK2 <text:s/>- <text:s/>lim domain kinase 2, ATF6B <text:s/>- <text:s/>activating transcription factor 6 beta, BRINP2 <text:s/>- <text:s/>bone morphogenetic protein/retinoic acid inducible neural-specific 2, IER5 <text:s/>- <text:s/>immediate early response 5, LMAN1 <text:s/>- <text:s/>lectin, mannose-binding, 1, LETM2 <text:s/>- <text:s/>leucine zipper-ef-hand containing transmembrane protein 2, KRT19 <text:s/>- <text:s/>keratin 19, SUCO <text:s/>- <text:s/>sun domain containing ossification factor, CNGA4 <text:s/>- <text:s/>cyclic nucleotide gated channel alpha 4, ANAPC5 <text:s/>- <text:s/>anaphase promoting complex subunit 5, SNCA <text:s/>- <text:s/>synuclein, alpha (non a4 component of amyloid precursor), SPTLC2 <text:s/>- <text:s/>serine palmitoyltransferase, long chain base subunit 2, TBPL1 <text:s/>- <text:s/>tbp-like 1, VGLL1 <text:s/>- <text:s/>vestigial like 1 (drosophila), SNRPA <text:s/>- <text:s/>small nuclear ribonucleoprotein polypeptide a, EEF1E1 <text:s/>- <text:s/>eukaryotic translation elongation factor 1 epsilon 1, PLEKHB1 <text:s/>- <text:s/>pleckstrin homology domain containing, family b (evectins) member 1, COMMD10 <text:s/>- <text:s/>comm domain containing 10, TP53INP2 <text:s/>- <text:s/>tumor protein p53 inducible nuclear protein 2, CNN3 <text:s/>- <text:s/>calponin 3, acidic, CNN2 <text:s/>- <text:s/>calponin 2, PIM3 <text:s/>- <text:s/>pim-3 oncogene, ACTL6B <text:s/>- <text:s/>actin-like 6b, UBR5 <text:s/>- <text:s/>ubiquitin protein ligase e3 component n-recognin 5, SSBP3 <text:s/>- <text:s/>single stranded dna binding protein 3, STMN1 <text:s/>- <text:s/>stathmin 1, ATCAY <text:s/>- <text:s/>ataxia, cerebellar, cayman type, SLIT3 <text:s/>- <text:s/>slit homolog 3 (drosophila), MID1IP1 <text:s/>- <text:s/>mid1 interacting protein 1, DMRT3 <text:s/>- <text:s/>doublesex and mab-3 related transcription factor 3, ONECUT2 <text:s/>- <text:s/>one cut homeobox 2, SLC25A27 <text:s/>- <text:s/>solute carrier family 25, member 27, DACT1 <text:s/>- <text:s/>dishevelled-binding antagonist of beta-catenin 1, AFF3 <text:s/>- <text:s/>af4/fmr2 family, member 3, KLF6 <text:s/>- <text:s/>kruppel-like factor 6, KIF23 <text:s/>- <text:s/>kinesin family member 23, PRKD3 <text:s/>- <text:s/>protein kinase d3, SLC22A1 <text:s/>- <text:s/>solute carrier family 22 (organic cation transporter), member 1, SLC4A8 <text:s/>- <text:s/>solute carrier family 4, sodium bicarbonate cotransporter, member 8, SLC20A1 <text:s/>- <text:s/>solute carrier family 20 (phosphate transporter), member 1, TMEFF2 <text:s/>- <text:s/>transmembrane protein with egf-like and two follistatin-like domains 2, SCPEP1 <text:s/>- <text:s/>serine carboxypeptidase 1, CHD6 <text:s/>- <text:s/>chromodomain helicase dna binding protein 6, POLR1B <text:s/>- <text:s/>polymerase (rna) i polypeptide b, 128kda, FAM126A <text:s/>- <text:s/>family with sequence similarity 126, member a, MED23 <text:s/>- <text:s/>mediator complex subunit 23, CXorf27 <text:s/>- <text:s/>chromosome x open reading frame 27, HINT2 <text:s/>- <text:s/>histidine triad nucleotide binding protein 2, T <text:s/>- <text:s/>t, brachyury homolog (mouse), ASB7 <text:s/>- <text:s/>ankyrin repeat and socs box containing 7, SYT1 <text:s/>- <text:s/>synaptotagmin i, GTF2IRD2 <text:s/>- <text:s/>gtf2i repeat domain containing 2, KIF5B <text:s/>- <text:s/>kinesin family member 5b, CTH <text:s/>- <text:s/>cystathionase (cystathionine gamma-lyase), RASAL2 <text:s/>- <text:s/>ras protein activator like 2, SUN2 <text:s/>- <text:s/>sad1 and unc84 domain containing 2, CACNG7 <text:s/>- <text:s/>calcium channel, voltage-dependent, gamma subunit 7, HSD17B12 <text:s/>- <text:s/>hydroxysteroid (17-beta) dehydrogenase 12, HIVEP3 <text:s/>- <text:s/>human immunodeficiency virus type i enhancer binding protein 3, CTBP2 <text:s/>- <text:s/>c-terminal binding protein 2, KCNN2 <text:s/>- <text:s/>potassium intermediate/small conductance calcium-activated channel, subfamily n, member 2, SETD3 <text:s/>- <text:s/>set domain containing 3, RASGRP3 <text:s/>- <text:s/>ras guanyl releasing protein 3 (calcium and dag-regulated), CREB3L3 <text:s/>- <text:s/>camp responsive element binding protein 3-like 3, CTSL <text:s/>- <text:s/>cathepsin l, STXBP1 <text:s/>- <text:s/>syntaxin binding protein 1, STX5 <text:s/>- <text:s/>syntaxin 5, HDGFRP2 <text:s/>- <text:s/>hepatoma-derived growth factor-related protein 2, IPO5 <text:s/>- <text:s/>importin 5, SDF2L1 <text:s/>- <text:s/>stromal cell-derived factor 2-like 1, TNPO1 <text:s/>- <text:s/>transportin 1, KPNA4 <text:s/>- <text:s/>karyopherin alpha 4 (importin alpha 3), C11orf35 <text:s/>- <text:s/>chromosome 11 open reading frame 35, PTF1A <text:s/>- <text:s/>pancreas specific transcription factor, 1a, KPNA2 <text:s/>- <text:s/>karyopherin alpha 2 (rag cohort 1, importin alpha 1), KPNB1 <text:s/>- <text:s/>karyopherin (importin) beta 1, LIPG <text:s/>- <text:s/>lipase, endothelial, CTSV <text:s/>- <text:s/>cathepsin v, RASA4B <text:s/>- <text:s/>ras p21 protein activator 4b, TRAPPC12 <text:s/>- <text:s/>trafficking protein particle complex 12, ZBTB46 <text:s/>- <text:s/>zinc finger and btb domain containing 46, FKBP8 <text:s/>- <text:s/>fk506 binding protein 8, 38kda, STC1 <text:s/>- <text:s/>stanniocalcin 1, PHF20L1 <text:s/>- <text:s/>phd finger protein 20-like 1, AURKC <text:s/>- <text:s/>aurora kinase c, SUV420H2 <text:s/>- <text:s/>suppressor of variegation 4-20 homolog 2 (drosophila), STK11 <text:s/>- <text:s/>serine/threonine kinase 11, MED21 <text:s/>- <text:s/>mediator complex subunit 21, KIT <text:s/>- <text:s/>v-kit hardy-zuckerman 4 feline sarcoma viral oncogene homolog, TGIF2 <text:s/>- <text:s/>tgfb-induced factor homeobox 2, BCL2L13 <text:s/>- <text:s/>bcl2-like 13 (apoptosis facilitator), NEK7 <text:s/>- <text:s/>nima-related kinase 7, CDKL5 <text:s/>- <text:s/>cyclin-dependent kinase-like 5, ZRANB2 <text:s/>- <text:s/>zinc finger, ran-binding domain containing 2, AURKA <text:s/>- <text:s/>aurora kinase a, PAPPA2 <text:s/>- <text:s/>pappalysin 2, CRKL <text:s/>- <text:s/>v-crk avian sarcoma virus ct10 oncogene homolog-like, RAB33A <text:s/>- <text:s/>rab33a, member ras oncogene family, POLDIP3 <text:s/>- <text:s/>polymerase (dna-directed), delta interacting protein 3, CELF6 <text:s/>- <text:s/>cugbp, elav-like family member 6, JUN <text:s/>- <text:s/>jun proto-oncogene, JARID2 <text:s/>- <text:s/>jumonji, at rich interactive domain 2, JUNB <text:s/>- <text:s/>jun b proto-oncogene, CRY2 <text:s/>- <text:s/>cryptochrome 2 (photolyase-like), STAT3 <text:s/>- <text:s/>signal transducer and activator of transcription 3 (acute-phase response factor), RTN4IP1 <text:s/>- <text:s/>reticulon 4 interacting protein 1, VRK3 <text:s/>- <text:s/>vaccinia related kinase 3, CRIM1 <text:s/>- <text:s/>cysteine rich transmembrane bmp regulator 1 (chordin-like), NRXN2 <text:s/>- <text:s/>neurexin 2, ING5 <text:s/>- <text:s/>inhibitor of growth family, member 5, SSTR3 <text:s/>- <text:s/>somatostatin receptor 3, SLC25A33 <text:s/>- <text:s/>solute carrier family 25 (pyrimidine nucleotide carrier), member 33, ASPM <text:s/>- <text:s/>asp (abnormal spindle) homolog, microcephaly associated (drosophila), ABI3 <text:s/>- <text:s/>abi family, member 3, PRKD2 <text:s/>- <text:s/>protein kinase d2, MIIP <text:s/>- <text:s/>migration and invasion inhibitory protein, ITPR2 <text:s/>- <text:s/>inositol 1,4,5-trisphosphate receptor, type 2, PHF5A <text:s/>- <text:s/>phd finger protein 5a, KCNJ14 <text:s/>- <text:s/>potassium inwardly-rectifying channel, subfamily j, member 14, TRIP10 <text:s/>- <text:s/>thyroid hormone receptor interactor 10, KCNJ13 <text:s/>- <text:s/>potassium inwardly-rectifying channel, subfamily j, member 13, NUDT16L1 <text:s/>- <text:s/>nudix (nucleoside diphosphate linked moiety x)-type motif 16-like 1, ZNF324 <text:s/>- <text:s/>zinc finger protein 324, ZNF397 <text:s/>- <text:s/>zinc finger protein 397, ZNHIT3 <text:s/>- <text:s/>zinc finger, hit-type containing 3, HMGN3 <text:s/>- <text:s/>high mobility group nucleosomal binding domain 3, PHF6 <text:s/>- <text:s/>phd finger protein 6, BAMBI <text:s/>- <text:s/>bmp and activin membrane-bound inhibitor, ZNF683 <text:s/>- <text:s/>zinc finger protein 683, SARNP <text:s/>- <text:s/>sap domain containing ribonucleoprotein, SREBF1 <text:s/>- <text:s/>sterol regulatory element binding transcription factor 1, KCNA7 <text:s/>- <text:s/>potassium voltage-gated channel, shaker-related subfamily, member 7, FAM111A <text:s/>- <text:s/>family with sequence similarity 111, member a, TMEM8B <text:s/>- <text:s/>transmembrane protein 8b, PHLDB2 <text:s/>- <text:s/>pleckstrin homology-like domain, family b, member 2, ZNF280B <text:s/>- <text:s/>zinc finger protein 280b, LACRT <text:s/>- <text:s/>lacritin, ZNF385A <text:s/>- <text:s/>zinc finger protein 385a, MIP <text:s/>- <text:s/>major intrinsic protein of lens fiber, BRWD3 <text:s/>- <text:s/>bromodomain and wd repeat domain containing 3, CXCL9 <text:s/>- <text:s/>chemokine (c-x-c motif) ligand 9, RAB8B <text:s/>- <text:s/>rab8b, member ras oncogene family, SIN3A <text:s/>- <text:s/>sin3 transcription regulator family member a, MIDN <text:s/>- <text:s/>midnolin, MID1 <text:s/>- <text:s/>midline 1 (opitz/bbb syndrome), CXCL12 <text:s/>- <text:s/>chemokine (c-x-c motif) ligand 12, MAP3K10 <text:s/>- <text:s/>mitogen-activated protein kinase kinase kinase 10, IGFBPL1 <text:s/>- <text:s/>insulin-like growth factor binding protein-like 1, MLH1 <text:s/>- <text:s/>mutl homolog 1, colon cancer, nonpolyposis type 2 (e. coli), PIWIL1 <text:s/>- <text:s/>piwi-like rna-mediated gene silencing 1, MAP3K9 <text:s/>- <text:s/>mitogen-activated protein kinase kinase kinase 9, SLC41A1 <text:s/>- <text:s/>solute carrier family 41 (magnesium transporter), member 1, ZNF287 <text:s/>- <text:s/>zinc finger protein 287, KDM3B <text:s/>- <text:s/>lysine (k)-specific demethylase 3b, TBC1D10A <text:s/>- <text:s/>tbc1 domain family, member 10a, CYTH2 <text:s/>- <text:s/>cytohesin 2, PBXIP1 <text:s/>- <text:s/>pre-b-cell leukemia homeobox interacting protein 1, CBX8 <text:s/>- <text:s/>chromobox homolog 8, ZNF628 <text:s/>- <text:s/>zinc finger protein 628, MYRIP <text:s/>- <text:s/>myosin viia and rab interacting protein, DBN1 <text:s/>- <text:s/>drebrin 1, MLLT1 <text:s/>- <text:s/>myeloid/lymphoid or mixed-lineage leukemia (trithorax homolog, drosophila); translocated to, 1, SELL <text:s/>- <text:s/>selectin l, BRIP1 <text:s/>- <text:s/>brca1 interacting protein c-terminal helicase 1, GPR50 <text:s/>- <text:s/>g protein-coupled receptor 50, NUMBL <text:s/>- <text:s/>numb homolog (drosophila)-like, RPS6KA5 <text:s/>- <text:s/>ribosomal protein s6 kinase, 90kda, polypeptide 5, SUFU <text:s/>- <text:s/>suppressor of fused homolog (drosophila), ANAPC15 <text:s/>- <text:s/>anaphase promoting complex subunit 15, NCALD <text:s/>- <text:s/>neurocalcin delta, STK17B <text:s/>- <text:s/>serine/threonine kinase 17b, VPS29 <text:s/>- <text:s/>vacuolar protein sorting 29 homolog (s. cerevisiae), INTS7 <text:s/>- <text:s/>integrator complex subunit 7, MN1 <text:s/>- <text:s/>meningioma (disrupted in balanced translocation) 1, ZNF551 <text:s/>- <text:s/>zinc finger protein 551, RAB11B <text:s/>- <text:s/>rab11b, member ras oncogene family, CACUL1 <text:s/>- <text:s/>cdk2-associated, cullin domain 1, ZNF473 <text:s/>- <text:s/>zinc finger protein 473, NDRG2 <text:s/>- <text:s/>ndrg family member 2, MNT <text:s/>- <text:s/>mnt, max dimerization protein, ZMYM5 <text:s/>- <text:s/>zinc finger, mym-type 5, ERMN <text:s/>- <text:s/>ermin, erm-like protein, SCML1 <text:s/>- <text:s/>sex comb on midleg-like 1 (drosophila), ZMYM3 <text:s/>- <text:s/>zinc finger, mym-type 3, SESN3 <text:s/>- <text:s/>sestrin 3, AURKB <text:s/>- <text:s/>aurora kinase b, SKA2 <text:s/>- <text:s/>spindle and kinetochore associated complex subunit 2, BUB3 <text:s/>- <text:s/>bub3 mitotic checkpoint protein, HIST1H2BA <text:s/>- <text:s/>histone cluster 1, h2ba, ARID1B <text:s/>- <text:s/>at rich interactive domain 1b (swi1-like), NME9 <text:s/>- <text:s/>nme/nm23 family member 9, ELMOD2 <text:s/>- <text:s/>elmo/ced-12 domain containing 2, MED30 <text:s/>- <text:s/>mediator complex subunit 30, MEF2D <text:s/>- <text:s/>myocyte enhancer factor 2d, BRWD1 <text:s/>- <text:s/>bromodomain and wd repeat domain containing 1, TICRR <text:s/>- <text:s/>topbp1-interacting checkpoint and replication regulator, AMIGO2 <text:s/>- <text:s/>adhesion molecule with ig-like domain 2, TBC1D10B <text:s/>- <text:s/>tbc1 domain family, member 10b, RAB8A <text:s/>- <text:s/>rab8a, member ras oncogene family, S100B <text:s/>- <text:s/>s100 calcium binding protein b, DAXX <text:s/>- <text:s/>death-domain associated protein, SHC3 <text:s/>- <text:s/>shc (src homology 2 domain containing) transforming protein 3, DGKB <text:s/>- <text:s/>diacylglycerol kinase, beta 90kda, DAPK1 <text:s/>- <text:s/>death-associated protein kinase 1, PPP1R1B <text:s/>- <text:s/>protein phosphatase 1, regulatory (inhibitor) subunit 1b, IBTK <text:s/>- <text:s/>inhibitor of bruton agammaglobulinemia tyrosine kinase, TUBB2B <text:s/>- <text:s/>tubulin, beta 2b class iib, TPCN1 <text:s/>- <text:s/>two pore segment channel 1, STARD13 <text:s/>- <text:s/>star-related lipid transfer (start) domain containing 13, RAD9B <text:s/>- <text:s/>rad9 homolog b (s. pombe), HGS <text:s/>- <text:s/>hepatocyte growth factor-regulated tyrosine kinase substrate, DAD1 <text:s/>- <text:s/>defender against cell death 1, MBD3 <text:s/>- <text:s/>methyl-cpg binding domain protein 3, HECW2 <text:s/>- <text:s/>hect, c2 and ww domain containing e3 ubiquitin protein ligase 2, DYRK1B <text:s/>- <text:s/>dual-specificity tyrosine-(y)-phosphorylation regulated kinase 1b, CYP24A1 <text:s/>- <text:s/>cytochrome p450, family 24, subfamily a, polypeptide 1, ATRIP <text:s/>- <text:s/>atr interacting protein, FXYD7 <text:s/>- <text:s/>fxyd domain containing ion transport regulator 7, TXNDC16 <text:s/>- <text:s/>thioredoxin domain containing 16, PPP1R36 <text:s/>- <text:s/>protein phosphatase 1, regulatory subunit 36, CCNB2 <text:s/>- <text:s/>cyclin b2, ANAPC11 <text:s/>- <text:s/>anaphase promoting complex subunit 11, CCNE2 <text:s/>- <text:s/>cyclin e2, EPC2 <text:s/>- <text:s/>enhancer of polycomb homolog 2 (drosophila), TCTN3 <text:s/>- <text:s/>tectonic family member 3, PRIMA1 <text:s/>- <text:s/>proline rich membrane anchor 1, NLGN2 <text:s/>- <text:s/>neuroligin 2, DSCAM <text:s/>- <text:s/>down syndrome cell adhesion molecule, DTL <text:s/>- <text:s/>denticleless e3 ubiquitin protein ligase homolog (drosophila), GTSE1 <text:s/>- <text:s/>g-2 and s-phase expressed 1, ZBTB20 <text:s/>- <text:s/>zinc finger and btb domain containing 20, MARK3 <text:s/>- <text:s/>map/microtubule affinity-regulating kinase 3, MTMR4 <text:s/>- <text:s/>myotubularin related protein 4, DUSP8 <text:s/>- <text:s/>dual specificity phosphatase 8, DIXDC1 <text:s/>- <text:s/>dix domain containing 1, MAZ <text:s/>- <text:s/>myc-associated zinc finger protein (purine-binding transcription factor), PLIN5 <text:s/>- <text:s/>perilipin 5, TBX19 <text:s/>- <text:s/>t-box 19, DUSP6 <text:s/>- <text:s/>dual specificity phosphatase 6, DISP2 <text:s/>- <text:s/>dispatched homolog 2 (drosophila), TBX18 <text:s/>- <text:s/>t-box 18, RHCG <text:s/>- <text:s/>rh family, c glycoprotein, MKL1 <text:s/>- <text:s/>megakaryoblastic leukemia (translocation) 1, SLC2A1 <text:s/>- <text:s/>solute carrier family 2 (facilitated glucose transporter), member 1, ARHGAP21 <text:s/>- <text:s/>rho gtpase activating protein 21, SPDYA <text:s/>- <text:s/>speedy/ringo cell cycle regulator family member a, LCMT1 <text:s/>- <text:s/>leucine carboxyl methyltransferase 1, GIGYF2 <text:s/>- <text:s/>grb10 interacting gyf protein 2, LDB2 <text:s/>- <text:s/>lim domain binding 2, SLC45A3 <text:s/>- <text:s/>solute carrier family 45, member 3, SLC2A4 <text:s/>- <text:s/>solute carrier family 2 (facilitated glucose transporter), member 4, MAP3K6 <text:s/>- <text:s/>mitogen-activated protein kinase kinase kinase 6, HBEGF <text:s/>- <text:s/>heparin-binding egf-like growth factor, LSS <text:s/>- <text:s/>lanosterol synthase (2,3-oxidosqualene-lanosterol cyclase), DLG3 <text:s/>- <text:s/>discs, large homolog 3 (drosophila), SHC1 <text:s/>- <text:s/>shc (src homology 2 domain containing) transforming protein 1, PNPT1 <text:s/>- <text:s/>polyribonucleotide nucleotidyltransferase 1, ZNF597 <text:s/>- <text:s/>zinc finger protein 597, DLG1 <text:s/>- <text:s/>discs, large homolog 1 (drosophila), DLG2 <text:s/>- <text:s/>discs, large homolog 2 (drosophila), DLX1 <text:s/>- <text:s/>distal-less homeobox 1, SHH <text:s/>- <text:s/>sonic hedgehog, YPEL3 <text:s/>- <text:s/>yippee-like 3 (drosophila), DLX2 <text:s/>- <text:s/>distal-less homeobox 2, LRCH4 <text:s/>- <text:s/>leucine-rich repeats and calponin homology (ch) domain containing 4, LRP6 <text:s/>- <text:s/>low density lipoprotein receptor-related protein 6, DLX3 <text:s/>- <text:s/>distal-less homeobox 3, INHBE <text:s/>- <text:s/>inhibin, beta e, DHCR24 <text:s/>- <text:s/>24-dehydrocholesterol reductase, DHCR7 <text:s/>- <text:s/>7-dehydrocholesterol reductase, RHNO1 <text:s/>- <text:s/>rad9-hus1-rad1 interacting nuclear orphan 1, LUM <text:s/>- <text:s/>lumican, SPAG9 <text:s/>- <text:s/>sperm associated antigen 9, SESN2 <text:s/>- <text:s/>sestrin 2, SIM1 <text:s/>- <text:s/>single-minded homolog 1 (drosophila), STIL <text:s/>- <text:s/>scl/tal1 interrupting locus, NQO1 <text:s/>- <text:s/>nad(p)h dehydrogenase, quinone 1, BRSK2 <text:s/>- <text:s/>br serine/threonine kinase 2, RPS6KL1 <text:s/>- <text:s/>ribosomal protein s6 kinase-like 1, SIX1 <text:s/>- <text:s/>six homeobox 1, SIPA1 <text:s/>- <text:s/>signal-induced proliferation-associated 1, TAF1B <text:s/>- <text:s/>tata box binding protein (tbp)-associated factor, rna polymerase i, b, 63kda, ARHGAP11B <text:s/>- <text:s/>rho gtpase activating protein 11b, MAB21L1 <text:s/>- <text:s/>mab-21-like 1 (c. elegans), MARCKS <text:s/>- <text:s/>myristoylated alanine-rich protein kinase c substrate, SFRP1 <text:s/>- <text:s/>secreted frizzled-related protein 1, MXD1 <text:s/>- <text:s/>max dimerization protein 1, PIAS4 <text:s/>- <text:s/>protein inhibitor of activated stat, 4, DNM2 <text:s/>- <text:s/>dynamin 2, SMAD2 <text:s/>- <text:s/>smad family member 2, SRSF6 <text:s/>- <text:s/>serine/arginine-rich splicing factor 6, CDKL2 <text:s/>- <text:s/>cyclin-dependent kinase-like 2 (cdc2-related kinase), GPAM <text:s/>- <text:s/>glycerol-3-phosphate acyltransferase, mitochondrial, M6PR <text:s/>- <text:s/>mannose-6-phosphate receptor (cation dependent), ZBTB26 <text:s/>- <text:s/>zinc finger and btb domain containing 26, DMP1 <text:s/>- <text:s/>dentin matrix acidic phosphoprotein 1, NOTUM <text:s/>- <text:s/>notum pectinacetylesterase homolog (drosophila), LRRC4C <text:s/>- <text:s/>leucine rich repeat containing 4c, HIST1H2AG <text:s/>- <text:s/>histone cluster 1, h2ag, KIF18B <text:s/>- <text:s/>kinesin family member 18b, SMAD6 <text:s/>- <text:s/>smad family member 6, SH3BGR <text:s/>- <text:s/>sh3 domain binding glutamic acid-rich protein, ITSN1 <text:s/>- <text:s/>intersectin 1 (sh3 domain protein), MAF <text:s/>- <text:s/>v-maf avian musculoaponeurotic fibrosarcoma oncogene homolog, SH3GL1 <text:s/>- <text:s/>sh3-domain grb2-like 1, MAPRE1 <text:s/>- <text:s/>microtubule-associated protein, rp/eb family, member 1, FAM83D <text:s/>- <text:s/>family with sequence similarity 83, member d, MARK2 <text:s/>- <text:s/>map/microtubule affinity-regulating kinase 2, SIX5 <text:s/>- <text:s/>six homeobox 5, ITM2C <text:s/>- <text:s/>integral membrane protein 2c, MAPRE3 <text:s/>- <text:s/>microtubule-associated protein, rp/eb family, member 3, FAM13A <text:s/>- <text:s/>family with sequence similarity 13, member a, EMX1 <text:s/>- <text:s/>empty spiracles homeobox 1, DDX25 <text:s/>- <text:s/>dead (asp-glu-ala-asp) box helicase 25, ELK1 <text:s/>- <text:s/>elk1, member of ets oncogene family, MBNL2 <text:s/>- <text:s/>muscleblind-like splicing regulator 2, ANKRD11 <text:s/>- <text:s/>ankyrin repeat domain 11, GORAB <text:s/>- <text:s/>golgin, rab6-interacting, RACGAP1 <text:s/>- <text:s/>rac gtpase activating protein 1, ENSA <text:s/>- <text:s/>endosulfine alpha, ORMDL2 <text:s/>- <text:s/>orm1-like 2 (s. cerevisiae), RASA4 <text:s/>- <text:s/>ras p21 protein activator 4, DPYSL5 <text:s/>- <text:s/>dihydropyrimidinase-like 5, EPAS1 <text:s/>- <text:s/>endothelial pas domain protein 1, ATP6AP2 <text:s/>- <text:s/>atpase, h+ transporting, lysosomal accessory protein 2, ZNF524 <text:s/>- <text:s/>zinc finger protein 524, WASF2 <text:s/>- <text:s/>was protein family, member 2, EMX2 <text:s/>- <text:s/>empty spiracles homeobox 2, SIRT2 <text:s/>- <text:s/>sirtuin 2, NCAM1 <text:s/>- <text:s/>neural cell adhesion molecule 1, ENG <text:s/>- <text:s/>endoglin, TDRD3 <text:s/>- <text:s/>tudor domain containing 3, STMN4 <text:s/>- <text:s/>stathmin-like 4, RAD18 <text:s/>- <text:s/>rad18 homolog (s. cerevisiae), TPX2 <text:s/>- <text:s/>tpx2, microtubule-associated, TRIM11 <text:s/>- <text:s/>tripartite motif containing 11, PPP1R12A <text:s/>- <text:s/>protein phosphatase 1, regulatory subunit 12a, GRHL1 <text:s/>- <text:s/>grainyhead-like 1 (drosophila), ALYREF <text:s/>- <text:s/>aly/ref export factor, TTK <text:s/>- <text:s/>ttk protein kinase, ELAVL2 <text:s/>- <text:s/>elav (embryonic lethal, abnormal vision, drosophila)-like 2 (hu antigen b), PSME3 <text:s/>- <text:s/>proteasome (prosome, macropain) activator subunit 3 (pa28 gamma; ki), ELAVL1 <text:s/>- <text:s/>elav (embryonic lethal, abnormal vision, drosophila)-like 1 (hu antigen r), APOLD1 <text:s/>- <text:s/>apolipoprotein l domain containing 1, BARHL1 <text:s/>- <text:s/>barh-like homeobox 1, EIF5 <text:s/>- <text:s/>eukaryotic translation initiation factor 5, MYO1E <text:s/>- <text:s/>myosin ie, TOPORS <text:s/>- <text:s/>topoisomerase i binding, arginine/serine-rich, e3 ubiquitin protein ligase, CNOT1 <text:s/>- <text:s/>ccr4-not transcription complex, subunit 1, EXOSC7 <text:s/>- <text:s/>exosome component 7, ZNF362 <text:s/>- <text:s/>zinc finger protein 362, MYH10 <text:s/>- <text:s/>myosin, heavy chain 10, non-muscle, CABLES2 <text:s/>- <text:s/>cdk5 and abl enzyme substrate 2, SLC25A28 <text:s/>- <text:s/>solute carrier family 25 (mitochondrial iron transporter), member 28, IGSF9B <text:s/>- <text:s/>immunoglobulin superfamily, member 9b, PRDM10 <text:s/>- <text:s/>pr domain containing 10, PRDM9 <text:s/>- <text:s/>pr domain containing 9, MXI1 <text:s/>- <text:s/>max interactor 1, dimerization protein, UBN1 <text:s/>- <text:s/>ubinuclein 1, KDM4B <text:s/>- <text:s/>lysine (k)-specific demethylase 4b, CELSR3 <text:s/>- <text:s/>cadherin, egf lag seven-pass g-type receptor 3, KDM1A <text:s/>- <text:s/>lysine (k)-specific demethylase 1a, TSPAN3 <text:s/>- <text:s/>tetraspanin 3, INO80B <text:s/>- <text:s/>ino80 complex subunit b, TSPAN5 <text:s/>- <text:s/>tetraspanin 5, SH3BGRL3 <text:s/>- <text:s/>sh3 domain binding glutamic acid-rich protein like 3, PSMC3IP <text:s/>- <text:s/>psmc3 interacting protein, MEPE <text:s/>- <text:s/>matrix extracellular phosphoglycoprotein, CTDSP2 <text:s/>- <text:s/>ctd (carboxy-terminal domain, rna polymerase ii, polypeptide a) small phosphatase 2, HNRNPLL <text:s/>- <text:s/>heterogeneous nuclear ribonucleoprotein l-like, SERTAD1 <text:s/>- <text:s/>serta domain containing 1, HIST3H2A <text:s/>- <text:s/>histone cluster 3, h2a, SERTAD3 <text:s/>- <text:s/>serta domain containing 3, REEP6 <text:s/>- <text:s/>receptor accessory protein 6, OSGIN1 <text:s/>- <text:s/>oxidative stress induced growth inhibitor 1, EBF1 <text:s/>- <text:s/>early b-cell factor 1, E2F3 <text:s/>- <text:s/>e2f transcription factor 3, NRBP1 <text:s/>- <text:s/>nuclear receptor binding protein 1, ENAM <text:s/>- <text:s/>enamelin, HELB <text:s/>- <text:s/>helicase (dna) b, MVD <text:s/>- <text:s/>mevalonate (diphospho) decarboxylase, TRHDE <text:s/>- <text:s/>thyrotropin-releasing hormone degrading enzyme, WDTC1 <text:s/>- <text:s/>wd and tetratricopeptide repeats 1, POMT2 <text:s/>- <text:s/>protein-o-mannosyltransferase 2, MYT1L <text:s/>- <text:s/>myelin transcription factor 1-like, C11orf30 <text:s/>- <text:s/>chromosome 11 open reading frame 30, SFXN3 <text:s/>- <text:s/>sideroflexin 3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ECE1 <text:s/>- <text:s/>endothelin converting enzyme 1, NMUR2 <text:s/>- <text:s/>neuromedin u receptor 2, HES5 <text:s/>- <text:s/>hairy and enhancer of split 5 (drosophila), ACOT8 <text:s/>- <text:s/>acyl-coa thioesterase 8, MTRR <text:s/>- <text:s/>5-methyltetrahydrofolate-homocysteine methyltransferase reductase, FABP3 <text:s/>- <text:s/>fatty acid binding protein 3, muscle and heart (mammary-derived growth inhibitor), ARHGAP26 <text:s/>- <text:s/>rho gtpase activating protein 26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BCL2L11 <text:s/>- <text:s/>bcl2-like 11 (apoptosis facilitator), MTHFD1 <text:s/>- <text:s/>methylenetetrahydrofolate dehydrogenase (nadp+ dependent) 1, methenyltetrahydrofolate cyclohydrolase, formyltetrahydrofolate synthetase, FANCD2 <text:s/>- <text:s/>fanconi anemia, complementation group d2, LSM14B <text:s/>- <text:s/>lsm14b, scd6 homolog b (s. cerevisiae), PTK2B <text:s/>- <text:s/>protein tyrosine kinase 2 beta, TNRC6B <text:s/>- <text:s/>trinucleotide repeat containing 6b, FASN <text:s/>- <text:s/>fatty acid synthase, COA3 <text:s/>- <text:s/>cytochrome c oxidase assembly factor 3, TWSG1 <text:s/>- <text:s/>twisted gastrulation homolog 1 (drosophila), ETV4 <text:s/>- <text:s/>ets variant 4, DCPS <text:s/>- <text:s/>decapping enzyme, scavenger, SH2D3C <text:s/>- <text:s/>sh2 domain containing 3c, ETV6 <text:s/>- <text:s/>ets variant 6, SPSB3 <text:s/>- <text:s/>spla/ryanodine receptor domain and socs box containing 3, VIM <text:s/>- <text:s/>vimentin, EXT1 <text:s/>- <text:s/>exostosin glycosyltransferase 1, VLDLR <text:s/>- <text:s/>very low density lipoprotein receptor, KDM6A <text:s/>- <text:s/>lysine (k)-specific demethylase 6a, UVRAG <text:s/>- <text:s/>uv radiation resistance associated, PTRF <text:s/>- <text:s/>polymerase i and transcript release factor, MSX1 <text:s/>- <text:s/>msh homeobox 1, EZH2 <text:s/>- <text:s/>enhancer of zeste homolog 2 (drosophila), MSX2 <text:s/>- <text:s/>msh homeobox 2, VCP <text:s/>- <text:s/>valosin containing protein, SNX13 <text:s/>- <text:s/>sorting nexin 13, IL23R <text:s/>- <text:s/>interleukin 23 receptor, KIF14 <text:s/>- <text:s/>kinesin family member 14, ZBTB5 <text:s/>- <text:s/>zinc finger and btb domain containing 5, LIN52 <text:s/>- <text:s/>lin-52 homolog (c. elegans), PASK <text:s/>- <text:s/>pas domain containing serine/threonine kinase, CHRDL1 <text:s/>- <text:s/>chordin-like 1, FAM20B <text:s/>- <text:s/>family with sequence similarity 20, member b, ERG <text:s/>- <text:s/>v-ets avian erythroblastosis virus e26 oncogene homolog, UBB <text:s/>- <text:s/>ubiquitin b, ESRRB <text:s/>- <text:s/>estrogen-related receptor beta, ARRDC4 <text:s/>- <text:s/>arrestin domain containing 4, NDUFAF2 <text:s/>- <text:s/>nadh dehydrogenase (ubiquinone) complex i, assembly factor 2, FLVCR1 <text:s/>- <text:s/>feline leukemia virus subgroup c cellular receptor 1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ACTR3B <text:s/>- <text:s/>arp3 actin-related protein 3 homolog b (yeast), ETF1 <text:s/>- <text:s/>eukaryotic translation termination factor 1, STOM <text:s/>- <text:s/>stomatin, EPB41 <text:s/>- <text:s/>erythrocyte membrane protein band 4.1 (elliptocytosis 1, rh-linked), ZNF830 <text:s/>- <text:s/>zinc finger protein 830, EPHB1 <text:s/>- <text:s/>eph receptor b1, UCP2 <text:s/>- <text:s/>uncoupling protein 2 (mitochondrial, proton carrier), EPHA8 <text:s/>- <text:s/>eph receptor a8, EPHA7 <text:s/>- <text:s/>eph receptor a7, HNRNPDL <text:s/>- <text:s/>heterogeneous nuclear ribonucleoprotein d-like, RBX1 <text:s/>- <text:s/>ring-box 1, e3 ubiquitin protein ligase, UBE2D3 <text:s/>- <text:s/>ubiquitin-conjugating enzyme e2d 3, HSCB <text:s/>- <text:s/>hscb iron-sulfur cluster co-chaperone homolog (e. coli), RTN4 <text:s/>- <text:s/>reticulon 4, ERBB4 <text:s/>- <text:s/>v-erb-b2 avian erythroblastic leukemia viral oncogene homolog 4, MPP2 <text:s/>- <text:s/>membrane protein, palmitoylated 2 (maguk p55 subfamily member 2), ERCC2 <text:s/>- <text:s/>excision repair cross-complementing rodent repair deficiency, complementation group 2, ATAD2 <text:s/>- <text:s/>atpase family, aaa domain containing 2, EPS15 <text:s/>- <text:s/>epidermal growth factor receptor pathway substrate 15, LRIG2 <text:s/>- <text:s/>leucine-rich repeats and immunoglobulin-like domains 2, PIK3IP1 <text:s/>- <text:s/>phosphoinositide-3-kinase interacting protein 1, FN1 <text:s/>- <text:s/>fibronectin 1, TMEM165 <text:s/>- <text:s/>transmembrane protein 165, ZNF34 <text:s/>- <text:s/>zinc finger protein 34, ZNF436 <text:s/>- <text:s/>zinc finger protein 436, CAMTA1 <text:s/>- <text:s/>calmodulin binding transcription activator 1, OSBP <text:s/>- <text:s/>oxysterol binding protein, ELMO1 <text:s/>- <text:s/>engulfment and cell motility 1, OSM <text:s/>- <text:s/>oncostatin m, PDE11A <text:s/>- <text:s/>phosphodiesterase 11a, ADC <text:s/>- <text:s/>arginine decarboxylase, FOXM1 <text:s/>- <text:s/>forkhead box m1, ARC <text:s/>- <text:s/>activity-regulated cytoskeleton-associated protein, FARP2 <text:s/>- <text:s/>ferm, rhogef and pleckstrin domain protein 2, FOXO1 <text:s/>- <text:s/>forkhead box o1, SOST <text:s/>- <text:s/>sclerostin, FOXC1 <text:s/>- <text:s/>forkhead box c1, SRGAP3 <text:s/>- <text:s/>slit-robo rho gtpase activating protein 3, FOXL1 <text:s/>- <text:s/>forkhead box l1, VPS26B <text:s/>- <text:s/>vacuolar protein sorting 26 homolog b (s. pombe), SLC44A4 <text:s/>- <text:s/>solute carrier family 44, member 4, MED8 <text:s/>- <text:s/>mediator complex subunit 8, FOXG1 <text:s/>- <text:s/>forkhead box g1, CAND1 <text:s/>- <text:s/>cullin-associated and neddylation-dissociated 1, EAF2 <text:s/>- <text:s/>ell associated factor 2, KDM3A <text:s/>- <text:s/>lysine (k)-specific demethylase 3a, FAM208A <text:s/>- <text:s/>family with sequence similarity 208, member a, DERL2 <text:s/>- <text:s/>derlin 2, CLEC16A <text:s/>- <text:s/>c-type lectin domain family 16, member a, VIMP <text:s/>- <text:s/>vcp-interacting membrane protein, EXOSC1 <text:s/>- <text:s/>exosome component 1, FGFR2 <text:s/>- <text:s/>fibroblast growth factor receptor 2, DOCK9 <text:s/>- <text:s/>dedicator of cytokinesis 9, PGLYRP3 <text:s/>- <text:s/>peptidoglycan recognition protein 3, ROR1 <text:s/>- <text:s/>receptor tyrosine kinase-like orphan receptor 1, DNAJC16 <text:s/>- <text:s/>dnaj (hsp40) homolog, subfamily c, member 16, DDR2 <text:s/>- <text:s/>discoidin domain receptor tyrosine kinase 2, SYNE1 <text:s/>- <text:s/>spectrin repeat containing, nuclear envelope 1, GOLT1B <text:s/>- <text:s/>golgi transport 1b, MAML1 <text:s/>- <text:s/>mastermind-like 1 (drosophila), BCLAF1 <text:s/>- <text:s/>bcl2-associated transcription factor 1, TARBP2 <text:s/>- <text:s/>tar (hiv-1) rna binding protein 2, NUP88 <text:s/>- <text:s/>nucleoporin 88kda, GMNN <text:s/>- <text:s/>geminin, dna replication inhibitor, SZT2 <text:s/>- <text:s/>seizure threshold 2 homolog (mouse), KIAA0101 <text:s/>- <text:s/>kiaa0101, RASSF2 <text:s/>- <text:s/>ras association (ralgds/af-6) domain family member 2, NUCB1 <text:s/>- <text:s/>nucleobindin 1, FER <text:s/>- <text:s/>fer (fps/fes related) tyrosine kinase, SMG9 <text:s/>- <text:s/>smg9 nonsense mediated mrna decay factor, FDXR <text:s/>- <text:s/>ferredoxin reductase, CREBRF <text:s/>- <text:s/>creb3 regulatory factor, PIP5K1C <text:s/>- <text:s/>phosphatidylinositol-4-phosphate 5-kinase, type i, gamma, NEK10 <text:s/>- <text:s/>nima-related kinase 10, TBX15 <text:s/>- <text:s/>t-box 15, ARHGAP11A <text:s/>- <text:s/>rho gtpase activating protein 11a, PGP <text:s/>- <text:s/>phosphoglycolate phosphatase, NDUFA13 <text:s/>- <text:s/>nadh dehydrogenase (ubiquinone) 1 alpha subcomplex, 13, TMX2 <text:s/>- <text:s/>thioredoxin-related transmembrane protein 2, SLC11A2 <text:s/>- <text:s/>solute carrier family 11 (proton-coupled divalent metal ion transporter), member 2, SFI1 <text:s/>- <text:s/>sfi1 homolog, spindle assembly associated (yeast), TRIM9 <text:s/>- <text:s/>tripartite motif containing 9, PPP1R13B <text:s/>- <text:s/>protein phosphatase 1, regulatory subunit 13b, ZFP91 <text:s/>- <text:s/>zfp91 zinc finger protein, RNF40 <text:s/>- <text:s/>ring finger protein 40, e3 ubiquitin protein ligase, POLR1D <text:s/>- <text:s/>polymerase (rna) i polypeptide d, 16kda, LARP1 <text:s/>- <text:s/>la ribonucleoprotein domain family, member 1, FAM212B <text:s/>- <text:s/>family with sequence similarity 212, member b, NRL <text:s/>- <text:s/>neural retina leucine zipper, NRD1 <text:s/>- <text:s/>nardilysin (n-arginine dibasic convertase), SH3D19 <text:s/>- <text:s/>sh3 domain containing 19, ERBB2IP <text:s/>- <text:s/>erbb2 interacting protein, TIAM1 <text:s/>- <text:s/>t-cell lymphoma invasion and metastasis 1, NMT1 <text:s/>- <text:s/>n-myristoyltransferase 1, OPA3 <text:s/>- <text:s/>optic atrophy 3 (autosomal recessive, with chorea and spastic paraplegia), SLC2A8 <text:s/>- <text:s/>solute carrier family 2 (facilitated glucose transporter), member 8, SFXN5 <text:s/>- <text:s/>sideroflexin 5, ICAM5 <text:s/>- <text:s/>intercellular adhesion molecule 5, telencephalin, TLE1 <text:s/>- <text:s/>transducin-like enhancer of split 1 (e(sp1) homolog, drosophila), TLE3 <text:s/>- <text:s/>transducin-like enhancer of split 3 (e(sp1) homolog, drosophila), NCAPH <text:s/>- <text:s/>non-smc condensin i complex, subunit h, TLE4 <text:s/>- <text:s/>transducin-like enhancer of split 4 (e(sp1) homolog, drosophila), TLN1 <text:s/>- <text:s/>talin 1, HERPUD1 <text:s/>- <text:s/>homocysteine-inducible, endoplasmic reticulum stress-inducible, ubiquitin-like domain member 1, TLX3 <text:s/>- <text:s/>t-cell leukemia homeobox 3, RIMS2 <text:s/>- <text:s/>regulating synaptic membrane exocytosis 2, PUM1 <text:s/>- <text:s/>pumilio homolog 1 (drosophila), C7orf55 <text:s/>- <text:s/>chromosome 7 open reading frame 55, CEP57 <text:s/>- <text:s/>centrosomal protein 57kda, ZFPM2 <text:s/>- <text:s/>zinc finger protein, fog family member 2, DHX34 <text:s/>- <text:s/>deah (asp-glu-ala-his) box polypeptide 34, KCNIP3 <text:s/>- <text:s/>kv channel interacting protein 3, calsenilin, NFYA <text:s/>- <text:s/>nuclear transcription factor y, alpha, HDAC4 <text:s/>- <text:s/>histone deacetylase 4, NFYC <text:s/>- <text:s/>nuclear transcription factor y, gamma, CBX5 <text:s/>- <text:s/>chromobox homolog 5, FOXP2 <text:s/>- <text:s/>forkhead box p2, CLDN5 <text:s/>- <text:s/>claudin 5, STARD8 <text:s/>- <text:s/>star-related lipid transfer (start) domain containing 8, NFKBIB <text:s/>- <text:s/>nuclear factor of kappa light polypeptide gene enhancer in b-cells inhibitor, beta, IFT140 <text:s/>- <text:s/>intraflagellar transport 140 homolog (chlamydomonas), NKX6-1 <text:s/>- <text:s/>nk6 homeobox 1, NKX3-1 <text:s/>- <text:s/>nk3 homeobox 1, STOML2 <text:s/>- <text:s/>stomatin (epb72)-like 2, OTP <text:s/>- <text:s/>orthopedia homeobox, ATP1B4 <text:s/>- <text:s/>atpase, na+/k+ transporting, beta 4 polypeptide, CLSTN3 <text:s/>- <text:s/>calsyntenin 3, TADA2B <text:s/>- <text:s/>transcriptional adaptor 2b, HDAC9 <text:s/>- <text:s/>histone deacetylase 9, MYOCD <text:s/>- <text:s/>myocardin, BICC1 <text:s/>- <text:s/>bicaudal c homolog 1 (drosophila), TNNT3 <text:s/>- <text:s/>troponin t type 3 (skeletal, fast), SETD1A <text:s/>- <text:s/>set domain containing 1a, ZNF614 <text:s/>- <text:s/>zinc finger protein 614, CCP110 <text:s/>- <text:s/>centriolar coiled coil protein 110kda, NOX4 <text:s/>- <text:s/>nadph oxidase 4, TMBIM6 <text:s/>- <text:s/>transmembrane bax inhibitor motif containing 6, EIF4ENIF1 <text:s/>- <text:s/>eukaryotic translation initiation factor 4e nuclear import factor 1, IQCB1 <text:s/>- <text:s/>iq motif containing b1, SUZ12 <text:s/>- <text:s/>suz12 polycomb repressive complex 2 subunit, NEK2 <text:s/>- <text:s/>nima-related kinase 2, LRRC8B <text:s/>- <text:s/>leucine rich repeat containing 8 family, member b, TEF <text:s/>- <text:s/>thyrotrophic embryonic factor, RALGPS1 <text:s/>- <text:s/>ral gef with ph domain and sh3 binding motif 1, WNT10A <text:s/>- <text:s/>wingless-type mmtv integration site family, member 10a, MICAL2 <text:s/>- <text:s/>microtubule associated monooxygenase, calponin and lim domain containing 2, ESCO2 <text:s/>- <text:s/>establishment of sister chromatid cohesion n-acetyltransferase 2, TESK1 <text:s/>- <text:s/>testis-specific kinase 1, EPC1 <text:s/>- <text:s/>enhancer of polycomb homolog 1 (drosophila), TFDP2 <text:s/>- <text:s/>transcription factor dp-2 (e2f dimerization partner 2), NFATC4 <text:s/>- <text:s/>nuclear factor of activated t-cells, cytoplasmic, calcineurin-dependent 4, ASAH2 <text:s/>- <text:s/>n-acylsphingosine amidohydrolase (non-lysosomal ceramidase) 2, NFATC3 <text:s/>- <text:s/>nuclear factor of activated t-cells, cytoplasmic, calcineurin-dependent 3, NR2F1 <text:s/>- <text:s/>nuclear receptor subfamily 2, group f, member 1, TFCP2 <text:s/>- <text:s/>transcription factor cp2, NF2 <text:s/>- <text:s/>neurofibromin 2 (merlin), SNCAIP <text:s/>- <text:s/>synuclein, alpha interacting protein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CDK5RAP3 <text:s/>- <text:s/>cdk5 regulatory subunit associated protein 3, CROCC <text:s/>- <text:s/>ciliary rootlet coiled-coil, rootletin, MTERFD3 <text:s/>- <text:s/>mterf domain containing 3, NEUROG3 <text:s/>- <text:s/>neurogenin 3, SCUBE1 <text:s/>- <text:s/>signal peptide, cub domain, egf-like 1, SEZ6L <text:s/>- <text:s/>seizure related 6 homolog (mouse)-like, TGFB3 <text:s/>- <text:s/>transforming growth factor, beta 3, TGFB1I1 <text:s/>- <text:s/>transforming growth factor beta 1 induced transcript 1, GPCPD1 <text:s/>- <text:s/>glycerophosphocholine phosphodiesterase gde1 homolog (s. cerevisiae), TSPAN15 <text:s/>- <text:s/>tetraspanin 15, NUP93 <text:s/>- <text:s/>nucleoporin 93kda, RASD2 <text:s/>- <text:s/>rasd family, member 2, KDM4A <text:s/>- <text:s/>lysine (k)-specific demethylase 4a, NEB <text:s/>- <text:s/>nebulin, FOSB <text:s/>- <text:s/>fbj murine osteosarcoma viral oncogene homolog b, ARHGAP12 <text:s/>- <text:s/>rho gtpase activating protein 12, CABIN1 <text:s/>- <text:s/>calcineurin binding protein 1, THBS1 <text:s/>- <text:s/>thrombospondin 1, HDGFRP3 <text:s/>- <text:s/>hepatoma-derived growth factor, related protein 3, CDCA2 <text:s/>- <text:s/>cell division cycle associated 2, HP1BP3 <text:s/>- <text:s/>heterochromatin protein 1, binding protein 3, KLF10 <text:s/>- <text:s/>kruppel-like factor 10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0969" calcext:value-type="float">
            <text:p>0.0000969</text:p>
          </table:table-cell>
          <table:table-cell office:value-type="float" office:value="0.0124" calcext:value-type="float">
            <text:p>0.0124</text:p>
          </table:table-cell>
          <table:table-cell office:value-type="float" office:value="1.14" calcext:value-type="float">
            <text:p>1.14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2003" calcext:value-type="float">
            <text:p>200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[MEX3C <text:s/>- <text:s/>mex-3 rna binding family member c, LHX1 <text:s/>- <text:s/>lim homeobox 1, PLAC8 <text:s/>- <text:s/>placenta-specific 8, KIF20B <text:s/>- <text:s/>kinesin family member 20b, ABAT <text:s/>- <text:s/>4-aminobutyrate aminotransferase, CATSPER2 <text:s/>- <text:s/>cation channel, sperm associated 2, FAM73B <text:s/>- <text:s/>family with sequence similarity 73, member b, SEPT4 <text:s/>- <text:s/>septin 4, GRHL2 <text:s/>- <text:s/>grainyhead-like 2 (drosophila), GCNT2 <text:s/>- <text:s/>glucosaminyl (n-acetyl) transferase 2, i-branching enzyme (i blood group), LGALS1 <text:s/>- <text:s/>lectin, galactoside-binding, soluble, 1, LFNG <text:s/>- <text:s/>lfng o-fucosylpeptide 3-beta-n-acetylglucosaminyltransferase, YWHAQ <text:s/>- <text:s/>tyrosine 3-monooxygenase/tryptophan 5-monooxygenase activation protein, theta polypeptide, TRAF4 <text:s/>- <text:s/>tnf receptor-associated factor 4, SP3 <text:s/>- <text:s/>sp3 transcription factor, GJB5 <text:s/>- <text:s/>gap junction protein, beta 5, 31.1kda, ACAT1 <text:s/>- <text:s/>acetyl-coa acetyltransferase 1, MAEL <text:s/>- <text:s/>maelstrom spermatogenic transposon silencer, CPT1A <text:s/>- <text:s/>carnitine palmitoyltransferase 1a (liver), SP2 <text:s/>- <text:s/>sp2 transcription factor, GPC3 <text:s/>- <text:s/>glypican 3, TMC1 <text:s/>- <text:s/>transmembrane channel-like 1, PLP1 <text:s/>- <text:s/>proteolipid protein 1, GADD45G <text:s/>- <text:s/>growth arrest and dna-damage-inducible, gamma, SOX9 <text:s/>- <text:s/>sry (sex determining region y)-box 9, SOX4 <text:s/>- <text:s/>sry (sex determining region y)-box 4, ACO2 <text:s/>- <text:s/>aconitase 2, mitochondrial, C12orf52 <text:s/>- <text:s/>chromosome 12 open reading frame 52, GRHL3 <text:s/>- <text:s/>grainyhead-like 3 (drosophila), SOX1 <text:s/>- <text:s/>sry (sex determining region y)-box 1, CCNB1IP1 <text:s/>- <text:s/>cyclin b1 interacting protein 1, e3 ubiquitin protein ligase, CCDC63 <text:s/>- <text:s/>coiled-coil domain containing 63, HES4 <text:s/>- <text:s/>hairy and enhancer of split 4 (drosophila), LIPA <text:s/>- <text:s/>lipase a, lysosomal acid, cholesterol esterase, KIF16B <text:s/>- <text:s/>kinesin family member 16b, DOCK10 <text:s/>- <text:s/>dedicator of cytokinesis 10, KRT19 <text:s/>- <text:s/>keratin 19, NUS1 <text:s/>- <text:s/>nuclear undecaprenyl pyrophosphate synthase 1 homolog (s. cerevisiae), SUCO <text:s/>- <text:s/>sun domain containing ossification factor, SNCA <text:s/>- <text:s/>synuclein, alpha (non a4 component of amyloid precursor), TBPL1 <text:s/>- <text:s/>tbp-like 1, ACVR1 <text:s/>- <text:s/>activin a receptor, type i, POU3F4 <text:s/>- <text:s/>pou class 3 homeobox 4, PLEKHB1 <text:s/>- <text:s/>pleckstrin homology domain containing, family b (evectins) member 1, POU3F3 <text:s/>- <text:s/>pou class 3 homeobox 3, FZD8 <text:s/>- <text:s/>frizzled family receptor 8, TP53INP2 <text:s/>- <text:s/>tumor protein p53 inducible nuclear protein 2, EOMES <text:s/>- <text:s/>eomesodermin, CNN3 <text:s/>- <text:s/>calponin 3, acidic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CYT1B <text:s/>- <text:s/>phosphate cytidylyltransferase 1, choline, beta, SSBP3 <text:s/>- <text:s/>single stranded dna binding protein 3, ADCYAP1R1 <text:s/>- <text:s/>adenylate cyclase activating polypeptide 1 (pituitary) receptor type i, STMN1 <text:s/>- <text:s/>stathmin 1, POLR2I <text:s/>- <text:s/>polymerase (rna) ii (dna directed) polypeptide i, 14.5kda, ADCYAP1 <text:s/>- <text:s/>adenylate cyclase activating polypeptide 1 (pituitary), SLIT3 <text:s/>- <text:s/>slit homolog 3 (drosophila), POU3F1 <text:s/>- <text:s/>pou class 3 homeobox 1, POU3F2 <text:s/>- <text:s/>pou class 3 homeobox 2, DMRT3 <text:s/>- <text:s/>doublesex and mab-3 related transcription factor 3, POU2F2 <text:s/>- <text:s/>pou class 2 homeobox 2, ONECUT2 <text:s/>- <text:s/>one cut homeobox 2, SLC25A27 <text:s/>- <text:s/>solute carrier family 25, member 27, DACT1 <text:s/>- <text:s/>dishevelled-binding antagonist of beta-catenin 1, AFF3 <text:s/>- <text:s/>af4/fmr2 family, member 3, POLG <text:s/>- <text:s/>polymerase (dna directed), gamma, GNA12 <text:s/>- <text:s/>guanine nucleotide binding protein (g protein) alpha 12, GNA11 <text:s/>- <text:s/>guanine nucleotide binding protein (g protein), alpha 11 (gq class), KLF6 <text:s/>- <text:s/>kruppel-like factor 6, HES6 <text:s/>- <text:s/>hairy and enhancer of split 6 (drosophila), DHTKD1 <text:s/>- <text:s/>dehydrogenase e1 and transketolase domain containing 1, COL27A1 <text:s/>- <text:s/>collagen, type xxvii, alpha 1, LAMB3 <text:s/>- <text:s/>laminin, beta 3, VASH2 <text:s/>- <text:s/>vasohibin 2, PRKACA <text:s/>- <text:s/>protein kinase, camp-dependent, catalytic, alpha, T <text:s/>- <text:s/>t, brachyury homolog (mouse), CATSPERB <text:s/>- <text:s/>catsper channel auxiliary subunit beta, SYT1 <text:s/>- <text:s/>synaptotagmin i, GTF2IRD2 <text:s/>- <text:s/>gtf2i repeat domain containing 2, KIF5B <text:s/>- <text:s/>kinesin family member 5b, SDF4 <text:s/>- <text:s/>stromal cell derived factor 4, HIVEP3 <text:s/>- <text:s/>human immunodeficiency virus type i enhancer binding protein 3, PRCP <text:s/>- <text:s/>prolylcarboxypeptidase (angiotensinase c), CTBP2 <text:s/>- <text:s/>c-terminal binding protein 2, AIMP2 <text:s/>- <text:s/>aminoacyl trna synthetase complex-interacting multifunctional protein 2, ZNF689 <text:s/>- <text:s/>zinc finger protein 689, STXBP1 <text:s/>- <text:s/>syntaxin binding protein 1, PRRC2B <text:s/>- <text:s/>proline-rich coiled-coil 2b, PTF1A <text:s/>- <text:s/>pancreas specific transcription factor, 1a, C6orf70 <text:s/>- <text:s/>chromosome 6 open reading frame 70, MORN2 <text:s/>- <text:s/>morn repeat containing 2, SBDS <text:s/>- <text:s/>shwachman-bodian-diamond syndrome, CTSV <text:s/>- <text:s/>cathepsin v, FUT8 <text:s/>- <text:s/>fucosyltransferase 8 (alpha (1,6) fucosyltransferase), FKBP8 <text:s/>- <text:s/>fk506 binding protein 8, 38kda, STC1 <text:s/>- <text:s/>stanniocalcin 1, AURKC <text:s/>- <text:s/>aurora kinase c, MED21 <text:s/>- <text:s/>mediator complex subunit 21, PRRC2A <text:s/>- <text:s/>proline-rich coiled-coil 2a, STK11 <text:s/>- <text:s/>serine/threonine kinase 11, KIT <text:s/>- <text:s/>v-kit hardy-zuckerman 4 feline sarcoma viral oncogene homolog, FZD2 <text:s/>- <text:s/>frizzled family receptor 2, AURKA <text:s/>- <text:s/>aurora kinase a, LIN28A <text:s/>- <text:s/>lin-28 homolog a (c. elegans), PAPPA2 <text:s/>- <text:s/>pappalysin 2, CRKL <text:s/>- <text:s/>v-crk avian sarcoma virus ct10 oncogene homolog-like, RNF165 <text:s/>- <text:s/>ring finger protein 165, TDRKH <text:s/>- <text:s/>tudor and kh domain containing, JUN <text:s/>- <text:s/>jun proto-oncogene, JARID2 <text:s/>- <text:s/>jumonji, at rich interactive domain 2, TTLL7 <text:s/>- <text:s/>tubulin tyrosine ligase-like family, member 7, STAT3 <text:s/>- <text:s/>signal transducer and activator of transcription 3 (acute-phase response factor), IFT27 <text:s/>- <text:s/>intraflagellar transport 27 homolog (chlamydomonas), JUNB <text:s/>- <text:s/>jun b proto-oncogene, E2F8 <text:s/>- <text:s/>e2f transcription factor 8, SLC25A25 <text:s/>- <text:s/>solute carrier family 25 (mitochondrial carrier; phosphate carrier), member 25, MACROD2 <text:s/>- <text:s/>macro domain containing 2, SSTR3 <text:s/>- <text:s/>somatostatin receptor 3, ASPM <text:s/>- <text:s/>asp (abnormal spindle) homolog, microcephaly associated (drosophila), PRKD2 <text:s/>- <text:s/>protein kinase d2, MAP2K1 <text:s/>- <text:s/>mitogen-activated protein kinase kinase 1, HMGA2 <text:s/>- <text:s/>high mobility group at-hook 2, ASF1B <text:s/>- <text:s/>anti-silencing function 1b histone chaperone, GTF3C5 <text:s/>- <text:s/>general transcription factor iiic, polypeptide 5, 63kda, GATA3 <text:s/>- <text:s/>gata binding protein 3, MYH14 <text:s/>- <text:s/>myosin, heavy chain 14, non-muscle, CISD2 <text:s/>- <text:s/>cdgsh iron sulfur domain 2, LGI4 <text:s/>- <text:s/>leucine-rich repeat lgi family, member 4, PRKCZ <text:s/>- <text:s/>protein kinase c, zeta, ZNF683 <text:s/>- <text:s/>zinc finger protein 683, SREBF1 <text:s/>- <text:s/>sterol regulatory element binding transcription factor 1, GAS8 <text:s/>- <text:s/>growth arrest-specific 8, GART <text:s/>- <text:s/>phosphoribosylglycinamide formyltransferase, phosphoribosylglycinamide synthetase, phosphoribosylaminoimidazole synthetase, PRKAR1A <text:s/>- <text:s/>protein kinase, camp-dependent, regulatory, type i, alpha, ANK3 <text:s/>- <text:s/>ankyrin 3, node of ranvier (ankyrin g), PAX1 <text:s/>- <text:s/>paired box 1, PAX6 <text:s/>- <text:s/>paired box 6, ZNF385A <text:s/>- <text:s/>zinc finger protein 385a, MIP <text:s/>- <text:s/>major intrinsic protein of lens fiber, APLP1 <text:s/>- <text:s/>amyloid beta (a4) precursor-like protein 1, PAX3 <text:s/>- <text:s/>paired box 3, SIN3A <text:s/>- <text:s/>sin3 transcription regulator family member a, CXCL12 <text:s/>- <text:s/>chemokine (c-x-c motif) ligand 12, DDC <text:s/>- <text:s/>dopa decarboxylase (aromatic l-amino acid decarboxylase), PIWIL1 <text:s/>- <text:s/>piwi-like rna-mediated gene silencing 1, MLH1 <text:s/>- <text:s/>mutl homolog 1, colon cancer, nonpolyposis type 2 (e. coli), PBX1 <text:s/>- <text:s/>pre-b-cell leukemia homeobox 1, PBXIP1 <text:s/>- <text:s/>pre-b-cell leukemia homeobox interacting protein 1, PCDH9 <text:s/>- <text:s/>protocadherin 9, BRIP1 <text:s/>- <text:s/>brca1 interacting protein c-terminal helicase 1, NUMBL <text:s/>- <text:s/>numb homolog (drosophila)-like, SUFU <text:s/>- <text:s/>suppressor of fused homolog (drosophila), DPCD <text:s/>- <text:s/>deleted in primary ciliary dyskinesia homolog (mouse), LCLAT1 <text:s/>- <text:s/>lysocardiolipin acyltransferase 1, CHEK2 <text:s/>- <text:s/>checkpoint kinase 2, MN1 <text:s/>- <text:s/>meningioma (disrupted in balanced translocation) 1, ALDH6A1 <text:s/>- <text:s/>aldehyde dehydrogenase 6 family, member a1, NDRG2 <text:s/>- <text:s/>ndrg family member 2, SLC38A10 <text:s/>- <text:s/>solute carrier family 38, member 10, MNT <text:s/>- <text:s/>mnt, max dimerization protein, PAK3 <text:s/>- <text:s/>p21 protein (cdc42/rac)-activated kinase 3, DUSP10 <text:s/>- <text:s/>dual specificity phosphatase 10, ZMYM5 <text:s/>- <text:s/>zinc finger, mym-type 5, ARNTL <text:s/>- <text:s/>aryl hydrocarbon receptor nuclear translocator-like, ERMN <text:s/>- <text:s/>ermin, erm-like protein, PDE1B <text:s/>- <text:s/>phosphodiesterase 1b, calmodulin-dependent, ZMYM3 <text:s/>- <text:s/>zinc finger, mym-type 3, H2AFX <text:s/>- <text:s/>h2a histone family, member x, PAX8 <text:s/>- <text:s/>paired box 8, AURKB <text:s/>- <text:s/>aurora kinase b, PDGFRB <text:s/>- <text:s/>platelet-derived growth factor receptor, beta polypeptide, RHOB <text:s/>- <text:s/>ras homolog family member b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LRP8 <text:s/>- <text:s/>low density lipoprotein receptor-related protein 8, apolipoprotein e receptor, ROGDI <text:s/>- <text:s/>rogdi homolog (drosophila), RAB8A <text:s/>- <text:s/>rab8a, member ras oncogene family, PCNA <text:s/>- <text:s/>proliferating cell nuclear antigen, USP42 <text:s/>- <text:s/>ubiquitin specific peptidase 42, S100B <text:s/>- <text:s/>s100 calcium binding protein b, SLC30A1 <text:s/>- <text:s/>solute carrier family 30 (zinc transporter), member 1, BMPER <text:s/>- <text:s/>bmp binding endothelial regulator, STARD13 <text:s/>- <text:s/>star-related lipid transfer (start) domain containing 13, ARX <text:s/>- <text:s/>aristaless related homeobox, ARVCF <text:s/>- <text:s/>armadillo repeat gene deleted in velocardiofacial syndrome, DAD1 <text:s/>- <text:s/>defender against cell death 1, MBD3 <text:s/>- <text:s/>methyl-cpg binding domain protein 3, DYRK1B <text:s/>- <text:s/>dual-specificity tyrosine-(y)-phosphorylation regulated kinase 1b, PDE4D <text:s/>- <text:s/>phosphodiesterase 4d, camp-specific, HDAC1 <text:s/>- <text:s/>histone deacetylase 1, CYP24A1 <text:s/>- <text:s/>cytochrome p450, family 24, subfamily a, polypeptide 1, PCDH19 <text:s/>- <text:s/>protocadherin 19, LRIG3 <text:s/>- <text:s/>leucine-rich repeats and immunoglobulin-like domains 3, CCNB2 <text:s/>- <text:s/>cyclin b2, PGM3 <text:s/>- <text:s/>phosphoglucomutase 3, KIAA1279 <text:s/>- <text:s/>kiaa1279, ATP1A3 <text:s/>- <text:s/>atpase, na+/k+ transporting, alpha 3 polypeptide, GNRHR <text:s/>- <text:s/>gonadotropin-releasing hormone receptor, DSCAM <text:s/>- <text:s/>down syndrome cell adhesion molecule, WNT8B <text:s/>- <text:s/>wingless-type mmtv integration site family, member 8b, AGPAT5 <text:s/>- <text:s/>1-acylglycerol-3-phosphate o-acyltransferase 5, ATOH1 <text:s/>- <text:s/>atonal homolog 1 (drosophila), RERE <text:s/>- <text:s/>arginine-glutamic acid dipeptide (re) repeats, GPI <text:s/>- <text:s/>glucose-6-phosphate isomerase, PHEX <text:s/>- <text:s/>phosphate regulating endopeptidase homolog, x-linked, FOXN4 <text:s/>- <text:s/>forkhead box n4, STRBP <text:s/>- <text:s/>spermatid perinuclear rna binding protein, TBX19 <text:s/>- <text:s/>t-box 19, DUSP6 <text:s/>- <text:s/>dual specificity phosphatase 6, ADNP2 <text:s/>- <text:s/>adnp homeobox 2, RHCG <text:s/>- <text:s/>rh family, c glycoprotein, MKL1 <text:s/>- <text:s/>megakaryoblastic leukemia (translocation) 1, WNT3 <text:s/>- <text:s/>wingless-type mmtv integration site family, member 3, SPDYA <text:s/>- <text:s/>speedy/ringo cell cycle regulator family member a, WNT6 <text:s/>- <text:s/>wingless-type mmtv integration site family, member 6, DSPP <text:s/>- <text:s/>dentin sialophosphoprotein, LDB2 <text:s/>- <text:s/>lim domain binding 2, GIGYF2 <text:s/>- <text:s/>grb10 interacting gyf protein 2, SLC2A4 <text:s/>- <text:s/>solute carrier family 2 (facilitated glucose transporter), member 4, ATP2B4 <text:s/>- <text:s/>atpase, ca++ transporting, plasma membrane 4, WARS <text:s/>- <text:s/>tryptophanyl-trna synthetase, HBEGF <text:s/>- <text:s/>heparin-binding egf-like growth factor, DTYMK <text:s/>- <text:s/>deoxythymidylate kinase (thymidylate kinase), NKX3-2 <text:s/>- <text:s/>nk3 homeobox 2, PITX2 <text:s/>- <text:s/>paired-like homeodomain 2, PITX3 <text:s/>- <text:s/>paired-like homeodomain 3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SHH <text:s/>- <text:s/>sonic hedgehog, DLX1 <text:s/>- <text:s/>distal-less homeobox 1, DLX2 <text:s/>- <text:s/>distal-less homeobox 2, CABYR <text:s/>- <text:s/>calcium binding tyrosine-(y)-phosphorylation regulated, RSPH1 <text:s/>- <text:s/>radial spoke head 1 homolog (chlamydomonas), LRP6 <text:s/>- <text:s/>low density lipoprotein receptor-related protein 6, DLX3 <text:s/>- <text:s/>distal-less homeobox 3, INHBE <text:s/>- <text:s/>inhibin, beta e, B2M <text:s/>- <text:s/>beta-2-microglobulin, TMEM57 <text:s/>- <text:s/>transmembrane protein 57, PIK3R1 <text:s/>- <text:s/>phosphoinositide-3-kinase, regulatory subunit 1 (alpha), DHCR24 <text:s/>- <text:s/>24-dehydrocholesterol reductase, DHCR7 <text:s/>- <text:s/>7-dehydrocholesterol reductase, SPAG9 <text:s/>- <text:s/>sperm associated antigen 9, GPX4 <text:s/>- <text:s/>glutathione peroxidase 4, SIM1 <text:s/>- <text:s/>single-minded homolog 1 (drosophila), STIL <text:s/>- <text:s/>scl/tal1 interrupting locus, KIAA1522 <text:s/>- <text:s/>kiaa1522, NQO1 <text:s/>- <text:s/>nad(p)h dehydrogenase, quinone 1, BRSK2 <text:s/>- <text:s/>br serine/threonine kinase 2, SIX1 <text:s/>- <text:s/>six homeobox 1, ARHGAP11B <text:s/>- <text:s/>rho gtpase activating protein 11b, MAB21L1 <text:s/>- <text:s/>mab-21-like 1 (c. elegans), SFRP1 <text:s/>- <text:s/>secreted frizzled-related protein 1, GRIN2A <text:s/>- <text:s/>glutamate receptor, ionotropic, n-methyl d-aspartate 2a, ZIC1 <text:s/>- <text:s/>zic family member 1, SF1 <text:s/>- <text:s/>splicing factor 1, MXD1 <text:s/>- <text:s/>max dimerization protein 1, DBX1 <text:s/>- <text:s/>developing brain homeobox 1, DNM2 <text:s/>- <text:s/>dynamin 2, SMAD2 <text:s/>- <text:s/>smad family member 2, FAM9C <text:s/>- <text:s/>family with sequence similarity 9, member c, ZIC3 <text:s/>- <text:s/>zic family member 3, BCL2L1 <text:s/>- <text:s/>bcl2-like 1, CCND1 <text:s/>- <text:s/>cyclin d1, GSK3B <text:s/>- <text:s/>glycogen synthase kinase 3 beta, SMAD6 <text:s/>- <text:s/>smad family member 6, SLC9C1 <text:s/>- <text:s/>solute carrier family 9, subfamily c (na+-transporting carboxylic acid decarboxylase), member 1, NAV2 <text:s/>- <text:s/>neuron navigator 2, MAF <text:s/>- <text:s/>v-maf avian musculoaponeurotic fibrosarcoma oncogene homolog, FAM83D <text:s/>- <text:s/>family with sequence similarity 83, member d, BNIP3 <text:s/>- <text:s/>bcl2/adenovirus e1b 19kda interacting protein 3, SIX5 <text:s/>- <text:s/>six homeobox 5, ITM2C <text:s/>- <text:s/>integral membrane protein 2c, EMX1 <text:s/>- <text:s/>empty spiracles homeobox 1, DDX25 <text:s/>- <text:s/>dead (asp-glu-ala-asp) box helicase 25, ELK1 <text:s/>- <text:s/>elk1, member of ets oncogene family, MAEA <text:s/>- <text:s/>macrophage erythroblast attacher, CREG1 <text:s/>- <text:s/>cellular repressor of e1a-stimulated genes 1, GORAB <text:s/>- <text:s/>golgin, rab6-interacting, ANKRD11 <text:s/>- <text:s/>ankyrin repeat domain 11, RFX2 <text:s/>- <text:s/>regulatory factor x, 2 (influences hla class ii expression), CHAC1 <text:s/>- <text:s/>chac, cation transport regulator homolog 1 (e. coli), WDR47 <text:s/>- <text:s/>wd repeat domain 47, SPEG <text:s/>- <text:s/>speg complex locus, EPAS1 <text:s/>- <text:s/>endothelial pas domain protein 1, ZFP36L2 <text:s/>- <text:s/>zfp36 ring finger protein-like 2, ATP6AP2 <text:s/>- <text:s/>atpase, h+ transporting, lysosomal accessory protein 2, WASF2 <text:s/>- <text:s/>was protein family, member 2, EMX2 <text:s/>- <text:s/>empty spiracles homeobox 2, SIRT2 <text:s/>- <text:s/>sirtuin 2, ENG <text:s/>- <text:s/>endoglin, BFSP1 <text:s/>- <text:s/>beaded filament structural protein 1, filensin, BDNF <text:s/>- <text:s/>brain-derived neurotrophic factor, SPRED2 <text:s/>- <text:s/>sprouty-related, evh1 domain containing 2, ALYREF <text:s/>- <text:s/>aly/ref export factor, SYNGAP1 <text:s/>- <text:s/>synaptic ras gtpase activating protein 1, PER2 <text:s/>- <text:s/>period circadian clock 2, ELAVL3 <text:s/>- <text:s/>elav (embryonic lethal, abnormal vision, drosophila)-like 3 (hu antigen c), ELAVL1 <text:s/>- <text:s/>elav (embryonic lethal, abnormal vision, drosophila)-like 1 (hu antigen r), HOXD3 <text:s/>- <text:s/>homeobox d3, APOLD1 <text:s/>- <text:s/>apolipoprotein l domain containing 1, HOXD1 <text:s/>- <text:s/>homeobox d1, BARHL1 <text:s/>- <text:s/>barh-like homeobox 1, LDB1 <text:s/>- <text:s/>lim domain binding 1, MYO1E <text:s/>- <text:s/>myosin ie, ANKRD49 <text:s/>- <text:s/>ankyrin repeat domain 49, HOXC6 <text:s/>- <text:s/>homeobox c6, TOPORS <text:s/>- <text:s/>topoisomerase i binding, arginine/serine-rich, e3 ubiquitin protein ligase, BMP6 <text:s/>- <text:s/>bone morphogenetic protein 6, HOXC9 <text:s/>- <text:s/>homeobox c9, CNOT1 <text:s/>- <text:s/>ccr4-not transcription complex, subunit 1, NDE1 <text:s/>- <text:s/>nude neurodevelopment protein 1, OLIG2 <text:s/>- <text:s/>oligodendrocyte lineage transcription factor 2, MYRF <text:s/>- <text:s/>myelin regulatory factor, ARHGEF7 <text:s/>- <text:s/>rho guanine nucleotide exchange factor (gef) 7, MYH10 <text:s/>- <text:s/>myosin, heavy chain 10, non-muscle, GDF11 <text:s/>- <text:s/>growth differentiation factor 11, IARS <text:s/>- <text:s/>isoleucyl-trna synthetase, PHC2 <text:s/>- <text:s/>polyhomeotic homolog 2 (drosophila), EIF2B2 <text:s/>- <text:s/>eukaryotic translation initiation factor 2b, subunit 2 beta, 39kda, KDM1A <text:s/>- <text:s/>lysine (k)-specific demethylase 1a, DCAF7 <text:s/>- <text:s/>ddb1 and cul4 associated factor 7, TMEM108 <text:s/>- <text:s/>transmembrane protein 108, RORB <text:s/>- <text:s/>rar-related orphan receptor b, RORC <text:s/>- <text:s/>rar-related orphan receptor c, EBF1 <text:s/>- <text:s/>early b-cell factor 1, SPRY3 <text:s/>- <text:s/>sprouty homolog 3 (drosophila), OSGIN1 <text:s/>- <text:s/>oxidative stress induced growth inhibitor 1, SPRY2 <text:s/>- <text:s/>sprouty homolog 2 (drosophila), ENAM <text:s/>- <text:s/>enamelin, XAB2 <text:s/>- <text:s/>xpa binding protein 2, WDTC1 <text:s/>- <text:s/>wd and tetratricopeptide repeats 1, MYT1L <text:s/>- <text:s/>myelin transcription factor 1-like, VKORC1 <text:s/>- <text:s/>vitamin k epoxide reductase complex, subunit 1, BARHL2 <text:s/>- <text:s/>barh-like homeobox 2, BOLL <text:s/>- <text:s/>bol, boule-like (drosophila), EDA <text:s/>- <text:s/>ectodysplasin a, HSPA5 <text:s/>- <text:s/>heat shock 70kda protein 5 (glucose-regulated protein, 78kda), CRELD1 <text:s/>- <text:s/>cysteine-rich with egf-like domains 1, NR2C2 <text:s/>- <text:s/>nuclear receptor subfamily 2, group c, member 2, PCSK4 <text:s/>- <text:s/>proprotein convertase subtilisin/kexin type 4, ECE1 <text:s/>- <text:s/>endothelin converting enzyme 1, BLOC1S3 <text:s/>- <text:s/>biogenesis of lysosomal organelles complex-1, subunit 3, HES5 <text:s/>- <text:s/>hairy and enhancer of split 5 (drosophila), PTCH2 <text:s/>- <text:s/>patched 2, MTR <text:s/>- <text:s/>5-methyltetrahydrofolate-homocysteine methyltransferase, TTLL5 <text:s/>- <text:s/>tubulin tyrosine ligase-like family, member 5, HMGN1 <text:s/>- <text:s/>high mobility group nucleosome binding domain 1, HMGB2 <text:s/>- <text:s/>high mobility group box 2, FANCA <text:s/>- <text:s/>fanconi anemia, complementation group a, HMGB1 <text:s/>- <text:s/>high mobility group box 1, FABP7 <text:s/>- <text:s/>fatty acid binding protein 7, brain, HLX <text:s/>- <text:s/>h2.0-like homeobox, BCL2L11 <text:s/>- <text:s/>bcl2-like 11 (apoptosis facilitator), MTHFD1 <text:s/>- <text:s/>methylenetetrahydrofolate dehydrogenase (nadp+ dependent) 1, methenyltetrahydrofolate cyclohydrolase, formyltetrahydrofolate synthetase, FANCD2 <text:s/>- <text:s/>fanconi anemia, complementation group d2, LSM14B <text:s/>- <text:s/>lsm14b, scd6 homolog b (s. cerevisiae), PTK2B <text:s/>- <text:s/>protein tyrosine kinase 2 beta, CASP9 <text:s/>- <text:s/>caspase 9, apoptosis-related cysteine peptidase, TACC3 <text:s/>- <text:s/>transforming, acidic coiled-coil containing protein 3, CASP2 <text:s/>- <text:s/>caspase 2, apoptosis-related cysteine peptidase, RPGRIP1 <text:s/>- <text:s/>retinitis pigmentosa gtpase regulator interacting protein 1, FASN <text:s/>- <text:s/>fatty acid synthase, TWSG1 <text:s/>- <text:s/>twisted gastrulation homolog 1 (drosophila), ETV4 <text:s/>- <text:s/>ets variant 4, HOXB13 <text:s/>- <text:s/>homeobox b13, RPN2 <text:s/>- <text:s/>ribophorin ii, ETV6 <text:s/>- <text:s/>ets variant 6, VIM <text:s/>- <text:s/>vimentin, EXT1 <text:s/>- <text:s/>exostosin glycosyltransferase 1, VLDLR <text:s/>- <text:s/>very low density lipoprotein receptor, KDM6A <text:s/>- <text:s/>lysine (k)-specific demethylase 6a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HIC1 <text:s/>- <text:s/>hypermethylated in cancer 1, HIF1A <text:s/>- <text:s/>hypoxia inducible factor 1, alpha subunit (basic helix-loop-helix transcription factor), KIF14 <text:s/>- <text:s/>kinesin family member 14, HOXB4 <text:s/>- <text:s/>homeobox b4, CCNF <text:s/>- <text:s/>cyclin f, EHF <text:s/>- <text:s/>ets homologous factor, CHRDL1 <text:s/>- <text:s/>chordin-like 1, HOXC4 <text:s/>- <text:s/>homeobox c4, HMG20B <text:s/>- <text:s/>high mobility group 20b, UBB <text:s/>- <text:s/>ubiquitin b, ERG <text:s/>- <text:s/>v-ets avian erythroblastosis virus e26 oncogene homolog, ESRRB <text:s/>- <text:s/>estrogen-related receptor beta, FABP9 <text:s/>- <text:s/>fatty acid binding protein 9, testis, FLVCR1 <text:s/>- <text:s/>feline leukemia virus subgroup c cellular receptor 1, TULP3 <text:s/>- <text:s/>tubby like protein 3, SALL4 <text:s/>- <text:s/>sal-like 4 (drosophila), ETS2 <text:s/>- <text:s/>v-ets avian erythroblastosis virus e26 oncogene homolog 2, HOXA4 <text:s/>- <text:s/>homeobox a4, FGF20 <text:s/>- <text:s/>fibroblast growth factor 20, BZW2 <text:s/>- <text:s/>basic leucine zipper and w2 domains 2, HOXA6 <text:s/>- <text:s/>homeobox a6, RUNX3 <text:s/>- <text:s/>runt-related transcription factor 3, RYR2 <text:s/>- <text:s/>ryanodine receptor 2 (cardiac), SORT1 <text:s/>- <text:s/>sortilin 1, ZNF830 <text:s/>- <text:s/>zinc finger protein 830, HNRNPC <text:s/>- <text:s/>heterogeneous nuclear ribonucleoprotein c (c1/c2), EPHB1 <text:s/>- <text:s/>eph receptor b1, CAT <text:s/>- <text:s/>catalase, HNRNPAB <text:s/>- <text:s/>heterogeneous nuclear ribonucleoprotein a/b, TMEM91 <text:s/>- <text:s/>transmembrane protein 91, NAPA <text:s/>- <text:s/>n-ethylmaleimide-sensitive factor attachment protein, alpha, ISL2 <text:s/>- <text:s/>isl lim homeobox 2, UCP2 <text:s/>- <text:s/>uncoupling protein 2 (mitochondrial, proton carrier), SPATA24 <text:s/>- <text:s/>spermatogenesis associated 24, EPHA8 <text:s/>- <text:s/>eph receptor a8, EPHA7 <text:s/>- <text:s/>eph receptor a7, ARIH2 <text:s/>- <text:s/>ariadne homolog 2 (drosophila), CCKAR <text:s/>- <text:s/>cholecystokinin a receptor, REC8 <text:s/>- <text:s/>rec8 meiotic recombination protein, HMGCR <text:s/>- <text:s/>3-hydroxy-3-methylglutaryl-coa reductase, NANOS1 <text:s/>- <text:s/>nanos homolog 1 (drosophila), HMGCS1 <text:s/>- <text:s/>3-hydroxy-3-methylglutaryl-coa synthase 1 (soluble), RTN4 <text:s/>- <text:s/>reticulon 4, ERBB4 <text:s/>- <text:s/>v-erb-b2 avian erythroblastic leukemia viral oncogene homolog 4, PRMT5 <text:s/>- <text:s/>protein arginine methyltransferase 5, ERCC2 <text:s/>- <text:s/>excision repair cross-complementing rodent repair deficiency, complementation group 2, RRBP1 <text:s/>- <text:s/>ribosome binding protein 1, HMX2 <text:s/>- <text:s/>h6 family homeobox 2, KCNAB2 <text:s/>- <text:s/>potassium voltage-gated channel, shaker-related subfamily, beta member 2, FN1 <text:s/>- <text:s/>fibronectin 1, CDK1 <text:s/>- <text:s/>cyclin-dependent kinase 1, CDH1 <text:s/>- <text:s/>cadherin 1, type 1, e-cadherin (epithelial), CDH2 <text:s/>- <text:s/>cadherin 2, type 1, n-cadherin (neuronal), ENC1 <text:s/>- <text:s/>ectodermal-neural cortex 1 (with btb domain), CDC25B <text:s/>- <text:s/>cell division cycle 25b, RBMX <text:s/>- <text:s/>rna binding motif protein, x-linked, OSM <text:s/>- <text:s/>oncostatin m, INHBC <text:s/>- <text:s/>inhibin, beta c, FARP2 <text:s/>- <text:s/>ferm, rhogef and pleckstrin domain protein 2, FOXO1 <text:s/>- <text:s/>forkhead box o1, ERRFI1 <text:s/>- <text:s/>erbb receptor feedback inhibitor 1, FOXC1 <text:s/>- <text:s/>forkhead box c1, IL4 <text:s/>- <text:s/>interleukin 4, FOXL1 <text:s/>- <text:s/>forkhead box l1, PIR <text:s/>- <text:s/>pirin (iron-binding nuclear protein), SHROOM1 <text:s/>- <text:s/>shroom family member 1, FOXG1 <text:s/>- <text:s/>forkhead box g1, SP9 <text:s/>- <text:s/>sp9 transcription factor, CAND1 <text:s/>- <text:s/>cullin-associated and neddylation-dissociated 1, FGFR2 <text:s/>- <text:s/>fibroblast growth factor receptor 2, MOSPD3 <text:s/>- <text:s/>motile sperm domain containing 3, ROR1 <text:s/>- <text:s/>receptor tyrosine kinase-like orphan receptor 1, DDR2 <text:s/>- <text:s/>discoidin domain receptor tyrosine kinase 2, SYNE1 <text:s/>- <text:s/>spectrin repeat containing, nuclear envelope 1, ISL1 <text:s/>- <text:s/>isl lim homeobox 1, MAML1 <text:s/>- <text:s/>mastermind-like 1 (drosophila), TARBP2 <text:s/>- <text:s/>tar (hiv-1) rna binding protein 2, NUMA1 <text:s/>- <text:s/>nuclear mitotic apparatus protein 1, PTGER4 <text:s/>- <text:s/>prostaglandin e receptor 4 (subtype ep4), GMNN <text:s/>- <text:s/>geminin, dna replication inhibitor, SZT2 <text:s/>- <text:s/>seizure threshold 2 homolog (mouse), FER <text:s/>- <text:s/>fer (fps/fes related) tyrosine kinase, SMG9 <text:s/>- <text:s/>smg9 nonsense mediated mrna decay factor, SPATA19 <text:s/>- <text:s/>spermatogenesis associated 19, CEBPG <text:s/>- <text:s/>ccaat/enhancer binding protein (c/ebp), gamma, GZF1 <text:s/>- <text:s/>gdnf-inducible zinc finger protein 1, TBX15 <text:s/>- <text:s/>t-box 15, INSIG1 <text:s/>- <text:s/>insulin induced gene 1, RND1 <text:s/>- <text:s/>rho family gtpase 1, INSM1 <text:s/>- <text:s/>insulinoma-associated 1, MPP5 <text:s/>- <text:s/>membrane protein, palmitoylated 5 (maguk p55 subfamily member 5), CXCL10 <text:s/>- <text:s/>chemokine (c-x-c motif) ligand 10, TACC2 <text:s/>- <text:s/>transforming, acidic coiled-coil containing protein 2, SLC11A2 <text:s/>- <text:s/>solute carrier family 11 (proton-coupled divalent metal ion transporter), member 2, IRF6 <text:s/>- <text:s/>interferon regulatory factor 6, CDH11 <text:s/>- <text:s/>cadherin 11, type 2, ob-cadherin (osteoblast), TNFSF11 <text:s/>- <text:s/>tumor necrosis factor (ligand) superfamily, member 11, NRL <text:s/>- <text:s/>neural retina leucine zipper, TIAM1 <text:s/>- <text:s/>t-cell lymphoma invasion and metastasis 1, NMT1 <text:s/>- <text:s/>n-myristoyltransferase 1, RRN3 <text:s/>- <text:s/>rrn3 rna polymerase i transcription factor homolog (s. cerevisiae), OPA3 <text:s/>- <text:s/>optic atrophy 3 (autosomal recessive, with chorea and spastic paraplegia), TLE1 <text:s/>- <text:s/>transducin-like enhancer of split 1 (e(sp1) homolog, drosophila), TLE3 <text:s/>- <text:s/>transducin-like enhancer of split 3 (e(sp1) homolog, drosophila), TLX3 <text:s/>- <text:s/>t-cell leukemia homeobox 3, LHX5 <text:s/>- <text:s/>lim homeobox 5, PUM1 <text:s/>- <text:s/>pumilio homolog 1 (drosophila), VSX2 <text:s/>- <text:s/>visual system homeobox 2, CEP57 <text:s/>- <text:s/>centrosomal protein 57kda, FOXN3 <text:s/>- <text:s/>forkhead box n3, INVS <text:s/>- <text:s/>inversin, ZFPM2 <text:s/>- <text:s/>zinc finger protein, fog family member 2, HDAC4 <text:s/>- <text:s/>histone deacetylase 4, INTU <text:s/>- <text:s/>inturned planar cell polarity protein, ID1 <text:s/>- <text:s/>inhibitor of dna binding 1, dominant negative helix-loop-helix protein, RAB3A <text:s/>- <text:s/>rab3a, member ras oncogene family, WASF3 <text:s/>- <text:s/>was protein family, member 3, FRAS1 <text:s/>- <text:s/>fraser syndrome 1, CLDN5 <text:s/>- <text:s/>claudin 5, FOXP2 <text:s/>- <text:s/>forkhead box p2, ID4 <text:s/>- <text:s/>inhibitor of dna binding 4, dominant negative helix-loop-helix protein, IFT140 <text:s/>- <text:s/>intraflagellar transport 140 homolog (chlamydomonas), NKX6-1 <text:s/>- <text:s/>nk6 homeobox 1, NKX3-1 <text:s/>- <text:s/>nk3 homeobox 1, OTP <text:s/>- <text:s/>orthopedia homeobox, PAF1 <text:s/>- <text:s/>paf1, rna polymerase ii associated factor, homolog (s. cerevisiae), C7orf41 <text:s/>- <text:s/>chromosome 7 open reading frame 41, HDAC9 <text:s/>- <text:s/>histone deacetylase 9, MYOCD <text:s/>- <text:s/>myocardin, BICC1 <text:s/>- <text:s/>bicaudal c homolog 1 (drosophila), VAMP5 <text:s/>- <text:s/>vesicle-associated membrane protein 5, LTBP4 <text:s/>- <text:s/>latent transforming growth factor beta binding protein 4, NOX4 <text:s/>- <text:s/>nadph oxidase 4, EIF4ENIF1 <text:s/>- <text:s/>eukaryotic translation initiation factor 4e nuclear import factor 1, PLA2G3 <text:s/>- <text:s/>phospholipase a2, group iii, NEK2 <text:s/>- <text:s/>nima-related kinase 2, TEF <text:s/>- <text:s/>thyrotrophic embryonic factor, WNT10A <text:s/>- <text:s/>wingless-type mmtv integration site family, member 10a, NCK2 <text:s/>- <text:s/>nck adaptor protein 2, MICAL2 <text:s/>- <text:s/>microtubule associated monooxygenase, calponin and lim domain containing 2, ESCO2 <text:s/>- <text:s/>establishment of sister chromatid cohesion n-acetyltransferase 2, NLRP14 <text:s/>- <text:s/>nlr family, pyrin domain containing 14, EPC1 <text:s/>- <text:s/>enhancer of polycomb homolog 1 (drosophila), TFDP2 <text:s/>- <text:s/>transcription factor dp-2 (e2f dimerization partner 2), NFATC4 <text:s/>- <text:s/>nuclear factor of activated t-cells, cytoplasmic, calcineurin-dependent 4, FGF22 <text:s/>- <text:s/>fibroblast growth factor 22, CELF1 <text:s/>- <text:s/>cugbp, elav-like family member 1, NF2 <text:s/>- <text:s/>neurofibromin 2 (merlin), TAF8 <text:s/>- <text:s/>taf8 rna polymerase ii, tata box binding protein (tbp)-associated factor, 43kda, RBM24 <text:s/>- <text:s/>rna binding motif protein 24, HEY2 <text:s/>- <text:s/>hairy/enhancer-of-split related with yrpw motif 2, FNIP1 <text:s/>- <text:s/>folliculin interacting protein 1, KLF1 <text:s/>- <text:s/>kruppel-like factor 1 (erythroid), NEUROG1 <text:s/>- <text:s/>neurogenin 1, RARA <text:s/>- <text:s/>retinoic acid receptor, alpha, FOXB1 <text:s/>- <text:s/>forkhead box b1, CDK5RAP3 <text:s/>- <text:s/>cdk5 regulatory subunit associated protein 3, NEUROG3 <text:s/>- <text:s/>neurogenin 3, SCUBE1 <text:s/>- <text:s/>signal peptide, cub domain, egf-like 1, TGFB3 <text:s/>- <text:s/>transforming growth factor, beta 3, SEZ6L <text:s/>- <text:s/>seizure related 6 homolog (mouse)-like, NEUROG2 <text:s/>- <text:s/>neurogenin 2, TGFB1I1 <text:s/>- <text:s/>transforming growth factor beta 1 induced transcript 1, RBM4 <text:s/>- <text:s/>rna binding motif protein 4, TRIM45 <text:s/>- <text:s/>tripartite motif containing 45, NUP93 <text:s/>- <text:s/>nucleoporin 93kda, ARID4A <text:s/>- <text:s/>at rich interactive domain 4a (rbp1-like), SIX2 <text:s/>- <text:s/>six homeobox 2, NEB <text:s/>- <text:s/>nebulin, DDX4 <text:s/>- <text:s/>dead (asp-glu-ala-asp) box polypeptide 4, RBP4 <text:s/>- <text:s/>retinol binding protein 4, plasma, B9D1 <text:s/>- <text:s/>b9 protein domain 1, ARHGAP12 <text:s/>- <text:s/>rho gtpase activating protein 12, CUL3 <text:s/>- <text:s/>cullin 3, THBS1 <text:s/>- <text:s/>thrombospondin 1, NUDC <text:s/>- <text:s/>nudc nuclear distribution protein, CKB <text:s/>- <text:s/>creatine kinase, brain, KLF10 <text:s/>- <text:s/>kruppel-like factor 10, THY1 <text:s/>- <text:s/>thy-1 cell surface antigen, PCDH18 <text:s/>- <text:s/>protocadherin 18, TBCB <text:s/>- <text:s/>tubulin folding cofacto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165</text:p>
          </table:table-cell>
          <table:table-cell office:value-type="string" calcext:value-type="string">
            <text:p>cell fate commitmen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FGFR2 <text:s/>- <text:s/>fibroblast growth factor receptor 2, HES5 <text:s/>- <text:s/>hairy and enhancer of split 5 (drosophila), OLIG2 <text:s/>- <text:s/>oligodendrocyte lineage transcription factor 2, PAX6 <text:s/>- <text:s/>paired box 6, DLX1 <text:s/>- <text:s/>distal-less homeobox 1, SHH <text:s/>- <text:s/>sonic hedgehog, DLX2 <text:s/>- <text:s/>distal-less homeobox 2, STAT3 <text:s/>- <text:s/>signal transducer and activator of transcription 3 (acute-phase response factor), WNT10A <text:s/>- <text:s/>wingless-type mmtv integration site family, member 10a, ACVR1 <text:s/>- <text:s/>activin a receptor, type i, WNT8B <text:s/>- <text:s/>wingless-type mmtv integration site family, member 8b, EPAS1 <text:s/>- <text:s/>endothelial pas domain protein 1, ETS2 <text:s/>- <text:s/>v-ets avian erythroblastosis virus e26 oncogene homolog 2, OLIG1 <text:s/>- <text:s/>oligodendrocyte transcription factor 1, NEUROG1 <text:s/>- <text:s/>neurogenin 1, HEY2 <text:s/>- <text:s/>hairy/enhancer-of-split related with yrpw motif 2, RARA <text:s/>- <text:s/>retinoic acid receptor, alpha, PPARG <text:s/>- <text:s/>peroxisome proliferator-activated receptor gamma, FOXN4 <text:s/>- <text:s/>forkhead box n4, SFRP1 <text:s/>- <text:s/>secreted frizzled-related protein 1, IL4 <text:s/>- <text:s/>interleukin 4, TBX19 <text:s/>- <text:s/>t-box 19, SMAD2 <text:s/>- <text:s/>smad family member 2, TGFB1I1 <text:s/>- <text:s/>transforming growth factor beta 1 induced transcript 1, SPRY2 <text:s/>- <text:s/>sprouty homolog 2 (drosophila), SOX9 <text:s/>- <text:s/>sry (sex determining region y)-box 9, PTF1A <text:s/>- <text:s/>pancreas specific transcription factor, 1a, ONECUT2 <text:s/>- <text:s/>one cut homeobox 2, WNT3 <text:s/>- <text:s/>wingless-type mmtv integration site family, member 3, WNT6 <text:s/>- <text:s/>wingless-type mmtv integration site family, member 6, ARX <text:s/>- <text:s/>aristaless related homeobox, PAF1 <text:s/>- <text:s/>paf1, rna polymerase ii associated factor, homolog (s. cerevisiae)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pattern specification process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136" calcext:value-type="float">
            <text:p>0.0136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305" calcext:value-type="float">
            <text:p>305</text:p>
          </table:table-cell>
          <table:table-cell office:value-type="float" office:value="2003" calcext:value-type="float">
            <text:p>20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HES5 <text:s/>- <text:s/>hairy and enhancer of split 5 (drosophila), LHX1 <text:s/>- <text:s/>lim homeobox 1, EMX1 <text:s/>- <text:s/>empty spiracles homeobox 1, PAX1 <text:s/>- <text:s/>paired box 1, T <text:s/>- <text:s/>t, brachyury homolog (mouse), MID1 <text:s/>- <text:s/>midline 1 (opitz/bbb syndrome), WNT8B <text:s/>- <text:s/>wingless-type mmtv integration site family, member 8b, PBX1 <text:s/>- <text:s/>pre-b-cell leukemia homeobox 1, ATP6AP2 <text:s/>- <text:s/>atpase, h+ transporting, lysosomal accessory protein 2, LFNG <text:s/>- <text:s/>lfng o-fucosylpeptide 3-beta-n-acetylglucosaminyltransferase, ARC <text:s/>- <text:s/>activity-regulated cytoskeleton-associated protein, EMX2 <text:s/>- <text:s/>empty spiracles homeobox 2, FOXC1 <text:s/>- <text:s/>forkhead box c1, INTU <text:s/>- <text:s/>inturned planar cell polarity protein, CCDC151 <text:s/>- <text:s/>coiled-coil domain containing 151, GPC3 <text:s/>- <text:s/>glypican 3, DPCD <text:s/>- <text:s/>deleted in primary ciliary dyskinesia homolog (mouse), DUSP6 <text:s/>- <text:s/>dual specificity phosphatase 6, SYNGAP1 <text:s/>- <text:s/>synaptic ras gtpase activating protein 1, WNT3 <text:s/>- <text:s/>wingless-type mmtv integration site family, member 3, GRHL3 <text:s/>- <text:s/>grainyhead-like 3 (drosophila), FOXG1 <text:s/>- <text:s/>forkhead box g1, WNT6 <text:s/>- <text:s/>wingless-type mmtv integration site family, member 6, KDM6A <text:s/>- <text:s/>lysine (k)-specific demethylase 6a, IFT140 <text:s/>- <text:s/>intraflagellar transport 140 homolog (chlamydomonas), HOXD3 <text:s/>- <text:s/>homeobox d3, NKX3-1 <text:s/>- <text:s/>nk3 homeobox 1, FKBP8 <text:s/>- <text:s/>fk506 binding protein 8, 38kda, MSX1 <text:s/>- <text:s/>msh homeobox 1, MSX2 <text:s/>- <text:s/>msh homeobox 2, STC1 <text:s/>- <text:s/>stanniocalcin 1, LDB1 <text:s/>- <text:s/>lim domain binding 1, BICC1 <text:s/>- <text:s/>bicaudal c homolog 1 (drosophila), HOXC6 <text:s/>- <text:s/>homeobox c6, AURKA <text:s/>- <text:s/>aurora kinase a, HOXC9 <text:s/>- <text:s/>homeobox c9, FGFR2 <text:s/>- <text:s/>fibroblast growth factor receptor 2, PITX2 <text:s/>- <text:s/>paired-like homeodomain 2, NKX3-2 <text:s/>- <text:s/>nk3 homeobox 2, CRKL <text:s/>- <text:s/>v-crk avian sarcoma virus ct10 oncogene homolog-like, HOXB4 <text:s/>- <text:s/>homeobox b4, SHH <text:s/>- <text:s/>sonic hedgehog, DLX1 <text:s/>- <text:s/>distal-less homeobox 1, PAX8 <text:s/>- <text:s/>paired box 8, DLX2 <text:s/>- <text:s/>distal-less homeobox 2, GDF11 <text:s/>- <text:s/>growth differentiation factor 11, ISL1 <text:s/>- <text:s/>isl lim homeobox 1, LRP6 <text:s/>- <text:s/>low density lipoprotein receptor-related protein 6, HOXC4 <text:s/>- <text:s/>homeobox c4, ACVR1 <text:s/>- <text:s/>activin a receptor, type i, BTG2 <text:s/>- <text:s/>btg family, member 2, TULP3 <text:s/>- <text:s/>tubby like protein 3, EOMES <text:s/>- <text:s/>eomesodermin, STIL <text:s/>- <text:s/>scl/tal1 interrupting locus, NEUROG1 <text:s/>- <text:s/>neurogenin 1, HEY2 <text:s/>- <text:s/>hairy/enhancer-of-split related with yrpw motif 2, SIX1 <text:s/>- <text:s/>six homeobox 1, HOXA6 <text:s/>- <text:s/>homeobox a6, FOXB1 <text:s/>- <text:s/>forkhead box b1, SFRP1 <text:s/>- <text:s/>secreted frizzled-related protein 1, ZIC1 <text:s/>- <text:s/>zic family member 1, SSBP3 <text:s/>- <text:s/>single stranded dna binding protein 3, SMAD2 <text:s/>- <text:s/>smad family member 2, ZIC3 <text:s/>- <text:s/>zic family member 3, SIX2 <text:s/>- <text:s/>six homeobox 2, GAS8 <text:s/>- <text:s/>growth arrest-specific 8, ERBB4 <text:s/>- <text:s/>v-erb-b2 avian erythroblastic leukemia viral oncogene homolog 4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143" calcext:value-type="float">
            <text:p>0.0143</text:p>
          </table:table-cell>
          <table:table-cell office:value-type="float" office:value="1.04" calcext:value-type="float">
            <text:p>1.04</text:p>
          </table:table-cell>
          <table:table-cell office:value-type="float" office:value="13954" calcext:value-type="float">
            <text:p>13954</text:p>
          </table:table-cell>
          <table:table-cell office:value-type="float" office:value="11067" calcext:value-type="float">
            <text:p>11067</text:p>
          </table:table-cell>
          <table:table-cell office:value-type="float" office:value="2003" calcext:value-type="float">
            <text:p>200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[MED29 <text:s/>- <text:s/>mediator complex subunit 29, PMS2 <text:s/>- <text:s/>pms2 postmeiotic segregation increased 2 (s. cerevisiae), AP3M2 <text:s/>- <text:s/>adaptor-related protein complex 3, mu 2 subunit, HNRNPA0 <text:s/>- <text:s/>heterogeneous nuclear ribonucleoprotein a0, PNN <text:s/>- <text:s/>pinin, desmosome associated protein, LRRC16A <text:s/>- <text:s/>leucine rich repeat containing 16a, ABAT <text:s/>- <text:s/>4-aminobutyrate aminotransferase, CATSPER2 <text:s/>- <text:s/>cation channel, sperm associated 2, SEPT4 <text:s/>- <text:s/>septin 4, OS9 <text:s/>- <text:s/>osteosarcoma amplified 9, endoplasmic reticulum lectin, SERINC3 <text:s/>- <text:s/>serine incorporator 3, PNRC1 <text:s/>- <text:s/>proline-rich nuclear receptor coactivator 1, CDC42BPG <text:s/>- <text:s/>cdc42 binding protein kinase gamma (dmpk-like), ACACA <text:s/>- <text:s/>acetyl-coa carboxylase alpha, YWHAQ <text:s/>- <text:s/>tyrosine 3-monooxygenase/tryptophan 5-monooxygenase activation protein, theta polypeptide, KIF27 <text:s/>- <text:s/>kinesin family member 27, ASIC2 <text:s/>- <text:s/>acid-sensing (proton-gated) ion channel 2, C18orf32 <text:s/>- <text:s/>chromosome 18 open reading frame 32, SLC39A4 <text:s/>- <text:s/>solute carrier family 39 (zinc transporter), member 4, ACAT1 <text:s/>- <text:s/>acetyl-coa acetyltransferase 1, PLK1 <text:s/>- <text:s/>polo-like kinase 1, ACAT2 <text:s/>- <text:s/>acetyl-coa acetyltransferase 2, BRD8 <text:s/>- <text:s/>bromodomain containing 8, PLP1 <text:s/>- <text:s/>proteolipid protein 1, TMC1 <text:s/>- <text:s/>transmembrane channel-like 1, GADD45G <text:s/>- <text:s/>growth arrest and dna-damage-inducible, gamma, ACR <text:s/>- <text:s/>acrosin, DEPDC1 <text:s/>- <text:s/>dep domain containing 1, ACO2 <text:s/>- <text:s/>aconitase 2, mitochondrial, MMAB <text:s/>- <text:s/>methylmalonic aciduria (cobalamin deficiency) cblb type, KIF16B <text:s/>- <text:s/>kinesin family member 16b, DOCK10 <text:s/>- <text:s/>dedicator of cytokinesis 10, CTSA <text:s/>- <text:s/>cathepsin a, NUS1 <text:s/>- <text:s/>nuclear undecaprenyl pyrophosphate synthase 1 homolog (s. cerevisiae), TSPAN9 <text:s/>- <text:s/>tetraspanin 9, USP20 <text:s/>- <text:s/>ubiquitin specific peptidase 20, PPM1A <text:s/>- <text:s/>protein phosphatase, mg2+/mn2+ dependent, 1a, PPM1B <text:s/>- <text:s/>protein phosphatase, mg2+/mn2+ dependent, 1b, MOGAT1 <text:s/>- <text:s/>monoacylglycerol o-acyltransferase 1, ACVR1 <text:s/>- <text:s/>activin a receptor, type i, POU3F4 <text:s/>- <text:s/>pou class 3 homeobox 4, WDR3 <text:s/>- <text:s/>wd repeat domain 3, POU3F3 <text:s/>- <text:s/>pou class 3 homeobox 3, ACYP1 <text:s/>- <text:s/>acylphosphatase 1, erythrocyte (common) type, MRPS30 <text:s/>- <text:s/>mitochondrial ribosomal protein s30, OLIG1 <text:s/>- <text:s/>oligodendrocyte transcription factor 1, PPARA <text:s/>- <text:s/>peroxisome proliferator-activated receptor alpha, PPARG <text:s/>- <text:s/>peroxisome proliferator-activated receptor gamma, PPARD <text:s/>- <text:s/>peroxisome proliferator-activated receptor delta, POLRMT <text:s/>- <text:s/>polymerase (rna) mitochondrial (dna directed), ADD3 <text:s/>- <text:s/>adducin 3 (gamma), ADCYAP1R1 <text:s/>- <text:s/>adenylate cyclase activating polypeptide 1 (pituitary) receptor type i, POLR2I <text:s/>- <text:s/>polymerase (rna) ii (dna directed) polypeptide i, 14.5kda, FEM1A <text:s/>- <text:s/>fem-1 homolog a (c. elegans), ADCYAP1 <text:s/>- <text:s/>adenylate cyclase activating polypeptide 1 (pituitary), POU3F1 <text:s/>- <text:s/>pou class 3 homeobox 1, POU3F2 <text:s/>- <text:s/>pou class 3 homeobox 2, ENOSF1 <text:s/>- <text:s/>enolase superfamily member 1, ZNF275 <text:s/>- <text:s/>zinc finger protein 275, POU2F2 <text:s/>- <text:s/>pou class 2 homeobox 2, ALDH1L1 <text:s/>- <text:s/>aldehyde dehydrogenase 1 family, member l1, POLG <text:s/>- <text:s/>polymerase (dna directed), gamma, SRCAP <text:s/>- <text:s/>snf2-related crebbp activator protein, HES6 <text:s/>- <text:s/>hairy and enhancer of split 6 (drosophila), POLA1 <text:s/>- <text:s/>polymerase (dna directed), alpha 1, catalytic subunit, CHST12 <text:s/>- <text:s/>carbohydrate (chondroitin 4) sulfotransferase 12, DHTKD1 <text:s/>- <text:s/>dehydrogenase e1 and transketolase domain containing 1, HNRNPUL1 <text:s/>- <text:s/>heterogeneous nuclear ribonucleoprotein u-like 1, AP2A1 <text:s/>- <text:s/>adaptor-related protein complex 2, alpha 1 subunit, PRKACA <text:s/>- <text:s/>protein kinase, camp-dependent, catalytic, alpha, PRDM5 <text:s/>- <text:s/>pr domain containing 5, ATG4A <text:s/>- <text:s/>autophagy related 4a, cysteine peptidase, CCAR1 <text:s/>- <text:s/>cell division cycle and apoptosis regulator 1, PRIM1 <text:s/>- <text:s/>primase, dna, polypeptide 1 (49kda), VPS35 <text:s/>- <text:s/>vacuolar protein sorting 35 homolog (s. cerevisiae), PRCP <text:s/>- <text:s/>prolylcarboxypeptidase (angiotensinase c), ARHGAP33 <text:s/>- <text:s/>rho gtpase activating protein 33, CHFR <text:s/>- <text:s/>checkpoint with forkhead and ring finger domains, e3 ubiquitin protein ligase, HIBADH <text:s/>- <text:s/>3-hydroxyisobutyrate dehydrogenase, LRRC18 <text:s/>- <text:s/>leucine rich repeat containing 18, N4BP2 <text:s/>- <text:s/>nedd4 binding protein 2, ATF7IP <text:s/>- <text:s/>activating transcription factor 7 interacting protein, ZNF689 <text:s/>- <text:s/>zinc finger protein 689, BTN3A2 <text:s/>- <text:s/>butyrophilin, subfamily 3, member a2, ZFP64 <text:s/>- <text:s/>zfp64 zinc finger protein, PPP2R5D <text:s/>- <text:s/>protein phosphatase 2, regulatory subunit b', delta, PPP2R5C <text:s/>- <text:s/>protein phosphatase 2, regulatory subunit b', gamma, SOX30 <text:s/>- <text:s/>sry (sex determining region y)-box 30, DEPDC1B <text:s/>- <text:s/>dep domain containing 1b, CCDC151 <text:s/>- <text:s/>coiled-coil domain containing 151, UBE2C <text:s/>- <text:s/>ubiquitin-conjugating enzyme e2c, PPP2R1A <text:s/>- <text:s/>protein phosphatase 2, regulatory subunit a, alpha, TXLNG <text:s/>- <text:s/>taxilin gamma, PPP2R2B <text:s/>- <text:s/>protein phosphatase 2, regulatory subunit b, beta, DDX52 <text:s/>- <text:s/>dead (asp-glu-ala-asp) box polypeptide 52, FGD6 <text:s/>- <text:s/>fyve, rhogef and ph domain containing 6, PPP1R7 <text:s/>- <text:s/>protein phosphatase 1, regulatory subunit 7, ZNF526 <text:s/>- <text:s/>zinc finger protein 526, PRR11 <text:s/>- <text:s/>proline rich 11, ABCD2 <text:s/>- <text:s/>atp-binding cassette, sub-family d (ald), member 2, RMI2 <text:s/>- <text:s/>recq mediated genome instability 2, ALDH1A1 <text:s/>- <text:s/>aldehyde dehydrogenase 1 family, member a1, RNF165 <text:s/>- <text:s/>ring finger protein 165, TDRKH <text:s/>- <text:s/>tudor and kh domain containing, IWS1 <text:s/>- <text:s/>iws1 homolog (s. cerevisiae), PRODH <text:s/>- <text:s/>proline dehydrogenase (oxidase) 1, FMNL2 <text:s/>- <text:s/>formin-like 2, IFT27 <text:s/>- <text:s/>intraflagellar transport 27 homolog (chlamydomonas), SLC25A25 <text:s/>- <text:s/>solute carrier family 25 (mitochondrial carrier; phosphate carrier), member 25, ALDOB <text:s/>- <text:s/>aldolase b, fructose-bisphosphate, ATF7 <text:s/>- <text:s/>activating transcription factor 7, ZNF416 <text:s/>- <text:s/>zinc finger protein 416, AMD1 <text:s/>- <text:s/>adenosylmethionine decarboxylase 1, MID2 <text:s/>- <text:s/>midline 2, MAP2K6 <text:s/>- <text:s/>mitogen-activated protein kinase kinase 6, MAP2K1 <text:s/>- <text:s/>mitogen-activated protein kinase kinase 1, NHP2 <text:s/>- <text:s/>nhp2 ribonucleoprotein, DSTN <text:s/>- <text:s/>destrin (actin depolymerizing factor), ASF1B <text:s/>- <text:s/>anti-silencing function 1b histone chaperone, TRIM59 <text:s/>- <text:s/>tripartite motif containing 59, METAP2 <text:s/>- <text:s/>methionyl aminopeptidase 2, MAPK7 <text:s/>- <text:s/>mitogen-activated protein kinase 7, FAM178A <text:s/>- <text:s/>family with sequence similarity 178, member a, CISD2 <text:s/>- <text:s/>cdgsh iron sulfur domain 2, MAPRE2 <text:s/>- <text:s/>microtubule-associated protein, rp/eb family, member 2, OSBPL9 <text:s/>- <text:s/>oxysterol binding protein-like 9, PRKCZ <text:s/>- <text:s/>protein kinase c, zeta, PRKCSH <text:s/>- <text:s/>protein kinase c substrate 80k-h, OSBPL6 <text:s/>- <text:s/>oxysterol binding protein-like 6, CCDC88A <text:s/>- <text:s/>coiled-coil domain containing 88a, SLC26A9 <text:s/>- <text:s/>solute carrier family 26 (anion exchanger), member 9, VASN <text:s/>- <text:s/>vasorin, SLC25A6 <text:s/>- <text:s/>solute carrier family 25 (mitochondrial carrier; adenine nucleotide translocator), member 6, SLC25A4 <text:s/>- <text:s/>solute carrier family 25 (mitochondrial carrier; adenine nucleotide translocator), member 4, PRKAR1A <text:s/>- <text:s/>protein kinase, camp-dependent, regulatory, type i, alpha, ANK3 <text:s/>- <text:s/>ankyrin 3, node of ranvier (ankyrin g), RBMXL1 <text:s/>- <text:s/>rna binding motif protein, x-linked-like 1, RBM23 <text:s/>- <text:s/>rna binding motif protein 23, PAX1 <text:s/>- <text:s/>paired box 1, ATXN2L <text:s/>- <text:s/>ataxin 2-like, PAX6 <text:s/>- <text:s/>paired box 6, RFWD3 <text:s/>- <text:s/>ring finger and wd repeat domain 3, PAX3 <text:s/>- <text:s/>paired box 3, APLP1 <text:s/>- <text:s/>amyloid beta (a4) precursor-like protein 1, GPR139 <text:s/>- <text:s/>g protein-coupled receptor 139, CEP55 <text:s/>- <text:s/>centrosomal protein 55kda, TMEM33 <text:s/>- <text:s/>transmembrane protein 33, PBX1 <text:s/>- <text:s/>pre-b-cell leukemia homeobox 1, WHAMM <text:s/>- <text:s/>was protein homolog associated with actin, golgi membranes and microtubules, HYKK <text:s/>- <text:s/>hydroxylysine kinase, FOPNL <text:s/>- <text:s/>fgfr1op n-terminal like, NUDT2 <text:s/>- <text:s/>nudix (nucleoside diphosphate linked moiety x)-type motif 2, SEC61A2 <text:s/>- <text:s/>sec61 alpha 2 subunit (s. cerevisiae), RNF220 <text:s/>- <text:s/>ring finger protein 220, CHP1 <text:s/>- <text:s/>calcineurin-like ef-hand protein 1, P2RY6 <text:s/>- <text:s/>pyrimidinergic receptor p2y, g-protein coupled, 6, P4HB <text:s/>- <text:s/>prolyl 4-hydroxylase, beta polypeptide, PEBP1 <text:s/>- <text:s/>phosphatidylethanolamine binding protein 1, HEXIM2 <text:s/>- <text:s/>hexamethylene bis-acetamide inducible 2, CNTD1 <text:s/>- <text:s/>cyclin n-terminal domain containing 1, CHEK2 <text:s/>- <text:s/>checkpoint kinase 2, GOLPH3L <text:s/>- <text:s/>golgi phosphoprotein 3-like, EARS2 <text:s/>- <text:s/>glutamyl-trna synthetase 2, mitochondrial, SCAI <text:s/>- <text:s/>suppressor of cancer cell invasion, PAK3 <text:s/>- <text:s/>p21 protein (cdc42/rac)-activated kinase 3, DUSP10 <text:s/>- <text:s/>dual specificity phosphatase 10, ARNTL <text:s/>- <text:s/>aryl hydrocarbon receptor nuclear translocator-like, PDE1B <text:s/>- <text:s/>phosphodiesterase 1b, calmodulin-dependent, RNF31 <text:s/>- <text:s/>ring finger protein 31, PDE7A <text:s/>- <text:s/>phosphodiesterase 7a, PDGFRB <text:s/>- <text:s/>platelet-derived growth factor receptor, beta polypeptide, UACA <text:s/>- <text:s/>uveal autoantigen with coiled-coil domains and ankyrin repeats, RHOB <text:s/>- <text:s/>ras homolog family member b, PDK3 <text:s/>- <text:s/>pyruvate dehydrogenase kinase, isozyme 3, PDK2 <text:s/>- <text:s/>pyruvate dehydrogenase kinase, isozyme 2, PEG3 <text:s/>- <text:s/>paternally expressed 3, PCNT <text:s/>- <text:s/>pericentrin, PCNA <text:s/>- <text:s/>proliferating cell nuclear antigen, LSM6 <text:s/>- <text:s/>lsm6 homolog, u6 small nuclear rna associated (s. cerevisiae), PCK2 <text:s/>- <text:s/>phosphoenolpyruvate carboxykinase 2 (mitochondrial), ISCA2 <text:s/>- <text:s/>iron-sulfur cluster assembly 2, FICD <text:s/>- <text:s/>fic domain containing, PCSK2 <text:s/>- <text:s/>proprotein convertase subtilisin/kexin type 2, C14orf1 <text:s/>- <text:s/>chromosome 14 open reading frame 1, PRPF38B <text:s/>- <text:s/>prp38 pre-mrna processing factor 38 (yeast) domain containing b, TRIM68 <text:s/>- <text:s/>tripartite motif containing 68, PLA2G16 <text:s/>- <text:s/>phospholipase a2, group xvi, PDE4D <text:s/>- <text:s/>phosphodiesterase 4d, camp-specific, ANKZF1 <text:s/>- <text:s/>ankyrin repeat and zinc finger domain containing 1, KAT7 <text:s/>- <text:s/>k(lysine) acetyltransferase 7, PGK2 <text:s/>- <text:s/>phosphoglycerate kinase 2, ATP2A1 <text:s/>- <text:s/>atpase, ca++ transporting, cardiac muscle, fast twitch 1, PGM3 <text:s/>- <text:s/>phosphoglucomutase 3, ATP2A2 <text:s/>- <text:s/>atpase, ca++ transporting, cardiac muscle, slow twitch 2, ZNF444 <text:s/>- <text:s/>zinc finger protein 444, ATP1A3 <text:s/>- <text:s/>atpase, na+/k+ transporting, alpha 3 polypeptide, CDK14 <text:s/>- <text:s/>cyclin-dependent kinase 14, BAHD1 <text:s/>- <text:s/>bromo adjacent homology domain containing 1, PGC <text:s/>- <text:s/>progastricsin (pepsinogen c), ATP1B1 <text:s/>- <text:s/>atpase, na+/k+ transporting, beta 1 polypeptide, AGPAT5 <text:s/>- <text:s/>1-acylglycerol-3-phosphate o-acyltransferase 5, MORC2 <text:s/>- <text:s/>morc family cw-type zinc finger 2, PHF1 <text:s/>- <text:s/>phd finger protein 1, ATF4 <text:s/>- <text:s/>activating transcription factor 4, ATOH1 <text:s/>- <text:s/>atonal homolog 1 (drosophila), RERE <text:s/>- <text:s/>arginine-glutamic acid dipeptide (re) repeats, SEC31A <text:s/>- <text:s/>sec31 homolog a (s. cerevisiae), PHEX <text:s/>- <text:s/>phosphate regulating endopeptidase homolog, x-linked, MLXIP <text:s/>- <text:s/>mlx interacting protein, ENPP4 <text:s/>- <text:s/>ectonucleotide pyrophosphatase/phosphodiesterase 4 (putative), ATP6V1E1 <text:s/>- <text:s/>atpase, h+ transporting, lysosomal 31kda, v1 subunit e1, SPPL3 <text:s/>- <text:s/>signal peptide peptidase like 3, PEX7 <text:s/>- <text:s/>peroxisomal biogenesis factor 7, FOXN4 <text:s/>- <text:s/>forkhead box n4, STRBP <text:s/>- <text:s/>spermatid perinuclear rna binding protein, ADNP2 <text:s/>- <text:s/>adnp homeobox 2, FBXL8 <text:s/>- <text:s/>f-box and leucine-rich repeat protein 8, PER1 <text:s/>- <text:s/>period circadian clock 1, ANO4 <text:s/>- <text:s/>anoctamin 4, ATP5E <text:s/>- <text:s/>atp synthase, h+ transporting, mitochondrial f1 complex, epsilon subunit, PI4K2A <text:s/>- <text:s/>phosphatidylinositol 4-kinase type 2 alpha, ATP5G1 <text:s/>- <text:s/>atp synthase, h+ transporting, mitochondrial fo complex, subunit c1 (subunit 9), ATP2B4 <text:s/>- <text:s/>atpase, ca++ transporting, plasma membrane 4, ALDH7A1 <text:s/>- <text:s/>aldehyde dehydrogenase 7 family, member a1, PITX2 <text:s/>- <text:s/>paired-like homeodomain 2, NKX3-2 <text:s/>- <text:s/>nk3 homeobox 2, PITX3 <text:s/>- <text:s/>paired-like homeodomain 3, MOB1A <text:s/>- <text:s/>mob kinase activator 1a, BAI2 <text:s/>- <text:s/>brain-specific angiogenesis inhibitor 2, GSTO2 <text:s/>- <text:s/>glutathione s-transferase omega 2, PIK3R1 <text:s/>- <text:s/>phosphoinositide-3-kinase, regulatory subunit 1 (alpha), B2M <text:s/>- <text:s/>beta-2-microglobulin, TYW1 <text:s/>- <text:s/>trna-yw synthesizing protein 1 homolog (s. cerevisiae), COG2 <text:s/>- <text:s/>component of oligomeric golgi complex 2, NID2 <text:s/>- <text:s/>nidogen 2 (osteonidogen), RABL3 <text:s/>- <text:s/>rab, member of ras oncogene family-like 3, DBX1 <text:s/>- <text:s/>developing brain homeobox 1, CYP2R1 <text:s/>- <text:s/>cytochrome p450, family 2, subfamily r, polypeptide 1, SUMF1 <text:s/>- <text:s/>sulfatase modifying factor 1, RPUSD3 <text:s/>- <text:s/>rna pseudouridylate synthase domain containing 3, PPP6R3 <text:s/>- <text:s/>protein phosphatase 6, regulatory subunit 3, SLX1A <text:s/>- <text:s/>slx1 structure-specific endonuclease subunit homolog a (s. cerevisiae), BCL2L1 <text:s/>- <text:s/>bcl2-like 1, SLC9C1 <text:s/>- <text:s/>solute carrier family 9, subfamily c (na+-transporting carboxylic acid decarboxylase), member 1, CCND1 <text:s/>- <text:s/>cyclin d1, BCKDHB <text:s/>- <text:s/>branched chain keto acid dehydrogenase e1, beta polypeptide, BCAT2 <text:s/>- <text:s/>branched chain amino-acid transaminase 2, mitochondrial, QRSL1 <text:s/>- <text:s/>glutaminyl-trna synthase (glutamine-hydrolyzing)-like 1, RGS19 <text:s/>- <text:s/>regulator of g-protein signaling 19, BNIP3 <text:s/>- <text:s/>bcl2/adenovirus e1b 19kda interacting protein 3, BNIP3L <text:s/>- <text:s/>bcl2/adenovirus e1b 19kda interacting protein 3-like, BNIP2 <text:s/>- <text:s/>bcl2/adenovirus e1b 19kda interacting protein 2, CASZ1 <text:s/>- <text:s/>castor zinc finger 1, MAEA <text:s/>- <text:s/>macrophage erythroblast attacher, APC2 <text:s/>- <text:s/>adenomatosis polyposis coli 2, RFX2 <text:s/>- <text:s/>regulatory factor x, 2 (influences hla class ii expression), WHSC1L1 <text:s/>- <text:s/>wolf-hirschhorn syndrome candidate 1-like 1, RFX1 <text:s/>- <text:s/>regulatory factor x, 1 (influences hla class ii expression), SPEG <text:s/>- <text:s/>speg complex locus, RECQL <text:s/>- <text:s/>recq protein-like (dna helicase q1-like), ZFP36L2 <text:s/>- <text:s/>zfp36 ring finger protein-like 2, KLF9 <text:s/>- <text:s/>kruppel-like factor 9, BFSP1 <text:s/>- <text:s/>beaded filament structural protein 1, filensin, RLN1 <text:s/>- <text:s/>relaxin 1, BDNF <text:s/>- <text:s/>brain-derived neurotrophic factor, BLM <text:s/>- <text:s/>bloom syndrome, recq helicase-like, HIST3H2BB <text:s/>- <text:s/>histone cluster 3, h2bb, LOC344967 <text:s/>- <text:s/>acyl-coa thioesterase 7 pseudogene, BLVRA <text:s/>- <text:s/>biliverdin reductase a, ANKRD49 <text:s/>- <text:s/>ankyrin repeat domain 49, RGS16 <text:s/>- <text:s/>regulator of g-protein signaling 16, TRDN <text:s/>- <text:s/>triadin, BMP6 <text:s/>- <text:s/>bone morphogenetic protein 6, ABCA7 <text:s/>- <text:s/>atp-binding cassette, sub-family a (abc1), member 7, NDE1 <text:s/>- <text:s/>nude neurodevelopment protein 1, OLIG2 <text:s/>- <text:s/>oligodendrocyte lineage transcription factor 2, MYRF <text:s/>- <text:s/>myelin regulatory factor, TRIB1 <text:s/>- <text:s/>tribbles homolog 1 (drosophila), FMNL1 <text:s/>- <text:s/>formin-like 1, GDF11 <text:s/>- <text:s/>growth differentiation factor 11, C21orf2 <text:s/>- <text:s/>chromosome 21 open reading frame 2, STX6 <text:s/>- <text:s/>syntaxin 6, CA7 <text:s/>- <text:s/>carbonic anhydrase vii, RNF4 <text:s/>- <text:s/>ring finger protein 4, DCAF7 <text:s/>- <text:s/>ddb1 and cul4 associated factor 7, HNRNPR <text:s/>- <text:s/>heterogeneous nuclear ribonucleoprotein r, CACNA1B <text:s/>- <text:s/>calcium channel, voltage-dependent, n type, alpha 1b subunit, QPCTL <text:s/>- <text:s/>glutaminyl-peptide cyclotransferase-like, BUB1 <text:s/>- <text:s/>bub1 mitotic checkpoint serine/threonine kinase, SLC17A2 <text:s/>- <text:s/>solute carrier family 17, member 2, RORB <text:s/>- <text:s/>rar-related orphan receptor b, RORC <text:s/>- <text:s/>rar-related orphan receptor c, SRRM1 <text:s/>- <text:s/>serine/arginine repetitive matrix 1, SPRY3 <text:s/>- <text:s/>sprouty homolog 3 (drosophila), SPRY2 <text:s/>- <text:s/>sprouty homolog 2 (drosophila), KCTD9 <text:s/>- <text:s/>potassium channel tetramerization domain containing 9, MBTD1 <text:s/>- <text:s/>mbt domain containing 1, KCNT2 <text:s/>- <text:s/>potassium channel, subfamily t, member 2, AKAP8 <text:s/>- <text:s/>a kinase (prka) anchor protein 8, BARHL2 <text:s/>- <text:s/>barh-like homeobox 2, NET1 <text:s/>- <text:s/>neuroepithelial cell transforming 1, PCSK4 <text:s/>- <text:s/>proprotein convertase subtilisin/kexin type 4, SIGMAR1 <text:s/>- <text:s/>sigma non-opioid intracellular receptor 1, CAPZA2 <text:s/>- <text:s/>capping protein (actin filament) muscle z-line, alpha 2, TOMM40 <text:s/>- <text:s/>translocase of outer mitochondrial membrane 40 homolog (yeast), NOL8 <text:s/>- <text:s/>nucleolar protein 8, FKBP14 <text:s/>- <text:s/>fk506 binding protein 14, 22 kda, CASP9 <text:s/>- <text:s/>caspase 9, apoptosis-related cysteine peptidase, CASP2 <text:s/>- <text:s/>caspase 2, apoptosis-related cysteine peptidase, TACC3 <text:s/>- <text:s/>transforming, acidic coiled-coil containing protein 3, B3GALT6 <text:s/>- <text:s/>udp-gal:betagal beta 1,3-galactosyltransferase polypeptide 6, RPA2 <text:s/>- <text:s/>replication protein a2, 32kda, CAPZB <text:s/>- <text:s/>capping protein (actin filament) muscle z-line, beta, RPN2 <text:s/>- <text:s/>ribophorin ii, HOXB13 <text:s/>- <text:s/>homeobox b13, RPLP1 <text:s/>- <text:s/>ribosomal protein, large, p1, MRPS12 <text:s/>- <text:s/>mitochondrial ribosomal protein s12, SLC25A17 <text:s/>- <text:s/>solute carrier family 25 (mitochondrial carrier; peroxisomal membrane protein, 34kda), member 17, CACNA1E <text:s/>- <text:s/>calcium channel, voltage-dependent, r type, alpha 1e subunit, LAMTOR1 <text:s/>- <text:s/>late endosomal/lysosomal adaptor, mapk and mtor activator 1, RPLP0 <text:s/>- <text:s/>ribosomal protein, large, p0, SEMA4F <text:s/>- <text:s/>sema domain, immunoglobulin domain (ig), transmembrane domain (tm) and short cytoplasmic domain, (semaphorin) 4f, NCOA2 <text:s/>- <text:s/>nuclear receptor coactivator 2, CALM3 <text:s/>- <text:s/>calmodulin 3 (phosphorylase kinase, delta), ZSCAN2 <text:s/>- <text:s/>zinc finger and scan domain containing 2, ENOX2 <text:s/>- <text:s/>ecto-nox disulfide-thiol exchanger 2, CREB3 <text:s/>- <text:s/>camp responsive element binding protein 3, CALCB <text:s/>- <text:s/>calcitonin-related polypeptide beta, SATL1 <text:s/>- <text:s/>spermidine/spermine n1-acetyl transferase-like 1, CCT6A <text:s/>- <text:s/>chaperonin containing tcp1, subunit 6a (zeta 1), RAVER1 <text:s/>- <text:s/>ribonucleoprotein, ptb-binding 1, CCNF <text:s/>- <text:s/>cyclin f, THG1L <text:s/>- <text:s/>trna-histidine guanylyltransferase 1-like (s. cerevisiae), HMG20A <text:s/>- <text:s/>high mobility group 20a, CCNG2 <text:s/>- <text:s/>cyclin g2, HMG20B <text:s/>- <text:s/>high mobility group 20b, CCNG1 <text:s/>- <text:s/>cyclin g1, RPS6KA2 <text:s/>- <text:s/>ribosomal protein s6 kinase, 90kda, polypeptide 2, TUBB4B <text:s/>- <text:s/>tubulin, beta 4b class ivb, RPS6KA1 <text:s/>- <text:s/>ribosomal protein s6 kinase, 90kda, polypeptide 1, RUNX3 <text:s/>- <text:s/>runt-related transcription factor 3, RYR2 <text:s/>- <text:s/>ryanodine receptor 2 (cardiac), ZFP3 <text:s/>- <text:s/>zfp3 zinc finger protein, SORT1 <text:s/>- <text:s/>sortilin 1, CAT <text:s/>- <text:s/>catalase, DUSP23 <text:s/>- <text:s/>dual specificity phosphatase 23, KANSL2 <text:s/>- <text:s/>kat8 regulatory nsl complex subunit 2, SARS2 <text:s/>- <text:s/>seryl-trna synthetase 2, mitochondrial, CCKAR <text:s/>- <text:s/>cholecystokinin a receptor, ARIH2 <text:s/>- <text:s/>ariadne homolog 2 (drosophila), NANOS1 <text:s/>- <text:s/>nanos homolog 1 (drosophila), CCNC <text:s/>- <text:s/>cyclin c, TMEM161A <text:s/>- <text:s/>transmembrane protein 161a, LYPLA1 <text:s/>- <text:s/>lysophospholipase i, AFMID <text:s/>- <text:s/>arylformamidase, PRMT5 <text:s/>- <text:s/>protein arginine methyltransferase 5, RRBP1 <text:s/>- <text:s/>ribosome binding protein 1, CDC6 <text:s/>- <text:s/>cell division cycle 6, CDC25A <text:s/>- <text:s/>cell division cycle 25a, CDC20 <text:s/>- <text:s/>cell division cycle 20, CDK1 <text:s/>- <text:s/>cyclin-dependent kinase 1, CDH1 <text:s/>- <text:s/>cadherin 1, type 1, e-cadherin (epithelial), STAMBP <text:s/>- <text:s/>stam binding protein, CDH3 <text:s/>- <text:s/>cadherin 3, type 1, p-cadherin (placental), CDH2 <text:s/>- <text:s/>cadherin 2, type 1, n-cadherin (neuronal), ARID3B <text:s/>- <text:s/>at rich interactive domain 3b (bright-like), CDC25B <text:s/>- <text:s/>cell division cycle 25b, ETAA1 <text:s/>- <text:s/>ewing tumor-associated antigen 1, CD74 <text:s/>- <text:s/>cd74 molecule, major histocompatibility complex, class ii invariant chain, USP16 <text:s/>- <text:s/>ubiquitin specific peptidase 16, ERRFI1 <text:s/>- <text:s/>erbb receptor feedback inhibitor 1, ENTPD1 <text:s/>- <text:s/>ectonucleoside triphosphate diphosphohydrolase 1, PSMA5 <text:s/>- <text:s/>proteasome (prosome, macropain) subunit, alpha type, 5, PSMA3 <text:s/>- <text:s/>proteasome (prosome, macropain) subunit, alpha type, 3, DMRT2 <text:s/>- <text:s/>doublesex and mab-3 related transcription factor 2, SHROOM1 <text:s/>- <text:s/>shroom family member 1, PSMD10 <text:s/>- <text:s/>proteasome (prosome, macropain) 26s subunit, non-atpase, 10, PSME2 <text:s/>- <text:s/>proteasome (prosome, macropain) activator subunit 2 (pa28 beta), PSPH <text:s/>- <text:s/>phosphoserine phosphatase, NADK2 <text:s/>- <text:s/>nad kinase 2, mitochondrial, DCTN2 <text:s/>- <text:s/>dynactin 2 (p50), PTGER4 <text:s/>- <text:s/>prostaglandin e receptor 4 (subtype ep4), ZBTB8OS <text:s/>- <text:s/>zinc finger and btb domain containing 8 opposite strand, PTH2R <text:s/>- <text:s/>parathyroid hormone 2 receptor, CEBPG <text:s/>- <text:s/>ccaat/enhancer binding protein (c/ebp), gamma, CCT7 <text:s/>- <text:s/>chaperonin containing tcp1, subunit 7 (eta), NPC2 <text:s/>- <text:s/>niemann-pick disease, type c2, CDKN3 <text:s/>- <text:s/>cyclin-dependent kinase inhibitor 3, PCBP3 <text:s/>- <text:s/>poly(rc) binding protein 3, CDKN2D <text:s/>- <text:s/>cyclin-dependent kinase inhibitor 2d (p19, inhibits cdk4), SORBS1 <text:s/>- <text:s/>sorbin and sh3 domain containing 1, PTPN1 <text:s/>- <text:s/>protein tyrosine phosphatase, non-receptor type 1, TACC2 <text:s/>- <text:s/>transforming, acidic coiled-coil containing protein 2, CDH6 <text:s/>- <text:s/>cadherin 6, type 2, k-cadherin (fetal kidney), CDH11 <text:s/>- <text:s/>cadherin 11, type 2, ob-cadherin (osteoblast), PTPN13 <text:s/>- <text:s/>protein tyrosine phosphatase, non-receptor type 13 (apo-1/cd95 (fas)-associated phosphatase), SLC19A2 <text:s/>- <text:s/>solute carrier family 19 (thiamine transporter), member 2, CDH12 <text:s/>- <text:s/>cadherin 12, type 2 (n-cadherin 2), CDH18 <text:s/>- <text:s/>cadherin 18, type 2, SLC17A3 <text:s/>- <text:s/>solute carrier family 17 (organic anion transporter), member 3, RRN3 <text:s/>- <text:s/>rrn3 rna polymerase i transcription factor homolog (s. cerevisiae), PDP1 <text:s/>- <text:s/>pyruvate dehyrogenase phosphatase catalytic subunit 1, GTPBP2 <text:s/>- <text:s/>gtp binding protein 2, OR2AG2 <text:s/>- <text:s/>olfactory receptor, family 2, subfamily ag, member 2, PYCR1 <text:s/>- <text:s/>pyrroline-5-carboxylate reductase 1, PEX2 <text:s/>- <text:s/>peroxisomal biogenesis factor 2, RAB39A <text:s/>- <text:s/>rab39a, member ras oncogene family, VSX2 <text:s/>- <text:s/>visual system homeobox 2, CHKA <text:s/>- <text:s/>choline kinase alpha, GIPC1 <text:s/>- <text:s/>gipc pdz domain containing family, member 1, FOXN3 <text:s/>- <text:s/>forkhead box n3, RAB6A <text:s/>- <text:s/>rab6a, member ras oncogene family, ARL16 <text:s/>- <text:s/>adp-ribosylation factor-like 16, RAB3A <text:s/>- <text:s/>rab3a, member ras oncogene family, WASF3 <text:s/>- <text:s/>was protein family, member 3, PAF1 <text:s/>- <text:s/>paf1, rna polymerase ii associated factor, homolog (s. cerevisiae), ARL15 <text:s/>- <text:s/>adp-ribosylation factor-like 15, ZNF513 <text:s/>- <text:s/>zinc finger protein 513, VAMP5 <text:s/>- <text:s/>vesicle-associated membrane protein 5, DDX56 <text:s/>- <text:s/>dead (asp-glu-ala-asp) box helicase 56, CCT6B <text:s/>- <text:s/>chaperonin containing tcp1, subunit 6b (zeta 2), CNPY3 <text:s/>- <text:s/>canopy fgf signaling regulator 3, MIER2 <text:s/>- <text:s/>mesoderm induction early response 1, family member 2, MRPL50 <text:s/>- <text:s/>mitochondrial ribosomal protein l50, PLEKHH2 <text:s/>- <text:s/>pleckstrin homology domain containing, family h (with myth4 domain) member 2, NLRP14 <text:s/>- <text:s/>nlr family, pyrin domain containing 14, CLTA <text:s/>- <text:s/>clathrin, light chain a, CLIC1 <text:s/>- <text:s/>chloride intracellular channel 1, CELF1 <text:s/>- <text:s/>cugbp, elav-like family member 1, KHDRBS1 <text:s/>- <text:s/>kh domain containing, rna binding, signal transduction associated 1, TAF8 <text:s/>- <text:s/>taf8 rna polymerase ii, tata box binding protein (tbp)-associated factor, 43kda, CELF2 <text:s/>- <text:s/>cugbp, elav-like family member 2, RAP2A <text:s/>- <text:s/>rap2a, member of ras oncogene family, KLF1 <text:s/>- <text:s/>kruppel-like factor 1 (erythroid), RARA <text:s/>- <text:s/>retinoic acid receptor, alpha, RBL2 <text:s/>- <text:s/>retinoblastoma-like 2 (p130), MBOAT2 <text:s/>- <text:s/>membrane bound o-acyltransferase domain containing 2, RBM4 <text:s/>- <text:s/>rna binding motif protein 4, ARID4A <text:s/>- <text:s/>at rich interactive domain 4a (rbp1-like), FAM64A <text:s/>- <text:s/>family with sequence similarity 64, member a, SIX2 <text:s/>- <text:s/>six homeobox 2, RBBP4 <text:s/>- <text:s/>retinoblastoma binding protein 4, ERCC8 <text:s/>- <text:s/>excision repair cross-complementing rodent repair deficiency, complementation group 8, DDX4 <text:s/>- <text:s/>dead (asp-glu-ala-asp) box polypeptide 4, RBP4 <text:s/>- <text:s/>retinol binding protein 4, plasma, RDH5 <text:s/>- <text:s/>retinol dehydrogenase 5 (11-cis/9-cis), CKS2 <text:s/>- <text:s/>cdc28 protein kinase regulatory subunit 2, NUDC <text:s/>- <text:s/>nudc nuclear distribution protein, CIRBP <text:s/>- <text:s/>cold inducible rna binding protein, CKB <text:s/>- <text:s/>creatine kinase, brain, SULT1A4 <text:s/>- <text:s/>sulfotransferase family, cytosolic, 1a, phenol-preferring, member 4, PCDH18 <text:s/>- <text:s/>protocadherin 18, TBCB <text:s/>- <text:s/>tubulin folding cofactor b, RHOF <text:s/>- <text:s/>ras homolog family member f (in filopodia), ZMYND8 <text:s/>- <text:s/>zinc finger, mynd-type containing 8, COX6A2 <text:s/>- <text:s/>cytochrome c oxidase subunit via polypeptide 2, NFATC2IP <text:s/>- <text:s/>nuclear factor of activated t-cells, cytoplasmic, calcineurin-dependent 2 interacting protein, CEP89 <text:s/>- <text:s/>centrosomal protein 89kda, FBXO18 <text:s/>- <text:s/>f-box protein, helicase, 18, FAM73B <text:s/>- <text:s/>family with sequence similarity 73, member b, FIZ1 <text:s/>- <text:s/>flt3-interacting zinc finger 1, SP3 <text:s/>- <text:s/>sp3 transcription factor, LTV1 <text:s/>- <text:s/>ltv1 homolog (s. cerevisiae), CDC42EP4 <text:s/>- <text:s/>cdc42 effector protein (rho gtpase binding) 4, SP1 <text:s/>- <text:s/>sp1 transcription factor, MAEL <text:s/>- <text:s/>maelstrom spermatogenic transposon silencer, CPT1A <text:s/>- <text:s/>carnitine palmitoyltransferase 1a (liver), SP2 <text:s/>- <text:s/>sp2 transcription factor, NPHP4 <text:s/>- <text:s/>nephronophthisis 4, SOX9 <text:s/>- <text:s/>sry (sex determining region y)-box 9, SOX4 <text:s/>- <text:s/>sry (sex determining region y)-box 4, CLDN14 <text:s/>- <text:s/>claudin 14, C12orf52 <text:s/>- <text:s/>chromosome 12 open reading frame 52, CPD <text:s/>- <text:s/>carboxypeptidase d, GRHL3 <text:s/>- <text:s/>grainyhead-like 3 (drosophila), SOX1 <text:s/>- <text:s/>sry (sex determining region y)-box 1, WBP2 <text:s/>- <text:s/>ww domain binding protein 2, CCNB1IP1 <text:s/>- <text:s/>cyclin b1 interacting protein 1, e3 ubiquitin protein ligase, ACOT9 <text:s/>- <text:s/>acyl-coa thioesterase 9, ORC3 <text:s/>- <text:s/>origin recognition complex, subunit 3, SON <text:s/>- <text:s/>son dna binding protein, ORC6 <text:s/>- <text:s/>origin recognition complex, subunit 6, POLD4 <text:s/>- <text:s/>polymerase (dna-directed), delta 4, accessory subunit, HES4 <text:s/>- <text:s/>hairy and enhancer of split 4 (drosophila), LEMD3 <text:s/>- <text:s/>lem domain containing 3, RAB40C <text:s/>- <text:s/>rab40c, member ras oncogene family, ATF6B <text:s/>- <text:s/>activating transcription factor 6 beta, BRINP2 <text:s/>- <text:s/>bone morphogenetic protein/retinoic acid inducible neural-specific 2, SNRPD2 <text:s/>- <text:s/>small nuclear ribonucleoprotein d2 polypeptide 16.5kda, CNGA4 <text:s/>- <text:s/>cyclic nucleotide gated channel alpha 4, ENOPH1 <text:s/>- <text:s/>enolase-phosphatase 1, SNCA <text:s/>- <text:s/>synuclein, alpha (non a4 component of amyloid precursor), SNRPA <text:s/>- <text:s/>small nuclear ribonucleoprotein polypeptide a, PLEKHB1 <text:s/>- <text:s/>pleckstrin homology domain containing, family b (evectins) member 1, TP53INP2 <text:s/>- <text:s/>tumor protein p53 inducible nuclear protein 2, CNN3 <text:s/>- <text:s/>calponin 3, acidic, CNN2 <text:s/>- <text:s/>calponin 2, PIM3 <text:s/>- <text:s/>pim-3 oncogene, SSBP3 <text:s/>- <text:s/>single stranded dna binding protein 3, ATCAY <text:s/>- <text:s/>ataxia, cerebellar, cayman type, PLA2G15 <text:s/>- <text:s/>phospholipase a2, group xv, SLIT3 <text:s/>- <text:s/>slit homolog 3 (drosophila), MID1IP1 <text:s/>- <text:s/>mid1 interacting protein 1, DMRT3 <text:s/>- <text:s/>doublesex and mab-3 related transcription factor 3, KLF6 <text:s/>- <text:s/>kruppel-like factor 6, PRKD3 <text:s/>- <text:s/>protein kinase d3, SLC22A1 <text:s/>- <text:s/>solute carrier family 22 (organic cation transporter), member 1, COL27A1 <text:s/>- <text:s/>collagen, type xxvii, alpha 1, SLC20A1 <text:s/>- <text:s/>solute carrier family 20 (phosphate transporter), member 1, TMEFF2 <text:s/>- <text:s/>transmembrane protein with egf-like and two follistatin-like domains 2, SCPEP1 <text:s/>- <text:s/>serine carboxypeptidase 1, CSTF1 <text:s/>- <text:s/>cleavage stimulation factor, 3' pre-rna, subunit 1, 50kda, FAM126A <text:s/>- <text:s/>family with sequence similarity 126, member a, CXorf27 <text:s/>- <text:s/>chromosome x open reading frame 27, T <text:s/>- <text:s/>t, brachyury homolog (mouse), HINT2 <text:s/>- <text:s/>histidine triad nucleotide binding protein 2, PRPF40B <text:s/>- <text:s/>prp40 pre-mrna processing factor 40 homolog b (s. cerevisiae), SYT1 <text:s/>- <text:s/>synaptotagmin i, CTH <text:s/>- <text:s/>cystathionase (cystathionine gamma-lyase), SUN2 <text:s/>- <text:s/>sad1 and unc84 domain containing 2, HIVEP3 <text:s/>- <text:s/>human immunodeficiency virus type i enhancer binding protein 3, CTBP2 <text:s/>- <text:s/>c-terminal binding protein 2, GTPBP3 <text:s/>- <text:s/>gtp binding protein 3 (mitochondrial), RAD54B <text:s/>- <text:s/>rad54 homolog b (s. cerevisiae), RASGRP3 <text:s/>- <text:s/>ras guanyl releasing protein 3 (calcium and dag-regulated), CREB3L3 <text:s/>- <text:s/>camp responsive element binding protein 3-like 3, PLEKHA8 <text:s/>- <text:s/>pleckstrin homology domain containing, family a (phosphoinositide binding specific) member 8, CTSL <text:s/>- <text:s/>cathepsin l, STXBP1 <text:s/>- <text:s/>syntaxin binding protein 1, PRRC2B <text:s/>- <text:s/>proline-rich coiled-coil 2b, PPIL2 <text:s/>- <text:s/>peptidylprolyl isomerase (cyclophilin)-like 2, STX5 <text:s/>- <text:s/>syntaxin 5, ELOVL5 <text:s/>- <text:s/>elovl fatty acid elongase 5, SDF2L1 <text:s/>- <text:s/>stromal cell-derived factor 2-like 1, USP30 <text:s/>- <text:s/>ubiquitin specific peptidase 30, PTF1A <text:s/>- <text:s/>pancreas specific transcription factor, 1a, MORN2 <text:s/>- <text:s/>morn repeat containing 2, CTSV <text:s/>- <text:s/>cathepsin v, FKBP8 <text:s/>- <text:s/>fk506 binding protein 8, 38kda, STC1 <text:s/>- <text:s/>stanniocalcin 1, AURKC <text:s/>- <text:s/>aurora kinase c, TUBA1C <text:s/>- <text:s/>tubulin, alpha 1c, STK11 <text:s/>- <text:s/>serine/threonine kinase 11, SUV420H2 <text:s/>- <text:s/>suppressor of variegation 4-20 homolog 2 (drosophila), CDKL5 <text:s/>- <text:s/>cyclin-dependent kinase-like 5, NAA11 <text:s/>- <text:s/>n(alpha)-acetyltransferase 11, nata catalytic subunit, BCL2L13 <text:s/>- <text:s/>bcl2-like 13 (apoptosis facilitator), TGIF2 <text:s/>- <text:s/>tgfb-induced factor homeobox 2, SLC25A19 <text:s/>- <text:s/>solute carrier family 25 (mitochondrial thiamine pyrophosphate carrier), member 19, AURKA <text:s/>- <text:s/>aurora kinase a, CRKL <text:s/>- <text:s/>v-crk avian sarcoma virus ct10 oncogene homolog-like, PAPPA2 <text:s/>- <text:s/>pappalysin 2, CELF6 <text:s/>- <text:s/>cugbp, elav-like family member 6, STAT3 <text:s/>- <text:s/>signal transducer and activator of transcription 3 (acute-phase response factor), CRY2 <text:s/>- <text:s/>cryptochrome 2 (photolyase-like), METTL7A <text:s/>- <text:s/>methyltransferase like 7a, CELA2A <text:s/>- <text:s/>chymotrypsin-like elastase family, member 2a, ELAC2 <text:s/>- <text:s/>elac ribonuclease z 2, SSTR3 <text:s/>- <text:s/>somatostatin receptor 3, SPCS3 <text:s/>- <text:s/>signal peptidase complex subunit 3 homolog (s. cerevisiae), ASPM <text:s/>- <text:s/>asp (abnormal spindle) homolog, microcephaly associated (drosophila), PRKD2 <text:s/>- <text:s/>protein kinase d2, PHF5A <text:s/>- <text:s/>phd finger protein 5a, CSE1L <text:s/>- <text:s/>cse1 chromosome segregation 1-like (yeast), ZNF324 <text:s/>- <text:s/>zinc finger protein 324, BAMBI <text:s/>- <text:s/>bmp and activin membrane-bound inhibitor, SAMM50 <text:s/>- <text:s/>samm50 sorting and assembly machinery component, ZNF683 <text:s/>- <text:s/>zinc finger protein 683, SQLE <text:s/>- <text:s/>squalene epoxidase, SREBF1 <text:s/>- <text:s/>sterol regulatory element binding transcription factor 1, ZDHHC12 <text:s/>- <text:s/>zinc finger, dhhc-type containing 12, MTO1 <text:s/>- <text:s/>mitochondrial trna translation optimization 1, FAM111A <text:s/>- <text:s/>family with sequence similarity 111, member a, SRM <text:s/>- <text:s/>spermidine synthase, PHLDB2 <text:s/>- <text:s/>pleckstrin homology-like domain, family b, member 2, LACRT <text:s/>- <text:s/>lacritin, DDT <text:s/>- <text:s/>d-dopachrome tautomerase, ZNF385A <text:s/>- <text:s/>zinc finger protein 385a, BRWD3 <text:s/>- <text:s/>bromodomain and wd repeat domain containing 3, SIN3A <text:s/>- <text:s/>sin3 transcription regulator family member a, CXCL12 <text:s/>- <text:s/>chemokine (c-x-c motif) ligand 12, DDC <text:s/>- <text:s/>dopa decarboxylase (aromatic l-amino acid decarboxylase), SLC41A1 <text:s/>- <text:s/>solute carrier family 41 (magnesium transporter), member 1, ZNF287 <text:s/>- <text:s/>zinc finger protein 287, PBXIP1 <text:s/>- <text:s/>pre-b-cell leukemia homeobox interacting protein 1, ZNF628 <text:s/>- <text:s/>zinc finger protein 628, CBX8 <text:s/>- <text:s/>chromobox homolog 8, DBN1 <text:s/>- <text:s/>drebrin 1, ZDHHC5 <text:s/>- <text:s/>zinc finger, dhhc-type containing 5, SELL <text:s/>- <text:s/>selectin l, ANAPC15 <text:s/>- <text:s/>anaphase promoting complex subunit 15, DPCD <text:s/>- <text:s/>deleted in primary ciliary dyskinesia homolog (mouse), INTS7 <text:s/>- <text:s/>integrator complex subunit 7, LCLAT1 <text:s/>- <text:s/>lysocardiolipin acyltransferase 1, CADM2 <text:s/>- <text:s/>cell adhesion molecule 2, ZNF551 <text:s/>- <text:s/>zinc finger protein 551, PPM1H <text:s/>- <text:s/>protein phosphatase, mg2+/mn2+ dependent, 1h, ZNF473 <text:s/>- <text:s/>zinc finger protein 473, NDRG2 <text:s/>- <text:s/>ndrg family member 2, DDX10 <text:s/>- <text:s/>dead (asp-glu-ala-asp) box polypeptide 10, SCML1 <text:s/>- <text:s/>sex comb on midleg-like 1 (drosophila), ERMN <text:s/>- <text:s/>ermin, erm-like protein, LTN1 <text:s/>- <text:s/>listerin e3 ubiquitin protein ligase 1, HIST1H2BA <text:s/>- <text:s/>histone cluster 1, h2ba, ARID1B <text:s/>- <text:s/>at rich interactive domain 1b (swi1-like), ELMOD2 <text:s/>- <text:s/>elmo/ced-12 domain containing 2, MED30 <text:s/>- <text:s/>mediator complex subunit 30, OSBPL3 <text:s/>- <text:s/>oxysterol binding protein-like 3, TICRR <text:s/>- <text:s/>topbp1-interacting checkpoint and replication regulator, FAM32A <text:s/>- <text:s/>family with sequence similarity 32, member a, S100B <text:s/>- <text:s/>s100 calcium binding protein b, DAXX <text:s/>- <text:s/>death-domain associated protein, TMEM55B <text:s/>- <text:s/>transmembrane protein 55b, DGKB <text:s/>- <text:s/>diacylglycerol kinase, beta 90kda, DAPK1 <text:s/>- <text:s/>death-associated protein kinase 1, IBTK <text:s/>- <text:s/>inhibitor of bruton agammaglobulinemia tyrosine kinase, STARD13 <text:s/>- <text:s/>star-related lipid transfer (start) domain containing 13, SARS <text:s/>- <text:s/>seryl-trna synthetase, DAD1 <text:s/>- <text:s/>defender against cell death 1, HECW2 <text:s/>- <text:s/>hect, c2 and ww domain containing e3 ubiquitin protein ligase 2, CYP24A1 <text:s/>- <text:s/>cytochrome p450, family 24, subfamily a, polypeptide 1, PCDH19 <text:s/>- <text:s/>protocadherin 19, TXNDC16 <text:s/>- <text:s/>thioredoxin domain containing 16, KIAA1279 <text:s/>- <text:s/>kiaa1279, EPC2 <text:s/>- <text:s/>enhancer of polycomb homolog 2 (drosophila), TCTN3 <text:s/>- <text:s/>tectonic family member 3, NLGN2 <text:s/>- <text:s/>neuroligin 2, DSCAM <text:s/>- <text:s/>down syndrome cell adhesion molecule, TTLL3 <text:s/>- <text:s/>tubulin tyrosine ligase-like family, member 3, ZBTB20 <text:s/>- <text:s/>zinc finger and btb domain containing 20, KIAA1377 <text:s/>- <text:s/>kiaa1377, DUSP8 <text:s/>- <text:s/>dual specificity phosphatase 8, DIXDC1 <text:s/>- <text:s/>dix domain containing 1, DUSP6 <text:s/>- <text:s/>dual specificity phosphatase 6, DISP2 <text:s/>- <text:s/>dispatched homolog 2 (drosophila), PLIN5 <text:s/>- <text:s/>perilipin 5, SLC1A5 <text:s/>- <text:s/>solute carrier family 1 (neutral amino acid transporter), member 5, MKL1 <text:s/>- <text:s/>megakaryoblastic leukemia (translocation) 1, SLC2A1 <text:s/>- <text:s/>solute carrier family 2 (facilitated glucose transporter), member 1, ARHGAP21 <text:s/>- <text:s/>rho gtpase activating protein 21, SPDYA <text:s/>- <text:s/>speedy/ringo cell cycle regulator family member a, ABHD12 <text:s/>- <text:s/>abhydrolase domain containing 12, ZC3H12C <text:s/>- <text:s/>zinc finger ccch-type containing 12c, SLC1A4 <text:s/>- <text:s/>solute carrier family 1 (glutamate/neutral amino acid transporter), member 4, DSPP <text:s/>- <text:s/>dentin sialophosphoprotein, GIGYF2 <text:s/>- <text:s/>grb10 interacting gyf protein 2, SLC2A4 <text:s/>- <text:s/>solute carrier family 2 (facilitated glucose transporter), member 4, HBEGF <text:s/>- <text:s/>heparin-binding egf-like growth factor, PITPNM2 <text:s/>- <text:s/>phosphatidylinositol transfer protein, membrane-associated 2, DTYMK <text:s/>- <text:s/>deoxythymidylate kinase (thymidylate kinase)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DLG2 <text:s/>- <text:s/>discs, large homolog 2 (drosophila), SHH <text:s/>- <text:s/>sonic hedgehog, DLX1 <text:s/>- <text:s/>distal-less homeobox 1, DLX2 <text:s/>- <text:s/>distal-less homeobox 2, CABYR <text:s/>- <text:s/>calcium binding tyrosine-(y)-phosphorylation regulated, RSPH1 <text:s/>- <text:s/>radial spoke head 1 homolog (chlamydomonas), FBXO24 <text:s/>- <text:s/>f-box protein 24, DLX3 <text:s/>- <text:s/>distal-less homeobox 3, FBXO25 <text:s/>- <text:s/>f-box protein 25, DHCR24 <text:s/>- <text:s/>24-dehydrocholesterol reductase, DHCR7 <text:s/>- <text:s/>7-dehydrocholesterol reductase, ST3GAL3 <text:s/>- <text:s/>st3 beta-galactoside alpha-2,3-sialyltransferase 3, SIM1 <text:s/>- <text:s/>single-minded homolog 1 (drosophila), STIL <text:s/>- <text:s/>scl/tal1 interrupting locus, NQO1 <text:s/>- <text:s/>nad(p)h dehydrogenase, quinone 1, KIAA1522 <text:s/>- <text:s/>kiaa1522, SIX1 <text:s/>- <text:s/>six homeobox 1, SIPA1 <text:s/>- <text:s/>signal-induced proliferation-associated 1, ARHGAP11B <text:s/>- <text:s/>rho gtpase activating protein 11b, SFRP1 <text:s/>- <text:s/>secreted frizzled-related protein 1, DYNC1H1 <text:s/>- <text:s/>dynein, cytoplasmic 1, heavy chain 1, DNM2 <text:s/>- <text:s/>dynamin 2, SRSF6 <text:s/>- <text:s/>serine/arginine-rich splicing factor 6, GPAM <text:s/>- <text:s/>glycerol-3-phosphate acyltransferase, mitochondrial, ZBTB26 <text:s/>- <text:s/>zinc finger and btb domain containing 26, DMP1 <text:s/>- <text:s/>dentin matrix acidic phosphoprotein 1, LRRC4C <text:s/>- <text:s/>leucine rich repeat containing 4c, SH3BGR <text:s/>- <text:s/>sh3 domain binding glutamic acid-rich protein, ITSN1 <text:s/>- <text:s/>intersectin 1 (sh3 domain protein), SH3GL1 <text:s/>- <text:s/>sh3-domain grb2-like 1, MAPRE1 <text:s/>- <text:s/>microtubule-associated protein, rp/eb family, member 1, MARK2 <text:s/>- <text:s/>map/microtubule affinity-regulating kinase 2, EMX1 <text:s/>- <text:s/>empty spiracles homeobox 1, MAPRE3 <text:s/>- <text:s/>microtubule-associated protein, rp/eb family, member 3, ELK1 <text:s/>- <text:s/>elk1, member of ets oncogene family, GORAB <text:s/>- <text:s/>golgin, rab6-interacting, ENSA <text:s/>- <text:s/>endosulfine alpha, DPYSL5 <text:s/>- <text:s/>dihydropyrimidinase-like 5, EPAS1 <text:s/>- <text:s/>endothelial pas domain protein 1, EMX2 <text:s/>- <text:s/>empty spiracles homeobox 2, SIRT2 <text:s/>- <text:s/>sirtuin 2, ENG <text:s/>- <text:s/>endoglin, RAD18 <text:s/>- <text:s/>rad18 homolog (s. cerevisiae), TPX2 <text:s/>- <text:s/>tpx2, microtubule-associated, TTK <text:s/>- <text:s/>ttk protein kinase, ELAVL2 <text:s/>- <text:s/>elav (embryonic lethal, abnormal vision, drosophila)-like 2 (hu antigen b), ELAVL3 <text:s/>- <text:s/>elav (embryonic lethal, abnormal vision, drosophila)-like 3 (hu antigen c), TMEM129 <text:s/>- <text:s/>transmembrane protein 129, ELAVL1 <text:s/>- <text:s/>elav (embryonic lethal, abnormal vision, drosophila)-like 1 (hu antigen r), ELAVL4 <text:s/>- <text:s/>elav (embryonic lethal, abnormal vision, drosophila)-like 4, BARHL1 <text:s/>- <text:s/>barh-like homeobox 1, RIMKLA <text:s/>- <text:s/>ribosomal modification protein rimk-like family member a, CEP152 <text:s/>- <text:s/>centrosomal protein 152kda, MRPS36 <text:s/>- <text:s/>mitochondrial ribosomal protein s36, EIF5 <text:s/>- <text:s/>eukaryotic translation initiation factor 5, CNOT1 <text:s/>- <text:s/>ccr4-not transcription complex, subunit 1, EXOSC7 <text:s/>- <text:s/>exosome component 7, ADCK3 <text:s/>- <text:s/>aarf domain containing kinase 3, PRDM10 <text:s/>- <text:s/>pr domain containing 10, PRDM9 <text:s/>- <text:s/>pr domain containing 9, CELSR3 <text:s/>- <text:s/>cadherin, egf lag seven-pass g-type receptor 3, KDM4B <text:s/>- <text:s/>lysine (k)-specific demethylase 4b, KDM1A <text:s/>- <text:s/>lysine (k)-specific demethylase 1a, TNS1 <text:s/>- <text:s/>tensin 1, HNRNPLL <text:s/>- <text:s/>heterogeneous nuclear ribonucleoprotein l-like, IMP4 <text:s/>- <text:s/>imp4, u3 small nucleolar ribonucleoprotein, homolog (yeast), HIST3H2A <text:s/>- <text:s/>histone cluster 3, h2a, EBF1 <text:s/>- <text:s/>early b-cell factor 1, E2F3 <text:s/>- <text:s/>e2f transcription factor 3, XAB2 <text:s/>- <text:s/>xpa binding protein 2, HELB <text:s/>- <text:s/>helicase (dna) b, WDTC1 <text:s/>- <text:s/>wd and tetratricopeptide repeats 1, MYT1L <text:s/>- <text:s/>myelin transcription factor 1-like, C11orf30 <text:s/>- <text:s/>chromosome 11 open reading frame 30, MYCBP2 <text:s/>- <text:s/>myc binding protein 2, e3 ubiquitin protein ligase, ERP44 <text:s/>- <text:s/>endoplasmic reticulum protein 44, TRAF2 <text:s/>- <text:s/>tnf receptor-associated factor 2, EDA <text:s/>- <text:s/>ectodysplasin a, NR2C2 <text:s/>- <text:s/>nuclear receptor subfamily 2, group c, member 2, TPSAB1 <text:s/>- <text:s/>tryptase alpha/beta 1, ECE1 <text:s/>- <text:s/>endothelin converting enzyme 1, ADAMTSL1 <text:s/>- <text:s/>adamts-like 1, NMUR2 <text:s/>- <text:s/>neuromedin u receptor 2, FABP3 <text:s/>- <text:s/>fatty acid binding protein 3, muscle and heart (mammary-derived growth inhibitor), TTLL5 <text:s/>- <text:s/>tubulin tyrosine ligase-like family, member 5, INTS12 <text:s/>- <text:s/>integrator complex subunit 12, ARHGAP26 <text:s/>- <text:s/>rho gtpase activating protein 26, PGLYRP4 <text:s/>- <text:s/>peptidoglycan recognition protein 4, FANCA <text:s/>- <text:s/>fanconi anemia, complementation group a, FABP7 <text:s/>- <text:s/>fatty acid binding protein 7, brain, DERL3 <text:s/>- <text:s/>derlin 3, USP1 <text:s/>- <text:s/>ubiquitin specific peptidase 1, FANCD2 <text:s/>- <text:s/>fanconi anemia, complementation group d2, PTK2B <text:s/>- <text:s/>protein tyrosine kinase 2 beta, TNRC6B <text:s/>- <text:s/>trinucleotide repeat containing 6b, RPGRIP1 <text:s/>- <text:s/>retinitis pigmentosa gtpase regulator interacting protein 1, FASN <text:s/>- <text:s/>fatty acid synthase, C19orf40 <text:s/>- <text:s/>chromosome 19 open reading frame 40, ETV4 <text:s/>- <text:s/>ets variant 4, POGZ <text:s/>- <text:s/>pogo transposable element with znf domain, TWSG1 <text:s/>- <text:s/>twisted gastrulation homolog 1 (drosophila), ATG2A <text:s/>- <text:s/>autophagy related 2a, ETV6 <text:s/>- <text:s/>ets variant 6, SPSB3 <text:s/>- <text:s/>spla/ryanodine receptor domain and socs box containing 3, VIM <text:s/>- <text:s/>vimentin, EXT1 <text:s/>- <text:s/>exostosin glycosyltransferase 1, DHX57 <text:s/>- <text:s/>deah (asp-glu-ala-asp/his) box polypeptide 57, VLDLR <text:s/>- <text:s/>very low density lipoprotein receptor, DDX24 <text:s/>- <text:s/>dead (asp-glu-ala-asp) box helicase 24, KDM6A <text:s/>- <text:s/>lysine (k)-specific demethylase 6a, UVRAG <text:s/>- <text:s/>uv radiation resistance associated, PTRF <text:s/>- <text:s/>polymerase i and transcript release factor, EZH2 <text:s/>- <text:s/>enhancer of zeste homolog 2 (drosophila), VCP <text:s/>- <text:s/>valosin containing protein, RARS2 <text:s/>- <text:s/>arginyl-trna synthetase 2, mitochondrial, LIN52 <text:s/>- <text:s/>lin-52 homolog (c. elegans), PASK <text:s/>- <text:s/>pas domain containing serine/threonine kinase, CHRDL1 <text:s/>- <text:s/>chordin-like 1, UBB <text:s/>- <text:s/>ubiquitin b, ERG <text:s/>- <text:s/>v-ets avian erythroblastosis virus e26 oncogene homolog, ESRRB <text:s/>- <text:s/>estrogen-related receptor beta, NDUFAF2 <text:s/>- <text:s/>nadh dehydrogenase (ubiquinone) complex i, assembly factor 2, DOLPP1 <text:s/>- <text:s/>dolichyldiphosphatase 1, RCOR1 <text:s/>- <text:s/>rest corepressor 1, TULP3 <text:s/>- <text:s/>tubby like protein 3, SALL4 <text:s/>- <text:s/>sal-like 4 (drosophila), ETS2 <text:s/>- <text:s/>v-ets avian erythroblastosis virus e26 oncogene homolog 2, ZSCAN1 <text:s/>- <text:s/>zinc finger and scan domain containing 1, ZIK1 <text:s/>- <text:s/>zinc finger protein interacting with k protein 1, ACTR3B <text:s/>- <text:s/>arp3 actin-related protein 3 homolog b (yeast), ETF1 <text:s/>- <text:s/>eukaryotic translation termination factor 1, STOM <text:s/>- <text:s/>stomatin, ACSBG1 <text:s/>- <text:s/>acyl-coa synthetase bubblegum family member 1, SCYL3 <text:s/>- <text:s/>scy1-like 3 (s. cerevisiae), EPB41 <text:s/>- <text:s/>erythrocyte membrane protein band 4.1 (elliptocytosis 1, rh-linked), ZNF830 <text:s/>- <text:s/>zinc finger protein 830, EPHB1 <text:s/>- <text:s/>eph receptor b1, UCP2 <text:s/>- <text:s/>uncoupling protein 2 (mitochondrial, proton carrier), C12orf65 <text:s/>- <text:s/>chromosome 12 open reading frame 65, EPHA8 <text:s/>- <text:s/>eph receptor a8, EPHA7 <text:s/>- <text:s/>eph receptor a7, UBE2D3 <text:s/>- <text:s/>ubiquitin-conjugating enzyme e2d 3, ATPAF2 <text:s/>- <text:s/>atp synthase mitochondrial f1 complex assembly factor 2, ERBB4 <text:s/>- <text:s/>v-erb-b2 avian erythroblastic leukemia viral oncogene homolog 4, RTN4 <text:s/>- <text:s/>reticulon 4, ERCC2 <text:s/>- <text:s/>excision repair cross-complementing rodent repair deficiency, complementation group 2, EPS15 <text:s/>- <text:s/>epidermal growth factor receptor pathway substrate 15, FN1 <text:s/>- <text:s/>fibronectin 1, CHAMP1 <text:s/>- <text:s/>chromosome alignment maintaining phosphoprotein 1, TMEM165 <text:s/>- <text:s/>transmembrane protein 165, TUBA3D <text:s/>- <text:s/>tubulin, alpha 3d, CYP2U1 <text:s/>- <text:s/>cytochrome p450, family 2, subfamily u, polypeptide 1, CAMTA1 <text:s/>- <text:s/>calmodulin binding transcription activator 1, GSDMB <text:s/>- <text:s/>gasdermin b, ADC <text:s/>- <text:s/>arginine decarboxylase, FOXM1 <text:s/>- <text:s/>forkhead box m1, ARC <text:s/>- <text:s/>activity-regulated cytoskeleton-associated protein, FOXO1 <text:s/>- <text:s/>forkhead box o1, FOXC1 <text:s/>- <text:s/>forkhead box c1, MTFR2 <text:s/>- <text:s/>mitochondrial fission regulator 2, FOXL1 <text:s/>- <text:s/>forkhead box l1, NCAPD3 <text:s/>- <text:s/>non-smc condensin ii complex, subunit d3, RPUSD1 <text:s/>- <text:s/>rna pseudouridylate synthase domain containing 1, MED8 <text:s/>- <text:s/>mediator complex subunit 8, FOXG1 <text:s/>- <text:s/>forkhead box g1, CAND1 <text:s/>- <text:s/>cullin-associated and neddylation-dissociated 1, TDO2 <text:s/>- <text:s/>tryptophan 2,3-dioxygenase, EAF2 <text:s/>- <text:s/>ell associated factor 2, TUBA3E <text:s/>- <text:s/>tubulin, alpha 3e, FAM208A <text:s/>- <text:s/>family with sequence similarity 208, member a, KDM3A <text:s/>- <text:s/>lysine (k)-specific demethylase 3a, CLEC16A <text:s/>- <text:s/>c-type lectin domain family 16, member a, VIMP <text:s/>- <text:s/>vcp-interacting membrane protein, FGFR2 <text:s/>- <text:s/>fibroblast growth factor receptor 2, UBR4 <text:s/>- <text:s/>ubiquitin protein ligase e3 component n-recognin 4, DOCK9 <text:s/>- <text:s/>dedicator of cytokinesis 9, PGLYRP3 <text:s/>- <text:s/>peptidoglycan recognition protein 3, DNAJC16 <text:s/>- <text:s/>dnaj (hsp40) homolog, subfamily c, member 16, SYNE1 <text:s/>- <text:s/>spectrin repeat containing, nuclear envelope 1, TARBP2 <text:s/>- <text:s/>tar (hiv-1) rna binding protein 2, SZT2 <text:s/>- <text:s/>seizure threshold 2 homolog (mouse), KLHL4 <text:s/>- <text:s/>kelch-like family member 4, FER <text:s/>- <text:s/>fer (fps/fes related) tyrosine kinase, FDXR <text:s/>- <text:s/>ferredoxin reductase, SMG9 <text:s/>- <text:s/>smg9 nonsense mediated mrna decay factor, PIP5K1C <text:s/>- <text:s/>phosphatidylinositol-4-phosphate 5-kinase, type i, gamma, TBX15 <text:s/>- <text:s/>t-box 15, FDPS <text:s/>- <text:s/>farnesyl diphosphate synthase, FDFT1 <text:s/>- <text:s/>farnesyl-diphosphate farnesyltransferase 1, PGP <text:s/>- <text:s/>phosphoglycolate phosphatase, TRIM9 <text:s/>- <text:s/>tripartite motif containing 9, PPP1R13B <text:s/>- <text:s/>protein phosphatase 1, regulatory subunit 13b, LARP1 <text:s/>- <text:s/>la ribonucleoprotein domain family, member 1, ERBB2IP <text:s/>- <text:s/>erbb2 interacting protein, TIAM1 <text:s/>- <text:s/>t-cell lymphoma invasion and metastasis 1, TK1 <text:s/>- <text:s/>thymidine kinase 1, soluble, ICAM5 <text:s/>- <text:s/>intercellular adhesion molecule 5, telencephalin, TLE1 <text:s/>- <text:s/>transducin-like enhancer of split 1 (e(sp1) homolog, drosophila), TLE3 <text:s/>- <text:s/>transducin-like enhancer of split 3 (e(sp1) homolog, drosophila), TLE4 <text:s/>- <text:s/>transducin-like enhancer of split 4 (e(sp1) homolog, drosophila), NCAPH <text:s/>- <text:s/>non-smc condensin i complex, subunit h, TLN1 <text:s/>- <text:s/>talin 1, ZFPM2 <text:s/>- <text:s/>zinc finger protein, fog family member 2, GCAT <text:s/>- <text:s/>glycine c-acetyltransferase, PCDHGA2 <text:s/>- <text:s/>protocadherin gamma subfamily a, 2, CBX5 <text:s/>- <text:s/>chromobox homolog 5, FOXP2 <text:s/>- <text:s/>forkhead box p2, CLDN5 <text:s/>- <text:s/>claudin 5, PCDHB15 <text:s/>- <text:s/>protocadherin beta 15, OTP <text:s/>- <text:s/>orthopedia homeobox, TADA2B <text:s/>- <text:s/>transcriptional adaptor 2b, ATP1B4 <text:s/>- <text:s/>atpase, na+/k+ transporting, beta 4 polypeptide, MYOCD <text:s/>- <text:s/>myocardin, TNNT3 <text:s/>- <text:s/>troponin t type 3 (skeletal, fast), TMBIM6 <text:s/>- <text:s/>transmembrane bax inhibitor motif containing 6, SUZ12 <text:s/>- <text:s/>suz12 polycomb repressive complex 2 subunit, LRRC8B <text:s/>- <text:s/>leucine rich repeat containing 8 family, member b, TEF <text:s/>- <text:s/>thyrotrophic embryonic factor, SAT2 <text:s/>- <text:s/>spermidine/spermine n1-acetyltransferase family member 2, CHST7 <text:s/>- <text:s/>carbohydrate (n-acetylglucosamine 6-o) sulfotransferase 7, TESK1 <text:s/>- <text:s/>testis-specific kinase 1, TFDP2 <text:s/>- <text:s/>transcription factor dp-2 (e2f dimerization partner 2), SEC11A <text:s/>- <text:s/>sec11 homolog a (s. cerevisiae), ASAH2 <text:s/>- <text:s/>n-acylsphingosine amidohydrolase (non-lysosomal ceramidase) 2, NR2F1 <text:s/>- <text:s/>nuclear receptor subfamily 2, group f, member 1, TFCP2 <text:s/>- <text:s/>transcription factor cp2, FNIP1 <text:s/>- <text:s/>folliculin interacting protein 1, HEY2 <text:s/>- <text:s/>hairy/enhancer-of-split related with yrpw motif 2, TFPI <text:s/>- <text:s/>tissue factor pathway inhibitor (lipoprotein-associated coagulation inhibitor), TGFB3 <text:s/>- <text:s/>transforming growth factor, beta 3, SEZ6L <text:s/>- <text:s/>seizure related 6 homolog (mouse)-like, TGFB1I1 <text:s/>- <text:s/>transforming growth factor beta 1 induced transcript 1, TSPAN15 <text:s/>- <text:s/>tetraspanin 15, GPCPD1 <text:s/>- <text:s/>glycerophosphocholine phosphodiesterase gde1 homolog (s. cerevisiae), RASD2 <text:s/>- <text:s/>rasd family, member 2, NNT <text:s/>- <text:s/>nicotinamide nucleotide transhydrogenase, FOSB <text:s/>- <text:s/>fbj murine osteosarcoma viral oncogene homolog b, ARHGAP12 <text:s/>- <text:s/>rho gtpase activating protein 12, THBS1 <text:s/>- <text:s/>thrombospondin 1, CABIN1 <text:s/>- <text:s/>calcineurin binding protein 1, KLF10 <text:s/>- <text:s/>kruppel-like factor 10, THY1 <text:s/>- <text:s/>thy-1 cell surface antigen, MMD <text:s/>- <text:s/>monocyte to macrophage differentiation-associated, DNAJB14 <text:s/>- <text:s/>dnaj (hsp40) homolog, subfamily b, member 14, SCD5 <text:s/>- <text:s/>stearoyl-coa desaturase 5, GRHL2 <text:s/>- <text:s/>grainyhead-like 2 (drosophila), GCNT2 <text:s/>- <text:s/>glucosaminyl (n-acetyl) transferase 2, i-branching enzyme (i blood group), GCHFR <text:s/>- <text:s/>gtp cyclohydrolase i feedback regulator, GCH1 <text:s/>- <text:s/>gtp cyclohydrolase 1, GJB5 <text:s/>- <text:s/>gap junction protein, beta 5, 31.1kda, GK <text:s/>- <text:s/>glycerol kinase, ANP32A <text:s/>- <text:s/>acidic (leucine-rich) nuclear phosphoprotein 32 family, member a, GPC3 <text:s/>- <text:s/>glypican 3, ZNF556 <text:s/>- <text:s/>zinc finger protein 556, DPF3 <text:s/>- <text:s/>d4, zinc and double phd fingers, family 3, PABPN1 <text:s/>- <text:s/>poly(a) binding protein, nuclear 1, ADAMTS20 <text:s/>- <text:s/>adam metallopeptidase with thrombospondin type 1 motif, 20, CCDC63 <text:s/>- <text:s/>coiled-coil domain containing 63, ATF7IP2 <text:s/>- <text:s/>activating transcription factor 7 interacting protein 2, ZNF672 <text:s/>- <text:s/>zinc finger protein 672, GLUL <text:s/>- <text:s/>glutamate-ammonia ligase, HIST3H3 <text:s/>- <text:s/>histone cluster 3, h3, DYSF <text:s/>- <text:s/>dysferlin, limb girdle muscular dystrophy 2b (autosomal recessive), GLS <text:s/>- <text:s/>glutaminase, RNASE9 <text:s/>- <text:s/>ribonuclease, rnase a family, 9 (non-active), GLDC <text:s/>- <text:s/>glycine dehydrogenase (decarboxylating), FZD8 <text:s/>- <text:s/>frizzled family receptor 8, EOMES <text:s/>- <text:s/>eomesodermin, NAA60 <text:s/>- <text:s/>n(alpha)-acetyltransferase 60, natf catalytic subunit, GNA12 <text:s/>- <text:s/>guanine nucleotide binding protein (g protein) alpha 12, GNA11 <text:s/>- <text:s/>guanine nucleotide binding protein (g protein), alpha 11 (gq class), PDZD7 <text:s/>- <text:s/>pdz domain containing 7, L2HGDH <text:s/>- <text:s/>l-2-hydroxyglutarate dehydrogenase, HSD17B8 <text:s/>- <text:s/>hydroxysteroid (17-beta) dehydrogenase 8, VASH2 <text:s/>- <text:s/>vasohibin 2, TTLL9 <text:s/>- <text:s/>tubulin tyrosine ligase-like family, member 9, CATSPERB <text:s/>- <text:s/>catsper channel auxiliary subunit beta, CENPI <text:s/>- <text:s/>centromere protein i, CITED4 <text:s/>- <text:s/>cbp/p300-interacting transactivator, with glu/asp-rich carboxy-terminal domain, 4, FTH1 <text:s/>- <text:s/>ferritin, heavy polypeptide 1, AIMP2 <text:s/>- <text:s/>aminoacyl trna synthetase complex-interacting multifunctional protein 2, RNF122 <text:s/>- <text:s/>ring finger protein 122, SLBP <text:s/>- <text:s/>stem-loop binding protein, ALG13 <text:s/>- <text:s/>alg13, udp-n-acetylglucosaminyltransferase subunit, FUT8 <text:s/>- <text:s/>fucosyltransferase 8 (alpha (1,6) fucosyltransferase), DEK <text:s/>- <text:s/>dek oncogene, TCTN2 <text:s/>- <text:s/>tectonic family member 2, PRRC2A <text:s/>- <text:s/>proline-rich coiled-coil 2a, DCAKD <text:s/>- <text:s/>dephospho-coa kinase domain containing, FZD2 <text:s/>- <text:s/>frizzled family receptor 2, LIN28A <text:s/>- <text:s/>lin-28 homolog a (c. elegans), CUL5 <text:s/>- <text:s/>cullin 5, RASSF7 <text:s/>- <text:s/>ras association (ralgds/af-6) domain family (n-terminal) member 7, THAP9 <text:s/>- <text:s/>thap domain containing 9, ZNF768 <text:s/>- <text:s/>zinc finger protein 768, GALNT2 <text:s/>- <text:s/>udp-n-acetyl-alpha-d-galactosamine:polypeptide n-acetylgalactosaminyltransferase 2 (galnac-t2), TTLL7 <text:s/>- <text:s/>tubulin tyrosine ligase-like family, member 7, GALT <text:s/>- <text:s/>galactose-1-phosphate uridylyltransferase, E2F8 <text:s/>- <text:s/>e2f transcription factor 8, GABRG1 <text:s/>- <text:s/>gamma-aminobutyric acid (gaba) a receptor, gamma 1, ZNF668 <text:s/>- <text:s/>zinc finger protein 668, EXD1 <text:s/>- <text:s/>exonuclease 3'-5' domain containing 1, ADAD2 <text:s/>- <text:s/>adenosine deaminase domain containing 2, HMGA2 <text:s/>- <text:s/>high mobility group at-hook 2, GATA3 <text:s/>- <text:s/>gata binding protein 3, MYH14 <text:s/>- <text:s/>myosin, heavy chain 14, non-muscle, GLRA3 <text:s/>- <text:s/>glycine receptor, alpha 3, LGI4 <text:s/>- <text:s/>leucine-rich repeat lgi family, member 4, NUP214 <text:s/>- <text:s/>nucleoporin 214kda, BRD3 <text:s/>- <text:s/>bromodomain containing 3, GAS8 <text:s/>- <text:s/>growth arrest-specific 8, GART <text:s/>- <text:s/>phosphoribosylglycinamide formyltransferase, phosphoribosylglycinamide synthetase, phosphoribosylaminoimidazole synthetase, DEDD2 <text:s/>- <text:s/>death effector domain containing 2, ZNF189 <text:s/>- <text:s/>zinc finger protein 189, GTF2E1 <text:s/>- <text:s/>general transcription factor iie, polypeptide 1, alpha 56kda, PPP1R3B <text:s/>- <text:s/>protein phosphatase 1, regulatory subunit 3b, GSTZ1 <text:s/>- <text:s/>glutathione s-transferase zeta 1, MAP7D3 <text:s/>- <text:s/>map7 domain containing 3, MSH6 <text:s/>- <text:s/>muts homolog 6 (e. coli), ZNF132 <text:s/>- <text:s/>zinc finger protein 132, BOLA2B <text:s/>- <text:s/>bola homolog 2b (e. coli), GUCY1B3 <text:s/>- <text:s/>guanylate cyclase 1, soluble, beta 3, LRTM2 <text:s/>- <text:s/>leucine-rich repeats and transmembrane domains 2, QTRTD1 <text:s/>- <text:s/>queuine trna-ribosyltransferase domain containing 1, HIST1H2BB <text:s/>- <text:s/>histone cluster 1, h2bb, H2AFZ <text:s/>- <text:s/>h2a histone family, member z, SAP130 <text:s/>- <text:s/>sin3a-associated protein, 130kda, H2AFX <text:s/>- <text:s/>h2a histone family, member x, HIST1H2AD <text:s/>- <text:s/>histone cluster 1, h2ad, HIST1H1B <text:s/>- <text:s/>histone cluster 1, h1b, PAX8 <text:s/>- <text:s/>paired box 8, HIST1H1D <text:s/>- <text:s/>histone cluster 1, h1d, HIST1H1C <text:s/>- <text:s/>histone cluster 1, h1c, BTG2 <text:s/>- <text:s/>btg family, member 2, HADH <text:s/>- <text:s/>hydroxyacyl-coa dehydrogenase, CSDE1 <text:s/>- <text:s/>cold shock domain containing e1, rna-binding, HAGH <text:s/>- <text:s/>hydroxyacylglutathione hydrolase, LRP8 <text:s/>- <text:s/>low density lipoprotein receptor-related protein 8, apolipoprotein e receptor, ROGDI <text:s/>- <text:s/>rogdi homolog (drosophila), PRDM2 <text:s/>- <text:s/>pr domain containing 2, with znf domain, MAP3K12 <text:s/>- <text:s/>mitogen-activated protein kinase kinase kinase 12, SLC30A1 <text:s/>- <text:s/>solute carrier family 30 (zinc transporter), member 1, BMPER <text:s/>- <text:s/>bmp binding endothelial regulator, ARX <text:s/>- <text:s/>aristaless related homeobox, ZCCHC12 <text:s/>- <text:s/>zinc finger, cchc domain containing 12, ZNF214 <text:s/>- <text:s/>zinc finger protein 214, HDAC1 <text:s/>- <text:s/>histone deacetylase 1, XDH <text:s/>- <text:s/>xanthine dehydrogenase, GNGT2 <text:s/>- <text:s/>guanine nucleotide binding protein (g protein), gamma transducing activity polypeptide 2, GOLGA2 <text:s/>- <text:s/>golgin a2, GNRHR <text:s/>- <text:s/>gonadotropin-releasing hormone receptor, GNS <text:s/>- <text:s/>glucosamine (n-acetyl)-6-sulfatase, GOLGB1 <text:s/>- <text:s/>golgin b1, XPO1 <text:s/>- <text:s/>exportin 1 (crm1 homolog, yeast), GOT1 <text:s/>- <text:s/>glutamic-oxaloacetic transaminase 1, soluble, WNT8B <text:s/>- <text:s/>wingless-type mmtv integration site family, member 8b, GPI <text:s/>- <text:s/>glucose-6-phosphate isomerase, SCAMP5 <text:s/>- <text:s/>secretory carrier membrane protein 5, GPR3 <text:s/>- <text:s/>g protein-coupled receptor 3, IMMP1L <text:s/>- <text:s/>imp1 inner mitochondrial membrane peptidase-like (s. cerevisiae), WNT3 <text:s/>- <text:s/>wingless-type mmtv integration site family, member 3, GPR19 <text:s/>- <text:s/>g protein-coupled receptor 19, WNT6 <text:s/>- <text:s/>wingless-type mmtv integration site family, member 6, VRK1 <text:s/>- <text:s/>vaccinia related kinase 1, TRPV1 <text:s/>- <text:s/>transient receptor potential cation channel, subfamily v, member 1, OR5B12 <text:s/>- <text:s/>olfactory receptor, family 5, subfamily b, member 12, WARS <text:s/>- <text:s/>tryptophanyl-trna synthetase, OR5D13 <text:s/>- <text:s/>olfactory receptor, family 5, subfamily d, member 13, ZNF343 <text:s/>- <text:s/>zinc finger protein 343, GRB14 <text:s/>- <text:s/>growth factor receptor-bound protein 14, PLEKHF1 <text:s/>- <text:s/>pleckstrin homology domain containing, family f (with fyve domain) member 1, GPX4 <text:s/>- <text:s/>glutathione peroxidase 4, GRN <text:s/>- <text:s/>granulin, GRIN2A <text:s/>- <text:s/>glutamate receptor, ionotropic, n-methyl d-aspartate 2a, ZIC1 <text:s/>- <text:s/>zic family member 1, SF1 <text:s/>- <text:s/>splicing factor 1, ZNF711 <text:s/>- <text:s/>zinc finger protein 711, ZNF8 <text:s/>- <text:s/>zinc finger protein 8, FAM9C <text:s/>- <text:s/>family with sequence similarity 9, member c, CNBP <text:s/>- <text:s/>cchc-type zinc finger, nucleic acid binding protein, ZIC3 <text:s/>- <text:s/>zic family member 3, XRCC4 <text:s/>- <text:s/>x-ray repair complementing defective repair in chinese hamster cells 4, GSK3B <text:s/>- <text:s/>glycogen synthase kinase 3 beta, PDIA3 <text:s/>- <text:s/>protein disulfide isomerase family a, member 3, CCNK <text:s/>- <text:s/>cyclin k, HSPA1B <text:s/>- <text:s/>heat shock 70kda protein 1b, STRA13 <text:s/>- <text:s/>stimulated by retinoic acid 13, CREG1 <text:s/>- <text:s/>cellular repressor of e1a-stimulated genes 1, CHAC1 <text:s/>- <text:s/>chac, cation transport regulator homolog 1 (e. coli), TRAPPC6A <text:s/>- <text:s/>trafficking protein particle complex 6a, HRC <text:s/>- <text:s/>histidine rich calcium binding protein, ATG9A <text:s/>- <text:s/>autophagy related 9a, SPRED2 <text:s/>- <text:s/>sprouty-related, evh1 domain containing 2, APLF <text:s/>- <text:s/>aprataxin and pnkp like factor, SYNGAP1 <text:s/>- <text:s/>synaptic ras gtpase activating protein 1, ALG12 <text:s/>- <text:s/>alg12, alpha-1,6-mannosyltransferase, PER2 <text:s/>- <text:s/>period circadian clock 2, ST3GAL5 <text:s/>- <text:s/>st3 beta-galactoside alpha-2,3-sialyltransferase 5, HOXD3 <text:s/>- <text:s/>homeobox d3, HOXD1 <text:s/>- <text:s/>homeobox d1, LDB1 <text:s/>- <text:s/>lim domain binding 1, FASTKD3 <text:s/>- <text:s/>fast kinase domains 3, HOXC6 <text:s/>- <text:s/>homeobox c6, TSC22D1 <text:s/>- <text:s/>tsc22 domain family, member 1, CRTC2 <text:s/>- <text:s/>creb regulated transcription coactivator 2, HOXC9 <text:s/>- <text:s/>homeobox c9, GGCT <text:s/>- <text:s/>gamma-glutamylcyclotransferase, TXLNA <text:s/>- <text:s/>taxilin alpha, ICAM4 <text:s/>- <text:s/>intercellular adhesion molecule 4 (landsteiner-wiener blood group), GID4 <text:s/>- <text:s/>gid complex subunit 4, CENPM <text:s/>- <text:s/>centromere protein m, ARHGEF7 <text:s/>- <text:s/>rho guanine nucleotide exchange factor (gef) 7, MIS12 <text:s/>- <text:s/>mis12 kinetochore complex component, IARS <text:s/>- <text:s/>isoleucyl-trna synthetase, DDX50 <text:s/>- <text:s/>dead (asp-glu-ala-asp) box polypeptide 50, CCNA1 <text:s/>- <text:s/>cyclin a1, NABP2 <text:s/>- <text:s/>nucleic acid binding protein 2, TMEM38A <text:s/>- <text:s/>transmembrane protein 38a, TMEM201 <text:s/>- <text:s/>transmembrane protein 201, DDX54 <text:s/>- <text:s/>dead (asp-glu-ala-asp) box polypeptide 54, EIF2B2 <text:s/>- <text:s/>eukaryotic translation initiation factor 2b, subunit 2 beta, 39kda, TMEM108 <text:s/>- <text:s/>transmembrane protein 108, HERC3 <text:s/>- <text:s/>hect and rld domain containing e3 ubiquitin protein ligase 3, HERC2 <text:s/>- <text:s/>hect and rld domain containing e3 ubiquitin protein ligase 2, CACNA1G <text:s/>- <text:s/>calcium channel, voltage-dependent, t type, alpha 1g subunit, AP3D1 <text:s/>- <text:s/>adaptor-related protein complex 3, delta 1 subunit, VKORC1 <text:s/>- <text:s/>vitamin k epoxide reductase complex, subunit 1, BOLL <text:s/>- <text:s/>bol, boule-like (drosophila), HSPA1L <text:s/>- <text:s/>heat shock 70kda protein 1-like, HSPA5 <text:s/>- <text:s/>heat shock 70kda protein 5 (glucose-regulated protein, 78kda), SKAP2 <text:s/>- <text:s/>src kinase associated phosphoprotein 2, PCYOX1L <text:s/>- <text:s/>prenylcysteine oxidase 1 like, PTCH2 <text:s/>- <text:s/>patched 2, HLA-E <text:s/>- <text:s/>major histocompatibility complex, class i, e, HMGN1 <text:s/>- <text:s/>high mobility group nucleosome binding domain 1, HMGB2 <text:s/>- <text:s/>high mobility group box 2, HMGB1 <text:s/>- <text:s/>high mobility group box 1, HLX <text:s/>- <text:s/>h2.0-like homeobox, KIAA2018 <text:s/>- <text:s/>kiaa2018, TIMM10 <text:s/>- <text:s/>translocase of inner mitochondrial membrane 10 homolog (yeast), ALDH4A1 <text:s/>- <text:s/>aldehyde dehydrogenase 4 family, member a1, TNKS <text:s/>- <text:s/>tankyrase, trf1-interacting ankyrin-related adp-ribose polymerase, HLA-DRB5 <text:s/>- <text:s/>major histocompatibility complex, class ii, dr beta 5, AGO1 <text:s/>- <text:s/>argonaute risc catalytic component 1, EIF3F <text:s/>- <text:s/>eukaryotic translation initiation factor 3, subunit f, ZBTB48 <text:s/>- <text:s/>zinc finger and btb domain containing 48, VAMP4 <text:s/>- <text:s/>vesicle-associated membrane protein 4, HK2 <text:s/>- <text:s/>hexokinase 2, CDK15 <text:s/>- <text:s/>cyclin-dependent kinase 15, NOL6 <text:s/>- <text:s/>nucleolar protein 6 (rna-associated), CKAP2 <text:s/>- <text:s/>cytoskeleton associated protein 2, CDC23 <text:s/>- <text:s/>cell division cycle 23, UBE2K <text:s/>- <text:s/>ubiquitin-conjugating enzyme e2k, ELP4 <text:s/>- <text:s/>elongator acetyltransferase complex subunit 4, HIC1 <text:s/>- <text:s/>hypermethylated in cancer 1, HIF1A <text:s/>- <text:s/>hypoxia inducible factor 1, alpha subunit (basic helix-loop-helix transcription factor), TRADD <text:s/>- <text:s/>tnfrsf1a-associated via death domain, HOXB4 <text:s/>- <text:s/>homeobox b4, TSNARE1 <text:s/>- <text:s/>t-snare domain containing 1, EHF <text:s/>- <text:s/>ets homologous factor, URI1 <text:s/>- <text:s/>uri1, prefoldin-like chaperone, HOXC4 <text:s/>- <text:s/>homeobox c4, GBF1 <text:s/>- <text:s/>golgi brefeldin a resistant guanine nucleotide exchange factor 1, FABP9 <text:s/>- <text:s/>fatty acid binding protein 9, testis, HNRNPL <text:s/>- <text:s/>heterogeneous nuclear ribonucleoprotein l, MRPS15 <text:s/>- <text:s/>mitochondrial ribosomal protein s15, HOXA4 <text:s/>- <text:s/>homeobox a4, TINF2 <text:s/>- <text:s/>terf1 (trf1)-interacting nuclear factor 2, MRPL41 <text:s/>- <text:s/>mitochondrial ribosomal protein l41, FGF20 <text:s/>- <text:s/>fibroblast growth factor 20, HOXA6 <text:s/>- <text:s/>homeobox a6, EFCAB6 <text:s/>- <text:s/>ef-hand calcium binding domain 6, CDS2 <text:s/>- <text:s/>cdp-diacylglycerol synthase (phosphatidate cytidylyltransferase) 2, RAB11A <text:s/>- <text:s/>rab11a, member ras oncogene family, HNRNPA1 <text:s/>- <text:s/>heterogeneous nuclear ribonucleoprotein a1, HNRNPC <text:s/>- <text:s/>heterogeneous nuclear ribonucleoprotein c (c1/c2), HNRNPAB <text:s/>- <text:s/>heterogeneous nuclear ribonucleoprotein a/b, ISL2 <text:s/>- <text:s/>isl lim homeobox 2, NAPA <text:s/>- <text:s/>n-ethylmaleimide-sensitive factor attachment protein, alpha, SPATA24 <text:s/>- <text:s/>spermatogenesis associated 24, HMGCR <text:s/>- <text:s/>3-hydroxy-3-methylglutaryl-coa reductase, HMGCS1 <text:s/>- <text:s/>3-hydroxy-3-methylglutaryl-coa synthase 1 (soluble), RGS9 <text:s/>- <text:s/>regulator of g-protein signaling 9, HMX2 <text:s/>- <text:s/>h6 family homeobox 2, CEP85 <text:s/>- <text:s/>centrosomal protein 85kda, FOXK2 <text:s/>- <text:s/>forkhead box k2, RMND5A <text:s/>- <text:s/>required for meiotic nuclear division 5 homolog a (s. cerevisiae), KCNAB2 <text:s/>- <text:s/>potassium voltage-gated channel, shaker-related subfamily, beta member 2, TOX3 <text:s/>- <text:s/>tox high mobility group box family member 3, ENC1 <text:s/>- <text:s/>ectodermal-neural cortex 1 (with btb domain), AEN <text:s/>- <text:s/>apoptosis enhancing nuclease, RBMX <text:s/>- <text:s/>rna binding motif protein, x-linked, PKP4 <text:s/>- <text:s/>plakophilin 4, PIK3R3 <text:s/>- <text:s/>phosphoinositide-3-kinase, regulatory subunit 3 (gamma), INHBC <text:s/>- <text:s/>inhibin, beta c, PPFIA1 <text:s/>- <text:s/>protein tyrosine phosphatase, receptor type, f polypeptide (ptprf), interacting protein (liprin), alpha 1, ZNF574 <text:s/>- <text:s/>zinc finger protein 574, POLL <text:s/>- <text:s/>polymerase (dna directed), lambda, ILF2 <text:s/>- <text:s/>interleukin enhancer binding factor 2, UBE2S <text:s/>- <text:s/>ubiquitin-conjugating enzyme e2s, CDC14B <text:s/>- <text:s/>cell division cycle 14b, IL4 <text:s/>- <text:s/>interleukin 4, METTL17 <text:s/>- <text:s/>methyltransferase like 17, CECR5 <text:s/>- <text:s/>cat eye syndrome chromosome region, candidate 5, PIR <text:s/>- <text:s/>pirin (iron-binding nuclear protein), PPFIA3 <text:s/>- <text:s/>protein tyrosine phosphatase, receptor type, f polypeptide (ptprf), interacting protein (liprin), alpha 3, MAT2B <text:s/>- <text:s/>methionine adenosyltransferase ii, beta, SP9 <text:s/>- <text:s/>sp9 transcription factor, IL6ST <text:s/>- <text:s/>interleukin 6 signal transducer (gp130, oncostatin m receptor), ALDH8A1 <text:s/>- <text:s/>aldehyde dehydrogenase 8 family, member a1, IRS1 <text:s/>- <text:s/>insulin receptor substrate 1, TYSND1 <text:s/>- <text:s/>trypsin domain containing 1, ZNF25 <text:s/>- <text:s/>zinc finger protein 25, ISL1 <text:s/>- <text:s/>isl lim homeobox 1, KHSRP <text:s/>- <text:s/>kh-type splicing regulatory protein, OR6T1 <text:s/>- <text:s/>olfactory receptor, family 6, subfamily t, member 1, POLR1E <text:s/>- <text:s/>polymerase (rna) i polypeptide e, 53kda, SPATA19 <text:s/>- <text:s/>spermatogenesis associated 19, TPCN2 <text:s/>- <text:s/>two pore segment channel 2, GZF1 <text:s/>- <text:s/>gdnf-inducible zinc finger protein 1, INSIG1 <text:s/>- <text:s/>insulin induced gene 1, HSD17B6 <text:s/>- <text:s/>hydroxysteroid (17-beta) dehydrogenase 6, RND1 <text:s/>- <text:s/>rho family gtpase 1, INSM1 <text:s/>- <text:s/>insulinoma-associated 1, PCDH17 <text:s/>- <text:s/>protocadherin 17, MPP5 <text:s/>- <text:s/>membrane protein, palmitoylated 5 (maguk p55 subfamily member 5), CXCL10 <text:s/>- <text:s/>chemokine (c-x-c motif) ligand 10, KLHL25 <text:s/>- <text:s/>kelch-like family member 25, APEX2 <text:s/>- <text:s/>apex nuclease (apurinic/apyrimidinic endonuclease) 2, PPAP2A <text:s/>- <text:s/>phosphatidic acid phosphatase type 2a, IRF6 <text:s/>- <text:s/>interferon regulatory factor 6, TNFSF11 <text:s/>- <text:s/>tumor necrosis factor (ligand) superfamily, member 11, MED19 <text:s/>- <text:s/>mediator complex subunit 19, FOLH1B <text:s/>- <text:s/>folate hydrolase 1b, HIST1H2BC <text:s/>- <text:s/>histone cluster 1, h2bc, HIST1H2BO <text:s/>- <text:s/>histone cluster 1, h2bo, TAF5L <text:s/>- <text:s/>taf5-like rna polymerase ii, p300/cbp-associated factor (pcaf)-associated factor, 65kda, RFWD2 <text:s/>- <text:s/>ring finger and wd repeat domain 2, e3 ubiquitin protein ligase, PDE7B <text:s/>- <text:s/>phosphodiesterase 7b, LNX2 <text:s/>- <text:s/>ligand of numb-protein x 2, ATP5S <text:s/>- <text:s/>atp synthase, h+ transporting, mitochondrial fo complex, subunit s (factor b), TFB2M <text:s/>- <text:s/>transcription factor b2, mitochondrial, HIST1H2AC <text:s/>- <text:s/>histone cluster 1, h2ac, LHX5 <text:s/>- <text:s/>lim homeobox 5, HIST1H2BH <text:s/>- <text:s/>histone cluster 1, h2bh, INVS <text:s/>- <text:s/>inversin, HIST1H2BM <text:s/>- <text:s/>histone cluster 1, h2bm, BRPF3 <text:s/>- <text:s/>bromodomain and phd finger containing, 3, ID1 <text:s/>- <text:s/>inhibitor of dna binding 1, dominant negative helix-loop-helix protein, INTU <text:s/>- <text:s/>inturned planar cell polarity protein, SOX14 <text:s/>- <text:s/>sry (sex determining region y)-box 14, GLS2 <text:s/>- <text:s/>glutaminase 2 (liver, mitochondrial), ID4 <text:s/>- <text:s/>inhibitor of dna binding 4, dominant negative helix-loop-helix protein, PIP4K2B <text:s/>- <text:s/>phosphatidylinositol-5-phosphate 4-kinase, type ii, beta, RRAGC <text:s/>- <text:s/>ras-related gtp binding c, LTBP4 <text:s/>- <text:s/>latent transforming growth factor beta binding protein 4, OARD1 <text:s/>- <text:s/>o-acyl-adp-ribose deacylase 1, NCK2 <text:s/>- <text:s/>nck adaptor protein 2, ZBTB9 <text:s/>- <text:s/>zinc finger and btb domain containing 9, USP21 <text:s/>- <text:s/>ubiquitin specific peptidase 21, EEA1 <text:s/>- <text:s/>early endosome antigen 1, FGF22 <text:s/>- <text:s/>fibroblast growth factor 22, HIST1H2AA <text:s/>- <text:s/>histone cluster 1, h2aa, RBM24 <text:s/>- <text:s/>rna binding motif protein 24, MCCC2 <text:s/>- <text:s/>methylcrotonoyl-coa carboxylase 2 (beta), FOXB1 <text:s/>- <text:s/>forkhead box b1, JMJD1C <text:s/>- <text:s/>jumonji domain containing 1c, IRS4 <text:s/>- <text:s/>insulin receptor substrate 4, NEUROG2 <text:s/>- <text:s/>neurogenin 2, GHITM <text:s/>- <text:s/>growth hormone inducible transmembrane protein, B9D1 <text:s/>- <text:s/>b9 protein domain 1, CUL3 <text:s/>- <text:s/>cullin 3, TSPAN13 <text:s/>- <text:s/>tetraspanin 13, NT5DC1 <text:s/>- <text:s/>5'-nucleotidase domain containing 1, TTF2 <text:s/>- <text:s/>transcription termination factor, rna polymerase ii, DMRTC2 <text:s/>- <text:s/>dmrt-like family c2, KLF11 <text:s/>- <text:s/>kruppel-like factor 11, TPST1 <text:s/>- <text:s/>tyrosylprotein sulfotransferase 1, MEX3C <text:s/>- <text:s/>mex-3 rna binding family member c, LHX1 <text:s/>- <text:s/>lim homeobox 1, PLAC8 <text:s/>- <text:s/>placenta-specific 8, KIF20B <text:s/>- <text:s/>kinesin family member 20b, PDIA4 <text:s/>- <text:s/>protein disulfide isomerase family a, member 4, ZDHHC3 <text:s/>- <text:s/>zinc finger, dhhc-type containing 3, CYP39A1 <text:s/>- <text:s/>cytochrome p450, family 39, subfamily a, polypeptide 1, LGALS1 <text:s/>- <text:s/>lectin, galactoside-binding, soluble, 1, LFNG <text:s/>- <text:s/>lfng o-fucosylpeptide 3-beta-n-acetylglucosaminyltransferase, TRAF4 <text:s/>- <text:s/>tnf receptor-associated factor 4, SYVN1 <text:s/>- <text:s/>synovial apoptosis inhibitor 1, synoviolin, BFAR <text:s/>- <text:s/>bifunctional apoptosis regulator, ECSIT <text:s/>- <text:s/>ecsit signalling integrator, ZMAT1 <text:s/>- <text:s/>zinc finger, matrin-type 1, LPL <text:s/>- <text:s/>lipoprotein lipase, PIP5KL1 <text:s/>- <text:s/>phosphatidylinositol-4-phosphate 5-kinase-like 1, UBAP1 <text:s/>- <text:s/>ubiquitin associated protein 1, ADHFE1 <text:s/>- <text:s/>alcohol dehydrogenase, iron containing, 1, LIPA <text:s/>- <text:s/>lipase a, lysosomal acid, cholesterol esterase, BCAR1 <text:s/>- <text:s/>breast cancer anti-estrogen resistance 1, LIMK2 <text:s/>- <text:s/>lim domain kinase 2, IER5 <text:s/>- <text:s/>immediate early response 5, LMAN1 <text:s/>- <text:s/>lectin, mannose-binding, 1, LETM2 <text:s/>- <text:s/>leucine zipper-ef-hand containing transmembrane protein 2, KRT19 <text:s/>- <text:s/>keratin 19, ANAPC5 <text:s/>- <text:s/>anaphase promoting complex subunit 5, PIH1D3 <text:s/>- <text:s/>pih1 domain containing 3, SPTLC2 <text:s/>- <text:s/>serine palmitoyltransferase, long chain base subunit 2, TBPL1 <text:s/>- <text:s/>tbp-like 1, VGLL1 <text:s/>- <text:s/>vestigial like 1 (drosophila), EEF1E1 <text:s/>- <text:s/>eukaryotic translation elongation factor 1 epsilon 1, COMMD10 <text:s/>- <text:s/>comm domain containing 10, NT5C1A <text:s/>- <text:s/>5'-nucleotidase, cytosolic ia, ACTL6B <text:s/>- <text:s/>actin-like 6b, PCYT1B <text:s/>- <text:s/>phosphate cytidylyltransferase 1, choline, beta, UBR5 <text:s/>- <text:s/>ubiquitin protein ligase e3 component n-recognin 5, STMN1 <text:s/>- <text:s/>stathmin 1, SNX7 <text:s/>- <text:s/>sorting nexin 7, ONECUT2 <text:s/>- <text:s/>one cut homeobox 2, SLC25A27 <text:s/>- <text:s/>solute carrier family 25, member 27, DACT1 <text:s/>- <text:s/>dishevelled-binding antagonist of beta-catenin 1, AFF3 <text:s/>- <text:s/>af4/fmr2 family, member 3, KIF23 <text:s/>- <text:s/>kinesin family member 23, SLC4A8 <text:s/>- <text:s/>solute carrier family 4, sodium bicarbonate cotransporter, member 8, LAMB3 <text:s/>- <text:s/>laminin, beta 3, CHD6 <text:s/>- <text:s/>chromodomain helicase dna binding protein 6, POLR1B <text:s/>- <text:s/>polymerase (rna) i polypeptide b, 128kda, MED23 <text:s/>- <text:s/>mediator complex subunit 23, ASB7 <text:s/>- <text:s/>ankyrin repeat and socs box containing 7, KIF3C <text:s/>- <text:s/>kinesin family member 3c, GTF2IRD2 <text:s/>- <text:s/>gtf2i repeat domain containing 2, KIF5B <text:s/>- <text:s/>kinesin family member 5b, RASAL2 <text:s/>- <text:s/>ras protein activator like 2, SDF4 <text:s/>- <text:s/>stromal cell derived factor 4, HSD17B12 <text:s/>- <text:s/>hydroxysteroid (17-beta) dehydrogenase 12, MEX3B <text:s/>- <text:s/>mex-3 rna binding family member b, KCNN2 <text:s/>- <text:s/>potassium intermediate/small conductance calcium-activated channel, subfamily n, member 2, SETD3 <text:s/>- <text:s/>set domain containing 3, FAR1 <text:s/>- <text:s/>fatty acyl coa reductase 1, IPO5 <text:s/>- <text:s/>importin 5, TNPO1 <text:s/>- <text:s/>transportin 1, KPNA4 <text:s/>- <text:s/>karyopherin alpha 4 (importin alpha 3), KPNA2 <text:s/>- <text:s/>karyopherin alpha 2 (rag cohort 1, importin alpha 1), KPNB1 <text:s/>- <text:s/>karyopherin (importin) beta 1, SBDS <text:s/>- <text:s/>shwachman-bodian-diamond syndrome, LIPG <text:s/>- <text:s/>lipase, endothelial, RASA4B <text:s/>- <text:s/>ras p21 protein activator 4b, ZBTB46 <text:s/>- <text:s/>zinc finger and btb domain containing 46, TRAPPC12 <text:s/>- <text:s/>trafficking protein particle complex 12, MED21 <text:s/>- <text:s/>mediator complex subunit 21, KIT <text:s/>- <text:s/>v-kit hardy-zuckerman 4 feline sarcoma viral oncogene homolog, PEX16 <text:s/>- <text:s/>peroxisomal biogenesis factor 16, NEK7 <text:s/>- <text:s/>nima-related kinase 7, SNRNP40 <text:s/>- <text:s/>small nuclear ribonucleoprotein 40kda (u5), MECR <text:s/>- <text:s/>mitochondrial trans-2-enoyl-coa reductase, ZRANB2 <text:s/>- <text:s/>zinc finger, ran-binding domain containing 2, RPAIN <text:s/>- <text:s/>rpa interacting protein, RNF181 <text:s/>- <text:s/>ring finger protein 181, MRPL37 <text:s/>- <text:s/>mitochondrial ribosomal protein l37, RAB33A <text:s/>- <text:s/>rab33a, member ras oncogene family, POLDIP3 <text:s/>- <text:s/>polymerase (dna-directed), delta interacting protein 3, MRPL51 <text:s/>- <text:s/>mitochondrial ribosomal protein l51, JUN <text:s/>- <text:s/>jun proto-oncogene, JARID2 <text:s/>- <text:s/>jumonji, at rich interactive domain 2, JUNB <text:s/>- <text:s/>jun b proto-oncogene, VRK3 <text:s/>- <text:s/>vaccinia related kinase 3, MACROD2 <text:s/>- <text:s/>macro domain containing 2, CRIM1 <text:s/>- <text:s/>cysteine rich transmembrane bmp regulator 1 (chordin-like), UBE2F <text:s/>- <text:s/>ubiquitin-conjugating enzyme e2f (putative), NRXN2 <text:s/>- <text:s/>neurexin 2, ZDHHC16 <text:s/>- <text:s/>zinc finger, dhhc-type containing 16, ING5 <text:s/>- <text:s/>inhibitor of growth family, member 5, SLC25A33 <text:s/>- <text:s/>solute carrier family 25 (pyrimidine nucleotide carrier), member 33, ABI3 <text:s/>- <text:s/>abi family, member 3, ITPR2 <text:s/>- <text:s/>inositol 1,4,5-trisphosphate receptor, type 2, KCNJ14 <text:s/>- <text:s/>potassium inwardly-rectifying channel, subfamily j, member 14, TRIP10 <text:s/>- <text:s/>thyroid hormone receptor interactor 10, KCNJ13 <text:s/>- <text:s/>potassium inwardly-rectifying channel, subfamily j, member 13, GTF3C5 <text:s/>- <text:s/>general transcription factor iiic, polypeptide 5, 63kda, ZNF397 <text:s/>- <text:s/>zinc finger protein 397, HMGN3 <text:s/>- <text:s/>high mobility group nucleosomal binding domain 3, PHF6 <text:s/>- <text:s/>phd finger protein 6, KRT72 <text:s/>- <text:s/>keratin 72, SARNP <text:s/>- <text:s/>sap domain containing ribonucleoprotein, KCNA7 <text:s/>- <text:s/>potassium voltage-gated channel, shaker-related subfamily, member 7, ZNF280B <text:s/>- <text:s/>zinc finger protein 280b, MIP <text:s/>- <text:s/>major intrinsic protein of lens fiber, CXCL9 <text:s/>- <text:s/>chemokine (c-x-c motif) ligand 9, RAB8B <text:s/>- <text:s/>rab8b, member ras oncogene family, MID1 <text:s/>- <text:s/>midline 1 (opitz/bbb syndrome), MAP3K10 <text:s/>- <text:s/>mitogen-activated protein kinase kinase kinase 10, MLH1 <text:s/>- <text:s/>mutl homolog 1, colon cancer, nonpolyposis type 2 (e. coli), PIWIL1 <text:s/>- <text:s/>piwi-like rna-mediated gene silencing 1, MAP3K9 <text:s/>- <text:s/>mitogen-activated protein kinase kinase kinase 9, KDM3B <text:s/>- <text:s/>lysine (k)-specific demethylase 3b, TBC1D10A <text:s/>- <text:s/>tbc1 domain family, member 10a, CYTH2 <text:s/>- <text:s/>cytohesin 2, MLLT1 <text:s/>- <text:s/>myeloid/lymphoid or mixed-lineage leukemia (trithorax homolog, drosophila); translocated to, 1, BRIP1 <text:s/>- <text:s/>brca1 interacting protein c-terminal helicase 1, GPR50 <text:s/>- <text:s/>g protein-coupled receptor 50, NUMBL <text:s/>- <text:s/>numb homolog (drosophila)-like, RPS6KA5 <text:s/>- <text:s/>ribosomal protein s6 kinase, 90kda, polypeptide 5, SUFU <text:s/>- <text:s/>suppressor of fused homolog (drosophila), NCALD <text:s/>- <text:s/>neurocalcin delta, STK17B <text:s/>- <text:s/>serine/threonine kinase 17b, VPS29 <text:s/>- <text:s/>vacuolar protein sorting 29 homolog (s. cerevisiae), PADI3 <text:s/>- <text:s/>peptidyl arginine deiminase, type iii, MN1 <text:s/>- <text:s/>meningioma (disrupted in balanced translocation) 1, RAB11B <text:s/>- <text:s/>rab11b, member ras oncogene family, CACUL1 <text:s/>- <text:s/>cdk2-associated, cullin domain 1, ALDH6A1 <text:s/>- <text:s/>aldehyde dehydrogenase 6 family, member a1, MNT <text:s/>- <text:s/>mnt, max dimerization protein, MOCS1 <text:s/>- <text:s/>molybdenum cofactor synthesis 1, UPB1 <text:s/>- <text:s/>ureidopropionase, beta, ZMYM5 <text:s/>- <text:s/>zinc finger, mym-type 5, SESN3 <text:s/>- <text:s/>sestrin 3, ZMYM3 <text:s/>- <text:s/>zinc finger, mym-type 3, AURKB <text:s/>- <text:s/>aurora kinase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96</text:p>
          </table:table-cell>
          <table:table-cell office:value-type="string" calcext:value-type="string">
            <text:p>organelle organization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16" calcext:value-type="float">
            <text:p>0.016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1738" calcext:value-type="float">
            <text:p>1738</text:p>
          </table:table-cell>
          <table:table-cell office:value-type="float" office:value="2003" calcext:value-type="float">
            <text:p>200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MAPRE1 <text:s/>- <text:s/>microtubule-associated protein, rp/eb family, member 1, BNIP3 <text:s/>- <text:s/>bcl2/adenovirus e1b 19kda interacting protein 3, BNIP3L <text:s/>- <text:s/>bcl2/adenovirus e1b 19kda interacting protein 3-like, MARK2 <text:s/>- <text:s/>map/microtubule affinity-regulating kinase 2, STRA13 <text:s/>- <text:s/>stimulated by retinoic acid 13, CEP89 <text:s/>- <text:s/>centrosomal protein 89kda, MAEA <text:s/>- <text:s/>macrophage erythroblast attacher, APC2 <text:s/>- <text:s/>adenomatosis polyposis coli 2, GORAB <text:s/>- <text:s/>golgin, rab6-interacting, FBXO18 <text:s/>- <text:s/>f-box protein, helicase, 18, RFX2 <text:s/>- <text:s/>regulatory factor x, 2 (influences hla class ii expression), FAM73B <text:s/>- <text:s/>family with sequence similarity 73, member b, SEPT4 <text:s/>- <text:s/>septin 4, TRAPPC6A <text:s/>- <text:s/>trafficking protein particle complex 6a, RACGAP1 <text:s/>- <text:s/>rac gtpase activating protein 1, CDC42BPG <text:s/>- <text:s/>cdc42 binding protein kinase gamma (dmpk-like), EPAS1 <text:s/>- <text:s/>endothelial pas domain protein 1, RECQL <text:s/>- <text:s/>recq protein-like (dna helicase q1-like), LFNG <text:s/>- <text:s/>lfng o-fucosylpeptide 3-beta-n-acetylglucosaminyltransferase, WASF2 <text:s/>- <text:s/>was protein family, member 2, YWHAQ <text:s/>- <text:s/>tyrosine 3-monooxygenase/tryptophan 5-monooxygenase activation protein, theta polypeptide, KIF27 <text:s/>- <text:s/>kinesin family member 27, SPC24 <text:s/>- <text:s/>spc24, ndc80 kinetochore complex component, BFSP1 <text:s/>- <text:s/>beaded filament structural protein 1, filensin, ATG9A <text:s/>- <text:s/>autophagy related 9a, STMN4 <text:s/>- <text:s/>stathmin-like 4, MAEL <text:s/>- <text:s/>maelstrom spermatogenic transposon silencer, PLK1 <text:s/>- <text:s/>polo-like kinase 1, TPX2 <text:s/>- <text:s/>tpx2, microtubule-associated, PPP1R12A <text:s/>- <text:s/>protein phosphatase 1, regulatory subunit 12a, SOX9 <text:s/>- <text:s/>sry (sex determining region y)-box 9, NPHP4 <text:s/>- <text:s/>nephronophthisis 4, BLM <text:s/>- <text:s/>bloom syndrome, recq helicase-like, TTK <text:s/>- <text:s/>ttk protein kinase, POLD4 <text:s/>- <text:s/>polymerase (dna-directed), delta 4, accessory subunit, SON <text:s/>- <text:s/>son dna binding protein, CEP152 <text:s/>- <text:s/>centrosomal protein 152kda, LDB1 <text:s/>- <text:s/>lim domain binding 1, LMAN1 <text:s/>- <text:s/>lectin, mannose-binding, 1, TRDN <text:s/>- <text:s/>triadin, KRT19 <text:s/>- <text:s/>keratin 19, GGCT <text:s/>- <text:s/>gamma-glutamylcyclotransferase, NDE1 <text:s/>- <text:s/>nude neurodevelopment protein 1, CENPM <text:s/>- <text:s/>centromere protein m, HIST3H3 <text:s/>- <text:s/>histone cluster 3, h3, SNCA <text:s/>- <text:s/>synuclein, alpha (non a4 component of amyloid precursor), DYSF <text:s/>- <text:s/>dysferlin, limb girdle muscular dystrophy 2b (autosomal recessive), ARHGEF7 <text:s/>- <text:s/>rho guanine nucleotide exchange factor (gef) 7, MYH10 <text:s/>- <text:s/>myosin, heavy chain 10, non-muscle, FMNL1 <text:s/>- <text:s/>formin-like 1, MIS12 <text:s/>- <text:s/>mis12 kinetochore complex component, SNX11 <text:s/>- <text:s/>sorting nexin 11, TBPL1 <text:s/>- <text:s/>tbp-like 1, C21orf2 <text:s/>- <text:s/>chromosome 21 open reading frame 2, CCNA1 <text:s/>- <text:s/>cyclin a1, STX6 <text:s/>- <text:s/>syntaxin 6, TP53INP2 <text:s/>- <text:s/>tumor protein p53 inducible nuclear protein 2, CELSR3 <text:s/>- <text:s/>cadherin, egf lag seven-pass g-type receptor 3, CNN3 <text:s/>- <text:s/>calponin 3, acidic, CNN2 <text:s/>- <text:s/>calponin 2, ACTL6B <text:s/>- <text:s/>actin-like 6b, TMEM108 <text:s/>- <text:s/>transmembrane protein 108, BUB1 <text:s/>- <text:s/>bub1 mitotic checkpoint serine/threonine kinase, POLRMT <text:s/>- <text:s/>polymerase (rna) mitochondrial (dna directed), ADD3 <text:s/>- <text:s/>adducin 3 (gamma), STMN1 <text:s/>- <text:s/>stathmin 1, ATCAY <text:s/>- <text:s/>ataxia, cerebellar, cayman type, SNX7 <text:s/>- <text:s/>sorting nexin 7, SPRY2 <text:s/>- <text:s/>sprouty homolog 2 (drosophila), HELB <text:s/>- <text:s/>helicase (dna) b, ONECUT2 <text:s/>- <text:s/>one cut homeobox 2, KIF20A <text:s/>- <text:s/>kinesin family member 20a, KIF23 <text:s/>- <text:s/>kinesin family member 23, AP3D1 <text:s/>- <text:s/>adaptor-related protein complex 3, delta 1 subunit, AKAP8 <text:s/>- <text:s/>a kinase (prka) anchor protein 8, POLA1 <text:s/>- <text:s/>polymerase (dna directed), alpha 1, catalytic subunit, BLOC1S3 <text:s/>- <text:s/>biogenesis of lysosomal organelles complex-1, subunit 3, POLR1B <text:s/>- <text:s/>polymerase (rna) i polypeptide b, 128kda, ACOT8 <text:s/>- <text:s/>acyl-coa thioesterase 8, TTLL5 <text:s/>- <text:s/>tubulin tyrosine ligase-like family, member 5, ARHGAP26 <text:s/>- <text:s/>rho gtpase activating protein 26, HMGB2 <text:s/>- <text:s/>high mobility group box 2, HMGB1 <text:s/>- <text:s/>high mobility group box 1, ATG4A <text:s/>- <text:s/>autophagy related 4a, cysteine peptidase, SYT1 <text:s/>- <text:s/>synaptotagmin i, FANCA <text:s/>- <text:s/>fanconi anemia, complementation group a, KIF5B <text:s/>- <text:s/>kinesin family member 5b, PRIM1 <text:s/>- <text:s/>primase, dna, polypeptide 1 (49kda), BCL2L11 <text:s/>- <text:s/>bcl2-like 11 (apoptosis facilitator), VPS35 <text:s/>- <text:s/>vacuolar protein sorting 35 homolog (s. cerevisiae), TIMM10 <text:s/>- <text:s/>translocase of inner mitochondrial membrane 10 homolog (yeast), SUN2 <text:s/>- <text:s/>sad1 and unc84 domain containing 2, FANCD2 <text:s/>- <text:s/>fanconi anemia, complementation group d2, PTK2B <text:s/>- <text:s/>protein tyrosine kinase 2 beta, CENPI <text:s/>- <text:s/>centromere protein i, TNKS <text:s/>- <text:s/>tankyrase, trf1-interacting ankyrin-related adp-ribose polymerase, RAD54B <text:s/>- <text:s/>rad54 homolog b (s. cerevisiae), TACC3 <text:s/>- <text:s/>transforming, acidic coiled-coil containing protein 3, RPA2 <text:s/>- <text:s/>replication protein a2, 32kda, CAPZB <text:s/>- <text:s/>capping protein (actin filament) muscle z-line, beta, ZBTB48 <text:s/>- <text:s/>zinc finger and btb domain containing 48, STXBP1 <text:s/>- <text:s/>syntaxin binding protein 1, STX5 <text:s/>- <text:s/>syntaxin 5, POGZ <text:s/>- <text:s/>pogo transposable element with znf domain, ATG2A <text:s/>- <text:s/>autophagy related 2a, VAMP4 <text:s/>- <text:s/>vesicle-associated membrane protein 4, HK2 <text:s/>- <text:s/>hexokinase 2, USP30 <text:s/>- <text:s/>ubiquitin specific peptidase 30, VIM <text:s/>- <text:s/>vimentin, PPP2R1A <text:s/>- <text:s/>protein phosphatase 2, regulatory subunit a, alpha, SBDS <text:s/>- <text:s/>shwachman-bodian-diamond syndrome, KPNB1 <text:s/>- <text:s/>karyopherin (importin) beta 1, LAMTOR1 <text:s/>- <text:s/>late endosomal/lysosomal adaptor, mapk and mtor activator 1, FGD6 <text:s/>- <text:s/>fyve, rhogef and ph domain containing 6, UVRAG <text:s/>- <text:s/>uv radiation resistance associated, CALM3 <text:s/>- <text:s/>calmodulin 3 (phosphorylase kinase, delta), TCTN2 <text:s/>- <text:s/>tectonic family member 2, TUBA1C <text:s/>- <text:s/>tubulin, alpha 1c, VCP <text:s/>- <text:s/>valosin containing protein, KIT <text:s/>- <text:s/>v-kit hardy-zuckerman 4 feline sarcoma viral oncogene homolog, PEX16 <text:s/>- <text:s/>peroxisomal biogenesis factor 16, NEK7 <text:s/>- <text:s/>nima-related kinase 7, AURKA <text:s/>- <text:s/>aurora kinase a, TDRKH <text:s/>- <text:s/>tudor and kh domain containing, TSNARE1 <text:s/>- <text:s/>t-snare domain containing 1, JUN <text:s/>- <text:s/>jun proto-oncogene, NCAPD2 <text:s/>- <text:s/>non-smc condensin i complex, subunit d2, FMNL2 <text:s/>- <text:s/>formin-like 2, STAT3 <text:s/>- <text:s/>signal transducer and activator of transcription 3 (acute-phase response factor), GBF1 <text:s/>- <text:s/>golgi brefeldin a resistant guanine nucleotide exchange factor 1, UBB <text:s/>- <text:s/>ubiquitin b, FABP9 <text:s/>- <text:s/>fatty acid binding protein 9, testis, ELAC2 <text:s/>- <text:s/>elac ribonuclease z 2, SLC25A33 <text:s/>- <text:s/>solute carrier family 25 (pyrimidine nucleotide carrier), member 33, TUBB4B <text:s/>- <text:s/>tubulin, beta 4b class ivb, TINF2 <text:s/>- <text:s/>terf1 (trf1)-interacting nuclear factor 2, ASPM <text:s/>- <text:s/>asp (abnormal spindle) homolog, microcephaly associated (drosophila), NHP2 <text:s/>- <text:s/>nhp2 ribonucleoprotein, HMGA2 <text:s/>- <text:s/>high mobility group at-hook 2, TRIP10 <text:s/>- <text:s/>thyroid hormone receptor interactor 10, TRIM59 <text:s/>- <text:s/>tripartite motif containing 59, EPB41 <text:s/>- <text:s/>erythrocyte membrane protein band 4.1 (elliptocytosis 1, rh-linked), RAB11A <text:s/>- <text:s/>rab11a, member ras oncogene family, SORT1 <text:s/>- <text:s/>sortilin 1, CISD2 <text:s/>- <text:s/>cdgsh iron sulfur domain 2, ZNF830 <text:s/>- <text:s/>zinc finger protein 830, MYH14 <text:s/>- <text:s/>myosin, heavy chain 14, non-muscle, NAPA <text:s/>- <text:s/>n-ethylmaleimide-sensitive factor attachment protein, alpha, PRKCZ <text:s/>- <text:s/>protein kinase c, zeta, CCDC88A <text:s/>- <text:s/>coiled-coil domain containing 88a, SAMM50 <text:s/>- <text:s/>samm50 sorting and assembly machinery component, REC8 <text:s/>- <text:s/>rec8 meiotic recombination protein, RBX1 <text:s/>- <text:s/>ring-box 1, e3 ubiquitin protein ligase, SLC25A6 <text:s/>- <text:s/>solute carrier family 25 (mitochondrial carrier; adenine nucleotide translocator), member 6, SLC25A4 <text:s/>- <text:s/>solute carrier family 25 (mitochondrial carrier; adenine nucleotide translocator), member 4, GAS8 <text:s/>- <text:s/>growth arrest-specific 8, RTN4 <text:s/>- <text:s/>reticulon 4, ERBB4 <text:s/>- <text:s/>v-erb-b2 avian erythroblastic leukemia viral oncogene homolog 4, HORMAD2 <text:s/>- <text:s/>horma domain containing 2, PRMT5 <text:s/>- <text:s/>protein arginine methyltransferase 5, MTO1 <text:s/>- <text:s/>mitochondrial trna translation optimization 1, ERCC2 <text:s/>- <text:s/>excision repair cross-complementing rodent repair deficiency, complementation group 2, PRKAR1A <text:s/>- <text:s/>protein kinase, camp-dependent, regulatory, type i, alpha, ANK3 <text:s/>- <text:s/>ankyrin 3, node of ranvier (ankyrin g), EPS15 <text:s/>- <text:s/>epidermal growth factor receptor pathway substrate 15, PHLDB2 <text:s/>- <text:s/>pleckstrin homology-like domain, family b, member 2, CDC20 <text:s/>- <text:s/>cell division cycle 20, CDK1 <text:s/>- <text:s/>cyclin-dependent kinase 1, ATXN2L <text:s/>- <text:s/>ataxin 2-like, TUBA3D <text:s/>- <text:s/>tubulin, alpha 3d, ZNF385A <text:s/>- <text:s/>zinc finger protein 385a, BRWD3 <text:s/>- <text:s/>bromodomain and wd repeat domain containing 3, RAB8B <text:s/>- <text:s/>rab8b, member ras oncogene family, MID1 <text:s/>- <text:s/>midline 1 (opitz/bbb syndrome), CDC25B <text:s/>- <text:s/>cell division cycle 25b, TMEM33 <text:s/>- <text:s/>transmembrane protein 33, ELMO1 <text:s/>- <text:s/>engulfment and cell motility 1, MLH1 <text:s/>- <text:s/>mutl homolog 1, colon cancer, nonpolyposis type 2 (e. coli), CYTH2 <text:s/>- <text:s/>cytohesin 2, FOPNL <text:s/>- <text:s/>fgfr1op n-terminal like, ARC <text:s/>- <text:s/>activity-regulated cytoskeleton-associated protein, FARP2 <text:s/>- <text:s/>ferm, rhogef and pleckstrin domain protein 2, MAP7D3 <text:s/>- <text:s/>map7 domain containing 3, CHP1 <text:s/>- <text:s/>calcineurin-like ef-hand protein 1, CDC14B <text:s/>- <text:s/>cell division cycle 14b, BRIP1 <text:s/>- <text:s/>brca1 interacting protein c-terminal helicase 1, MTFR2 <text:s/>- <text:s/>mitochondrial fission regulator 2, NCAPD3 <text:s/>- <text:s/>non-smc condensin ii complex, subunit d3, SGOL2 <text:s/>- <text:s/>shugoshin-like 2 (s. pombe), CHEK2 <text:s/>- <text:s/>checkpoint kinase 2, GOLPH3L <text:s/>- <text:s/>golgi phosphoprotein 3-like, TUBA3E <text:s/>- <text:s/>tubulin, alpha 3e, KDM3A <text:s/>- <text:s/>lysine (k)-specific demethylase 3a, ZMYM5 <text:s/>- <text:s/>zinc finger, mym-type 5, ZMYM3 <text:s/>- <text:s/>zinc finger, mym-type 3, DCTN2 <text:s/>- <text:s/>dynactin 2 (p50), AURKB <text:s/>- <text:s/>aurora kinase b, PDGFRB <text:s/>- <text:s/>platelet-derived growth factor receptor, beta polypeptide, SYNE1 <text:s/>- <text:s/>spectrin repeat containing, nuclear envelope 1, SKA2 <text:s/>- <text:s/>spindle and kinetochore associated complex subunit 2, NUMA1 <text:s/>- <text:s/>nuclear mitotic apparatus protein 1, BUB3 <text:s/>- <text:s/>bub3 mitotic checkpoint protein, KIAA0101 <text:s/>- <text:s/>kiaa0101, BRWD1 <text:s/>- <text:s/>bromodomain and wd repeat domain containing 1, FAM160A2 <text:s/>- <text:s/>family with sequence similarity 160, member a2, FER <text:s/>- <text:s/>fer (fps/fes related) tyrosine kinase, TPCN2 <text:s/>- <text:s/>two pore segment channel 2, PCNT <text:s/>- <text:s/>pericentrin, PIP5K1C <text:s/>- <text:s/>phosphatidylinositol-4-phosphate 5-kinase, type i, gamma, RAB8A <text:s/>- <text:s/>rab8a, member ras oncogene family, PCNA <text:s/>- <text:s/>proliferating cell nuclear antigen, NDUFA13 <text:s/>- <text:s/>nadh dehydrogenase (ubiquinone) 1 alpha subcomplex, 13, FAM161A <text:s/>- <text:s/>family with sequence similarity 161, member a, GINS1 <text:s/>- <text:s/>gins complex subunit 1 (psf1 homolog), SORBS1 <text:s/>- <text:s/>sorbin and sh3 domain containing 1, TUBB2B <text:s/>- <text:s/>tubulin, beta 2b class iib, PTPN1 <text:s/>- <text:s/>protein tyrosine phosphatase, non-receptor type 1, TACC2 <text:s/>- <text:s/>transforming, acidic coiled-coil containing protein 2, PPP1R13B <text:s/>- <text:s/>protein phosphatase 1, regulatory subunit 13b, HGS <text:s/>- <text:s/>hepatocyte growth factor-regulated tyrosine kinase substrate, PLA2G16 <text:s/>- <text:s/>phospholipase a2, group xvi, SH3D19 <text:s/>- <text:s/>sh3 domain containing 19, ERBB2IP <text:s/>- <text:s/>erbb2 interacting protein, NMT1 <text:s/>- <text:s/>n-myristoyltransferase 1, RRN3 <text:s/>- <text:s/>rrn3 rna polymerase i transcription factor homolog (s. cerevisiae), ATP2A1 <text:s/>- <text:s/>atpase, ca++ transporting, cardiac muscle, fast twitch 1, OPA3 <text:s/>- <text:s/>optic atrophy 3 (autosomal recessive, with chorea and spastic paraplegia), CCNE2 <text:s/>- <text:s/>cyclin e2, SLC2A8 <text:s/>- <text:s/>solute carrier family 2 (facilitated glucose transporter), member 8, ATP2A2 <text:s/>- <text:s/>atpase, ca++ transporting, cardiac muscle, slow twitch 2, TCTN3 <text:s/>- <text:s/>tectonic family member 3, DNAAF3 <text:s/>- <text:s/>dynein, axonemal, assembly factor 3, GOLGA2 <text:s/>- <text:s/>golgin a2, XPO1 <text:s/>- <text:s/>exportin 1 (crm1 homolog, yeast), GOLGB1 <text:s/>- <text:s/>golgin b1, TTLL3 <text:s/>- <text:s/>tubulin tyrosine ligase-like family, member 3, MARK3 <text:s/>- <text:s/>map/microtubule affinity-regulating kinase 3, TFB2M <text:s/>- <text:s/>transcription factor b2, mitochondrial, NCAPH <text:s/>- <text:s/>non-smc condensin i complex, subunit h, C15orf43 <text:s/>- <text:s/>chromosome 15 open reading frame 43, KIAA1377 <text:s/>- <text:s/>kiaa1377, TLN1 <text:s/>- <text:s/>talin 1, PEX2 <text:s/>- <text:s/>peroxisomal biogenesis factor 2, RAB39A <text:s/>- <text:s/>rab39a, member ras oncogene family, SEC31A <text:s/>- <text:s/>sec31 homolog a (s. cerevisiae), CEP57 <text:s/>- <text:s/>centrosomal protein 57kda, PEX7 <text:s/>- <text:s/>peroxisomal biogenesis factor 7, INTU <text:s/>- <text:s/>inturned planar cell polarity protein, RAB3A <text:s/>- <text:s/>rab3a, member ras oncogene family, PLIN5 <text:s/>- <text:s/>perilipin 5, WASF3 <text:s/>- <text:s/>was protein family, member 3, ARHGAP21 <text:s/>- <text:s/>rho gtpase activating protein 21, SPDYA <text:s/>- <text:s/>speedy/ringo cell cycle regulator family member a, MCM4 <text:s/>- <text:s/>minichromosome maintenance complex component 4, MCM3 <text:s/>- <text:s/>minichromosome maintenance complex component 3, VRK1 <text:s/>- <text:s/>vaccinia related kinase 1, IFT140 <text:s/>- <text:s/>intraflagellar transport 140 homolog (chlamydomonas), MCM5 <text:s/>- <text:s/>minichromosome maintenance complex component 5, PI4K2A <text:s/>- <text:s/>phosphatidylinositol 4-kinase type 2 alpha, STOML2 <text:s/>- <text:s/>stomatin (epb72)-like 2, VAMP5 <text:s/>- <text:s/>vesicle-associated membrane protein 5, CCP110 <text:s/>- <text:s/>centriolar coiled coil protein 110kda, IQCB1 <text:s/>- <text:s/>iq motif containing b1, SYCP3 <text:s/>- <text:s/>synaptonemal complex protein 3, NEK2 <text:s/>- <text:s/>nima-related kinase 2, PLA2G3 <text:s/>- <text:s/>phospholipase a2, group iii, SHC1 <text:s/>- <text:s/>shc (src homology 2 domain containing) transforming protein 1, PNPT1 <text:s/>- <text:s/>polyribonucleotide nucleotidyltransferase 1, DLG1 <text:s/>- <text:s/>discs, large homolog 1 (drosophila), SHH <text:s/>- <text:s/>sonic hedgehog, MTFR1 <text:s/>- <text:s/>mitochondrial fission regulator 1, RSPH1 <text:s/>- <text:s/>radial spoke head 1 homolog (chlamydomonas), MICAL2 <text:s/>- <text:s/>microtubule associated monooxygenase, calponin and lim domain containing 2, TFDP2 <text:s/>- <text:s/>transcription factor dp-2 (e2f dimerization partner 2), EEA1 <text:s/>- <text:s/>early endosome antigen 1, PLEKHF1 <text:s/>- <text:s/>pleckstrin homology domain containing, family f (with fyve domain) member 1, NF2 <text:s/>- <text:s/>neurofibromin 2 (merlin), STIL <text:s/>- <text:s/>scl/tal1 interrupting locus, COG2 <text:s/>- <text:s/>component of oligomeric golgi complex 2, BRSK2 <text:s/>- <text:s/>br serine/threonine kinase 2, RAP2A <text:s/>- <text:s/>rap2a, member of ras oncogene family, SIPA1 <text:s/>- <text:s/>signal-induced proliferation-associated 1, CROCC <text:s/>- <text:s/>ciliary rootlet coiled-coil, rootletin, DYNC1H1 <text:s/>- <text:s/>dynein, cytoplasmic 1, heavy chain 1, SF1 <text:s/>- <text:s/>splicing factor 1, DNM2 <text:s/>- <text:s/>dynamin 2, NUP93 <text:s/>- <text:s/>nucleoporin 93kda, DDX4 <text:s/>- <text:s/>dead (asp-glu-ala-asp) box polypeptide 4, PPP6R3 <text:s/>- <text:s/>protein phosphatase 6, regulatory subunit 3, B9D1 <text:s/>- <text:s/>b9 protein domain 1, SLX1A <text:s/>- <text:s/>slx1 structure-specific endonuclease subunit homolog a (s. cerevisiae), CUL3 <text:s/>- <text:s/>cullin 3, CKS2 <text:s/>- <text:s/>cdc28 protein kinase regulatory subunit 2, NUDC <text:s/>- <text:s/>nudc nuclear distribution protein, BCL2L1 <text:s/>- <text:s/>bcl2-like 1, HDGFRP3 <text:s/>- <text:s/>hepatoma-derived growth factor, related protein 3, CIRBP <text:s/>- <text:s/>cold inducible rna binding protein, KIF18B <text:s/>- <text:s/>kinesin family member 18b, GSK3B <text:s/>- <text:s/>glycogen synthase kinase 3 beta, THY1 <text:s/>- <text:s/>thy-1 cell surface antigen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839</text:p>
          </table:table-cell>
          <table:table-cell office:value-type="string" calcext:value-type="string">
            <text:p>cell cycle G2/M phase transition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18" calcext:value-type="float">
            <text:p>0.018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MAPRE1 <text:s/>- <text:s/>microtubule-associated protein, rp/eb family, member 1, NDE1 <text:s/>- <text:s/>nude neurodevelopment protein 1, CDC25A <text:s/>- <text:s/>cell division cycle 25a, NEK2 <text:s/>- <text:s/>nima-related kinase 2, CCNB2 <text:s/>- <text:s/>cyclin b2, CDK1 <text:s/>- <text:s/>cyclin-dependent kinase 1, PRKACA <text:s/>- <text:s/>protein kinase, camp-dependent, catalytic, alpha, DCTN2 <text:s/>- <text:s/>dynactin 2 (p50), CDK14 <text:s/>- <text:s/>cyclin-dependent kinase 14, CDC25B <text:s/>- <text:s/>cell division cycle 25b, UBB <text:s/>- <text:s/>ubiquitin b, CEP70 <text:s/>- <text:s/>centrosomal protein 70kda, ENSA <text:s/>- <text:s/>endosulfine alpha, TUBB4B <text:s/>- <text:s/>tubulin, beta 4b class ivb, KHDRBS1 <text:s/>- <text:s/>kh domain containing, rna binding, signal transduction associated 1, FOXM1 <text:s/>- <text:s/>forkhead box m1, BRSK2 <text:s/>- <text:s/>br serine/threonine kinase 2, CEP57 <text:s/>- <text:s/>centrosomal protein 57kda, PCNT <text:s/>- <text:s/>pericentrin, RAB8A <text:s/>- <text:s/>rab8a, member ras oncogene family, DYNC1H1 <text:s/>- <text:s/>dynein, cytoplasmic 1, heavy chain 1, PLK1 <text:s/>- <text:s/>polo-like kinase 1, TPX2 <text:s/>- <text:s/>tpx2, microtubule-associated, DNM2 <text:s/>- <text:s/>dynamin 2, PPP1R12A <text:s/>- <text:s/>protein phosphatase 1, regulatory subunit 12a, PPP2R1A <text:s/>- <text:s/>protein phosphatase 2, regulatory subunit a, alpha, CHEK2 <text:s/>- <text:s/>checkpoint kinase 2, SFI1 <text:s/>- <text:s/>sfi1 homolog, spindle assembly associated (yeast), ACTR1A <text:s/>- <text:s/>arp1 actin-related protein 1 homolog a, centractin alpha (yeast), AKAP8 <text:s/>- <text:s/>a kinase (prka) anchor protein 8, CEP152 <text:s/>- <text:s/>centrosomal protein 152kda, CCP110 <text:s/>- <text:s/>centriolar coiled coil protein 110kda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cell proliferation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179" calcext:value-type="float">
            <text:p>0.0179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539" calcext:value-type="float">
            <text:p>539</text:p>
          </table:table-cell>
          <table:table-cell office:value-type="float" office:value="2003" calcext:value-type="float">
            <text:p>20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MAPRE1 <text:s/>- <text:s/>microtubule-associated protein, rp/eb family, member 1, FAM83D <text:s/>- <text:s/>family with sequence similarity 83, member d, CDC25A <text:s/>- <text:s/>cell division cycle 25a, PAX1 <text:s/>- <text:s/>paired box 1, CDK1 <text:s/>- <text:s/>cyclin-dependent kinase 1, CREG1 <text:s/>- <text:s/>cellular repressor of e1a-stimulated genes 1, GRHL2 <text:s/>- <text:s/>grainyhead-like 2 (drosophila), RACGAP1 <text:s/>- <text:s/>rac gtpase activating protein 1, OSM <text:s/>- <text:s/>oncostatin m, CD74 <text:s/>- <text:s/>cd74 molecule, major histocompatibility complex, class ii invariant chain, ZFP36L2 <text:s/>- <text:s/>zfp36 ring finger protein-like 2, CDV3 <text:s/>- <text:s/>cdv3 homolog (mouse), EMX2 <text:s/>- <text:s/>empty spiracles homeobox 2, DBN1 <text:s/>- <text:s/>drebrin 1, PLK1 <text:s/>- <text:s/>polo-like kinase 1, FOXC1 <text:s/>- <text:s/>forkhead box c1, TPX2 <text:s/>- <text:s/>tpx2, microtubule-associated, GPC3 <text:s/>- <text:s/>glypican 3, SOX9 <text:s/>- <text:s/>sry (sex determining region y)-box 9, SOX4 <text:s/>- <text:s/>sry (sex determining region y)-box 4, ORC3 <text:s/>- <text:s/>origin recognition complex, subunit 3, LIPA <text:s/>- <text:s/>lipase a, lysosomal acid, cholesterol esterase, BCAR1 <text:s/>- <text:s/>breast cancer anti-estrogen resistance 1, FGFR2 <text:s/>- <text:s/>fibroblast growth factor receptor 2, TXLNA <text:s/>- <text:s/>taxilin alpha, GLUL <text:s/>- <text:s/>glutamate-ammonia ligase, NDE1 <text:s/>- <text:s/>nude neurodevelopment protein 1, DCTN2 <text:s/>- <text:s/>dynactin 2 (p50), AURKB <text:s/>- <text:s/>aurora kinase b, MYH10 <text:s/>- <text:s/>myosin, heavy chain 10, non-muscle, DDR2 <text:s/>- <text:s/>discoidin domain receptor tyrosine kinase 2, PDGFRB <text:s/>- <text:s/>platelet-derived growth factor receptor, beta polypeptide, NAA60 <text:s/>- <text:s/>n(alpha)-acetyltransferase 60, natf catalytic subunit, KDM1A <text:s/>- <text:s/>lysine (k)-specific demethylase 1a, FER <text:s/>- <text:s/>fer (fps/fes related) tyrosine kinase, PPARD <text:s/>- <text:s/>peroxisome proliferator-activated receptor delta, PCNA <text:s/>- <text:s/>proliferating cell nuclear antigen, UBR5 <text:s/>- <text:s/>ubiquitin protein ligase e3 component n-recognin 5, BUB1 <text:s/>- <text:s/>bub1 mitotic checkpoint serine/threonine kinase, S100B <text:s/>- <text:s/>s100 calcium binding protein b, INSIG1 <text:s/>- <text:s/>insulin induced gene 1, GINS1 <text:s/>- <text:s/>gins complex subunit 1 (psf1 homolog), BMPER <text:s/>- <text:s/>bmp binding endothelial regulator, TACC2 <text:s/>- <text:s/>transforming, acidic coiled-coil containing protein 2, ARX <text:s/>- <text:s/>aristaless related homeobox, IRF6 <text:s/>- <text:s/>interferon regulatory factor 6, POLA1 <text:s/>- <text:s/>polymerase (dna directed), alpha 1, catalytic subunit, LARP1 <text:s/>- <text:s/>la ribonucleoprotein domain family, member 1, TNFSF11 <text:s/>- <text:s/>tumor necrosis factor (ligand) superfamily, member 11, NRD1 <text:s/>- <text:s/>nardilysin (n-arginine dibasic convertase), RRN3 <text:s/>- <text:s/>rrn3 rna polymerase i transcription factor homolog (s. cerevisiae), FABP7 <text:s/>- <text:s/>fatty acid binding protein 7, brain, PTK2B <text:s/>- <text:s/>protein tyrosine kinase 2 beta, RERE <text:s/>- <text:s/>arginine-glutamic acid dipeptide (re) repeats, LHX5 <text:s/>- <text:s/>lim homeobox 5, TACC3 <text:s/>- <text:s/>transforming, acidic coiled-coil containing protein 3, RPGRIP1 <text:s/>- <text:s/>retinitis pigmentosa gtpase regulator interacting protein 1, ETV6 <text:s/>- <text:s/>ets variant 6, WNT3 <text:s/>- <text:s/>wingless-type mmtv integration site family, member 3, SBDS <text:s/>- <text:s/>shwachman-bodian-diamond syndrome, LIPG <text:s/>- <text:s/>lipase, endothelial, ID4 <text:s/>- <text:s/>inhibitor of dna binding 4, dominant negative helix-loop-helix protein, NKX6-1 <text:s/>- <text:s/>nk6 homeobox 1, NKX3-1 <text:s/>- <text:s/>nk3 homeobox 1, MSX1 <text:s/>- <text:s/>msh homeobox 1, STC1 <text:s/>- <text:s/>stanniocalcin 1, KIT <text:s/>- <text:s/>v-kit hardy-zuckerman 4 feline sarcoma viral oncogene homolog, DTYMK <text:s/>- <text:s/>deoxythymidylate kinase (thymidylate kinase), KIF14 <text:s/>- <text:s/>kinesin family member 14, PITX2 <text:s/>- <text:s/>paired-like homeodomain 2, CUL5 <text:s/>- <text:s/>cullin 5, HOXB4 <text:s/>- <text:s/>homeobox b4, DLG1 <text:s/>- <text:s/>discs, large homolog 1 (drosophila), SHH <text:s/>- <text:s/>sonic hedgehog, EHF <text:s/>- <text:s/>ets homologous factor, JUNB <text:s/>- <text:s/>jun b proto-oncogene, STAT3 <text:s/>- <text:s/>signal transducer and activator of transcription 3 (acute-phase response factor), E2F8 <text:s/>- <text:s/>e2f transcription factor 8, ERG <text:s/>- <text:s/>v-ets avian erythroblastosis virus e26 oncogene homolog, SALL4 <text:s/>- <text:s/>sal-like 4 (drosophila), NF2 <text:s/>- <text:s/>neurofibromin 2 (merlin), KHDRBS1 <text:s/>- <text:s/>kh domain containing, rna binding, signal transduction associated 1, STIL <text:s/>- <text:s/>scl/tal1 interrupting locus, TAF8 <text:s/>- <text:s/>taf8 rna polymerase ii, tata box binding protein (tbp)-associated factor, 43kda, RPS6KA1 <text:s/>- <text:s/>ribosomal protein s6 kinase, 90kda, polypeptide 1, SIX1 <text:s/>- <text:s/>six homeobox 1, MAP2K1 <text:s/>- <text:s/>mitogen-activated protein kinase kinase 1, SIPA1 <text:s/>- <text:s/>signal-induced proliferation-associated 1, HMGA2 <text:s/>- <text:s/>high mobility group at-hook 2, CDK5RAP3 <text:s/>- <text:s/>cdk5 regulatory subunit associated protein 3, CSE1L <text:s/>- <text:s/>cse1 chromosome segregation 1-like (yeast), MXD1 <text:s/>- <text:s/>max dimerization protein 1, MAPRE2 <text:s/>- <text:s/>microtubule-associated protein, rp/eb family, member 2, EPHB1 <text:s/>- <text:s/>eph receptor b1, LGI4 <text:s/>- <text:s/>leucine-rich repeat lgi family, member 4, SIX2 <text:s/>- <text:s/>six homeobox 2, ARIH2 <text:s/>- <text:s/>ariadne homolog 2 (drosophila), NUDC <text:s/>- <text:s/>nudc nuclear distribution protein, CKS2 <text:s/>- <text:s/>cdc28 protein kinase regulatory subunit 2, BCL2L1 <text:s/>- <text:s/>bcl2-like 1, HDGFRP3 <text:s/>- <text:s/>hepatoma-derived growth factor, related protein 3, ERBB4 <text:s/>- <text:s/>v-erb-b2 avian erythroblastic leukemia viral oncogene homolog 4, KLF10 <text:s/>- <text:s/>kruppel-like factor 10, CCND1 <text:s/>- <text:s/>cyclin d1, PRMT5 <text:s/>- <text:s/>protein arginine methyltransferase 5, ERCC2 <text:s/>- <text:s/>excision repair cross-complementing rodent repair deficiency, complementation group 2, PRKAR1A <text:s/>- <text:s/>protein kinase, camp-dependent, regulatory, type i, alpha, EPS15 <text:s/>- <text:s/>epidermal growth factor receptor pathway substrate 1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208" calcext:value-type="float">
            <text:p>0.0208</text:p>
          </table:table-cell>
          <table:table-cell office:value-type="float" office:value="1.12" calcext:value-type="float">
            <text:p>1.12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MEX3C <text:s/>- <text:s/>mex-3 rna binding family member c, LHX1 <text:s/>- <text:s/>lim homeobox 1, PLAC8 <text:s/>- <text:s/>placenta-specific 8, KIF20B <text:s/>- <text:s/>kinesin family member 20b, ABAT <text:s/>- <text:s/>4-aminobutyrate aminotransferase, CATSPER2 <text:s/>- <text:s/>cation channel, sperm associated 2, FAM73B <text:s/>- <text:s/>family with sequence similarity 73, member b, SEPT4 <text:s/>- <text:s/>septin 4, GRHL2 <text:s/>- <text:s/>grainyhead-like 2 (drosophila), GCNT2 <text:s/>- <text:s/>glucosaminyl (n-acetyl) transferase 2, i-branching enzyme (i blood group), LGALS1 <text:s/>- <text:s/>lectin, galactoside-binding, soluble, 1, LFNG <text:s/>- <text:s/>lfng o-fucosylpeptide 3-beta-n-acetylglucosaminyltransferase, YWHAQ <text:s/>- <text:s/>tyrosine 3-monooxygenase/tryptophan 5-monooxygenase activation protein, theta polypeptide, KIF27 <text:s/>- <text:s/>kinesin family member 27, TRAF4 <text:s/>- <text:s/>tnf receptor-associated factor 4, SP3 <text:s/>- <text:s/>sp3 transcription factor, ASIC2 <text:s/>- <text:s/>acid-sensing (proton-gated) ion channel 2, ACAT1 <text:s/>- <text:s/>acetyl-coa acetyltransferase 1, CPT1A <text:s/>- <text:s/>carnitine palmitoyltransferase 1a (liver), MAEL <text:s/>- <text:s/>maelstrom spermatogenic transposon silencer, GJB5 <text:s/>- <text:s/>gap junction protein, beta 5, 31.1kda, SP2 <text:s/>- <text:s/>sp2 transcription factor, TMC1 <text:s/>- <text:s/>transmembrane channel-like 1, GPC3 <text:s/>- <text:s/>glypican 3, PLP1 <text:s/>- <text:s/>proteolipid protein 1, GADD45G <text:s/>- <text:s/>growth arrest and dna-damage-inducible, gamma, SOX9 <text:s/>- <text:s/>sry (sex determining region y)-box 9, NPHP4 <text:s/>- <text:s/>nephronophthisis 4, SOX4 <text:s/>- <text:s/>sry (sex determining region y)-box 4, ACO2 <text:s/>- <text:s/>aconitase 2, mitochondrial, C12orf52 <text:s/>- <text:s/>chromosome 12 open reading frame 52, DPF3 <text:s/>- <text:s/>d4, zinc and double phd fingers, family 3, GRHL3 <text:s/>- <text:s/>grainyhead-like 3 (drosophila), SOX1 <text:s/>- <text:s/>sry (sex determining region y)-box 1, CCNB1IP1 <text:s/>- <text:s/>cyclin b1 interacting protein 1, e3 ubiquitin protein ligase, CCDC63 <text:s/>- <text:s/>coiled-coil domain containing 63, HES4 <text:s/>- <text:s/>hairy and enhancer of split 4 (drosophila), LIPA <text:s/>- <text:s/>lipase a, lysosomal acid, cholesterol esterase, KIF16B <text:s/>- <text:s/>kinesin family member 16b, DOCK10 <text:s/>- <text:s/>dedicator of cytokinesis 10, KRT19 <text:s/>- <text:s/>keratin 19, NUS1 <text:s/>- <text:s/>nuclear undecaprenyl pyrophosphate synthase 1 homolog (s. cerevisiae), SUCO <text:s/>- <text:s/>sun domain containing ossification factor, SNCA <text:s/>- <text:s/>synuclein, alpha (non a4 component of amyloid precursor), TBPL1 <text:s/>- <text:s/>tbp-like 1, ACVR1 <text:s/>- <text:s/>activin a receptor, type i, POU3F4 <text:s/>- <text:s/>pou class 3 homeobox 4, PLEKHB1 <text:s/>- <text:s/>pleckstrin homology domain containing, family b (evectins) member 1, POU3F3 <text:s/>- <text:s/>pou class 3 homeobox 3, FZD8 <text:s/>- <text:s/>frizzled family receptor 8, TP53INP2 <text:s/>- <text:s/>tumor protein p53 inducible nuclear protein 2, EOMES <text:s/>- <text:s/>eomesodermin, CNN3 <text:s/>- <text:s/>calponin 3, acidic, OLIG1 <text:s/>- <text:s/>oligodendrocyte transcription factor 1, PPARA <text:s/>- <text:s/>peroxisome proliferator-activated receptor alpha, PPARG <text:s/>- <text:s/>peroxisome proliferator-activated receptor gamma, ACTL6B <text:s/>- <text:s/>actin-like 6b, PPARD <text:s/>- <text:s/>peroxisome proliferator-activated receptor delta, PCYT1B <text:s/>- <text:s/>phosphate cytidylyltransferase 1, choline, beta, SSBP3 <text:s/>- <text:s/>single stranded dna binding protein 3, ADCYAP1R1 <text:s/>- <text:s/>adenylate cyclase activating polypeptide 1 (pituitary) receptor type i, STMN1 <text:s/>- <text:s/>stathmin 1, POLR2I <text:s/>- <text:s/>polymerase (rna) ii (dna directed) polypeptide i, 14.5kda, ADCYAP1 <text:s/>- <text:s/>adenylate cyclase activating polypeptide 1 (pituitary), SLIT3 <text:s/>- <text:s/>slit homolog 3 (drosophila), POU3F1 <text:s/>- <text:s/>pou class 3 homeobox 1, POU3F2 <text:s/>- <text:s/>pou class 3 homeobox 2, DMRT3 <text:s/>- <text:s/>doublesex and mab-3 related transcription factor 3, POU2F2 <text:s/>- <text:s/>pou class 2 homeobox 2, ONECUT2 <text:s/>- <text:s/>one cut homeobox 2, SLC25A27 <text:s/>- <text:s/>solute carrier family 25, member 27, DACT1 <text:s/>- <text:s/>dishevelled-binding antagonist of beta-catenin 1, AFF3 <text:s/>- <text:s/>af4/fmr2 family, member 3, POLG <text:s/>- <text:s/>polymerase (dna directed), gamma, GNA12 <text:s/>- <text:s/>guanine nucleotide binding protein (g protein) alpha 12, KLF6 <text:s/>- <text:s/>kruppel-like factor 6, GNA11 <text:s/>- <text:s/>guanine nucleotide binding protein (g protein), alpha 11 (gq class), HES6 <text:s/>- <text:s/>hairy and enhancer of split 6 (drosophila), DHTKD1 <text:s/>- <text:s/>dehydrogenase e1 and transketolase domain containing 1, COL27A1 <text:s/>- <text:s/>collagen, type xxvii, alpha 1, LAMB3 <text:s/>- <text:s/>laminin, beta 3, VASH2 <text:s/>- <text:s/>vasohibin 2, PRKACA <text:s/>- <text:s/>protein kinase, camp-dependent, catalytic, alpha, T <text:s/>- <text:s/>t, brachyury homolog (mouse), CATSPERB <text:s/>- <text:s/>catsper channel auxiliary subunit beta, SYT1 <text:s/>- <text:s/>synaptotagmin i, GTF2IRD2 <text:s/>- <text:s/>gtf2i repeat domain containing 2, KIF5B <text:s/>- <text:s/>kinesin family member 5b, SDF4 <text:s/>- <text:s/>stromal cell derived factor 4, HIVEP3 <text:s/>- <text:s/>human immunodeficiency virus type i enhancer binding protein 3, PRCP <text:s/>- <text:s/>prolylcarboxypeptidase (angiotensinase c), CTBP2 <text:s/>- <text:s/>c-terminal binding protein 2, CENPI <text:s/>- <text:s/>centromere protein i, CITED4 <text:s/>- <text:s/>cbp/p300-interacting transactivator, with glu/asp-rich carboxy-terminal domain, 4, AIMP2 <text:s/>- <text:s/>aminoacyl trna synthetase complex-interacting multifunctional protein 2, ZNF689 <text:s/>- <text:s/>zinc finger protein 689, PPP2R5D <text:s/>- <text:s/>protein phosphatase 2, regulatory subunit b', delta, STXBP1 <text:s/>- <text:s/>syntaxin binding protein 1, PRRC2B <text:s/>- <text:s/>proline-rich coiled-coil 2b, PTF1A <text:s/>- <text:s/>pancreas specific transcription factor, 1a, C6orf70 <text:s/>- <text:s/>chromosome 6 open reading frame 70, MORN2 <text:s/>- <text:s/>morn repeat containing 2, SBDS <text:s/>- <text:s/>shwachman-bodian-diamond syndrome, CTSV <text:s/>- <text:s/>cathepsin v, PPP2R2B <text:s/>- <text:s/>protein phosphatase 2, regulatory subunit b, beta, FUT8 <text:s/>- <text:s/>fucosyltransferase 8 (alpha (1,6) fucosyltransferase), FKBP8 <text:s/>- <text:s/>fk506 binding protein 8, 38kda, STC1 <text:s/>- <text:s/>stanniocalcin 1, AURKC <text:s/>- <text:s/>aurora kinase c, MED21 <text:s/>- <text:s/>mediator complex subunit 21, PRRC2A <text:s/>- <text:s/>proline-rich coiled-coil 2a, STK11 <text:s/>- <text:s/>serine/threonine kinase 11, KIT <text:s/>- <text:s/>v-kit hardy-zuckerman 4 feline sarcoma viral oncogene homolog, TGIF2 <text:s/>- <text:s/>tgfb-induced factor homeobox 2, FZD2 <text:s/>- <text:s/>frizzled family receptor 2, AURKA <text:s/>- <text:s/>aurora kinase a, LIN28A <text:s/>- <text:s/>lin-28 homolog a (c. elegans), PAPPA2 <text:s/>- <text:s/>pappalysin 2, CRKL <text:s/>- <text:s/>v-crk avian sarcoma virus ct10 oncogene homolog-like, RNF165 <text:s/>- <text:s/>ring finger protein 165, TDRKH <text:s/>- <text:s/>tudor and kh domain containing, JUN <text:s/>- <text:s/>jun proto-oncogene, JARID2 <text:s/>- <text:s/>jumonji, at rich interactive domain 2, TTLL7 <text:s/>- <text:s/>tubulin tyrosine ligase-like family, member 7, STAT3 <text:s/>- <text:s/>signal transducer and activator of transcription 3 (acute-phase response factor), IFT27 <text:s/>- <text:s/>intraflagellar transport 27 homolog (chlamydomonas), JUNB <text:s/>- <text:s/>jun b proto-oncogene, E2F8 <text:s/>- <text:s/>e2f transcription factor 8, SLC25A25 <text:s/>- <text:s/>solute carrier family 25 (mitochondrial carrier; phosphate carrier), member 25, MACROD2 <text:s/>- <text:s/>macro domain containing 2, CRIM1 <text:s/>- <text:s/>cysteine rich transmembrane bmp regulator 1 (chordin-like), SSTR3 <text:s/>- <text:s/>somatostatin receptor 3, ASPM <text:s/>- <text:s/>asp (abnormal spindle) homolog, microcephaly associated (drosophila), PRKD2 <text:s/>- <text:s/>protein kinase d2, MAP2K1 <text:s/>- <text:s/>mitogen-activated protein kinase kinase 1, HMGA2 <text:s/>- <text:s/>high mobility group at-hook 2, ASF1B <text:s/>- <text:s/>anti-silencing function 1b histone chaperone, GTF3C5 <text:s/>- <text:s/>general transcription factor iiic, polypeptide 5, 63kda, GATA3 <text:s/>- <text:s/>gata binding protein 3, MYH14 <text:s/>- <text:s/>myosin, heavy chain 14, non-muscle, CISD2 <text:s/>- <text:s/>cdgsh iron sulfur domain 2, LGI4 <text:s/>- <text:s/>leucine-rich repeat lgi family, member 4, PRKCZ <text:s/>- <text:s/>protein kinase c, zeta, ZNF683 <text:s/>- <text:s/>zinc finger protein 683, SREBF1 <text:s/>- <text:s/>sterol regulatory element binding transcription factor 1, GAS8 <text:s/>- <text:s/>growth arrest-specific 8, GART <text:s/>- <text:s/>phosphoribosylglycinamide formyltransferase, phosphoribosylglycinamide synthetase, phosphoribosylaminoimidazole synthetase, PRKAR1A <text:s/>- <text:s/>protein kinase, camp-dependent, regulatory, type i, alpha, ANK3 <text:s/>- <text:s/>ankyrin 3, node of ranvier (ankyrin g), PAX1 <text:s/>- <text:s/>paired box 1, PAX6 <text:s/>- <text:s/>paired box 6, ZNF385A <text:s/>- <text:s/>zinc finger protein 385a, MIP <text:s/>- <text:s/>major intrinsic protein of lens fiber, APLP1 <text:s/>- <text:s/>amyloid beta (a4) precursor-like protein 1, PAX3 <text:s/>- <text:s/>paired box 3, SIN3A <text:s/>- <text:s/>sin3 transcription regulator family member a, CXCL12 <text:s/>- <text:s/>chemokine (c-x-c motif) ligand 12, DDC <text:s/>- <text:s/>dopa decarboxylase (aromatic l-amino acid decarboxylase), PIWIL1 <text:s/>- <text:s/>piwi-like rna-mediated gene silencing 1, MLH1 <text:s/>- <text:s/>mutl homolog 1, colon cancer, nonpolyposis type 2 (e. coli), PBX1 <text:s/>- <text:s/>pre-b-cell leukemia homeobox 1, PBXIP1 <text:s/>- <text:s/>pre-b-cell leukemia homeobox interacting protein 1, PCDH9 <text:s/>- <text:s/>protocadherin 9, BRIP1 <text:s/>- <text:s/>brca1 interacting protein c-terminal helicase 1, NUMBL <text:s/>- <text:s/>numb homolog (drosophila)-like, SUFU <text:s/>- <text:s/>suppressor of fused homolog (drosophila), DPCD <text:s/>- <text:s/>deleted in primary ciliary dyskinesia homolog (mouse), LCLAT1 <text:s/>- <text:s/>lysocardiolipin acyltransferase 1, CHEK2 <text:s/>- <text:s/>checkpoint kinase 2, MN1 <text:s/>- <text:s/>meningioma (disrupted in balanced translocation) 1, ALDH6A1 <text:s/>- <text:s/>aldehyde dehydrogenase 6 family, member a1, NDRG2 <text:s/>- <text:s/>ndrg family member 2, SLC38A10 <text:s/>- <text:s/>solute carrier family 38, member 10, MNT <text:s/>- <text:s/>mnt, max dimerization protein, PAK3 <text:s/>- <text:s/>p21 protein (cdc42/rac)-activated kinase 3, DUSP10 <text:s/>- <text:s/>dual specificity phosphatase 10, ZMYM5 <text:s/>- <text:s/>zinc finger, mym-type 5, ARNTL <text:s/>- <text:s/>aryl hydrocarbon receptor nuclear translocator-like, ERMN <text:s/>- <text:s/>ermin, erm-like protein, SCML1 <text:s/>- <text:s/>sex comb on midleg-like 1 (drosophila), PDE1B <text:s/>- <text:s/>phosphodiesterase 1b, calmodulin-dependent, ZMYM3 <text:s/>- <text:s/>zinc finger, mym-type 3, H2AFX <text:s/>- <text:s/>h2a histone family, member x, PAX8 <text:s/>- <text:s/>paired box 8, AURKB <text:s/>- <text:s/>aurora kinase b, PDGFRB <text:s/>- <text:s/>platelet-derived growth factor receptor, beta polypeptide, RHOB <text:s/>- <text:s/>ras homolog family member b, ARID1B <text:s/>- <text:s/>at rich interactive domain 1b (swi1-like), BTG2 <text:s/>- <text:s/>btg family, member 2, MED30 <text:s/>- <text:s/>mediator complex subunit 30, MEF2D <text:s/>- <text:s/>myocyte enhancer factor 2d, CSDE1 <text:s/>- <text:s/>cold shock domain containing e1, rna-binding, LRP8 <text:s/>- <text:s/>low density lipoprotein receptor-related protein 8, apolipoprotein e receptor, ROGDI <text:s/>- <text:s/>rogdi homolog (drosophila), RAB8A <text:s/>- <text:s/>rab8a, member ras oncogene family, PCNA <text:s/>- <text:s/>proliferating cell nuclear antigen, USP42 <text:s/>- <text:s/>ubiquitin specific peptidase 42, S100B <text:s/>- <text:s/>s100 calcium binding protein b, PCSK2 <text:s/>- <text:s/>proprotein convertase subtilisin/kexin type 2, SHC3 <text:s/>- <text:s/>shc (src homology 2 domain containing) transforming protein 3, PCP4 <text:s/>- <text:s/>purkinje cell protein 4, SLC30A1 <text:s/>- <text:s/>solute carrier family 30 (zinc transporter), member 1, BMPER <text:s/>- <text:s/>bmp binding endothelial regulator, STARD13 <text:s/>- <text:s/>star-related lipid transfer (start) domain containing 13, ARX <text:s/>- <text:s/>aristaless related homeobox, ARVCF <text:s/>- <text:s/>armadillo repeat gene deleted in velocardiofacial syndrome, DAD1 <text:s/>- <text:s/>defender against cell death 1, MBD3 <text:s/>- <text:s/>methyl-cpg binding domain protein 3, DYRK1B <text:s/>- <text:s/>dual-specificity tyrosine-(y)-phosphorylation regulated kinase 1b, PDE4D <text:s/>- <text:s/>phosphodiesterase 4d, camp-specific, HDAC1 <text:s/>- <text:s/>histone deacetylase 1, CYP24A1 <text:s/>- <text:s/>cytochrome p450, family 24, subfamily a, polypeptide 1, PCDH19 <text:s/>- <text:s/>protocadherin 19, LRIG3 <text:s/>- <text:s/>leucine-rich repeats and immunoglobulin-like domains 3, CCNB2 <text:s/>- <text:s/>cyclin b2, PGM3 <text:s/>- <text:s/>phosphoglucomutase 3, KIAA1279 <text:s/>- <text:s/>kiaa1279, ATP2A2 <text:s/>- <text:s/>atpase, ca++ transporting, cardiac muscle, slow twitch 2, ATP1A3 <text:s/>- <text:s/>atpase, na+/k+ transporting, alpha 3 polypeptide, GNRHR <text:s/>- <text:s/>gonadotropin-releasing hormone receptor, DSCAM <text:s/>- <text:s/>down syndrome cell adhesion molecule, WNT8B <text:s/>- <text:s/>wingless-type mmtv integration site family, member 8b, AGPAT5 <text:s/>- <text:s/>1-acylglycerol-3-phosphate o-acyltransferase 5, ATOH1 <text:s/>- <text:s/>atonal homolog 1 (drosophila), RERE <text:s/>- <text:s/>arginine-glutamic acid dipeptide (re) repeats, GPI <text:s/>- <text:s/>glucose-6-phosphate isomerase, PHEX <text:s/>- <text:s/>phosphate regulating endopeptidase homolog, x-linked, FOXN4 <text:s/>- <text:s/>forkhead box n4, STRBP <text:s/>- <text:s/>spermatid perinuclear rna binding protein, TBX19 <text:s/>- <text:s/>t-box 19, DUSP6 <text:s/>- <text:s/>dual specificity phosphatase 6, TBX18 <text:s/>- <text:s/>t-box 18, ADNP2 <text:s/>- <text:s/>adnp homeobox 2, RHCG <text:s/>- <text:s/>rh family, c glycoprotein, MKL1 <text:s/>- <text:s/>megakaryoblastic leukemia (translocation) 1, WNT3 <text:s/>- <text:s/>wingless-type mmtv integration site family, member 3, SPDYA <text:s/>- <text:s/>speedy/ringo cell cycle regulator family member a, WNT6 <text:s/>- <text:s/>wingless-type mmtv integration site family, member 6, DSPP <text:s/>- <text:s/>dentin sialophosphoprotein, LDB2 <text:s/>- <text:s/>lim domain binding 2, GIGYF2 <text:s/>- <text:s/>grb10 interacting gyf protein 2, SLC2A4 <text:s/>- <text:s/>solute carrier family 2 (facilitated glucose transporter), member 4, ATP2B4 <text:s/>- <text:s/>atpase, ca++ transporting, plasma membrane 4, WARS <text:s/>- <text:s/>tryptophanyl-trna synthetase, HBEGF <text:s/>- <text:s/>heparin-binding egf-like growth factor, DTYMK <text:s/>- <text:s/>deoxythymidylate kinase (thymidylate kinase), NKX3-2 <text:s/>- <text:s/>nk3 homeobox 2, PITX2 <text:s/>- <text:s/>paired-like homeodomain 2, PITX3 <text:s/>- <text:s/>paired-like homeodomain 3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DLG2 <text:s/>- <text:s/>discs, large homolog 2 (drosophila), BAI2 <text:s/>- <text:s/>brain-specific angiogenesis inhibitor 2, SHH <text:s/>- <text:s/>sonic hedgehog, DLX1 <text:s/>- <text:s/>distal-less homeobox 1, DLX2 <text:s/>- <text:s/>distal-less homeobox 2, CABYR <text:s/>- <text:s/>calcium binding tyrosine-(y)-phosphorylation regulated, LRCH4 <text:s/>- <text:s/>leucine-rich repeats and calponin homology (ch) domain containing 4, RSPH1 <text:s/>- <text:s/>radial spoke head 1 homolog (chlamydomonas), LRP6 <text:s/>- <text:s/>low density lipoprotein receptor-related protein 6, DLX3 <text:s/>- <text:s/>distal-less homeobox 3, INHBE <text:s/>- <text:s/>inhibin, beta e, B2M <text:s/>- <text:s/>beta-2-microglobulin, PIK3R1 <text:s/>- <text:s/>phosphoinositide-3-kinase, regulatory subunit 1 (alpha), TMEM57 <text:s/>- <text:s/>transmembrane protein 57, DHCR24 <text:s/>- <text:s/>24-dehydrocholesterol reductase, DHCR7 <text:s/>- <text:s/>7-dehydrocholesterol reductase, LUM <text:s/>- <text:s/>lumican, SPAG9 <text:s/>- <text:s/>sperm associated antigen 9, GPX4 <text:s/>- <text:s/>glutathione peroxidase 4, SIM1 <text:s/>- <text:s/>single-minded homolog 1 (drosophila), STIL <text:s/>- <text:s/>scl/tal1 interrupting locus, KIAA1522 <text:s/>- <text:s/>kiaa1522, NQO1 <text:s/>- <text:s/>nad(p)h dehydrogenase, quinone 1, BRSK2 <text:s/>- <text:s/>br serine/threonine kinase 2, SIX1 <text:s/>- <text:s/>six homeobox 1, ARHGAP11B <text:s/>- <text:s/>rho gtpase activating protein 11b, MAB21L1 <text:s/>- <text:s/>mab-21-like 1 (c. elegans), SFRP1 <text:s/>- <text:s/>secreted frizzled-related protein 1, GRIN2A <text:s/>- <text:s/>glutamate receptor, ionotropic, n-methyl d-aspartate 2a, ZIC1 <text:s/>- <text:s/>zic family member 1, SF1 <text:s/>- <text:s/>splicing factor 1, MXD1 <text:s/>- <text:s/>max dimerization protein 1, DBX1 <text:s/>- <text:s/>developing brain homeobox 1, DNM2 <text:s/>- <text:s/>dynamin 2, SMAD2 <text:s/>- <text:s/>smad family member 2, FAM9C <text:s/>- <text:s/>family with sequence similarity 9, member c, CDKL2 <text:s/>- <text:s/>cyclin-dependent kinase-like 2 (cdc2-related kinase), ZIC3 <text:s/>- <text:s/>zic family member 3, DMP1 <text:s/>- <text:s/>dentin matrix acidic phosphoprotein 1, BCL2L1 <text:s/>- <text:s/>bcl2-like 1, SLC9C1 <text:s/>- <text:s/>solute carrier family 9, subfamily c (na+-transporting carboxylic acid decarboxylase), member 1, CCND1 <text:s/>- <text:s/>cyclin d1, GSK3B <text:s/>- <text:s/>glycogen synthase kinase 3 beta, SMAD6 <text:s/>- <text:s/>smad family member 6, NAV2 <text:s/>- <text:s/>neuron navigator 2, SH3GL1 <text:s/>- <text:s/>sh3-domain grb2-like 1, MAF <text:s/>- <text:s/>v-maf avian musculoaponeurotic fibrosarcoma oncogene homolog, FAM83D <text:s/>- <text:s/>family with sequence similarity 83, member d, BNIP3 <text:s/>- <text:s/>bcl2/adenovirus e1b 19kda interacting protein 3, SIX5 <text:s/>- <text:s/>six homeobox 5, ITM2C <text:s/>- <text:s/>integral membrane protein 2c, EMX1 <text:s/>- <text:s/>empty spiracles homeobox 1, DDX25 <text:s/>- <text:s/>dead (asp-glu-ala-asp) box helicase 25, ELK1 <text:s/>- <text:s/>elk1, member of ets oncogene family, MAEA <text:s/>- <text:s/>macrophage erythroblast attacher, CREG1 <text:s/>- <text:s/>cellular repressor of e1a-stimulated genes 1, GORAB <text:s/>- <text:s/>golgin, rab6-interacting, ANKRD11 <text:s/>- <text:s/>ankyrin repeat domain 11, RFX2 <text:s/>- <text:s/>regulatory factor x, 2 (influences hla class ii expression), CHAC1 <text:s/>- <text:s/>chac, cation transport regulator homolog 1 (e. coli), WDR47 <text:s/>- <text:s/>wd repeat domain 47, SPEG <text:s/>- <text:s/>speg complex locus, DPYSL5 <text:s/>- <text:s/>dihydropyrimidinase-like 5, EPAS1 <text:s/>- <text:s/>endothelial pas domain protein 1, ZFP36L2 <text:s/>- <text:s/>zfp36 ring finger protein-like 2, ATP6AP2 <text:s/>- <text:s/>atpase, h+ transporting, lysosomal accessory protein 2, WASF2 <text:s/>- <text:s/>was protein family, member 2, EMX2 <text:s/>- <text:s/>empty spiracles homeobox 2, SIRT2 <text:s/>- <text:s/>sirtuin 2, ENG <text:s/>- <text:s/>endoglin, BFSP1 <text:s/>- <text:s/>beaded filament structural protein 1, filensin, BDNF <text:s/>- <text:s/>brain-derived neurotrophic factor, SPRED2 <text:s/>- <text:s/>sprouty-related, evh1 domain containing 2, GRHL1 <text:s/>- <text:s/>grainyhead-like 1 (drosophila), ALYREF <text:s/>- <text:s/>aly/ref export factor, SYNGAP1 <text:s/>- <text:s/>synaptic ras gtpase activating protein 1, PER2 <text:s/>- <text:s/>period circadian clock 2, ELAVL3 <text:s/>- <text:s/>elav (embryonic lethal, abnormal vision, drosophila)-like 3 (hu antigen c), ELAVL1 <text:s/>- <text:s/>elav (embryonic lethal, abnormal vision, drosophila)-like 1 (hu antigen r), HOXD3 <text:s/>- <text:s/>homeobox d3, APOLD1 <text:s/>- <text:s/>apolipoprotein l domain containing 1, HOXD1 <text:s/>- <text:s/>homeobox d1, MYL6 <text:s/>- <text:s/>myosin, light chain 6, alkali, smooth muscle and non-muscle, BARHL1 <text:s/>- <text:s/>barh-like homeobox 1, LDB1 <text:s/>- <text:s/>lim domain binding 1, MYO1E <text:s/>- <text:s/>myosin ie, ANKRD49 <text:s/>- <text:s/>ankyrin repeat domain 49, HOXC6 <text:s/>- <text:s/>homeobox c6, TOPORS <text:s/>- <text:s/>topoisomerase i binding, arginine/serine-rich, e3 ubiquitin protein ligase, BMP6 <text:s/>- <text:s/>bone morphogenetic protein 6, HOXC9 <text:s/>- <text:s/>homeobox c9, CNOT1 <text:s/>- <text:s/>ccr4-not transcription complex, subunit 1, NDE1 <text:s/>- <text:s/>nude neurodevelopment protein 1, OLIG2 <text:s/>- <text:s/>oligodendrocyte lineage transcription factor 2, MYRF <text:s/>- <text:s/>myelin regulatory factor, ARHGEF7 <text:s/>- <text:s/>rho guanine nucleotide exchange factor (gef) 7, MYH10 <text:s/>- <text:s/>myosin, heavy chain 10, non-muscle, GDF11 <text:s/>- <text:s/>growth differentiation factor 11, IARS <text:s/>- <text:s/>isoleucyl-trna synthetase, IGSF9B <text:s/>- <text:s/>immunoglobulin superfamily, member 9b, PHC2 <text:s/>- <text:s/>polyhomeotic homolog 2 (drosophila), EIF2B2 <text:s/>- <text:s/>eukaryotic translation initiation factor 2b, subunit 2 beta, 39kda, KDM1A <text:s/>- <text:s/>lysine (k)-specific demethylase 1a, DCAF7 <text:s/>- <text:s/>ddb1 and cul4 associated factor 7, TMEM108 <text:s/>- <text:s/>transmembrane protein 108, MEPE <text:s/>- <text:s/>matrix extracellular phosphoglycoprotein, RORB <text:s/>- <text:s/>rar-related orphan receptor b, RORC <text:s/>- <text:s/>rar-related orphan receptor c, EBF1 <text:s/>- <text:s/>early b-cell factor 1, SPRY3 <text:s/>- <text:s/>sprouty homolog 3 (drosophila), OSGIN1 <text:s/>- <text:s/>oxidative stress induced growth inhibitor 1, SPRY2 <text:s/>- <text:s/>sprouty homolog 2 (drosophila), ENAM <text:s/>- <text:s/>enamelin, XAB2 <text:s/>- <text:s/>xpa binding protein 2, WDTC1 <text:s/>- <text:s/>wd and tetratricopeptide repeats 1, MYT1L <text:s/>- <text:s/>myelin transcription factor 1-like, MBTD1 <text:s/>- <text:s/>mbt domain containing 1, VKORC1 <text:s/>- <text:s/>vitamin k epoxide reductase complex, subunit 1, BARHL2 <text:s/>- <text:s/>barh-like homeobox 2, BOLL <text:s/>- <text:s/>bol, boule-like (drosophila), EDA <text:s/>- <text:s/>ectodysplasin a, HSPA5 <text:s/>- <text:s/>heat shock 70kda protein 5 (glucose-regulated protein, 78kda), CRELD1 <text:s/>- <text:s/>cysteine-rich with egf-like domains 1, NR2C2 <text:s/>- <text:s/>nuclear receptor subfamily 2, group c, member 2, PCSK4 <text:s/>- <text:s/>proprotein convertase subtilisin/kexin type 4, ECE1 <text:s/>- <text:s/>endothelin converting enzyme 1, NMUR2 <text:s/>- <text:s/>neuromedin u receptor 2, SIGMAR1 <text:s/>- <text:s/>sigma non-opioid intracellular receptor 1, BLOC1S3 <text:s/>- <text:s/>biogenesis of lysosomal organelles complex-1, subunit 3, HES5 <text:s/>- <text:s/>hairy and enhancer of split 5 (drosophila), PTCH2 <text:s/>- <text:s/>patched 2, MTR <text:s/>- <text:s/>5-methyltetrahydrofolate-homocysteine methyltransferase, TTLL5 <text:s/>- <text:s/>tubulin tyrosine ligase-like family, member 5, HMGN1 <text:s/>- <text:s/>high mobility group nucleosome binding domain 1, ARHGAP26 <text:s/>- <text:s/>rho gtpase activating protein 26, HMGB2 <text:s/>- <text:s/>high mobility group box 2, FANCA <text:s/>- <text:s/>fanconi anemia, complementation group a, HMGB1 <text:s/>- <text:s/>high mobility group box 1, FABP7 <text:s/>- <text:s/>fatty acid binding protein 7, brain, HLX <text:s/>- <text:s/>h2.0-like homeobox, USP1 <text:s/>- <text:s/>ubiquitin specific peptidase 1, BCL2L11 <text:s/>- <text:s/>bcl2-like 11 (apoptosis facilitator), MTHFD1 <text:s/>- <text:s/>methylenetetrahydrofolate dehydrogenase (nadp+ dependent) 1, methenyltetrahydrofolate cyclohydrolase, formyltetrahydrofolate synthetase, FANCD2 <text:s/>- <text:s/>fanconi anemia, complementation group d2, LSM14B <text:s/>- <text:s/>lsm14b, scd6 homolog b (s. cerevisiae), PTK2B <text:s/>- <text:s/>protein tyrosine kinase 2 beta, CASP9 <text:s/>- <text:s/>caspase 9, apoptosis-related cysteine peptidase, CASP2 <text:s/>- <text:s/>caspase 2, apoptosis-related cysteine peptidase, TACC3 <text:s/>- <text:s/>transforming, acidic coiled-coil containing protein 3, RPGRIP1 <text:s/>- <text:s/>retinitis pigmentosa gtpase regulator interacting protein 1, FASN <text:s/>- <text:s/>fatty acid synthase, TWSG1 <text:s/>- <text:s/>twisted gastrulation homolog 1 (drosophila), ETV4 <text:s/>- <text:s/>ets variant 4, RPN2 <text:s/>- <text:s/>ribophorin ii, HOXB13 <text:s/>- <text:s/>homeobox b13, ETV6 <text:s/>- <text:s/>ets variant 6, VIM <text:s/>- <text:s/>vimentin, EXT1 <text:s/>- <text:s/>exostosin glycosyltransferase 1, VLDLR <text:s/>- <text:s/>very low density lipoprotein receptor, KDM6A <text:s/>- <text:s/>lysine (k)-specific demethylase 6a, SEMA4F <text:s/>- <text:s/>sema domain, immunoglobulin domain (ig), transmembrane domain (tm) and short cytoplasmic domain, (semaphorin) 4f, MSX1 <text:s/>- <text:s/>msh homeobox 1, EZH2 <text:s/>- <text:s/>enhancer of zeste homolog 2 (drosophila), CALM3 <text:s/>- <text:s/>calmodulin 3 (phosphorylase kinase, delta), MSX2 <text:s/>- <text:s/>msh homeobox 2, ZSCAN2 <text:s/>- <text:s/>zinc finger and scan domain containing 2, HIC1 <text:s/>- <text:s/>hypermethylated in cancer 1, HIF1A <text:s/>- <text:s/>hypoxia inducible factor 1, alpha subunit (basic helix-loop-helix transcription factor), KIF14 <text:s/>- <text:s/>kinesin family member 14, HOXB4 <text:s/>- <text:s/>homeobox b4, CCNF <text:s/>- <text:s/>cyclin f, EHF <text:s/>- <text:s/>ets homologous factor, CHRDL1 <text:s/>- <text:s/>chordin-like 1, HOXC4 <text:s/>- <text:s/>homeobox c4, HMG20B <text:s/>- <text:s/>high mobility group 20b, UBB <text:s/>- <text:s/>ubiquitin b, ERG <text:s/>- <text:s/>v-ets avian erythroblastosis virus e26 oncogene homolog, ESRRB <text:s/>- <text:s/>estrogen-related receptor beta, FABP9 <text:s/>- <text:s/>fatty acid binding protein 9, testis, FLVCR1 <text:s/>- <text:s/>feline leukemia virus subgroup c cellular receptor 1, TULP3 <text:s/>- <text:s/>tubby like protein 3, SALL4 <text:s/>- <text:s/>sal-like 4 (drosophila), ETS2 <text:s/>- <text:s/>v-ets avian erythroblastosis virus e26 oncogene homolog 2, HOXA4 <text:s/>- <text:s/>homeobox a4, FGF20 <text:s/>- <text:s/>fibroblast growth factor 20, BZW2 <text:s/>- <text:s/>basic leucine zipper and w2 domains 2, HOXA6 <text:s/>- <text:s/>homeobox a6, RUNX3 <text:s/>- <text:s/>runt-related transcription factor 3, RYR2 <text:s/>- <text:s/>ryanodine receptor 2 (cardiac), SORT1 <text:s/>- <text:s/>sortilin 1, ZNF830 <text:s/>- <text:s/>zinc finger protein 830, HNRNPC <text:s/>- <text:s/>heterogeneous nuclear ribonucleoprotein c (c1/c2), EPHB1 <text:s/>- <text:s/>eph receptor b1, CAT <text:s/>- <text:s/>catalase, HNRNPAB <text:s/>- <text:s/>heterogeneous nuclear ribonucleoprotein a/b, TMEM91 <text:s/>- <text:s/>transmembrane protein 91, NAPA <text:s/>- <text:s/>n-ethylmaleimide-sensitive factor attachment protein, alpha, ISL2 <text:s/>- <text:s/>isl lim homeobox 2, UCP2 <text:s/>- <text:s/>uncoupling protein 2 (mitochondrial, proton carrier), SPATA24 <text:s/>- <text:s/>spermatogenesis associated 24, EPHA8 <text:s/>- <text:s/>eph receptor a8, EPHA7 <text:s/>- <text:s/>eph receptor a7, CCKAR <text:s/>- <text:s/>cholecystokinin a receptor, ARIH2 <text:s/>- <text:s/>ariadne homolog 2 (drosophila), REC8 <text:s/>- <text:s/>rec8 meiotic recombination protein, NANOS1 <text:s/>- <text:s/>nanos homolog 1 (drosophila), HMGCR <text:s/>- <text:s/>3-hydroxy-3-methylglutaryl-coa reductase, HMGCS1 <text:s/>- <text:s/>3-hydroxy-3-methylglutaryl-coa synthase 1 (soluble), RGS9 <text:s/>- <text:s/>regulator of g-protein signaling 9, RTN4 <text:s/>- <text:s/>reticulon 4, ERBB4 <text:s/>- <text:s/>v-erb-b2 avian erythroblastic leukemia viral oncogene homolog 4, PRMT5 <text:s/>- <text:s/>protein arginine methyltransferase 5, ERCC2 <text:s/>- <text:s/>excision repair cross-complementing rodent repair deficiency, complementation group 2, RRBP1 <text:s/>- <text:s/>ribosome binding protein 1, HMX2 <text:s/>- <text:s/>h6 family homeobox 2, KCNAB2 <text:s/>- <text:s/>potassium voltage-gated channel, shaker-related subfamily, beta member 2, FN1 <text:s/>- <text:s/>fibronectin 1, CDK1 <text:s/>- <text:s/>cyclin-dependent kinase 1, CDH1 <text:s/>- <text:s/>cadherin 1, type 1, e-cadherin (epithelial), CDH2 <text:s/>- <text:s/>cadherin 2, type 1, n-cadherin (neuronal), ENC1 <text:s/>- <text:s/>ectodermal-neural cortex 1 (with btb domain), CDC25B <text:s/>- <text:s/>cell division cycle 25b, RBMX <text:s/>- <text:s/>rna binding motif protein, x-linked, OSM <text:s/>- <text:s/>oncostatin m, INHBC <text:s/>- <text:s/>inhibin, beta c, PNPLA7 <text:s/>- <text:s/>patatin-like phospholipase domain containing 7, ARC <text:s/>- <text:s/>activity-regulated cytoskeleton-associated protein, FARP2 <text:s/>- <text:s/>ferm, rhogef and pleckstrin domain protein 2, FOXO1 <text:s/>- <text:s/>forkhead box o1, ERRFI1 <text:s/>- <text:s/>erbb receptor feedback inhibitor 1, IGF2BP2 <text:s/>- <text:s/>insulin-like growth factor 2 mrna binding protein 2, FOXC1 <text:s/>- <text:s/>forkhead box c1, IL4 <text:s/>- <text:s/>interleukin 4, FOXL1 <text:s/>- <text:s/>forkhead box l1, DMRT2 <text:s/>- <text:s/>doublesex and mab-3 related transcription factor 2, PIR <text:s/>- <text:s/>pirin (iron-binding nuclear protein), SHROOM1 <text:s/>- <text:s/>shroom family member 1, FOXG1 <text:s/>- <text:s/>forkhead box g1, SP9 <text:s/>- <text:s/>sp9 transcription factor, CAND1 <text:s/>- <text:s/>cullin-associated and neddylation-dissociated 1, FGFR2 <text:s/>- <text:s/>fibroblast growth factor receptor 2, MOSPD3 <text:s/>- <text:s/>motile sperm domain containing 3, ROR1 <text:s/>- <text:s/>receptor tyrosine kinase-like orphan receptor 1, DDR2 <text:s/>- <text:s/>discoidin domain receptor tyrosine kinase 2, SYNE1 <text:s/>- <text:s/>spectrin repeat containing, nuclear envelope 1, ISL1 <text:s/>- <text:s/>isl lim homeobox 1, MAML1 <text:s/>- <text:s/>mastermind-like 1 (drosophila), TARBP2 <text:s/>- <text:s/>tar (hiv-1) rna binding protein 2, NUMA1 <text:s/>- <text:s/>nuclear mitotic apparatus protein 1, PTGER4 <text:s/>- <text:s/>prostaglandin e receptor 4 (subtype ep4), GMNN <text:s/>- <text:s/>geminin, dna replication inhibitor, SZT2 <text:s/>- <text:s/>seizure threshold 2 homolog (mouse), RASSF2 <text:s/>- <text:s/>ras association (ralgds/af-6) domain family member 2, FER <text:s/>- <text:s/>fer (fps/fes related) tyrosine kinase, SMG9 <text:s/>- <text:s/>smg9 nonsense mediated mrna decay factor, SPATA19 <text:s/>- <text:s/>spermatogenesis associated 19, CEBPG <text:s/>- <text:s/>ccaat/enhancer binding protein (c/ebp), gamma, GZF1 <text:s/>- <text:s/>gdnf-inducible zinc finger protein 1, TBX15 <text:s/>- <text:s/>t-box 15, INSIG1 <text:s/>- <text:s/>insulin induced gene 1, RND1 <text:s/>- <text:s/>rho family gtpase 1, INSM1 <text:s/>- <text:s/>insulinoma-associated 1, MPP5 <text:s/>- <text:s/>membrane protein, palmitoylated 5 (maguk p55 subfamily member 5), CXCL10 <text:s/>- <text:s/>chemokine (c-x-c motif) ligand 10, TACC2 <text:s/>- <text:s/>transforming, acidic coiled-coil containing protein 2, SLC11A2 <text:s/>- <text:s/>solute carrier family 11 (proton-coupled divalent metal ion transporter), member 2, IRF6 <text:s/>- <text:s/>interferon regulatory factor 6, CDH11 <text:s/>- <text:s/>cadherin 11, type 2, ob-cadherin (osteoblast), TNFSF11 <text:s/>- <text:s/>tumor necrosis factor (ligand) superfamily, member 11, NRL <text:s/>- <text:s/>neural retina leucine zipper, TIAM1 <text:s/>- <text:s/>t-cell lymphoma invasion and metastasis 1, RRN3 <text:s/>- <text:s/>rrn3 rna polymerase i transcription factor homolog (s. cerevisiae), NMT1 <text:s/>- <text:s/>n-myristoyltransferase 1, OPA3 <text:s/>- <text:s/>optic atrophy 3 (autosomal recessive, with chorea and spastic paraplegia), TLE1 <text:s/>- <text:s/>transducin-like enhancer of split 1 (e(sp1) homolog, drosophila), TLE3 <text:s/>- <text:s/>transducin-like enhancer of split 3 (e(sp1) homolog, drosophila), TLX3 <text:s/>- <text:s/>t-cell leukemia homeobox 3, LHX5 <text:s/>- <text:s/>lim homeobox 5, PUM1 <text:s/>- <text:s/>pumilio homolog 1 (drosophila), VSX2 <text:s/>- <text:s/>visual system homeobox 2, CEP57 <text:s/>- <text:s/>centrosomal protein 57kda, FOXN3 <text:s/>- <text:s/>forkhead box n3, INVS <text:s/>- <text:s/>inversin, ZFPM2 <text:s/>- <text:s/>zinc finger protein, fog family member 2, HDAC4 <text:s/>- <text:s/>histone deacetylase 4, ID1 <text:s/>- <text:s/>inhibitor of dna binding 1, dominant negative helix-loop-helix protein, INTU <text:s/>- <text:s/>inturned planar cell polarity protein, PCDHGA2 <text:s/>- <text:s/>protocadherin gamma subfamily a, 2, RAB3A <text:s/>- <text:s/>rab3a, member ras oncogene family, SOX14 <text:s/>- <text:s/>sry (sex determining region y)-box 14, WASF3 <text:s/>- <text:s/>was protein family, member 3, FRAS1 <text:s/>- <text:s/>fraser syndrome 1, CLDN5 <text:s/>- <text:s/>claudin 5, PCDHB15 <text:s/>- <text:s/>protocadherin beta 15, FOXP2 <text:s/>- <text:s/>forkhead box p2, ID4 <text:s/>- <text:s/>inhibitor of dna binding 4, dominant negative helix-loop-helix protein, IFT140 <text:s/>- <text:s/>intraflagellar transport 140 homolog (chlamydomonas), NKX6-1 <text:s/>- <text:s/>nk6 homeobox 1, NKX3-1 <text:s/>- <text:s/>nk3 homeobox 1, OTP <text:s/>- <text:s/>orthopedia homeobox, PAF1 <text:s/>- <text:s/>paf1, rna polymerase ii associated factor, homolog (s. cerevisiae), C7orf41 <text:s/>- <text:s/>chromosome 7 open reading frame 41, HDAC9 <text:s/>- <text:s/>histone deacetylase 9, MYOCD <text:s/>- <text:s/>myocardin, BICC1 <text:s/>- <text:s/>bicaudal c homolog 1 (drosophila), ZNF513 <text:s/>- <text:s/>zinc finger protein 513, VAMP5 <text:s/>- <text:s/>vesicle-associated membrane protein 5, LTBP4 <text:s/>- <text:s/>latent transforming growth factor beta binding protein 4, NOX4 <text:s/>- <text:s/>nadph oxidase 4, EIF4ENIF1 <text:s/>- <text:s/>eukaryotic translation initiation factor 4e nuclear import factor 1, COL5A3 <text:s/>- <text:s/>collagen, type v, alpha 3, PLA2G3 <text:s/>- <text:s/>phospholipase a2, group iii, NEK2 <text:s/>- <text:s/>nima-related kinase 2, TEF <text:s/>- <text:s/>thyrotrophic embryonic factor, WNT10A <text:s/>- <text:s/>wingless-type mmtv integration site family, member 10a, NCK2 <text:s/>- <text:s/>nck adaptor protein 2, MICAL2 <text:s/>- <text:s/>microtubule associated monooxygenase, calponin and lim domain containing 2, NLRP14 <text:s/>- <text:s/>nlr family, pyrin domain containing 14, ESCO2 <text:s/>- <text:s/>establishment of sister chromatid cohesion n-acetyltransferase 2, EPC1 <text:s/>- <text:s/>enhancer of polycomb homolog 1 (drosophila), TFDP2 <text:s/>- <text:s/>transcription factor dp-2 (e2f dimerization partner 2), NFATC4 <text:s/>- <text:s/>nuclear factor of activated t-cells, cytoplasmic, calcineurin-dependent 4, FGF22 <text:s/>- <text:s/>fibroblast growth factor 22, CELF1 <text:s/>- <text:s/>cugbp, elav-like family member 1, NF2 <text:s/>- <text:s/>neurofibromin 2 (merlin), TAF8 <text:s/>- <text:s/>taf8 rna polymerase ii, tata box binding protein (tbp)-associated factor, 43kda, RBM24 <text:s/>- <text:s/>rna binding motif protein 24, HEY2 <text:s/>- <text:s/>hairy/enhancer-of-split related with yrpw motif 2, FNIP1 <text:s/>- <text:s/>folliculin interacting protein 1, KLF1 <text:s/>- <text:s/>kruppel-like factor 1 (erythroid), NEUROG1 <text:s/>- <text:s/>neurogenin 1, RARA <text:s/>- <text:s/>retinoic acid receptor, alpha, FOXB1 <text:s/>- <text:s/>forkhead box b1, CDK5RAP3 <text:s/>- <text:s/>cdk5 regulatory subunit associated protein 3, NEUROG3 <text:s/>- <text:s/>neurogenin 3, SCUBE1 <text:s/>- <text:s/>signal peptide, cub domain, egf-like 1, TGFB3 <text:s/>- <text:s/>transforming growth factor, beta 3, SEZ6L <text:s/>- <text:s/>seizure related 6 homolog (mouse)-like, NEUROG2 <text:s/>- <text:s/>neurogenin 2, TGFB1I1 <text:s/>- <text:s/>transforming growth factor beta 1 induced transcript 1, RBM4 <text:s/>- <text:s/>rna binding motif protein 4, GPCPD1 <text:s/>- <text:s/>glycerophosphocholine phosphodiesterase gde1 homolog (s. cerevisiae), NUP93 <text:s/>- <text:s/>nucleoporin 93kda, TRIM45 <text:s/>- <text:s/>tripartite motif containing 45, ARID4A <text:s/>- <text:s/>at rich interactive domain 4a (rbp1-like), SIX2 <text:s/>- <text:s/>six homeobox 2, NEB <text:s/>- <text:s/>nebulin, DDX4 <text:s/>- <text:s/>dead (asp-glu-ala-asp) box polypeptide 4, RBP4 <text:s/>- <text:s/>retinol binding protein 4, plasma, B9D1 <text:s/>- <text:s/>b9 protein domain 1, ARHGAP12 <text:s/>- <text:s/>rho gtpase activating protein 12, CUL3 <text:s/>- <text:s/>cullin 3, THBS1 <text:s/>- <text:s/>thrombospondin 1, NUDC <text:s/>- <text:s/>nudc nuclear distribution protein, CKB <text:s/>- <text:s/>creatine kinase, brain, KLF10 <text:s/>- <text:s/>kruppel-like factor 10, THY1 <text:s/>- <text:s/>thy-1 cell surface antigen, PCDH18 <text:s/>- <text:s/>protocadherin 18, DMRTC2 <text:s/>- <text:s/>dmrt-like family c2, TBCB <text:s/>- <text:s/>tubulin folding cofacto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negative regulation of biological process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217" calcext:value-type="float">
            <text:p>0.0217</text:p>
          </table:table-cell>
          <table:table-cell office:value-type="float" office:value="1.12" calcext:value-type="float">
            <text:p>1.12</text:p>
          </table:table-cell>
          <table:table-cell office:value-type="float" office:value="13954" calcext:value-type="float">
            <text:p>13954</text:p>
          </table:table-cell>
          <table:table-cell office:value-type="float" office:value="3771" calcext:value-type="float">
            <text:p>3771</text:p>
          </table:table-cell>
          <table:table-cell office:value-type="float" office:value="2003" calcext:value-type="float">
            <text:p>200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ZMYND8 <text:s/>- <text:s/>zinc finger, mynd-type containing 8, LHX1 <text:s/>- <text:s/>lim homeobox 1, ZFYVE28 <text:s/>- <text:s/>zinc finger, fyve domain containing 28, PLAC8 <text:s/>- <text:s/>placenta-specific 8, KIF20B <text:s/>- <text:s/>kinesin family member 20b, LRRC16A <text:s/>- <text:s/>leucine rich repeat containing 16a, FBXO18 <text:s/>- <text:s/>f-box protein, helicase, 18, ABAT <text:s/>- <text:s/>4-aminobutyrate aminotransferase, GRHL2 <text:s/>- <text:s/>grainyhead-like 2 (drosophila), OS9 <text:s/>- <text:s/>osteosarcoma amplified 9, endoplasmic reticulum lectin, PPP4R4 <text:s/>- <text:s/>protein phosphatase 4, regulatory subunit 4, PNRC1 <text:s/>- <text:s/>proline-rich nuclear receptor coactivator 1, GCNT2 <text:s/>- <text:s/>glucosaminyl (n-acetyl) transferase 2, i-branching enzyme (i blood group), LGALS1 <text:s/>- <text:s/>lectin, galactoside-binding, soluble, 1, LFNG <text:s/>- <text:s/>lfng o-fucosylpeptide 3-beta-n-acetylglucosaminyltransferase, GCHFR <text:s/>- <text:s/>gtp cyclohydrolase i feedback regulator, YWHAQ <text:s/>- <text:s/>tyrosine 3-monooxygenase/tryptophan 5-monooxygenase activation protein, theta polypeptide, SP3 <text:s/>- <text:s/>sp3 transcription factor, ASIC2 <text:s/>- <text:s/>acid-sensing (proton-gated) ion channel 2, MAEL <text:s/>- <text:s/>maelstrom spermatogenic transposon silencer, SP2 <text:s/>- <text:s/>sp2 transcription factor, PLK1 <text:s/>- <text:s/>polo-like kinase 1, GPC3 <text:s/>- <text:s/>glypican 3, SYVN1 <text:s/>- <text:s/>synovial apoptosis inhibitor 1, synoviolin, TRAFD1 <text:s/>- <text:s/>traf-type zinc finger domain containing 1, BFAR <text:s/>- <text:s/>bifunctional apoptosis regulator, NPHP4 <text:s/>- <text:s/>nephronophthisis 4, SOX9 <text:s/>- <text:s/>sry (sex determining region y)-box 9, SOX4 <text:s/>- <text:s/>sry (sex determining region y)-box 4, DEPDC1 <text:s/>- <text:s/>dep domain containing 1, C12orf52 <text:s/>- <text:s/>chromosome 12 open reading frame 52, ADAMTS20 <text:s/>- <text:s/>adam metallopeptidase with thrombospondin type 1 motif, 20, SON <text:s/>- <text:s/>son dna binding protein, ORC6 <text:s/>- <text:s/>origin recognition complex, subunit 6, LEMD3 <text:s/>- <text:s/>lem domain containing 3, BRINP2 <text:s/>- <text:s/>bone morphogenetic protein/retinoic acid inducible neural-specific 2, CTSA <text:s/>- <text:s/>cathepsin a, ANAPC5 <text:s/>- <text:s/>anaphase promoting complex subunit 5, HIST3H3 <text:s/>- <text:s/>histone cluster 3, h3, SNCA <text:s/>- <text:s/>synuclein, alpha (non a4 component of amyloid precursor), PPM1A <text:s/>- <text:s/>protein phosphatase, mg2+/mn2+ dependent, 1a, PPM1B <text:s/>- <text:s/>protein phosphatase, mg2+/mn2+ dependent, 1b, EEF1E1 <text:s/>- <text:s/>eukaryotic translation elongation factor 1 epsilon 1, ACVR1 <text:s/>- <text:s/>activin a receptor, type i, POU3F4 <text:s/>- <text:s/>pou class 3 homeobox 4, POU3F3 <text:s/>- <text:s/>pou class 3 homeobox 3, FZD8 <text:s/>- <text:s/>frizzled family receptor 8, TP53INP2 <text:s/>- <text:s/>tumor protein p53 inducible nuclear protein 2, EOMES <text:s/>- <text:s/>eomesodermin, PIM3 <text:s/>- <text:s/>pim-3 oncogene, PPARA <text:s/>- <text:s/>peroxisome proliferator-activated receptor alpha, PPARG <text:s/>- <text:s/>peroxisome proliferator-activated receptor gamma, PPARD <text:s/>- <text:s/>peroxisome proliferator-activated receptor delta, UBR5 <text:s/>- <text:s/>ubiquitin protein ligase e3 component n-recognin 5, ATCAY <text:s/>- <text:s/>ataxia, cerebellar, cayman type, ADCYAP1R1 <text:s/>- <text:s/>adenylate cyclase activating polypeptide 1 (pituitary) receptor type i, STMN1 <text:s/>- <text:s/>stathmin 1, FEM1A <text:s/>- <text:s/>fem-1 homolog a (c. elegans), POLR2I <text:s/>- <text:s/>polymerase (rna) ii (dna directed) polypeptide i, 14.5kda, ADCYAP1 <text:s/>- <text:s/>adenylate cyclase activating polypeptide 1 (pituitary), SLIT3 <text:s/>- <text:s/>slit homolog 3 (drosophila), MID1IP1 <text:s/>- <text:s/>mid1 interacting protein 1, POU3F2 <text:s/>- <text:s/>pou class 3 homeobox 2, ONECUT2 <text:s/>- <text:s/>one cut homeobox 2, SLC25A27 <text:s/>- <text:s/>solute carrier family 25, member 27, DACT1 <text:s/>- <text:s/>dishevelled-binding antagonist of beta-catenin 1, HES6 <text:s/>- <text:s/>hairy and enhancer of split 6 (drosophila), TMEFF2 <text:s/>- <text:s/>transmembrane protein with egf-like and two follistatin-like domains 2, CNST <text:s/>- <text:s/>consortin, connexin sorting protein, AP2A1 <text:s/>- <text:s/>adaptor-related protein complex 2, alpha 1 subunit, PRKACA <text:s/>- <text:s/>protein kinase, camp-dependent, catalytic, alpha, PRDM5 <text:s/>- <text:s/>pr domain containing 5, CXorf27 <text:s/>- <text:s/>chromosome x open reading frame 27, T <text:s/>- <text:s/>t, brachyury homolog (mouse), HINT2 <text:s/>- <text:s/>histidine triad nucleotide binding protein 2, CCAR1 <text:s/>- <text:s/>cell division cycle and apoptosis regulator 1, VPS35 <text:s/>- <text:s/>vacuolar protein sorting 35 homolog (s. cerevisiae), RASAL2 <text:s/>- <text:s/>ras protein activator like 2, CTH <text:s/>- <text:s/>cystathionase (cystathionine gamma-lyase), CTBP2 <text:s/>- <text:s/>c-terminal binding protein 2, CHFR <text:s/>- <text:s/>checkpoint with forkhead and ring finger domains, e3 ubiquitin protein ligase, FTH1 <text:s/>- <text:s/>ferritin, heavy polypeptide 1, ATF7IP <text:s/>- <text:s/>activating transcription factor 7 interacting protein, AIMP2 <text:s/>- <text:s/>aminoacyl trna synthetase complex-interacting multifunctional protein 2, STXBP1 <text:s/>- <text:s/>syntaxin binding protein 1, PPP2R5C <text:s/>- <text:s/>protein phosphatase 2, regulatory subunit b', gamma, IPO5 <text:s/>- <text:s/>importin 5, UBE2C <text:s/>- <text:s/>ubiquitin-conjugating enzyme e2c, PPP2R1A <text:s/>- <text:s/>protein phosphatase 2, regulatory subunit a, alpha, CTSV <text:s/>- <text:s/>cathepsin v, RASA4B <text:s/>- <text:s/>ras p21 protein activator 4b, ZBTB46 <text:s/>- <text:s/>zinc finger and btb domain containing 46, PRR11 <text:s/>- <text:s/>proline rich 11, FKBP8 <text:s/>- <text:s/>fk506 binding protein 8, 38kda, STC1 <text:s/>- <text:s/>stanniocalcin 1, STK11 <text:s/>- <text:s/>serine/threonine kinase 11, KIT <text:s/>- <text:s/>v-kit hardy-zuckerman 4 feline sarcoma viral oncogene homolog, TGIF2 <text:s/>- <text:s/>tgfb-induced factor homeobox 2, AURKA <text:s/>- <text:s/>aurora kinase a, LIN28A <text:s/>- <text:s/>lin-28 homolog a (c. elegans), CUL5 <text:s/>- <text:s/>cullin 5, TDRKH <text:s/>- <text:s/>tudor and kh domain containing, JUN <text:s/>- <text:s/>jun proto-oncogene, JARID2 <text:s/>- <text:s/>jumonji, at rich interactive domain 2, STAT3 <text:s/>- <text:s/>signal transducer and activator of transcription 3 (acute-phase response factor), CRY2 <text:s/>- <text:s/>cryptochrome 2 (photolyase-like), JUNB <text:s/>- <text:s/>jun b proto-oncogene, E2F8 <text:s/>- <text:s/>e2f transcription factor 8, VRK3 <text:s/>- <text:s/>vaccinia related kinase 3, CRIM1 <text:s/>- <text:s/>cysteine rich transmembrane bmp regulator 1 (chordin-like), ING5 <text:s/>- <text:s/>inhibitor of growth family, member 5, MID2 <text:s/>- <text:s/>midline 2, SSTR3 <text:s/>- <text:s/>somatostatin receptor 3, ASPM <text:s/>- <text:s/>asp (abnormal spindle) homolog, microcephaly associated (drosophila), MAP2K6 <text:s/>- <text:s/>mitogen-activated protein kinase kinase 6, EXD1 <text:s/>- <text:s/>exonuclease 3'-5' domain containing 1, MAP2K1 <text:s/>- <text:s/>mitogen-activated protein kinase kinase 1, HMGA2 <text:s/>- <text:s/>high mobility group at-hook 2, MIIP <text:s/>- <text:s/>migration and invasion inhibitory protein, ITPR2 <text:s/>- <text:s/>inositol 1,4,5-trisphosphate receptor, type 2, TRIM59 <text:s/>- <text:s/>tripartite motif containing 59, NUDT16L1 <text:s/>- <text:s/>nudix (nucleoside diphosphate linked moiety x)-type motif 16-like 1, MAPK7 <text:s/>- <text:s/>mitogen-activated protein kinase 7, GATA3 <text:s/>- <text:s/>gata binding protein 3, PRKCZ <text:s/>- <text:s/>protein kinase c, zeta, BAMBI <text:s/>- <text:s/>bmp and activin membrane-bound inhibitor, NUP214 <text:s/>- <text:s/>nucleoporin 214kda, VASN <text:s/>- <text:s/>vasorin, C18orf54 <text:s/>- <text:s/>chromosome 18 open reading frame 54, SREBF1 <text:s/>- <text:s/>sterol regulatory element binding transcription factor 1, SLC25A4 <text:s/>- <text:s/>solute carrier family 25 (mitochondrial carrier; adenine nucleotide translocator), member 4, GAS8 <text:s/>- <text:s/>growth arrest-specific 8, PRKAR1A <text:s/>- <text:s/>protein kinase, camp-dependent, regulatory, type i, alpha, FAM111A <text:s/>- <text:s/>family with sequence similarity 111, member a, ANK3 <text:s/>- <text:s/>ankyrin 3, node of ranvier (ankyrin g), DEDD2 <text:s/>- <text:s/>death effector domain containing 2, ZNF189 <text:s/>- <text:s/>zinc finger protein 189, PHLDB2 <text:s/>- <text:s/>pleckstrin homology-like domain, family b, member 2, LACRT <text:s/>- <text:s/>lacritin, PAX6 <text:s/>- <text:s/>paired box 6, ZNF385A <text:s/>- <text:s/>zinc finger protein 385a, RFWD3 <text:s/>- <text:s/>ring finger and wd repeat domain 3, APLP1 <text:s/>- <text:s/>amyloid beta (a4) precursor-like protein 1, SIN3A <text:s/>- <text:s/>sin3 transcription regulator family member a, CXCL12 <text:s/>- <text:s/>chemokine (c-x-c motif) ligand 12, MIDN <text:s/>- <text:s/>midnolin, MID1 <text:s/>- <text:s/>midline 1 (opitz/bbb syndrome), MAP3K10 <text:s/>- <text:s/>mitogen-activated protein kinase kinase kinase 10, PIWIL1 <text:s/>- <text:s/>piwi-like rna-mediated gene silencing 1, MLH1 <text:s/>- <text:s/>mutl homolog 1, colon cancer, nonpolyposis type 2 (e. coli), PBX1 <text:s/>- <text:s/>pre-b-cell leukemia homeobox 1, WHAMM <text:s/>- <text:s/>was protein homolog associated with actin, golgi membranes and microtubules, PBXIP1 <text:s/>- <text:s/>pre-b-cell leukemia homeobox interacting protein 1, CBX8 <text:s/>- <text:s/>chromobox homolog 8, MLLT1 <text:s/>- <text:s/>myeloid/lymphoid or mixed-lineage leukemia (trithorax homolog, drosophila); translocated to, 1, MSH6 <text:s/>- <text:s/>muts homolog 6 (e. coli), CHP1 <text:s/>- <text:s/>calcineurin-like ef-hand protein 1, BRIP1 <text:s/>- <text:s/>brca1 interacting protein c-terminal helicase 1, RPS6KA5 <text:s/>- <text:s/>ribosomal protein s6 kinase, 90kda, polypeptide 5, SUFU <text:s/>- <text:s/>suppressor of fused homolog (drosophila), ANAPC15 <text:s/>- <text:s/>anaphase promoting complex subunit 15, HEXIM2 <text:s/>- <text:s/>hexamethylene bis-acetamide inducible 2, PEBP1 <text:s/>- <text:s/>phosphatidylethanolamine binding protein 1, INTS7 <text:s/>- <text:s/>integrator complex subunit 7, LRTM2 <text:s/>- <text:s/>leucine-rich repeats and transmembrane domains 2, CHEK2 <text:s/>- <text:s/>checkpoint kinase 2, NDRG2 <text:s/>- <text:s/>ndrg family member 2, SCAI <text:s/>- <text:s/>suppressor of cancer cell invasion, MNT <text:s/>- <text:s/>mnt, max dimerization protein, DUSP10 <text:s/>- <text:s/>dual specificity phosphatase 10, ARNTL <text:s/>- <text:s/>aryl hydrocarbon receptor nuclear translocator-like, SESN3 <text:s/>- <text:s/>sestrin 3, H2AFZ <text:s/>- <text:s/>h2a histone family, member z, SAP130 <text:s/>- <text:s/>sin3a-associated protein, 130kda, H2AFX <text:s/>- <text:s/>h2a histone family, member x, HIST1H2AD <text:s/>- <text:s/>histone cluster 1, h2ad, PAX8 <text:s/>- <text:s/>paired box 8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BUB3 <text:s/>- <text:s/>bub3 mitotic checkpoint protein, RHOB <text:s/>- <text:s/>ras homolog family member b, BTG2 <text:s/>- <text:s/>btg family, member 2, HADH <text:s/>- <text:s/>hydroxyacyl-coa dehydrogenase, CSDE1 <text:s/>- <text:s/>cold shock domain containing e1, rna-binding, PEG3 <text:s/>- <text:s/>paternally expressed 3, LRP8 <text:s/>- <text:s/>low density lipoprotein receptor-related protein 8, apolipoprotein e receptor, TICRR <text:s/>- <text:s/>topbp1-interacting checkpoint and replication regulator, AMIGO2 <text:s/>- <text:s/>adhesion molecule with ig-like domain 2, PCNA <text:s/>- <text:s/>proliferating cell nuclear antigen, S100B <text:s/>- <text:s/>s100 calcium binding protein b, LSM6 <text:s/>- <text:s/>lsm6 homolog, u6 small nuclear rna associated (s. cerevisiae), DAXX <text:s/>- <text:s/>death-domain associated protein, MAP3K12 <text:s/>- <text:s/>mitogen-activated protein kinase kinase kinase 12, FICD <text:s/>- <text:s/>fic domain containing, SLC30A1 <text:s/>- <text:s/>solute carrier family 30 (zinc transporter), member 1, DAPK1 <text:s/>- <text:s/>death-associated protein kinase 1, PPP1R1B <text:s/>- <text:s/>protein phosphatase 1, regulatory (inhibitor) subunit 1b, IBTK <text:s/>- <text:s/>inhibitor of bruton agammaglobulinemia tyrosine kinase, BMPER <text:s/>- <text:s/>bmp binding endothelial regulator, TPCN1 <text:s/>- <text:s/>two pore segment channel 1, STARD13 <text:s/>- <text:s/>star-related lipid transfer (start) domain containing 13, ARX <text:s/>- <text:s/>aristaless related homeobox, RAD9B <text:s/>- <text:s/>rad9 homolog b (s. pombe), HGS <text:s/>- <text:s/>hepatocyte growth factor-regulated tyrosine kinase substrate, DAD1 <text:s/>- <text:s/>defender against cell death 1, PLA2G16 <text:s/>- <text:s/>phospholipase a2, group xvi, MBD3 <text:s/>- <text:s/>methyl-cpg binding domain protein 3, PDE4D <text:s/>- <text:s/>phosphodiesterase 4d, camp-specific, HDAC1 <text:s/>- <text:s/>histone deacetylase 1, ATRIP <text:s/>- <text:s/>atr interacting protein, XDH <text:s/>- <text:s/>xanthine dehydrogenase, PPP1R36 <text:s/>- <text:s/>protein phosphatase 1, regulatory subunit 36, CCNE2 <text:s/>- <text:s/>cyclin e2, ANAPC11 <text:s/>- <text:s/>anaphase promoting complex subunit 11, ATP2A2 <text:s/>- <text:s/>atpase, ca++ transporting, cardiac muscle, slow twitch 2, GOLGA2 <text:s/>- <text:s/>golgin a2, DSCAM <text:s/>- <text:s/>down syndrome cell adhesion molecule, XPO1 <text:s/>- <text:s/>exportin 1 (crm1 homolog, yeast), DTL <text:s/>- <text:s/>denticleless e3 ubiquitin protein ligase homolog (drosophila), BAHD1 <text:s/>- <text:s/>bromo adjacent homology domain containing 1, GTSE1 <text:s/>- <text:s/>g-2 and s-phase expressed 1, ZBTB20 <text:s/>- <text:s/>zinc finger and btb domain containing 20, ATF4 <text:s/>- <text:s/>activating transcription factor 4, PHF1 <text:s/>- <text:s/>phd finger protein 1, ATOH1 <text:s/>- <text:s/>atonal homolog 1 (drosophila), RERE <text:s/>- <text:s/>arginine-glutamic acid dipeptide (re) repeats, GPI <text:s/>- <text:s/>glucose-6-phosphate isomerase, MTMR4 <text:s/>- <text:s/>myotubularin related protein 4, SCAMP5 <text:s/>- <text:s/>secretory carrier membrane protein 5, DUSP8 <text:s/>- <text:s/>dual specificity phosphatase 8, DIXDC1 <text:s/>- <text:s/>dix domain containing 1, DUSP6 <text:s/>- <text:s/>dual specificity phosphatase 6, PLIN5 <text:s/>- <text:s/>perilipin 5, TBX18 <text:s/>- <text:s/>t-box 18, ADNP2 <text:s/>- <text:s/>adnp homeobox 2, WNT3 <text:s/>- <text:s/>wingless-type mmtv integration site family, member 3, PER1 <text:s/>- <text:s/>period circadian clock 1, LCMT1 <text:s/>- <text:s/>leucine carboxyl methyltransferase 1, GIGYF2 <text:s/>- <text:s/>grb10 interacting gyf protein 2, TRPV1 <text:s/>- <text:s/>transient receptor potential cation channel, subfamily v, member 1, ATP2B4 <text:s/>- <text:s/>atpase, ca++ transporting, plasma membrane 4, WARS <text:s/>- <text:s/>tryptophanyl-trna synthetase, HBEGF <text:s/>- <text:s/>heparin-binding egf-like growth factor, NKX3-2 <text:s/>- <text:s/>nk3 homeobox 2, PITX3 <text:s/>- <text:s/>paired-like homeodomain 3, SHC1 <text:s/>- <text:s/>shc (src homology 2 domain containing) transforming protein 1, DLG3 <text:s/>- <text:s/>discs, large homolog 3 (drosophila), PNPT1 <text:s/>- <text:s/>polyribonucleotide nucleotidyltransferase 1, DLG1 <text:s/>- <text:s/>discs, large homolog 1 (drosophila), DLG2 <text:s/>- <text:s/>discs, large homolog 2 (drosophila), BAI2 <text:s/>- <text:s/>brain-specific angiogenesis inhibitor 2, SHH <text:s/>- <text:s/>sonic hedgehog, DLX1 <text:s/>- <text:s/>distal-less homeobox 1, DLX2 <text:s/>- <text:s/>distal-less homeobox 2, LRP6 <text:s/>- <text:s/>low density lipoprotein receptor-related protein 6, PIK3R1 <text:s/>- <text:s/>phosphoinositide-3-kinase, regulatory subunit 1 (alpha), B2M <text:s/>- <text:s/>beta-2-microglobulin, DHCR24 <text:s/>- <text:s/>24-dehydrocholesterol reductase, GRB14 <text:s/>- <text:s/>growth factor receptor-bound protein 14, RHNO1 <text:s/>- <text:s/>rad9-hus1-rad1 interacting nuclear orphan 1, SESN2 <text:s/>- <text:s/>sestrin 2, STIL <text:s/>- <text:s/>scl/tal1 interrupting locus, RBM42 <text:s/>- <text:s/>rna binding motif protein 42, NQO1 <text:s/>- <text:s/>nad(p)h dehydrogenase, quinone 1, SIX1 <text:s/>- <text:s/>six homeobox 1, SIPA1 <text:s/>- <text:s/>signal-induced proliferation-associated 1, SFRP1 <text:s/>- <text:s/>secreted frizzled-related protein 1, GRIN2A <text:s/>- <text:s/>glutamate receptor, ionotropic, n-methyl d-aspartate 2a, SF1 <text:s/>- <text:s/>splicing factor 1, MXD1 <text:s/>- <text:s/>max dimerization protein 1, PIAS4 <text:s/>- <text:s/>protein inhibitor of activated stat, 4, DNM2 <text:s/>- <text:s/>dynamin 2, SMAD2 <text:s/>- <text:s/>smad family member 2, ZNF8 <text:s/>- <text:s/>zinc finger protein 8, CNBP <text:s/>- <text:s/>cchc-type zinc finger, nucleic acid binding protein, SRSF6 <text:s/>- <text:s/>serine/arginine-rich splicing factor 6, GPAM <text:s/>- <text:s/>glycerol-3-phosphate acyltransferase, mitochondrial, NOTUM <text:s/>- <text:s/>notum pectinacetylesterase homolog (drosophila), LRRC4C <text:s/>- <text:s/>leucine rich repeat containing 4c, SLX1A <text:s/>- <text:s/>slx1 structure-specific endonuclease subunit homolog a (s. cerevisiae), BCL2L1 <text:s/>- <text:s/>bcl2-like 1, HIST1H2AG <text:s/>- <text:s/>histone cluster 1, h2ag, CCND1 <text:s/>- <text:s/>cyclin d1, GSK3B <text:s/>- <text:s/>glycogen synthase kinase 3 beta, SMAD6 <text:s/>- <text:s/>smad family member 6, ITSN1 <text:s/>- <text:s/>intersectin 1 (sh3 domain protein), MAF <text:s/>- <text:s/>v-maf avian musculoaponeurotic fibrosarcoma oncogene homolog, CCNK <text:s/>- <text:s/>cyclin k, RGS19 <text:s/>- <text:s/>regulator of g-protein signaling 19, MAPRE1 <text:s/>- <text:s/>microtubule-associated protein, rp/eb family, member 1, HSPA1B <text:s/>- <text:s/>heat shock 70kda protein 1b, BNIP3 <text:s/>- <text:s/>bcl2/adenovirus e1b 19kda interacting protein 3, BNIP3L <text:s/>- <text:s/>bcl2/adenovirus e1b 19kda interacting protein 3-like, SIX5 <text:s/>- <text:s/>six homeobox 5, ITM2C <text:s/>- <text:s/>integral membrane protein 2c, BNIP2 <text:s/>- <text:s/>bcl2/adenovirus e1b 19kda interacting protein 2, MAEA <text:s/>- <text:s/>macrophage erythroblast attacher, CREG1 <text:s/>- <text:s/>cellular repressor of e1a-stimulated genes 1, APC2 <text:s/>- <text:s/>adenomatosis polyposis coli 2, CHAC1 <text:s/>- <text:s/>chac, cation transport regulator homolog 1 (e. coli), SPEG <text:s/>- <text:s/>speg complex locus, ENSA <text:s/>- <text:s/>endosulfine alpha, RASA4 <text:s/>- <text:s/>ras p21 protein activator 4, ORMDL2 <text:s/>- <text:s/>orm1-like 2 (s. cerevisiae), ZFP36L2 <text:s/>- <text:s/>zfp36 ring finger protein-like 2, HRC <text:s/>- <text:s/>histidine rich calcium binding protein, WASF2 <text:s/>- <text:s/>was protein family, member 2, SIRT2 <text:s/>- <text:s/>sirtuin 2, ENG <text:s/>- <text:s/>endoglin, KLF9 <text:s/>- <text:s/>kruppel-like factor 9, RAD18 <text:s/>- <text:s/>rad18 homolog (s. cerevisiae), BDNF <text:s/>- <text:s/>brain-derived neurotrophic factor, SPRED2 <text:s/>- <text:s/>sprouty-related, evh1 domain containing 2, TRIM11 <text:s/>- <text:s/>tripartite motif containing 11, BLM <text:s/>- <text:s/>bloom syndrome, recq helicase-like, SYNGAP1 <text:s/>- <text:s/>synaptic ras gtpase activating protein 1, TTK <text:s/>- <text:s/>ttk protein kinase, PER2 <text:s/>- <text:s/>period circadian clock 2, PSME3 <text:s/>- <text:s/>proteasome (prosome, macropain) activator subunit 3 (pa28 gamma; ki), ELAVL1 <text:s/>- <text:s/>elav (embryonic lethal, abnormal vision, drosophila)-like 1 (hu antigen r), BARHL1 <text:s/>- <text:s/>barh-like homeobox 1, RGS4 <text:s/>- <text:s/>regulator of g-protein signaling 4, LDB1 <text:s/>- <text:s/>lim domain binding 1, RGS3 <text:s/>- <text:s/>regulator of g-protein signaling 3, RGS16 <text:s/>- <text:s/>regulator of g-protein signaling 16, TRDN <text:s/>- <text:s/>triadin, HOXC6 <text:s/>- <text:s/>homeobox c6, TOPORS <text:s/>- <text:s/>topoisomerase i binding, arginine/serine-rich, e3 ubiquitin protein ligase, BMP6 <text:s/>- <text:s/>bone morphogenetic protein 6, ABCA7 <text:s/>- <text:s/>atp-binding cassette, sub-family a (abc1), member 7, CNOT1 <text:s/>- <text:s/>ccr4-not transcription complex, subunit 1, EXOSC7 <text:s/>- <text:s/>exosome component 7, OLIG2 <text:s/>- <text:s/>oligodendrocyte lineage transcription factor 2, TRIB1 <text:s/>- <text:s/>tribbles homolog 1 (drosophila), ARHGEF7 <text:s/>- <text:s/>rho guanine nucleotide exchange factor (gef) 7, GDF11 <text:s/>- <text:s/>growth differentiation factor 11, NABP2 <text:s/>- <text:s/>nucleic acid binding protein 2, MXI1 <text:s/>- <text:s/>max interactor 1, dimerization protein, DDX54 <text:s/>- <text:s/>dead (asp-glu-ala-asp) box polypeptide 54, UBN1 <text:s/>- <text:s/>ubinuclein 1, KDM1A <text:s/>- <text:s/>lysine (k)-specific demethylase 1a, HNRNPR <text:s/>- <text:s/>heterogeneous nuclear ribonucleoprotein r, CTDSP2 <text:s/>- <text:s/>ctd (carboxy-terminal domain, rna polymerase ii, polypeptide a) small phosphatase 2, MEPE <text:s/>- <text:s/>matrix extracellular phosphoglycoprotein, BUB1 <text:s/>- <text:s/>bub1 mitotic checkpoint serine/threonine kinase, HIST3H2A <text:s/>- <text:s/>histone cluster 3, h2a, RORB <text:s/>- <text:s/>rar-related orphan receptor b, SERTAD3 <text:s/>- <text:s/>serta domain containing 3, OSGIN1 <text:s/>- <text:s/>oxidative stress induced growth inhibitor 1, E2F3 <text:s/>- <text:s/>e2f transcription factor 3, SPRY2 <text:s/>- <text:s/>sprouty homolog 2 (drosophila), HELB <text:s/>- <text:s/>helicase (dna) b, WDTC1 <text:s/>- <text:s/>wd and tetratricopeptide repeats 1, CDK2AP2 <text:s/>- <text:s/>cyclin-dependent kinase 2 associated protein 2, AKAP8 <text:s/>- <text:s/>a kinase (prka) anchor protein 8, TRAF2 <text:s/>- <text:s/>tnf receptor-associated factor 2, HSPA5 <text:s/>- <text:s/>heat shock 70kda protein 5 (glucose-regulated protein, 78kda), SKAP2 <text:s/>- <text:s/>src kinase associated phosphoprotein 2, CAPZA2 <text:s/>- <text:s/>capping protein (actin filament) muscle z-line, alpha 2, HES5 <text:s/>- <text:s/>hairy and enhancer of split 5 (drosophila), PTCH2 <text:s/>- <text:s/>patched 2, ACOT8 <text:s/>- <text:s/>acyl-coa thioesterase 8, HLA-E <text:s/>- <text:s/>major histocompatibility complex, class i, e, FABP3 <text:s/>- <text:s/>fatty acid binding protein 3, muscle and heart (mammary-derived growth inhibitor), HMGB2 <text:s/>- <text:s/>high mobility group box 2, HMGB1 <text:s/>- <text:s/>high mobility group box 1, FABP7 <text:s/>- <text:s/>fatty acid binding protein 7, brain, DERL3 <text:s/>- <text:s/>derlin 3, HLX <text:s/>- <text:s/>h2.0-like homeobox, PTK2B <text:s/>- <text:s/>protein tyrosine kinase 2 beta, TNKS <text:s/>- <text:s/>tankyrase, trf1-interacting ankyrin-related adp-ribose polymerase, TNRC6B <text:s/>- <text:s/>trinucleotide repeat containing 6b, CASP2 <text:s/>- <text:s/>caspase 2, apoptosis-related cysteine peptidase, AGO1 <text:s/>- <text:s/>argonaute risc catalytic component 1, RPA2 <text:s/>- <text:s/>replication protein a2, 32kda, CAPZB <text:s/>- <text:s/>capping protein (actin filament) muscle z-line, beta, TNFAIP8L1 <text:s/>- <text:s/>tumor necrosis factor, alpha-induced protein 8-like 1, TWSG1 <text:s/>- <text:s/>twisted gastrulation homolog 1 (drosophila), ETV4 <text:s/>- <text:s/>ets variant 4, DCPS <text:s/>- <text:s/>decapping enzyme, scavenger, ETV6 <text:s/>- <text:s/>ets variant 6, HK2 <text:s/>- <text:s/>hexokinase 2, VIM <text:s/>- <text:s/>vimentin, RPLP1 <text:s/>- <text:s/>ribosomal protein, large, p1, LAMTOR1 <text:s/>- <text:s/>late endosomal/lysosomal adaptor, mapk and mtor activator 1, RPLP0 <text:s/>- <text:s/>ribosomal protein, large, p0, VLDLR <text:s/>- <text:s/>very low density lipoprotein receptor, SEMA4F <text:s/>- <text:s/>sema domain, immunoglobulin domain (ig), transmembrane domain (tm) and short cytoplasmic domain, (semaphorin) 4f, CKAP2 <text:s/>- <text:s/>cytoskeleton associated protein 2, CDC23 <text:s/>- <text:s/>cell division cycle 23, NCOA2 <text:s/>- <text:s/>nuclear receptor coactivator 2, MSX1 <text:s/>- <text:s/>msh homeobox 1, EZH2 <text:s/>- <text:s/>enhancer of zeste homolog 2 (drosophila), CALM3 <text:s/>- <text:s/>calmodulin 3 (phosphorylase kinase, delta), MSX2 <text:s/>- <text:s/>msh homeobox 2, CREB3 <text:s/>- <text:s/>camp responsive element binding protein 3, SNX13 <text:s/>- <text:s/>sorting nexin 13, HIC1 <text:s/>- <text:s/>hypermethylated in cancer 1, HIF1A <text:s/>- <text:s/>hypoxia inducible factor 1, alpha subunit (basic helix-loop-helix transcription factor), IL23R <text:s/>- <text:s/>interleukin 23 receptor, KIF14 <text:s/>- <text:s/>kinesin family member 14, TRADD <text:s/>- <text:s/>tnfrsf1a-associated via death domain, HOXB4 <text:s/>- <text:s/>homeobox b4, PASK <text:s/>- <text:s/>pas domain containing serine/threonine kinase, CCNF <text:s/>- <text:s/>cyclin f, URI1 <text:s/>- <text:s/>uri1, prefoldin-like chaperone, CHRDL1 <text:s/>- <text:s/>chordin-like 1, HMG20A <text:s/>- <text:s/>high mobility group 20a, CCNG2 <text:s/>- <text:s/>cyclin g2, HMG20B <text:s/>- <text:s/>high mobility group 20b, UBB <text:s/>- <text:s/>ubiquitin b, NDUFAF2 <text:s/>- <text:s/>nadh dehydrogenase (ubiquinone) complex i, assembly factor 2, RCOR1 <text:s/>- <text:s/>rest corepressor 1, HNRNPL <text:s/>- <text:s/>heterogeneous nuclear ribonucleoprotein l, TULP3 <text:s/>- <text:s/>tubby like protein 3, SALL4 <text:s/>- <text:s/>sal-like 4 (drosophila), RPS6KA2 <text:s/>- <text:s/>ribosomal protein s6 kinase, 90kda, polypeptide 2, ETS2 <text:s/>- <text:s/>v-ets avian erythroblastosis virus e26 oncogene homolog 2, TINF2 <text:s/>- <text:s/>terf1 (trf1)-interacting nuclear factor 2, RPS6KA1 <text:s/>- <text:s/>ribosomal protein s6 kinase, 90kda, polypeptide 1, FGF20 <text:s/>- <text:s/>fibroblast growth factor 20, ETF1 <text:s/>- <text:s/>eukaryotic translation termination factor 1, RUNX3 <text:s/>- <text:s/>runt-related transcription factor 3, RYR2 <text:s/>- <text:s/>ryanodine receptor 2 (cardiac), SERPINA6 <text:s/>- <text:s/>serpin peptidase inhibitor, clade a (alpha-1 antiproteinase, antitrypsin), member 6, SORT1 <text:s/>- <text:s/>sortilin 1, HNRNPA1 <text:s/>- <text:s/>heterogeneous nuclear ribonucleoprotein a1, ZNF830 <text:s/>- <text:s/>zinc finger protein 830, HNRNPC <text:s/>- <text:s/>heterogeneous nuclear ribonucleoprotein c (c1/c2), CAT <text:s/>- <text:s/>catalase, ISL2 <text:s/>- <text:s/>isl lim homeobox 2, UCP2 <text:s/>- <text:s/>uncoupling protein 2 (mitochondrial, proton carrier), EPHA7 <text:s/>- <text:s/>eph receptor a7, NANOS1 <text:s/>- <text:s/>nanos homolog 1 (drosophila), HMGCR <text:s/>- <text:s/>3-hydroxy-3-methylglutaryl-coa reductase, RBX1 <text:s/>- <text:s/>ring-box 1, e3 ubiquitin protein ligase, UBE2D3 <text:s/>- <text:s/>ubiquitin-conjugating enzyme e2d 3, TMEM161A <text:s/>- <text:s/>transmembrane protein 161a, LYPLA1 <text:s/>- <text:s/>lysophospholipase i, RGS9 <text:s/>- <text:s/>regulator of g-protein signaling 9, RTN4 <text:s/>- <text:s/>reticulon 4, ERBB4 <text:s/>- <text:s/>v-erb-b2 avian erythroblastic leukemia viral oncogene homolog 4, WDR81 <text:s/>- <text:s/>wd repeat domain 81, PRMT5 <text:s/>- <text:s/>protein arginine methyltransferase 5, ATAD2 <text:s/>- <text:s/>atpase family, aaa domain containing 2, EPS15 <text:s/>- <text:s/>epidermal growth factor receptor pathway substrate 15, CDC6 <text:s/>- <text:s/>cell division cycle 6, LRIG2 <text:s/>- <text:s/>leucine-rich repeats and immunoglobulin-like domains 2, CEP85 <text:s/>- <text:s/>centrosomal protein 85kda, PIK3IP1 <text:s/>- <text:s/>phosphoinositide-3-kinase interacting protein 1, CDC20 <text:s/>- <text:s/>cell division cycle 20, FN1 <text:s/>- <text:s/>fibronectin 1, CDK1 <text:s/>- <text:s/>cyclin-dependent kinase 1, CDH1 <text:s/>- <text:s/>cadherin 1, type 1, e-cadherin (epithelial), STAMBP <text:s/>- <text:s/>stam binding protein, CDH3 <text:s/>- <text:s/>cadherin 3, type 1, p-cadherin (placental), CDH2 <text:s/>- <text:s/>cadherin 2, type 1, n-cadherin (neuronal), TOX3 <text:s/>- <text:s/>tox high mobility group box family member 3, ENC1 <text:s/>- <text:s/>ectodermal-neural cortex 1 (with btb domain), RBMX <text:s/>- <text:s/>rna binding motif protein, x-linked, OSM <text:s/>- <text:s/>oncostatin m, CD74 <text:s/>- <text:s/>cd74 molecule, major histocompatibility complex, class ii invariant chain, PPFIA1 <text:s/>- <text:s/>protein tyrosine phosphatase, receptor type, f polypeptide (ptprf), interacting protein (liprin), alpha 1, ADC <text:s/>- <text:s/>arginine decarboxylase, FOXM1 <text:s/>- <text:s/>forkhead box m1, FOXO1 <text:s/>- <text:s/>forkhead box o1, CDC14B <text:s/>- <text:s/>cell division cycle 14b, ERRFI1 <text:s/>- <text:s/>erbb receptor feedback inhibitor 1, SOST <text:s/>- <text:s/>sclerostin, IGF2BP2 <text:s/>- <text:s/>insulin-like growth factor 2 mrna binding protein 2, FOXC1 <text:s/>- <text:s/>forkhead box c1, IL4 <text:s/>- <text:s/>interleukin 4, PSMA5 <text:s/>- <text:s/>proteasome (prosome, macropain) subunit, alpha type, 5, SRGAP3 <text:s/>- <text:s/>slit-robo rho gtpase activating protein 3, PSMA3 <text:s/>- <text:s/>proteasome (prosome, macropain) subunit, alpha type, 3, FOXG1 <text:s/>- <text:s/>forkhead box g1, COL28A1 <text:s/>- <text:s/>collagen, type xxviii, alpha 1, EAF2 <text:s/>- <text:s/>ell associated factor 2, PSMD10 <text:s/>- <text:s/>proteasome (prosome, macropain) 26s subunit, non-atpase, 10, KDM3A <text:s/>- <text:s/>lysine (k)-specific demethylase 3a, CLEC16A <text:s/>- <text:s/>c-type lectin domain family 16, member a, DERL2 <text:s/>- <text:s/>derlin 2, IL6ST <text:s/>- <text:s/>interleukin 6 signal transducer (gp130, oncostatin m receptor), VIMP <text:s/>- <text:s/>vcp-interacting membrane protein, EXOSC1 <text:s/>- <text:s/>exosome component 1, CLEC4G <text:s/>- <text:s/>c-type lectin domain family 4, member g, FGFR2 <text:s/>- <text:s/>fibroblast growth factor receptor 2, PSME2 <text:s/>- <text:s/>proteasome (prosome, macropain) activator subunit 2 (pa28 beta), PGLYRP3 <text:s/>- <text:s/>peptidoglycan recognition protein 3, IRS1 <text:s/>- <text:s/>insulin receptor substrate 1, ISL1 <text:s/>- <text:s/>isl lim homeobox 1, BCLAF1 <text:s/>- <text:s/>bcl2-associated transcription factor 1, TARBP2 <text:s/>- <text:s/>tar (hiv-1) rna binding protein 2, PTGER4 <text:s/>- <text:s/>prostaglandin e receptor 4 (subtype ep4), NUP88 <text:s/>- <text:s/>nucleoporin 88kda, GMNN <text:s/>- <text:s/>geminin, dna replication inhibitor, SZT2 <text:s/>- <text:s/>seizure threshold 2 homolog (mouse), RASSF2 <text:s/>- <text:s/>ras association (ralgds/af-6) domain family member 2, KHSRP <text:s/>- <text:s/>kh-type splicing regulatory protein, FER <text:s/>- <text:s/>fer (fps/fes related) tyrosine kinase, SMG9 <text:s/>- <text:s/>smg9 nonsense mediated mrna decay factor, CEBPG <text:s/>- <text:s/>ccaat/enhancer binding protein (c/ebp), gamma, TPCN2 <text:s/>- <text:s/>two pore segment channel 2, CREBRF <text:s/>- <text:s/>creb3 regulatory factor, GZF1 <text:s/>- <text:s/>gdnf-inducible zinc finger protein 1, TBX15 <text:s/>- <text:s/>t-box 15, INSIG1 <text:s/>- <text:s/>insulin induced gene 1, RND1 <text:s/>- <text:s/>rho family gtpase 1, INSM1 <text:s/>- <text:s/>insulinoma-associated 1, PGP <text:s/>- <text:s/>phosphoglycolate phosphatase, PCDH17 <text:s/>- <text:s/>protocadherin 17, NDUFA13 <text:s/>- <text:s/>nadh dehydrogenase (ubiquinone) 1 alpha subcomplex, 13, CXCL10 <text:s/>- <text:s/>chemokine (c-x-c motif) ligand 10, PCBP3 <text:s/>- <text:s/>poly(rc) binding protein 3, CDKN3 <text:s/>- <text:s/>cyclin-dependent kinase inhibitor 3, CDKN2D <text:s/>- <text:s/>cyclin-dependent kinase inhibitor 2d (p19, inhibits cdk4), PTPN1 <text:s/>- <text:s/>protein tyrosine phosphatase, non-receptor type 1, SFI1 <text:s/>- <text:s/>sfi1 homolog, spindle assembly associated (yeast), PPAP2A <text:s/>- <text:s/>phosphatidic acid phosphatase type 2a, TRIM9 <text:s/>- <text:s/>tripartite motif containing 9, PPP1R13B <text:s/>- <text:s/>protein phosphatase 1, regulatory subunit 13b, IRF6 <text:s/>- <text:s/>interferon regulatory factor 6, RNF40 <text:s/>- <text:s/>ring finger protein 40, e3 ubiquitin protein ligase, LARP1 <text:s/>- <text:s/>la ribonucleoprotein domain family, member 1, FAM212B <text:s/>- <text:s/>family with sequence similarity 212, member b, ERBB2IP <text:s/>- <text:s/>erbb2 interacting protein, RRN3 <text:s/>- <text:s/>rrn3 rna polymerase i transcription factor homolog (s. cerevisiae), TLE1 <text:s/>- <text:s/>transducin-like enhancer of split 1 (e(sp1) homolog, drosophila), TLE4 <text:s/>- <text:s/>transducin-like enhancer of split 4 (e(sp1) homolog, drosophila), PYCR1 <text:s/>- <text:s/>pyrroline-5-carboxylate reductase 1, TOB2 <text:s/>- <text:s/>transducer of erbb2, 2, HERPUD1 <text:s/>- <text:s/>homocysteine-inducible, endoplasmic reticulum stress-inducible, ubiquitin-like domain member 1, PEX2 <text:s/>- <text:s/>peroxisomal biogenesis factor 2, HIST1H2AC <text:s/>- <text:s/>histone cluster 1, h2ac, TLX3 <text:s/>- <text:s/>t-cell leukemia homeobox 3, PUM1 <text:s/>- <text:s/>pumilio homolog 1 (drosophila), GIPC1 <text:s/>- <text:s/>gipc pdz domain containing family, member 1, C7orf55 <text:s/>- <text:s/>chromosome 7 open reading frame 55, FOXN3 <text:s/>- <text:s/>forkhead box n3, INVS <text:s/>- <text:s/>inversin, ZFPM2 <text:s/>- <text:s/>zinc finger protein, fog family member 2, DHX34 <text:s/>- <text:s/>deah (asp-glu-ala-his) box polypeptide 34, KCNIP3 <text:s/>- <text:s/>kv channel interacting protein 3, calsenilin, HDAC4 <text:s/>- <text:s/>histone deacetylase 4, ID1 <text:s/>- <text:s/>inhibitor of dna binding 1, dominant negative helix-loop-helix protein, INTU <text:s/>- <text:s/>inturned planar cell polarity protein, SOX14 <text:s/>- <text:s/>sry (sex determining region y)-box 14, CBX5 <text:s/>- <text:s/>chromobox homolog 5, FOXP2 <text:s/>- <text:s/>forkhead box p2, ID4 <text:s/>- <text:s/>inhibitor of dna binding 4, dominant negative helix-loop-helix protein, RRAGC <text:s/>- <text:s/>ras-related gtp binding c, NKX6-1 <text:s/>- <text:s/>nk6 homeobox 1, NKX3-1 <text:s/>- <text:s/>nk3 homeobox 1, PAF1 <text:s/>- <text:s/>paf1, rna polymerase ii associated factor, homolog (s. cerevisiae), MEX3D <text:s/>- <text:s/>mex-3 rna binding family member d, HDAC9 <text:s/>- <text:s/>histone deacetylase 9, MYOCD <text:s/>- <text:s/>myocardin, BICC1 <text:s/>- <text:s/>bicaudal c homolog 1 (drosophila), CCP110 <text:s/>- <text:s/>centriolar coiled coil protein 110kda, TMBIM6 <text:s/>- <text:s/>transmembrane bax inhibitor motif containing 6, NOX4 <text:s/>- <text:s/>nadph oxidase 4, IQCB1 <text:s/>- <text:s/>iq motif containing b1, EIF4ENIF1 <text:s/>- <text:s/>eukaryotic translation initiation factor 4e nuclear import factor 1, SUZ12 <text:s/>- <text:s/>suz12 polycomb repressive complex 2 subunit, NEK2 <text:s/>- <text:s/>nima-related kinase 2, NCK2 <text:s/>- <text:s/>nck adaptor protein 2, PLEKHH2 <text:s/>- <text:s/>pleckstrin homology domain containing, family h (with myth4 domain) member 2, EPC1 <text:s/>- <text:s/>enhancer of polycomb homolog 1 (drosophila), TFDP2 <text:s/>- <text:s/>transcription factor dp-2 (e2f dimerization partner 2), NFATC4 <text:s/>- <text:s/>nuclear factor of activated t-cells, cytoplasmic, calcineurin-dependent 4, NFATC3 <text:s/>- <text:s/>nuclear factor of activated t-cells, cytoplasmic, calcineurin-dependent 3, NR2F1 <text:s/>- <text:s/>nuclear receptor subfamily 2, group f, member 1, CELF1 <text:s/>- <text:s/>cugbp, elav-like family member 1, KHDRBS1 <text:s/>- <text:s/>kh domain containing, rna binding, signal transduction associated 1, HIST1H2AA <text:s/>- <text:s/>histone cluster 1, h2aa, NF2 <text:s/>- <text:s/>neurofibromin 2 (merlin), RAP2A <text:s/>- <text:s/>rap2a, member of ras oncogene family, HEY2 <text:s/>- <text:s/>hairy/enhancer-of-split related with yrpw motif 2, FNIP1 <text:s/>- <text:s/>folliculin interacting protein 1, NEUROG1 <text:s/>- <text:s/>neurogenin 1, TFPI <text:s/>- <text:s/>tissue factor pathway inhibitor (lipoprotein-associated coagulation inhibitor), RARA <text:s/>- <text:s/>retinoic acid receptor, alpha, FOXB1 <text:s/>- <text:s/>forkhead box b1, CDK5RAP3 <text:s/>- <text:s/>cdk5 regulatory subunit associated protein 3, RBL2 <text:s/>- <text:s/>retinoblastoma-like 2 (p130), NEUROG3 <text:s/>- <text:s/>neurogenin 3, TGFB3 <text:s/>- <text:s/>transforming growth factor, beta 3, TGFB1I1 <text:s/>- <text:s/>transforming growth factor beta 1 induced transcript 1, RBM4 <text:s/>- <text:s/>rna binding motif protein 4, NUP93 <text:s/>- <text:s/>nucleoporin 93kda, ARID4A <text:s/>- <text:s/>at rich interactive domain 4a (rbp1-like), RASD2 <text:s/>- <text:s/>rasd family, member 2, SIX2 <text:s/>- <text:s/>six homeobox 2, KDM4A <text:s/>- <text:s/>lysine (k)-specific demethylase 4a, RBBP4 <text:s/>- <text:s/>retinoblastoma binding protein 4, FOSB <text:s/>- <text:s/>fbj murine osteosarcoma viral oncogene homolog b, DDX4 <text:s/>- <text:s/>dead (asp-glu-ala-asp) box polypeptide 4, RBP4 <text:s/>- <text:s/>retinol binding protein 4, plasma, CUL3 <text:s/>- <text:s/>cullin 3, THBS1 <text:s/>- <text:s/>thrombospondin 1, CIRBP <text:s/>- <text:s/>cold inducible rna binding protein, HDGFRP3 <text:s/>- <text:s/>hepatoma-derived growth factor, related protein 3, KLF10 <text:s/>- <text:s/>kruppel-like factor 10, THY1 <text:s/>- <text:s/>thy-1 cell surface antigen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5</text:p>
          </table:table-cell>
          <table:table-cell office:value-type="string" calcext:value-type="string">
            <text:p>spindle midzone assembly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222" calcext:value-type="float">
            <text:p>0.0222</text:p>
          </table:table-cell>
          <table:table-cell office:value-type="float" office:value="5.22" calcext:value-type="float">
            <text:p>5.22</text:p>
          </table:table-cell>
          <table:table-cell office:value-type="float" office:value="13954" calcext:value-type="float">
            <text:p>13954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CDC14B <text:s/>- <text:s/>cell division cycle 14b, MLH1 <text:s/>- <text:s/>mutl homolog 1, colon cancer, nonpolyposis type 2 (e. coli), KIF23 <text:s/>- <text:s/>kinesin family member 23, AURKC <text:s/>- <text:s/>aurora kinase c, AURKB <text:s/>- <text:s/>aurora kinase b, RACGAP1 <text:s/>- <text:s/>rac gtpase activat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67</text:p>
          </table:table-cell>
          <table:table-cell office:value-type="string" calcext:value-type="string">
            <text:p>regulation of neurogenesis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253" calcext:value-type="float">
            <text:p>0.0253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562" calcext:value-type="float">
            <text:p>562</text:p>
          </table:table-cell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ZMYND8 <text:s/>- <text:s/>zinc finger, mynd-type containing 8, LRIG2 <text:s/>- <text:s/>leucine-rich repeats and immunoglobulin-like domains 2, MARK2 <text:s/>- <text:s/>map/microtubule affinity-regulating kinase 2, CDC20 <text:s/>- <text:s/>cell division cycle 20, EMX1 <text:s/>- <text:s/>empty spiracles homeobox 1, ITM2C <text:s/>- <text:s/>integral membrane protein 2c, CASZ1 <text:s/>- <text:s/>castor zinc finger 1, CDK1 <text:s/>- <text:s/>cyclin-dependent kinase 1, FN1 <text:s/>- <text:s/>fibronectin 1, KIF20B <text:s/>- <text:s/>kinesin family member 20b, PAX6 <text:s/>- <text:s/>paired box 6, CDH2 <text:s/>- <text:s/>cadherin 2, type 1, n-cadherin (neuronal), ENC1 <text:s/>- <text:s/>ectodermal-neural cortex 1 (with btb domain), CXCL12 <text:s/>- <text:s/>chemokine (c-x-c motif) ligand 12, PBX1 <text:s/>- <text:s/>pre-b-cell leukemia homeobox 1, LGALS1 <text:s/>- <text:s/>lectin, galactoside-binding, soluble, 1, DBN1 <text:s/>- <text:s/>drebrin 1, SIRT2 <text:s/>- <text:s/>sirtuin 2, NUMBL <text:s/>- <text:s/>numb homolog (drosophila)-like, BDNF <text:s/>- <text:s/>brain-derived neurotrophic factor, SOX9 <text:s/>- <text:s/>sry (sex determining region y)-box 9, TRIM11 <text:s/>- <text:s/>tripartite motif containing 11, SYNGAP1 <text:s/>- <text:s/>synaptic ras gtpase activating protein 1, FOXG1 <text:s/>- <text:s/>forkhead box g1, PER2 <text:s/>- <text:s/>period circadian clock 2, HOXD3 <text:s/>- <text:s/>homeobox d3, BRINP2 <text:s/>- <text:s/>bone morphogenetic protein/retinoic acid inducible neural-specific 2, PAK3 <text:s/>- <text:s/>p21 protein (cdc42/rac)-activated kinase 3, IL6ST <text:s/>- <text:s/>interleukin 6 signal transducer (gp130, oncostatin m receptor), DUSP10 <text:s/>- <text:s/>dual specificity phosphatase 10, BMP6 <text:s/>- <text:s/>bone morphogenetic protein 6, ARNTL <text:s/>- <text:s/>aryl hydrocarbon receptor nuclear translocator-like, OLIG2 <text:s/>- <text:s/>oligodendrocyte lineage transcription factor 2, ISL1 <text:s/>- <text:s/>isl lim homeobox 1, EOMES <text:s/>- <text:s/>eomesodermin, KDM1A <text:s/>- <text:s/>lysine (k)-specific demethylase 1a, LRP8 <text:s/>- <text:s/>low density lipoprotein receptor-related protein 8, apolipoprotein e receptor, PPARG <text:s/>- <text:s/>peroxisome proliferator-activated receptor gamma, ADCYAP1 <text:s/>- <text:s/>adenylate cyclase activating polypeptide 1 (pituitary), POU3F2 <text:s/>- <text:s/>pou class 3 homeobox 2, TUBB2B <text:s/>- <text:s/>tubulin, beta 2b class iib, BARHL2 <text:s/>- <text:s/>barh-like homeobox 2, HSPA5 <text:s/>- <text:s/>heat shock 70kda protein 5 (glucose-regulated protein, 78kda), TIAM1 <text:s/>- <text:s/>t-cell lymphoma invasion and metastasis 1, HES5 <text:s/>- <text:s/>hairy and enhancer of split 5 (drosophila), RRN3 <text:s/>- <text:s/>rrn3 rna polymerase i transcription factor homolog (s. cerevisiae), DSCAM <text:s/>- <text:s/>down syndrome cell adhesion molecule, HMGB2 <text:s/>- <text:s/>high mobility group box 2, SYT1 <text:s/>- <text:s/>synaptotagmin i, ATOH1 <text:s/>- <text:s/>atonal homolog 1 (drosophila), PTK2B <text:s/>- <text:s/>protein tyrosine kinase 2 beta, TLX3 <text:s/>- <text:s/>t-cell leukemia homeobox 3, RIMS2 <text:s/>- <text:s/>regulating synaptic membrane exocytosis 2, DIXDC1 <text:s/>- <text:s/>dix domain containing 1, ID1 <text:s/>- <text:s/>inhibitor of dna binding 1, dominant negative helix-loop-helix protein, VIM <text:s/>- <text:s/>vimentin, SOX14 <text:s/>- <text:s/>sry (sex determining region y)-box 14, WNT3 <text:s/>- <text:s/>wingless-type mmtv integration site family, member 3, ID4 <text:s/>- <text:s/>inhibitor of dna binding 4, dominant negative helix-loop-helix protein, VLDLR <text:s/>- <text:s/>very low density lipoprotein receptor, SEMA4F <text:s/>- <text:s/>sema domain, immunoglobulin domain (ig), transmembrane domain (tm) and short cytoplasmic domain, (semaphorin) 4f, SLC45A3 <text:s/>- <text:s/>solute carrier family 45, member 3, NKX6-1 <text:s/>- <text:s/>nk6 homeobox 1, OTP <text:s/>- <text:s/>orthopedia homeobox, EZH2 <text:s/>- <text:s/>enhancer of zeste homolog 2 (drosophila), STK11 <text:s/>- <text:s/>serine/threonine kinase 11, KIT <text:s/>- <text:s/>v-kit hardy-zuckerman 4 feline sarcoma viral oncogene homolog, DDX56 <text:s/>- <text:s/>dead (asp-glu-ala-asp) box helicase 56, TGIF2 <text:s/>- <text:s/>tgfb-induced factor homeobox 2, CDKL5 <text:s/>- <text:s/>cyclin-dependent kinase-like 5, HIF1A <text:s/>- <text:s/>hypoxia inducible factor 1, alpha subunit (basic helix-loop-helix transcription factor), LIN28A <text:s/>- <text:s/>lin-28 homolog a (c. elegans), EIF4ENIF1 <text:s/>- <text:s/>eukaryotic translation initiation factor 4e nuclear import factor 1, PITX3 <text:s/>- <text:s/>paired-like homeodomain 3, DLX1 <text:s/>- <text:s/>distal-less homeobox 1, SHH <text:s/>- <text:s/>sonic hedgehog, DLX2 <text:s/>- <text:s/>distal-less homeobox 2, STAT3 <text:s/>- <text:s/>signal transducer and activator of transcription 3 (acute-phase response factor), HMG20A <text:s/>- <text:s/>high mobility group 20a, RTN4IP1 <text:s/>- <text:s/>reticulon 4 interacting protein 1, HMG20B <text:s/>- <text:s/>high mobility group 20b, B2M <text:s/>- <text:s/>beta-2-microglobulin, NFATC4 <text:s/>- <text:s/>nuclear factor of activated t-cells, cytoplasmic, calcineurin-dependent 4, SPAG9 <text:s/>- <text:s/>sperm associated antigen 9, NR2F1 <text:s/>- <text:s/>nuclear receptor subfamily 2, group f, member 1, NF2 <text:s/>- <text:s/>neurofibromin 2 (merlin), ASPM <text:s/>- <text:s/>asp (abnormal spindle) homolog, microcephaly associated (drosophila), NEUROG1 <text:s/>- <text:s/>neurogenin 1, RAP2A <text:s/>- <text:s/>rap2a, member of ras oncogene family, HEY2 <text:s/>- <text:s/>hairy/enhancer-of-split related with yrpw motif 2, SIX1 <text:s/>- <text:s/>six homeobox 1, MAP2K1 <text:s/>- <text:s/>mitogen-activated protein kinase kinase 1, FGF20 <text:s/>- <text:s/>fibroblast growth factor 20, RARA <text:s/>- <text:s/>retinoic acid receptor, alpha, CDK5RAP3 <text:s/>- <text:s/>cdk5 regulatory subunit associated protein 3, NEUROG3 <text:s/>- <text:s/>neurogenin 3, SFRP1 <text:s/>- <text:s/>secreted frizzled-related protein 1, GATA3 <text:s/>- <text:s/>gata binding protein 3, RAB11A <text:s/>- <text:s/>rab11a, member ras oncogene family, DNM2 <text:s/>- <text:s/>dynamin 2, ISL2 <text:s/>- <text:s/>isl lim homeobox 2, KDM4A <text:s/>- <text:s/>lysine (k)-specific demethylase 4a, EPHA7 <text:s/>- <text:s/>eph receptor a7, CCDC88A <text:s/>- <text:s/>coiled-coil domain containing 88a, LRRC4C <text:s/>- <text:s/>leucine rich repeat containing 4c, ERBB4 <text:s/>- <text:s/>v-erb-b2 avian erythroblastic leukemia viral oncogene homolog 4, RTN4 <text:s/>- <text:s/>reticulon 4, GSK3B <text:s/>- <text:s/>glycogen synthase kinase 3 beta, PRMT5 <text:s/>- <text:s/>protein arginine methyltransferase 5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314</text:p>
          </table:table-cell>
          <table:table-cell office:value-type="string" calcext:value-type="string">
            <text:p>response to radiation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254" calcext:value-type="float">
            <text:p>0.0254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346" calcext:value-type="float">
            <text:p>346</text:p>
          </table:table-cell>
          <table:table-cell office:value-type="float" office:value="2003" calcext:value-type="float">
            <text:p>20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CDC25A <text:s/>- <text:s/>cell division cycle 25a, GNGT2 <text:s/>- <text:s/>guanine nucleotide binding protein (g protein), gamma transducing activity polypeptide 2, ATP1A3 <text:s/>- <text:s/>atpase, na+/k+ transporting, alpha 3 polypeptide, ELK1 <text:s/>- <text:s/>elk1, member of ets oncogene family, RFWD2 <text:s/>- <text:s/>ring finger and wd repeat domain 2, e3 ubiquitin protein ligase, HMGN1 <text:s/>- <text:s/>high mobility group nucleosome binding domain 1, RFWD3 <text:s/>- <text:s/>ring finger and wd repeat domain 3, DTL <text:s/>- <text:s/>denticleless e3 ubiquitin protein ligase homolog (drosophila), CXCL12 <text:s/>- <text:s/>chemokine (c-x-c motif) ligand 12, AEN <text:s/>- <text:s/>apoptosis enhancing nuclease, USP1 <text:s/>- <text:s/>ubiquitin specific peptidase 1, SDF4 <text:s/>- <text:s/>stromal cell derived factor 4, ATF4 <text:s/>- <text:s/>activating transcription factor 4, FANCD2 <text:s/>- <text:s/>fanconi anemia, complementation group d2, CASP9 <text:s/>- <text:s/>caspase 9, apoptosis-related cysteine peptidase, MSH6 <text:s/>- <text:s/>muts homolog 6 (e. coli), ASIC2 <text:s/>- <text:s/>acid-sensing (proton-gated) ion channel 2, RAD18 <text:s/>- <text:s/>rad18 homolog (s. cerevisiae), NPHP4 <text:s/>- <text:s/>nephronophthisis 4, BLM <text:s/>- <text:s/>bloom syndrome, recq helicase-like, SYNGAP1 <text:s/>- <text:s/>synaptic ras gtpase activating protein 1, PER1 <text:s/>- <text:s/>period circadian clock 1, INTS7 <text:s/>- <text:s/>integrator complex subunit 7, CHEK2 <text:s/>- <text:s/>checkpoint kinase 2, BEST1 <text:s/>- <text:s/>bestrophin 1, STK11 <text:s/>- <text:s/>serine/threonine kinase 11, KIT <text:s/>- <text:s/>v-kit hardy-zuckerman 4 feline sarcoma viral oncogene homolog, HIF1A <text:s/>- <text:s/>hypoxia inducible factor 1, alpha subunit (basic helix-loop-helix transcription factor), XRRA1 <text:s/>- <text:s/>x-ray radiation resistance associated 1, NOX4 <text:s/>- <text:s/>nadph oxidase 4, PDE1B <text:s/>- <text:s/>phosphodiesterase 1b, calmodulin-dependent, H2AFX <text:s/>- <text:s/>h2a histone family, member x, JUN <text:s/>- <text:s/>jun proto-oncogene, AURKB <text:s/>- <text:s/>aurora kinase b, JUNB <text:s/>- <text:s/>jun b proto-oncogene, CRY2 <text:s/>- <text:s/>cryptochrome 2 (photolyase-like), PIK3R1 <text:s/>- <text:s/>phosphoinositide-3-kinase, regulatory subunit 1 (alpha), RHOB <text:s/>- <text:s/>ras homolog family member b, NABP2 <text:s/>- <text:s/>nucleic acid binding protein 2, RHNO1 <text:s/>- <text:s/>rad9-hus1-rad1 interacting nuclear orphan 1, NFATC4 <text:s/>- <text:s/>nuclear factor of activated t-cells, cytoplasmic, calcineurin-dependent 4, KIAA0101 <text:s/>- <text:s/>kiaa0101, PLEKHB1 <text:s/>- <text:s/>pleckstrin homology domain containing, family b (evectins) member 1, KDM1A <text:s/>- <text:s/>lysine (k)-specific demethylase 1a, TICRR <text:s/>- <text:s/>topbp1-interacting checkpoint and replication regulator, FOXB1 <text:s/>- <text:s/>forkhead box b1, PCNA <text:s/>- <text:s/>proliferating cell nuclear antigen, SFRP1 <text:s/>- <text:s/>secreted frizzled-related protein 1, GRIN2A <text:s/>- <text:s/>glutamate receptor, ionotropic, n-methyl d-aspartate 2a, HIST3H2A <text:s/>- <text:s/>histone cluster 3, h2a, REEP6 <text:s/>- <text:s/>receptor accessory protein 6, GATA3 <text:s/>- <text:s/>gata binding protein 3, DNM2 <text:s/>- <text:s/>dynamin 2, RBM4 <text:s/>- <text:s/>rna binding motif protein 4, CAT <text:s/>- <text:s/>catalase, CYP2R1 <text:s/>- <text:s/>cytochrome p450, family 2, subfamily r, polypeptide 1, CXCL10 <text:s/>- <text:s/>chemokine (c-x-c motif) ligand 10, CDKN2D <text:s/>- <text:s/>cyclin-dependent kinase inhibitor 2d (p19, inhibits cdk4), PPP1R1B <text:s/>- <text:s/>protein phosphatase 1, regulatory (inhibitor) subunit 1b, ERCC8 <text:s/>- <text:s/>excision repair cross-complementing rodent repair deficiency, complementation group 8, RAD9B <text:s/>- <text:s/>rad9 homolog b (s. pombe), POLG <text:s/>- <text:s/>polymerase (dna directed), gamma, HMGCR <text:s/>- <text:s/>3-hydroxy-3-methylglutaryl-coa reductase, HMGCS1 <text:s/>- <text:s/>3-hydroxy-3-methylglutaryl-coa synthase 1 (soluble), GNA11 <text:s/>- <text:s/>guanine nucleotide binding protein (g protein), alpha 11 (gq class), TMEM161A <text:s/>- <text:s/>transmembrane protein 161a, BCL2L1 <text:s/>- <text:s/>bcl2-like 1, XRCC4 <text:s/>- <text:s/>x-ray repair complementing defective repair in chinese hamster cells 4, CIRBP <text:s/>- <text:s/>cold inducible rna binding protein, FKBPL <text:s/>- <text:s/>fk506 binding protein like, CCND1 <text:s/>- <text:s/>cyclin d1, NET1 <text:s/>- <text:s/>neuroepithelial cell transforming 1, HSPA5 <text:s/>- <text:s/>heat shock 70kda protein 5 (glucose-regulated protein, 78kda), ERCC2 <text:s/>- <text:s/>excision repair cross-complementing rodent repair deficiency, complementation group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cellular response to oxygen-containing compound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27" calcext:value-type="float">
            <text:p>0.027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587" calcext:value-type="float">
            <text:p>587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CDC6 <text:s/>- <text:s/>cell division cycle 6, BNIP3 <text:s/>- <text:s/>bcl2/adenovirus e1b 19kda interacting protein 3, CDK1 <text:s/>- <text:s/>cyclin-dependent kinase 1, ELK1 <text:s/>- <text:s/>elk1, member of ets oncogene family, CDH1 <text:s/>- <text:s/>cadherin 1, type 1, e-cadherin (epithelial), APLP1 <text:s/>- <text:s/>amyloid beta (a4) precursor-like protein 1, SIN3A <text:s/>- <text:s/>sin3 transcription regulator family member a, ZFP36L2 <text:s/>- <text:s/>zfp36 ring finger protein-like 2, ACACA <text:s/>- <text:s/>acetyl-coa carboxylase alpha, LGALS1 <text:s/>- <text:s/>lectin, galactoside-binding, soluble, 1, CBX8 <text:s/>- <text:s/>chromobox homolog 8, SIRT2 <text:s/>- <text:s/>sirtuin 2, FOXO1 <text:s/>- <text:s/>forkhead box o1, KLF9 <text:s/>- <text:s/>kruppel-like factor 9, ERRFI1 <text:s/>- <text:s/>erbb receptor feedback inhibitor 1, BRIP1 <text:s/>- <text:s/>brca1 interacting protein c-terminal helicase 1, CPT1A <text:s/>- <text:s/>carnitine palmitoyltransferase 1a (liver), SP1 <text:s/>- <text:s/>sp1 transcription factor, GUCY1B3 <text:s/>- <text:s/>guanylate cyclase 1, soluble, beta 3, P2RY6 <text:s/>- <text:s/>pyrimidinergic receptor p2y, g-protein coupled, 6, SOX9 <text:s/>- <text:s/>sry (sex determining region y)-box 9, SOX4 <text:s/>- <text:s/>sry (sex determining region y)-box 4, BLM <text:s/>- <text:s/>bloom syndrome, recq helicase-like, PABPN1 <text:s/>- <text:s/>poly(a) binding protein, nuclear 1, CHEK2 <text:s/>- <text:s/>checkpoint kinase 2, BRINP2 <text:s/>- <text:s/>bone morphogenetic protein/retinoic acid inducible neural-specific 2, VIMP <text:s/>- <text:s/>vcp-interacting membrane protein, FGFR2 <text:s/>- <text:s/>fibroblast growth factor receptor 2, SESN3 <text:s/>- <text:s/>sestrin 3, H2AFZ <text:s/>- <text:s/>h2a histone family, member z, SNCA <text:s/>- <text:s/>synuclein, alpha (non a4 component of amyloid precursor), IRS1 <text:s/>- <text:s/>insulin receptor substrate 1, RHOB <text:s/>- <text:s/>ras homolog family member b, PTGER4 <text:s/>- <text:s/>prostaglandin e receptor 4 (subtype ep4), PDK3 <text:s/>- <text:s/>pyruvate dehydrogenase kinase, isozyme 3, PDK2 <text:s/>- <text:s/>pyruvate dehydrogenase kinase, isozyme 2, KDM1A <text:s/>- <text:s/>lysine (k)-specific demethylase 1a, FER <text:s/>- <text:s/>fer (fps/fes related) tyrosine kinase, LRP8 <text:s/>- <text:s/>low density lipoprotein receptor-related protein 8, apolipoprotein e receptor, PPARG <text:s/>- <text:s/>peroxisome proliferator-activated receptor gamma, PPARD <text:s/>- <text:s/>peroxisome proliferator-activated receptor delta, RAB8A <text:s/>- <text:s/>rab8a, member ras oncogene family, PCNA <text:s/>- <text:s/>proliferating cell nuclear antigen, PCK2 <text:s/>- <text:s/>phosphoenolpyruvate carboxykinase 2 (mitochondrial), RORB <text:s/>- <text:s/>rar-related orphan receptor b, RORC <text:s/>- <text:s/>rar-related orphan receptor c, NDUFA13 <text:s/>- <text:s/>nadh dehydrogenase (ubiquinone) 1 alpha subcomplex, 13, CXCL10 <text:s/>- <text:s/>chemokine (c-x-c motif) ligand 10, WDTC1 <text:s/>- <text:s/>wd and tetratricopeptide repeats 1, SORBS1 <text:s/>- <text:s/>sorbin and sh3 domain containing 1, DAPK1 <text:s/>- <text:s/>death-associated protein kinase 1, POLG <text:s/>- <text:s/>polymerase (dna directed), gamma, AKAP8 <text:s/>- <text:s/>a kinase (prka) anchor protein 8, LARP1 <text:s/>- <text:s/>la ribonucleoprotein domain family, member 1, TRAF2 <text:s/>- <text:s/>tnf receptor-associated factor 2, PDE4D <text:s/>- <text:s/>phosphodiesterase 4d, camp-specific, NET1 <text:s/>- <text:s/>neuroepithelial cell transforming 1, HSPA5 <text:s/>- <text:s/>heat shock 70kda protein 5 (glucose-regulated protein, 78kda), MTR <text:s/>- <text:s/>5-methyltetrahydrofolate-homocysteine methyltransferase, PRKACA <text:s/>- <text:s/>protein kinase, camp-dependent, catalytic, alpha, ATP1A3 <text:s/>- <text:s/>atpase, na+/k+ transporting, alpha 3 polypeptide, T <text:s/>- <text:s/>t, brachyury homolog (mouse), GNRHR <text:s/>- <text:s/>gonadotropin-releasing hormone receptor, HMGB2 <text:s/>- <text:s/>high mobility group box 2, GOT1 <text:s/>- <text:s/>glutamic-oxaloacetic transaminase 1, soluble, WNT8B <text:s/>- <text:s/>wingless-type mmtv integration site family, member 8b, ATF4 <text:s/>- <text:s/>activating transcription factor 4, PTK2B <text:s/>- <text:s/>protein tyrosine kinase 2 beta, CASP9 <text:s/>- <text:s/>caspase 9, apoptosis-related cysteine peptidase, PHEX <text:s/>- <text:s/>phosphate regulating endopeptidase homolog, x-linked, ID1 <text:s/>- <text:s/>inhibitor of dna binding 1, dominant negative helix-loop-helix protein, DCPS <text:s/>- <text:s/>decapping enzyme, scavenger, IPO5 <text:s/>- <text:s/>importin 5, ADNP2 <text:s/>- <text:s/>adnp homeobox 2, WNT3 <text:s/>- <text:s/>wingless-type mmtv integration site family, member 3, LAMTOR1 <text:s/>- <text:s/>late endosomal/lysosomal adaptor, mapk and mtor activator 1, NFKBIB <text:s/>- <text:s/>nuclear factor of kappa light polypeptide gene enhancer in b-cells inhibitor, beta, WNT6 <text:s/>- <text:s/>wingless-type mmtv integration site family, member 6, RRAGC <text:s/>- <text:s/>ras-related gtp binding c, TRPV1 <text:s/>- <text:s/>transient receptor potential cation channel, subfamily v, member 1, NKX6-1 <text:s/>- <text:s/>nk6 homeobox 1, PAF1 <text:s/>- <text:s/>paf1, rna polymerase ii associated factor, homolog (s. cerevisiae), STC1 <text:s/>- <text:s/>stanniocalcin 1, SLC2A4 <text:s/>- <text:s/>solute carrier family 2 (facilitated glucose transporter), member 4, MSX2 <text:s/>- <text:s/>msh homeobox 2, EZH2 <text:s/>- <text:s/>enhancer of zeste homolog 2 (drosophila), ATP2B4 <text:s/>- <text:s/>atpase, ca++ transporting, plasma membrane 4, HDAC9 <text:s/>- <text:s/>histone deacetylase 9, NOX4 <text:s/>- <text:s/>nadph oxidase 4, LIN28A <text:s/>- <text:s/>lin-28 homolog a (c. elegans), JUN <text:s/>- <text:s/>jun proto-oncogene, LRP6 <text:s/>- <text:s/>low density lipoprotein receptor-related protein 6, PIK3R1 <text:s/>- <text:s/>phosphoinositide-3-kinase, regulatory subunit 1 (alpha), NFATC4 <text:s/>- <text:s/>nuclear factor of activated t-cells, cytoplasmic, calcineurin-dependent 4, SSTR3 <text:s/>- <text:s/>somatostatin receptor 3, SLC25A33 <text:s/>- <text:s/>solute carrier family 25 (pyrimidine nucleotide carrier), member 33, SESN2 <text:s/>- <text:s/>sestrin 2, MAP2K6 <text:s/>- <text:s/>mitogen-activated protein kinase kinase 6, KLF1 <text:s/>- <text:s/>kruppel-like factor 1 (erythroid), SIX1 <text:s/>- <text:s/>six homeobox 1, TFPI <text:s/>- <text:s/>tissue factor pathway inhibitor (lipoprotein-associated coagulation inhibitor), RARA <text:s/>- <text:s/>retinoic acid receptor, alpha, SIPA1 <text:s/>- <text:s/>signal-induced proliferation-associated 1, ITPR2 <text:s/>- <text:s/>inositol 1,4,5-trisphosphate receptor, type 2, RYR2 <text:s/>- <text:s/>ryanodine receptor 2 (cardiac), SFRP1 <text:s/>- <text:s/>secreted frizzled-related protein 1, MAPK7 <text:s/>- <text:s/>mitogen-activated protein kinase 7, DNM2 <text:s/>- <text:s/>dynamin 2, UCP2 <text:s/>- <text:s/>uncoupling protein 2 (mitochondrial, proton carrier), HMGCS1 <text:s/>- <text:s/>3-hydroxy-3-methylglutaryl-coa synthase 1 (soluble), BCL2L1 <text:s/>- <text:s/>bcl2-like 1, SREBF1 <text:s/>- <text:s/>sterol regulatory element binding transcription factor 1, KLF10 <text:s/>- <text:s/>kruppel-like factor 10, PRKAR1A <text:s/>- <text:s/>protein kinase, camp-dependent, regulatory, type i, alpha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053</text:p>
          </table:table-cell>
          <table:table-cell office:value-type="string" calcext:value-type="string">
            <text:p>regulation of mesenchymal cell apoptotic process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277" calcext:value-type="float">
            <text:p>0.0277</text:p>
          </table:table-cell>
          <table:table-cell office:value-type="float" office:value="4.43" calcext:value-type="float">
            <text:p>4.43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OU3F4 <text:s/>- <text:s/>pou class 3 homeobox 4, MSX1 <text:s/>- <text:s/>msh homeobox 1, MSX2 <text:s/>- <text:s/>msh homeobox 2, SHH <text:s/>- <text:s/>sonic hedgehog, PAX8 <text:s/>- <text:s/>paired box 8, SOX9 <text:s/>- <text:s/>sry (sex determining region y)-box 9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086</text:p>
          </table:table-cell>
          <table:table-cell office:value-type="string" calcext:value-type="string">
            <text:p>G2/M transition of mitotic cell cycle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277" calcext:value-type="float">
            <text:p>0.0277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MAPRE1 <text:s/>- <text:s/>microtubule-associated protein, rp/eb family, member 1, NDE1 <text:s/>- <text:s/>nude neurodevelopment protein 1, CDC25A <text:s/>- <text:s/>cell division cycle 25a, CCNB2 <text:s/>- <text:s/>cyclin b2, NEK2 <text:s/>- <text:s/>nima-related kinase 2, CDK1 <text:s/>- <text:s/>cyclin-dependent kinase 1, PRKACA <text:s/>- <text:s/>protein kinase, camp-dependent, catalytic, alpha, DCTN2 <text:s/>- <text:s/>dynactin 2 (p50), CDK14 <text:s/>- <text:s/>cyclin-dependent kinase 14, CDC25B <text:s/>- <text:s/>cell division cycle 25b, UBB <text:s/>- <text:s/>ubiquitin b, CEP70 <text:s/>- <text:s/>centrosomal protein 70kda, ENSA <text:s/>- <text:s/>endosulfine alpha, TUBB4B <text:s/>- <text:s/>tubulin, beta 4b class ivb, KHDRBS1 <text:s/>- <text:s/>kh domain containing, rna binding, signal transduction associated 1, FOXM1 <text:s/>- <text:s/>forkhead box m1, BRSK2 <text:s/>- <text:s/>br serine/threonine kinase 2, CEP57 <text:s/>- <text:s/>centrosomal protein 57kda, PCNT <text:s/>- <text:s/>pericentrin, RAB8A <text:s/>- <text:s/>rab8a, member ras oncogene family, DYNC1H1 <text:s/>- <text:s/>dynein, cytoplasmic 1, heavy chain 1, PLK1 <text:s/>- <text:s/>polo-like kinase 1, TPX2 <text:s/>- <text:s/>tpx2, microtubule-associated, DNM2 <text:s/>- <text:s/>dynamin 2, PPP1R12A <text:s/>- <text:s/>protein phosphatase 1, regulatory subunit 12a, PPP2R1A <text:s/>- <text:s/>protein phosphatase 2, regulatory subunit a, alpha, CHEK2 <text:s/>- <text:s/>checkpoint kinase 2, SFI1 <text:s/>- <text:s/>sfi1 homolog, spindle assembly associated (yeast), ACTR1A <text:s/>- <text:s/>arp1 actin-related protein 1 homolog a, centractin alpha (yeast), CEP152 <text:s/>- <text:s/>centrosomal protein 152kda, CCP110 <text:s/>- <text:s/>centriolar coiled coil protein 110kda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824</text:p>
          </table:table-cell>
          <table:table-cell office:value-type="string" calcext:value-type="string">
            <text:p>protein-DNA complex subunit organization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293" calcext:value-type="float">
            <text:p>0.0293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171" calcext:value-type="float">
            <text:p>171</text:p>
          </table:table-cell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HIST1H2BB <text:s/>- <text:s/>histone cluster 1, h2bb, SYCP3 <text:s/>- <text:s/>synaptonemal complex protein 3, H2AFX <text:s/>- <text:s/>h2a histone family, member x, HIST1H2BC <text:s/>- <text:s/>histone cluster 1, h2bc, HIST1H2BO <text:s/>- <text:s/>histone cluster 1, h2bo, STRA13 <text:s/>- <text:s/>stimulated by retinoic acid 13, GRWD1 <text:s/>- <text:s/>glutamate-rich wd repeat containing 1, CENPM <text:s/>- <text:s/>centromere protein m, HIST3H3 <text:s/>- <text:s/>histone cluster 3, h3, HIST1H1B <text:s/>- <text:s/>histone cluster 1, h1b, HIST1H1D <text:s/>- <text:s/>histone cluster 1, h1d, HIST1H1C <text:s/>- <text:s/>histone cluster 1, h1c, HMGB2 <text:s/>- <text:s/>high mobility group box 2, UBB <text:s/>- <text:s/>ubiquitin b, HIST1H2BA <text:s/>- <text:s/>histone cluster 1, h2ba, GMNN <text:s/>- <text:s/>geminin, dna replication inhibitor, UBN1 <text:s/>- <text:s/>ubinuclein 1, CENPI <text:s/>- <text:s/>centromere protein i, POLR1E <text:s/>- <text:s/>polymerase (rna) i polypeptide e, 53kda, NAA60 <text:s/>- <text:s/>n(alpha)-acetyltransferase 60, natf catalytic subunit, NAP1L4 <text:s/>- <text:s/>nucleosome assembly protein 1-like 4, HIST1H2BH <text:s/>- <text:s/>histone cluster 1, h2bh, HEY2 <text:s/>- <text:s/>hairy/enhancer-of-split related with yrpw motif 2, HIST1H2BM <text:s/>- <text:s/>histone cluster 1, h2bm, RPA2 <text:s/>- <text:s/>replication protein a2, 32kda, TAF1B <text:s/>- <text:s/>tata box binding protein (tbp)-associated factor, rna polymerase i, b, 63kda, ASF1B <text:s/>- <text:s/>anti-silencing function 1b histone chaperone, DAXX <text:s/>- <text:s/>death-domain associated protein, GTF3C5 <text:s/>- <text:s/>general transcription factor iiic, polypeptide 5, 63kda, HIST3H2A <text:s/>- <text:s/>histone cluster 3, h2a, SOX9 <text:s/>- <text:s/>sry (sex determining region y)-box 9, HIST3H2BB <text:s/>- <text:s/>histone cluster 3, h2bb, CHAF1A <text:s/>- <text:s/>chromatin assembly factor 1, subunit a (p150), RBBP4 <text:s/>- <text:s/>retinoblastoma binding protein 4, ORC3 <text:s/>- <text:s/>origin recognition complex, subunit 3, RBX1 <text:s/>- <text:s/>ring-box 1, e3 ubiquitin protein ligase, CABIN1 <text:s/>- <text:s/>calcineurin binding protein 1, PAF1 <text:s/>- <text:s/>paf1, rna polymerase ii associated factor, homolog (s. cerevisiae), HIST1H2BJ <text:s/>- <text:s/>histone cluster 1, h2bj, HP1BP3 <text:s/>- <text:s/>heterochromatin protein 1, binding protein 3, ERCC2 <text:s/>- <text:s/>excision repair cross-complementing rodent repair deficiency, complementation group 2, H1FX <text:s/>- <text:s/>h1 histone family, member x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260</text:p>
          </table:table-cell>
          <table:table-cell office:value-type="string" calcext:value-type="string">
            <text:p>DNA replication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31" calcext:value-type="float">
            <text:p>0.031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35" calcext:value-type="float">
            <text:p>135</text:p>
          </table:table-cell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RPAIN <text:s/>- <text:s/>rpa interacting protein, CDC6 <text:s/>- <text:s/>cell division cycle 6, CDC25A <text:s/>- <text:s/>cell division cycle 25a, CDK1 <text:s/>- <text:s/>cyclin-dependent kinase 1, GRWD1 <text:s/>- <text:s/>glutamate-rich wd repeat containing 1, SIN3A <text:s/>- <text:s/>sin3 transcription regulator family member a, DTL <text:s/>- <text:s/>denticleless e3 ubiquitin protein ligase homolog (drosophila), RHNO1 <text:s/>- <text:s/>rad9-hus1-rad1 interacting nuclear orphan 1, KIAA0101 <text:s/>- <text:s/>kiaa0101, ING5 <text:s/>- <text:s/>inhibitor of growth family, member 5, SLC25A33 <text:s/>- <text:s/>solute carrier family 25 (pyrimidine nucleotide carrier), member 33, POLL <text:s/>- <text:s/>polymerase (dna directed), lambda, TICRR <text:s/>- <text:s/>topbp1-interacting checkpoint and replication regulator, RPA2 <text:s/>- <text:s/>replication protein a2, 32kda, BRIP1 <text:s/>- <text:s/>brca1 interacting protein c-terminal helicase 1, ZNF830 <text:s/>- <text:s/>zinc finger protein 830, BLM <text:s/>- <text:s/>bloom syndrome, recq helicase-like, SLBP <text:s/>- <text:s/>stem-loop binding protein, HELB <text:s/>- <text:s/>helicase (dna) b, CHAF1A <text:s/>- <text:s/>chromatin assembly factor 1, subunit a (p150), RBBP4 <text:s/>- <text:s/>retinoblastoma binding protein 4, CCDC88A <text:s/>- <text:s/>coiled-coil domain containing 88a, MCM4 <text:s/>- <text:s/>minichromosome maintenance complex component 4, POLG <text:s/>- <text:s/>polymerase (dna directed), gamma, RAD9B <text:s/>- <text:s/>rad9 homolog b (s. pombe), MCM3 <text:s/>- <text:s/>minichromosome maintenance complex component 3, ORC3 <text:s/>- <text:s/>origin recognition complex, subunit 3, ORC6 <text:s/>- <text:s/>origin recognition complex, subunit 6, POLD4 <text:s/>- <text:s/>polymerase (dna-directed), delta 4, accessory subunit, MCM5 <text:s/>- <text:s/>minichromosome maintenance complex component 5, POLA1 <text:s/>- <text:s/>polymerase (dna directed), alpha 1, catalytic subunit, RMI2 <text:s/>- <text:s/>recq mediated genome instability 2, FAM111A <text:s/>- <text:s/>family with sequence similarity 111, member a, KAT7 <text:s/>- <text:s/>k(lysine) acetyltransferase 7, ATRIP <text:s/>- <text:s/>atr interact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response to oxygen-containing compound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1025" calcext:value-type="float">
            <text:p>1025</text:p>
          </table:table-cell>
          <table:table-cell office:value-type="float" office:value="2003" calcext:value-type="float">
            <text:p>200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CDC6 <text:s/>- <text:s/>cell division cycle 6, BNIP3 <text:s/>- <text:s/>bcl2/adenovirus e1b 19kda interacting protein 3, CDK1 <text:s/>- <text:s/>cyclin-dependent kinase 1, ELK1 <text:s/>- <text:s/>elk1, member of ets oncogene family, CDH1 <text:s/>- <text:s/>cadherin 1, type 1, e-cadherin (epithelial), HNRNPA0 <text:s/>- <text:s/>heterogeneous nuclear ribonucleoprotein a0, CXCL9 <text:s/>- <text:s/>chemokine (c-x-c motif) ligand 9, APLP1 <text:s/>- <text:s/>amyloid beta (a4) precursor-like protein 1, SIN3A <text:s/>- <text:s/>sin3 transcription regulator family member a, ABAT <text:s/>- <text:s/>4-aminobutyrate aminotransferase, CXCL12 <text:s/>- <text:s/>chemokine (c-x-c motif) ligand 12, CATSPER2 <text:s/>- <text:s/>cation channel, sperm associated 2, ENSA <text:s/>- <text:s/>endosulfine alpha, ZFP36L2 <text:s/>- <text:s/>zfp36 ring finger protein-like 2, LGALS1 <text:s/>- <text:s/>lectin, galactoside-binding, soluble, 1, ACACA <text:s/>- <text:s/>acetyl-coa carboxylase alpha, CBX8 <text:s/>- <text:s/>chromobox homolog 8, GCH1 <text:s/>- <text:s/>gtp cyclohydrolase 1, NUDT2 <text:s/>- <text:s/>nudix (nucleoside diphosphate linked moiety x)-type motif 2, FOXO1 <text:s/>- <text:s/>forkhead box o1, SIRT2 <text:s/>- <text:s/>sirtuin 2, SELL <text:s/>- <text:s/>selectin l, KLF9 <text:s/>- <text:s/>kruppel-like factor 9, ERRFI1 <text:s/>- <text:s/>erbb receptor feedback inhibitor 1, BRIP1 <text:s/>- <text:s/>brca1 interacting protein c-terminal helicase 1, CPT1A <text:s/>- <text:s/>carnitine palmitoyltransferase 1a (liver), SP1 <text:s/>- <text:s/>sp1 transcription factor, IL4 <text:s/>- <text:s/>interleukin 4, GUCY1B3 <text:s/>- <text:s/>guanylate cyclase 1, soluble, beta 3, P2RY6 <text:s/>- <text:s/>pyrimidinergic receptor p2y, g-protein coupled, 6, P4HB <text:s/>- <text:s/>prolyl 4-hydroxylase, beta polypeptide, SOX9 <text:s/>- <text:s/>sry (sex determining region y)-box 9, SOX4 <text:s/>- <text:s/>sry (sex determining region y)-box 4, BLM <text:s/>- <text:s/>bloom syndrome, recq helicase-like, LPL <text:s/>- <text:s/>lipoprotein lipase, PABPN1 <text:s/>- <text:s/>poly(a) binding protein, nuclear 1, CHEK2 <text:s/>- <text:s/>checkpoint kinase 2, BRINP2 <text:s/>- <text:s/>bone morphogenetic protein/retinoic acid inducible neural-specific 2, VIMP <text:s/>- <text:s/>vcp-interacting membrane protein, DUSP10 <text:s/>- <text:s/>dual specificity phosphatase 10, BMP6 <text:s/>- <text:s/>bone morphogenetic protein 6, FGFR2 <text:s/>- <text:s/>fibroblast growth factor receptor 2, SESN3 <text:s/>- <text:s/>sestrin 3, GLUL <text:s/>- <text:s/>glutamate-ammonia ligase, H2AFZ <text:s/>- <text:s/>h2a histone family, member z, PSPH <text:s/>- <text:s/>phosphoserine phosphatase, TRIB1 <text:s/>- <text:s/>tribbles homolog 1 (drosophila), SNCA <text:s/>- <text:s/>synuclein, alpha (non a4 component of amyloid precursor), IRS1 <text:s/>- <text:s/>insulin receptor substrate 1, PDGFRB <text:s/>- <text:s/>platelet-derived growth factor receptor, beta polypeptide, GDAP2 <text:s/>- <text:s/>ganglioside induced differentiation associated protein 2, RHOB <text:s/>- <text:s/>ras homolog family member b, PTGER4 <text:s/>- <text:s/>prostaglandin e receptor 4 (subtype ep4), BTG2 <text:s/>- <text:s/>btg family, member 2, PDK3 <text:s/>- <text:s/>pyruvate dehydrogenase kinase, isozyme 3, GLDC <text:s/>- <text:s/>glycine dehydrogenase (decarboxylating), HADH <text:s/>- <text:s/>hydroxyacyl-coa dehydrogenase, PDK2 <text:s/>- <text:s/>pyruvate dehydrogenase kinase, isozyme 2, EIF2B2 <text:s/>- <text:s/>eukaryotic translation initiation factor 2b, subunit 2 beta, 39kda, KDM1A <text:s/>- <text:s/>lysine (k)-specific demethylase 1a, FER <text:s/>- <text:s/>fer (fps/fes related) tyrosine kinase, LRP8 <text:s/>- <text:s/>low density lipoprotein receptor-related protein 8, apolipoprotein e receptor, PPARA <text:s/>- <text:s/>peroxisome proliferator-activated receptor alpha, PPARG <text:s/>- <text:s/>peroxisome proliferator-activated receptor gamma, PPARD <text:s/>- <text:s/>peroxisome proliferator-activated receptor delta, TPCN2 <text:s/>- <text:s/>two pore segment channel 2, RAB8A <text:s/>- <text:s/>rab8a, member ras oncogene family, PCNA <text:s/>- <text:s/>proliferating cell nuclear antigen, PCK2 <text:s/>- <text:s/>phosphoenolpyruvate carboxykinase 2 (mitochondrial), ADCYAP1R1 <text:s/>- <text:s/>adenylate cyclase activating polypeptide 1 (pituitary) receptor type i, RORB <text:s/>- <text:s/>rar-related orphan receptor b, RORC <text:s/>- <text:s/>rar-related orphan receptor c, ADCYAP1 <text:s/>- <text:s/>adenylate cyclase activating polypeptide 1 (pituitary), SLIT3 <text:s/>- <text:s/>slit homolog 3 (drosophila), NDUFA13 <text:s/>- <text:s/>nadh dehydrogenase (ubiquinone) 1 alpha subcomplex, 13, CXCL10 <text:s/>- <text:s/>chemokine (c-x-c motif) ligand 10, WDTC1 <text:s/>- <text:s/>wd and tetratricopeptide repeats 1, CDKN2D <text:s/>- <text:s/>cyclin-dependent kinase inhibitor 2d (p19, inhibits cdk4), DAPK1 <text:s/>- <text:s/>death-associated protein kinase 1, SORBS1 <text:s/>- <text:s/>sorbin and sh3 domain containing 1, POLG <text:s/>- <text:s/>polymerase (dna directed), gamma, RNF40 <text:s/>- <text:s/>ring finger protein 40, e3 ubiquitin protein ligase, AKAP8 <text:s/>- <text:s/>a kinase (prka) anchor protein 8, LARP1 <text:s/>- <text:s/>la ribonucleoprotein domain family, member 1, TRAF2 <text:s/>- <text:s/>tnf receptor-associated factor 2, MBD3 <text:s/>- <text:s/>methyl-cpg binding domain protein 3, PDE4D <text:s/>- <text:s/>phosphodiesterase 4d, camp-specific, NET1 <text:s/>- <text:s/>neuroepithelial cell transforming 1, HSPA5 <text:s/>- <text:s/>heat shock 70kda protein 5 (glucose-regulated protein, 78kda), CYP24A1 <text:s/>- <text:s/>cytochrome p450, family 24, subfamily a, polypeptide 1, KAT7 <text:s/>- <text:s/>k(lysine) acetyltransferase 7, ERBB2IP <text:s/>- <text:s/>erbb2 interacting protein, TIAM1 <text:s/>- <text:s/>t-cell lymphoma invasion and metastasis 1, MTR <text:s/>- <text:s/>5-methyltetrahydrofolate-homocysteine methyltransferase, PRKACA <text:s/>- <text:s/>protein kinase, camp-dependent, catalytic, alpha, FABP3 <text:s/>- <text:s/>fatty acid binding protein 3, muscle and heart (mammary-derived growth inhibitor), ATP1A3 <text:s/>- <text:s/>atpase, na+/k+ transporting, alpha 3 polypeptide, T <text:s/>- <text:s/>t, brachyury homolog (mouse), GNRHR <text:s/>- <text:s/>gonadotropin-releasing hormone receptor, HMGB2 <text:s/>- <text:s/>high mobility group box 2, CATSPERB <text:s/>- <text:s/>catsper channel auxiliary subunit beta, GOT1 <text:s/>- <text:s/>glutamic-oxaloacetic transaminase 1, soluble, WNT8B <text:s/>- <text:s/>wingless-type mmtv integration site family, member 8b, SDF4 <text:s/>- <text:s/>stromal cell derived factor 4, ATF4 <text:s/>- <text:s/>activating transcription factor 4, PTK2B <text:s/>- <text:s/>protein tyrosine kinase 2 beta, CASP9 <text:s/>- <text:s/>caspase 9, apoptosis-related cysteine peptidase, GPI <text:s/>- <text:s/>glucose-6-phosphate isomerase, PHEX <text:s/>- <text:s/>phosphate regulating endopeptidase homolog, x-linked, ID1 <text:s/>- <text:s/>inhibitor of dna binding 1, dominant negative helix-loop-helix protein, DCPS <text:s/>- <text:s/>decapping enzyme, scavenger, HOXB13 <text:s/>- <text:s/>homeobox b13, IPO5 <text:s/>- <text:s/>importin 5, ADNP2 <text:s/>- <text:s/>adnp homeobox 2, KPNA4 <text:s/>- <text:s/>karyopherin alpha 4 (importin alpha 3), WNT3 <text:s/>- <text:s/>wingless-type mmtv integration site family, member 3, FOXP2 <text:s/>- <text:s/>forkhead box p2, PER1 <text:s/>- <text:s/>period circadian clock 1, LAMTOR1 <text:s/>- <text:s/>late endosomal/lysosomal adaptor, mapk and mtor activator 1, NFKBIB <text:s/>- <text:s/>nuclear factor of kappa light polypeptide gene enhancer in b-cells inhibitor, beta, WNT6 <text:s/>- <text:s/>wingless-type mmtv integration site family, member 6, CTSV <text:s/>- <text:s/>cathepsin v, RRAGC <text:s/>- <text:s/>ras-related gtp binding c, TRPV1 <text:s/>- <text:s/>transient receptor potential cation channel, subfamily v, member 1, NKX6-1 <text:s/>- <text:s/>nk6 homeobox 1, NKX3-1 <text:s/>- <text:s/>nk3 homeobox 1, MSX2 <text:s/>- <text:s/>msh homeobox 2, EZH2 <text:s/>- <text:s/>enhancer of zeste homolog 2 (drosophila), SLC2A4 <text:s/>- <text:s/>solute carrier family 2 (facilitated glucose transporter), member 4, STC1 <text:s/>- <text:s/>stanniocalcin 1, PAF1 <text:s/>- <text:s/>paf1, rna polymerase ii associated factor, homolog (s. cerevisiae), CALM3 <text:s/>- <text:s/>calmodulin 3 (phosphorylase kinase, delta), ATP2B4 <text:s/>- <text:s/>atpase, ca++ transporting, plasma membrane 4, HDAC9 <text:s/>- <text:s/>histone deacetylase 9, IL23R <text:s/>- <text:s/>interleukin 23 receptor, TMBIM6 <text:s/>- <text:s/>transmembrane bax inhibitor motif containing 6, NOX4 <text:s/>- <text:s/>nadph oxidase 4, LIN28A <text:s/>- <text:s/>lin-28 homolog a (c. elegans), PITX3 <text:s/>- <text:s/>paired-like homeodomain 3, PNPT1 <text:s/>- <text:s/>polyribonucleotide nucleotidyltransferase 1, JUN <text:s/>- <text:s/>jun proto-oncogene, STAT3 <text:s/>- <text:s/>signal transducer and activator of transcription 3 (acute-phase response factor), JUNB <text:s/>- <text:s/>jun b proto-oncogene, LRP6 <text:s/>- <text:s/>low density lipoprotein receptor-related protein 6, PIK3R1 <text:s/>- <text:s/>phosphoinositide-3-kinase, regulatory subunit 1 (alpha), HNRNPL <text:s/>- <text:s/>heterogeneous nuclear ribonucleoprotein l, NFATC4 <text:s/>- <text:s/>nuclear factor of activated t-cells, cytoplasmic, calcineurin-dependent 4, SSTR3 <text:s/>- <text:s/>somatostatin receptor 3, SESN2 <text:s/>- <text:s/>sestrin 2, SLC25A33 <text:s/>- <text:s/>solute carrier family 25 (pyrimidine nucleotide carrier), member 33, MAP2K6 <text:s/>- <text:s/>mitogen-activated protein kinase kinase 6, NQO1 <text:s/>- <text:s/>nad(p)h dehydrogenase, quinone 1, SIX1 <text:s/>- <text:s/>six homeobox 1, KLF1 <text:s/>- <text:s/>kruppel-like factor 1 (erythroid), TFPI <text:s/>- <text:s/>tissue factor pathway inhibitor (lipoprotein-associated coagulation inhibitor), SIPA1 <text:s/>- <text:s/>signal-induced proliferation-associated 1, RARA <text:s/>- <text:s/>retinoic acid receptor, alpha, ITPR2 <text:s/>- <text:s/>inositol 1,4,5-trisphosphate receptor, type 2, RYR2 <text:s/>- <text:s/>ryanodine receptor 2 (cardiac), SFRP1 <text:s/>- <text:s/>secreted frizzled-related protein 1, GRIN2A <text:s/>- <text:s/>glutamate receptor, ionotropic, n-methyl d-aspartate 2a, MAPK7 <text:s/>- <text:s/>mitogen-activated protein kinase 7, TGFB3 <text:s/>- <text:s/>transforming growth factor, beta 3, GATA3 <text:s/>- <text:s/>gata binding protein 3, DNM2 <text:s/>- <text:s/>dynamin 2, SMAD2 <text:s/>- <text:s/>smad family member 2, SORT1 <text:s/>- <text:s/>sortilin 1, CAT <text:s/>- <text:s/>catalase, GLRA3 <text:s/>- <text:s/>glycine receptor, alpha 3, SRSF6 <text:s/>- <text:s/>serine/arginine-rich splicing factor 6, UCP2 <text:s/>- <text:s/>uncoupling protein 2 (mitochondrial, proton carrier), GPAM <text:s/>- <text:s/>glycerol-3-phosphate acyltransferase, mitochondrial, RBBP4 <text:s/>- <text:s/>retinoblastoma binding protein 4, CCKAR <text:s/>- <text:s/>cholecystokinin a receptor, FOSB <text:s/>- <text:s/>fbj murine osteosarcoma viral oncogene homolog b, RBP4 <text:s/>- <text:s/>retinol binding protein 4, plasma, HMGCR <text:s/>- <text:s/>3-hydroxy-3-methylglutaryl-coa reductase, HMGCS1 <text:s/>- <text:s/>3-hydroxy-3-methylglutaryl-coa synthase 1 (soluble), TMEM161A <text:s/>- <text:s/>transmembrane protein 161a, THBS1 <text:s/>- <text:s/>thrombospondin 1, BCL2L1 <text:s/>- <text:s/>bcl2-like 1, SREBF1 <text:s/>- <text:s/>sterol regulatory element binding transcription factor 1, KLF10 <text:s/>- <text:s/>kruppel-like factor 10, CCND1 <text:s/>- <text:s/>cyclin d1, PRKAR1A <text:s/>- <text:s/>protein kinase, camp-dependent, regulatory, type i, alpha, KLF11 <text:s/>- <text:s/>kruppel-like factor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microtubule cytoskeleton organization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332" calcext:value-type="float">
            <text:p>0.0332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237" calcext:value-type="float">
            <text:p>237</text:p>
          </table:table-cell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PHLDB2 <text:s/>- <text:s/>pleckstrin homology-like domain, family b, member 2, MARK2 <text:s/>- <text:s/>map/microtubule affinity-regulating kinase 2, CDC20 <text:s/>- <text:s/>cell division cycle 20, CDK1 <text:s/>- <text:s/>cyclin-dependent kinase 1, APC2 <text:s/>- <text:s/>adenomatosis polyposis coli 2, TTLL5 <text:s/>- <text:s/>tubulin tyrosine ligase-like family, member 5, GOLGA2 <text:s/>- <text:s/>golgin a2, MID1 <text:s/>- <text:s/>midline 1 (opitz/bbb syndrome), TTLL3 <text:s/>- <text:s/>tubulin tyrosine ligase-like family, member 3, MARK3 <text:s/>- <text:s/>map/microtubule affinity-regulating kinase 3, SUN2 <text:s/>- <text:s/>sad1 and unc84 domain containing 2, KIAA1377 <text:s/>- <text:s/>kiaa1377, TNKS <text:s/>- <text:s/>tankyrase, trf1-interacting ankyrin-related adp-ribose polymerase, FOPNL <text:s/>- <text:s/>fgfr1op n-terminal like, TACC3 <text:s/>- <text:s/>transforming, acidic coiled-coil containing protein 3, CEP57 <text:s/>- <text:s/>centrosomal protein 57kda, MAP7D3 <text:s/>- <text:s/>map7 domain containing 3, CHP1 <text:s/>- <text:s/>calcineurin-like ef-hand protein 1, STMN4 <text:s/>- <text:s/>stathmin-like 4, PLK1 <text:s/>- <text:s/>polo-like kinase 1, TPX2 <text:s/>- <text:s/>tpx2, microtubule-associated, VAMP4 <text:s/>- <text:s/>vesicle-associated membrane protein 4, SBDS <text:s/>- <text:s/>shwachman-bodian-diamond syndrome, KPNB1 <text:s/>- <text:s/>karyopherin (importin) beta 1, TTK <text:s/>- <text:s/>ttk protein kinase, CHEK2 <text:s/>- <text:s/>checkpoint kinase 2, UVRAG <text:s/>- <text:s/>uv radiation resistance associated, SON <text:s/>- <text:s/>son dna binding protein, NEK7 <text:s/>- <text:s/>nima-related kinase 7, TRDN <text:s/>- <text:s/>triadin, AURKA <text:s/>- <text:s/>aurora kinase a, NDE1 <text:s/>- <text:s/>nude neurodevelopment protein 1, NEK2 <text:s/>- <text:s/>nima-related kinase 2, PLA2G3 <text:s/>- <text:s/>phospholipase a2, group iii, DLG1 <text:s/>- <text:s/>discs, large homolog 1 (drosophila), DCTN2 <text:s/>- <text:s/>dynactin 2 (p50), AURKB <text:s/>- <text:s/>aurora kinase b, RSPH1 <text:s/>- <text:s/>radial spoke head 1 homolog (chlamydomonas), NUMA1 <text:s/>- <text:s/>nuclear mitotic apparatus protein 1, STIL <text:s/>- <text:s/>scl/tal1 interrupting locus, ASPM <text:s/>- <text:s/>asp (abnormal spindle) homolog, microcephaly associated (drosophila), FER <text:s/>- <text:s/>fer (fps/fes related) tyrosine kinase, PCNT <text:s/>- <text:s/>pericentrin, DYNC1H1 <text:s/>- <text:s/>dynein, cytoplasmic 1, heavy chain 1, STMN1 <text:s/>- <text:s/>stathmin 1, RAB11A <text:s/>- <text:s/>rab11a, member ras oncogene family, SPRY2 <text:s/>- <text:s/>sprouty homolog 2 (drosophila), PRKCZ <text:s/>- <text:s/>protein kinase c, zeta, KIF20A <text:s/>- <text:s/>kinesin family member 20a, TACC2 <text:s/>- <text:s/>transforming, acidic coiled-coil containing protein 2, CCDC88A <text:s/>- <text:s/>coiled-coil domain containing 88a, HDGFRP3 <text:s/>- <text:s/>hepatoma-derived growth factor, related protein 3, GAS8 <text:s/>- <text:s/>growth arrest-specific 8, KIF18B <text:s/>- <text:s/>kinesin family member 18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38</text:p>
          </table:table-cell>
          <table:table-cell office:value-type="string" calcext:value-type="string">
            <text:p>regulation of transferase activity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761" calcext:value-type="float">
            <text:p>761</text:p>
          </table:table-cell>
          <table:table-cell office:value-type="float" office:value="2003" calcext:value-type="float">
            <text:p>200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CDC6 <text:s/>- <text:s/>cell division cycle 6, CCNK <text:s/>- <text:s/>cyclin k, CEP85 <text:s/>- <text:s/>centrosomal protein 85kda, CDC25A <text:s/>- <text:s/>cell division cycle 25a, PIK3IP1 <text:s/>- <text:s/>phosphoinositide-3-kinase interacting protein 1, CDC20 <text:s/>- <text:s/>cell division cycle 20, MARK2 <text:s/>- <text:s/>map/microtubule affinity-regulating kinase 2, ZFYVE28 <text:s/>- <text:s/>zinc finger, fyve domain containing 28, MAPRE3 <text:s/>- <text:s/>microtubule-associated protein, rp/eb family, member 3, CDK1 <text:s/>- <text:s/>cyclin-dependent kinase 1, CDC25B <text:s/>- <text:s/>cell division cycle 25b, MIDN <text:s/>- <text:s/>midnolin, GRHL2 <text:s/>- <text:s/>grainyhead-like 2 (drosophila), MAP3K10 <text:s/>- <text:s/>mitogen-activated protein kinase kinase kinase 10, PIK3R3 <text:s/>- <text:s/>phosphoinositide-3-kinase, regulatory subunit 3 (gamma), ETAA1 <text:s/>- <text:s/>ewing tumor-associated antigen 1, CD74 <text:s/>- <text:s/>cd74 molecule, major histocompatibility complex, class ii invariant chain, MAP3K9 <text:s/>- <text:s/>mitogen-activated protein kinase kinase kinase 9, UBE2S <text:s/>- <text:s/>ubiquitin-conjugating enzyme e2s, MLLT1 <text:s/>- <text:s/>myeloid/lymphoid or mixed-lineage leukemia (trithorax homolog, drosophila); translocated to, 1, CHP1 <text:s/>- <text:s/>calcineurin-like ef-hand protein 1, TRAF4 <text:s/>- <text:s/>tnf receptor-associated factor 4, ERRFI1 <text:s/>- <text:s/>erbb receptor feedback inhibitor 1, CDC14B <text:s/>- <text:s/>cell division cycle 14b, PLK1 <text:s/>- <text:s/>polo-like kinase 1, TPX2 <text:s/>- <text:s/>tpx2, microtubule-associated, PSMA5 <text:s/>- <text:s/>proteasome (prosome, macropain) subunit, alpha type, 5, ANAPC15 <text:s/>- <text:s/>anaphase promoting complex subunit 15, SPRED2 <text:s/>- <text:s/>sprouty-related, evh1 domain containing 2, PSMA3 <text:s/>- <text:s/>proteasome (prosome, macropain) subunit, alpha type, 3, GADD45G <text:s/>- <text:s/>growth arrest and dna-damage-inducible, gamma, HEXIM2 <text:s/>- <text:s/>hexamethylene bis-acetamide inducible 2, BLM <text:s/>- <text:s/>bloom syndrome, recq helicase-like, LRTM2 <text:s/>- <text:s/>leucine-rich repeats and transmembrane domains 2, PABPN1 <text:s/>- <text:s/>poly(a) binding protein, nuclear 1, PSME3 <text:s/>- <text:s/>proteasome (prosome, macropain) activator subunit 3 (pa28 gamma; ki), CACUL1 <text:s/>- <text:s/>cdk2-associated, cullin domain 1, RGS4 <text:s/>- <text:s/>regulator of g-protein signaling 4, LDB1 <text:s/>- <text:s/>lim domain binding 1, RGS3 <text:s/>- <text:s/>regulator of g-protein signaling 3, PSMD10 <text:s/>- <text:s/>proteasome (prosome, macropain) 26s subunit, non-atpase, 10, PAK3 <text:s/>- <text:s/>p21 protein (cdc42/rac)-activated kinase 3, DUSP10 <text:s/>- <text:s/>dual specificity phosphatase 10, TOPORS <text:s/>- <text:s/>topoisomerase i binding, arginine/serine-rich, e3 ubiquitin protein ligase, PSME2 <text:s/>- <text:s/>proteasome (prosome, macropain) activator subunit 2 (pa28 beta), ANAPC5 <text:s/>- <text:s/>anaphase promoting complex subunit 5, CDC20B <text:s/>- <text:s/>cell division cycle 20b, TRIB1 <text:s/>- <text:s/>tribbles homolog 1 (drosophila), IRS1 <text:s/>- <text:s/>insulin receptor substrate 1, AURKB <text:s/>- <text:s/>aurora kinase b, SNCA <text:s/>- <text:s/>synuclein, alpha (non a4 component of amyloid precursor), DDR2 <text:s/>- <text:s/>discoidin domain receptor tyrosine kinase 2, PDGFRB <text:s/>- <text:s/>platelet-derived growth factor receptor, beta polypeptide, TARBP2 <text:s/>- <text:s/>tar (hiv-1) rna binding protein 2, BUB3 <text:s/>- <text:s/>bub3 mitotic checkpoint protein, RASSF2 <text:s/>- <text:s/>ras association (ralgds/af-6) domain family member 2, FZD8 <text:s/>- <text:s/>frizzled family receptor 8, LRP8 <text:s/>- <text:s/>low density lipoprotein receptor-related protein 8, apolipoprotein e receptor, PPARG <text:s/>- <text:s/>peroxisome proliferator-activated receptor gamma, NEK10 <text:s/>- <text:s/>nima-related kinase 10, SERTAD1 <text:s/>- <text:s/>serta domain containing 1, DAXX <text:s/>- <text:s/>death-domain associated protein, MAP3K12 <text:s/>- <text:s/>mitogen-activated protein kinase kinase kinase 12, FEM1A <text:s/>- <text:s/>fem-1 homolog a (c. elegans), ADCYAP1 <text:s/>- <text:s/>adenylate cyclase activating polypeptide 1 (pituitary), SPRY2 <text:s/>- <text:s/>sprouty homolog 2 (drosophila), CXCL10 <text:s/>- <text:s/>chemokine (c-x-c motif) ligand 10, CDKN3 <text:s/>- <text:s/>cyclin-dependent kinase inhibitor 3, CDKN2D <text:s/>- <text:s/>cyclin-dependent kinase inhibitor 2d (p19, inhibits cdk4), PTPN1 <text:s/>- <text:s/>protein tyrosine phosphatase, non-receptor type 1, PPP1R1B <text:s/>- <text:s/>protein phosphatase 1, regulatory (inhibitor) subunit 1b, IBTK <text:s/>- <text:s/>inhibitor of bruton agammaglobulinemia tyrosine kinase, ZFP91 <text:s/>- <text:s/>zfp91 zinc finger protein, HGS <text:s/>- <text:s/>hepatocyte growth factor-regulated tyrosine kinase substrate, TRAF2 <text:s/>- <text:s/>tnf receptor-associated factor 2, TNFSF11 <text:s/>- <text:s/>tumor necrosis factor (ligand) superfamily, member 11, FAM212B <text:s/>- <text:s/>family with sequence similarity 212, member b, HSPA5 <text:s/>- <text:s/>heat shock 70kda protein 5 (glucose-regulated protein, 78kda), TIAM1 <text:s/>- <text:s/>t-cell lymphoma invasion and metastasis 1, CCNE2 <text:s/>- <text:s/>cyclin e2, ANAPC11 <text:s/>- <text:s/>anaphase promoting complex subunit 11, PRKACA <text:s/>- <text:s/>protein kinase, camp-dependent, catalytic, alpha, GOLGA2 <text:s/>- <text:s/>golgin a2, HMGN1 <text:s/>- <text:s/>high mobility group nucleosome binding domain 1, PTK2B <text:s/>- <text:s/>protein tyrosine kinase 2 beta, TNKS <text:s/>- <text:s/>tankyrase, trf1-interacting ankyrin-related adp-ribose polymerase, DUSP8 <text:s/>- <text:s/>dual specificity phosphatase 8, DUSP6 <text:s/>- <text:s/>dual specificity phosphatase 6, UBE2C <text:s/>- <text:s/>ubiquitin-conjugating enzyme e2c, RPLP1 <text:s/>- <text:s/>ribosomal protein, large, p1, PPP2R1A <text:s/>- <text:s/>protein phosphatase 2, regulatory subunit a, alpha, SPDYA <text:s/>- <text:s/>speedy/ringo cell cycle regulator family member a, VLDLR <text:s/>- <text:s/>very low density lipoprotein receptor, LDB2 <text:s/>- <text:s/>lim domain binding 2, UVRAG <text:s/>- <text:s/>uv radiation resistance associated, NKX3-1 <text:s/>- <text:s/>nk3 homeobox 1, CDC23 <text:s/>- <text:s/>cell division cycle 23, CALM3 <text:s/>- <text:s/>calmodulin 3 (phosphorylase kinase, delta), EZH2 <text:s/>- <text:s/>enhancer of zeste homolog 2 (drosophila), ATP2B4 <text:s/>- <text:s/>atpase, ca++ transporting, plasma membrane 4, MYOCD <text:s/>- <text:s/>myocardin, WARS <text:s/>- <text:s/>tryptophanyl-trna synthetase, STK11 <text:s/>- <text:s/>serine/threonine kinase 11, ELP4 <text:s/>- <text:s/>elongator acetyltransferase complex subunit 4, KIT <text:s/>- <text:s/>v-kit hardy-zuckerman 4 feline sarcoma viral oncogene homolog, MAP3K6 <text:s/>- <text:s/>mitogen-activated protein kinase kinase kinase 6, NEK7 <text:s/>- <text:s/>nima-related kinase 7, IL23R <text:s/>- <text:s/>interleukin 23 receptor, NOX4 <text:s/>- <text:s/>nadph oxidase 4, KIF14 <text:s/>- <text:s/>kinesin family member 14, CRKL <text:s/>- <text:s/>v-crk avian sarcoma virus ct10 oncogene homolog-like, NEK2 <text:s/>- <text:s/>nima-related kinase 2, SHC1 <text:s/>- <text:s/>shc (src homology 2 domain containing) transforming protein 1, DLG1 <text:s/>- <text:s/>discs, large homolog 1 (drosophila), NCK2 <text:s/>- <text:s/>nck adaptor protein 2, LRP6 <text:s/>- <text:s/>low density lipoprotein receptor-related protein 6, PIK3R1 <text:s/>- <text:s/>phosphoinositide-3-kinase, regulatory subunit 1 (alpha), CCNG1 <text:s/>- <text:s/>cyclin g1, UBB <text:s/>- <text:s/>ubiquitin b, ARRDC4 <text:s/>- <text:s/>arrestin domain containing 4, SPAG9 <text:s/>- <text:s/>sperm associated antigen 9, SESN2 <text:s/>- <text:s/>sestrin 2, NF2 <text:s/>- <text:s/>neurofibromin 2 (merlin), MAP2K6 <text:s/>- <text:s/>mitogen-activated protein kinase kinase 6, MAP2K1 <text:s/>- <text:s/>mitogen-activated protein kinase kinase 1, CDK5RAP3 <text:s/>- <text:s/>cdk5 regulatory subunit associated protein 3, RBL2 <text:s/>- <text:s/>retinoblastoma-like 2 (p130), SFRP1 <text:s/>- <text:s/>secreted frizzled-related protein 1, MAPK7 <text:s/>- <text:s/>mitogen-activated protein kinase 7, TGFB3 <text:s/>- <text:s/>transforming growth factor, beta 3, PRKCZ <text:s/>- <text:s/>protein kinase c, zeta, EPHA8 <text:s/>- <text:s/>eph receptor a8, CCDC88A <text:s/>- <text:s/>coiled-coil domain containing 88a, HMGCR <text:s/>- <text:s/>3-hydroxy-3-methylglutaryl-coa reductase, LRRC4C <text:s/>- <text:s/>leucine rich repeat containing 4c, CCNC <text:s/>- <text:s/>cyclin c, CKS2 <text:s/>- <text:s/>cdc28 protein kinase regulatory subunit 2, THBS1 <text:s/>- <text:s/>thrombospondin 1, GSK3B <text:s/>- <text:s/>glycogen synthase kinase 3 beta, CCND1 <text:s/>- <text:s/>cyclin d1, THY1 <text:s/>- <text:s/>thy-1 cell surface antigen, PRKAR1A <text:s/>- <text:s/>protein kinase, camp-dependent, regulatory, type i, alpha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166</text:p>
          </table:table-cell>
          <table:table-cell office:value-type="string" calcext:value-type="string">
            <text:p>Golgi disassembly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348" calcext:value-type="float">
            <text:p>0.0348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STX5 <text:s/>- <text:s/>syntaxin 5, VRK1 <text:s/>- <text:s/>vaccinia related kinase 1, CDK1 <text:s/>- <text:s/>cyclin-dependent kinase 1, GOLGA2 <text:s/>- <text:s/>golgin a2, GBF1 <text:s/>- <text:s/>golgi brefeldin a resistant guanine nucleotide exchange fac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32</text:p>
          </table:table-cell>
          <table:table-cell office:value-type="string" calcext:value-type="string">
            <text:p>gland development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364" calcext:value-type="float">
            <text:p>0.0364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89" calcext:value-type="float">
            <text:p>189</text:p>
          </table:table-cell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FGFR2 <text:s/>- <text:s/>fibroblast growth factor receptor 2, CRKL <text:s/>- <text:s/>v-crk avian sarcoma virus ct10 oncogene homolog-like, CCNB2 <text:s/>- <text:s/>cyclin b2, PNPT1 <text:s/>- <text:s/>polyribonucleotide nucleotidyltransferase 1, PAX1 <text:s/>- <text:s/>paired box 1, SHH <text:s/>- <text:s/>sonic hedgehog, JUN <text:s/>- <text:s/>jun proto-oncogene, PAX8 <text:s/>- <text:s/>paired box 8, CDH1 <text:s/>- <text:s/>cadherin 1, type 1, e-cadherin (epithelial), JARID2 <text:s/>- <text:s/>jumonji, at rich interactive domain 2, WNT10A <text:s/>- <text:s/>wingless-type mmtv integration site family, member 10a, ISL1 <text:s/>- <text:s/>isl lim homeobox 1, HLX <text:s/>- <text:s/>h2.0-like homeobox, BCL2L11 <text:s/>- <text:s/>bcl2-like 11 (apoptosis facilitator), PBX1 <text:s/>- <text:s/>pre-b-cell leukemia homeobox 1, KDM1A <text:s/>- <text:s/>lysine (k)-specific demethylase 1a, SIX1 <text:s/>- <text:s/>six homeobox 1, MAP2K1 <text:s/>- <text:s/>mitogen-activated protein kinase kinase 1, FASN <text:s/>- <text:s/>fatty acid synthase, RARA <text:s/>- <text:s/>retinoic acid receptor, alpha, CEBPG <text:s/>- <text:s/>ccaat/enhancer binding protein (c/ebp), gamma, SP3 <text:s/>- <text:s/>sp3 transcription factor, PCNA <text:s/>- <text:s/>proliferating cell nuclear antigen, ACAT1 <text:s/>- <text:s/>acetyl-coa acetyltransferase 1, FOXC1 <text:s/>- <text:s/>forkhead box c1, TGFB3 <text:s/>- <text:s/>transforming growth factor, beta 3, GATA3 <text:s/>- <text:s/>gata binding protein 3, TBX19 <text:s/>- <text:s/>t-box 19, ADCYAP1 <text:s/>- <text:s/>adenylate cyclase activating polypeptide 1 (pituitary), SOX9 <text:s/>- <text:s/>sry (sex determining region y)-box 9, POU3F2 <text:s/>- <text:s/>pou class 3 homeobox 2, PTF1A <text:s/>- <text:s/>pancreas specific transcription factor, 1a, ACO2 <text:s/>- <text:s/>aconitase 2, mitochondrial, ONECUT2 <text:s/>- <text:s/>one cut homeobox 2, UCP2 <text:s/>- <text:s/>uncoupling protein 2 (mitochondrial, proton carrier), HMGCS1 <text:s/>- <text:s/>3-hydroxy-3-methylglutaryl-coa synthase 1 (soluble), HOXD3 <text:s/>- <text:s/>homeobox d3, NKX3-1 <text:s/>- <text:s/>nk3 homeobox 1, MSX1 <text:s/>- <text:s/>msh homeobox 1, OTP <text:s/>- <text:s/>orthopedia homeobox, EZH2 <text:s/>- <text:s/>enhancer of zeste homolog 2 (drosophila), PRMT5 <text:s/>- <text:s/>protein arginine methyltransferase 5, CCND1 <text:s/>- <text:s/>cyclin d1, EDA <text:s/>- <text:s/>ectodysplasin a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075</text:p>
          </table:table-cell>
          <table:table-cell office:value-type="string" calcext:value-type="string">
            <text:p>cell cycle checkpoint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361" calcext:value-type="float">
            <text:p>0.0361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CDC6 <text:s/>- <text:s/>cell division cycle 6, H2AFX <text:s/>- <text:s/>h2a histone family, member x, CDK1 <text:s/>- <text:s/>cyclin-dependent kinase 1, CCNE2 <text:s/>- <text:s/>cyclin e2, DLG1 <text:s/>- <text:s/>discs, large homolog 1 (drosophila), AURKB <text:s/>- <text:s/>aurora kinase b, RFWD3 <text:s/>- <text:s/>ring finger and wd repeat domain 3, DTL <text:s/>- <text:s/>denticleless e3 ubiquitin protein ligase homolog (drosophila), CCNG2 <text:s/>- <text:s/>cyclin g2, BUB3 <text:s/>- <text:s/>bub3 mitotic checkpoint protein, NABP2 <text:s/>- <text:s/>nucleic acid binding protein 2, RHNO1 <text:s/>- <text:s/>rad9-hus1-rad1 interacting nuclear orphan 1, CHFR <text:s/>- <text:s/>checkpoint with forkhead and ring finger domains, e3 ubiquitin protein ligase, TICRR <text:s/>- <text:s/>topbp1-interacting checkpoint and replication regulator, FOXN3 <text:s/>- <text:s/>forkhead box n3, HMGA2 <text:s/>- <text:s/>high mobility group at-hook 2, RPA2 <text:s/>- <text:s/>replication protein a2, 32kda, CDK5RAP3 <text:s/>- <text:s/>cdk5 regulatory subunit associated protein 3, CDC14B <text:s/>- <text:s/>cell division cycle 14b, BRIP1 <text:s/>- <text:s/>brca1 interacting protein c-terminal helicase 1, BUB1 <text:s/>- <text:s/>bub1 mitotic checkpoint serine/threonine kinase, PLK1 <text:s/>- <text:s/>polo-like kinase 1, ZNF830 <text:s/>- <text:s/>zinc finger protein 830, BLM <text:s/>- <text:s/>bloom syndrome, recq helicase-like, INTS7 <text:s/>- <text:s/>integrator complex subunit 7, TTK <text:s/>- <text:s/>ttk protein kinase, CHEK2 <text:s/>- <text:s/>checkpoint kinase 2, RAD9B <text:s/>- <text:s/>rad9 homolog b (s. pombe), GIGYF2 <text:s/>- <text:s/>grb10 interacting gyf protein 2, BCL2L1 <text:s/>- <text:s/>bcl2-like 1, CCND1 <text:s/>- <text:s/>cyclin d1, ATRIP <text:s/>- <text:s/>atr interact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1987</text:p>
          </table:table-cell>
          <table:table-cell office:value-type="string" calcext:value-type="string">
            <text:p>cerebral cortex development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365" calcext:value-type="float">
            <text:p>0.0365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ARHGAP11B <text:s/>- <text:s/>rho gtpase activating protein 11b, KIF14 <text:s/>- <text:s/>kinesin family member 14, BNIP3 <text:s/>- <text:s/>bcl2/adenovirus e1b 19kda interacting protein 3, NDE1 <text:s/>- <text:s/>nude neurodevelopment protein 1, H2AFX <text:s/>- <text:s/>h2a histone family, member x, ATP1A3 <text:s/>- <text:s/>atpase, na+/k+ transporting, alpha 3 polypeptide, XAB2 <text:s/>- <text:s/>xpa binding protein 2, CDH2 <text:s/>- <text:s/>cadherin 2, type 1, n-cadherin (neuronal), LRP6 <text:s/>- <text:s/>low density lipoprotein receptor-related protein 6, FOXP2 <text:s/>- <text:s/>forkhead box p2, TACC2 <text:s/>- <text:s/>transforming, acidic coiled-coil containing protein 2, ATOH1 <text:s/>- <text:s/>atonal homolog 1 (drosophila), ASPM <text:s/>- <text:s/>asp (abnormal spindle) homolog, microcephaly associated (drosophila), KDM1A <text:s/>- <text:s/>lysine (k)-specific demethylase 1a, TACC3 <text:s/>- <text:s/>transforming, acidic coiled-coil containing protein 3, GART <text:s/>- <text:s/>phosphoribosylglycinamide formyltransferase, phosphoribosylglycinamide synthetase, phosphoribosylaminoimidazole synthetase, LRP8 <text:s/>- <text:s/>low density lipoprotein receptor-related protein 8, apolipoprotein e receptor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013</text:p>
          </table:table-cell>
          <table:table-cell office:value-type="string" calcext:value-type="string">
            <text:p>regulation of gliogenesis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TIAM1 <text:s/>- <text:s/>t-cell lymphoma invasion and metastasis 1, LIN28A <text:s/>- <text:s/>lin-28 homolog a (c. elegans), HES5 <text:s/>- <text:s/>hairy and enhancer of split 5 (drosophila), PITX3 <text:s/>- <text:s/>paired-like homeodomain 3, EMX1 <text:s/>- <text:s/>empty spiracles homeobox 1, CDK1 <text:s/>- <text:s/>cyclin-dependent kinase 1, OLIG2 <text:s/>- <text:s/>oligodendrocyte lineage transcription factor 2, ADCYAP1 <text:s/>- <text:s/>adenylate cyclase activating polypeptide 1 (pituitary), SHH <text:s/>- <text:s/>sonic hedgehog, DLX1 <text:s/>- <text:s/>distal-less homeobox 1, DLX2 <text:s/>- <text:s/>distal-less homeobox 2, CDH2 <text:s/>- <text:s/>cadherin 2, type 1, n-cadherin (neuronal), ID4 <text:s/>- <text:s/>inhibitor of dna binding 4, dominant negative helix-loop-helix protein, KDM4A <text:s/>- <text:s/>lysine (k)-specific demethylase 4a, NKX6-1 <text:s/>- <text:s/>nk6 homeobox 1, SLC45A3 <text:s/>- <text:s/>solute carrier family 45, member 3, EZH2 <text:s/>- <text:s/>enhancer of zeste homolog 2 (drosophila), NF2 <text:s/>- <text:s/>neurofibromin 2 (merlin), PRMT5 <text:s/>- <text:s/>protein arginine methyltransferase 5, SIRT2 <text:s/>- <text:s/>sirtuin 2, IL6ST <text:s/>- <text:s/>interleukin 6 signal transducer (gp130, oncostatin m receptor), DUSP10 <text:s/>- <text:s/>dual specificity phosphatase 10, PPARG <text:s/>- <text:s/>peroxisome proliferator-activated receptor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06</text:p>
          </table:table-cell>
          <table:table-cell office:value-type="string" calcext:value-type="string">
            <text:p>embryonic skeletal system development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373" calcext:value-type="float">
            <text:p>0.0373</text:p>
          </table:table-cell>
          <table:table-cell office:value-type="float" office:value="2.88" calcext:value-type="float">
            <text:p>2.88</text:p>
          </table:table-cell>
          <table:table-cell office:value-type="float" office:value="13954" calcext:value-type="float">
            <text:p>13954</text:p>
          </table:table-cell>
          <table:table-cell office:value-type="float" office:value="29" calcext:value-type="float">
            <text:p>29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SP3 <text:s/>- <text:s/>sp3 transcription factor, PBX1 <text:s/>- <text:s/>pre-b-cell leukemia homeobox 1, NKX3-2 <text:s/>- <text:s/>nk3 homeobox 2, RBP4 <text:s/>- <text:s/>retinol binding protein 4, plasma, HOXD1 <text:s/>- <text:s/>homeobox d1, SHH <text:s/>- <text:s/>sonic hedgehog, DLX1 <text:s/>- <text:s/>distal-less homeobox 1, DMRT2 <text:s/>- <text:s/>doublesex and mab-3 related transcription factor 2, T <text:s/>- <text:s/>t, brachyury homolog (mouse), HOXC6 <text:s/>- <text:s/>homeobox c6, EXT1 <text:s/>- <text:s/>exostosin glycosyltransferase 1, MBTD1 <text:s/>- <text:s/>mbt domain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711</text:p>
          </table:table-cell>
          <table:table-cell office:value-type="string" calcext:value-type="string">
            <text:p>ciliary basal body docking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396" calcext:value-type="float">
            <text:p>0.0396</text:p>
          </table:table-cell>
          <table:table-cell office:value-type="float" office:value="2" calcext:value-type="float">
            <text:p>2</text:p>
          </table:table-cell>
          <table:table-cell office:value-type="float" office:value="13954" calcext:value-type="float">
            <text:p>1395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IQCB1 <text:s/>- <text:s/>iq motif containing b1, MAPRE1 <text:s/>- <text:s/>microtubule-associated protein, rp/eb family, member 1, NDE1 <text:s/>- <text:s/>nude neurodevelopment protein 1, NEK2 <text:s/>- <text:s/>nima-related kinase 2, CDK1 <text:s/>- <text:s/>cyclin-dependent kinase 1, PRKACA <text:s/>- <text:s/>protein kinase, camp-dependent, catalytic, alpha, TCTN3 <text:s/>- <text:s/>tectonic family member 3, CEP89 <text:s/>- <text:s/>centrosomal protein 89kda, DCTN2 <text:s/>- <text:s/>dynactin 2 (p50), CEP70 <text:s/>- <text:s/>centrosomal protein 70kda, TUBB4B <text:s/>- <text:s/>tubulin, beta 4b class ivb, CEP57 <text:s/>- <text:s/>centrosomal protein 57kda, PCNT <text:s/>- <text:s/>pericentrin, RAB8A <text:s/>- <text:s/>rab8a, member ras oncogene family, DYNC1H1 <text:s/>- <text:s/>dynein, cytoplasmic 1, heavy chain 1, PLK1 <text:s/>- <text:s/>polo-like kinase 1, RAB11A <text:s/>- <text:s/>rab11a, member ras oncogene family, NPHP4 <text:s/>- <text:s/>nephronophthisis 4, PPP2R1A <text:s/>- <text:s/>protein phosphatase 2, regulatory subunit a, alpha, SFI1 <text:s/>- <text:s/>sfi1 homolog, spindle assembly associated (yeast), B9D1 <text:s/>- <text:s/>b9 protein domain 1, ACTR1A <text:s/>- <text:s/>arp1 actin-related protein 1 homolog a, centractin alpha (yeast), CEP152 <text:s/>- <text:s/>centrosomal protein 152kda, TCTN2 <text:s/>- <text:s/>tectonic family member 2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9</text:p>
          </table:table-cell>
          <table:table-cell office:value-type="string" calcext:value-type="string">
            <text:p>positive regulation of binding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394" calcext:value-type="float">
            <text:p>0.0394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32" calcext:value-type="float">
            <text:p>132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TIAM1 <text:s/>- <text:s/>t-cell lymphoma invasion and metastasis 1, MAPRE1 <text:s/>- <text:s/>microtubule-associated protein, rp/eb family, member 1, PITX2 <text:s/>- <text:s/>paired-like homeodomain 2, MAPRE3 <text:s/>- <text:s/>microtubule-associated protein, rp/eb family, member 3, ARHGEF7 <text:s/>- <text:s/>rho guanine nucleotide exchange factor (gef) 7, ISL1 <text:s/>- <text:s/>isl lim homeobox 1, HMGB2 <text:s/>- <text:s/>high mobility group box 2, HMGB1 <text:s/>- <text:s/>high mobility group box 1, B2M <text:s/>- <text:s/>beta-2-microglobulin, HIST1H2BA <text:s/>- <text:s/>histone cluster 1, h2ba, GMNN <text:s/>- <text:s/>geminin, dna replication inhibitor, HNRNPL <text:s/>- <text:s/>heterogeneous nuclear ribonucleoprotein l, HERPUD1 <text:s/>- <text:s/>homocysteine-inducible, endoplasmic reticulum stress-inducible, ubiquitin-like domain member 1, CTBP2 <text:s/>- <text:s/>c-terminal binding protein 2, KDM1A <text:s/>- <text:s/>lysine (k)-specific demethylase 1a, LFNG <text:s/>- <text:s/>lfng o-fucosylpeptide 3-beta-n-acetylglucosaminyltransferase, SIRT2 <text:s/>- <text:s/>sirtuin 2, HMGA2 <text:s/>- <text:s/>high mobility group at-hook 2, RARA <text:s/>- <text:s/>retinoic acid receptor, alpha, PPARG <text:s/>- <text:s/>peroxisome proliferator-activated receptor gamma, TRAF4 <text:s/>- <text:s/>tnf receptor-associated factor 4, CEBPG <text:s/>- <text:s/>ccaat/enhancer binding protein (c/ebp), gamma, SPPL3 <text:s/>- <text:s/>signal peptide peptidase like 3, FOXC1 <text:s/>- <text:s/>forkhead box c1, STMN1 <text:s/>- <text:s/>stathmin 1, EPB41 <text:s/>- <text:s/>erythrocyte membrane protein band 4.1 (elliptocytosis 1, rh-linked), BDNF <text:s/>- <text:s/>brain-derived neurotrophic factor, GATA3 <text:s/>- <text:s/>gata binding protein 3, BAMBI <text:s/>- <text:s/>bmp and activin membrane-bound inhibitor, DACT1 <text:s/>- <text:s/>dishevelled-binding antagonist of beta-catenin 1, TRAF2 <text:s/>- <text:s/>tnf receptor-associated factor 2, GSK3B <text:s/>- <text:s/>glycogen synthase kinase 3 beta, MYOCD <text:s/>- <text:s/>myocardin, ERCC2 <text:s/>- <text:s/>excision repair cross-complementing rodent repair deficiency, complementation group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569</text:p>
          </table:table-cell>
          <table:table-cell office:value-type="string" calcext:value-type="string">
            <text:p>covalent chromatin modification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394" calcext:value-type="float">
            <text:p>0.0394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387" calcext:value-type="float">
            <text:p>387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ZMYND8 <text:s/>- <text:s/>zinc finger, mynd-type containing 8, CHD6 <text:s/>- <text:s/>chromodomain helicase dna binding protein 6, CDK1 <text:s/>- <text:s/>cyclin-dependent kinase 1, PRDM5 <text:s/>- <text:s/>pr domain containing 5, EPC2 <text:s/>- <text:s/>enhancer of polycomb homolog 2 (drosophila), TAF5L <text:s/>- <text:s/>taf5-like rna polymerase ii, p300/cbp-associated factor (pcaf)-associated factor, 65kda, SIN3A <text:s/>- <text:s/>sin3 transcription regulator family member a, WHSC1L1 <text:s/>- <text:s/>wolf-hirschhorn syndrome candidate 1-like 1, BAHD1 <text:s/>- <text:s/>bromo adjacent homology domain containing 1, PHF1 <text:s/>- <text:s/>phd finger protein 1, KDM3B <text:s/>- <text:s/>lysine (k)-specific demethylase 3b, USP16 <text:s/>- <text:s/>ubiquitin specific peptidase 16, CBX8 <text:s/>- <text:s/>chromobox homolog 8, SETD3 <text:s/>- <text:s/>set domain containing 3, SIRT2 <text:s/>- <text:s/>sirtuin 2, TDRD3 <text:s/>- <text:s/>tudor domain containing 3, BRPF3 <text:s/>- <text:s/>bromodomain and phd finger containing, 3, HDAC4 <text:s/>- <text:s/>histone deacetylase 4, RPS6KA5 <text:s/>- <text:s/>ribosomal protein s6 kinase, 90kda, polypeptide 5, BRD8 <text:s/>- <text:s/>bromodomain containing 8, DPF3 <text:s/>- <text:s/>d4, zinc and double phd fingers, family 3, PER1 <text:s/>- <text:s/>period circadian clock 1, PADI3 <text:s/>- <text:s/>peptidyl arginine deiminase, type iii, KDM6A <text:s/>- <text:s/>lysine (k)-specific demethylase 6a, PER2 <text:s/>- <text:s/>period circadian clock 2, VRK1 <text:s/>- <text:s/>vaccinia related kinase 1, DEK <text:s/>- <text:s/>dek oncogene, PAF1 <text:s/>- <text:s/>paf1, rna polymerase ii associated factor, homolog (s. cerevisiae), TADA2B <text:s/>- <text:s/>transcriptional adaptor 2b, EZH2 <text:s/>- <text:s/>enhancer of zeste homolog 2 (drosophila), LDB1 <text:s/>- <text:s/>lim domain binding 1, AURKC <text:s/>- <text:s/>aurora kinase c, HDAC9 <text:s/>- <text:s/>histone deacetylase 9, KDM3A <text:s/>- <text:s/>lysine (k)-specific demethylase 3a, ELP4 <text:s/>- <text:s/>elongator acetyltransferase complex subunit 4, SUV420H2 <text:s/>- <text:s/>suppressor of variegation 4-20 homolog 2 (drosophila), SETD1A <text:s/>- <text:s/>set domain containing 1a, CRTC2 <text:s/>- <text:s/>creb regulated transcription coactivator 2, AURKA <text:s/>- <text:s/>aurora kinase a, SUZ12 <text:s/>- <text:s/>suz12 polycomb repressive complex 2 subunit, AURKB <text:s/>- <text:s/>aurora kinase b, JARID2 <text:s/>- <text:s/>jumonji, at rich interactive domain 2, HIST1H1D <text:s/>- <text:s/>histone cluster 1, h1d, HIST1H1C <text:s/>- <text:s/>histone cluster 1, h1c, HMG20A <text:s/>- <text:s/>high mobility group 20a, HMG20B <text:s/>- <text:s/>high mobility group 20b, EPC1 <text:s/>- <text:s/>enhancer of polycomb homolog 1 (drosophila), ARID1B <text:s/>- <text:s/>at rich interactive domain 1b (swi1-like), RCOR1 <text:s/>- <text:s/>rest corepressor 1, USP21 <text:s/>- <text:s/>ubiquitin specific peptidase 21, PRDM9 <text:s/>- <text:s/>pr domain containing 9, UBE2U <text:s/>- <text:s/>ubiquitin-conjugating enzyme e2u (putative), ING5 <text:s/>- <text:s/>inhibitor of growth family, member 5, UBN1 <text:s/>- <text:s/>ubinuclein 1, KDM4B <text:s/>- <text:s/>lysine (k)-specific demethylase 4b, KDM1A <text:s/>- <text:s/>lysine (k)-specific demethylase 1a, NAA60 <text:s/>- <text:s/>n(alpha)-acetyltransferase 60, natf catalytic subunit, HMGA2 <text:s/>- <text:s/>high mobility group at-hook 2, ACTL6B <text:s/>- <text:s/>actin-like 6b, RBL2 <text:s/>- <text:s/>retinoblastoma-like 2 (p130), JMJD1C <text:s/>- <text:s/>jumonji domain containing 1c, ASF1B <text:s/>- <text:s/>anti-silencing function 1b histone chaperone, PRDM2 <text:s/>- <text:s/>pr domain containing 2, with znf domain, DAXX <text:s/>- <text:s/>death-domain associated protein, MAP3K12 <text:s/>- <text:s/>mitogen-activated protein kinase kinase kinase 12, HMGN3 <text:s/>- <text:s/>high mobility group nucleosomal binding domain 3, ARID4A <text:s/>- <text:s/>at rich interactive domain 4a (rbp1-like), KANSL2 <text:s/>- <text:s/>kat8 regulatory nsl complex subunit 2, KDM4A <text:s/>- <text:s/>lysine (k)-specific demethylase 4a, RBBP4 <text:s/>- <text:s/>retinoblastoma binding protein 4, MBTD1 <text:s/>- <text:s/>mbt domain containing 1, C11orf30 <text:s/>- <text:s/>chromosome 11 open reading frame 30, SRCAP <text:s/>- <text:s/>snf2-related crebbp activator protein, RNF40 <text:s/>- <text:s/>ring finger protein 40, e3 ubiquitin protein ligase, CABIN1 <text:s/>- <text:s/>calcineurin binding protein 1, BRD3 <text:s/>- <text:s/>bromodomain containing 3, MBD3 <text:s/>- <text:s/>methyl-cpg binding domain protein 3, PRMT5 <text:s/>- <text:s/>protein arginine methyltransferase 5, HDAC1 <text:s/>- <text:s/>histone deacetylase 1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84</text:p>
          </table:table-cell>
          <table:table-cell office:value-type="string" calcext:value-type="string">
            <text:p>regulation of cell development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397" calcext:value-type="float">
            <text:p>0.0397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649" calcext:value-type="float">
            <text:p>649</text:p>
          </table:table-cell>
          <table:table-cell office:value-type="float" office:value="2003" calcext:value-type="float">
            <text:p>20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ZMYND8 <text:s/>- <text:s/>zinc finger, mynd-type containing 8, LRIG2 <text:s/>- <text:s/>leucine-rich repeats and immunoglobulin-like domains 2, MARK2 <text:s/>- <text:s/>map/microtubule affinity-regulating kinase 2, CDC20 <text:s/>- <text:s/>cell division cycle 20, ITM2C <text:s/>- <text:s/>integral membrane protein 2c, EMX1 <text:s/>- <text:s/>empty spiracles homeobox 1, CASZ1 <text:s/>- <text:s/>castor zinc finger 1, CDK1 <text:s/>- <text:s/>cyclin-dependent kinase 1, FN1 <text:s/>- <text:s/>fibronectin 1, KIF20B <text:s/>- <text:s/>kinesin family member 20b, PAX6 <text:s/>- <text:s/>paired box 6, LRRC16A <text:s/>- <text:s/>leucine rich repeat containing 16a, CDH2 <text:s/>- <text:s/>cadherin 2, type 1, n-cadherin (neuronal), ENC1 <text:s/>- <text:s/>ectodermal-neural cortex 1 (with btb domain), CXCL12 <text:s/>- <text:s/>chemokine (c-x-c motif) ligand 12, PBX1 <text:s/>- <text:s/>pre-b-cell leukemia homeobox 1, LGALS1 <text:s/>- <text:s/>lectin, galactoside-binding, soluble, 1, DBN1 <text:s/>- <text:s/>drebrin 1, SIRT2 <text:s/>- <text:s/>sirtuin 2, NUMBL <text:s/>- <text:s/>numb homolog (drosophila)-like, BDNF <text:s/>- <text:s/>brain-derived neurotrophic factor, SOX9 <text:s/>- <text:s/>sry (sex determining region y)-box 9, TRIM11 <text:s/>- <text:s/>tripartite motif containing 11, SYNGAP1 <text:s/>- <text:s/>synaptic ras gtpase activating protein 1, FOXG1 <text:s/>- <text:s/>forkhead box g1, PER2 <text:s/>- <text:s/>period circadian clock 2, HOXD3 <text:s/>- <text:s/>homeobox d3, BRINP2 <text:s/>- <text:s/>bone morphogenetic protein/retinoic acid inducible neural-specific 2, PAK3 <text:s/>- <text:s/>p21 protein (cdc42/rac)-activated kinase 3, IL6ST <text:s/>- <text:s/>interleukin 6 signal transducer (gp130, oncostatin m receptor), DUSP10 <text:s/>- <text:s/>dual specificity phosphatase 10, BMP6 <text:s/>- <text:s/>bone morphogenetic protein 6, ARNTL <text:s/>- <text:s/>aryl hydrocarbon receptor nuclear translocator-like, OLIG2 <text:s/>- <text:s/>oligodendrocyte lineage transcription factor 2, TRIB1 <text:s/>- <text:s/>tribbles homolog 1 (drosophila), ARHGEF7 <text:s/>- <text:s/>rho guanine nucleotide exchange factor (gef) 7, ISL1 <text:s/>- <text:s/>isl lim homeobox 1, EOMES <text:s/>- <text:s/>eomesodermin, KDM1A <text:s/>- <text:s/>lysine (k)-specific demethylase 1a, LRP8 <text:s/>- <text:s/>low density lipoprotein receptor-related protein 8, apolipoprotein e receptor, PPARG <text:s/>- <text:s/>peroxisome proliferator-activated receptor gamma, ADCYAP1 <text:s/>- <text:s/>adenylate cyclase activating polypeptide 1 (pituitary), POU3F2 <text:s/>- <text:s/>pou class 3 homeobox 2, TUBB2B <text:s/>- <text:s/>tubulin, beta 2b class iib, BARHL2 <text:s/>- <text:s/>barh-like homeobox 2, TNFSF11 <text:s/>- <text:s/>tumor necrosis factor (ligand) superfamily, member 11, NET1 <text:s/>- <text:s/>neuroepithelial cell transforming 1, HSPA5 <text:s/>- <text:s/>heat shock 70kda protein 5 (glucose-regulated protein, 78kda), TIAM1 <text:s/>- <text:s/>t-cell lymphoma invasion and metastasis 1, RRN3 <text:s/>- <text:s/>rrn3 rna polymerase i transcription factor homolog (s. cerevisiae), HES5 <text:s/>- <text:s/>hairy and enhancer of split 5 (drosophila), DSCAM <text:s/>- <text:s/>down syndrome cell adhesion molecule, HMGB2 <text:s/>- <text:s/>high mobility group box 2, SYT1 <text:s/>- <text:s/>synaptotagmin i, ATOH1 <text:s/>- <text:s/>atonal homolog 1 (drosophila), PTK2B <text:s/>- <text:s/>protein tyrosine kinase 2 beta, TLX3 <text:s/>- <text:s/>t-cell leukemia homeobox 3, RIMS2 <text:s/>- <text:s/>regulating synaptic membrane exocytosis 2, HDAC4 <text:s/>- <text:s/>histone deacetylase 4, ID1 <text:s/>- <text:s/>inhibitor of dna binding 1, dominant negative helix-loop-helix protein, DIXDC1 <text:s/>- <text:s/>dix domain containing 1, VIM <text:s/>- <text:s/>vimentin, SOX14 <text:s/>- <text:s/>sry (sex determining region y)-box 14, PPP2R1A <text:s/>- <text:s/>protein phosphatase 2, regulatory subunit a, alpha, WNT3 <text:s/>- <text:s/>wingless-type mmtv integration site family, member 3, CLDN5 <text:s/>- <text:s/>claudin 5, ID4 <text:s/>- <text:s/>inhibitor of dna binding 4, dominant negative helix-loop-helix protein, VLDLR <text:s/>- <text:s/>very low density lipoprotein receptor, SEMA4F <text:s/>- <text:s/>sema domain, immunoglobulin domain (ig), transmembrane domain (tm) and short cytoplasmic domain, (semaphorin) 4f, TRPV1 <text:s/>- <text:s/>transient receptor potential cation channel, subfamily v, member 1, NKX6-1 <text:s/>- <text:s/>nk6 homeobox 1, SLC45A3 <text:s/>- <text:s/>solute carrier family 45, member 3, OTP <text:s/>- <text:s/>orthopedia homeobox, EZH2 <text:s/>- <text:s/>enhancer of zeste homolog 2 (drosophila), HDAC9 <text:s/>- <text:s/>histone deacetylase 9, STK11 <text:s/>- <text:s/>serine/threonine kinase 11, KIT <text:s/>- <text:s/>v-kit hardy-zuckerman 4 feline sarcoma viral oncogene homolog, DDX56 <text:s/>- <text:s/>dead (asp-glu-ala-asp) box helicase 56, CDKL5 <text:s/>- <text:s/>cyclin-dependent kinase-like 5, TGIF2 <text:s/>- <text:s/>tgfb-induced factor homeobox 2, AURKA <text:s/>- <text:s/>aurora kinase a, HIF1A <text:s/>- <text:s/>hypoxia inducible factor 1, alpha subunit (basic helix-loop-helix transcription factor), LIN28A <text:s/>- <text:s/>lin-28 homolog a (c. elegans), EIF4ENIF1 <text:s/>- <text:s/>eukaryotic translation initiation factor 4e nuclear import factor 1, KIF14 <text:s/>- <text:s/>kinesin family member 14, CRKL <text:s/>- <text:s/>v-crk avian sarcoma virus ct10 oncogene homolog-like, PITX3 <text:s/>- <text:s/>paired-like homeodomain 3, DLX1 <text:s/>- <text:s/>distal-less homeobox 1, SHH <text:s/>- <text:s/>sonic hedgehog, DLX2 <text:s/>- <text:s/>distal-less homeobox 2, STAT3 <text:s/>- <text:s/>signal transducer and activator of transcription 3 (acute-phase response factor), HMG20A <text:s/>- <text:s/>high mobility group 20a, RTN4IP1 <text:s/>- <text:s/>reticulon 4 interacting protein 1, HMG20B <text:s/>- <text:s/>high mobility group 20b, B2M <text:s/>- <text:s/>beta-2-microglobulin, NFATC4 <text:s/>- <text:s/>nuclear factor of activated t-cells, cytoplasmic, calcineurin-dependent 4, SPAG9 <text:s/>- <text:s/>sperm associated antigen 9, NR2F1 <text:s/>- <text:s/>nuclear receptor subfamily 2, group f, member 1, NF2 <text:s/>- <text:s/>neurofibromin 2 (merlin), ASPM <text:s/>- <text:s/>asp (abnormal spindle) homolog, microcephaly associated (drosophila), NEUROG1 <text:s/>- <text:s/>neurogenin 1, RAP2A <text:s/>- <text:s/>rap2a, member of ras oncogene family, HEY2 <text:s/>- <text:s/>hairy/enhancer-of-split related with yrpw motif 2, SIX1 <text:s/>- <text:s/>six homeobox 1, MAP2K1 <text:s/>- <text:s/>mitogen-activated protein kinase kinase 1, FGF20 <text:s/>- <text:s/>fibroblast growth factor 20, RARA <text:s/>- <text:s/>retinoic acid receptor, alpha, CDK5RAP3 <text:s/>- <text:s/>cdk5 regulatory subunit associated protein 3, NEUROG3 <text:s/>- <text:s/>neurogenin 3, SFRP1 <text:s/>- <text:s/>secreted frizzled-related protein 1, GATA3 <text:s/>- <text:s/>gata binding protein 3, RAB11A <text:s/>- <text:s/>rab11a, member ras oncogene family, DNM2 <text:s/>- <text:s/>dynamin 2, ISL2 <text:s/>- <text:s/>isl lim homeobox 2, KDM4A <text:s/>- <text:s/>lysine (k)-specific demethylase 4a, EPHA7 <text:s/>- <text:s/>eph receptor a7, CCDC88A <text:s/>- <text:s/>coiled-coil domain containing 88a, LRRC4C <text:s/>- <text:s/>leucine rich repeat containing 4c, ERBB4 <text:s/>- <text:s/>v-erb-b2 avian erythroblastic leukemia viral oncogene homolog 4, RTN4 <text:s/>- <text:s/>reticulon 4, GSK3B <text:s/>- <text:s/>glycogen synthase kinase 3 beta, PRMT5 <text:s/>- <text:s/>protein arginine methyltransferase 5, THY1 <text:s/>- <text:s/>thy-1 cell surface antigen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445</text:p>
          </table:table-cell>
          <table:table-cell office:value-type="string" calcext:value-type="string">
            <text:p>regulation of oligodendrocyte progenitor proliferation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428" calcext:value-type="float">
            <text:p>0.0428</text:p>
          </table:table-cell>
          <table:table-cell office:value-type="float" office:value="6.97" calcext:value-type="float">
            <text:p>6.97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EMX1 <text:s/>- <text:s/>empty spiracles homeobox 1, ADCYAP1 <text:s/>- <text:s/>adenylate cyclase activating polypeptide 1 (pituitary), CDH2 <text:s/>- <text:s/>cadherin 2, type 1, n-cadherin (neuronal), SIRT2 <text:s/>- <text:s/>sirtu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2049</text:p>
          </table:table-cell>
          <table:table-cell office:value-type="string" calcext:value-type="string">
            <text:p>comma-shaped body morphogenesis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425" calcext:value-type="float">
            <text:p>0.0425</text:p>
          </table:table-cell>
          <table:table-cell office:value-type="float" office:value="6.97" calcext:value-type="float">
            <text:p>6.97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HES5 <text:s/>- <text:s/>hairy and enhancer of split 5 (drosophila), LHX1 <text:s/>- <text:s/>lim homeobox 1, PAX8 <text:s/>- <text:s/>paired box 8, PDGFRB <text:s/>- <text:s/>platelet-derived growth factor receptor, beta polypeptid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424" calcext:value-type="float">
            <text:p>0.0424</text:p>
          </table:table-cell>
          <table:table-cell office:value-type="float" office:value="1.11" calcext:value-type="float">
            <text:p>1.11</text:p>
          </table:table-cell>
          <table:table-cell office:value-type="float" office:value="13954" calcext:value-type="float">
            <text:p>13954</text:p>
          </table:table-cell>
          <table:table-cell office:value-type="float" office:value="3908" calcext:value-type="float">
            <text:p>3908</text:p>
          </table:table-cell>
          <table:table-cell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[ZMYND8 <text:s/>- <text:s/>zinc finger, mynd-type containing 8, DNAJB14 <text:s/>- <text:s/>dnaj (hsp40) homolog, subfamily b, member 14, KIF20B <text:s/>- <text:s/>kinesin family member 20b, CEP89 <text:s/>- <text:s/>centrosomal protein 89kda, LRRC16A <text:s/>- <text:s/>leucine rich repeat containing 16a, FBXO18 <text:s/>- <text:s/>f-box protein, helicase, 18, FAM73B <text:s/>- <text:s/>family with sequence similarity 73, member b, SEPT4 <text:s/>- <text:s/>septin 4, GRHL2 <text:s/>- <text:s/>grainyhead-like 2 (drosophila), CDC42BPG <text:s/>- <text:s/>cdc42 binding protein kinase gamma (dmpk-like), ACACA <text:s/>- <text:s/>acetyl-coa carboxylase alpha, LFNG <text:s/>- <text:s/>lfng o-fucosylpeptide 3-beta-n-acetylglucosaminyltransferase, GCHFR <text:s/>- <text:s/>gtp cyclohydrolase i feedback regulator, GCH1 <text:s/>- <text:s/>gtp cyclohydrolase 1, YWHAQ <text:s/>- <text:s/>tyrosine 3-monooxygenase/tryptophan 5-monooxygenase activation protein, theta polypeptide, KIF27 <text:s/>- <text:s/>kinesin family member 27, CDC42EP4 <text:s/>- <text:s/>cdc42 effector protein (rho gtpase binding) 4, CPT1A <text:s/>- <text:s/>carnitine palmitoyltransferase 1a (liver), MAEL <text:s/>- <text:s/>maelstrom spermatogenic transposon silencer, ACAT1 <text:s/>- <text:s/>acetyl-coa acetyltransferase 1, BRD8 <text:s/>- <text:s/>bromodomain containing 8, PLK1 <text:s/>- <text:s/>polo-like kinase 1, PLP1 <text:s/>- <text:s/>proteolipid protein 1, SOX9 <text:s/>- <text:s/>sry (sex determining region y)-box 9, NPHP4 <text:s/>- <text:s/>nephronophthisis 4, CLDN14 <text:s/>- <text:s/>claudin 14, ECSIT <text:s/>- <text:s/>ecsit signalling integrator, DPF3 <text:s/>- <text:s/>d4, zinc and double phd fingers, family 3, LPL <text:s/>- <text:s/>lipoprotein lipase, SOX1 <text:s/>- <text:s/>sry (sex determining region y)-box 1, CCNB1IP1 <text:s/>- <text:s/>cyclin b1 interacting protein 1, e3 ubiquitin protein ligase, ADAMTS20 <text:s/>- <text:s/>adam metallopeptidase with thrombospondin type 1 motif, 20, ORC3 <text:s/>- <text:s/>origin recognition complex, subunit 3, CCDC63 <text:s/>- <text:s/>coiled-coil domain containing 63, SON <text:s/>- <text:s/>son dna binding protein, POLD4 <text:s/>- <text:s/>polymerase (dna-directed), delta 4, accessory subunit, BCAR1 <text:s/>- <text:s/>breast cancer anti-estrogen resistance 1, RAB40C <text:s/>- <text:s/>rab40c, member ras oncogene family, LEMD3 <text:s/>- <text:s/>lem domain containing 3, LIPA <text:s/>- <text:s/>lipase a, lysosomal acid, cholesterol esterase, DOCK10 <text:s/>- <text:s/>dedicator of cytokinesis 10, LMAN1 <text:s/>- <text:s/>lectin, mannose-binding, 1, KRT19 <text:s/>- <text:s/>keratin 19, GLUL <text:s/>- <text:s/>glutamate-ammonia ligase, SNRPD2 <text:s/>- <text:s/>small nuclear ribonucleoprotein d2 polypeptide 16.5kda, HIST3H3 <text:s/>- <text:s/>histone cluster 3, h3, PIH1D3 <text:s/>- <text:s/>pih1 domain containing 3, DYSF <text:s/>- <text:s/>dysferlin, limb girdle muscular dystrophy 2b (autosomal recessive), SNCA <text:s/>- <text:s/>synuclein, alpha (non a4 component of amyloid precursor), GLS <text:s/>- <text:s/>glutaminase, TBPL1 <text:s/>- <text:s/>tbp-like 1, MRPS30 <text:s/>- <text:s/>mitochondrial ribosomal protein s30, TP53INP2 <text:s/>- <text:s/>tumor protein p53 inducible nuclear protein 2, CNN3 <text:s/>- <text:s/>calponin 3, acidic, NAA60 <text:s/>- <text:s/>n(alpha)-acetyltransferase 60, natf catalytic subunit, CNN2 <text:s/>- <text:s/>calponin 2, ACTL6B <text:s/>- <text:s/>actin-like 6b, POLRMT <text:s/>- <text:s/>polymerase (rna) mitochondrial (dna directed), SSBP3 <text:s/>- <text:s/>single stranded dna binding protein 3, ADD3 <text:s/>- <text:s/>adducin 3 (gamma), ATCAY <text:s/>- <text:s/>ataxia, cerebellar, cayman type, STMN1 <text:s/>- <text:s/>stathmin 1, ADCYAP1 <text:s/>- <text:s/>adenylate cyclase activating polypeptide 1 (pituitary), SNX7 <text:s/>- <text:s/>sorting nexin 7, MID1IP1 <text:s/>- <text:s/>mid1 interacting protein 1, ONECUT2 <text:s/>- <text:s/>one cut homeobox 2, SRCAP <text:s/>- <text:s/>snf2-related crebbp activator protein, KIF23 <text:s/>- <text:s/>kinesin family member 23, SLC22A1 <text:s/>- <text:s/>solute carrier family 22 (organic cation transporter), member 1, POLA1 <text:s/>- <text:s/>polymerase (dna directed), alpha 1, catalytic subunit, PDZD7 <text:s/>- <text:s/>pdz domain containing 7, COL27A1 <text:s/>- <text:s/>collagen, type xxvii, alpha 1, LAMB3 <text:s/>- <text:s/>laminin, beta 3, HSD17B8 <text:s/>- <text:s/>hydroxysteroid (17-beta) dehydrogenase 8, VASH2 <text:s/>- <text:s/>vasohibin 2, AP2A1 <text:s/>- <text:s/>adaptor-related protein complex 2, alpha 1 subunit, CHD6 <text:s/>- <text:s/>chromodomain helicase dna binding protein 6, POLR1B <text:s/>- <text:s/>polymerase (rna) i polypeptide b, 128kda, FAM126A <text:s/>- <text:s/>family with sequence similarity 126, member a, PRDM5 <text:s/>- <text:s/>pr domain containing 5, CXorf27 <text:s/>- <text:s/>chromosome x open reading frame 27, SYT1 <text:s/>- <text:s/>synaptotagmin i, ATG4A <text:s/>- <text:s/>autophagy related 4a, cysteine peptidase, KIF5B <text:s/>- <text:s/>kinesin family member 5b, PRIM1 <text:s/>- <text:s/>primase, dna, polypeptide 1 (49kda), VPS35 <text:s/>- <text:s/>vacuolar protein sorting 35 homolog (s. cerevisiae), CTH <text:s/>- <text:s/>cystathionase (cystathionine gamma-lyase), SUN2 <text:s/>- <text:s/>sad1 and unc84 domain containing 2, HSD17B12 <text:s/>- <text:s/>hydroxysteroid (17-beta) dehydrogenase 12, CENPI <text:s/>- <text:s/>centromere protein i, RAD54B <text:s/>- <text:s/>rad54 homolog b (s. cerevisiae), SETD3 <text:s/>- <text:s/>set domain containing 3, AIMP2 <text:s/>- <text:s/>aminoacyl trna synthetase complex-interacting multifunctional protein 2, CTSL <text:s/>- <text:s/>cathepsin l, STXBP1 <text:s/>- <text:s/>syntaxin binding protein 1, PPIL2 <text:s/>- <text:s/>peptidylprolyl isomerase (cyclophilin)-like 2, STX5 <text:s/>- <text:s/>syntaxin 5, CCDC151 <text:s/>- <text:s/>coiled-coil domain containing 151, UBE2C <text:s/>- <text:s/>ubiquitin-conjugating enzyme e2c, USP30 <text:s/>- <text:s/>ubiquitin specific peptidase 30, PPP2R1A <text:s/>- <text:s/>protein phosphatase 2, regulatory subunit a, alpha, SBDS <text:s/>- <text:s/>shwachman-bodian-diamond syndrome, KPNB1 <text:s/>- <text:s/>karyopherin (importin) beta 1, LIPG <text:s/>- <text:s/>lipase, endothelial, CTSV <text:s/>- <text:s/>cathepsin v, FGD6 <text:s/>- <text:s/>fyve, rhogef and ph domain containing 6, TRAPPC12 <text:s/>- <text:s/>trafficking protein particle complex 12, DEK <text:s/>- <text:s/>dek oncogene, TCTN2 <text:s/>- <text:s/>tectonic family member 2, STC1 <text:s/>- <text:s/>stanniocalcin 1, AURKC <text:s/>- <text:s/>aurora kinase c, TUBA1C <text:s/>- <text:s/>tubulin, alpha 1c, STK11 <text:s/>- <text:s/>serine/threonine kinase 11, SUV420H2 <text:s/>- <text:s/>suppressor of variegation 4-20 homolog 2 (drosophila), PEX16 <text:s/>- <text:s/>peroxisomal biogenesis factor 16, KIT <text:s/>- <text:s/>v-kit hardy-zuckerman 4 feline sarcoma viral oncogene homolog, NEK7 <text:s/>- <text:s/>nima-related kinase 7, FZD2 <text:s/>- <text:s/>frizzled family receptor 2, AURKA <text:s/>- <text:s/>aurora kinase a, MRPL37 <text:s/>- <text:s/>mitochondrial ribosomal protein l37, RAB33A <text:s/>- <text:s/>rab33a, member ras oncogene family, TDRKH <text:s/>- <text:s/>tudor and kh domain containing, MRPL51 <text:s/>- <text:s/>mitochondrial ribosomal protein l51, JUN <text:s/>- <text:s/>jun proto-oncogene, JARID2 <text:s/>- <text:s/>jumonji, at rich interactive domain 2, STAT3 <text:s/>- <text:s/>signal transducer and activator of transcription 3 (acute-phase response factor), IFT27 <text:s/>- <text:s/>intraflagellar transport 27 homolog (chlamydomonas), FMNL2 <text:s/>- <text:s/>formin-like 2, ALDOB <text:s/>- <text:s/>aldolase b, fructose-bisphosphate, NRXN2 <text:s/>- <text:s/>neurexin 2, ELAC2 <text:s/>- <text:s/>elac ribonuclease z 2, ING5 <text:s/>- <text:s/>inhibitor of growth family, member 5, SLC25A33 <text:s/>- <text:s/>solute carrier family 25 (pyrimidine nucleotide carrier), member 33, ASPM <text:s/>- <text:s/>asp (abnormal spindle) homolog, microcephaly associated (drosophila), NHP2 <text:s/>- <text:s/>nhp2 ribonucleoprotein, HMGA2 <text:s/>- <text:s/>high mobility group at-hook 2, DSTN <text:s/>- <text:s/>destrin (actin depolymerizing factor), TRIP10 <text:s/>- <text:s/>thyroid hormone receptor interactor 10, ASF1B <text:s/>- <text:s/>anti-silencing function 1b histone chaperone, TRIM59 <text:s/>- <text:s/>tripartite motif containing 59, GTF3C5 <text:s/>- <text:s/>general transcription factor iiic, polypeptide 5, 63kda, GATA3 <text:s/>- <text:s/>gata binding protein 3, HMGN3 <text:s/>- <text:s/>high mobility group nucleosomal binding domain 3, MYH14 <text:s/>- <text:s/>myosin, heavy chain 14, non-muscle, CISD2 <text:s/>- <text:s/>cdgsh iron sulfur domain 2, GLRA3 <text:s/>- <text:s/>glycine receptor, alpha 3, PRKCZ <text:s/>- <text:s/>protein kinase c, zeta, SAMM50 <text:s/>- <text:s/>samm50 sorting and assembly machinery component, CCDC88A <text:s/>- <text:s/>coiled-coil domain containing 88a, NUP214 <text:s/>- <text:s/>nucleoporin 214kda, SLC25A6 <text:s/>- <text:s/>solute carrier family 25 (mitochondrial carrier; adenine nucleotide translocator), member 6, BRD3 <text:s/>- <text:s/>bromodomain containing 3, SLC25A4 <text:s/>- <text:s/>solute carrier family 25 (mitochondrial carrier; adenine nucleotide translocator), member 4, GAS8 <text:s/>- <text:s/>growth arrest-specific 8, KCNA7 <text:s/>- <text:s/>potassium voltage-gated channel, shaker-related subfamily, member 7, MTO1 <text:s/>- <text:s/>mitochondrial trna translation optimization 1, PRKAR1A <text:s/>- <text:s/>protein kinase, camp-dependent, regulatory, type i, alpha, ANK3 <text:s/>- <text:s/>ankyrin 3, node of ranvier (ankyrin g), DEDD2 <text:s/>- <text:s/>death effector domain containing 2, PHLDB2 <text:s/>- <text:s/>pleckstrin homology-like domain, family b, member 2, ATXN2L <text:s/>- <text:s/>ataxin 2-like, ZNF385A <text:s/>- <text:s/>zinc finger protein 385a, BRWD3 <text:s/>- <text:s/>bromodomain and wd repeat domain containing 3, MIP <text:s/>- <text:s/>major intrinsic protein of lens fiber, SIN3A <text:s/>- <text:s/>sin3 transcription regulator family member a, RAB8B <text:s/>- <text:s/>rab8b, member ras oncogene family, CXCL12 <text:s/>- <text:s/>chemokine (c-x-c motif) ligand 12, MID1 <text:s/>- <text:s/>midline 1 (opitz/bbb syndrome), TMEM33 <text:s/>- <text:s/>transmembrane protein 33, MLH1 <text:s/>- <text:s/>mutl homolog 1, colon cancer, nonpolyposis type 2 (e. coli), KDM3B <text:s/>- <text:s/>lysine (k)-specific demethylase 3b, WHAMM <text:s/>- <text:s/>was protein homolog associated with actin, golgi membranes and microtubules, TBC1D10A <text:s/>- <text:s/>tbc1 domain family, member 10a, CYTH2 <text:s/>- <text:s/>cytohesin 2, FOPNL <text:s/>- <text:s/>fgfr1op n-terminal like, CBX8 <text:s/>- <text:s/>chromobox homolog 8, DBN1 <text:s/>- <text:s/>drebrin 1, MAP7D3 <text:s/>- <text:s/>map7 domain containing 3, CHP1 <text:s/>- <text:s/>calcineurin-like ef-hand protein 1, BRIP1 <text:s/>- <text:s/>brca1 interacting protein c-terminal helicase 1, NUMBL <text:s/>- <text:s/>numb homolog (drosophila)-like, RPS6KA5 <text:s/>- <text:s/>ribosomal protein s6 kinase, 90kda, polypeptide 5, BOLA2B <text:s/>- <text:s/>bola homolog 2b (e. coli), PADI3 <text:s/>- <text:s/>peptidyl arginine deiminase, type iii, CADM2 <text:s/>- <text:s/>cell adhesion molecule 2, CHEK2 <text:s/>- <text:s/>checkpoint kinase 2, GOLPH3L <text:s/>- <text:s/>golgi phosphoprotein 3-like, RAB11B <text:s/>- <text:s/>rab11b, member ras oncogene family, PAK3 <text:s/>- <text:s/>p21 protein (cdc42/rac)-activated kinase 3, ZMYM5 <text:s/>- <text:s/>zinc finger, mym-type 5, ERMN <text:s/>- <text:s/>ermin, erm-like protein, HIST1H2BB <text:s/>- <text:s/>histone cluster 1, h2bb, ZMYM3 <text:s/>- <text:s/>zinc finger, mym-type 3, H2AFZ <text:s/>- <text:s/>h2a histone family, member z, H2AFX <text:s/>- <text:s/>h2a histone family, member x, HIST1H2AD <text:s/>- <text:s/>histone cluster 1, h2ad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SKA2 <text:s/>- <text:s/>spindle and kinetochore associated complex subunit 2, BUB3 <text:s/>- <text:s/>bub3 mitotic checkpoint protein, HIST1H2BA <text:s/>- <text:s/>histone cluster 1, h2ba, ARID1B <text:s/>- <text:s/>at rich interactive domain 1b (swi1-like), BTG2 <text:s/>- <text:s/>btg family, member 2, BRWD1 <text:s/>- <text:s/>bromodomain and wd repeat domain containing 1, FAM160A2 <text:s/>- <text:s/>family with sequence similarity 160, member a2, TICRR <text:s/>- <text:s/>topbp1-interacting checkpoint and replication regulator, PCNT <text:s/>- <text:s/>pericentrin, RAB8A <text:s/>- <text:s/>rab8a, member ras oncogene family, PCNA <text:s/>- <text:s/>proliferating cell nuclear antigen, PRDM2 <text:s/>- <text:s/>pr domain containing 2, with znf domain, S100B <text:s/>- <text:s/>s100 calcium binding protein b, DAXX <text:s/>- <text:s/>death-domain associated protein, MAP3K12 <text:s/>- <text:s/>mitogen-activated protein kinase kinase kinase 12, ISCA2 <text:s/>- <text:s/>iron-sulfur cluster assembly 2, FAM161A <text:s/>- <text:s/>family with sequence similarity 161, member a, TUBB2B <text:s/>- <text:s/>tubulin, beta 2b class iib, HGS <text:s/>- <text:s/>hepatocyte growth factor-regulated tyrosine kinase substrate, PLA2G16 <text:s/>- <text:s/>phospholipase a2, group xvi, MBD3 <text:s/>- <text:s/>methyl-cpg binding domain protein 3, HDAC1 <text:s/>- <text:s/>histone deacetylase 1, KAT7 <text:s/>- <text:s/>k(lysine) acetyltransferase 7, ATP2A1 <text:s/>- <text:s/>atpase, ca++ transporting, cardiac muscle, fast twitch 1, CCNB2 <text:s/>- <text:s/>cyclin b2, CCNE2 <text:s/>- <text:s/>cyclin e2, EPC2 <text:s/>- <text:s/>enhancer of polycomb homolog 2 (drosophila), ATP2A2 <text:s/>- <text:s/>atpase, ca++ transporting, cardiac muscle, slow twitch 2, TCTN3 <text:s/>- <text:s/>tectonic family member 3, DNAAF3 <text:s/>- <text:s/>dynein, axonemal, assembly factor 3, NLGN2 <text:s/>- <text:s/>neuroligin 2, GOLGA2 <text:s/>- <text:s/>golgin a2, DSCAM <text:s/>- <text:s/>down syndrome cell adhesion molecule, XPO1 <text:s/>- <text:s/>exportin 1 (crm1 homolog, yeast), GOLGB1 <text:s/>- <text:s/>golgin b1, TTLL3 <text:s/>- <text:s/>tubulin tyrosine ligase-like family, member 3, BAHD1 <text:s/>- <text:s/>bromo adjacent homology domain containing 1, ATP1B1 <text:s/>- <text:s/>atpase, na+/k+ transporting, beta 1 polypeptide, WNT8B <text:s/>- <text:s/>wingless-type mmtv integration site family, member 8b, MARK3 <text:s/>- <text:s/>map/microtubule affinity-regulating kinase 3, KIAA1377 <text:s/>- <text:s/>kiaa1377, C15orf43 <text:s/>- <text:s/>chromosome 15 open reading frame 43, PHF1 <text:s/>- <text:s/>phd finger protein 1, RERE <text:s/>- <text:s/>arginine-glutamic acid dipeptide (re) repeats, SEC31A <text:s/>- <text:s/>sec31 homolog a (s. cerevisiae), PEX7 <text:s/>- <text:s/>peroxisomal biogenesis factor 7, IMMP1L <text:s/>- <text:s/>imp1 inner mitochondrial membrane peptidase-like (s. cerevisiae), PLIN5 <text:s/>- <text:s/>perilipin 5, SLC2A1 <text:s/>- <text:s/>solute carrier family 2 (facilitated glucose transporter), member 1, WNT3 <text:s/>- <text:s/>wingless-type mmtv integration site family, member 3, ARHGAP21 <text:s/>- <text:s/>rho gtpase activating protein 21, SPDYA <text:s/>- <text:s/>speedy/ringo cell cycle regulator family member a, PER1 <text:s/>- <text:s/>period circadian clock 1, ANO4 <text:s/>- <text:s/>anoctamin 4, DSPP <text:s/>- <text:s/>dentin sialophosphoprotein, MCM4 <text:s/>- <text:s/>minichromosome maintenance complex component 4, MCM3 <text:s/>- <text:s/>minichromosome maintenance complex component 3, VRK1 <text:s/>- <text:s/>vaccinia related kinase 1, TRPV1 <text:s/>- <text:s/>transient receptor potential cation channel, subfamily v, member 1, MCM5 <text:s/>- <text:s/>minichromosome maintenance complex component 5, PI4K2A <text:s/>- <text:s/>phosphatidylinositol 4-kinase type 2 alpha, SHC1 <text:s/>- <text:s/>shc (src homology 2 domain containing) transforming protein 1, PNPT1 <text:s/>- <text:s/>polyribonucleotide nucleotidyltransferase 1, DLG1 <text:s/>- <text:s/>discs, large homolog 1 (drosophila), GRWD1 <text:s/>- <text:s/>glutamate-rich wd repeat containing 1, SHH <text:s/>- <text:s/>sonic hedgehog, LUC7L2 <text:s/>- <text:s/>luc7-like 2 (s. cerevisiae), RSPH1 <text:s/>- <text:s/>radial spoke head 1 homolog (chlamydomonas), LRP6 <text:s/>- <text:s/>low density lipoprotein receptor-related protein 6, DHCR24 <text:s/>- <text:s/>24-dehydrocholesterol reductase, LUM <text:s/>- <text:s/>lumican, SPAG9 <text:s/>- <text:s/>sperm associated antigen 9, PLEKHF1 <text:s/>- <text:s/>pleckstrin homology domain containing, family f (with fyve domain) member 1, GPX4 <text:s/>- <text:s/>glutathione peroxidase 4, STIL <text:s/>- <text:s/>scl/tal1 interrupting locus, COG2 <text:s/>- <text:s/>component of oligomeric golgi complex 2, BRSK2 <text:s/>- <text:s/>br serine/threonine kinase 2, NID2 <text:s/>- <text:s/>nidogen 2 (osteonidogen), SIPA1 <text:s/>- <text:s/>signal-induced proliferation-associated 1, TAF1B <text:s/>- <text:s/>tata box binding protein (tbp)-associated factor, rna polymerase i, b, 63kda, DYNC1H1 <text:s/>- <text:s/>dynein, cytoplasmic 1, heavy chain 1, MARCKS <text:s/>- <text:s/>myristoylated alanine-rich protein kinase c substrate, SF1 <text:s/>- <text:s/>splicing factor 1, DNM2 <text:s/>- <text:s/>dynamin 2, SMAD2 <text:s/>- <text:s/>smad family member 2, SRSF6 <text:s/>- <text:s/>serine/arginine-rich splicing factor 6, M6PR <text:s/>- <text:s/>mannose-6-phosphate receptor (cation dependent), DMP1 <text:s/>- <text:s/>dentin matrix acidic phosphoprotein 1, PPP6R3 <text:s/>- <text:s/>protein phosphatase 6, regulatory subunit 3, SLX1A <text:s/>- <text:s/>slx1 structure-specific endonuclease subunit homolog a (s. cerevisiae), BCL2L1 <text:s/>- <text:s/>bcl2-like 1, HIST1H2BJ <text:s/>- <text:s/>histone cluster 1, h2bj, HIST1H2AG <text:s/>- <text:s/>histone cluster 1, h2ag, KIF18B <text:s/>- <text:s/>kinesin family member 18b, GSK3B <text:s/>- <text:s/>glycogen synthase kinase 3 beta, H1FX <text:s/>- <text:s/>h1 histone family, member x, SH3BGR <text:s/>- <text:s/>sh3 domain binding glutamic acid-rich protein, ITSN1 <text:s/>- <text:s/>intersectin 1 (sh3 domain protein), SH3GL1 <text:s/>- <text:s/>sh3-domain grb2-like 1, MAPRE1 <text:s/>- <text:s/>microtubule-associated protein, rp/eb family, member 1, BNIP3 <text:s/>- <text:s/>bcl2/adenovirus e1b 19kda interacting protein 3, MARK2 <text:s/>- <text:s/>map/microtubule affinity-regulating kinase 2, BNIP3L <text:s/>- <text:s/>bcl2/adenovirus e1b 19kda interacting protein 3-like, STRA13 <text:s/>- <text:s/>stimulated by retinoic acid 13, MAEA <text:s/>- <text:s/>macrophage erythroblast attacher, APC2 <text:s/>- <text:s/>adenomatosis polyposis coli 2, GORAB <text:s/>- <text:s/>golgin, rab6-interacting, RFX2 <text:s/>- <text:s/>regulatory factor x, 2 (influences hla class ii expression), WHSC1L1 <text:s/>- <text:s/>wolf-hirschhorn syndrome candidate 1-like 1, TRAPPC6A <text:s/>- <text:s/>trafficking protein particle complex 6a, RACGAP1 <text:s/>- <text:s/>rac gtpase activating protein 1, EPAS1 <text:s/>- <text:s/>endothelial pas domain protein 1, RECQL <text:s/>- <text:s/>recq protein-like (dna helicase q1-like), WASF2 <text:s/>- <text:s/>was protein family, member 2, NAP1L4 <text:s/>- <text:s/>nucleosome assembly protein 1-like 4, SIRT2 <text:s/>- <text:s/>sirtuin 2, SPC24 <text:s/>- <text:s/>spc24, ndc80 kinetochore complex component, TDRD3 <text:s/>- <text:s/>tudor domain containing 3, ATG9A <text:s/>- <text:s/>autophagy related 9a, BFSP1 <text:s/>- <text:s/>beaded filament structural protein 1, filensin, STMN4 <text:s/>- <text:s/>stathmin-like 4, TPX2 <text:s/>- <text:s/>tpx2, microtubule-associated, BDNF <text:s/>- <text:s/>brain-derived neurotrophic factor, PPP1R12A <text:s/>- <text:s/>protein phosphatase 1, regulatory subunit 12a, BLM <text:s/>- <text:s/>bloom syndrome, recq helicase-like, GRHL1 <text:s/>- <text:s/>grainyhead-like 1 (drosophila), SYNGAP1 <text:s/>- <text:s/>synaptic ras gtpase activating protein 1, TTK <text:s/>- <text:s/>ttk protein kinase, HIST3H2BB <text:s/>- <text:s/>histone cluster 3, h2bb, PER2 <text:s/>- <text:s/>period circadian clock 2, LDB1 <text:s/>- <text:s/>lim domain binding 1, CEP152 <text:s/>- <text:s/>centrosomal protein 152kda, MRPS36 <text:s/>- <text:s/>mitochondrial ribosomal protein s36, EIF5 <text:s/>- <text:s/>eukaryotic translation initiation factor 5, MYO1E <text:s/>- <text:s/>myosin ie, TRDN <text:s/>- <text:s/>triadin, TOPORS <text:s/>- <text:s/>topoisomerase i binding, arginine/serine-rich, e3 ubiquitin protein ligase, CRTC2 <text:s/>- <text:s/>creb regulated transcription coactivator 2, ABCA7 <text:s/>- <text:s/>atp-binding cassette, sub-family a (abc1), member 7, GGCT <text:s/>- <text:s/>gamma-glutamylcyclotransferase, NDE1 <text:s/>- <text:s/>nude neurodevelopment protein 1, ICAM4 <text:s/>- <text:s/>intercellular adhesion molecule 4 (landsteiner-wiener blood group), CENPM <text:s/>- <text:s/>centromere protein m, MYRF <text:s/>- <text:s/>myelin regulatory factor, ARHGEF7 <text:s/>- <text:s/>rho guanine nucleotide exchange factor (gef) 7, MYH10 <text:s/>- <text:s/>myosin, heavy chain 10, non-muscle, MIS12 <text:s/>- <text:s/>mis12 kinetochore complex component, FMNL1 <text:s/>- <text:s/>formin-like 1, SNX11 <text:s/>- <text:s/>sorting nexin 11, C21orf2 <text:s/>- <text:s/>chromosome 21 open reading frame 2, CCNA1 <text:s/>- <text:s/>cyclin a1, STX6 <text:s/>- <text:s/>syntaxin 6, PRDM9 <text:s/>- <text:s/>pr domain containing 9, UBE2U <text:s/>- <text:s/>ubiquitin-conjugating enzyme e2u (putative), UBN1 <text:s/>- <text:s/>ubinuclein 1, KDM4B <text:s/>- <text:s/>lysine (k)-specific demethylase 4b, CELSR3 <text:s/>- <text:s/>cadherin, egf lag seven-pass g-type receptor 3, KDM1A <text:s/>- <text:s/>lysine (k)-specific demethylase 1a, INO80B <text:s/>- <text:s/>ino80 complex subunit b, TSPAN5 <text:s/>- <text:s/>tetraspanin 5, TNS1 <text:s/>- <text:s/>tensin 1, SH3BGRL3 <text:s/>- <text:s/>sh3 domain binding glutamic acid-rich protein like 3, TMEM108 <text:s/>- <text:s/>transmembrane protein 108, BUB1 <text:s/>- <text:s/>bub1 mitotic checkpoint serine/threonine kinase, NUBP2 <text:s/>- <text:s/>nucleotide binding protein 2, HIST3H2A <text:s/>- <text:s/>histone cluster 3, h2a, SPRY3 <text:s/>- <text:s/>sprouty homolog 3 (drosophila), SPRY2 <text:s/>- <text:s/>sprouty homolog 2 (drosophila), KCTD9 <text:s/>- <text:s/>potassium channel tetramerization domain containing 9, HELB <text:s/>- <text:s/>helicase (dna) b, WDTC1 <text:s/>- <text:s/>wd and tetratricopeptide repeats 1, KIF20A <text:s/>- <text:s/>kinesin family member 20a, C11orf30 <text:s/>- <text:s/>chromosome 11 open reading frame 30, MBTD1 <text:s/>- <text:s/>mbt domain containing 1, AP3D1 <text:s/>- <text:s/>adaptor-related protein complex 3, delta 1 subunit, AKAP8 <text:s/>- <text:s/>a kinase (prka) anchor protein 8, TRAF2 <text:s/>- <text:s/>tnf receptor-associated factor 2, SKAP2 <text:s/>- <text:s/>src kinase associated phosphoprotein 2, TPSAB1 <text:s/>- <text:s/>tryptase alpha/beta 1, SIGMAR1 <text:s/>- <text:s/>sigma non-opioid intracellular receptor 1, BLOC1S3 <text:s/>- <text:s/>biogenesis of lysosomal organelles complex-1, subunit 3, CAPZA2 <text:s/>- <text:s/>capping protein (actin filament) muscle z-line, alpha 2, HES5 <text:s/>- <text:s/>hairy and enhancer of split 5 (drosophila), MTR <text:s/>- <text:s/>5-methyltetrahydrofolate-homocysteine methyltransferase, ACOT8 <text:s/>- <text:s/>acyl-coa thioesterase 8, TTLL5 <text:s/>- <text:s/>tubulin tyrosine ligase-like family, member 5, HMGN1 <text:s/>- <text:s/>high mobility group nucleosome binding domain 1, ARHGAP26 <text:s/>- <text:s/>rho gtpase activating protein 26, HMGB2 <text:s/>- <text:s/>high mobility group box 2, FANCA <text:s/>- <text:s/>fanconi anemia, complementation group a, HMGB1 <text:s/>- <text:s/>high mobility group box 1, BCL2L11 <text:s/>- <text:s/>bcl2-like 11 (apoptosis facilitator), TIMM10 <text:s/>- <text:s/>translocase of inner mitochondrial membrane 10 homolog (yeast), FANCD2 <text:s/>- <text:s/>fanconi anemia, complementation group d2, PTK2B <text:s/>- <text:s/>protein tyrosine kinase 2 beta, TNKS <text:s/>- <text:s/>tankyrase, trf1-interacting ankyrin-related adp-ribose polymerase, TACC3 <text:s/>- <text:s/>transforming, acidic coiled-coil containing protein 3, AGO1 <text:s/>- <text:s/>argonaute risc catalytic component 1, CAPZB <text:s/>- <text:s/>capping protein (actin filament) muscle z-line, beta, RPA2 <text:s/>- <text:s/>replication protein a2, 32kda, ZBTB48 <text:s/>- <text:s/>zinc finger and btb domain containing 48, COA3 <text:s/>- <text:s/>cytochrome c oxidase assembly factor 3, POGZ <text:s/>- <text:s/>pogo transposable element with znf domain, ATG2A <text:s/>- <text:s/>autophagy related 2a, VAMP4 <text:s/>- <text:s/>vesicle-associated membrane protein 4, ETV6 <text:s/>- <text:s/>ets variant 6, HK2 <text:s/>- <text:s/>hexokinase 2, VIM <text:s/>- <text:s/>vimentin, MRPS12 <text:s/>- <text:s/>mitochondrial ribosomal protein s12, LAMTOR1 <text:s/>- <text:s/>late endosomal/lysosomal adaptor, mapk and mtor activator 1, CHAF1A <text:s/>- <text:s/>chromatin assembly factor 1, subunit a (p150), VLDLR <text:s/>- <text:s/>very low density lipoprotein receptor, KDM6A <text:s/>- <text:s/>lysine (k)-specific demethylase 6a, UVRAG <text:s/>- <text:s/>uv radiation resistance associated, MSX1 <text:s/>- <text:s/>msh homeobox 1, EZH2 <text:s/>- <text:s/>enhancer of zeste homolog 2 (drosophila), CALM3 <text:s/>- <text:s/>calmodulin 3 (phosphorylase kinase, delta), UBE2K <text:s/>- <text:s/>ubiquitin-conjugating enzyme e2k, VCP <text:s/>- <text:s/>valosin containing protein, ELP4 <text:s/>- <text:s/>elongator acetyltransferase complex subunit 4, KIF14 <text:s/>- <text:s/>kinesin family member 14, TRADD <text:s/>- <text:s/>tnfrsf1a-associated via death domain, TSNARE1 <text:s/>- <text:s/>t-snare domain containing 1, NCAPD2 <text:s/>- <text:s/>non-smc condensin i complex, subunit d2, THG1L <text:s/>- <text:s/>trna-histidine guanylyltransferase 1-like (s. cerevisiae), HMG20A <text:s/>- <text:s/>high mobility group 20a, HMG20B <text:s/>- <text:s/>high mobility group 20b, GBF1 <text:s/>- <text:s/>golgi brefeldin a resistant guanine nucleotide exchange factor 1, UBB <text:s/>- <text:s/>ubiquitin b, FABP9 <text:s/>- <text:s/>fatty acid binding protein 9, testis, NDUFAF2 <text:s/>- <text:s/>nadh dehydrogenase (ubiquinone) complex i, assembly factor 2, RCOR1 <text:s/>- <text:s/>rest corepressor 1, MRPS15 <text:s/>- <text:s/>mitochondrial ribosomal protein s15, TUBB4B <text:s/>- <text:s/>tubulin, beta 4b class ivb, TINF2 <text:s/>- <text:s/>terf1 (trf1)-interacting nuclear factor 2, MRPS18B <text:s/>- <text:s/>mitochondrial ribosomal protein s18b, MRPL41 <text:s/>- <text:s/>mitochondrial ribosomal protein l41, ACTR3B <text:s/>- <text:s/>arp3 actin-related protein 3 homolog b (yeast), ETF1 <text:s/>- <text:s/>eukaryotic translation termination factor 1, STOM <text:s/>- <text:s/>stomatin, EPB41 <text:s/>- <text:s/>erythrocyte membrane protein band 4.1 (elliptocytosis 1, rh-linked), RAB11A <text:s/>- <text:s/>rab11a, member ras oncogene family, SORT1 <text:s/>- <text:s/>sortilin 1, ZNF830 <text:s/>- <text:s/>zinc finger protein 830, HNRNPC <text:s/>- <text:s/>heterogeneous nuclear ribonucleoprotein c (c1/c2), EPHB1 <text:s/>- <text:s/>eph receptor b1, CAT <text:s/>- <text:s/>catalase, KANSL2 <text:s/>- <text:s/>kat8 regulatory nsl complex subunit 2, NAPA <text:s/>- <text:s/>n-ethylmaleimide-sensitive factor attachment protein, alpha, C12orf65 <text:s/>- <text:s/>chromosome 12 open reading frame 65, EPHA8 <text:s/>- <text:s/>eph receptor a8, CCKAR <text:s/>- <text:s/>cholecystokinin a receptor, REC8 <text:s/>- <text:s/>rec8 meiotic recombination protein, HMGCR <text:s/>- <text:s/>3-hydroxy-3-methylglutaryl-coa reductase, RBX1 <text:s/>- <text:s/>ring-box 1, e3 ubiquitin protein ligase, ATPAF2 <text:s/>- <text:s/>atp synthase mitochondrial f1 complex assembly factor 2, HSCB <text:s/>- <text:s/>hscb iron-sulfur cluster co-chaperone homolog (e. coli), RTN4 <text:s/>- <text:s/>reticulon 4, ERBB4 <text:s/>- <text:s/>v-erb-b2 avian erythroblastic leukemia viral oncogene homolog 4, MPP2 <text:s/>- <text:s/>membrane protein, palmitoylated 2 (maguk p55 subfamily member 2), PRMT5 <text:s/>- <text:s/>protein arginine methyltransferase 5, HORMAD2 <text:s/>- <text:s/>horma domain containing 2, ERCC2 <text:s/>- <text:s/>excision repair cross-complementing rodent repair deficiency, complementation group 2, ATAD2 <text:s/>- <text:s/>atpase family, aaa domain containing 2, EPS15 <text:s/>- <text:s/>epidermal growth factor receptor pathway substrate 15, CDC20 <text:s/>- <text:s/>cell division cycle 20, FN1 <text:s/>- <text:s/>fibronectin 1, CDK1 <text:s/>- <text:s/>cyclin-dependent kinase 1, TUBA3D <text:s/>- <text:s/>tubulin, alpha 3d, CDH1 <text:s/>- <text:s/>cadherin 1, type 1, e-cadherin (epithelial), CDH3 <text:s/>- <text:s/>cadherin 3, type 1, p-cadherin (placental), CDH2 <text:s/>- <text:s/>cadherin 2, type 1, n-cadherin (neuronal), CDC25B <text:s/>- <text:s/>cell division cycle 25b, RBMX <text:s/>- <text:s/>rna binding motif protein, x-linked, PKP4 <text:s/>- <text:s/>plakophilin 4, ELMO1 <text:s/>- <text:s/>engulfment and cell motility 1, CD74 <text:s/>- <text:s/>cd74 molecule, major histocompatibility complex, class ii invariant chain, ADC <text:s/>- <text:s/>arginine decarboxylase, USP16 <text:s/>- <text:s/>ubiquitin specific peptidase 16, ARC <text:s/>- <text:s/>activity-regulated cytoskeleton-associated protein, FARP2 <text:s/>- <text:s/>ferm, rhogef and pleckstrin domain protein 2, UBE2S <text:s/>- <text:s/>ubiquitin-conjugating enzyme e2s, CDC14B <text:s/>- <text:s/>cell division cycle 14b, OAT <text:s/>- <text:s/>ornithine aminotransferase, FOXC1 <text:s/>- <text:s/>forkhead box c1, MTFR2 <text:s/>- <text:s/>mitochondrial fission regulator 2, NCAPD3 <text:s/>- <text:s/>non-smc condensin ii complex, subunit d3, SHROOM1 <text:s/>- <text:s/>shroom family member 1, SGOL2 <text:s/>- <text:s/>shugoshin-like 2 (s. pombe), CAND1 <text:s/>- <text:s/>cullin-associated and neddylation-dissociated 1, TDO2 <text:s/>- <text:s/>tryptophan 2,3-dioxygenase, PSMD10 <text:s/>- <text:s/>proteasome (prosome, macropain) 26s subunit, non-atpase, 10, KDM3A <text:s/>- <text:s/>lysine (k)-specific demethylase 3a, TUBA3E <text:s/>- <text:s/>tubulin, alpha 3e, FGFR2 <text:s/>- <text:s/>fibroblast growth factor receptor 2, DCTN2 <text:s/>- <text:s/>dynactin 2 (p50), TYSND1 <text:s/>- <text:s/>trypsin domain containing 1, DDR2 <text:s/>- <text:s/>discoidin domain receptor tyrosine kinase 2, SYNE1 <text:s/>- <text:s/>spectrin repeat containing, nuclear envelope 1, ISL1 <text:s/>- <text:s/>isl lim homeobox 1, TARBP2 <text:s/>- <text:s/>tar (hiv-1) rna binding protein 2, NUMA1 <text:s/>- <text:s/>nuclear mitotic apparatus protein 1, NUP88 <text:s/>- <text:s/>nucleoporin 88kda, GMNN <text:s/>- <text:s/>geminin, dna replication inhibitor, SZT2 <text:s/>- <text:s/>seizure threshold 2 homolog (mouse), KIAA0101 <text:s/>- <text:s/>kiaa0101, POLR1E <text:s/>- <text:s/>polymerase (rna) i polypeptide e, 53kda, FER <text:s/>- <text:s/>fer (fps/fes related) tyrosine kinase, TPCN2 <text:s/>- <text:s/>two pore segment channel 2, PIP5K1C <text:s/>- <text:s/>phosphatidylinositol-4-phosphate 5-kinase, type i, gamma, RND1 <text:s/>- <text:s/>rho family gtpase 1, PCDH17 <text:s/>- <text:s/>protocadherin 17, NDUFA13 <text:s/>- <text:s/>nadh dehydrogenase (ubiquinone) 1 alpha subcomplex, 13, GINS1 <text:s/>- <text:s/>gins complex subunit 1 (psf1 homolog), MPP5 <text:s/>- <text:s/>membrane protein, palmitoylated 5 (maguk p55 subfamily member 5), SORBS1 <text:s/>- <text:s/>sorbin and sh3 domain containing 1, PTPN1 <text:s/>- <text:s/>protein tyrosine phosphatase, non-receptor type 1, TACC2 <text:s/>- <text:s/>transforming, acidic coiled-coil containing protein 2, MRPL4 <text:s/>- <text:s/>mitochondrial ribosomal protein l4, CDH6 <text:s/>- <text:s/>cadherin 6, type 2, k-cadherin (fetal kidney), SLC11A2 <text:s/>- <text:s/>solute carrier family 11 (proton-coupled divalent metal ion transporter), member 2, PPP1R13B <text:s/>- <text:s/>protein phosphatase 1, regulatory subunit 13b, RNF40 <text:s/>- <text:s/>ring finger protein 40, e3 ubiquitin protein ligase, CDH11 <text:s/>- <text:s/>cadherin 11, type 2, ob-cadherin (osteoblast), TNFSF11 <text:s/>- <text:s/>tumor necrosis factor (ligand) superfamily, member 11, CDH12 <text:s/>- <text:s/>cadherin 12, type 2 (n-cadherin 2), CDH18 <text:s/>- <text:s/>cadherin 18, type 2, NRD1 <text:s/>- <text:s/>nardilysin (n-arginine dibasic convertase), SH3D19 <text:s/>- <text:s/>sh3 domain containing 19, ERBB2IP <text:s/>- <text:s/>erbb2 interacting protein, RRN3 <text:s/>- <text:s/>rrn3 rna polymerase i transcription factor homolog (s. cerevisiae), NMT1 <text:s/>- <text:s/>n-myristoyltransferase 1, OPA3 <text:s/>- <text:s/>optic atrophy 3 (autosomal recessive, with chorea and spastic paraplegia), HIST1H2BC <text:s/>- <text:s/>histone cluster 1, h2bc, HIST1H2BO <text:s/>- <text:s/>histone cluster 1, h2bo, SLC2A8 <text:s/>- <text:s/>solute carrier family 2 (facilitated glucose transporter), member 8, TAF5L <text:s/>- <text:s/>taf5-like rna polymerase ii, p300/cbp-associated factor (pcaf)-associated factor, 65kda, TK1 <text:s/>- <text:s/>thymidine kinase 1, soluble, ICAM5 <text:s/>- <text:s/>intercellular adhesion molecule 5, telencephalin, TLE1 <text:s/>- <text:s/>transducin-like enhancer of split 1 (e(sp1) homolog, drosophila), LNX2 <text:s/>- <text:s/>ligand of numb-protein x 2, TLE3 <text:s/>- <text:s/>transducin-like enhancer of split 3 (e(sp1) homolog, drosophila), TFB2M <text:s/>- <text:s/>transcription factor b2, mitochondrial, TLE4 <text:s/>- <text:s/>transducin-like enhancer of split 4 (e(sp1) homolog, drosophila), NCAPH <text:s/>- <text:s/>non-smc condensin i complex, subunit h, TLN1 <text:s/>- <text:s/>talin 1, PEX2 <text:s/>- <text:s/>peroxisomal biogenesis factor 2, HIST1H2AC <text:s/>- <text:s/>histone cluster 1, h2ac, RAB39A <text:s/>- <text:s/>rab39a, member ras oncogene family, HIST1H2BH <text:s/>- <text:s/>histone cluster 1, h2bh, CEP57 <text:s/>- <text:s/>centrosomal protein 57kda, HIST1H2BM <text:s/>- <text:s/>histone cluster 1, h2bm, RAB6A <text:s/>- <text:s/>rab6a, member ras oncogene family, KCNIP3 <text:s/>- <text:s/>kv channel interacting protein 3, calsenilin, BRPF3 <text:s/>- <text:s/>bromodomain and phd finger containing, 3, HDAC4 <text:s/>- <text:s/>histone deacetylase 4, ID1 <text:s/>- <text:s/>inhibitor of dna binding 1, dominant negative helix-loop-helix protein, INTU <text:s/>- <text:s/>inturned planar cell polarity protein, RAB3A <text:s/>- <text:s/>rab3a, member ras oncogene family, WASF3 <text:s/>- <text:s/>was protein family, member 3, PCDHB15 <text:s/>- <text:s/>protocadherin beta 15, CLDN5 <text:s/>- <text:s/>claudin 5, IFT140 <text:s/>- <text:s/>intraflagellar transport 140 homolog (chlamydomonas), STOML2 <text:s/>- <text:s/>stomatin (epb72)-like 2, CLSTN3 <text:s/>- <text:s/>calsyntenin 3, PAF1 <text:s/>- <text:s/>paf1, rna polymerase ii associated factor, homolog (s. cerevisiae), TADA2B <text:s/>- <text:s/>transcriptional adaptor 2b, HDAC9 <text:s/>- <text:s/>histone deacetylase 9, MYOCD <text:s/>- <text:s/>myocardin, SETD1A <text:s/>- <text:s/>set domain containing 1a, VAMP5 <text:s/>- <text:s/>vesicle-associated membrane protein 5, CCP110 <text:s/>- <text:s/>centriolar coiled coil protein 110kda, NOX4 <text:s/>- <text:s/>nadph oxidase 4, IQCB1 <text:s/>- <text:s/>iq motif containing b1, SUZ12 <text:s/>- <text:s/>suz12 polycomb repressive complex 2 subunit, COL5A3 <text:s/>- <text:s/>collagen, type v, alpha 3, SYCP3 <text:s/>- <text:s/>synaptonemal complex protein 3, NEK2 <text:s/>- <text:s/>nima-related kinase 2, PLA2G3 <text:s/>- <text:s/>phospholipase a2, group iii, CCT6B <text:s/>- <text:s/>chaperonin containing tcp1, subunit 6b (zeta 2), MTFR1 <text:s/>- <text:s/>mitochondrial fission regulator 1, NCK2 <text:s/>- <text:s/>nck adaptor protein 2, MRPL50 <text:s/>- <text:s/>mitochondrial ribosomal protein l50, MICAL2 <text:s/>- <text:s/>microtubule associated monooxygenase, calponin and lim domain containing 2, PLEKHH2 <text:s/>- <text:s/>pleckstrin homology domain containing, family h (with myth4 domain) member 2, EPC1 <text:s/>- <text:s/>enhancer of polycomb homolog 1 (drosophila), TFDP2 <text:s/>- <text:s/>transcription factor dp-2 (e2f dimerization partner 2), USP21 <text:s/>- <text:s/>ubiquitin specific peptidase 21, EEA1 <text:s/>- <text:s/>early endosome antigen 1, CLTA <text:s/>- <text:s/>clathrin, light chain a, CELF1 <text:s/>- <text:s/>cugbp, elav-like family member 1, HIST1H2AA <text:s/>- <text:s/>histone cluster 1, h2aa, NF2 <text:s/>- <text:s/>neurofibromin 2 (merlin), RAP2A <text:s/>- <text:s/>rap2a, member of ras oncogene family, HEY2 <text:s/>- <text:s/>hairy/enhancer-of-split related with yrpw motif 2, MCCC2 <text:s/>- <text:s/>methylcrotonoyl-coa carboxylase 2 (beta), C2orf44 <text:s/>- <text:s/>chromosome 2 open reading frame 44, CDK5RAP3 <text:s/>- <text:s/>cdk5 regulatory subunit associated protein 3, CROCC <text:s/>- <text:s/>ciliary rootlet coiled-coil, rootletin, RBL2 <text:s/>- <text:s/>retinoblastoma-like 2 (p130), JMJD1C <text:s/>- <text:s/>jumonji domain containing 1c, SCUBE1 <text:s/>- <text:s/>signal peptide, cub domain, egf-like 1, TGFB3 <text:s/>- <text:s/>transforming growth factor, beta 3, SEZ6L <text:s/>- <text:s/>seizure related 6 homolog (mouse)-like, TSPAN15 <text:s/>- <text:s/>tetraspanin 15, NUP93 <text:s/>- <text:s/>nucleoporin 93kda, ARID4A <text:s/>- <text:s/>at rich interactive domain 4a (rbp1-like), KDM4A <text:s/>- <text:s/>lysine (k)-specific demethylase 4a, RBBP4 <text:s/>- <text:s/>retinoblastoma binding protein 4, NEB <text:s/>- <text:s/>nebulin, DDX4 <text:s/>- <text:s/>dead (asp-glu-ala-asp) box polypeptide 4, B9D1 <text:s/>- <text:s/>b9 protein domain 1, CUL3 <text:s/>- <text:s/>cullin 3, THBS1 <text:s/>- <text:s/>thrombospondin 1, CKS2 <text:s/>- <text:s/>cdc28 protein kinase regulatory subunit 2, NUDC <text:s/>- <text:s/>nudc nuclear distribution protein, CABIN1 <text:s/>- <text:s/>calcineurin binding protein 1, CIRBP <text:s/>- <text:s/>cold inducible rna binding protein, HDGFRP3 <text:s/>- <text:s/>hepatoma-derived growth factor, related protein 3, HP1BP3 <text:s/>- <text:s/>heterochromatin protein 1, binding protein 3, THY1 <text:s/>- <text:s/>thy-1 cell surface antigen, DMRTC2 <text:s/>- <text:s/>dmrt-like family c2, RHOF <text:s/>- <text:s/>ras homolog family member f (in filopodi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nuclear division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453" calcext:value-type="float">
            <text:p>0.0453</text:p>
          </table:table-cell>
          <table:table-cell office:value-type="float" office:value="2.49" calcext:value-type="float">
            <text:p>2.49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MAEL <text:s/>- <text:s/>maelstrom spermatogenic transposon silencer, SYCP3 <text:s/>- <text:s/>synaptonemal complex protein 3, TDRKH <text:s/>- <text:s/>tudor and kh domain containing, SLC2A8 <text:s/>- <text:s/>solute carrier family 2 (facilitated glucose transporter), member 8, PPP2R1A <text:s/>- <text:s/>protein phosphatase 2, regulatory subunit a, alpha, FANCA <text:s/>- <text:s/>fanconi anemia, complementation group a, CDC25B <text:s/>- <text:s/>cell division cycle 25b, SPDYA <text:s/>- <text:s/>speedy/ringo cell cycle regulator family member a, CCNA1 <text:s/>- <text:s/>cyclin a1, REC8 <text:s/>- <text:s/>rec8 meiotic recombination protein, DDX4 <text:s/>- <text:s/>dead (asp-glu-ala-asp) box polypeptide 4, CKS2 <text:s/>- <text:s/>cdc28 protein kinase regulatory subunit 2, LFNG <text:s/>- <text:s/>lfng o-fucosylpeptide 3-beta-n-acetylglucosaminyltransferase, PRKAR1A <text:s/>- <text:s/>protein kinase, camp-dependent, regulatory, type i, alpha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140013</text:p>
          </table:table-cell>
          <table:table-cell office:value-type="string" calcext:value-type="string">
            <text:p>meiotic nuclear division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45" calcext:value-type="float">
            <text:p>0.045</text:p>
          </table:table-cell>
          <table:table-cell office:value-type="float" office:value="2.49" calcext:value-type="float">
            <text:p>2.49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MAEL <text:s/>- <text:s/>maelstrom spermatogenic transposon silencer, SYCP3 <text:s/>- <text:s/>synaptonemal complex protein 3, TDRKH <text:s/>- <text:s/>tudor and kh domain containing, SLC2A8 <text:s/>- <text:s/>solute carrier family 2 (facilitated glucose transporter), member 8, PPP2R1A <text:s/>- <text:s/>protein phosphatase 2, regulatory subunit a, alpha, FANCA <text:s/>- <text:s/>fanconi anemia, complementation group a, CDC25B <text:s/>- <text:s/>cell division cycle 25b, SPDYA <text:s/>- <text:s/>speedy/ringo cell cycle regulator family member a, CCNA1 <text:s/>- <text:s/>cyclin a1, REC8 <text:s/>- <text:s/>rec8 meiotic recombination protein, DDX4 <text:s/>- <text:s/>dead (asp-glu-ala-asp) box polypeptide 4, CKS2 <text:s/>- <text:s/>cdc28 protein kinase regulatory subunit 2, LFNG <text:s/>- <text:s/>lfng o-fucosylpeptide 3-beta-n-acetylglucosaminyltransferase, PRKAR1A <text:s/>- <text:s/>protein kinase, camp-dependent, regulatory, type i, alpha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regulation of cell differentiation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1237" calcext:value-type="float">
            <text:p>1237</text:p>
          </table:table-cell>
          <table:table-cell office:value-type="float" office:value="2003" calcext:value-type="float">
            <text:p>20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ZMYND8 <text:s/>- <text:s/>zinc finger, mynd-type containing 8, MEX3C <text:s/>- <text:s/>mex-3 rna binding family member c, LHX1 <text:s/>- <text:s/>lim homeobox 1, MARK2 <text:s/>- <text:s/>map/microtubule affinity-regulating kinase 2, EMX1 <text:s/>- <text:s/>empty spiracles homeobox 1, ITM2C <text:s/>- <text:s/>integral membrane protein 2c, CASZ1 <text:s/>- <text:s/>castor zinc finger 1, BNIP2 <text:s/>- <text:s/>bcl2/adenovirus e1b 19kda interacting protein 2, KIF20B <text:s/>- <text:s/>kinesin family member 20b, LRRC16A <text:s/>- <text:s/>leucine rich repeat containing 16a, GRHL2 <text:s/>- <text:s/>grainyhead-like 2 (drosophila), GCNT2 <text:s/>- <text:s/>glucosaminyl (n-acetyl) transferase 2, i-branching enzyme (i blood group), ZFP36L2 <text:s/>- <text:s/>zfp36 ring finger protein-like 2, LGALS1 <text:s/>- <text:s/>lectin, galactoside-binding, soluble, 1, SIRT2 <text:s/>- <text:s/>sirtuin 2, ENG <text:s/>- <text:s/>endoglin, BDNF <text:s/>- <text:s/>brain-derived neurotrophic factor, SOX9 <text:s/>- <text:s/>sry (sex determining region y)-box 9, TRIM11 <text:s/>- <text:s/>tripartite motif containing 11, GRHL1 <text:s/>- <text:s/>grainyhead-like 1 (drosophila), SYNGAP1 <text:s/>- <text:s/>synaptic ras gtpase activating protein 1, LPL <text:s/>- <text:s/>lipoprotein lipase, ADAMTS20 <text:s/>- <text:s/>adam metallopeptidase with thrombospondin type 1 motif, 20, PER2 <text:s/>- <text:s/>period circadian clock 2, HOXD3 <text:s/>- <text:s/>homeobox d3, APOLD1 <text:s/>- <text:s/>apolipoprotein l domain containing 1, LDB1 <text:s/>- <text:s/>lim domain binding 1, BRINP2 <text:s/>- <text:s/>bone morphogenetic protein/retinoic acid inducible neural-specific 2, BMP6 <text:s/>- <text:s/>bone morphogenetic protein 6, SUCO <text:s/>- <text:s/>sun domain containing ossification factor, OLIG2 <text:s/>- <text:s/>oligodendrocyte lineage transcription factor 2, TRIB1 <text:s/>- <text:s/>tribbles homolog 1 (drosophila), ARHGEF7 <text:s/>- <text:s/>rho guanine nucleotide exchange factor (gef) 7, GDF11 <text:s/>- <text:s/>growth differentiation factor 11, ACVR1 <text:s/>- <text:s/>activin a receptor, type i, PLEKHB1 <text:s/>- <text:s/>pleckstrin homology domain containing, family b (evectins) member 1, EOMES <text:s/>- <text:s/>eomesodermin, KDM1A <text:s/>- <text:s/>lysine (k)-specific demethylase 1a, PPARA <text:s/>- <text:s/>peroxisome proliferator-activated receptor alpha, PPARG <text:s/>- <text:s/>peroxisome proliferator-activated receptor gamma, PPARD <text:s/>- <text:s/>peroxisome proliferator-activated receptor delta, RORB <text:s/>- <text:s/>rar-related orphan receptor b, RORC <text:s/>- <text:s/>rar-related orphan receptor c, ADCYAP1 <text:s/>- <text:s/>adenylate cyclase activating polypeptide 1 (pituitary), SPRY2 <text:s/>- <text:s/>sprouty homolog 2 (drosophila), POU3F2 <text:s/>- <text:s/>pou class 3 homeobox 2, AP3D1 <text:s/>- <text:s/>adaptor-related protein complex 3, delta 1 subunit, GNA11 <text:s/>- <text:s/>guanine nucleotide binding protein (g protein), alpha 11 (gq class), BARHL2 <text:s/>- <text:s/>barh-like homeobox 2, HSPA5 <text:s/>- <text:s/>heat shock 70kda protein 5 (glucose-regulated protein, 78kda), NET1 <text:s/>- <text:s/>neuroepithelial cell transforming 1, NR2C2 <text:s/>- <text:s/>nuclear receptor subfamily 2, group c, member 2, HES5 <text:s/>- <text:s/>hairy and enhancer of split 5 (drosophila), PTCH2 <text:s/>- <text:s/>patched 2, PRKACA <text:s/>- <text:s/>protein kinase, camp-dependent, catalytic, alpha, HMGB2 <text:s/>- <text:s/>high mobility group box 2, HMGB1 <text:s/>- <text:s/>high mobility group box 1, SYT1 <text:s/>- <text:s/>synaptotagmin i, FANCA <text:s/>- <text:s/>fanconi anemia, complementation group a, HLX <text:s/>- <text:s/>h2.0-like homeobox, CTH <text:s/>- <text:s/>cystathionase (cystathionine gamma-lyase), FANCD2 <text:s/>- <text:s/>fanconi anemia, complementation group d2, PTK2B <text:s/>- <text:s/>protein tyrosine kinase 2 beta, SETD3 <text:s/>- <text:s/>set domain containing 3, TWSG1 <text:s/>- <text:s/>twisted gastrulation homolog 1 (drosophila), VIM <text:s/>- <text:s/>vimentin, PPP2R1A <text:s/>- <text:s/>protein phosphatase 2, regulatory subunit a, alpha, VLDLR <text:s/>- <text:s/>very low density lipoprotein receptor, SEMA4F <text:s/>- <text:s/>sema domain, immunoglobulin domain (ig), transmembrane domain (tm) and short cytoplasmic domain, (semaphorin) 4f, ZBTB46 <text:s/>- <text:s/>zinc finger and btb domain containing 46, MSX1 <text:s/>- <text:s/>msh homeobox 1, MSX2 <text:s/>- <text:s/>msh homeobox 2, EZH2 <text:s/>- <text:s/>enhancer of zeste homolog 2 (drosophila), STK11 <text:s/>- <text:s/>serine/threonine kinase 11, KIT <text:s/>- <text:s/>v-kit hardy-zuckerman 4 feline sarcoma viral oncogene homolog, CDKL5 <text:s/>- <text:s/>cyclin-dependent kinase-like 5, TGIF2 <text:s/>- <text:s/>tgfb-induced factor homeobox 2, HIF1A <text:s/>- <text:s/>hypoxia inducible factor 1, alpha subunit (basic helix-loop-helix transcription factor), AURKA <text:s/>- <text:s/>aurora kinase a, IL23R <text:s/>- <text:s/>interleukin 23 receptor, LIN28A <text:s/>- <text:s/>lin-28 homolog a (c. elegans), KIF14 <text:s/>- <text:s/>kinesin family member 14, CRKL <text:s/>- <text:s/>v-crk avian sarcoma virus ct10 oncogene homolog-like, HOXB4 <text:s/>- <text:s/>homeobox b4, JUN <text:s/>- <text:s/>jun proto-oncogene, JUNB <text:s/>- <text:s/>jun b proto-oncogene, STAT3 <text:s/>- <text:s/>signal transducer and activator of transcription 3 (acute-phase response factor), HMG20A <text:s/>- <text:s/>high mobility group 20a, HMG20B <text:s/>- <text:s/>high mobility group 20b, RTN4IP1 <text:s/>- <text:s/>reticulon 4 interacting protein 1, ASPM <text:s/>- <text:s/>asp (abnormal spindle) homolog, microcephaly associated (drosophila), RPS6KA1 <text:s/>- <text:s/>ribosomal protein s6 kinase, 90kda, polypeptide 1, FGF20 <text:s/>- <text:s/>fibroblast growth factor 20, MAP2K1 <text:s/>- <text:s/>mitogen-activated protein kinase kinase 1, RUNX3 <text:s/>- <text:s/>runt-related transcription factor 3, RAB11A <text:s/>- <text:s/>rab11a, member ras oncogene family, GATA3 <text:s/>- <text:s/>gata binding protein 3, SORT1 <text:s/>- <text:s/>sortilin 1, ISL2 <text:s/>- <text:s/>isl lim homeobox 2, PRKCZ <text:s/>- <text:s/>protein kinase c, zeta, BAMBI <text:s/>- <text:s/>bmp and activin membrane-bound inhibitor, EPHA7 <text:s/>- <text:s/>eph receptor a7, CCDC88A <text:s/>- <text:s/>coiled-coil domain containing 88a, ZNF683 <text:s/>- <text:s/>zinc finger protein 683, VASN <text:s/>- <text:s/>vasorin, RTN4 <text:s/>- <text:s/>reticulon 4, ERBB4 <text:s/>- <text:s/>v-erb-b2 avian erythroblastic leukemia viral oncogene homolog 4, PRMT5 <text:s/>- <text:s/>protein arginine methyltransferase 5, LRIG2 <text:s/>- <text:s/>leucine-rich repeats and immunoglobulin-like domains 2, PHLDB2 <text:s/>- <text:s/>pleckstrin homology-like domain, family b, member 2, SASH3 <text:s/>- <text:s/>sam and sh3 domain containing 3, CDC20 <text:s/>- <text:s/>cell division cycle 20, CDK1 <text:s/>- <text:s/>cyclin-dependent kinase 1, FN1 <text:s/>- <text:s/>fibronectin 1, PAX6 <text:s/>- <text:s/>paired box 6, ZNF385A <text:s/>- <text:s/>zinc finger protein 385a, CDH2 <text:s/>- <text:s/>cadherin 2, type 1, n-cadherin (neuronal), CXCL9 <text:s/>- <text:s/>chemokine (c-x-c motif) ligand 9, ENC1 <text:s/>- <text:s/>ectodermal-neural cortex 1 (with btb domain), CXCL12 <text:s/>- <text:s/>chemokine (c-x-c motif) ligand 12, PBX1 <text:s/>- <text:s/>pre-b-cell leukemia homeobox 1, CD74 <text:s/>- <text:s/>cd74 molecule, major histocompatibility complex, class ii invariant chain, DBN1 <text:s/>- <text:s/>drebrin 1, FOXO1 <text:s/>- <text:s/>forkhead box o1, ERRFI1 <text:s/>- <text:s/>erbb receptor feedback inhibitor 1, NUMBL <text:s/>- <text:s/>numb homolog (drosophila)-like, IL4 <text:s/>- <text:s/>interleukin 4, FOXC1 <text:s/>- <text:s/>forkhead box c1, SUFU <text:s/>- <text:s/>suppressor of fused homolog (drosophila), FOXG1 <text:s/>- <text:s/>forkhead box g1, KDM3A <text:s/>- <text:s/>lysine (k)-specific demethylase 3a, IL6ST <text:s/>- <text:s/>interleukin 6 signal transducer (gp130, oncostatin m receptor), PAK3 <text:s/>- <text:s/>p21 protein (cdc42/rac)-activated kinase 3, DUSP10 <text:s/>- <text:s/>dual specificity phosphatase 10, ARNTL <text:s/>- <text:s/>aryl hydrocarbon receptor nuclear translocator-like, FGFR2 <text:s/>- <text:s/>fibroblast growth factor receptor 2, PGLYRP3 <text:s/>- <text:s/>peptidoglycan recognition protein 3, PAX8 <text:s/>- <text:s/>paired box 8, DDR2 <text:s/>- <text:s/>discoidin domain receptor tyrosine kinase 2, ISL1 <text:s/>- <text:s/>isl lim homeobox 1, MAML1 <text:s/>- <text:s/>mastermind-like 1 (drosophila), RASSF2 <text:s/>- <text:s/>ras association (ralgds/af-6) domain family member 2, LRP8 <text:s/>- <text:s/>low density lipoprotein receptor-related protein 8, apolipoprotein e receptor, INSIG1 <text:s/>- <text:s/>insulin induced gene 1, S100B <text:s/>- <text:s/>s100 calcium binding protein b, INSM1 <text:s/>- <text:s/>insulinoma-associated 1, CXCL10 <text:s/>- <text:s/>chemokine (c-x-c motif) ligand 10, TUBB2B <text:s/>- <text:s/>tubulin, beta 2b class iib, TNFSF11 <text:s/>- <text:s/>tumor necrosis factor (ligand) superfamily, member 11, XDH <text:s/>- <text:s/>xanthine dehydrogenase, TIAM1 <text:s/>- <text:s/>t-cell lymphoma invasion and metastasis 1, RRN3 <text:s/>- <text:s/>rrn3 rna polymerase i transcription factor homolog (s. cerevisiae), DSCAM <text:s/>- <text:s/>down syndrome cell adhesion molecule, TOB2 <text:s/>- <text:s/>transducer of erbb2, 2, ATOH1 <text:s/>- <text:s/>atonal homolog 1 (drosophila), TLX3 <text:s/>- <text:s/>t-cell leukemia homeobox 3, RIMS2 <text:s/>- <text:s/>regulating synaptic membrane exocytosis 2, ZFPM2 <text:s/>- <text:s/>zinc finger protein, fog family member 2, HDAC4 <text:s/>- <text:s/>histone deacetylase 4, ID1 <text:s/>- <text:s/>inhibitor of dna binding 1, dominant negative helix-loop-helix protein, DIXDC1 <text:s/>- <text:s/>dix domain containing 1, TBX19 <text:s/>- <text:s/>t-box 19, DUSP6 <text:s/>- <text:s/>dual specificity phosphatase 6, SOX14 <text:s/>- <text:s/>sry (sex determining region y)-box 14, WNT3 <text:s/>- <text:s/>wingless-type mmtv integration site family, member 3, CLDN5 <text:s/>- <text:s/>claudin 5, ID4 <text:s/>- <text:s/>inhibitor of dna binding 4, dominant negative helix-loop-helix protein, TRPV1 <text:s/>- <text:s/>transient receptor potential cation channel, subfamily v, member 1, NKX6-1 <text:s/>- <text:s/>nk6 homeobox 1, SLC45A3 <text:s/>- <text:s/>solute carrier family 45, member 3, OTP <text:s/>- <text:s/>orthopedia homeobox, PAF1 <text:s/>- <text:s/>paf1, rna polymerase ii associated factor, homolog (s. cerevisiae), HDAC9 <text:s/>- <text:s/>histone deacetylase 9, MYOCD <text:s/>- <text:s/>myocardin, SETD1A <text:s/>- <text:s/>set domain containing 1a, DDX56 <text:s/>- <text:s/>dead (asp-glu-ala-asp) box helicase 56, LTBP4 <text:s/>- <text:s/>latent transforming growth factor beta binding protein 4, EIF4ENIF1 <text:s/>- <text:s/>eukaryotic translation initiation factor 4e nuclear import factor 1, IQCB1 <text:s/>- <text:s/>iq motif containing b1, SUZ12 <text:s/>- <text:s/>suz12 polycomb repressive complex 2 subunit, NKX3-2 <text:s/>- <text:s/>nk3 homeobox 2, PITX3 <text:s/>- <text:s/>paired-like homeodomain 3, SHH <text:s/>- <text:s/>sonic hedgehog, DLX1 <text:s/>- <text:s/>distal-less homeobox 1, DLX2 <text:s/>- <text:s/>distal-less homeobox 2, B2M <text:s/>- <text:s/>beta-2-microglobulin, PIK3R1 <text:s/>- <text:s/>phosphoinositide-3-kinase, regulatory subunit 1 (alpha), NFATC4 <text:s/>- <text:s/>nuclear factor of activated t-cells, cytoplasmic, calcineurin-dependent 4, SPAG9 <text:s/>- <text:s/>sperm associated antigen 9, NR2F1 <text:s/>- <text:s/>nuclear receptor subfamily 2, group f, member 1, CLIC1 <text:s/>- <text:s/>chloride intracellular channel 1, NF2 <text:s/>- <text:s/>neurofibromin 2 (merlin), TAF8 <text:s/>- <text:s/>taf8 rna polymerase ii, tata box binding protein (tbp)-associated factor, 43kda, RBM24 <text:s/>- <text:s/>rna binding motif protein 24, FNIP1 <text:s/>- <text:s/>folliculin interacting protein 1, HEY2 <text:s/>- <text:s/>hairy/enhancer-of-split related with yrpw motif 2, NEUROG1 <text:s/>- <text:s/>neurogenin 1, RAP2A <text:s/>- <text:s/>rap2a, member of ras oncogene family, SIX1 <text:s/>- <text:s/>six homeobox 1, RARA <text:s/>- <text:s/>retinoic acid receptor, alpha, CDK5RAP3 <text:s/>- <text:s/>cdk5 regulatory subunit associated protein 3, NEUROG3 <text:s/>- <text:s/>neurogenin 3, SFRP1 <text:s/>- <text:s/>secreted frizzled-related protein 1, TGFB3 <text:s/>- <text:s/>transforming growth factor, beta 3, TGFB1I1 <text:s/>- <text:s/>transforming growth factor beta 1 induced transcript 1, RBM4 <text:s/>- <text:s/>rna binding motif protein 4, DNM2 <text:s/>- <text:s/>dynamin 2, SMAD2 <text:s/>- <text:s/>smad family member 2, SRSF6 <text:s/>- <text:s/>serine/arginine-rich splicing factor 6, SIX2 <text:s/>- <text:s/>six homeobox 2, KDM4A <text:s/>- <text:s/>lysine (k)-specific demethylase 4a, LRRC4C <text:s/>- <text:s/>leucine rich repeat containing 4c, KLF10 <text:s/>- <text:s/>kruppel-like factor 10, GSK3B <text:s/>- <text:s/>glycogen synthase kinase 3 beta, CCND1 <text:s/>- <text:s/>cyclin d1, THY1 <text:s/>- <text:s/>thy-1 cell surface antigen, MMD <text:s/>- <text:s/>monocyte to macrophage differentiation-associated, MAF <text:s/>- <text:s/>v-maf avian musculoaponeurotic fibrosarcoma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423</text:p>
          </table:table-cell>
          <table:table-cell office:value-type="string" calcext:value-type="string">
            <text:p>sensory organ developmen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456" calcext:value-type="float">
            <text:p>0.0456</text:p>
          </table:table-cell>
          <table:table-cell office:value-type="float" office:value="1.95" calcext:value-type="float">
            <text:p>1.95</text:p>
          </table:table-cell>
          <table:table-cell office:value-type="float" office:value="13954" calcext:value-type="float">
            <text:p>13954</text:p>
          </table:table-cell>
          <table:table-cell office:value-type="float" office:value="93" calcext:value-type="float">
            <text:p>93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HES5 <text:s/>- <text:s/>hairy and enhancer of split 5 (drosophila), PITX2 <text:s/>- <text:s/>paired-like homeodomain 2, SHH <text:s/>- <text:s/>sonic hedgehog, PAX8 <text:s/>- <text:s/>paired box 8, PAX6 <text:s/>- <text:s/>paired box 6, WNT10A <text:s/>- <text:s/>wingless-type mmtv integration site family, member 10a, CHRDL1 <text:s/>- <text:s/>chordin-like 1, GRHL2 <text:s/>- <text:s/>grainyhead-like 2 (drosophila), SLC25A25 <text:s/>- <text:s/>solute carrier family 25 (mitochondrial carrier; phosphate carrier), member 25, BCL2L11 <text:s/>- <text:s/>bcl2-like 11 (apoptosis facilitator), TULP3 <text:s/>- <text:s/>tubby like protein 3, SMG9 <text:s/>- <text:s/>smg9 nonsense mediated mrna decay factor, SIX1 <text:s/>- <text:s/>six homeobox 1, RARA <text:s/>- <text:s/>retinoic acid receptor, alpha, MAB21L1 <text:s/>- <text:s/>mab-21-like 1 (c. elegans), FOXC1 <text:s/>- <text:s/>forkhead box c1, TWSG1 <text:s/>- <text:s/>twisted gastrulation homolog 1 (drosophila), GATA3 <text:s/>- <text:s/>gata binding protein 3, FOXP2 <text:s/>- <text:s/>forkhead box p2, IFT140 <text:s/>- <text:s/>intraflagellar transport 140 homolog (chlamydomonas), RBP4 <text:s/>- <text:s/>retinol binding protein 4, plasma, B9D1 <text:s/>- <text:s/>b9 protein domain 1, FKBP8 <text:s/>- <text:s/>fk506 binding protein 8, 38kda, ECE1 <text:s/>- <text:s/>endothelin converting enzyme 1, BLOC1S3 <text:s/>- <text:s/>biogenesis of lysosomal organelles complex-1, subunit 3, BMP6 <text:s/>- <text:s/>bone morphogenetic protein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reproductive process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458" calcext:value-type="float">
            <text:p>0.0458</text:p>
          </table:table-cell>
          <table:table-cell office:value-type="float" office:value="1.25" calcext:value-type="float">
            <text:p>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042" calcext:value-type="float">
            <text:p>1042</text:p>
          </table:table-cell>
          <table:table-cell office:value-type="float" office:value="2003" calcext:value-type="float">
            <text:p>200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[SIX5 <text:s/>- <text:s/>six homeobox 5, LHX1 <text:s/>- <text:s/>lim homeobox 1, CDK1 <text:s/>- <text:s/>cyclin-dependent kinase 1, STRA13 <text:s/>- <text:s/>stimulated by retinoic acid 13, DDX25 <text:s/>- <text:s/>dead (asp-glu-ala-asp) box helicase 25, ABAT <text:s/>- <text:s/>4-aminobutyrate aminotransferase, RFX2 <text:s/>- <text:s/>regulatory factor x, 2 (influences hla class ii expression), CATSPER2 <text:s/>- <text:s/>cation channel, sperm associated 2, CDC25B <text:s/>- <text:s/>cell division cycle 25b, SEPT4 <text:s/>- <text:s/>septin 4, RACGAP1 <text:s/>- <text:s/>rac gtpase activating protein 1, GRHL2 <text:s/>- <text:s/>grainyhead-like 2 (drosophila), MLH1 <text:s/>- <text:s/>mutl homolog 1, colon cancer, nonpolyposis type 2 (e. coli), PIWIL1 <text:s/>- <text:s/>piwi-like rna-mediated gene silencing 1, PBX1 <text:s/>- <text:s/>pre-b-cell leukemia homeobox 1, EPAS1 <text:s/>- <text:s/>endothelial pas domain protein 1, ADC <text:s/>- <text:s/>arginine decarboxylase, LFNG <text:s/>- <text:s/>lfng o-fucosylpeptide 3-beta-n-acetylglucosaminyltransferase, SIRT2 <text:s/>- <text:s/>sirtuin 2, MSH6 <text:s/>- <text:s/>muts homolog 6 (e. coli), SP3 <text:s/>- <text:s/>sp3 transcription factor, BRIP1 <text:s/>- <text:s/>brca1 interacting protein c-terminal helicase 1, GJB5 <text:s/>- <text:s/>gap junction protein, beta 5, 31.1kda, MAEL <text:s/>- <text:s/>maelstrom spermatogenic transposon silencer, FOXC1 <text:s/>- <text:s/>forkhead box c1, PLK1 <text:s/>- <text:s/>polo-like kinase 1, RLN2 <text:s/>- <text:s/>relaxin 2, IL4 <text:s/>- <text:s/>interleukin 4, RLN1 <text:s/>- <text:s/>relaxin 1, DPCD <text:s/>- <text:s/>deleted in primary ciliary dyskinesia homolog (mouse), NCAPD3 <text:s/>- <text:s/>non-smc condensin ii complex, subunit d3, SOX9 <text:s/>- <text:s/>sry (sex determining region y)-box 9, ACR <text:s/>- <text:s/>acrosin, TTK <text:s/>- <text:s/>ttk protein kinase, CNTD1 <text:s/>- <text:s/>cyclin n-terminal domain containing 1, SGOL2 <text:s/>- <text:s/>shugoshin-like 2 (s. pombe), CCNB1IP1 <text:s/>- <text:s/>cyclin b1 interacting protein 1, e3 ubiquitin protein ligase, CCDC63 <text:s/>- <text:s/>coiled-coil domain containing 63, LEMD3 <text:s/>- <text:s/>lem domain containing 3, LIMK2 <text:s/>- <text:s/>lim domain kinase 2, KDM3A <text:s/>- <text:s/>lysine (k)-specific demethylase 3a, ANKRD49 <text:s/>- <text:s/>ankyrin repeat domain 49, BMP6 <text:s/>- <text:s/>bone morphogenetic protein 6, FGFR2 <text:s/>- <text:s/>fibroblast growth factor receptor 2, ARNTL <text:s/>- <text:s/>aryl hydrocarbon receptor nuclear translocator-like, KRT19 <text:s/>- <text:s/>keratin 19, H2AFX <text:s/>- <text:s/>h2a histone family, member x, SYNE1 <text:s/>- <text:s/>spectrin repeat containing, nuclear envelope 1, PDGFRB <text:s/>- <text:s/>platelet-derived growth factor receptor, beta polypeptide, TBPL1 <text:s/>- <text:s/>tbp-like 1, ACVR1 <text:s/>- <text:s/>activin a receptor, type i, RNASE9 <text:s/>- <text:s/>ribonuclease, rnase a family, 9 (non-active), PHC2 <text:s/>- <text:s/>polyhomeotic homolog 2 (drosophila), TARBP2 <text:s/>- <text:s/>tar (hiv-1) rna binding protein 2, NUMA1 <text:s/>- <text:s/>nuclear mitotic apparatus protein 1, BUB3 <text:s/>- <text:s/>bub3 mitotic checkpoint protein, HIST1H2BA <text:s/>- <text:s/>histone cluster 1, h2ba, CCNA1 <text:s/>- <text:s/>cyclin a1, PRDM9 <text:s/>- <text:s/>pr domain containing 9, CSDE1 <text:s/>- <text:s/>cold shock domain containing e1, rna-binding, EOMES <text:s/>- <text:s/>eomesodermin, EIF2B2 <text:s/>- <text:s/>eukaryotic translation initiation factor 2b, subunit 2 beta, 39kda, PSMC3IP <text:s/>- <text:s/>psmc3 interacting protein, PPARG <text:s/>- <text:s/>peroxisome proliferator-activated receptor gamma, SPATA19 <text:s/>- <text:s/>spermatogenesis associated 19, CREBRF <text:s/>- <text:s/>creb3 regulatory factor, PPARD <text:s/>- <text:s/>peroxisome proliferator-activated receptor delta, PCYT1B <text:s/>- <text:s/>phosphate cytidylyltransferase 1, choline, beta, PCNA <text:s/>- <text:s/>proliferating cell nuclear antigen, BUB1 <text:s/>- <text:s/>bub1 mitotic checkpoint serine/threonine kinase, USP42 <text:s/>- <text:s/>ubiquitin specific peptidase 42, HERC2 <text:s/>- <text:s/>hect and rld domain containing e3 ubiquitin protein ligase 2, ADCYAP1R1 <text:s/>- <text:s/>adenylate cyclase activating polypeptide 1 (pituitary) receptor type i, CCT7 <text:s/>- <text:s/>chaperonin containing tcp1, subunit 7 (eta), ADCYAP1 <text:s/>- <text:s/>adenylate cyclase activating polypeptide 1 (pituitary), SLIT3 <text:s/>- <text:s/>slit homolog 3 (drosophila), DMRT3 <text:s/>- <text:s/>doublesex and mab-3 related transcription factor 3, PPP1R1B <text:s/>- <text:s/>protein phosphatase 1, regulatory (inhibitor) subunit 1b, PPAP2A <text:s/>- <text:s/>phosphatidic acid phosphatase type 2a, ACTR1A <text:s/>- <text:s/>arp1 actin-related protein 1 homolog a, centractin alpha (yeast), BOLL <text:s/>- <text:s/>bol, boule-like (drosophila), HSPA1L <text:s/>- <text:s/>heat shock 70kda protein 1-like, NR2C2 <text:s/>- <text:s/>nuclear receptor subfamily 2, group c, member 2, PCSK4 <text:s/>- <text:s/>proprotein convertase subtilisin/kexin type 4, VASH2 <text:s/>- <text:s/>vasohibin 2, POLR1B <text:s/>- <text:s/>polymerase (rna) i polypeptide b, 128kda, PGM3 <text:s/>- <text:s/>phosphoglucomutase 3, CCNE2 <text:s/>- <text:s/>cyclin e2, PRKACA <text:s/>- <text:s/>protein kinase, camp-dependent, catalytic, alpha, SLC2A8 <text:s/>- <text:s/>solute carrier family 2 (facilitated glucose transporter), member 8, TTLL5 <text:s/>- <text:s/>tubulin tyrosine ligase-like family, member 5, T <text:s/>- <text:s/>t, brachyury homolog (mouse), GOLGA2 <text:s/>- <text:s/>golgin a2, HMGB2 <text:s/>- <text:s/>high mobility group box 2, FANCA <text:s/>- <text:s/>fanconi anemia, complementation group a, CATSPERB <text:s/>- <text:s/>catsper channel auxiliary subunit beta, BCL2L11 <text:s/>- <text:s/>bcl2-like 11 (apoptosis facilitator), NCAPH <text:s/>- <text:s/>non-smc condensin i complex, subunit h, TOB2 <text:s/>- <text:s/>transducer of erbb2, 2, C15orf43 <text:s/>- <text:s/>chromosome 15 open reading frame 43, SUN2 <text:s/>- <text:s/>sad1 and unc84 domain containing 2, FANCD2 <text:s/>- <text:s/>fanconi anemia, complementation group d2, PTK2B <text:s/>- <text:s/>protein tyrosine kinase 2 beta, CENPI <text:s/>- <text:s/>centromere protein i, PUM1 <text:s/>- <text:s/>pumilio homolog 1 (drosophila), RAD54B <text:s/>- <text:s/>rad54 homolog b (s. cerevisiae), CASP2 <text:s/>- <text:s/>caspase 2, apoptosis-related cysteine peptidase, CEP57 <text:s/>- <text:s/>centrosomal protein 57kda, ZFPM2 <text:s/>- <text:s/>zinc finger protein, fog family member 2, SOX30 <text:s/>- <text:s/>sry (sex determining region y)-box 30, STRBP <text:s/>- <text:s/>spermatid perinuclear rna binding protein, HOXB13 <text:s/>- <text:s/>homeobox b13, ETV6 <text:s/>- <text:s/>ets variant 6, PPP2R1A <text:s/>- <text:s/>protein phosphatase 2, regulatory subunit a, alpha, MORN2 <text:s/>- <text:s/>morn repeat containing 2, WNT3 <text:s/>- <text:s/>wingless-type mmtv integration site family, member 3, SPDYA <text:s/>- <text:s/>speedy/ringo cell cycle regulator family member a, ID4 <text:s/>- <text:s/>inhibitor of dna binding 4, dominant negative helix-loop-helix protein, CTSV <text:s/>- <text:s/>cathepsin v, NKX3-1 <text:s/>- <text:s/>nk3 homeobox 1, STC1 <text:s/>- <text:s/>stanniocalcin 1, MSH5 <text:s/>- <text:s/>muts homolog 5 (e. coli), AURKC <text:s/>- <text:s/>aurora kinase c, ATP2B4 <text:s/>- <text:s/>atpase, ca++ transporting, plasma membrane 4, MYOCD <text:s/>- <text:s/>myocardin, ZSCAN2 <text:s/>- <text:s/>zinc finger and scan domain containing 2, STK11 <text:s/>- <text:s/>serine/threonine kinase 11, KIT <text:s/>- <text:s/>v-kit hardy-zuckerman 4 feline sarcoma viral oncogene homolog, AURKA <text:s/>- <text:s/>aurora kinase a, HIF1A <text:s/>- <text:s/>hypoxia inducible factor 1, alpha subunit (basic helix-loop-helix transcription factor), LIN28A <text:s/>- <text:s/>lin-28 homolog a (c. elegans), PITX2 <text:s/>- <text:s/>paired-like homeodomain 2, SYCP3 <text:s/>- <text:s/>synaptonemal complex protein 3, NEK2 <text:s/>- <text:s/>nima-related kinase 2, PLA2G3 <text:s/>- <text:s/>phospholipase a2, group iii, TDRKH <text:s/>- <text:s/>tudor and kh domain containing, CCT6B <text:s/>- <text:s/>chaperonin containing tcp1, subunit 6b (zeta 2), DLG1 <text:s/>- <text:s/>discs, large homolog 1 (drosophila), SHH <text:s/>- <text:s/>sonic hedgehog, CCNF <text:s/>- <text:s/>cyclin f, NCAPD2 <text:s/>- <text:s/>non-smc condensin i complex, subunit d2, CABYR <text:s/>- <text:s/>calcium binding tyrosine-(y)-phosphorylation regulated, JUNB <text:s/>- <text:s/>jun b proto-oncogene, STAT3 <text:s/>- <text:s/>signal transducer and activator of transcription 3 (acute-phase response factor), LRP6 <text:s/>- <text:s/>low density lipoprotein receptor-related protein 6, RSPH1 <text:s/>- <text:s/>radial spoke head 1 homolog (chlamydomonas), DLX3 <text:s/>- <text:s/>distal-less homeobox 3, TESK1 <text:s/>- <text:s/>testis-specific kinase 1, E2F8 <text:s/>- <text:s/>e2f transcription factor 8, NLRP14 <text:s/>- <text:s/>nlr family, pyrin domain containing 14, DHCR24 <text:s/>- <text:s/>24-dehydrocholesterol reductase, FABP9 <text:s/>- <text:s/>fatty acid binding protein 9, testis, SPAG9 <text:s/>- <text:s/>sperm associated antigen 9, SSTR3 <text:s/>- <text:s/>somatostatin receptor 3, CELF1 <text:s/>- <text:s/>cugbp, elav-like family member 1, ASPM <text:s/>- <text:s/>asp (abnormal spindle) homolog, microcephaly associated (drosophila), MAP2K6 <text:s/>- <text:s/>mitogen-activated protein kinase kinase 6, NEUROG1 <text:s/>- <text:s/>neurogenin 1, HEY2 <text:s/>- <text:s/>hairy/enhancer-of-split related with yrpw motif 2, EXD1 <text:s/>- <text:s/>exonuclease 3'-5' domain containing 1, MAP2K1 <text:s/>- <text:s/>mitogen-activated protein kinase kinase 1, KLF1 <text:s/>- <text:s/>kruppel-like factor 1 (erythroid), RARA <text:s/>- <text:s/>retinoic acid receptor, alpha, ASF1B <text:s/>- <text:s/>anti-silencing function 1b histone chaperone, SFRP1 <text:s/>- <text:s/>secreted frizzled-related protein 1, SF1 <text:s/>- <text:s/>splicing factor 1, TGFB3 <text:s/>- <text:s/>transforming growth factor, beta 3, GATA3 <text:s/>- <text:s/>gata binding protein 3, DNM2 <text:s/>- <text:s/>dynamin 2, ZNF830 <text:s/>- <text:s/>zinc finger protein 830, ARID4A <text:s/>- <text:s/>at rich interactive domain 4a (rbp1-like), FAM9C <text:s/>- <text:s/>family with sequence similarity 9, member c, CDKL2 <text:s/>- <text:s/>cyclin-dependent kinase-like 2 (cdc2-related kinase), UCP2 <text:s/>- <text:s/>uncoupling protein 2 (mitochondrial, proton carrier), SPATA24 <text:s/>- <text:s/>spermatogenesis associated 24, FOSB <text:s/>- <text:s/>fbj murine osteosarcoma viral oncogene homolog b, REC8 <text:s/>- <text:s/>rec8 meiotic recombination protein, DDX4 <text:s/>- <text:s/>dead (asp-glu-ala-asp) box polypeptide 4, RBP4 <text:s/>- <text:s/>retinol binding protein 4, plasma, HMGCS1 <text:s/>- <text:s/>3-hydroxy-3-methylglutaryl-coa synthase 1 (soluble), CKS2 <text:s/>- <text:s/>cdc28 protein kinase regulatory subunit 2, BCL2L1 <text:s/>- <text:s/>bcl2-like 1, HORMAD2 <text:s/>- <text:s/>horma domain containing 2, CCND1 <text:s/>- <text:s/>cyclin d1, SLC9C1 <text:s/>- <text:s/>solute carrier family 9, subfamily c (na+-transporting carboxylic acid decarboxylase), member 1, PRKAR1A <text:s/>- <text:s/>protein kinase, camp-dependent, regulatory, type i, alpha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976</text:p>
          </table:table-cell>
          <table:table-cell office:value-type="string" calcext:value-type="string">
            <text:p>response to endoplasmic reticulum stress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465" calcext:value-type="float">
            <text:p>0.0465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92" calcext:value-type="float">
            <text:p>192</text:p>
          </table:table-cell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TMBIM6 <text:s/>- <text:s/>transmembrane bax inhibitor motif containing 6, ATP2A1 <text:s/>- <text:s/>atpase, ca++ transporting, cardiac muscle, fast twitch 1, SHC1 <text:s/>- <text:s/>shc (src homology 2 domain containing) transforming protein 1, ATP2A2 <text:s/>- <text:s/>atpase, ca++ transporting, cardiac muscle, slow twitch 2, JUN <text:s/>- <text:s/>jun proto-oncogene, PDIA4 <text:s/>- <text:s/>protein disulfide isomerase family a, member 4, NCK2 <text:s/>- <text:s/>nck adaptor protein 2, CHAC1 <text:s/>- <text:s/>chac, cation transport regulator homolog 1 (e. coli), DERL3 <text:s/>- <text:s/>derlin 3, PIK3R1 <text:s/>- <text:s/>phosphoinositide-3-kinase, regulatory subunit 1 (alpha), TMEM33 <text:s/>- <text:s/>transmembrane protein 33, OS9 <text:s/>- <text:s/>osteosarcoma amplified 9, endoplasmic reticulum lectin, BCL2L11 <text:s/>- <text:s/>bcl2-like 11 (apoptosis facilitator), CTH <text:s/>- <text:s/>cystathionase (cystathionine gamma-lyase), TLN1 <text:s/>- <text:s/>talin 1, HERPUD1 <text:s/>- <text:s/>homocysteine-inducible, endoplasmic reticulum stress-inducible, ubiquitin-like domain member 1, ATF4 <text:s/>- <text:s/>activating transcription factor 4, FKBP14 <text:s/>- <text:s/>fk506 binding protein 14, 22 kda, SESN2 <text:s/>- <text:s/>sestrin 2, SEC31A <text:s/>- <text:s/>sec31 homolog a (s. cerevisiae), SCAMP5 <text:s/>- <text:s/>secretory carrier membrane protein 5, BRSK2 <text:s/>- <text:s/>br serine/threonine kinase 2, SEC61A2 <text:s/>- <text:s/>sec61 alpha 2 subunit (s. cerevisiae), CREB3L3 <text:s/>- <text:s/>camp responsive element binding protein 3-like 3, CDK5RAP3 <text:s/>- <text:s/>cdk5 regulatory subunit associated protein 3, CTDSP2 <text:s/>- <text:s/>ctd (carboxy-terminal domain, rna polymerase ii, polypeptide a) small phosphatase 2, SDF2L1 <text:s/>- <text:s/>stromal cell-derived factor 2-like 1, SYVN1 <text:s/>- <text:s/>synovial apoptosis inhibitor 1, synoviolin, P4HB <text:s/>- <text:s/>prolyl 4-hydroxylase, beta polypeptide, POMT2 <text:s/>- <text:s/>protein-o-mannosyltransferase 2, PTPN1 <text:s/>- <text:s/>protein tyrosine phosphatase, non-receptor type 1, TMEM129 <text:s/>- <text:s/>transmembrane protein 129, ERP44 <text:s/>- <text:s/>endoplasmic reticulum protein 44, THBS1 <text:s/>- <text:s/>thrombospondin 1, ATF6B <text:s/>- <text:s/>activating transcription factor 6 beta, TRAF2 <text:s/>- <text:s/>tnf receptor-associated factor 2, UBE2K <text:s/>- <text:s/>ubiquitin-conjugating enzyme e2k, GSK3B <text:s/>- <text:s/>glycogen synthase kinase 3 beta, CCND1 <text:s/>- <text:s/>cyclin d1, HSPA5 <text:s/>- <text:s/>heat shock 70kda protein 5 (glucose-regulated protein, 78kda), VCP <text:s/>- <text:s/>valosin containing protein, DERL2 <text:s/>- <text:s/>derlin 2, VIMP <text:s/>- <text:s/>vcp-interacting membrane protein, ANKZF1 <text:s/>- <text:s/>ankyrin repeat and zinc finger domain containing 1, PDIA3 <text:s/>- <text:s/>protein disulfide isomerase family a, member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894</text:p>
          </table:table-cell>
          <table:table-cell office:value-type="string" calcext:value-type="string">
            <text:p>negative regulation of pri-miRNA transcription from RNA polymerase II promoter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468" calcext:value-type="float">
            <text:p>0.0468</text:p>
          </table:table-cell>
          <table:table-cell office:value-type="float" office:value="4.64" calcext:value-type="float">
            <text:p>4.64</text:p>
          </table:table-cell>
          <table:table-cell office:value-type="float" office:value="13954" calcext:value-type="float">
            <text:p>13954</text:p>
          </table:table-cell>
          <table:table-cell office:value-type="float" office:value="9" calcext:value-type="float">
            <text:p>9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HDAC4 <text:s/>- <text:s/>histone deacetylase 4, NFATC4 <text:s/>- <text:s/>nuclear factor of activated t-cells, cytoplasmic, calcineurin-dependent 4, NFATC3 <text:s/>- <text:s/>nuclear factor of activated t-cells, cytoplasmic, calcineurin-dependent 3, SOX9 <text:s/>- <text:s/>sry (sex determining region y)-box 9, PPARA <text:s/>- <text:s/>peroxisome proliferator-activated receptor alpha, PPARD <text:s/>- <text:s/>peroxisome proliferator-activated receptor del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372</text:p>
          </table:table-cell>
          <table:table-cell office:value-type="string" calcext:value-type="string">
            <text:p>protein localization to microtubule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465" calcext:value-type="float">
            <text:p>0.0465</text:p>
          </table:table-cell>
          <table:table-cell office:value-type="float" office:value="4.64" calcext:value-type="float">
            <text:p>4.64</text:p>
          </table:table-cell>
          <table:table-cell office:value-type="float" office:value="13954" calcext:value-type="float">
            <text:p>13954</text:p>
          </table:table-cell>
          <table:table-cell office:value-type="float" office:value="9" calcext:value-type="float">
            <text:p>9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MAPRE1 <text:s/>- <text:s/>microtubule-associated protein, rp/eb family, member 1, CHAMP1 <text:s/>- <text:s/>chromosome alignment maintaining phosphoprotein 1, MID2 <text:s/>- <text:s/>midline 2, KIF20B <text:s/>- <text:s/>kinesin family member 20b, GSK3B <text:s/>- <text:s/>glycogen synthase kinase 3 beta, MID1 <text:s/>- <text:s/>midline 1 (opitz/bbb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organelle fission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466" calcext:value-type="float">
            <text:p>0.0466</text:p>
          </table:table-cell>
          <table:table-cell office:value-type="float" office:value="2.21" calcext:value-type="float">
            <text:p>2.21</text:p>
          </table:table-cell>
          <table:table-cell office:value-type="float" office:value="13954" calcext:value-type="float">
            <text:p>13954</text:p>
          </table:table-cell>
          <table:table-cell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MAEL <text:s/>- <text:s/>maelstrom spermatogenic transposon silencer, MTFR2 <text:s/>- <text:s/>mitochondrial fission regulator 2, SYCP3 <text:s/>- <text:s/>synaptonemal complex protein 3, ACOT8 <text:s/>- <text:s/>acyl-coa thioesterase 8, TDRKH <text:s/>- <text:s/>tudor and kh domain containing, SLC2A8 <text:s/>- <text:s/>solute carrier family 2 (facilitated glucose transporter), member 8, DNM2 <text:s/>- <text:s/>dynamin 2, PPP2R1A <text:s/>- <text:s/>protein phosphatase 2, regulatory subunit a, alpha, MTFR1 <text:s/>- <text:s/>mitochondrial fission regulator 1, FANCA <text:s/>- <text:s/>fanconi anemia, complementation group a, CDC25B <text:s/>- <text:s/>cell division cycle 25b, SPDYA <text:s/>- <text:s/>speedy/ringo cell cycle regulator family member a, CCNA1 <text:s/>- <text:s/>cyclin a1, REC8 <text:s/>- <text:s/>rec8 meiotic recombination protein, DDX4 <text:s/>- <text:s/>dead (asp-glu-ala-asp) box polypeptide 4, CKS2 <text:s/>- <text:s/>cdc28 protein kinase regulatory subunit 2, LFNG <text:s/>- <text:s/>lfng o-fucosylpeptide 3-beta-n-acetylglucosaminyltransferase, PRKAR1A <text:s/>- <text:s/>protein kinase, camp-dependent, regulatory, type i, alpha, DMRTC2 <text:s/>- <text:s/>dmrt-like family c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607</text:p>
          </table:table-cell>
          <table:table-cell office:value-type="string" calcext:value-type="string">
            <text:p>alpha-amino acid biosynthetic process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51" calcext:value-type="float">
            <text:p>51</text:p>
          </table:table-cell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OAT <text:s/>- <text:s/>ornithine aminotransferase, MTR <text:s/>- <text:s/>5-methyltetrahydrofolate-homocysteine methyltransferase, GLUL <text:s/>- <text:s/>glutamate-ammonia ligase, MTRR <text:s/>- <text:s/>5-methyltetrahydrofolate-homocysteine methyltransferase reductase, PSPH <text:s/>- <text:s/>phosphoserine phosphatase, ENOPH1 <text:s/>- <text:s/>enolase-phosphatase 1, GLS2 <text:s/>- <text:s/>glutaminase 2 (liver, mitochondrial), PYCR2 <text:s/>- <text:s/>pyrroline-5-carboxylate reductase family, member 2, GLS <text:s/>- <text:s/>glutaminase, PSAT1 <text:s/>- <text:s/>phosphoserine aminotransferase 1, GOT1 <text:s/>- <text:s/>glutamic-oxaloacetic transaminase 1, soluble, PYCR1 <text:s/>- <text:s/>pyrroline-5-carboxylate reductase 1, SERINC3 <text:s/>- <text:s/>serine incorporator 3, CTH <text:s/>- <text:s/>cystathionase (cystathionine gamma-lyase), MTHFD1 <text:s/>- <text:s/>methylenetetrahydrofolate dehydrogenase (nadp+ dependent) 1, methenyltetrahydrofolate cyclohydrolase, formyltetrahydrofolate synthetase, ALDH4A1 <text:s/>- <text:s/>aldehyde dehydrogenase 4 family, member a1, BCAT2 <text:s/>- <text:s/>branched chain amino-acid transaminase 2, mitochondrial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281</text:p>
          </table:table-cell>
          <table:table-cell office:value-type="string" calcext:value-type="string">
            <text:p>mitotic cytokinesis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461" calcext:value-type="float">
            <text:p>0.0461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CKAP2 <text:s/>- <text:s/>cytoskeleton associated protein 2, SON <text:s/>- <text:s/>son dna binding protein, PLK1 <text:s/>- <text:s/>polo-like kinase 1, STMN1 <text:s/>- <text:s/>stathmin 1, KIF23 <text:s/>- <text:s/>kinesin family member 23, STAMBP <text:s/>- <text:s/>stam binding protein, MYH10 <text:s/>- <text:s/>myosin, heavy chain 10, non-muscle, CEP55 <text:s/>- <text:s/>centrosomal protein 55kda, ANK3 <text:s/>- <text:s/>ankyrin 3, node of ranvier (ankyrin g), KIF20A <text:s/>- <text:s/>kinesin family member 20a, RACGAP1 <text:s/>- <text:s/>rac gtpase activat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2698</text:p>
          </table:table-cell>
          <table:table-cell office:value-type="string" calcext:value-type="string">
            <text:p>protein localization to microtubule cytoskeleton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474" calcext:value-type="float">
            <text:p>0.0474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MAPRE1 <text:s/>- <text:s/>microtubule-associated protein, rp/eb family, member 1, FAM83D <text:s/>- <text:s/>family with sequence similarity 83, member d, CHAMP1 <text:s/>- <text:s/>chromosome alignment maintaining phosphoprotein 1, MID2 <text:s/>- <text:s/>midline 2, KIF20B <text:s/>- <text:s/>kinesin family member 20b, DCTN2 <text:s/>- <text:s/>dynactin 2 (p50), STIL <text:s/>- <text:s/>scl/tal1 interrupting locus, GSK3B <text:s/>- <text:s/>glycogen synthase kinase 3 beta, GOLGB1 <text:s/>- <text:s/>golgin b1, TTK <text:s/>- <text:s/>ttk protein kinase, MID1 <text:s/>- <text:s/>midline 1 (opitz/bbb syndrome), AURKA <text:s/>- <text:s/>aurora kinase 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652</text:p>
          </table:table-cell>
          <table:table-cell office:value-type="string" calcext:value-type="string">
            <text:p>cellular amino acid biosynthetic process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14" calcext:value-type="float">
            <text:p>2.14</text:p>
          </table:table-cell>
          <table:table-cell office:value-type="float" office:value="13954" calcext:value-type="float">
            <text:p>13954</text:p>
          </table:table-cell>
          <table:table-cell office:value-type="float" office:value="65" calcext:value-type="float">
            <text:p>65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OAT <text:s/>- <text:s/>ornithine aminotransferase, GLUL <text:s/>- <text:s/>glutamate-ammonia ligase, MTR <text:s/>- <text:s/>5-methyltetrahydrofolate-homocysteine methyltransferase, PSPH <text:s/>- <text:s/>phosphoserine phosphatase, MTRR <text:s/>- <text:s/>5-methyltetrahydrofolate-homocysteine methyltransferase reductase, ENOPH1 <text:s/>- <text:s/>enolase-phosphatase 1, GLS2 <text:s/>- <text:s/>glutaminase 2 (liver, mitochondrial), PYCR2 <text:s/>- <text:s/>pyrroline-5-carboxylate reductase family, member 2, GLS <text:s/>- <text:s/>glutaminase, PSAT1 <text:s/>- <text:s/>phosphoserine aminotransferase 1, ABAT <text:s/>- <text:s/>4-aminobutyrate aminotransferase, GOT1 <text:s/>- <text:s/>glutamic-oxaloacetic transaminase 1, soluble, PYCR1 <text:s/>- <text:s/>pyrroline-5-carboxylate reductase 1, SERINC3 <text:s/>- <text:s/>serine incorporator 3, CTH <text:s/>- <text:s/>cystathionase (cystathionine gamma-lyase), MTHFD1 <text:s/>- <text:s/>methylenetetrahydrofolate dehydrogenase (nadp+ dependent) 1, methenyltetrahydrofolate cyclohydrolase, formyltetrahydrofolate synthetase, ALDH4A1 <text:s/>- <text:s/>aldehyde dehydrogenase 4 family, member a1, BCAT2 <text:s/>- <text:s/>branched chain amino-acid transaminase 2, mitochondrial, FOLH1B <text:s/>- <text:s/>folate hydrolase 1b, UPB1 <text:s/>- <text:s/>ureidopropionase,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embryonic morphogenesis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522" calcext:value-type="float">
            <text:p>0.0522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357" calcext:value-type="float">
            <text:p>357</text:p>
          </table:table-cell>
          <table:table-cell office:value-type="float" office:value="2003" calcext:value-type="float">
            <text:p>20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LRIG3 <text:s/>- <text:s/>leucine-rich repeats and immunoglobulin-like domains 3, LHX1 <text:s/>- <text:s/>lim homeobox 1, T <text:s/>- <text:s/>t, brachyury homolog (mouse), HLX <text:s/>- <text:s/>h2.0-like homeobox, GRHL2 <text:s/>- <text:s/>grainyhead-like 2 (drosophila), WNT8B <text:s/>- <text:s/>wingless-type mmtv integration site family, member 8b, MTHFD1 <text:s/>- <text:s/>methylenetetrahydrofolate dehydrogenase (nadp+ dependent) 1, methenyltetrahydrofolate cyclohydrolase, formyltetrahydrofolate synthetase, PBX1 <text:s/>- <text:s/>pre-b-cell leukemia homeobox 1, ATOH1 <text:s/>- <text:s/>atonal homolog 1 (drosophila), ENG <text:s/>- <text:s/>endoglin, SP3 <text:s/>- <text:s/>sp3 transcription factor, FOXN4 <text:s/>- <text:s/>forkhead box n4, GJB5 <text:s/>- <text:s/>gap junction protein, beta 5, 31.1kda, INTU <text:s/>- <text:s/>inturned planar cell polarity protein, SUFU <text:s/>- <text:s/>suppressor of fused homolog (drosophila), GPC3 <text:s/>- <text:s/>glypican 3, SOX9 <text:s/>- <text:s/>sry (sex determining region y)-box 9, WNT3 <text:s/>- <text:s/>wingless-type mmtv integration site family, member 3, FRAS1 <text:s/>- <text:s/>fraser syndrome 1, EXT1 <text:s/>- <text:s/>exostosin glycosyltransferase 1, GRHL3 <text:s/>- <text:s/>grainyhead-like 3 (drosophila), FOXG1 <text:s/>- <text:s/>forkhead box g1, KDM6A <text:s/>- <text:s/>lysine (k)-specific demethylase 6a, SP9 <text:s/>- <text:s/>sp9 transcription factor, IFT140 <text:s/>- <text:s/>intraflagellar transport 140 homolog (chlamydomonas), HOXD3 <text:s/>- <text:s/>homeobox d3, MSX1 <text:s/>- <text:s/>msh homeobox 1, LDB1 <text:s/>- <text:s/>lim domain binding 1, MSX2 <text:s/>- <text:s/>msh homeobox 2, FZD2 <text:s/>- <text:s/>frizzled family receptor 2, HOXC9 <text:s/>- <text:s/>homeobox c9, HIF1A <text:s/>- <text:s/>hypoxia inducible factor 1, alpha subunit (basic helix-loop-helix transcription factor), FGFR2 <text:s/>- <text:s/>fibroblast growth factor receptor 2, NKX3-2 <text:s/>- <text:s/>nk3 homeobox 2, PITX2 <text:s/>- <text:s/>paired-like homeodomain 2, HOXB4 <text:s/>- <text:s/>homeobox b4, DLG1 <text:s/>- <text:s/>discs, large homolog 1 (drosophila), SHH <text:s/>- <text:s/>sonic hedgehog, PAX8 <text:s/>- <text:s/>paired box 8, DLX2 <text:s/>- <text:s/>distal-less homeobox 2, LRP6 <text:s/>- <text:s/>low density lipoprotein receptor-related protein 6, MICAL2 <text:s/>- <text:s/>microtubule associated monooxygenase, calponin and lim domain containing 2, HOXC4 <text:s/>- <text:s/>homeobox c4, ACVR1 <text:s/>- <text:s/>activin a receptor, type i, FLVCR1 <text:s/>- <text:s/>feline leukemia virus subgroup c cellular receptor 1, POU3F4 <text:s/>- <text:s/>pou class 3 homeobox 4, TULP3 <text:s/>- <text:s/>tubby like protein 3, SALL4 <text:s/>- <text:s/>sal-like 4 (drosophila), EOMES <text:s/>- <text:s/>eomesodermin, STIL <text:s/>- <text:s/>scl/tal1 interrupting locus, NEUROG1 <text:s/>- <text:s/>neurogenin 1, SIX1 <text:s/>- <text:s/>six homeobox 1, HOXA6 <text:s/>- <text:s/>homeobox a6, RYR2 <text:s/>- <text:s/>ryanodine receptor 2 (cardiac), SFRP1 <text:s/>- <text:s/>secreted frizzled-related protein 1, TBX15 <text:s/>- <text:s/>t-box 15, INSIG1 <text:s/>- <text:s/>insulin induced gene 1, ZIC1 <text:s/>- <text:s/>zic family member 1, TGFB3 <text:s/>- <text:s/>transforming growth factor, beta 3, GATA3 <text:s/>- <text:s/>gata binding protein 3, SMAD2 <text:s/>- <text:s/>smad family member 2, TGFB1I1 <text:s/>- <text:s/>transforming growth factor beta 1 induced transcript 1, SPRY2 <text:s/>- <text:s/>sprouty homolog 2 (drosophila), ZIC3 <text:s/>- <text:s/>zic family member 3, SIX2 <text:s/>- <text:s/>six homeobox 2, DACT1 <text:s/>- <text:s/>dishevelled-binding antagonist of beta-catenin 1, AFF3 <text:s/>- <text:s/>af4/fmr2 family, member 3, RBP4 <text:s/>- <text:s/>retinol binding protein 4, plasma, B9D1 <text:s/>- <text:s/>b9 protein domain 1, GNA12 <text:s/>- <text:s/>guanine nucleotide binding protein (g protein) alpha 12, CUL3 <text:s/>- <text:s/>cullin 3, HDAC1 <text:s/>- <text:s/>histone deacetylase 1, ECE1 <text:s/>- <text:s/>endothelin converting enzyme 1, HMX2 <text:s/>- <text:s/>h6 family homeobox 2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35019</text:p>
          </table:table-cell>
          <table:table-cell table:style-name="ce1" office:value-type="string" calcext:value-type="string">
            <text:p>somatic stem cell population maintenance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579" calcext:value-type="float">
            <text:p>0.0579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[LIN28A <text:s/>- <text:s/>lin-28 homolog a (c. elegans), SFRP1 <text:s/>- <text:s/>secreted frizzled-related protein 1, POLR2I <text:s/>- <text:s/>polymerase (rna) ii (dna directed) polypeptide i, 14.5kda, SMAD2 <text:s/>- <text:s/>smad family member 2, SOX9 <text:s/>- <text:s/>sry (sex determining region y)-box 9, SOX4 <text:s/>- <text:s/>sry (sex determining region y)-box 4, STAT3 <text:s/>- <text:s/>signal transducer and activator of transcription 3 (acute-phase response factor), ZIC3 <text:s/>- <text:s/>zic family member 3, SIX2 <text:s/>- <text:s/>six homeobox 2, LDB2 <text:s/>- <text:s/>lim domain binding 2, PBX1 <text:s/>- <text:s/>pre-b-cell leukemia homeobox 1, EPAS1 <text:s/>- <text:s/>endothelial pas domain protein 1, ZFP36L2 <text:s/>- <text:s/>zfp36 ring finger protein-like 2, LDB1 <text:s/>- <text:s/>lim domain binding 1, SALL4 <text:s/>- <text:s/>sal-like 4 (drosophila), KLF10 <text:s/>- <text:s/>kruppel-like factor 10, KIT <text:s/>- <text:s/>v-kit hardy-zuckerman 4 feline sarcoma viral oncogene homolog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8469</text:p>
          </table:table-cell>
          <table:table-cell table:style-name="ce1" office:value-type="string" calcext:value-type="string">
            <text:p>cell maturation</text:p>
          </table:table-cell>
          <table:table-cell table:style-name="ce1" office:value-type="float" office:value="0.000671" calcext:value-type="float">
            <text:p>0.000671</text:p>
          </table:table-cell>
          <table:table-cell table:style-name="ce1" office:value-type="float" office:value="0.0601" calcext:value-type="float">
            <text:p>0.0601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[HES5 <text:s/>- <text:s/>hairy and enhancer of split 5 (drosophila), PRKACA <text:s/>- <text:s/>protein kinase, camp-dependent, catalytic, alpha, MAEA <text:s/>- <text:s/>macrophage erythroblast attacher, GDF11 <text:s/>- <text:s/>growth differentiation factor 11, CABYR <text:s/>- <text:s/>calcium binding tyrosine-(y)-phosphorylation regulated, CDC25B <text:s/>- <text:s/>cell division cycle 25b, SEPT4 <text:s/>- <text:s/>septin 4, FLVCR1 <text:s/>- <text:s/>feline leukemia virus subgroup c cellular receptor 1, EPAS1 <text:s/>- <text:s/>endothelial pas domain protein 1, PTK2B <text:s/>- <text:s/>protein tyrosine kinase 2 beta, KDM1A <text:s/>- <text:s/>lysine (k)-specific demethylase 1a, FARP2 <text:s/>- <text:s/>ferm, rhogef and pleckstrin domain protein 2, PPARG <text:s/>- <text:s/>peroxisome proliferator-activated receptor gamma, BFSP1 <text:s/>- <text:s/>beaded filament structural protein 1, filensin, HOXB13 <text:s/>- <text:s/>homeobox b13, RND1 <text:s/>- <text:s/>rho family gtpase 1, PLP1 <text:s/>- <text:s/>proteolipid protein 1, GATA3 <text:s/>- <text:s/>gata binding protein 3, POU2F2 <text:s/>- <text:s/>pou class 2 homeobox 2, LGI4 <text:s/>- <text:s/>leucine-rich repeat lgi family, member 4, EPHA8 <text:s/>- <text:s/>eph receptor a8, REC8 <text:s/>- <text:s/>rec8 meiotic recombination protein, NKX6-1 <text:s/>- <text:s/>nk6 homeobox 1, ERCC2 <text:s/>- <text:s/>excision repair cross-complementing rodent repair deficiency, complementation group 2, PCSK4 <text:s/>- <text:s/>proprotein convertase subtilisin/kexin type 4, HIF1A <text:s/>- <text:s/>hypoxia inducible factor 1, alpha subunit (basic helix-loop-helix transcription factor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90276</text:p>
          </table:table-cell>
          <table:table-cell table:style-name="ce1" office:value-type="string" calcext:value-type="string">
            <text:p>regulation of peptide hormone secretion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624" calcext:value-type="float">
            <text:p>0.0624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[ARNTL <text:s/>- <text:s/>aryl hydrocarbon receptor nuclear translocator-like, TIAM1 <text:s/>- <text:s/>t-cell lymphoma invasion and metastasis 1, GLUL <text:s/>- <text:s/>glutamate-ammonia ligase, PASK <text:s/>- <text:s/>pas domain containing serine/threonine kinase, PAX8 <text:s/>- <text:s/>paired box 8, IRS1 <text:s/>- <text:s/>insulin receptor substrate 1, ARHGEF7 <text:s/>- <text:s/>rho guanine nucleotide exchange factor (gef) 7, NLGN2 <text:s/>- <text:s/>neuroligin 2, ISL1 <text:s/>- <text:s/>isl lim homeobox 1, ABAT <text:s/>- <text:s/>4-aminobutyrate aminotransferase, RAB8B <text:s/>- <text:s/>rab8b, member ras oncogene family, MIDN <text:s/>- <text:s/>midnolin, KIF5B <text:s/>- <text:s/>kinesin family member 5b, ENSA <text:s/>- <text:s/>endosulfine alpha, NDUFAF2 <text:s/>- <text:s/>nadh dehydrogenase (ubiquinone) complex i, assembly factor 2, HADH <text:s/>- <text:s/>hydroxyacyl-coa dehydrogenase, MYRIP <text:s/>- <text:s/>myosin viia and rab interacting protein, BRSK2 <text:s/>- <text:s/>br serine/threonine kinase 2, PIM3 <text:s/>- <text:s/>pim-3 oncogene, ITPR2 <text:s/>- <text:s/>inositol 1,4,5-trisphosphate receptor, type 2, PPARD <text:s/>- <text:s/>peroxisome proliferator-activated receptor delta, MARCKS <text:s/>- <text:s/>myristoylated alanine-rich protein kinase c substrate, SFRP1 <text:s/>- <text:s/>secreted frizzled-related protein 1, CPT1A <text:s/>- <text:s/>carnitine palmitoyltransferase 1a (liver), PCK2 <text:s/>- <text:s/>phosphoenolpyruvate carboxykinase 2 (mitochondrial), HMGN3 <text:s/>- <text:s/>high mobility group nucleosomal binding domain 3, ADCYAP1 <text:s/>- <text:s/>adenylate cyclase activating polypeptide 1 (pituitary), SOX4 <text:s/>- <text:s/>sry (sex determining region y)-box 4, SLC2A1 <text:s/>- <text:s/>solute carrier family 2 (facilitated glucose transporter), member 1, UCP2 <text:s/>- <text:s/>uncoupling protein 2 (mitochondrial, proton carrier), CACNA1E <text:s/>- <text:s/>calcium channel, voltage-dependent, r type, alpha 1e subunit, PER2 <text:s/>- <text:s/>period circadian clock 2, HMGCR <text:s/>- <text:s/>3-hydroxy-3-methylglutaryl-coa reductase, RBP4 <text:s/>- <text:s/>retinol binding protein 4, plasma, NKX6-1 <text:s/>- <text:s/>nk6 homeobox 1, SLC25A6 <text:s/>- <text:s/>solute carrier family 25 (mitochondrial carrier; adenine nucleotide translocator), member 6, SLC25A4 <text:s/>- <text:s/>solute carrier family 25 (mitochondrial carrier; adenine nucleotide translocator), member 4, SREBF1 <text:s/>- <text:s/>sterol regulatory element binding transcription factor 1, TNFSF11 <text:s/>- <text:s/>tumor necrosis factor (ligand) superfamily, member 11, HIF1A <text:s/>- <text:s/>hypoxia inducible factor 1, alpha subunit (basic helix-loop-helix transcription factor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1840</text:p>
          </table:table-cell>
          <table:table-cell table:style-name="ce1" office:value-type="string" calcext:value-type="string">
            <text:p>cellular component organization or biogenesis</text:p>
          </table:table-cell>
          <table:table-cell table:style-name="ce1" office:value-type="float" office:value="0.000729" calcext:value-type="float">
            <text:p>0.000729</text:p>
          </table:table-cell>
          <table:table-cell table:style-name="ce1" office:value-type="float" office:value="0.0645" calcext:value-type="float">
            <text:p>0.0645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[ZMYND8 <text:s/>- <text:s/>zinc finger, mynd-type containing 8, DNAJB14 <text:s/>- <text:s/>dnaj (hsp40) homolog, subfamily b, member 14, KIF20B <text:s/>- <text:s/>kinesin family member 20b, CEP89 <text:s/>- <text:s/>centrosomal protein 89kda, LRRC16A <text:s/>- <text:s/>leucine rich repeat containing 16a, FBXO18 <text:s/>- <text:s/>f-box protein, helicase, 18, FAM73B <text:s/>- <text:s/>family with sequence similarity 73, member b, SEPT4 <text:s/>- <text:s/>septin 4, GRHL2 <text:s/>- <text:s/>grainyhead-like 2 (drosophila), CDC42BPG <text:s/>- <text:s/>cdc42 binding protein kinase gamma (dmpk-like), ACACA <text:s/>- <text:s/>acetyl-coa carboxylase alpha, LFNG <text:s/>- <text:s/>lfng o-fucosylpeptide 3-beta-n-acetylglucosaminyltransferase, GCHFR <text:s/>- <text:s/>gtp cyclohydrolase i feedback regulator, GCH1 <text:s/>- <text:s/>gtp cyclohydrolase 1, YWHAQ <text:s/>- <text:s/>tyrosine 3-monooxygenase/tryptophan 5-monooxygenase activation protein, theta polypeptide, KIF27 <text:s/>- <text:s/>kinesin family member 27, CDC42EP4 <text:s/>- <text:s/>cdc42 effector protein (rho gtpase binding) 4, LTV1 <text:s/>- <text:s/>ltv1 homolog (s. cerevisiae), CPT1A <text:s/>- <text:s/>carnitine palmitoyltransferase 1a (liver), MAEL <text:s/>- <text:s/>maelstrom spermatogenic transposon silencer, ACAT1 <text:s/>- <text:s/>acetyl-coa acetyltransferase 1, BRD8 <text:s/>- <text:s/>bromodomain containing 8, PLK1 <text:s/>- <text:s/>polo-like kinase 1, PLP1 <text:s/>- <text:s/>proteolipid protein 1, SOX9 <text:s/>- <text:s/>sry (sex determining region y)-box 9, NPHP4 <text:s/>- <text:s/>nephronophthisis 4, CLDN14 <text:s/>- <text:s/>claudin 14, ECSIT <text:s/>- <text:s/>ecsit signalling integrator, DPF3 <text:s/>- <text:s/>d4, zinc and double phd fingers, family 3, LPL <text:s/>- <text:s/>lipoprotein lipase, SOX1 <text:s/>- <text:s/>sry (sex determining region y)-box 1, CCNB1IP1 <text:s/>- <text:s/>cyclin b1 interacting protein 1, e3 ubiquitin protein ligase, ADAMTS20 <text:s/>- <text:s/>adam metallopeptidase with thrombospondin type 1 motif, 20, ORC3 <text:s/>- <text:s/>origin recognition complex, subunit 3, CCDC63 <text:s/>- <text:s/>coiled-coil domain containing 63, SON <text:s/>- <text:s/>son dna binding protein, POLD4 <text:s/>- <text:s/>polymerase (dna-directed), delta 4, accessory subunit, BCAR1 <text:s/>- <text:s/>breast cancer anti-estrogen resistance 1, RAB40C <text:s/>- <text:s/>rab40c, member ras oncogene family, LEMD3 <text:s/>- <text:s/>lem domain containing 3, LIPA <text:s/>- <text:s/>lipase a, lysosomal acid, cholesterol esterase, DOCK10 <text:s/>- <text:s/>dedicator of cytokinesis 10, LMAN1 <text:s/>- <text:s/>lectin, mannose-binding, 1, KRT19 <text:s/>- <text:s/>keratin 19, GLUL <text:s/>- <text:s/>glutamate-ammonia ligase, SNRPD2 <text:s/>- <text:s/>small nuclear ribonucleoprotein d2 polypeptide 16.5kda, HIST3H3 <text:s/>- <text:s/>histone cluster 3, h3, PIH1D3 <text:s/>- <text:s/>pih1 domain containing 3, DYSF <text:s/>- <text:s/>dysferlin, limb girdle muscular dystrophy 2b (autosomal recessive), SNCA <text:s/>- <text:s/>synuclein, alpha (non a4 component of amyloid precursor), GLS <text:s/>- <text:s/>glutaminase, TBPL1 <text:s/>- <text:s/>tbp-like 1, MRPS30 <text:s/>- <text:s/>mitochondrial ribosomal protein s30, TP53INP2 <text:s/>- <text:s/>tumor protein p53 inducible nuclear protein 2, CNN3 <text:s/>- <text:s/>calponin 3, acidic, NAA60 <text:s/>- <text:s/>n(alpha)-acetyltransferase 60, natf catalytic subunit, CNN2 <text:s/>- <text:s/>calponin 2, ACTL6B <text:s/>- <text:s/>actin-like 6b, POLRMT <text:s/>- <text:s/>polymerase (rna) mitochondrial (dna directed), SSBP3 <text:s/>- <text:s/>single stranded dna binding protein 3, ADD3 <text:s/>- <text:s/>adducin 3 (gamma), ATCAY <text:s/>- <text:s/>ataxia, cerebellar, cayman type, STMN1 <text:s/>- <text:s/>stathmin 1, ADCYAP1 <text:s/>- <text:s/>adenylate cyclase activating polypeptide 1 (pituitary), SNX7 <text:s/>- <text:s/>sorting nexin 7, MID1IP1 <text:s/>- <text:s/>mid1 interacting protein 1, ONECUT2 <text:s/>- <text:s/>one cut homeobox 2, SRCAP <text:s/>- <text:s/>snf2-related crebbp activator protein, KIF23 <text:s/>- <text:s/>kinesin family member 23, SLC22A1 <text:s/>- <text:s/>solute carrier family 22 (organic cation transporter), member 1, POLA1 <text:s/>- <text:s/>polymerase (dna directed), alpha 1, catalytic subunit, PDZD7 <text:s/>- <text:s/>pdz domain containing 7, COL27A1 <text:s/>- <text:s/>collagen, type xxvii, alpha 1, LAMB3 <text:s/>- <text:s/>laminin, beta 3, VASH2 <text:s/>- <text:s/>vasohibin 2, HSD17B8 <text:s/>- <text:s/>hydroxysteroid (17-beta) dehydrogenase 8, AP2A1 <text:s/>- <text:s/>adaptor-related protein complex 2, alpha 1 subunit, CHD6 <text:s/>- <text:s/>chromodomain helicase dna binding protein 6, POLR1B <text:s/>- <text:s/>polymerase (rna) i polypeptide b, 128kda, FAM126A <text:s/>- <text:s/>family with sequence similarity 126, member a, PRDM5 <text:s/>- <text:s/>pr domain containing 5, CXorf27 <text:s/>- <text:s/>chromosome x open reading frame 27, SYT1 <text:s/>- <text:s/>synaptotagmin i, ATG4A <text:s/>- <text:s/>autophagy related 4a, cysteine peptidase, KIF5B <text:s/>- <text:s/>kinesin family member 5b, PRIM1 <text:s/>- <text:s/>primase, dna, polypeptide 1 (49kda), VPS35 <text:s/>- <text:s/>vacuolar protein sorting 35 homolog (s. cerevisiae), CTH <text:s/>- <text:s/>cystathionase (cystathionine gamma-lyase), SUN2 <text:s/>- <text:s/>sad1 and unc84 domain containing 2, HSD17B12 <text:s/>- <text:s/>hydroxysteroid (17-beta) dehydrogenase 12, CENPI <text:s/>- <text:s/>centromere protein i, RAD54B <text:s/>- <text:s/>rad54 homolog b (s. cerevisiae), SETD3 <text:s/>- <text:s/>set domain containing 3, AIMP2 <text:s/>- <text:s/>aminoacyl trna synthetase complex-interacting multifunctional protein 2, CTSL <text:s/>- <text:s/>cathepsin l, STXBP1 <text:s/>- <text:s/>syntaxin binding protein 1, PPIL2 <text:s/>- <text:s/>peptidylprolyl isomerase (cyclophilin)-like 2, STX5 <text:s/>- <text:s/>syntaxin 5, CCDC151 <text:s/>- <text:s/>coiled-coil domain containing 151, UBE2C <text:s/>- <text:s/>ubiquitin-conjugating enzyme e2c, USP30 <text:s/>- <text:s/>ubiquitin specific peptidase 30, PPP2R1A <text:s/>- <text:s/>protein phosphatase 2, regulatory subunit a, alpha, SBDS <text:s/>- <text:s/>shwachman-bodian-diamond syndrome, KPNB1 <text:s/>- <text:s/>karyopherin (importin) beta 1, LIPG <text:s/>- <text:s/>lipase, endothelial, CTSV <text:s/>- <text:s/>cathepsin v, FGD6 <text:s/>- <text:s/>fyve, rhogef and ph domain containing 6, TRAPPC12 <text:s/>- <text:s/>trafficking protein particle complex 12, DEK <text:s/>- <text:s/>dek oncogene, TCTN2 <text:s/>- <text:s/>tectonic family member 2, STC1 <text:s/>- <text:s/>stanniocalcin 1, AURKC <text:s/>- <text:s/>aurora kinase c, TUBA1C <text:s/>- <text:s/>tubulin, alpha 1c, STK11 <text:s/>- <text:s/>serine/threonine kinase 11, SUV420H2 <text:s/>- <text:s/>suppressor of variegation 4-20 homolog 2 (drosophila), PEX16 <text:s/>- <text:s/>peroxisomal biogenesis factor 16, KIT <text:s/>- <text:s/>v-kit hardy-zuckerman 4 feline sarcoma viral oncogene homolog, NEK7 <text:s/>- <text:s/>nima-related kinase 7, FZD2 <text:s/>- <text:s/>frizzled family receptor 2, AURKA <text:s/>- <text:s/>aurora kinase a, MRPL37 <text:s/>- <text:s/>mitochondrial ribosomal protein l37, RAB33A <text:s/>- <text:s/>rab33a, member ras oncogene family, TDRKH <text:s/>- <text:s/>tudor and kh domain containing, MRPL51 <text:s/>- <text:s/>mitochondrial ribosomal protein l51, JUN <text:s/>- <text:s/>jun proto-oncogene, JARID2 <text:s/>- <text:s/>jumonji, at rich interactive domain 2, STAT3 <text:s/>- <text:s/>signal transducer and activator of transcription 3 (acute-phase response factor), IFT27 <text:s/>- <text:s/>intraflagellar transport 27 homolog (chlamydomonas), FMNL2 <text:s/>- <text:s/>formin-like 2, ALDOB <text:s/>- <text:s/>aldolase b, fructose-bisphosphate, NRXN2 <text:s/>- <text:s/>neurexin 2, ELAC2 <text:s/>- <text:s/>elac ribonuclease z 2, ING5 <text:s/>- <text:s/>inhibitor of growth family, member 5, SLC25A33 <text:s/>- <text:s/>solute carrier family 25 (pyrimidine nucleotide carrier), member 33, ASPM <text:s/>- <text:s/>asp (abnormal spindle) homolog, microcephaly associated (drosophila), NHP2 <text:s/>- <text:s/>nhp2 ribonucleoprotein, HMGA2 <text:s/>- <text:s/>high mobility group at-hook 2, DSTN <text:s/>- <text:s/>destrin (actin depolymerizing factor), TRIP10 <text:s/>- <text:s/>thyroid hormone receptor interactor 10, ASF1B <text:s/>- <text:s/>anti-silencing function 1b histone chaperone, TRIM59 <text:s/>- <text:s/>tripartite motif containing 59, GTF3C5 <text:s/>- <text:s/>general transcription factor iiic, polypeptide 5, 63kda, GATA3 <text:s/>- <text:s/>gata binding protein 3, HMGN3 <text:s/>- <text:s/>high mobility group nucleosomal binding domain 3, MYH14 <text:s/>- <text:s/>myosin, heavy chain 14, non-muscle, CISD2 <text:s/>- <text:s/>cdgsh iron sulfur domain 2, GLRA3 <text:s/>- <text:s/>glycine receptor, alpha 3, PRKCZ <text:s/>- <text:s/>protein kinase c, zeta, SAMM50 <text:s/>- <text:s/>samm50 sorting and assembly machinery component, CCDC88A <text:s/>- <text:s/>coiled-coil domain containing 88a, NUP214 <text:s/>- <text:s/>nucleoporin 214kda, SLC25A6 <text:s/>- <text:s/>solute carrier family 25 (mitochondrial carrier; adenine nucleotide translocator), member 6, BRD3 <text:s/>- <text:s/>bromodomain containing 3, SLC25A4 <text:s/>- <text:s/>solute carrier family 25 (mitochondrial carrier; adenine nucleotide translocator), member 4, GAS8 <text:s/>- <text:s/>growth arrest-specific 8, KCNA7 <text:s/>- <text:s/>potassium voltage-gated channel, shaker-related subfamily, member 7, MTO1 <text:s/>- <text:s/>mitochondrial trna translation optimization 1, PRKAR1A <text:s/>- <text:s/>protein kinase, camp-dependent, regulatory, type i, alpha, ANK3 <text:s/>- <text:s/>ankyrin 3, node of ranvier (ankyrin g), DEDD2 <text:s/>- <text:s/>death effector domain containing 2, PHLDB2 <text:s/>- <text:s/>pleckstrin homology-like domain, family b, member 2, ATXN2L <text:s/>- <text:s/>ataxin 2-like, ZNF385A <text:s/>- <text:s/>zinc finger protein 385a, BRWD3 <text:s/>- <text:s/>bromodomain and wd repeat domain containing 3, MIP <text:s/>- <text:s/>major intrinsic protein of lens fiber, SIN3A <text:s/>- <text:s/>sin3 transcription regulator family member a, RAB8B <text:s/>- <text:s/>rab8b, member ras oncogene family, CXCL12 <text:s/>- <text:s/>chemokine (c-x-c motif) ligand 12, MID1 <text:s/>- <text:s/>midline 1 (opitz/bbb syndrome), TMEM33 <text:s/>- <text:s/>transmembrane protein 33, MLH1 <text:s/>- <text:s/>mutl homolog 1, colon cancer, nonpolyposis type 2 (e. coli), KDM3B <text:s/>- <text:s/>lysine (k)-specific demethylase 3b, WHAMM <text:s/>- <text:s/>was protein homolog associated with actin, golgi membranes and microtubules, CYTH2 <text:s/>- <text:s/>cytohesin 2, TBC1D10A <text:s/>- <text:s/>tbc1 domain family, member 10a, FOPNL <text:s/>- <text:s/>fgfr1op n-terminal like, CBX8 <text:s/>- <text:s/>chromobox homolog 8, DBN1 <text:s/>- <text:s/>drebrin 1, MAP7D3 <text:s/>- <text:s/>map7 domain containing 3, CHP1 <text:s/>- <text:s/>calcineurin-like ef-hand protein 1, BRIP1 <text:s/>- <text:s/>brca1 interacting protein c-terminal helicase 1, NUMBL <text:s/>- <text:s/>numb homolog (drosophila)-like, RPS6KA5 <text:s/>- <text:s/>ribosomal protein s6 kinase, 90kda, polypeptide 5, BOLA2B <text:s/>- <text:s/>bola homolog 2b (e. coli), PADI3 <text:s/>- <text:s/>peptidyl arginine deiminase, type iii, CADM2 <text:s/>- <text:s/>cell adhesion molecule 2, CHEK2 <text:s/>- <text:s/>checkpoint kinase 2, GOLPH3L <text:s/>- <text:s/>golgi phosphoprotein 3-like, RAB11B <text:s/>- <text:s/>rab11b, member ras oncogene family, PAK3 <text:s/>- <text:s/>p21 protein (cdc42/rac)-activated kinase 3, ZMYM5 <text:s/>- <text:s/>zinc finger, mym-type 5, ERMN <text:s/>- <text:s/>ermin, erm-like protein, HIST1H2BB <text:s/>- <text:s/>histone cluster 1, h2bb, ZMYM3 <text:s/>- <text:s/>zinc finger, mym-type 3, H2AFZ <text:s/>- <text:s/>h2a histone family, member z, H2AFX <text:s/>- <text:s/>h2a histone family, member x, HIST1H2AD <text:s/>- <text:s/>histone cluster 1, h2ad, HIST1H1B <text:s/>- <text:s/>histone cluster 1, h1b, AURKB <text:s/>- <text:s/>aurora kinase b, HIST1H1D <text:s/>- <text:s/>histone cluster 1, h1d, HIST1H1C <text:s/>- <text:s/>histone cluster 1, h1c, PDGFRB <text:s/>- <text:s/>platelet-derived growth factor receptor, beta polypeptide, SKA2 <text:s/>- <text:s/>spindle and kinetochore associated complex subunit 2, BUB3 <text:s/>- <text:s/>bub3 mitotic checkpoint protein, HIST1H2BA <text:s/>- <text:s/>histone cluster 1, h2ba, ARID1B <text:s/>- <text:s/>at rich interactive domain 1b (swi1-like), BTG2 <text:s/>- <text:s/>btg family, member 2, BRWD1 <text:s/>- <text:s/>bromodomain and wd repeat domain containing 1, FAM160A2 <text:s/>- <text:s/>family with sequence similarity 160, member a2, TICRR <text:s/>- <text:s/>topbp1-interacting checkpoint and replication regulator, PCNT <text:s/>- <text:s/>pericentrin, RAB8A <text:s/>- <text:s/>rab8a, member ras oncogene family, PCNA <text:s/>- <text:s/>proliferating cell nuclear antigen, PRDM2 <text:s/>- <text:s/>pr domain containing 2, with znf domain, S100B <text:s/>- <text:s/>s100 calcium binding protein b, DAXX <text:s/>- <text:s/>death-domain associated protein, MAP3K12 <text:s/>- <text:s/>mitogen-activated protein kinase kinase kinase 12, ISCA2 <text:s/>- <text:s/>iron-sulfur cluster assembly 2, FAM161A <text:s/>- <text:s/>family with sequence similarity 161, member a, TUBB2B <text:s/>- <text:s/>tubulin, beta 2b class iib, HGS <text:s/>- <text:s/>hepatocyte growth factor-regulated tyrosine kinase substrate, PLA2G16 <text:s/>- <text:s/>phospholipase a2, group xvi, MBD3 <text:s/>- <text:s/>methyl-cpg binding domain protein 3, HDAC1 <text:s/>- <text:s/>histone deacetylase 1, KAT7 <text:s/>- <text:s/>k(lysine) acetyltransferase 7, ATP2A1 <text:s/>- <text:s/>atpase, ca++ transporting, cardiac muscle, fast twitch 1, CCNB2 <text:s/>- <text:s/>cyclin b2, CCNE2 <text:s/>- <text:s/>cyclin e2, EPC2 <text:s/>- <text:s/>enhancer of polycomb homolog 2 (drosophila), ATP2A2 <text:s/>- <text:s/>atpase, ca++ transporting, cardiac muscle, slow twitch 2, TCTN3 <text:s/>- <text:s/>tectonic family member 3, DNAAF3 <text:s/>- <text:s/>dynein, axonemal, assembly factor 3, NLGN2 <text:s/>- <text:s/>neuroligin 2, GOLGA2 <text:s/>- <text:s/>golgin a2, DSCAM <text:s/>- <text:s/>down syndrome cell adhesion molecule, XPO1 <text:s/>- <text:s/>exportin 1 (crm1 homolog, yeast), GOLGB1 <text:s/>- <text:s/>golgin b1, TTLL3 <text:s/>- <text:s/>tubulin tyrosine ligase-like family, member 3, BAHD1 <text:s/>- <text:s/>bromo adjacent homology domain containing 1, ATP1B1 <text:s/>- <text:s/>atpase, na+/k+ transporting, beta 1 polypeptide, WNT8B <text:s/>- <text:s/>wingless-type mmtv integration site family, member 8b, MARK3 <text:s/>- <text:s/>map/microtubule affinity-regulating kinase 3, KIAA1377 <text:s/>- <text:s/>kiaa1377, C15orf43 <text:s/>- <text:s/>chromosome 15 open reading frame 43, PHF1 <text:s/>- <text:s/>phd finger protein 1, RERE <text:s/>- <text:s/>arginine-glutamic acid dipeptide (re) repeats, SEC31A <text:s/>- <text:s/>sec31 homolog a (s. cerevisiae), PEX7 <text:s/>- <text:s/>peroxisomal biogenesis factor 7, IMMP1L <text:s/>- <text:s/>imp1 inner mitochondrial membrane peptidase-like (s. cerevisiae), PLIN5 <text:s/>- <text:s/>perilipin 5, SLC2A1 <text:s/>- <text:s/>solute carrier family 2 (facilitated glucose transporter), member 1, WNT3 <text:s/>- <text:s/>wingless-type mmtv integration site family, member 3, ARHGAP21 <text:s/>- <text:s/>rho gtpase activating protein 21, SPDYA <text:s/>- <text:s/>speedy/ringo cell cycle regulator family member a, PER1 <text:s/>- <text:s/>period circadian clock 1, ANO4 <text:s/>- <text:s/>anoctamin 4, DSPP <text:s/>- <text:s/>dentin sialophosphoprotein, MCM4 <text:s/>- <text:s/>minichromosome maintenance complex component 4, MCM3 <text:s/>- <text:s/>minichromosome maintenance complex component 3, VRK1 <text:s/>- <text:s/>vaccinia related kinase 1, TRPV1 <text:s/>- <text:s/>transient receptor potential cation channel, subfamily v, member 1, MCM5 <text:s/>- <text:s/>minichromosome maintenance complex component 5, PI4K2A <text:s/>- <text:s/>phosphatidylinositol 4-kinase type 2 alpha, SHC1 <text:s/>- <text:s/>shc (src homology 2 domain containing) transforming protein 1, PNPT1 <text:s/>- <text:s/>polyribonucleotide nucleotidyltransferase 1, DLG1 <text:s/>- <text:s/>discs, large homolog 1 (drosophila), GRWD1 <text:s/>- <text:s/>glutamate-rich wd repeat containing 1, SHH <text:s/>- <text:s/>sonic hedgehog, LUC7L2 <text:s/>- <text:s/>luc7-like 2 (s. cerevisiae), RSPH1 <text:s/>- <text:s/>radial spoke head 1 homolog (chlamydomonas), LRP6 <text:s/>- <text:s/>low density lipoprotein receptor-related protein 6, DHCR24 <text:s/>- <text:s/>24-dehydrocholesterol reductase, LUM <text:s/>- <text:s/>lumican, SPAG9 <text:s/>- <text:s/>sperm associated antigen 9, PLEKHF1 <text:s/>- <text:s/>pleckstrin homology domain containing, family f (with fyve domain) member 1, GPX4 <text:s/>- <text:s/>glutathione peroxidase 4, STIL <text:s/>- <text:s/>scl/tal1 interrupting locus, COG2 <text:s/>- <text:s/>component of oligomeric golgi complex 2, BRSK2 <text:s/>- <text:s/>br serine/threonine kinase 2, NID2 <text:s/>- <text:s/>nidogen 2 (osteonidogen), SIPA1 <text:s/>- <text:s/>signal-induced proliferation-associated 1, TAF1B <text:s/>- <text:s/>tata box binding protein (tbp)-associated factor, rna polymerase i, b, 63kda, DYNC1H1 <text:s/>- <text:s/>dynein, cytoplasmic 1, heavy chain 1, MARCKS <text:s/>- <text:s/>myristoylated alanine-rich protein kinase c substrate, SF1 <text:s/>- <text:s/>splicing factor 1, DNM2 <text:s/>- <text:s/>dynamin 2, SMAD2 <text:s/>- <text:s/>smad family member 2, SRSF6 <text:s/>- <text:s/>serine/arginine-rich splicing factor 6, M6PR <text:s/>- <text:s/>mannose-6-phosphate receptor (cation dependent), DMP1 <text:s/>- <text:s/>dentin matrix acidic phosphoprotein 1, PPP6R3 <text:s/>- <text:s/>protein phosphatase 6, regulatory subunit 3, SLX1A <text:s/>- <text:s/>slx1 structure-specific endonuclease subunit homolog a (s. cerevisiae), BCL2L1 <text:s/>- <text:s/>bcl2-like 1, HIST1H2BJ <text:s/>- <text:s/>histone cluster 1, h2bj, HIST1H2AG <text:s/>- <text:s/>histone cluster 1, h2ag, KIF18B <text:s/>- <text:s/>kinesin family member 18b, GSK3B <text:s/>- <text:s/>glycogen synthase kinase 3 beta, H1FX <text:s/>- <text:s/>h1 histone family, member x, SH3BGR <text:s/>- <text:s/>sh3 domain binding glutamic acid-rich protein, ITSN1 <text:s/>- <text:s/>intersectin 1 (sh3 domain protein), SH3GL1 <text:s/>- <text:s/>sh3-domain grb2-like 1, MAPRE1 <text:s/>- <text:s/>microtubule-associated protein, rp/eb family, member 1, BNIP3 <text:s/>- <text:s/>bcl2/adenovirus e1b 19kda interacting protein 3, MARK2 <text:s/>- <text:s/>map/microtubule affinity-regulating kinase 2, BNIP3L <text:s/>- <text:s/>bcl2/adenovirus e1b 19kda interacting protein 3-like, STRA13 <text:s/>- <text:s/>stimulated by retinoic acid 13, MAEA <text:s/>- <text:s/>macrophage erythroblast attacher, APC2 <text:s/>- <text:s/>adenomatosis polyposis coli 2, GORAB <text:s/>- <text:s/>golgin, rab6-interacting, RFX2 <text:s/>- <text:s/>regulatory factor x, 2 (influences hla class ii expression), WHSC1L1 <text:s/>- <text:s/>wolf-hirschhorn syndrome candidate 1-like 1, TRAPPC6A <text:s/>- <text:s/>trafficking protein particle complex 6a, RACGAP1 <text:s/>- <text:s/>rac gtpase activating protein 1, EPAS1 <text:s/>- <text:s/>endothelial pas domain protein 1, RECQL <text:s/>- <text:s/>recq protein-like (dna helicase q1-like), WASF2 <text:s/>- <text:s/>was protein family, member 2, NAP1L4 <text:s/>- <text:s/>nucleosome assembly protein 1-like 4, SIRT2 <text:s/>- <text:s/>sirtuin 2, SPC24 <text:s/>- <text:s/>spc24, ndc80 kinetochore complex component, TDRD3 <text:s/>- <text:s/>tudor domain containing 3, ATG9A <text:s/>- <text:s/>autophagy related 9a, BFSP1 <text:s/>- <text:s/>beaded filament structural protein 1, filensin, STMN4 <text:s/>- <text:s/>stathmin-like 4, TPX2 <text:s/>- <text:s/>tpx2, microtubule-associated, BDNF <text:s/>- <text:s/>brain-derived neurotrophic factor, PPP1R12A <text:s/>- <text:s/>protein phosphatase 1, regulatory subunit 12a, BLM <text:s/>- <text:s/>bloom syndrome, recq helicase-like, GRHL1 <text:s/>- <text:s/>grainyhead-like 1 (drosophila), SYNGAP1 <text:s/>- <text:s/>synaptic ras gtpase activating protein 1, TTK <text:s/>- <text:s/>ttk protein kinase, HIST3H2BB <text:s/>- <text:s/>histone cluster 3, h2bb, PER2 <text:s/>- <text:s/>period circadian clock 2, LDB1 <text:s/>- <text:s/>lim domain binding 1, CEP152 <text:s/>- <text:s/>centrosomal protein 152kda, EIF5 <text:s/>- <text:s/>eukaryotic translation initiation factor 5, MRPS36 <text:s/>- <text:s/>mitochondrial ribosomal protein s36, MYO1E <text:s/>- <text:s/>myosin ie, TRDN <text:s/>- <text:s/>triadin, TOPORS <text:s/>- <text:s/>topoisomerase i binding, arginine/serine-rich, e3 ubiquitin protein ligase, CRTC2 <text:s/>- <text:s/>creb regulated transcription coactivator 2, ABCA7 <text:s/>- <text:s/>atp-binding cassette, sub-family a (abc1), member 7, GGCT <text:s/>- <text:s/>gamma-glutamylcyclotransferase, NDE1 <text:s/>- <text:s/>nude neurodevelopment protein 1, ICAM4 <text:s/>- <text:s/>intercellular adhesion molecule 4 (landsteiner-wiener blood group), CENPM <text:s/>- <text:s/>centromere protein m, MYRF <text:s/>- <text:s/>myelin regulatory factor, ARHGEF7 <text:s/>- <text:s/>rho guanine nucleotide exchange factor (gef) 7, MYH10 <text:s/>- <text:s/>myosin, heavy chain 10, non-muscle, MIS12 <text:s/>- <text:s/>mis12 kinetochore complex component, FMNL1 <text:s/>- <text:s/>formin-like 1, SNX11 <text:s/>- <text:s/>sorting nexin 11, C21orf2 <text:s/>- <text:s/>chromosome 21 open reading frame 2, CCNA1 <text:s/>- <text:s/>cyclin a1, STX6 <text:s/>- <text:s/>syntaxin 6, PRDM9 <text:s/>- <text:s/>pr domain containing 9, UBE2U <text:s/>- <text:s/>ubiquitin-conjugating enzyme e2u (putative), UBN1 <text:s/>- <text:s/>ubinuclein 1, CELSR3 <text:s/>- <text:s/>cadherin, egf lag seven-pass g-type receptor 3, KDM4B <text:s/>- <text:s/>lysine (k)-specific demethylase 4b, KDM1A <text:s/>- <text:s/>lysine (k)-specific demethylase 1a, TSPAN5 <text:s/>- <text:s/>tetraspanin 5, INO80B <text:s/>- <text:s/>ino80 complex subunit b, TNS1 <text:s/>- <text:s/>tensin 1, SH3BGRL3 <text:s/>- <text:s/>sh3 domain binding glutamic acid-rich protein like 3, TMEM108 <text:s/>- <text:s/>transmembrane protein 108, BUB1 <text:s/>- <text:s/>bub1 mitotic checkpoint serine/threonine kinase, NUBP2 <text:s/>- <text:s/>nucleotide binding protein 2, HIST3H2A <text:s/>- <text:s/>histone cluster 3, h2a, SPRY3 <text:s/>- <text:s/>sprouty homolog 3 (drosophila), SPRY2 <text:s/>- <text:s/>sprouty homolog 2 (drosophila), KCTD9 <text:s/>- <text:s/>potassium channel tetramerization domain containing 9, HELB <text:s/>- <text:s/>helicase (dna) b, WDTC1 <text:s/>- <text:s/>wd and tetratricopeptide repeats 1, KIF20A <text:s/>- <text:s/>kinesin family member 20a, C11orf30 <text:s/>- <text:s/>chromosome 11 open reading frame 30, MBTD1 <text:s/>- <text:s/>mbt domain containing 1, AP3D1 <text:s/>- <text:s/>adaptor-related protein complex 3, delta 1 subunit, AKAP8 <text:s/>- <text:s/>a kinase (prka) anchor protein 8, TRAF2 <text:s/>- <text:s/>tnf receptor-associated factor 2, SKAP2 <text:s/>- <text:s/>src kinase associated phosphoprotein 2, TPSAB1 <text:s/>- <text:s/>tryptase alpha/beta 1, SIGMAR1 <text:s/>- <text:s/>sigma non-opioid intracellular receptor 1, BLOC1S3 <text:s/>- <text:s/>biogenesis of lysosomal organelles complex-1, subunit 3, CAPZA2 <text:s/>- <text:s/>capping protein (actin filament) muscle z-line, alpha 2, HES5 <text:s/>- <text:s/>hairy and enhancer of split 5 (drosophila), MTR <text:s/>- <text:s/>5-methyltetrahydrofolate-homocysteine methyltransferase, ACOT8 <text:s/>- <text:s/>acyl-coa thioesterase 8, TTLL5 <text:s/>- <text:s/>tubulin tyrosine ligase-like family, member 5, HMGN1 <text:s/>- <text:s/>high mobility group nucleosome binding domain 1, ARHGAP26 <text:s/>- <text:s/>rho gtpase activating protein 26, HMGB2 <text:s/>- <text:s/>high mobility group box 2, FANCA <text:s/>- <text:s/>fanconi anemia, complementation group a, HMGB1 <text:s/>- <text:s/>high mobility group box 1, BCL2L11 <text:s/>- <text:s/>bcl2-like 11 (apoptosis facilitator), TIMM10 <text:s/>- <text:s/>translocase of inner mitochondrial membrane 10 homolog (yeast), FANCD2 <text:s/>- <text:s/>fanconi anemia, complementation group d2, PTK2B <text:s/>- <text:s/>protein tyrosine kinase 2 beta, TNKS <text:s/>- <text:s/>tankyrase, trf1-interacting ankyrin-related adp-ribose polymerase, TACC3 <text:s/>- <text:s/>transforming, acidic coiled-coil containing protein 3, AGO1 <text:s/>- <text:s/>argonaute risc catalytic component 1, CAPZB <text:s/>- <text:s/>capping protein (actin filament) muscle z-line, beta, RPA2 <text:s/>- <text:s/>replication protein a2, 32kda, ZBTB48 <text:s/>- <text:s/>zinc finger and btb domain containing 48, COA3 <text:s/>- <text:s/>cytochrome c oxidase assembly factor 3, POGZ <text:s/>- <text:s/>pogo transposable element with znf domain, ATG2A <text:s/>- <text:s/>autophagy related 2a, VAMP4 <text:s/>- <text:s/>vesicle-associated membrane protein 4, ETV6 <text:s/>- <text:s/>ets variant 6, HK2 <text:s/>- <text:s/>hexokinase 2, VIM <text:s/>- <text:s/>vimentin, MRPS12 <text:s/>- <text:s/>mitochondrial ribosomal protein s12, LAMTOR1 <text:s/>- <text:s/>late endosomal/lysosomal adaptor, mapk and mtor activator 1, CHAF1A <text:s/>- <text:s/>chromatin assembly factor 1, subunit a (p150), VLDLR <text:s/>- <text:s/>very low density lipoprotein receptor, KDM6A <text:s/>- <text:s/>lysine (k)-specific demethylase 6a, UVRAG <text:s/>- <text:s/>uv radiation resistance associated, MSX1 <text:s/>- <text:s/>msh homeobox 1, EZH2 <text:s/>- <text:s/>enhancer of zeste homolog 2 (drosophila), CALM3 <text:s/>- <text:s/>calmodulin 3 (phosphorylase kinase, delta), UBE2K <text:s/>- <text:s/>ubiquitin-conjugating enzyme e2k, VCP <text:s/>- <text:s/>valosin containing protein, ELP4 <text:s/>- <text:s/>elongator acetyltransferase complex subunit 4, KIF14 <text:s/>- <text:s/>kinesin family member 14, TRADD <text:s/>- <text:s/>tnfrsf1a-associated via death domain, TSNARE1 <text:s/>- <text:s/>t-snare domain containing 1, NCAPD2 <text:s/>- <text:s/>non-smc condensin i complex, subunit d2, THG1L <text:s/>- <text:s/>trna-histidine guanylyltransferase 1-like (s. cerevisiae), HMG20A <text:s/>- <text:s/>high mobility group 20a, HMG20B <text:s/>- <text:s/>high mobility group 20b, GBF1 <text:s/>- <text:s/>golgi brefeldin a resistant guanine nucleotide exchange factor 1, UBB <text:s/>- <text:s/>ubiquitin b, FABP9 <text:s/>- <text:s/>fatty acid binding protein 9, testis, NDUFAF2 <text:s/>- <text:s/>nadh dehydrogenase (ubiquinone) complex i, assembly factor 2, RCOR1 <text:s/>- <text:s/>rest corepressor 1, MRPS15 <text:s/>- <text:s/>mitochondrial ribosomal protein s15, TUBB4B <text:s/>- <text:s/>tubulin, beta 4b class ivb, TINF2 <text:s/>- <text:s/>terf1 (trf1)-interacting nuclear factor 2, MRPS18B <text:s/>- <text:s/>mitochondrial ribosomal protein s18b, MRPL41 <text:s/>- <text:s/>mitochondrial ribosomal protein l41, ACTR3B <text:s/>- <text:s/>arp3 actin-related protein 3 homolog b (yeast), ETF1 <text:s/>- <text:s/>eukaryotic translation termination factor 1, STOM <text:s/>- <text:s/>stomatin, EPB41 <text:s/>- <text:s/>erythrocyte membrane protein band 4.1 (elliptocytosis 1, rh-linked), RAB11A <text:s/>- <text:s/>rab11a, member ras oncogene family, SORT1 <text:s/>- <text:s/>sortilin 1, ZNF830 <text:s/>- <text:s/>zinc finger protein 830, HNRNPC <text:s/>- <text:s/>heterogeneous nuclear ribonucleoprotein c (c1/c2), EPHB1 <text:s/>- <text:s/>eph receptor b1, CAT <text:s/>- <text:s/>catalase, KANSL2 <text:s/>- <text:s/>kat8 regulatory nsl complex subunit 2, NAPA <text:s/>- <text:s/>n-ethylmaleimide-sensitive factor attachment protein, alpha, C12orf65 <text:s/>- <text:s/>chromosome 12 open reading frame 65, EPHA8 <text:s/>- <text:s/>eph receptor a8, CCKAR <text:s/>- <text:s/>cholecystokinin a receptor, REC8 <text:s/>- <text:s/>rec8 meiotic recombination protein, HMGCR <text:s/>- <text:s/>3-hydroxy-3-methylglutaryl-coa reductase, RBX1 <text:s/>- <text:s/>ring-box 1, e3 ubiquitin protein ligase, ATPAF2 <text:s/>- <text:s/>atp synthase mitochondrial f1 complex assembly factor 2, HSCB <text:s/>- <text:s/>hscb iron-sulfur cluster co-chaperone homolog (e. coli), RTN4 <text:s/>- <text:s/>reticulon 4, ERBB4 <text:s/>- <text:s/>v-erb-b2 avian erythroblastic leukemia viral oncogene homolog 4, MPP2 <text:s/>- <text:s/>membrane protein, palmitoylated 2 (maguk p55 subfamily member 2), PRMT5 <text:s/>- <text:s/>protein arginine methyltransferase 5, HORMAD2 <text:s/>- <text:s/>horma domain containing 2, ERCC2 <text:s/>- <text:s/>excision repair cross-complementing rodent repair deficiency, complementation group 2, ATAD2 <text:s/>- <text:s/>atpase family, aaa domain containing 2, EPS15 <text:s/>- <text:s/>epidermal growth factor receptor pathway substrate 15, CDC20 <text:s/>- <text:s/>cell division cycle 20, FN1 <text:s/>- <text:s/>fibronectin 1, CDK1 <text:s/>- <text:s/>cyclin-dependent kinase 1, TUBA3D <text:s/>- <text:s/>tubulin, alpha 3d, CDH1 <text:s/>- <text:s/>cadherin 1, type 1, e-cadherin (epithelial), CDH3 <text:s/>- <text:s/>cadherin 3, type 1, p-cadherin (placental), CDH2 <text:s/>- <text:s/>cadherin 2, type 1, n-cadherin (neuronal), CDC25B <text:s/>- <text:s/>cell division cycle 25b, RBMX <text:s/>- <text:s/>rna binding motif protein, x-linked, PKP4 <text:s/>- <text:s/>plakophilin 4, ELMO1 <text:s/>- <text:s/>engulfment and cell motility 1, CD74 <text:s/>- <text:s/>cd74 molecule, major histocompatibility complex, class ii invariant chain, ADC <text:s/>- <text:s/>arginine decarboxylase, USP16 <text:s/>- <text:s/>ubiquitin specific peptidase 16, ARC <text:s/>- <text:s/>activity-regulated cytoskeleton-associated protein, FARP2 <text:s/>- <text:s/>ferm, rhogef and pleckstrin domain protein 2, UBE2S <text:s/>- <text:s/>ubiquitin-conjugating enzyme e2s, CDC14B <text:s/>- <text:s/>cell division cycle 14b, OAT <text:s/>- <text:s/>ornithine aminotransferase, MTFR2 <text:s/>- <text:s/>mitochondrial fission regulator 2, FOXC1 <text:s/>- <text:s/>forkhead box c1, NCAPD3 <text:s/>- <text:s/>non-smc condensin ii complex, subunit d3, SHROOM1 <text:s/>- <text:s/>shroom family member 1, SGOL2 <text:s/>- <text:s/>shugoshin-like 2 (s. pombe), CAND1 <text:s/>- <text:s/>cullin-associated and neddylation-dissociated 1, TDO2 <text:s/>- <text:s/>tryptophan 2,3-dioxygenase, PSMD10 <text:s/>- <text:s/>proteasome (prosome, macropain) 26s subunit, non-atpase, 10, KDM3A <text:s/>- <text:s/>lysine (k)-specific demethylase 3a, TUBA3E <text:s/>- <text:s/>tubulin, alpha 3e, FGFR2 <text:s/>- <text:s/>fibroblast growth factor receptor 2, DCTN2 <text:s/>- <text:s/>dynactin 2 (p50), TYSND1 <text:s/>- <text:s/>trypsin domain containing 1, DDR2 <text:s/>- <text:s/>discoidin domain receptor tyrosine kinase 2, SYNE1 <text:s/>- <text:s/>spectrin repeat containing, nuclear envelope 1, ISL1 <text:s/>- <text:s/>isl lim homeobox 1, TARBP2 <text:s/>- <text:s/>tar (hiv-1) rna binding protein 2, NUMA1 <text:s/>- <text:s/>nuclear mitotic apparatus protein 1, NUP88 <text:s/>- <text:s/>nucleoporin 88kda, GMNN <text:s/>- <text:s/>geminin, dna replication inhibitor, SZT2 <text:s/>- <text:s/>seizure threshold 2 homolog (mouse), KIAA0101 <text:s/>- <text:s/>kiaa0101, POLR1E <text:s/>- <text:s/>polymerase (rna) i polypeptide e, 53kda, FER <text:s/>- <text:s/>fer (fps/fes related) tyrosine kinase, TPCN2 <text:s/>- <text:s/>two pore segment channel 2, PIP5K1C <text:s/>- <text:s/>phosphatidylinositol-4-phosphate 5-kinase, type i, gamma, RND1 <text:s/>- <text:s/>rho family gtpase 1, PCDH17 <text:s/>- <text:s/>protocadherin 17, NDUFA13 <text:s/>- <text:s/>nadh dehydrogenase (ubiquinone) 1 alpha subcomplex, 13, GINS1 <text:s/>- <text:s/>gins complex subunit 1 (psf1 homolog), MPP5 <text:s/>- <text:s/>membrane protein, palmitoylated 5 (maguk p55 subfamily member 5), SORBS1 <text:s/>- <text:s/>sorbin and sh3 domain containing 1, PTPN1 <text:s/>- <text:s/>protein tyrosine phosphatase, non-receptor type 1, TACC2 <text:s/>- <text:s/>transforming, acidic coiled-coil containing protein 2, MRPL4 <text:s/>- <text:s/>mitochondrial ribosomal protein l4, CDH6 <text:s/>- <text:s/>cadherin 6, type 2, k-cadherin (fetal kidney), SLC11A2 <text:s/>- <text:s/>solute carrier family 11 (proton-coupled divalent metal ion transporter), member 2, PPP1R13B <text:s/>- <text:s/>protein phosphatase 1, regulatory subunit 13b, RNF40 <text:s/>- <text:s/>ring finger protein 40, e3 ubiquitin protein ligase, CDH11 <text:s/>- <text:s/>cadherin 11, type 2, ob-cadherin (osteoblast), TNFSF11 <text:s/>- <text:s/>tumor necrosis factor (ligand) superfamily, member 11, CDH12 <text:s/>- <text:s/>cadherin 12, type 2 (n-cadherin 2), CDH18 <text:s/>- <text:s/>cadherin 18, type 2, NRD1 <text:s/>- <text:s/>nardilysin (n-arginine dibasic convertase), SH3D19 <text:s/>- <text:s/>sh3 domain containing 19, URB2 <text:s/>- <text:s/>urb2 ribosome biogenesis 2 homolog (s. cerevisiae), ERBB2IP <text:s/>- <text:s/>erbb2 interacting protein, RRN3 <text:s/>- <text:s/>rrn3 rna polymerase i transcription factor homolog (s. cerevisiae), NMT1 <text:s/>- <text:s/>n-myristoyltransferase 1, OPA3 <text:s/>- <text:s/>optic atrophy 3 (autosomal recessive, with chorea and spastic paraplegia), HIST1H2BC <text:s/>- <text:s/>histone cluster 1, h2bc, HIST1H2BO <text:s/>- <text:s/>histone cluster 1, h2bo, SLC2A8 <text:s/>- <text:s/>solute carrier family 2 (facilitated glucose transporter), member 8, TAF5L <text:s/>- <text:s/>taf5-like rna polymerase ii, p300/cbp-associated factor (pcaf)-associated factor, 65kda, TK1 <text:s/>- <text:s/>thymidine kinase 1, soluble, ICAM5 <text:s/>- <text:s/>intercellular adhesion molecule 5, telencephalin, TLE1 <text:s/>- <text:s/>transducin-like enhancer of split 1 (e(sp1) homolog, drosophila), LNX2 <text:s/>- <text:s/>ligand of numb-protein x 2, TLE3 <text:s/>- <text:s/>transducin-like enhancer of split 3 (e(sp1) homolog, drosophila), TFB2M <text:s/>- <text:s/>transcription factor b2, mitochondrial, TLE4 <text:s/>- <text:s/>transducin-like enhancer of split 4 (e(sp1) homolog, drosophila), NCAPH <text:s/>- <text:s/>non-smc condensin i complex, subunit h, TLN1 <text:s/>- <text:s/>talin 1, PEX2 <text:s/>- <text:s/>peroxisomal biogenesis factor 2, HIST1H2AC <text:s/>- <text:s/>histone cluster 1, h2ac, RAB39A <text:s/>- <text:s/>rab39a, member ras oncogene family, HIST1H2BH <text:s/>- <text:s/>histone cluster 1, h2bh, CEP57 <text:s/>- <text:s/>centrosomal protein 57kda, HIST1H2BM <text:s/>- <text:s/>histone cluster 1, h2bm, RAB6A <text:s/>- <text:s/>rab6a, member ras oncogene family, KCNIP3 <text:s/>- <text:s/>kv channel interacting protein 3, calsenilin, BRPF3 <text:s/>- <text:s/>bromodomain and phd finger containing, 3, HDAC4 <text:s/>- <text:s/>histone deacetylase 4, INTU <text:s/>- <text:s/>inturned planar cell polarity protein, ID1 <text:s/>- <text:s/>inhibitor of dna binding 1, dominant negative helix-loop-helix protein, RAB3A <text:s/>- <text:s/>rab3a, member ras oncogene family, WASF3 <text:s/>- <text:s/>was protein family, member 3, PCDHB15 <text:s/>- <text:s/>protocadherin beta 15, CLDN5 <text:s/>- <text:s/>claudin 5, IFT140 <text:s/>- <text:s/>intraflagellar transport 140 homolog (chlamydomonas), STOML2 <text:s/>- <text:s/>stomatin (epb72)-like 2, CLSTN3 <text:s/>- <text:s/>calsyntenin 3, PAF1 <text:s/>- <text:s/>paf1, rna polymerase ii associated factor, homolog (s. cerevisiae), TADA2B <text:s/>- <text:s/>transcriptional adaptor 2b, HDAC9 <text:s/>- <text:s/>histone deacetylase 9, MYOCD <text:s/>- <text:s/>myocardin, SETD1A <text:s/>- <text:s/>set domain containing 1a, VAMP5 <text:s/>- <text:s/>vesicle-associated membrane protein 5, CCP110 <text:s/>- <text:s/>centriolar coiled coil protein 110kda, NOX4 <text:s/>- <text:s/>nadph oxidase 4, IQCB1 <text:s/>- <text:s/>iq motif containing b1, SUZ12 <text:s/>- <text:s/>suz12 polycomb repressive complex 2 subunit, COL5A3 <text:s/>- <text:s/>collagen, type v, alpha 3, SYCP3 <text:s/>- <text:s/>synaptonemal complex protein 3, NEK2 <text:s/>- <text:s/>nima-related kinase 2, PLA2G3 <text:s/>- <text:s/>phospholipase a2, group iii, CCT6B <text:s/>- <text:s/>chaperonin containing tcp1, subunit 6b (zeta 2), MTFR1 <text:s/>- <text:s/>mitochondrial fission regulator 1, NCK2 <text:s/>- <text:s/>nck adaptor protein 2, MRPL50 <text:s/>- <text:s/>mitochondrial ribosomal protein l50, MICAL2 <text:s/>- <text:s/>microtubule associated monooxygenase, calponin and lim domain containing 2, PLEKHH2 <text:s/>- <text:s/>pleckstrin homology domain containing, family h (with myth4 domain) member 2, EPC1 <text:s/>- <text:s/>enhancer of polycomb homolog 1 (drosophila), TFDP2 <text:s/>- <text:s/>transcription factor dp-2 (e2f dimerization partner 2), USP21 <text:s/>- <text:s/>ubiquitin specific peptidase 21, EEA1 <text:s/>- <text:s/>early endosome antigen 1, CLTA <text:s/>- <text:s/>clathrin, light chain a, CELF1 <text:s/>- <text:s/>cugbp, elav-like family member 1, HIST1H2AA <text:s/>- <text:s/>histone cluster 1, h2aa, NF2 <text:s/>- <text:s/>neurofibromin 2 (merlin), RAP2A <text:s/>- <text:s/>rap2a, member of ras oncogene family, HEY2 <text:s/>- <text:s/>hairy/enhancer-of-split related with yrpw motif 2, MCCC2 <text:s/>- <text:s/>methylcrotonoyl-coa carboxylase 2 (beta), C2orf44 <text:s/>- <text:s/>chromosome 2 open reading frame 44, CROCC <text:s/>- <text:s/>ciliary rootlet coiled-coil, rootletin, CDK5RAP3 <text:s/>- <text:s/>cdk5 regulatory subunit associated protein 3, RBL2 <text:s/>- <text:s/>retinoblastoma-like 2 (p130), JMJD1C <text:s/>- <text:s/>jumonji domain containing 1c, SCUBE1 <text:s/>- <text:s/>signal peptide, cub domain, egf-like 1, TGFB3 <text:s/>- <text:s/>transforming growth factor, beta 3, SEZ6L <text:s/>- <text:s/>seizure related 6 homolog (mouse)-like, TSPAN15 <text:s/>- <text:s/>tetraspanin 15, NUP93 <text:s/>- <text:s/>nucleoporin 93kda, ARID4A <text:s/>- <text:s/>at rich interactive domain 4a (rbp1-like), KDM4A <text:s/>- <text:s/>lysine (k)-specific demethylase 4a, RBBP4 <text:s/>- <text:s/>retinoblastoma binding protein 4, NEB <text:s/>- <text:s/>nebulin, DDX4 <text:s/>- <text:s/>dead (asp-glu-ala-asp) box polypeptide 4, B9D1 <text:s/>- <text:s/>b9 protein domain 1, CUL3 <text:s/>- <text:s/>cullin 3, THBS1 <text:s/>- <text:s/>thrombospondin 1, CKS2 <text:s/>- <text:s/>cdc28 protein kinase regulatory subunit 2, NUDC <text:s/>- <text:s/>nudc nuclear distribution protein, CABIN1 <text:s/>- <text:s/>calcineurin binding protein 1, CIRBP <text:s/>- <text:s/>cold inducible rna binding protein, HDGFRP3 <text:s/>- <text:s/>hepatoma-derived growth factor, related protein 3, HP1BP3 <text:s/>- <text:s/>heterochromatin protein 1, binding protein 3, THY1 <text:s/>- <text:s/>thy-1 cell surface antigen, DMRTC2 <text:s/>- <text:s/>dmrt-like family c2, RHOF <text:s/>- <text:s/>ras homolog family member f (in filopodi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2467</text:p>
          </table:table-cell>
          <table:table-cell table:style-name="ce1" office:value-type="string" calcext:value-type="string">
            <text:p>positive regulation of cytokinesis</text:p>
          </table:table-cell>
          <table:table-cell table:style-name="ce1" office:value-type="float" office:value="0.000733" calcext:value-type="float">
            <text:p>0.000733</text:p>
          </table:table-cell>
          <table:table-cell table:style-name="ce1" office:value-type="float" office:value="0.0644" calcext:value-type="float">
            <text:p>0.0644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PKP4 <text:s/>- <text:s/>plakophilin 4, CDC6 <text:s/>- <text:s/>cell division cycle 6, KIF14 <text:s/>- <text:s/>kinesin family member 14, KIF23 <text:s/>- <text:s/>kinesin family member 23, CUL3 <text:s/>- <text:s/>cullin 3, KIF20B <text:s/>- <text:s/>kinesin family member 20b, AURKC <text:s/>- <text:s/>aurora kinase c, AURKB <text:s/>- <text:s/>aurora kinase b, GIPC1 <text:s/>- <text:s/>gipc pdz domain containing family, member 1, CDC25B <text:s/>- <text:s/>cell division cycle 25b, RACGAP1 <text:s/>- <text:s/>rac gtpase activating prote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9719</text:p>
          </table:table-cell>
          <table:table-cell table:style-name="ce1" office:value-type="string" calcext:value-type="string">
            <text:p>response to endogenous stimulus</text:p>
          </table:table-cell>
          <table:table-cell table:style-name="ce1" office:value-type="float" office:value="0.000747" calcext:value-type="float">
            <text:p>0.000747</text:p>
          </table:table-cell>
          <table:table-cell table:style-name="ce1" office:value-type="float" office:value="0.0653" calcext:value-type="float">
            <text:p>0.0653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[CDC6 <text:s/>- <text:s/>cell division cycle 6, LHX1 <text:s/>- <text:s/>lim homeobox 1, CDH1 <text:s/>- <text:s/>cadherin 1, type 1, e-cadherin (epithelial), ELK1 <text:s/>- <text:s/>elk1, member of ets oncogene family, APLP1 <text:s/>- <text:s/>amyloid beta (a4) precursor-like protein 1, SIN3A <text:s/>- <text:s/>sin3 transcription regulator family member a, FBXO18 <text:s/>- <text:s/>f-box protein, helicase, 18, CXCL12 <text:s/>- <text:s/>chemokine (c-x-c motif) ligand 12, CATSPER2 <text:s/>- <text:s/>cation channel, sperm associated 2, DDC <text:s/>- <text:s/>dopa decarboxylase (aromatic l-amino acid decarboxylase), ZFP36L2 <text:s/>- <text:s/>zfp36 ring finger protein-like 2, ACACA <text:s/>- <text:s/>acetyl-coa carboxylase alpha, FOXO1 <text:s/>- <text:s/>forkhead box o1, SIRT2 <text:s/>- <text:s/>sirtuin 2, ENG <text:s/>- <text:s/>endoglin, KLF9 <text:s/>- <text:s/>kruppel-like factor 9, ERRFI1 <text:s/>- <text:s/>erbb receptor feedback inhibitor 1, SOST <text:s/>- <text:s/>sclerostin, BRIP1 <text:s/>- <text:s/>brca1 interacting protein c-terminal helicase 1, SP1 <text:s/>- <text:s/>sp1 transcription factor, ACAT1 <text:s/>- <text:s/>acetyl-coa acetyltransferase 1, FOXC1 <text:s/>- <text:s/>forkhead box c1, P2RY6 <text:s/>- <text:s/>pyrimidinergic receptor p2y, g-protein coupled, 6, SOX9 <text:s/>- <text:s/>sry (sex determining region y)-box 9, ACR <text:s/>- <text:s/>acrosin, BLM <text:s/>- <text:s/>bloom syndrome, recq helicase-like, VIMP <text:s/>- <text:s/>vcp-interacting membrane protein, BMP6 <text:s/>- <text:s/>bone morphogenetic protein 6, FGFR2 <text:s/>- <text:s/>fibroblast growth factor receptor 2, SESN3 <text:s/>- <text:s/>sestrin 3, PAX8 <text:s/>- <text:s/>paired box 8, IRS1 <text:s/>- <text:s/>insulin receptor substrate 1, SNCA <text:s/>- <text:s/>synuclein, alpha (non a4 component of amyloid precursor), PPM1A <text:s/>- <text:s/>protein phosphatase, mg2+/mn2+ dependent, 1a, ISL1 <text:s/>- <text:s/>isl lim homeobox 1, PDGFRB <text:s/>- <text:s/>platelet-derived growth factor receptor, beta polypeptide, ACVR1 <text:s/>- <text:s/>activin a receptor, type i, PTGER4 <text:s/>- <text:s/>prostaglandin e receptor 4 (subtype ep4), BTG2 <text:s/>- <text:s/>btg family, member 2, HADH <text:s/>- <text:s/>hydroxyacyl-coa dehydrogenase, EIF2B2 <text:s/>- <text:s/>eukaryotic translation initiation factor 2b, subunit 2 beta, 39kda, KDM1A <text:s/>- <text:s/>lysine (k)-specific demethylase 1a, FER <text:s/>- <text:s/>fer (fps/fes related) tyrosine kinase, PPARA <text:s/>- <text:s/>peroxisome proliferator-activated receptor alpha, PPARG <text:s/>- <text:s/>peroxisome proliferator-activated receptor gamma, TMEM108 <text:s/>- <text:s/>transmembrane protein 108, RAB8A <text:s/>- <text:s/>rab8a, member ras oncogene family, PCNA <text:s/>- <text:s/>proliferating cell nuclear antigen, S100B <text:s/>- <text:s/>s100 calcium binding protein b, PCK2 <text:s/>- <text:s/>phosphoenolpyruvate carboxykinase 2 (mitochondrial), ADCYAP1 <text:s/>- <text:s/>adenylate cyclase activating polypeptide 1 (pituitary), SLIT3 <text:s/>- <text:s/>slit homolog 3 (drosophila), WDTC1 <text:s/>- <text:s/>wd and tetratricopeptide repeats 1, SORBS1 <text:s/>- <text:s/>sorbin and sh3 domain containing 1, RNF40 <text:s/>- <text:s/>ring finger protein 40, e3 ubiquitin protein ligase, AKAP8 <text:s/>- <text:s/>a kinase (prka) anchor protein 8, LARP1 <text:s/>- <text:s/>la ribonucleoprotein domain family, member 1, PDE4D <text:s/>- <text:s/>phosphodiesterase 4d, camp-specific, HSPA5 <text:s/>- <text:s/>heat shock 70kda protein 5 (glucose-regulated protein, 78kda), PRKACA <text:s/>- <text:s/>protein kinase, camp-dependent, catalytic, alpha, ATP1A3 <text:s/>- <text:s/>atpase, na+/k+ transporting, alpha 3 polypeptide, FABP3 <text:s/>- <text:s/>fatty acid binding protein 3, muscle and heart (mammary-derived growth inhibitor), GNRHR <text:s/>- <text:s/>gonadotropin-releasing hormone receptor, HMGB2 <text:s/>- <text:s/>high mobility group box 2, CATSPERB <text:s/>- <text:s/>catsper channel auxiliary subunit beta, GOT1 <text:s/>- <text:s/>glutamic-oxaloacetic transaminase 1, soluble, ATF4 <text:s/>- <text:s/>activating transcription factor 4, PTK2B <text:s/>- <text:s/>protein tyrosine kinase 2 beta, CASP9 <text:s/>- <text:s/>caspase 9, apoptosis-related cysteine peptidase, GPI <text:s/>- <text:s/>glucose-6-phosphate isomerase, PHEX <text:s/>- <text:s/>phosphate regulating endopeptidase homolog, x-linked, CTSL <text:s/>- <text:s/>cathepsin l, SOX30 <text:s/>- <text:s/>sry (sex determining region y)-box 30, HDAC4 <text:s/>- <text:s/>histone deacetylase 4, ID1 <text:s/>- <text:s/>inhibitor of dna binding 1, dominant negative helix-loop-helix protein, IPO5 <text:s/>- <text:s/>importin 5, LAMTOR1 <text:s/>- <text:s/>late endosomal/lysosomal adaptor, mapk and mtor activator 1, CTSV <text:s/>- <text:s/>cathepsin v, RRAGC <text:s/>- <text:s/>ras-related gtp binding c, TRPV1 <text:s/>- <text:s/>transient receptor potential cation channel, subfamily v, member 1, NKX6-1 <text:s/>- <text:s/>nk6 homeobox 1, NKX3-1 <text:s/>- <text:s/>nk3 homeobox 1, NCOA2 <text:s/>- <text:s/>nuclear receptor coactivator 2, MSX1 <text:s/>- <text:s/>msh homeobox 1, STC1 <text:s/>- <text:s/>stanniocalcin 1, SLC2A4 <text:s/>- <text:s/>solute carrier family 2 (facilitated glucose transporter), member 4, CALM3 <text:s/>- <text:s/>calmodulin 3 (phosphorylase kinase, delta), EZH2 <text:s/>- <text:s/>enhancer of zeste homolog 2 (drosophila), ATP2B4 <text:s/>- <text:s/>atpase, ca++ transporting, plasma membrane 4, HDAC9 <text:s/>- <text:s/>histone deacetylase 9, KIT <text:s/>- <text:s/>v-kit hardy-zuckerman 4 feline sarcoma viral oncogene homolog, NOX4 <text:s/>- <text:s/>nadph oxidase 4, PITX2 <text:s/>- <text:s/>paired-like homeodomain 2, PITX3 <text:s/>- <text:s/>paired-like homeodomain 3, PNPT1 <text:s/>- <text:s/>polyribonucleotide nucleotidyltransferase 1, JUN <text:s/>- <text:s/>jun proto-oncogene, DLX1 <text:s/>- <text:s/>distal-less homeobox 1, WNT10A <text:s/>- <text:s/>wingless-type mmtv integration site family, member 10a, JUNB <text:s/>- <text:s/>jun b proto-oncogene, STAT3 <text:s/>- <text:s/>signal transducer and activator of transcription 3 (acute-phase response factor), URI1 <text:s/>- <text:s/>uri1, prefoldin-like chaperone, LRP6 <text:s/>- <text:s/>low density lipoprotein receptor-related protein 6, PIK3R1 <text:s/>- <text:s/>phosphoinositide-3-kinase, regulatory subunit 1 (alpha), DHCR24 <text:s/>- <text:s/>24-dehydrocholesterol reductase, SSTR3 <text:s/>- <text:s/>somatostatin receptor 3, SLC25A33 <text:s/>- <text:s/>solute carrier family 25 (pyrimidine nucleotide carrier), member 33, SESN2 <text:s/>- <text:s/>sestrin 2, KLF1 <text:s/>- <text:s/>kruppel-like factor 1 (erythroid), SIX1 <text:s/>- <text:s/>six homeobox 1, ITPR2 <text:s/>- <text:s/>inositol 1,4,5-trisphosphate receptor, type 2, RUNX3 <text:s/>- <text:s/>runt-related transcription factor 3, RYR2 <text:s/>- <text:s/>ryanodine receptor 2 (cardiac), SFRP1 <text:s/>- <text:s/>secreted frizzled-related protein 1, ACSBG1 <text:s/>- <text:s/>acyl-coa synthetase bubblegum family member 1, MAPK7 <text:s/>- <text:s/>mitogen-activated protein kinase 7, TGFB3 <text:s/>- <text:s/>transforming growth factor, beta 3, GATA3 <text:s/>- <text:s/>gata binding protein 3, SORT1 <text:s/>- <text:s/>sortilin 1, DNM2 <text:s/>- <text:s/>dynamin 2, CAT <text:s/>- <text:s/>catalase, SRSF6 <text:s/>- <text:s/>serine/arginine-rich splicing factor 6, UCP2 <text:s/>- <text:s/>uncoupling protein 2 (mitochondrial, proton carrier), EPHA8 <text:s/>- <text:s/>eph receptor a8, RBBP4 <text:s/>- <text:s/>retinoblastoma binding protein 4, CCKAR <text:s/>- <text:s/>cholecystokinin a receptor, FOSB <text:s/>- <text:s/>fbj murine osteosarcoma viral oncogene homolog b, HMGCS1 <text:s/>- <text:s/>3-hydroxy-3-methylglutaryl-coa synthase 1 (soluble), THBS1 <text:s/>- <text:s/>thrombospondin 1, BCL2L1 <text:s/>- <text:s/>bcl2-like 1, SREBF1 <text:s/>- <text:s/>sterol regulatory element binding transcription factor 1, ERBB4 <text:s/>- <text:s/>v-erb-b2 avian erythroblastic leukemia viral oncogene homolog 4, KLF10 <text:s/>- <text:s/>kruppel-like factor 10, CCND1 <text:s/>- <text:s/>cyclin d1, PRKAR1A <text:s/>- <text:s/>protein kinase, camp-dependent, regulatory, type i, alpha, KLF11 <text:s/>- <text:s/>kruppel-like factor 1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1570</text:p>
          </table:table-cell>
          <table:table-cell table:style-name="ce1" office:value-type="string" calcext:value-type="string">
            <text:p>DNA integrity checkpoint</text:p>
          </table:table-cell>
          <table:table-cell table:style-name="ce1" office:value-type="float" office:value="0.000748" calcext:value-type="float">
            <text:p>0.000748</text:p>
          </table:table-cell>
          <table:table-cell table:style-name="ce1" office:value-type="float" office:value="0.0649" calcext:value-type="float">
            <text:p>0.0649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[CDK5RAP3 <text:s/>- <text:s/>cdk5 regulatory subunit associated protein 3, CDC6 <text:s/>- <text:s/>cell division cycle 6, CDC14B <text:s/>- <text:s/>cell division cycle 14b, BRIP1 <text:s/>- <text:s/>brca1 interacting protein c-terminal helicase 1, PLK1 <text:s/>- <text:s/>polo-like kinase 1, H2AFX <text:s/>- <text:s/>h2a histone family, member x, CDK1 <text:s/>- <text:s/>cyclin-dependent kinase 1, ZNF830 <text:s/>- <text:s/>zinc finger protein 830, RFWD3 <text:s/>- <text:s/>ring finger and wd repeat domain 3, BLM <text:s/>- <text:s/>bloom syndrome, recq helicase-like, DTL <text:s/>- <text:s/>denticleless e3 ubiquitin protein ligase homolog (drosophila), INTS7 <text:s/>- <text:s/>integrator complex subunit 7, CHEK2 <text:s/>- <text:s/>checkpoint kinase 2, RAD9B <text:s/>- <text:s/>rad9 homolog b (s. pombe), GIGYF2 <text:s/>- <text:s/>grb10 interacting gyf protein 2, RHNO1 <text:s/>- <text:s/>rad9-hus1-rad1 interacting nuclear orphan 1, CCND1 <text:s/>- <text:s/>cyclin d1, TICRR <text:s/>- <text:s/>topbp1-interacting checkpoint and replication regulator, FOXN3 <text:s/>- <text:s/>forkhead box n3, HMGA2 <text:s/>- <text:s/>high mobility group at-hook 2, ATRIP <text:s/>- <text:s/>atr interacting protein, RPA2 <text:s/>- <text:s/>replication protein a2, 32kd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302</text:p>
          </table:table-cell>
          <table:table-cell table:style-name="ce1" office:value-type="string" calcext:value-type="string">
            <text:p>regulation of cell division</text:p>
          </table:table-cell>
          <table:table-cell table:style-name="ce1" office:value-type="float" office:value="0.000776" calcext:value-type="float">
            <text:p>0.000776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[FGFR2 <text:s/>- <text:s/>fibroblast growth factor receptor 2, CDC6 <text:s/>- <text:s/>cell division cycle 6, KIF14 <text:s/>- <text:s/>kinesin family member 14, KIF20B <text:s/>- <text:s/>kinesin family member 20b, SHH <text:s/>- <text:s/>sonic hedgehog, AURKB <text:s/>- <text:s/>aurora kinase b, CDC25B <text:s/>- <text:s/>cell division cycle 25b, RACGAP1 <text:s/>- <text:s/>rac gtpase activating protein 1, E2F8 <text:s/>- <text:s/>e2f transcription factor 8, PKP4 <text:s/>- <text:s/>plakophilin 4, OSM <text:s/>- <text:s/>oncostatin m, ASPM <text:s/>- <text:s/>asp (abnormal spindle) homolog, microcephaly associated (drosophila), GIPC1 <text:s/>- <text:s/>gipc pdz domain containing family, member 1, SIRT2 <text:s/>- <text:s/>sirtuin 2, INTU <text:s/>- <text:s/>inturned planar cell polarity protein, TGFB3 <text:s/>- <text:s/>transforming growth factor, beta 3, CAT <text:s/>- <text:s/>catalase, BLM <text:s/>- <text:s/>bloom syndrome, recq helicase-like, CDK2AP2 <text:s/>- <text:s/>cyclin-dependent kinase 2 associated protein 2, UVRAG <text:s/>- <text:s/>uv radiation resistance associated, ORC6 <text:s/>- <text:s/>origin recognition complex, subunit 6, KIF23 <text:s/>- <text:s/>kinesin family member 23, NKX3-1 <text:s/>- <text:s/>nk3 homeobox 1, CUL3 <text:s/>- <text:s/>cullin 3, CALM3 <text:s/>- <text:s/>calmodulin 3 (phosphorylase kinase, delta), AURKC <text:s/>- <text:s/>aurora kinase c, KIF18B <text:s/>- <text:s/>kinesin family member 18b, CCP110 <text:s/>- <text:s/>centriolar coiled coil protein 110kda, AURKA <text:s/>- <text:s/>aurora kinase 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051</text:p>
          </table:table-cell>
          <table:table-cell table:style-name="ce1" office:value-type="string" calcext:value-type="string">
            <text:p>spindle organization</text:p>
          </table:table-cell>
          <table:table-cell table:style-name="ce1" office:value-type="float" office:value="0.000786" calcext:value-type="float">
            <text:p>0.000786</text:p>
          </table:table-cell>
          <table:table-cell table:style-name="ce1" office:value-type="float" office:value="0.0674" calcext:value-type="float">
            <text:p>0.0674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[PCNT <text:s/>- <text:s/>pericentrin, DYNC1H1 <text:s/>- <text:s/>dynein, cytoplasmic 1, heavy chain 1, CDC20 <text:s/>- <text:s/>cell division cycle 20, STMN1 <text:s/>- <text:s/>stathmin 1, NEK2 <text:s/>- <text:s/>nima-related kinase 2, TPX2 <text:s/>- <text:s/>tpx2, microtubule-associated, RAB11A <text:s/>- <text:s/>rab11a, member ras oncogene family, DLG1 <text:s/>- <text:s/>discs, large homolog 1 (drosophila), DCTN2 <text:s/>- <text:s/>dynactin 2 (p50), AURKB <text:s/>- <text:s/>aurora kinase b, GOLGA2 <text:s/>- <text:s/>golgin a2, SBDS <text:s/>- <text:s/>shwachman-bodian-diamond syndrome, KPNB1 <text:s/>- <text:s/>karyopherin (importin) beta 1, TTK <text:s/>- <text:s/>ttk protein kinase, NUMA1 <text:s/>- <text:s/>nuclear mitotic apparatus protein 1, CHEK2 <text:s/>- <text:s/>checkpoint kinase 2, KIAA1377 <text:s/>- <text:s/>kiaa1377, SUN2 <text:s/>- <text:s/>sad1 and unc84 domain containing 2, UVRAG <text:s/>- <text:s/>uv radiation resistance associated, TNKS <text:s/>- <text:s/>tankyrase, trf1-interacting ankyrin-related adp-ribose polymerase, ASPM <text:s/>- <text:s/>asp (abnormal spindle) homolog, microcephaly associated (drosophila), STIL <text:s/>- <text:s/>scl/tal1 interrupting locus, NEK7 <text:s/>- <text:s/>nima-related kinase 7, AURKA <text:s/>- <text:s/>aurora kinase 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0887</text:p>
          </table:table-cell>
          <table:table-cell table:style-name="ce1" office:value-type="string" calcext:value-type="string">
            <text:p>cellular response to chemical stimulus</text:p>
          </table:table-cell>
          <table:table-cell table:style-name="ce1" office:value-type="float" office:value="0.000823" calcext:value-type="float">
            <text:p>0.000823</text:p>
          </table:table-cell>
          <table:table-cell table:style-name="ce1" office:value-type="float" office:value="0.0702" calcext:value-type="float">
            <text:p>0.0702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[CDC6 <text:s/>- <text:s/>cell division cycle 6, HSPA1B <text:s/>- <text:s/>heat shock 70kda protein 1b, BNIP3 <text:s/>- <text:s/>bcl2/adenovirus e1b 19kda interacting protein 3, LHX1 <text:s/>- <text:s/>lim homeobox 1, BNIP3L <text:s/>- <text:s/>bcl2/adenovirus e1b 19kda interacting protein 3-like, CDK1 <text:s/>- <text:s/>cyclin-dependent kinase 1, ELK1 <text:s/>- <text:s/>elk1, member of ets oncogene family, CDH1 <text:s/>- <text:s/>cadherin 1, type 1, e-cadherin (epithelial), APLP1 <text:s/>- <text:s/>amyloid beta (a4) precursor-like protein 1, SIN3A <text:s/>- <text:s/>sin3 transcription regulator family member a, DDC <text:s/>- <text:s/>dopa decarboxylase (aromatic l-amino acid decarboxylase), RBMX <text:s/>- <text:s/>rna binding motif protein, x-linked, RASA4 <text:s/>- <text:s/>ras p21 protein activator 4, SLC41A1 <text:s/>- <text:s/>solute carrier family 41 (magnesium transporter), member 1, EPAS1 <text:s/>- <text:s/>endothelial pas domain protein 1, ZFP36L2 <text:s/>- <text:s/>zfp36 ring finger protein-like 2, LGALS1 <text:s/>- <text:s/>lectin, galactoside-binding, soluble, 1, ACACA <text:s/>- <text:s/>acetyl-coa carboxylase alpha, CBX8 <text:s/>- <text:s/>chromobox homolog 8, FOXO1 <text:s/>- <text:s/>forkhead box o1, SIRT2 <text:s/>- <text:s/>sirtuin 2, KLF9 <text:s/>- <text:s/>kruppel-like factor 9, SOST <text:s/>- <text:s/>sclerostin, ERRFI1 <text:s/>- <text:s/>erbb receptor feedback inhibitor 1, BRIP1 <text:s/>- <text:s/>brca1 interacting protein c-terminal helicase 1, SP1 <text:s/>- <text:s/>sp1 transcription factor, CPT1A <text:s/>- <text:s/>carnitine palmitoyltransferase 1a (liver), FOXC1 <text:s/>- <text:s/>forkhead box c1, IL4 <text:s/>- <text:s/>interleukin 4, GUCY1B3 <text:s/>- <text:s/>guanylate cyclase 1, soluble, beta 3, P2RY6 <text:s/>- <text:s/>pyrimidinergic receptor p2y, g-protein coupled, 6, P4HB <text:s/>- <text:s/>prolyl 4-hydroxylase, beta polypeptide, PPP1R12A <text:s/>- <text:s/>protein phosphatase 1, regulatory subunit 12a, SOX9 <text:s/>- <text:s/>sry (sex determining region y)-box 9, SOX4 <text:s/>- <text:s/>sry (sex determining region y)-box 4, BLM <text:s/>- <text:s/>bloom syndrome, recq helicase-like, WBP2 <text:s/>- <text:s/>ww domain binding protein 2, PABPN1 <text:s/>- <text:s/>poly(a) binding protein, nuclear 1, CHEK2 <text:s/>- <text:s/>checkpoint kinase 2, BCAR1 <text:s/>- <text:s/>breast cancer anti-estrogen resistance 1, BRINP2 <text:s/>- <text:s/>bone morphogenetic protein/retinoic acid inducible neural-specific 2, PAK3 <text:s/>- <text:s/>p21 protein (cdc42/rac)-activated kinase 3, VIMP <text:s/>- <text:s/>vcp-interacting membrane protein, BMP6 <text:s/>- <text:s/>bone morphogenetic protein 6, FGFR2 <text:s/>- <text:s/>fibroblast growth factor receptor 2, PDE1B <text:s/>- <text:s/>phosphodiesterase 1b, calmodulin-dependent, SESN3 <text:s/>- <text:s/>sestrin 3, H2AFZ <text:s/>- <text:s/>h2a histone family, member z, PAX8 <text:s/>- <text:s/>paired box 8, SNCA <text:s/>- <text:s/>synuclein, alpha (non a4 component of amyloid precursor), IRS1 <text:s/>- <text:s/>insulin receptor substrate 1, PYCR2 <text:s/>- <text:s/>pyrroline-5-carboxylate reductase family, member 2, PPM1A <text:s/>- <text:s/>protein phosphatase, mg2+/mn2+ dependent, 1a, PDGFRB <text:s/>- <text:s/>platelet-derived growth factor receptor, beta polypeptide, ISL1 <text:s/>- <text:s/>isl lim homeobox 1, ACVR1 <text:s/>- <text:s/>activin a receptor, type i, RHOB <text:s/>- <text:s/>ras homolog family member b, PTGER4 <text:s/>- <text:s/>prostaglandin e receptor 4 (subtype ep4), PDK3 <text:s/>- <text:s/>pyruvate dehydrogenase kinase, isozyme 3, KHSRP <text:s/>- <text:s/>kh-type splicing regulatory protein, PDK2 <text:s/>- <text:s/>pyruvate dehydrogenase kinase, isozyme 2, KDM1A <text:s/>- <text:s/>lysine (k)-specific demethylase 1a, FER <text:s/>- <text:s/>fer (fps/fes related) tyrosine kinase, LRP8 <text:s/>- <text:s/>low density lipoprotein receptor-related protein 8, apolipoprotein e receptor, PPARG <text:s/>- <text:s/>peroxisome proliferator-activated receptor gamma, PPARD <text:s/>- <text:s/>peroxisome proliferator-activated receptor delta, TMEM108 <text:s/>- <text:s/>transmembrane protein 108, RAB8A <text:s/>- <text:s/>rab8a, member ras oncogene family, PCNA <text:s/>- <text:s/>proliferating cell nuclear antigen, S100B <text:s/>- <text:s/>s100 calcium binding protein b, DAXX <text:s/>- <text:s/>death-domain associated protein, PCK2 <text:s/>- <text:s/>phosphoenolpyruvate carboxykinase 2 (mitochondrial), RORB <text:s/>- <text:s/>rar-related orphan receptor b, RORC <text:s/>- <text:s/>rar-related orphan receptor c, ADCYAP1 <text:s/>- <text:s/>adenylate cyclase activating polypeptide 1 (pituitary), SLIT3 <text:s/>- <text:s/>slit homolog 3 (drosophila), NDUFA13 <text:s/>- <text:s/>nadh dehydrogenase (ubiquinone) 1 alpha subcomplex, 13, POU3F2 <text:s/>- <text:s/>pou class 3 homeobox 2, CXCL10 <text:s/>- <text:s/>chemokine (c-x-c motif) ligand 10, WDTC1 <text:s/>- <text:s/>wd and tetratricopeptide repeats 1, DAPK1 <text:s/>- <text:s/>death-associated protein kinase 1, SORBS1 <text:s/>- <text:s/>sorbin and sh3 domain containing 1, POLG <text:s/>- <text:s/>polymerase (dna directed), gamma, AKAP8 <text:s/>- <text:s/>a kinase (prka) anchor protein 8, LARP1 <text:s/>- <text:s/>la ribonucleoprotein domain family, member 1, TRAF2 <text:s/>- <text:s/>tnf receptor-associated factor 2, PDE4D <text:s/>- <text:s/>phosphodiesterase 4d, camp-specific, NET1 <text:s/>- <text:s/>neuroepithelial cell transforming 1, HSPA5 <text:s/>- <text:s/>heat shock 70kda protein 5 (glucose-regulated protein, 78kda), ERBB2IP <text:s/>- <text:s/>erbb2 interacting protein, MTR <text:s/>- <text:s/>5-methyltetrahydrofolate-homocysteine methyltransferase, PRKACA <text:s/>- <text:s/>protein kinase, camp-dependent, catalytic, alpha, ATP2A2 <text:s/>- <text:s/>atpase, ca++ transporting, cardiac muscle, slow twitch 2, ATP1A3 <text:s/>- <text:s/>atpase, na+/k+ transporting, alpha 3 polypeptide, T <text:s/>- <text:s/>t, brachyury homolog (mouse), GNRHR <text:s/>- <text:s/>gonadotropin-releasing hormone receptor, HMGB2 <text:s/>- <text:s/>high mobility group box 2, SYT1 <text:s/>- <text:s/>synaptotagmin i, GOT1 <text:s/>- <text:s/>glutamic-oxaloacetic transaminase 1, soluble, WNT8B <text:s/>- <text:s/>wingless-type mmtv integration site family, member 8b, PYCR1 <text:s/>- <text:s/>pyrroline-5-carboxylate reductase 1, FANCD2 <text:s/>- <text:s/>fanconi anemia, complementation group d2, ATF4 <text:s/>- <text:s/>activating transcription factor 4, PTK2B <text:s/>- <text:s/>protein tyrosine kinase 2 beta, CASP9 <text:s/>- <text:s/>caspase 9, apoptosis-related cysteine peptidase, PHEX <text:s/>- <text:s/>phosphate regulating endopeptidase homolog, x-linked, FASN <text:s/>- <text:s/>fatty acid synthase, CTSL <text:s/>- <text:s/>cathepsin l, HDAC4 <text:s/>- <text:s/>histone deacetylase 4, ID1 <text:s/>- <text:s/>inhibitor of dna binding 1, dominant negative helix-loop-helix protein, DCPS <text:s/>- <text:s/>decapping enzyme, scavenger, IPO5 <text:s/>- <text:s/>importin 5, ADNP2 <text:s/>- <text:s/>adnp homeobox 2, WNT3 <text:s/>- <text:s/>wingless-type mmtv integration site family, member 3, LAMTOR1 <text:s/>- <text:s/>late endosomal/lysosomal adaptor, mapk and mtor activator 1, NFKBIB <text:s/>- <text:s/>nuclear factor of kappa light polypeptide gene enhancer in b-cells inhibitor, beta, WNT6 <text:s/>- <text:s/>wingless-type mmtv integration site family, member 6, RPLP0 <text:s/>- <text:s/>ribosomal protein, large, p0, RRAGC <text:s/>- <text:s/>ras-related gtp binding c, TRPV1 <text:s/>- <text:s/>transient receptor potential cation channel, subfamily v, member 1, NKX6-1 <text:s/>- <text:s/>nk6 homeobox 1, NKX3-1 <text:s/>- <text:s/>nk3 homeobox 1, MSX1 <text:s/>- <text:s/>msh homeobox 1, NCOA2 <text:s/>- <text:s/>nuclear receptor coactivator 2, EZH2 <text:s/>- <text:s/>enhancer of zeste homolog 2 (drosophila), MSX2 <text:s/>- <text:s/>msh homeobox 2, SLC2A4 <text:s/>- <text:s/>solute carrier family 2 (facilitated glucose transporter), member 4, STC1 <text:s/>- <text:s/>stanniocalcin 1, PAF1 <text:s/>- <text:s/>paf1, rna polymerase ii associated factor, homolog (s. cerevisiae), ATP2B4 <text:s/>- <text:s/>atpase, ca++ transporting, plasma membrane 4, UBE2K <text:s/>- <text:s/>ubiquitin-conjugating enzyme e2k, HDAC9 <text:s/>- <text:s/>histone deacetylase 9, KIT <text:s/>- <text:s/>v-kit hardy-zuckerman 4 feline sarcoma viral oncogene homolog, DTYMK <text:s/>- <text:s/>deoxythymidylate kinase (thymidylate kinase), HIF1A <text:s/>- <text:s/>hypoxia inducible factor 1, alpha subunit (basic helix-loop-helix transcription factor), NOX4 <text:s/>- <text:s/>nadph oxidase 4, LIN28A <text:s/>- <text:s/>lin-28 homolog a (c. elegans), PITX3 <text:s/>- <text:s/>paired-like homeodomain 3, SHC1 <text:s/>- <text:s/>shc (src homology 2 domain containing) transforming protein 1, PNPT1 <text:s/>- <text:s/>polyribonucleotide nucleotidyltransferase 1, DLX1 <text:s/>- <text:s/>distal-less homeobox 1, SHH <text:s/>- <text:s/>sonic hedgehog, JUN <text:s/>- <text:s/>jun proto-oncogene, GSTO2 <text:s/>- <text:s/>glutathione s-transferase omega 2, WNT10A <text:s/>- <text:s/>wingless-type mmtv integration site family, member 10a, STAT3 <text:s/>- <text:s/>signal transducer and activator of transcription 3 (acute-phase response factor), JUNB <text:s/>- <text:s/>jun b proto-oncogene, URI1 <text:s/>- <text:s/>uri1, prefoldin-like chaperone, LRP6 <text:s/>- <text:s/>low density lipoprotein receptor-related protein 6, B2M <text:s/>- <text:s/>beta-2-microglobulin, PIK3R1 <text:s/>- <text:s/>phosphoinositide-3-kinase, regulatory subunit 1 (alpha), NFATC4 <text:s/>- <text:s/>nuclear factor of activated t-cells, cytoplasmic, calcineurin-dependent 4, SSTR3 <text:s/>- <text:s/>somatostatin receptor 3, SESN2 <text:s/>- <text:s/>sestrin 2, SLC25A33 <text:s/>- <text:s/>solute carrier family 25 (pyrimidine nucleotide carrier), member 33, MAP2K6 <text:s/>- <text:s/>mitogen-activated protein kinase kinase 6, SIX1 <text:s/>- <text:s/>six homeobox 1, PRKD2 <text:s/>- <text:s/>protein kinase d2, KLF1 <text:s/>- <text:s/>kruppel-like factor 1 (erythroid), RAP2A <text:s/>- <text:s/>rap2a, member of ras oncogene family, TFPI <text:s/>- <text:s/>tissue factor pathway inhibitor (lipoprotein-associated coagulation inhibitor), SIPA1 <text:s/>- <text:s/>signal-induced proliferation-associated 1, RARA <text:s/>- <text:s/>retinoic acid receptor, alpha, ITPR2 <text:s/>- <text:s/>inositol 1,4,5-trisphosphate receptor, type 2, RYR2 <text:s/>- <text:s/>ryanodine receptor 2 (cardiac), SFRP1 <text:s/>- <text:s/>secreted frizzled-related protein 1, MAPK7 <text:s/>- <text:s/>mitogen-activated protein kinase 7, GATA3 <text:s/>- <text:s/>gata binding protein 3, DNM2 <text:s/>- <text:s/>dynamin 2, HNRNPA1 <text:s/>- <text:s/>heterogeneous nuclear ribonucleoprotein a1, CAT <text:s/>- <text:s/>catalase, UCP2 <text:s/>- <text:s/>uncoupling protein 2 (mitochondrial, proton carrier), EPHA8 <text:s/>- <text:s/>eph receptor a8, CCKAR <text:s/>- <text:s/>cholecystokinin a receptor, FOSB <text:s/>- <text:s/>fbj murine osteosarcoma viral oncogene homolog b, HMGCS1 <text:s/>- <text:s/>3-hydroxy-3-methylglutaryl-coa synthase 1 (soluble), TMEM161A <text:s/>- <text:s/>transmembrane protein 161a, THBS1 <text:s/>- <text:s/>thrombospondin 1, VASN <text:s/>- <text:s/>vasorin, XRCC4 <text:s/>- <text:s/>x-ray repair complementing defective repair in chinese hamster cells 4, BCL2L1 <text:s/>- <text:s/>bcl2-like 1, SREBF1 <text:s/>- <text:s/>sterol regulatory element binding transcription factor 1, HP1BP3 <text:s/>- <text:s/>heterochromatin protein 1, binding protein 3, ERBB4 <text:s/>- <text:s/>v-erb-b2 avian erythroblastic leukemia viral oncogene homolog 4, KLF10 <text:s/>- <text:s/>kruppel-like factor 10, GSK3B <text:s/>- <text:s/>glycogen synthase kinase 3 beta, PRKAR1A <text:s/>- <text:s/>protein kinase, camp-dependent, regulatory, type i, alpha, ANK3 <text:s/>- <text:s/>ankyrin 3, node of ranvier (ankyrin g), KLF11 <text:s/>- <text:s/>kruppel-like factor 1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641</text:p>
          </table:table-cell>
          <table:table-cell table:style-name="ce1" office:value-type="string" calcext:value-type="string">
            <text:p>cellular localization</text:p>
          </table:table-cell>
          <table:table-cell table:style-name="ce1" office:value-type="float" office:value="0.000891" calcext:value-type="float">
            <text:p>0.000891</text:p>
          </table:table-cell>
          <table:table-cell table:style-name="ce1" office:value-type="float" office:value="0.0755" calcext:value-type="float">
            <text:p>0.075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457" calcext:value-type="float">
            <text:p>145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[MAPRE1 <text:s/>- <text:s/>microtubule-associated protein, rp/eb family, member 1, FAM83D <text:s/>- <text:s/>family with sequence similarity 83, member d, MARK2 <text:s/>- <text:s/>map/microtubule affinity-regulating kinase 2, DDX25 <text:s/>- <text:s/>dead (asp-glu-ala-asp) box helicase 25, KIF20B <text:s/>- <text:s/>kinesin family member 20b, AP3M2 <text:s/>- <text:s/>adaptor-related protein complex 3, mu 2 subunit, ARFGAP2 <text:s/>- <text:s/>adp-ribosylation factor gtpase activating protein 2, TRAPPC6A <text:s/>- <text:s/>trafficking protein particle complex 6a, OS9 <text:s/>- <text:s/>osteosarcoma amplified 9, endoplasmic reticulum lectin, ZDHHC3 <text:s/>- <text:s/>zinc finger, dhhc-type containing 3, ACACA <text:s/>- <text:s/>acetyl-coa carboxylase alpha, YWHAQ <text:s/>- <text:s/>tyrosine 3-monooxygenase/tryptophan 5-monooxygenase activation protein, theta polypeptide, DSCR3 <text:s/>- <text:s/>down syndrome critical region gene 3, ATG9A <text:s/>- <text:s/>autophagy related 9a, LTV1 <text:s/>- <text:s/>ltv1 homolog (s. cerevisiae), CPT1A <text:s/>- <text:s/>carnitine palmitoyltransferase 1a (liver), PLK1 <text:s/>- <text:s/>polo-like kinase 1, ANP32A <text:s/>- <text:s/>acidic (leucine-rich) nuclear phosphoprotein 32 family, member a, ASPSCR1 <text:s/>- <text:s/>alveolar soft part sarcoma chromosome region, candidate 1, SYVN1 <text:s/>- <text:s/>synovial apoptosis inhibitor 1, synoviolin, SOX9 <text:s/>- <text:s/>sry (sex determining region y)-box 9, LMAN2L <text:s/>- <text:s/>lectin, mannose-binding 2-like, C12orf52 <text:s/>- <text:s/>chromosome 12 open reading frame 52, ALYREF <text:s/>- <text:s/>aly/ref export factor, SYNGAP1 <text:s/>- <text:s/>synaptic ras gtpase activating protein 1, TTK <text:s/>- <text:s/>ttk protein kinase, PABPN1 <text:s/>- <text:s/>poly(a) binding protein, nuclear 1, TMEM129 <text:s/>- <text:s/>transmembrane protein 129, RAB40C <text:s/>- <text:s/>rab40c, member ras oncogene family, LEMD3 <text:s/>- <text:s/>lem domain containing 3, KIF16B <text:s/>- <text:s/>kinesin family member 16b, LMAN1 <text:s/>- <text:s/>lectin, mannose-binding, 1, TOPORS <text:s/>- <text:s/>topoisomerase i binding, arginine/serine-rich, e3 ubiquitin protein ligase, ABCA7 <text:s/>- <text:s/>atp-binding cassette, sub-family a (abc1), member 7, NDE1 <text:s/>- <text:s/>nude neurodevelopment protein 1, SNRPD2 <text:s/>- <text:s/>small nuclear ribonucleoprotein d2 polypeptide 16.5kda, CTSA <text:s/>- <text:s/>cathepsin a, SNCA <text:s/>- <text:s/>synuclein, alpha (non a4 component of amyloid precursor), MYH10 <text:s/>- <text:s/>myosin, heavy chain 10, non-muscle, NUP62CL <text:s/>- <text:s/>nucleoporin 62kda c-terminal like, SNX11 <text:s/>- <text:s/>sorting nexin 11, NABP2 <text:s/>- <text:s/>nucleic acid binding protein 2, STX6 <text:s/>- <text:s/>syntaxin 6, TMEM201 <text:s/>- <text:s/>transmembrane protein 201, TSPAN5 <text:s/>- <text:s/>tetraspanin 5, TMEM108 <text:s/>- <text:s/>transmembrane protein 108, HERC2 <text:s/>- <text:s/>hect and rld domain containing e3 ubiquitin protein ligase 2, ATCAY <text:s/>- <text:s/>ataxia, cerebellar, cayman type, SRRM1 <text:s/>- <text:s/>serine/arginine repetitive matrix 1, C17orf59 <text:s/>- <text:s/>chromosome 17 open reading frame 59, NRBP1 <text:s/>- <text:s/>nuclear receptor binding protein 1, SPRY2 <text:s/>- <text:s/>sprouty homolog 2 (drosophila), MID1IP1 <text:s/>- <text:s/>mid1 interacting protein 1, TMEM241 <text:s/>- <text:s/>transmembrane protein 241, AP3D1 <text:s/>- <text:s/>adaptor-related protein complex 3, delta 1 subunit, KIF23 <text:s/>- <text:s/>kinesin family member 23, CXXC11 <text:s/>- <text:s/>cxxc finger protein 11, BLOC1S3 <text:s/>- <text:s/>biogenesis of lysosomal organelles complex-1, subunit 3, AP2A1 <text:s/>- <text:s/>adaptor-related protein complex 2, alpha 1 subunit, TOMM40 <text:s/>- <text:s/>translocase of outer mitochondrial membrane 40 homolog (yeast), DCTN4 <text:s/>- <text:s/>dynactin 4 (p62), FAM126A <text:s/>- <text:s/>family with sequence similarity 126, member a, TIMM17A <text:s/>- <text:s/>translocase of inner mitochondrial membrane 17 homolog a (yeast), ATG4A <text:s/>- <text:s/>autophagy related 4a, cysteine peptidase, KIF3C <text:s/>- <text:s/>kinesin family member 3c, SYT1 <text:s/>- <text:s/>synaptotagmin i, KIF5B <text:s/>- <text:s/>kinesin family member 5b, BCL2L11 <text:s/>- <text:s/>bcl2-like 11 (apoptosis facilitator), VPS35 <text:s/>- <text:s/>vacuolar protein sorting 35 homolog (s. cerevisiae), TIMM10 <text:s/>- <text:s/>translocase of inner mitochondrial membrane 10 homolog (yeast), NOL8 <text:s/>- <text:s/>nucleolar protein 8, SUN2 <text:s/>- <text:s/>sad1 and unc84 domain containing 2, TNKS <text:s/>- <text:s/>tankyrase, trf1-interacting ankyrin-related adp-ribose polymerase, RPA2 <text:s/>- <text:s/>replication protein a2, 32kda, PLEKHA8 <text:s/>- <text:s/>pleckstrin homology domain containing, family a (phosphoinositide binding specific) member 8, STXBP1 <text:s/>- <text:s/>syntaxin binding protein 1, PPIL2 <text:s/>- <text:s/>peptidylprolyl isomerase (cyclophilin)-like 2, STX5 <text:s/>- <text:s/>syntaxin 5, SEC23B <text:s/>- <text:s/>sec23 homolog b (s. cerevisiae), IPO5 <text:s/>- <text:s/>importin 5, HK2 <text:s/>- <text:s/>hexokinase 2, TNPO1 <text:s/>- <text:s/>transportin 1, RPLP1 <text:s/>- <text:s/>ribosomal protein, large, p1, KPNA4 <text:s/>- <text:s/>karyopherin alpha 4 (importin alpha 3), SLBP <text:s/>- <text:s/>stem-loop binding protein, KPNA2 <text:s/>- <text:s/>karyopherin alpha 2 (rag cohort 1, importin alpha 1), KPNB1 <text:s/>- <text:s/>karyopherin (importin) beta 1, LAMTOR1 <text:s/>- <text:s/>late endosomal/lysosomal adaptor, mapk and mtor activator 1, RPLP0 <text:s/>- <text:s/>ribosomal protein, large, p0, NOL6 <text:s/>- <text:s/>nucleolar protein 6 (rna-associated), UVRAG <text:s/>- <text:s/>uv radiation resistance associated, TRAPPC12 <text:s/>- <text:s/>trafficking protein particle complex 12, MSX1 <text:s/>- <text:s/>msh homeobox 1, CDC23 <text:s/>- <text:s/>cell division cycle 23, EZH2 <text:s/>- <text:s/>enhancer of zeste homolog 2 (drosophila), CALM3 <text:s/>- <text:s/>calmodulin 3 (phosphorylase kinase, delta), PPP1R10 <text:s/>- <text:s/>protein phosphatase 1, regulatory subunit 10, TUBA1C <text:s/>- <text:s/>tubulin, alpha 1c, VCP <text:s/>- <text:s/>valosin containing protein, STK11 <text:s/>- <text:s/>serine/threonine kinase 11, KIT <text:s/>- <text:s/>v-kit hardy-zuckerman 4 feline sarcoma viral oncogene homolog, PEX16 <text:s/>- <text:s/>peroxisomal biogenesis factor 16, SNX13 <text:s/>- <text:s/>sorting nexin 13, HIF1A <text:s/>- <text:s/>hypoxia inducible factor 1, alpha subunit (basic helix-loop-helix transcription factor), AURKA <text:s/>- <text:s/>aurora kinase a, RPAIN <text:s/>- <text:s/>rpa interacting protein, KIF14 <text:s/>- <text:s/>kinesin family member 14, POLDIP3 <text:s/>- <text:s/>polymerase (dna-directed), delta interacting protein 3, TSNARE1 <text:s/>- <text:s/>t-snare domain containing 1, JUN <text:s/>- <text:s/>jun proto-oncogene, IFT27 <text:s/>- <text:s/>intraflagellar transport 27 homolog (chlamydomonas), STAT3 <text:s/>- <text:s/>signal transducer and activator of transcription 3 (acute-phase response factor), UBB <text:s/>- <text:s/>ubiquitin b, GBF1 <text:s/>- <text:s/>golgi brefeldin a resistant guanine nucleotide exchange factor 1, NRXN2 <text:s/>- <text:s/>neurexin 2, TULP3 <text:s/>- <text:s/>tubby like protein 3, MID2 <text:s/>- <text:s/>midline 2, TULP2 <text:s/>- <text:s/>tubby like protein 2, SPCS3 <text:s/>- <text:s/>signal peptidase complex subunit 3 homolog (s. cerevisiae), TINF2 <text:s/>- <text:s/>terf1 (trf1)-interacting nuclear factor 2, ASPM <text:s/>- <text:s/>asp (abnormal spindle) homolog, microcephaly associated (drosophila), RYR2 <text:s/>- <text:s/>ryanodine receptor 2 (cardiac), CSE1L <text:s/>- <text:s/>cse1 chromosome segregation 1-like (yeast), FAM178A <text:s/>- <text:s/>family with sequence similarity 178, member a, RAB11A <text:s/>- <text:s/>rab11a, member ras oncogene family, HNRNPA1 <text:s/>- <text:s/>heterogeneous nuclear ribonucleoprotein a1, SORT1 <text:s/>- <text:s/>sortilin 1, NAPA <text:s/>- <text:s/>n-ethylmaleimide-sensitive factor attachment protein, alpha, PRKCZ <text:s/>- <text:s/>protein kinase c, zeta, CCDC88A <text:s/>- <text:s/>coiled-coil domain containing 88a, SAMM50 <text:s/>- <text:s/>samm50 sorting and assembly machinery component, NUP214 <text:s/>- <text:s/>nucleoporin 214kda, SLC25A6 <text:s/>- <text:s/>solute carrier family 25 (mitochondrial carrier; adenine nucleotide translocator), member 6, SARNP <text:s/>- <text:s/>sap domain containing ribonucleoprotein, GAS8 <text:s/>- <text:s/>growth arrest-specific 8, EPS15 <text:s/>- <text:s/>epidermal growth factor receptor pathway substrate 15, ANK3 <text:s/>- <text:s/>ankyrin 3, node of ranvier (ankyrin g), LACRT <text:s/>- <text:s/>lacritin, CHAMP1 <text:s/>- <text:s/>chromosome alignment maintaining phosphoprotein 1, CDK1 <text:s/>- <text:s/>cyclin-dependent kinase 1, CDH1 <text:s/>- <text:s/>cadherin 1, type 1, e-cadherin (epithelial), ZNF385A <text:s/>- <text:s/>zinc finger protein 385a, CDH2 <text:s/>- <text:s/>cadherin 2, type 1, n-cadherin (neuronal), SYNRG <text:s/>- <text:s/>synergin, gamma, SIN3A <text:s/>- <text:s/>sin3 transcription regulator family member a, RAB8B <text:s/>- <text:s/>rab8b, member ras oncogene family, MID1 <text:s/>- <text:s/>midline 1 (opitz/bbb syndrome), TMEM33 <text:s/>- <text:s/>transmembrane protein 33, MLH1 <text:s/>- <text:s/>mutl homolog 1, colon cancer, nonpolyposis type 2 (e. coli), CD74 <text:s/>- <text:s/>cd74 molecule, major histocompatibility complex, class ii invariant chain, WHAMM <text:s/>- <text:s/>was protein homolog associated with actin, golgi membranes and microtubules, TBC1D10A <text:s/>- <text:s/>tbc1 domain family, member 10a, MYRIP <text:s/>- <text:s/>myosin viia and rab interacting protein, CHP1 <text:s/>- <text:s/>calcineurin-like ef-hand protein 1, STARD4 <text:s/>- <text:s/>star-related lipid transfer (start) domain containing 4, VPS26B <text:s/>- <text:s/>vacuolar protein sorting 26 homolog b (s. pombe), VPS29 <text:s/>- <text:s/>vacuolar protein sorting 29 homolog (s. cerevisiae), GOLPH3L <text:s/>- <text:s/>golgi phosphoprotein 3-like, RAB11B <text:s/>- <text:s/>rab11b, member ras oncogene family, DERL2 <text:s/>- <text:s/>derlin 2, VIMP <text:s/>- <text:s/>vcp-interacting membrane protein, ARNTL <text:s/>- <text:s/>aryl hydrocarbon receptor nuclear translocator-like, SPCS2 <text:s/>- <text:s/>signal peptidase complex subunit 2 homolog (s. cerevisiae), DCTN2 <text:s/>- <text:s/>dynactin 2 (p50), HIST1H1B <text:s/>- <text:s/>histone cluster 1, h1b, AURKB <text:s/>- <text:s/>aurora kinase b, NUMA1 <text:s/>- <text:s/>nuclear mitotic apparatus protein 1, RHOB <text:s/>- <text:s/>ras homolog family member b, NUP88 <text:s/>- <text:s/>nucleoporin 88kda, SZT2 <text:s/>- <text:s/>seizure threshold 2 homolog (mouse), TMEM167A <text:s/>- <text:s/>transmembrane protein 167a, FAM160A2 <text:s/>- <text:s/>family with sequence similarity 160, member a2, PIP5K1C <text:s/>- <text:s/>phosphatidylinositol-4-phosphate 5-kinase, type i, gamma, TBC1D10B <text:s/>- <text:s/>tbc1 domain family, member 10b, RAB8A <text:s/>- <text:s/>rab8a, member ras oncogene family, TOMM40L <text:s/>- <text:s/>translocase of outer mitochondrial membrane 40 homolog (yeast)-like, NDUFA13 <text:s/>- <text:s/>nadh dehydrogenase (ubiquinone) 1 alpha subcomplex, 13, NPC2 <text:s/>- <text:s/>niemann-pick disease, type c2, MPP5 <text:s/>- <text:s/>membrane protein, palmitoylated 5 (maguk p55 subfamily member 5), TRIM9 <text:s/>- <text:s/>tripartite motif containing 9, HGS <text:s/>- <text:s/>hepatocyte growth factor-regulated tyrosine kinase substrate, ERBB2IP <text:s/>- <text:s/>erbb2 interacting protein, TIAM1 <text:s/>- <text:s/>t-cell lymphoma invasion and metastasis 1, ATP2A1 <text:s/>- <text:s/>atpase, ca++ transporting, cardiac muscle, fast twitch 1, ATP2A2 <text:s/>- <text:s/>atpase, ca++ transporting, cardiac muscle, slow twitch 2, GOLGA2 <text:s/>- <text:s/>golgin a2, NLGN2 <text:s/>- <text:s/>neuroligin 2, XPO1 <text:s/>- <text:s/>exportin 1 (crm1 homolog, yeast), GOLGB1 <text:s/>- <text:s/>golgin b1, ATP5S <text:s/>- <text:s/>atp synthase, h+ transporting, mitochondrial fo complex, subunit s (factor b), ATP1B1 <text:s/>- <text:s/>atpase, na+/k+ transporting, beta 1 polypeptide, TNPO2 <text:s/>- <text:s/>transportin 2, C15orf43 <text:s/>- <text:s/>chromosome 15 open reading frame 43, HERPUD1 <text:s/>- <text:s/>homocysteine-inducible, endoplasmic reticulum stress-inducible, ubiquitin-like domain member 1, PEX2 <text:s/>- <text:s/>peroxisomal biogenesis factor 2, RERE <text:s/>- <text:s/>arginine-glutamic acid dipeptide (re) repeats, RIMS2 <text:s/>- <text:s/>regulating synaptic membrane exocytosis 2, SEC31A <text:s/>- <text:s/>sec31 homolog a (s. cerevisiae), GIPC1 <text:s/>- <text:s/>gipc pdz domain containing family, member 1, CEP57 <text:s/>- <text:s/>centrosomal protein 57kda, KCNIP3 <text:s/>- <text:s/>kv channel interacting protein 3, calsenilin, RAB6A <text:s/>- <text:s/>rab6a, member ras oncogene family, PEX7 <text:s/>- <text:s/>peroxisomal biogenesis factor 7, ID1 <text:s/>- <text:s/>inhibitor of dna binding 1, dominant negative helix-loop-helix protein, RAB3A <text:s/>- <text:s/>rab3a, member ras oncogene family, PLIN5 <text:s/>- <text:s/>perilipin 5, ARHGAP21 <text:s/>- <text:s/>rho gtpase activating protein 21, ID4 <text:s/>- <text:s/>inhibitor of dna binding 4, dominant negative helix-loop-helix protein, RRAGC <text:s/>- <text:s/>ras-related gtp binding c, TBC1D2 <text:s/>- <text:s/>tbc1 domain family, member 2, ATP5E <text:s/>- <text:s/>atp synthase, h+ transporting, mitochondrial f1 complex, epsilon subunit, IFT140 <text:s/>- <text:s/>intraflagellar transport 140 homolog (chlamydomonas), ATP5G1 <text:s/>- <text:s/>atp synthase, h+ transporting, mitochondrial fo complex, subunit c1 (subunit 9), STOML2 <text:s/>- <text:s/>stomatin (epb72)-like 2, PAF1 <text:s/>- <text:s/>paf1, rna polymerase ii associated factor, homolog (s. cerevisiae), MEX3D <text:s/>- <text:s/>mex-3 rna binding family member d, VAMP5 <text:s/>- <text:s/>vesicle-associated membrane protein 5, PLA2G3 <text:s/>- <text:s/>phospholipase a2, group iii, DLG3 <text:s/>- <text:s/>discs, large homolog 3 (drosophila), DLG1 <text:s/>- <text:s/>discs, large homolog 1 (drosophila), DLG2 <text:s/>- <text:s/>discs, large homolog 2 (drosophila), COPZ1 <text:s/>- <text:s/>coatomer protein complex, subunit zeta 1, SHH <text:s/>- <text:s/>sonic hedgehog, LRP6 <text:s/>- <text:s/>low density lipoprotein receptor-related protein 6, ESCO2 <text:s/>- <text:s/>establishment of sister chromatid cohesion n-acetyltransferase 2, PIK3R1 <text:s/>- <text:s/>phosphoinositide-3-kinase, regulatory subunit 1 (alpha), SPAG9 <text:s/>- <text:s/>sperm associated antigen 9, PLEKHF1 <text:s/>- <text:s/>pleckstrin homology domain containing, family f (with fyve domain) member 1, EEA1 <text:s/>- <text:s/>early endosome antigen 1, CLTA <text:s/>- <text:s/>clathrin, light chain a, STIL <text:s/>- <text:s/>scl/tal1 interrupting locus, COG2 <text:s/>- <text:s/>component of oligomeric golgi complex 2, HEY2 <text:s/>- <text:s/>hairy/enhancer-of-split related with yrpw motif 2, RAP2A <text:s/>- <text:s/>rap2a, member of ras oncogene family, SIX1 <text:s/>- <text:s/>six homeobox 1, CROCC <text:s/>- <text:s/>ciliary rootlet coiled-coil, rootletin, DYNC1H1 <text:s/>- <text:s/>dynein, cytoplasmic 1, heavy chain 1, TGFB3 <text:s/>- <text:s/>transforming growth factor, beta 3, DNM2 <text:s/>- <text:s/>dynamin 2, TSPAN15 <text:s/>- <text:s/>tetraspanin 15, NUP93 <text:s/>- <text:s/>nucleoporin 93kda, SRSF6 <text:s/>- <text:s/>serine/arginine-rich splicing factor 6, M6PR <text:s/>- <text:s/>mannose-6-phosphate receptor (cation dependent), SIX2 <text:s/>- <text:s/>six homeobox 2, CUL3 <text:s/>- <text:s/>cullin 3, IPO13 <text:s/>- <text:s/>importin 13, GSK3B <text:s/>- <text:s/>glycogen synthase kinase 3 beta, THY1 <text:s/>- <text:s/>thy-1 cell surface antigen, ITSN1 <text:s/>- <text:s/>intersectin 1 (sh3 domain protein), PDIA3 <text:s/>- <text:s/>protein disulfide isomerase family a, member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2465</text:p>
          </table:table-cell>
          <table:table-cell table:style-name="ce1" office:value-type="string" calcext:value-type="string">
            <text:p>regulation of cytokinesis</text:p>
          </table:table-cell>
          <table:table-cell table:style-name="ce1" office:value-type="float" office:value="0.000933" calcext:value-type="float">
            <text:p>0.000933</text:p>
          </table:table-cell>
          <table:table-cell table:style-name="ce1" office:value-type="float" office:value="0.0786" calcext:value-type="float">
            <text:p>0.0786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[CDC6 <text:s/>- <text:s/>cell division cycle 6, KIF14 <text:s/>- <text:s/>kinesin family member 14, KIF20B <text:s/>- <text:s/>kinesin family member 20b, AURKB <text:s/>- <text:s/>aurora kinase b, CDC25B <text:s/>- <text:s/>cell division cycle 25b, E2F8 <text:s/>- <text:s/>e2f transcription factor 8, RACGAP1 <text:s/>- <text:s/>rac gtpase activating protein 1, PKP4 <text:s/>- <text:s/>plakophilin 4, UVRAG <text:s/>- <text:s/>uv radiation resistance associated, KIF23 <text:s/>- <text:s/>kinesin family member 23, CUL3 <text:s/>- <text:s/>cullin 3, CALM3 <text:s/>- <text:s/>calmodulin 3 (phosphorylase kinase, delta), AURKC <text:s/>- <text:s/>aurora kinase c, GIPC1 <text:s/>- <text:s/>gipc pdz domain containing family, member 1, CCP110 <text:s/>- <text:s/>centriolar coiled coil protein 110kda, AURKA <text:s/>- <text:s/>aurora kinase 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026</text:p>
          </table:table-cell>
          <table:table-cell table:style-name="ce1" office:value-type="string" calcext:value-type="string">
            <text:p>regulation of multicellular organismal development</text:p>
          </table:table-cell>
          <table:table-cell table:style-name="ce1" office:value-type="float" office:value="0.000971" calcext:value-type="float">
            <text:p>0.000971</text:p>
          </table:table-cell>
          <table:table-cell table:style-name="ce1" office:value-type="float" office:value="0.0814" calcext:value-type="float">
            <text:p>0.081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[ZMYND8 <text:s/>- <text:s/>zinc finger, mynd-type containing 8, LHX1 <text:s/>- <text:s/>lim homeobox 1, MARK2 <text:s/>- <text:s/>map/microtubule affinity-regulating kinase 2, ITM2C <text:s/>- <text:s/>integral membrane protein 2c, EMX1 <text:s/>- <text:s/>empty spiracles homeobox 1, CASZ1 <text:s/>- <text:s/>castor zinc finger 1, KIF20B <text:s/>- <text:s/>kinesin family member 20b, GORAB <text:s/>- <text:s/>golgin, rab6-interacting, GRHL2 <text:s/>- <text:s/>grainyhead-like 2 (drosophila), RACGAP1 <text:s/>- <text:s/>rac gtpase activating protein 1, GCNT2 <text:s/>- <text:s/>glucosaminyl (n-acetyl) transferase 2, i-branching enzyme (i blood group), ZFP36L2 <text:s/>- <text:s/>zfp36 ring finger protein-like 2, LGALS1 <text:s/>- <text:s/>lectin, galactoside-binding, soluble, 1, LFNG <text:s/>- <text:s/>lfng o-fucosylpeptide 3-beta-n-acetylglucosaminyltransferase, SIRT2 <text:s/>- <text:s/>sirtuin 2, ENG <text:s/>- <text:s/>endoglin, ASIC2 <text:s/>- <text:s/>acid-sensing (proton-gated) ion channel 2, RLN2 <text:s/>- <text:s/>relaxin 2, BDNF <text:s/>- <text:s/>brain-derived neurotrophic factor, GPC3 <text:s/>- <text:s/>glypican 3, APLF <text:s/>- <text:s/>aprataxin and pnkp like factor, SOX9 <text:s/>- <text:s/>sry (sex determining region y)-box 9, TRIM11 <text:s/>- <text:s/>tripartite motif containing 11, GRHL1 <text:s/>- <text:s/>grainyhead-like 1 (drosophila), SYNGAP1 <text:s/>- <text:s/>synaptic ras gtpase activating protein 1, GRHL3 <text:s/>- <text:s/>grainyhead-like 3 (drosophila), PER2 <text:s/>- <text:s/>period circadian clock 2, PSME3 <text:s/>- <text:s/>proteasome (prosome, macropain) activator subunit 3 (pa28 gamma; ki), HOXD3 <text:s/>- <text:s/>homeobox d3, APOLD1 <text:s/>- <text:s/>apolipoprotein l domain containing 1, LDB1 <text:s/>- <text:s/>lim domain binding 1, BRINP2 <text:s/>- <text:s/>bone morphogenetic protein/retinoic acid inducible neural-specific 2, BMP6 <text:s/>- <text:s/>bone morphogenetic protein 6, OLIG2 <text:s/>- <text:s/>oligodendrocyte lineage transcription factor 2, MYRF <text:s/>- <text:s/>myelin regulatory factor, TRIB1 <text:s/>- <text:s/>tribbles homolog 1 (drosophila), SNCA <text:s/>- <text:s/>synuclein, alpha (non a4 component of amyloid precursor), ACVR1 <text:s/>- <text:s/>activin a receptor, type i, CELSR3 <text:s/>- <text:s/>cadherin, egf lag seven-pass g-type receptor 3, EOMES <text:s/>- <text:s/>eomesodermin, KDM1A <text:s/>- <text:s/>lysine (k)-specific demethylase 1a, PPARG <text:s/>- <text:s/>peroxisome proliferator-activated receptor gamma, PPARD <text:s/>- <text:s/>peroxisome proliferator-activated receptor delta, MEPE <text:s/>- <text:s/>matrix extracellular phosphoglycoprotein, ADCYAP1 <text:s/>- <text:s/>adenylate cyclase activating polypeptide 1 (pituitary), POU3F2 <text:s/>- <text:s/>pou class 3 homeobox 2, ENAM <text:s/>- <text:s/>enamelin, DMRT3 <text:s/>- <text:s/>doublesex and mab-3 related transcription factor 3, DACT1 <text:s/>- <text:s/>dishevelled-binding antagonist of beta-catenin 1, AP3D1 <text:s/>- <text:s/>adaptor-related protein complex 3, delta 1 subunit, BARHL2 <text:s/>- <text:s/>barh-like homeobox 2, HSPA5 <text:s/>- <text:s/>heat shock 70kda protein 5 (glucose-regulated protein, 78kda), NR2C2 <text:s/>- <text:s/>nuclear receptor subfamily 2, group c, member 2, AP2A1 <text:s/>- <text:s/>adaptor-related protein complex 2, alpha 1 subunit, VASH2 <text:s/>- <text:s/>vasohibin 2, HES5 <text:s/>- <text:s/>hairy and enhancer of split 5 (drosophila), PTCH2 <text:s/>- <text:s/>patched 2, PRKACA <text:s/>- <text:s/>protein kinase, camp-dependent, catalytic, alpha, HMGB2 <text:s/>- <text:s/>high mobility group box 2, HMGB1 <text:s/>- <text:s/>high mobility group box 1, SYT1 <text:s/>- <text:s/>synaptotagmin i, FANCA <text:s/>- <text:s/>fanconi anemia, complementation group a, HLX <text:s/>- <text:s/>h2.0-like homeobox, CTH <text:s/>- <text:s/>cystathionase (cystathionine gamma-lyase), FANCD2 <text:s/>- <text:s/>fanconi anemia, complementation group d2, PTK2B <text:s/>- <text:s/>protein tyrosine kinase 2 beta, ETV4 <text:s/>- <text:s/>ets variant 4, VIM <text:s/>- <text:s/>vimentin, PTF1A <text:s/>- <text:s/>pancreas specific transcription factor, 1a, TXLNG <text:s/>- <text:s/>taxilin gamma, VLDLR <text:s/>- <text:s/>very low density lipoprotein receptor, SEMA4F <text:s/>- <text:s/>sema domain, immunoglobulin domain (ig), transmembrane domain (tm) and short cytoplasmic domain, (semaphorin) 4f, ZBTB46 <text:s/>- <text:s/>zinc finger and btb domain containing 46, MSX1 <text:s/>- <text:s/>msh homeobox 1, EZH2 <text:s/>- <text:s/>enhancer of zeste homolog 2 (drosophila), MSX2 <text:s/>- <text:s/>msh homeobox 2, STK11 <text:s/>- <text:s/>serine/threonine kinase 11, KIT <text:s/>- <text:s/>v-kit hardy-zuckerman 4 feline sarcoma viral oncogene homolog, CDKL5 <text:s/>- <text:s/>cyclin-dependent kinase-like 5, TGIF2 <text:s/>- <text:s/>tgfb-induced factor homeobox 2, FZD2 <text:s/>- <text:s/>frizzled family receptor 2, HIF1A <text:s/>- <text:s/>hypoxia inducible factor 1, alpha subunit (basic helix-loop-helix transcription factor), IL23R <text:s/>- <text:s/>interleukin 23 receptor, LIN28A <text:s/>- <text:s/>lin-28 homolog a (c. elegans), KIF14 <text:s/>- <text:s/>kinesin family member 14, TRADD <text:s/>- <text:s/>tnfrsf1a-associated via death domain, JUN <text:s/>- <text:s/>jun proto-oncogene, STAT3 <text:s/>- <text:s/>signal transducer and activator of transcription 3 (acute-phase response factor), HMG20A <text:s/>- <text:s/>high mobility group 20a, HMG20B <text:s/>- <text:s/>high mobility group 20b, RTN4IP1 <text:s/>- <text:s/>reticulon 4 interacting protein 1, UBB <text:s/>- <text:s/>ubiquitin b, TULP3 <text:s/>- <text:s/>tubby like protein 3, ASPM <text:s/>- <text:s/>asp (abnormal spindle) homolog, microcephaly associated (drosophila), FGF20 <text:s/>- <text:s/>fibroblast growth factor 20, MAP2K1 <text:s/>- <text:s/>mitogen-activated protein kinase kinase 1, PRKD2 <text:s/>- <text:s/>protein kinase d2, MAPK7 <text:s/>- <text:s/>mitogen-activated protein kinase 7, RAB11A <text:s/>- <text:s/>rab11a, member ras oncogene family, GATA3 <text:s/>- <text:s/>gata binding protein 3, EPHB1 <text:s/>- <text:s/>eph receptor b1, ISL2 <text:s/>- <text:s/>isl lim homeobox 2, PRKCZ <text:s/>- <text:s/>protein kinase c, zeta, BAMBI <text:s/>- <text:s/>bmp and activin membrane-bound inhibitor, EPHA7 <text:s/>- <text:s/>eph receptor a7, CCDC88A <text:s/>- <text:s/>coiled-coil domain containing 88a, ZNF683 <text:s/>- <text:s/>zinc finger protein 683, HMGCR <text:s/>- <text:s/>3-hydroxy-3-methylglutaryl-coa reductase, VASN <text:s/>- <text:s/>vasorin, RTN4 <text:s/>- <text:s/>reticulon 4, ERBB4 <text:s/>- <text:s/>v-erb-b2 avian erythroblastic leukemia viral oncogene homolog 4, PRMT5 <text:s/>- <text:s/>protein arginine methyltransferase 5, LRIG2 <text:s/>- <text:s/>leucine-rich repeats and immunoglobulin-like domains 2, PHLDB2 <text:s/>- <text:s/>pleckstrin homology-like domain, family b, member 2, SASH3 <text:s/>- <text:s/>sam and sh3 domain containing 3, CDC20 <text:s/>- <text:s/>cell division cycle 20, FN1 <text:s/>- <text:s/>fibronectin 1, CDK1 <text:s/>- <text:s/>cyclin-dependent kinase 1, PAX6 <text:s/>- <text:s/>paired box 6, CDH3 <text:s/>- <text:s/>cadherin 3, type 1, p-cadherin (placental), CDH2 <text:s/>- <text:s/>cadherin 2, type 1, n-cadherin (neuronal), ENC1 <text:s/>- <text:s/>ectodermal-neural cortex 1 (with btb domain), CXCL12 <text:s/>- <text:s/>chemokine (c-x-c motif) ligand 12, PBX1 <text:s/>- <text:s/>pre-b-cell leukemia homeobox 1, MLH1 <text:s/>- <text:s/>mutl homolog 1, colon cancer, nonpolyposis type 2 (e. coli), CD74 <text:s/>- <text:s/>cd74 molecule, major histocompatibility complex, class ii invariant chain, DBN1 <text:s/>- <text:s/>drebrin 1, MSH6 <text:s/>- <text:s/>muts homolog 6 (e. coli), SOST <text:s/>- <text:s/>sclerostin, ERRFI1 <text:s/>- <text:s/>erbb receptor feedback inhibitor 1, NUMBL <text:s/>- <text:s/>numb homolog (drosophila)-like, FOXC1 <text:s/>- <text:s/>forkhead box c1, IL4 <text:s/>- <text:s/>interleukin 4, SUFU <text:s/>- <text:s/>suppressor of fused homolog (drosophila), PSMA5 <text:s/>- <text:s/>proteasome (prosome, macropain) subunit, alpha type, 5, PSMA3 <text:s/>- <text:s/>proteasome (prosome, macropain) subunit, alpha type, 3, DMRT2 <text:s/>- <text:s/>doublesex and mab-3 related transcription factor 2, FOXG1 <text:s/>- <text:s/>forkhead box g1, LRTM2 <text:s/>- <text:s/>leucine-rich repeats and transmembrane domains 2, EAF2 <text:s/>- <text:s/>ell associated factor 2, PSMD10 <text:s/>- <text:s/>proteasome (prosome, macropain) 26s subunit, non-atpase, 10, IL6ST <text:s/>- <text:s/>interleukin 6 signal transducer (gp130, oncostatin m receptor), PAK3 <text:s/>- <text:s/>p21 protein (cdc42/rac)-activated kinase 3, DUSP10 <text:s/>- <text:s/>dual specificity phosphatase 10, FGFR2 <text:s/>- <text:s/>fibroblast growth factor receptor 2, ARNTL <text:s/>- <text:s/>aryl hydrocarbon receptor nuclear translocator-like, PSME2 <text:s/>- <text:s/>proteasome (prosome, macropain) activator subunit 2 (pa28 beta), PGLYRP3 <text:s/>- <text:s/>peptidoglycan recognition protein 3, ROR1 <text:s/>- <text:s/>receptor tyrosine kinase-like orphan receptor 1, PAX8 <text:s/>- <text:s/>paired box 8, DDR2 <text:s/>- <text:s/>discoidin domain receptor tyrosine kinase 2, ISL1 <text:s/>- <text:s/>isl lim homeobox 1, PDGFRB <text:s/>- <text:s/>platelet-derived growth factor receptor, beta polypeptide, RHOB <text:s/>- <text:s/>ras homolog family member b, RASSF2 <text:s/>- <text:s/>ras association (ralgds/af-6) domain family member 2, LRP8 <text:s/>- <text:s/>low density lipoprotein receptor-related protein 8, apolipoprotein e receptor, AMIGO2 <text:s/>- <text:s/>adhesion molecule with ig-like domain 2, S100B <text:s/>- <text:s/>s100 calcium binding protein b, CXCL10 <text:s/>- <text:s/>chemokine (c-x-c motif) ligand 10, TUBB2B <text:s/>- <text:s/>tubulin, beta 2b class iib, STARD13 <text:s/>- <text:s/>star-related lipid transfer (start) domain containing 13, TNFSF11 <text:s/>- <text:s/>tumor necrosis factor (ligand) superfamily, member 11, PLA2G16 <text:s/>- <text:s/>phospholipase a2, group xvi, TIAM1 <text:s/>- <text:s/>t-cell lymphoma invasion and metastasis 1, XDH <text:s/>- <text:s/>xanthine dehydrogenase, RRN3 <text:s/>- <text:s/>rrn3 rna polymerase i transcription factor homolog (s. cerevisiae), NLGN2 <text:s/>- <text:s/>neuroligin 2, DSCAM <text:s/>- <text:s/>down syndrome cell adhesion molecule, TOB2 <text:s/>- <text:s/>transducer of erbb2, 2, ATOH1 <text:s/>- <text:s/>atonal homolog 1 (drosophila), TLX3 <text:s/>- <text:s/>t-cell leukemia homeobox 3, RIMS2 <text:s/>- <text:s/>regulating synaptic membrane exocytosis 2, ZFPM2 <text:s/>- <text:s/>zinc finger protein, fog family member 2, HDAC4 <text:s/>- <text:s/>histone deacetylase 4, ID1 <text:s/>- <text:s/>inhibitor of dna binding 1, dominant negative helix-loop-helix protein, DIXDC1 <text:s/>- <text:s/>dix domain containing 1, DUSP6 <text:s/>- <text:s/>dual specificity phosphatase 6, TBX18 <text:s/>- <text:s/>t-box 18, SOX14 <text:s/>- <text:s/>sry (sex determining region y)-box 14, WNT3 <text:s/>- <text:s/>wingless-type mmtv integration site family, member 3, WASF3 <text:s/>- <text:s/>was protein family, member 3, FOXP2 <text:s/>- <text:s/>forkhead box p2, CLDN5 <text:s/>- <text:s/>claudin 5, WNT6 <text:s/>- <text:s/>wingless-type mmtv integration site family, member 6, ID4 <text:s/>- <text:s/>inhibitor of dna binding 4, dominant negative helix-loop-helix protein, NKX6-1 <text:s/>- <text:s/>nk6 homeobox 1, SLC45A3 <text:s/>- <text:s/>solute carrier family 45, member 3, NKX3-1 <text:s/>- <text:s/>nk3 homeobox 1, OTP <text:s/>- <text:s/>orthopedia homeobox, CLSTN3 <text:s/>- <text:s/>calsyntenin 3, PAF1 <text:s/>- <text:s/>paf1, rna polymerase ii associated factor, homolog (s. cerevisiae), HDAC9 <text:s/>- <text:s/>histone deacetylase 9, MYOCD <text:s/>- <text:s/>myocardin, WARS <text:s/>- <text:s/>tryptophanyl-trna synthetase, SETD1A <text:s/>- <text:s/>set domain containing 1a, DDX56 <text:s/>- <text:s/>dead (asp-glu-ala-asp) box helicase 56, EIF4ENIF1 <text:s/>- <text:s/>eukaryotic translation initiation factor 4e nuclear import factor 1, NKX3-2 <text:s/>- <text:s/>nk3 homeobox 2, PITX3 <text:s/>- <text:s/>paired-like homeodomain 3, DLG1 <text:s/>- <text:s/>discs, large homolog 1 (drosophila), BAI2 <text:s/>- <text:s/>brain-specific angiogenesis inhibitor 2, SHH <text:s/>- <text:s/>sonic hedgehog, DLX1 <text:s/>- <text:s/>distal-less homeobox 1, DLX2 <text:s/>- <text:s/>distal-less homeobox 2, WNT10A <text:s/>- <text:s/>wingless-type mmtv integration site family, member 10a, LRP6 <text:s/>- <text:s/>low density lipoprotein receptor-related protein 6, PIK3R1 <text:s/>- <text:s/>phosphoinositide-3-kinase, regulatory subunit 1 (alpha), B2M <text:s/>- <text:s/>beta-2-microglobulin, NFATC4 <text:s/>- <text:s/>nuclear factor of activated t-cells, cytoplasmic, calcineurin-dependent 4, SPAG9 <text:s/>- <text:s/>sperm associated antigen 9, NR2F1 <text:s/>- <text:s/>nuclear receptor subfamily 2, group f, member 1, NF2 <text:s/>- <text:s/>neurofibromin 2 (merlin), HEY2 <text:s/>- <text:s/>hairy/enhancer-of-split related with yrpw motif 2, FNIP1 <text:s/>- <text:s/>folliculin interacting protein 1, NEUROG1 <text:s/>- <text:s/>neurogenin 1, RAP2A <text:s/>- <text:s/>rap2a, member of ras oncogene family, SIX1 <text:s/>- <text:s/>six homeobox 1, RARA <text:s/>- <text:s/>retinoic acid receptor, alpha, CDK5RAP3 <text:s/>- <text:s/>cdk5 regulatory subunit associated protein 3, NEUROG3 <text:s/>- <text:s/>neurogenin 3, SFRP1 <text:s/>- <text:s/>secreted frizzled-related protein 1, TGFB3 <text:s/>- <text:s/>transforming growth factor, beta 3, TGFB1I1 <text:s/>- <text:s/>transforming growth factor beta 1 induced transcript 1, DNM2 <text:s/>- <text:s/>dynamin 2, SMAD2 <text:s/>- <text:s/>smad family member 2, SRSF6 <text:s/>- <text:s/>serine/arginine-rich splicing factor 6, SIX2 <text:s/>- <text:s/>six homeobox 2, KDM4A <text:s/>- <text:s/>lysine (k)-specific demethylase 4a, DMP1 <text:s/>- <text:s/>dentin matrix acidic phosphoprotein 1, RBP4 <text:s/>- <text:s/>retinol binding protein 4, plasma, LRRC4C <text:s/>- <text:s/>leucine rich repeat containing 4c, THBS1 <text:s/>- <text:s/>thrombospondin 1, KLF10 <text:s/>- <text:s/>kruppel-like factor 10, CCND1 <text:s/>- <text:s/>cyclin d1, GSK3B <text:s/>- <text:s/>glycogen synthase kinase 3 beta, THY1 <text:s/>- <text:s/>thy-1 cell surface antigen, MMD <text:s/>- <text:s/>monocyte to macrophage differentiation-associated, MAF <text:s/>- <text:s/>v-maf avian musculoaponeurotic fibrosarcoma oncogene homolog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560</text:p>
          </table:table-cell>
          <table:table-cell table:style-name="ce1" office:value-type="string" calcext:value-type="string">
            <text:p>proline metabolic process</text:p>
          </table:table-cell>
          <table:table-cell table:style-name="ce1" office:value-type="float" office:value="0.000989" calcext:value-type="float">
            <text:p>0.000989</text:p>
          </table:table-cell>
          <table:table-cell table:style-name="ce1" office:value-type="float" office:value="0.0823" calcext:value-type="float">
            <text:p>0.0823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OAT <text:s/>- <text:s/>ornithine aminotransferase, PYCR1 <text:s/>- <text:s/>pyrroline-5-carboxylate reductase 1, ALDH4A1 <text:s/>- <text:s/>aldehyde dehydrogenase 4 family, member a1, PRODH <text:s/>- <text:s/>proline dehydrogenase (oxidase) 1, PYCR2 <text:s/>- <text:s/>pyrroline-5-carboxylate reductase family, member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256</text:p>
          </table:table-cell>
          <table:table-cell table:style-name="ce1" office:value-type="string" calcext:value-type="string">
            <text:p>mitotic spindle midzone assembly</text:p>
          </table:table-cell>
          <table:table-cell table:style-name="ce1" office:value-type="float" office:value="0.000989" calcext:value-type="float">
            <text:p>0.000989</text:p>
          </table:table-cell>
          <table:table-cell table:style-name="ce1" office:value-type="float" office:value="0.0818" calcext:value-type="float">
            <text:p>0.0818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CDC14B <text:s/>- <text:s/>cell division cycle 14b, KIF23 <text:s/>- <text:s/>kinesin family member 23, AURKC <text:s/>- <text:s/>aurora kinase c, AURKB <text:s/>- <text:s/>aurora kinase b, RACGAP1 <text:s/>- <text:s/>rac gtpase activating prote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5063</text:p>
          </table:table-cell>
          <table:table-cell table:style-name="ce1" office:value-type="string" calcext:value-type="string">
            <text:p>regulation of vascular smooth muscle cell differentiation</text:p>
          </table:table-cell>
          <table:table-cell table:style-name="ce1" office:value-type="float" office:value="0.000989" calcext:value-type="float">
            <text:p>0.000989</text:p>
          </table:table-cell>
          <table:table-cell table:style-name="ce1" office:value-type="float" office:value="0.0814" calcext:value-type="float">
            <text:p>0.0814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CTH <text:s/>- <text:s/>cystathionase (cystathionine gamma-lyase), MYOCD <text:s/>- <text:s/>myocardin, KIT <text:s/>- <text:s/>v-kit hardy-zuckerman 4 feline sarcoma viral oncogene homolog, HEY2 <text:s/>- <text:s/>hairy/enhancer-of-split related with yrpw motif 2, ENG <text:s/>- <text:s/>endogli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0341</text:p>
          </table:table-cell>
          <table:table-cell table:style-name="ce1" office:value-type="string" calcext:value-type="string">
            <text:p>regulation of cellular localization</text:p>
          </table:table-cell>
          <table:table-cell table:style-name="ce1" office:value-type="float" office:value="0.00099" calcext:value-type="float">
            <text:p>0.00099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[ZMYND8 <text:s/>- <text:s/>zinc finger, mynd-type containing 8, LRIG2 <text:s/>- <text:s/>leucine-rich repeats and immunoglobulin-like domains 2, BNIP3L <text:s/>- <text:s/>bcl2/adenovirus e1b 19kda interacting protein 3-like, LACRT <text:s/>- <text:s/>lacritin, KCNAB2 <text:s/>- <text:s/>potassium voltage-gated channel, shaker-related subfamily, beta member 2, CDK1 <text:s/>- <text:s/>cyclin-dependent kinase 1, KIF20B <text:s/>- <text:s/>kinesin family member 20b, CDH1 <text:s/>- <text:s/>cadherin 1, type 1, e-cadherin (epithelial), APC2 <text:s/>- <text:s/>adenomatosis polyposis coli 2, CDH3 <text:s/>- <text:s/>cadherin 3, type 1, p-cadherin (placental), CDH2 <text:s/>- <text:s/>cadherin 2, type 1, n-cadherin (neuronal), CXCL9 <text:s/>- <text:s/>chemokine (c-x-c motif) ligand 9, SIN3A <text:s/>- <text:s/>sin3 transcription regulator family member a, OS9 <text:s/>- <text:s/>osteosarcoma amplified 9, endoplasmic reticulum lectin, PPFIA1 <text:s/>- <text:s/>protein tyrosine phosphatase, receptor type, f polypeptide (ptprf), interacting protein (liprin), alpha 1, HRC <text:s/>- <text:s/>histidine rich calcium binding protein, YWHAQ <text:s/>- <text:s/>tyrosine 3-monooxygenase/tryptophan 5-monooxygenase activation protein, theta polypeptide, CHP1 <text:s/>- <text:s/>calcineurin-like ef-hand protein 1, IL4 <text:s/>- <text:s/>interleukin 4, PLK1 <text:s/>- <text:s/>polo-like kinase 1, SUFU <text:s/>- <text:s/>suppressor of fused homolog (drosophila), BDNF <text:s/>- <text:s/>brain-derived neurotrophic factor, PPP1R12A <text:s/>- <text:s/>protein phosphatase 1, regulatory subunit 12a, SOX4 <text:s/>- <text:s/>sry (sex determining region y)-box 4, PER2 <text:s/>- <text:s/>period circadian clock 2, RAB11B <text:s/>- <text:s/>rab11b, member ras oncogene family, PSMD10 <text:s/>- <text:s/>proteasome (prosome, macropain) 26s subunit, non-atpase, 10, DERL2 <text:s/>- <text:s/>derlin 2, TRDN <text:s/>- <text:s/>triadin, BMP6 <text:s/>- <text:s/>bone morphogenetic protein 6, RNF31 <text:s/>- <text:s/>ring finger protein 31, NUS1 <text:s/>- <text:s/>nuclear undecaprenyl pyrophosphate synthase 1 homolog (s. cerevisiae), SNCA <text:s/>- <text:s/>synuclein, alpha (non a4 component of amyloid precursor), PPM1A <text:s/>- <text:s/>protein phosphatase, mg2+/mn2+ dependent, 1a, PPM1B <text:s/>- <text:s/>protein phosphatase, mg2+/mn2+ dependent, 1b, OSCP1 <text:s/>- <text:s/>organic solute carrier partner 1, STX6 <text:s/>- <text:s/>syntaxin 6, MXI1 <text:s/>- <text:s/>max interactor 1, dimerization protein, NUCB1 <text:s/>- <text:s/>nucleobindin 1, TP53INP2 <text:s/>- <text:s/>tumor protein p53 inducible nuclear protein 2, KDM1A <text:s/>- <text:s/>lysine (k)-specific demethylase 1a, FER <text:s/>- <text:s/>fer (fps/fes related) tyrosine kinase, PIM3 <text:s/>- <text:s/>pim-3 oncogene, PCNT <text:s/>- <text:s/>pericentrin, UBR5 <text:s/>- <text:s/>ubiquitin protein ligase e3 component n-recognin 5, INSIG1 <text:s/>- <text:s/>insulin induced gene 1, CCT7 <text:s/>- <text:s/>chaperonin containing tcp1, subunit 7 (eta), ADCYAP1R1 <text:s/>- <text:s/>adenylate cyclase activating polypeptide 1 (pituitary) receptor type i, REEP6 <text:s/>- <text:s/>receptor accessory protein 6, PCDH17 <text:s/>- <text:s/>protocadherin 17, CXCL10 <text:s/>- <text:s/>chemokine (c-x-c motif) ligand 10, SORBS1 <text:s/>- <text:s/>sorbin and sh3 domain containing 1, SLC30A1 <text:s/>- <text:s/>solute carrier family 30 (zinc transporter), member 1, PTPN1 <text:s/>- <text:s/>protein tyrosine phosphatase, non-receptor type 1, DACT1 <text:s/>- <text:s/>dishevelled-binding antagonist of beta-catenin 1, PPP1R13B <text:s/>- <text:s/>protein phosphatase 1, regulatory subunit 13b, PDE4D <text:s/>- <text:s/>phosphodiesterase 4d, camp-specific, HSPA1L <text:s/>- <text:s/>heat shock 70kda protein 1-like, EDA <text:s/>- <text:s/>ectodysplasin a, KAT7 <text:s/>- <text:s/>k(lysine) acetyltransferase 7, TIAM1 <text:s/>- <text:s/>t-cell lymphoma invasion and metastasis 1, CNST <text:s/>- <text:s/>consortin, connexin sorting protein, NMT1 <text:s/>- <text:s/>n-myristoyltransferase 1, CCNE2 <text:s/>- <text:s/>cyclin e2, PRKACA <text:s/>- <text:s/>protein kinase, camp-dependent, catalytic, alpha, ATP2A2 <text:s/>- <text:s/>atpase, ca++ transporting, cardiac muscle, slow twitch 2, NLGN2 <text:s/>- <text:s/>neuroligin 2, XPO1 <text:s/>- <text:s/>exportin 1 (crm1 homolog, yeast), GTSE1 <text:s/>- <text:s/>g-2 and s-phase expressed 1, KIF5B <text:s/>- <text:s/>kinesin family member 5b, DERL3 <text:s/>- <text:s/>derlin 3, VPS35 <text:s/>- <text:s/>vacuolar protein sorting 35 homolog (s. cerevisiae), BCL2L11 <text:s/>- <text:s/>bcl2-like 11 (apoptosis facilitator), PTK2B <text:s/>- <text:s/>protein tyrosine kinase 2 beta, RIMS2 <text:s/>- <text:s/>regulating synaptic membrane exocytosis 2, SPPL3 <text:s/>- <text:s/>signal peptide peptidase like 3, STXBP1 <text:s/>- <text:s/>syntaxin binding protein 1, RAB3A <text:s/>- <text:s/>rab3a, member ras oncogene family, IPO5 <text:s/>- <text:s/>importin 5, GLS2 <text:s/>- <text:s/>glutaminase 2 (liver, mitochondrial), TRAPPC12 <text:s/>- <text:s/>trafficking protein particle complex 12, CALM3 <text:s/>- <text:s/>calmodulin 3 (phosphorylase kinase, delta), DTWD2 <text:s/>- <text:s/>dtw domain containing 2, STK11 <text:s/>- <text:s/>serine/threonine kinase 11, JSRP1 <text:s/>- <text:s/>junctional sarcoplasmic reticulum protein 1, HIF1A <text:s/>- <text:s/>hypoxia inducible factor 1, alpha subunit (basic helix-loop-helix transcription factor), TMBIM6 <text:s/>- <text:s/>transmembrane bax inhibitor motif containing 6, CCT6A <text:s/>- <text:s/>chaperonin containing tcp1, subunit 6a (zeta 1), IWS1 <text:s/>- <text:s/>iws1 homolog (s. cerevisiae), DLG1 <text:s/>- <text:s/>discs, large homolog 1 (drosophila), SHH <text:s/>- <text:s/>sonic hedgehog, FAM20B <text:s/>- <text:s/>family with sequence similarity 20, member b, PIK3R1 <text:s/>- <text:s/>phosphoinositide-3-kinase, regulatory subunit 1 (alpha), GBF1 <text:s/>- <text:s/>golgi brefeldin a resistant guanine nucleotide exchange factor 1, NDUFAF2 <text:s/>- <text:s/>nadh dehydrogenase (ubiquinone) complex i, assembly factor 2, TFDP2 <text:s/>- <text:s/>transcription factor dp-2 (e2f dimerization partner 2), SESN2 <text:s/>- <text:s/>sestrin 2, NF2 <text:s/>- <text:s/>neurofibromin 2 (merlin), KHDRBS1 <text:s/>- <text:s/>kh domain containing, rna binding, signal transduction associated 1, BRSK2 <text:s/>- <text:s/>br serine/threonine kinase 2, SNCAIP <text:s/>- <text:s/>synuclein, alpha interacting protein, MAP2K1 <text:s/>- <text:s/>mitogen-activated protein kinase kinase 1, CROCC <text:s/>- <text:s/>ciliary rootlet coiled-coil, rootletin, CDK5RAP3 <text:s/>- <text:s/>cdk5 regulatory subunit associated protein 3, STOM <text:s/>- <text:s/>stomatin, RYR2 <text:s/>- <text:s/>ryanodine receptor 2 (cardiac), ZIC1 <text:s/>- <text:s/>zic family member 1, MAPK7 <text:s/>- <text:s/>mitogen-activated protein kinase 7, TGFB3 <text:s/>- <text:s/>transforming growth factor, beta 3, RAB11A <text:s/>- <text:s/>rab11a, member ras oncogene family, RBM4 <text:s/>- <text:s/>rna binding motif protein 4, HMGN3 <text:s/>- <text:s/>high mobility group nucleosomal binding domain 3, NUP93 <text:s/>- <text:s/>nucleoporin 93kda, CDKL2 <text:s/>- <text:s/>cyclin-dependent kinase-like 2 (cdc2-related kinase), NAPA <text:s/>- <text:s/>n-ethylmaleimide-sensitive factor attachment protein, alpha, UCP2 <text:s/>- <text:s/>uncoupling protein 2 (mitochondrial, proton carrier), BAMBI <text:s/>- <text:s/>bmp and activin membrane-bound inhibitor, CCDC88A <text:s/>- <text:s/>coiled-coil domain containing 88a, ARIH2 <text:s/>- <text:s/>ariadne homolog 2 (drosophila), HMGCR <text:s/>- <text:s/>3-hydroxy-3-methylglutaryl-coa reductase, UBE2D3 <text:s/>- <text:s/>ubiquitin-conjugating enzyme e2d 3, LYPLA1 <text:s/>- <text:s/>lysophospholipase i, BCL2L1 <text:s/>- <text:s/>bcl2-like 1, SREBF1 <text:s/>- <text:s/>sterol regulatory element binding transcription factor 1, RTN4 <text:s/>- <text:s/>reticulon 4, ERBB4 <text:s/>- <text:s/>v-erb-b2 avian erythroblastic leukemia viral oncogene homolog 4, GSK3B <text:s/>- <text:s/>glycogen synthase kinase 3 beta, THY1 <text:s/>- <text:s/>thy-1 cell surface antigen, ANK3 <text:s/>- <text:s/>ankyrin 3, node of ranvier (ankyrin g)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5:26.558556115</dc:date>
    <meta:editing-duration>PT11M7S</meta:editing-duration>
    <meta:editing-cycles>1</meta:editing-cycles>
    <meta:generator>LibreOffice/5.1.6.2$Linux_X86_64 LibreOffice_project/10m0$Build-2</meta:generator>
    <meta:document-statistic meta:table-count="1" meta:cell-count="1750" meta:object-count="0"/>
  </office:meta>
</office:document-meta>
</file>